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officeooo:paragraph-rsid="1c658823"/>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1c579fee"/>
    </style:style>
    <style:style style:name="P6" style:family="paragraph" style:parent-style-name="Text_20_body">
      <style:text-properties fo:language="en" fo:country="US" officeooo:paragraph-rsid="1c583a7e"/>
    </style:style>
    <style:style style:name="P7" style:family="paragraph" style:parent-style-name="Text_20_body">
      <style:text-properties fo:language="en" fo:country="US" officeooo:paragraph-rsid="1c597ac8"/>
    </style:style>
    <style:style style:name="P8" style:family="paragraph" style:parent-style-name="Text_20_body">
      <style:text-properties fo:language="en" fo:country="US" officeooo:paragraph-rsid="1c5bb6d2"/>
    </style:style>
    <style:style style:name="P9" style:family="paragraph" style:parent-style-name="Text_20_body">
      <style:text-properties fo:language="en" fo:country="US" officeooo:paragraph-rsid="1c5eea0e"/>
    </style:style>
    <style:style style:name="P10" style:family="paragraph" style:parent-style-name="Text_20_body">
      <style:text-properties fo:language="en" fo:country="US" officeooo:paragraph-rsid="1c6065d0"/>
    </style:style>
    <style:style style:name="P11" style:family="paragraph" style:parent-style-name="Text_20_body">
      <style:text-properties fo:language="en" fo:country="US" officeooo:paragraph-rsid="1c623351"/>
    </style:style>
    <style:style style:name="P12" style:family="paragraph" style:parent-style-name="Text_20_body">
      <style:text-properties fo:language="en" fo:country="US" officeooo:paragraph-rsid="1c647877"/>
    </style:style>
    <style:style style:name="P13" style:family="paragraph" style:parent-style-name="Text_20_body">
      <style:text-properties fo:language="en" fo:country="US" officeooo:paragraph-rsid="1c6542bf"/>
    </style:style>
    <style:style style:name="P14" style:family="paragraph" style:parent-style-name="Text_20_body">
      <style:text-properties fo:language="en" fo:country="US" officeooo:paragraph-rsid="1c678b7e"/>
    </style:style>
    <style:style style:name="P15" style:family="paragraph" style:parent-style-name="Text_20_body">
      <style:text-properties fo:language="en" fo:country="US" officeooo:paragraph-rsid="1c683ce6"/>
    </style:style>
    <style:style style:name="P16" style:family="paragraph" style:parent-style-name="Text_20_body">
      <style:text-properties fo:language="en" fo:country="US" officeooo:paragraph-rsid="1c6acd1d"/>
    </style:style>
    <style:style style:name="P17" style:family="paragraph" style:parent-style-name="Text_20_body">
      <style:text-properties fo:language="en" fo:country="US" officeooo:paragraph-rsid="1c6c7326"/>
    </style:style>
    <style:style style:name="P18" style:family="paragraph" style:parent-style-name="Text_20_body">
      <style:text-properties fo:language="en" fo:country="US" officeooo:paragraph-rsid="1c6e266d"/>
    </style:style>
    <style:style style:name="P19" style:family="paragraph" style:parent-style-name="Text_20_body">
      <style:text-properties fo:language="en" fo:country="US" officeooo:paragraph-rsid="1c712ca5"/>
    </style:style>
    <style:style style:name="P20" style:family="paragraph" style:parent-style-name="Text_20_body">
      <style:text-properties fo:language="en" fo:country="US" officeooo:paragraph-rsid="1c72e011"/>
    </style:style>
    <style:style style:name="P21" style:family="paragraph" style:parent-style-name="Text_20_body">
      <style:text-properties fo:language="en" fo:country="US" officeooo:paragraph-rsid="1c75116b"/>
    </style:style>
    <style:style style:name="P22" style:family="paragraph" style:parent-style-name="Text_20_body">
      <style:text-properties fo:language="en" fo:country="US" officeooo:paragraph-rsid="1c792787"/>
    </style:style>
    <style:style style:name="P23" style:family="paragraph" style:parent-style-name="Text_20_body">
      <style:text-properties fo:language="en" fo:country="US" officeooo:paragraph-rsid="1c79f478"/>
    </style:style>
    <style:style style:name="P24" style:family="paragraph" style:parent-style-name="Text_20_body">
      <style:text-properties fo:language="en" fo:country="US" officeooo:paragraph-rsid="1c7d69f0"/>
    </style:style>
    <style:style style:name="P25" style:family="paragraph" style:parent-style-name="Text_20_body">
      <style:text-properties fo:language="en" fo:country="US" officeooo:paragraph-rsid="1c8376c6"/>
    </style:style>
    <style:style style:name="P26" style:family="paragraph" style:parent-style-name="Text_20_body">
      <style:text-properties fo:language="en" fo:country="US" officeooo:paragraph-rsid="1c854a88"/>
    </style:style>
    <style:style style:name="P27" style:family="paragraph" style:parent-style-name="Text_20_body">
      <style:text-properties fo:language="en" fo:country="US" officeooo:paragraph-rsid="1c9239a2"/>
    </style:style>
    <style:style style:name="P28" style:family="paragraph" style:parent-style-name="Text_20_body">
      <style:text-properties fo:language="en" fo:country="US" officeooo:paragraph-rsid="1c998fd3"/>
    </style:style>
    <style:style style:name="P29" style:family="paragraph" style:parent-style-name="Text_20_body">
      <style:text-properties fo:language="en" fo:country="US" officeooo:paragraph-rsid="1c9a21db"/>
    </style:style>
    <style:style style:name="P30" style:family="paragraph" style:parent-style-name="Text_20_body">
      <style:text-properties fo:language="en" fo:country="US" officeooo:paragraph-rsid="1ca98dc2"/>
    </style:style>
    <style:style style:name="P31" style:family="paragraph" style:parent-style-name="Text_20_body">
      <style:text-properties fo:language="en" fo:country="US" officeooo:paragraph-rsid="1caa74a4"/>
    </style:style>
    <style:style style:name="P32" style:family="paragraph" style:parent-style-name="Text_20_body">
      <style:text-properties fo:language="en" fo:country="US" officeooo:paragraph-rsid="1ce658bd"/>
    </style:style>
    <style:style style:name="P33" style:family="paragraph" style:parent-style-name="Text_20_body">
      <style:text-properties fo:language="en" fo:country="US" officeooo:paragraph-rsid="1ce795d5"/>
    </style:style>
    <style:style style:name="P34" style:family="paragraph" style:parent-style-name="Text_20_body">
      <style:text-properties fo:language="en" fo:country="US" officeooo:paragraph-rsid="1cea3bce"/>
    </style:style>
    <style:style style:name="P35" style:family="paragraph" style:parent-style-name="Text_20_body">
      <style:text-properties fo:language="en" fo:country="US" officeooo:paragraph-rsid="1cecde77"/>
    </style:style>
    <style:style style:name="P36" style:family="paragraph" style:parent-style-name="Text_20_body">
      <style:text-properties fo:language="en" fo:country="US" officeooo:paragraph-rsid="1cef0574"/>
    </style:style>
    <style:style style:name="P37" style:family="paragraph" style:parent-style-name="Text_20_body">
      <style:text-properties fo:language="en" fo:country="US" officeooo:paragraph-rsid="1cf4260c"/>
    </style:style>
    <style:style style:name="P38" style:family="paragraph" style:parent-style-name="Text_20_body">
      <style:text-properties fo:language="en" fo:country="US" officeooo:paragraph-rsid="1cf61ea0"/>
    </style:style>
    <style:style style:name="P39" style:family="paragraph" style:parent-style-name="Text_20_body">
      <style:text-properties fo:language="en" fo:country="US" officeooo:paragraph-rsid="1cf72731"/>
    </style:style>
    <style:style style:name="P40" style:family="paragraph" style:parent-style-name="Text_20_body">
      <style:text-properties fo:language="en" fo:country="US" officeooo:paragraph-rsid="1cf8b589"/>
    </style:style>
    <style:style style:name="P41" style:family="paragraph" style:parent-style-name="Text_20_body">
      <style:text-properties fo:language="en" fo:country="US" officeooo:paragraph-rsid="1cfbf896"/>
    </style:style>
    <style:style style:name="P42" style:family="paragraph" style:parent-style-name="Text_20_body">
      <style:text-properties fo:language="en" fo:country="US" officeooo:paragraph-rsid="1cfd2e90"/>
    </style:style>
    <style:style style:name="P43" style:family="paragraph" style:parent-style-name="Text_20_body">
      <style:text-properties fo:language="en" fo:country="US" officeooo:paragraph-rsid="1cfe47ee"/>
    </style:style>
    <style:style style:name="P44" style:family="paragraph" style:parent-style-name="Text_20_body">
      <style:text-properties fo:language="en" fo:country="US" officeooo:paragraph-rsid="1cffd1e0"/>
    </style:style>
    <style:style style:name="P45" style:family="paragraph" style:parent-style-name="Text_20_body">
      <style:text-properties fo:language="en" fo:country="US" officeooo:paragraph-rsid="1d03e03a"/>
    </style:style>
    <style:style style:name="P46" style:family="paragraph" style:parent-style-name="Text_20_body">
      <style:text-properties fo:language="en" fo:country="US" officeooo:paragraph-rsid="1d0764ed"/>
    </style:style>
    <style:style style:name="P47" style:family="paragraph" style:parent-style-name="Text_20_body">
      <style:text-properties fo:language="en" fo:country="US" officeooo:paragraph-rsid="1d0af376"/>
    </style:style>
    <style:style style:name="P48" style:family="paragraph" style:parent-style-name="Text_20_body">
      <style:text-properties fo:language="en" fo:country="US" officeooo:paragraph-rsid="1d1000a7"/>
    </style:style>
    <style:style style:name="P49" style:family="paragraph" style:parent-style-name="Text_20_body">
      <style:text-properties fo:language="en" fo:country="US" officeooo:paragraph-rsid="1d123947"/>
    </style:style>
    <style:style style:name="P50" style:family="paragraph" style:parent-style-name="Text_20_body">
      <style:text-properties fo:language="en" fo:country="US" officeooo:paragraph-rsid="1d15e3f8"/>
    </style:style>
    <style:style style:name="P51" style:family="paragraph" style:parent-style-name="Text_20_body">
      <style:text-properties fo:language="en" fo:country="US" officeooo:paragraph-rsid="1d166c78"/>
    </style:style>
    <style:style style:name="P52" style:family="paragraph" style:parent-style-name="Text_20_body">
      <style:text-properties fo:language="en" fo:country="US" officeooo:paragraph-rsid="1d173afc"/>
    </style:style>
    <style:style style:name="P53" style:family="paragraph" style:parent-style-name="Text_20_body">
      <style:text-properties fo:language="en" fo:country="US" officeooo:paragraph-rsid="1d2190c3"/>
    </style:style>
    <style:style style:name="P54" style:family="paragraph" style:parent-style-name="Text_20_body">
      <style:text-properties fo:language="en" fo:country="US" officeooo:paragraph-rsid="1d256bda"/>
    </style:style>
    <style:style style:name="P55" style:family="paragraph" style:parent-style-name="Text_20_body">
      <style:text-properties fo:language="en" fo:country="US" officeooo:paragraph-rsid="1d262a4b"/>
    </style:style>
    <style:style style:name="P56" style:family="paragraph" style:parent-style-name="Text_20_body">
      <style:text-properties fo:language="en" fo:country="US" officeooo:paragraph-rsid="1d289bc4"/>
    </style:style>
    <style:style style:name="P57" style:family="paragraph" style:parent-style-name="Text_20_body">
      <style:text-properties fo:language="en" fo:country="US" officeooo:paragraph-rsid="1d2ad2a3"/>
    </style:style>
    <style:style style:name="P58" style:family="paragraph" style:parent-style-name="Text_20_body">
      <style:text-properties fo:language="en" fo:country="US" officeooo:paragraph-rsid="1d2c8a4f"/>
    </style:style>
    <style:style style:name="P59" style:family="paragraph" style:parent-style-name="Text_20_body">
      <style:text-properties fo:language="en" fo:country="US" officeooo:paragraph-rsid="1d32af2b"/>
    </style:style>
    <style:style style:name="P60" style:family="paragraph" style:parent-style-name="Text_20_body">
      <style:text-properties fo:language="en" fo:country="US" officeooo:paragraph-rsid="1d35c529"/>
    </style:style>
    <style:style style:name="P61" style:family="paragraph" style:parent-style-name="Text_20_body">
      <style:text-properties fo:language="en" fo:country="US" officeooo:paragraph-rsid="1d3e026c"/>
    </style:style>
    <style:style style:name="P62" style:family="paragraph" style:parent-style-name="Text_20_body">
      <style:text-properties fo:language="en" fo:country="US" officeooo:paragraph-rsid="1d43ae57"/>
    </style:style>
    <style:style style:name="P63" style:family="paragraph" style:parent-style-name="Text_20_body">
      <style:text-properties fo:language="en" fo:country="US" officeooo:paragraph-rsid="1d45ca7a"/>
    </style:style>
    <style:style style:name="P64" style:family="paragraph" style:parent-style-name="Text_20_body">
      <style:text-properties fo:language="en" fo:country="US" officeooo:paragraph-rsid="1d476c2b"/>
    </style:style>
    <style:style style:name="P65" style:family="paragraph" style:parent-style-name="Text_20_body">
      <style:text-properties fo:language="en" fo:country="US" officeooo:paragraph-rsid="1d479d5e"/>
    </style:style>
    <style:style style:name="P66" style:family="paragraph" style:parent-style-name="Text_20_body">
      <style:text-properties fo:language="en" fo:country="US" officeooo:paragraph-rsid="1d47a214"/>
    </style:style>
    <style:style style:name="P67" style:family="paragraph" style:parent-style-name="Text_20_body">
      <style:text-properties fo:language="en" fo:country="US" officeooo:paragraph-rsid="1d47f054"/>
    </style:style>
    <style:style style:name="P68" style:family="paragraph" style:parent-style-name="Text_20_body">
      <style:text-properties fo:language="en" fo:country="US" officeooo:paragraph-rsid="1d56676c"/>
    </style:style>
    <style:style style:name="P69" style:family="paragraph" style:parent-style-name="Text_20_body">
      <style:text-properties fo:language="en" fo:country="US" officeooo:paragraph-rsid="1d5eee2b"/>
    </style:style>
    <style:style style:name="P70" style:family="paragraph" style:parent-style-name="Text_20_body">
      <style:text-properties fo:language="en" fo:country="US" officeooo:paragraph-rsid="1d6f3448"/>
    </style:style>
    <style:style style:name="P71" style:family="paragraph" style:parent-style-name="Text_20_body">
      <style:text-properties fo:language="en" fo:country="US" officeooo:paragraph-rsid="1d74c9f7"/>
    </style:style>
    <style:style style:name="P72" style:family="paragraph" style:parent-style-name="Text_20_body">
      <style:text-properties fo:language="en" fo:country="US" officeooo:paragraph-rsid="1d74fa12"/>
    </style:style>
    <style:style style:name="P73" style:family="paragraph" style:parent-style-name="Text_20_body">
      <style:text-properties fo:language="en" fo:country="US" officeooo:paragraph-rsid="1d82c706"/>
    </style:style>
    <style:style style:name="P74" style:family="paragraph" style:parent-style-name="Text_20_body">
      <style:text-properties fo:language="en" fo:country="US" officeooo:paragraph-rsid="1da3138c"/>
    </style:style>
    <style:style style:name="P75" style:family="paragraph" style:parent-style-name="Text_20_body">
      <style:text-properties fo:language="en" fo:country="US" officeooo:paragraph-rsid="1d9ef228"/>
    </style:style>
    <style:style style:name="P76" style:family="paragraph" style:parent-style-name="Text_20_body">
      <style:text-properties fo:language="en" fo:country="US" officeooo:paragraph-rsid="1da068c8"/>
    </style:style>
    <style:style style:name="P77" style:family="paragraph" style:parent-style-name="Text_20_body">
      <style:text-properties fo:language="en" fo:country="US" officeooo:paragraph-rsid="1da1ae98"/>
    </style:style>
    <style:style style:name="P78" style:family="paragraph" style:parent-style-name="Text_20_body">
      <style:text-properties fo:language="en" fo:country="US" officeooo:paragraph-rsid="1da6c946"/>
    </style:style>
    <style:style style:name="P79" style:family="paragraph" style:parent-style-name="Text_20_body">
      <style:text-properties fo:language="en" fo:country="US" officeooo:paragraph-rsid="1da9c72e"/>
    </style:style>
    <style:style style:name="P80" style:family="paragraph" style:parent-style-name="Text_20_body">
      <style:text-properties fo:language="en" fo:country="US" officeooo:paragraph-rsid="1dac185a"/>
    </style:style>
    <style:style style:name="P81" style:family="paragraph" style:parent-style-name="Text_20_body">
      <style:text-properties fo:language="en" fo:country="US" officeooo:paragraph-rsid="1db23dc1"/>
    </style:style>
    <style:style style:name="P82" style:family="paragraph" style:parent-style-name="Text_20_body">
      <style:text-properties fo:language="en" fo:country="US" officeooo:paragraph-rsid="1dd9551c"/>
    </style:style>
    <style:style style:name="P83" style:family="paragraph" style:parent-style-name="Text_20_body">
      <style:text-properties fo:language="en" fo:country="US" officeooo:paragraph-rsid="1dbfe685"/>
    </style:style>
    <style:style style:name="P84" style:family="paragraph" style:parent-style-name="Text_20_body">
      <style:text-properties fo:language="en" fo:country="US" officeooo:paragraph-rsid="1dc43109"/>
    </style:style>
    <style:style style:name="P85" style:family="paragraph" style:parent-style-name="Text_20_body">
      <style:text-properties fo:language="en" fo:country="US" officeooo:paragraph-rsid="1dc45fee"/>
    </style:style>
    <style:style style:name="P86" style:family="paragraph" style:parent-style-name="Text_20_body">
      <style:text-properties fo:language="en" fo:country="US" officeooo:paragraph-rsid="1dca68d4"/>
    </style:style>
    <style:style style:name="P87" style:family="paragraph" style:parent-style-name="Text_20_body">
      <style:text-properties fo:language="en" fo:country="US" officeooo:paragraph-rsid="1dd478ce"/>
    </style:style>
    <style:style style:name="P88" style:family="paragraph" style:parent-style-name="Text_20_body">
      <style:text-properties fo:language="en" fo:country="US" officeooo:paragraph-rsid="1dda0171"/>
    </style:style>
    <style:style style:name="P89" style:family="paragraph" style:parent-style-name="Text_20_body">
      <style:text-properties fo:language="en" fo:country="US" officeooo:paragraph-rsid="1deb6846"/>
    </style:style>
    <style:style style:name="P90" style:family="paragraph" style:parent-style-name="Text_20_body">
      <style:text-properties fo:language="en" fo:country="US" officeooo:paragraph-rsid="1dff64df"/>
    </style:style>
    <style:style style:name="P91" style:family="paragraph" style:parent-style-name="Text_20_body">
      <style:text-properties fo:language="en" fo:country="US" officeooo:paragraph-rsid="1e04147b"/>
    </style:style>
    <style:style style:name="P92" style:family="paragraph" style:parent-style-name="Text_20_body">
      <style:text-properties fo:language="en" fo:country="US" officeooo:paragraph-rsid="1e0f6e6f"/>
    </style:style>
    <style:style style:name="P93" style:family="paragraph" style:parent-style-name="Text_20_body">
      <style:text-properties fo:language="en" fo:country="US" officeooo:paragraph-rsid="1e1414ce"/>
    </style:style>
    <style:style style:name="P94" style:family="paragraph" style:parent-style-name="Text_20_body">
      <style:text-properties fo:language="en" fo:country="US" officeooo:paragraph-rsid="1e1c2525"/>
    </style:style>
    <style:style style:name="P95" style:family="paragraph" style:parent-style-name="Text_20_body">
      <style:text-properties fo:language="en" fo:country="US" officeooo:paragraph-rsid="1e24c1ec"/>
    </style:style>
    <style:style style:name="P96" style:family="paragraph" style:parent-style-name="Text_20_body">
      <style:text-properties fo:language="en" fo:country="US" officeooo:paragraph-rsid="1e3108b5"/>
    </style:style>
    <style:style style:name="P97" style:family="paragraph" style:parent-style-name="Text_20_body">
      <style:text-properties fo:language="en" fo:country="US" officeooo:paragraph-rsid="1e31ec82"/>
    </style:style>
    <style:style style:name="P98" style:family="paragraph" style:parent-style-name="Text_20_body">
      <style:text-properties fo:language="en" fo:country="US" officeooo:paragraph-rsid="1e37ee7d"/>
    </style:style>
    <style:style style:name="P99" style:family="paragraph" style:parent-style-name="Text_20_body">
      <style:text-properties fo:language="en" fo:country="US" officeooo:paragraph-rsid="1e4929b2"/>
    </style:style>
    <style:style style:name="P100" style:family="paragraph" style:parent-style-name="Text_20_body">
      <style:text-properties fo:language="en" fo:country="US" officeooo:paragraph-rsid="1e493f1f"/>
    </style:style>
    <style:style style:name="P101" style:family="paragraph" style:parent-style-name="Text_20_body">
      <style:text-properties fo:language="en" fo:country="US" officeooo:paragraph-rsid="1e494ca2"/>
    </style:style>
    <style:style style:name="P102" style:family="paragraph" style:parent-style-name="Text_20_body">
      <style:text-properties fo:language="en" fo:country="US" officeooo:paragraph-rsid="1e51bb77"/>
    </style:style>
    <style:style style:name="P103" style:family="paragraph" style:parent-style-name="Text_20_body">
      <style:text-properties fo:language="en" fo:country="US" officeooo:paragraph-rsid="1e51ebc0"/>
    </style:style>
    <style:style style:name="P104" style:family="paragraph" style:parent-style-name="Text_20_body">
      <style:text-properties fo:language="en" fo:country="US" officeooo:paragraph-rsid="1e567680"/>
    </style:style>
    <style:style style:name="P105" style:family="paragraph" style:parent-style-name="Text_20_body">
      <style:text-properties fo:language="en" fo:country="US" officeooo:paragraph-rsid="1e5b6a5e"/>
    </style:style>
    <style:style style:name="P106" style:family="paragraph" style:parent-style-name="Text_20_body">
      <style:text-properties fo:language="en" fo:country="US" officeooo:paragraph-rsid="1e64d91c"/>
    </style:style>
    <style:style style:name="P107" style:family="paragraph" style:parent-style-name="Text_20_body">
      <style:text-properties fo:language="en" fo:country="US" officeooo:paragraph-rsid="1e65a687"/>
    </style:style>
    <style:style style:name="P108" style:family="paragraph" style:parent-style-name="Text_20_body">
      <style:text-properties fo:language="en" fo:country="US" officeooo:paragraph-rsid="1e66a977"/>
    </style:style>
    <style:style style:name="P109" style:family="paragraph" style:parent-style-name="Text_20_body">
      <style:text-properties fo:language="en" fo:country="US" officeooo:paragraph-rsid="1e680131"/>
    </style:style>
    <style:style style:name="P110" style:family="paragraph" style:parent-style-name="Text_20_body">
      <style:text-properties fo:language="en" fo:country="US" officeooo:paragraph-rsid="1e6ce174"/>
    </style:style>
    <style:style style:name="P111" style:family="paragraph" style:parent-style-name="Text_20_body">
      <style:text-properties fo:language="en" fo:country="US" officeooo:paragraph-rsid="1e764b30"/>
    </style:style>
    <style:style style:name="P112" style:family="paragraph" style:parent-style-name="Standard">
      <style:text-properties fo:language="en" fo:country="US" officeooo:paragraph-rsid="1e892cb2"/>
    </style:style>
    <style:style style:name="P113" style:family="paragraph" style:parent-style-name="Text_20_body">
      <style:text-properties fo:language="en" fo:country="US" officeooo:paragraph-rsid="1e7e0d82"/>
    </style:style>
    <style:style style:name="P114" style:family="paragraph" style:parent-style-name="Text_20_body">
      <style:text-properties fo:language="en" fo:country="US" officeooo:paragraph-rsid="1e82b6fb"/>
    </style:style>
    <style:style style:name="P115" style:family="paragraph" style:parent-style-name="Text_20_body">
      <style:text-properties fo:language="en" fo:country="US" officeooo:paragraph-rsid="1e879b64"/>
    </style:style>
    <style:style style:name="P116" style:family="paragraph" style:parent-style-name="Text_20_body">
      <style:text-properties fo:language="en" fo:country="US" officeooo:paragraph-rsid="1e8dfd60"/>
    </style:style>
    <style:style style:name="P117" style:family="paragraph" style:parent-style-name="Text_20_body">
      <style:text-properties fo:language="en" fo:country="US" officeooo:paragraph-rsid="1e8f9ac7"/>
    </style:style>
    <style:style style:name="P118" style:family="paragraph" style:parent-style-name="Text_20_body">
      <style:text-properties fo:language="en" fo:country="US" officeooo:paragraph-rsid="1e928733"/>
    </style:style>
    <style:style style:name="P119" style:family="paragraph" style:parent-style-name="Text_20_body">
      <style:text-properties fo:language="en" fo:country="US" officeooo:paragraph-rsid="1e9ceafa"/>
    </style:style>
    <style:style style:name="P120" style:family="paragraph" style:parent-style-name="Text_20_body">
      <style:text-properties fo:language="en" fo:country="US" officeooo:paragraph-rsid="1ea122f6"/>
    </style:style>
    <style:style style:name="P121" style:family="paragraph" style:parent-style-name="Text_20_body">
      <style:text-properties fo:language="en" fo:country="US" officeooo:paragraph-rsid="1ea2a51a"/>
    </style:style>
    <style:style style:name="P122" style:family="paragraph" style:parent-style-name="Text_20_body">
      <style:text-properties fo:language="en" fo:country="US" officeooo:paragraph-rsid="1ea6e4d6"/>
    </style:style>
    <style:style style:name="P123" style:family="paragraph" style:parent-style-name="Text_20_body">
      <style:text-properties fo:language="en" fo:country="US" officeooo:paragraph-rsid="1ea7ca62"/>
    </style:style>
    <style:style style:name="P124" style:family="paragraph" style:parent-style-name="Text_20_body">
      <style:text-properties fo:language="en" fo:country="US" officeooo:paragraph-rsid="1eacae32"/>
    </style:style>
    <style:style style:name="P125" style:family="paragraph" style:parent-style-name="Text_20_body">
      <style:text-properties fo:language="en" fo:country="US" officeooo:paragraph-rsid="1eb29801"/>
    </style:style>
    <style:style style:name="P126" style:family="paragraph" style:parent-style-name="Text_20_body">
      <style:text-properties fo:language="en" fo:country="US" officeooo:paragraph-rsid="1eb685bf"/>
    </style:style>
    <style:style style:name="P127" style:family="paragraph" style:parent-style-name="Text_20_body">
      <style:text-properties fo:language="en" fo:country="US" officeooo:paragraph-rsid="1ec48208"/>
    </style:style>
    <style:style style:name="P128" style:family="paragraph" style:parent-style-name="Text_20_body">
      <style:text-properties fo:language="en" fo:country="US" officeooo:paragraph-rsid="1ed32a87"/>
    </style:style>
    <style:style style:name="P129" style:family="paragraph" style:parent-style-name="Text_20_body">
      <style:text-properties fo:language="en" fo:country="US" officeooo:paragraph-rsid="1ed58e11"/>
    </style:style>
    <style:style style:name="P130" style:family="paragraph" style:parent-style-name="Text_20_body">
      <style:text-properties fo:language="en" fo:country="US" officeooo:paragraph-rsid="1edb9d6f"/>
    </style:style>
    <style:style style:name="P131" style:family="paragraph" style:parent-style-name="Text_20_body">
      <style:text-properties fo:language="en" fo:country="US" officeooo:paragraph-rsid="1ee2158b"/>
    </style:style>
    <style:style style:name="P132" style:family="paragraph" style:parent-style-name="Text_20_body">
      <style:text-properties fo:language="en" fo:country="US" officeooo:paragraph-rsid="1ee7dbc7"/>
    </style:style>
    <style:style style:name="P133" style:family="paragraph" style:parent-style-name="Text_20_body">
      <style:text-properties fo:language="en" fo:country="US" officeooo:paragraph-rsid="1ef0a281"/>
    </style:style>
    <style:style style:name="P134" style:family="paragraph" style:parent-style-name="Text_20_body">
      <style:text-properties fo:language="en" fo:country="US" officeooo:paragraph-rsid="1ef53274"/>
    </style:style>
    <style:style style:name="P135" style:family="paragraph" style:parent-style-name="Text_20_body">
      <style:text-properties fo:language="en" fo:country="US" officeooo:paragraph-rsid="1ef9619e"/>
    </style:style>
    <style:style style:name="P136" style:family="paragraph" style:parent-style-name="Text_20_body">
      <style:text-properties fo:language="en" fo:country="US" officeooo:paragraph-rsid="1efab6eb"/>
    </style:style>
    <style:style style:name="P137" style:family="paragraph" style:parent-style-name="Text_20_body">
      <style:text-properties fo:language="en" fo:country="US" officeooo:paragraph-rsid="1efcc6b8"/>
    </style:style>
    <style:style style:name="P138" style:family="paragraph" style:parent-style-name="Text_20_body">
      <style:text-properties fo:language="en" fo:country="US" officeooo:paragraph-rsid="1efd9bed"/>
    </style:style>
    <style:style style:name="P139" style:family="paragraph" style:parent-style-name="Text_20_body">
      <style:text-properties fo:language="en" fo:country="US" officeooo:paragraph-rsid="1f004c8e"/>
    </style:style>
    <style:style style:name="P140" style:family="paragraph" style:parent-style-name="Text_20_body">
      <style:text-properties fo:language="en" fo:country="US" officeooo:paragraph-rsid="1f058284"/>
    </style:style>
    <style:style style:name="P141" style:family="paragraph" style:parent-style-name="Text_20_body">
      <style:text-properties fo:language="en" fo:country="US" officeooo:paragraph-rsid="1f0a2244"/>
    </style:style>
    <style:style style:name="P142" style:family="paragraph" style:parent-style-name="Text_20_body">
      <style:text-properties fo:language="en" fo:country="US" officeooo:paragraph-rsid="1f0afe7a"/>
    </style:style>
    <style:style style:name="P143" style:family="paragraph" style:parent-style-name="Text_20_body">
      <style:text-properties fo:language="en" fo:country="US" officeooo:paragraph-rsid="1f0e9cd6"/>
    </style:style>
    <style:style style:name="P144" style:family="paragraph" style:parent-style-name="Text_20_body">
      <style:text-properties fo:language="en" fo:country="US" officeooo:paragraph-rsid="1f12ebd5"/>
    </style:style>
    <style:style style:name="P145" style:family="paragraph" style:parent-style-name="Text_20_body">
      <style:text-properties fo:language="en" fo:country="US" officeooo:paragraph-rsid="1f1bee31"/>
    </style:style>
    <style:style style:name="P146" style:family="paragraph" style:parent-style-name="Text_20_body">
      <style:text-properties fo:language="en" fo:country="US" officeooo:paragraph-rsid="1f1c96a9"/>
    </style:style>
    <style:style style:name="P147" style:family="paragraph" style:parent-style-name="Text_20_body">
      <style:text-properties fo:language="en" fo:country="US" officeooo:paragraph-rsid="1f1ca692"/>
    </style:style>
    <style:style style:name="P148" style:family="paragraph" style:parent-style-name="Text_20_body">
      <style:text-properties fo:language="en" fo:country="US" officeooo:paragraph-rsid="1f1e0505"/>
    </style:style>
    <style:style style:name="P149" style:family="paragraph" style:parent-style-name="Text_20_body">
      <style:text-properties fo:language="en" fo:country="US" officeooo:paragraph-rsid="1f1ffda0"/>
    </style:style>
    <style:style style:name="P150" style:family="paragraph" style:parent-style-name="Text_20_body">
      <style:text-properties fo:language="en" fo:country="US" officeooo:paragraph-rsid="1f25e383"/>
    </style:style>
    <style:style style:name="P151" style:family="paragraph" style:parent-style-name="Text_20_body">
      <style:text-properties fo:language="en" fo:country="US" officeooo:paragraph-rsid="1f27288f"/>
    </style:style>
    <style:style style:name="P152" style:family="paragraph" style:parent-style-name="Text_20_body">
      <style:text-properties fo:language="en" fo:country="US" officeooo:paragraph-rsid="1f2b7468"/>
    </style:style>
    <style:style style:name="P153" style:family="paragraph" style:parent-style-name="Text_20_body">
      <style:text-properties fo:language="en" fo:country="US" officeooo:paragraph-rsid="1f2e1e8b"/>
    </style:style>
    <style:style style:name="P154" style:family="paragraph" style:parent-style-name="Text_20_body">
      <style:text-properties fo:language="en" fo:country="US" officeooo:paragraph-rsid="1f330f90"/>
    </style:style>
    <style:style style:name="P155" style:family="paragraph" style:parent-style-name="Text_20_body">
      <style:text-properties fo:language="en" fo:country="US" officeooo:paragraph-rsid="1f351a07"/>
    </style:style>
    <style:style style:name="P156" style:family="paragraph" style:parent-style-name="Text_20_body">
      <style:text-properties fo:language="en" fo:country="US" officeooo:paragraph-rsid="1f353fa4"/>
    </style:style>
    <style:style style:name="P157" style:family="paragraph" style:parent-style-name="Text_20_body">
      <style:text-properties fo:language="en" fo:country="US" officeooo:paragraph-rsid="1f3ef4eb"/>
    </style:style>
    <style:style style:name="P158" style:family="paragraph" style:parent-style-name="Text_20_body">
      <style:text-properties fo:language="en" fo:country="US" officeooo:paragraph-rsid="1f42d527"/>
    </style:style>
    <style:style style:name="P159" style:family="paragraph" style:parent-style-name="Text_20_body">
      <style:text-properties fo:language="en" fo:country="US" officeooo:paragraph-rsid="1f455695"/>
    </style:style>
    <style:style style:name="P160" style:family="paragraph" style:parent-style-name="Text_20_body">
      <style:text-properties fo:language="en" fo:country="US" officeooo:paragraph-rsid="1f497eb6"/>
    </style:style>
    <style:style style:name="P161" style:family="paragraph" style:parent-style-name="Text_20_body">
      <style:text-properties fo:language="en" fo:country="US" officeooo:paragraph-rsid="1f545b37"/>
    </style:style>
    <style:style style:name="P162" style:family="paragraph" style:parent-style-name="Text_20_body">
      <style:text-properties fo:language="en" fo:country="US" officeooo:paragraph-rsid="1f545f3b"/>
    </style:style>
    <style:style style:name="P163" style:family="paragraph" style:parent-style-name="Text_20_body">
      <style:text-properties fo:language="en" fo:country="US" officeooo:paragraph-rsid="1f55e831"/>
    </style:style>
    <style:style style:name="P164" style:family="paragraph" style:parent-style-name="Text_20_body">
      <style:text-properties fo:language="en" fo:country="US" officeooo:paragraph-rsid="1f5a019a"/>
    </style:style>
    <style:style style:name="P165" style:family="paragraph" style:parent-style-name="Text_20_body">
      <style:text-properties fo:language="en" fo:country="US" officeooo:paragraph-rsid="1f5b77bc"/>
    </style:style>
    <style:style style:name="P166" style:family="paragraph" style:parent-style-name="Text_20_body">
      <style:text-properties fo:language="en" fo:country="US" officeooo:paragraph-rsid="1f63e6f3"/>
    </style:style>
    <style:style style:name="P167" style:family="paragraph" style:parent-style-name="Text_20_body">
      <style:text-properties fo:language="en" fo:country="US" officeooo:paragraph-rsid="1f6db650"/>
    </style:style>
    <style:style style:name="P168" style:family="paragraph" style:parent-style-name="Text_20_body">
      <style:text-properties fo:language="en" fo:country="US" officeooo:paragraph-rsid="1f6f0c7b"/>
    </style:style>
    <style:style style:name="P169" style:family="paragraph" style:parent-style-name="Text_20_body">
      <style:text-properties fo:language="en" fo:country="US" officeooo:paragraph-rsid="1f702453"/>
    </style:style>
    <style:style style:name="P170" style:family="paragraph" style:parent-style-name="Text_20_body">
      <style:text-properties fo:language="en" fo:country="US" officeooo:paragraph-rsid="1f72e631"/>
    </style:style>
    <style:style style:name="P171" style:family="paragraph" style:parent-style-name="Text_20_body">
      <style:text-properties fo:language="en" fo:country="US" officeooo:paragraph-rsid="1f80b7ac"/>
    </style:style>
    <style:style style:name="P172" style:family="paragraph" style:parent-style-name="Text_20_body">
      <style:text-properties fo:language="en" fo:country="US" officeooo:paragraph-rsid="1f81a440"/>
    </style:style>
    <style:style style:name="P173" style:family="paragraph" style:parent-style-name="Text_20_body">
      <style:text-properties fo:language="en" fo:country="US" officeooo:paragraph-rsid="1f8feee0"/>
    </style:style>
    <style:style style:name="P174" style:family="paragraph" style:parent-style-name="Text_20_body">
      <style:text-properties fo:language="en" fo:country="US" officeooo:paragraph-rsid="1f991043"/>
    </style:style>
    <style:style style:name="P175" style:family="paragraph" style:parent-style-name="Text_20_body">
      <style:text-properties fo:language="en" fo:country="US" officeooo:paragraph-rsid="1f9be975"/>
    </style:style>
    <style:style style:name="P176" style:family="paragraph" style:parent-style-name="Text_20_body">
      <style:text-properties fo:language="en" fo:country="US" officeooo:paragraph-rsid="1f9ee27d"/>
    </style:style>
    <style:style style:name="P177" style:family="paragraph" style:parent-style-name="Text_20_body">
      <style:text-properties fo:language="en" fo:country="US" officeooo:paragraph-rsid="1fa82910"/>
    </style:style>
    <style:style style:name="P178" style:family="paragraph" style:parent-style-name="Text_20_body">
      <style:text-properties fo:language="en" fo:country="US" officeooo:paragraph-rsid="1fb05b5d"/>
    </style:style>
    <style:style style:name="P179" style:family="paragraph" style:parent-style-name="Text_20_body">
      <style:text-properties fo:language="en" fo:country="US" officeooo:paragraph-rsid="1fc172ca"/>
    </style:style>
    <style:style style:name="P180" style:family="paragraph" style:parent-style-name="Text_20_body">
      <style:text-properties fo:language="en" fo:country="US" officeooo:paragraph-rsid="1fc4a907"/>
    </style:style>
    <style:style style:name="P181" style:family="paragraph" style:parent-style-name="Text_20_body">
      <style:text-properties fo:language="en" fo:country="US" officeooo:paragraph-rsid="1fc55e10"/>
    </style:style>
    <style:style style:name="P182" style:family="paragraph" style:parent-style-name="Text_20_body">
      <style:text-properties fo:language="en" fo:country="US" officeooo:paragraph-rsid="1fce250c"/>
    </style:style>
    <style:style style:name="P183" style:family="paragraph" style:parent-style-name="Text_20_body">
      <style:text-properties fo:language="en" fo:country="US" officeooo:paragraph-rsid="1fd1afcd"/>
    </style:style>
    <style:style style:name="P184" style:family="paragraph" style:parent-style-name="Text_20_body">
      <style:text-properties fo:language="en" fo:country="US" officeooo:paragraph-rsid="1fd33167"/>
    </style:style>
    <style:style style:name="P185" style:family="paragraph" style:parent-style-name="Text_20_body">
      <style:text-properties fo:language="en" fo:country="US" officeooo:paragraph-rsid="1fd4fff0"/>
    </style:style>
    <style:style style:name="P186" style:family="paragraph" style:parent-style-name="Text_20_body">
      <style:text-properties fo:language="en" fo:country="US" officeooo:paragraph-rsid="1fd60e4c"/>
    </style:style>
    <style:style style:name="P187" style:family="paragraph" style:parent-style-name="Text_20_body">
      <style:text-properties fo:language="en" fo:country="US" officeooo:paragraph-rsid="1fdb77b2"/>
    </style:style>
    <style:style style:name="P188" style:family="paragraph" style:parent-style-name="Text_20_body">
      <style:text-properties fo:language="en" fo:country="US" officeooo:paragraph-rsid="1fdf7b64"/>
    </style:style>
    <style:style style:name="P189" style:family="paragraph" style:parent-style-name="Text_20_body">
      <style:text-properties fo:language="en" fo:country="US" officeooo:paragraph-rsid="1fe30beb"/>
    </style:style>
    <style:style style:name="P190" style:family="paragraph" style:parent-style-name="Text_20_body">
      <style:text-properties fo:language="en" fo:country="US" officeooo:paragraph-rsid="1fe572f5"/>
    </style:style>
    <style:style style:name="P191" style:family="paragraph" style:parent-style-name="Text_20_body">
      <style:text-properties fo:language="en" fo:country="US" officeooo:paragraph-rsid="1febe420"/>
    </style:style>
    <style:style style:name="P192" style:family="paragraph" style:parent-style-name="Text_20_body">
      <style:text-properties fo:language="en" fo:country="US" officeooo:paragraph-rsid="1fede1ba"/>
    </style:style>
    <style:style style:name="P193" style:family="paragraph" style:parent-style-name="Text_20_body">
      <style:text-properties fo:language="en" fo:country="US" officeooo:paragraph-rsid="1ff4c41c"/>
    </style:style>
    <style:style style:name="P194" style:family="paragraph" style:parent-style-name="Text_20_body">
      <style:text-properties fo:language="en" fo:country="US" officeooo:paragraph-rsid="1ff510f1"/>
    </style:style>
    <style:style style:name="P195" style:family="paragraph" style:parent-style-name="Text_20_body">
      <style:text-properties fo:language="en" fo:country="US" officeooo:paragraph-rsid="1ff6ded2"/>
    </style:style>
    <style:style style:name="P196" style:family="paragraph" style:parent-style-name="Text_20_body">
      <style:text-properties fo:language="en" fo:country="US" officeooo:paragraph-rsid="1ff8322c"/>
    </style:style>
    <style:style style:name="P197" style:family="paragraph" style:parent-style-name="Text_20_body">
      <style:text-properties fo:language="en" fo:country="US" officeooo:paragraph-rsid="1ff88c61"/>
    </style:style>
    <style:style style:name="P198" style:family="paragraph" style:parent-style-name="Text_20_body">
      <style:text-properties fo:language="en" fo:country="US" officeooo:paragraph-rsid="1ffbcdf7"/>
    </style:style>
    <style:style style:name="P199" style:family="paragraph" style:parent-style-name="Text_20_body">
      <style:text-properties fo:language="en" fo:country="US" officeooo:paragraph-rsid="1ffbd9f1"/>
    </style:style>
    <style:style style:name="P200" style:family="paragraph" style:parent-style-name="Text_20_body">
      <style:text-properties fo:language="en" fo:country="US" officeooo:paragraph-rsid="1ffdac4d"/>
    </style:style>
    <style:style style:name="P201" style:family="paragraph" style:parent-style-name="Text_20_body">
      <style:text-properties fo:language="en" fo:country="US" officeooo:paragraph-rsid="1fff23f5"/>
    </style:style>
    <style:style style:name="P202" style:family="paragraph" style:parent-style-name="Text_20_body">
      <style:text-properties fo:language="en" fo:country="US" officeooo:paragraph-rsid="2003549c"/>
    </style:style>
    <style:style style:name="P203" style:family="paragraph" style:parent-style-name="Text_20_body">
      <style:text-properties fo:language="en" fo:country="US" officeooo:paragraph-rsid="2007bae8"/>
    </style:style>
    <style:style style:name="P204" style:family="paragraph" style:parent-style-name="Text_20_body">
      <style:text-properties fo:language="en" fo:country="US" officeooo:paragraph-rsid="2008ce06"/>
    </style:style>
    <style:style style:name="P205" style:family="paragraph" style:parent-style-name="Text_20_body">
      <style:text-properties fo:language="en" fo:country="US" officeooo:paragraph-rsid="2009b5d7"/>
    </style:style>
    <style:style style:name="P206" style:family="paragraph" style:parent-style-name="Text_20_body">
      <style:text-properties fo:language="en" fo:country="US" officeooo:paragraph-rsid="200a4810"/>
    </style:style>
    <style:style style:name="P207" style:family="paragraph" style:parent-style-name="Text_20_body">
      <style:text-properties fo:language="en" fo:country="US" officeooo:paragraph-rsid="2013b91b"/>
    </style:style>
    <style:style style:name="P208" style:family="paragraph" style:parent-style-name="Text_20_body">
      <style:text-properties fo:language="en" fo:country="US" officeooo:paragraph-rsid="2016dd9b"/>
    </style:style>
    <style:style style:name="P209" style:family="paragraph" style:parent-style-name="Text_20_body">
      <style:text-properties fo:language="en" fo:country="US" officeooo:paragraph-rsid="201b02ac"/>
    </style:style>
    <style:style style:name="P210" style:family="paragraph" style:parent-style-name="Text_20_body">
      <style:text-properties fo:language="en" fo:country="US" officeooo:paragraph-rsid="201e5868"/>
    </style:style>
    <style:style style:name="P211" style:family="paragraph" style:parent-style-name="Text_20_body">
      <style:text-properties fo:language="en" fo:country="US" officeooo:paragraph-rsid="20200489"/>
    </style:style>
    <style:style style:name="P212" style:family="paragraph" style:parent-style-name="Text_20_body">
      <style:text-properties fo:language="en" fo:country="US" officeooo:paragraph-rsid="20270a0b"/>
    </style:style>
    <style:style style:name="P213" style:family="paragraph" style:parent-style-name="Text_20_body">
      <style:text-properties fo:language="en" fo:country="US" officeooo:paragraph-rsid="202a8910"/>
    </style:style>
    <style:style style:name="P214" style:family="paragraph" style:parent-style-name="Text_20_body">
      <style:text-properties fo:language="en" fo:country="US" officeooo:paragraph-rsid="20323ef1"/>
    </style:style>
    <style:style style:name="P215" style:family="paragraph" style:parent-style-name="Text_20_body">
      <style:text-properties fo:language="en" fo:country="US" officeooo:paragraph-rsid="2037aeaf"/>
    </style:style>
    <style:style style:name="P216" style:family="paragraph" style:parent-style-name="Text_20_body">
      <style:text-properties fo:language="en" fo:country="US" officeooo:paragraph-rsid="203d1e54"/>
    </style:style>
    <style:style style:name="P217" style:family="paragraph" style:parent-style-name="Text_20_body">
      <style:text-properties fo:language="en" fo:country="US" officeooo:paragraph-rsid="203e733f"/>
    </style:style>
    <style:style style:name="P218" style:family="paragraph" style:parent-style-name="Text_20_body">
      <style:text-properties fo:language="en" fo:country="US" officeooo:paragraph-rsid="203e7a0a"/>
    </style:style>
    <style:style style:name="P219" style:family="paragraph" style:parent-style-name="Text_20_body">
      <style:text-properties fo:language="en" fo:country="US" officeooo:paragraph-rsid="203fde54"/>
    </style:style>
    <style:style style:name="P220" style:family="paragraph" style:parent-style-name="Text_20_body">
      <style:text-properties fo:language="en" fo:country="US" officeooo:paragraph-rsid="2040cde9"/>
    </style:style>
    <style:style style:name="P221" style:family="paragraph" style:parent-style-name="Text_20_body">
      <style:text-properties fo:language="en" fo:country="US" officeooo:paragraph-rsid="2042e72d"/>
    </style:style>
    <style:style style:name="P222" style:family="paragraph" style:parent-style-name="Text_20_body">
      <style:text-properties fo:language="en" fo:country="US" officeooo:paragraph-rsid="20445b97"/>
    </style:style>
    <style:style style:name="P223" style:family="paragraph" style:parent-style-name="Text_20_body">
      <style:text-properties fo:language="en" fo:country="US" officeooo:paragraph-rsid="2047fcd6"/>
    </style:style>
    <style:style style:name="P224" style:family="paragraph" style:parent-style-name="Text_20_body">
      <style:text-properties fo:language="en" fo:country="US" officeooo:paragraph-rsid="204cf259"/>
    </style:style>
    <style:style style:name="P225" style:family="paragraph" style:parent-style-name="Text_20_body">
      <style:text-properties fo:language="en" fo:country="US" officeooo:paragraph-rsid="204d92a9"/>
    </style:style>
    <style:style style:name="P226" style:family="paragraph" style:parent-style-name="Text_20_body">
      <style:text-properties fo:language="en" fo:country="US" officeooo:paragraph-rsid="2050c726"/>
    </style:style>
    <style:style style:name="P227" style:family="paragraph" style:parent-style-name="Text_20_body">
      <style:text-properties fo:language="en" fo:country="US" officeooo:paragraph-rsid="2054023a"/>
    </style:style>
    <style:style style:name="P228" style:family="paragraph" style:parent-style-name="Text_20_body">
      <style:text-properties fo:language="en" fo:country="US" officeooo:paragraph-rsid="2058f502"/>
    </style:style>
    <style:style style:name="P229" style:family="paragraph" style:parent-style-name="Text_20_body">
      <style:text-properties fo:language="en" fo:country="US" officeooo:paragraph-rsid="20626665"/>
    </style:style>
    <style:style style:name="P230" style:family="paragraph" style:parent-style-name="Text_20_body">
      <style:text-properties fo:language="en" fo:country="US" officeooo:paragraph-rsid="207f08df"/>
    </style:style>
    <style:style style:name="P231" style:family="paragraph" style:parent-style-name="Text_20_body">
      <style:text-properties fo:language="en" fo:country="US" officeooo:paragraph-rsid="209761a0"/>
    </style:style>
    <style:style style:name="P232" style:family="paragraph" style:parent-style-name="Text_20_body">
      <style:text-properties fo:language="en" fo:country="US" officeooo:paragraph-rsid="205fddbb"/>
    </style:style>
    <style:style style:name="P233" style:family="paragraph" style:parent-style-name="Text_20_body">
      <style:text-properties fo:language="en" fo:country="US" officeooo:paragraph-rsid="20612cf8"/>
    </style:style>
    <style:style style:name="P234" style:family="paragraph" style:parent-style-name="Text_20_body">
      <style:text-properties fo:language="en" fo:country="US" officeooo:paragraph-rsid="2065473f"/>
    </style:style>
    <style:style style:name="P235" style:family="paragraph" style:parent-style-name="Text_20_body">
      <style:text-properties fo:language="en" fo:country="US" officeooo:paragraph-rsid="2066e849"/>
    </style:style>
    <style:style style:name="P236" style:family="paragraph" style:parent-style-name="Text_20_body">
      <style:text-properties fo:language="en" fo:country="US" officeooo:paragraph-rsid="206d851e"/>
    </style:style>
    <style:style style:name="P237" style:family="paragraph" style:parent-style-name="Text_20_body">
      <style:text-properties fo:language="en" fo:country="US" officeooo:paragraph-rsid="2079d684"/>
    </style:style>
    <style:style style:name="P238" style:family="paragraph" style:parent-style-name="Text_20_body">
      <style:text-properties fo:language="en" fo:country="US" officeooo:paragraph-rsid="207d43c4"/>
    </style:style>
    <style:style style:name="P239" style:family="paragraph" style:parent-style-name="Text_20_body">
      <style:text-properties fo:language="en" fo:country="US" officeooo:paragraph-rsid="207f35c3"/>
    </style:style>
    <style:style style:name="P240" style:family="paragraph" style:parent-style-name="Text_20_body">
      <style:text-properties fo:language="en" fo:country="US" officeooo:paragraph-rsid="20804b75"/>
    </style:style>
    <style:style style:name="P241" style:family="paragraph" style:parent-style-name="Text_20_body">
      <style:text-properties fo:language="en" fo:country="US" officeooo:paragraph-rsid="2089f5ca"/>
    </style:style>
    <style:style style:name="P242" style:family="paragraph" style:parent-style-name="Text_20_body">
      <style:text-properties fo:language="en" fo:country="US" officeooo:paragraph-rsid="208b61b4"/>
    </style:style>
    <style:style style:name="P243" style:family="paragraph" style:parent-style-name="Text_20_body">
      <style:text-properties fo:language="en" fo:country="US" officeooo:paragraph-rsid="208ff6a3"/>
    </style:style>
    <style:style style:name="P244" style:family="paragraph" style:parent-style-name="Text_20_body">
      <style:text-properties fo:language="en" fo:country="US" officeooo:paragraph-rsid="20908677"/>
    </style:style>
    <style:style style:name="P245" style:family="paragraph" style:parent-style-name="Text_20_body">
      <style:text-properties fo:language="en" fo:country="US" officeooo:paragraph-rsid="2090f3d6"/>
    </style:style>
    <style:style style:name="P246" style:family="paragraph" style:parent-style-name="Text_20_body">
      <style:text-properties fo:language="en" fo:country="US" officeooo:paragraph-rsid="20a07fa9"/>
    </style:style>
    <style:style style:name="P247" style:family="paragraph" style:parent-style-name="Text_20_body">
      <style:text-properties fo:language="en" fo:country="US" officeooo:rsid="20a39d13" officeooo:paragraph-rsid="20a39d13"/>
    </style:style>
    <style:style style:name="P248" style:family="paragraph" style:parent-style-name="Text_20_body">
      <style:text-properties fo:language="en" fo:country="US" officeooo:paragraph-rsid="20a5b553"/>
    </style:style>
    <style:style style:name="P249" style:family="paragraph" style:parent-style-name="Text_20_body">
      <style:text-properties fo:language="en" fo:country="US" officeooo:paragraph-rsid="20aa67b4"/>
    </style:style>
    <style:style style:name="P250" style:family="paragraph" style:parent-style-name="Text_20_body">
      <style:text-properties fo:language="en" fo:country="US" officeooo:paragraph-rsid="20ad37b5"/>
    </style:style>
    <style:style style:name="P251" style:family="paragraph" style:parent-style-name="Text_20_body">
      <style:text-properties fo:language="en" fo:country="US" officeooo:paragraph-rsid="20b21a8b"/>
    </style:style>
    <style:style style:name="P252" style:family="paragraph" style:parent-style-name="Text_20_body">
      <style:text-properties fo:language="en" fo:country="US" officeooo:paragraph-rsid="20bbafc3"/>
    </style:style>
    <style:style style:name="P253" style:family="paragraph" style:parent-style-name="Text_20_body">
      <style:text-properties fo:language="en" fo:country="US" officeooo:paragraph-rsid="20bbdb72"/>
    </style:style>
    <style:style style:name="P254" style:family="paragraph" style:parent-style-name="Text_20_body">
      <style:text-properties fo:language="en" fo:country="US" officeooo:paragraph-rsid="20c9848a"/>
    </style:style>
    <style:style style:name="P255" style:family="paragraph" style:parent-style-name="Text_20_body">
      <style:text-properties fo:language="en" fo:country="US" officeooo:paragraph-rsid="20ce6ba0"/>
    </style:style>
    <style:style style:name="P256" style:family="paragraph" style:parent-style-name="Text_20_body">
      <style:text-properties fo:language="en" fo:country="US" officeooo:paragraph-rsid="20ceecdf"/>
    </style:style>
    <style:style style:name="P257" style:family="paragraph" style:parent-style-name="Text_20_body">
      <style:text-properties fo:language="en" fo:country="US" officeooo:paragraph-rsid="20d132d3"/>
    </style:style>
    <style:style style:name="P258" style:family="paragraph" style:parent-style-name="Text_20_body">
      <style:text-properties fo:language="en" fo:country="US" officeooo:paragraph-rsid="20de1bba"/>
    </style:style>
    <style:style style:name="P259" style:family="paragraph" style:parent-style-name="Text_20_body">
      <style:text-properties fo:language="en" fo:country="US" officeooo:paragraph-rsid="20e3f73a"/>
    </style:style>
    <style:style style:name="P260" style:family="paragraph" style:parent-style-name="Text_20_body">
      <style:text-properties fo:language="en" fo:country="US" officeooo:paragraph-rsid="20ec0a8d"/>
    </style:style>
    <style:style style:name="P261" style:family="paragraph" style:parent-style-name="Text_20_body">
      <style:text-properties fo:language="en" fo:country="US" officeooo:paragraph-rsid="20f63c82"/>
    </style:style>
    <style:style style:name="P262" style:family="paragraph" style:parent-style-name="Text_20_body">
      <style:text-properties fo:language="en" fo:country="US" officeooo:paragraph-rsid="2102f93f"/>
    </style:style>
    <style:style style:name="P263" style:family="paragraph" style:parent-style-name="Text_20_body">
      <style:text-properties fo:language="en" fo:country="US" officeooo:paragraph-rsid="2107120d"/>
    </style:style>
    <style:style style:name="P264" style:family="paragraph" style:parent-style-name="Text_20_body">
      <style:text-properties fo:language="en" fo:country="US" officeooo:paragraph-rsid="2108678c"/>
    </style:style>
    <style:style style:name="P265" style:family="paragraph" style:parent-style-name="Text_20_body">
      <style:text-properties fo:language="en" fo:country="US" officeooo:paragraph-rsid="211124e9"/>
    </style:style>
    <style:style style:name="P266" style:family="paragraph" style:parent-style-name="Text_20_body">
      <style:text-properties fo:language="en" fo:country="US" officeooo:paragraph-rsid="21131cd4"/>
    </style:style>
    <style:style style:name="P267" style:family="paragraph" style:parent-style-name="Text_20_body">
      <style:text-properties fo:language="en" fo:country="US" officeooo:paragraph-rsid="211f0125"/>
    </style:style>
    <style:style style:name="P268" style:family="paragraph" style:parent-style-name="Text_20_body">
      <style:text-properties fo:language="en" fo:country="US" officeooo:paragraph-rsid="2121c46c"/>
    </style:style>
    <style:style style:name="P269" style:family="paragraph" style:parent-style-name="Text_20_body">
      <style:text-properties fo:language="en" fo:country="US" officeooo:paragraph-rsid="2125f9d8"/>
    </style:style>
    <style:style style:name="P270" style:family="paragraph" style:parent-style-name="Text_20_body">
      <style:text-properties fo:language="en" fo:country="US" officeooo:paragraph-rsid="212a572b"/>
    </style:style>
    <style:style style:name="P271" style:family="paragraph" style:parent-style-name="Text_20_body">
      <style:text-properties fo:language="en" fo:country="US" officeooo:paragraph-rsid="212dd6d3"/>
    </style:style>
    <style:style style:name="P272" style:family="paragraph" style:parent-style-name="Text_20_body">
      <style:text-properties fo:language="en" fo:country="US" officeooo:paragraph-rsid="213681c3"/>
    </style:style>
    <style:style style:name="P273" style:family="paragraph" style:parent-style-name="Text_20_body">
      <style:text-properties fo:language="en" fo:country="US" officeooo:paragraph-rsid="21370234"/>
    </style:style>
    <style:style style:name="P274" style:family="paragraph" style:parent-style-name="Text_20_body">
      <style:text-properties fo:language="en" fo:country="US" officeooo:paragraph-rsid="219fe01a"/>
    </style:style>
    <style:style style:name="P275" style:family="paragraph" style:parent-style-name="Text_20_body">
      <style:text-properties fo:language="en" fo:country="US" officeooo:paragraph-rsid="21a18a48"/>
    </style:style>
    <style:style style:name="P276" style:family="paragraph" style:parent-style-name="Text_20_body">
      <style:text-properties fo:language="en" fo:country="US" officeooo:paragraph-rsid="21a5e6ef"/>
    </style:style>
    <style:style style:name="P277" style:family="paragraph" style:parent-style-name="Text_20_body">
      <style:text-properties fo:language="en" fo:country="US" officeooo:paragraph-rsid="21a8824b"/>
    </style:style>
    <style:style style:name="P278" style:family="paragraph" style:parent-style-name="Text_20_body">
      <style:text-properties fo:language="en" fo:country="US" officeooo:paragraph-rsid="21aa7205"/>
    </style:style>
    <style:style style:name="P279" style:family="paragraph" style:parent-style-name="Text_20_body">
      <style:text-properties fo:language="en" fo:country="US" officeooo:paragraph-rsid="21ae1a19"/>
    </style:style>
    <style:style style:name="P280" style:family="paragraph" style:parent-style-name="Text_20_body">
      <style:text-properties fo:language="en" fo:country="US" officeooo:paragraph-rsid="21b0924a"/>
    </style:style>
    <style:style style:name="P281" style:family="paragraph" style:parent-style-name="Text_20_body">
      <style:text-properties fo:language="en" fo:country="US" officeooo:paragraph-rsid="21b0fe40"/>
    </style:style>
    <style:style style:name="P282" style:family="paragraph" style:parent-style-name="Text_20_body">
      <style:text-properties fo:language="en" fo:country="US" officeooo:paragraph-rsid="21b369a9"/>
    </style:style>
    <style:style style:name="P283" style:family="paragraph" style:parent-style-name="Text_20_body">
      <style:text-properties fo:language="en" fo:country="US" officeooo:paragraph-rsid="21b54fcd"/>
    </style:style>
    <style:style style:name="P284" style:family="paragraph" style:parent-style-name="Text_20_body">
      <style:text-properties fo:language="en" fo:country="US" officeooo:paragraph-rsid="21b6243e"/>
    </style:style>
    <style:style style:name="P285" style:family="paragraph" style:parent-style-name="Text_20_body">
      <style:text-properties fo:language="en" fo:country="US" officeooo:paragraph-rsid="21c12074"/>
    </style:style>
    <style:style style:name="P286" style:family="paragraph" style:parent-style-name="Text_20_body">
      <style:text-properties fo:language="en" fo:country="US" officeooo:paragraph-rsid="21c19dbe"/>
    </style:style>
    <style:style style:name="P287" style:family="paragraph" style:parent-style-name="Text_20_body">
      <style:text-properties fo:language="en" fo:country="US" officeooo:paragraph-rsid="21c86370"/>
    </style:style>
    <style:style style:name="P288" style:family="paragraph" style:parent-style-name="Text_20_body">
      <style:text-properties fo:language="en" fo:country="US" officeooo:paragraph-rsid="21c88a6a"/>
    </style:style>
    <style:style style:name="P289" style:family="paragraph" style:parent-style-name="Text_20_body">
      <style:text-properties fo:language="en" fo:country="US" officeooo:paragraph-rsid="21cdee80"/>
    </style:style>
    <style:style style:name="P290" style:family="paragraph" style:parent-style-name="Text_20_body">
      <style:text-properties fo:language="en" fo:country="US" officeooo:paragraph-rsid="21de6083"/>
    </style:style>
    <style:style style:name="P291" style:family="paragraph" style:parent-style-name="Text_20_body">
      <style:text-properties fo:language="en" fo:country="US" officeooo:paragraph-rsid="21d1af11"/>
    </style:style>
    <style:style style:name="P292" style:family="paragraph" style:parent-style-name="Text_20_body">
      <style:text-properties fo:language="en" fo:country="US" officeooo:paragraph-rsid="21db9b82"/>
    </style:style>
    <style:style style:name="P293" style:family="paragraph" style:parent-style-name="Text_20_body">
      <style:text-properties fo:language="en" fo:country="US" officeooo:paragraph-rsid="21e1c87b"/>
    </style:style>
    <style:style style:name="P294" style:family="paragraph" style:parent-style-name="Text_20_body">
      <style:text-properties fo:language="en" fo:country="US" officeooo:paragraph-rsid="21eebfc5"/>
    </style:style>
    <style:style style:name="P295" style:family="paragraph" style:parent-style-name="Text_20_body">
      <style:text-properties fo:language="en" fo:country="US" officeooo:paragraph-rsid="21ef2990"/>
    </style:style>
    <style:style style:name="P296" style:family="paragraph" style:parent-style-name="Text_20_body">
      <style:text-properties fo:language="en" fo:country="US" officeooo:paragraph-rsid="21f410fe"/>
    </style:style>
    <style:style style:name="P297" style:family="paragraph" style:parent-style-name="Text_20_body">
      <style:text-properties fo:language="en" fo:country="US" officeooo:paragraph-rsid="21fbb18f"/>
    </style:style>
    <style:style style:name="P298" style:family="paragraph" style:parent-style-name="Text_20_body">
      <style:text-properties fo:language="en" fo:country="US" officeooo:paragraph-rsid="22123764"/>
    </style:style>
    <style:style style:name="P299" style:family="paragraph" style:parent-style-name="Text_20_body">
      <style:text-properties fo:language="en" fo:country="US" officeooo:paragraph-rsid="2215458e"/>
    </style:style>
    <style:style style:name="P300" style:family="paragraph" style:parent-style-name="Text_20_body">
      <style:text-properties fo:language="en" fo:country="US" officeooo:paragraph-rsid="221578ac"/>
    </style:style>
    <style:style style:name="P301" style:family="paragraph" style:parent-style-name="Text_20_body">
      <style:text-properties fo:language="en" fo:country="US" officeooo:paragraph-rsid="2217bf3c"/>
    </style:style>
    <style:style style:name="P302" style:family="paragraph" style:parent-style-name="Text_20_body">
      <style:text-properties fo:language="en" fo:country="US" officeooo:paragraph-rsid="2217cbec"/>
    </style:style>
    <style:style style:name="P303" style:family="paragraph" style:parent-style-name="Text_20_body">
      <style:text-properties fo:language="en" fo:country="US" officeooo:paragraph-rsid="221980dc"/>
    </style:style>
    <style:style style:name="P304" style:family="paragraph" style:parent-style-name="Text_20_body">
      <style:text-properties fo:language="en" fo:country="US" officeooo:paragraph-rsid="22199437"/>
    </style:style>
    <style:style style:name="P305" style:family="paragraph" style:parent-style-name="Text_20_body">
      <style:text-properties fo:language="en" fo:country="US" officeooo:paragraph-rsid="221b7946"/>
    </style:style>
    <style:style style:name="P306" style:family="paragraph" style:parent-style-name="Text_20_body">
      <style:text-properties fo:language="en" fo:country="US" officeooo:paragraph-rsid="221cb3d5"/>
    </style:style>
    <style:style style:name="P307" style:family="paragraph" style:parent-style-name="Text_20_body">
      <style:text-properties fo:language="en" fo:country="US" officeooo:paragraph-rsid="221ddf8f"/>
    </style:style>
    <style:style style:name="P308" style:family="paragraph" style:parent-style-name="Text_20_body">
      <style:text-properties fo:language="en" fo:country="US" officeooo:paragraph-rsid="221efb2f"/>
    </style:style>
    <style:style style:name="P309" style:family="paragraph" style:parent-style-name="Text_20_body">
      <style:text-properties fo:language="en" fo:country="US" officeooo:paragraph-rsid="22217b13"/>
    </style:style>
    <style:style style:name="P310" style:family="paragraph" style:parent-style-name="Text_20_body">
      <style:text-properties fo:language="en" fo:country="US" officeooo:paragraph-rsid="2222fdd5"/>
    </style:style>
    <style:style style:name="P311" style:family="paragraph" style:parent-style-name="Text_20_body">
      <style:text-properties fo:language="en" fo:country="US" officeooo:paragraph-rsid="22232296"/>
    </style:style>
    <style:style style:name="P312" style:family="paragraph" style:parent-style-name="Text_20_body">
      <style:text-properties fo:language="en" fo:country="US" officeooo:paragraph-rsid="222343ff"/>
    </style:style>
    <style:style style:name="P313" style:family="paragraph" style:parent-style-name="Text_20_body">
      <style:text-properties fo:language="en" fo:country="US" officeooo:paragraph-rsid="222752aa"/>
    </style:style>
    <style:style style:name="P314" style:family="paragraph" style:parent-style-name="Text_20_body">
      <style:text-properties fo:language="en" fo:country="US" officeooo:paragraph-rsid="2227a32b"/>
    </style:style>
    <style:style style:name="P315" style:family="paragraph" style:parent-style-name="Text_20_body">
      <style:text-properties fo:language="en" fo:country="US" officeooo:paragraph-rsid="222a5125"/>
    </style:style>
    <style:style style:name="P316" style:family="paragraph" style:parent-style-name="Text_20_body">
      <style:text-properties fo:language="en" fo:country="US" officeooo:paragraph-rsid="222bbe72"/>
    </style:style>
    <style:style style:name="P317" style:family="paragraph" style:parent-style-name="Text_20_body">
      <style:text-properties fo:language="en" fo:country="US" officeooo:paragraph-rsid="222e3f99"/>
    </style:style>
    <style:style style:name="P318" style:family="paragraph" style:parent-style-name="Text_20_body">
      <style:text-properties fo:language="en" fo:country="US" officeooo:paragraph-rsid="222ef894"/>
    </style:style>
    <style:style style:name="P319" style:family="paragraph" style:parent-style-name="Text_20_body">
      <style:text-properties fo:language="en" fo:country="US" officeooo:paragraph-rsid="22332fa0"/>
    </style:style>
    <style:style style:name="P320" style:family="paragraph" style:parent-style-name="Text_20_body">
      <style:text-properties fo:language="en" fo:country="US" officeooo:paragraph-rsid="2235bf94"/>
    </style:style>
    <style:style style:name="P321" style:family="paragraph" style:parent-style-name="Text_20_body">
      <style:text-properties fo:language="en" fo:country="US" officeooo:paragraph-rsid="2236cb71"/>
    </style:style>
    <style:style style:name="P322" style:family="paragraph" style:parent-style-name="Text_20_body">
      <style:text-properties fo:language="en" fo:country="US" officeooo:paragraph-rsid="223a77df"/>
    </style:style>
    <style:style style:name="P323" style:family="paragraph" style:parent-style-name="Text_20_body">
      <style:text-properties fo:language="en" fo:country="US" officeooo:paragraph-rsid="223dfb75"/>
    </style:style>
    <style:style style:name="P324" style:family="paragraph" style:parent-style-name="Text_20_body">
      <style:text-properties fo:language="en" fo:country="US" officeooo:paragraph-rsid="223f49b0"/>
    </style:style>
    <style:style style:name="P325" style:family="paragraph" style:parent-style-name="Text_20_body">
      <style:text-properties fo:language="en" fo:country="US" officeooo:paragraph-rsid="2242c89f"/>
    </style:style>
    <style:style style:name="P326" style:family="paragraph" style:parent-style-name="Text_20_body">
      <style:text-properties fo:language="en" fo:country="US" officeooo:paragraph-rsid="224b3cae"/>
    </style:style>
    <style:style style:name="P327" style:family="paragraph" style:parent-style-name="Text_20_body">
      <style:text-properties fo:language="en" fo:country="US" officeooo:paragraph-rsid="224c917f"/>
    </style:style>
    <style:style style:name="P328" style:family="paragraph" style:parent-style-name="Standard">
      <style:text-properties fo:language="en" fo:country="US" officeooo:paragraph-rsid="22627572"/>
    </style:style>
    <style:style style:name="P329" style:family="paragraph" style:parent-style-name="Text_20_body">
      <style:text-properties fo:language="en" fo:country="US" officeooo:paragraph-rsid="225108a9"/>
    </style:style>
    <style:style style:name="P330" style:family="paragraph" style:parent-style-name="Text_20_body">
      <style:text-properties fo:language="en" fo:country="US" officeooo:paragraph-rsid="225789e3"/>
    </style:style>
    <style:style style:name="P331" style:family="paragraph" style:parent-style-name="Text_20_body">
      <style:text-properties fo:language="en" fo:country="US" officeooo:paragraph-rsid="225c5312"/>
    </style:style>
    <style:style style:name="P332" style:family="paragraph" style:parent-style-name="Text_20_body">
      <style:text-properties fo:language="en" fo:country="US" officeooo:paragraph-rsid="225e7d57"/>
    </style:style>
    <style:style style:name="P333" style:family="paragraph" style:parent-style-name="Text_20_body">
      <style:text-properties fo:language="en" fo:country="US" officeooo:paragraph-rsid="225f4641"/>
    </style:style>
    <style:style style:name="P334" style:family="paragraph" style:parent-style-name="Text_20_body">
      <style:text-properties fo:language="en" fo:country="US" officeooo:paragraph-rsid="22614695"/>
    </style:style>
    <style:style style:name="P335" style:family="paragraph" style:parent-style-name="Text_20_body">
      <style:paragraph-properties fo:break-before="page"/>
      <style:text-properties fo:language="en" fo:country="US"/>
    </style:style>
    <style:style style:name="P336" style:family="paragraph" style:parent-style-name="Text_20_body">
      <style:text-properties fo:language="en" fo:country="US" officeooo:paragraph-rsid="20a39d13"/>
    </style:style>
    <style:style style:name="P337" style:family="paragraph" style:parent-style-name="Text_20_body">
      <style:paragraph-properties fo:break-before="page"/>
      <style:text-properties fo:language="en" fo:country="US" officeooo:paragraph-rsid="20a39d13"/>
    </style:style>
    <style:style style:name="P338" style:family="paragraph" style:parent-style-name="Text_20_body">
      <style:text-properties fo:language="en" fo:country="US" officeooo:paragraph-rsid="224df8cd"/>
    </style:style>
    <style:style style:name="P339" style:family="paragraph" style:parent-style-name="Text_20_body">
      <style:paragraph-properties fo:break-before="page"/>
      <style:text-properties fo:language="en" fo:country="US" officeooo:paragraph-rsid="224df8cd"/>
    </style:style>
    <style:style style:name="P340" style:family="paragraph" style:parent-style-name="Text_20_body">
      <style:text-properties fo:language="en" fo:country="US" officeooo:rsid="1e400cd3"/>
    </style:style>
    <style:style style:name="P341" style:family="paragraph" style:parent-style-name="Text_20_body">
      <style:paragraph-properties fo:break-before="page"/>
      <style:text-properties fo:language="en" fo:country="US" officeooo:rsid="1e400cd3"/>
    </style:style>
    <style:style style:name="P342" style:family="paragraph" style:parent-style-name="Text_20_body">
      <style:text-properties fo:language="en" fo:country="US" officeooo:rsid="226308b1" officeooo:paragraph-rsid="226308b1"/>
    </style:style>
    <style:style style:name="P343" style:family="paragraph" style:parent-style-name="Text_20_body">
      <style:text-properties fo:language="en" fo:country="US" officeooo:rsid="226a0bb6" officeooo:paragraph-rsid="226a0bb6"/>
    </style:style>
    <style:style style:name="P344" style:family="paragraph" style:parent-style-name="Text_20_body">
      <style:text-properties fo:language="en" fo:country="US" officeooo:paragraph-rsid="226aceaf"/>
    </style:style>
    <style:style style:name="P345" style:family="paragraph" style:parent-style-name="Text_20_body">
      <style:text-properties fo:language="en" fo:country="US" officeooo:paragraph-rsid="226eda82"/>
    </style:style>
    <style:style style:name="P346" style:family="paragraph" style:parent-style-name="Text_20_body">
      <style:text-properties fo:language="en" fo:country="US" officeooo:paragraph-rsid="226fbfb3"/>
    </style:style>
    <style:style style:name="P347" style:family="paragraph" style:parent-style-name="Text_20_body">
      <style:text-properties fo:language="en" fo:country="US" officeooo:paragraph-rsid="227278f3"/>
    </style:style>
    <style:style style:name="P348" style:family="paragraph" style:parent-style-name="Text_20_body">
      <style:text-properties fo:language="en" fo:country="US" officeooo:paragraph-rsid="2283d93a"/>
    </style:style>
    <style:style style:name="P349" style:family="paragraph" style:parent-style-name="Text_20_body">
      <style:text-properties fo:language="en" fo:country="US" officeooo:paragraph-rsid="229a23a3"/>
    </style:style>
    <style:style style:name="P350" style:family="paragraph" style:parent-style-name="Text_20_body">
      <style:text-properties fo:language="en" fo:country="US" officeooo:paragraph-rsid="229c386c"/>
    </style:style>
    <style:style style:name="P351" style:family="paragraph" style:parent-style-name="Text_20_body">
      <style:text-properties fo:language="en" fo:country="US" officeooo:paragraph-rsid="229e505f"/>
    </style:style>
    <style:style style:name="P352" style:family="paragraph" style:parent-style-name="Text_20_body">
      <style:text-properties fo:language="en" fo:country="US" officeooo:paragraph-rsid="22a014dd"/>
    </style:style>
    <style:style style:name="P353" style:family="paragraph" style:parent-style-name="Text_20_body">
      <style:text-properties fo:language="en" fo:country="US" officeooo:paragraph-rsid="22a0a861"/>
    </style:style>
    <style:style style:name="P354" style:family="paragraph" style:parent-style-name="Text_20_body">
      <style:text-properties fo:language="en" fo:country="US" officeooo:paragraph-rsid="22a3a927"/>
    </style:style>
    <style:style style:name="P355" style:family="paragraph" style:parent-style-name="Text_20_body">
      <style:text-properties fo:language="en" fo:country="US" officeooo:paragraph-rsid="22ba82fb"/>
    </style:style>
    <style:style style:name="P356" style:family="paragraph" style:parent-style-name="Text_20_body">
      <style:text-properties fo:language="en" fo:country="US" officeooo:paragraph-rsid="22caaa39"/>
    </style:style>
    <style:style style:name="P357" style:family="paragraph" style:parent-style-name="Text_20_body">
      <style:text-properties fo:language="en" fo:country="US" officeooo:paragraph-rsid="22d01313"/>
    </style:style>
    <style:style style:name="P358" style:family="paragraph" style:parent-style-name="Text_20_body">
      <style:text-properties fo:language="en" fo:country="US" officeooo:paragraph-rsid="22e54c03"/>
    </style:style>
    <style:style style:name="P359" style:family="paragraph" style:parent-style-name="Text_20_body">
      <style:text-properties fo:language="en" fo:country="US" officeooo:paragraph-rsid="22fceaa5"/>
    </style:style>
    <style:style style:name="P360" style:family="paragraph" style:parent-style-name="Text_20_body">
      <style:text-properties fo:language="en" fo:country="US" officeooo:paragraph-rsid="23147d81"/>
    </style:style>
    <style:style style:name="P361" style:family="paragraph" style:parent-style-name="Text_20_body">
      <style:text-properties fo:language="en" fo:country="US" officeooo:paragraph-rsid="23148f4a"/>
    </style:style>
    <style:style style:name="P362" style:family="paragraph" style:parent-style-name="Text_20_body">
      <style:text-properties fo:language="en" fo:country="US" officeooo:paragraph-rsid="23177e3d"/>
    </style:style>
    <style:style style:name="P363" style:family="paragraph" style:parent-style-name="Text_20_body">
      <style:text-properties fo:language="en" fo:country="US" officeooo:paragraph-rsid="232d4a24"/>
    </style:style>
    <style:style style:name="P364" style:family="paragraph" style:parent-style-name="Text_20_body">
      <style:text-properties fo:language="en" fo:country="US" officeooo:paragraph-rsid="23341445"/>
    </style:style>
    <style:style style:name="P365" style:family="paragraph" style:parent-style-name="Text_20_body">
      <style:text-properties fo:language="en" fo:country="US" officeooo:paragraph-rsid="233da489"/>
    </style:style>
    <style:style style:name="P366" style:family="paragraph" style:parent-style-name="Text_20_body">
      <style:text-properties fo:language="en" fo:country="US" officeooo:paragraph-rsid="2361f6d3"/>
    </style:style>
    <style:style style:name="P367" style:family="paragraph" style:parent-style-name="Text_20_body">
      <style:text-properties fo:language="en" fo:country="US" officeooo:paragraph-rsid="23669363"/>
    </style:style>
    <style:style style:name="P368" style:family="paragraph" style:parent-style-name="Text_20_body">
      <style:text-properties fo:language="en" fo:country="US" officeooo:paragraph-rsid="237bace9"/>
    </style:style>
    <style:style style:name="P369" style:family="paragraph" style:parent-style-name="Text_20_body">
      <style:text-properties officeooo:paragraph-rsid="1c5c50d1"/>
    </style:style>
    <style:style style:name="P370" style:family="paragraph" style:parent-style-name="Text_20_body">
      <style:text-properties officeooo:paragraph-rsid="1c883cf9"/>
    </style:style>
    <style:style style:name="P371" style:family="paragraph" style:parent-style-name="Text_20_body">
      <style:text-properties officeooo:paragraph-rsid="1c8cf1a1"/>
    </style:style>
    <style:style style:name="P372" style:family="paragraph" style:parent-style-name="Text_20_body">
      <style:text-properties officeooo:paragraph-rsid="1c90036f"/>
    </style:style>
    <style:style style:name="P373" style:family="paragraph" style:parent-style-name="Text_20_body">
      <style:text-properties officeooo:paragraph-rsid="1c9239a2"/>
    </style:style>
    <style:style style:name="P374" style:family="paragraph" style:parent-style-name="Text_20_body">
      <style:text-properties officeooo:paragraph-rsid="1c929363"/>
    </style:style>
    <style:style style:name="P375" style:family="paragraph" style:parent-style-name="Text_20_body">
      <style:text-properties officeooo:paragraph-rsid="1c97a223"/>
    </style:style>
    <style:style style:name="P376" style:family="paragraph" style:parent-style-name="Text_20_body">
      <style:text-properties officeooo:paragraph-rsid="1c9a21db"/>
    </style:style>
    <style:style style:name="P377" style:family="paragraph" style:parent-style-name="Text_20_body">
      <style:text-properties officeooo:paragraph-rsid="1c9dd22a"/>
    </style:style>
    <style:style style:name="P378" style:family="paragraph" style:parent-style-name="Text_20_body">
      <style:text-properties officeooo:paragraph-rsid="1ca376c7"/>
    </style:style>
    <style:style style:name="P379" style:family="paragraph" style:parent-style-name="Text_20_body">
      <style:text-properties officeooo:paragraph-rsid="1ca39e8b"/>
    </style:style>
    <style:style style:name="P380" style:family="paragraph" style:parent-style-name="Text_20_body">
      <style:text-properties officeooo:paragraph-rsid="1d32194b"/>
    </style:style>
    <style:style style:name="P381" style:family="paragraph" style:parent-style-name="Text_20_body">
      <style:text-properties officeooo:paragraph-rsid="1d5465c3"/>
    </style:style>
    <style:style style:name="P382" style:family="paragraph" style:parent-style-name="Text_20_body">
      <style:text-properties officeooo:paragraph-rsid="1d557206"/>
    </style:style>
    <style:style style:name="P383" style:family="paragraph" style:parent-style-name="Text_20_body">
      <style:text-properties officeooo:paragraph-rsid="1d5fa35c"/>
    </style:style>
    <style:style style:name="P384" style:family="paragraph" style:parent-style-name="Text_20_body">
      <style:text-properties officeooo:paragraph-rsid="1d613e57"/>
    </style:style>
    <style:style style:name="P385" style:family="paragraph" style:parent-style-name="Text_20_body">
      <style:text-properties officeooo:paragraph-rsid="1d62621b"/>
    </style:style>
    <style:style style:name="P386" style:family="paragraph" style:parent-style-name="Text_20_body">
      <style:text-properties officeooo:paragraph-rsid="1d63ee55"/>
    </style:style>
    <style:style style:name="P387" style:family="paragraph" style:parent-style-name="Text_20_body">
      <style:text-properties officeooo:paragraph-rsid="1d666151"/>
    </style:style>
    <style:style style:name="P388" style:family="paragraph" style:parent-style-name="Text_20_body">
      <style:text-properties officeooo:paragraph-rsid="1d6834a9"/>
    </style:style>
    <style:style style:name="P389" style:family="paragraph" style:parent-style-name="Text_20_body">
      <style:text-properties officeooo:paragraph-rsid="1d697bcb"/>
    </style:style>
    <style:style style:name="P390" style:family="paragraph" style:parent-style-name="Text_20_body">
      <style:text-properties officeooo:paragraph-rsid="1d6b5fba"/>
    </style:style>
    <style:style style:name="P391" style:family="paragraph" style:parent-style-name="Text_20_body">
      <style:text-properties officeooo:paragraph-rsid="1d72dbc0"/>
    </style:style>
    <style:style style:name="P392" style:family="paragraph" style:parent-style-name="Text_20_body">
      <style:text-properties officeooo:paragraph-rsid="1d75747f"/>
    </style:style>
    <style:style style:name="P393" style:family="paragraph" style:parent-style-name="Text_20_body">
      <style:text-properties officeooo:paragraph-rsid="1d76c3fe"/>
    </style:style>
    <style:style style:name="P394" style:family="paragraph" style:parent-style-name="Footnote">
      <style:text-properties officeooo:rsid="1d88dae4" officeooo:paragraph-rsid="1d88dae4"/>
    </style:style>
    <style:style style:name="P395" style:family="paragraph" style:parent-style-name="Text_20_body">
      <style:text-properties officeooo:paragraph-rsid="1d9d17af"/>
    </style:style>
    <style:style style:name="P396" style:family="paragraph" style:parent-style-name="Text_20_body">
      <style:text-properties officeooo:paragraph-rsid="1d9e9afa"/>
    </style:style>
    <style:style style:name="P397" style:family="paragraph" style:parent-style-name="Text_20_body">
      <style:text-properties officeooo:paragraph-rsid="1da01f68"/>
    </style:style>
    <style:style style:name="P398" style:family="paragraph" style:parent-style-name="Text_20_body">
      <style:text-properties officeooo:paragraph-rsid="1da6c946"/>
    </style:style>
    <style:style style:name="P399" style:family="paragraph" style:parent-style-name="Text_20_body">
      <style:text-properties officeooo:paragraph-rsid="1daa34b3"/>
    </style:style>
    <style:style style:name="P400" style:family="paragraph" style:parent-style-name="Text_20_body">
      <style:text-properties officeooo:paragraph-rsid="1dbaaf61"/>
    </style:style>
    <style:style style:name="P401" style:family="paragraph" style:parent-style-name="Text_20_body">
      <style:text-properties officeooo:paragraph-rsid="1dbfe685"/>
    </style:style>
    <style:style style:name="P402" style:family="paragraph" style:parent-style-name="Text_20_body">
      <style:text-properties officeooo:paragraph-rsid="1dc43109"/>
    </style:style>
    <style:style style:name="P403" style:family="paragraph" style:parent-style-name="Text_20_body">
      <style:text-properties officeooo:paragraph-rsid="1dc6ebf0"/>
    </style:style>
    <style:style style:name="P404" style:family="paragraph" style:parent-style-name="Text_20_body">
      <style:text-properties officeooo:paragraph-rsid="1dcd1ce7"/>
    </style:style>
    <style:style style:name="P405" style:family="paragraph" style:parent-style-name="Text_20_body">
      <style:text-properties officeooo:paragraph-rsid="1dcd5c3f"/>
    </style:style>
    <style:style style:name="P406" style:family="paragraph" style:parent-style-name="Text_20_body">
      <style:text-properties officeooo:paragraph-rsid="1dd01d39"/>
    </style:style>
    <style:style style:name="P407" style:family="paragraph" style:parent-style-name="Text_20_body">
      <style:text-properties officeooo:paragraph-rsid="1dd2808c"/>
    </style:style>
    <style:style style:name="P408" style:family="paragraph" style:parent-style-name="Text_20_body">
      <style:text-properties officeooo:paragraph-rsid="1dd478ce"/>
    </style:style>
    <style:style style:name="P409" style:family="paragraph" style:parent-style-name="Text_20_body">
      <style:text-properties officeooo:paragraph-rsid="1dd61703"/>
    </style:style>
    <style:style style:name="P410" style:family="paragraph" style:parent-style-name="Text_20_body">
      <style:text-properties officeooo:paragraph-rsid="1dd9551c"/>
    </style:style>
    <style:style style:name="P411" style:family="paragraph" style:parent-style-name="Text_20_body">
      <style:text-properties officeooo:paragraph-rsid="1dda0171"/>
    </style:style>
    <style:style style:name="P412" style:family="paragraph" style:parent-style-name="Text_20_body">
      <style:text-properties officeooo:paragraph-rsid="1ddb5460"/>
    </style:style>
    <style:style style:name="P413" style:family="paragraph" style:parent-style-name="Text_20_body">
      <style:text-properties officeooo:paragraph-rsid="1ddd3512"/>
    </style:style>
    <style:style style:name="P414" style:family="paragraph" style:parent-style-name="Text_20_body">
      <style:text-properties officeooo:paragraph-rsid="1de7239e"/>
    </style:style>
    <style:style style:name="P415" style:family="paragraph" style:parent-style-name="Text_20_body">
      <style:text-properties officeooo:paragraph-rsid="1ddf479c"/>
    </style:style>
    <style:style style:name="P416" style:family="paragraph" style:parent-style-name="Text_20_body">
      <style:text-properties officeooo:paragraph-rsid="1de2d74c"/>
    </style:style>
    <style:style style:name="P417" style:family="paragraph" style:parent-style-name="Text_20_body">
      <style:text-properties officeooo:paragraph-rsid="1de4c325"/>
    </style:style>
    <style:style style:name="P418" style:family="paragraph" style:parent-style-name="Text_20_body">
      <style:text-properties officeooo:paragraph-rsid="1de59116"/>
    </style:style>
    <style:style style:name="P419" style:family="paragraph" style:parent-style-name="Text_20_body">
      <style:text-properties officeooo:paragraph-rsid="1de659c6"/>
    </style:style>
    <style:style style:name="P420" style:family="paragraph" style:parent-style-name="Text_20_body">
      <style:text-properties officeooo:paragraph-rsid="1de853dd"/>
    </style:style>
    <style:style style:name="P421" style:family="paragraph" style:parent-style-name="Text_20_body">
      <style:text-properties officeooo:paragraph-rsid="1de92fc3"/>
    </style:style>
    <style:style style:name="P422" style:family="paragraph" style:parent-style-name="Text_20_body">
      <style:text-properties officeooo:paragraph-rsid="1de9cb42"/>
    </style:style>
    <style:style style:name="P423" style:family="paragraph" style:parent-style-name="Text_20_body">
      <style:text-properties officeooo:paragraph-rsid="1decda79"/>
    </style:style>
    <style:style style:name="P424" style:family="paragraph" style:parent-style-name="Text_20_body">
      <style:text-properties officeooo:paragraph-rsid="1ded000a"/>
    </style:style>
    <style:style style:name="P425" style:family="paragraph" style:parent-style-name="Text_20_body">
      <style:text-properties officeooo:paragraph-rsid="1df04052"/>
    </style:style>
    <style:style style:name="P426" style:family="paragraph" style:parent-style-name="Text_20_body">
      <style:text-properties officeooo:paragraph-rsid="1df36aba"/>
    </style:style>
    <style:style style:name="P427" style:family="paragraph" style:parent-style-name="Text_20_body">
      <style:text-properties officeooo:paragraph-rsid="1df58ba6"/>
    </style:style>
    <style:style style:name="P428" style:family="paragraph" style:parent-style-name="Text_20_body">
      <style:text-properties officeooo:paragraph-rsid="1e005c84"/>
    </style:style>
    <style:style style:name="P429" style:family="paragraph" style:parent-style-name="Text_20_body">
      <style:text-properties officeooo:paragraph-rsid="1e0889e0"/>
    </style:style>
    <style:style style:name="P430" style:family="paragraph" style:parent-style-name="Text_20_body">
      <style:text-properties officeooo:paragraph-rsid="1e08b86f"/>
    </style:style>
    <style:style style:name="P431" style:family="paragraph" style:parent-style-name="Text_20_body">
      <style:text-properties officeooo:paragraph-rsid="1e094ddd"/>
    </style:style>
    <style:style style:name="P432" style:family="paragraph" style:parent-style-name="Text_20_body">
      <style:text-properties officeooo:paragraph-rsid="1e0a9cd7"/>
    </style:style>
    <style:style style:name="P433" style:family="paragraph" style:parent-style-name="Text_20_body">
      <style:text-properties officeooo:paragraph-rsid="1e0dc41c"/>
    </style:style>
    <style:style style:name="P434" style:family="paragraph" style:parent-style-name="Text_20_body">
      <style:text-properties officeooo:paragraph-rsid="1e126852"/>
    </style:style>
    <style:style style:name="P435" style:family="paragraph" style:parent-style-name="Text_20_body">
      <style:text-properties officeooo:paragraph-rsid="1e1372fe"/>
    </style:style>
    <style:style style:name="P436" style:family="paragraph" style:parent-style-name="Text_20_body">
      <style:text-properties officeooo:paragraph-rsid="1e1414ce"/>
    </style:style>
    <style:style style:name="P437" style:family="paragraph" style:parent-style-name="Footnote">
      <style:text-properties officeooo:rsid="1e2945a5" officeooo:paragraph-rsid="1e2945a5"/>
    </style:style>
    <style:style style:name="P438" style:family="paragraph" style:parent-style-name="Text_20_body">
      <style:text-properties officeooo:paragraph-rsid="1e493f1f"/>
    </style:style>
    <style:style style:name="P439" style:family="paragraph" style:parent-style-name="Text_20_body">
      <style:text-properties officeooo:paragraph-rsid="1e494ca2"/>
    </style:style>
    <style:style style:name="P440" style:family="paragraph" style:parent-style-name="Text_20_body">
      <style:text-properties officeooo:paragraph-rsid="1e57e600"/>
    </style:style>
    <style:style style:name="P441" style:family="paragraph" style:parent-style-name="Footnote">
      <style:text-properties officeooo:paragraph-rsid="1e6b76e6"/>
    </style:style>
    <style:style style:name="P442" style:family="paragraph" style:parent-style-name="Text_20_body">
      <style:text-properties officeooo:paragraph-rsid="1e714a9e"/>
    </style:style>
    <style:style style:name="P443" style:family="paragraph" style:parent-style-name="Text_20_body">
      <style:text-properties officeooo:paragraph-rsid="1e72feb9"/>
    </style:style>
    <style:style style:name="P444" style:family="paragraph" style:parent-style-name="Text_20_body">
      <style:text-properties officeooo:paragraph-rsid="1e764b30"/>
    </style:style>
    <style:style style:name="P445" style:family="paragraph" style:parent-style-name="Text_20_body">
      <style:text-properties officeooo:paragraph-rsid="1e85eb40"/>
    </style:style>
    <style:style style:name="P446" style:family="paragraph" style:parent-style-name="Text_20_body">
      <style:text-properties officeooo:paragraph-rsid="1e8c354f"/>
    </style:style>
    <style:style style:name="P447" style:family="paragraph" style:parent-style-name="Text_20_body">
      <style:text-properties officeooo:paragraph-rsid="1e8dfd60"/>
    </style:style>
    <style:style style:name="P448" style:family="paragraph" style:parent-style-name="Text_20_body">
      <style:text-properties officeooo:paragraph-rsid="1e8f9ac7"/>
    </style:style>
    <style:style style:name="P449" style:family="paragraph" style:parent-style-name="Text_20_body">
      <style:text-properties officeooo:paragraph-rsid="1e9ff3b5"/>
    </style:style>
    <style:style style:name="P450" style:family="paragraph" style:parent-style-name="Text_20_body">
      <style:text-properties officeooo:paragraph-rsid="1ea4ebfa"/>
    </style:style>
    <style:style style:name="P451" style:family="paragraph" style:parent-style-name="Footnote">
      <style:text-properties officeooo:rsid="1eba7dd4" officeooo:paragraph-rsid="1eba7dd4"/>
    </style:style>
    <style:style style:name="P452" style:family="paragraph" style:parent-style-name="Footnote">
      <style:text-properties officeooo:rsid="1ee5b815" officeooo:paragraph-rsid="1ee5b815"/>
    </style:style>
    <style:style style:name="P453" style:family="paragraph" style:parent-style-name="Footnote">
      <style:text-properties officeooo:rsid="1f119430" officeooo:paragraph-rsid="1f119430"/>
    </style:style>
    <style:style style:name="P454" style:family="paragraph" style:parent-style-name="Text_20_body">
      <style:text-properties officeooo:paragraph-rsid="1f119430"/>
    </style:style>
    <style:style style:name="P455" style:family="paragraph" style:parent-style-name="Footnote">
      <style:text-properties officeooo:rsid="1f5825ac" officeooo:paragraph-rsid="1f5825ac"/>
    </style:style>
    <style:style style:name="P456" style:family="paragraph" style:parent-style-name="Text_20_body">
      <style:text-properties officeooo:paragraph-rsid="1f545f3b"/>
    </style:style>
    <style:style style:name="P457" style:family="paragraph" style:parent-style-name="Text_20_body">
      <style:text-properties officeooo:paragraph-rsid="1f55e831"/>
    </style:style>
    <style:style style:name="P458" style:family="paragraph" style:parent-style-name="Text_20_body">
      <style:text-properties officeooo:paragraph-rsid="1f5d2227"/>
    </style:style>
    <style:style style:name="P459" style:family="paragraph" style:parent-style-name="Text_20_body">
      <style:text-properties officeooo:paragraph-rsid="1f611d7f"/>
    </style:style>
    <style:style style:name="P460" style:family="paragraph" style:parent-style-name="Text_20_body">
      <style:text-properties officeooo:paragraph-rsid="1f692ff4"/>
    </style:style>
    <style:style style:name="P461" style:family="paragraph" style:parent-style-name="Text_20_body">
      <style:text-properties officeooo:paragraph-rsid="1f6c8978"/>
    </style:style>
    <style:style style:name="P462" style:family="paragraph" style:parent-style-name="Footnote">
      <style:text-properties officeooo:paragraph-rsid="1f8b0153"/>
    </style:style>
    <style:style style:name="P463" style:family="paragraph" style:parent-style-name="Text_20_body">
      <style:text-properties officeooo:paragraph-rsid="1f7cb288"/>
    </style:style>
    <style:style style:name="P464" style:family="paragraph" style:parent-style-name="Text_20_body">
      <style:text-properties officeooo:paragraph-rsid="1f85b2f5"/>
    </style:style>
    <style:style style:name="P465" style:family="paragraph" style:parent-style-name="Text_20_body">
      <style:text-properties officeooo:paragraph-rsid="1f917a6c"/>
    </style:style>
    <style:style style:name="P466" style:family="paragraph" style:parent-style-name="Text_20_body">
      <style:text-properties officeooo:paragraph-rsid="1f9365e7"/>
    </style:style>
    <style:style style:name="P467" style:family="paragraph" style:parent-style-name="Text_20_body">
      <style:text-properties officeooo:paragraph-rsid="1f94fd08"/>
    </style:style>
    <style:style style:name="P468" style:family="paragraph" style:parent-style-name="Text_20_body">
      <style:text-properties officeooo:paragraph-rsid="1fa82910"/>
    </style:style>
    <style:style style:name="P469" style:family="paragraph" style:parent-style-name="Text_20_body">
      <style:text-properties officeooo:paragraph-rsid="202d9056"/>
    </style:style>
    <style:style style:name="P470" style:family="paragraph" style:parent-style-name="Text_20_body">
      <style:text-properties officeooo:paragraph-rsid="206beaa8"/>
    </style:style>
    <style:style style:name="P471" style:family="paragraph" style:parent-style-name="Text_20_body">
      <style:text-properties officeooo:paragraph-rsid="20ccdbd9"/>
    </style:style>
    <style:style style:name="P472" style:family="paragraph" style:parent-style-name="Text_20_body">
      <style:text-properties officeooo:paragraph-rsid="20fa07bf"/>
    </style:style>
    <style:style style:name="P473" style:family="paragraph" style:parent-style-name="Text_20_body">
      <style:text-properties officeooo:paragraph-rsid="2176cee2"/>
    </style:style>
    <style:style style:name="P474" style:family="paragraph" style:parent-style-name="Text_20_body">
      <style:text-properties officeooo:paragraph-rsid="219e314e"/>
    </style:style>
    <style:style style:name="P475" style:family="paragraph" style:parent-style-name="Text_20_body">
      <style:text-properties officeooo:paragraph-rsid="21a7b38b"/>
    </style:style>
    <style:style style:name="P476" style:family="paragraph" style:parent-style-name="Text_20_body">
      <style:text-properties officeooo:paragraph-rsid="21dfb77d"/>
    </style:style>
    <style:style style:name="P477" style:family="paragraph" style:parent-style-name="Text_20_body">
      <style:text-properties officeooo:paragraph-rsid="21d1af11"/>
    </style:style>
    <style:style style:name="P478" style:family="paragraph" style:parent-style-name="Text_20_body">
      <style:text-properties officeooo:paragraph-rsid="21dd25d5"/>
    </style:style>
    <style:style style:name="P479" style:family="paragraph" style:parent-style-name="Text_20_body">
      <style:text-properties officeooo:paragraph-rsid="21de6083"/>
    </style:style>
    <style:style style:name="P480" style:family="paragraph" style:parent-style-name="Text_20_body">
      <style:text-properties officeooo:paragraph-rsid="21ec6c11"/>
    </style:style>
    <style:style style:name="P481" style:family="paragraph" style:parent-style-name="Text_20_body">
      <style:text-properties officeooo:paragraph-rsid="21eebfc5"/>
    </style:style>
    <style:style style:name="P482" style:family="paragraph" style:parent-style-name="Text_20_body">
      <style:text-properties officeooo:paragraph-rsid="21f24bab"/>
    </style:style>
    <style:style style:name="P483" style:family="paragraph" style:parent-style-name="Text_20_body">
      <style:text-properties officeooo:paragraph-rsid="221b7946"/>
    </style:style>
    <style:style style:name="P484" style:family="paragraph" style:parent-style-name="Text_20_body">
      <style:text-properties officeooo:paragraph-rsid="221cb3d5"/>
    </style:style>
    <style:style style:name="P485" style:family="paragraph" style:parent-style-name="Text_20_body">
      <style:text-properties officeooo:paragraph-rsid="221f85c2"/>
    </style:style>
    <style:style style:name="P486" style:family="paragraph" style:parent-style-name="Text_20_body">
      <style:text-properties officeooo:paragraph-rsid="225973e7"/>
    </style:style>
    <style:style style:name="P487" style:family="paragraph" style:parent-style-name="Text_20_body">
      <style:text-properties officeooo:paragraph-rsid="225d5c16"/>
    </style:style>
    <style:style style:name="P488" style:family="paragraph" style:parent-style-name="Text_20_body">
      <style:text-properties officeooo:paragraph-rsid="22616039"/>
    </style:style>
    <style:style style:name="P489" style:family="paragraph" style:parent-style-name="Contents_20_1">
      <style:paragraph-properties>
        <style:tab-stops>
          <style:tab-stop style:position="175.9mm" style:type="right" style:leader-style="dotted" style:leader-text="."/>
        </style:tab-stops>
      </style:paragraph-properties>
    </style:style>
    <style:style style:name="P490" style:family="paragraph" style:parent-style-name="Contents_20_2">
      <style:paragraph-properties>
        <style:tab-stops>
          <style:tab-stop style:position="172.9mm" style:type="right" style:leader-style="dotted" style:leader-text="."/>
        </style:tab-stops>
      </style:paragraph-properties>
    </style:style>
    <style:style style:name="P491" style:family="paragraph" style:parent-style-name="Contents_20_3">
      <style:paragraph-properties>
        <style:tab-stops>
          <style:tab-stop style:position="169.9mm" style:type="right" style:leader-style="dotted" style:leader-text="."/>
        </style:tab-stops>
      </style:paragraph-properties>
    </style:style>
    <style:style style:name="P492" style:family="paragraph" style:parent-style-name="Contents_20_4">
      <style:paragraph-properties>
        <style:tab-stops>
          <style:tab-stop style:position="166.9mm" style:type="right" style:leader-style="dotted" style:leader-text="."/>
        </style:tab-stops>
      </style:paragraph-properties>
    </style:style>
    <style:style style:name="P493" style:family="paragraph" style:parent-style-name="Contents_20_5">
      <style:paragraph-properties>
        <style:tab-stops>
          <style:tab-stop style:position="163.9mm" style:type="right" style:leader-style="dotted" style:leader-text="."/>
        </style:tab-stops>
      </style:paragraph-properties>
    </style:style>
    <style:style style:name="P494" style:family="paragraph" style:parent-style-name="Contents_20_6">
      <style:paragraph-properties>
        <style:tab-stops>
          <style:tab-stop style:position="160.9mm" style:type="right" style:leader-style="dotted" style:leader-text="."/>
        </style:tab-stops>
      </style:paragraph-properties>
    </style:style>
    <style:style style:name="P495" style:family="paragraph" style:parent-style-name="Standard">
      <style:paragraph-properties fo:break-before="page"/>
    </style:style>
    <style:style style:name="P496" style:family="paragraph" style:parent-style-name="Text_20_body">
      <style:paragraph-properties fo:break-before="page"/>
    </style:style>
    <style:style style:name="P497" style:family="paragraph" style:parent-style-name="Text_20_body">
      <style:text-properties officeooo:rsid="1c7d1ccc" officeooo:paragraph-rsid="226865e8"/>
    </style:style>
    <style:style style:name="P498" style:family="paragraph" style:parent-style-name="Text_20_body">
      <style:text-properties officeooo:paragraph-rsid="226eda82"/>
    </style:style>
    <style:style style:name="P499" style:family="paragraph" style:parent-style-name="Text_20_body">
      <style:text-properties officeooo:paragraph-rsid="2279ba96"/>
    </style:style>
    <style:style style:name="P500" style:family="paragraph" style:parent-style-name="Text_20_body">
      <style:text-properties officeooo:paragraph-rsid="227e7f72"/>
    </style:style>
    <style:style style:name="P501" style:family="paragraph" style:parent-style-name="Text_20_body">
      <style:text-properties officeooo:paragraph-rsid="22a65ca1"/>
    </style:style>
    <style:style style:name="P502" style:family="paragraph" style:parent-style-name="Text_20_body">
      <style:text-properties officeooo:paragraph-rsid="22ae31d2"/>
    </style:style>
    <style:style style:name="P503" style:family="paragraph" style:parent-style-name="Text_20_body">
      <style:text-properties officeooo:paragraph-rsid="22ee17c8"/>
    </style:style>
    <style:style style:name="P504" style:family="paragraph" style:parent-style-name="Text_20_body">
      <style:text-properties officeooo:paragraph-rsid="23017a9c"/>
    </style:style>
    <style:style style:name="P505" style:family="paragraph" style:parent-style-name="Text_20_body">
      <style:text-properties officeooo:paragraph-rsid="2301cdef"/>
    </style:style>
    <style:style style:name="P506" style:family="paragraph" style:parent-style-name="Text_20_body">
      <style:text-properties officeooo:paragraph-rsid="230ef948"/>
    </style:style>
    <style:style style:name="P507" style:family="paragraph" style:parent-style-name="Text_20_body">
      <style:text-properties officeooo:paragraph-rsid="2318b4aa"/>
    </style:style>
    <style:style style:name="P508" style:family="paragraph" style:parent-style-name="Text_20_body">
      <style:text-properties officeooo:paragraph-rsid="2329a982"/>
    </style:style>
    <style:style style:name="P509" style:family="paragraph" style:parent-style-name="Heading_20_1">
      <style:text-properties fo:language="en" fo:country="US"/>
    </style:style>
    <style:style style:name="P510" style:family="paragraph" style:parent-style-name="Heading_20_2">
      <style:paragraph-properties fo:break-before="page"/>
      <style:text-properties fo:language="en" fo:country="US"/>
    </style:style>
    <style:style style:name="P511" style:family="paragraph" style:parent-style-name="Heading_20_2">
      <style:text-properties fo:language="en" fo:country="US"/>
    </style:style>
    <style:style style:name="P512" style:family="paragraph" style:parent-style-name="Heading_20_3">
      <style:text-properties fo:language="en" fo:country="US"/>
    </style:style>
    <style:style style:name="P513" style:family="paragraph" style:parent-style-name="Heading_20_3">
      <style:paragraph-properties fo:break-before="page"/>
      <style:text-properties fo:language="en" fo:country="US"/>
    </style:style>
    <style:style style:name="P514" style:family="paragraph" style:parent-style-name="Heading_20_3">
      <style:text-properties fo:language="en" fo:country="US" officeooo:paragraph-rsid="1ca4be2c"/>
    </style:style>
    <style:style style:name="P515" style:family="paragraph" style:parent-style-name="Heading_20_3">
      <style:text-properties fo:language="en" fo:country="US" officeooo:paragraph-rsid="21de6083"/>
    </style:style>
    <style:style style:name="P516" style:family="paragraph" style:parent-style-name="Heading_20_3">
      <style:text-properties fo:language="en" fo:country="US" officeooo:paragraph-rsid="215bd511"/>
    </style:style>
    <style:style style:name="P517" style:family="paragraph" style:parent-style-name="Heading_20_4">
      <style:text-properties fo:language="en" fo:country="US"/>
    </style:style>
    <style:style style:name="P518" style:family="paragraph" style:parent-style-name="Heading_20_4">
      <style:text-properties fo:language="en" fo:country="US" officeooo:paragraph-rsid="1ce32fe7"/>
    </style:style>
    <style:style style:name="P519" style:family="paragraph" style:parent-style-name="Heading_20_4">
      <style:text-properties fo:language="en" fo:country="US" officeooo:paragraph-rsid="20539011"/>
    </style:style>
    <style:style style:name="P520" style:family="paragraph" style:parent-style-name="Heading_20_5">
      <style:text-properties fo:language="en" fo:country="US"/>
    </style:style>
    <style:style style:name="P521" style:family="paragraph" style:parent-style-name="Heading_20_5">
      <style:text-properties fo:language="en" fo:country="US" officeooo:paragraph-rsid="1d846020"/>
    </style:style>
    <style:style style:name="P522" style:family="paragraph" style:parent-style-name="Heading_20_5">
      <style:text-properties officeooo:rsid="065f6bfd" officeooo:paragraph-rsid="226865e8"/>
    </style:style>
    <style:style style:name="P523" style:family="paragraph" style:parent-style-name="Heading_20_6">
      <style:text-properties fo:language="en" fo:country="US"/>
    </style:style>
    <style:style style:name="P524" style:family="paragraph" style:parent-style-name="Ordered_5f_list_5f_jlq" style:list-style-name="L1"/>
    <style:style style:name="P525" style:family="paragraph" style:parent-style-name="Ordered_5f_list_5f_jlq" style:list-style-name="L2"/>
    <style:style style:name="P526" style:family="paragraph" style:parent-style-name="Ordered_5f_list_5f_jlq" style:list-style-name="L3"/>
    <style:style style:name="P527" style:family="paragraph" style:parent-style-name="Ordered_5f_list_5f_jlq" style:list-style-name="L3">
      <style:text-properties officeooo:paragraph-rsid="2293fe93"/>
    </style:style>
    <style:style style:name="P528" style:family="paragraph" style:parent-style-name="Ordered_5f_list_5f_jlq" style:list-style-name="L4">
      <style:text-properties officeooo:paragraph-rsid="2381c725"/>
    </style:style>
    <style:style style:name="P529" style:family="paragraph" style:parent-style-name="Ordered_5f_list_5f_jlq" style:list-style-name="L5"/>
    <style:style style:name="P530" style:family="paragraph" style:parent-style-name="Ordered_5f_list_5f_jlq" style:list-style-name="L6"/>
    <style:style style:name="P531" style:family="paragraph" style:parent-style-name="Ordered_5f_list_5f_jlq" style:list-style-name="L7"/>
    <style:style style:name="P532" style:family="paragraph" style:parent-style-name="Ordered_5f_list_5f_jlq" style:list-style-name="L8"/>
    <style:style style:name="P533" style:family="paragraph" style:parent-style-name="Ordered_5f_list_5f_jlq" style:list-style-name="L9"/>
    <style:style style:name="P534" style:family="paragraph" style:parent-style-name="Ordered_5f_list_5f_jlq" style:list-style-name="L10"/>
    <style:style style:name="P535" style:family="paragraph" style:parent-style-name="Ordered_5f_list_5f_jlq" style:list-style-name="L11"/>
    <style:style style:name="P536" style:family="paragraph" style:parent-style-name="Ordered_5f_list_5f_jlq" style:list-style-name="L12"/>
    <style:style style:name="P537" style:family="paragraph" style:parent-style-name="Ordered_5f_list_5f_jlq" style:list-style-name="L13"/>
    <style:style style:name="P538" style:family="paragraph" style:parent-style-name="Ordered_5f_list_5f_jlq" style:list-style-name="L14"/>
    <style:style style:name="P539" style:family="paragraph" style:parent-style-name="Ordered_5f_list_5f_jlq" style:list-style-name="L15"/>
    <style:style style:name="P540" style:family="paragraph" style:parent-style-name="Ordered_5f_list_5f_jlq" style:list-style-name="L16"/>
    <style:style style:name="P541" style:family="paragraph" style:parent-style-name="Ordered_5f_list_5f_jlq" style:list-style-name="L17"/>
    <style:style style:name="P542" style:family="paragraph" style:parent-style-name="Ordered_5f_list_5f_jlq" style:list-style-name="L17">
      <style:text-properties officeooo:paragraph-rsid="233264ae"/>
    </style:style>
    <style:style style:name="P543" style:family="paragraph" style:parent-style-name="Ordered_5f_list_5f_jlq" style:list-style-name="L17">
      <style:text-properties officeooo:paragraph-rsid="233347ed"/>
    </style:style>
    <style:style style:name="P544" style:family="paragraph" style:parent-style-name="Ordered_5f_list_5f_jlq" style:list-style-name="L18"/>
    <style:style style:name="P545" style:family="paragraph" style:parent-style-name="Ordered_5f_list_5f_jlq" style:list-style-name="L19"/>
    <style:style style:name="P546" style:family="paragraph" style:parent-style-name="Ordered_5f_list_5f_jlq" style:list-style-name="L20"/>
    <style:style style:name="P547" style:family="paragraph" style:parent-style-name="Ordered_5f_list_5f_jlq" style:list-style-name="L21"/>
    <style:style style:name="P548" style:family="paragraph" style:parent-style-name="Ordered_5f_list_5f_jlq" style:list-style-name="L22"/>
    <style:style style:name="P549" style:family="paragraph" style:parent-style-name="Ordered_5f_list_5f_jlq" style:list-style-name="L23"/>
    <style:style style:name="P550" style:family="paragraph" style:parent-style-name="Ordered_5f_list_5f_jlq" style:list-style-name="L24"/>
    <style:style style:name="P551" style:family="paragraph" style:parent-style-name="Ordered_5f_list_5f_jlq" style:list-style-name="L24">
      <style:text-properties officeooo:paragraph-rsid="21783316"/>
    </style:style>
    <style:style style:name="P552" style:family="paragraph" style:parent-style-name="Ordered_5f_list_5f_jlq" style:list-style-name="L25"/>
    <style:style style:name="P553" style:family="paragraph" style:parent-style-name="Ordered_5f_list_5f_jlq" style:list-style-name="L25">
      <style:text-properties officeooo:paragraph-rsid="217d03aa"/>
    </style:style>
    <style:style style:name="P554" style:family="paragraph" style:parent-style-name="Ordered_5f_list_5f_jlq" style:list-style-name="L25">
      <style:text-properties officeooo:paragraph-rsid="217d3533"/>
    </style:style>
    <style:style style:name="P555" style:family="paragraph" style:parent-style-name="Ordered_5f_list_5f_jlq" style:list-style-name="L25">
      <style:text-properties officeooo:paragraph-rsid="217f22e0"/>
    </style:style>
    <style:style style:name="P556" style:family="paragraph" style:parent-style-name="Ordered_5f_list_5f_jlq" style:list-style-name="L25">
      <style:text-properties officeooo:paragraph-rsid="21831423"/>
    </style:style>
    <style:style style:name="P557" style:family="paragraph" style:parent-style-name="Ordered_5f_list_5f_jlq" style:list-style-name="L25">
      <style:text-properties officeooo:paragraph-rsid="2188d4ae"/>
    </style:style>
    <style:style style:name="P558" style:family="paragraph" style:parent-style-name="Ordered_5f_list_5f_jlq" style:list-style-name="L25">
      <style:text-properties officeooo:paragraph-rsid="218df3ca"/>
    </style:style>
    <style:style style:name="P559" style:family="paragraph" style:parent-style-name="Ordered_5f_list_5f_jlq" style:list-style-name="L25">
      <style:text-properties officeooo:paragraph-rsid="218f2c1c"/>
    </style:style>
    <style:style style:name="P560" style:family="paragraph" style:parent-style-name="Ordered_5f_list_5f_jlq" style:list-style-name="L26"/>
    <style:style style:name="P561" style:family="paragraph" style:parent-style-name="Ordered_5f_list_5f_jlq" style:list-style-name="L26">
      <style:text-properties officeooo:paragraph-rsid="2198e7bf"/>
    </style:style>
    <style:style style:name="P562" style:family="paragraph" style:parent-style-name="Ordered_5f_list_5f_jlq" style:list-style-name="L26">
      <style:text-properties officeooo:paragraph-rsid="2199d8d1"/>
    </style:style>
    <style:style style:name="P563" style:family="paragraph" style:parent-style-name="Ordered_5f_list_5f_jlq" style:list-style-name="L26">
      <style:text-properties officeooo:paragraph-rsid="219a1736"/>
    </style:style>
    <style:style style:name="P564" style:family="paragraph" style:parent-style-name="Ordered_5f_list_5f_jlq" style:list-style-name="L26">
      <style:text-properties officeooo:paragraph-rsid="219ca1b9"/>
    </style:style>
    <style:style style:name="P565" style:family="paragraph" style:parent-style-name="Ordered_5f_list_5f_jlq" style:list-style-name="L27"/>
    <style:style style:name="P566" style:family="paragraph" style:parent-style-name="Ordered_5f_list_5f_jlq" style:list-style-name="L27">
      <style:text-properties officeooo:rsid="234ba1ef" officeooo:paragraph-rsid="234ba1ef"/>
    </style:style>
    <style:style style:name="P567" style:family="paragraph" style:parent-style-name="Ordered_5f_list_5f_jlq" style:list-style-name="L28"/>
    <style:style style:name="P568" style:family="paragraph" style:parent-style-name="Ordered_5f_list_5f_jlq" style:list-style-name="L28">
      <style:text-properties officeooo:paragraph-rsid="21d6ac28"/>
    </style:style>
    <style:style style:name="P569" style:family="paragraph" style:parent-style-name="Ordered_5f_list_5f_jlq" style:list-style-name="L28">
      <style:text-properties officeooo:paragraph-rsid="21d6e7aa"/>
    </style:style>
    <style:style style:name="P570" style:family="paragraph" style:parent-style-name="Ordered_5f_list_5f_jlq" style:list-style-name="L28">
      <style:text-properties officeooo:paragraph-rsid="21d840d8"/>
    </style:style>
    <style:style style:name="P571" style:family="paragraph" style:parent-style-name="Ordered_5f_list_5f_jlq" style:list-style-name="L29"/>
    <style:style style:name="P572" style:family="paragraph" style:parent-style-name="Ordered_5f_list_5f_jlq" style:list-style-name="L29">
      <style:text-properties officeooo:paragraph-rsid="21de8ed8"/>
    </style:style>
    <style:style style:name="P573" style:family="paragraph" style:parent-style-name="Ordered_5f_list_5f_jlq" style:list-style-name="L29">
      <style:text-properties officeooo:paragraph-rsid="21dfb77d"/>
    </style:style>
    <style:style style:name="P574" style:family="paragraph" style:parent-style-name="Ordered_5f_list_5f_jlq" style:list-style-name="L30"/>
    <style:style style:name="P575" style:family="paragraph" style:parent-style-name="Ordered_5f_list_5f_jlq" style:list-style-name="L30">
      <style:text-properties officeooo:paragraph-rsid="21e7fe55"/>
    </style:style>
    <style:style style:name="P576" style:family="paragraph" style:parent-style-name="Ordered_5f_list_5f_jlq" style:list-style-name="L30">
      <style:text-properties officeooo:paragraph-rsid="21ea2869"/>
    </style:style>
    <style:style style:name="P577" style:family="paragraph" style:parent-style-name="Ordered_5f_list_5f_jlq" style:list-style-name="L30">
      <style:text-properties officeooo:paragraph-rsid="21eb72b8"/>
    </style:style>
    <style:style style:name="P578" style:family="paragraph" style:parent-style-name="Ordered_5f_list_5f_jlq" style:list-style-name="L31"/>
    <style:style style:name="P579" style:family="paragraph" style:parent-style-name="Ordered_5f_list_5f_jlq" style:list-style-name="L31">
      <style:text-properties officeooo:paragraph-rsid="21f019ae"/>
    </style:style>
    <style:style style:name="P580" style:family="paragraph" style:parent-style-name="Ordered_5f_list_5f_jlq" style:list-style-name="L31">
      <style:text-properties officeooo:paragraph-rsid="21f10c1f"/>
    </style:style>
    <style:style style:name="P581" style:family="paragraph" style:parent-style-name="Ordered_5f_list_5f_jlq" style:list-style-name="L32"/>
    <style:style style:name="P582" style:family="paragraph" style:parent-style-name="Ordered_5f_list_5f_jlq" style:list-style-name="L32">
      <style:text-properties officeooo:paragraph-rsid="21fc08e2"/>
    </style:style>
    <style:style style:name="P583" style:family="paragraph" style:parent-style-name="Ordered_5f_list_5f_jlq" style:list-style-name="L33"/>
    <style:style style:name="P584" style:family="paragraph" style:parent-style-name="Ordered_5f_list_5f_jlq" style:list-style-name="L33">
      <style:text-properties officeooo:paragraph-rsid="21fabdf6"/>
    </style:style>
    <style:style style:name="P585" style:family="paragraph" style:parent-style-name="Ordered_5f_list_5f_jlq" style:list-style-name="L34"/>
    <style:style style:name="P586" style:family="paragraph" style:parent-style-name="Ordered_5f_list_5f_jlq" style:list-style-name="L34">
      <style:text-properties officeooo:paragraph-rsid="21fc08e2"/>
    </style:style>
    <style:style style:name="P587" style:family="paragraph" style:parent-style-name="Ordered_5f_list_5f_jlq" style:list-style-name="L34">
      <style:text-properties officeooo:paragraph-rsid="21fed15e"/>
    </style:style>
    <style:style style:name="P588" style:family="paragraph" style:parent-style-name="Ordered_5f_list_5f_jlq" style:list-style-name="L34">
      <style:text-properties officeooo:paragraph-rsid="22013b80"/>
    </style:style>
    <style:style style:name="P589" style:family="paragraph" style:parent-style-name="Ordered_5f_list_5f_jlq" style:list-style-name="L34">
      <style:text-properties officeooo:paragraph-rsid="220018cc"/>
    </style:style>
    <style:style style:name="P590" style:family="paragraph" style:parent-style-name="Ordered_5f_list_5f_jlq" style:list-style-name="L34">
      <style:text-properties officeooo:paragraph-rsid="220436a8"/>
    </style:style>
    <style:style style:name="P591" style:family="paragraph" style:parent-style-name="Ordered_5f_list_5f_jlq" style:list-style-name="L34">
      <style:text-properties officeooo:paragraph-rsid="2206b1fb"/>
    </style:style>
    <style:style style:name="P592" style:family="paragraph" style:parent-style-name="Ordered_5f_list_5f_jlq" style:list-style-name="L34">
      <style:text-properties officeooo:paragraph-rsid="2356e2d9"/>
    </style:style>
    <style:style style:name="P593" style:family="paragraph" style:parent-style-name="Ordered_5f_list_5f_jlq" style:list-style-name="L34">
      <style:text-properties officeooo:paragraph-rsid="2209e189"/>
    </style:style>
    <style:style style:name="P594" style:family="paragraph" style:parent-style-name="Ordered_5f_list_5f_jlq" style:list-style-name="L34">
      <style:text-properties officeooo:paragraph-rsid="220c7121"/>
    </style:style>
    <style:style style:name="P595" style:family="paragraph" style:parent-style-name="Ordered_5f_list_5f_jlq" style:list-style-name="L34">
      <style:text-properties officeooo:paragraph-rsid="220cc919"/>
    </style:style>
    <style:style style:name="P596" style:family="paragraph" style:parent-style-name="Ordered_5f_list_5f_jlq" style:list-style-name="L34">
      <style:text-properties officeooo:paragraph-rsid="23832b9b"/>
    </style:style>
    <style:style style:name="P597" style:family="paragraph" style:parent-style-name="Ordered_5f_list_5f_jlq" style:list-style-name="L35"/>
    <style:style style:name="P598" style:family="paragraph" style:parent-style-name="Ordered_5f_list_5f_jlq" style:list-style-name="L36"/>
    <style:style style:name="P599" style:family="paragraph" style:parent-style-name="Ordered_5f_list_5f_jlq" style:list-style-name="L36">
      <style:text-properties officeooo:paragraph-rsid="220d3952"/>
    </style:style>
    <style:style style:name="P600" style:family="paragraph" style:parent-style-name="Ordered_5f_list_5f_jlq" style:list-style-name="L37"/>
    <style:style style:name="P601" style:family="paragraph" style:parent-style-name="Ordered_5f_list_5f_jlq" style:list-style-name="L38"/>
    <style:style style:name="T1" style:family="text">
      <style:text-properties fo:font-weight="bold" style:font-weight-asian="bold" style:font-weight-complex="bold"/>
    </style:style>
    <style:style style:name="T2" style:family="text">
      <style:text-properties fo:font-weight="bold" officeooo:rsid="1c579fee" style:font-weight-asian="bold" style:font-weight-complex="bold"/>
    </style:style>
    <style:style style:name="T3" style:family="text">
      <style:text-properties fo:font-weight="bold" officeooo:rsid="1f9ad5a5"/>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officeooo:rsid="1c5bb6d2"/>
    </style:style>
    <style:style style:name="T8" style:family="text">
      <style:text-properties fo:language="en" fo:country="US" officeooo:rsid="1c5c50d1"/>
    </style:style>
    <style:style style:name="T9" style:family="text">
      <style:text-properties fo:language="en" fo:country="US" officeooo:rsid="1c86cc0e"/>
    </style:style>
    <style:style style:name="T10" style:family="text">
      <style:text-properties fo:language="en" fo:country="US" officeooo:rsid="1c883cf9"/>
    </style:style>
    <style:style style:name="T11" style:family="text">
      <style:text-properties fo:language="en" fo:country="US" officeooo:rsid="1c8ac0a4"/>
    </style:style>
    <style:style style:name="T12" style:family="text">
      <style:text-properties fo:language="en" fo:country="US" officeooo:rsid="1c8b8912"/>
    </style:style>
    <style:style style:name="T13" style:family="text">
      <style:text-properties fo:language="en" fo:country="US" officeooo:rsid="1c8cf1a1"/>
    </style:style>
    <style:style style:name="T14" style:family="text">
      <style:text-properties fo:language="en" fo:country="US" officeooo:rsid="1c8e35d0"/>
    </style:style>
    <style:style style:name="T15" style:family="text">
      <style:text-properties fo:language="en" fo:country="US" officeooo:rsid="1c90036f"/>
    </style:style>
    <style:style style:name="T16" style:family="text">
      <style:text-properties fo:language="en" fo:country="US" officeooo:rsid="1c9239a2"/>
    </style:style>
    <style:style style:name="T17" style:family="text">
      <style:text-properties fo:language="en" fo:country="US" officeooo:rsid="1c929363"/>
    </style:style>
    <style:style style:name="T18" style:family="text">
      <style:text-properties fo:language="en" fo:country="US" officeooo:rsid="1c93c321"/>
    </style:style>
    <style:style style:name="T19" style:family="text">
      <style:text-properties fo:language="en" fo:country="US" officeooo:rsid="1c9554ef"/>
    </style:style>
    <style:style style:name="T20" style:family="text">
      <style:text-properties fo:language="en" fo:country="US" officeooo:rsid="1c970c99"/>
    </style:style>
    <style:style style:name="T21" style:family="text">
      <style:text-properties fo:language="en" fo:country="US" officeooo:rsid="1c97a223"/>
    </style:style>
    <style:style style:name="T22" style:family="text">
      <style:text-properties fo:language="en" fo:country="US" officeooo:rsid="1c998fd3"/>
    </style:style>
    <style:style style:name="T23" style:family="text">
      <style:text-properties fo:language="en" fo:country="US" officeooo:rsid="1c9a21db"/>
    </style:style>
    <style:style style:name="T24" style:family="text">
      <style:text-properties fo:language="en" fo:country="US" officeooo:rsid="1ca376c7"/>
    </style:style>
    <style:style style:name="T25" style:family="text">
      <style:text-properties fo:language="en" fo:country="US" officeooo:rsid="1ca39e8b"/>
    </style:style>
    <style:style style:name="T26" style:family="text">
      <style:text-properties fo:language="en" fo:country="US" officeooo:rsid="1cb171ce"/>
    </style:style>
    <style:style style:name="T27" style:family="text">
      <style:text-properties fo:language="en" fo:country="US" officeooo:rsid="1cb2be8a"/>
    </style:style>
    <style:style style:name="T28" style:family="text">
      <style:text-properties fo:language="en" fo:country="US" officeooo:rsid="1cb3a788"/>
    </style:style>
    <style:style style:name="T29" style:family="text">
      <style:text-properties fo:language="en" fo:country="US" officeooo:rsid="1cb4ea30"/>
    </style:style>
    <style:style style:name="T30" style:family="text">
      <style:text-properties fo:language="en" fo:country="US" officeooo:rsid="1cb764d6"/>
    </style:style>
    <style:style style:name="T31" style:family="text">
      <style:text-properties fo:language="en" fo:country="US" officeooo:rsid="1cb88625"/>
    </style:style>
    <style:style style:name="T32" style:family="text">
      <style:text-properties fo:language="en" fo:country="US" officeooo:rsid="1cba2c9f"/>
    </style:style>
    <style:style style:name="T33" style:family="text">
      <style:text-properties fo:language="en" fo:country="US" officeooo:rsid="1cba6e43"/>
    </style:style>
    <style:style style:name="T34" style:family="text">
      <style:text-properties fo:language="en" fo:country="US" officeooo:rsid="1cbb8624"/>
    </style:style>
    <style:style style:name="T35" style:family="text">
      <style:text-properties fo:language="en" fo:country="US" officeooo:rsid="1cbd39bd"/>
    </style:style>
    <style:style style:name="T36" style:family="text">
      <style:text-properties fo:language="en" fo:country="US" officeooo:rsid="1cbec70b"/>
    </style:style>
    <style:style style:name="T37" style:family="text">
      <style:text-properties fo:language="en" fo:country="US" officeooo:rsid="1cc040c8"/>
    </style:style>
    <style:style style:name="T38" style:family="text">
      <style:text-properties fo:language="en" fo:country="US" officeooo:rsid="1d30c145"/>
    </style:style>
    <style:style style:name="T39" style:family="text">
      <style:text-properties fo:language="en" fo:country="US" officeooo:rsid="1d5465c3"/>
    </style:style>
    <style:style style:name="T40" style:family="text">
      <style:text-properties fo:language="en" fo:country="US" officeooo:rsid="1d5571af"/>
    </style:style>
    <style:style style:name="T41" style:family="text">
      <style:text-properties fo:language="en" fo:country="US" officeooo:rsid="1d557206"/>
    </style:style>
    <style:style style:name="T42" style:family="text">
      <style:text-properties fo:language="en" fo:country="US" officeooo:rsid="1d5fa35c"/>
    </style:style>
    <style:style style:name="T43" style:family="text">
      <style:text-properties fo:language="en" fo:country="US" officeooo:rsid="1d613e57"/>
    </style:style>
    <style:style style:name="T44" style:family="text">
      <style:text-properties fo:language="en" fo:country="US" officeooo:rsid="1d62621b"/>
    </style:style>
    <style:style style:name="T45" style:family="text">
      <style:text-properties fo:language="en" fo:country="US" officeooo:rsid="1d63ee55"/>
    </style:style>
    <style:style style:name="T46" style:family="text">
      <style:text-properties fo:language="en" fo:country="US" officeooo:rsid="1d64a2e5"/>
    </style:style>
    <style:style style:name="T47" style:family="text">
      <style:text-properties fo:language="en" fo:country="US" officeooo:rsid="1d666151"/>
    </style:style>
    <style:style style:name="T48" style:family="text">
      <style:text-properties fo:language="en" fo:country="US" officeooo:rsid="1d67f801"/>
    </style:style>
    <style:style style:name="T49" style:family="text">
      <style:text-properties fo:language="en" fo:country="US" officeooo:rsid="1d6834a9"/>
    </style:style>
    <style:style style:name="T50" style:family="text">
      <style:text-properties fo:language="en" fo:country="US" officeooo:rsid="1d697bcb"/>
    </style:style>
    <style:style style:name="T51" style:family="text">
      <style:text-properties fo:language="en" fo:country="US" officeooo:rsid="1d6b5fba"/>
    </style:style>
    <style:style style:name="T52" style:family="text">
      <style:text-properties fo:language="en" fo:country="US" officeooo:rsid="1d6c3668"/>
    </style:style>
    <style:style style:name="T53" style:family="text">
      <style:text-properties fo:language="en" fo:country="US" officeooo:rsid="1d72dbc0"/>
    </style:style>
    <style:style style:name="T54" style:family="text">
      <style:text-properties fo:language="en" fo:country="US" officeooo:rsid="1d74c9f7"/>
    </style:style>
    <style:style style:name="T55" style:family="text">
      <style:text-properties fo:language="en" fo:country="US" officeooo:rsid="1d75747f"/>
    </style:style>
    <style:style style:name="T56" style:family="text">
      <style:text-properties fo:language="en" fo:country="US" officeooo:rsid="1d76c3fe"/>
    </style:style>
    <style:style style:name="T57" style:family="text">
      <style:text-properties fo:language="en" fo:country="US" officeooo:rsid="1d79002d"/>
    </style:style>
    <style:style style:name="T58" style:family="text">
      <style:text-properties fo:language="en" fo:country="US" officeooo:rsid="1d7a95e2"/>
    </style:style>
    <style:style style:name="T59" style:family="text">
      <style:text-properties fo:language="en" fo:country="US" officeooo:rsid="1d7c80e7"/>
    </style:style>
    <style:style style:name="T60" style:family="text">
      <style:text-properties fo:language="en" fo:country="US" officeooo:rsid="1d7d9eff"/>
    </style:style>
    <style:style style:name="T61" style:family="text">
      <style:text-properties fo:language="en" fo:country="US" officeooo:rsid="1d859b9a"/>
    </style:style>
    <style:style style:name="T62" style:family="text">
      <style:text-properties fo:language="en" fo:country="US" officeooo:rsid="1d8dad12"/>
    </style:style>
    <style:style style:name="T63" style:family="text">
      <style:text-properties fo:language="en" fo:country="US" officeooo:rsid="1d995b80"/>
    </style:style>
    <style:style style:name="T64" style:family="text">
      <style:text-properties fo:language="en" fo:country="US" officeooo:rsid="1d9d17af"/>
    </style:style>
    <style:style style:name="T65" style:family="text">
      <style:text-properties fo:language="en" fo:country="US" officeooo:rsid="1d9e9afa"/>
    </style:style>
    <style:style style:name="T66" style:family="text">
      <style:text-properties fo:language="en" fo:country="US" officeooo:rsid="1da01f68"/>
    </style:style>
    <style:style style:name="T67" style:family="text">
      <style:text-properties fo:language="en" fo:country="US" officeooo:rsid="1da227fb"/>
    </style:style>
    <style:style style:name="T68" style:family="text">
      <style:text-properties fo:language="en" fo:country="US" officeooo:rsid="1da6c946"/>
    </style:style>
    <style:style style:name="T69" style:family="text">
      <style:text-properties fo:language="en" fo:country="US" officeooo:rsid="1da546b6"/>
    </style:style>
    <style:style style:name="T70" style:family="text">
      <style:text-properties fo:language="en" fo:country="US" officeooo:rsid="1daa34b3"/>
    </style:style>
    <style:style style:name="T71" style:family="text">
      <style:text-properties fo:language="en" fo:country="US" officeooo:rsid="1dafadc5"/>
    </style:style>
    <style:style style:name="T72" style:family="text">
      <style:text-properties fo:language="en" fo:country="US" officeooo:rsid="1db04d7f"/>
    </style:style>
    <style:style style:name="T73" style:family="text">
      <style:text-properties fo:language="en" fo:country="US" officeooo:rsid="1db405c4"/>
    </style:style>
    <style:style style:name="T74" style:family="text">
      <style:text-properties fo:language="en" fo:country="US" officeooo:rsid="1db9754b"/>
    </style:style>
    <style:style style:name="T75" style:family="text">
      <style:text-properties fo:language="en" fo:country="US" officeooo:rsid="1dbaaf61"/>
    </style:style>
    <style:style style:name="T76" style:family="text">
      <style:text-properties fo:language="en" fo:country="US" officeooo:rsid="1dbfe685"/>
    </style:style>
    <style:style style:name="T77" style:family="text">
      <style:text-properties fo:language="en" fo:country="US" officeooo:rsid="1dc17c52"/>
    </style:style>
    <style:style style:name="T78" style:family="text">
      <style:text-properties fo:language="en" fo:country="US" officeooo:rsid="1dc43109"/>
    </style:style>
    <style:style style:name="T79" style:family="text">
      <style:text-properties fo:language="en" fo:country="US" officeooo:rsid="1dc6ebf0"/>
    </style:style>
    <style:style style:name="T80" style:family="text">
      <style:text-properties fo:language="en" fo:country="US" officeooo:rsid="1dc78437"/>
    </style:style>
    <style:style style:name="T81" style:family="text">
      <style:text-properties fo:language="en" fo:country="US" officeooo:rsid="1dcd1ce7"/>
    </style:style>
    <style:style style:name="T82" style:family="text">
      <style:text-properties fo:language="en" fo:country="US" officeooo:rsid="1dcd5c3f"/>
    </style:style>
    <style:style style:name="T83" style:family="text">
      <style:text-properties fo:language="en" fo:country="US" officeooo:rsid="1dd01d39"/>
    </style:style>
    <style:style style:name="T84" style:family="text">
      <style:text-properties fo:language="en" fo:country="US" officeooo:rsid="1dd12153"/>
    </style:style>
    <style:style style:name="T85" style:family="text">
      <style:text-properties fo:language="en" fo:country="US" officeooo:rsid="1dd2808c"/>
    </style:style>
    <style:style style:name="T86" style:family="text">
      <style:text-properties fo:language="en" fo:country="US" officeooo:rsid="1dd2937a"/>
    </style:style>
    <style:style style:name="T87" style:family="text">
      <style:text-properties fo:language="en" fo:country="US" officeooo:rsid="1dd478ce"/>
    </style:style>
    <style:style style:name="T88" style:family="text">
      <style:text-properties fo:language="en" fo:country="US" officeooo:rsid="1dd61703"/>
    </style:style>
    <style:style style:name="T89" style:family="text">
      <style:text-properties fo:language="en" fo:country="US" officeooo:rsid="1dd9551c"/>
    </style:style>
    <style:style style:name="T90" style:family="text">
      <style:text-properties fo:language="en" fo:country="US" officeooo:rsid="1dda0171"/>
    </style:style>
    <style:style style:name="T91" style:family="text">
      <style:text-properties fo:language="en" fo:country="US" officeooo:rsid="1ddb5460"/>
    </style:style>
    <style:style style:name="T92" style:family="text">
      <style:text-properties fo:language="en" fo:country="US" officeooo:rsid="1ddd3512"/>
    </style:style>
    <style:style style:name="T93" style:family="text">
      <style:text-properties fo:language="en" fo:country="US" officeooo:rsid="1ddf479c"/>
    </style:style>
    <style:style style:name="T94" style:family="text">
      <style:text-properties fo:language="en" fo:country="US" officeooo:rsid="1de0006c"/>
    </style:style>
    <style:style style:name="T95" style:family="text">
      <style:text-properties fo:language="en" fo:country="US" officeooo:rsid="1de2d74c"/>
    </style:style>
    <style:style style:name="T96" style:family="text">
      <style:text-properties fo:language="en" fo:country="US" officeooo:rsid="1de4c325"/>
    </style:style>
    <style:style style:name="T97" style:family="text">
      <style:text-properties fo:language="en" fo:country="US" officeooo:rsid="1de59116"/>
    </style:style>
    <style:style style:name="T98" style:family="text">
      <style:text-properties fo:language="en" fo:country="US" officeooo:rsid="1de659c6"/>
    </style:style>
    <style:style style:name="T99" style:family="text">
      <style:text-properties fo:language="en" fo:country="US" officeooo:rsid="1de7239e"/>
    </style:style>
    <style:style style:name="T100" style:family="text">
      <style:text-properties fo:language="en" fo:country="US" officeooo:rsid="1de853dd"/>
    </style:style>
    <style:style style:name="T101" style:family="text">
      <style:text-properties fo:language="en" fo:country="US" officeooo:rsid="1de92fc3"/>
    </style:style>
    <style:style style:name="T102" style:family="text">
      <style:text-properties fo:language="en" fo:country="US" officeooo:rsid="1de9cb42"/>
    </style:style>
    <style:style style:name="T103" style:family="text">
      <style:text-properties fo:language="en" fo:country="US" officeooo:rsid="1debe98a"/>
    </style:style>
    <style:style style:name="T104" style:family="text">
      <style:text-properties fo:language="en" fo:country="US" officeooo:rsid="1decda79"/>
    </style:style>
    <style:style style:name="T105" style:family="text">
      <style:text-properties fo:language="en" fo:country="US" officeooo:rsid="1ded000a"/>
    </style:style>
    <style:style style:name="T106" style:family="text">
      <style:text-properties fo:language="en" fo:country="US" officeooo:rsid="1df04052"/>
    </style:style>
    <style:style style:name="T107" style:family="text">
      <style:text-properties fo:language="en" fo:country="US" officeooo:rsid="1df14fde"/>
    </style:style>
    <style:style style:name="T108" style:family="text">
      <style:text-properties fo:language="en" fo:country="US" officeooo:rsid="1df36aba"/>
    </style:style>
    <style:style style:name="T109" style:family="text">
      <style:text-properties fo:language="en" fo:country="US" officeooo:rsid="1df473fd"/>
    </style:style>
    <style:style style:name="T110" style:family="text">
      <style:text-properties fo:language="en" fo:country="US" officeooo:rsid="1df58ba6"/>
    </style:style>
    <style:style style:name="T111" style:family="text">
      <style:text-properties fo:language="en" fo:country="US" officeooo:rsid="1df9030a"/>
    </style:style>
    <style:style style:name="T112" style:family="text">
      <style:text-properties fo:language="en" fo:country="US" officeooo:rsid="1dfa743f"/>
    </style:style>
    <style:style style:name="T113" style:family="text">
      <style:text-properties fo:language="en" fo:country="US" officeooo:rsid="1e005c84"/>
    </style:style>
    <style:style style:name="T114" style:family="text">
      <style:text-properties fo:language="en" fo:country="US" officeooo:rsid="1e025012"/>
    </style:style>
    <style:style style:name="T115" style:family="text">
      <style:text-properties fo:language="en" fo:country="US" officeooo:rsid="1e0652b1"/>
    </style:style>
    <style:style style:name="T116" style:family="text">
      <style:text-properties fo:language="en" fo:country="US" officeooo:rsid="1e078bb3"/>
    </style:style>
    <style:style style:name="T117" style:family="text">
      <style:text-properties fo:language="en" fo:country="US" officeooo:rsid="1e0889e0"/>
    </style:style>
    <style:style style:name="T118" style:family="text">
      <style:text-properties fo:language="en" fo:country="US" officeooo:rsid="1e08b86f"/>
    </style:style>
    <style:style style:name="T119" style:family="text">
      <style:text-properties fo:language="en" fo:country="US" officeooo:rsid="1e094ddd"/>
    </style:style>
    <style:style style:name="T120" style:family="text">
      <style:text-properties fo:language="en" fo:country="US" officeooo:rsid="1e0956d4"/>
    </style:style>
    <style:style style:name="T121" style:family="text">
      <style:text-properties fo:language="en" fo:country="US" officeooo:rsid="1e099208"/>
    </style:style>
    <style:style style:name="T122" style:family="text">
      <style:text-properties fo:language="en" fo:country="US" officeooo:rsid="1e0a9cd7"/>
    </style:style>
    <style:style style:name="T123" style:family="text">
      <style:text-properties fo:language="en" fo:country="US" officeooo:rsid="1e0dc41c"/>
    </style:style>
    <style:style style:name="T124" style:family="text">
      <style:text-properties fo:language="en" fo:country="US" officeooo:rsid="1e126852"/>
    </style:style>
    <style:style style:name="T125" style:family="text">
      <style:text-properties fo:language="en" fo:country="US" officeooo:rsid="1e1372fe"/>
    </style:style>
    <style:style style:name="T126" style:family="text">
      <style:text-properties fo:language="en" fo:country="US" officeooo:rsid="1e1414ce"/>
    </style:style>
    <style:style style:name="T127" style:family="text">
      <style:text-properties fo:language="en" fo:country="US" officeooo:rsid="1e18e3d3"/>
    </style:style>
    <style:style style:name="T128" style:family="text">
      <style:text-properties fo:language="en" fo:country="US" officeooo:rsid="1e41a76b"/>
    </style:style>
    <style:style style:name="T129" style:family="text">
      <style:text-properties fo:language="en" fo:country="US" officeooo:rsid="1e41c638"/>
    </style:style>
    <style:style style:name="T130" style:family="text">
      <style:text-properties fo:language="en" fo:country="US" officeooo:rsid="1e4342f7"/>
    </style:style>
    <style:style style:name="T131" style:family="text">
      <style:text-properties fo:language="en" fo:country="US" officeooo:rsid="1e448939"/>
    </style:style>
    <style:style style:name="T132" style:family="text">
      <style:text-properties fo:language="en" fo:country="US" officeooo:rsid="1e493f1f"/>
    </style:style>
    <style:style style:name="T133" style:family="text">
      <style:text-properties fo:language="en" fo:country="US" officeooo:rsid="1e494ca2"/>
    </style:style>
    <style:style style:name="T134" style:family="text">
      <style:text-properties fo:language="en" fo:country="US" officeooo:rsid="1e545f95"/>
    </style:style>
    <style:style style:name="T135" style:family="text">
      <style:text-properties fo:language="en" fo:country="US" officeooo:rsid="1e5572b3"/>
    </style:style>
    <style:style style:name="T136" style:family="text">
      <style:text-properties fo:language="en" fo:country="US" officeooo:rsid="1e565f27"/>
    </style:style>
    <style:style style:name="T137" style:family="text">
      <style:text-properties fo:language="en" fo:country="US" officeooo:rsid="1e567680"/>
    </style:style>
    <style:style style:name="T138" style:family="text">
      <style:text-properties fo:language="en" fo:country="US" officeooo:rsid="1e574b26"/>
    </style:style>
    <style:style style:name="T139" style:family="text">
      <style:text-properties fo:language="en" fo:country="US" officeooo:rsid="1e6a76b4"/>
    </style:style>
    <style:style style:name="T140" style:family="text">
      <style:text-properties fo:language="en" fo:country="US" officeooo:rsid="1e6b76e6"/>
    </style:style>
    <style:style style:name="T141" style:family="text">
      <style:text-properties fo:language="en" fo:country="US" officeooo:rsid="1e6c768e"/>
    </style:style>
    <style:style style:name="T142" style:family="text">
      <style:text-properties fo:language="en" fo:country="US" officeooo:rsid="1e714a9e"/>
    </style:style>
    <style:style style:name="T143" style:family="text">
      <style:text-properties fo:language="en" fo:country="US" officeooo:rsid="1e72feb9"/>
    </style:style>
    <style:style style:name="T144" style:family="text">
      <style:text-properties fo:language="en" fo:country="US" officeooo:rsid="1e74a586"/>
    </style:style>
    <style:style style:name="T145" style:family="text">
      <style:text-properties fo:language="en" fo:country="US" officeooo:rsid="1e764b30"/>
    </style:style>
    <style:style style:name="T146" style:family="text">
      <style:text-properties fo:language="en" fo:country="US" officeooo:rsid="1e7d1799"/>
    </style:style>
    <style:style style:name="T147" style:family="text">
      <style:text-properties fo:language="en" fo:country="US" officeooo:rsid="1e83e769"/>
    </style:style>
    <style:style style:name="T148" style:family="text">
      <style:text-properties fo:language="en" fo:country="US" officeooo:rsid="1e85dd02"/>
    </style:style>
    <style:style style:name="T149" style:family="text">
      <style:text-properties fo:language="en" fo:country="US" officeooo:rsid="1e85eb40"/>
    </style:style>
    <style:style style:name="T150" style:family="text">
      <style:text-properties fo:language="en" fo:country="US" officeooo:rsid="1e879b64"/>
    </style:style>
    <style:style style:name="T151" style:family="text">
      <style:text-properties fo:language="en" fo:country="US" officeooo:rsid="1e892cb2"/>
    </style:style>
    <style:style style:name="T152" style:family="text">
      <style:text-properties fo:language="en" fo:country="US" officeooo:rsid="1e8c354f"/>
    </style:style>
    <style:style style:name="T153" style:family="text">
      <style:text-properties fo:language="en" fo:country="US" officeooo:rsid="1e8dfd60"/>
    </style:style>
    <style:style style:name="T154" style:family="text">
      <style:text-properties fo:language="en" fo:country="US" officeooo:rsid="1e8f9ac7"/>
    </style:style>
    <style:style style:name="T155" style:family="text">
      <style:text-properties fo:language="en" fo:country="US" officeooo:rsid="1e90b4f9"/>
    </style:style>
    <style:style style:name="T156" style:family="text">
      <style:text-properties fo:language="en" fo:country="US" officeooo:rsid="1e96a80c"/>
    </style:style>
    <style:style style:name="T157" style:family="text">
      <style:text-properties fo:language="en" fo:country="US" officeooo:rsid="1e975b8c"/>
    </style:style>
    <style:style style:name="T158" style:family="text">
      <style:text-properties fo:language="en" fo:country="US" officeooo:rsid="1e9abf2d"/>
    </style:style>
    <style:style style:name="T159" style:family="text">
      <style:text-properties fo:language="en" fo:country="US" officeooo:rsid="1e9ebbb2"/>
    </style:style>
    <style:style style:name="T160" style:family="text">
      <style:text-properties fo:language="en" fo:country="US" officeooo:rsid="1e9fca3e"/>
    </style:style>
    <style:style style:name="T161" style:family="text">
      <style:text-properties fo:language="en" fo:country="US" officeooo:rsid="1e9ff3b5"/>
    </style:style>
    <style:style style:name="T162" style:family="text">
      <style:text-properties fo:language="en" fo:country="US" officeooo:rsid="1ea122f6"/>
    </style:style>
    <style:style style:name="T163" style:family="text">
      <style:text-properties fo:language="en" fo:country="US" officeooo:rsid="1ea2a51a"/>
    </style:style>
    <style:style style:name="T164" style:family="text">
      <style:text-properties fo:language="en" fo:country="US" officeooo:rsid="1ea4ebfa"/>
    </style:style>
    <style:style style:name="T165" style:family="text">
      <style:text-properties fo:language="en" fo:country="US" officeooo:rsid="1ea6e4d6"/>
    </style:style>
    <style:style style:name="T166" style:family="text">
      <style:text-properties fo:language="en" fo:country="US" officeooo:rsid="1eab38f9"/>
    </style:style>
    <style:style style:name="T167" style:family="text">
      <style:text-properties fo:language="en" fo:country="US" officeooo:rsid="1eabd26f"/>
    </style:style>
    <style:style style:name="T168" style:family="text">
      <style:text-properties fo:language="en" fo:country="US" officeooo:rsid="1eae248a"/>
    </style:style>
    <style:style style:name="T169" style:family="text">
      <style:text-properties fo:language="en" fo:country="US" officeooo:rsid="1eb01302"/>
    </style:style>
    <style:style style:name="T170" style:family="text">
      <style:text-properties fo:language="en" fo:country="US" officeooo:rsid="1eb3de37"/>
    </style:style>
    <style:style style:name="T171" style:family="text">
      <style:text-properties fo:language="en" fo:country="US" officeooo:rsid="1eb45a63"/>
    </style:style>
    <style:style style:name="T172" style:family="text">
      <style:text-properties fo:language="en" fo:country="US" officeooo:rsid="1eb685bf"/>
    </style:style>
    <style:style style:name="T173" style:family="text">
      <style:text-properties fo:language="en" fo:country="US" officeooo:rsid="1eb80f6e"/>
    </style:style>
    <style:style style:name="T174" style:family="text">
      <style:text-properties fo:language="en" fo:country="US" officeooo:rsid="1eba7dd4"/>
    </style:style>
    <style:style style:name="T175" style:family="text">
      <style:text-properties fo:language="en" fo:country="US" officeooo:rsid="1ebbd928"/>
    </style:style>
    <style:style style:name="T176" style:family="text">
      <style:text-properties fo:language="en" fo:country="US" officeooo:rsid="1ebed06f"/>
    </style:style>
    <style:style style:name="T177" style:family="text">
      <style:text-properties fo:language="en" fo:country="US" officeooo:rsid="1ec5f82b"/>
    </style:style>
    <style:style style:name="T178" style:family="text">
      <style:text-properties fo:language="en" fo:country="US" officeooo:rsid="1ec6aa47"/>
    </style:style>
    <style:style style:name="T179" style:family="text">
      <style:text-properties fo:language="en" fo:country="US" officeooo:rsid="1ecb16e3"/>
    </style:style>
    <style:style style:name="T180" style:family="text">
      <style:text-properties fo:language="en" fo:country="US" officeooo:rsid="1eccb0f4"/>
    </style:style>
    <style:style style:name="T181" style:family="text">
      <style:text-properties fo:language="en" fo:country="US" officeooo:rsid="1ed32a87"/>
    </style:style>
    <style:style style:name="T182" style:family="text">
      <style:text-properties fo:language="en" fo:country="US" officeooo:rsid="1ed58e11"/>
    </style:style>
    <style:style style:name="T183" style:family="text">
      <style:text-properties fo:language="en" fo:country="US" officeooo:rsid="1ed72560"/>
    </style:style>
    <style:style style:name="T184" style:family="text">
      <style:text-properties fo:language="en" fo:country="US" officeooo:rsid="1ed86f63"/>
    </style:style>
    <style:style style:name="T185" style:family="text">
      <style:text-properties fo:language="en" fo:country="US" officeooo:rsid="1ed91b0b"/>
    </style:style>
    <style:style style:name="T186" style:family="text">
      <style:text-properties fo:language="en" fo:country="US" officeooo:rsid="1eda4051"/>
    </style:style>
    <style:style style:name="T187" style:family="text">
      <style:text-properties fo:language="en" fo:country="US" officeooo:rsid="1edb9d6f"/>
    </style:style>
    <style:style style:name="T188" style:family="text">
      <style:text-properties fo:language="en" fo:country="US" officeooo:rsid="1edbff22"/>
    </style:style>
    <style:style style:name="T189" style:family="text">
      <style:text-properties fo:language="en" fo:country="US" officeooo:rsid="1ee0944f"/>
    </style:style>
    <style:style style:name="T190" style:family="text">
      <style:text-properties fo:language="en" fo:country="US" officeooo:rsid="1ee2158b"/>
    </style:style>
    <style:style style:name="T191" style:family="text">
      <style:text-properties fo:language="en" fo:country="US" officeooo:rsid="1ee23234"/>
    </style:style>
    <style:style style:name="T192" style:family="text">
      <style:text-properties fo:language="en" fo:country="US" officeooo:rsid="1ee3e5fa"/>
    </style:style>
    <style:style style:name="T193" style:family="text">
      <style:text-properties fo:language="en" fo:country="US" officeooo:rsid="1eed647a"/>
    </style:style>
    <style:style style:name="T194" style:family="text">
      <style:text-properties fo:language="en" fo:country="US" officeooo:rsid="1eef23ea"/>
    </style:style>
    <style:style style:name="T195" style:family="text">
      <style:text-properties fo:language="en" fo:country="US" officeooo:rsid="1ef20e57"/>
    </style:style>
    <style:style style:name="T196" style:family="text">
      <style:text-properties fo:language="en" fo:country="US" officeooo:rsid="1ef53274"/>
    </style:style>
    <style:style style:name="T197" style:family="text">
      <style:text-properties fo:language="en" fo:country="US" officeooo:rsid="1ef67560"/>
    </style:style>
    <style:style style:name="T198" style:family="text">
      <style:text-properties fo:language="en" fo:country="US" officeooo:rsid="1ef81a73"/>
    </style:style>
    <style:style style:name="T199" style:family="text">
      <style:text-properties fo:language="en" fo:country="US" officeooo:rsid="1efb2f81"/>
    </style:style>
    <style:style style:name="T200" style:family="text">
      <style:text-properties fo:language="en" fo:country="US" officeooo:rsid="1effdc29"/>
    </style:style>
    <style:style style:name="T201" style:family="text">
      <style:text-properties fo:language="en" fo:country="US" officeooo:rsid="1f004c8e"/>
    </style:style>
    <style:style style:name="T202" style:family="text">
      <style:text-properties fo:language="en" fo:country="US" officeooo:rsid="1f01d89c"/>
    </style:style>
    <style:style style:name="T203" style:family="text">
      <style:text-properties fo:language="en" fo:country="US" officeooo:rsid="1f058284"/>
    </style:style>
    <style:style style:name="T204" style:family="text">
      <style:text-properties fo:language="en" fo:country="US" officeooo:rsid="1f0759d1"/>
    </style:style>
    <style:style style:name="T205" style:family="text">
      <style:text-properties fo:language="en" fo:country="US" officeooo:rsid="1f09c7ed"/>
    </style:style>
    <style:style style:name="T206" style:family="text">
      <style:text-properties fo:language="en" fo:country="US" officeooo:rsid="1f0afe7a"/>
    </style:style>
    <style:style style:name="T207" style:family="text">
      <style:text-properties fo:language="en" fo:country="US" officeooo:rsid="1f0dd6c9"/>
    </style:style>
    <style:style style:name="T208" style:family="text">
      <style:text-properties fo:language="en" fo:country="US" officeooo:rsid="1f119430"/>
    </style:style>
    <style:style style:name="T209" style:family="text">
      <style:text-properties fo:language="en" fo:country="US" officeooo:rsid="1f187e1c"/>
    </style:style>
    <style:style style:name="T210" style:family="text">
      <style:text-properties fo:language="en" fo:country="US" officeooo:rsid="1f1a69d3"/>
    </style:style>
    <style:style style:name="T211" style:family="text">
      <style:text-properties fo:language="en" fo:country="US" officeooo:rsid="1f202af9"/>
    </style:style>
    <style:style style:name="T212" style:family="text">
      <style:text-properties fo:language="en" fo:country="US" officeooo:rsid="1f24c72a"/>
    </style:style>
    <style:style style:name="T213" style:family="text">
      <style:text-properties fo:language="en" fo:country="US" officeooo:rsid="1f27288f"/>
    </style:style>
    <style:style style:name="T214" style:family="text">
      <style:text-properties fo:language="en" fo:country="US" officeooo:rsid="1f307aa7"/>
    </style:style>
    <style:style style:name="T215" style:family="text">
      <style:text-properties fo:language="en" fo:country="US" officeooo:rsid="1f41cbe3"/>
    </style:style>
    <style:style style:name="T216" style:family="text">
      <style:text-properties fo:language="en" fo:country="US" officeooo:rsid="1f455695"/>
    </style:style>
    <style:style style:name="T217" style:family="text">
      <style:text-properties fo:language="en" fo:country="US" officeooo:rsid="1f4857d6"/>
    </style:style>
    <style:style style:name="T218" style:family="text">
      <style:text-properties fo:language="en" fo:country="US" officeooo:rsid="1f4a8c21"/>
    </style:style>
    <style:style style:name="T219" style:family="text">
      <style:text-properties fo:language="en" fo:country="US" officeooo:rsid="1f4d92d5"/>
    </style:style>
    <style:style style:name="T220" style:family="text">
      <style:text-properties fo:language="en" fo:country="US" officeooo:rsid="1f4f3b0f"/>
    </style:style>
    <style:style style:name="T221" style:family="text">
      <style:text-properties fo:language="en" fo:country="US" officeooo:rsid="1f545b37"/>
    </style:style>
    <style:style style:name="T222" style:family="text">
      <style:text-properties fo:language="en" fo:country="US" officeooo:rsid="1f545f3b"/>
    </style:style>
    <style:style style:name="T223" style:family="text">
      <style:text-properties fo:language="en" fo:country="US" officeooo:rsid="1f55e831"/>
    </style:style>
    <style:style style:name="T224" style:family="text">
      <style:text-properties fo:language="en" fo:country="US" officeooo:rsid="1f57a4b5"/>
    </style:style>
    <style:style style:name="T225" style:family="text">
      <style:text-properties fo:language="en" fo:country="US" officeooo:rsid="1f5af674"/>
    </style:style>
    <style:style style:name="T226" style:family="text">
      <style:text-properties fo:language="en" fo:country="US" officeooo:rsid="1f5b58c6"/>
    </style:style>
    <style:style style:name="T227" style:family="text">
      <style:text-properties fo:language="en" fo:country="US" officeooo:rsid="1f5b77bc"/>
    </style:style>
    <style:style style:name="T228" style:family="text">
      <style:text-properties fo:language="en" fo:country="US" officeooo:rsid="1f5d2227"/>
    </style:style>
    <style:style style:name="T229" style:family="text">
      <style:text-properties fo:language="en" fo:country="US" officeooo:rsid="1f6006ab"/>
    </style:style>
    <style:style style:name="T230" style:family="text">
      <style:text-properties fo:language="en" fo:country="US" officeooo:rsid="1f611d7f"/>
    </style:style>
    <style:style style:name="T231" style:family="text">
      <style:text-properties fo:language="en" fo:country="US" officeooo:rsid="1f61bd71"/>
    </style:style>
    <style:style style:name="T232" style:family="text">
      <style:text-properties fo:language="en" fo:country="US" officeooo:rsid="1f62f559"/>
    </style:style>
    <style:style style:name="T233" style:family="text">
      <style:text-properties fo:language="en" fo:country="US" officeooo:rsid="1f68dd6b"/>
    </style:style>
    <style:style style:name="T234" style:family="text">
      <style:text-properties fo:language="en" fo:country="US" officeooo:rsid="1f692ff4"/>
    </style:style>
    <style:style style:name="T235" style:family="text">
      <style:text-properties fo:language="en" fo:country="US" officeooo:rsid="1f6adf08"/>
    </style:style>
    <style:style style:name="T236" style:family="text">
      <style:text-properties fo:language="en" fo:country="US" officeooo:rsid="1f6c8978"/>
    </style:style>
    <style:style style:name="T237" style:family="text">
      <style:text-properties fo:language="en" fo:country="US" officeooo:rsid="1f6db442"/>
    </style:style>
    <style:style style:name="T238" style:family="text">
      <style:text-properties fo:language="en" fo:country="US" officeooo:rsid="1f6e1513"/>
    </style:style>
    <style:style style:name="T239" style:family="text">
      <style:text-properties fo:language="en" fo:country="US" officeooo:rsid="1f7ae402"/>
    </style:style>
    <style:style style:name="T240" style:family="text">
      <style:text-properties fo:language="en" fo:country="US" officeooo:rsid="1f7cb288"/>
    </style:style>
    <style:style style:name="T241" style:family="text">
      <style:text-properties fo:language="en" fo:country="US" officeooo:rsid="1f85b2f5"/>
    </style:style>
    <style:style style:name="T242" style:family="text">
      <style:text-properties fo:language="en" fo:country="US" officeooo:rsid="1f8648ec"/>
    </style:style>
    <style:style style:name="T243" style:family="text">
      <style:text-properties fo:language="en" fo:country="US" officeooo:rsid="1f8a9fdc"/>
    </style:style>
    <style:style style:name="T244" style:family="text">
      <style:text-properties fo:language="en" fo:country="US" officeooo:rsid="1f8b0153"/>
    </style:style>
    <style:style style:name="T245" style:family="text">
      <style:text-properties fo:language="en" fo:country="US" officeooo:rsid="1f8cacef"/>
    </style:style>
    <style:style style:name="T246" style:family="text">
      <style:text-properties fo:language="en" fo:country="US" officeooo:rsid="1f8feee0"/>
    </style:style>
    <style:style style:name="T247" style:family="text">
      <style:text-properties fo:language="en" fo:country="US" officeooo:rsid="1f917a6c"/>
    </style:style>
    <style:style style:name="T248" style:family="text">
      <style:text-properties fo:language="en" fo:country="US" officeooo:rsid="1f9365e7"/>
    </style:style>
    <style:style style:name="T249" style:family="text">
      <style:text-properties fo:language="en" fo:country="US" officeooo:rsid="1f94fd08"/>
    </style:style>
    <style:style style:name="T250" style:family="text">
      <style:text-properties fo:language="en" fo:country="US" officeooo:rsid="1f95bb17"/>
    </style:style>
    <style:style style:name="T251" style:family="text">
      <style:text-properties fo:language="en" fo:country="US" officeooo:rsid="1f978e24"/>
    </style:style>
    <style:style style:name="T252" style:family="text">
      <style:text-properties fo:language="en" fo:country="US" officeooo:rsid="1f991043"/>
    </style:style>
    <style:style style:name="T253" style:family="text">
      <style:text-properties fo:language="en" fo:country="US" officeooo:rsid="1f9ad5a5"/>
    </style:style>
    <style:style style:name="T254" style:family="text">
      <style:text-properties fo:language="en" fo:country="US" officeooo:rsid="1fa32dd5"/>
    </style:style>
    <style:style style:name="T255" style:family="text">
      <style:text-properties fo:language="en" fo:country="US" officeooo:rsid="1fa66cf9"/>
    </style:style>
    <style:style style:name="T256" style:family="text">
      <style:text-properties fo:language="en" fo:country="US" officeooo:rsid="1fa82910"/>
    </style:style>
    <style:style style:name="T257" style:family="text">
      <style:text-properties fo:language="en" fo:country="US" officeooo:rsid="1fb137d3"/>
    </style:style>
    <style:style style:name="T258" style:family="text">
      <style:text-properties fo:language="en" fo:country="US" officeooo:rsid="1fb59483"/>
    </style:style>
    <style:style style:name="T259" style:family="text">
      <style:text-properties fo:language="en" fo:country="US" officeooo:rsid="1fb71d78"/>
    </style:style>
    <style:style style:name="T260" style:family="text">
      <style:text-properties fo:language="en" fo:country="US" officeooo:rsid="1fd896b5"/>
    </style:style>
    <style:style style:name="T261" style:family="text">
      <style:text-properties fo:language="en" fo:country="US" officeooo:rsid="202d9056"/>
    </style:style>
    <style:style style:name="T262" style:family="text">
      <style:text-properties fo:language="en" fo:country="US" officeooo:rsid="20cbc2a1"/>
    </style:style>
    <style:style style:name="T263" style:family="text">
      <style:text-properties fo:language="en" fo:country="US" officeooo:rsid="20ccdbd9"/>
    </style:style>
    <style:style style:name="T264" style:family="text">
      <style:text-properties fo:language="en" fo:country="US" officeooo:rsid="20f8ddd0"/>
    </style:style>
    <style:style style:name="T265" style:family="text">
      <style:text-properties fo:language="en" fo:country="US" officeooo:rsid="20f8de39"/>
    </style:style>
    <style:style style:name="T266" style:family="text">
      <style:text-properties fo:language="en" fo:country="US" officeooo:rsid="20fa07bf"/>
    </style:style>
    <style:style style:name="T267" style:family="text">
      <style:text-properties fo:language="en" fo:country="US" officeooo:rsid="2115ee2d"/>
    </style:style>
    <style:style style:name="T268" style:family="text">
      <style:text-properties fo:language="en" fo:country="US" officeooo:rsid="21831423"/>
    </style:style>
    <style:style style:name="T269" style:family="text">
      <style:text-properties fo:language="en" fo:country="US" officeooo:rsid="2184ead0"/>
    </style:style>
    <style:style style:name="T270" style:family="text">
      <style:text-properties fo:language="en" fo:country="US" officeooo:rsid="2186919b"/>
    </style:style>
    <style:style style:name="T271" style:family="text">
      <style:text-properties fo:language="en" fo:country="US" officeooo:rsid="21a7b38b"/>
    </style:style>
    <style:style style:name="T272" style:family="text">
      <style:text-properties fo:language="en" fo:country="US" officeooo:rsid="21a8824b"/>
    </style:style>
    <style:style style:name="T273" style:family="text">
      <style:text-properties fo:language="en" fo:country="US" officeooo:rsid="21de6083"/>
    </style:style>
    <style:style style:name="T274" style:family="text">
      <style:text-properties fo:language="en" fo:country="US" officeooo:rsid="21e20e88"/>
    </style:style>
    <style:style style:name="T275" style:family="text">
      <style:text-properties fo:language="en" fo:country="US" officeooo:rsid="21eebfc5"/>
    </style:style>
    <style:style style:name="T276" style:family="text">
      <style:text-properties fo:language="en" fo:country="US" officeooo:rsid="225973e7"/>
    </style:style>
    <style:style style:name="T277" style:family="text">
      <style:text-properties fo:language="en" fo:country="US" officeooo:rsid="22588f99"/>
    </style:style>
    <style:style style:name="T278" style:family="text">
      <style:text-properties fo:language="en" fo:country="US" officeooo:rsid="225aa7dd"/>
    </style:style>
    <style:style style:name="T279" style:family="text">
      <style:text-properties fo:language="en" fo:country="US" officeooo:rsid="225d5c16"/>
    </style:style>
    <style:style style:name="T280" style:family="text">
      <style:text-properties fo:language="en" fo:country="US" officeooo:rsid="2262c3c5"/>
    </style:style>
    <style:style style:name="T281" style:family="text">
      <style:text-properties fo:language="en" fo:country="US" officeooo:rsid="226d91c1"/>
    </style:style>
    <style:style style:name="T282" style:family="text">
      <style:text-properties fo:language="en" fo:country="US" officeooo:rsid="2279b844"/>
    </style:style>
    <style:style style:name="T283" style:family="text">
      <style:text-properties fo:language="en" fo:country="US" officeooo:rsid="2279ba96"/>
    </style:style>
    <style:style style:name="T284" style:family="text">
      <style:text-properties fo:language="en" fo:country="US" officeooo:rsid="22a141da"/>
    </style:style>
    <style:style style:name="T285" style:family="text">
      <style:text-properties fo:language="en" fo:country="US" officeooo:rsid="22ae31d2"/>
    </style:style>
    <style:style style:name="T286" style:family="text">
      <style:text-properties fo:language="en" fo:country="US" officeooo:rsid="22b22086"/>
    </style:style>
    <style:style style:name="T287" style:family="text">
      <style:text-properties fo:language="en" fo:country="US" officeooo:rsid="22b2c947"/>
    </style:style>
    <style:style style:name="T288" style:family="text">
      <style:text-properties fo:language="en" fo:country="US" officeooo:rsid="22dcd6f5"/>
    </style:style>
    <style:style style:name="T289" style:family="text">
      <style:text-properties fo:language="en" fo:country="US" officeooo:rsid="22de388a"/>
    </style:style>
    <style:style style:name="T290" style:family="text">
      <style:text-properties fo:language="en" fo:country="US" officeooo:rsid="22e57fe2"/>
    </style:style>
    <style:style style:name="T291" style:family="text">
      <style:text-properties fo:language="en" fo:country="US" officeooo:rsid="2301cdef"/>
    </style:style>
    <style:style style:name="T292" style:family="text">
      <style:text-properties fo:language="en" fo:country="US" officeooo:rsid="2308ac81"/>
    </style:style>
    <style:style style:name="T293" style:family="text">
      <style:text-properties officeooo:rsid="1c579fee"/>
    </style:style>
    <style:style style:name="T294" style:family="text">
      <style:text-properties officeooo:rsid="1c57e2be"/>
    </style:style>
    <style:style style:name="T295" style:family="text">
      <style:text-properties officeooo:rsid="1c583a7e"/>
    </style:style>
    <style:style style:name="T296" style:family="text">
      <style:text-properties officeooo:rsid="1c591074"/>
    </style:style>
    <style:style style:name="T297" style:family="text">
      <style:text-properties officeooo:rsid="1c597ac8"/>
    </style:style>
    <style:style style:name="T298" style:family="text">
      <style:text-properties officeooo:rsid="1c5ad8f1"/>
    </style:style>
    <style:style style:name="T299" style:family="text">
      <style:text-properties officeooo:rsid="1c5bb6d2"/>
    </style:style>
    <style:style style:name="T300" style:family="text">
      <style:text-properties officeooo:rsid="1c5c50d1"/>
    </style:style>
    <style:style style:name="T301" style:family="text">
      <style:text-properties officeooo:rsid="1c5dce09"/>
    </style:style>
    <style:style style:name="T302" style:family="text">
      <style:text-properties officeooo:rsid="1c5e4b38"/>
    </style:style>
    <style:style style:name="T303" style:family="text">
      <style:text-properties officeooo:rsid="1c5eea0e"/>
    </style:style>
    <style:style style:name="T304" style:family="text">
      <style:text-properties officeooo:rsid="1c6065d0"/>
    </style:style>
    <style:style style:name="T305" style:family="text">
      <style:text-properties officeooo:rsid="1c623351"/>
    </style:style>
    <style:style style:name="T306" style:family="text">
      <style:text-properties officeooo:rsid="1c64297e"/>
    </style:style>
    <style:style style:name="T307" style:family="text">
      <style:text-properties officeooo:rsid="1c647877"/>
    </style:style>
    <style:style style:name="T308" style:family="text">
      <style:text-properties officeooo:rsid="1c6542bf"/>
    </style:style>
    <style:style style:name="T309" style:family="text">
      <style:text-properties officeooo:rsid="1c658823"/>
    </style:style>
    <style:style style:name="T310" style:family="text">
      <style:text-properties officeooo:rsid="1c6606f8"/>
    </style:style>
    <style:style style:name="T311" style:family="text">
      <style:text-properties officeooo:rsid="1c66299b"/>
    </style:style>
    <style:style style:name="T312" style:family="text">
      <style:text-properties officeooo:rsid="1c66433b"/>
    </style:style>
    <style:style style:name="T313" style:family="text">
      <style:text-properties officeooo:rsid="1c678b7e"/>
    </style:style>
    <style:style style:name="T314" style:family="text">
      <style:text-properties officeooo:rsid="1c683ce6"/>
    </style:style>
    <style:style style:name="T315" style:family="text">
      <style:text-properties officeooo:rsid="1c69d871"/>
    </style:style>
    <style:style style:name="T316" style:family="text">
      <style:text-properties officeooo:rsid="1c6acd1d"/>
    </style:style>
    <style:style style:name="T317" style:family="text">
      <style:text-properties officeooo:rsid="1c6c7326"/>
    </style:style>
    <style:style style:name="T318" style:family="text">
      <style:text-properties officeooo:rsid="1c6e266d"/>
    </style:style>
    <style:style style:name="T319" style:family="text">
      <style:text-properties officeooo:rsid="1c6fa181"/>
    </style:style>
    <style:style style:name="T320" style:family="text">
      <style:text-properties officeooo:rsid="1c72e011"/>
    </style:style>
    <style:style style:name="T321" style:family="text">
      <style:text-properties officeooo:rsid="1c73d4ba"/>
    </style:style>
    <style:style style:name="T322" style:family="text">
      <style:text-properties officeooo:rsid="1c75116b"/>
    </style:style>
    <style:style style:name="T323" style:family="text">
      <style:text-properties officeooo:rsid="1c768b02"/>
    </style:style>
    <style:style style:name="T324" style:family="text">
      <style:text-properties officeooo:rsid="1c77310d"/>
    </style:style>
    <style:style style:name="T325" style:family="text">
      <style:text-properties officeooo:rsid="1c792787"/>
    </style:style>
    <style:style style:name="T326" style:family="text">
      <style:text-properties officeooo:rsid="1c79b688"/>
    </style:style>
    <style:style style:name="T327" style:family="text">
      <style:text-properties officeooo:rsid="1c79f478"/>
    </style:style>
    <style:style style:name="T328" style:family="text">
      <style:text-properties officeooo:rsid="1c7b7cf2"/>
    </style:style>
    <style:style style:name="T329" style:family="text">
      <style:text-properties officeooo:rsid="1c7d69f0"/>
    </style:style>
    <style:style style:name="T330" style:family="text">
      <style:text-properties officeooo:rsid="1c7ec900"/>
    </style:style>
    <style:style style:name="T331" style:family="text">
      <style:text-properties officeooo:rsid="1c801984"/>
    </style:style>
    <style:style style:name="T332" style:family="text">
      <style:text-properties officeooo:rsid="1c82c4c8"/>
    </style:style>
    <style:style style:name="T333" style:family="text">
      <style:text-properties officeooo:rsid="1c8376c6"/>
    </style:style>
    <style:style style:name="T334" style:family="text">
      <style:text-properties officeooo:rsid="1c854a88"/>
    </style:style>
    <style:style style:name="T335" style:family="text">
      <style:text-properties officeooo:rsid="1c86cc0e"/>
    </style:style>
    <style:style style:name="T336" style:family="text">
      <style:text-properties officeooo:rsid="1c895e0a"/>
    </style:style>
    <style:style style:name="T337" style:family="text">
      <style:text-properties officeooo:rsid="1c8cf1a1"/>
    </style:style>
    <style:style style:name="T338" style:family="text">
      <style:text-properties officeooo:rsid="1c9153e1"/>
    </style:style>
    <style:style style:name="T339" style:family="text">
      <style:text-properties officeooo:rsid="1c9239a2"/>
    </style:style>
    <style:style style:name="T340" style:family="text">
      <style:text-properties officeooo:rsid="1c970c99"/>
    </style:style>
    <style:style style:name="T341" style:family="text">
      <style:text-properties officeooo:rsid="1c998fd3"/>
    </style:style>
    <style:style style:name="T342" style:family="text">
      <style:text-properties officeooo:rsid="1c9a21db"/>
    </style:style>
    <style:style style:name="T343" style:family="text">
      <style:text-properties officeooo:rsid="1c9aff6d"/>
    </style:style>
    <style:style style:name="T344" style:family="text">
      <style:text-properties officeooo:rsid="1c9c009e"/>
    </style:style>
    <style:style style:name="T345" style:family="text">
      <style:text-properties officeooo:rsid="1c9dd22a"/>
    </style:style>
    <style:style style:name="T346" style:family="text">
      <style:text-properties officeooo:rsid="1c9f628c"/>
    </style:style>
    <style:style style:name="T347" style:family="text">
      <style:text-properties officeooo:rsid="1c9fc875"/>
    </style:style>
    <style:style style:name="T348" style:family="text">
      <style:text-properties officeooo:rsid="1ca03635"/>
    </style:style>
    <style:style style:name="T349" style:family="text">
      <style:text-properties officeooo:rsid="1ca1432e"/>
    </style:style>
    <style:style style:name="T350" style:family="text">
      <style:text-properties officeooo:rsid="1ca1fecc"/>
    </style:style>
    <style:style style:name="T351" style:family="text">
      <style:text-properties officeooo:rsid="1ca376c7"/>
    </style:style>
    <style:style style:name="T352" style:family="text">
      <style:text-properties officeooo:rsid="1ca39e8b"/>
    </style:style>
    <style:style style:name="T353" style:family="text">
      <style:text-properties officeooo:rsid="1ca4be2c"/>
    </style:style>
    <style:style style:name="T354" style:family="text">
      <style:text-properties officeooo:rsid="1ca563f6"/>
    </style:style>
    <style:style style:name="T355" style:family="text">
      <style:text-properties officeooo:rsid="1ca5854b"/>
    </style:style>
    <style:style style:name="T356" style:family="text">
      <style:text-properties officeooo:rsid="1ca7662b"/>
    </style:style>
    <style:style style:name="T357" style:family="text">
      <style:text-properties officeooo:rsid="1ca83dde"/>
    </style:style>
    <style:style style:name="T358" style:family="text">
      <style:text-properties officeooo:rsid="1ca98dc2"/>
    </style:style>
    <style:style style:name="T359" style:family="text">
      <style:text-properties officeooo:rsid="1caa2911"/>
    </style:style>
    <style:style style:name="T360" style:family="text">
      <style:text-properties officeooo:rsid="1caa74a4"/>
    </style:style>
    <style:style style:name="T361" style:family="text">
      <style:text-properties officeooo:rsid="1cac5c38"/>
    </style:style>
    <style:style style:name="T362" style:family="text">
      <style:text-properties officeooo:rsid="1cadf5df"/>
    </style:style>
    <style:style style:name="T363" style:family="text">
      <style:text-properties officeooo:rsid="1cae8cb8"/>
    </style:style>
    <style:style style:name="T364" style:family="text">
      <style:text-properties officeooo:rsid="1cafc65f"/>
    </style:style>
    <style:style style:name="T365" style:family="text">
      <style:text-properties officeooo:rsid="1cb0567b"/>
    </style:style>
    <style:style style:name="T366" style:family="text">
      <style:text-properties officeooo:rsid="1cb3a788"/>
    </style:style>
    <style:style style:name="T367" style:family="text">
      <style:text-properties officeooo:rsid="1cb6a306"/>
    </style:style>
    <style:style style:name="T368" style:family="text">
      <style:text-properties officeooo:rsid="1cb764d6"/>
    </style:style>
    <style:style style:name="T369" style:family="text">
      <style:text-properties officeooo:rsid="1cb89e00"/>
    </style:style>
    <style:style style:name="T370" style:family="text">
      <style:text-properties officeooo:rsid="1cba2c9f"/>
    </style:style>
    <style:style style:name="T371" style:family="text">
      <style:text-properties officeooo:rsid="1cbbe9d0"/>
    </style:style>
    <style:style style:name="T372" style:family="text">
      <style:text-properties officeooo:rsid="1cbd3b5f"/>
    </style:style>
    <style:style style:name="T373" style:family="text">
      <style:text-properties officeooo:rsid="1cbec70b"/>
    </style:style>
    <style:style style:name="T374" style:family="text">
      <style:text-properties officeooo:rsid="1cc040c8"/>
    </style:style>
    <style:style style:name="T375" style:family="text">
      <style:text-properties officeooo:rsid="1cc1d750"/>
    </style:style>
    <style:style style:name="T376" style:family="text">
      <style:text-properties officeooo:rsid="1cc3bd4d"/>
    </style:style>
    <style:style style:name="T377" style:family="text">
      <style:text-properties officeooo:rsid="1cc645c9"/>
    </style:style>
    <style:style style:name="T378" style:family="text">
      <style:text-properties officeooo:rsid="1cc7a5d2"/>
    </style:style>
    <style:style style:name="T379" style:family="text">
      <style:text-properties officeooo:rsid="1cc913dd"/>
    </style:style>
    <style:style style:name="T380" style:family="text">
      <style:text-properties officeooo:rsid="1cc9b77d"/>
    </style:style>
    <style:style style:name="T381" style:family="text">
      <style:text-properties officeooo:rsid="1ccaf49b"/>
    </style:style>
    <style:style style:name="T382" style:family="text">
      <style:text-properties officeooo:rsid="1ccb3e27"/>
    </style:style>
    <style:style style:name="T383" style:family="text">
      <style:text-properties officeooo:rsid="1ccc9998"/>
    </style:style>
    <style:style style:name="T384" style:family="text">
      <style:text-properties officeooo:rsid="1ccdb3f1"/>
    </style:style>
    <style:style style:name="T385" style:family="text">
      <style:text-properties officeooo:rsid="1ccf4e5a"/>
    </style:style>
    <style:style style:name="T386" style:family="text">
      <style:text-properties officeooo:rsid="1cd08a8b"/>
    </style:style>
    <style:style style:name="T387" style:family="text">
      <style:text-properties officeooo:rsid="1cd1d760"/>
    </style:style>
    <style:style style:name="T388" style:family="text">
      <style:text-properties officeooo:rsid="1cd38d53"/>
    </style:style>
    <style:style style:name="T389" style:family="text">
      <style:text-properties officeooo:rsid="1cd65a6d"/>
    </style:style>
    <style:style style:name="T390" style:family="text">
      <style:text-properties officeooo:rsid="1cd6e666"/>
    </style:style>
    <style:style style:name="T391" style:family="text">
      <style:text-properties officeooo:rsid="1cd8cf0c"/>
    </style:style>
    <style:style style:name="T392" style:family="text">
      <style:text-properties officeooo:rsid="1cd9ce9a"/>
    </style:style>
    <style:style style:name="T393" style:family="text">
      <style:text-properties officeooo:rsid="1cdb3a7a"/>
    </style:style>
    <style:style style:name="T394" style:family="text">
      <style:text-properties officeooo:rsid="1cdb4af7"/>
    </style:style>
    <style:style style:name="T395" style:family="text">
      <style:text-properties officeooo:rsid="1cdd9d44"/>
    </style:style>
    <style:style style:name="T396" style:family="text">
      <style:text-properties officeooo:rsid="1cde7c89"/>
    </style:style>
    <style:style style:name="T397" style:family="text">
      <style:text-properties officeooo:rsid="1cdf8483"/>
    </style:style>
    <style:style style:name="T398" style:family="text">
      <style:text-properties officeooo:rsid="1cdfbfe6"/>
    </style:style>
    <style:style style:name="T399" style:family="text">
      <style:text-properties officeooo:rsid="1ce1af27"/>
    </style:style>
    <style:style style:name="T400" style:family="text">
      <style:text-properties officeooo:rsid="1ce1b996"/>
    </style:style>
    <style:style style:name="T401" style:family="text">
      <style:text-properties officeooo:rsid="1ce1e781"/>
    </style:style>
    <style:style style:name="T402" style:family="text">
      <style:text-properties officeooo:rsid="1ce2965c"/>
    </style:style>
    <style:style style:name="T403" style:family="text">
      <style:text-properties officeooo:rsid="1ce31905"/>
    </style:style>
    <style:style style:name="T404" style:family="text">
      <style:text-properties officeooo:rsid="1ce32fe7"/>
    </style:style>
    <style:style style:name="T405" style:family="text">
      <style:text-properties officeooo:rsid="1ce506cd"/>
    </style:style>
    <style:style style:name="T406" style:family="text">
      <style:text-properties officeooo:rsid="1ce658bd"/>
    </style:style>
    <style:style style:name="T407" style:family="text">
      <style:text-properties officeooo:rsid="1ce689d5"/>
    </style:style>
    <style:style style:name="T408" style:family="text">
      <style:text-properties officeooo:rsid="1ce795d5"/>
    </style:style>
    <style:style style:name="T409" style:family="text">
      <style:text-properties officeooo:rsid="1ce880f7"/>
    </style:style>
    <style:style style:name="T410" style:family="text">
      <style:text-properties officeooo:rsid="1cea3bce"/>
    </style:style>
    <style:style style:name="T411" style:family="text">
      <style:text-properties officeooo:rsid="1ceb9422"/>
    </style:style>
    <style:style style:name="T412" style:family="text">
      <style:text-properties officeooo:rsid="1cecde77"/>
    </style:style>
    <style:style style:name="T413" style:family="text">
      <style:text-properties officeooo:rsid="1cece283"/>
    </style:style>
    <style:style style:name="T414" style:family="text">
      <style:text-properties officeooo:rsid="1cef0574"/>
    </style:style>
    <style:style style:name="T415" style:family="text">
      <style:text-properties officeooo:rsid="1cf006ac"/>
    </style:style>
    <style:style style:name="T416" style:family="text">
      <style:text-properties officeooo:rsid="1cf1478f"/>
    </style:style>
    <style:style style:name="T417" style:family="text">
      <style:text-properties officeooo:rsid="1cf2e847"/>
    </style:style>
    <style:style style:name="T418" style:family="text">
      <style:text-properties officeooo:rsid="1cf4260c"/>
    </style:style>
    <style:style style:name="T419" style:family="text">
      <style:text-properties officeooo:rsid="1cf61ea0"/>
    </style:style>
    <style:style style:name="T420" style:family="text">
      <style:text-properties officeooo:rsid="1cf72731"/>
    </style:style>
    <style:style style:name="T421" style:family="text">
      <style:text-properties officeooo:rsid="1cf8b589"/>
    </style:style>
    <style:style style:name="T422" style:family="text">
      <style:text-properties officeooo:rsid="1cf8f0b2"/>
    </style:style>
    <style:style style:name="T423" style:family="text">
      <style:text-properties officeooo:rsid="1cfa8504"/>
    </style:style>
    <style:style style:name="T424" style:family="text">
      <style:text-properties officeooo:rsid="1cfbf896"/>
    </style:style>
    <style:style style:name="T425" style:family="text">
      <style:text-properties officeooo:rsid="1cfd2e90"/>
    </style:style>
    <style:style style:name="T426" style:family="text">
      <style:text-properties officeooo:rsid="1cfe47ee"/>
    </style:style>
    <style:style style:name="T427" style:family="text">
      <style:text-properties officeooo:rsid="1cff1a16"/>
    </style:style>
    <style:style style:name="T428" style:family="text">
      <style:text-properties officeooo:rsid="1cffd1e0"/>
    </style:style>
    <style:style style:name="T429" style:family="text">
      <style:text-properties officeooo:rsid="1d008048"/>
    </style:style>
    <style:style style:name="T430" style:family="text">
      <style:text-properties officeooo:rsid="1d00ff91"/>
    </style:style>
    <style:style style:name="T431" style:family="text">
      <style:text-properties officeooo:rsid="1d019b17"/>
    </style:style>
    <style:style style:name="T432" style:family="text">
      <style:text-properties officeooo:rsid="1d03e03a"/>
    </style:style>
    <style:style style:name="T433" style:family="text">
      <style:text-properties officeooo:rsid="1d056de4"/>
    </style:style>
    <style:style style:name="T434" style:family="text">
      <style:text-properties officeooo:rsid="1d0580eb"/>
    </style:style>
    <style:style style:name="T435" style:family="text">
      <style:text-properties officeooo:rsid="1d0764ed"/>
    </style:style>
    <style:style style:name="T436" style:family="text">
      <style:text-properties officeooo:rsid="1d092a74"/>
    </style:style>
    <style:style style:name="T437" style:family="text">
      <style:text-properties officeooo:rsid="1d09ff1f"/>
    </style:style>
    <style:style style:name="T438" style:family="text">
      <style:text-properties officeooo:rsid="1d0af376"/>
    </style:style>
    <style:style style:name="T439" style:family="text">
      <style:text-properties officeooo:rsid="1d0c442d"/>
    </style:style>
    <style:style style:name="T440" style:family="text">
      <style:text-properties officeooo:rsid="1d0d2c11"/>
    </style:style>
    <style:style style:name="T441" style:family="text">
      <style:text-properties officeooo:rsid="1d0d91a6"/>
    </style:style>
    <style:style style:name="T442" style:family="text">
      <style:text-properties officeooo:rsid="1d0e43a8"/>
    </style:style>
    <style:style style:name="T443" style:family="text">
      <style:text-properties officeooo:rsid="1d1000a7"/>
    </style:style>
    <style:style style:name="T444" style:family="text">
      <style:text-properties officeooo:rsid="1d10d401"/>
    </style:style>
    <style:style style:name="T445" style:family="text">
      <style:text-properties officeooo:rsid="1d123947"/>
    </style:style>
    <style:style style:name="T446" style:family="text">
      <style:text-properties officeooo:rsid="1d13cdc6"/>
    </style:style>
    <style:style style:name="T447" style:family="text">
      <style:text-properties officeooo:rsid="1d152929"/>
    </style:style>
    <style:style style:name="T448" style:family="text">
      <style:text-properties officeooo:rsid="1d15e3f8"/>
    </style:style>
    <style:style style:name="T449" style:family="text">
      <style:text-properties style:use-window-font-color="true" loext:opacity="0%" fo:font-size="14pt" style:font-size-asian="10.5pt"/>
    </style:style>
    <style:style style:name="T450" style:family="text">
      <style:text-properties style:use-window-font-color="true" loext:opacity="0%" fo:font-size="14pt" officeooo:rsid="1d15e3f8" style:font-size-asian="10.5pt"/>
    </style:style>
    <style:style style:name="T451" style:family="text">
      <style:text-properties style:use-window-font-color="true" loext:opacity="0%" fo:font-size="14pt" officeooo:rsid="1f98e0f2" style:font-size-asian="10.5pt"/>
    </style:style>
    <style:style style:name="T452" style:family="text">
      <style:text-properties style:use-window-font-color="true" loext:opacity="0%" fo:font-size="14pt" officeooo:rsid="1ff4c41c" style:font-size-asian="10.5pt"/>
    </style:style>
    <style:style style:name="T453" style:family="text">
      <style:text-properties style:use-window-font-color="true" loext:opacity="0%" fo:font-size="14pt" officeooo:rsid="065f6bfd" style:font-size-asian="10.5pt"/>
    </style:style>
    <style:style style:name="T454" style:family="text">
      <style:text-properties officeooo:rsid="1d15e8b1"/>
    </style:style>
    <style:style style:name="T455" style:family="text">
      <style:text-properties officeooo:rsid="1d166c78"/>
    </style:style>
    <style:style style:name="T456" style:family="text">
      <style:text-properties officeooo:rsid="1d173afc"/>
    </style:style>
    <style:style style:name="T457" style:family="text">
      <style:text-properties officeooo:rsid="1d17c122"/>
    </style:style>
    <style:style style:name="T458" style:family="text">
      <style:text-properties officeooo:rsid="1d17cb25"/>
    </style:style>
    <style:style style:name="T459" style:family="text">
      <style:text-properties officeooo:rsid="1d186b20"/>
    </style:style>
    <style:style style:name="T460" style:family="text">
      <style:text-properties officeooo:rsid="1d1a1bc9"/>
    </style:style>
    <style:style style:name="T461" style:family="text">
      <style:text-properties officeooo:rsid="1d1b9716"/>
    </style:style>
    <style:style style:name="T462" style:family="text">
      <style:text-properties officeooo:rsid="1d1d236a"/>
    </style:style>
    <style:style style:name="T463" style:family="text">
      <style:text-properties officeooo:rsid="1d1ec808"/>
    </style:style>
    <style:style style:name="T464" style:family="text">
      <style:text-properties officeooo:rsid="1d2190c3"/>
    </style:style>
    <style:style style:name="T465" style:family="text">
      <style:text-properties officeooo:rsid="1d23df5b"/>
    </style:style>
    <style:style style:name="T466" style:family="text">
      <style:text-properties officeooo:rsid="1d256bda"/>
    </style:style>
    <style:style style:name="T467" style:family="text">
      <style:text-properties officeooo:rsid="1d260929"/>
    </style:style>
    <style:style style:name="T468" style:family="text">
      <style:text-properties officeooo:rsid="1d281240"/>
    </style:style>
    <style:style style:name="T469" style:family="text">
      <style:text-properties officeooo:rsid="1d289bc4"/>
    </style:style>
    <style:style style:name="T470" style:family="text">
      <style:text-properties officeooo:rsid="1d28d909"/>
    </style:style>
    <style:style style:name="T471" style:family="text">
      <style:text-properties officeooo:rsid="1d2ad2a3"/>
    </style:style>
    <style:style style:name="T472" style:family="text">
      <style:text-properties officeooo:rsid="1d2be959"/>
    </style:style>
    <style:style style:name="T473" style:family="text">
      <style:text-properties officeooo:rsid="1d2c8a4f"/>
    </style:style>
    <style:style style:name="T474" style:family="text">
      <style:text-properties officeooo:rsid="1d2e5903"/>
    </style:style>
    <style:style style:name="T475" style:family="text">
      <style:text-properties officeooo:rsid="1d303e9c"/>
    </style:style>
    <style:style style:name="T476" style:family="text">
      <style:text-properties officeooo:rsid="1d322107"/>
    </style:style>
    <style:style style:name="T477" style:family="text">
      <style:text-properties officeooo:rsid="1d32af2b"/>
    </style:style>
    <style:style style:name="T478" style:family="text">
      <style:text-properties officeooo:rsid="1d340654"/>
    </style:style>
    <style:style style:name="T479" style:family="text">
      <style:text-properties officeooo:rsid="1d345f80"/>
    </style:style>
    <style:style style:name="T480" style:family="text">
      <style:text-properties officeooo:rsid="1d35c529"/>
    </style:style>
    <style:style style:name="T481" style:family="text">
      <style:text-properties officeooo:rsid="1d35e9a0"/>
    </style:style>
    <style:style style:name="T482" style:family="text">
      <style:text-properties officeooo:rsid="1d366a7f"/>
    </style:style>
    <style:style style:name="T483" style:family="text">
      <style:text-properties officeooo:rsid="1d39a4f0"/>
    </style:style>
    <style:style style:name="T484" style:family="text">
      <style:text-properties officeooo:rsid="1d3b67fa"/>
    </style:style>
    <style:style style:name="T485" style:family="text">
      <style:text-properties officeooo:rsid="1d3ca11d"/>
    </style:style>
    <style:style style:name="T486" style:family="text">
      <style:text-properties officeooo:rsid="1d3cb6db"/>
    </style:style>
    <style:style style:name="T487" style:family="text">
      <style:text-properties officeooo:rsid="1d3e026c"/>
    </style:style>
    <style:style style:name="T488" style:family="text">
      <style:text-properties officeooo:rsid="1d3feac7"/>
    </style:style>
    <style:style style:name="T489" style:family="text">
      <style:text-properties officeooo:rsid="1d42f710"/>
    </style:style>
    <style:style style:name="T490" style:family="text">
      <style:text-properties officeooo:rsid="1d43ae57"/>
    </style:style>
    <style:style style:name="T491" style:family="text">
      <style:text-properties officeooo:rsid="1d4549fe"/>
    </style:style>
    <style:style style:name="T492" style:family="text">
      <style:text-properties officeooo:rsid="1d45c15a"/>
    </style:style>
    <style:style style:name="T493" style:family="text">
      <style:text-properties officeooo:rsid="1d45ca7a"/>
    </style:style>
    <style:style style:name="T494" style:family="text">
      <style:text-properties officeooo:rsid="1d45d5e1"/>
    </style:style>
    <style:style style:name="T495" style:family="text">
      <style:text-properties officeooo:rsid="1d462d37"/>
    </style:style>
    <style:style style:name="T496" style:family="text">
      <style:text-properties officeooo:rsid="1d476c2b"/>
    </style:style>
    <style:style style:name="T497" style:family="text">
      <style:text-properties officeooo:rsid="1d479d5e"/>
    </style:style>
    <style:style style:name="T498" style:family="text">
      <style:text-properties officeooo:rsid="1d47a214"/>
    </style:style>
    <style:style style:name="T499" style:family="text">
      <style:text-properties officeooo:rsid="1d47f054"/>
    </style:style>
    <style:style style:name="T500" style:family="text">
      <style:text-properties officeooo:rsid="1d4907de"/>
    </style:style>
    <style:style style:name="T501" style:family="text">
      <style:text-properties officeooo:rsid="1d4a8618"/>
    </style:style>
    <style:style style:name="T502" style:family="text">
      <style:text-properties officeooo:rsid="1d4aad91"/>
    </style:style>
    <style:style style:name="T503" style:family="text">
      <style:text-properties officeooo:rsid="1d4ac57b"/>
    </style:style>
    <style:style style:name="T504" style:family="text">
      <style:text-properties officeooo:rsid="1d4b1e01"/>
    </style:style>
    <style:style style:name="T505" style:family="text">
      <style:text-properties officeooo:rsid="1d4c4a93"/>
    </style:style>
    <style:style style:name="T506" style:family="text">
      <style:text-properties officeooo:rsid="1d4d8cf1"/>
    </style:style>
    <style:style style:name="T507" style:family="text">
      <style:text-properties officeooo:rsid="1d4f57b1"/>
    </style:style>
    <style:style style:name="T508" style:family="text">
      <style:text-properties officeooo:rsid="1d50d97c"/>
    </style:style>
    <style:style style:name="T509" style:family="text">
      <style:text-properties officeooo:rsid="1d520de0"/>
    </style:style>
    <style:style style:name="T510" style:family="text">
      <style:text-properties officeooo:rsid="1d536576"/>
    </style:style>
    <style:style style:name="T511" style:family="text">
      <style:text-properties officeooo:rsid="1d5465c3"/>
    </style:style>
    <style:style style:name="T512" style:family="text">
      <style:text-properties officeooo:rsid="1d54dfff"/>
    </style:style>
    <style:style style:name="T513" style:family="text">
      <style:text-properties officeooo:rsid="1d56676c"/>
    </style:style>
    <style:style style:name="T514" style:family="text">
      <style:text-properties officeooo:rsid="1d56c736"/>
    </style:style>
    <style:style style:name="T515" style:family="text">
      <style:text-properties officeooo:rsid="1d59a939"/>
    </style:style>
    <style:style style:name="T516" style:family="text">
      <style:text-properties officeooo:rsid="1d5b82d5"/>
    </style:style>
    <style:style style:name="T517" style:family="text">
      <style:text-properties officeooo:rsid="1d5d499b"/>
    </style:style>
    <style:style style:name="T518" style:family="text">
      <style:text-properties officeooo:rsid="1d5eee2b"/>
    </style:style>
    <style:style style:name="T519" style:family="text">
      <style:text-properties officeooo:rsid="1d5fa35c"/>
    </style:style>
    <style:style style:name="T520" style:family="text">
      <style:text-properties officeooo:rsid="1d613e57"/>
    </style:style>
    <style:style style:name="T521" style:family="text">
      <style:text-properties officeooo:rsid="1d62621b"/>
    </style:style>
    <style:style style:name="T522" style:family="text">
      <style:text-properties officeooo:rsid="1d63ee55"/>
    </style:style>
    <style:style style:name="T523" style:family="text">
      <style:text-properties officeooo:rsid="1d645b4f"/>
    </style:style>
    <style:style style:name="T524" style:family="text">
      <style:text-properties fo:font-variant="small-caps"/>
    </style:style>
    <style:style style:name="T525" style:family="text">
      <style:text-properties fo:font-variant="small-caps" fo:language="en" fo:country="US"/>
    </style:style>
    <style:style style:name="T526" style:family="text">
      <style:text-properties officeooo:rsid="1d666151"/>
    </style:style>
    <style:style style:name="T527" style:family="text">
      <style:text-properties officeooo:rsid="1d6834a9"/>
    </style:style>
    <style:style style:name="T528" style:family="text">
      <style:text-properties officeooo:rsid="1d6c4958"/>
    </style:style>
    <style:style style:name="T529" style:family="text">
      <style:text-properties officeooo:rsid="1d6dbbe9"/>
    </style:style>
    <style:style style:name="T530" style:family="text">
      <style:text-properties officeooo:rsid="1d6f3448"/>
    </style:style>
    <style:style style:name="T531" style:family="text">
      <style:text-properties officeooo:rsid="1d711427"/>
    </style:style>
    <style:style style:name="T532" style:family="text">
      <style:text-properties officeooo:rsid="1d74c9f7"/>
    </style:style>
    <style:style style:name="T533" style:family="text">
      <style:text-properties officeooo:rsid="1d74fa12"/>
    </style:style>
    <style:style style:name="T534" style:family="text">
      <style:text-properties officeooo:rsid="1d75747f"/>
    </style:style>
    <style:style style:name="T535" style:family="text">
      <style:text-properties officeooo:rsid="1d76c3fe"/>
    </style:style>
    <style:style style:name="T536" style:family="text">
      <style:text-properties officeooo:rsid="1d78240e"/>
    </style:style>
    <style:style style:name="T537" style:family="text">
      <style:text-properties officeooo:rsid="1d7c80e7"/>
    </style:style>
    <style:style style:name="T538" style:family="text">
      <style:text-properties officeooo:rsid="1d7f8f3d"/>
    </style:style>
    <style:style style:name="T539" style:family="text">
      <style:text-properties officeooo:rsid="1d810f4e"/>
    </style:style>
    <style:style style:name="T540" style:family="text">
      <style:text-properties officeooo:rsid="1d82c706"/>
    </style:style>
    <style:style style:name="T541" style:family="text">
      <style:text-properties officeooo:rsid="1d846020"/>
    </style:style>
    <style:style style:name="T542" style:family="text">
      <style:text-properties officeooo:rsid="1d8c601d"/>
    </style:style>
    <style:style style:name="T543" style:family="text">
      <style:text-properties officeooo:rsid="1d8dad12"/>
    </style:style>
    <style:style style:name="T544" style:family="text">
      <style:text-properties officeooo:rsid="1d8fc228"/>
    </style:style>
    <style:style style:name="T545" style:family="text">
      <style:text-properties officeooo:rsid="1d9074bd"/>
    </style:style>
    <style:style style:name="T546" style:family="text">
      <style:text-properties officeooo:rsid="1d923d1f"/>
    </style:style>
    <style:style style:name="T547" style:family="text">
      <style:text-properties officeooo:rsid="1d932003"/>
    </style:style>
    <style:style style:name="T548" style:family="text">
      <style:text-properties officeooo:rsid="1d938da5"/>
    </style:style>
    <style:style style:name="T549" style:family="text">
      <style:text-properties officeooo:rsid="1d958d35"/>
    </style:style>
    <style:style style:name="T550" style:family="text">
      <style:text-properties officeooo:rsid="1d975809"/>
    </style:style>
    <style:style style:name="T551" style:family="text">
      <style:text-properties officeooo:rsid="1d995b80"/>
    </style:style>
    <style:style style:name="T552" style:family="text">
      <style:text-properties officeooo:rsid="1d9a7ab3"/>
    </style:style>
    <style:style style:name="T553" style:family="text">
      <style:text-properties officeooo:rsid="1d9e9afa"/>
    </style:style>
    <style:style style:name="T554" style:family="text">
      <style:text-properties officeooo:rsid="1d9ef228"/>
    </style:style>
    <style:style style:name="T555" style:family="text">
      <style:text-properties officeooo:rsid="1da01f68"/>
    </style:style>
    <style:style style:name="T556" style:family="text">
      <style:text-properties officeooo:rsid="1da068c8"/>
    </style:style>
    <style:style style:name="T557" style:family="text">
      <style:text-properties officeooo:rsid="1da1ae98"/>
    </style:style>
    <style:style style:name="T558" style:family="text">
      <style:text-properties officeooo:rsid="1da227fb"/>
    </style:style>
    <style:style style:name="T559" style:family="text">
      <style:text-properties officeooo:rsid="1da296d2"/>
    </style:style>
    <style:style style:name="T560" style:family="text">
      <style:text-properties officeooo:rsid="1da3138c"/>
    </style:style>
    <style:style style:name="T561" style:family="text">
      <style:text-properties officeooo:rsid="1da45894"/>
    </style:style>
    <style:style style:name="T562" style:family="text">
      <style:text-properties officeooo:rsid="1da546b6"/>
    </style:style>
    <style:style style:name="T563" style:family="text">
      <style:text-properties officeooo:rsid="1da6c946"/>
    </style:style>
    <style:style style:name="T564" style:family="text">
      <style:text-properties officeooo:rsid="1da7327f"/>
    </style:style>
    <style:style style:name="T565" style:family="text">
      <style:text-properties officeooo:rsid="1da8f049"/>
    </style:style>
    <style:style style:name="T566" style:family="text">
      <style:text-properties officeooo:rsid="1da9c72e"/>
    </style:style>
    <style:style style:name="T567" style:family="text">
      <style:text-properties officeooo:rsid="1dab743d"/>
    </style:style>
    <style:style style:name="T568" style:family="text">
      <style:text-properties officeooo:rsid="1dac185a"/>
    </style:style>
    <style:style style:name="T569" style:family="text">
      <style:text-properties officeooo:rsid="1dad320c"/>
    </style:style>
    <style:style style:name="T570" style:family="text">
      <style:text-properties officeooo:rsid="1db04d7f"/>
    </style:style>
    <style:style style:name="T571" style:family="text">
      <style:text-properties officeooo:rsid="1db23dc1"/>
    </style:style>
    <style:style style:name="T572" style:family="text">
      <style:text-properties officeooo:rsid="1db405c4"/>
    </style:style>
    <style:style style:name="T573" style:family="text">
      <style:text-properties officeooo:rsid="1db7a655"/>
    </style:style>
    <style:style style:name="T574" style:family="text">
      <style:text-properties officeooo:rsid="1dbaaf61"/>
    </style:style>
    <style:style style:name="T575" style:family="text">
      <style:text-properties officeooo:rsid="1dbbe569"/>
    </style:style>
    <style:style style:name="T576" style:family="text">
      <style:text-properties officeooo:rsid="1dbeac72"/>
    </style:style>
    <style:style style:name="T577" style:family="text">
      <style:text-properties officeooo:rsid="1dbfe685"/>
    </style:style>
    <style:style style:name="T578" style:family="text">
      <style:text-properties officeooo:rsid="1dc3099e"/>
    </style:style>
    <style:style style:name="T579" style:family="text">
      <style:text-properties officeooo:rsid="1dc43109"/>
    </style:style>
    <style:style style:name="T580" style:family="text">
      <style:text-properties officeooo:rsid="1dc45fee"/>
    </style:style>
    <style:style style:name="T581" style:family="text">
      <style:text-properties officeooo:rsid="1dc62104"/>
    </style:style>
    <style:style style:name="T582" style:family="text">
      <style:text-properties officeooo:rsid="1dc78437"/>
    </style:style>
    <style:style style:name="T583" style:family="text">
      <style:text-properties officeooo:rsid="1dc930ce"/>
    </style:style>
    <style:style style:name="T584" style:family="text">
      <style:text-properties officeooo:rsid="1dca68d4"/>
    </style:style>
    <style:style style:name="T585" style:family="text">
      <style:text-properties officeooo:rsid="1dcb4d2b"/>
    </style:style>
    <style:style style:name="T586" style:family="text">
      <style:text-properties officeooo:rsid="1dcbbb38"/>
    </style:style>
    <style:style style:name="T587" style:family="text">
      <style:text-properties officeooo:rsid="1dd01d39"/>
    </style:style>
    <style:style style:name="T588" style:family="text">
      <style:text-properties officeooo:rsid="1dd2808c"/>
    </style:style>
    <style:style style:name="T589" style:family="text">
      <style:text-properties officeooo:rsid="1dd478ce"/>
    </style:style>
    <style:style style:name="T590" style:family="text">
      <style:text-properties officeooo:rsid="1dd61703"/>
    </style:style>
    <style:style style:name="T591" style:family="text">
      <style:text-properties officeooo:rsid="1dd6c8f4"/>
    </style:style>
    <style:style style:name="T592" style:family="text">
      <style:text-properties officeooo:rsid="1dd84691"/>
    </style:style>
    <style:style style:name="T593" style:family="text">
      <style:text-properties officeooo:rsid="1dd9551c"/>
    </style:style>
    <style:style style:name="T594" style:family="text">
      <style:text-properties officeooo:rsid="1dd98ff6"/>
    </style:style>
    <style:style style:name="T595" style:family="text">
      <style:text-properties officeooo:rsid="1dda0171"/>
    </style:style>
    <style:style style:name="T596" style:family="text">
      <style:text-properties officeooo:rsid="1ddb5460"/>
    </style:style>
    <style:style style:name="T597" style:family="text">
      <style:text-properties officeooo:rsid="1ddd3512"/>
    </style:style>
    <style:style style:name="T598" style:family="text">
      <style:text-properties officeooo:rsid="1dde94c3"/>
    </style:style>
    <style:style style:name="T599" style:family="text">
      <style:text-properties officeooo:rsid="1ddf479c"/>
    </style:style>
    <style:style style:name="T600" style:family="text">
      <style:text-properties officeooo:rsid="1de11889"/>
    </style:style>
    <style:style style:name="T601" style:family="text">
      <style:text-properties officeooo:rsid="1de1eebf"/>
    </style:style>
    <style:style style:name="T602" style:family="text">
      <style:text-properties officeooo:rsid="1de2d74c"/>
    </style:style>
    <style:style style:name="T603" style:family="text">
      <style:text-properties officeooo:rsid="1de59116"/>
    </style:style>
    <style:style style:name="T604" style:family="text">
      <style:text-properties officeooo:rsid="1de61bad"/>
    </style:style>
    <style:style style:name="T605" style:family="text">
      <style:text-properties officeooo:rsid="1de659c6"/>
    </style:style>
    <style:style style:name="T606" style:family="text">
      <style:text-properties officeooo:rsid="1de7239e"/>
    </style:style>
    <style:style style:name="T607" style:family="text">
      <style:text-properties officeooo:rsid="1de853dd"/>
    </style:style>
    <style:style style:name="T608" style:family="text">
      <style:text-properties officeooo:rsid="1de92fc3"/>
    </style:style>
    <style:style style:name="T609" style:family="text">
      <style:text-properties officeooo:rsid="1de9cb42"/>
    </style:style>
    <style:style style:name="T610" style:family="text">
      <style:text-properties officeooo:rsid="1deb6846"/>
    </style:style>
    <style:style style:name="T611" style:family="text">
      <style:text-properties officeooo:rsid="1debe98a"/>
    </style:style>
    <style:style style:name="T612" style:family="text">
      <style:text-properties officeooo:rsid="1decda79"/>
    </style:style>
    <style:style style:name="T613" style:family="text">
      <style:text-properties officeooo:rsid="1ded000a"/>
    </style:style>
    <style:style style:name="T614" style:family="text">
      <style:text-properties officeooo:rsid="1dee02fb"/>
    </style:style>
    <style:style style:name="T615" style:family="text">
      <style:text-properties officeooo:rsid="1deffbec"/>
    </style:style>
    <style:style style:name="T616" style:family="text">
      <style:text-properties officeooo:rsid="1df14fde"/>
    </style:style>
    <style:style style:name="T617" style:family="text">
      <style:text-properties officeooo:rsid="1df23527"/>
    </style:style>
    <style:style style:name="T618" style:family="text">
      <style:text-properties officeooo:rsid="1df473fd"/>
    </style:style>
    <style:style style:name="T619" style:family="text">
      <style:text-properties officeooo:rsid="1df58ba6"/>
    </style:style>
    <style:style style:name="T620" style:family="text">
      <style:text-properties officeooo:rsid="1df6ab77"/>
    </style:style>
    <style:style style:name="T621" style:family="text">
      <style:text-properties officeooo:rsid="1df7d5ad"/>
    </style:style>
    <style:style style:name="T622" style:family="text">
      <style:text-properties officeooo:rsid="1df9030a"/>
    </style:style>
    <style:style style:name="T623" style:family="text">
      <style:text-properties officeooo:rsid="1dfa4594"/>
    </style:style>
    <style:style style:name="T624" style:family="text">
      <style:text-properties officeooo:rsid="1dfa743f"/>
    </style:style>
    <style:style style:name="T625" style:family="text">
      <style:text-properties officeooo:rsid="1dfae147"/>
    </style:style>
    <style:style style:name="T626" style:family="text">
      <style:text-properties officeooo:rsid="1dfd9d44"/>
    </style:style>
    <style:style style:name="T627" style:family="text">
      <style:text-properties officeooo:rsid="1dff64df"/>
    </style:style>
    <style:style style:name="T628" style:family="text">
      <style:text-properties officeooo:rsid="1e04147b"/>
    </style:style>
    <style:style style:name="T629" style:family="text">
      <style:text-properties officeooo:rsid="1e058372"/>
    </style:style>
    <style:style style:name="T630" style:family="text">
      <style:text-properties officeooo:rsid="1e0652b1"/>
    </style:style>
    <style:style style:name="T631" style:family="text">
      <style:text-properties officeooo:rsid="1e085da4"/>
    </style:style>
    <style:style style:name="T632" style:family="text">
      <style:text-properties officeooo:rsid="1e0889e0"/>
    </style:style>
    <style:style style:name="T633" style:family="text">
      <style:text-properties officeooo:rsid="1e094ddd"/>
    </style:style>
    <style:style style:name="T634" style:family="text">
      <style:text-properties officeooo:rsid="1e0956d4"/>
    </style:style>
    <style:style style:name="T635" style:family="text">
      <style:text-properties officeooo:rsid="1e0b84f4"/>
    </style:style>
    <style:style style:name="T636" style:family="text">
      <style:text-properties officeooo:rsid="1e0dc41c"/>
    </style:style>
    <style:style style:name="T637" style:family="text">
      <style:text-properties officeooo:rsid="1e0f6e6f"/>
    </style:style>
    <style:style style:name="T638" style:family="text">
      <style:text-properties officeooo:rsid="1e10c163"/>
    </style:style>
    <style:style style:name="T639" style:family="text">
      <style:text-properties officeooo:rsid="1e126852"/>
    </style:style>
    <style:style style:name="T640" style:family="text">
      <style:text-properties officeooo:rsid="1e12fc33"/>
    </style:style>
    <style:style style:name="T641" style:family="text">
      <style:text-properties officeooo:rsid="1e1414ce"/>
    </style:style>
    <style:style style:name="T642" style:family="text">
      <style:text-properties officeooo:rsid="1e15dff9"/>
    </style:style>
    <style:style style:name="T643" style:family="text">
      <style:text-properties officeooo:rsid="1e17c883"/>
    </style:style>
    <style:style style:name="T644" style:family="text">
      <style:text-properties officeooo:rsid="1e186136"/>
    </style:style>
    <style:style style:name="T645" style:family="text">
      <style:text-properties officeooo:rsid="1e18e3d3"/>
    </style:style>
    <style:style style:name="T646" style:family="text">
      <style:text-properties officeooo:rsid="1e19236f"/>
    </style:style>
    <style:style style:name="T647" style:family="text">
      <style:text-properties fo:font-size="14pt" style:font-size-asian="10.5pt"/>
    </style:style>
    <style:style style:name="T648" style:family="text">
      <style:text-properties officeooo:rsid="1e1a3e28"/>
    </style:style>
    <style:style style:name="T649" style:family="text">
      <style:text-properties officeooo:rsid="1e1b50d4"/>
    </style:style>
    <style:style style:name="T650" style:family="text">
      <style:text-properties officeooo:rsid="1e1c2525"/>
    </style:style>
    <style:style style:name="T651" style:family="text">
      <style:text-properties officeooo:rsid="1e1e03df"/>
    </style:style>
    <style:style style:name="T652" style:family="text">
      <style:text-properties officeooo:rsid="1e1ed65f"/>
    </style:style>
    <style:style style:name="T653" style:family="text">
      <style:text-properties officeooo:rsid="1e2016ac"/>
    </style:style>
    <style:style style:name="T654" style:family="text">
      <style:text-properties officeooo:rsid="1e220057"/>
    </style:style>
    <style:style style:name="T655" style:family="text">
      <style:text-properties officeooo:rsid="1e24343b"/>
    </style:style>
    <style:style style:name="T656" style:family="text">
      <style:text-properties officeooo:rsid="1e24c1ec"/>
    </style:style>
    <style:style style:name="T657" style:family="text">
      <style:text-properties officeooo:rsid="1e276402"/>
    </style:style>
    <style:style style:name="T658" style:family="text">
      <style:text-properties officeooo:rsid="1e2945a5"/>
    </style:style>
    <style:style style:name="T659" style:family="text">
      <style:text-properties officeooo:rsid="1e2b01cd"/>
    </style:style>
    <style:style style:name="T660" style:family="text">
      <style:text-properties officeooo:rsid="1e2b039c"/>
    </style:style>
    <style:style style:name="T661" style:family="text">
      <style:text-properties officeooo:rsid="1e2bb2bf"/>
    </style:style>
    <style:style style:name="T662" style:family="text">
      <style:text-properties officeooo:rsid="1e2bc01e"/>
    </style:style>
    <style:style style:name="T663" style:family="text">
      <style:text-properties officeooo:rsid="1e304b00"/>
    </style:style>
    <style:style style:name="T664" style:family="text">
      <style:text-properties officeooo:rsid="1e3108b5"/>
    </style:style>
    <style:style style:name="T665" style:family="text">
      <style:text-properties officeooo:rsid="1e31997c"/>
    </style:style>
    <style:style style:name="T666" style:family="text">
      <style:text-properties officeooo:rsid="1e31ec82"/>
    </style:style>
    <style:style style:name="T667" style:family="text">
      <style:text-properties officeooo:rsid="1e32bb06"/>
    </style:style>
    <style:style style:name="T668" style:family="text">
      <style:text-properties officeooo:rsid="1e340387"/>
    </style:style>
    <style:style style:name="T669" style:family="text">
      <style:text-properties officeooo:rsid="1e35b669"/>
    </style:style>
    <style:style style:name="T670" style:family="text">
      <style:text-properties officeooo:rsid="1e37ee7d"/>
    </style:style>
    <style:style style:name="T671" style:family="text">
      <style:text-properties officeooo:rsid="1e392f25"/>
    </style:style>
    <style:style style:name="T672" style:family="text">
      <style:text-properties officeooo:rsid="1e3aaaf2"/>
    </style:style>
    <style:style style:name="T673" style:family="text">
      <style:text-properties officeooo:rsid="1e3cd4ae"/>
    </style:style>
    <style:style style:name="T674" style:family="text">
      <style:text-properties officeooo:rsid="1e3ec41b"/>
    </style:style>
    <style:style style:name="T675" style:family="text">
      <style:text-properties officeooo:rsid="1e400cd3"/>
    </style:style>
    <style:style style:name="T676" style:family="text">
      <style:text-properties officeooo:rsid="1e41a76b"/>
    </style:style>
    <style:style style:name="T677" style:family="text">
      <style:text-properties officeooo:rsid="1e41c638"/>
    </style:style>
    <style:style style:name="T678" style:family="text">
      <style:text-properties officeooo:rsid="1e4234c2"/>
    </style:style>
    <style:style style:name="T679" style:family="text">
      <style:text-properties officeooo:rsid="1e45d6b1"/>
    </style:style>
    <style:style style:name="T680" style:family="text">
      <style:text-properties officeooo:rsid="1e47befc"/>
    </style:style>
    <style:style style:name="T681" style:family="text">
      <style:text-properties officeooo:rsid="1e4929b2"/>
    </style:style>
    <style:style style:name="T682" style:family="text">
      <style:text-properties officeooo:rsid="1e494ca2"/>
    </style:style>
    <style:style style:name="T683" style:family="text">
      <style:text-properties officeooo:rsid="1e4a7e54"/>
    </style:style>
    <style:style style:name="T684" style:family="text">
      <style:text-properties officeooo:rsid="1e4afc20"/>
    </style:style>
    <style:style style:name="T685" style:family="text">
      <style:text-properties officeooo:rsid="1e4c95fa"/>
    </style:style>
    <style:style style:name="T686" style:family="text">
      <style:text-properties officeooo:rsid="1e4c9f83"/>
    </style:style>
    <style:style style:name="T687" style:family="text">
      <style:text-properties officeooo:rsid="1e4d5671"/>
    </style:style>
    <style:style style:name="T688" style:family="text">
      <style:text-properties officeooo:rsid="1e4fb797"/>
    </style:style>
    <style:style style:name="T689" style:family="text">
      <style:text-properties officeooo:rsid="1e4ffe63"/>
    </style:style>
    <style:style style:name="T690" style:family="text">
      <style:text-properties officeooo:rsid="1e51bb77"/>
    </style:style>
    <style:style style:name="T691" style:family="text">
      <style:text-properties officeooo:rsid="1e51ebc0"/>
    </style:style>
    <style:style style:name="T692" style:family="text">
      <style:text-properties officeooo:rsid="1e567680"/>
    </style:style>
    <style:style style:name="T693" style:family="text">
      <style:text-properties officeooo:rsid="1e574b26"/>
    </style:style>
    <style:style style:name="T694" style:family="text">
      <style:text-properties officeooo:rsid="1e57e600"/>
    </style:style>
    <style:style style:name="T695" style:family="text">
      <style:text-properties officeooo:rsid="1e59d282"/>
    </style:style>
    <style:style style:name="T696" style:family="text">
      <style:text-properties officeooo:rsid="1e5a107b"/>
    </style:style>
    <style:style style:name="T697" style:family="text">
      <style:text-properties officeooo:rsid="1e5b6a5e"/>
    </style:style>
    <style:style style:name="T698" style:family="text">
      <style:text-properties officeooo:rsid="1e5c30de"/>
    </style:style>
    <style:style style:name="T699" style:family="text">
      <style:text-properties officeooo:rsid="1e5e4300"/>
    </style:style>
    <style:style style:name="T700" style:family="text">
      <style:text-properties officeooo:rsid="1e5ffce8"/>
    </style:style>
    <style:style style:name="T701" style:family="text">
      <style:text-properties officeooo:rsid="1e6252b8"/>
    </style:style>
    <style:style style:name="T702" style:family="text">
      <style:text-properties officeooo:rsid="1e6355e2"/>
    </style:style>
    <style:style style:name="T703" style:family="text">
      <style:text-properties officeooo:rsid="1e64d91c"/>
    </style:style>
    <style:style style:name="T704" style:family="text">
      <style:text-properties officeooo:rsid="1e65a687"/>
    </style:style>
    <style:style style:name="T705" style:family="text">
      <style:text-properties officeooo:rsid="1e66a977"/>
    </style:style>
    <style:style style:name="T706" style:family="text">
      <style:text-properties officeooo:rsid="1e67ac84"/>
    </style:style>
    <style:style style:name="T707" style:family="text">
      <style:text-properties officeooo:rsid="1e680131"/>
    </style:style>
    <style:style style:name="T708" style:family="text">
      <style:text-properties officeooo:rsid="1e685a1b"/>
    </style:style>
    <style:style style:name="T709" style:family="text">
      <style:text-properties officeooo:rsid="1e68b0f0"/>
    </style:style>
    <style:style style:name="T710" style:family="text">
      <style:text-properties officeooo:rsid="1e6b76e6"/>
    </style:style>
    <style:style style:name="T711" style:family="text">
      <style:text-properties officeooo:rsid="1e6c768e"/>
    </style:style>
    <style:style style:name="T712" style:family="text">
      <style:text-properties officeooo:rsid="1e6ce174"/>
    </style:style>
    <style:style style:name="T713" style:family="text">
      <style:text-properties officeooo:rsid="1e6db6fb"/>
    </style:style>
    <style:style style:name="T714" style:family="text">
      <style:text-properties officeooo:rsid="1e6ef6ba"/>
    </style:style>
    <style:style style:name="T715" style:family="text">
      <style:text-properties officeooo:rsid="1e714a9e"/>
    </style:style>
    <style:style style:name="T716" style:family="text">
      <style:text-properties officeooo:rsid="1e764b30"/>
    </style:style>
    <style:style style:name="T717" style:family="text">
      <style:text-properties officeooo:rsid="1e771938"/>
    </style:style>
    <style:style style:name="T718" style:family="text">
      <style:text-properties officeooo:rsid="1e79c9dc"/>
    </style:style>
    <style:style style:name="T719" style:family="text">
      <style:text-properties officeooo:rsid="1e7b10e1"/>
    </style:style>
    <style:style style:name="T720" style:family="text">
      <style:text-properties officeooo:rsid="1e7d1799"/>
    </style:style>
    <style:style style:name="T721" style:family="text">
      <style:text-properties officeooo:rsid="1e7dcb45"/>
    </style:style>
    <style:style style:name="T722" style:family="text">
      <style:text-properties officeooo:rsid="1e7e0d82"/>
    </style:style>
    <style:style style:name="T723" style:family="text">
      <style:text-properties officeooo:rsid="1e7ee0c2"/>
    </style:style>
    <style:style style:name="T724" style:family="text">
      <style:text-properties officeooo:rsid="1e80bc76"/>
    </style:style>
    <style:style style:name="T725" style:family="text">
      <style:text-properties officeooo:rsid="1e82b6fb"/>
    </style:style>
    <style:style style:name="T726" style:family="text">
      <style:text-properties officeooo:rsid="1df04052"/>
    </style:style>
    <style:style style:name="T727" style:family="text">
      <style:text-properties officeooo:rsid="1e85543d"/>
    </style:style>
    <style:style style:name="T728" style:family="text">
      <style:text-properties officeooo:rsid="1e857ff9"/>
    </style:style>
    <style:style style:name="T729" style:family="text">
      <style:text-properties officeooo:rsid="1e879b64"/>
    </style:style>
    <style:style style:name="T730" style:family="text">
      <style:text-properties officeooo:rsid="1e892cb2"/>
    </style:style>
    <style:style style:name="T731" style:family="text">
      <style:text-properties officeooo:rsid="1e8aad5d"/>
    </style:style>
    <style:style style:name="T732" style:family="text">
      <style:text-properties officeooo:rsid="1e8dfd60"/>
    </style:style>
    <style:style style:name="T733" style:family="text">
      <style:text-properties officeooo:rsid="1e8f9ac7"/>
    </style:style>
    <style:style style:name="T734" style:family="text">
      <style:text-properties officeooo:rsid="1e91d7c0"/>
    </style:style>
    <style:style style:name="T735" style:family="text">
      <style:text-properties officeooo:rsid="1e928733"/>
    </style:style>
    <style:style style:name="T736" style:family="text">
      <style:text-properties officeooo:rsid="1e942e2d"/>
    </style:style>
    <style:style style:name="T737" style:family="text">
      <style:text-properties officeooo:rsid="1e96a80c"/>
    </style:style>
    <style:style style:name="T738" style:family="text">
      <style:text-properties officeooo:rsid="1e9abf2d"/>
    </style:style>
    <style:style style:name="T739" style:family="text">
      <style:text-properties officeooo:rsid="1e9c685c"/>
    </style:style>
    <style:style style:name="T740" style:family="text">
      <style:text-properties officeooo:rsid="1e9ceafa"/>
    </style:style>
    <style:style style:name="T741" style:family="text">
      <style:text-properties officeooo:rsid="1ea122f6"/>
    </style:style>
    <style:style style:name="T742" style:family="text">
      <style:text-properties officeooo:rsid="1ea2a51a"/>
    </style:style>
    <style:style style:name="T743" style:family="text">
      <style:text-properties officeooo:rsid="1ea452d4"/>
    </style:style>
    <style:style style:name="T744" style:family="text">
      <style:text-properties officeooo:rsid="1ea6e4d6"/>
    </style:style>
    <style:style style:name="T745" style:family="text">
      <style:text-properties officeooo:rsid="1ea7aa3d"/>
    </style:style>
    <style:style style:name="T746" style:family="text">
      <style:text-properties officeooo:rsid="1ea7ca62"/>
    </style:style>
    <style:style style:name="T747" style:family="text">
      <style:text-properties officeooo:rsid="1e545f95"/>
    </style:style>
    <style:style style:name="T748" style:family="text">
      <style:text-properties officeooo:rsid="1e5572b3"/>
    </style:style>
    <style:style style:name="T749" style:family="text">
      <style:text-properties officeooo:rsid="1ea97962"/>
    </style:style>
    <style:style style:name="T750" style:family="text">
      <style:text-properties officeooo:rsid="1eab38f9"/>
    </style:style>
    <style:style style:name="T751" style:family="text">
      <style:text-properties officeooo:rsid="1eabd26f"/>
    </style:style>
    <style:style style:name="T752" style:family="text">
      <style:text-properties officeooo:rsid="1eacae32"/>
    </style:style>
    <style:style style:name="T753" style:family="text">
      <style:text-properties officeooo:rsid="1eae248a"/>
    </style:style>
    <style:style style:name="T754" style:family="text">
      <style:text-properties officeooo:rsid="1eb01302"/>
    </style:style>
    <style:style style:name="T755" style:family="text">
      <style:text-properties officeooo:rsid="1eb0df03"/>
    </style:style>
    <style:style style:name="T756" style:family="text">
      <style:text-properties officeooo:rsid="1eb29801"/>
    </style:style>
    <style:style style:name="T757" style:family="text">
      <style:text-properties officeooo:rsid="1eb3de37"/>
    </style:style>
    <style:style style:name="T758" style:family="text">
      <style:text-properties officeooo:rsid="1eb45a63"/>
    </style:style>
    <style:style style:name="T759" style:family="text">
      <style:text-properties officeooo:rsid="1eb685bf"/>
    </style:style>
    <style:style style:name="T760" style:family="text">
      <style:text-properties officeooo:rsid="1eb80f6e"/>
    </style:style>
    <style:style style:name="T761" style:family="text">
      <style:text-properties officeooo:rsid="1eb97529"/>
    </style:style>
    <style:style style:name="T762" style:family="text">
      <style:text-properties officeooo:rsid="1ebbd928"/>
    </style:style>
    <style:style style:name="T763" style:family="text">
      <style:text-properties officeooo:rsid="1ebed06f"/>
    </style:style>
    <style:style style:name="T764" style:family="text">
      <style:text-properties officeooo:rsid="1ebfaece"/>
    </style:style>
    <style:style style:name="T765" style:family="text">
      <style:text-properties officeooo:rsid="1ebfd482"/>
    </style:style>
    <style:style style:name="T766" style:family="text">
      <style:text-properties officeooo:rsid="1ec1a283"/>
    </style:style>
    <style:style style:name="T767" style:family="text">
      <style:text-properties officeooo:rsid="1ec38206"/>
    </style:style>
    <style:style style:name="T768" style:family="text">
      <style:text-properties officeooo:rsid="1ec48208"/>
    </style:style>
    <style:style style:name="T769" style:family="text">
      <style:text-properties officeooo:rsid="1ec6aa47"/>
    </style:style>
    <style:style style:name="T770" style:family="text">
      <style:text-properties officeooo:rsid="1ec9b431"/>
    </style:style>
    <style:style style:name="T771" style:family="text">
      <style:text-properties officeooo:rsid="1ecb16e3"/>
    </style:style>
    <style:style style:name="T772" style:family="text">
      <style:text-properties officeooo:rsid="1ecb6ace"/>
    </style:style>
    <style:style style:name="T773" style:family="text">
      <style:text-properties officeooo:rsid="1eccb0f4"/>
    </style:style>
    <style:style style:name="T774" style:family="text">
      <style:text-properties officeooo:rsid="1ecd91cc"/>
    </style:style>
    <style:style style:name="T775" style:family="text">
      <style:text-properties officeooo:rsid="1eceb959"/>
    </style:style>
    <style:style style:name="T776" style:family="text">
      <style:text-properties officeooo:rsid="1ed07d62"/>
    </style:style>
    <style:style style:name="T777" style:family="text">
      <style:text-properties officeooo:rsid="1ed152ab"/>
    </style:style>
    <style:style style:name="T778" style:family="text">
      <style:text-properties officeooo:rsid="1ed2277e"/>
    </style:style>
    <style:style style:name="T779" style:family="text">
      <style:text-properties officeooo:rsid="1ed30dd3"/>
    </style:style>
    <style:style style:name="T780" style:family="text">
      <style:text-properties officeooo:rsid="1ed32a87"/>
    </style:style>
    <style:style style:name="T781" style:family="text">
      <style:text-properties officeooo:rsid="1ed58e11"/>
    </style:style>
    <style:style style:name="T782" style:family="text">
      <style:text-properties officeooo:rsid="1ed72560"/>
    </style:style>
    <style:style style:name="T783" style:family="text">
      <style:text-properties officeooo:rsid="1ed91b0b"/>
    </style:style>
    <style:style style:name="T784" style:family="text">
      <style:text-properties officeooo:rsid="1eda4051"/>
    </style:style>
    <style:style style:name="T785" style:family="text">
      <style:text-properties officeooo:rsid="1edb9d6f"/>
    </style:style>
    <style:style style:name="T786" style:family="text">
      <style:text-properties officeooo:rsid="1edbff22"/>
    </style:style>
    <style:style style:name="T787" style:family="text">
      <style:text-properties officeooo:rsid="1edcdbb6"/>
    </style:style>
    <style:style style:name="T788" style:family="text">
      <style:text-properties officeooo:rsid="1edeb0cc"/>
    </style:style>
    <style:style style:name="T789" style:family="text">
      <style:text-properties officeooo:rsid="1ee0944f"/>
    </style:style>
    <style:style style:name="T790" style:family="text">
      <style:text-properties officeooo:rsid="1ee2158b"/>
    </style:style>
    <style:style style:name="T791" style:family="text">
      <style:text-properties officeooo:rsid="1ee23234"/>
    </style:style>
    <style:style style:name="T792" style:family="text">
      <style:text-properties officeooo:rsid="1ee3e5fa"/>
    </style:style>
    <style:style style:name="T793" style:family="text">
      <style:text-properties officeooo:rsid="1ee5b815"/>
    </style:style>
    <style:style style:name="T794" style:family="text">
      <style:text-properties officeooo:rsid="1ee68251"/>
    </style:style>
    <style:style style:name="T795" style:family="text">
      <style:text-properties officeooo:rsid="1ee6ee52"/>
    </style:style>
    <style:style style:name="T796" style:family="text">
      <style:text-properties officeooo:rsid="1ee7dbc7"/>
    </style:style>
    <style:style style:name="T797" style:family="text">
      <style:text-properties officeooo:rsid="1ee84c60"/>
    </style:style>
    <style:style style:name="T798" style:family="text">
      <style:text-properties officeooo:rsid="1ee9c2b1"/>
    </style:style>
    <style:style style:name="T799" style:family="text">
      <style:text-properties officeooo:rsid="1eea9596"/>
    </style:style>
    <style:style style:name="T800" style:family="text">
      <style:text-properties officeooo:rsid="1eeaab2a"/>
    </style:style>
    <style:style style:name="T801" style:family="text">
      <style:text-properties officeooo:rsid="1eeb995e"/>
    </style:style>
    <style:style style:name="T802" style:family="text">
      <style:text-properties officeooo:rsid="1eebe9ab"/>
    </style:style>
    <style:style style:name="T803" style:family="text">
      <style:text-properties officeooo:rsid="1eee5bd4"/>
    </style:style>
    <style:style style:name="T804" style:family="text">
      <style:text-properties officeooo:rsid="1eef23ea"/>
    </style:style>
    <style:style style:name="T805" style:family="text">
      <style:text-properties officeooo:rsid="1ef0a281"/>
    </style:style>
    <style:style style:name="T806" style:family="text">
      <style:text-properties officeooo:rsid="1ef20e57"/>
    </style:style>
    <style:style style:name="T807" style:family="text">
      <style:text-properties officeooo:rsid="1ef3972b"/>
    </style:style>
    <style:style style:name="T808" style:family="text">
      <style:text-properties officeooo:rsid="1ef53274"/>
    </style:style>
    <style:style style:name="T809" style:family="text">
      <style:text-properties officeooo:rsid="1ef67560"/>
    </style:style>
    <style:style style:name="T810" style:family="text">
      <style:text-properties officeooo:rsid="1ef81a73"/>
    </style:style>
    <style:style style:name="T811" style:family="text">
      <style:text-properties officeooo:rsid="1ef9619e"/>
    </style:style>
    <style:style style:name="T812" style:family="text">
      <style:text-properties officeooo:rsid="1efb2f81"/>
    </style:style>
    <style:style style:name="T813" style:family="text">
      <style:text-properties officeooo:rsid="1efcc6b8"/>
    </style:style>
    <style:style style:name="T814" style:family="text">
      <style:text-properties officeooo:rsid="1efd9bed"/>
    </style:style>
    <style:style style:name="T815" style:family="text">
      <style:text-properties officeooo:rsid="1effdc29"/>
    </style:style>
    <style:style style:name="T816" style:family="text">
      <style:text-properties officeooo:rsid="1f004c8e"/>
    </style:style>
    <style:style style:name="T817" style:family="text">
      <style:text-properties officeooo:rsid="1f01d89c"/>
    </style:style>
    <style:style style:name="T818" style:family="text">
      <style:text-properties officeooo:rsid="1f058284"/>
    </style:style>
    <style:style style:name="T819" style:family="text">
      <style:text-properties officeooo:rsid="1f09c7ed"/>
    </style:style>
    <style:style style:name="T820" style:family="text">
      <style:text-properties officeooo:rsid="1f0a2244"/>
    </style:style>
    <style:style style:name="T821" style:family="text">
      <style:text-properties officeooo:rsid="1f0a7a7e"/>
    </style:style>
    <style:style style:name="T822" style:family="text">
      <style:text-properties officeooo:rsid="1f0afe7a"/>
    </style:style>
    <style:style style:name="T823" style:family="text">
      <style:text-properties officeooo:rsid="1f0c1914"/>
    </style:style>
    <style:style style:name="T824" style:family="text">
      <style:text-properties officeooo:rsid="1f0dd6c9"/>
    </style:style>
    <style:style style:name="T825" style:family="text">
      <style:text-properties officeooo:rsid="1f0e9cd6"/>
    </style:style>
    <style:style style:name="T826" style:family="text">
      <style:text-properties officeooo:rsid="1f104602"/>
    </style:style>
    <style:style style:name="T827" style:family="text">
      <style:text-properties officeooo:rsid="1f119430"/>
    </style:style>
    <style:style style:name="T828" style:family="text">
      <style:text-properties officeooo:rsid="1f12ebd5"/>
    </style:style>
    <style:style style:name="T829" style:family="text">
      <style:text-properties officeooo:rsid="1f14b6ba"/>
    </style:style>
    <style:style style:name="T830" style:family="text">
      <style:text-properties officeooo:rsid="1f160d75"/>
    </style:style>
    <style:style style:name="T831" style:family="text">
      <style:text-properties officeooo:rsid="1f171f35"/>
    </style:style>
    <style:style style:name="T832" style:family="text">
      <style:text-properties officeooo:rsid="1f187e1c"/>
    </style:style>
    <style:style style:name="T833" style:family="text">
      <style:text-properties officeooo:rsid="1f1a5103"/>
    </style:style>
    <style:style style:name="T834" style:family="text">
      <style:text-properties officeooo:rsid="1f1a69d3"/>
    </style:style>
    <style:style style:name="T835" style:family="text">
      <style:text-properties officeooo:rsid="1f1b8631"/>
    </style:style>
    <style:style style:name="T836" style:family="text">
      <style:text-properties officeooo:rsid="1f1bee31"/>
    </style:style>
    <style:style style:name="T837" style:family="text">
      <style:text-properties officeooo:rsid="1f1c96a9"/>
    </style:style>
    <style:style style:name="T838" style:family="text">
      <style:text-properties officeooo:rsid="1f1e0505"/>
    </style:style>
    <style:style style:name="T839" style:family="text">
      <style:text-properties officeooo:rsid="1f1ffda0"/>
    </style:style>
    <style:style style:name="T840" style:family="text">
      <style:text-properties officeooo:rsid="1f202af9"/>
    </style:style>
    <style:style style:name="T841" style:family="text">
      <style:text-properties officeooo:rsid="1f2058ce"/>
    </style:style>
    <style:style style:name="T842" style:family="text">
      <style:text-properties officeooo:rsid="1f2243a8"/>
    </style:style>
    <style:style style:name="T843" style:family="text">
      <style:text-properties officeooo:rsid="1f236425"/>
    </style:style>
    <style:style style:name="T844" style:family="text">
      <style:text-properties officeooo:rsid="1f24c72a"/>
    </style:style>
    <style:style style:name="T845" style:family="text">
      <style:text-properties officeooo:rsid="1f25e383"/>
    </style:style>
    <style:style style:name="T846" style:family="text">
      <style:text-properties officeooo:rsid="1f26187e"/>
    </style:style>
    <style:style style:name="T847" style:family="text">
      <style:text-properties officeooo:rsid="1f27288f"/>
    </style:style>
    <style:style style:name="T848" style:family="text">
      <style:text-properties officeooo:rsid="1f2814a2"/>
    </style:style>
    <style:style style:name="T849" style:family="text">
      <style:text-properties officeooo:rsid="1f29902f"/>
    </style:style>
    <style:style style:name="T850" style:family="text">
      <style:text-properties officeooo:rsid="1f2b7468"/>
    </style:style>
    <style:style style:name="T851" style:family="text">
      <style:text-properties officeooo:rsid="1f2cfb16"/>
    </style:style>
    <style:style style:name="T852" style:family="text">
      <style:text-properties officeooo:rsid="1f2e1e8b"/>
    </style:style>
    <style:style style:name="T853" style:family="text">
      <style:text-properties officeooo:rsid="1f2eba1d"/>
    </style:style>
    <style:style style:name="T854" style:family="text">
      <style:text-properties officeooo:rsid="1f307aa7"/>
    </style:style>
    <style:style style:name="T855" style:family="text">
      <style:text-properties officeooo:rsid="1f30f839"/>
    </style:style>
    <style:style style:name="T856" style:family="text">
      <style:text-properties officeooo:rsid="1f322f8b"/>
    </style:style>
    <style:style style:name="T857" style:family="text">
      <style:text-properties officeooo:rsid="1f330f90"/>
    </style:style>
    <style:style style:name="T858" style:family="text">
      <style:text-properties officeooo:rsid="1f344e5d"/>
    </style:style>
    <style:style style:name="T859" style:family="text">
      <style:text-properties officeooo:rsid="1f351a07"/>
    </style:style>
    <style:style style:name="T860" style:family="text">
      <style:text-properties officeooo:rsid="1f353fa4"/>
    </style:style>
    <style:style style:name="T861" style:family="text">
      <style:text-properties officeooo:rsid="1f3727d7"/>
    </style:style>
    <style:style style:name="T862" style:family="text">
      <style:text-properties officeooo:rsid="1f377886"/>
    </style:style>
    <style:style style:name="T863" style:family="text">
      <style:text-properties officeooo:rsid="1f37fd64"/>
    </style:style>
    <style:style style:name="T864" style:family="text">
      <style:text-properties officeooo:rsid="1f3b64a9"/>
    </style:style>
    <style:style style:name="T865" style:family="text">
      <style:text-properties officeooo:rsid="1f3bdbaa"/>
    </style:style>
    <style:style style:name="T866" style:family="text">
      <style:text-properties officeooo:rsid="1f3ef4eb"/>
    </style:style>
    <style:style style:name="T867" style:family="text">
      <style:text-properties officeooo:rsid="1f4163d3"/>
    </style:style>
    <style:style style:name="T868" style:family="text">
      <style:text-properties officeooo:rsid="1f41cbe3"/>
    </style:style>
    <style:style style:name="T869" style:family="text">
      <style:text-properties officeooo:rsid="1f42d527"/>
    </style:style>
    <style:style style:name="T870" style:family="text">
      <style:text-properties officeooo:rsid="1f44896c"/>
    </style:style>
    <style:style style:name="T871" style:family="text">
      <style:text-properties officeooo:rsid="1f455695"/>
    </style:style>
    <style:style style:name="T872" style:family="text">
      <style:text-properties officeooo:rsid="1f45f889"/>
    </style:style>
    <style:style style:name="T873" style:family="text">
      <style:text-properties officeooo:rsid="1f4696cd"/>
    </style:style>
    <style:style style:name="T874" style:family="text">
      <style:text-properties officeooo:rsid="1f4857d6"/>
    </style:style>
    <style:style style:name="T875" style:family="text">
      <style:text-properties officeooo:rsid="1f497eb6"/>
    </style:style>
    <style:style style:name="T876" style:family="text">
      <style:text-properties officeooo:rsid="1f4a8c0f"/>
    </style:style>
    <style:style style:name="T877" style:family="text">
      <style:text-properties officeooo:rsid="1f4a8c21"/>
    </style:style>
    <style:style style:name="T878" style:family="text">
      <style:text-properties officeooo:rsid="1f4c4b54"/>
    </style:style>
    <style:style style:name="T879" style:family="text">
      <style:text-properties officeooo:rsid="1f4f3b0f"/>
    </style:style>
    <style:style style:name="T880" style:family="text">
      <style:text-properties officeooo:rsid="1f50e8b8"/>
    </style:style>
    <style:style style:name="T881" style:family="text">
      <style:text-properties officeooo:rsid="1f51c54c"/>
    </style:style>
    <style:style style:name="T882" style:family="text">
      <style:text-properties officeooo:rsid="1f5349db"/>
    </style:style>
    <style:style style:name="T883" style:family="text">
      <style:text-properties officeooo:rsid="1f545b37"/>
    </style:style>
    <style:style style:name="T884" style:family="text">
      <style:text-properties officeooo:rsid="1f545f3b"/>
    </style:style>
    <style:style style:name="T885" style:family="text">
      <style:text-properties officeooo:rsid="1f55e831"/>
    </style:style>
    <style:style style:name="T886" style:family="text">
      <style:text-properties officeooo:rsid="1f57a4b5"/>
    </style:style>
    <style:style style:name="T887" style:family="text">
      <style:text-properties officeooo:rsid="1f57aead"/>
    </style:style>
    <style:style style:name="T888" style:family="text">
      <style:text-properties officeooo:rsid="1f580217"/>
    </style:style>
    <style:style style:name="T889" style:family="text">
      <style:text-properties officeooo:rsid="1f5a019a"/>
    </style:style>
    <style:style style:name="T890" style:family="text">
      <style:text-properties officeooo:rsid="1f5b58c6"/>
    </style:style>
    <style:style style:name="T891" style:family="text">
      <style:text-properties officeooo:rsid="1f5b77bc"/>
    </style:style>
    <style:style style:name="T892" style:family="text">
      <style:text-properties officeooo:rsid="1f5bdf7f"/>
    </style:style>
    <style:style style:name="T893" style:family="text">
      <style:text-properties officeooo:rsid="1f5c9cce"/>
    </style:style>
    <style:style style:name="T894" style:family="text">
      <style:text-properties officeooo:rsid="1f5d199f"/>
    </style:style>
    <style:style style:name="T895" style:family="text">
      <style:text-properties officeooo:rsid="1f5d2227"/>
    </style:style>
    <style:style style:name="T896" style:family="text">
      <style:text-properties officeooo:rsid="1f5ea121"/>
    </style:style>
    <style:style style:name="T897" style:family="text">
      <style:text-properties officeooo:rsid="1f6006ab"/>
    </style:style>
    <style:style style:name="T898" style:family="text">
      <style:text-properties officeooo:rsid="1f611d7f"/>
    </style:style>
    <style:style style:name="T899" style:family="text">
      <style:text-properties officeooo:rsid="1f62e475"/>
    </style:style>
    <style:style style:name="T900" style:family="text">
      <style:text-properties officeooo:rsid="1f63e6f3"/>
    </style:style>
    <style:style style:name="T901" style:family="text">
      <style:text-properties officeooo:rsid="1f65bef3"/>
    </style:style>
    <style:style style:name="T902" style:family="text">
      <style:text-properties officeooo:rsid="1f68dd6b"/>
    </style:style>
    <style:style style:name="T903" style:family="text">
      <style:text-properties officeooo:rsid="1f692ff4"/>
    </style:style>
    <style:style style:name="T904" style:family="text">
      <style:text-properties officeooo:rsid="1f69ddd0"/>
    </style:style>
    <style:style style:name="T905" style:family="text">
      <style:text-properties officeooo:rsid="1f6adf08"/>
    </style:style>
    <style:style style:name="T906" style:family="text">
      <style:text-properties officeooo:rsid="1f6db650"/>
    </style:style>
    <style:style style:name="T907" style:family="text">
      <style:text-properties officeooo:rsid="1f6ec7e5"/>
    </style:style>
    <style:style style:name="T908" style:family="text">
      <style:text-properties officeooo:rsid="1f6f0c7b"/>
    </style:style>
    <style:style style:name="T909" style:family="text">
      <style:text-properties officeooo:rsid="1f702453"/>
    </style:style>
    <style:style style:name="T910" style:family="text">
      <style:text-properties officeooo:rsid="1f7100e8"/>
    </style:style>
    <style:style style:name="T911" style:family="text">
      <style:text-properties officeooo:rsid="1f72e631"/>
    </style:style>
    <style:style style:name="T912" style:family="text">
      <style:text-properties officeooo:rsid="1f761267"/>
    </style:style>
    <style:style style:name="T913" style:family="text">
      <style:text-properties officeooo:rsid="1f766eda"/>
    </style:style>
    <style:style style:name="T914" style:family="text">
      <style:text-properties officeooo:rsid="1f77b2f4"/>
    </style:style>
    <style:style style:name="T915" style:family="text">
      <style:text-properties officeooo:rsid="1f78d309"/>
    </style:style>
    <style:style style:name="T916" style:family="text">
      <style:text-properties officeooo:rsid="1f78f444"/>
    </style:style>
    <style:style style:name="T917" style:family="text">
      <style:text-properties officeooo:rsid="1f7cb288"/>
    </style:style>
    <style:style style:name="T918" style:family="text">
      <style:text-properties officeooo:rsid="1f7d71de"/>
    </style:style>
    <style:style style:name="T919" style:family="text">
      <style:text-properties officeooo:rsid="1f7e3da4"/>
    </style:style>
    <style:style style:name="T920" style:family="text">
      <style:text-properties officeooo:rsid="1f7fc9fa"/>
    </style:style>
    <style:style style:name="T921" style:family="text">
      <style:text-properties officeooo:rsid="1f80b7ac"/>
    </style:style>
    <style:style style:name="T922" style:family="text">
      <style:text-properties officeooo:rsid="1f81a440"/>
    </style:style>
    <style:style style:name="T923" style:family="text">
      <style:text-properties officeooo:rsid="1f839487"/>
    </style:style>
    <style:style style:name="T924" style:family="text">
      <style:text-properties officeooo:rsid="1f860405"/>
    </style:style>
    <style:style style:name="T925" style:family="text">
      <style:text-properties officeooo:rsid="1f86285f"/>
    </style:style>
    <style:style style:name="T926" style:family="text">
      <style:text-properties officeooo:rsid="1f86ee1a"/>
    </style:style>
    <style:style style:name="T927" style:family="text">
      <style:text-properties officeooo:rsid="1f8748d9"/>
    </style:style>
    <style:style style:name="T928" style:family="text">
      <style:text-properties officeooo:rsid="1f88ea0b"/>
    </style:style>
    <style:style style:name="T929" style:family="text">
      <style:text-properties officeooo:rsid="1f8a9fdc"/>
    </style:style>
    <style:style style:name="T930" style:family="text">
      <style:text-properties officeooo:rsid="1f8b0153"/>
    </style:style>
    <style:style style:name="T931" style:family="text">
      <style:text-properties officeooo:rsid="1f8e9525"/>
    </style:style>
    <style:style style:name="T932" style:family="text">
      <style:text-properties officeooo:rsid="1f8feee0"/>
    </style:style>
    <style:style style:name="T933" style:family="text">
      <style:text-properties officeooo:rsid="1f917a6c"/>
    </style:style>
    <style:style style:name="T934" style:family="text">
      <style:text-properties officeooo:rsid="1f92a406"/>
    </style:style>
    <style:style style:name="T935" style:family="text">
      <style:text-properties officeooo:rsid="1f94fd08"/>
    </style:style>
    <style:style style:name="T936" style:family="text">
      <style:text-properties officeooo:rsid="1f98e0f2"/>
    </style:style>
    <style:style style:name="T937" style:family="text">
      <style:text-properties officeooo:rsid="1f991043"/>
    </style:style>
    <style:style style:name="T938" style:family="text">
      <style:text-properties officeooo:rsid="1f9a945c"/>
    </style:style>
    <style:style style:name="T939" style:family="text">
      <style:text-properties officeooo:rsid="1f9ad5a5"/>
    </style:style>
    <style:style style:name="T940" style:family="text">
      <style:text-properties officeooo:rsid="1f9be975"/>
    </style:style>
    <style:style style:name="T941" style:family="text">
      <style:text-properties officeooo:rsid="1f9dbc13"/>
    </style:style>
    <style:style style:name="T942" style:family="text">
      <style:text-properties officeooo:rsid="1f9ee27d"/>
    </style:style>
    <style:style style:name="T943" style:family="text">
      <style:text-properties officeooo:rsid="1f9f5935"/>
    </style:style>
    <style:style style:name="T944" style:family="text">
      <style:text-properties officeooo:rsid="1fa01f91"/>
    </style:style>
    <style:style style:name="T945" style:family="text">
      <style:text-properties officeooo:rsid="1fa3221d"/>
    </style:style>
    <style:style style:name="T946" style:family="text">
      <style:text-properties officeooo:rsid="1fa32dd5"/>
    </style:style>
    <style:style style:name="T947" style:family="text">
      <style:text-properties officeooo:rsid="1fa41b9e"/>
    </style:style>
    <style:style style:name="T948" style:family="text">
      <style:text-properties officeooo:rsid="1fa454f4"/>
    </style:style>
    <style:style style:name="T949" style:family="text">
      <style:text-properties officeooo:rsid="1fa5c58a"/>
    </style:style>
    <style:style style:name="T950" style:family="text">
      <style:text-properties officeooo:rsid="1fa82910"/>
    </style:style>
    <style:style style:name="T951" style:family="text">
      <style:text-properties officeooo:rsid="1faa0e08"/>
    </style:style>
    <style:style style:name="T952" style:family="text">
      <style:text-properties officeooo:rsid="1faabdd3"/>
    </style:style>
    <style:style style:name="T953" style:family="text">
      <style:text-properties officeooo:rsid="1fab3474"/>
    </style:style>
    <style:style style:name="T954" style:family="text">
      <style:text-properties officeooo:rsid="1fae2d0d"/>
    </style:style>
    <style:style style:name="T955" style:family="text">
      <style:text-properties officeooo:rsid="1faee92b"/>
    </style:style>
    <style:style style:name="T956" style:family="text">
      <style:text-properties officeooo:rsid="1fb000de"/>
    </style:style>
    <style:style style:name="T957" style:family="text">
      <style:text-properties officeooo:rsid="1fb05b5d"/>
    </style:style>
    <style:style style:name="T958" style:family="text">
      <style:text-properties officeooo:rsid="1fb0ca33"/>
    </style:style>
    <style:style style:name="T959" style:family="text">
      <style:text-properties officeooo:rsid="1fb1b285"/>
    </style:style>
    <style:style style:name="T960" style:family="text">
      <style:text-properties officeooo:rsid="1fb291e5"/>
    </style:style>
    <style:style style:name="T961" style:family="text">
      <style:text-properties officeooo:rsid="1fb30465"/>
    </style:style>
    <style:style style:name="T962" style:family="text">
      <style:text-properties officeooo:rsid="1fb326f8"/>
    </style:style>
    <style:style style:name="T963" style:family="text">
      <style:text-properties officeooo:rsid="1fb437a3"/>
    </style:style>
    <style:style style:name="T964" style:family="text">
      <style:text-properties officeooo:rsid="1fb71d78"/>
    </style:style>
    <style:style style:name="T965" style:family="text">
      <style:text-properties officeooo:rsid="1fba8b37"/>
    </style:style>
    <style:style style:name="T966" style:family="text">
      <style:text-properties officeooo:rsid="1fbc0a6a"/>
    </style:style>
    <style:style style:name="T967" style:family="text">
      <style:text-properties officeooo:rsid="1fbddc78"/>
    </style:style>
    <style:style style:name="T968" style:family="text">
      <style:text-properties officeooo:rsid="1fbf7c18"/>
    </style:style>
    <style:style style:name="T969" style:family="text">
      <style:text-properties officeooo:rsid="1fc0c712"/>
    </style:style>
    <style:style style:name="T970" style:family="text">
      <style:text-properties officeooo:rsid="1fc172ca"/>
    </style:style>
    <style:style style:name="T971" style:family="text">
      <style:text-properties officeooo:rsid="1fc36dec"/>
    </style:style>
    <style:style style:name="T972" style:family="text">
      <style:text-properties officeooo:rsid="1fc4a907"/>
    </style:style>
    <style:style style:name="T973" style:family="text">
      <style:text-properties officeooo:rsid="1fc55e10"/>
    </style:style>
    <style:style style:name="T974" style:family="text">
      <style:text-properties officeooo:rsid="1fc68749"/>
    </style:style>
    <style:style style:name="T975" style:family="text">
      <style:text-properties officeooo:rsid="1fc78cd3"/>
    </style:style>
    <style:style style:name="T976" style:family="text">
      <style:text-properties officeooo:rsid="1fcd8bd8"/>
    </style:style>
    <style:style style:name="T977" style:family="text">
      <style:text-properties officeooo:rsid="1fcfcb3b"/>
    </style:style>
    <style:style style:name="T978" style:family="text">
      <style:text-properties officeooo:rsid="1fd1afcd"/>
    </style:style>
    <style:style style:name="T979" style:family="text">
      <style:text-properties officeooo:rsid="1fd33167"/>
    </style:style>
    <style:style style:name="T980" style:family="text">
      <style:text-properties officeooo:rsid="1fd4fff0"/>
    </style:style>
    <style:style style:name="T981" style:family="text">
      <style:text-properties officeooo:rsid="1fd60e4c"/>
    </style:style>
    <style:style style:name="T982" style:family="text">
      <style:text-properties officeooo:rsid="1fd7888b"/>
    </style:style>
    <style:style style:name="T983" style:family="text">
      <style:text-properties officeooo:rsid="1fd896b5"/>
    </style:style>
    <style:style style:name="T984" style:family="text">
      <style:text-properties officeooo:rsid="1fd979ac"/>
    </style:style>
    <style:style style:name="T985" style:family="text">
      <style:text-properties officeooo:rsid="1fdb77b2"/>
    </style:style>
    <style:style style:name="T986" style:family="text">
      <style:text-properties officeooo:rsid="1fdbe4b2"/>
    </style:style>
    <style:style style:name="T987" style:family="text">
      <style:text-properties officeooo:rsid="1fddc33e"/>
    </style:style>
    <style:style style:name="T988" style:family="text">
      <style:text-properties officeooo:rsid="1fdee4f0"/>
    </style:style>
    <style:style style:name="T989" style:family="text">
      <style:text-properties officeooo:rsid="1fdf7b64"/>
    </style:style>
    <style:style style:name="T990" style:family="text">
      <style:text-properties officeooo:rsid="1fe0ce0f"/>
    </style:style>
    <style:style style:name="T991" style:family="text">
      <style:text-properties officeooo:rsid="1fe18b80"/>
    </style:style>
    <style:style style:name="T992" style:family="text">
      <style:text-properties officeooo:rsid="1fe30beb"/>
    </style:style>
    <style:style style:name="T993" style:family="text">
      <style:text-properties officeooo:rsid="1fe3643a"/>
    </style:style>
    <style:style style:name="T994" style:family="text">
      <style:text-properties officeooo:rsid="1fe42c28"/>
    </style:style>
    <style:style style:name="T995" style:family="text">
      <style:text-properties officeooo:rsid="1fe572f5"/>
    </style:style>
    <style:style style:name="T996" style:family="text">
      <style:text-properties officeooo:rsid="1fe5fe44"/>
    </style:style>
    <style:style style:name="T997" style:family="text">
      <style:text-properties officeooo:rsid="1fe7b63b"/>
    </style:style>
    <style:style style:name="T998" style:family="text">
      <style:text-properties officeooo:rsid="1fe8537b"/>
    </style:style>
    <style:style style:name="T999" style:family="text">
      <style:text-properties officeooo:rsid="1fe91ad4"/>
    </style:style>
    <style:style style:name="T1000" style:family="text">
      <style:text-properties officeooo:rsid="1fe97c1f"/>
    </style:style>
    <style:style style:name="T1001" style:family="text">
      <style:text-properties officeooo:rsid="1feae1d4"/>
    </style:style>
    <style:style style:name="T1002" style:family="text">
      <style:text-properties officeooo:rsid="1febe420"/>
    </style:style>
    <style:style style:name="T1003" style:family="text">
      <style:text-properties officeooo:rsid="1febe458"/>
    </style:style>
    <style:style style:name="T1004" style:family="text">
      <style:text-properties officeooo:rsid="1feddda2"/>
    </style:style>
    <style:style style:name="T1005" style:family="text">
      <style:text-properties officeooo:rsid="1fede1ba"/>
    </style:style>
    <style:style style:name="T1006" style:family="text">
      <style:text-properties officeooo:rsid="1fef6f98"/>
    </style:style>
    <style:style style:name="T1007" style:family="text">
      <style:text-properties officeooo:rsid="1ff19ab6"/>
    </style:style>
    <style:style style:name="T1008" style:family="text">
      <style:text-properties officeooo:rsid="1ff2b52c"/>
    </style:style>
    <style:style style:name="T1009" style:family="text">
      <style:text-properties officeooo:rsid="1ff2ca9c"/>
    </style:style>
    <style:style style:name="T1010" style:family="text">
      <style:text-properties officeooo:rsid="1ff4c41c"/>
    </style:style>
    <style:style style:name="T1011" style:family="text">
      <style:text-properties officeooo:rsid="1ff510f1"/>
    </style:style>
    <style:style style:name="T1012" style:family="text">
      <style:text-properties officeooo:rsid="1ff6ded2"/>
    </style:style>
    <style:style style:name="T1013" style:family="text">
      <style:text-properties officeooo:rsid="1ff7109a"/>
    </style:style>
    <style:style style:name="T1014" style:family="text">
      <style:text-properties officeooo:rsid="1ff8322c"/>
    </style:style>
    <style:style style:name="T1015" style:family="text">
      <style:text-properties officeooo:rsid="1ffa7805"/>
    </style:style>
    <style:style style:name="T1016" style:family="text">
      <style:text-properties officeooo:rsid="1ffbcdf7"/>
    </style:style>
    <style:style style:name="T1017" style:family="text">
      <style:text-properties officeooo:rsid="1ffbd9f1"/>
    </style:style>
    <style:style style:name="T1018" style:family="text">
      <style:text-properties officeooo:rsid="1ffdac4d"/>
    </style:style>
    <style:style style:name="T1019" style:family="text">
      <style:text-properties officeooo:rsid="1ffe7722"/>
    </style:style>
    <style:style style:name="T1020" style:family="text">
      <style:text-properties officeooo:rsid="1fff23f5"/>
    </style:style>
    <style:style style:name="T1021" style:family="text">
      <style:text-properties officeooo:rsid="2000b681"/>
    </style:style>
    <style:style style:name="T1022" style:family="text">
      <style:text-properties officeooo:rsid="2001553d"/>
    </style:style>
    <style:style style:name="T1023" style:family="text">
      <style:text-properties officeooo:rsid="2003549c"/>
    </style:style>
    <style:style style:name="T1024" style:family="text">
      <style:text-properties officeooo:rsid="200514a5"/>
    </style:style>
    <style:style style:name="T1025" style:family="text">
      <style:text-properties officeooo:rsid="2005d68e"/>
    </style:style>
    <style:style style:name="T1026" style:family="text">
      <style:text-properties officeooo:rsid="20067900"/>
    </style:style>
    <style:style style:name="T1027" style:family="text">
      <style:text-properties officeooo:rsid="2007bae8"/>
    </style:style>
    <style:style style:name="T1028" style:family="text">
      <style:text-properties officeooo:rsid="2009b5d7"/>
    </style:style>
    <style:style style:name="T1029" style:family="text">
      <style:text-properties officeooo:rsid="200a4810"/>
    </style:style>
    <style:style style:name="T1030" style:family="text">
      <style:text-properties officeooo:rsid="200ba217"/>
    </style:style>
    <style:style style:name="T1031" style:family="text">
      <style:text-properties officeooo:rsid="200bfdf9"/>
    </style:style>
    <style:style style:name="T1032" style:family="text">
      <style:text-properties officeooo:rsid="200d594e"/>
    </style:style>
    <style:style style:name="T1033" style:family="text">
      <style:text-properties officeooo:rsid="200d88cb"/>
    </style:style>
    <style:style style:name="T1034" style:family="text">
      <style:text-properties officeooo:rsid="200dffb3"/>
    </style:style>
    <style:style style:name="T1035" style:family="text">
      <style:text-properties officeooo:rsid="200f16fa"/>
    </style:style>
    <style:style style:name="T1036" style:family="text">
      <style:text-properties officeooo:rsid="2010dd54"/>
    </style:style>
    <style:style style:name="T1037" style:family="text">
      <style:text-properties officeooo:rsid="20122bb8"/>
    </style:style>
    <style:style style:name="T1038" style:family="text">
      <style:text-properties officeooo:rsid="2013551a"/>
    </style:style>
    <style:style style:name="T1039" style:family="text">
      <style:text-properties officeooo:rsid="2016dd9b"/>
    </style:style>
    <style:style style:name="T1040" style:family="text">
      <style:text-properties officeooo:rsid="2018bd56"/>
    </style:style>
    <style:style style:name="T1041" style:family="text">
      <style:text-properties officeooo:rsid="2019c26b"/>
    </style:style>
    <style:style style:name="T1042" style:family="text">
      <style:text-properties officeooo:rsid="201b02ac"/>
    </style:style>
    <style:style style:name="T1043" style:family="text">
      <style:text-properties officeooo:rsid="201ceb40"/>
    </style:style>
    <style:style style:name="T1044" style:family="text">
      <style:text-properties officeooo:rsid="201e5868"/>
    </style:style>
    <style:style style:name="T1045" style:family="text">
      <style:text-properties officeooo:rsid="20200489"/>
    </style:style>
    <style:style style:name="T1046" style:family="text">
      <style:text-properties officeooo:rsid="2021a250"/>
    </style:style>
    <style:style style:name="T1047" style:family="text">
      <style:text-properties officeooo:rsid="2023ccc7"/>
    </style:style>
    <style:style style:name="T1048" style:family="text">
      <style:text-properties officeooo:rsid="2025c425"/>
    </style:style>
    <style:style style:name="T1049" style:family="text">
      <style:text-properties officeooo:rsid="2025cde9"/>
    </style:style>
    <style:style style:name="T1050" style:family="text">
      <style:text-properties officeooo:rsid="20270a0b"/>
    </style:style>
    <style:style style:name="T1051" style:family="text">
      <style:text-properties officeooo:rsid="2027ffa1"/>
    </style:style>
    <style:style style:name="T1052" style:family="text">
      <style:text-properties officeooo:rsid="2028a63c"/>
    </style:style>
    <style:style style:name="T1053" style:family="text">
      <style:text-properties officeooo:rsid="202a8910"/>
    </style:style>
    <style:style style:name="T1054" style:family="text">
      <style:text-properties officeooo:rsid="202a9370"/>
    </style:style>
    <style:style style:name="T1055" style:family="text">
      <style:text-properties officeooo:rsid="202be27e"/>
    </style:style>
    <style:style style:name="T1056" style:family="text">
      <style:text-properties officeooo:rsid="202c59b4"/>
    </style:style>
    <style:style style:name="T1057" style:family="text">
      <style:text-properties officeooo:rsid="202d9056"/>
    </style:style>
    <style:style style:name="T1058" style:family="text">
      <style:text-properties officeooo:rsid="2030b9b6"/>
    </style:style>
    <style:style style:name="T1059" style:family="text">
      <style:text-properties officeooo:rsid="2031140e"/>
    </style:style>
    <style:style style:name="T1060" style:family="text">
      <style:text-properties officeooo:rsid="20323ef1"/>
    </style:style>
    <style:style style:name="T1061" style:family="text">
      <style:text-properties officeooo:rsid="2033541e"/>
    </style:style>
    <style:style style:name="T1062" style:family="text">
      <style:text-properties officeooo:rsid="203471ef"/>
    </style:style>
    <style:style style:name="T1063" style:family="text">
      <style:text-properties officeooo:rsid="2035be2c"/>
    </style:style>
    <style:style style:name="T1064" style:family="text">
      <style:text-properties officeooo:rsid="2037aeaf"/>
    </style:style>
    <style:style style:name="T1065" style:family="text">
      <style:text-properties officeooo:rsid="203922a0"/>
    </style:style>
    <style:style style:name="T1066" style:family="text">
      <style:text-properties officeooo:rsid="2039762c"/>
    </style:style>
    <style:style style:name="T1067" style:family="text">
      <style:text-properties officeooo:rsid="2039d468"/>
    </style:style>
    <style:style style:name="T1068" style:family="text">
      <style:text-properties officeooo:rsid="203b90d2"/>
    </style:style>
    <style:style style:name="T1069" style:family="text">
      <style:text-properties officeooo:rsid="203d1e54"/>
    </style:style>
    <style:style style:name="T1070" style:family="text">
      <style:text-properties officeooo:rsid="203dc244"/>
    </style:style>
    <style:style style:name="T1071" style:family="text">
      <style:text-properties officeooo:rsid="203e733f"/>
    </style:style>
    <style:style style:name="T1072" style:family="text">
      <style:text-properties officeooo:rsid="203e7a0a"/>
    </style:style>
    <style:style style:name="T1073" style:family="text">
      <style:text-properties officeooo:rsid="203fde54"/>
    </style:style>
    <style:style style:name="T1074" style:family="text">
      <style:text-properties officeooo:rsid="20406ea1"/>
    </style:style>
    <style:style style:name="T1075" style:family="text">
      <style:text-properties officeooo:rsid="2040cde9"/>
    </style:style>
    <style:style style:name="T1076" style:family="text">
      <style:text-properties officeooo:rsid="20410f72"/>
    </style:style>
    <style:style style:name="T1077" style:family="text">
      <style:text-properties officeooo:rsid="2042e72d"/>
    </style:style>
    <style:style style:name="T1078" style:family="text">
      <style:text-properties officeooo:rsid="20432a01"/>
    </style:style>
    <style:style style:name="T1079" style:family="text">
      <style:text-properties officeooo:rsid="2043f719"/>
    </style:style>
    <style:style style:name="T1080" style:family="text">
      <style:text-properties officeooo:rsid="20445b97"/>
    </style:style>
    <style:style style:name="T1081" style:family="text">
      <style:text-properties officeooo:rsid="2044c583"/>
    </style:style>
    <style:style style:name="T1082" style:family="text">
      <style:text-properties officeooo:rsid="2045a30c"/>
    </style:style>
    <style:style style:name="T1083" style:family="text">
      <style:text-properties officeooo:rsid="20479cb9"/>
    </style:style>
    <style:style style:name="T1084" style:family="text">
      <style:text-properties officeooo:rsid="2047fcd6"/>
    </style:style>
    <style:style style:name="T1085" style:family="text">
      <style:text-properties officeooo:rsid="2048eb68"/>
    </style:style>
    <style:style style:name="T1086" style:family="text">
      <style:text-properties officeooo:rsid="204b5109"/>
    </style:style>
    <style:style style:name="T1087" style:family="text">
      <style:text-properties officeooo:rsid="204cf259"/>
    </style:style>
    <style:style style:name="T1088" style:family="text">
      <style:text-properties officeooo:rsid="204d92a9"/>
    </style:style>
    <style:style style:name="T1089" style:family="text">
      <style:text-properties officeooo:rsid="204fa2fd"/>
    </style:style>
    <style:style style:name="T1090" style:family="text">
      <style:text-properties officeooo:rsid="2050a7cf"/>
    </style:style>
    <style:style style:name="T1091" style:family="text">
      <style:text-properties officeooo:rsid="2050c726"/>
    </style:style>
    <style:style style:name="T1092" style:family="text">
      <style:text-properties officeooo:rsid="205245fa"/>
    </style:style>
    <style:style style:name="T1093" style:family="text">
      <style:text-properties officeooo:rsid="20539011"/>
    </style:style>
    <style:style style:name="T1094" style:family="text">
      <style:text-properties officeooo:rsid="2054023a"/>
    </style:style>
    <style:style style:name="T1095" style:family="text">
      <style:text-properties officeooo:rsid="20544aa1"/>
    </style:style>
    <style:style style:name="T1096" style:family="text">
      <style:text-properties officeooo:rsid="2056332f"/>
    </style:style>
    <style:style style:name="T1097" style:family="text">
      <style:text-properties officeooo:rsid="2057f0e4"/>
    </style:style>
    <style:style style:name="T1098" style:family="text">
      <style:text-properties officeooo:rsid="2058f502"/>
    </style:style>
    <style:style style:name="T1099" style:family="text">
      <style:text-properties officeooo:rsid="205a9db3"/>
    </style:style>
    <style:style style:name="T1100" style:family="text">
      <style:text-properties officeooo:rsid="205c1fac"/>
    </style:style>
    <style:style style:name="T1101" style:family="text">
      <style:text-properties officeooo:rsid="205d58e8"/>
    </style:style>
    <style:style style:name="T1102" style:family="text">
      <style:text-properties officeooo:rsid="205e9ddb"/>
    </style:style>
    <style:style style:name="T1103" style:family="text">
      <style:text-properties officeooo:rsid="205fddbb"/>
    </style:style>
    <style:style style:name="T1104" style:family="text">
      <style:text-properties officeooo:rsid="205ff756"/>
    </style:style>
    <style:style style:name="T1105" style:family="text">
      <style:text-properties officeooo:rsid="20601fe3"/>
    </style:style>
    <style:style style:name="T1106" style:family="text">
      <style:text-properties officeooo:rsid="20612cf8"/>
    </style:style>
    <style:style style:name="T1107" style:family="text">
      <style:text-properties officeooo:rsid="20626665"/>
    </style:style>
    <style:style style:name="T1108" style:family="text">
      <style:text-properties officeooo:rsid="2062fc19"/>
    </style:style>
    <style:style style:name="T1109" style:family="text">
      <style:text-properties officeooo:rsid="20648f4c"/>
    </style:style>
    <style:style style:name="T1110" style:family="text">
      <style:text-properties officeooo:rsid="2065473f"/>
    </style:style>
    <style:style style:name="T1111" style:family="text">
      <style:text-properties officeooo:rsid="206600f7"/>
    </style:style>
    <style:style style:name="T1112" style:family="text">
      <style:text-properties officeooo:rsid="2066e849"/>
    </style:style>
    <style:style style:name="T1113" style:family="text">
      <style:text-properties officeooo:rsid="2069158f"/>
    </style:style>
    <style:style style:name="T1114" style:family="text">
      <style:text-properties officeooo:rsid="206975db"/>
    </style:style>
    <style:style style:name="T1115" style:family="text">
      <style:text-properties officeooo:rsid="206af2eb"/>
    </style:style>
    <style:style style:name="T1116" style:family="text">
      <style:text-properties officeooo:rsid="206b38a0"/>
    </style:style>
    <style:style style:name="T1117" style:family="text">
      <style:text-properties officeooo:rsid="206beaa8"/>
    </style:style>
    <style:style style:name="T1118" style:family="text">
      <style:text-properties officeooo:rsid="206d851e"/>
    </style:style>
    <style:style style:name="T1119" style:family="text">
      <style:text-properties officeooo:rsid="206f0704"/>
    </style:style>
    <style:style style:name="T1120" style:family="text">
      <style:text-properties officeooo:rsid="20701153"/>
    </style:style>
    <style:style style:name="T1121" style:family="text">
      <style:text-properties officeooo:rsid="2073e2db"/>
    </style:style>
    <style:style style:name="T1122" style:family="text">
      <style:text-properties officeooo:rsid="20765d7c"/>
    </style:style>
    <style:style style:name="T1123" style:family="text">
      <style:text-properties officeooo:rsid="20768453"/>
    </style:style>
    <style:style style:name="T1124" style:family="text">
      <style:text-properties officeooo:rsid="20768486"/>
    </style:style>
    <style:style style:name="T1125" style:family="text">
      <style:text-properties officeooo:rsid="20786209"/>
    </style:style>
    <style:style style:name="T1126" style:family="text">
      <style:text-properties officeooo:rsid="2078fbc3"/>
    </style:style>
    <style:style style:name="T1127" style:family="text">
      <style:text-properties officeooo:rsid="2079cccc"/>
    </style:style>
    <style:style style:name="T1128" style:family="text">
      <style:text-properties officeooo:rsid="2079d684"/>
    </style:style>
    <style:style style:name="T1129" style:family="text">
      <style:text-properties officeooo:rsid="207b913f"/>
    </style:style>
    <style:style style:name="T1130" style:family="text">
      <style:text-properties officeooo:rsid="207d43c4"/>
    </style:style>
    <style:style style:name="T1131" style:family="text">
      <style:text-properties officeooo:rsid="207f08df"/>
    </style:style>
    <style:style style:name="T1132" style:family="text">
      <style:text-properties officeooo:rsid="207f35c3"/>
    </style:style>
    <style:style style:name="T1133" style:family="text">
      <style:text-properties officeooo:rsid="20804b75"/>
    </style:style>
    <style:style style:name="T1134" style:family="text">
      <style:text-properties officeooo:rsid="20826cd8"/>
    </style:style>
    <style:style style:name="T1135" style:family="text">
      <style:text-properties officeooo:rsid="2082c642"/>
    </style:style>
    <style:style style:name="T1136" style:family="text">
      <style:text-properties officeooo:rsid="2083893e"/>
    </style:style>
    <style:style style:name="T1137" style:family="text">
      <style:text-properties officeooo:rsid="2083d65b"/>
    </style:style>
    <style:style style:name="T1138" style:family="text">
      <style:text-properties officeooo:rsid="2085407f"/>
    </style:style>
    <style:style style:name="T1139" style:family="text">
      <style:text-properties officeooo:rsid="2086fbde"/>
    </style:style>
    <style:style style:name="T1140" style:family="text">
      <style:text-properties officeooo:rsid="2088e969"/>
    </style:style>
    <style:style style:name="T1141" style:family="text">
      <style:text-properties officeooo:rsid="2089f5ca"/>
    </style:style>
    <style:style style:name="T1142" style:family="text">
      <style:text-properties officeooo:rsid="208b61b4"/>
    </style:style>
    <style:style style:name="T1143" style:family="text">
      <style:text-properties officeooo:rsid="208d50de"/>
    </style:style>
    <style:style style:name="T1144" style:family="text">
      <style:text-properties officeooo:rsid="208f21c3"/>
    </style:style>
    <style:style style:name="T1145" style:family="text">
      <style:text-properties officeooo:rsid="208ff6a3"/>
    </style:style>
    <style:style style:name="T1146" style:family="text">
      <style:text-properties officeooo:rsid="20908677"/>
    </style:style>
    <style:style style:name="T1147" style:family="text">
      <style:text-properties officeooo:rsid="2090f3d6"/>
    </style:style>
    <style:style style:name="T1148" style:family="text">
      <style:text-properties officeooo:rsid="209213f6"/>
    </style:style>
    <style:style style:name="T1149" style:family="text">
      <style:text-properties officeooo:rsid="2093a6c2"/>
    </style:style>
    <style:style style:name="T1150" style:family="text">
      <style:text-properties officeooo:rsid="209584ec"/>
    </style:style>
    <style:style style:name="T1151" style:family="text">
      <style:text-properties officeooo:rsid="209761a0"/>
    </style:style>
    <style:style style:name="T1152" style:family="text">
      <style:text-properties officeooo:rsid="209972a1"/>
    </style:style>
    <style:style style:name="T1153" style:family="text">
      <style:text-properties officeooo:rsid="209ae924"/>
    </style:style>
    <style:style style:name="T1154" style:family="text">
      <style:text-properties officeooo:rsid="209c636a"/>
    </style:style>
    <style:style style:name="T1155" style:family="text">
      <style:text-properties officeooo:rsid="209d9249"/>
    </style:style>
    <style:style style:name="T1156" style:family="text">
      <style:text-properties officeooo:rsid="209f2e19"/>
    </style:style>
    <style:style style:name="T1157" style:family="text">
      <style:text-properties officeooo:rsid="20a07fa9"/>
    </style:style>
    <style:style style:name="T1158" style:family="text">
      <style:text-properties officeooo:rsid="20a39d13"/>
    </style:style>
    <style:style style:name="T1159" style:family="text">
      <style:text-properties officeooo:rsid="20a4a1bf"/>
    </style:style>
    <style:style style:name="T1160" style:family="text">
      <style:text-properties officeooo:rsid="20a53d49"/>
    </style:style>
    <style:style style:name="T1161" style:family="text">
      <style:text-properties officeooo:rsid="20a59642"/>
    </style:style>
    <style:style style:name="T1162" style:family="text">
      <style:text-properties officeooo:rsid="20a5b553"/>
    </style:style>
    <style:style style:name="T1163" style:family="text">
      <style:text-properties officeooo:rsid="20a5d9e1"/>
    </style:style>
    <style:style style:name="T1164" style:family="text">
      <style:text-properties officeooo:rsid="20a5e6cd"/>
    </style:style>
    <style:style style:name="T1165" style:family="text">
      <style:text-properties officeooo:rsid="20a63261"/>
    </style:style>
    <style:style style:name="T1166" style:family="text">
      <style:text-properties officeooo:rsid="20a804c9"/>
    </style:style>
    <style:style style:name="T1167" style:family="text">
      <style:text-properties officeooo:rsid="20aa67b4"/>
    </style:style>
    <style:style style:name="T1168" style:family="text">
      <style:text-properties officeooo:rsid="20ab9dc7"/>
    </style:style>
    <style:style style:name="T1169" style:family="text">
      <style:text-properties officeooo:rsid="20ad37b5"/>
    </style:style>
    <style:style style:name="T1170" style:family="text">
      <style:text-properties officeooo:rsid="20af2779"/>
    </style:style>
    <style:style style:name="T1171" style:family="text">
      <style:text-properties officeooo:rsid="20b10616"/>
    </style:style>
    <style:style style:name="T1172" style:family="text">
      <style:text-properties officeooo:rsid="20b21a8b"/>
    </style:style>
    <style:style style:name="T1173" style:family="text">
      <style:text-properties officeooo:rsid="20b34c81"/>
    </style:style>
    <style:style style:name="T1174" style:family="text">
      <style:text-properties officeooo:rsid="20b3f3eb"/>
    </style:style>
    <style:style style:name="T1175" style:family="text">
      <style:text-properties officeooo:rsid="20b57b4e"/>
    </style:style>
    <style:style style:name="T1176" style:family="text">
      <style:text-properties officeooo:rsid="20b6f6ee"/>
    </style:style>
    <style:style style:name="T1177" style:family="text">
      <style:text-properties officeooo:rsid="20b93d4f"/>
    </style:style>
    <style:style style:name="T1178" style:family="text">
      <style:text-properties officeooo:rsid="20bb3148"/>
    </style:style>
    <style:style style:name="T1179" style:family="text">
      <style:text-properties officeooo:rsid="20bb81fd"/>
    </style:style>
    <style:style style:name="T1180" style:family="text">
      <style:text-properties officeooo:rsid="20bbafc3"/>
    </style:style>
    <style:style style:name="T1181" style:family="text">
      <style:text-properties officeooo:rsid="20bbdb72"/>
    </style:style>
    <style:style style:name="T1182" style:family="text">
      <style:text-properties officeooo:rsid="20bcf978"/>
    </style:style>
    <style:style style:name="T1183" style:family="text">
      <style:text-properties officeooo:rsid="20bd8fea"/>
    </style:style>
    <style:style style:name="T1184" style:family="text">
      <style:text-properties officeooo:rsid="20bf0df0"/>
    </style:style>
    <style:style style:name="T1185" style:family="text">
      <style:text-properties officeooo:rsid="20bf8cd6"/>
    </style:style>
    <style:style style:name="T1186" style:family="text">
      <style:text-properties officeooo:rsid="20c06502"/>
    </style:style>
    <style:style style:name="T1187" style:family="text">
      <style:text-properties officeooo:rsid="20c13620"/>
    </style:style>
    <style:style style:name="T1188" style:family="text">
      <style:text-properties officeooo:rsid="20c24d74"/>
    </style:style>
    <style:style style:name="T1189" style:family="text">
      <style:text-properties officeooo:rsid="20c29526"/>
    </style:style>
    <style:style style:name="T1190" style:family="text">
      <style:text-properties officeooo:rsid="20c2ea7b"/>
    </style:style>
    <style:style style:name="T1191" style:family="text">
      <style:text-properties officeooo:rsid="20c48c50"/>
    </style:style>
    <style:style style:name="T1192" style:family="text">
      <style:text-properties officeooo:rsid="20c659a0"/>
    </style:style>
    <style:style style:name="T1193" style:family="text">
      <style:text-properties officeooo:rsid="20c70373"/>
    </style:style>
    <style:style style:name="T1194" style:family="text">
      <style:text-properties officeooo:rsid="20c9848a"/>
    </style:style>
    <style:style style:name="T1195" style:family="text">
      <style:text-properties officeooo:rsid="20cbc2a1"/>
    </style:style>
    <style:style style:name="T1196" style:family="text">
      <style:text-properties officeooo:rsid="20ce6ba0"/>
    </style:style>
    <style:style style:name="T1197" style:family="text">
      <style:text-properties officeooo:rsid="20ceecdf"/>
    </style:style>
    <style:style style:name="T1198" style:family="text">
      <style:text-properties officeooo:rsid="20d07fed"/>
    </style:style>
    <style:style style:name="T1199" style:family="text">
      <style:text-properties officeooo:rsid="20d132d3"/>
    </style:style>
    <style:style style:name="T1200" style:family="text">
      <style:text-properties officeooo:rsid="20d319fe"/>
    </style:style>
    <style:style style:name="T1201" style:family="text">
      <style:text-properties officeooo:rsid="20d35ffd"/>
    </style:style>
    <style:style style:name="T1202" style:family="text">
      <style:text-properties officeooo:rsid="20d37165"/>
    </style:style>
    <style:style style:name="T1203" style:family="text">
      <style:text-properties officeooo:rsid="20d5be4d"/>
    </style:style>
    <style:style style:name="T1204" style:family="text">
      <style:text-properties officeooo:rsid="20d7dc13"/>
    </style:style>
    <style:style style:name="T1205" style:family="text">
      <style:text-properties officeooo:rsid="20d8e0b7"/>
    </style:style>
    <style:style style:name="T1206" style:family="text">
      <style:text-properties officeooo:rsid="20daca22"/>
    </style:style>
    <style:style style:name="T1207" style:family="text">
      <style:text-properties officeooo:rsid="20dc8337"/>
    </style:style>
    <style:style style:name="T1208" style:family="text">
      <style:text-properties officeooo:rsid="20de1bba"/>
    </style:style>
    <style:style style:name="T1209" style:family="text">
      <style:text-properties officeooo:rsid="20deec75"/>
    </style:style>
    <style:style style:name="T1210" style:family="text">
      <style:text-properties officeooo:rsid="20e0dd9e"/>
    </style:style>
    <style:style style:name="T1211" style:family="text">
      <style:text-properties officeooo:rsid="20e293cc"/>
    </style:style>
    <style:style style:name="T1212" style:family="text">
      <style:text-properties officeooo:rsid="20e3f73a"/>
    </style:style>
    <style:style style:name="T1213" style:family="text">
      <style:text-properties officeooo:rsid="20e6cab3"/>
    </style:style>
    <style:style style:name="T1214" style:family="text">
      <style:text-properties officeooo:rsid="20e72f2a"/>
    </style:style>
    <style:style style:name="T1215" style:family="text">
      <style:text-properties officeooo:rsid="20e76265"/>
    </style:style>
    <style:style style:name="T1216" style:family="text">
      <style:text-properties officeooo:rsid="20e909a0"/>
    </style:style>
    <style:style style:name="T1217" style:family="text">
      <style:text-properties officeooo:rsid="20e9d0f4"/>
    </style:style>
    <style:style style:name="T1218" style:family="text">
      <style:text-properties officeooo:rsid="20ea2c7f"/>
    </style:style>
    <style:style style:name="T1219" style:family="text">
      <style:text-properties officeooo:rsid="20ec0a8d"/>
    </style:style>
    <style:style style:name="T1220" style:family="text">
      <style:text-properties officeooo:rsid="20ecb171"/>
    </style:style>
    <style:style style:name="T1221" style:family="text">
      <style:text-properties officeooo:rsid="20f05ac6"/>
    </style:style>
    <style:style style:name="T1222" style:family="text">
      <style:text-properties officeooo:rsid="20f0dc51"/>
    </style:style>
    <style:style style:name="T1223" style:family="text">
      <style:text-properties officeooo:rsid="20f10579"/>
    </style:style>
    <style:style style:name="T1224" style:family="text">
      <style:text-properties officeooo:rsid="20f248ec"/>
    </style:style>
    <style:style style:name="T1225" style:family="text">
      <style:text-properties officeooo:rsid="20f4143b"/>
    </style:style>
    <style:style style:name="T1226" style:family="text">
      <style:text-properties officeooo:rsid="20f51e62"/>
    </style:style>
    <style:style style:name="T1227" style:family="text">
      <style:text-properties officeooo:rsid="20f63c82"/>
    </style:style>
    <style:style style:name="T1228" style:family="text">
      <style:text-properties officeooo:rsid="20f7ee97"/>
    </style:style>
    <style:style style:name="T1229" style:family="text">
      <style:text-properties officeooo:rsid="20fb17f5"/>
    </style:style>
    <style:style style:name="T1230" style:family="text">
      <style:text-properties officeooo:rsid="20fe16db"/>
    </style:style>
    <style:style style:name="T1231" style:family="text">
      <style:text-properties officeooo:rsid="20fe6d3c"/>
    </style:style>
    <style:style style:name="T1232" style:family="text">
      <style:text-properties officeooo:rsid="20fed948"/>
    </style:style>
    <style:style style:name="T1233" style:family="text">
      <style:text-properties officeooo:rsid="20ff3499"/>
    </style:style>
    <style:style style:name="T1234" style:family="text">
      <style:text-properties officeooo:rsid="2100d9a7"/>
    </style:style>
    <style:style style:name="T1235" style:family="text">
      <style:text-properties officeooo:rsid="21011dc2"/>
    </style:style>
    <style:style style:name="T1236" style:family="text">
      <style:text-properties officeooo:rsid="2101e2b5"/>
    </style:style>
    <style:style style:name="T1237" style:family="text">
      <style:text-properties officeooo:rsid="2102f93f"/>
    </style:style>
    <style:style style:name="T1238" style:family="text">
      <style:text-properties officeooo:rsid="21040c9e"/>
    </style:style>
    <style:style style:name="T1239" style:family="text">
      <style:text-properties officeooo:rsid="2105ddac"/>
    </style:style>
    <style:style style:name="T1240" style:family="text">
      <style:text-properties officeooo:rsid="2107120d"/>
    </style:style>
    <style:style style:name="T1241" style:family="text">
      <style:text-properties officeooo:rsid="2108678c"/>
    </style:style>
    <style:style style:name="T1242" style:family="text">
      <style:text-properties officeooo:rsid="2109459d"/>
    </style:style>
    <style:style style:name="T1243" style:family="text">
      <style:text-properties officeooo:rsid="210a0903"/>
    </style:style>
    <style:style style:name="T1244" style:family="text">
      <style:text-properties officeooo:rsid="210a29f5"/>
    </style:style>
    <style:style style:name="T1245" style:family="text">
      <style:text-properties officeooo:rsid="210a5dd4"/>
    </style:style>
    <style:style style:name="T1246" style:family="text">
      <style:text-properties officeooo:rsid="210ebedb"/>
    </style:style>
    <style:style style:name="T1247" style:family="text">
      <style:text-properties officeooo:rsid="211089d9"/>
    </style:style>
    <style:style style:name="T1248" style:family="text">
      <style:text-properties officeooo:rsid="2110b418"/>
    </style:style>
    <style:style style:name="T1249" style:family="text">
      <style:text-properties officeooo:rsid="211124e9"/>
    </style:style>
    <style:style style:name="T1250" style:family="text">
      <style:text-properties officeooo:rsid="21131cd4"/>
    </style:style>
    <style:style style:name="T1251" style:family="text">
      <style:text-properties officeooo:rsid="2113f720"/>
    </style:style>
    <style:style style:name="T1252" style:family="text">
      <style:text-properties officeooo:rsid="2117d1cc"/>
    </style:style>
    <style:style style:name="T1253" style:family="text">
      <style:text-properties officeooo:rsid="21181eea"/>
    </style:style>
    <style:style style:name="T1254" style:family="text">
      <style:text-properties officeooo:rsid="2118d27b"/>
    </style:style>
    <style:style style:name="T1255" style:family="text">
      <style:text-properties officeooo:rsid="211a60dc"/>
    </style:style>
    <style:style style:name="T1256" style:family="text">
      <style:text-properties officeooo:rsid="211b6dc3"/>
    </style:style>
    <style:style style:name="T1257" style:family="text">
      <style:text-properties officeooo:rsid="211cd5af"/>
    </style:style>
    <style:style style:name="T1258" style:family="text">
      <style:text-properties officeooo:rsid="211ec4b4"/>
    </style:style>
    <style:style style:name="T1259" style:family="text">
      <style:text-properties officeooo:rsid="211f0125"/>
    </style:style>
    <style:style style:name="T1260" style:family="text">
      <style:text-properties officeooo:rsid="211fe9c2"/>
    </style:style>
    <style:style style:name="T1261" style:family="text">
      <style:text-properties officeooo:rsid="2121b082"/>
    </style:style>
    <style:style style:name="T1262" style:family="text">
      <style:text-properties officeooo:rsid="2121c46c"/>
    </style:style>
    <style:style style:name="T1263" style:family="text">
      <style:text-properties officeooo:rsid="212380ad"/>
    </style:style>
    <style:style style:name="T1264" style:family="text">
      <style:text-properties officeooo:rsid="2124d10e"/>
    </style:style>
    <style:style style:name="T1265" style:family="text">
      <style:text-properties officeooo:rsid="2125f9d8"/>
    </style:style>
    <style:style style:name="T1266" style:family="text">
      <style:text-properties officeooo:rsid="21279859"/>
    </style:style>
    <style:style style:name="T1267" style:family="text">
      <style:text-properties officeooo:rsid="2127a66f"/>
    </style:style>
    <style:style style:name="T1268" style:family="text">
      <style:text-properties officeooo:rsid="21291e66"/>
    </style:style>
    <style:style style:name="T1269" style:family="text">
      <style:text-properties officeooo:rsid="212a572b"/>
    </style:style>
    <style:style style:name="T1270" style:family="text">
      <style:text-properties officeooo:rsid="212b7651"/>
    </style:style>
    <style:style style:name="T1271" style:family="text">
      <style:text-properties officeooo:rsid="212ce9dc"/>
    </style:style>
    <style:style style:name="T1272" style:family="text">
      <style:text-properties officeooo:rsid="212ec78e"/>
    </style:style>
    <style:style style:name="T1273" style:family="text">
      <style:text-properties officeooo:rsid="212f98de"/>
    </style:style>
    <style:style style:name="T1274" style:family="text">
      <style:text-properties officeooo:rsid="213089dd"/>
    </style:style>
    <style:style style:name="T1275" style:family="text">
      <style:text-properties officeooo:rsid="2131eac3"/>
    </style:style>
    <style:style style:name="T1276" style:family="text">
      <style:text-properties officeooo:rsid="213237dd"/>
    </style:style>
    <style:style style:name="T1277" style:family="text">
      <style:text-properties officeooo:rsid="2134f575"/>
    </style:style>
    <style:style style:name="T1278" style:family="text">
      <style:text-properties officeooo:rsid="213681c3"/>
    </style:style>
    <style:style style:name="T1279" style:family="text">
      <style:text-properties officeooo:rsid="21370234"/>
    </style:style>
    <style:style style:name="T1280" style:family="text">
      <style:text-properties officeooo:rsid="213c162c"/>
    </style:style>
    <style:style style:name="T1281" style:family="text">
      <style:text-properties officeooo:rsid="213e03c5"/>
    </style:style>
    <style:style style:name="T1282" style:family="text">
      <style:text-properties officeooo:rsid="214098ce"/>
    </style:style>
    <style:style style:name="T1283" style:family="text">
      <style:text-properties officeooo:rsid="215bd511"/>
    </style:style>
    <style:style style:name="T1284" style:family="text">
      <style:text-properties officeooo:rsid="2176cee2"/>
    </style:style>
    <style:style style:name="T1285" style:family="text">
      <style:text-properties officeooo:rsid="21783316"/>
    </style:style>
    <style:style style:name="T1286" style:family="text">
      <style:text-properties officeooo:rsid="2179a868"/>
    </style:style>
    <style:style style:name="T1287" style:family="text">
      <style:text-properties officeooo:rsid="217b2a07"/>
    </style:style>
    <style:style style:name="T1288" style:family="text">
      <style:text-properties officeooo:rsid="217d03aa"/>
    </style:style>
    <style:style style:name="T1289" style:family="text">
      <style:text-properties officeooo:rsid="217d3533"/>
    </style:style>
    <style:style style:name="T1290" style:family="text">
      <style:text-properties officeooo:rsid="217f22e0"/>
    </style:style>
    <style:style style:name="T1291" style:family="text">
      <style:text-properties officeooo:rsid="217fc679"/>
    </style:style>
    <style:style style:name="T1292" style:family="text">
      <style:text-properties officeooo:rsid="2180b950"/>
    </style:style>
    <style:style style:name="T1293" style:family="text">
      <style:text-properties officeooo:rsid="21818202"/>
    </style:style>
    <style:style style:name="T1294" style:family="text">
      <style:text-properties officeooo:rsid="2187c311"/>
    </style:style>
    <style:style style:name="T1295" style:family="text">
      <style:text-properties officeooo:rsid="21882b1e"/>
    </style:style>
    <style:style style:name="T1296" style:family="text">
      <style:text-properties officeooo:rsid="2188d4ae"/>
    </style:style>
    <style:style style:name="T1297" style:family="text">
      <style:text-properties officeooo:rsid="218a92da"/>
    </style:style>
    <style:style style:name="T1298" style:family="text">
      <style:text-properties officeooo:rsid="218b9ff4"/>
    </style:style>
    <style:style style:name="T1299" style:family="text">
      <style:text-properties officeooo:rsid="218bbe02"/>
    </style:style>
    <style:style style:name="T1300" style:family="text">
      <style:text-properties officeooo:rsid="218d0a21"/>
    </style:style>
    <style:style style:name="T1301" style:family="text">
      <style:text-properties officeooo:rsid="218d422e"/>
    </style:style>
    <style:style style:name="T1302" style:family="text">
      <style:text-properties officeooo:rsid="218df3ca"/>
    </style:style>
    <style:style style:name="T1303" style:family="text">
      <style:text-properties officeooo:rsid="218eab56"/>
    </style:style>
    <style:style style:name="T1304" style:family="text">
      <style:text-properties officeooo:rsid="218f4b3e"/>
    </style:style>
    <style:style style:name="T1305" style:family="text">
      <style:text-properties officeooo:rsid="2190eb80"/>
    </style:style>
    <style:style style:name="T1306" style:family="text">
      <style:text-properties officeooo:rsid="21930e5d"/>
    </style:style>
    <style:style style:name="T1307" style:family="text">
      <style:text-properties officeooo:rsid="2194d1b6"/>
    </style:style>
    <style:style style:name="T1308" style:family="text">
      <style:text-properties officeooo:rsid="21969a20"/>
    </style:style>
    <style:style style:name="T1309" style:family="text">
      <style:text-properties officeooo:rsid="219849b7"/>
    </style:style>
    <style:style style:name="T1310" style:family="text">
      <style:text-properties officeooo:rsid="2198e7bf"/>
    </style:style>
    <style:style style:name="T1311" style:family="text">
      <style:text-properties officeooo:rsid="2199d8d1"/>
    </style:style>
    <style:style style:name="T1312" style:family="text">
      <style:text-properties officeooo:rsid="219a1736"/>
    </style:style>
    <style:style style:name="T1313" style:family="text">
      <style:text-properties officeooo:rsid="219ad60c"/>
    </style:style>
    <style:style style:name="T1314" style:family="text">
      <style:text-properties officeooo:rsid="219c6597"/>
    </style:style>
    <style:style style:name="T1315" style:family="text">
      <style:text-properties officeooo:rsid="219ca1b9"/>
    </style:style>
    <style:style style:name="T1316" style:family="text">
      <style:text-properties officeooo:rsid="219cfbb2"/>
    </style:style>
    <style:style style:name="T1317" style:family="text">
      <style:text-properties officeooo:rsid="219e314e"/>
    </style:style>
    <style:style style:name="T1318" style:family="text">
      <style:text-properties officeooo:rsid="219e9d96"/>
    </style:style>
    <style:style style:name="T1319" style:family="text">
      <style:text-properties officeooo:rsid="219f5559"/>
    </style:style>
    <style:style style:name="T1320" style:family="text">
      <style:text-properties officeooo:rsid="219fe01a"/>
    </style:style>
    <style:style style:name="T1321" style:family="text">
      <style:text-properties officeooo:rsid="21a18a48"/>
    </style:style>
    <style:style style:name="T1322" style:family="text">
      <style:text-properties officeooo:rsid="21a2cea8"/>
    </style:style>
    <style:style style:name="T1323" style:family="text">
      <style:text-properties officeooo:rsid="21a4507a"/>
    </style:style>
    <style:style style:name="T1324" style:family="text">
      <style:text-properties officeooo:rsid="21a5e6ef"/>
    </style:style>
    <style:style style:name="T1325" style:family="text">
      <style:text-properties officeooo:rsid="21a8824b"/>
    </style:style>
    <style:style style:name="T1326" style:family="text">
      <style:text-properties officeooo:rsid="21aa7205"/>
    </style:style>
    <style:style style:name="T1327" style:family="text">
      <style:text-properties officeooo:rsid="21ab6939"/>
    </style:style>
    <style:style style:name="T1328" style:family="text">
      <style:text-properties officeooo:rsid="21ad0ef8"/>
    </style:style>
    <style:style style:name="T1329" style:family="text">
      <style:text-properties officeooo:rsid="21ae1a19"/>
    </style:style>
    <style:style style:name="T1330" style:family="text">
      <style:text-properties officeooo:rsid="21afb455"/>
    </style:style>
    <style:style style:name="T1331" style:family="text">
      <style:text-properties officeooo:rsid="21b0924a"/>
    </style:style>
    <style:style style:name="T1332" style:family="text">
      <style:text-properties officeooo:rsid="21b0fe40"/>
    </style:style>
    <style:style style:name="T1333" style:family="text">
      <style:text-properties officeooo:rsid="21b1afbf"/>
    </style:style>
    <style:style style:name="T1334" style:family="text">
      <style:text-properties officeooo:rsid="21b3382c"/>
    </style:style>
    <style:style style:name="T1335" style:family="text">
      <style:text-properties officeooo:rsid="21b369a9"/>
    </style:style>
    <style:style style:name="T1336" style:family="text">
      <style:text-properties officeooo:rsid="21b501ce"/>
    </style:style>
    <style:style style:name="T1337" style:family="text">
      <style:text-properties officeooo:rsid="21b54fcd"/>
    </style:style>
    <style:style style:name="T1338" style:family="text">
      <style:text-properties officeooo:rsid="21b5cc0f"/>
    </style:style>
    <style:style style:name="T1339" style:family="text">
      <style:text-properties officeooo:rsid="21b6243e"/>
    </style:style>
    <style:style style:name="T1340" style:family="text">
      <style:text-properties officeooo:rsid="21b93be7"/>
    </style:style>
    <style:style style:name="T1341" style:family="text">
      <style:text-properties officeooo:rsid="21bc6efe"/>
    </style:style>
    <style:style style:name="T1342" style:family="text">
      <style:text-properties officeooo:rsid="21bd9670"/>
    </style:style>
    <style:style style:name="T1343" style:family="text">
      <style:text-properties officeooo:rsid="21bf4135"/>
    </style:style>
    <style:style style:name="T1344" style:family="text">
      <style:text-properties officeooo:rsid="21c12074"/>
    </style:style>
    <style:style style:name="T1345" style:family="text">
      <style:text-properties officeooo:rsid="21c22b02"/>
    </style:style>
    <style:style style:name="T1346" style:family="text">
      <style:text-properties officeooo:rsid="21c51a89"/>
    </style:style>
    <style:style style:name="T1347" style:family="text">
      <style:text-properties officeooo:rsid="21c55717"/>
    </style:style>
    <style:style style:name="T1348" style:family="text">
      <style:text-properties officeooo:rsid="21c77d74"/>
    </style:style>
    <style:style style:name="T1349" style:family="text">
      <style:text-properties officeooo:rsid="21c86370"/>
    </style:style>
    <style:style style:name="T1350" style:family="text">
      <style:text-properties officeooo:rsid="21c88a6a"/>
    </style:style>
    <style:style style:name="T1351" style:family="text">
      <style:text-properties officeooo:rsid="21ca7e23"/>
    </style:style>
    <style:style style:name="T1352" style:family="text">
      <style:text-properties officeooo:rsid="21cc45d9"/>
    </style:style>
    <style:style style:name="T1353" style:family="text">
      <style:text-properties officeooo:rsid="21cdee80"/>
    </style:style>
    <style:style style:name="T1354" style:family="text">
      <style:text-properties officeooo:rsid="21cf7b0d"/>
    </style:style>
    <style:style style:name="T1355" style:family="text">
      <style:text-properties officeooo:rsid="21d07411"/>
    </style:style>
    <style:style style:name="T1356" style:family="text">
      <style:text-properties officeooo:rsid="21d1af11"/>
    </style:style>
    <style:style style:name="T1357" style:family="text">
      <style:text-properties officeooo:rsid="21d2afcd"/>
    </style:style>
    <style:style style:name="T1358" style:family="text">
      <style:text-properties officeooo:rsid="21d3e377"/>
    </style:style>
    <style:style style:name="T1359" style:family="text">
      <style:text-properties officeooo:rsid="21d6ac28"/>
    </style:style>
    <style:style style:name="T1360" style:family="text">
      <style:text-properties officeooo:rsid="21d6e7aa"/>
    </style:style>
    <style:style style:name="T1361" style:family="text">
      <style:text-properties officeooo:rsid="21d840d8"/>
    </style:style>
    <style:style style:name="T1362" style:family="text">
      <style:text-properties officeooo:rsid="21d8eda1"/>
    </style:style>
    <style:style style:name="T1363" style:family="text">
      <style:text-properties officeooo:rsid="21d95e6a"/>
    </style:style>
    <style:style style:name="T1364" style:family="text">
      <style:text-properties officeooo:rsid="21d9d94f"/>
    </style:style>
    <style:style style:name="T1365" style:family="text">
      <style:text-properties officeooo:rsid="21db9b82"/>
    </style:style>
    <style:style style:name="T1366" style:family="text">
      <style:text-properties officeooo:rsid="21dd25d5"/>
    </style:style>
    <style:style style:name="T1367" style:family="text">
      <style:text-properties officeooo:rsid="21de6083"/>
    </style:style>
    <style:style style:name="T1368" style:family="text">
      <style:text-properties officeooo:rsid="21de8ed8"/>
    </style:style>
    <style:style style:name="T1369" style:family="text">
      <style:text-properties officeooo:rsid="21dfb77d"/>
    </style:style>
    <style:style style:name="T1370" style:family="text">
      <style:text-properties officeooo:rsid="21e15448"/>
    </style:style>
    <style:style style:name="T1371" style:family="text">
      <style:text-properties officeooo:rsid="21e1c87b"/>
    </style:style>
    <style:style style:name="T1372" style:family="text">
      <style:text-properties officeooo:rsid="21e20e88"/>
    </style:style>
    <style:style style:name="T1373" style:family="text">
      <style:text-properties officeooo:rsid="21e3e4b5"/>
    </style:style>
    <style:style style:name="T1374" style:family="text">
      <style:text-properties officeooo:rsid="21e5d402"/>
    </style:style>
    <style:style style:name="T1375" style:family="text">
      <style:text-properties officeooo:rsid="21e7fc65"/>
    </style:style>
    <style:style style:name="T1376" style:family="text">
      <style:text-properties officeooo:rsid="21e7fe55"/>
    </style:style>
    <style:style style:name="T1377" style:family="text">
      <style:text-properties officeooo:rsid="21e87b44"/>
    </style:style>
    <style:style style:name="T1378" style:family="text">
      <style:text-properties officeooo:rsid="21e8be71"/>
    </style:style>
    <style:style style:name="T1379" style:family="text">
      <style:text-properties officeooo:rsid="21ea2869"/>
    </style:style>
    <style:style style:name="T1380" style:family="text">
      <style:text-properties officeooo:rsid="21ea3980"/>
    </style:style>
    <style:style style:name="T1381" style:family="text">
      <style:text-properties officeooo:rsid="21eb72b8"/>
    </style:style>
    <style:style style:name="T1382" style:family="text">
      <style:text-properties officeooo:rsid="21eceabd"/>
    </style:style>
    <style:style style:name="T1383" style:family="text">
      <style:text-properties officeooo:rsid="21eebfc5"/>
    </style:style>
    <style:style style:name="T1384" style:family="text">
      <style:text-properties officeooo:rsid="21ef2990"/>
    </style:style>
    <style:style style:name="T1385" style:family="text">
      <style:text-properties officeooo:rsid="21f019ae"/>
    </style:style>
    <style:style style:name="T1386" style:family="text">
      <style:text-properties officeooo:rsid="21f10c1f"/>
    </style:style>
    <style:style style:name="T1387" style:family="text">
      <style:text-properties officeooo:rsid="21f24bab"/>
    </style:style>
    <style:style style:name="T1388" style:family="text">
      <style:text-properties officeooo:rsid="21f410fe"/>
    </style:style>
    <style:style style:name="T1389" style:family="text">
      <style:text-properties officeooo:rsid="21f519b8"/>
    </style:style>
    <style:style style:name="T1390" style:family="text">
      <style:text-properties officeooo:rsid="21f7a549"/>
    </style:style>
    <style:style style:name="T1391" style:family="text">
      <style:text-properties officeooo:rsid="21f902be"/>
    </style:style>
    <style:style style:name="T1392" style:family="text">
      <style:text-properties officeooo:rsid="21fabdf6"/>
    </style:style>
    <style:style style:name="T1393" style:family="text">
      <style:text-properties officeooo:rsid="21fbb18f"/>
    </style:style>
    <style:style style:name="T1394" style:family="text">
      <style:text-properties officeooo:rsid="21fc08e2"/>
    </style:style>
    <style:style style:name="T1395" style:family="text">
      <style:text-properties officeooo:rsid="21fed15e"/>
    </style:style>
    <style:style style:name="T1396" style:family="text">
      <style:text-properties officeooo:rsid="21ff4f04"/>
    </style:style>
    <style:style style:name="T1397" style:family="text">
      <style:text-properties officeooo:rsid="220018cc"/>
    </style:style>
    <style:style style:name="T1398" style:family="text">
      <style:text-properties officeooo:rsid="22013b80"/>
    </style:style>
    <style:style style:name="T1399" style:family="text">
      <style:text-properties officeooo:rsid="22027a69"/>
    </style:style>
    <style:style style:name="T1400" style:family="text">
      <style:text-properties officeooo:rsid="220436a8"/>
    </style:style>
    <style:style style:name="T1401" style:family="text">
      <style:text-properties officeooo:rsid="220560ad"/>
    </style:style>
    <style:style style:name="T1402" style:family="text">
      <style:text-properties officeooo:rsid="2205c766"/>
    </style:style>
    <style:style style:name="T1403" style:family="text">
      <style:text-properties officeooo:rsid="2206b1fb"/>
    </style:style>
    <style:style style:name="T1404" style:family="text">
      <style:text-properties officeooo:rsid="2207aa27"/>
    </style:style>
    <style:style style:name="T1405" style:family="text">
      <style:text-properties officeooo:rsid="22082678"/>
    </style:style>
    <style:style style:name="T1406" style:family="text">
      <style:text-properties officeooo:rsid="2209638a"/>
    </style:style>
    <style:style style:name="T1407" style:family="text">
      <style:text-properties officeooo:rsid="2209e189"/>
    </style:style>
    <style:style style:name="T1408" style:family="text">
      <style:text-properties officeooo:rsid="220ad303"/>
    </style:style>
    <style:style style:name="T1409" style:family="text">
      <style:text-properties officeooo:rsid="220bf4f8"/>
    </style:style>
    <style:style style:name="T1410" style:family="text">
      <style:text-properties officeooo:rsid="220c7121"/>
    </style:style>
    <style:style style:name="T1411" style:family="text">
      <style:text-properties officeooo:rsid="220cc919"/>
    </style:style>
    <style:style style:name="T1412" style:family="text">
      <style:text-properties officeooo:rsid="220d3952"/>
    </style:style>
    <style:style style:name="T1413" style:family="text">
      <style:text-properties officeooo:rsid="220d3a15"/>
    </style:style>
    <style:style style:name="T1414" style:family="text">
      <style:text-properties officeooo:rsid="22123764"/>
    </style:style>
    <style:style style:name="T1415" style:family="text">
      <style:text-properties officeooo:rsid="22132298"/>
    </style:style>
    <style:style style:name="T1416" style:family="text">
      <style:text-properties officeooo:rsid="2215458e"/>
    </style:style>
    <style:style style:name="T1417" style:family="text">
      <style:text-properties officeooo:rsid="22156e3c"/>
    </style:style>
    <style:style style:name="T1418" style:family="text">
      <style:text-properties officeooo:rsid="221578ac"/>
    </style:style>
    <style:style style:name="T1419" style:family="text">
      <style:text-properties officeooo:rsid="2216e0e8"/>
    </style:style>
    <style:style style:name="T1420" style:family="text">
      <style:text-properties officeooo:rsid="2217bf3c"/>
    </style:style>
    <style:style style:name="T1421" style:family="text">
      <style:text-properties officeooo:rsid="2217cbec"/>
    </style:style>
    <style:style style:name="T1422" style:family="text">
      <style:text-properties officeooo:rsid="221980dc"/>
    </style:style>
    <style:style style:name="T1423" style:family="text">
      <style:text-properties officeooo:rsid="22199437"/>
    </style:style>
    <style:style style:name="T1424" style:family="text">
      <style:text-properties officeooo:rsid="221b7946"/>
    </style:style>
    <style:style style:name="T1425" style:family="text">
      <style:text-properties officeooo:rsid="221cb3d5"/>
    </style:style>
    <style:style style:name="T1426" style:family="text">
      <style:text-properties officeooo:rsid="221ddf8f"/>
    </style:style>
    <style:style style:name="T1427" style:family="text">
      <style:text-properties officeooo:rsid="221e0a60"/>
    </style:style>
    <style:style style:name="T1428" style:family="text">
      <style:text-properties officeooo:rsid="221ebe72"/>
    </style:style>
    <style:style style:name="T1429" style:family="text">
      <style:text-properties officeooo:rsid="221efb2f"/>
    </style:style>
    <style:style style:name="T1430" style:family="text">
      <style:text-properties officeooo:rsid="221f85c2"/>
    </style:style>
    <style:style style:name="T1431" style:family="text">
      <style:text-properties officeooo:rsid="22217b13"/>
    </style:style>
    <style:style style:name="T1432" style:family="text">
      <style:text-properties officeooo:rsid="2221bc5e"/>
    </style:style>
    <style:style style:name="T1433" style:family="text">
      <style:text-properties officeooo:rsid="2222fdd5"/>
    </style:style>
    <style:style style:name="T1434" style:family="text">
      <style:text-properties officeooo:rsid="22232296"/>
    </style:style>
    <style:style style:name="T1435" style:family="text">
      <style:text-properties officeooo:rsid="222343ff"/>
    </style:style>
    <style:style style:name="T1436" style:family="text">
      <style:text-properties officeooo:rsid="22250024"/>
    </style:style>
    <style:style style:name="T1437" style:family="text">
      <style:text-properties officeooo:rsid="2225a633"/>
    </style:style>
    <style:style style:name="T1438" style:family="text">
      <style:text-properties officeooo:rsid="2226daab"/>
    </style:style>
    <style:style style:name="T1439" style:family="text">
      <style:text-properties officeooo:rsid="2227a32b"/>
    </style:style>
    <style:style style:name="T1440" style:family="text">
      <style:text-properties officeooo:rsid="222a5125"/>
    </style:style>
    <style:style style:name="T1441" style:family="text">
      <style:text-properties officeooo:rsid="222bbe72"/>
    </style:style>
    <style:style style:name="T1442" style:family="text">
      <style:text-properties officeooo:rsid="222c5b05"/>
    </style:style>
    <style:style style:name="T1443" style:family="text">
      <style:text-properties officeooo:rsid="222e3f99"/>
    </style:style>
    <style:style style:name="T1444" style:family="text">
      <style:text-properties officeooo:rsid="222ef894"/>
    </style:style>
    <style:style style:name="T1445" style:family="text">
      <style:text-properties officeooo:rsid="2231996b"/>
    </style:style>
    <style:style style:name="T1446" style:family="text">
      <style:text-properties officeooo:rsid="22332fa0"/>
    </style:style>
    <style:style style:name="T1447" style:family="text">
      <style:text-properties officeooo:rsid="223521e0"/>
    </style:style>
    <style:style style:name="T1448" style:family="text">
      <style:text-properties officeooo:rsid="2235685b"/>
    </style:style>
    <style:style style:name="T1449" style:family="text">
      <style:text-properties officeooo:rsid="2236cb71"/>
    </style:style>
    <style:style style:name="T1450" style:family="text">
      <style:text-properties officeooo:rsid="2238146d"/>
    </style:style>
    <style:style style:name="T1451" style:family="text">
      <style:text-properties officeooo:rsid="2239705b"/>
    </style:style>
    <style:style style:name="T1452" style:family="text">
      <style:text-properties officeooo:rsid="223a77df"/>
    </style:style>
    <style:style style:name="T1453" style:family="text">
      <style:text-properties officeooo:rsid="223bfeab"/>
    </style:style>
    <style:style style:name="T1454" style:family="text">
      <style:text-properties officeooo:rsid="223c88ee"/>
    </style:style>
    <style:style style:name="T1455" style:family="text">
      <style:text-properties officeooo:rsid="223dfb75"/>
    </style:style>
    <style:style style:name="T1456" style:family="text">
      <style:text-properties officeooo:rsid="2240d3d4"/>
    </style:style>
    <style:style style:name="T1457" style:family="text">
      <style:text-properties officeooo:rsid="22422ab1"/>
    </style:style>
    <style:style style:name="T1458" style:family="text">
      <style:text-properties officeooo:rsid="2242c89f"/>
    </style:style>
    <style:style style:name="T1459" style:family="text">
      <style:text-properties officeooo:rsid="22447a4f"/>
    </style:style>
    <style:style style:name="T1460" style:family="text">
      <style:text-properties officeooo:rsid="22485948"/>
    </style:style>
    <style:style style:name="T1461" style:family="text">
      <style:text-properties officeooo:rsid="224a227e"/>
    </style:style>
    <style:style style:name="T1462" style:family="text">
      <style:text-properties officeooo:rsid="224b3cae"/>
    </style:style>
    <style:style style:name="T1463" style:family="text">
      <style:text-properties officeooo:rsid="224c917f"/>
    </style:style>
    <style:style style:name="T1464" style:family="text">
      <style:text-properties officeooo:rsid="224d25df"/>
    </style:style>
    <style:style style:name="T1465" style:family="text">
      <style:text-properties officeooo:rsid="224df8cd"/>
    </style:style>
    <style:style style:name="T1466" style:family="text">
      <style:text-properties officeooo:rsid="224f3c73"/>
    </style:style>
    <style:style style:name="T1467" style:family="text">
      <style:text-properties officeooo:rsid="225108a9"/>
    </style:style>
    <style:style style:name="T1468" style:family="text">
      <style:text-properties officeooo:rsid="2251903d"/>
    </style:style>
    <style:style style:name="T1469" style:family="text">
      <style:text-properties officeooo:rsid="22536395"/>
    </style:style>
    <style:style style:name="T1470" style:family="text">
      <style:text-properties officeooo:rsid="2253696c"/>
    </style:style>
    <style:style style:name="T1471" style:family="text">
      <style:text-properties officeooo:rsid="22540155"/>
    </style:style>
    <style:style style:name="T1472" style:family="text">
      <style:text-properties officeooo:rsid="22550e25"/>
    </style:style>
    <style:style style:name="T1473" style:family="text">
      <style:text-properties officeooo:rsid="2255e0ae"/>
    </style:style>
    <style:style style:name="T1474" style:family="text">
      <style:text-properties officeooo:rsid="225789e3"/>
    </style:style>
    <style:style style:name="T1475" style:family="text">
      <style:text-properties officeooo:rsid="22588f99"/>
    </style:style>
    <style:style style:name="T1476" style:family="text">
      <style:text-properties officeooo:rsid="225aa7dd"/>
    </style:style>
    <style:style style:name="T1477" style:family="text">
      <style:text-properties officeooo:rsid="225c5312"/>
    </style:style>
    <style:style style:name="T1478" style:family="text">
      <style:text-properties officeooo:rsid="225e7d57"/>
    </style:style>
    <style:style style:name="T1479" style:family="text">
      <style:text-properties officeooo:rsid="225f4641"/>
    </style:style>
    <style:style style:name="T1480" style:family="text">
      <style:text-properties officeooo:rsid="225fcfa0"/>
    </style:style>
    <style:style style:name="T1481" style:family="text">
      <style:text-properties officeooo:rsid="22603e69"/>
    </style:style>
    <style:style style:name="T1482" style:family="text">
      <style:text-properties officeooo:rsid="22614695"/>
    </style:style>
    <style:style style:name="T1483" style:family="text">
      <style:text-properties officeooo:rsid="22616039"/>
    </style:style>
    <style:style style:name="T1484" style:family="text">
      <style:text-properties officeooo:rsid="22627572"/>
    </style:style>
    <style:style style:name="T1485" style:family="text">
      <style:text-properties officeooo:rsid="2262c3c5"/>
    </style:style>
    <style:style style:name="T1486" style:family="text">
      <style:text-properties officeooo:rsid="1c7d1ccc"/>
    </style:style>
    <style:style style:name="T1487" style:family="text">
      <style:text-properties officeooo:rsid="226865e8"/>
    </style:style>
    <style:style style:name="T1488" style:family="text">
      <style:text-properties officeooo:rsid="22694e78"/>
    </style:style>
    <style:style style:name="T1489" style:family="text">
      <style:text-properties officeooo:rsid="226aceaf"/>
    </style:style>
    <style:style style:name="T1490" style:family="text">
      <style:text-properties officeooo:rsid="226bb5bd"/>
    </style:style>
    <style:style style:name="T1491" style:family="text">
      <style:text-properties officeooo:rsid="226bfa88"/>
    </style:style>
    <style:style style:name="T1492" style:family="text">
      <style:text-properties officeooo:rsid="226d91c1"/>
    </style:style>
    <style:style style:name="T1493" style:family="text">
      <style:text-properties officeooo:rsid="226eda82"/>
    </style:style>
    <style:style style:name="T1494" style:family="text">
      <style:text-properties officeooo:rsid="226fbfb3"/>
    </style:style>
    <style:style style:name="T1495" style:family="text">
      <style:text-properties officeooo:rsid="227043bf"/>
    </style:style>
    <style:style style:name="T1496" style:family="text">
      <style:text-properties officeooo:rsid="22713edd"/>
    </style:style>
    <style:style style:name="T1497" style:family="text">
      <style:text-properties officeooo:rsid="227278f3"/>
    </style:style>
    <style:style style:name="T1498" style:family="text">
      <style:text-properties officeooo:rsid="22740e9c"/>
    </style:style>
    <style:style style:name="T1499" style:family="text">
      <style:text-properties officeooo:rsid="22756f29"/>
    </style:style>
    <style:style style:name="T1500" style:family="text">
      <style:text-properties officeooo:rsid="22758c01"/>
    </style:style>
    <style:style style:name="T1501" style:family="text">
      <style:text-properties officeooo:rsid="22775935"/>
    </style:style>
    <style:style style:name="T1502" style:family="text">
      <style:text-properties officeooo:rsid="22794b32"/>
    </style:style>
    <style:style style:name="T1503" style:family="text">
      <style:text-properties officeooo:rsid="2279b844"/>
    </style:style>
    <style:style style:name="T1504" style:family="text">
      <style:text-properties officeooo:rsid="227b2775"/>
    </style:style>
    <style:style style:name="T1505" style:family="text">
      <style:text-properties officeooo:rsid="227e7f72"/>
    </style:style>
    <style:style style:name="T1506" style:family="text">
      <style:text-properties officeooo:rsid="227fe9e8"/>
    </style:style>
    <style:style style:name="T1507" style:family="text">
      <style:text-properties officeooo:rsid="22809efe"/>
    </style:style>
    <style:style style:name="T1508" style:family="text">
      <style:text-properties officeooo:rsid="2280a538"/>
    </style:style>
    <style:style style:name="T1509" style:family="text">
      <style:text-properties officeooo:rsid="2281e6dc"/>
    </style:style>
    <style:style style:name="T1510" style:family="text">
      <style:text-properties officeooo:rsid="22847f7c"/>
    </style:style>
    <style:style style:name="T1511" style:family="text">
      <style:text-properties officeooo:rsid="2285bd5f"/>
    </style:style>
    <style:style style:name="T1512" style:family="text">
      <style:text-properties officeooo:rsid="228885b6"/>
    </style:style>
    <style:style style:name="T1513" style:family="text">
      <style:text-properties officeooo:rsid="22890495"/>
    </style:style>
    <style:style style:name="T1514" style:family="text">
      <style:text-properties officeooo:rsid="22895a87"/>
    </style:style>
    <style:style style:name="T1515" style:family="text">
      <style:text-properties officeooo:rsid="228b501d"/>
    </style:style>
    <style:style style:name="T1516" style:family="text">
      <style:text-properties officeooo:rsid="228ca336"/>
    </style:style>
    <style:style style:name="T1517" style:family="text">
      <style:text-properties officeooo:rsid="228e4d7b"/>
    </style:style>
    <style:style style:name="T1518" style:family="text">
      <style:text-properties officeooo:rsid="228fbb41"/>
    </style:style>
    <style:style style:name="T1519" style:family="text">
      <style:text-properties officeooo:rsid="2290db97"/>
    </style:style>
    <style:style style:name="T1520" style:family="text">
      <style:text-properties officeooo:rsid="229192d1"/>
    </style:style>
    <style:style style:name="T1521" style:family="text">
      <style:text-properties officeooo:rsid="22921f23"/>
    </style:style>
    <style:style style:name="T1522" style:family="text">
      <style:text-properties officeooo:rsid="2293fe93"/>
    </style:style>
    <style:style style:name="T1523" style:family="text">
      <style:text-properties officeooo:rsid="2294ab73"/>
    </style:style>
    <style:style style:name="T1524" style:family="text">
      <style:text-properties officeooo:rsid="229624cd"/>
    </style:style>
    <style:style style:name="T1525" style:family="text">
      <style:text-properties officeooo:rsid="22968404"/>
    </style:style>
    <style:style style:name="T1526" style:family="text">
      <style:text-properties officeooo:rsid="22982ce6"/>
    </style:style>
    <style:style style:name="T1527" style:family="text">
      <style:text-properties officeooo:rsid="2299f21c"/>
    </style:style>
    <style:style style:name="T1528" style:family="text">
      <style:text-properties officeooo:rsid="229a23a3"/>
    </style:style>
    <style:style style:name="T1529" style:family="text">
      <style:text-properties officeooo:rsid="229a7679"/>
    </style:style>
    <style:style style:name="T1530" style:family="text">
      <style:text-properties officeooo:rsid="229c386c"/>
    </style:style>
    <style:style style:name="T1531" style:family="text">
      <style:text-properties officeooo:rsid="229df916"/>
    </style:style>
    <style:style style:name="T1532" style:family="text">
      <style:text-properties officeooo:rsid="22a014dd"/>
    </style:style>
    <style:style style:name="T1533" style:family="text">
      <style:text-properties officeooo:rsid="22a22931"/>
    </style:style>
    <style:style style:name="T1534" style:family="text">
      <style:text-properties officeooo:rsid="22a2770d"/>
    </style:style>
    <style:style style:name="T1535" style:family="text">
      <style:text-properties officeooo:rsid="22a3a927"/>
    </style:style>
    <style:style style:name="T1536" style:family="text">
      <style:text-properties officeooo:rsid="22a60038"/>
    </style:style>
    <style:style style:name="T1537" style:family="text">
      <style:text-properties officeooo:rsid="22a8058d"/>
    </style:style>
    <style:style style:name="T1538" style:family="text">
      <style:text-properties officeooo:rsid="22a91411"/>
    </style:style>
    <style:style style:name="T1539" style:family="text">
      <style:text-properties officeooo:rsid="22aac8f5"/>
    </style:style>
    <style:style style:name="T1540" style:family="text">
      <style:text-properties officeooo:rsid="22aca52e"/>
    </style:style>
    <style:style style:name="T1541" style:family="text">
      <style:text-properties officeooo:rsid="22acc3f7"/>
    </style:style>
    <style:style style:name="T1542" style:family="text">
      <style:text-properties officeooo:rsid="22ada96f"/>
    </style:style>
    <style:style style:name="T1543" style:family="text">
      <style:text-properties officeooo:rsid="22af94a3"/>
    </style:style>
    <style:style style:name="T1544" style:family="text">
      <style:text-properties officeooo:rsid="22b4227b"/>
    </style:style>
    <style:style style:name="T1545" style:family="text">
      <style:text-properties officeooo:rsid="22b78b06"/>
    </style:style>
    <style:style style:name="T1546" style:family="text">
      <style:text-properties officeooo:rsid="22bd0283"/>
    </style:style>
    <style:style style:name="T1547" style:family="text">
      <style:text-properties officeooo:rsid="22be8dff"/>
    </style:style>
    <style:style style:name="T1548" style:family="text">
      <style:text-properties officeooo:rsid="22c00008"/>
    </style:style>
    <style:style style:name="T1549" style:family="text">
      <style:text-properties officeooo:rsid="22c02d5f"/>
    </style:style>
    <style:style style:name="T1550" style:family="text">
      <style:text-properties officeooo:rsid="22c1cfa0"/>
    </style:style>
    <style:style style:name="T1551" style:family="text">
      <style:text-properties officeooo:rsid="22c4da53"/>
    </style:style>
    <style:style style:name="T1552" style:family="text">
      <style:text-properties officeooo:rsid="22c7851a"/>
    </style:style>
    <style:style style:name="T1553" style:family="text">
      <style:text-properties officeooo:rsid="22c8d54a"/>
    </style:style>
    <style:style style:name="T1554" style:family="text">
      <style:text-properties officeooo:rsid="22caaa39"/>
    </style:style>
    <style:style style:name="T1555" style:family="text">
      <style:text-properties officeooo:rsid="22cc001b"/>
    </style:style>
    <style:style style:name="T1556" style:family="text">
      <style:text-properties officeooo:rsid="22ccc11c"/>
    </style:style>
    <style:style style:name="T1557" style:family="text">
      <style:text-properties officeooo:rsid="22ccc58b"/>
    </style:style>
    <style:style style:name="T1558" style:family="text">
      <style:text-properties officeooo:rsid="22ccedc3"/>
    </style:style>
    <style:style style:name="T1559" style:family="text">
      <style:text-properties officeooo:rsid="22ce4ce5"/>
    </style:style>
    <style:style style:name="T1560" style:family="text">
      <style:text-properties officeooo:rsid="22ce7a50"/>
    </style:style>
    <style:style style:name="T1561" style:family="text">
      <style:text-properties officeooo:rsid="22d01313"/>
    </style:style>
    <style:style style:name="T1562" style:family="text">
      <style:text-properties officeooo:rsid="22d1e53a"/>
    </style:style>
    <style:style style:name="T1563" style:family="text">
      <style:text-properties officeooo:rsid="22d2bea0"/>
    </style:style>
    <style:style style:name="T1564" style:family="text">
      <style:text-properties officeooo:rsid="22d42755"/>
    </style:style>
    <style:style style:name="T1565" style:family="text">
      <style:text-properties officeooo:rsid="22d475a4"/>
    </style:style>
    <style:style style:name="T1566" style:family="text">
      <style:text-properties officeooo:rsid="22d9768c"/>
    </style:style>
    <style:style style:name="T1567" style:family="text">
      <style:text-properties officeooo:rsid="22d9cfd8"/>
    </style:style>
    <style:style style:name="T1568" style:family="text">
      <style:text-properties officeooo:rsid="22df648b"/>
    </style:style>
    <style:style style:name="T1569" style:family="text">
      <style:text-properties officeooo:rsid="22e14756"/>
    </style:style>
    <style:style style:name="T1570" style:family="text">
      <style:text-properties officeooo:rsid="22e16390"/>
    </style:style>
    <style:style style:name="T1571" style:family="text">
      <style:text-properties officeooo:rsid="22e35370"/>
    </style:style>
    <style:style style:name="T1572" style:family="text">
      <style:text-properties officeooo:rsid="22e4ab26"/>
    </style:style>
    <style:style style:name="T1573" style:family="text">
      <style:text-properties officeooo:rsid="22e5084b"/>
    </style:style>
    <style:style style:name="T1574" style:family="text">
      <style:text-properties officeooo:rsid="22e54c03"/>
    </style:style>
    <style:style style:name="T1575" style:family="text">
      <style:text-properties officeooo:rsid="22e73d6a"/>
    </style:style>
    <style:style style:name="T1576" style:family="text">
      <style:text-properties officeooo:rsid="22e87542"/>
    </style:style>
    <style:style style:name="T1577" style:family="text">
      <style:text-properties officeooo:rsid="22e88baa"/>
    </style:style>
    <style:style style:name="T1578" style:family="text">
      <style:text-properties officeooo:rsid="22ec8a6b"/>
    </style:style>
    <style:style style:name="T1579" style:family="text">
      <style:text-properties officeooo:rsid="22ede9ba"/>
    </style:style>
    <style:style style:name="T1580" style:family="text">
      <style:text-properties officeooo:rsid="22ee17c8"/>
    </style:style>
    <style:style style:name="T1581" style:family="text">
      <style:text-properties officeooo:rsid="22ef1c03"/>
    </style:style>
    <style:style style:name="T1582" style:family="text">
      <style:text-properties officeooo:rsid="22ef2c5a"/>
    </style:style>
    <style:style style:name="T1583" style:family="text">
      <style:text-properties officeooo:rsid="22f07426"/>
    </style:style>
    <style:style style:name="T1584" style:family="text">
      <style:text-properties officeooo:rsid="22f1e20b"/>
    </style:style>
    <style:style style:name="T1585" style:family="text">
      <style:text-properties officeooo:rsid="22f27e80"/>
    </style:style>
    <style:style style:name="T1586" style:family="text">
      <style:text-properties officeooo:rsid="22f433e0"/>
    </style:style>
    <style:style style:name="T1587" style:family="text">
      <style:text-properties officeooo:rsid="22f53cec"/>
    </style:style>
    <style:style style:name="T1588" style:family="text">
      <style:text-properties officeooo:rsid="22f73166"/>
    </style:style>
    <style:style style:name="T1589" style:family="text">
      <style:text-properties officeooo:rsid="22f8a3f2"/>
    </style:style>
    <style:style style:name="T1590" style:family="text">
      <style:text-properties officeooo:rsid="22f8efe9"/>
    </style:style>
    <style:style style:name="T1591" style:family="text">
      <style:text-properties officeooo:rsid="22faeffa"/>
    </style:style>
    <style:style style:name="T1592" style:family="text">
      <style:text-properties officeooo:rsid="22fe06c6"/>
    </style:style>
    <style:style style:name="T1593" style:family="text">
      <style:text-properties officeooo:rsid="22fe40c9"/>
    </style:style>
    <style:style style:name="T1594" style:family="text">
      <style:text-properties officeooo:rsid="23017a9c"/>
    </style:style>
    <style:style style:name="T1595" style:family="text">
      <style:text-properties officeooo:rsid="23031235"/>
    </style:style>
    <style:style style:name="T1596" style:family="text">
      <style:text-properties officeooo:rsid="2304eb79"/>
    </style:style>
    <style:style style:name="T1597" style:family="text">
      <style:text-properties officeooo:rsid="23067820"/>
    </style:style>
    <style:style style:name="T1598" style:family="text">
      <style:text-properties officeooo:rsid="23075e24"/>
    </style:style>
    <style:style style:name="T1599" style:family="text">
      <style:text-properties officeooo:rsid="230ad9b6"/>
    </style:style>
    <style:style style:name="T1600" style:family="text">
      <style:text-properties officeooo:rsid="230c312b"/>
    </style:style>
    <style:style style:name="T1601" style:family="text">
      <style:text-properties officeooo:rsid="230dec48"/>
    </style:style>
    <style:style style:name="T1602" style:family="text">
      <style:text-properties officeooo:rsid="230e823e"/>
    </style:style>
    <style:style style:name="T1603" style:family="text">
      <style:text-properties officeooo:rsid="230ef948"/>
    </style:style>
    <style:style style:name="T1604" style:family="text">
      <style:text-properties officeooo:rsid="230fc70c"/>
    </style:style>
    <style:style style:name="T1605" style:family="text">
      <style:text-properties officeooo:rsid="2311165f"/>
    </style:style>
    <style:style style:name="T1606" style:family="text">
      <style:text-properties officeooo:rsid="2311a92e"/>
    </style:style>
    <style:style style:name="T1607" style:family="text">
      <style:text-properties officeooo:rsid="2312e26f"/>
    </style:style>
    <style:style style:name="T1608" style:family="text">
      <style:text-properties officeooo:rsid="23147d81"/>
    </style:style>
    <style:style style:name="T1609" style:family="text">
      <style:text-properties officeooo:rsid="23148f4a"/>
    </style:style>
    <style:style style:name="T1610" style:family="text">
      <style:text-properties officeooo:rsid="2315b460"/>
    </style:style>
    <style:style style:name="T1611" style:family="text">
      <style:text-properties officeooo:rsid="23177e3d"/>
    </style:style>
    <style:style style:name="T1612" style:family="text">
      <style:text-properties officeooo:rsid="23181eb4"/>
    </style:style>
    <style:style style:name="T1613" style:family="text">
      <style:text-properties officeooo:rsid="2318b4aa"/>
    </style:style>
    <style:style style:name="T1614" style:family="text">
      <style:text-properties officeooo:rsid="23196724"/>
    </style:style>
    <style:style style:name="T1615" style:family="text">
      <style:text-properties officeooo:rsid="231aef07"/>
    </style:style>
    <style:style style:name="T1616" style:family="text">
      <style:text-properties officeooo:rsid="231c25a1"/>
    </style:style>
    <style:style style:name="T1617" style:family="text">
      <style:text-properties officeooo:rsid="231d08ed"/>
    </style:style>
    <style:style style:name="T1618" style:family="text">
      <style:text-properties officeooo:rsid="231e52af"/>
    </style:style>
    <style:style style:name="T1619" style:family="text">
      <style:text-properties officeooo:rsid="231fc68c"/>
    </style:style>
    <style:style style:name="T1620" style:family="text">
      <style:text-properties officeooo:rsid="2320dc9b"/>
    </style:style>
    <style:style style:name="T1621" style:family="text">
      <style:text-properties officeooo:rsid="2322ab2d"/>
    </style:style>
    <style:style style:name="T1622" style:family="text">
      <style:text-properties officeooo:rsid="2322f9ea"/>
    </style:style>
    <style:style style:name="T1623" style:family="text">
      <style:text-properties officeooo:rsid="2324f79e"/>
    </style:style>
    <style:style style:name="T1624" style:family="text">
      <style:text-properties officeooo:rsid="2326afa0"/>
    </style:style>
    <style:style style:name="T1625" style:family="text">
      <style:text-properties officeooo:rsid="2326eb3f"/>
    </style:style>
    <style:style style:name="T1626" style:family="text">
      <style:text-properties officeooo:rsid="2328333e"/>
    </style:style>
    <style:style style:name="T1627" style:family="text">
      <style:text-properties officeooo:rsid="232d4a24"/>
    </style:style>
    <style:style style:name="T1628" style:family="text">
      <style:text-properties officeooo:rsid="232dd1ee"/>
    </style:style>
    <style:style style:name="T1629" style:family="text">
      <style:text-properties officeooo:rsid="2332318a"/>
    </style:style>
    <style:style style:name="T1630" style:family="text">
      <style:text-properties officeooo:rsid="2334b4fd"/>
    </style:style>
    <style:style style:name="T1631" style:family="text">
      <style:text-properties officeooo:rsid="23361452"/>
    </style:style>
    <style:style style:name="T1632" style:family="text">
      <style:text-properties officeooo:rsid="2337b355"/>
    </style:style>
    <style:style style:name="T1633" style:family="text">
      <style:text-properties officeooo:rsid="233912b6"/>
    </style:style>
    <style:style style:name="T1634" style:family="text">
      <style:text-properties officeooo:rsid="2339aefa"/>
    </style:style>
    <style:style style:name="T1635" style:family="text">
      <style:text-properties officeooo:rsid="233ba882"/>
    </style:style>
    <style:style style:name="T1636" style:family="text">
      <style:text-properties officeooo:rsid="233ca559"/>
    </style:style>
    <style:style style:name="T1637" style:family="text">
      <style:text-properties officeooo:rsid="233ebda9"/>
    </style:style>
    <style:style style:name="T1638" style:family="text">
      <style:text-properties officeooo:rsid="23418a38"/>
    </style:style>
    <style:style style:name="T1639" style:family="text">
      <style:text-properties officeooo:rsid="23428e27"/>
    </style:style>
    <style:style style:name="T1640" style:family="text">
      <style:text-properties officeooo:rsid="23439fa0"/>
    </style:style>
    <style:style style:name="T1641" style:family="text">
      <style:text-properties officeooo:rsid="2344e169"/>
    </style:style>
    <style:style style:name="T1642" style:family="text">
      <style:text-properties officeooo:rsid="23458099"/>
    </style:style>
    <style:style style:name="T1643" style:family="text">
      <style:text-properties officeooo:rsid="23461e96"/>
    </style:style>
    <style:style style:name="T1644" style:family="text">
      <style:text-properties officeooo:rsid="234782fb"/>
    </style:style>
    <style:style style:name="T1645" style:family="text">
      <style:text-properties officeooo:rsid="23490f4c"/>
    </style:style>
    <style:style style:name="T1646" style:family="text">
      <style:text-properties officeooo:rsid="234ba1ef"/>
    </style:style>
    <style:style style:name="T1647" style:family="text">
      <style:text-properties officeooo:rsid="234c9602"/>
    </style:style>
    <style:style style:name="T1648" style:family="text">
      <style:text-properties officeooo:rsid="234c9ffa"/>
    </style:style>
    <style:style style:name="T1649" style:family="text">
      <style:text-properties officeooo:rsid="234d0c06"/>
    </style:style>
    <style:style style:name="T1650" style:family="text">
      <style:text-properties officeooo:rsid="234e86bb"/>
    </style:style>
    <style:style style:name="T1651" style:family="text">
      <style:text-properties officeooo:rsid="234f5705"/>
    </style:style>
    <style:style style:name="T1652" style:family="text">
      <style:text-properties officeooo:rsid="2350760c"/>
    </style:style>
    <style:style style:name="T1653" style:family="text">
      <style:text-properties officeooo:rsid="23512bbb"/>
    </style:style>
    <style:style style:name="T1654" style:family="text">
      <style:text-properties officeooo:rsid="2352eb11"/>
    </style:style>
    <style:style style:name="T1655" style:family="text">
      <style:text-properties officeooo:rsid="2354a369"/>
    </style:style>
    <style:style style:name="T1656" style:family="text">
      <style:text-properties officeooo:rsid="23588039"/>
    </style:style>
    <style:style style:name="T1657" style:family="text">
      <style:text-properties officeooo:rsid="23589395"/>
    </style:style>
    <style:style style:name="T1658" style:family="text">
      <style:text-properties officeooo:rsid="235a6804"/>
    </style:style>
    <style:style style:name="T1659" style:family="text">
      <style:text-properties officeooo:rsid="235c270b"/>
    </style:style>
    <style:style style:name="T1660" style:family="text">
      <style:text-properties officeooo:rsid="235d27ad"/>
    </style:style>
    <style:style style:name="T1661" style:family="text">
      <style:text-properties officeooo:rsid="235f14f8"/>
    </style:style>
    <style:style style:name="T1662" style:family="text">
      <style:text-properties officeooo:rsid="2361efae"/>
    </style:style>
    <style:style style:name="T1663" style:family="text">
      <style:text-properties officeooo:rsid="2361f6d3"/>
    </style:style>
    <style:style style:name="T1664" style:family="text">
      <style:text-properties officeooo:rsid="2362e401"/>
    </style:style>
    <style:style style:name="T1665" style:family="text">
      <style:text-properties officeooo:rsid="23635e33"/>
    </style:style>
    <style:style style:name="T1666" style:family="text">
      <style:text-properties officeooo:rsid="2364e081"/>
    </style:style>
    <style:style style:name="T1667" style:family="text">
      <style:text-properties officeooo:rsid="23652e36"/>
    </style:style>
    <style:style style:name="T1668" style:family="text">
      <style:text-properties officeooo:rsid="236612f1"/>
    </style:style>
    <style:style style:name="T1669" style:family="text">
      <style:text-properties officeooo:rsid="23665964"/>
    </style:style>
    <style:style style:name="T1670" style:family="text">
      <style:text-properties officeooo:rsid="23669363"/>
    </style:style>
    <style:style style:name="T1671" style:family="text">
      <style:text-properties officeooo:rsid="2367301d"/>
    </style:style>
    <style:style style:name="T1672" style:family="text">
      <style:text-properties officeooo:rsid="236778cc"/>
    </style:style>
    <style:style style:name="T1673" style:family="text">
      <style:text-properties officeooo:rsid="236aed78"/>
    </style:style>
    <style:style style:name="T1674" style:family="text">
      <style:text-properties officeooo:rsid="236cc942"/>
    </style:style>
    <style:style style:name="T1675" style:family="text">
      <style:text-properties officeooo:rsid="236e94d1"/>
    </style:style>
    <style:style style:name="T1676" style:family="text">
      <style:text-properties officeooo:rsid="236fa5cd"/>
    </style:style>
    <style:style style:name="T1677" style:family="text">
      <style:text-properties officeooo:rsid="2371945a"/>
    </style:style>
    <style:style style:name="T1678" style:family="text">
      <style:text-properties officeooo:rsid="23734bc1"/>
    </style:style>
    <style:style style:name="T1679" style:family="text">
      <style:text-properties officeooo:rsid="23735c62"/>
    </style:style>
    <style:style style:name="T1680" style:family="text">
      <style:text-properties officeooo:rsid="23755915"/>
    </style:style>
    <style:style style:name="T1681" style:family="text">
      <style:text-properties officeooo:rsid="23767350"/>
    </style:style>
    <style:style style:name="T1682" style:family="text">
      <style:text-properties officeooo:rsid="23779f0d"/>
    </style:style>
    <style:style style:name="T1683" style:family="text">
      <style:text-properties officeooo:rsid="23784209"/>
    </style:style>
    <style:style style:name="T1684" style:family="text">
      <style:text-properties officeooo:rsid="2379f21d"/>
    </style:style>
    <style:style style:name="T1685" style:family="text">
      <style:text-properties officeooo:rsid="237bace9"/>
    </style:style>
    <style:style style:name="T1686" style:family="text">
      <style:text-properties officeooo:rsid="237c0a02"/>
    </style:style>
    <style:style style:name="T1687" style:family="text">
      <style:text-properties officeooo:rsid="237d1792"/>
    </style:style>
    <style:style style:name="T1688" style:family="text">
      <style:text-properties officeooo:rsid="237ee829"/>
    </style:style>
    <style:style style:name="T1689" style:family="text">
      <style:text-properties officeooo:rsid="23810ec7"/>
    </style:style>
    <style:style style:name="T1690" style:family="text">
      <style:text-properties officeooo:rsid="23813c14"/>
    </style:style>
    <style:style style:name="T1691" style:family="text">
      <style:text-properties officeooo:rsid="2381c725"/>
    </style:style>
    <style:style style:name="T1692" style:family="text">
      <style:text-properties officeooo:rsid="23826a85"/>
    </style:style>
    <style:style style:name="T1693" style:family="text">
      <style:text-properties officeooo:rsid="23832b9b"/>
    </style:style>
    <style:style style:name="T1694" style:family="text">
      <style:text-properties officeooo:rsid="23844e07"/>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h text:style-name="P509" text:outline-level="1"><text:bookmark-start text:name="__RefHeading___Toc34595_4173466481"/>ALL <text:span text:style-name="T675">FLESH</text:span><text:bookmark-end text:name="__RefHeading___Toc34595_4173466481"/></text:h>
      <text:p text:style-name="P340"/>
      <text:p text:style-name="P341"/>
      <text:p text:style-name="Text_20_body">Author. Jose Luis Quiroga Beltran</text:p>
      <text:p text:style-name="P4">Identification card. 79,523,732 from Bogota, Colombia.</text:p>
      <text:p text:style-name="P4">This book-script, <text:span text:style-name="T1158">audio and video</text:span> is open source <text:span text:style-name="T1158">and creative commons</text:span>.</text:p>
      <text:p text:style-name="P342">Original title: “Toda Carne”</text:p>
      <text:p text:style-name="P343"><text:a xlink:type="simple" xlink:href="http://todacarne.com/" text:style-name="Internet_20_link" text:visited-style-name="Visited_20_Internet_20_Link">todacarne.com</text:a></text:p>
      <text:p text:style-name="P247"><text:a xlink:type="simple" xlink:href="http://toda-carne.github.io/" text:style-name="Internet_20_link" text:visited-style-name="Visited_20_Internet_20_Link">toda-carne.github.io</text:a></text:p>
      <text:p text:style-name="P247"><text:a xlink:type="simple" xlink:href="http://joseluisquiroga.github.io/" text:style-name="Internet_20_link" text:visited-style-name="Visited_20_Internet_20_Link">joseluisquiroga.github.io</text:a></text:p>
      <text:p text:style-name="P4"><text:span text:style-name="T1158">Copyright and Derechos de Autor: 2021-</text:span>2022.</text:p>
      <text:p text:style-name="P336">License<text:span text:style-name="T1158">s:</text:span> <text:a xlink:type="simple" xlink:href="https://www.gnu.org/licenses/gpl-3.0.en.html" text:style-name="Internet_20_link" text:visited-style-name="Visited_20_Internet_20_Link"><text:span text:style-name="T1158">GPL v3.0</text:span></text:a><text:span text:style-name="T1158"> and </text:span><text:a xlink:type="simple" xlink:href="https://creativecommons.org/publicdomain/zero/1.0/" text:style-name="Internet_20_link" text:visited-style-name="Visited_20_Internet_20_Link">Creative Commons Zero v1.0 Universal</text:a>.</text:p>
      <text:p text:style-name="P336"/>
      <text:p text:style-name="P337"/>
      <text:h text:style-name="P509" text:outline-level="1"><text:bookmark-start text:name="__RefHeading___Toc34597_4173466481"/>Table of Contents.<text:bookmark-end text:name="__RefHeading___Toc34597_417346648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89"><text:a xlink:type="simple" xlink:href="#__RefHeading___Toc34595_4173466481" text:style-name="Index_20_Link" text:visited-style-name="Index_20_Link">ALL FLESH<text:tab/>1</text:a></text:p>
          <text:p text:style-name="P489"><text:a xlink:type="simple" xlink:href="#__RefHeading___Toc34597_4173466481" text:style-name="Index_20_Link" text:visited-style-name="Index_20_Link">Table of Contents.<text:tab/>3</text:a></text:p>
          <text:p text:style-name="P489"><text:a xlink:type="simple" xlink:href="#__RefHeading___Toc34599_4173466481" text:style-name="Index_20_Link" text:visited-style-name="Index_20_Link">PART 1. INTRODUCTION.<text:tab/>9</text:a></text:p>
          <text:p text:style-name="P490"><text:a xlink:type="simple" xlink:href="#__RefHeading___Toc34601_4173466481" text:style-name="Index_20_Link" text:visited-style-name="Index_20_Link">Introduction.<text:tab/>10</text:a></text:p>
          <text:p text:style-name="P491"><text:a xlink:type="simple" xlink:href="#__RefHeading___Toc34603_4173466481" text:style-name="Index_20_Link" text:visited-style-name="Index_20_Link">Goal.<text:tab/>10</text:a></text:p>
          <text:p text:style-name="P491"><text:a xlink:type="simple" xlink:href="#__RefHeading___Toc34605_4173466481" text:style-name="Index_20_Link" text:visited-style-name="Index_20_Link">Warning.<text:tab/>10</text:a></text:p>
          <text:p text:style-name="P491"><text:a xlink:type="simple" xlink:href="#__RefHeading___Toc34607_4173466481" text:style-name="Index_20_Link" text:visited-style-name="Index_20_Link">Questions.<text:tab/>11</text:a></text:p>
          <text:p text:style-name="P489"><text:a xlink:type="simple" xlink:href="#__RefHeading___Toc34609_4173466481" text:style-name="Index_20_Link" text:visited-style-name="Index_20_Link">PART 2. CENTER.<text:tab/>15</text:a></text:p>
          <text:p text:style-name="P491"><text:a xlink:type="simple" xlink:href="#__RefHeading___Toc34611_4173466481" text:style-name="Index_20_Link" text:visited-style-name="Index_20_Link">Creator.<text:tab/>16</text:a></text:p>
          <text:p text:style-name="P492"><text:a xlink:type="simple" xlink:href="#__RefHeading___Toc34613_4173466481" text:style-name="Index_20_Link" text:visited-style-name="Index_20_Link">Technical creativity.<text:tab/>16</text:a></text:p>
          <text:p text:style-name="P493"><text:a xlink:type="simple" xlink:href="#__RefHeading___Toc34615_4173466481" text:style-name="Index_20_Link" text:visited-style-name="Index_20_Link">Application.<text:tab/>18</text:a></text:p>
          <text:p text:style-name="P492"><text:a xlink:type="simple" xlink:href="#__RefHeading___Toc34617_4173466481" text:style-name="Index_20_Link" text:visited-style-name="Index_20_Link">Technical complexity.<text:tab/>19</text:a></text:p>
          <text:p text:style-name="P492"><text:a xlink:type="simple" xlink:href="#__RefHeading___Toc34619_4173466481" text:style-name="Index_20_Link" text:visited-style-name="Index_20_Link">Biology.<text:tab/>20</text:a></text:p>
          <text:p text:style-name="P492"><text:a xlink:type="simple" xlink:href="#__RefHeading___Toc34621_4173466481" text:style-name="Index_20_Link" text:visited-style-name="Index_20_Link">Creator.<text:tab/>22</text:a></text:p>
          <text:p text:style-name="P492"><text:a xlink:type="simple" xlink:href="#__RefHeading___Toc34623_4173466481" text:style-name="Index_20_Link" text:visited-style-name="Index_20_Link">Evidence.<text:tab/>25</text:a></text:p>
          <text:p text:style-name="P492"><text:a xlink:type="simple" xlink:href="#__RefHeading___Toc34625_4173466481" text:style-name="Index_20_Link" text:visited-style-name="Index_20_Link">Reproduction.<text:tab/>26</text:a></text:p>
          <text:p text:style-name="P491"><text:a xlink:type="simple" xlink:href="#__RefHeading___Toc34627_4173466481" text:style-name="Index_20_Link" text:visited-style-name="Index_20_Link">Resurrection.<text:tab/>28</text:a></text:p>
          <text:p text:style-name="P492"><text:a xlink:type="simple" xlink:href="#__RefHeading___Toc34629_4173466481" text:style-name="Index_20_Link" text:visited-style-name="Index_20_Link">Future.<text:tab/>28</text:a></text:p>
          <text:p text:style-name="P492"><text:a xlink:type="simple" xlink:href="#__RefHeading___Toc34631_4173466481" text:style-name="Index_20_Link" text:visited-style-name="Index_20_Link">Physical.<text:tab/>29</text:a></text:p>
          <text:p text:style-name="P492"><text:a xlink:type="simple" xlink:href="#__RefHeading___Toc34633_4173466481" text:style-name="Index_20_Link" text:visited-style-name="Index_20_Link">They can't die.<text:tab/>29</text:a></text:p>
          <text:p text:style-name="P492"><text:a xlink:type="simple" xlink:href="#__RefHeading___Toc34635_4173466481" text:style-name="Index_20_Link" text:visited-style-name="Index_20_Link">In the sky.<text:tab/>30</text:a></text:p>
          <text:p text:style-name="P492"><text:a xlink:type="simple" xlink:href="#__RefHeading___Toc34637_4173466481" text:style-name="Index_20_Link" text:visited-style-name="Index_20_Link">For all.<text:tab/>31</text:a></text:p>
          <text:p text:style-name="P492"><text:a xlink:type="simple" xlink:href="#__RefHeading___Toc34639_4173466481" text:style-name="Index_20_Link" text:visited-style-name="Index_20_Link">Has not happened.<text:tab/>31</text:a></text:p>
          <text:p text:style-name="P492"><text:a xlink:type="simple" xlink:href="#__RefHeading___Toc34641_4173466481" text:style-name="Index_20_Link" text:visited-style-name="Index_20_Link">Asleep.<text:tab/>32</text:a></text:p>
          <text:p text:style-name="P492"><text:a xlink:type="simple" xlink:href="#__RefHeading___Toc34643_4173466481" text:style-name="Index_20_Link" text:visited-style-name="Index_20_Link">A new earth.<text:tab/>33</text:a></text:p>
          <text:p text:style-name="P492"><text:a xlink:type="simple" xlink:href="#__RefHeading___Toc34645_4173466481" text:style-name="Index_20_Link" text:visited-style-name="Index_20_Link">Basis of Faith.<text:tab/>33</text:a></text:p>
          <text:p text:style-name="P492"><text:a xlink:type="simple" xlink:href="#__RefHeading___Toc34647_4173466481" text:style-name="Index_20_Link" text:visited-style-name="Index_20_Link">Possible.<text:tab/>34</text:a></text:p>
          <text:p text:style-name="P491"><text:a xlink:type="simple" xlink:href="#__RefHeading___Toc34649_4173466481" text:style-name="Index_20_Link" text:visited-style-name="Index_20_Link">The Cloth.<text:tab/>35</text:a></text:p>
          <text:p text:style-name="P492"><text:a xlink:type="simple" xlink:href="#__RefHeading___Toc34651_4173466481" text:style-name="Index_20_Link" text:visited-style-name="Index_20_Link">A negative.<text:tab/>35</text:a></text:p>
          <text:p text:style-name="P492"><text:a xlink:type="simple" xlink:href="#__RefHeading___Toc34653_4173466481" text:style-name="Index_20_Link" text:visited-style-name="Index_20_Link">Photographic realism.<text:tab/>36</text:a></text:p>
          <text:p text:style-name="P492"><text:a xlink:type="simple" xlink:href="#__RefHeading___Toc34655_4173466481" text:style-name="Index_20_Link" text:visited-style-name="Index_20_Link">Oxidized microfibers.<text:tab/>36</text:a></text:p>
          <text:p text:style-name="P492"><text:a xlink:type="simple" xlink:href="#__RefHeading___Toc34657_4173466481" text:style-name="Index_20_Link" text:visited-style-name="Index_20_Link">Information in the image.<text:tab/>37</text:a></text:p>
          <text:p text:style-name="P492"><text:a xlink:type="simple" xlink:href="#__RefHeading___Toc34659_4173466481" text:style-name="Index_20_Link" text:visited-style-name="Index_20_Link">Ultraviolet light.<text:tab/>37</text:a></text:p>
          <text:p text:style-name="P492"><text:a xlink:type="simple" xlink:href="#__RefHeading___Toc34661_4173466481" text:style-name="Index_20_Link" text:visited-style-name="Index_20_Link">Bilirubin.<text:tab/>38</text:a></text:p>
          <text:p text:style-name="P492"><text:a xlink:type="simple" xlink:href="#__RefHeading___Toc34663_4173466481" text:style-name="Index_20_Link" text:visited-style-name="Index_20_Link">Forensic details.<text:tab/>38</text:a></text:p>
          <text:p text:style-name="P492"><text:a xlink:type="simple" xlink:href="#__RefHeading___Toc34665_4173466481" text:style-name="Index_20_Link" text:visited-style-name="Index_20_Link">Replications.<text:tab/>38</text:a></text:p>
          <text:p text:style-name="P491"><text:a xlink:type="simple" xlink:href="#__RefHeading___Toc34667_4173466481" text:style-name="Index_20_Link" text:visited-style-name="Index_20_Link">Past.<text:tab/>39</text:a></text:p>
          <text:p text:style-name="P492"><text:a xlink:type="simple" xlink:href="#__RefHeading___Toc34669_4173466481" text:style-name="Index_20_Link" text:visited-style-name="Index_20_Link">Methods.<text:tab/>39</text:a></text:p>
          <text:p text:style-name="P492"><text:a xlink:type="simple" xlink:href="#__RefHeading___Toc34671_4173466481" text:style-name="Index_20_Link" text:visited-style-name="Index_20_Link"><text:soft-page-break/>Coincidences.<text:tab/>40</text:a></text:p>
          <text:p text:style-name="P492"><text:a xlink:type="simple" xlink:href="#__RefHeading___Toc34673_4173466481" text:style-name="Index_20_Link" text:visited-style-name="Index_20_Link">People.<text:tab/>41</text:a></text:p>
          <text:p text:style-name="P492"><text:a xlink:type="simple" xlink:href="#__RefHeading___Toc34675_4173466481" text:style-name="Index_20_Link" text:visited-style-name="Index_20_Link">Assuming.<text:tab/>41</text:a></text:p>
          <text:p text:style-name="P492"><text:a xlink:type="simple" xlink:href="#__RefHeading___Toc34677_4173466481" text:style-name="Index_20_Link" text:visited-style-name="Index_20_Link">Textual.<text:tab/>43</text:a></text:p>
          <text:p text:style-name="P492"><text:a xlink:type="simple" xlink:href="#__RefHeading___Toc34679_4173466481" text:style-name="Index_20_Link" text:visited-style-name="Index_20_Link">On the cross.<text:tab/>45</text:a></text:p>
          <text:p text:style-name="P492"><text:a xlink:type="simple" xlink:href="#__RefHeading___Toc34681_4173466481" text:style-name="Index_20_Link" text:visited-style-name="Index_20_Link">They believed.<text:tab/>45</text:a></text:p>
          <text:p text:style-name="P492"><text:a xlink:type="simple" xlink:href="#__RefHeading___Toc34683_4173466481" text:style-name="Index_20_Link" text:visited-style-name="Index_20_Link">Followers.<text:tab/>46</text:a></text:p>
          <text:p text:style-name="P492"><text:a xlink:type="simple" xlink:href="#__RefHeading___Toc34685_4173466481" text:style-name="Index_20_Link" text:visited-style-name="Index_20_Link">Dead.<text:tab/>48</text:a></text:p>
          <text:p text:style-name="P492"><text:a xlink:type="simple" xlink:href="#__RefHeading___Toc34687_4173466481" text:style-name="Index_20_Link" text:visited-style-name="Index_20_Link">Growth.<text:tab/>49</text:a></text:p>
          <text:p text:style-name="P491"><text:a xlink:type="simple" xlink:href="#__RefHeading___Toc34689_4173466481" text:style-name="Index_20_Link" text:visited-style-name="Index_20_Link">Credibility.<text:tab/>52</text:a></text:p>
          <text:p text:style-name="P492"><text:a xlink:type="simple" xlink:href="#__RefHeading___Toc34691_4173466481" text:style-name="Index_20_Link" text:visited-style-name="Index_20_Link">Denial.<text:tab/>52</text:a></text:p>
          <text:p text:style-name="P492"><text:a xlink:type="simple" xlink:href="#__RefHeading___Toc34693_4173466481" text:style-name="Index_20_Link" text:visited-style-name="Index_20_Link">Observations.<text:tab/>53</text:a></text:p>
          <text:p text:style-name="P493"><text:a xlink:type="simple" xlink:href="#__RefHeading___Toc34695_4173466481" text:style-name="Index_20_Link" text:visited-style-name="Index_20_Link">Sources.<text:tab/>54</text:a></text:p>
          <text:p text:style-name="P493"><text:a xlink:type="simple" xlink:href="#__RefHeading___Toc34697_4173466481" text:style-name="Index_20_Link" text:visited-style-name="Index_20_Link">Knowledge.<text:tab/>54</text:a></text:p>
          <text:p text:style-name="P493"><text:a xlink:type="simple" xlink:href="#__RefHeading___Toc34699_4173466481" text:style-name="Index_20_Link" text:visited-style-name="Index_20_Link">Interdependent.<text:tab/>54</text:a></text:p>
          <text:p text:style-name="P493"><text:a xlink:type="simple" xlink:href="#__RefHeading___Toc34701_4173466481" text:style-name="Index_20_Link" text:visited-style-name="Index_20_Link">Alive.<text:tab/>55</text:a></text:p>
          <text:p text:style-name="P493"><text:a xlink:type="simple" xlink:href="#__RefHeading___Toc34703_4173466481" text:style-name="Index_20_Link" text:visited-style-name="Index_20_Link">Jerusalem.<text:tab/>56</text:a></text:p>
          <text:p text:style-name="P493"><text:a xlink:type="simple" xlink:href="#__RefHeading___Toc34705_4173466481" text:style-name="Index_20_Link" text:visited-style-name="Index_20_Link">Equal.<text:tab/>56</text:a></text:p>
          <text:p text:style-name="P493"><text:a xlink:type="simple" xlink:href="#__RefHeading___Toc34707_4173466481" text:style-name="Index_20_Link" text:visited-style-name="Index_20_Link">Names.<text:tab/>57</text:a></text:p>
          <text:p text:style-name="P493"><text:a xlink:type="simple" xlink:href="#__RefHeading___Toc34709_4173466481" text:style-name="Index_20_Link" text:visited-style-name="Index_20_Link">Women.<text:tab/>57</text:a></text:p>
          <text:p text:style-name="P493"><text:a xlink:type="simple" xlink:href="#__RefHeading___Toc34711_4173466481" text:style-name="Index_20_Link" text:visited-style-name="Index_20_Link">Groups.<text:tab/>58</text:a></text:p>
          <text:p text:style-name="P493"><text:a xlink:type="simple" xlink:href="#__RefHeading___Toc34713_4173466481" text:style-name="Index_20_Link" text:visited-style-name="Index_20_Link">They suffered.<text:tab/>58</text:a></text:p>
          <text:p text:style-name="P493"><text:a xlink:type="simple" xlink:href="#__RefHeading___Toc34715_4173466481" text:style-name="Index_20_Link" text:visited-style-name="Index_20_Link">Body.<text:tab/>59</text:a></text:p>
          <text:p text:style-name="P493"><text:a xlink:type="simple" xlink:href="#__RefHeading___Toc34717_4173466481" text:style-name="Index_20_Link" text:visited-style-name="Index_20_Link">Embarrassing.<text:tab/>59</text:a></text:p>
          <text:p text:style-name="P492"><text:a xlink:type="simple" xlink:href="#__RefHeading___Toc34719_4173466481" text:style-name="Index_20_Link" text:visited-style-name="Index_20_Link">Airplanes.<text:tab/>60</text:a></text:p>
          <text:p text:style-name="P491"><text:a xlink:type="simple" xlink:href="#__RefHeading___Toc34721_4173466481" text:style-name="Index_20_Link" text:visited-style-name="Index_20_Link">The Believer.<text:tab/>61</text:a></text:p>
          <text:p text:style-name="P492"><text:a xlink:type="simple" xlink:href="#__RefHeading___Toc34723_4173466481" text:style-name="Index_20_Link" text:visited-style-name="Index_20_Link">Tanakh.<text:tab/>62</text:a></text:p>
          <text:p text:style-name="P492"><text:a xlink:type="simple" xlink:href="#__RefHeading___Toc34725_4173466481" text:style-name="Index_20_Link" text:visited-style-name="Index_20_Link">Warning.<text:tab/>63</text:a></text:p>
          <text:p text:style-name="P491"><text:a xlink:type="simple" xlink:href="#__RefHeading___Toc34727_4173466481" text:style-name="Index_20_Link" text:visited-style-name="Index_20_Link">Lord.<text:tab/>63</text:a></text:p>
          <text:p text:style-name="P492"><text:a xlink:type="simple" xlink:href="#__RefHeading___Toc34729_4173466481" text:style-name="Index_20_Link" text:visited-style-name="Index_20_Link">Heaven of the heavens.<text:tab/>64</text:a></text:p>
          <text:p text:style-name="P492"><text:a xlink:type="simple" xlink:href="#__RefHeading___Toc34731_4173466481" text:style-name="Index_20_Link" text:visited-style-name="Index_20_Link">Angels.<text:tab/>65</text:a></text:p>
          <text:p text:style-name="P492"><text:a xlink:type="simple" xlink:href="#__RefHeading___Toc34733_4173466481" text:style-name="Index_20_Link" text:visited-style-name="Index_20_Link">Wings.<text:tab/>66</text:a></text:p>
          <text:p text:style-name="P492"><text:a xlink:type="simple" xlink:href="#__RefHeading___Toc34735_4173466481" text:style-name="Index_20_Link" text:visited-style-name="Index_20_Link">Creation.<text:tab/>67</text:a></text:p>
          <text:p text:style-name="P493"><text:a xlink:type="simple" xlink:href="#__RefHeading___Toc34737_4173466481" text:style-name="Index_20_Link" text:visited-style-name="Index_20_Link">Day 1.<text:tab/>69</text:a></text:p>
          <text:p text:style-name="P493"><text:a xlink:type="simple" xlink:href="#__RefHeading___Toc34739_4173466481" text:style-name="Index_20_Link" text:visited-style-name="Index_20_Link">Day 2.<text:tab/>69</text:a></text:p>
          <text:p text:style-name="P493"><text:a xlink:type="simple" xlink:href="#__RefHeading___Toc34741_4173466481" text:style-name="Index_20_Link" text:visited-style-name="Index_20_Link">Day 3.<text:tab/>69</text:a></text:p>
          <text:p text:style-name="P493"><text:a xlink:type="simple" xlink:href="#__RefHeading___Toc34743_4173466481" text:style-name="Index_20_Link" text:visited-style-name="Index_20_Link">Day 4.<text:tab/>70</text:a></text:p>
          <text:p text:style-name="P493"><text:a xlink:type="simple" xlink:href="#__RefHeading___Toc34745_4173466481" text:style-name="Index_20_Link" text:visited-style-name="Index_20_Link">Day 5.<text:tab/>70</text:a></text:p>
          <text:p text:style-name="P493"><text:a xlink:type="simple" xlink:href="#__RefHeading___Toc34747_4173466481" text:style-name="Index_20_Link" text:visited-style-name="Index_20_Link">Day 6.<text:tab/>70</text:a></text:p>
          <text:p text:style-name="P493"><text:a xlink:type="simple" xlink:href="#__RefHeading___Toc34749_4173466481" text:style-name="Index_20_Link" text:visited-style-name="Index_20_Link">Easy.<text:tab/>70</text:a></text:p>
          <text:p text:style-name="P492"><text:a xlink:type="simple" xlink:href="#__RefHeading___Toc34751_4173466481" text:style-name="Index_20_Link" text:visited-style-name="Index_20_Link">The previous.<text:tab/>71</text:a></text:p>
          <text:p text:style-name="P493"><text:a xlink:type="simple" xlink:href="#__RefHeading___Toc34753_4173466481" text:style-name="Index_20_Link" text:visited-style-name="Index_20_Link">Elohim.<text:tab/>71</text:a></text:p>
          <text:p text:style-name="P493"><text:a xlink:type="simple" xlink:href="#__RefHeading___Toc34755_4173466481" text:style-name="Index_20_Link" text:visited-style-name="Index_20_Link">Yeshua.<text:tab/>71</text:a></text:p>
          <text:p text:style-name="P493"><text:a xlink:type="simple" xlink:href="#__RefHeading___Toc28167_16277266591" text:style-name="Index_20_Link" text:visited-style-name="Index_20_Link">Ruakh Hakodesh.<text:tab/>72</text:a></text:p>
          <text:p text:style-name="P493"><text:a xlink:type="simple" xlink:href="#__RefHeading___Toc34757_4173466481" text:style-name="Index_20_Link" text:visited-style-name="Index_20_Link">The Sons of Elohim.<text:tab/>72</text:a></text:p>
          <text:p text:style-name="P493"><text:a xlink:type="simple" xlink:href="#__RefHeading___Toc34759_4173466481" text:style-name="Index_20_Link" text:visited-style-name="Index_20_Link">The Angels.<text:tab/>72</text:a></text:p>
          <text:p text:style-name="P493"><text:a xlink:type="simple" xlink:href="#__RefHeading___Toc34761_4173466481" text:style-name="Index_20_Link" text:visited-style-name="Index_20_Link">The Satan and company.<text:tab/>72</text:a></text:p>
          <text:p text:style-name="P493"><text:a xlink:type="simple" xlink:href="#__RefHeading___Toc34763_4173466481" text:style-name="Index_20_Link" text:visited-style-name="Index_20_Link"><text:soft-page-break/>The Winged Ones.<text:tab/>73</text:a></text:p>
          <text:p text:style-name="P493"><text:a xlink:type="simple" xlink:href="#__RefHeading___Toc34765_4173466481" text:style-name="Index_20_Link" text:visited-style-name="Index_20_Link">The stars.<text:tab/>73</text:a></text:p>
          <text:p text:style-name="P493"><text:a xlink:type="simple" xlink:href="#__RefHeading___Toc34767_4173466481" text:style-name="Index_20_Link" text:visited-style-name="Index_20_Link">A part of the armies of Heaven.<text:tab/>73</text:a></text:p>
          <text:p text:style-name="P493"><text:a xlink:type="simple" xlink:href="#__RefHeading___Toc34769_4173466481" text:style-name="Index_20_Link" text:visited-style-name="Index_20_Link">Heaven of Heavens.<text:tab/>73</text:a></text:p>
          <text:p text:style-name="P492"><text:a xlink:type="simple" xlink:href="#__RefHeading___Toc34771_4173466481" text:style-name="Index_20_Link" text:visited-style-name="Index_20_Link">Consistency.<text:tab/>74</text:a></text:p>
          <text:p text:style-name="P491"><text:a xlink:type="simple" xlink:href="#__RefHeading___Toc34773_4173466481" text:style-name="Index_20_Link" text:visited-style-name="Index_20_Link">Saviour.<text:tab/>74</text:a></text:p>
          <text:p text:style-name="P492"><text:a xlink:type="simple" xlink:href="#__RefHeading___Toc34775_4173466481" text:style-name="Index_20_Link" text:visited-style-name="Index_20_Link">Life.<text:tab/>75</text:a></text:p>
          <text:p text:style-name="P492"><text:a xlink:type="simple" xlink:href="#__RefHeading___Toc34777_4173466481" text:style-name="Index_20_Link" text:visited-style-name="Index_20_Link">Death.<text:tab/>77</text:a></text:p>
          <text:p text:style-name="P492"><text:a xlink:type="simple" xlink:href="#__RefHeading___Toc34779_4173466481" text:style-name="Index_20_Link" text:visited-style-name="Index_20_Link">Liberator.<text:tab/>79</text:a></text:p>
          <text:p text:style-name="P492"><text:a xlink:type="simple" xlink:href="#__RefHeading___Toc34781_4173466481" text:style-name="Index_20_Link" text:visited-style-name="Index_20_Link">Principalities and powers.<text:tab/>80</text:a></text:p>
          <text:p text:style-name="P492"><text:a xlink:type="simple" xlink:href="#__RefHeading___Toc34783_4173466481" text:style-name="Index_20_Link" text:visited-style-name="Index_20_Link">One of two.<text:tab/>84</text:a></text:p>
          <text:p text:style-name="P492"><text:a xlink:type="simple" xlink:href="#__RefHeading___Toc34785_4173466481" text:style-name="Index_20_Link" text:visited-style-name="Index_20_Link">Sleeping.<text:tab/>86</text:a></text:p>
          <text:p text:style-name="P492"><text:a xlink:type="simple" xlink:href="#__RefHeading___Toc34787_4173466481" text:style-name="Index_20_Link" text:visited-style-name="Index_20_Link">Everyone.<text:tab/>87</text:a></text:p>
          <text:p text:style-name="P491"><text:a xlink:type="simple" xlink:href="#__RefHeading___Toc34789_4173466481" text:style-name="Index_20_Link" text:visited-style-name="Index_20_Link">Just.<text:tab/>88</text:a></text:p>
          <text:p text:style-name="P492"><text:a xlink:type="simple" xlink:href="#__RefHeading___Toc34791_4173466481" text:style-name="Index_20_Link" text:visited-style-name="Index_20_Link">Justice.<text:tab/>89</text:a></text:p>
          <text:p text:style-name="P492"><text:a xlink:type="simple" xlink:href="#__RefHeading___Toc34793_4173466481" text:style-name="Index_20_Link" text:visited-style-name="Index_20_Link">The good guy.<text:tab/>90</text:a></text:p>
          <text:p text:style-name="P492"><text:a xlink:type="simple" xlink:href="#__RefHeading___Toc34795_4173466481" text:style-name="Index_20_Link" text:visited-style-name="Index_20_Link">Doing good.<text:tab/>91</text:a></text:p>
          <text:p text:style-name="P492"><text:a xlink:type="simple" xlink:href="#__RefHeading___Toc34797_4173466481" text:style-name="Index_20_Link" text:visited-style-name="Index_20_Link">The bad guys.<text:tab/>92</text:a></text:p>
          <text:p text:style-name="P492"><text:a xlink:type="simple" xlink:href="#__RefHeading___Toc34799_4173466481" text:style-name="Index_20_Link" text:visited-style-name="Index_20_Link">Fire.<text:tab/>94</text:a></text:p>
          <text:p text:style-name="P493"><text:a xlink:type="simple" xlink:href="#__RefHeading___Toc34801_4173466481" text:style-name="Index_20_Link" text:visited-style-name="Index_20_Link">Spiritual.<text:tab/>95</text:a></text:p>
          <text:p text:style-name="P493"><text:a xlink:type="simple" xlink:href="#__RefHeading___Toc34803_4173466481" text:style-name="Index_20_Link" text:visited-style-name="Index_20_Link">Physical.<text:tab/>96</text:a></text:p>
          <text:p text:style-name="P491"><text:a xlink:type="simple" xlink:href="#__RefHeading___Toc34805_4173466481" text:style-name="Index_20_Link" text:visited-style-name="Index_20_Link">All flesh.<text:tab/>98</text:a></text:p>
          <text:p text:style-name="P492"><text:a xlink:type="simple" xlink:href="#__RefHeading___Toc34807_4173466481" text:style-name="Index_20_Link" text:visited-style-name="Index_20_Link">Hell.<text:tab/>98</text:a></text:p>
          <text:p text:style-name="P493"><text:a xlink:type="simple" xlink:href="#__RefHeading___Toc34809_4173466481" text:style-name="Index_20_Link" text:visited-style-name="Index_20_Link">Jesus Christ.<text:tab/>98</text:a></text:p>
          <text:p text:style-name="P494"><text:a xlink:type="simple" xlink:href="#__RefHeading___Toc34811_4173466481" text:style-name="Index_20_Link" text:visited-style-name="Index_20_Link">Hades. Code G86.<text:tab/>99</text:a></text:p>
          <text:p text:style-name="P494"><text:a xlink:type="simple" xlink:href="#__RefHeading___Toc34813_4173466481" text:style-name="Index_20_Link" text:visited-style-name="Index_20_Link">Ge-Henna. Code G1067.<text:tab/>99</text:a></text:p>
          <text:p text:style-name="P492"><text:a xlink:type="simple" xlink:href="#__RefHeading___Toc34815_4173466481" text:style-name="Index_20_Link" text:visited-style-name="Index_20_Link">Sheol. Code H7585.<text:tab/>99</text:a></text:p>
          <text:p text:style-name="P493"><text:a xlink:type="simple" xlink:href="#__RefHeading___Toc34817_4173466481" text:style-name="Index_20_Link" text:visited-style-name="Index_20_Link">Everyone.<text:tab/>100</text:a></text:p>
          <text:p text:style-name="P493"><text:a xlink:type="simple" xlink:href="#__RefHeading___Toc34819_4173466481" text:style-name="Index_20_Link" text:visited-style-name="Index_20_Link">Raise.<text:tab/>100</text:a></text:p>
          <text:p text:style-name="P493"><text:a xlink:type="simple" xlink:href="#__RefHeading___Toc34821_4173466481" text:style-name="Index_20_Link" text:visited-style-name="Index_20_Link">Nothing.<text:tab/>100</text:a></text:p>
          <text:p text:style-name="P493"><text:a xlink:type="simple" xlink:href="#__RefHeading___Toc34823_4173466481" text:style-name="Index_20_Link" text:visited-style-name="Index_20_Link">Different.<text:tab/>101</text:a></text:p>
          <text:p text:style-name="P492"><text:a xlink:type="simple" xlink:href="#__RefHeading___Toc34825_4173466481" text:style-name="Index_20_Link" text:visited-style-name="Index_20_Link">Ge-Henna. Code G1067.<text:tab/>102</text:a></text:p>
          <text:p text:style-name="P493"><text:a xlink:type="simple" xlink:href="#__RefHeading___Toc34827_4173466481" text:style-name="Index_20_Link" text:visited-style-name="Index_20_Link">It's of fire.<text:tab/>102</text:a></text:p>
          <text:p text:style-name="P493"><text:a xlink:type="simple" xlink:href="#__RefHeading___Toc34829_4173466481" text:style-name="Index_20_Link" text:visited-style-name="Index_20_Link">It does not turn off.<text:tab/>102</text:a></text:p>
          <text:p text:style-name="P493"><text:a xlink:type="simple" xlink:href="#__RefHeading___Toc34831_4173466481" text:style-name="Index_20_Link" text:visited-style-name="Index_20_Link">Life.<text:tab/>103</text:a></text:p>
          <text:p text:style-name="P493"><text:a xlink:type="simple" xlink:href="#__RefHeading___Toc34833_4173466481" text:style-name="Index_20_Link" text:visited-style-name="Index_20_Link">God's Kingdom.<text:tab/>103</text:a></text:p>
          <text:p text:style-name="P493"><text:a xlink:type="simple" xlink:href="#__RefHeading___Toc34835_4173466481" text:style-name="Index_20_Link" text:visited-style-name="Index_20_Link">Eternal.<text:tab/>103</text:a></text:p>
          <text:p text:style-name="P493"><text:a xlink:type="simple" xlink:href="#__RefHeading___Toc34837_4173466481" text:style-name="Index_20_Link" text:visited-style-name="Index_20_Link">Everyone.<text:tab/>103</text:a></text:p>
          <text:p text:style-name="P493"><text:a xlink:type="simple" xlink:href="#__RefHeading___Toc34839_4173466481" text:style-name="Index_20_Link" text:visited-style-name="Index_20_Link">Judgment.<text:tab/>103</text:a></text:p>
          <text:p text:style-name="P493"><text:a xlink:type="simple" xlink:href="#__RefHeading___Toc34841_4173466481" text:style-name="Index_20_Link" text:visited-style-name="Index_20_Link">Before.<text:tab/>104</text:a></text:p>
          <text:p text:style-name="P493"><text:a xlink:type="simple" xlink:href="#__RefHeading___Toc34843_4173466481" text:style-name="Index_20_Link" text:visited-style-name="Index_20_Link">Later.<text:tab/>104</text:a></text:p>
          <text:p text:style-name="P493"><text:a xlink:type="simple" xlink:href="#__RefHeading___Toc34845_4173466481" text:style-name="Index_20_Link" text:visited-style-name="Index_20_Link">The worm does not die.<text:tab/>104</text:a></text:p>
          <text:p text:style-name="P493"><text:a xlink:type="simple" xlink:href="#__RefHeading___Toc34847_4173466481" text:style-name="Index_20_Link" text:visited-style-name="Index_20_Link">Destroyer.<text:tab/>104</text:a></text:p>
          <text:p text:style-name="P493"><text:a xlink:type="simple" xlink:href="#__RefHeading___Toc34849_4173466481" text:style-name="Index_20_Link" text:visited-style-name="Index_20_Link">Different.<text:tab/>105</text:a></text:p>
          <text:p text:style-name="P492"><text:a xlink:type="simple" xlink:href="#__RefHeading___Toc34851_4173466481" text:style-name="Index_20_Link" text:visited-style-name="Index_20_Link">Eternal death.<text:tab/>107</text:a></text:p>
          <text:p text:style-name="P492"><text:a xlink:type="simple" xlink:href="#__RefHeading___Toc34853_4173466481" text:style-name="Index_20_Link" text:visited-style-name="Index_20_Link">Eternal punishment.<text:tab/>108</text:a></text:p>
          <text:p text:style-name="P492"><text:a xlink:type="simple" xlink:href="#__RefHeading___Toc34855_4173466481" text:style-name="Index_20_Link" text:visited-style-name="Index_20_Link">Lake of fire.<text:tab/>110</text:a></text:p>
          <text:p text:style-name="P492"><text:a xlink:type="simple" xlink:href="#__RefHeading___Toc34857_4173466481" text:style-name="Index_20_Link" text:visited-style-name="Index_20_Link"><text:soft-page-break/>Excluded.<text:tab/>112</text:a></text:p>
          <text:p text:style-name="P492"><text:a xlink:type="simple" xlink:href="#__RefHeading___Toc34859_4173466481" text:style-name="Index_20_Link" text:visited-style-name="Index_20_Link">The rich and poor Lazarus.<text:tab/>114</text:a></text:p>
          <text:p text:style-name="P492"><text:a xlink:type="simple" xlink:href="#__RefHeading___Toc34861_4173466481" text:style-name="Index_20_Link" text:visited-style-name="Index_20_Link">Free will.<text:tab/>115</text:a></text:p>
          <text:p text:style-name="P492"><text:a xlink:type="simple" xlink:href="#__RefHeading___Toc34863_4173466481" text:style-name="Index_20_Link" text:visited-style-name="Index_20_Link">Bible.<text:tab/>118</text:a></text:p>
          <text:p text:style-name="P493"><text:a xlink:type="simple" xlink:href="#__RefHeading___Toc34865_4173466481" text:style-name="Index_20_Link" text:visited-style-name="Index_20_Link">Adam.<text:tab/>118</text:a></text:p>
          <text:p text:style-name="P493"><text:a xlink:type="simple" xlink:href="#__RefHeading___Toc34867_4173466481" text:style-name="Index_20_Link" text:visited-style-name="Index_20_Link">Abraham.<text:tab/>119</text:a></text:p>
          <text:p text:style-name="P493"><text:a xlink:type="simple" xlink:href="#__RefHeading___Toc34869_4173466481" text:style-name="Index_20_Link" text:visited-style-name="Index_20_Link">Moses.<text:tab/>120</text:a></text:p>
          <text:p text:style-name="P493"><text:a xlink:type="simple" xlink:href="#__RefHeading___Toc34871_4173466481" text:style-name="Index_20_Link" text:visited-style-name="Index_20_Link">Psalmists.<text:tab/>121</text:a></text:p>
          <text:p text:style-name="P493"><text:a xlink:type="simple" xlink:href="#__RefHeading___Toc34873_4173466481" text:style-name="Index_20_Link" text:visited-style-name="Index_20_Link">Isaiah.<text:tab/>123</text:a></text:p>
          <text:p text:style-name="P493"><text:a xlink:type="simple" xlink:href="#__RefHeading___Toc34875_4173466481" text:style-name="Index_20_Link" text:visited-style-name="Index_20_Link">Jeremiah.<text:tab/>124</text:a></text:p>
          <text:p text:style-name="P493"><text:a xlink:type="simple" xlink:href="#__RefHeading___Toc34877_4173466481" text:style-name="Index_20_Link" text:visited-style-name="Index_20_Link">Ezekiel.<text:tab/>125</text:a></text:p>
          <text:p text:style-name="P493"><text:a xlink:type="simple" xlink:href="#__RefHeading___Toc34879_4173466481" text:style-name="Index_20_Link" text:visited-style-name="Index_20_Link">Daniel.<text:tab/>126</text:a></text:p>
          <text:p text:style-name="P493"><text:a xlink:type="simple" xlink:href="#__RefHeading___Toc34881_4173466481" text:style-name="Index_20_Link" text:visited-style-name="Index_20_Link">The 12.<text:tab/>127</text:a></text:p>
          <text:p text:style-name="P493"><text:a xlink:type="simple" xlink:href="#__RefHeading___Toc34883_4173466481" text:style-name="Index_20_Link" text:visited-style-name="Index_20_Link">Jesus Christ.<text:tab/>129</text:a></text:p>
          <text:p text:style-name="P493"><text:a xlink:type="simple" xlink:href="#__RefHeading___Toc34885_4173466481" text:style-name="Index_20_Link" text:visited-style-name="Index_20_Link">Paul.<text:tab/>130</text:a></text:p>
          <text:p text:style-name="P493"><text:a xlink:type="simple" xlink:href="#__RefHeading___Toc34887_4173466481" text:style-name="Index_20_Link" text:visited-style-name="Index_20_Link">Peter.<text:tab/>131</text:a></text:p>
          <text:p text:style-name="P493"><text:a xlink:type="simple" xlink:href="#__RefHeading___Toc34889_4173466481" text:style-name="Index_20_Link" text:visited-style-name="Index_20_Link">John.<text:tab/>133</text:a></text:p>
          <text:p text:style-name="P492"><text:a xlink:type="simple" xlink:href="#__RefHeading___Toc34891_4173466481" text:style-name="Index_20_Link" text:visited-style-name="Index_20_Link">It is written.<text:tab/>133</text:a></text:p>
          <text:p text:style-name="P491"><text:a xlink:type="simple" xlink:href="#__RefHeading___Toc34893_4173466481" text:style-name="Index_20_Link" text:visited-style-name="Index_20_Link">The return.<text:tab/>137</text:a></text:p>
          <text:p text:style-name="P492"><text:a xlink:type="simple" xlink:href="#__RefHeading___Toc34895_4173466481" text:style-name="Index_20_Link" text:visited-style-name="Index_20_Link">Warning.<text:tab/>138</text:a></text:p>
          <text:p text:style-name="P492"><text:a xlink:type="simple" xlink:href="#__RefHeading___Toc34897_4173466481" text:style-name="Index_20_Link" text:visited-style-name="Index_20_Link">Jesus Christ.<text:tab/>139</text:a></text:p>
          <text:p text:style-name="P492"><text:a xlink:type="simple" xlink:href="#__RefHeading___Toc34899_4173466481" text:style-name="Index_20_Link" text:visited-style-name="Index_20_Link">Peace.<text:tab/>140</text:a></text:p>
          <text:p text:style-name="P492"><text:a xlink:type="simple" xlink:href="#__RefHeading___Toc34901_4173466481" text:style-name="Index_20_Link" text:visited-style-name="Index_20_Link">Temple.<text:tab/>141</text:a></text:p>
          <text:p text:style-name="P492"><text:a xlink:type="simple" xlink:href="#__RefHeading___Toc34903_4173466481" text:style-name="Index_20_Link" text:visited-style-name="Index_20_Link">A thousand years.<text:tab/>142</text:a></text:p>
          <text:p text:style-name="P492"><text:a xlink:type="simple" xlink:href="#__RefHeading___Toc34905_4173466481" text:style-name="Index_20_Link" text:visited-style-name="Index_20_Link">144,000<text:tab/>144</text:a></text:p>
          <text:p text:style-name="P492"><text:a xlink:type="simple" xlink:href="#__RefHeading___Toc34907_4173466481" text:style-name="Index_20_Link" text:visited-style-name="Index_20_Link">God's Wrath.<text:tab/>147</text:a></text:p>
          <text:p text:style-name="P492"><text:a xlink:type="simple" xlink:href="#__RefHeading___Toc34909_4173466481" text:style-name="Index_20_Link" text:visited-style-name="Index_20_Link">Caught up.<text:tab/>150</text:a></text:p>
          <text:p text:style-name="P492"><text:a xlink:type="simple" xlink:href="#__RefHeading___Toc34911_4173466481" text:style-name="Index_20_Link" text:visited-style-name="Index_20_Link">Great Tribulation.<text:tab/>152</text:a></text:p>
          <text:p text:style-name="P492"><text:a xlink:type="simple" xlink:href="#__RefHeading___Toc34913_4173466481" text:style-name="Index_20_Link" text:visited-style-name="Index_20_Link">The Abomination of Desolation.<text:tab/>155</text:a></text:p>
          <text:p text:style-name="P493"><text:a xlink:type="simple" xlink:href="#__RefHeading___Toc34915_4173466481" text:style-name="Index_20_Link" text:visited-style-name="Index_20_Link">The final moment.<text:tab/>156</text:a></text:p>
          <text:p text:style-name="P493"><text:a xlink:type="simple" xlink:href="#__RefHeading___Toc34917_4173466481" text:style-name="Index_20_Link" text:visited-style-name="Index_20_Link">70 Weeks.<text:tab/>158</text:a></text:p>
          <text:p text:style-name="P493"><text:a xlink:type="simple" xlink:href="#__RefHeading___Toc34919_4173466481" text:style-name="Index_20_Link" text:visited-style-name="Index_20_Link">North and south.<text:tab/>159</text:a></text:p>
          <text:p text:style-name="P492"><text:a xlink:type="simple" xlink:href="#__RefHeading___Toc34921_4173466481" text:style-name="Index_20_Link" text:visited-style-name="Index_20_Link">Israel.<text:tab/>160</text:a></text:p>
          <text:p text:style-name="P492"><text:a xlink:type="simple" xlink:href="#__RefHeading___Toc34923_4173466481" text:style-name="Index_20_Link" text:visited-style-name="Index_20_Link">Details.<text:tab/>164</text:a></text:p>
          <text:p text:style-name="P493"><text:a xlink:type="simple" xlink:href="#__RefHeading___Toc34925_4173466481" text:style-name="Index_20_Link" text:visited-style-name="Index_20_Link">Delivery.<text:tab/>164</text:a></text:p>
          <text:p text:style-name="P493"><text:a xlink:type="simple" xlink:href="#__RefHeading___Toc34927_4173466481" text:style-name="Index_20_Link" text:visited-style-name="Index_20_Link">7 messengers.<text:tab/>166</text:a></text:p>
          <text:p text:style-name="P493"><text:a xlink:type="simple" xlink:href="#__RefHeading___Toc34929_4173466481" text:style-name="Index_20_Link" text:visited-style-name="Index_20_Link">Babylon.<text:tab/>166</text:a></text:p>
          <text:p text:style-name="P492"><text:a xlink:type="simple" xlink:href="#__RefHeading___Toc34931_4173466481" text:style-name="Index_20_Link" text:visited-style-name="Index_20_Link">Reign.<text:tab/>167</text:a></text:p>
          <text:p text:style-name="P489"><text:a xlink:type="simple" xlink:href="#__RefHeading___Toc34933_4173466481" text:style-name="Index_20_Link" text:visited-style-name="Index_20_Link">PART 3. PERIPHERY.<text:tab/>168</text:a></text:p>
          <text:p text:style-name="P490"><text:a xlink:type="simple" xlink:href="#__RefHeading___Toc34935_4173466481" text:style-name="Index_20_Link" text:visited-style-name="Index_20_Link">Beliefs.<text:tab/>169</text:a></text:p>
          <text:p text:style-name="P492"><text:a xlink:type="simple" xlink:href="#__RefHeading___Toc34937_4173466481" text:style-name="Index_20_Link" text:visited-style-name="Index_20_Link">Principles.<text:tab/>169</text:a></text:p>
          <text:p text:style-name="P492"><text:a xlink:type="simple" xlink:href="#__RefHeading___Toc34939_4173466481" text:style-name="Index_20_Link" text:visited-style-name="Index_20_Link">Evidence.<text:tab/>170</text:a></text:p>
          <text:p text:style-name="P491"><text:a xlink:type="simple" xlink:href="#__RefHeading___Toc34941_4173466481" text:style-name="Index_20_Link" text:visited-style-name="Index_20_Link">The Truth.<text:tab/>170</text:a></text:p>
          <text:p text:style-name="P492"><text:a xlink:type="simple" xlink:href="#__RefHeading___Toc34943_4173466481" text:style-name="Index_20_Link" text:visited-style-name="Index_20_Link">The search.<text:tab/>171</text:a></text:p>
          <text:p text:style-name="P491"><text:a xlink:type="simple" xlink:href="#__RefHeading___Toc34945_4173466481" text:style-name="Index_20_Link" text:visited-style-name="Index_20_Link">Supernatural.<text:tab/>172</text:a></text:p>
          <text:p text:style-name="P491"><text:a xlink:type="simple" xlink:href="#__RefHeading___Toc34947_4173466481" text:style-name="Index_20_Link" text:visited-style-name="Index_20_Link">Science.<text:tab/>173</text:a></text:p>
          <text:p text:style-name="P491"><text:a xlink:type="simple" xlink:href="#__RefHeading___Toc34949_4173466481" text:style-name="Index_20_Link" text:visited-style-name="Index_20_Link"><text:soft-page-break/>Distances.<text:tab/>175</text:a></text:p>
          <text:p text:style-name="P491"><text:a xlink:type="simple" xlink:href="#__RefHeading___Toc34951_4173466481" text:style-name="Index_20_Link" text:visited-style-name="Index_20_Link">Redshift.<text:tab/>178</text:a></text:p>
          <text:p text:style-name="P491"><text:a xlink:type="simple" xlink:href="#__RefHeading___Toc34953_4173466481" text:style-name="Index_20_Link" text:visited-style-name="Index_20_Link">Radioactive.<text:tab/>179</text:a></text:p>
          <text:p text:style-name="P491"><text:a xlink:type="simple" xlink:href="#__RefHeading___Toc34955_4173466481" text:style-name="Index_20_Link" text:visited-style-name="Index_20_Link">Helium.<text:tab/>182</text:a></text:p>
          <text:p text:style-name="P491"><text:a xlink:type="simple" xlink:href="#__RefHeading___Toc34957_4173466481" text:style-name="Index_20_Link" text:visited-style-name="Index_20_Link">Factories.<text:tab/>183</text:a></text:p>
          <text:p text:style-name="P491"><text:a xlink:type="simple" xlink:href="#__RefHeading___Toc34959_4173466481" text:style-name="Index_20_Link" text:visited-style-name="Index_20_Link">Monomers.<text:tab/>185</text:a></text:p>
          <text:p text:style-name="P492"><text:a xlink:type="simple" xlink:href="#__RefHeading___Toc34961_4173466481" text:style-name="Index_20_Link" text:visited-style-name="Index_20_Link">The letters.<text:tab/>186</text:a></text:p>
          <text:p text:style-name="P492"><text:a xlink:type="simple" xlink:href="#__RefHeading___Toc34963_4173466481" text:style-name="Index_20_Link" text:visited-style-name="Index_20_Link">Gloves.<text:tab/>187</text:a></text:p>
          <text:p text:style-name="P492"><text:a xlink:type="simple" xlink:href="#__RefHeading___Toc34965_4173466481" text:style-name="Index_20_Link" text:visited-style-name="Index_20_Link">Reactions.<text:tab/>187</text:a></text:p>
          <text:p text:style-name="P492"><text:a xlink:type="simple" xlink:href="#__RefHeading___Toc34967_4173466481" text:style-name="Index_20_Link" text:visited-style-name="Index_20_Link">Easy.<text:tab/>188</text:a></text:p>
          <text:p text:style-name="P491"><text:a xlink:type="simple" xlink:href="#__RefHeading___Toc34969_4173466481" text:style-name="Index_20_Link" text:visited-style-name="Index_20_Link">Polymers.<text:tab/>189</text:a></text:p>
          <text:p text:style-name="P491"><text:a xlink:type="simple" xlink:href="#__RefHeading___Toc34971_4173466481" text:style-name="Index_20_Link" text:visited-style-name="Index_20_Link">Programmer.<text:tab/>191</text:a></text:p>
          <text:p text:style-name="P491"><text:a xlink:type="simple" xlink:href="#__RefHeading___Toc34973_4173466481" text:style-name="Index_20_Link" text:visited-style-name="Index_20_Link">The tale of the frog.<text:tab/>193</text:a></text:p>
          <text:p text:style-name="P491"><text:a xlink:type="simple" xlink:href="#__RefHeading___Toc34975_4173466481" text:style-name="Index_20_Link" text:visited-style-name="Index_20_Link">Trees.<text:tab/>195</text:a></text:p>
          <text:p text:style-name="P491"><text:a xlink:type="simple" xlink:href="#__RefHeading___Toc34977_4173466481" text:style-name="Index_20_Link" text:visited-style-name="Index_20_Link">Coal.<text:tab/>196</text:a></text:p>
          <text:p text:style-name="P491"><text:a xlink:type="simple" xlink:href="#__RefHeading___Toc34979_4173466481" text:style-name="Index_20_Link" text:visited-style-name="Index_20_Link">Tectonics.<text:tab/>197</text:a></text:p>
          <text:p text:style-name="P492"><text:a xlink:type="simple" xlink:href="#__RefHeading___Toc34981_4173466481" text:style-name="Index_20_Link" text:visited-style-name="Index_20_Link">Trenches.<text:tab/>199</text:a></text:p>
          <text:p text:style-name="P491"><text:a xlink:type="simple" xlink:href="#__RefHeading___Toc34983_4173466481" text:style-name="Index_20_Link" text:visited-style-name="Index_20_Link">Ridges.<text:tab/>200</text:a></text:p>
          <text:p text:style-name="P491"><text:a xlink:type="simple" xlink:href="#__RefHeading___Toc34985_4173466481" text:style-name="Index_20_Link" text:visited-style-name="Index_20_Link">Hydroplates.<text:tab/>201</text:a></text:p>
          <text:p text:style-name="P492"><text:a xlink:type="simple" xlink:href="#__RefHeading___Toc34987_4173466481" text:style-name="Index_20_Link" text:visited-style-name="Index_20_Link">Another story.<text:tab/>201</text:a></text:p>
          <text:p text:style-name="P492"><text:a xlink:type="simple" xlink:href="#__RefHeading___Toc34989_4173466481" text:style-name="Index_20_Link" text:visited-style-name="Index_20_Link">Conditions.<text:tab/>202</text:a></text:p>
          <text:p text:style-name="P492"><text:a xlink:type="simple" xlink:href="#__RefHeading___Toc34991_4173466481" text:style-name="Index_20_Link" text:visited-style-name="Index_20_Link">The process.<text:tab/>203</text:a></text:p>
          <text:p text:style-name="P492"><text:a xlink:type="simple" xlink:href="#__RefHeading___Toc34993_4173466481" text:style-name="Index_20_Link" text:visited-style-name="Index_20_Link">In two.<text:tab/>203</text:a></text:p>
          <text:p text:style-name="P492"><text:a xlink:type="simple" xlink:href="#__RefHeading___Toc34995_4173466481" text:style-name="Index_20_Link" text:visited-style-name="Index_20_Link">A comparison.<text:tab/>204</text:a></text:p>
          <text:p text:style-name="P492"><text:a xlink:type="simple" xlink:href="#__RefHeading___Toc34997_4173466481" text:style-name="Index_20_Link" text:visited-style-name="Index_20_Link">Rupture Phase.<text:tab/>205</text:a></text:p>
          <text:p text:style-name="P493"><text:a xlink:type="simple" xlink:href="#__RefHeading___Toc34999_4173466481" text:style-name="Index_20_Link" text:visited-style-name="Index_20_Link">Water.<text:tab/>205</text:a></text:p>
          <text:p text:style-name="P493"><text:a xlink:type="simple" xlink:href="#__RefHeading___Toc35001_4173466481" text:style-name="Index_20_Link" text:visited-style-name="Index_20_Link">Objects.<text:tab/>206</text:a></text:p>
          <text:p text:style-name="P492"><text:a xlink:type="simple" xlink:href="#__RefHeading___Toc35003_4173466481" text:style-name="Index_20_Link" text:visited-style-name="Index_20_Link">Flood Phase.<text:tab/>206</text:a></text:p>
          <text:p text:style-name="P493"><text:a xlink:type="simple" xlink:href="#__RefHeading___Toc35005_4173466481" text:style-name="Index_20_Link" text:visited-style-name="Index_20_Link">Hail.<text:tab/>206</text:a></text:p>
          <text:p text:style-name="P493"><text:a xlink:type="simple" xlink:href="#__RefHeading___Toc35007_4173466481" text:style-name="Index_20_Link" text:visited-style-name="Index_20_Link">Discharges.<text:tab/>207</text:a></text:p>
          <text:p text:style-name="P493"><text:a xlink:type="simple" xlink:href="#__RefHeading___Toc35009_4173466481" text:style-name="Index_20_Link" text:visited-style-name="Index_20_Link">Strata.<text:tab/>207</text:a></text:p>
          <text:p text:style-name="P492"><text:a xlink:type="simple" xlink:href="#__RefHeading___Toc35011_4173466481" text:style-name="Index_20_Link" text:visited-style-name="Index_20_Link">Drift Phase.<text:tab/>208</text:a></text:p>
          <text:p text:style-name="P493"><text:a xlink:type="simple" xlink:href="#__RefHeading___Toc35013_4173466481" text:style-name="Index_20_Link" text:visited-style-name="Index_20_Link">Ridge.<text:tab/>208</text:a></text:p>
          <text:p text:style-name="P493"><text:a xlink:type="simple" xlink:href="#__RefHeading___Toc35015_4173466481" text:style-name="Index_20_Link" text:visited-style-name="Index_20_Link">Magnetic.<text:tab/>208</text:a></text:p>
          <text:p text:style-name="P493"><text:a xlink:type="simple" xlink:href="#__RefHeading___Toc35017_4173466481" text:style-name="Index_20_Link" text:visited-style-name="Index_20_Link">Separated.<text:tab/>209</text:a></text:p>
          <text:p text:style-name="P492"><text:a xlink:type="simple" xlink:href="#__RefHeading___Toc35019_4173466481" text:style-name="Index_20_Link" text:visited-style-name="Index_20_Link">Recovery Phase.<text:tab/>209</text:a></text:p>
          <text:p text:style-name="P493"><text:a xlink:type="simple" xlink:href="#__RefHeading___Toc35021_4173466481" text:style-name="Index_20_Link" text:visited-style-name="Index_20_Link">Magma.<text:tab/>209</text:a></text:p>
          <text:p text:style-name="P493"><text:a xlink:type="simple" xlink:href="#__RefHeading___Toc35023_4173466481" text:style-name="Index_20_Link" text:visited-style-name="Index_20_Link">Earthquakes.<text:tab/>210</text:a></text:p>
          <text:p text:style-name="P493"><text:a xlink:type="simple" xlink:href="#__RefHeading___Toc35025_4173466481" text:style-name="Index_20_Link" text:visited-style-name="Index_20_Link">Field.<text:tab/>210</text:a></text:p>
          <text:p text:style-name="P493"><text:a xlink:type="simple" xlink:href="#__RefHeading___Toc35027_4173466481" text:style-name="Index_20_Link" text:visited-style-name="Index_20_Link">Bulging and Sinking.<text:tab/>210</text:a></text:p>
          <text:p text:style-name="P493"><text:a xlink:type="simple" xlink:href="#__RefHeading___Toc35029_4173466481" text:style-name="Index_20_Link" text:visited-style-name="Index_20_Link">Trenches.<text:tab/>211</text:a></text:p>
          <text:p text:style-name="P493"><text:a xlink:type="simple" xlink:href="#__RefHeading___Toc35031_4173466481" text:style-name="Index_20_Link" text:visited-style-name="Index_20_Link">Moutains.<text:tab/>211</text:a></text:p>
          <text:p text:style-name="P493"><text:a xlink:type="simple" xlink:href="#__RefHeading___Toc35033_4173466481" text:style-name="Index_20_Link" text:visited-style-name="Index_20_Link">Unconformities.<text:tab/>211</text:a></text:p>
          <text:p text:style-name="P493"><text:a xlink:type="simple" xlink:href="#__RefHeading___Toc35035_4173466481" text:style-name="Index_20_Link" text:visited-style-name="Index_20_Link">Hydrocarbs.<text:tab/>212</text:a></text:p>
          <text:p text:style-name="P493"><text:a xlink:type="simple" xlink:href="#__RefHeading___Toc35037_4173466481" text:style-name="Index_20_Link" text:visited-style-name="Index_20_Link">Canyons.<text:tab/>212</text:a></text:p>
          <text:p text:style-name="P493"><text:a xlink:type="simple" xlink:href="#__RefHeading___Toc35039_4173466481" text:style-name="Index_20_Link" text:visited-style-name="Index_20_Link">Plateaus.<text:tab/>213</text:a></text:p>
          <text:p text:style-name="P493"><text:a xlink:type="simple" xlink:href="#__RefHeading___Toc35041_4173466481" text:style-name="Index_20_Link" text:visited-style-name="Index_20_Link">Butte.<text:tab/>213</text:a></text:p>
          <text:p text:style-name="P493"><text:a xlink:type="simple" xlink:href="#__RefHeading___Toc35043_4173466481" text:style-name="Index_20_Link" text:visited-style-name="Index_20_Link"><text:soft-page-break/>Latitude rotation.<text:tab/>213</text:a></text:p>
          <text:p text:style-name="P493"><text:a xlink:type="simple" xlink:href="#__RefHeading___Toc35045_4173466481" text:style-name="Index_20_Link" text:visited-style-name="Index_20_Link">Meridian 90.<text:tab/>214</text:a></text:p>
          <text:p text:style-name="P493"><text:a xlink:type="simple" xlink:href="#__RefHeading___Toc35047_4173466481" text:style-name="Index_20_Link" text:visited-style-name="Index_20_Link">Continues.<text:tab/>214</text:a></text:p>
          <text:p text:style-name="P492"><text:a xlink:type="simple" xlink:href="#__RefHeading___Toc35049_4173466481" text:style-name="Index_20_Link" text:visited-style-name="Index_20_Link">Differences.<text:tab/>214</text:a></text:p>
          <text:p text:style-name="P491"><text:a xlink:type="simple" xlink:href="#__RefHeading___Toc35051_4173466481" text:style-name="Index_20_Link" text:visited-style-name="Index_20_Link">The couple.<text:tab/>217</text:a></text:p>
          <text:p text:style-name="P492"><text:a xlink:type="simple" xlink:href="#__RefHeading___Toc35053_4173466481" text:style-name="Index_20_Link" text:visited-style-name="Index_20_Link">Reproduction.<text:tab/>217</text:a></text:p>
          <text:p text:style-name="P492"><text:a xlink:type="simple" xlink:href="#__RefHeading___Toc35055_4173466481" text:style-name="Index_20_Link" text:visited-style-name="Index_20_Link">No cheating.<text:tab/>218</text:a></text:p>
          <text:p text:style-name="P491"><text:a xlink:type="simple" xlink:href="#__RefHeading___Toc35057_4173466481" text:style-name="Index_20_Link" text:visited-style-name="Index_20_Link">Dinosaurs.<text:tab/>218</text:a></text:p>
          <text:p text:style-name="P492"><text:a xlink:type="simple" xlink:href="#__RefHeading___Toc35059_4173466481" text:style-name="Index_20_Link" text:visited-style-name="Index_20_Link">Biblical.<text:tab/>220</text:a></text:p>
          <text:p text:style-name="P491"><text:a xlink:type="simple" xlink:href="#__RefHeading___Toc35061_4173466481" text:style-name="Index_20_Link" text:visited-style-name="Index_20_Link">Taxonomy.<text:tab/>221</text:a></text:p>
          <text:p text:style-name="P492"><text:a xlink:type="simple" xlink:href="#__RefHeading___Toc35063_4173466481" text:style-name="Index_20_Link" text:visited-style-name="Index_20_Link">18th century.<text:tab/>221</text:a></text:p>
          <text:p text:style-name="P492"><text:a xlink:type="simple" xlink:href="#__RefHeading___Toc35065_4173466481" text:style-name="Index_20_Link" text:visited-style-name="Index_20_Link">Biblical.<text:tab/>222</text:a></text:p>
          <text:p text:style-name="P492"><text:a xlink:type="simple" xlink:href="#__RefHeading___Toc35067_4173466481" text:style-name="Index_20_Link" text:visited-style-name="Index_20_Link">Few.<text:tab/>223</text:a></text:p>
          <text:p text:style-name="P492"><text:a xlink:type="simple" xlink:href="#__RefHeading___Toc35069_4173466481" text:style-name="Index_20_Link" text:visited-style-name="Index_20_Link">Adaptation.<text:tab/>223</text:a></text:p>
          <text:p text:style-name="P491"><text:a xlink:type="simple" xlink:href="#__RefHeading___Toc35071_4173466481" text:style-name="Index_20_Link" text:visited-style-name="Index_20_Link">Noah's Ark.<text:tab/>224</text:a></text:p>
          <text:p text:style-name="P492"><text:a xlink:type="simple" xlink:href="#__RefHeading___Toc35073_4173466481" text:style-name="Index_20_Link" text:visited-style-name="Index_20_Link">1948.<text:tab/>224</text:a></text:p>
          <text:p text:style-name="P492"><text:a xlink:type="simple" xlink:href="#__RefHeading___Toc35075_4173466481" text:style-name="Index_20_Link" text:visited-style-name="Index_20_Link">2014.<text:tab/>225</text:a></text:p>
          <text:p text:style-name="P492"><text:a xlink:type="simple" xlink:href="#__RefHeading___Toc35077_4173466481" text:style-name="Index_20_Link" text:visited-style-name="Index_20_Link">The facts.<text:tab/>225</text:a></text:p>
          <text:p text:style-name="P492"><text:a xlink:type="simple" xlink:href="#__RefHeading___Toc35079_4173466481" text:style-name="Index_20_Link" text:visited-style-name="Index_20_Link">Logistics.<text:tab/>226</text:a></text:p>
          <text:p text:style-name="P492"><text:a xlink:type="simple" xlink:href="#__RefHeading___Toc35081_4173466481" text:style-name="Index_20_Link" text:visited-style-name="Index_20_Link">First thing's first.<text:tab/>227</text:a></text:p>
          <text:p text:style-name="P491"><text:a xlink:type="simple" xlink:href="#__RefHeading___Toc35083_4173466481" text:style-name="Index_20_Link" text:visited-style-name="Index_20_Link">History.<text:tab/>228</text:a></text:p>
          <text:p text:style-name="P491"><text:a xlink:type="simple" xlink:href="#__RefHeading___Toc35085_4173466481" text:style-name="Index_20_Link" text:visited-style-name="Index_20_Link">The Column.<text:tab/>231</text:a></text:p>
          <text:p text:style-name="P491"><text:a xlink:type="simple" xlink:href="#__RefHeading___Toc35087_4173466481" text:style-name="Index_20_Link" text:visited-style-name="Index_20_Link">Genealogies.<text:tab/>232</text:a></text:p>
          <text:p text:style-name="P491"><text:a xlink:type="simple" xlink:href="#__RefHeading___Toc35089_4173466481" text:style-name="Index_20_Link" text:visited-style-name="Index_20_Link">Eridu.<text:tab/>236</text:a></text:p>
          <text:p text:style-name="P491"><text:a xlink:type="simple" xlink:href="#__RefHeading___Toc35091_4173466481" text:style-name="Index_20_Link" text:visited-style-name="Index_20_Link">Monumental Egypt.<text:tab/>238</text:a></text:p>
          <text:p text:style-name="P491"><text:a xlink:type="simple" xlink:href="#__RefHeading___Toc35093_4173466481" text:style-name="Index_20_Link" text:visited-style-name="Index_20_Link">Ur.<text:tab/>242</text:a></text:p>
          <text:p text:style-name="P491"><text:a xlink:type="simple" xlink:href="#__RefHeading___Toc35095_4173466481" text:style-name="Index_20_Link" text:visited-style-name="Index_20_Link">Sodoma and Gomorra.<text:tab/>244</text:a></text:p>
          <text:p text:style-name="P491"><text:a xlink:type="simple" xlink:href="#__RefHeading___Toc35097_4173466481" text:style-name="Index_20_Link" text:visited-style-name="Index_20_Link">Imhotep.<text:tab/>246</text:a></text:p>
          <text:p text:style-name="P491"><text:a xlink:type="simple" xlink:href="#__RefHeading___Toc35099_4173466481" text:style-name="Index_20_Link" text:visited-style-name="Index_20_Link">Nuweiba.<text:tab/>248</text:a></text:p>
          <text:p text:style-name="P491"><text:a xlink:type="simple" xlink:href="#__RefHeading___Toc35101_4173466481" text:style-name="Index_20_Link" text:visited-style-name="Index_20_Link">Jabal-Maqla.<text:tab/>250</text:a></text:p>
          <text:p text:style-name="P491"><text:a xlink:type="simple" xlink:href="#__RefHeading___Toc35103_4173466481" text:style-name="Index_20_Link" text:visited-style-name="Index_20_Link">Synchronizing Egypt.<text:tab/>252</text:a></text:p>
          <text:p text:style-name="P491"><text:a xlink:type="simple" xlink:href="#__RefHeading___Toc35105_4173466481" text:style-name="Index_20_Link" text:visited-style-name="Index_20_Link">Probability.<text:tab/>259</text:a></text:p>
          <text:p text:style-name="P492"><text:a xlink:type="simple" xlink:href="#__RefHeading___Toc35107_4173466481" text:style-name="Index_20_Link" text:visited-style-name="Index_20_Link">Fundamental probability.<text:tab/>259</text:a></text:p>
          <text:p text:style-name="P492"><text:a xlink:type="simple" xlink:href="#__RefHeading___Toc35109_4173466481" text:style-name="Index_20_Link" text:visited-style-name="Index_20_Link">Statistical probability.<text:tab/>260</text:a></text:p>
          <text:p text:style-name="P492"><text:a xlink:type="simple" xlink:href="#__RefHeading___Toc35111_4173466481" text:style-name="Index_20_Link" text:visited-style-name="Index_20_Link">Creations.<text:tab/>261</text:a></text:p>
          <text:p text:style-name="P492"><text:a xlink:type="simple" xlink:href="#__RefHeading___Toc35113_4173466481" text:style-name="Index_20_Link" text:visited-style-name="Index_20_Link">Quantum.<text:tab/>262</text:a></text:p>
          <text:p text:style-name="P492"><text:a xlink:type="simple" xlink:href="#__RefHeading___Toc35115_4173466481" text:style-name="Index_20_Link" text:visited-style-name="Index_20_Link">Popular.<text:tab/>262</text:a></text:p>
          <text:p text:style-name="P491"><text:a xlink:type="simple" xlink:href="#__RefHeading___Toc35117_4173466481" text:style-name="Index_20_Link" text:visited-style-name="Index_20_Link">Gravely absurd.<text:tab/>263</text:a></text:p>
          <text:p text:style-name="P491"><text:a xlink:type="simple" xlink:href="#__RefHeading___Toc35119_4173466481" text:style-name="Index_20_Link" text:visited-style-name="Index_20_Link">Fields.<text:tab/>266</text:a></text:p>
          <text:p text:style-name="P491"><text:a xlink:type="simple" xlink:href="#__RefHeading___Toc35121_4173466481" text:style-name="Index_20_Link" text:visited-style-name="Index_20_Link">Extraterrestrial.<text:tab/>268</text:a></text:p>
          <text:p text:style-name="P491"><text:a xlink:type="simple" xlink:href="#__RefHeading___Toc35123_4173466481" text:style-name="Index_20_Link" text:visited-style-name="Index_20_Link">Determinism.<text:tab/>271</text:a></text:p>
          <text:p text:style-name="P489"><text:a xlink:type="simple" xlink:href="#__RefHeading___Toc35125_4173466481" text:style-name="Index_20_Link" text:visited-style-name="Index_20_Link">PART 4. TESTIMONY.<text:tab/>274</text:a></text:p>
          <text:p text:style-name="P490"><text:a xlink:type="simple" xlink:href="#__RefHeading___Toc35127_4173466481" text:style-name="Index_20_Link" text:visited-style-name="Index_20_Link">My testimony.<text:tab/>275</text:a></text:p>
          <text:p text:style-name="P491"><text:a xlink:type="simple" xlink:href="#__RefHeading___Toc35129_4173466481" text:style-name="Index_20_Link" text:visited-style-name="Index_20_Link">And you?<text:tab/>281</text:a></text:p>
        </text:index-body>
      </text:table-of-content>
      <text:p text:style-name="Text_20_body"/>
      <text:p text:style-name="Text_20_body"><text:soft-page-break/></text:p>
      <text:p text:style-name="Standard"/>
      <text:p text:style-name="Standard"/>
      <text:p text:style-name="Standard"/>
      <text:p text:style-name="Standard"/>
      <text:p text:style-name="Standard"/>
      <text:p text:style-name="Standard"/>
      <text:p text:style-name="Standard"/>
      <text:h text:style-name="P509" text:outline-level="1"><text:bookmark-start text:name="__RefHeading___Toc34599_4173466481"/>PART 1. INTRODUCTION.<text:bookmark-end text:name="__RefHeading___Toc34599_4173466481"/></text:h>
      <text:p text:style-name="Text_20_body"/>
      <text:h text:style-name="P510" text:outline-level="2"><text:bookmark-start text:name="__RefHeading___Toc34601_4173466481"/>Introduction.<text:bookmark-end text:name="__RefHeading___Toc34601_4173466481"/></text:h>
      <text:h text:style-name="P512" text:outline-level="3"><text:bookmark-start text:name="__RefHeading___Toc34603_4173466481"/><text:span text:style-name="T1488">Goal</text:span>.<text:bookmark-end text:name="__RefHeading___Toc34603_4173466481"/></text:h>
      <text:p text:style-name="Text_20_body">Hello, my name is José Luis Quiroga Beltrán, the goal of this presentation is to give you some good news and others that do not seem so good.</text:p>
      <text:p text:style-name="P4">I love Logic. I love Truth. I love Life. I love Freedom. I love Justice. I hope to be faithful to them throughout this presentation. And show the arguments, concepts, evidence, and how that love <text:span text:style-name="T293">guide</text:span> me, made me love, Yeshua, my Father, his Spirit and the set of texts commonly known by the name of <text:span text:style-name="T293">T</text:span>he bible.</text:p>
      <text:p text:style-name="P4">So this presentation is also an invitation for you to research, study, read, analyze those arguments, concepts, evidence, historical sources, on your own and come to your own conclusions. And in a particular and <text:span text:style-name="T293">in a </text:span>special way, an invitation to do this with the texts known as <text:span text:style-name="T293">T</text:span>he bible.</text:p>
      <text:h text:style-name="P512" text:outline-level="3"><text:bookmark-start text:name="__RefHeading___Toc34605_4173466481"/><text:span text:style-name="T293">Warning</text:span>.<text:bookmark-end text:name="__RefHeading___Toc34605_4173466481"/></text:h>
      <text:p text:style-name="Text_20_body">As a warning, I must say that throughout this presentation, and with the sole intention of making communication more effective: I am going to use any resource of <text:span text:style-name="T293">acting</text:span> that <text:span text:style-name="T293">seems</text:span> appropriate.</text:p>
      <text:p text:style-name="P5">I'm going to act this presentation. I will emphasize <text:span text:style-name="T293">at </text:span>different times and in different ways. I will repeat, I will clarify, I will raise the tone of voice. I will seem excited, angry, sarcastic, mocking, sad, happy. I'm going to sing, I'm going to pray, I'm going to read the <text:span text:style-name="T293">bible</text:span>, I am going to dance, I am going to do what <text:span text:style-name="T293">ever </text:span>I consider necessary to communicate what I want to communicate. The goal is not just to keep <text:span text:style-name="T293">your</text:span> attention. It is communicate an idea.</text:p>
      <text:p text:style-name="P4">I hope to achieve my goal.</text:p>
      <text:p text:style-name="P4">For example, at any time I can close my eyes, raise my head and hands and say something like:</text:p>
      <text:p text:style-name="P344">Heavenly Father, I ask you in the name that is above all names, in the name of your son Jesus Christ, of Yeshua Hamashiakh, that you give me the wisdom, grace and power to communicate news effectively. <text:span text:style-name="T293">That</text:span> <text:span text:style-name="T293">to the people who </text:span><text:span text:style-name="T1489">watch</text:span><text:span text:style-name="T293"> this presentation you open </text:span><text:soft-page-break/><text:span text:style-name="T293">the</text:span><text:span text:style-name="T1489">ir</text:span><text:span text:style-name="T293"> eyes </text:span>so they can see and <text:span text:style-name="T293">their </text:span>ears so they can hear. That you drag them to your son Jesus Christ and the truth of <text:span text:style-name="T1">your</text:span> story in <text:span text:style-name="T1">the</text:span> story and <text:span text:style-name="T1">m</text:span><text:span text:style-name="T2">y</text:span> history.</text:p>
      <text:p text:style-name="P4">Or <text:span text:style-name="T293">I</text:span> <text:span text:style-name="T295">might</text:span> start singing at any time:</text:p>
      <text:p text:style-name="P344">Our hearts they are, <text:span text:style-name="T1489">completely i</text:span>nsatiable.</text:p>
      <text:p text:style-name="P5">Don't worry, I'm not going to convince you that the bible is true. I can not do <text:span text:style-name="T293">that</text:span>. What I am going to do is quote and read the verses of the <text:span text:style-name="T295">bible</text:span> that I consider necessary to communicate what I want communicate. And let Logic and Life <text:span text:style-name="T293">themselves</text:span>, at the right <text:span text:style-name="T295">time</text:span>, reveal the Truth in your mind, in your heart, and in <text:span text:style-name="T293">your whole</text:span> person.</text:p>
      <text:p text:style-name="P4">You <text:span text:style-name="T294">have been</text:span> warned.</text:p>
      <text:h text:style-name="P512" text:outline-level="3"><text:bookmark-start text:name="__RefHeading___Toc34607_4173466481"/>Questions.<text:bookmark-end text:name="__RefHeading___Toc34607_4173466481"/></text:h>
      <text:p text:style-name="Text_20_body">If someone says "I believe in the bible and I believe in science", or "I believe in the <text:span text:style-name="T295">bible</text:span> and I believe in <text:span text:style-name="T295">T</text:span>ruth”, or “I believe in the <text:span text:style-name="T295">bible</text:span> and I believe in logic”, depending on the person listening to it, it is very easy to think that said person <text:span text:style-name="T295">either </text:span>do<text:span text:style-name="T295">es not </text:span>know much about one, or do<text:span text:style-name="T295">es not</text:span> know much about the other, or <text:span text:style-name="T295">he </text:span>live<text:span text:style-name="T295">s</text:span> in permanent contradiction and does not care.</text:p>
      <text:p text:style-name="P4">This is because when you know something about the bible, something about science and something about logic, at least that which is learned in school, at university, and in the media, <text:span text:style-name="T295">m</text:span>any questions <text:span text:style-name="T295">araise</text:span>:</text:p>
      <text:p text:style-name="P4">If the universe is 6<text:span text:style-name="T295">000</text:span> years old, the time that has passed since Creation, according to the <text:span text:style-name="T295">bible</text:span>, how is it possible that we see stars that are millions of light years away?</text:p>
      <text:p text:style-name="P4">How is it possible that dinosaurs lived 80 million years ago and that the bible is also true?</text:p>
      <text:p text:style-name="P4">How is it possible that the universe has existed for more than 14 thousand millions of years and that the bible is also true?</text:p>
      <text:p text:style-name="P4">How is it possible that the theory of evolution and the bible are both true?</text:p>
      <text:p text:style-name="P4">If hell is a place of punishment, permanent, eternal and conscious by means of fire and brimstone, where people who did evil <text:span text:style-name="T295">go</text:span>, how can a good God allow evil, <text:span text:style-name="T1490">that</text:span> suffering and torture, continue to exist forever and ever in that hell?</text:p>
      <text:p text:style-name="P4"><text:soft-page-break/>If it is true what Jesus Christ says, that no one goes to the father except through him, Does Adam go to heaven or hell?</text:p>
      <text:p text:style-name="P6">Why in the bible the lake of fire that was NEVER translated as “hell”, now turned out <text:span text:style-name="T295">to be </text:span>hell, and the hebrew Sheol that WAS translated in several <text:span text:style-name="T295">verses</text:span> as “hell”, now turned out <text:span text:style-name="T1491">to be </text:span>a place to which all dead <text:span text:style-name="T296">people </text:span>go, the good and the bad?</text:p>
      <text:p text:style-name="P4">If God is good, he is love, he wants the salvation of all, and there is nothing impossible for him, why only a few <text:span text:style-name="T297">ones </text:span>are saved?</text:p>
      <text:p text:style-name="P4">Someone who lived in Japan, in the year 900 after <text:span text:style-name="T297">Jesus </text:span>Christ, who never <text:span text:style-name="T297">knew about Jesus </text:span>Christ, who lived an exemplary life compared to most <text:span text:style-name="T297">c</text:span>hristians today, do<text:span text:style-name="T297">es</text:span> <text:span text:style-name="T297">he </text:span>go to heaven or hell? <text:span text:style-name="T297">W</text:span>hat <text:span text:style-name="T297">is it </text:span><text:span text:style-name="T1491">then</text:span>? Is it, <text:span text:style-name="T297">or </text:span><text:span text:style-name="T1491">is it </text:span><text:span text:style-name="T297">NOT,</text:span> necessary to believe in Christ to be saved?</text:p>
      <text:p text:style-name="P4">Someone who lived a life of evil, in which he raped, tortured and murdered hundreds of children during his 70-<text:span text:style-name="T297">and-some</text:span> years of life, he dies and <text:span text:style-name="T297">goes</text:span> to hell, to suffer forever and ever, consciously, <text:span text:style-name="T297">by</text:span> fire and brimstone, in permanent torture. Do<text:span text:style-name="T297">es</text:span> <text:span text:style-name="T297">he</text:span> not receive as punishment, a suffering, a torture, an evil, superior, for <text:span text:style-name="T297">ALL</text:span> eternity, to the one he did for only 70-and-<text:span text:style-name="T297">some</text:span> years? Is that from a just <text:span text:style-name="T297">and good </text:span>God?</text:p>
      <text:p text:style-name="P7">Is it not a systematic, conscious, physical, eternal punishment, by fire and brimstone, of permanent torture, worse than <text:span text:style-name="T297">ANY</text:span> system of systematic annihilation such as the "Final Solution" implemented by Hitler's Nazis during the Holocaust of World War II? After all, <text:span text:style-name="T297">once your are </text:span>death, nothing hurts. while to those who are in hell everything hurts for all eternity. Hell seems more like an idea of <text:span text:style-name="T1491">th</text:span>e Marquis de Sade. The one from which the word “sadist” <text:span text:style-name="T297">comes from</text:span>.</text:p>
      <text:p text:style-name="P4">If Jesus Christ taught us that one should love one's enemies, why d<text:span text:style-name="T297">oes</text:span> God sends his enemies to <text:span text:style-name="T297">a </text:span>conscious, physical and eternal suffering in the hell? </text:p>
      <text:p text:style-name="P4">How is it possible that the chronology of Egyptian history and the bible are both true? What came first the pyramids or the flood?</text:p>
      <text:p text:style-name="P4">How to explain that a good God, who knows the heart of man, who gives him the commandment "not to kill" on some stone tablets; that he himself selects a king for his people, named Saul, through his prophet; that <text:span text:style-name="T298">AFTER</text:span> that, after all that, he goes and orders that King Saul, through his prophet, <text:span text:style-name="T298">to </text:span>go and kill, murder, <text:span text:style-name="T298">assassinate, </text:span>women, <text:span text:style-name="T298">elders</text:span>, children, even the breastfed, men and animals, EVERYTHING, and not leave <text:soft-page-break/>anything alive in Amalek?<text:note text:id="ftn1" text:note-class="footnote"><text:note-citation>1</text:note-citation><text:note-body><text:p text:style-name="Footnote"><text:span text:style-name="T5">1 Samuel 15:3 </text:span><text:a xlink:type="simple" xlink:href="https://www.biblegateway.com/passage/?search=1+Samuel+15%3A3&amp;version=RSV" text:style-name="Internet_20_link" text:visited-style-name="Visited_20_Internet_20_Link"><text:span text:style-name="Definition"><text:span text:style-name="T5">RSV</text:span></text:span></text:a></text:p></text:note-body></text:note> That is, first he gives the commandment of "not <text:span text:style-name="T299">to </text:span>kill" and then goes and orders the king, <text:span text:style-name="T299">that</text:span> <text:span text:style-name="T299">he</text:span> chose, to go and kill even the “cat” in Amalek.</text:p>
      <text:p text:style-name="P8">The king goes and kills, assassinates, women, children, even the breastfed, elder<text:span text:style-name="T299">s</text:span>, men and animals, kills EVERYTHING, murders EVERYTHING, even the cat <text:note text:id="ftn2" text:note-class="footnote"><text:note-citation>2</text:note-citation><text:note-body><text:p text:style-name="Footnote"><text:span text:style-name="T5">1 Samuel 15:8,15 </text:span><text:a xlink:type="simple" xlink:href="https://www.biblegateway.com/passage/?search=1+Samuel+15%3A8%2C15&amp;version=RSV" text:style-name="Internet_20_link" text:visited-style-name="Visited_20_Internet_20_Link"><text:span text:style-name="Definition"><text:span text:style-name="T5">RSV</text:span></text:span></text:a></text:p></text:note-body></text:note>. Only leaves the king of Amalek and the best animals, with the intention to also kill the animals in sacrifice to that God who gave him the order to kill everything and probably also kill the king in front of YHWH, as indeed the prophet did later.</text:p>
      <text:p text:style-name="P369"><text:span text:style-name="T5">No, that good God, who knows everything, who many years before had given the commandment “not to kill”, but </text:span><text:span text:style-name="T7">that </text:span><text:span text:style-name="T5">now it seems that </text:span><text:span text:style-name="T7">he</text:span><text:span text:style-name="T5"> has changed </text:span><text:span text:style-name="T7">his mind</text:span><text:span text:style-name="T5"> and gives the order to kill women, </text:span><text:span text:style-name="T7">elders</text:span><text:span text:style-name="T5"> and children, even the breastfed, to the king that He chose, says to his prophet: </text:span><text:span text:style-name="Bible_5f_text"><text:span text:style-name="T5">"</text:span></text:span><text:bookmark text:name="en-NKJV-7572"/><text:span text:style-name="Bible_5f_text">I greatly regret that I have set up Saul as king, for he has turned back from following Me, and has not performed My commandments</text:span><text:span text:style-name="Bible_5f_text"><text:span text:style-name="T5">” </text:span></text:span><text:span text:style-name="Bible_5f_text"><text:span text:style-name="T5"><text:note text:id="ftn3" text:note-class="footnote"><text:note-citation>3</text:note-citation><text:note-body><text:p text:style-name="Footnote"><text:span text:style-name="T5">1 Samuel 15:11 </text:span><text:a xlink:type="simple" xlink:href="https://www.biblegateway.com/passage/?search=1+Samuel+15%3A11&amp;version=NKJV" text:style-name="Internet_20_link" text:visited-style-name="Visited_20_Internet_20_Link"><text:span text:style-name="Definition"><text:span text:style-name="T5">NKJV</text:span></text:span></text:a></text:p></text:note-body></text:note></text:span></text:span><text:span text:style-name="T5">. Could it be that </text:span><text:span text:style-name="T8">THAT </text:span><text:span text:style-name="T5">God did not know that this was going to happen? Because it seems </text:span><text:span text:style-name="T281">he did not</text:span><text:span text:style-name="T5">.</text:span></text:p>
      <text:p text:style-name="P4">Saul only left alive the king of Amalek and the best animals <text:span text:style-name="T300">to</text:span> sacrifice them burned to the God who gave him the order, but God decides <text:span text:style-name="T300">to </text:span>change <text:span text:style-name="T300">him</text:span>. That King Saul is <text:span text:style-name="T1492">of </text:span>no use to <text:span text:style-name="T300">him</text:span>. Then he tells his prophet: <text:span text:style-name="T300">stop</text:span> cry<text:span text:style-name="T300">ing</text:span> for Sa<text:span text:style-name="T300">u</text:span>l, <text:span text:style-name="T300">quit winning</text:span> for that <text:span text:style-name="T4">man</text:span>, I already <text:span text:style-name="T300">got rid</text:span> him, go to Bethlehem <text:span text:style-name="T300">because </text:span>I'm going to <text:span text:style-name="T300">show</text:span> <text:span text:style-name="T300">you his </text:span>replace<text:span text:style-name="T300">ment</text:span> <text:note text:id="ftn4" text:note-class="footnote"><text:note-citation>4</text:note-citation><text:note-body><text:p text:style-name="Footnote"><text:span text:style-name="T5">1 Samuel 15:35-16:1 </text:span><text:a xlink:type="simple" xlink:href="https://www.biblegateway.com/passage/?search=1+Samuel+15%3A35-16%3A1&amp;version=NKJV" text:style-name="Internet_20_link" text:visited-style-name="Visited_20_Internet_20_Link"><text:span text:style-name="Definition"><text:span text:style-name="T5">NKJV</text:span></text:span></text:a></text:p></text:note-body></text:note>. And the prophet tells <text:span text:style-name="T300">God</text:span>: but how am I going to leave? If Sa<text:span text:style-name="T300">u</text:span>l finds out, he <text:span text:style-name="T300">will </text:span>kill me. And God tells him: <text:span text:style-name="T300">take it easy</text:span>, tell him that <text:span text:style-name="T300">you are going to make a</text:span> sacrifice to Jehovah. <text:span text:style-name="T300">Who is</text:span> that God that <text:span text:style-name="T300">is </text:span>speak<text:span text:style-name="T300">ing</text:span> to him <text:note text:id="ftn5" text:note-class="footnote"><text:note-citation>5</text:note-citation><text:note-body><text:p text:style-name="Footnote"><text:span text:style-name="T5">1 Samuel 16:2 </text:span><text:a xlink:type="simple" xlink:href="https://www.biblegateway.com/passage/?search=1+Samuel+16%3A2&amp;version=NKJV" text:style-name="Internet_20_link" text:visited-style-name="Visited_20_Internet_20_Link"><text:span text:style-name="Definition"><text:span text:style-name="T5">NKJV</text:span></text:span></text:a></text:p></text:note-body></text:note>.</text:p>
      <text:p text:style-name="P4">How to explain this good God, who knows everything, but who orders to kill after having ordered “not to kill” and that <text:span text:style-name="T300">seems to live</text:span> regretting what <text:span text:style-name="T300">he </text:span>kn<text:span text:style-name="T300">e</text:span>w <text:span text:style-name="T1492">it </text:span>was going to happen?</text:p>
      <text:p text:style-name="P4">That same God who forgot to put as a commandment "not to enslave", <text:span text:style-name="T300">meybe</text:span> because now he wants us as slaves.</text:p>
      <text:p text:style-name="P4">And the snakes <text:span text:style-name="T300">that</text:span> talk?</text:p>
      <text:p text:style-name="P4">And the talking donkeys?</text:p>
      <text:p text:style-name="P4">And that we all came out of a <text:span text:style-name="T300">SINGLE </text:span>couple?</text:p>
      <text:p text:style-name="P4">And that <text:span text:style-name="T300">FIRST</text:span> <text:span text:style-name="T300">were</text:span> the land and the sea<text:span text:style-name="T300">s</text:span> and <text:span text:style-name="T300">THEN</text:span> the stars.</text:p>
      <text:p text:style-name="P4"><text:soft-page-break/>And that everything was created in 7 days? <text:span text:style-name="T300">Sorry 6 days. </text:span>Those who have morning and afternoon.</text:p>
      <text:p text:style-name="P4">And that some guys live in a desert eating bread that falls from the sky for <text:span text:style-name="T300">40</text:span> years?</text:p>
      <text:p text:style-name="P4">And that with a <text:span text:style-name="T300">little </text:span>stick the seas are opened so that thousands of people can pass, but only for <text:span text:style-name="T300">short time, </text:span>while they pass, and <text:span text:style-name="T300">THEY</text:span> close on top of a<text:span text:style-name="T300">n</text:span> army that persecuted them, drowning <text:span text:style-name="T300">the whole </text:span>army.</text:p>
      <text:p text:style-name="P4">And that Noah, and the animals in a boat, during a year in which a <text:span text:style-name="T300">40</text:span>-day deluge filled the entire planet with water.</text:p>
      <text:p text:style-name="P4">And that Noah had his children <text:span text:style-name="T300">when he was about</text:span> 500-and-some years old. <text:span text:style-name="T300">Are those </text:span><text:s/><text:span text:style-name="T300">shorty</text:span> years?</text:p>
      <text:p text:style-name="P4">And that before the flood people lived about 900 years?</text:p>
      <text:p text:style-name="P4">And that a big fish swallows a guy and after 3 days spits him out in a beach? Th<text:span text:style-name="T301">e guy</text:span> Jonah.</text:p>
      <text:p text:style-name="P4">And that <text:span text:style-name="T301">people </text:span>rise <text:span text:style-name="T301">up from the dead</text:span>.</text:p>
      <text:p text:style-name="P4">Where are they? In heaven or hell?</text:p>
      <text:p text:style-name="P4">It doesn't seem very “scientific” or “logical”. Do<text:span text:style-name="T301">es</text:span> <text:span text:style-name="T301">it</text:span>?</text:p>
      <text:p text:style-name="P4">Many questions arise. Many of them <text:span text:style-name="T302">ASSUME</text:span> other questions. Many of them assume things that the bible does not say. Many of them assume things that science does not say.</text:p>
      <text:p text:style-name="P345">This presentation is not going to answer these questions one by one. <text:span text:style-name="T302">Instead it</text:span> <text:span text:style-name="T302">has</text:span> the intention to kill <text:span text:style-name="T302">them </text:span>all with one stone, as an addition<text:span text:style-name="T302">al goal</text:span> to giv<text:span text:style-name="T302">e</text:span> some good news and others that do not seem <text:span text:style-name="T302">so </text:span>good.</text:p>
      <text:p text:style-name="P4"/>
      <text:p text:style-name="Standard"/>
      <text:p text:style-name="P495"/>
      <text:p text:style-name="Standard"/>
      <text:p text:style-name="Standard"/>
      <text:p text:style-name="Standard"/>
      <text:p text:style-name="Standard"/>
      <text:p text:style-name="Standard"/>
      <text:p text:style-name="Standard"/>
      <text:h text:style-name="P509" text:outline-level="1"><text:bookmark-start text:name="__RefHeading___Toc34609_4173466481"/>PART 2. CENTER.<text:bookmark-end text:name="__RefHeading___Toc34609_4173466481"/></text:h>
      <text:p text:style-name="Text_20_body"/>
      <text:p text:style-name="Standard"/>
      <text:h text:style-name="P513" text:outline-level="3"><text:bookmark-start text:name="__RefHeading___Toc34611_4173466481"/>Creator.<text:bookmark-end text:name="__RefHeading___Toc34611_4173466481"/></text:h>
      <text:h text:style-name="P517" text:outline-level="4"><text:bookmark-start text:name="__RefHeading___Toc34613_4173466481"/>Technical creativity.<text:bookmark-end text:name="__RefHeading___Toc34613_4173466481"/></text:h>
      <text:p text:style-name="Text_20_body">The technical creativity of man has allowed him to build airplanes, shoes, cell phones, microscopes, telephones, watches, televisions, hammers, trains, telescopes, computers, pots, buildings, transistors, <text:span text:style-name="T303">cars</text:span>, satellites, refrigerators, washing machines, polishers, <text:span text:style-name="T303">MACHINES</text:span> that make machines, factories that use machines made by other factories to build OBJECTS that make it easier for man to meet his basic needs for food, clothing, <text:span text:style-name="T303">higiene</text:span> and housing.</text:p>
      <text:p text:style-name="P9">Technical creativity always results in an <text:span text:style-name="T303">OBJECT</text:span>, something <text:span text:style-name="T303">physical</text:span>, perceptible through the senses, something material, something concrete, a machine, a technology, something that <text:span text:style-name="T303">changes</text:span> the perceptible and <text:span text:style-name="T303">in which </text:span>that change is perceptible.</text:p>
      <text:p text:style-name="P135">If <text:span text:style-name="T944">we</text:span> really want to obtain <text:span text:style-name="T811">an </text:span>objective, verifiable knowledge, in which faith is not needed, that which we like to call scientific, but that sometimes is not so objective, nor so verifiable, and that on more than one occasion it seems <text:span text:style-name="T811">to be</text:span> something more religious than something in which you don't need a faith ; then, <text:span text:style-name="T811">t</text:span>echnical creativity is by far the most important, <text:span text:style-name="T303">the </text:span>most reliable, <text:span text:style-name="T303">criteria </text:span>to validate any scientific model or theory.</text:p>
      <text:p text:style-name="P4">No one can rationally say today: "I don't believe in airplanes", "No, no, I <text:span text:style-name="T303">just </text:span>do not believe in airplanes”.</text:p>
      <text:p text:style-name="P9">But about 1000 years ago it was quite easy for someone to say “<text:span text:style-name="T303">NO” to the belief</text:span> that one day <text:span text:style-name="T303">men would built </text:span>thousands of machines, made of metal, that fly, that have wings like birds, that carry hundreds of people inside, and weigh<text:span text:style-name="T303">ts</text:span> tons. About 1000 years ago it was much easier to say “I don't believe in airplanes”.</text:p>
      <text:p text:style-name="P4">No one can rationally say today: "I don't believe in computers", "No, no, it's just <text:span text:style-name="T304">that</text:span> I don't believe in computers”.</text:p>
      <text:p text:style-name="P346">But only about 500 years ago it was quite easy for someone to say “<text:span text:style-name="T304">NO” to the belief </text:span>that one day <text:span text:style-name="T304">men would make </text:span><text:span text:style-name="T1494">thousands of millions, or gigas,</text:span> of machines that <text:span text:style-name="T304">can make </text:span><text:span text:style-name="T1494">gigas</text:span> of <text:span text:style-name="T304">additions</text:span> or multiplications in a second, <text:span text:style-name="T304">that</text:span> have memory, and <text:span text:style-name="T304">that </text:span>allow communication in which you see a <text:span text:style-name="T304">friend</text:span>, who is thousands of miles away, using something like a mirror, <text:span text:style-name="T304">your </text:span>tablet, in which <text:span text:style-name="T304">your friend</text:span> is reflected, and you can hear <text:span text:style-name="T304">him</text:span>, with <text:span text:style-name="T304">his</text:span> voice coming out of the “mirror”, and speak to <text:span text:style-name="T304">him</text:span> addressing the <text:soft-page-break/>“mirror”. That was a story for children since the 1600s: the witch from Little Red Riding Hood. <text:span text:style-name="T304">T</text:span>oday <text:span text:style-name="T304">it </text:span>is called video conferencing and is used by millions of people around planet Earth.</text:p>
      <text:p text:style-name="P4">However, the same cannot be said of the very large, the very far, the very small, the past <text:span text:style-name="T304">or</text:span> the future.</text:p>
      <text:p text:style-name="P4">Who has built a star, a galaxy?</text:p>
      <text:p text:style-name="P4">Who has built something from elementary particles?</text:p>
      <text:p text:style-name="P4">Who has built a second, a minute, an hour?</text:p>
      <text:p text:style-name="P4">The technical creativity of the human being, <text:span text:style-name="T304">the one</text:span> we use on a daily basis, has not reached that point. <text:span text:style-name="T304">A</text:span>lthough there is <text:span text:style-name="T304">always someone who thinks otherwise</text:span>.</text:p>
      <text:p text:style-name="P10">Technical creativity excludes any discipline that does not build its object of study or something with its objects of study. <text:span text:style-name="T304">It s</text:span>tud<text:span text:style-name="T304">ies</text:span> the stars but does not build them and does not build anything with them?. <text:span text:style-name="T304">It does</text:span> not qualif<text:span text:style-name="T304">y</text:span>. <text:span text:style-name="T304">It</text:span> studies elementary particles but doesn't build them and doesn't build anything with them? <text:span text:style-name="T304">It does</text:span> not qualif<text:span text:style-name="T304">y</text:span>. <text:span text:style-name="T304">It</text:span> studies time but doesn't build <text:span text:style-name="T304">it</text:span> and doesn't build anything with it?. <text:span text:style-name="T304">It does</text:span> not qualif<text:span text:style-name="T304">y</text:span>. <text:span text:style-name="T304">It </text:span>stud<text:span text:style-name="T304">ies</text:span> gravity but does not build it and does not build anything with it?. <text:span text:style-name="T304">It</text:span> does <text:span text:style-name="T304">not</text:span> qualify. <text:span text:style-name="T304">It</text:span> studies genes but <text:span text:style-name="T304">it </text:span>does build them and <text:span text:style-name="T304">does </text:span>not build anything with th<text:span text:style-name="T304">em</text:span>?. Guess what?: <text:span text:style-name="T304">IT </text:span>DOES NOT QUALIFY.</text:p>
      <text:p text:style-name="P136">That means that the scientific theories that speak of this <text:span text:style-name="T304">kind</text:span> of things are not so “scientific”. They are not really that objective, verifiable knowledge and in which no faith is needed. They are a field of study, <text:span text:style-name="T355">they </text:span>are a set of hypotheses that have not been validated <text:span text:style-name="T304">with</text:span> a TECHNICAL CREATIVITY.</text:p>
      <text:p text:style-name="P11">This means that the conceptual position of this presentation <text:span text:style-name="T304">for</text:span> the demarcation problem is to use TECHNICAL CREATIVITY as <text:span text:style-name="T304">the criteria for</text:span> <text:span text:style-name="T304">deciding</text:span> what IS and what is <text:span text:style-name="T304">NOT</text:span> science. That is the position of this presentation <text:span text:style-name="T304">for</text:span> the demarcation problem.</text:p>
      <text:p text:style-name="P346">When we build machines t<text:span text:style-name="T305">hat</text:span> build stars and galaxies, <text:span text:style-name="T305">the ones </text:span>we see through the telescope, when we build machines to travel in the time, when we build machines to travel <text:span text:style-name="T1494">millions</text:span> of times what many believe to be the maximum possible, the speed of the light in the void, “<text:span text:style-name="T306">void” that has yet to be</text:span> <text:span text:style-name="T306">found</text:span>, <text:span text:style-name="T306">belief that</text:span> is assumed as a<text:span text:style-name="T306">n</text:span> axiom of some very famous <text:span text:style-name="T305">ideologies,</text:span> <text:span text:style-name="T306">when we go to </text:span>the stars, when we can make another <text:span text:style-name="T305">kind</text:span> of matter based on other types of elementary particles, different from <text:span text:style-name="T305">the ones </text:span>that we <text:soft-page-break/>believe exist, when <text:span text:style-name="T305">ALL</text:span> th<text:span text:style-name="T305">ese</text:span> can be done by man and is of common use, such as a washing machine or a cell phone, <text:span text:style-name="T306">THEN, and only THEN, </text:span>we can begin to say that <text:span text:style-name="T305">t</text:span>he theories that explain these constructions are “scientific”, <text:span text:style-name="T305">a</text:span>re “knowledge”. Not <text:span text:style-name="T305">before</text:span>.</text:p>
      <text:p text:style-name="P4">When it is rationally impossible to say: "I don't think we will travel to the stars”, when it is rationally impossible to say: “I do not believe in <text:span text:style-name="T306">time</text:span> travel”, for the common person, in the same way in that it is now rationally impossible to say: "I do not believe in airplanes", <text:span text:style-name="T306">f</text:span>or an ordinary person, <text:span text:style-name="T306">THEN </text:span>we can say technical creativity <text:span text:style-name="T306">has</text:span> already confirmed the "scientific" theories that explain space and time <text:span text:style-name="T1496">at </text:span>that level.</text:p>
      <text:p text:style-name="P4">Meanwhile, no. Meanwhile, they are just fields of study.</text:p>
      <text:p text:style-name="P4">The word "science" and the word "know" have become synonymous with "certainty" in the minds of most people.</text:p>
      <text:p text:style-name="P4">There <text:span text:style-name="T356">are </text:span>people <text:span text:style-name="T356">who </text:span>believe <text:span text:style-name="T306">to be</text:span> certain <text:span text:style-name="T306">about</text:span> what happened millions of years ago. "It's scientifically proven." "We know <text:span text:style-name="T306">it</text:span>" “Science <text:span text:style-name="T306">has </text:span>already proved <text:span text:style-name="T306">it</text:span>." <text:span text:style-name="T306">THAT is the attitude.</text:span></text:p>
      <text:p text:style-name="P4">Technical creativity is a better <text:span text:style-name="T306">criteria</text:span> than the more commonly used to determine if a hypothesis is scientific or not. Much more reliable, than any other criteria, because it <text:span text:style-name="T306">requires to make</text:span> <text:span text:style-name="T306">OBJECTS</text:span> that anyone can use. This criterion avoids ending up calling "science" to what is only a field of study.</text:p>
      <text:h text:style-name="P520" text:outline-level="5"><text:bookmark-start text:name="__RefHeading___Toc34615_4173466481"/>Application.<text:bookmark-end text:name="__RefHeading___Toc34615_4173466481"/></text:h>
      <text:p text:style-name="Text_20_body">The application of the criterion is limited by the technology created. A technology only validates the theories or models that were <text:span text:style-name="T307">NECESSARY</text:span> and determining factors for <text:span text:style-name="T307">the </text:span>creation and reproduction <text:span text:style-name="T307">of the object</text:span>. <text:span text:style-name="T307">It does NOT validate any model that pretends to explain a technology </text:span>AFTER <text:span text:style-name="T307">it was </text:span>created, or <text:span text:style-name="T307">a model already existing but that was never necessary to make the technology, those</text:span> which are not determinant <text:span text:style-name="T307">to the technology</text:span>.</text:p>
      <text:p text:style-name="P4">An example is transistors. Necessary and determining theories for the first patents, in 1925 and 1934, of the FET, the field-effect-transistor, were electromagnetics and chemistry. The name <text:span text:style-name="T307">itself </text:span>tells us how it works: the word "field" refers to an electric field. Its functional parts, the semiconductors, are explained with electromagnetic logic and produced with chemistry. The first semiconductors and diodes are created in the 19th century when these theories were already mature.</text:p>
      <text:p text:style-name="P12"><text:soft-page-break/>If AFTER <text:span text:style-name="T1496">the fact </text:span>someone uses a statistical ideology of <text:span text:style-name="T307">elementary </text:span>particles to explain the FET, according to the criterion of <text:span text:style-name="T307">technical </text:span>creativity, this ideology is <text:span text:style-name="T307">NOT</text:span> validated because it was never needed for the creation of the first FETs.</text:p>
      <text:p text:style-name="P4">An ideology of elementary particle statistics, imagined in the 20th century, was NOT used to build the first semiconductors, or diodes, in the 19th century, or <text:span text:style-name="T307">to build </text:span><text:span text:style-name="T1496">the </text:span><text:span text:style-name="T307">first </text:span>transistors, or FETs, which are a <text:span text:style-name="T307">logical </text:span>extension of the electromagnetic behavior of the diode. <text:span text:style-name="T307">Chemical </text:span>processes were used <text:span text:style-name="T307">to build them and </text:span>matur<text:span text:style-name="T307">e</text:span> electromagnetic theory <text:span text:style-name="T307">explained them</text:span>.</text:p>
      <text:p text:style-name="P4">The explanation taught in educational institutions of how a transistor, a diode, or a semiconductor works is not from a statistical <text:span text:style-name="T307">ideology</text:span> of elementary particles because <text:span text:style-name="T307">it</text:span> is no<text:span text:style-name="T307">t</text:span> need<text:span text:style-name="T307">ed</text:span> to explain them. It is like explaining how to make a “soup” with a ideology of alchemy. It <text:span text:style-name="T307">just isn’t needed</text:span>.</text:p>
      <text:p text:style-name="P4">The application of the criterion is limited by the technology created.</text:p>
      <text:h text:style-name="P517" text:outline-level="4"><text:bookmark-start text:name="__RefHeading___Toc34617_4173466481"/>Technical complexity.<text:bookmark-end text:name="__RefHeading___Toc34617_4173466481"/></text:h>
      <text:p text:style-name="Text_20_body">Greater technical complexity requires greater technical creativity, and vice versa. The complexity of the machines, of the technology, <text:span text:style-name="T308">that can be built by</text:span> man increases as his technical creativity increases, and vice versa. One is a reflection of the other.</text:p>
      <text:p text:style-name="P13">No one can rationally say that "it is easier to make a computer <text:span text:style-name="T308">than </text:span>to make a knife. <text:span text:style-name="T308">M</text:span>ake a computer? Uff easy, piece of cake, anyone can do it. Make a knife? Ahh no, no way, no idea, <text:span text:style-name="T308">too hard</text:span>. Making the computer requires more technical creativity.</text:p>
      <text:p text:style-name="P347">Technical creativity is something that grows, that is learned, that is develop<text:span text:style-name="T308">ed.</text:span> <text:span text:style-name="T308">It grows </text:span>with experience, <text:span text:style-name="T308">use </text:span>and practic<text:span text:style-name="T308">e</text:span>. It is a process of the mind. Animals don't have it. The development of technical creativity is a process in which: the greater technical creativity <text:span text:style-name="T1497">gets</text:span>, <text:span text:style-name="T1498">a</text:span><text:span text:style-name="T1497"> </text:span>greater capacity to develop more complex technologies is obtained. <text:span text:style-name="T308">These </text:span>statements seem obvious. However, <text:span text:style-name="T308">they have to be made because </text:span>there is always <text:span text:style-name="T308">someone</text:span> who like<text:span text:style-name="T308">s</text:span> to deny the obvious.</text:p>
      <text:p text:style-name="P4">We watch and download a video <text:span text:style-name="T308">that </text:span>we like on the Internet and forget what was ne<text:span text:style-name="T308">eded</text:span> for that to happen.</text:p>
      <text:p text:style-name="P3">Watching a video on the Internet implies having built factories to manufacture each of the parts and machines necessary to build processors, screens, automobiles, antennas, transcontinental fiber optic networks, wireless networks, millions of lines of software in <text:soft-page-break/>which if a single line is modified the entire program could fail, design circuits the size of a small coin that have as many switches as there are rooms in a city, design and build the <text:span text:style-name="T356">roads</text:span> along which the finished products are transported and <text:span text:style-name="T356">build the </text:span>means of transportation such as planes, trucks, and automobiles that transported said computer or cell phone until it reached <text:span text:style-name="T309">your</text:span> hands.</text:p>
      <text:p text:style-name="P4">A person can use a cell phone without having a clue how it <text:span text:style-name="T309">is made</text:span>. <text:span text:style-name="T309">You can use your </text:span>cell phone, without knowing how <text:span text:style-name="T309">to make one</text:span>, you can use a car without knowing how <text:span text:style-name="T309">to build one</text:span>. <text:span text:style-name="T309">The u</text:span>se <text:span text:style-name="T309">of a</text:span> technology produced by man's technical creativity does not require the user to understand the details of its development.</text:p>
      <text:p text:style-name="P4">You don't have to be a scientist to use products of science.</text:p>
      <text:p text:style-name="P4">Therefore, it is very easy to underestimate the great amount of advances in <text:span text:style-name="T309">man’s </text:span>technical creativity when its result is simply used. The children of today tend to think that the Internet has always been there.</text:p>
      <text:p text:style-name="P4">It is easy to forget or ignore that greater technical complexity requires greater technical creativity, and vice versa.</text:p>
      <text:h text:style-name="P517" text:outline-level="4"><text:bookmark-start text:name="__RefHeading___Toc34619_4173466481"/>Biology.<text:bookmark-end text:name="__RefHeading___Toc34619_4173466481"/></text:h>
      <text:p text:style-name="Text_20_body">One of the most studied fields, through machines such as the electronic microscope, <text:span text:style-name="T309">which is </text:span>the result of man's technical creativity, is that of everything related to plants, animals and man. The biological.</text:p>
      <text:p text:style-name="P3">Through these studies it has been found that inside each of the approximately 37 million million, or 37 teras, of cells, that the human body has, there are very small molecular machines that all work at the same time, <text:span text:style-name="T309">there are machines </text:span>arming and disarming communication channels, transport <text:span text:style-name="T309">channels </text:span>of other molecular machines, that can also be armed or disarmed as the cell needs <text:span text:style-name="T309">them</text:span>, and <text:span text:style-name="T309">machines </text:span>exchanging molecules with the environment of the cell that must be recognized by the cell to allow <text:span text:style-name="T309">their</text:span> entry into the interior of the cell; and <text:span text:style-name="T309">machines reproducing i</text:span>nside each cell a molecule that contains the program of how to reconstruct the complete organism formed by these cells, the famous DNA. It has also been found that there are molecular machines that verify the consistency of said chain, <text:span text:style-name="T309">the</text:span> DNA, a chain that is found in duplicate in each cell, and that if it finds any inconsistency, said molecular machine communicates with others to fix the error.</text:p>
      <text:p text:style-name="P4"><text:soft-page-break/>This type of machinery that is found inside each cell <text:span text:style-name="T309">of the human being </text:span>and that i<text:span text:style-name="T309">s</text:span> almost <text:span text:style-name="T309">as </text:span>equally complex <text:span text:style-name="T309">as it </text:span>is found in each living organism that has a DNA, whether plant or animal, is several orders of magnitude more complex than the most complex of machines man <text:span text:style-name="T310">has ever </text:span>made.</text:p>
      <text:p text:style-name="P4">The biological machinery is far more complex than <text:span text:style-name="T310">any machinery that</text:span> m<text:span text:style-name="T310">e</text:span>n <text:span text:style-name="T310">has ever </text:span>made.</text:p>
      <text:p text:style-name="P4">We observe through man-made technologies, like <text:span text:style-name="T310">the microscope, that </text:span>cells of plants and animals duplicate themselves in a process we call mitosis, yet we do not see that a car, or a washing machine, or a cell<text:span text:style-name="T310">phone</text:span>, reproduces itself. We don't see a car split in two identical cars.</text:p>
      <text:p text:style-name="P4">We observe in sex<text:span text:style-name="T310">ed</text:span> animals that if a male and a female <text:span text:style-name="T310">couple together,</text:span> after a while, a small animal is born from the female with the same characteristics, <text:span text:style-name="T310">and</text:span> that grows over time. <text:span text:style-name="T310">H</text:span>owever we do not see that i<text:span text:style-name="T310">f</text:span> a blue train and a pink one, join <text:span text:style-name="T310">together</text:span>, after a while, <text:span text:style-name="T310">a small train comes out of the pink one that </text:span>grows over time <text:span text:style-name="T310">and starts looking just like a mix of the two big ones</text:span>.</text:p>
      <text:p text:style-name="P4">We also observe that if I cut my skin superficially, after a few days the wound has healed and the wound has disappeared. <text:span text:style-name="T310">However</text:span> I have never noticed that if my car gets a <text:span text:style-name="T310">bump</text:span>, <text:span text:style-name="T310">after a few days, the car has fixed the bump by its self</text:span>. I have always had to take <text:span text:style-name="T310">my car</text:span> for repair.</text:p>
      <text:p text:style-name="P4">And if a blood sample is taken from a person, in that sample <text:span text:style-name="T310">you have </text:span>all the information on how to make a twin of the person, but <text:span text:style-name="T310">i</text:span>f you measure the oil in a car, in said oil <text:span text:style-name="T310">you cannot find</text:span> <text:span text:style-name="T310">the</text:span> plans and designs of <text:span text:style-name="T310">how to make each part of the car and all the information on </text:span>how to assemble a car identical to which the oil was <text:span text:style-name="T311">taken from</text:span>. <text:span text:style-name="T310">N</text:span>ot the same level <text:span text:style-name="T312">of </text:span>complexity.</text:p>
      <text:p text:style-name="P4">We don't even understand how the biological machinery works enough to reproduce it. If I lose an eye in an accident, <text:span text:style-name="T312">we do not </text:span>know how to reconstruct my eye from my DNA. Or a kidney, or a lung. We know that there are “stem cells”. We don't know how to use <text:span text:style-name="T312">the </text:span>information, the programs, that we know <text:span text:style-name="T312">is in those “stem cells”</text:span>.</text:p>
      <text:p text:style-name="P14">No one has <text:span text:style-name="T313">ever </text:span>created a machine that thinks, that can replace human being<text:span text:style-name="T313">s</text:span>. All the machines that man has created need man at some point to keep <text:span text:style-name="T313">them working</text:span>.</text:p>
      <text:p text:style-name="P14">Man has no idea how to synthesize, build from scratch, without <text:span text:style-name="T313">the </text:span>use <text:span text:style-name="T313">of </text:span>biological material, the parts, the molecular machines, that are needed to build a cell. The human <text:soft-page-break/>being has no idea how to build, <text:span text:style-name="T1499">WITH</text:span>IN a modern laboratory, without using biological <text:span text:style-name="T313">supplies</text:span>, and starting from elements in the periodic table, a polysaccharide, a peptide, a nucleotide, 3 of the 4 basic compounds, or basic molecular machines, to put together a cell. And even if <text:span text:style-name="T313">we</text:span> could put them together, it would be like being able to write letters of an unknown language without be<text:span text:style-name="T313">ing</text:span> able to put together a single coherent sentence.</text:p>
      <text:p text:style-name="P14">We have much less idea <text:span text:style-name="T314">on </text:span>how to assemble them so that they function as a cell: a machine that <text:span text:style-name="T313">using </text:span>what is written in its DNA, in that unknown language, <text:span text:style-name="T313">it </text:span>can run a specific program from the thousands of programs in th<text:span text:style-name="T313">at</text:span> DNA, and copy itself, or build one of <text:span text:style-name="T314">its own</text:span> molecular machines, or build a<text:span text:style-name="T313">n</text:span> intracellular communicating microtubule, or <text:span text:style-name="T313">any</text:span> of the thousands of functions necessary to maintain the cell functioning, alive.</text:p>
      <text:p text:style-name="P4">And we have even less idea how to <text:span text:style-name="T1499">make</text:span> different types of cells to <text:span text:style-name="T1499">build</text:span> a human body system like an eye, or like a liver. And we have even less idea how to code a program, <text:span text:style-name="T314">that </text:span>contain<text:span text:style-name="T314">s</text:span> all <text:span text:style-name="T314">the information about </text:span>these mechanisms, <text:span text:style-name="T314">that </text:span><text:span text:style-name="T1499">we find</text:span> in each <text:span text:style-name="T314">and every one </text:span>of the cells of the human <text:span text:style-name="T314">body,</text:span> and that when <text:span text:style-name="T314">said</text:span> program is executed, it can build a complete human being.</text:p>
      <text:p text:style-name="P4">If the machinery inside a cell is several orders of magnitude more complex than any man-made machine, the human <text:span text:style-name="T314">body </text:span>is millions of millions of orders of magnitude more complex than any machine <text:span text:style-name="T314">ever </text:span>created by man. <text:span text:style-name="T314">A</text:span> one followed of millions of millions of <text:span text:style-name="T314">c</text:span>eros more difficult. It is not an exaggeratio<text:span text:style-name="T314">n</text:span>. <text:span text:style-name="T314">In</text:span> fact, <text:span text:style-name="T314">it</text:span> is a much larger number of combinations, but this <text:span text:style-name="T314">one at least </text:span>is an imaginable number for most people. <text:span text:style-name="T314">And that is without </text:span>includ<text:span text:style-name="T314">ing</text:span> the complexity of the <text:span text:style-name="T314">mutual dependencies</text:span> between plants, animals, man and <text:span text:style-name="T314">their</text:span> environment.</text:p>
      <text:p text:style-name="P15">In biology, man still does not have technical creativity. <text:span text:style-name="T315">We </text:span>use machines result of technical creativity to study biological machinery. It is a field of study. <text:span text:style-name="T314">B</text:span>ut according to the criteria of technical creativity, <text:span text:style-name="T314">biology </text:span>is not a science. We don't know how to build biological machinery from scratch, without using the pre-existing biological machinery. We have no idea how do it.</text:p>
      <text:h text:style-name="P517" text:outline-level="4"><text:bookmark-start text:name="__RefHeading___Toc34621_4173466481"/>Creator.<text:bookmark-end text:name="__RefHeading___Toc34621_4173466481"/></text:h>
      <text:p text:style-name="Text_20_body">There is no doubt that man has great technical creativity.</text:p>
      <text:p text:style-name="P4">The question that arises is:</text:p>
      <text:p text:style-name="P16"><text:soft-page-break/>Why do some people think that to build the <text:span text:style-name="T316">simple</text:span>, like automobiles, airplanes, computers and factories, it takes large amounts of technical creativity but to build something <text:span text:style-name="T316">complex</text:span>, something really <text:span text:style-name="T316">complex</text:span>, that we don't even understand the mechanism for reproduce it, like a <text:span text:style-name="T316">human being</text:span>, an animal or a plant, <text:span text:style-name="T316">that to build that, </text:span>you don't need <text:span text:style-name="T316">anything,</text:span> nothing, zero, <text:span text:style-name="T1500">nada, </text:span>not a bit of technical creativity, but only time and <text:span text:style-name="T357">chance</text:span>?</text:p>
      <text:p text:style-name="P4">It's <text:span text:style-name="T316">absurd</text:span>.</text:p>
      <text:p text:style-name="P4">It is as if someone said:</text:p>
      <text:p text:style-name="P4">Make a knife? Brilliant ! Very smart! Great Creativity! <text:span text:style-name="T316">What</text:span> <text:span text:style-name="T316">a </text:span>marvel of technology! What a design!</text:p>
      <text:p text:style-name="P16">Make a Computer? Ahh no, <text:span text:style-name="T316">that’s easy, piece of cake. It</text:span> <text:span text:style-name="T316">makes it self</text:span>. <text:span text:style-name="T316">You</text:span> just wait <text:span text:style-name="T316">a few </text:span>billions of years and it assembles itself. <text:span text:style-name="T316">N</text:span>o <text:span text:style-name="T316">problem</text:span>. <text:span text:style-name="T316">Easy piecy</text:span>. Look at them, there they are. That is the proof that they assemble <text:span text:style-name="T316">themselves</text:span>. <text:span text:style-name="T316">N</text:span>o problem<text:span text:style-name="T316">a</text:span>. <text:span text:style-name="T316">That’s</text:span> the proof.</text:p>
      <text:p text:style-name="P17">It is absurd to think that to write a program, in a language that <text:span text:style-name="T316">I </text:span>do not know, that builds a machine that I don't even understand how <text:span text:style-name="T316">it </text:span>works, that I don't even <text:span text:style-name="T316">have the goal</text:span> to build <text:span text:style-name="T316">it</text:span>, that once built <text:span text:style-name="T316">it </text:span>is capable of executing the program, I just need to throw a coin in the air, to decide if I write, with vaporiz<text:span text:style-name="T317">ing</text:span> ink and on degradable paper, a one or a zero, and hope that after a long time, i<text:span text:style-name="T1500">t</text:span> real<text:span text:style-name="T1500">l</text:span>y does not matter how <text:span text:style-name="T317">long</text:span>, <text:span text:style-name="T317">because</text:span> the more time passes the probability is lower, and without even knowing when to stop tossing the coin, <text:span text:style-name="T1500">obtain</text:span> <text:span text:style-name="T317">said</text:span> program.</text:p>
      <text:p text:style-name="P4">IT'S <text:span text:style-name="T317">ABSURD</text:span> !</text:p>
      <text:p text:style-name="P4">But that is what some people believe, if they are taught <text:span text:style-name="T318">that since they were kids </text:span>at school.</text:p>
      <text:p text:style-name="P18">It is as if in <text:span text:style-name="T318">the</text:span> future, a man-made machine, <text:span text:style-name="T318">a robot if you will, </text:span>which can think and learn, <text:span text:style-name="T318">that</text:span> calls <text:span text:style-name="T318">itself</text:span> smart, designer and creative because it is capable of building thousands of other machines, a robot of the future that can create machines, but does not even understand how <text:span text:style-name="T318">he himself </text:span>was built, and that the most complex of his creations is not capable of doing what he himself can do, <text:span text:style-name="T318">that that machine would</text:span> think: "I am very smart, designer and creative but my design is a result of time and <text:span text:style-name="T318">luck</text:span>, my first copy was put together by itself after waiting thousands of millions of years, I am simply the result of the evolution of simpler copies that were adapted by accidental changes – <text:span text:style-name="T318">by </text:span><text:soft-page-break/><text:span text:style-name="T318">luck</text:span> - in my copy program, for my existence no intelligence, no design, no creativity, <text:span text:style-name="T318">was needed, I have </text:span>NO creator, there is no evidence that I was created.”</text:p>
      <text:p text:style-name="P4">That machine, that robot, has a software problem. <text:span text:style-name="T318">He </text:span>has a virus that is killing him. <text:span text:style-name="T318">A virus that</text:span> sometimes makes <text:span text:style-name="T318">it</text:span> think absurdly. <text:span text:style-name="T318">It</text:span> need<text:span text:style-name="T318">s</text:span> <text:span text:style-name="T318">an</text:span> antivirus.</text:p>
      <text:p text:style-name="P4">On the contrary, if we have t<text:span text:style-name="T318">hat</text:span>:</text:p>
      <text:list text:style-name="L1">
        <text:list-item>
          <text:p text:style-name="P524"><text:span text:style-name="T5">Greater complexity in a machine requires greater technical creativity. </text:span><text:a xlink:type="simple" xlink:href="#0.4.Technical%20complexity.%7Coutline" text:style-name="Internet_20_link" text:visited-style-name="Visited_20_Internet_20_Link"><text:span text:style-name="Definition"><text:span text:style-name="T5">(1)</text:span></text:span></text:a></text:p>
        </text:list-item>
        <text:list-item>
          <text:p text:style-name="P524"><text:span text:style-name="T5">The complexity of biological machines is much greater than the complexity of man-made machines. </text:span><text:a xlink:type="simple" xlink:href="#0.5.Biology.%7Coutline" text:style-name="Internet_20_link" text:visited-style-name="Visited_20_Internet_20_Link"><text:span text:style-name="Definition"><text:span text:style-name="T5">(2)</text:span></text:span></text:a></text:p>
        </text:list-item>
      </text:list>
      <text:p text:style-name="Text_20_body">It is perfectly logical to conclude that:</text:p>
      <text:p text:style-name="P4">Biological machines require much greater technical creativity than that required by man-made machines.</text:p>
      <text:p text:style-name="P30">Then if the human being considers himself intelligent, designer and creative <text:span text:style-name="T1501">DUE</text:span><text:span text:style-name="T358"> to</text:span> all the results, <text:span text:style-name="T358">due to</text:span> THE EVIDENCE, of <text:span text:style-name="T318">his</text:span> technical creativity, <text:span text:style-name="T318">he </text:span>has the logical need to recognize that <text:span text:style-name="T318">the </text:span>technical creativity <text:span text:style-name="T318">required by</text:span> biological machines, that EVIDENCE that we observe in day to day <text:span text:style-name="T318">basis</text:span>, <text:span text:style-name="T318">also needs </text:span>an intelligence, <text:span text:style-name="T318">a </text:span>design and even <text:span text:style-name="T318">grater </text:span>technical creativity.</text:p>
      <text:p text:style-name="P18">And not just a little <text:span text:style-name="T318">grater</text:span>. Since the complexity of biological machine<text:span text:style-name="T318">ry</text:span> is millions of millions of orders of magnitude greater than <text:span text:style-name="T318">that </text:span>the of the machines created by man, the technical creativity that created biological machines <text:span text:style-name="T318">has to </text:span>be much larger. Probably also millions of millions of orders of magnitude greater than that of the men.</text:p>
      <text:p text:style-name="P4">But no, there <text:span text:style-name="T319">they </text:span>are, all those who believe that <text:span text:style-name="T358">all those biological machines are just the product of time and chance</text:span>. And <text:span text:style-name="T1501">they</text:span> believe that <text:span text:style-name="T319">it </text:span>is "scientifically proven".</text:p>
      <text:p text:style-name="P4">Which reminds me of something someone said:</text:p>
      <text:p text:style-name="P19"><text:span text:style-name="Bible_5f_text">"For as the heavens are higher than the earth, So are My ways higher than your ways, And My thoughts than your thoughts.” </text:span><text:span text:style-name="Bible_5f_text"><text:note text:id="ftn6" text:note-class="footnote"><text:note-citation>6</text:note-citation><text:note-body><text:p text:style-name="Footnote"><text:span text:style-name="T5">Isaiah 55:9 </text:span><text:a xlink:type="simple" xlink:href="https://www.biblegateway.com/passage/?search=Isaiah+55%3A9&amp;version=NKJV" text:style-name="Internet_20_link" text:visited-style-name="Visited_20_Internet_20_Link"><text:span text:style-name="Definition"><text:span text:style-name="T5">NKJV</text:span></text:span></text:a><text:span text:style-name="T5"> </text:span><text:a xlink:type="simple" xlink:href="https://biblehub.com/text/isaiah/55-9.htm" text:style-name="Internet_20_link" text:visited-style-name="Visited_20_Internet_20_Link"><text:span text:style-name="Definition"><text:span text:style-name="T5">biblehub</text:span></text:span></text:a></text:p></text:note-body></text:note></text:span>.</text:p>
      <text:p text:style-name="P20">If we are going to consider the human being <text:span text:style-name="T320">as </text:span>technically creative, WE HAVE to recognize that the human being was created by a <text:span text:style-name="T320">much greater </text:span>technical creativity.</text:p>
      <text:p text:style-name="P4">And who created the creator? And why do we find errors in the design of the creator? And when d<text:span text:style-name="T320">id</text:span> <text:span text:style-name="T320">He</text:span> create <text:span text:style-name="T320">us</text:span>? Did he <text:span text:style-name="T320">made</text:span> us and left? <text:span text:style-name="T320">Is He </text:span>still around but <text:span text:style-name="T320">does not </text:span><text:soft-page-break/><text:span text:style-name="T320">show</text:span>? These are all questions that <text:span text:style-name="T320">ADMIT</text:span> the existence of a creator and <text:span text:style-name="T320">questions that</text:span> seek to know <text:span text:style-name="T320">the</text:span> creator. <text:span text:style-name="T320">They </text:span>are all irrelevant to determine whether <text:span text:style-name="T320">there is, </text:span>or not, a creator.</text:p>
      <text:p text:style-name="P4">The point is that there IS a creator.</text:p>
      <text:p text:style-name="P4">Do you want to <text:span text:style-name="T359">know</text:span> him? He wants the SAME!</text:p>
      <text:h text:style-name="P517" text:outline-level="4"><text:bookmark-start text:name="__RefHeading___Toc34623_4173466481"/>Evidence.<text:bookmark-end text:name="__RefHeading___Toc34623_4173466481"/></text:h>
      <text:p text:style-name="Text_20_body">All the evidence shows us that the human being has technical creativity, <text:span text:style-name="T321">that he</text:span> is a technically creative being.</text:p>
      <text:p text:style-name="P4"><text:span text:style-name="T321">We can see </text:span>all the machines designed and built by man that <text:span text:style-name="T321">with his effort </text:span>are becoming more complex and more functional. That is the evidence of his technical creativity.</text:p>
      <text:p text:style-name="P4">There is no evidence that plants or animals have the same characteristic. Birds always make their nests the same way. Nothing a plant or animal does increases in complexity. <text:span text:style-name="T321">There are no</text:span> buildings made by birds.</text:p>
      <text:p text:style-name="P4">However, all the evidence shows us that those plants, animals and people, all th<text:span text:style-name="T321">e</text:span>s<text:span text:style-name="T321">e</text:span> biological machinery has <text:span text:style-name="T321">in itself </text:span>a technical complexity far greater than anything created by man.</text:p>
      <text:p text:style-name="P4"><text:span text:style-name="T321">The e</text:span>vidence of such a difference in complexity between what <text:span text:style-name="T321">is made by</text:span> man and the biological machinery is <text:span text:style-name="T360">made clear by observing</text:span> what happens to the eye of the accident, or the liver, or the lung. We don't know how to rebuild it from my DNA. There are stem cells, but we don't know how to use them, the information, the programs, that we know <text:span text:style-name="T321">it</text:span> <text:span text:style-name="T321">has coded inside</text:span>, to reconstruct a part of our body. <text:span text:style-name="T321">As</text:span> intelligent, creative and designers that we are, we cannot use such information.</text:p>
      <text:p text:style-name="P4">If we could, it would be enough to take a drop of my blood to rebuild the eye that I lost, or the liver that I lost or the lung that I lost in the accident. And we would not waste time analyzing compatibility with another person's kidney, which we know beforehand it will not be fully <text:span text:style-name="T1501">compatible with my body</text:span>.</text:p>
      <text:p text:style-name="P21">On the other hand, if some process, or program, or system, is the cause of biological machinery, such a system, would have to have a technical creativity far superior to that of the human being, or to have been created by a creativity <text:span text:style-name="T322">that </text:span>would have <text:span text:style-name="T322">to be </text:span>far superior to that of <text:span text:style-name="T322">the human </text:span>being. The greater the technical complexity, the greater the technical creativity required.</text:p>
      <text:p text:style-name="P31"><text:soft-page-break/>That system, understood from a<text:span text:style-name="T323">n</text:span> <text:span text:style-name="T323">informatics</text:span> point of view, would have to be that of a much higher consciousness, in technical knowledge, than <text:span text:style-name="T323">that </text:span>of <text:span text:style-name="T323">humans</text:span>, and not a simple selection process, which does not add information, but it removes. Furthermore, it could not be by <text:span text:style-name="T323">means</text:span> of chance, <text:span text:style-name="T323">luck</text:span>, accident, or SPONTANEOUS, but by decision <text:span text:style-name="T323">making </text:span>mechanisms, based on the logic that governs the operation of <text:span text:style-name="T323">what is being created</text:span>. That is, similar to what man does when he is creating machinery, but far superior in technical creativ<text:span text:style-name="T360">ity.</text:span></text:p>
      <text:p text:style-name="P31">Nor could it be in millions of years, that all they do is decrease the probability that an interaction will happen between two <text:span text:style-name="T324">parts</text:span> that degrade over time, which in most cases requires of specific conditions, including actions to start and stop the interaction, which further decrease the probability <text:span text:style-name="T324">for it to </text:span>happen. <text:span text:style-name="T325">O</text:span>n the contrary, <text:span text:style-name="T325">it would have to be </text:span>in a<text:span text:style-name="T325"> </text:span>time <text:span text:style-name="T325">lapse </text:span>consistent with the technical capacity of such technical creativity. That is, similar to what man does when creating machinery, but far superior in technical creativity.</text:p>
      <text:p text:style-name="P4">Nor do we observe spontaneous processes that have technical creativity. If so, we would have to observe all kinds of machinery of different types and functionalities, not all biological, but some resembling human-made machines, something like “transformers”, <text:span text:style-name="T361">the movie characters</text:span>, or like those of avatar, increasingly complex, appearing day to day. But no. We do not observe them in biological systems, only in our imagination and in the movies that we ourselves imagine. They may exist, but we do not observe them. <text:span text:style-name="T325">On the contrary, all evidence </text:span>indicates that the biological machinery was designed by a technical creativity far superior to that of <text:span text:style-name="T325">humans</text:span> because it has a complexity far superior to the machinery created by man.</text:p>
      <text:h text:style-name="P517" text:outline-level="4"><text:bookmark-start text:name="__RefHeading___Toc34625_4173466481"/>Reproduction.<text:bookmark-end text:name="__RefHeading___Toc34625_4173466481"/></text:h>
      <text:p text:style-name="Text_20_body">Technical creativity, if it really is, allows repeating over and over the same process, allows repeating the mechanism by which <text:span text:style-name="T326">it</text:span> <text:span text:style-name="T326">makes</text:span> an object, a machine, a technology. <text:span text:style-name="T326">It</text:span> allows us to reproduce the machine, the object. That ability is what gives us <text:span text:style-name="T362">the </text:span>necessary confidence in the set of reasoning<text:span text:style-name="T326">s</text:span>, mathematical models, scientific theories, in th<text:span text:style-name="T362">e</text:span> information that explain said process. <text:span text:style-name="T363">Reproduction of the object gives us t</text:span>he trust that this information, these programs, <text:span text:style-name="T326">these processes</text:span> are indeed true, <text:span text:style-name="T326">that </text:span>they are correct, that they <text:span text:style-name="T326">actually</text:span> make the desired machinery, and that <text:span text:style-name="T326">the machine</text:span> will work <text:span text:style-name="T326">in the desired </text:span>way.</text:p>
      <text:p text:style-name="P346"><text:soft-page-break/>If we manufacture <text:span text:style-name="T1494">gigas, or thousands of millions,</text:span> of cell phones <text:span text:style-name="T326">in an </text:span>almost automated <text:span text:style-name="T326">process</text:span>, that gives us confidence that the information that explains the manufacturing process and the operation of the cell phone, effectively works, that such information is indeed scientific.</text:p>
      <text:p text:style-name="P23">If my cell phone is stolen or completely destroyed, I can get another exactly the same and if I have a copy of the information I had in the cell phone, I can get another cell phone that works exactly the same <text:span text:style-name="T327">way </text:span>as the <text:span text:style-name="T327">one </text:span>that was destroyed.</text:p>
      <text:p text:style-name="P4">The same does not happen with an ant, or with a dog. If I destroy a animal I can not reproduce it. I can't get another one mathematically identical to the one that was destroyed. We don't know how to get a backup copy <text:span text:style-name="T364">of</text:span> the brain of an ant or a dog. We can't reproduce it identically because we did not design either the ant or the dog. We don't have the necessary information.</text:p>
      <text:p text:style-name="P4">The most we have achieved is the equivalent of running the copy program, we call them clones, because the result is an animal with exactly the same DNA. But we don't understand how <text:span text:style-name="T328">the program </text:span>works. We only know how to <text:span text:style-name="T328">start</text:span> it.</text:p>
      <text:p text:style-name="P24">If we understood how it works, we could build an eye, or a kidney, for you, from a drop of your blood. We can not. <text:span text:style-name="T328">We d</text:span>o not know how. Maybe one day we <text:span text:style-name="T329">will, </text:span>and <text:span text:style-name="T329">when that happens all we will have </text:span>achieved is to show that great technical creativity was required to understand the biological machinery. <text:span text:style-name="T329">W</text:span>e would be adding evidence to the argument of the existence of a creator of biological machinery.</text:p>
      <text:p text:style-name="P4">But that creator, who by logic and evidence must exist, <text:span text:style-name="T330">that is </text:span>if <text:span text:style-name="T330">we are going to call ourselves </text:span>designers, intelligent and creative, that <text:span text:style-name="T330">creator </text:span>know<text:span text:style-name="T330">s</text:span> how the little program works.</text:p>
      <text:p text:style-name="P4">That creator could, if he wants, reproduce any of these biological machines that he designed, should they be destroyed, the same way we do with a cell phone. What's more, if <text:span text:style-name="T331">he wishes</text:span>, <text:span text:style-name="T331">he</text:span> could take the backup of the software, and place it in a more advanced version of the hardware, of this biological machinery. <text:span text:style-name="T331">He</text:span> could, for example, place all the software, all the memory, th<text:span text:style-name="T331">e one that a</text:span> <text:span text:style-name="T331">human</text:span> had at the time of his physical death, <text:span text:style-name="T331">and place it</text:span> in a version 2.0 <text:span text:style-name="T1502">of </text:span><text:span text:style-name="T331">a human </text:span>body, one <text:span text:style-name="T331">with</text:span> greater durability, <text:span text:style-name="T331">a </text:span>more resistant one, one that resists, for example, fire. Sure, <text:span text:style-name="T331">in this case</text:span> we would <text:span text:style-name="T331">NOT </text:span>be talking about the creator that the bible speaks <text:span text:style-name="T331">about, </text:span>but about one imagin<text:span text:style-name="T331">ed</text:span> by a person of this century. <text:span text:style-name="T331">We would be doing something that </text:span>the bible calls sin.</text:p>
      <text:h text:style-name="P512" text:outline-level="3"><text:bookmark-start text:name="__RefHeading___Toc34627_4173466481"/><text:soft-page-break/>Resurrection.<text:bookmark-end text:name="__RefHeading___Toc34627_4173466481"/></text:h>
      <text:h text:style-name="P517" text:outline-level="4"><text:bookmark-start text:name="__RefHeading___Toc34629_4173466481"/>Future.<text:bookmark-end text:name="__RefHeading___Toc34629_4173466481"/></text:h>
      <text:p text:style-name="Text_20_body">Today, with advances <text:span text:style-name="T332">of</text:span> <text:span text:style-name="T332">human</text:span> technology, it is easy to imagine a future, <text:span text:style-name="T332">no matter how</text:span> distant, <text:span text:style-name="T332">let’s</text:span> say <text:span text:style-name="T332">of </text:span>a million years, in which it <text:span text:style-name="T332">will be</text:span> possible to make exact copies of a <text:span text:style-name="T332">very </text:span>complex biological machine: the human body. If in said future it <text:span text:style-name="T332">is </text:span>possible to obtain a backup of the position of each atom in an<text:span text:style-name="T332">y</text:span> object and reproduce said object, why not with the human body?</text:p>
      <text:p text:style-name="P4">The resulting atom-by-atom three-dimensional <text:span text:style-name="T365">3d printed human being</text:span> could remember everything the person remembered up to the time of the copy. Then, when printing is finished, the printed person could wonder: Who won the game of Russian roulette that we were <text:span text:style-name="T332">p</text:span>laying?</text:p>
      <text:p text:style-name="P25">And of course <text:span text:style-name="T333">we</text:span> can imagine a future in which the aging of <text:span text:style-name="T333">a</text:span> person <text:span text:style-name="T333">can be avoided by avoiding that, </text:span>during the mitosis of the cells of <text:span text:style-name="T333">said person</text:span>, the number of <text:span text:style-name="T333">telomeres in</text:span> <text:span text:style-name="T333">the</text:span> chromosome <text:span text:style-name="T333">gets decremented by one</text:span>, that copy counter that determines the maximum number of copies that can be made of a given cell.</text:p>
      <text:p text:style-name="P25">Technologies such as cloning, cell regeneration, three-dimensional printing and computing, allow us to imagine a future in which man, with technology created by himself, could simulate a<text:span text:style-name="T333">n</text:span> eternal life and a resurrection. There are already several movies dealing with the subject.</text:p>
      <text:p text:style-name="P26">But if this is <text:span text:style-name="T334">the </text:span>eternal life and resurrection that a man of the year 202<text:span text:style-name="T334">2 can imagine</text:span>, counted from the approximate year <text:span text:style-name="T334">that</text:span> the King of Kings was born, the Meshiakh of YHWH; <text:span text:style-name="T334">What is it like the</text:span> eternal life <text:span text:style-name="T334">and </text:span>resurrection <text:span text:style-name="T334">that was </text:span>imagined by the person who designed and created this brain that can imagine and create things in the image and likeness of <text:span text:style-name="T334">his</text:span> creator?</text:p>
      <text:p text:style-name="P4">How are those things that eye did not see and ear did not hear to which Paul <text:span text:style-name="T334">refers </text:span>in the second chapter of the first letter to the Corinthians? <text:note text:id="ftn7" text:note-class="footnote"><text:note-citation>7</text:note-citation><text:note-body><text:p text:style-name="Footnote"><text:span text:style-name="T5">1 Corinthians 2:9 </text:span><text:a xlink:type="simple" xlink:href="https://www.biblegateway.com/passage/?search=1+Corinthians+2%3A9&amp;version=NKJV" text:style-name="Internet_20_link" text:visited-style-name="Visited_20_Internet_20_Link"><text:span text:style-name="Definition"><text:span text:style-name="T5">NKJV</text:span></text:span></text:a></text:p></text:note-body></text:note>, And <text:span text:style-name="T334">that </text:span>were prepared before the creation of heaven and earth, according to the first chapter of the letter to the Ephesians? <text:note text:id="ftn8" text:note-class="footnote"><text:note-citation>8</text:note-citation><text:note-body><text:p text:style-name="Footnote"><text:span text:style-name="T5">Ephesians 1:3-14 </text:span><text:a xlink:type="simple" xlink:href="https://www.biblegateway.com/passage/?search=Ephesians+1%3A3-14&amp;version=NKJV" text:style-name="Internet_20_link" text:visited-style-name="Visited_20_Internet_20_Link"><text:span text:style-name="Definition"><text:span text:style-name="T5">NKJV</text:span></text:span></text:a></text:p></text:note-body></text:note></text:p>
      <text:p text:style-name="P4">Let's see what the bible says.</text:p>
      <text:h text:style-name="P517" text:outline-level="4"><text:bookmark-start text:name="__RefHeading___Toc34631_4173466481"/><text:soft-page-break/>Physical.<text:bookmark-end text:name="__RefHeading___Toc34631_4173466481"/></text:h>
      <text:p text:style-name="Text_20_body">The resurrection described in the bible is physical.</text:p>
      <text:p text:style-name="P370"><text:span text:style-name="T5">Yeshua, according to Luke 24, after being resurrected, appears in through his apostles and says to them: </text:span><text:span text:style-name="Bible_5f_text">”</text:span><text:span text:style-name="Bible_5f_text"><text:span text:style-name="T366">B</text:span></text:span><text:span text:style-name="Bible_5f_text">ehold My hands and My feet, that it is I Myself. Handle Me and see, for a spirit does </text:span><text:span text:style-name="Bible_5f_text"><text:span text:style-name="T335">NOT</text:span></text:span><text:span text:style-name="Bible_5f_text"> have flesh and bones as you see I </text:span><text:span text:style-name="Bible_5f_text"><text:span text:style-name="T335">HAVE</text:span></text:span><text:span text:style-name="Bible_5f_text"><text:span text:style-name="T5">” </text:span></text:span><text:span text:style-name="Bible_5f_text"><text:span text:style-name="T5"><text:note text:id="ftn9" text:note-class="footnote"><text:note-citation>9</text:note-citation><text:note-body><text:p text:style-name="Footnote"><text:span text:style-name="T5">Luke 24:39 </text:span><text:a xlink:type="simple" xlink:href="https://www.biblegateway.com/passage/?search=Luke+24%3A39&amp;version=NKJV" text:style-name="Internet_20_link" text:visited-style-name="Visited_20_Internet_20_Link"><text:span text:style-name="Definition"><text:span text:style-name="T5">NKJV</text:span></text:span></text:a></text:p></text:note-body></text:note></text:span></text:span><text:span text:style-name="T5">. And at that moment </text:span><text:span text:style-name="T9">he</text:span><text:span text:style-name="T5"> accepted and ate fish in front of them. To Thomas in John 20 he says: </text:span><text:span text:style-name="Bible_5f_text"><text:span text:style-name="T5">”</text:span></text:span><text:span text:style-name="Bible_5f_text"><text:span text:style-name="T28">R</text:span></text:span><text:span text:style-name="Bible_5f_text"><text:span text:style-name="T5">each your finger here, and look at My hands; and reach your hand here, and put it into My side. Do not be unbelieving, but believing” </text:span></text:span><text:span text:style-name="Bible_5f_text"><text:span text:style-name="T5"><text:note text:id="ftn10" text:note-class="footnote"><text:note-citation>10</text:note-citation><text:note-body><text:p text:style-name="Footnote"><text:span text:style-name="T5">John 20:27 </text:span><text:a xlink:type="simple" xlink:href="https://www.biblegateway.com/passage/?search=John+20%3A27&amp;version=NKJV" text:style-name="Internet_20_link" text:visited-style-name="Visited_20_Internet_20_Link"><text:span text:style-name="Definition"><text:span text:style-name="T5">NKJV</text:span></text:span></text:a></text:p></text:note-body></text:note></text:span></text:span><text:span text:style-name="T5">. And Thomas kneels down and says: </text:span><text:span text:style-name="Bible_5f_text"><text:span text:style-name="T5">”</text:span></text:span><text:span text:style-name="Bible_5f_text"><text:span text:style-name="T28">M</text:span></text:span><text:span text:style-name="Bible_5f_text"><text:span text:style-name="T5">y Lord and my God” </text:span></text:span><text:span text:style-name="Bible_5f_text"><text:span text:style-name="T5"><text:note text:id="ftn11" text:note-class="footnote"><text:note-citation>11</text:note-citation><text:note-body><text:p text:style-name="Footnote"><text:span text:style-name="T5">John 20:28 </text:span><text:a xlink:type="simple" xlink:href="https://www.biblegateway.com/passage/?search=John+20%3A28&amp;version=NKJV" text:style-name="Internet_20_link" text:visited-style-name="Visited_20_Internet_20_Link"><text:span text:style-name="Definition"><text:span text:style-name="T5">NKJV</text:span></text:span></text:a></text:p></text:note-body></text:note></text:span></text:span><text:span text:style-name="T5">. The bible tells us of a physical resurrection, </text:span><text:span text:style-name="T10">he </text:span><text:span text:style-name="T5">has a body, </text:span><text:span text:style-name="T10">he </text:span><text:span text:style-name="T5">can be touched, </text:span><text:span text:style-name="T10">he </text:span><text:span text:style-name="T5">can eat, the person who resurrects, it is not something abstract, it is not </text:span><text:span text:style-name="T26">just </text:span><text:span text:style-name="T5">a spirit, it is something physical and </text:span><text:span text:style-name="T10">it </text:span><text:span text:style-name="T5">has flesh and bones.</text:span></text:p>
      <text:p text:style-name="P4">It also tells us about a resurrection that has memory, they recognize <text:span text:style-name="T336">him </text:span>as the same person who was crucified, who died, and who was buried, and <text:span text:style-name="T336">that </text:span>is now among them again. They can hug him, they can touch <text:span text:style-name="T1503">him</text:span>, <text:span text:style-name="T336">he </text:span>eats fish, <text:span text:style-name="T336">he </text:span>has an interaction with them equal to the <text:span text:style-name="T336">one</text:span> before he died. He has the same physical appearance as before he died, <text:span text:style-name="T336">he has </text:span>the wounds <text:span text:style-name="T336">in</text:span> feet and hands. <text:span text:style-name="T336">The resurrected does not</text:span> return in a body of a woman or a child, or in a completely different body, or in a <text:span text:style-name="T336">chicken</text:span> or a dog. No, it is not a reincarnation. <text:span text:style-name="T336">It</text:span> is the same person. He has the same memories and they remember him. <text:span text:style-name="T336">T</text:span>hat's the resurrection which the bible <text:span text:style-name="T336">speaks</text:span> about.</text:p>
      <text:p text:style-name="P4">So if I see and talk to the dead but I can't touch them and they cannot eat fish, if it is not something physical, but purely spiritual, like the dead man seen by King Saul through a witch in the first book of Samuel, he is most likely talking to a spirit that will be anything but Holy, one of those that impersonate <text:span text:style-name="T336">the</text:span> dead, <text:span text:style-name="T336">an evil spirit, </text:span>and not simply a mental problem. <text:span text:style-name="T336">The </text:span>rising from the dead that our Lord <text:span text:style-name="T336">promises</text:span> is physical.</text:p>
      <text:h text:style-name="P517" text:outline-level="4"><text:bookmark-start text:name="__RefHeading___Toc34633_4173466481"/>They can't die.<text:bookmark-end text:name="__RefHeading___Toc34633_4173466481"/></text:h>
      <text:p text:style-name="Text_20_body"><text:span text:style-name="T5">Furthermore, the resurrection described in the bible is a resurrection to </text:span><text:span text:style-name="T11">not </text:span><text:span text:style-name="T5">die </text:span><text:span text:style-name="T11">again </text:span><text:span text:style-name="T5">because he can no longer die. Yeshua tells some Sadducees, in Luke 20, that: </text:span><text:span text:style-name="Bible_5f_text">”</text:span><text:span text:style-name="Bible_5f_text"><text:span text:style-name="T366">n</text:span></text:span><text:span text:style-name="Bible_5f_text">or can they die anymore, for they are equal to the angels and are sons of God, being sons of the resurrection</text:span><text:span text:style-name="Bible_5f_text"><text:span text:style-name="T5">” </text:span></text:span><text:span text:style-name="Bible_5f_text"><text:span text:style-name="T5"><text:note text:id="ftn12" text:note-class="footnote"><text:note-citation>12</text:note-citation><text:note-body><text:p text:style-name="Footnote"><text:span text:style-name="T5">Luke 20:36 </text:span><text:a xlink:type="simple" xlink:href="https://www.biblegateway.com/passage/?search=Luke+20%3A36&amp;version=NKJV" text:style-name="Internet_20_link" text:visited-style-name="Visited_20_Internet_20_Link"><text:span text:style-name="Definition"><text:span text:style-name="T5">NKJV</text:span></text:span></text:a></text:p></text:note-body></text:note></text:span></text:span><text:span text:style-name="T5">, </text:span><text:span text:style-name="T27">it </text:span><text:span text:style-name="T5">is a resurrection that is forever. That's the resurrection </text:span><text:span text:style-name="T11">our Lord talks </text:span><text:span text:style-name="T5">about.</text:span></text:p>
      <text:p text:style-name="P371"><text:span text:style-name="T5">Paul, in 1</text:span><text:span text:style-name="T12">st</text:span><text:span text:style-name="T5"> Corinthians 15, explains that </text:span><text:span text:style-name="Bible_5f_text">”</text:span><text:span text:style-name="Bible_5f_text"><text:span text:style-name="T366">S</text:span></text:span><text:span text:style-name="Bible_5f_text">o also is the resurrection of the dead. The body is sown in corruption, it is raised in incorruption</text:span><text:span text:style-name="Bible_5f_text"><text:span text:style-name="T5">” </text:span></text:span><text:span text:style-name="Bible_5f_text"><text:span text:style-name="T5"><text:note text:id="ftn13" text:note-class="footnote"><text:note-citation>13</text:note-citation><text:note-body><text:p text:style-name="Footnote"><text:span text:style-name="T5">1 Corinthians 15:42 </text:span><text:a xlink:type="simple" xlink:href="https://www.biblegateway.com/passage/?search=1+Corinthians+15%3A42&amp;version=NKJV" text:style-name="Internet_20_link" text:visited-style-name="Visited_20_Internet_20_Link"><text:span text:style-name="Definition"><text:span text:style-name="T5">NKJV</text:span></text:span></text:a></text:p></text:note-body></text:note></text:span></text:span><text:span text:style-name="T5">, it can no longer die. Plus later </text:span><text:soft-page-break/><text:span text:style-name="T5">also in 1</text:span><text:span text:style-name="T12">st</text:span><text:span text:style-name="T5"> </text:span><text:span text:style-name="T12">C</text:span><text:span text:style-name="T5">orinthians 15, it says that: </text:span><text:span text:style-name="Bible_5f_text"><text:span text:style-name="T5">”</text:span></text:span><text:span text:style-name="Bible_5f_text"><text:span text:style-name="T28">A</text:span></text:span><text:span text:style-name="Bible_5f_text"><text:span text:style-name="T5">nd as we have borne the image of the man of dust, we shall also bear the image of the heavenly Man” </text:span></text:span><text:span text:style-name="Bible_5f_text"><text:span text:style-name="T5"><text:note text:id="ftn14" text:note-class="footnote"><text:note-citation>14</text:note-citation><text:note-body><text:p text:style-name="Footnote"><text:span text:style-name="T5">1 Corinthians 15:49 </text:span><text:a xlink:type="simple" xlink:href="https://www.biblegateway.com/passage/?search=1+Corinthians+15%3A49&amp;version=NKJV" text:style-name="Internet_20_link" text:visited-style-name="Visited_20_Internet_20_Link"><text:span text:style-name="Definition"><text:span text:style-name="T5">NKJV</text:span></text:span></text:a></text:p></text:note-body></text:note></text:span></text:span><text:span text:style-name="T5">. That is, in bodies similar to those of angels, or to that of our Lord after being resurrected. In Philippians 3, Paul explains that Jesus Christ </text:span><text:span text:style-name="Bible_5f_text"><text:span text:style-name="T5">”</text:span></text:span><text:span text:style-name="Bible_5f_text"><text:span text:style-name="T28">w</text:span></text:span><text:span text:style-name="Bible_5f_text"><text:span text:style-name="T5">ill transform our lowly body that it may be conformed to His glorious body, according to the working by which He is able even to subdue all things to Himself” </text:span></text:span><text:span text:style-name="Bible_5f_text"><text:span text:style-name="T5"><text:note text:id="ftn15" text:note-class="footnote"><text:note-citation>15</text:note-citation><text:note-body><text:p text:style-name="Footnote"><text:span text:style-name="T5">Philippians 3:21 </text:span><text:a xlink:type="simple" xlink:href="https://www.biblegateway.com/passage/?search=Philippians+3%3A21&amp;version=NKJV" text:style-name="Internet_20_link" text:visited-style-name="Visited_20_Internet_20_Link"><text:span text:style-name="Definition"><text:span text:style-name="T5">NKJV</text:span></text:span></text:a></text:p></text:note-body></text:note></text:span></text:span><text:span text:style-name="T5">. A body that can no longer die. One like his own.</text:span></text:p>
      <text:p text:style-name="P371"><text:span text:style-name="T5">In Luke 24, on the third day after Jesus was buried, some angels appear to the women who went to the grave and the </text:span><text:span text:style-name="T13">women</text:span><text:span text:style-name="T5"> are full of fear they bowed to the ground, but those men said to them, </text:span><text:span text:style-name="Bible_5f_text"><text:span text:style-name="T5">“</text:span></text:span><text:span text:style-name="Bible_5f_text">Why do you seek the living among the dead?”</text:span><text:span text:style-name="Bible_5f_text"><text:span text:style-name="T5"> </text:span></text:span><text:span text:style-name="Bible_5f_text"><text:span text:style-name="T5"><text:note text:id="ftn16" text:note-class="footnote"><text:note-citation>16</text:note-citation><text:note-body><text:p text:style-name="Footnote"><text:span text:style-name="T5">Luke 24:5 </text:span><text:a xlink:type="simple" xlink:href="https://www.biblegateway.com/passage/?search=Luke+24%3A5&amp;version=NKJV" text:style-name="Internet_20_link" text:visited-style-name="Visited_20_Internet_20_Link"><text:span text:style-name="Definition"><text:span text:style-name="T5">NKJV</text:span></text:span></text:a></text:p></text:note-body></text:note></text:span></text:span><text:span text:style-name="T5">.</text:span></text:p>
      <text:p text:style-name="P4"><text:span text:style-name="T337">The resurrected is</text:span> <text:span text:style-name="T337">a</text:span>live forever because <text:span text:style-name="T337">he</text:span> can no longer die !</text:p>
      <text:p text:style-name="P372"><text:span text:style-name="T5">So if I die, they revive me, I rewrite the </text:span><text:span text:style-name="T282">D</text:span><text:span text:style-name="T5">ivine </text:span><text:span text:style-name="T282">C</text:span><text:span text:style-name="T5">omedy and then I die again, as probably happened to the widow's son when </text:span><text:span text:style-name="T28">E</text:span>lijah<text:span text:style-name="T5"> revives him, or the dead man who, when they are going to bury him, </text:span><text:span text:style-name="T13">accidentally </text:span><text:span text:style-name="T5">touch</text:span><text:span text:style-name="T13">es</text:span><text:span text:style-name="T5"> the bones of </text:span><text:span text:style-name="T29">a dead </text:span><text:span text:style-name="T5">Elisha, Elijah's successor, and revives, we are not speaking of the “YHWH </text:span><text:span text:style-name="T14">heelitta </text:span><text:span text:style-name="T5">min Sheol”, of </text:span><text:span text:style-name="T14">the </text:span><text:span text:style-name="T5">raising from the </text:span><text:span text:style-name="T33">grave</text:span><text:span text:style-name="T5"> that YHWH promises. The raising from the dead that our </text:span><text:span text:style-name="T14">L</text:span><text:span text:style-name="T5">ord promises is not to live for a little while after having died and then die forever. No, it is for eternal life, so as to not die </text:span><text:span text:style-name="T15">again</text:span><text:span text:style-name="T5"> because it is no longer possible </text:span><text:span text:style-name="T14">t</text:span><text:span text:style-name="T5">o die.</text:span></text:p>
      <text:h text:style-name="P517" text:outline-level="4"><text:bookmark-start text:name="__RefHeading___Toc34635_4173466481"/>In the sky.<text:bookmark-end text:name="__RefHeading___Toc34635_4173466481"/></text:h>
      <text:p text:style-name="Text_20_body">Of course, the obvious question is: Well, if he's alive, where is he?</text:p>
      <text:p text:style-name="P4">I haven't seen <text:span text:style-name="T338">him</text:span>. Where is Yeshua?</text:p>
      <text:p text:style-name="P373"><text:span text:style-name="T5">Where is that body that </text:span><text:span text:style-name="T367">T</text:span>homas<text:span text:style-name="T5"> put his finger in, </text:span><text:span text:style-name="T16">that </text:span><text:span text:style-name="T5">ate fish with them, </text:span><text:span text:style-name="T16">that </text:span><text:span text:style-name="T5">talked to them and </text:span><text:span text:style-name="T16">that </text:span><text:span text:style-name="T5">interacted in the same way that he had done before </text:span><text:span text:style-name="T16">he</text:span><text:span text:style-name="T5"> die</text:span><text:span text:style-name="T30">d</text:span><text:span text:style-name="T5">?</text:span></text:p>
      <text:p text:style-name="P27">And the answer is given by the bible in the first chapter <text:span text:style-name="T339">in</text:span> <text:span text:style-name="T339">the book of </text:span>Acts of The Apostles: He is in heaven. Or rather in the "shamaim", that vault that Genesis speaks of, that vault that can be seen and that has clouds and that <text:span text:style-name="T368">at</text:span> the time of Adam had waters below and waters above, and that Elohim, or God, called it heaven<text:span text:style-name="T339">s</text:span>. It is a physical heaven, <text:span text:style-name="T339">we </text:span>can see <text:span text:style-name="T339">it</text:span>, it has clouds, it is a vault, and <text:span text:style-name="T368">at</text:span> Adam's time it had waters below and waters above.</text:p>
      <text:p text:style-name="P374"><text:span text:style-name="T5">The bible says that after Yeshua was resurrected he appeared several times and in one of them described in the Acts of the Apostles, while sp</text:span><text:span text:style-name="T31">ea</text:span><text:span text:style-name="T5">k</text:span><text:span text:style-name="T17">ing</text:span><text:span text:style-name="T5"> to some of his followers, and while they were looking </text:span><text:span text:style-name="T17">at him</text:span><text:span text:style-name="T5">, Jesus was lifted up </text:span><text:span text:style-name="T17">to the sky until</text:span><text:span text:style-name="T5"> a cloud </text:span><text:span text:style-name="T17">covered</text:span><text:span text:style-name="T5"> him </text:span><text:soft-page-break/><text:span text:style-name="T5">and they </text:span><text:span text:style-name="T17">could </text:span><text:span text:style-name="T5">no </text:span><text:span text:style-name="T17">longer</text:span><text:span text:style-name="T5"> </text:span><text:span text:style-name="T17">see him</text:span><text:span text:style-name="T5">. And while they stared at the sky, at the "shamaim", </text:span><text:span text:style-name="T17">watching </text:span><text:span text:style-name="T5">Jesus </text:span><text:span text:style-name="T17">depart</text:span><text:span text:style-name="T5">, two men dressed in white, two angels, appeared next to them and said: </text:span><text:span text:style-name="Bible_5f_text">”</text:span><text:span text:style-name="Bible_5f_text"><text:span text:style-name="T369">M</text:span></text:span><text:span text:style-name="Bible_5f_text">en of Galilee, why do you stand gazing up into heaven? This same Jesus, who was taken up from you into heaven, will so come in like manner as you saw Him go into heaven</text:span><text:span text:style-name="Bible_5f_text"><text:span text:style-name="T5">” </text:span></text:span><text:span text:style-name="Bible_5f_text"><text:span text:style-name="T5"><text:note text:id="ftn17" text:note-class="footnote"><text:note-citation>17</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7">NKJV</text:span></text:span></text:a></text:p></text:note-body></text:note></text:span></text:span><text:span text:style-name="T5">. </text:span><text:span text:style-name="T17">H</text:span><text:span text:style-name="T5">e's in heaven, and he'll be back just the same way he </text:span><text:span text:style-name="T17">went </text:span><text:span text:style-name="T283">up </text:span><text:span text:style-name="T17">there</text:span><text:span text:style-name="T5">: physically. The same, not another person, the same person, with the wounds on his feet and hands, with all his power and glory, Yeshua himself announces </text:span><text:span text:style-name="T17">that </text:span><text:span text:style-name="T5">to us in Matthew 24. He will come and reign for </text:span><text:span text:style-name="T17">a </text:span><text:span text:style-name="T5">thousand years from Israel.</text:span></text:p>
      <text:h text:style-name="P517" text:outline-level="4"><text:bookmark-start text:name="__RefHeading___Toc34637_4173466481"/>For all.<text:bookmark-end text:name="__RefHeading___Toc34637_4173466481"/></text:h>
      <text:p text:style-name="Text_20_body"><text:span text:style-name="T5">This resurrection that the bible speaks of is for everyone, for everyone who ha</text:span><text:span text:style-name="T19">s </text:span><text:span text:style-name="T5">lived since Adam and Eve, </text:span><text:span text:style-name="T32">everyone who </text:span><text:span text:style-name="T19">is</text:span><text:span text:style-name="T5"> alive and </text:span><text:span text:style-name="T32">everyone who </text:span><text:span text:style-name="T5">will </text:span><text:span text:style-name="T19">ever </text:span><text:span text:style-name="T5">live. Everyone. Good </text:span><text:span text:style-name="T20">ones</text:span><text:span text:style-name="T5"> and bad </text:span><text:span text:style-name="T20">ones</text:span><text:span text:style-name="T5">. That is what the bible tells us. Yeshua tells us in John 5 that </text:span><text:span text:style-name="Bible_5f_text">”</text:span><text:span text:style-name="Bible_5f_text"><text:span text:style-name="T370">D</text:span></text:span><text:span text:style-name="Bible_5f_text">o not marvel at this; for the hour is coming in which </text:span><text:span text:style-name="Bible_5f_text"><text:span text:style-name="T340">ALL</text:span></text:span><text:span text:style-name="Bible_5f_text"> who are in the graves will hear His voice </text:span><text:span text:style-name="Bible_5f_text"><text:span text:style-name="T370">a</text:span></text:span><text:span text:style-name="Bible_5f_text">nd come forth—those who have done good, to the resurrection of life, and those who have done evil, to the resurrection of</text:span><text:span text:style-name="Bible_5f_text"><text:span text:style-name="T5">” </text:span></text:span><text:span text:style-name="Bible_5f_text"><text:span text:style-name="T5"><text:note text:id="ftn18" text:note-class="footnote"><text:note-citation>18</text:note-citation><text:note-body><text:p text:style-name="Footnote"><text:span text:style-name="T5">John 5:28-29 </text:span><text:a xlink:type="simple" xlink:href="https://www.biblegateway.com/passage/?search=John+5%3A28-29&amp;version=NKJV" text:style-name="Internet_20_link" text:visited-style-name="Visited_20_Internet_20_Link"><text:span text:style-name="Definition"><text:span text:style-name="T5">NKJV</text:span></text:span></text:a></text:p></text:note-body></text:note></text:span></text:span><text:span text:style-name="Bible_5f_text"><text:span text:style-name="T5"><text:s/>“judgment” </text:span></text:span><text:span text:style-name="Bible_5f_text"><text:span text:style-name="T5"><text:note text:id="ftn19" text:note-class="footnote"><text:note-citation>19</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text:span><text:span text:style-name="T5">.</text:span></text:p>
      <text:p text:style-name="P375"><text:span text:style-name="T5">Paul tells us in Acts of the Apostles 24 that </text:span><text:span text:style-name="Bible_5f_text"><text:span text:style-name="T5">“</text:span></text:span><text:span text:style-name="Bible_5f_text">I have hope in God, which they themselves also accept, that there will be a resurrection of the dead, both of the just and the unjust</text:span><text:span text:style-name="Bible_5f_text"><text:span text:style-name="T5">” </text:span></text:span><text:span text:style-name="Bible_5f_text"><text:span text:style-name="T5"><text:note text:id="ftn20" text:note-class="footnote"><text:note-citation>20</text:note-citation><text:note-body><text:p text:style-name="Footnote"><text:span text:style-name="T5">Acts 24:15 </text:span><text:a xlink:type="simple" xlink:href="https://www.biblegateway.com/passage/?search=Acts+24%3A15&amp;version=NKJV" text:style-name="Internet_20_link" text:visited-style-name="Visited_20_Internet_20_Link"><text:span text:style-name="Definition"><text:span text:style-name="T18">NKJV</text:span></text:span></text:a></text:p></text:note-body></text:note></text:span></text:span><text:span text:style-name="T5"><text:s/>and in Revelation 20 The bible tells us that: </text:span><text:span text:style-name="Bible_5f_text"><text:span text:style-name="T5">”</text:span></text:span><text:span text:style-name="Bible_5f_text"><text:span text:style-name="T34">T</text:span></text:span><text:span text:style-name="Bible_5f_text"><text:span text:style-name="T5">he sea gave up the dead who were in it, and Death and Hades delivered up the dead who were in them. And they were judged, each one according to his works” </text:span></text:span><text:span text:style-name="Bible_5f_text"><text:span text:style-name="T5"><text:note text:id="ftn21" text:note-class="footnote"><text:note-citation>21</text:note-citation><text:note-body><text:p text:style-name="Footnote"><text:span text:style-name="T5">Revelation 20:13 </text:span><text:a xlink:type="simple" xlink:href="https://www.biblegateway.com/passage/?search=Revelation+20%3A13&amp;version=NKJV" text:style-name="Internet_20_link" text:visited-style-name="Visited_20_Internet_20_Link"><text:span text:style-name="Definition"><text:span text:style-name="T5">NKJV</text:span></text:span></text:a></text:p></text:note-body></text:note></text:span></text:span><text:span text:style-name="T5">. </text:span><text:span text:style-name="T21">A</text:span><text:span text:style-name="T5">ll the dead </text:span><text:span text:style-name="T21">are</text:span><text:span text:style-name="T5"> resurrect</text:span><text:span text:style-name="T21">ed</text:span><text:span text:style-name="T5">. The resurrection of the bible is for everyone.</text:span></text:p>
      <text:h text:style-name="P517" text:outline-level="4"><text:bookmark-start text:name="__RefHeading___Toc34639_4173466481"/>Has not happened.<text:bookmark-end text:name="__RefHeading___Toc34639_4173466481"/></text:h>
      <text:p text:style-name="Text_20_body"><text:span text:style-name="T5">The resurrection that the bible speaks </text:span><text:span text:style-name="T22">about</text:span><text:span text:style-name="T5"> has not happened. The dead don't go resurrecting as they die. No, in the bible, if you you die, you cannot do anything, </text:span><text:span text:style-name="Bible_5f_text">”</text:span><text:span text:style-name="Bible_5f_text"><text:span text:style-name="T371">f</text:span></text:span><text:span text:style-name="Bible_5f_text">or there is no work or device or knowledge or wisdom in the grave where you are going</text:span><text:span text:style-name="Bible_5f_text"><text:span text:style-name="T5">” </text:span></text:span><text:span text:style-name="Bible_5f_text"><text:span text:style-name="T5"><text:note text:id="ftn22" text:note-class="footnote"><text:note-citation>22</text:note-citation><text:note-body><text:p text:style-name="Footnote"><text:span text:style-name="T5">Ecclesiastes 9:10 </text:span><text:a xlink:type="simple" xlink:href="https://www.biblegateway.com/passage/?search=Ecclesiastes+9%3A10&amp;version=NKJV" text:style-name="Internet_20_link" text:visited-style-name="Visited_20_Internet_20_Link"><text:span text:style-name="Definition"><text:span text:style-name="T5">NKJV</text:span></text:span></text:a></text:p></text:note-body></text:note></text:span></text:span><text:span text:style-name="T5">, there is no memory of God and </text:span><text:span text:style-name="T22">he </text:span><text:span text:style-name="T5">cannot be praised or known </text:span><text:span text:style-name="T5"><text:note text:id="ftn23" text:note-class="footnote"><text:note-citation>23</text:note-citation><text:note-body><text:p text:style-name="Footnote"><text:span text:style-name="T5">Psalms 6:5 </text:span><text:a xlink:type="simple" xlink:href="https://www.biblegateway.com/passage/?search=Psalms+6%3A5&amp;version=NKJV" text:style-name="Internet_20_link" text:visited-style-name="Visited_20_Internet_20_Link"><text:span text:style-name="Definition"><text:span text:style-name="T5">NKJV</text:span></text:span></text:a></text:p></text:note-body></text:note></text:span><text:span text:style-name="T5">. </text:span><text:span text:style-name="T22">A dead</text:span><text:span text:style-name="T5"> body is in the earth, in the </text:span><text:span text:style-name="T35">grave</text:span><text:span text:style-name="T5">, made dust and his spirit </text:span><text:span text:style-name="T22">has </text:span><text:span text:style-name="T5">returned to God who gave it </text:span><text:span text:style-name="T5"><text:note text:id="ftn24" text:note-class="footnote"><text:note-citation>24</text:note-citation><text:note-body><text:p text:style-name="Footnote"><text:span text:style-name="T5">Ecclesiastes 12:7 </text:span><text:a xlink:type="simple" xlink:href="https://www.biblegateway.com/passage/?search=Ecclesiastes+12%3A7&amp;version=NKJV" text:style-name="Internet_20_link" text:visited-style-name="Visited_20_Internet_20_Link"><text:span text:style-name="Definition"><text:span text:style-name="T5">NKJV</text:span></text:span></text:a></text:p></text:note-body></text:note></text:span><text:span text:style-name="T5">, </text:span><text:span text:style-name="T22">in other words</text:span><text:span text:style-name="T5"> everything returned to how it was before </text:span><text:span text:style-name="T22">that person was </text:span><text:span text:style-name="T5">alive. Or as our </text:span><text:span text:style-name="T22">L</text:span><text:span text:style-name="T5">ord says: </text:span><text:span text:style-name="T22">he</text:span><text:span text:style-name="T5"> is asleep. </text:span><text:span text:style-name="T22">A</text:span><text:span text:style-name="T5"> dead man can </text:span><text:span text:style-name="T22">only start </text:span><text:span text:style-name="T5">d</text:span><text:span text:style-name="T22">oing</text:span><text:span text:style-name="T5"> those things when he ceases to be dead, when he has returned to li</text:span><text:span text:style-name="T22">f</text:span><text:span text:style-name="T5">e, when he has risen from the grave.</text:span></text:p>
      <text:p text:style-name="P28">YHWH heelit<text:span text:style-name="T341">a</text:span> min Sheol. </text:p>
      <text:p text:style-name="P499"><text:soft-page-break/><text:span text:style-name="T5">This has not happened with the exception of Yeshua and a few others: more than five hundred, less than 144,000. A few. In Revelation 20, the bible tells us that these few came back to life and reigned with </text:span><text:span text:style-name="T22">Jesus </text:span><text:span text:style-name="T5">Christ for a thousand years </text:span><text:span text:style-name="T5"><text:note text:id="ftn25" text:note-class="footnote"><text:note-citation>25</text:note-citation><text:note-body><text:p text:style-name="Footnote"><text:span text:style-name="T5">Revelation 20:4 </text:span><text:a xlink:type="simple" xlink:href="https://www.biblegateway.com/passage/?search=Revelation+20%3A4&amp;version=NKJV" text:style-name="Internet_20_link" text:visited-style-name="Visited_20_Internet_20_Link"><text:span text:style-name="Definition"><text:span text:style-name="T5">NKJV</text:span></text:span></text:a></text:p></text:note-body></text:note></text:span><text:span text:style-name="T5">, and that </text:span><text:span text:style-name="Bible_5f_text">”</text:span><text:span text:style-name="Bible_5f_text"><text:span text:style-name="T372">t</text:span></text:span><text:span text:style-name="Bible_5f_text">he rest of the dead did not live again until the thousand years were finished</text:span><text:span text:style-name="Bible_5f_text"><text:span text:style-name="T5">” </text:span></text:span><text:span text:style-name="Bible_5f_text"><text:span text:style-name="T5"><text:note text:id="ftn26" text:note-class="footnote"><text:note-citation>26</text:note-citation><text:note-body><text:p text:style-name="Footnote"><text:span text:style-name="T5">Revelation 20:5 </text:span><text:a xlink:type="simple" xlink:href="https://www.biblegateway.com/passage/?search=Revelation+20%3A5&amp;version=NKJV" text:style-name="Internet_20_link" text:visited-style-name="Visited_20_Internet_20_Link"><text:span text:style-name="Definition"><text:span text:style-name="T5">NKJV</text:span></text:span></text:a></text:p></text:note-body></text:note></text:span></text:span><text:span text:style-name="T5">. One thousand years that the day of the Lord lasts. The day of Yeshua Melekh HaMashiakh. One thousand years in which there will be peace because </text:span><text:span text:style-name="T22">the </text:span><text:span text:style-name="T5">Satan will be chained. In Revelation 20 the bible also tells us that </text:span><text:span text:style-name="Bible_5f_text"><text:span text:style-name="T5">“when the thousand years have expired, Satan will be released from his prison” </text:span></text:span><text:span text:style-name="Bible_5f_text"><text:span text:style-name="T5"><text:note text:id="ftn27" text:note-class="footnote"><text:note-citation>27</text:note-citation><text:note-body><text:p text:style-name="Footnote"><text:span text:style-name="T5">Revelation 20:7 </text:span><text:a xlink:type="simple" xlink:href="https://www.biblegateway.com/passage/?search=Revelation+20%3A7&amp;version=NKJV" text:style-name="Internet_20_link" text:visited-style-name="Visited_20_Internet_20_Link"><text:span text:style-name="Definition"><text:span text:style-name="T5">NKJV</text:span></text:span></text:a></text:p></text:note-body></text:note></text:span></text:span><text:span text:style-name="T5"><text:s/>for his total destruction, and </text:span><text:span text:style-name="T23">AFTER</text:span><text:span text:style-name="T5"> that </text:span><text:span text:style-name="T23">then it happens</text:span><text:span text:style-name="T5">: </text:span><text:span text:style-name="Bible_5f_text"><text:span text:style-name="T5">”</text:span></text:span><text:span text:style-name="Bible_5f_text"><text:span text:style-name="T36">T</text:span></text:span><text:span text:style-name="Bible_5f_text"><text:span text:style-name="T5">he sea gave up the dead who were in it, and Death and Hades delivered up the dead who were in them. And they were judged, each one according to his works” </text:span></text:span><text:span text:style-name="Bible_5f_text"><text:span text:style-name="T5"><text:note text:id="ftn28" text:note-class="footnote"><text:note-citation>28</text:note-citation><text:note-body><text:p text:style-name="Footnote"><text:s/><text:span text:style-name="T341">Revelation 20:13 </text:span><text:a xlink:type="simple" xlink:href="https://www.biblegateway.com/passage/?search=Revelation+20%3A13&amp;version=NKJV" text:style-name="Internet_20_link" text:visited-style-name="Visited_20_Internet_20_Link"><text:span text:style-name="T341">NKJV</text:span></text:a></text:p></text:note-body></text:note></text:span></text:span><text:span text:style-name="T5">.</text:span></text:p>
      <text:p text:style-name="P376"><text:span text:style-name="T5">Jesus explains in John 6 that: </text:span><text:span text:style-name="Bible_5f_text">”</text:span><text:span text:style-name="Bible_5f_text"><text:span text:style-name="T373">T</text:span></text:span><text:span text:style-name="Bible_5f_text">his is the will of the Father who sent Me, that of all He has given Me I should lose nothing, but should raise it up at the last day. </text:span><text:span text:style-name="Bible_5f_text"><text:span text:style-name="T374">A</text:span></text:span><text:span text:style-name="Bible_5f_text">nd this is the will of Him who sent Me, that everyone who sees the Son and believes in Him may have everlasting life; and I will raise him up at the last day</text:span><text:span text:style-name="Bible_5f_text"><text:span text:style-name="T5">” </text:span></text:span><text:span text:style-name="Bible_5f_text"><text:span text:style-name="T5"><text:note text:id="ftn29" text:note-class="footnote"><text:note-citation>29</text:note-citation><text:note-body><text:p text:style-name="Footnote"><text:span text:style-name="T5">John 6:39-40 </text:span><text:a xlink:type="simple" xlink:href="https://www.biblegateway.com/passage/?search=John+6%3A39-40&amp;version=NKJV" text:style-name="Internet_20_link" text:visited-style-name="Visited_20_Internet_20_Link"><text:span text:style-name="Definition"><text:span text:style-name="T5">NKJV</text:span></text:span></text:a></text:p></text:note-body></text:note></text:span></text:span><text:span text:style-name="T5">. Not before. </text:span><text:span text:style-name="T37">T</text:span><text:span text:style-name="T5">he resurrection of the vast majority is until the </text:span><text:span text:style-name="T23">LAST</text:span><text:span text:style-name="T5"> day.</text:span></text:p>
      <text:p text:style-name="P4">Paul explains in Second Timothy 2 that some have strayed from the truth saying that our rising, our resurrection, has already <text:span text:style-name="T374">happened</text:span>, and they are thus upsetting the faith of some <text:note text:id="ftn30" text:note-class="footnote"><text:note-citation>30</text:note-citation><text:note-body><text:p text:style-name="Footnote"><text:span text:style-name="T5">2 Timothy 2:18 </text:span><text:a xlink:type="simple" xlink:href="https://www.biblegateway.com/passage/?search=2+Timothy+2%3A18&amp;version=NKJV" text:style-name="Internet_20_link" text:visited-style-name="Visited_20_Internet_20_Link"><text:span text:style-name="Definition"><text:span text:style-name="T5">NKJV</text:span></text:span></text:a></text:p></text:note-body></text:note>. <text:span text:style-name="T342">It </text:span>has not happened. Not for the vast majority of those who have lived, are alive and will live.</text:p>
      <text:h text:style-name="P517" text:outline-level="4"><text:bookmark-start text:name="__RefHeading___Toc34641_4173466481"/><text:span text:style-name="T342">As</text:span>leep.<text:bookmark-end text:name="__RefHeading___Toc34641_4173466481"/></text:h>
      <text:p text:style-name="Text_20_body"><text:span text:style-name="T5">According to John 11 Jesus Christ affirms that: </text:span><text:span text:style-name="Bible_5f_text">”</text:span><text:span text:style-name="Bible_5f_text"><text:span text:style-name="T375">O</text:span></text:span><text:span text:style-name="Bible_5f_text">ur friend Lazarus sleeps, but I go that I may wake him up</text:span><text:span text:style-name="Bible_5f_text"><text:span text:style-name="T5">" </text:span></text:span><text:span text:style-name="Bible_5f_text"><text:span text:style-name="T5"><text:note text:id="ftn31" text:note-class="footnote"><text:note-citation>31</text:note-citation><text:note-body><text:p text:style-name="Footnote"><text:span text:style-name="T5">John 11:11 </text:span><text:a xlink:type="simple" xlink:href="https://www.biblegateway.com/passage/?search=John+11%3A11&amp;version=NKJV" text:style-name="Internet_20_link" text:visited-style-name="Visited_20_Internet_20_Link"><text:span text:style-name="Definition"><text:span text:style-name="T5">NKJV</text:span></text:span></text:a></text:p></text:note-body></text:note></text:span></text:span><text:span text:style-name="T5"><text:s/>and then explains </text:span><text:span text:style-name="Bible_5f_text"><text:span text:style-name="T5">"Lazarus is dead" </text:span></text:span><text:span text:style-name="Bible_5f_text"><text:span text:style-name="T5"><text:note text:id="ftn32" text:note-class="footnote"><text:note-citation>32</text:note-citation><text:note-body><text:p text:style-name="Footnote"><text:span text:style-name="T5">John 11:14 </text:span><text:a xlink:type="simple" xlink:href="https://www.biblegateway.com/passage/?search=John+11%3A14&amp;version=NKJV" text:style-name="Internet_20_link" text:visited-style-name="Visited_20_Internet_20_Link"><text:span text:style-name="Definition"><text:span text:style-name="T5">NKJV</text:span></text:span></text:a></text:p></text:note-body></text:note></text:span></text:span><text:span text:style-name="T5">. </text:span><text:span text:style-name="T23">For a </text:span><text:span text:style-name="T5">dead </text:span><text:span text:style-name="T23">one</text:span><text:span text:style-name="T5">, it is necessary to awaken </text:span><text:span text:style-name="T23">him</text:span><text:span text:style-name="T5"> so that </text:span><text:span text:style-name="T23">he</text:span><text:span text:style-name="T5"> can live again.</text:span></text:p>
      <text:p text:style-name="P376"><text:span text:style-name="T5">And according to Mark 5 and Luke 8 Yeshua affirms: </text:span><text:span text:style-name="Bible_5f_text">”</text:span><text:span text:style-name="Bible_5f_text"><text:span text:style-name="T376">s</text:span></text:span><text:span text:style-name="Bible_5f_text">he is not dead but sleepin</text:span><text:span text:style-name="Bible_5f_text"><text:span text:style-name="T342">g</text:span></text:span><text:span text:style-name="Bible_5f_text"><text:span text:style-name="T5">" </text:span></text:span><text:span text:style-name="Bible_5f_text"><text:span text:style-name="T5"><text:note text:id="ftn33" text:note-class="footnote"><text:note-citation>33</text:note-citation><text:note-body><text:p text:style-name="Footnote"><text:span text:style-name="T5">Mark 5:39 </text:span><text:a xlink:type="simple" xlink:href="https://www.biblegateway.com/passage/?search=Mark+5%3A39&amp;version=NET" text:style-name="Internet_20_link" text:visited-style-name="Visited_20_Internet_20_Link"><text:span text:style-name="Definition"><text:span text:style-name="T5">NET</text:span></text:span></text:a><text:span text:style-name="T5"> Luke 8:52 </text:span><text:a xlink:type="simple" xlink:href="https://www.biblegateway.com/passage/?search=Luke+8%3A52&amp;version=RSV" text:style-name="Internet_20_link" text:visited-style-name="Visited_20_Internet_20_Link"><text:span text:style-name="Definition"><text:span text:style-name="T5">RSV</text:span></text:span></text:a></text:p></text:note-body></text:note></text:span></text:span><text:span text:style-name="T5">. And then </text:span><text:span text:style-name="T23">he </text:span><text:span text:style-name="T5">revives her.</text:span></text:p>
      <text:p text:style-name="P29">Jesus Christ refers to the dead as asleep. And like all sleeping person, they have no consciousness. They are asleep. <text:span text:style-name="T342">A</text:span>sleep <text:span text:style-name="T342">ones </text:span>than he can awaken temporarily, as in the case of Lazarus, or in a permanent way, on the last day, when he promises to give them a body that cannot die, like that of Jesus Christ himself, and bring them back to life. <text:span text:style-name="T342">N</text:span>ot before. The dead <text:span text:style-name="T342">ones </text:span><text:span text:style-name="T376">are </text:span><text:span text:style-name="T342">actually alive in the eyes of</text:span> Jesus Christ but without <text:span text:style-name="T342">a </text:span>body and without consciousness, that is why he calls them asleep. He promise<text:span text:style-name="T342">s to</text:span> awaken them <text:span text:style-name="T342">so </text:span>that they <text:span text:style-name="T376">can</text:span> know him, <text:span text:style-name="T342">so </text:span>that they may have life and life in abundance. <text:span text:style-name="T343">In the </text:span><text:soft-page-break/><text:span text:style-name="T343">mean w</text:span>hile they're asleep they can <text:span text:style-name="T343">not</text:span> <text:span text:style-name="T343">know</text:span> the <text:span text:style-name="T343">one that </text:span>never sleeps, the Father, nor <text:span text:style-name="T343">the one </text:span>who slept three days and three nights, Jesus Christ, because those who are asleep are unconscious and <text:span text:style-name="T376">can</text:span>not speak with <text:span text:style-name="T343">the </text:span>awake <text:span text:style-name="T343">ones</text:span>.</text:p>
      <text:p text:style-name="P4">The bible affirms that, before the resurrection of the dead, the sons of Adam who have died physically, are asleep. <text:span text:style-name="T343">T</text:span>hey can't do <text:span text:style-name="T343">anything</text:span>, they cannot know Jesus Christ and much less the Father.</text:p>
      <text:h text:style-name="P517" text:outline-level="4"><text:bookmark-start text:name="__RefHeading___Toc34643_4173466481"/>A new <text:span text:style-name="T344">earth</text:span>.<text:bookmark-end text:name="__RefHeading___Toc34643_4173466481"/></text:h>
      <text:p text:style-name="Text_20_body">Another question that the bible answers about this supposed resurrection is: Where are those 20 to 30 billion people <text:span text:style-name="T344">that would be resurrected </text:span>going to be?</text:p>
      <text:p text:style-name="P4">In <text:span text:style-name="T344">Heaven</text:span>?</text:p>
      <text:p text:style-name="P4">No. In Revelation 21, John tells us that it will be on a new earth with new <text:span text:style-name="T344">heavens</text:span> <text:note text:id="ftn34" text:note-class="footnote"><text:note-citation>34</text:note-citation><text:note-body><text:p text:style-name="Footnote"><text:span text:style-name="T5">Revelation 21:1 </text:span><text:a xlink:type="simple" xlink:href="https://www.biblegateway.com/passage/?search=Revelation+21%3A1&amp;version=NKJV" text:style-name="Internet_20_link" text:visited-style-name="Visited_20_Internet_20_Link"><text:span text:style-name="Definition"><text:span text:style-name="T5">NKJV</text:span></text:span></text:a></text:p></text:note-body></text:note>. Apparently without seas, without sun and without moon <text:note text:id="ftn35" text:note-class="footnote"><text:note-citation>35</text:note-citation><text:note-body><text:p text:style-name="Footnote"><text:span text:style-name="T5">Revelation 21:23 </text:span><text:a xlink:type="simple" xlink:href="https://www.biblegateway.com/passage/?search=Revelation+21%3A23&amp;version=NKJV" text:style-name="Internet_20_link" text:visited-style-name="Visited_20_Internet_20_Link"><text:span text:style-name="Definition"><text:span text:style-name="T5">NKJV</text:span></text:span></text:a></text:p></text:note-body></text:note>, but right here on this very planet. A<text:span text:style-name="T344">n </text:span><text:span text:style-name="T377">E</text:span><text:span text:style-name="T344">arth</text:span> where God lives with men in a city that comes <text:span text:style-name="T344">DOWN</text:span> from heaven and that John calls the new Jerusalem. And that the nations will walk in the light of that city, and that the kings of the world will give him their riches <text:note text:id="ftn36" text:note-class="footnote"><text:note-citation>36</text:note-citation><text:note-body><text:p text:style-name="Footnote"><text:span text:style-name="T5">Revelation 21:24 </text:span><text:a xlink:type="simple" xlink:href="https://www.biblegateway.com/passage/?search=Revelation+21%3A24&amp;version=NKJV" text:style-name="Internet_20_link" text:visited-style-name="Visited_20_Internet_20_Link"><text:span text:style-name="Definition"><text:span text:style-name="T5">NKJV</text:span></text:span></text:a></text:p></text:note-body></text:note>. John says that <text:span text:style-name="T345">t</text:span>he throne of God and of the Lamb shall be in th<text:span text:style-name="T345">at</text:span> city and his servants will adore him, <text:span text:style-name="T345">that </text:span>they will see him face to face and <text:span text:style-name="T345">that </text:span>they will carry his name on their foreheads. <text:span text:style-name="T345">T</text:span>here will be no night and those who live there will not need lamplight or <text:span text:style-name="T345">sun</text:span>light because God, the Lord, will give them his light and they will reign for all the centuries <text:note text:id="ftn37" text:note-class="footnote"><text:note-citation>37</text:note-citation><text:note-body><text:p text:style-name="Footnote"><text:span text:style-name="T5">Revelation 22:3-5 </text:span><text:a xlink:type="simple" xlink:href="https://www.biblegateway.com/passage/?search=Revelation+22%3A3-5&amp;version=NET" text:style-name="Internet_20_link" text:visited-style-name="Visited_20_Internet_20_Link"><text:span text:style-name="Definition"><text:span text:style-name="T5">NET</text:span></text:span></text:a></text:p></text:note-body></text:note>.</text:p>
      <text:p text:style-name="P377"><text:span text:style-name="T5">John claims to hear a loud voice coming from the throne and saying: </text:span><text:span text:style-name="Bible_5f_text">”</text:span><text:span text:style-name="Bible_5f_text"><text:span text:style-name="T378">L</text:span></text:span><text:span text:style-name="Bible_5f_text">ook! The residence of God is among human beings. He will live among them, and they will be his people, and God himself will be with them. </text:span><text:span text:style-name="Bible_5f_text"><text:span text:style-name="T378">H</text:span></text:span><text:span text:style-name="Bible_5f_text">e will wipe away every tear from their eyes, and death will not exist any more, or mourning, or crying, or pain, for the former things have ceased to exis</text:span><text:span text:style-name="Bible_5f_text"><text:span text:style-name="T345">t</text:span></text:span><text:span text:style-name="Bible_5f_text"><text:span text:style-name="T5">” </text:span></text:span><text:span text:style-name="Bible_5f_text"><text:span text:style-name="T5"><text:note text:id="ftn38" text:note-class="footnote"><text:note-citation>38</text:note-citation><text:note-body><text:p text:style-name="Footnote"><text:span text:style-name="T5">Revelation 22:3 </text:span><text:a xlink:type="simple" xlink:href="https://www.biblegateway.com/passage/?search=Revelation+21%3A3-4&amp;version=NET" text:style-name="Internet_20_link" text:visited-style-name="Visited_20_Internet_20_Link"><text:span text:style-name="Definition"><text:span text:style-name="T5">NET</text:span></text:span></text:a></text:p></text:note-body></text:note></text:span></text:span><text:span text:style-name="T5">.</text:span></text:p>
      <text:p text:style-name="P4">It is not in heaven. It is in a new earth with a new <text:span text:style-name="T346">heavens</text:span>. <text:span text:style-name="T346">It i</text:span>s not that the resurrected ascend to heaven, but <text:span text:style-name="T346">that </text:span>God descends to a new earth to live among men.</text:p>
      <text:h text:style-name="P517" text:outline-level="4"><text:bookmark-start text:name="__RefHeading___Toc34645_4173466481"/>Basis of Faith.<text:bookmark-end text:name="__RefHeading___Toc34645_4173466481"/></text:h>
      <text:p text:style-name="Text_20_body">This resurrection that the bible describes to us, which is physical, in which you can't die, <text:span text:style-name="T346">that i</text:span>s for everyone, <text:span text:style-name="T346">that </text:span>hasn't happened, <text:span text:style-name="T346">that is</text:span> in this same planet, is the basis of <text:span text:style-name="T379">the </text:span>faith in Yeshua. <text:span text:style-name="T346">U</text:span>nfortunately for some <text:span text:style-name="T346">people </text:span>like Hitler, Pablo Escobar, or Stalin, <text:span text:style-name="T346">they </text:span><text:soft-page-break/><text:span text:style-name="T346">will have </text:span>to wait until the raising of the dead to be able to believe in the raising of the dead. And by the grace of YHWH for <text:span text:style-name="T346">the ones who</text:span> already believe in the resurrection that the bible speaks of, the process of entering the Kingdom of God, to the Kingdom of Heaven, it has already begun.</text:p>
      <text:p text:style-name="P4">That Kingdom of Heaven that our Lord speaks <text:span text:style-name="T347">of</text:span>: It is already among you and in you, but no one can say “here it is” or “there it is” because <text:span text:style-name="T347">i</text:span>t can<text:span text:style-name="T347">not</text:span> be seen. That Kingdom of eternal life, of Absolute Truth, of Freedom of Sin, <text:span text:style-name="T347">of </text:span>Salvation from death, <text:span text:style-name="T347">of </text:span>Divine Justice in <text:span text:style-name="T347">the </text:span>hearts, of indescribable <text:span text:style-name="T1504">Gladness</text:span>, of Kindness, of Joy, of total delivery and without conditions, of Forgiveness, of Mercy, of True Love, of <text:span text:style-name="T347">unending </text:span>Peace, the Peace of the Lord, in YHWH, in Yeshua, in the Ruakh HaKodesh. A True and eternal Peace.</text:p>
      <text:p text:style-name="P4">That Kingdom of Heaven is already among you.</text:p>
      <text:h text:style-name="P517" text:outline-level="4"><text:bookmark-start text:name="__RefHeading___Toc34647_4173466481"/>Possible.<text:bookmark-end text:name="__RefHeading___Toc34647_4173466481"/></text:h>
      <text:p text:style-name="Text_20_body">The answer to the question: “Is <text:span text:style-name="T348">it possible </text:span>the resurrection described in the bible?” It is obvious if we only take into account <text:span text:style-name="T348">the </text:span>fundamental aspects <text:span text:style-name="T348">of it</text:span>: which is physical, in which one cannot die, which is for everyone, which has not happened, which is on this very planet. This resurrection is imagined in futuristic movies as a real possibility. However, the resurrection described in the bible has additional characteristics:</text:p>
      <text:p text:style-name="P4">Yeshua, according to Mark 12, tells us that we will be like the angels in heaven <text:note text:id="ftn39" text:note-class="footnote"><text:note-citation>39</text:note-citation><text:note-body><text:p text:style-name="Footnote"><text:span text:style-name="T5">Mark 12:25 </text:span><text:a xlink:type="simple" xlink:href="https://www.biblegateway.com/passage/?search=Mark+12%3A25&amp;version=NKJV" text:style-name="Internet_20_link" text:visited-style-name="Visited_20_Internet_20_Link"><text:span text:style-name="Definition"><text:span text:style-name="T5">NKJV</text:span></text:span></text:a></text:p></text:note-body></text:note>, and these, according to 1 Chronicles 21, can float between heaven and earth <text:note text:id="ftn40" text:note-class="footnote"><text:note-citation>40</text:note-citation><text:note-body><text:p text:style-name="Footnote"><text:span text:style-name="T5">1 Chronicles 21:16 </text:span><text:a xlink:type="simple" xlink:href="https://www.biblegateway.com/passage/?search=1+Chronicles+21%3A16&amp;version=NKJV" text:style-name="Internet_20_link" text:visited-style-name="Visited_20_Internet_20_Link"><text:span text:style-name="Definition"><text:span text:style-name="T5">NKJV</text:span></text:span></text:a></text:p></text:note-body></text:note>. Similar to how Yeshua himself rose into <text:span text:style-name="T349">heaven</text:span>, after resurrected, according to Acts 1 <text:note text:id="ftn41" text:note-class="footnote"><text:note-citation>41</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8">NKJV</text:span></text:span></text:a></text:p></text:note-body></text:note>.</text:p>
      <text:p text:style-name="P4">Furthermore, Yeshua himself, according to Luke 24 and John 20, appears in the midst of the apostles, these being behind closed doors <text:note text:id="ftn42" text:note-class="footnote"><text:note-citation>42</text:note-citation><text:note-body><text:p text:style-name="Footnote"><text:span text:style-name="T5">Luke 24:36 </text:span><text:a xlink:type="simple" xlink:href="https://www.biblegateway.com/passage/?search=Luke+24%3A36&amp;version=NKJV" text:style-name="Internet_20_link" text:visited-style-name="Visited_20_Internet_20_Link"><text:span text:style-name="Definition"><text:span text:style-name="T5">NKJV</text:span></text:span></text:a><text:span text:style-name="T5"> John 20:19 </text:span><text:a xlink:type="simple" xlink:href="https://www.biblegateway.com/passage/?search=John+20%3A19&amp;version=NKJV" text:style-name="Internet_20_link" text:visited-style-name="Visited_20_Internet_20_Link"><text:span text:style-name="Definition"><text:span text:style-name="T5">NKJV</text:span></text:span></text:a></text:p></text:note-body></text:note>, something similar to the teleportation that science fiction movies show us. Thus, a resurrected person does not need to walk to go from one place to another.</text:p>
      <text:p text:style-name="P4">They can also become invisible to some eyes and at the same time visible to other eyes as happened to Balaam and his donkey <text:note text:id="ftn43" text:note-class="footnote"><text:note-citation>43</text:note-citation><text:note-body><text:p text:style-name="Footnote"><text:span text:style-name="T5">Numbers 22:31 </text:span><text:a xlink:type="simple" xlink:href="https://www.biblegateway.com/passage/?search=Numbers+22%3A31&amp;version=NKJV" text:style-name="Internet_20_link" text:visited-style-name="Visited_20_Internet_20_Link"><text:span text:style-name="Definition"><text:span text:style-name="T5">NKJV</text:span></text:span></text:a></text:p></text:note-body></text:note><text:s/>in Numbers 22 or as happened to Elisha and his servant <text:note text:id="ftn44" text:note-class="footnote"><text:note-citation>44</text:note-citation><text:note-body><text:p text:style-name="Footnote"><text:span text:style-name="T5">2 Kings 6:17 </text:span><text:a xlink:type="simple" xlink:href="https://www.biblegateway.com/passage/?search=2+Kings+6%3A17&amp;version=NKJV" text:style-name="Internet_20_link" text:visited-style-name="Visited_20_Internet_20_Link"><text:span text:style-name="Definition"><text:span text:style-name="T5">NKJV</text:span></text:span></text:a></text:p></text:note-body></text:note><text:s/>in 2nd Kings 6.</text:p>
      <text:p text:style-name="P4">And according to 1 Corinthians 6, the body of a resurrected one will not need to eat to keep <text:span text:style-name="T350">being alive</text:span> <text:note text:id="ftn45" text:note-class="footnote"><text:note-citation>45</text:note-citation><text:note-body><text:p text:style-name="Footnote"><text:span text:style-name="T5">1 Corinthians 6:13 </text:span><text:a xlink:type="simple" xlink:href="https://www.biblegateway.com/passage/?search=1+Corinthians+6%3A13&amp;version=NKJV" text:style-name="Internet_20_link" text:visited-style-name="Visited_20_Internet_20_Link"><text:span text:style-name="Definition"><text:span text:style-name="T5">NKJV</text:span></text:span></text:a></text:p></text:note-body></text:note>. Apparently it will be something optional, because our <text:span text:style-name="T350">L</text:span>ord ate grilled fish after he was resurrected <text:note text:id="ftn46" text:note-class="footnote"><text:note-citation>46</text:note-citation><text:note-body><text:p text:style-name="Footnote"><text:span text:style-name="T5">Luke 24:41-43 </text:span><text:a xlink:type="simple" xlink:href="https://www.biblegateway.com/passage/?search=Luke+24%3A41-43&amp;version=NKJV" text:style-name="Internet_20_link" text:visited-style-name="Visited_20_Internet_20_Link"><text:span text:style-name="Definition"><text:span text:style-name="T5">NKJV</text:span></text:span></text:a></text:p></text:note-body></text:note>. Something very convenient that would leave <text:soft-page-break/>plenty of free space for all those resurrected, in that new earth with a new <text:span text:style-name="T350">heavens</text:span>, because it will not be necessary to <text:span text:style-name="T350">grow</text:span> <text:span text:style-name="T351">food </text:span><text:span text:style-name="T380">if it </text:span>is just <text:span text:style-name="T351">something you want</text:span> and not a necessity.</text:p>
      <text:p text:style-name="P4">And if the body of the resurrected is like that of the angels, it will be resistant to physical fire. In Daniel 3 an angel protects Ananias, Misael and Azariah <text:note text:id="ftn47" text:note-class="footnote"><text:note-citation>47</text:note-citation><text:note-body><text:p text:style-name="Footnote"><text:span text:style-name="T5">Daniel 3 </text:span><text:a xlink:type="simple" xlink:href="https://www.biblegateway.com/passage/?search=Daniel+3&amp;version=RSV" text:style-name="Internet_20_link" text:visited-style-name="Visited_20_Internet_20_Link"><text:span text:style-name="Definition"><text:span text:style-name="T5">RSV</text:span></text:span></text:a></text:p></text:note-body></text:note>, and in Judges 13 an angel stands above the fire when announces the birth of Samson <text:note text:id="ftn48" text:note-class="footnote"><text:note-citation>48</text:note-citation><text:note-body><text:p text:style-name="Footnote"><text:span text:style-name="T5">Judges 13 </text:span><text:a xlink:type="simple" xlink:href="https://www.biblegateway.com/passage/?search=Judges+13&amp;version=NKJV" text:style-name="Internet_20_link" text:visited-style-name="Visited_20_Internet_20_Link"><text:span text:style-name="Definition"><text:span text:style-name="T5">NKJV</text:span></text:span></text:a></text:p></text:note-body></text:note>.</text:p>
      <text:p text:style-name="P378"><text:span text:style-name="T5">Thus, the answer to the question: “Is </text:span><text:span text:style-name="T24">it possible </text:span><text:span text:style-name="T5">the resurrection described in the bible?” includes aspects that are more complicated to project to a future with technologies that most people can use in day to day </text:span><text:span text:style-name="T24">basis. </text:span><text:span text:style-name="T5">But, if the bible is true, in the future every person will have access to the explanation of these other aspects of the resurrection because the bible assures that </text:span><text:span text:style-name="Bible_5f_text">”</text:span><text:span text:style-name="Bible_5f_text"><text:span text:style-name="T380">F</text:span></text:span><text:span text:style-name="Bible_5f_text">or nothing is hidden that will not be revealed, and nothing concealed that will not be made known and brought to light</text:span><text:span text:style-name="Bible_5f_text"><text:span text:style-name="T5">" </text:span></text:span><text:span text:style-name="Bible_5f_text"><text:span text:style-name="T5"><text:note text:id="ftn49" text:note-class="footnote"><text:note-citation>49</text:note-citation><text:note-body><text:p text:style-name="Footnote"><text:span text:style-name="T5">Luke 8:17 </text:span><text:a xlink:type="simple" xlink:href="https://www.biblegateway.com/passage/?search=Luke+8%3A17&amp;version=NET" text:style-name="Internet_20_link" text:visited-style-name="Visited_20_Internet_20_Link"><text:span text:style-name="Definition"><text:span text:style-name="T5">NET</text:span></text:span></text:a></text:p></text:note-body></text:note></text:span></text:span><text:span text:style-name="T5">.</text:span></text:p>
      <text:p text:style-name="P379"><text:span text:style-name="T5">Perhaps this is why Our Lord Yeshua, according to John 6, assures that </text:span><text:span text:style-name="Bible_5f_text">”</text:span><text:span text:style-name="Bible_5f_text"><text:span text:style-name="T381">N</text:span></text:span><text:span text:style-name="Bible_5f_text">o one can come to me unless the Father who sent me</text:span><text:span text:style-name="Bible_5f_text"><text:span text:style-name="T5">” </text:span></text:span><text:span text:style-name="Bible_5f_text"><text:span text:style-name="T5"><text:note text:id="ftn50" text:note-class="footnote"><text:note-citation>50</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text:span text:style-name="Bible_5f_text"><text:span text:style-name="T5"><text:s/>“drag</text:span></text:span><text:span text:style-name="Bible_5f_text"><text:span text:style-name="T25">s</text:span></text:span><text:span text:style-name="Bible_5f_text"><text:span text:style-name="T5"> </text:span></text:span><text:span text:style-name="Bible_5f_text"><text:span text:style-name="T25">him </text:span></text:span><text:span text:style-name="Bible_5f_text"><text:span text:style-name="T5">first” </text:span></text:span><text:span text:style-name="Bible_5f_text"><text:span text:style-name="T5"><text:note text:id="ftn51" text:note-class="footnote"><text:note-citation>51</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4">So if the bible is true, no one, absolutely n<text:span text:style-name="T352">o </text:span>one, after resurrected, will be able to answer "NO" to the question:</text:p>
      <text:p text:style-name="P4">“Is the resurrection described in the bible possible?”</text:p>
      <text:h text:style-name="P514" text:outline-level="3"><text:bookmark-start text:name="__RefHeading___Toc34649_4173466481"/>The <text:span text:style-name="T353">C</text:span>loth.<text:bookmark-end text:name="__RefHeading___Toc34649_4173466481"/></text:h>
      <text:p text:style-name="Text_20_body">To the image found on the piece of cloth known as The <text:span text:style-name="T353">Shroud</text:span> of Turin <text:span text:style-name="T354">they </text:span>have made technical studies of spectroscopy, thermography and infrared photography, ultra-violet photography, fluorescen<text:span text:style-name="T383">ce</text:span> spectroscopy, x-ray radiography, transmitted and reflected light photography, optical and atomic resolution microscopy with electron microscopes and x-ray scanning microscopes, carbon-14, biological studies of pollen, <text:span text:style-name="T383">studies </text:span>of blood, criminalistic, forensic, artistic, cultural studies and many others. In summary is the most studied piece of cloth with <text:span text:style-name="T383">a wide arrange of</text:span> techniques and technologies known to man and has been found to <text:span text:style-name="T382">have</text:span> some features that make it different from any other image known to man.</text:p>
      <text:h text:style-name="P517" text:outline-level="4"><text:bookmark-start text:name="__RefHeading___Toc34651_4173466481"/>A negative.<text:bookmark-end text:name="__RefHeading___Toc34651_4173466481"/></text:h>
      <text:p text:style-name="Text_20_body">The image of the body on the <text:span text:style-name="T353">Shroud</text:span> of Turin is the only inverted color<text:span text:style-name="T384">s</text:span> image or "photographic negative" <text:span text:style-name="T384">dated before the </text:span>1800<text:span text:style-name="T384">s</text:span> known <text:span text:style-name="T384">to</text:span> men. This was only evident <text:soft-page-break/>until photography was invented in 1800<text:span text:style-name="T384">s</text:span> and years later Secondo Pia t<text:span text:style-name="T384">ook</text:span> a photograph of <text:span text:style-name="T384">the shroud</text:span> in 1898. <text:span text:style-name="T386">W</text:span><text:span text:style-name="T385">hile developing </text:span><text:span text:style-name="T386">the photograph,</text:span><text:span text:style-name="T385"> </text:span><text:span text:style-name="T384">he watched </text:span>the negative of the photograph <text:span text:style-name="T386">and </text:span>observed <text:span text:style-name="T384">that it was the </text:span>positive of the image on the <text:span text:style-name="T384">shroud</text:span>. There is a historical record of the <text:span text:style-name="T388">S</text:span><text:span text:style-name="T387">hroud of </text:span>Turin <text:span text:style-name="T387">since</text:span> 1357 when it was exhibited in Lirey France. If photography was invented in <text:span text:style-name="T387">the </text:span>1800<text:span text:style-name="T387">s</text:span> and there is no negative image of person, animal or thing, before <text:span text:style-name="T387">the </text:span>1800<text:span text:style-name="T387">s</text:span>, with the exception of the <text:span text:style-name="T387">Shorud of </text:span>Turin and its artistic copies: who made the <text:span text:style-name="T387">Sh</text:span><text:span text:style-name="T388">r</text:span><text:span text:style-name="T387">oud of </text:span>Turin?</text:p>
      <text:h text:style-name="P517" text:outline-level="4"><text:bookmark-start text:name="__RefHeading___Toc34653_4173466481"/>Photographic realism.<text:bookmark-end text:name="__RefHeading___Toc34653_4173466481"/></text:h>
      <text:p text:style-name="Text_20_body">The degree of detail in the anatomical proportions of the human figure of the <text:span text:style-name="T388">shroud</text:span> is photo-realistic and the amount of information per image area on the <text:span text:style-name="T388">shroud</text:span> is greater than any photograph made with a modern 15 megapixel cell phone. Thus, the <text:span text:style-name="T388">shroud </text:span>presents photographic characteristics and quality but it is not a photograph. There is no image prior to the invention of photography with this level of realism and detail. So who made the <text:span text:style-name="T387">Sh</text:span><text:span text:style-name="T388">r</text:span><text:span text:style-name="T387">oud of </text:span>Turin?</text:p>
      <text:h text:style-name="P517" text:outline-level="4"><text:bookmark-start text:name="__RefHeading___Toc34655_4173466481"/>Oxidized microfibers.<text:bookmark-end text:name="__RefHeading___Toc34655_4173466481"/></text:h>
      <text:p text:style-name="P500">The material of the shroud where the image of the body is found is linen. One of the main components of linen is cellulose. The threads of the fabric that forms the shroud have thousands of microfibers. A <text:span text:style-name="T389">m</text:span>icrofiber is thinner than a human hair. The image of the body <text:span text:style-name="T389">in t</text:span>he shroud is formed on the surface of the outer microfibers of the shroud threads and only in the parts where said microfibers are external to the thread they form. If the microfiber penetrates the thread, in said part <text:span text:style-name="T1505">it </text:span>is not modified. <text:span text:style-name="T1505">T</text:span>he image <text:span text:style-name="T1505">is formed by </text:span>very small dehydrations, oxidations or "aging" of the surface cellulose that makes up the shroud microfibers. <text:span text:style-name="T1505">Billions of them</text:span> form the image of the body on the shroud. Thus, the image of the body is part of the shroud, of the microfibers of the shroud. There is no pigment in the microfibers. <text:span text:style-name="T1505">A</text:span>nd there is only modifications where there is no blood. There are no modifications below the blood. The image of the body is posterior to the blood. It is as if with a laser <text:span text:style-name="T389">someone </text:span>would have modified, burned, the microfibers, aging nanometric parts of each microfiber, burning the surface of each microfiber. <text:span text:style-name="T389">The burnings</text:span> have no directionality so each modification is independent of each other. The image is <text:span text:style-name="T389">on the </text:span>very surface and constitutive part of the microfibers of the threads that form the shroud. This is why the image has not moved, shifted or distorted neither by fire nor by water to which the shroud <text:span text:style-name="T389">has beeen exposed</text:span>. This is <text:soft-page-break/>also why, as the shroud has aged, the image <text:span text:style-name="T389">has </text:span>lost contrast, but <text:span text:style-name="T389">the </text:span>information <text:span text:style-name="T389">itself </text:span>about the image of the body <text:span text:style-name="T389">has been preserved</text:span>. There is no image of person, animal or thing, prior to the year 1978, apart from the shroud <text:span text:style-name="T389">of </text:span>Turin, with this characteristic. And then from 1978, just some attempts to reproduce an image like the <text:span text:style-name="T389">one in the </text:span>shroud claim to have this characteristic. There is no <text:span text:style-name="T389">image</text:span> and has <text:span text:style-name="T389">never</text:span> been <text:span text:style-name="T389">a </text:span>man-made image exhibiting this feature. <text:span text:style-name="T389">It was n</text:span>ot even known that the shroud had this characteristic before 1978. Thus who made the <text:span text:style-name="T387">Sh</text:span><text:span text:style-name="T388">r</text:span><text:span text:style-name="T387">oud of </text:span>Turin?</text:p>
      <text:h text:style-name="P517" text:outline-level="4"><text:bookmark-start text:name="__RefHeading___Toc34657_4173466481"/><text:span text:style-name="T390">I</text:span>nformation <text:span text:style-name="T390">in the image</text:span>.<text:bookmark-end text:name="__RefHeading___Toc34657_4173466481"/></text:h>
      <text:p text:style-name="Text_20_body">When analyzing the image of the body in the shroud of Turin, <text:span text:style-name="T391">it is </text:span>observe<text:span text:style-name="T391">d</text:span> a correlation between “image density” and distance from the body to the fabric. At a greater distance, the image is clearer, and at a smaller distance to the <text:span text:style-name="T391">fabric</text:span>, the image is darker. This allows you to create computer images that have three-dimensional characteristics. Thus, the shroud has holographic characteristics but is not a hologram. The level of detail in the bon<text:span text:style-name="T391">e</text:span> features of the image it is comparable in some parts to an x-ray. Thus, the shroud also has radiographic features but is not an x-ray. There is no image of a person, animal or thing, prior to the year 1978, apart from the Turin shroud, with <text:span text:style-name="T393">both</text:span> characteristic<text:span text:style-name="T393">s</text:span>. And after 1978 only some attempts to reproduce an image like the shroud <text:span text:style-name="T392">claim to have </text:span>th<text:span text:style-name="T393">ese</text:span> characteristic<text:span text:style-name="T393">s</text:span>. No photograph taken with a cellular, neither before nor after 1978 presents th<text:span text:style-name="T394">e</text:span>s<text:span text:style-name="T394">e</text:span> characteristic<text:span text:style-name="T394">s</text:span>. <text:span text:style-name="T392">I</text:span>t was not even known that the shroud had th<text:span text:style-name="T394">e</text:span>s<text:span text:style-name="T394">e</text:span> characteristic<text:span text:style-name="T394">s</text:span> before 1978. So who made the <text:span text:style-name="T387">Sh</text:span><text:span text:style-name="T388">r</text:span><text:span text:style-name="T387">oud of </text:span>Turin?</text:p>
      <text:h text:style-name="P517" text:outline-level="4"><text:bookmark-start text:name="__RefHeading___Toc34659_4173466481"/>Ultraviolet light.<text:bookmark-end text:name="__RefHeading___Toc34659_4173466481"/></text:h>
      <text:p text:style-name="Text_20_body">The separation of blood in serous phase from blood in corpuscular phase only occurs at the time of death. <text:span text:style-name="T395">B</text:span>lood serum and other substances in human blood are invisible to the human eye but visible under ultra-violent light, these techniques are used in the modern crime <text:span text:style-name="T395">scene </text:span>investigation. The shroud presents this type of separation in the flank wound. If this kind of evidence was only perceivable until the invention of modern forensic techniques <text:span text:style-name="T395">using </text:span>ultra-violet light and the shroud is <text:span text:style-name="T395">from</text:span> before <text:span text:style-name="T395">the </text:span>1900<text:span text:style-name="T395">s</text:span>, who before <text:span text:style-name="T395">the </text:span>1900<text:span text:style-name="T395">s</text:span> <text:span text:style-name="T395">was so </text:span>careful to separate the two phases in the bloodstain on the side <text:span text:style-name="T1506">of </text:span><text:span text:style-name="T395">the body</text:span> and thus differentiate it from other ante-mortem wounds in a forensic <text:s/>analysis that was only possible until the 20th century? <text:span text:style-name="T397">W</text:span>ho made the <text:span text:style-name="T387">Sh</text:span><text:span text:style-name="T388">r</text:span><text:span text:style-name="T387">oud of </text:span>Turin?</text:p>
      <text:h text:style-name="P517" text:outline-level="4"><text:bookmark-start text:name="__RefHeading___Toc34661_4173466481"/><text:soft-page-break/>Bilirubin.<text:bookmark-end text:name="__RefHeading___Toc34661_4173466481"/></text:h>
      <text:p text:style-name="Text_20_body">In cases of violent death <text:span text:style-name="T396">with torture</text:span>, hemoglobin production is very high. <text:span text:style-name="T396">W</text:span>hen hemoglobin breaks down one of the products is bilirubin. The shroud blood remains red due to high rates of bilirubin in the blood. This forensic information was only known until the 20th century, so the body that was in contact with the shroud of Turin suffered a violent death <text:span text:style-name="T396">with torture</text:span>, because no one before the 20th century could falsify a detail that <text:span text:style-name="T396">he</text:span> did not know <text:span text:style-name="T396">he</text:span> should falsify: that the blood <text:span text:style-name="T396">of a</text:span> violent death <text:span text:style-name="T396">with torture </text:span>presents high levels of bilirubin. <text:span text:style-name="T396">S</text:span>o who made the <text:span text:style-name="T387">Sh</text:span><text:span text:style-name="T388">r</text:span><text:span text:style-name="T387">oud of </text:span>Turin?</text:p>
      <text:h text:style-name="P517" text:outline-level="4"><text:bookmark-start text:name="__RefHeading___Toc34663_4173466481"/>Forensic details.<text:bookmark-end text:name="__RefHeading___Toc34663_4173466481"/></text:h>
      <text:p text:style-name="Text_20_body">There are multiple forensic details that are present on the shroud of Turin and which are consistent with modern forensic science and a death by crucifixion as described in the gospels: inflammation <text:span text:style-name="T398">of the </text:span>belly, <text:span text:style-name="T399">hiden </text:span>thumb<text:span text:style-name="T399">s</text:span>, high levels of bilirubin in blood, blood phase separation in post-mortem wounds, small subcutaneous hemorrhages or hematohidrosis, the body position with rigor-mortis, threads of blood on the face and arms consistent with a crucifixion, the wound to the side, the wounds of feet and hands from a Roman crucifixion, head wounds consistent with a thorny helmet exclusive to the execution of Christ, the wounds throughout the body consistent with <text:span text:style-name="T399">a </text:span>whipping with <text:span text:style-name="T399">a</text:span> Roman flagrum, the dislocated shoulder, the portion of beard torn off, the bruises on the face, the various types of pollen from the Jerusalem area in times of spring consistent with the helmet of thorns, the flowers, oils and ointments from a burial of a wealthy Jew like Joseph of Arimathea, and many others. That is, the shroud presents all the evidence of someone who died just as <text:span text:style-name="T399">the </text:span>Jesus Christ of the gospels died. There is no other piece of cloth in the whole history of humanity, apart from the shroud of Turin, with all the criminalistics and forensic evidence consistent with the death of Jesus described in the gospel, even if some of th<text:span text:style-name="T400">e</text:span>s<text:span text:style-name="T400">e</text:span> evidence w<text:span text:style-name="T400">ere</text:span> completely invalid or unacceptable <text:span text:style-name="T400">for a hard sceptic</text:span>. So who made the <text:span text:style-name="T387">Sh</text:span><text:span text:style-name="T388">r</text:span><text:span text:style-name="T387">oud of </text:span>Turin?</text:p>
      <text:h text:style-name="P517" text:outline-level="4"><text:bookmark-start text:name="__RefHeading___Toc34665_4173466481"/><text:span text:style-name="T401">Replications</text:span>.<text:bookmark-end text:name="__RefHeading___Toc34665_4173466481"/></text:h>
      <text:p text:style-name="Text_20_body">There is no <text:span text:style-name="T401">replication</text:span> of the shroud that even meets with a tenth of the characteristics <text:span text:style-name="T1506">of those in</text:span> the shroud of Turin. Perhaps the most complete (whole body) and thorough attempt (trying to imitate the characteristics that were known in 1978) has been that of Garlaschelli in 2010. This attempt could not overcome resolution, pigmentation, thermal stability and ultra-violet analysis that has overcome the shroud. That not to mention all <text:soft-page-break/>the forensic details that the <text:span text:style-name="T1506">shroud</text:span> presents. The truth is that today with today's technology, year 2022, counted from the approximate year of the birth of Jesus Christ, of the king of kings, of the Meshiakh of YHWH, the man has not been able to produce a fabric with the characteristics of the shroud <text:span text:style-name="T1506">in</text:span> Turin. And even if he could do it, even if he could rep<text:span text:style-name="T401">licate it</text:span> in <text:span text:style-name="T401">the</text:span> future: <text:span text:style-name="T1506">W</text:span>here, in what part of the world, where is an image of person, animal or thing, with verifiable historical record, prior to 1800, when photography was invented, <text:span text:style-name="T401">that is a</text:span> photographic negative, with photographic realism in its anatomical details? And that’<text:span text:style-name="T1507">s just without</text:span> ask<text:span text:style-name="T1507">ing</text:span> about its holographic, radiographic characteristics and all the forensic evidence only known and verifiable until the 20th century that was f<text:span text:style-name="T1507">ou</text:span>nd <text:span text:style-name="T1507">in </text:span>the shroud. Where? Negative? From when? With verifiable historical record? With photo-realism? It does not exist, nor has existed in the world another linen shroud that presents the characteristics of the Turin shroud. <text:span text:style-name="T401">Period</text:span>. So if the shroud <text:span text:style-name="T401">of </text:span>Turin was not made by man, who made the shroud of Turin? Could it be that <text:span text:style-name="T401">it was made by </text:span>the same <text:span text:style-name="T401">person that has </text:span>enough technical creativity to reconstruct a human being? The creator? Because all the evidence indicates <text:span text:style-name="T401">that it was not made by </text:span>human<text:span text:style-name="T401">s</text:span>.</text:p>
      <text:h text:style-name="P512" text:outline-level="3"><text:bookmark-start text:name="__RefHeading___Toc34667_4173466481"/><text:span text:style-name="T388">P</text:span>ast.<text:bookmark-end text:name="__RefHeading___Toc34667_4173466481"/></text:h>
      <text:h text:style-name="P517" text:outline-level="4"><text:bookmark-start text:name="__RefHeading___Toc34669_4173466481"/>Methods.<text:bookmark-end text:name="__RefHeading___Toc34669_4173466481"/></text:h>
      <text:p text:style-name="Text_20_body">To determine the past, <text:span text:style-name="T1508">the </text:span>human being has developed a method. It is <text:span text:style-name="T402">s</text:span>imilar to judicial systems. For each event, the historical sources, whether physical or narrative, <text:span text:style-name="T402">are studied to </text:span>determine <text:span text:style-name="T402">the </text:span>who, when, how, where, <text:span text:style-name="T402">and </text:span>why of <text:span text:style-name="T402">each</text:span> source. The credibility of <text:span text:style-name="T402">each</text:span> source <text:span text:style-name="T402">is evaluated </text:span>and then the historical sources are crossed <text:span text:style-name="T1508">examined </text:span>to try to establish the <text:span text:style-name="T402">coincidences</text:span>, analyz<text:span text:style-name="T402">ing</text:span> the sources, and <text:span text:style-name="T402">then that information is used </text:span>to establish the best explanation of the past.</text:p>
      <text:p text:style-name="P4">The sources of the recent past have been made a little more credible with the possibility of man to record audio and video and easily spread it using the internet. And since the 15th century, with the invention of the printing press, <text:span text:style-name="T1508">and </text:span>the dissemination of the written medium, <text:span text:style-name="T1508">it </text:span>has been much easier <text:span text:style-name="T1508">to stablish a credible past.</text:span></text:p>
      <text:p text:style-name="P4">Thus, the method for determining the past has benefited from the technical creativity of man, but this only affects the ability to determine the recent past. Sources for the past before the 15th century are <text:span text:style-name="T403">more scarce</text:span>.</text:p>
      <text:h text:style-name="P518" text:outline-level="4"><text:bookmark-start text:name="__RefHeading___Toc34671_4173466481"/><text:soft-page-break/><text:span text:style-name="T404">C</text:span><text:span text:style-name="T402">oincidences</text:span>.<text:bookmark-end text:name="__RefHeading___Toc34671_4173466481"/></text:h>
      <text:p text:style-name="Text_20_body">When a person wants to search for information on the Internet, he chooses a set of words that are <text:span text:style-name="T405">are as </text:span>specific <text:span text:style-name="T405">as possible </text:span>to the information <text:span text:style-name="T405">he is l</text:span>ooking <text:span text:style-name="T1509">f</text:span>or. If I search only for "Jose" I will not find the page of the person I am looking for, but if I search for 4 words “Jose Luis Quiroga github” I will find exactly the page that I am searching despite the immense amount of information that is <text:span text:style-name="T1509">on the</text:span> Internet.</text:p>
      <text:p text:style-name="P32">With only 3 or 4 words that identify what I am looking for, <text:span text:style-name="T406">that</text:span> <text:span text:style-name="T406">make a unique </text:span>set, exclusive of the information I am looking for, I will find the information. That set of words begins to function as a key for the page <text:span text:style-name="T406">containing those</text:span> 3 or 4 words.</text:p>
      <text:p text:style-name="P4">It is the power of coincidences. Despite the vast amount of information on the Internet, it is possible to find a<text:span text:style-name="T407">n specific</text:span> page with only 3 or 4 words that are mandatory and exclusive to that page.</text:p>
      <text:p text:style-name="P33">In judicial processes, when evidence is analyzed, a similar process <text:span text:style-name="T408">is used </text:span>to try to establish the truth of an event of the <text:span text:style-name="T408">p</text:span>ast. Most processes are decided based on circumstantial evidence, that is, <text:span text:style-name="T408">that </text:span>by coincidence <text:span text:style-name="T408">it </text:span>favors or disfavors the accused. When the coincidences are too many in one way or another it is easy to make a decision. Each coincidence decreases exponentially the statistical probability of an event <text:span text:style-name="T408">different to </text:span>the one <text:span text:style-name="T408">that the </text:span>coincidence supports. The effect of cumulative coincidence<text:span text:style-name="T408">s</text:span> is of exponential <text:span text:style-name="T408">kind</text:span>.</text:p>
      <text:p text:style-name="P4">You can have different criteria to decide if something did happen, or did not happen, based solely on coincidence<text:span text:style-name="T408">s</text:span>. Th<text:span text:style-name="T408">ere </text:span>is the criteria of "preponderance" which is when the balance of coincidences is greater to one of the two options. Other criteria may be that of “clear and convincing” and “without reasonable doubt”. They all involve a level of certainty as to whether something really did happen or did not happen. But all of these imply only "believing" something. Regarding the past, we can <text:span text:style-name="T408">not </text:span>be absolutely certain of anything.</text:p>
      <text:p text:style-name="P4">In a similar way to how a judicial system seeks to establish the veracity of a past event, historians have a method <text:span text:style-name="T409">based on coincidences</text:span> to establish whether an event happened or not.</text:p>
      <text:p text:style-name="P34">In the case of history the events are generated by human beings. <text:span text:style-name="T410">And</text:span> it is precisely that exponential effect of the accumulation of coincidences, and its logical analysis, which allows us to decide <text:span text:style-name="T410">the direction in the balance </text:span>of what is possible, of what is feasible, of <text:soft-page-break/>the best rational explanation, <text:span text:style-name="T410">is inclined to</text:span>. <text:span text:style-name="T410">It allows us to d</text:span>ecide what to believe regarding that possible and credible past.</text:p>
      <text:p text:style-name="P4">Yet another reason to say that since we cannot travel to the past, or see, or listen to the past, it is IMPOSSIBLE to be certain of said past. Even our own past may not be exactly as we remember <text:span text:style-name="T411">it.</text:span></text:p>
      <text:p text:style-name="P4">Although the sources of the recent past are more credible than th<text:span text:style-name="T411">ose of</text:span> <text:span text:style-name="T411">a </text:span>distant past, we can only BELIEVE the past.</text:p>
      <text:h text:style-name="P517" text:outline-level="4"><text:bookmark-start text:name="__RefHeading___Toc34673_4173466481"/><text:span text:style-name="T412">People</text:span>.<text:bookmark-end text:name="__RefHeading___Toc34673_4173466481"/></text:h>
      <text:p text:style-name="Text_20_body">In the previous examples, the one of pages in Internet, the one of events judicial or historical, it is very important to bear in mind that the events were generated by human beings, by intelligent beings with capacity of decision, with will.</text:p>
      <text:p text:style-name="P4">People wrote those pages on the Internet, people did or didn't <text:span text:style-name="T412">do those </text:span>events of the past. This kind of approach to the "probable", <text:span text:style-name="T412">to the </text:span>“possible” is very different from assuming that the events were randomly generated <text:span text:style-name="T412">by chance</text:span>.</text:p>
      <text:p text:style-name="P35">Chance has no intelligence, no capacity for decision, no will, no intention. Chance does not lie, it does not deceive, it has no personal interests or needs or desires.</text:p>
      <text:p text:style-name="P4">I make this comment for when I refer to some religions, <text:span text:style-name="T414">some belief systems,</text:span> based on events generated by chance, by <text:span text:style-name="T413">luck</text:span>, <text:span text:style-name="T413">that are popularly regarded as </text:span>"science".</text:p>
      <text:p text:style-name="P36">The reason is very simple, a machine that is good for something does not work by <text:span text:style-name="T414">luck</text:span>, nor by chance. There is always a mechanism, a design, a logic. That's why there is no mathematical function that generates <text:span text:style-name="T414">pure</text:span><text:span text:style-name="T416">ly</text:span><text:span text:style-name="T414"> </text:span>random numbers. A computer cannot generate a sequence completely random of ones or zeros. The program does not exist. <text:span text:style-name="T414">Do </text:span>not <text:span text:style-name="T414">look for it</text:span>. You waste your time.</text:p>
      <text:p text:style-name="P4">But there are <text:span text:style-name="T416">some </text:span>religions that believe so. And they <text:span text:style-name="T414">are </text:span><text:span text:style-name="T416">regarded</text:span><text:span text:style-name="T414"> as </text:span>science<text:span text:style-name="T414">s</text:span>.</text:p>
      <text:p text:style-name="P4">Fortunately, <text:span text:style-name="T415">history</text:span> is about people.</text:p>
      <text:h text:style-name="P517" text:outline-level="4"><text:bookmark-start text:name="__RefHeading___Toc34675_4173466481"/>Assuming.<text:bookmark-end text:name="__RefHeading___Toc34675_4173466481"/></text:h>
      <text:p text:style-name="Text_20_body">Mr. Cheerful has a large family and several pets.</text:p>
      <text:p text:style-name="P4">Mr. Cheerful enters the bathroom and finds that the sink faucet is leaking, the drain is blocked and the sink is filling <text:span text:style-name="T417">up</text:span>.</text:p>
      <text:p text:style-name="P37"><text:soft-page-break/>Mr. Cheerful has a high-tech instrument that lets <text:span text:style-name="T418">him</text:span> know how much water is in a container just by pointing at it. And <text:span text:style-name="T418">he</text:span> can take the measurement every microsecond.</text:p>
      <text:p text:style-name="P4">Mr. Cheerful wants to know how long the faucet has been leaking <text:span text:style-name="T418">in</text:span> his sink and reasons as follows:</text:p>
      <text:p text:style-name="P38">Assuming the sink was empty when the faucet was closed.</text:p>
      <text:p text:style-name="P4">Assuming all the water in the sink comes from the faucet.</text:p>
      <text:p text:style-name="P38">Assuming that since the faucet was closed the <text:span text:style-name="T419">drain</text:span> has not been unlocked.</text:p>
      <text:p text:style-name="P39">Assuming that no one has manipulated the faucet to open <text:span text:style-name="T420">it </text:span>or close it anymore <text:span text:style-name="T420">or anyless </text:span>than it is right now.</text:p>
      <text:p text:style-name="P39"><text:span text:style-name="T420">THEN,</text:span> with the high-tech instrument, Mr. Cheerful can measure at what rate the sink is filling because in one second <text:span text:style-name="T420">he can check </text:span>a million times the amount of water in the sink and then <text:span text:style-name="T420">he</text:span> can calculate how long the faucet has been leaking.</text:p>
      <text:p text:style-name="P4">Anyone can see that Mr. Cheerful's problem is not is in <text:span text:style-name="T421">his</text:span> high-tech instrument, nor in the technology that is used to build the instrument.</text:p>
      <text:p text:style-name="P40">The problem is in Mr. Cheerful's assumptions.</text:p>
      <text:p text:style-name="P4">There is no guarantee that one of <text:span text:style-name="T422">his</text:span> children <text:span text:style-name="T422">did</text:span> not flush the sink, or that two of them were playing paper boat, or that the cat or one of his pets opened the faucet a little <text:span text:style-name="T422">bit by</text:span> touch<text:span text:style-name="T422">ing</text:span> it <text:span text:style-name="T422">while </text:span>passing <text:span text:style-name="T422">by,</text:span> and that <text:span text:style-name="T422">therefore </text:span><text:span text:style-name="T423">N</text:span><text:span text:style-name="T422">ONE</text:span> of <text:span text:style-name="T422">his</text:span> assumptions hold.</text:p>
      <text:p text:style-name="P41">This and other problems have some procedures <text:span text:style-name="T424">regarded</text:span> as scienti<text:span text:style-name="T424">fic</text:span> but <text:span text:style-name="T424">that are </text:span>actually <text:span text:style-name="T424">PSEUDO</text:span>-scienti<text:span text:style-name="T424">fic.</text:span> <text:span text:style-name="T424">T</text:span>hat is, <text:span text:style-name="T424">they are </text:span>ALMOST scienti<text:span text:style-name="T424">fic</text:span>. At least high technology is used.</text:p>
      <text:p text:style-name="P42">For the moment I give this example to make it clear that the <text:span text:style-name="T425">so </text:span>call<text:span text:style-name="T425">ed</text:span> radiometric dating, permanently associated with the word "science", the word "certainty", and the word "we know", should be completely abandoned as ABSURD and useless. This technique that <text:span text:style-name="T425">is </text:span>supposedly used to determine the age of rocks and other objects based on the measurement of radioactive elements, does EXACTLY the <text:span text:style-name="T425">s</text:span>ame assumptions as Mr. Cheerful.</text:p>
      <text:p text:style-name="P4">For any supposed radiometric dating, we start from the following assumptions:</text:p>
      <text:p text:style-name="P4">Assuming the initial conditions are known.</text:p>
      <text:p text:style-name="P4"><text:soft-page-break/>Assuming that there are no external effects that alter the conditions of the chemical elements measured.</text:p>
      <text:p text:style-name="P4">Assuming that the rate of change, of radioactivity, of the measured chemical elements has been maintained.</text:p>
      <text:p text:style-name="P43"><text:span text:style-name="T426">THEN,</text:span> <text:span text:style-name="T426">it can be calculated the date </text:span>when these rocks or objects, contain<text:span text:style-name="T426">ing</text:span> such radioactive elements, were formed.</text:p>
      <text:p text:style-name="P4">The same force that made Nazism popular in <text:span text:style-name="T656">G</text:span>ermany makes a <text:span text:style-name="T426">majority of people to</text:span> consider radiometric dating as evidence. <text:span text:style-name="T426">It i</text:span>s not the the only case in which absurd methods <text:span text:style-name="T426">use</text:span> <text:span text:style-name="T426">hi-thech </text:span>instruments to give them credibility, but it is the most ABSURD of <text:span text:style-name="T426">them </text:span>all when it comes to determining the past.</text:p>
      <text:p text:style-name="P4">We can only believe the past.</text:p>
      <text:p text:style-name="P4">The statistical fact that radiometric dates are ignored when they do not give the expected result, it is just a confirmation that the method is absurd.</text:p>
      <text:p text:style-name="P4">Dating by radioactive elements is one of the most absurd ways of using high technology to obtain completely useless results because it assumes too many things impossible to verify.</text:p>
      <text:p text:style-name="P44">In historical methods it is better to use dating <text:span text:style-name="T428">by synchronisms</text:span>, two events recorded in writing that are related to each other. However, such dates are determined by <text:span text:style-name="T427">man</text:span> <text:span text:style-name="T427">made </text:span>records. People who may lie, cheat and have ulterior motives, or just be wrong. It is the logical analysis of historical sources which allows establishing the greater or lesser degree of credibility of each particular data. And it is in this logical analysis where the coincidences, <text:span text:style-name="T428">those</text:span> <text:span text:style-name="T428">synchronisms,</text:span> play a very important role.</text:p>
      <text:h text:style-name="P517" text:outline-level="4"><text:bookmark-start text:name="__RefHeading___Toc34677_4173466481"/><text:span text:style-name="T429">Textual</text:span>.<text:bookmark-end text:name="__RefHeading___Toc34677_4173466481"/></text:h>
      <text:p text:style-name="Text_20_body">One of the main <text:span text:style-name="T430">kind of </text:span>historical sources are the narrative <text:span text:style-name="T430">kind of </text:span>sources. The human being decides to write texts that narrate what is happening, or what <text:span text:style-name="T430">he</text:span> think<text:span text:style-name="T430">s</text:span> has happened, or what <text:span text:style-name="T430">he</text:span> want<text:span text:style-name="T430">s</text:span> <text:span text:style-name="T430">people </text:span>in <text:span text:style-name="T430">the</text:span> future <text:span text:style-name="T430">to </text:span>think <text:span text:style-name="T430">that</text:span> happened, and <text:span text:style-name="T430">he </text:span>write<text:span text:style-name="T430">s</text:span> a record of it.</text:p>
      <text:p text:style-name="P4">Among these texts that claim to record history there are some quite old:</text:p>
      <text:p text:style-name="P4">Herodotus lived in 400 before Jesus Christ. The 8 oldest copies that we have of his writings are from <text:span text:style-name="T431">from </text:span>900 after Christ, about 1300 years after he wrote them.</text:p>
      <text:p text:style-name="P348"><text:soft-page-break/>Thucydides also lived in 400 before Jesus Christ. The 8 oldest copies <text:span text:style-name="T1510">that </text:span>we have of his writings are also from 900 after Christ, also some 1300 years after he wrote them.</text:p>
      <text:p text:style-name="P4">Caesar lived in 50 before Jesus Christ. The 10 oldest copies that we have of his writings are also <text:span text:style-name="T431">from </text:span>900 after Christ, about 950 years after he wrote them.</text:p>
      <text:p text:style-name="P45">Livy, lived in 1 before Jesus Christ. The 19 oldest complete copies <text:span text:style-name="T432">that</text:span> we have of his writings are from about 1000 years after <text:span text:style-name="T432">he</text:span> wrote them.</text:p>
      <text:p text:style-name="P4">Tacitus. The 20 oldest copies we have of your writings are from some 1000 years after he wrote them.</text:p>
      <text:p text:style-name="P4">Suetonius. The 8 oldest copies we have of his writings are from some 800 years after he wrote them.</text:p>
      <text:p text:style-name="P4">Pliny the Younger. The 7 oldest copies we have of his writings are <text:span text:style-name="T433">from </text:span>about 700 years after he wrote them.</text:p>
      <text:p text:style-name="P4">Flavius <text:span text:style-name="T433">Jo</text:span>sephus. The few oldest incomplete copies we have of his writings are about 1000 years after he wrote them.</text:p>
      <text:p text:style-name="P4">There is only one set of narratives, which are written with the objective of registering <text:span text:style-name="T1511">true</text:span> events, which stands out above all other narratives ever written by man: <text:span text:style-name="T433">the ones that </text:span>we find in <text:span text:style-name="T433">the N</text:span>ew <text:span text:style-name="T433">Testament</text:span>.</text:p>
      <text:p text:style-name="P4">Of the <text:span text:style-name="T433">N</text:span>ew <text:span text:style-name="T433">T</text:span>estament there are about 6000 manuscripts from 100 years to 150 years after writing. All <text:span text:style-name="T433">of </text:span>its authors were alive when <text:span text:style-name="T433">the </text:span>events <text:span text:style-name="T433">happened</text:span>, all eyewitnesses with the exception of Luke and the author of the letter to the <text:span text:style-name="T645">H</text:span>ebrews.</text:p>
      <text:p text:style-name="P4">They were all alive when the events took place. Everyone. Matthew, Mark, Luke, John, Paul, Peter, Jacob, Jude. Everyone.</text:p>
      <text:p text:style-name="P4">Matthew, Mark, John, Peter, Jacob and Jude were disciples of Jesus Christ. They ate with him, walked with him, talked with him after <text:span text:style-name="T434">his</text:span> resurrec<text:span text:style-name="T434">tion</text:span>.</text:p>
      <text:p text:style-name="P4">But no. There are people who want to confirm everything with other sources that are not in the bible, those <text:span text:style-name="T436">for</text:span> which <text:span text:style-name="T435">there </text:span>are almost no copies and <text:span text:style-name="T436">for which their oldest copies </text:span>are from thousands of years after the events. And since you can't, they believe that everything must be a lie.</text:p>
      <text:p text:style-name="P46">If the new testament is not a valid historical source, NO narration, absolutely no other pre-print text is <text:span text:style-name="T435">a valid historical </text:span>source. Assuming that the new testament is not a valid <text:soft-page-break/>historical source is just absurd. This is not <text:span text:style-name="T435">the way the</text:span> human being establishes historical facts.</text:p>
      <text:h text:style-name="P517" text:outline-level="4"><text:bookmark-start text:name="__RefHeading___Toc34679_4173466481"/>On the cross.<text:bookmark-end text:name="__RefHeading___Toc34679_4173466481"/></text:h>
      <text:p text:style-name="Text_20_body">Jesus Christ died on the cross.</text:p>
      <text:p text:style-name="P4">There is no fact of ancient history that has more corroboration, acceptance, disclosure and evidence that the death of Jesus Christ on the cross. If you do not accept that Jesus Christ died crucified, <text:span text:style-name="T1512">you really</text:span> should believe absolutely nothing <text:span text:style-name="T1512">about </text:span>history prior to the fifteen <text:span text:style-name="T1512">century</text:span> after <text:span text:style-name="T1512">Jesus </text:span>Christ.</text:p>
      <text:p text:style-name="P4">People die, people get killed, the Romans crucified people, many wrote <text:span text:style-name="T1513">about</text:span> the matter, they had no reason to lie. Easy to believe.</text:p>
      <text:p text:style-name="P47">However, there is <text:span text:style-name="T437">always the </text:span>Muslim who, because <text:span text:style-name="T437">his</text:span> <text:span text:style-name="T437">i</text:span>mam, <text:span text:style-name="T437">his</text:span> religious leader, told him that <text:span text:style-name="T1513">a</text:span> book called <text:span text:style-name="T1518">q</text:span><text:span text:style-name="T437">u</text:span>ra<text:span text:style-name="T437">n</text:span>, one that <text:span text:style-name="T1513">his leader </text:span>claims to know, <text:span text:style-name="T1513">a book that is forbiden to be read in any language different than Arabic, and </text:span>possibly, according to statistics, without <text:span text:style-name="T1513">his leader </text:span>knowing how to read Arabic, a book that must be different from the one that, according to the same Muslim records, <text:span text:style-name="T1513">was </text:span>dictated <text:span text:style-name="T1513">by </text:span>the slaver of blacks <text:note text:id="ftn52" text:note-class="footnote"><text:note-citation>52</text:note-citation><text:note-body><text:p text:style-name="Footnote"><text:span text:style-name="T5">Sahih al-Bukhari 7263, Sahih al-Bukhari 6161, Sunan an-nasa'i 4625, Sunan an-nasa'i 3858, </text:span><text:a xlink:type="simple" xlink:href="http://www.answeringmuslims.com/2018/04/how-muhammad-ali-was-deceived-by-islam.html" text:style-name="Internet_20_link" text:visited-style-name="Visited_20_Internet_20_Link"><text:span text:style-name="Definition"><text:span text:style-name="T5">www.answeringmuslims.com</text:span></text:span></text:a></text:p></text:note-body></text:note>, <text:span text:style-name="T1513">slaver that was </text:span>whiter than milk <text:note text:id="ftn53" text:note-class="footnote"><text:note-citation>53</text:note-citation><text:note-body><text:p text:style-name="Footnote"><text:span text:style-name="T5">Saheeh al-Bukhari 63, Saheeh Muslim 6081, Saheeh Muslim 6071, </text:span><text:a xlink:type="simple" xlink:href="http://www.answeringmuslims.com/2018/04/how-muhammad-ali-was-deceived-by-islam.html" text:style-name="Internet_20_link" text:visited-style-name="Visited_20_Internet_20_Link"><text:span text:style-name="Definition"><text:span text:style-name="T5">www.answeringmuslims.com</text:span></text:span></text:a></text:p></text:note-body></text:note>, that had sexual relations with a 9-year-old girl <text:note text:id="ftn54" text:note-class="footnote"><text:note-citation>54</text:note-citation><text:note-body><text:p text:style-name="Footnote"><text:span text:style-name="T5">Sahih al-Bukhari 3896, Sahih al-Bukhari 5158, Sahih Muslim 3310, Sahih Muslim 3311, Sunan Abu Dawud 2116, </text:span><text:a xlink:type="simple" xlink:href="http://www.answeringmuslims.com/2013/10/was-muhammad-pedophile.html" text:style-name="Internet_20_link" text:visited-style-name="Visited_20_Internet_20_Link"><text:span text:style-name="Definition"><text:span text:style-name="T5">www.answeringmuslims.com</text:span></text:span></text:a></text:p></text:note-body></text:note>, different because, according to those records, a goat ate part of what he dictated <text:note text:id="ftn55" text:note-class="footnote"><text:note-citation>55</text:note-citation><text:note-body><text:p text:style-name="Footnote"><text:span text:style-name="T5">Sunan ibn Mahah 1944, </text:span><text:a xlink:type="simple" xlink:href="http://www.answeringmuslims.com/2014/03/sheepgate-solving-mystery-of-qurans.html" text:style-name="Internet_20_link" text:visited-style-name="Visited_20_Internet_20_Link"><text:span text:style-name="Definition"><text:span text:style-name="T5">www.answeringmuslims.com</text:span></text:span></text:a></text:p></text:note-body></text:note><text:s/>and, according to those records, a Muslim leader, <text:span text:style-name="T1513">almos</text:span><text:span text:style-name="T1514">t</text:span><text:span text:style-name="T1513"> 300 years </text:span><text:span text:style-name="T1514">after the slaver’s death</text:span><text:span text:style-name="T1513">, </text:span><text:span text:style-name="T1515">and almost a 1000 years after Jesus Christ’s death </text:span><text:span text:style-name="T1516">on the cross</text:span><text:span text:style-name="T1515">,</text:span><text:span text:style-name="T1513"> </text:span>decided to burn all the <text:span text:style-name="T1518">q</text:span><text:span text:style-name="T1513">u</text:span>rans different from what he wanted the original to be <text:note text:id="ftn56" text:note-class="footnote"><text:note-citation>56</text:note-citation><text:note-body><text:p text:style-name="Footnote"><text:span text:style-name="T5">Saheeh al-Bukhari 4987 </text:span><text:a xlink:type="simple" xlink:href="http://www.answeringmuslims.com/p/quran.html" text:style-name="Internet_20_link" text:visited-style-name="Visited_20_Internet_20_Link"><text:span text:style-name="Definition"><text:span text:style-name="T5">www.answeringmuslims.com</text:span></text:span></text:a></text:p></text:note-body></text:note>, that <text:span text:style-name="T1518">said</text:span> <text:span text:style-name="T1518">quran</text:span>, <text:span text:style-name="T438">or should we say </text:span><text:span text:style-name="T1518">q</text:span><text:span text:style-name="T1517">urans</text:span><text:span text:style-name="T438">, </text:span><text:span text:style-name="T1513">because a </text:span><text:span text:style-name="T1518">q</text:span><text:span text:style-name="T1513">uran from one region is largely different and contradicting to a </text:span><text:span text:style-name="T1518">q</text:span><text:span text:style-name="T1513">uran from an other region, </text:span><text:span text:style-name="T1517">that the </text:span><text:span text:style-name="T1518">q</text:span><text:span text:style-name="T1517">urans </text:span><text:span text:style-name="T438">say</text:span> that Jesus Christ did not die on the cross but was <text:span text:style-name="T1513">TAKEN</text:span> to heaven <text:span text:style-name="T1513">ALIVE,</text:span> without having died, then no, he did NOT die on the cross, and <text:span text:style-name="T438">that’s it</text:span>.</text:p>
      <text:p text:style-name="P4">However, all the historical evidence, far more than there is to any other event of antiquity, indicates the opposite.</text:p>
      <text:p text:style-name="P4">Jesus Christ died on the cross. Historical fact. More than any other of <text:span text:style-name="T439">antiquity</text:span>. More than the simple existence of Alexander the Great, Julius Caesar and Muhammad.</text:p>
      <text:h text:style-name="P517" text:outline-level="4"><text:bookmark-start text:name="__RefHeading___Toc34681_4173466481"/>They believed.<text:bookmark-end text:name="__RefHeading___Toc34681_4173466481"/></text:h>
      <text:p text:style-name="Text_20_body">The believer believes that Jesus Christ <text:span text:style-name="T464">is alive because he </text:span>was physically resurrected.</text:p>
      <text:p text:style-name="P4"><text:soft-page-break/>The first people who believed in the resurrection of <text:span text:style-name="T440">Jesus </text:span>Christ, <text:span text:style-name="T1519">believed </text:span>because they saw him, touched him, ate with him, talked with him and stick their finger to him. <text:span text:style-name="T440">He</text:span> remembered them and they remembered him.</text:p>
      <text:p text:style-name="P53">That's what they said, that's what they wrote, and they all kept that belief until <text:span text:style-name="T440">their</text:span> death. Most <text:span text:style-name="T440">were </text:span>killed JUST for believing precisely that: that <text:span text:style-name="T440">Jesus Christ</text:span> <text:span text:style-name="T464">is alive because he </text:span>had <text:span text:style-name="T440">physically </text:span>risen.</text:p>
      <text:p text:style-name="P4">That was what they believed. <text:span text:style-name="T441">That t</text:span>hey had talked, touched and eaten with a physical Jesus who was the same one they had seen dead on the cross and who they had buried.</text:p>
      <text:p text:style-name="P4">Most historians, scholars, and people who study the older manuscripts accept that this was the belief of those early christians.</text:p>
      <text:p text:style-name="P53">To this day that is the belief of anyone calling <text:span text:style-name="T441">himself a</text:span> Christian. That Jesus Christ was resurrected in body and spirit. The one who doesn't believe that Jesus Christ <text:span text:style-name="T464">is alive because he </text:span><text:span text:style-name="T442">physically </text:span>rose, is not a BELIEVER in Jesus Christ. Believ<text:span text:style-name="T442">ing that</text:span> Jesus Christ <text:span text:style-name="T464">is alive because he </text:span><text:span text:style-name="T442">is physically r</text:span>isen is the basis of <text:span text:style-name="T442">the </text:span>faith in Jesus Christ.</text:p>
      <text:p text:style-name="P4">Many were persecuted for what they believed. <text:span text:style-name="T442">M</text:span>any died for what they believed.</text:p>
      <text:p text:style-name="P4">But there is no shortage of those who say no, that this was not what they believed. Although all the evidence indicates that this was what they believed and not only that but that is precisely the DEFINITION of a believer, of a CHRISTIAN.</text:p>
      <text:p text:style-name="P53">The direct witnesses died believing that Jesus Christ <text:span text:style-name="T464">is alive because he </text:span>is <text:span text:style-name="T442">physically </text:span>alive because <text:span text:style-name="T442">he is risen.</text:span></text:p>
      <text:p text:style-name="P53">The believer believes that Jesus Christ <text:span text:style-name="T464">is alive because he</text:span> was physically resurrected. Historical fact.</text:p>
      <text:h text:style-name="P517" text:outline-level="4"><text:bookmark-start text:name="__RefHeading___Toc34683_4173466481"/>Followers.<text:bookmark-end text:name="__RefHeading___Toc34683_4173466481"/></text:h>
      <text:p text:style-name="Text_20_body">The follower wants to be like Jesus Christ, he wants to live, die and rise again like Jesus Christ.</text:p>
      <text:p text:style-name="P48">Those <text:span text:style-name="T443">believers </text:span>who went out to travel the world, to tell what they had lived, seen and experienced firsthand, those who were persecuted <text:span text:style-name="T443">for</text:span> believ<text:span text:style-name="T443">ing</text:span> what they believed <text:span text:style-name="T443">by</text:span> their own countrymen, many of whom died for what they believed, <text:span text:style-name="T443">those believers that went to</text:span> jail, or were flogged, or stoned, or burned, or crucified, or beheaded, or hanged, or boiled in OIL for believing what they believed: that Jesus Christ had risen and <text:soft-page-break/>therefore they had nothing to fear of physical death because Jesus Christ would physically resurrect them also as he had promised before he died on the cross ; those believers were not always so brave, nor so communicative, neither so travelers, nor so followers of Jesus Christ.</text:p>
      <text:p text:style-name="P49">Before the apparitions that they say they had, they hid, they did not moved, they denied him, they ran away when they came to arrest him. Even when they see <text:span text:style-name="T444">him</text:span> for the first time, when they touch<text:span text:style-name="T444">ed</text:span> <text:span text:style-name="T444">him</text:span> for the first time, <text:span text:style-name="T444">t</text:span>hey <text:span text:style-name="T445">are afraid</text:span>, they <text:span text:style-name="T445">can</text:span><text:span text:style-name="T444">not</text:span> believe it. <text:span text:style-name="T445">The guy has </text:span>to ask for a piece of grilled fish and eat it in front of them. And one <text:span text:style-name="T445">person </text:span>that was not in that moment, do<text:span text:style-name="T445">es</text:span> not believe it. They tell him but he doesn't believe. <text:span text:style-name="T445">O</text:span>nly until he <text:span text:style-name="T445">sticks</text:span> his finger <text:span text:style-name="T445">to one of his wounds</text:span>, he <text:span text:style-name="T445">believes</text:span>. They were not the same before as after <text:span text:style-name="T445">the </text:span>appearances <text:span text:style-name="T445">they believed they had</text:span>.</text:p>
      <text:p text:style-name="P4">Afterwards, they are no longer afraid to die. They are no longer afraid of what they will say. <text:span text:style-name="T1520">T</text:span><text:span text:style-name="T446">hey are</text:span> not afraid of persecution. They are no longer afraid of what <text:span text:style-name="T446">men</text:span> can <text:span text:style-name="T446">do to</text:span> them. And they suffer the consequences.</text:p>
      <text:p text:style-name="P50">For the vast majority of Jews of Yeshua's time, believing in a Meshiakh crucified was <text:span text:style-name="T447">astonishing</text:span>. It was an offense. <text:span text:style-name="T447">To d</text:span>ie on a tree was curse. The Messiah was someone who would physically reign from Israel above all people, language<text:span text:style-name="T448">s</text:span> and nation<text:span text:style-name="T448">s</text:span>. <text:span text:style-name="T448">Someone </text:span>that would bring peace to the whole world. Furthermore, the resurrection of the dead was an event at the end time<text:span text:style-name="T448">s</text:span> and for ALL Israelites. It was not a one-<text:span text:style-name="T448">person </text:span>event. That was not what most Jews believed. Th<text:span text:style-name="T1520">e</text:span> belief <text:span text:style-name="T1520">of a crucified Meshiakh </text:span>generated a rejection, a contempt, on the part of that majority of Israelites, towards the FEW Israelites who DID believe that Jesus Christ he was the Meshiakh and that he had risen.</text:p>
      <text:p text:style-name="P4">Shaul of Tarsus was one of those Jews. He despised and persecuted those who believed in a <text:span text:style-name="T1521">crucified </text:span>Meshiakh. Later he would be known as <text:span text:style-name="T448">Paul</text:span> the Apostle, because he changed. After an appearance, a little different to that of the previous apostles, <text:span text:style-name="T448">he</text:span> changed. He began to believe the testimony of the apostles, goes and meets with them in Jerusalem, to find out <text:span text:style-name="T448">the details of </text:span>the matter. <text:span text:style-name="T448">He</text:span> <text:span text:style-name="T448">went</text:span> to investigate, find out, confirm, make “histor<text:span text:style-name="T448">e</text:span><text:span text:style-name="T450">ó</text:span>” <text:span text:style-name="T448">to </text:span>Peter, a greek word from which the word "history" <text:span text:style-name="T448">comes from</text:span>.</text:p>
      <text:p text:style-name="P4">He also changed. He went from being a persecutor to being persecuted.</text:p>
      <text:p text:style-name="P4">Because after losing EVERYTHING: fame, wealth, power, since he was a high-rank<text:span text:style-name="T454">ed</text:span> Pharisee in the Temple, well educated and from a good family, in charge of the military part of the temple and the important task of putting<text:span text:style-name="T454"> an</text:span> an end to that <text:span text:style-name="T454">bunch</text:span> of Jews who <text:soft-page-break/>claimed to believe in a crucified Messiah and that <text:span text:style-name="T454">claimed</text:span> that he had risen ; <text:span text:style-name="T454">a</text:span>fter starting to believe in what that <text:span text:style-name="T454">bunch</text:span> of Jews <text:span text:style-name="T454">believed</text:span>, <text:span text:style-name="T454">he had to</text:span> leave everything <text:span text:style-name="T454">behind</text:span>, lose EVERYTHING. And <text:span text:style-name="T454">he</text:span>, P<text:span text:style-name="T454">aul</text:span>, referred to everything that he had to abandon as "GARBAGE" if <text:span text:style-name="T454">he</text:span> compared it to being a follower of Jesus Christ.</text:p>
      <text:p text:style-name="P51">And after shipwrecks, being stoned, being flogged multiple times, being imprisoned several times, after assassination attempts, of conspiracies against him, <text:span text:style-name="T455">he </text:span>dies BEHEADED precisely for believing what <text:span text:style-name="T1522">he </text:span>believe<text:span text:style-name="T1522">d</text:span>.</text:p>
      <text:p text:style-name="P4">He also changed.</text:p>
      <text:p text:style-name="P4">Even today, every <text:span text:style-name="T455">follower of Jesus Christ</text:span> <text:span text:style-name="T455">shows</text:span> <text:span text:style-name="T455">a</text:span> change, at least in his behavior with respect to sin, to that which is bad in the eyes of that Jesus Christ who <text:span text:style-name="T455">he claims to </text:span>follow. A Christian, if he truly believes what he claims to believe, must <text:span text:style-name="T455">be careful </text:span>of what he says, <text:span text:style-name="T455">of </text:span>what he thinks and what he does. All of this must bear witness to what <text:span text:style-name="T455">he</text:span> claims to believe. <text:span text:style-name="T455">He </text:span>must live as Jesus Christ lived.</text:p>
      <text:p text:style-name="P4">The first Christians wanted to follow Jesus Christ, that is, they wanted live, die and rise as Jesus Christ. That only happened after <text:span text:style-name="T455">they </text:span>truly believe<text:span text:style-name="T455">d</text:span> that Jesus Christ had risen.</text:p>
      <text:p text:style-name="P4">The follower wants to be like Jesus Christ, he wants to live, die and rise again like Jesus Christ. Historical fact.</text:p>
      <text:h text:style-name="P517" text:outline-level="4"><text:bookmark-start text:name="__RefHeading___Toc34685_4173466481"/>Dead.<text:bookmark-end text:name="__RefHeading___Toc34685_4173466481"/></text:h>
      <text:p text:style-name="Text_20_body">The Christian leader dies executed during the first centuries.</text:p>
      <text:p text:style-name="P4">Starting with the first leader. Jesus Christ is condemned by the <text:span text:style-name="T456">Sanhedrin</text:span> of the Jewish priests, elders and teachers, to a death in the cross for answering <text:span text:style-name="Bible_5f_text">"You say that I am"</text:span> to the <text:span text:style-name="T456">question</text:span> <text:span text:style-name="Bible_5f_text">“Are you the Son of God, then?”</text:span><text:span text:style-name="Bible_5f_text"><text:note text:id="ftn57" text:note-class="footnote"><text:note-citation>57</text:note-citation><text:note-body><text:p text:style-name="Footnote"><text:span text:style-name="T5">Luke 22:70 </text:span><text:a xlink:type="simple" xlink:href="https://www.biblegateway.com/passage/?search=Luke+22%3A70&amp;version=RSV" text:style-name="Internet_20_link" text:visited-style-name="Visited_20_Internet_20_Link"><text:span text:style-name="Definition"><text:span text:style-name="T5">RSV</text:span></text:span></text:a></text:p></text:note-body></text:note></text:span>.</text:p>
      <text:p text:style-name="P4">Paul, Peter, James and the first leaders are executed for believing that Jesus Christ is King, that he is the Meshiakh of Israel, the son of God. They die without resisting. They die without being violent. <text:span text:style-name="T456">They </text:span>die following their leader, obeying their King who commands them to love their enemies, forgive them and pray for those who persecute them. <text:span text:style-name="T456">They </text:span>die following to the one <text:span text:style-name="T456">who </text:span>they believe is alive and is going to return.</text:p>
      <text:p text:style-name="P52">After the destruction of the second Temple and <text:span text:style-name="T456">the seige </text:span>of Jerusalem in the <text:span text:style-name="T456">year </text:span>70 after <text:span text:style-name="T456">Jesus </text:span>Christ the persecution <text:span text:style-name="T456">christians by the roman empire </text:span>become<text:span text:style-name="T456">s</text:span> systematic. The reluctance to make public sacrifices to <text:span text:style-name="T456">a r</text:span>oman emperor, as if he were God, or any other false <text:span text:style-name="T456">r</text:span>oman god was enough evidence for a <text:span text:style-name="T456">c</text:span>hristian, a follower of Jesus Christ, <text:soft-page-break/>who of course refused to worship anything that was <text:span text:style-name="T456">not </text:span>the <text:span text:style-name="T456">one</text:span> true God, was sentenced to death. He normally was interrogated and, if he admitted to being a Christian, he was sentenced to death. It didn't matter if he was Jewish or not. If he was a follower of Jesus Christ and <text:span text:style-name="T457">he</text:span> considered that Jesus Christ had a superior authority to the emperor, said follower was a threat to the empire.</text:p>
      <text:p text:style-name="P4">During th<text:span text:style-name="T458">o</text:span>se early centuries, being a Christian could mean suffering a violent death. Obviously the main objectives of the <text:span text:style-name="T458">r</text:span>oman <text:span text:style-name="T458">e</text:span>mpire were the most influential <text:span text:style-name="T458">ones</text:span>, the <text:span text:style-name="T458">c</text:span>hristian leaders.</text:p>
      <text:p text:style-name="P4">A follower of Jesus Christ, a <text:span text:style-name="T458">c</text:span>hristian, is one because he follows the orders of their leader. That leader died without offering resistance, without opening his mouth, like a lamb to the slaughter. That leader dies <text:span text:style-name="T458">forgiving and praying for</text:span> his executors. That leader dies doing what he orders his followers to do: love their enemies and pray and plead for those who persecute them.</text:p>
      <text:p text:style-name="P4">According to Acts 7, Stephen, the first follower killed for being a follower of Jesus Christ, dies doing the same thing <text:span text:style-name="T459">that </text:span>his leader did, praying for his <text:span text:style-name="T459">killers</text:span>.</text:p>
      <text:p text:style-name="P4">The persecution to death by the <text:span text:style-name="T459">r</text:span>oman <text:span text:style-name="T459">e</text:span>mpire begins to stop at the beginning of the 4th century when most of the growth of followers is starting to happen among people who can read greek, those who can read the new testament, those same people who belong to the empire.</text:p>
      <text:p text:style-name="P4">There is a division among those who think that a purge of the believers <text:span text:style-name="T460">is in order </text:span>and those who think that the movement should be integrated into the empire because it does not represent a threat to the <text:span text:style-name="T460">r</text:span>oman empire. The <text:span text:style-name="T460">e</text:span>mpire ends up under the rule of an emperor who knew how to befriend the <text:span text:style-name="T460">people </text:span>who believed in integration to win the decisive battle.</text:p>
      <text:p text:style-name="P4">The Christian leader is systematically executed during the first centuries. Historical fact.</text:p>
      <text:h text:style-name="P517" text:outline-level="4"><text:bookmark-start text:name="__RefHeading___Toc34687_4173466481"/>Growth.<text:bookmark-end text:name="__RefHeading___Toc34687_4173466481"/></text:h>
      <text:p text:style-name="Text_20_body">Given the above logical and historical facts:</text:p>
      <text:list text:style-name="L2">
        <text:list-item>
          <text:p text:style-name="P525">Jesus Christ died on the cross.</text:p>
        </text:list-item>
        <text:list-item>
          <text:p text:style-name="P525">The believer believes that Jesus Christ <text:span text:style-name="T464">is alive because he</text:span> was physically resurrected.</text:p>
        </text:list-item>
        <text:list-item>
          <text:p text:style-name="P525"><text:soft-page-break/>The follower wants to be like Jesus Christ, wants to live, die and resurrect as Jesus Christ.</text:p>
        </text:list-item>
        <text:list-item>
          <text:p text:style-name="P525">The Christian leader dies executed during the first centuries.</text:p>
        </text:list-item>
      </text:list>
      <text:p text:style-name="P2">We have <text:span text:style-name="T461">that </text:span><text:span text:style-name="T462">in order t</text:span><text:span text:style-name="T461">o e</text:span>xplain the <text:span text:style-name="T461">GROWTH</text:span> of the number of followers of Jesus Christ in the first centuries, <text:span text:style-name="T463">it</text:span> is easier believing that Jesus Christ is alive than believing that Jesus Christ is dead.</text:p>
      <text:p text:style-name="P4">The only social movement in the entire history of mankind that has grown since its inception with the systematic elimination of its leaders, without th<text:span text:style-name="T465">em</text:span> or their followers putting up violent resistance, leaders executed by the dominant system for the sole fact of believing that a dead <text:span text:style-name="T465">man </text:span>rose <text:span text:style-name="T465">from the dead just </text:span>to confirm his kingship, has been Christianity.</text:p>
      <text:p text:style-name="P4">Since the punishment for being a believer was death, the only rational explanation, is that the believer actually believed that after <text:span text:style-name="T466">his own</text:span> dea<text:span text:style-name="T466">th</text:span> he was also going to <text:span text:style-name="T466">be </text:span>resurrect<text:span text:style-name="T466">ed</text:span>, that he was also going to live again, just as his leader did and that h<text:span text:style-name="T466">is </text:span>promises will <text:span text:style-name="T466">also </text:span>happen to <text:span text:style-name="T466">him</text:span>.</text:p>
      <text:p text:style-name="P54">For the first followers of Jesus Christ to be able to obey their leader, who commanded them to love their enemies and those whom persecute them, to the point of violent death and without responding with violence, the only possible explanation is that these first followers really believed that Jesus Christ is physically alive.</text:p>
      <text:p text:style-name="P55">And for the death of a leader to INCREASE the number of believers, needs that those who did not believe before the death of the leader, those future believers, those new believers, will observe, experience something that would make them believe that the dead leader was not only convinced that he would be resurrected, but that they ALSO watch<text:span text:style-name="T468">ed</text:span>, experienced something that made them believe that <text:span text:style-name="T467">they </text:span>THE<text:span text:style-name="T467">MSELVES</text:span> would also be resurrected.</text:p>
      <text:p text:style-name="P4">If I believe that <text:span text:style-name="T468">my</text:span> leader died believing something false, if I don't have something concrete, an experience, something logical, rational, that I consider real and trustworthy for ME ALSO, that I too am going to resurrect, <text:span text:style-name="T468">it </text:span>is going to be impossible for me to be willing to die for the sole fact that the leader was willing to die for something he believed to be true, or that even I think it was true for him, but not for me too.</text:p>
      <text:p text:style-name="P4"><text:soft-page-break/>If I only believe "poor <text:span text:style-name="T468">looney, he</text:span> was good people, it's a shame they killed him", or “how good FOR <text:span text:style-name="T469">HIM</text:span> <text:span text:style-name="T469">because he</text:span> will be resurrected, but I am not going to be resurrected”, then I will not be willing to die the same way. The movement could not GROW, INCREASE.</text:p>
      <text:p text:style-name="P56">The movement grew because those who died really believed that they were going to <text:span text:style-name="T469">resurrect</text:span>. <text:span text:style-name="T469">A</text:span>nd those who did not believe before the death of the leader, later, <text:span text:style-name="T469">a</text:span>t some point, they experienced something MORE than the simple death of a leader <text:span text:style-name="T469">that</text:span> believed something possibly false. <text:span text:style-name="T469">A</text:span>nd they ALSO began to believe that they would be resurrected. Otherwise they would not have been willing to die for what they believed without violent resistance.</text:p>
      <text:p text:style-name="P56">Those new believers had to be experiencing, living, something that confirmed them experimentally, something reliable enough, enough to believe that the leader believed something true. <text:span text:style-name="T469">S</text:span>omething that it is also true for <text:span text:style-name="T469">that</text:span> new believer. That Jesus Christ, the first executed, is alive, that the dead leader will also be resurrected, and that the new believer will also be resurrected.</text:p>
      <text:p text:style-name="P57">If Jesus Christ is dead, to explain the GROWTH of <text:span text:style-name="T470">c</text:span>hristianity in the first centuries <text:span text:style-name="T470">one is forced </text:span>to believ<text:span text:style-name="T470">e</text:span> that, all the followers of Jesus Christ, all those early followers, who died believing what they believed, without opening their mouths, without opposing violent resistance, loving their enemies, praying for them, <text:span text:style-name="T470">that all of them</text:span>, were just CRAZY. And that all current believers are just as crazy for believing in such an absurdity. <text:span text:style-name="T470">It i</text:span>s required <text:span text:style-name="T470">to </text:span>assume that no authentic follower of Jesus Christ, the one who really believes that Jesus Christ is alive because he was resurrected, and wants, and tries, to live as Jesus Christ teaches us, <text:span text:style-name="T470">that none of them, </text:span>has rational capacity. <text:span text:style-name="T470">T</text:span>hat all <text:span text:style-name="T474">of</text:span> <text:span text:style-name="T471">c</text:span>hristianity, the authentic one, the one that really obeys its leader and is willing to die without offering resistance, th<text:span text:style-name="T471">e</text:span> <text:span text:style-name="T471">c</text:span>hristianity <text:span text:style-name="T471">that</text:span> <text:span text:style-name="T470">LOVES</text:span> the enemy, that <text:span text:style-name="T470">FORGIVES</text:span> his murderer<text:span text:style-name="T471">s</text:span>, <text:span text:style-name="T470">his</text:span> kill<text:span text:style-name="T470">er</text:span><text:span text:style-name="T471">s</text:span>, <text:span text:style-name="T471">that</text:span> does it <text:span text:style-name="T470">only</text:span> because <text:span text:style-name="T471">it</text:span> really believes that <text:span text:style-name="T472">Yeshua </text:span>is going to resurrect <text:span text:style-name="T474">them </text:span><text:span text:style-name="T472">all</text:span>, <text:span text:style-name="T471">t</text:span><text:span text:style-name="T470">hat </text:span><text:span text:style-name="T472">such</text:span><text:span text:style-name="T470"> christianity</text:span> <text:span text:style-name="T474">which</text:span> was born and grew up in <text:span text:style-name="T470">the</text:span> first centuries at the <text:span text:style-name="T470">expense</text:span> of dead leaders, without resisting, <text:span text:style-name="T470">that </text:span><text:span text:style-name="T471">ALL </text:span><text:span text:style-name="T472">of it, </text:span><text:span text:style-name="T470">is</text:span> composed of a list of <text:span text:style-name="T470">MENTAL people</text:span> that includes their first leader, Jesus Christ. Believing <text:span text:style-name="T471">THAT</text:span> is harder than believing that Jesus Christ is alive because he was resurrected.</text:p>
      <text:p text:style-name="P58">It is much easier to consider the possibility that Jesus Christ actually rose <text:span text:style-name="T473">from the dead</text:span>, <text:span text:style-name="T473">that</text:span> he is alive, <text:span text:style-name="T473">that </text:span>they saw him, they touched him, they ate fish with him, they continued to experience signs and wonders, which confirmed <text:span text:style-name="T473">them </text:span>that he is alive, that <text:soft-page-break/>his promises are true, that we are going to <text:span text:style-name="T473">be </text:span>resurrect<text:span text:style-name="T473">ed</text:span>, that we will live eternally, that his spirit lives in the believer, that the same spirit that raised Jesus Christ from the dead lives in the believer, and that <text:span text:style-name="T473">THAT </text:span>is the real reason why they are willing to die loving, forgiving and praying for the one who is going to kill <text:span text:style-name="T473">them</text:span>.</text:p>
      <text:p text:style-name="P4">It is easier to consider the possibility that the movement is not just "social", but it is also from God. A movement of Sons of <text:span text:style-name="T473">the LIVING </text:span>God, from the Creator of <text:span text:style-name="T473">H</text:span>eaven and <text:span text:style-name="T473">E</text:span>arth, from the creator of these bodies in which we live and therefore can remake them, can rebuild <text:span text:style-name="T473">them</text:span>. That <text:span text:style-name="T473">He</text:span> can RESURRECT us as <text:span text:style-name="T473">He</text:span> did with h<text:span text:style-name="T473">is</text:span> son Jesus Christ.</text:p>
      <text:h text:style-name="P512" text:outline-level="3"><text:bookmark-start text:name="__RefHeading___Toc34689_4173466481"/>Credibility.<text:bookmark-end text:name="__RefHeading___Toc34689_4173466481"/></text:h>
      <text:p text:style-name="Text_20_body">We don't see people resurrect<text:span text:style-name="T475">ing</text:span>. The buried bodies decompose and the cremated <text:span text:style-name="T475">ones become </text:span>dust. <text:span text:style-name="T475">T</text:span>he dead are made dust in the grave, in the <text:span text:style-name="T475">tomb</text:span>. That is what we observe.</text:p>
      <text:p text:style-name="P380"><text:span text:style-name="T5">And if Jesus Christ was NOT resurrected, if he is not alive because he was resurrected, then the little book called the bible has to be thrown in the trash. All the bible would be false because everything points to that Meshiakh of Israel. Paul </text:span><text:span text:style-name="T38">himself </text:span><text:span text:style-name="T5">acknowledges this in 1 Corinthians 15 when he says that </text:span><text:span text:style-name="Bible_5f_text">”</text:span><text:span text:style-name="Bible_5f_text"><text:span text:style-name="T737">i</text:span></text:span><text:span text:style-name="Bible_5f_text">f Christ is not risen, then our preaching is empty and your faith is also empty</text:span><text:span text:style-name="Bible_5f_text"><text:span text:style-name="T5">” </text:span></text:span><text:span text:style-name="Bible_5f_text"><text:span text:style-name="T5"><text:note text:id="ftn58" text:note-class="footnote"><text:note-citation>58</text:note-citation><text:note-body><text:p text:style-name="Footnote"><text:span text:style-name="T5">1 Corinthians 15:14 </text:span><text:a xlink:type="simple" xlink:href="https://www.biblegateway.com/passage/?search=1+Corinthians+15%3A14&amp;version=NKJV" text:style-name="Internet_20_link" text:visited-style-name="Visited_20_Internet_20_Link"><text:span text:style-name="Definition"><text:span text:style-name="T5">NKJV</text:span></text:span></text:a></text:p></text:note-body></text:note></text:span></text:span><text:span text:style-name="T5">.</text:span></text:p>
      <text:h text:style-name="P517" text:outline-level="4"><text:bookmark-start text:name="__RefHeading___Toc34691_4173466481"/>Denial.<text:bookmark-end text:name="__RefHeading___Toc34691_4173466481"/></text:h>
      <text:p text:style-name="Text_20_body">If we deny the logical:</text:p>
      <text:p text:style-name="P4">If we deny that:</text:p>
      <text:p text:style-name="P4">If we are going to call the human being intelligent, designer and creative, for all <text:span text:style-name="T476">the </text:span>planes, shoes, cell phones, cars, <text:span text:style-name="T476">for </text:span>all the technology <text:span text:style-name="T476">that humanity</text:span> has built,</text:p>
      <text:p text:style-name="P4"><text:span text:style-name="T476">Then w</text:span>e have to <text:span text:style-name="T476">admit</text:span>:</text:p>
      <text:p text:style-name="P4"><text:span text:style-name="T476">B</text:span>y logical necessity, that the complexity of the machinery that we observe in plants and animals requires a technology of someone much more intelligent, designer and creative than <text:span text:style-name="T476">men</text:span>. A creator.</text:p>
      <text:p text:style-name="P4">Because:</text:p>
      <text:p text:style-name="P59">Despite our intelligence, designs and creativity we cannot even even build a cell. The minimum part of the biological machinery and we have no <text:span text:style-name="T477">clue</text:span> how to do it.</text:p>
      <text:p text:style-name="P4">If we deny that which is logical,</text:p>
      <text:p text:style-name="P4"><text:soft-page-break/>Well, it is practically impossible to understand the historical fact that the direct witnesses died believing that Jesus Christ is alive because <text:span text:style-name="T477">he </text:span>resurrected.</text:p>
      <text:p text:style-name="P4">BUT if we take into account that:</text:p>
      <text:list text:style-name="L3">
        <text:list-item>
          <text:p text:style-name="P526">By LOGIC and by all the <text:span text:style-name="T478">EVIDENCE</text:span> that we observe in the biological machinery, in plants, animals and people, there HAS to be a creator of all this machinery.</text:p>
        </text:list-item>
        <text:list-item>
          <text:p text:style-name="P526">That the gospel accounts of the crucifixion are backed by circumstantial evidence unique in all of history of humanity: the <text:span text:style-name="T478">Shroud of</text:span> Turin. Fabric that marks a unique event, not generated by man, about a single person, in the whole history of humanity and whose characteristics coincide <text:span text:style-name="T478">in</text:span> extraordinary <text:span text:style-name="T478">manner </text:span>with the description in the gospels <text:span text:style-name="T478">about</text:span> the crucifixion of Jesus Christ.</text:p>
        </text:list-item>
        <text:list-item>
          <text:p text:style-name="P526">That for the CREATOR of the human biological machinery it is perfectly possible to reproduce at will a living human body, with the memory, the thoughts, the exact spirit, at the moment of <text:span text:style-name="T479">a </text:span>previous destruction.</text:p>
        </text:list-item>
        <text:list-item>
          <text:p text:style-name="P527">And that the TESTIMONY of said resurrection is supported by the same direct witnesses who testify to the death of Jesus Christ in the cr<text:span text:style-name="T479">oss</text:span>, the event most supported by reliable sources, <text:span text:style-name="T1522">internal and external,</text:span> in the entire ancient history of mankind.</text:p>
        </text:list-item>
      </text:list>
      <text:p text:style-name="Text_20_body"><text:span text:style-name="T480">Then</text:span>, it is much easier to believe that those direct WITNESSES, those who say who touched him, ate and talked with him, <text:span text:style-name="T1525">that they </text:span>died believing that Jesus Christ is alive because he was resurrected<text:span text:style-name="T1523">.</text:span></text:p>
      <text:p text:style-name="P60">So, from now on, we will try to understand the extraordinary events narrated in the bible <text:span text:style-name="T480">under</text:span> the light of current technology and of what we can logically project into the future. <text:span text:style-name="T481">A</text:span>nd not <text:span text:style-name="T481">under </text:span>the light of the technology we believe the biblical authors had. <text:span text:style-name="T481">It </text:span>is <text:span text:style-name="T481">just</text:span> logical. It is a better approximation to the techn<text:span text:style-name="T1524">I</text:span>cal creativity of the CREATOR.</text:p>
      <text:p text:style-name="P4">That <text:span text:style-name="T482">is:</text:span> with more RESPECT for the biblical narratives. WITH MORE RESPECT. IS IT CLEAR?</text:p>
      <text:h text:style-name="P517" text:outline-level="4"><text:bookmark-start text:name="__RefHeading___Toc34693_4173466481"/>Observations.<text:bookmark-end text:name="__RefHeading___Toc34693_4173466481"/></text:h>
      <text:p text:style-name="Text_20_body">In addition, there are several logical observations that argue against the falsity of the biblical testimonies about the resurrection of Jesus Christ, against being a fabrication of man.</text:p>
      <text:p text:style-name="P4"><text:soft-page-break/>Let's see:</text:p>
      <text:h text:style-name="P520" text:outline-level="5"><text:bookmark-start text:name="__RefHeading___Toc34695_4173466481"/>Sources.<text:bookmark-end text:name="__RefHeading___Toc34695_4173466481"/></text:h>
      <text:p text:style-name="Text_20_body">The differences in details between the sources is an argument against the falsity of the gospels.</text:p>
      <text:p text:style-name="P4">When several sources are exactly the same, it is possible to suspect that these sources agreed. In court proceedings this phenomenon is called “collusion”.</text:p>
      <text:p text:style-name="P4">It is normal and to be expected that there will be small differences in the details between different sources, and that are essentially the same.</text:p>
      <text:p text:style-name="P4">In the 4 gospels it is observed just that: essentially they are the same, although there are differences in details.</text:p>
      <text:h text:style-name="P520" text:outline-level="5"><text:bookmark-start text:name="__RefHeading___Toc34697_4173466481"/>Knowledge.<text:bookmark-end text:name="__RefHeading___Toc34697_4173466481"/></text:h>
      <text:p text:style-name="Text_20_body">All the information in the gospels of names, places, economy, politics, chronology, topography, geography indicates direct knowledge by the authors. This fact is an argument against the falsity of the gospels.</text:p>
      <text:p text:style-name="P4">The writings that are currently known as apocryphal, such as the so-called gospels of Thomas and Peter, are easily identifiable as false because they do not show knowledge or time, place, politics, or economy consistent with the alleged authors. They do not provide any information regarding the topographical, economic, political, geographical conditions. They do not give names of people or places that indicate knowledge of what was happening around the supposed author.</text:p>
      <text:p text:style-name="P4">The gospels show an extraordinary coherence, much greater than any other text from the first millennium after Jesus Christ, in all those details. This only happens with texts written by people <text:span text:style-name="T483">that</text:span> lived what they wrote and that they wrote it when the<text:span text:style-name="T483">ir</text:span> memories were clear.</text:p>
      <text:h text:style-name="P520" text:outline-level="5"><text:bookmark-start text:name="__RefHeading___Toc34699_4173466481"/>Interdependent.<text:bookmark-end text:name="__RefHeading___Toc34699_4173466481"/></text:h>
      <text:p text:style-name="Text_20_body">The 4 gospels have an abundant number of events in which the <text:span text:style-name="T484">d</text:span>etails complement and support each other. So in 1 gospel the details of an event are inexplicable without the details provided by other gospels. This fact is <text:span text:style-name="T484">an </text:span>argu<text:span text:style-name="T484">ment</text:span> against the falsity of the gospels.</text:p>
      <text:p text:style-name="P61"><text:soft-page-break/>An example is the case of Bethsaida. The only verse in all of Matthew in <text:span text:style-name="T485">which</text:span> Bethsaida is mentioned is in Matthew 11 and <text:span text:style-name="T485">it </text:span>names it as a place where great signs have <text:span text:style-name="T485">happened</text:span>. In John 1 and 12 Bethsaida is only mentioned in two verses to indicate that some disciples, Philip among the<text:span text:style-name="T485">m</text:span>, were from that city. And, by a literal reading of Mark 6, the wonder of feeding 5000 families with 5 loaves and 2 fish<text:span text:style-name="T485">es</text:span> happens before Jesus Christ and his disciples arrive<text:span text:style-name="T485">d</text:span> at Bethsaida. According to Mark 6, once the multitude is fed, Jesus sends his disciples on <text:span text:style-name="T485">a </text:span>boat to cross the lake to reach Bethsaida while he bids farewell to the crowd that had come from various cities and he catches up with them at the end <text:span text:style-name="T485">of the</text:span> night in the middle of the lake. And, by a literal reading of Luke 9, the event takes place on the outskirts of Bethsaida. Only <text:span text:style-name="T485">taking the gospels </text:span>together can we understand that Jesus and his disciples left Bethsaida because <text:span text:style-name="T485">there was </text:span><text:span text:style-name="T486">a </text:span>congestion of people coming and going and understand the reason why Jesus asks Philip, according to John 6, where <text:span text:style-name="T487">they could </text:span>buy bread to feed the 5,000 families: Philip was from Bethsaida. <text:span text:style-name="T487">A</text:span>nd only with John 6, which informs us that it was close to Passover time, <text:span text:style-name="T487">we can </text:span>understand why, according to Mark 6, there was such a congestion of people coming and going and the inadvertently mentioned detail that the event happened on green grass. Jewish Passover is in spring and all the men of Israel must go up to Jerusalem.</text:p>
      <text:p text:style-name="P61">The gospels are interdependent: they support and complement each other. Each match exponentially decreases the statistic<text:span text:style-name="T487">al</text:span> probability that these are planned by the authors. This type of <text:span text:style-name="T487">i</text:span>nternal evidence is exponentially cumulative.</text:p>
      <text:h text:style-name="P520" text:outline-level="5"><text:bookmark-start text:name="__RefHeading___Toc34701_4173466481"/>Alive.<text:bookmark-end text:name="__RefHeading___Toc34701_4173466481"/></text:h>
      <text:p text:style-name="Text_20_body">The fact that the 4 evangelists were alive when the events took place is an argument against the falsity of the biblical testimonies about the resurrection of Jesus Christ.</text:p>
      <text:p text:style-name="P4">Myths and legends are generated with centuries of difference between the moment in which the events take place and the authors of the narrations.</text:p>
      <text:p text:style-name="P4">The fact that the <text:span text:style-name="T488">authors</text:span> were alive when the events took place it is a very strong argument against it being a legend or a myth.</text:p>
      <text:p text:style-name="P4">From the very day the witnesses spoke, ate and touched the Risen Jesus Christ <text:span text:style-name="T488">they</text:span> began to spread the story.</text:p>
      <text:p text:style-name="P4">Myths and legends begin centuries after the events.</text:p>
      <text:h text:style-name="P520" text:outline-level="5"><text:bookmark-start text:name="__RefHeading___Toc34703_4173466481"/><text:soft-page-break/>Jerusalem.<text:bookmark-end text:name="__RefHeading___Toc34703_4173466481"/></text:h>
      <text:p text:style-name="Text_20_body">The spread of the testimony beginning in Jerusalem is an argument against the falsity of the biblical testimonies about the resurrection of Jesus Christ.</text:p>
      <text:p text:style-name="P4">The myths and legends, as well as the false narratives of the ancient world, they do not start on the scene. They start where hardly anyone or no one can testify against due to lack of information.</text:p>
      <text:p text:style-name="P4">The resurrection story begins on the scene: It begins in Jerusalem.</text:p>
      <text:h text:style-name="P520" text:outline-level="5"><text:bookmark-start text:name="__RefHeading___Toc34705_4173466481"/>Equal.<text:bookmark-end text:name="__RefHeading___Toc34705_4173466481"/></text:h>
      <text:p text:style-name="Text_20_body">That the testimonies we have today are equal to the oldest manuscripts is an argument against the falsity of the biblical testimonies about the resurrection of Jesus Christ.</text:p>
      <text:p text:style-name="P4">The testimony has been the same from the beginning: Jesus Christ is alive because he rose on the third day.</text:p>
      <text:p text:style-name="P62">On the third day after his death, early in the morning, some women went to the tomb and found it empty. Some angels tell <text:span text:style-name="T489">the women</text:span> to go <text:span text:style-name="T489">and</text:span> tell that the dead has risen and is alive. They, out of fear, decide not to tell anyone except the apostles. Mary Magdalene and others meet Peter and John first and tell them what happened. Some return to the tomb with Peter and John, <text:span text:style-name="T490">the rest of the women</text:span> continue to <text:span text:style-name="T490">seek for the </text:span>others <text:span text:style-name="T490">to tell them</text:span>. The two men run and reach the grave <text:span text:style-name="T490">before the women</text:span>, still incredulous of what happened, but they do not see angels only the empty tomb and the cloth with which they covered <text:span text:style-name="T490">him</text:span>. Some women stay a little longer than the <text:span text:style-name="T490">two </text:span>men and Yeshua appears <text:span text:style-name="T490">for the first time </text:span>to Mary Magdalene and the others who also stayed. They return to tell everyone that this <text:span text:style-name="T490">time</text:span> they <text:span text:style-name="T490">huged</text:span> Yeshua and they don't believe them either. That afternoon Jesus Christ appears to two men on the<text:span text:style-name="T490">ir</text:span> way to Emmaus, who only end up <text:span text:style-name="T490">r</text:span>ecogniz<text:span text:style-name="T490">ing</text:span> <text:span text:style-name="T490">him</text:span> when <text:span text:style-name="T490">they</text:span> arrive at <text:span text:style-name="T490">their</text:span> destination. At which point he disappears in front of them. They rush back to Jerusalem. <text:span text:style-name="T490">That</text:span> night they find the apostles and other followers gathered behind closed doors. They tell them what happened. They are not <text:span text:style-name="T490">buying</text:span> the story. <text:span text:style-name="T490">At</text:span> that <text:span text:style-name="T490">i</text:span>nstant, Yeshua appears <text:span text:style-name="T490">among</text:span> them. He sees that they are paralyzed with fear and invites them to touch <text:span text:style-name="T490">him</text:span> and shows them that <text:span text:style-name="T490">he</text:span> has flesh and bones, <text:span text:style-name="T490">that he </text:span>is not a spirit. They go into a state of euphoria and <text:span text:style-name="T490">t</text:span>hey just can't believe what is happening. So he eats grilled fish before them and explains the scriptures to them in the same way that <text:span text:style-name="T490">he </text:span>had done with the two travelers to Emmaus. He explains that <text:span text:style-name="T490">it</text:span> had to happen. That everything is written. <text:span text:style-name="T490">Thomas</text:span> was not there. <text:span text:style-name="T490">H</text:span>e is late. They <text:soft-page-break/>tell <text:span text:style-name="T490">him </text:span>but <text:span text:style-name="T490">he </text:span>do<text:span text:style-name="T490">es</text:span> not believe. He says that until he touches h<text:span text:style-name="T490">is</text:span> wounds and stick<text:span text:style-name="T490">s</text:span> <text:span text:style-name="T490">his</text:span> finger <text:span text:style-name="T490">o</text:span>n <text:span text:style-name="T490">his</text:span> side <text:span text:style-name="T490">he</text:span> won't believe.</text:p>
      <text:p text:style-name="P4">And that's it. That is the testimony of that first day of the week. Jesus Christ is alive because he rose on the third day.</text:p>
      <text:p text:style-name="P4">From that day until today it has not changed. Always the same.</text:p>
      <text:p text:style-name="P4">Of course, this <text:span text:style-name="T491">narration</text:span>, which is consistent with the narrations of the gospels is mine. That is precisely the point. In the case of original sources, despite being slightly different from each other, are consistent with each other, otherwise I could not draw my own version consistently with the Gospels.</text:p>
      <text:p text:style-name="P4"><text:span text:style-name="T1526">F</text:span>alse testimonies change according to the intention of the liar. Especially if the lie is very difficult to believe and you want <text:span text:style-name="T492">them</text:span> to be<text:span text:style-name="T492">lieve it</text:span>. <text:span text:style-name="T1527">L</text:span>ie<text:span text:style-name="T1527">s</text:span> <text:span text:style-name="T1527">get</text:span> bigger, or <text:span text:style-name="T1527">they</text:span> mutat<text:span text:style-name="T1527">e</text:span> according to the convenience of the moment.</text:p>
      <text:p text:style-name="P4">That does not happen with a truth. <text:span text:style-name="T492">If you </text:span>believe <text:span text:style-name="T492">it</text:span>, <text:span text:style-name="T492">fine, if not, it is your </text:span>lo<text:span text:style-name="T492">ss</text:span>. Which is precisely what has happened with the resurrection of Christ. He is alive because he was resurrected.</text:p>
      <text:h text:style-name="P520" text:outline-level="5"><text:bookmark-start text:name="__RefHeading___Toc34707_4173466481"/>Names.<text:bookmark-end text:name="__RefHeading___Toc34707_4173466481"/></text:h>
      <text:p text:style-name="Text_20_body">Listing names of witnesses to the resurrection is an argument against the falsity of the biblical testimonies about the resurrection of Jesus Christ.</text:p>
      <text:p text:style-name="P63">The new testament gives lists of people who ate, talked and touched Jesus Christ after resurrecting. Listing names is invitation to investigate the facts, to confirm the facts. those names are given while people are still alive. <text:span text:style-name="T493">F</text:span>alse testimonials tend to be ambiguous and diffuse in the information so that they <text:span text:style-name="T493">cannot </text:span>be easily <text:span text:style-name="T493">contradicted</text:span>.</text:p>
      <text:h text:style-name="P520" text:outline-level="5"><text:bookmark-start text:name="__RefHeading___Toc34709_4173466481"/>Women.<text:bookmark-end text:name="__RefHeading___Toc34709_4173466481"/></text:h>
      <text:p text:style-name="Text_20_body">The fact that the first witnesses are women is an argument against the falsity of the biblical testimonies about the resurrection of Jesus Christ.</text:p>
      <text:p text:style-name="P4">For a Jew of the time of Yeshua, the testimony of a woman had no statutory value. It wasn't relevant.</text:p>
      <text:p text:style-name="P4">The fact that the testimonies of the gospels agree that the first people to see Yeshua resurrected were women is an indication of truth in <text:span text:style-name="T494">the </text:span>testimony. This fact shows that <text:soft-page-break/>the intention of the testimonials is not <text:span text:style-name="T494">to </text:span>convinc<text:span text:style-name="T494">e</text:span> the listener but simply <text:span text:style-name="T494">to </text:span>tell the truth. What actually happened.</text:p>
      <text:p text:style-name="P4"><text:span text:style-name="T494">To a</text:span>sk a Jewish woman what happened, <text:span text:style-name="T494">at</text:span> times of Jesus Christ, was like asking the family dog. His testimony was simply irrelevant. If the intention was to convince the other Jews relying on prejudices of the time, <text:span text:style-name="T494">they</text:span> made a lousy job. The alternative is that it <text:span text:style-name="T494">is </text:span>just <text:span text:style-name="T494">what </text:span>happened.</text:p>
      <text:h text:style-name="P520" text:outline-level="5"><text:bookmark-start text:name="__RefHeading___Toc34711_4173466481"/>Groups.<text:bookmark-end text:name="__RefHeading___Toc34711_4173466481"/></text:h>
      <text:p text:style-name="Text_20_body">The fact that there are appearances to groups is an argument against the falsity of the biblical testimonies about the resurrection of Jesus Christ.</text:p>
      <text:p text:style-name="P4">In several passages of the new testament the testimony is that Jesus Christ appeared to several people at the same time. They touch <text:span text:style-name="T1528">him</text:span>, eat <text:span text:style-name="T1528">with him</text:span>, <text:span text:style-name="T495">t</text:span>hey walk<text:span text:style-name="T495">ed</text:span> and talk<text:span text:style-name="T495">ed</text:span> with him. Several people at the same time. They remember and he remembers them. He recognizes them and they recognize him. The <text:span text:style-name="T495">recall</text:span> of the apparition remains the same <text:span text:style-name="T495">through time </text:span>and the person is willing to <text:span text:style-name="T495">keep</text:span> his testimony at the cost of great suffering and even death.</text:p>
      <text:p text:style-name="P4">That doesn't happen with hallucinations. I repeat: THAT DOES NOT HAPPEN WITH HALLUCINATIONS.</text:p>
      <text:h text:style-name="P520" text:outline-level="5"><text:bookmark-start text:name="__RefHeading___Toc34713_4173466481"/>They suffered.<text:bookmark-end text:name="__RefHeading___Toc34713_4173466481"/></text:h>
      <text:p text:style-name="Text_20_body">The fact that most of the first witnesses lost everything by believing in Jesus Christ is an argument against the falsity of the biblical testimonies about the resurrection of Jesus Christ.</text:p>
      <text:p text:style-name="P64">Joseph of Arimathea and Nicodemus were members of the Sanhedrin. for being believers in Yeshua <text:span text:style-name="T496">they </text:span>lost everything. They lost <text:span text:style-name="T496">their</text:span> money, <text:span text:style-name="T496">their</text:span> position and their family rejected them.</text:p>
      <text:p text:style-name="P4">Even today for a Jew, believing in Yeshua implies great sacrifices. It implies losing your previous life. In the vast majority of cases he suffers family rejection and the rejection of other Jews.</text:p>
      <text:p text:style-name="P4">But the testimony indicates that these people were willing to stand by <text:span text:style-name="T496">their</text:span> word that Yeshua is alive because he was resurrected at the cost to be imprisoned, flogged, stoned, boiled in oil, crucif<text:span text:style-name="T496">ied</text:span> or behead.</text:p>
      <text:p text:style-name="P4"><text:soft-page-break/>That doesn't happen with someone who makes up a lie <text:span text:style-name="T496">that </text:span>to keep it means dying.</text:p>
      <text:h text:style-name="P520" text:outline-level="5"><text:bookmark-start text:name="__RefHeading___Toc34715_4173466481"/>Body.<text:bookmark-end text:name="__RefHeading___Toc34715_4173466481"/></text:h>
      <text:p text:style-name="Text_20_body">The inexistence of testimonies that contradict the disappearance of the dead body of Jesus Christ is an argument against the falsity of the biblical testimonies about the resurrection of Jesus Christ.</text:p>
      <text:p text:style-name="P65">Jesus Christ had anticipated his resurrection, the Jews knew of this and that is why they requested to place guards at the tomb. <text:span text:style-name="T497">To end</text:span> the testimonies of a resurrection, the only thing that <text:span text:style-name="T497">the j</text:span>ewish or <text:span text:style-name="T497">r</text:span>oman authorities had to do was <text:span text:style-name="T497">to </text:span>present the body of the deceased to stop the alleged lie. It was in the interest of both authorities to stop the movement. For the Jews for the same reason they killed him, prevent that they believed in the Son of YHWH. And for the <text:span text:style-name="T497">r</text:span>omans to avoid the <text:span text:style-name="T497">political </text:span>disturbances. But the response of the Jews was <text:span text:style-name="T497">to </text:span>persecute those who believed <text:span text:style-name="T497">the supposed lie</text:span> and the response of the <text:span text:style-name="T497">r</text:span>omans was silence.</text:p>
      <text:p text:style-name="P349">And the followers were the ones who suffered the most with <text:span text:style-name="T498">this</text:span> alleged lie. They did not even have to confess where <text:span text:style-name="T1528">was </text:span>the body they had supposedly hidden <text:span text:style-name="T1528">or destroyed in order to stop the persecution.</text:span> <text:span text:style-name="T1528">I</text:span>t was simply enough <text:span text:style-name="T498">for them </text:span>to <text:span text:style-name="T1528">confess that they did not </text:span>believ<text:span text:style-name="T1528">e</text:span> what they believed, that Yeshua was the Meshiakh of Israel and that he is <text:span text:style-name="T498">a</text:span>live because <text:span text:style-name="T498">h</text:span><text:span text:style-name="T1528">e</text:span><text:span text:style-name="T498"> is</text:span> rise<text:span text:style-name="T498">n, to stop </text:span><text:span text:style-name="T1528">the </text:span><text:span text:style-name="T498">persecut</text:span><text:span text:style-name="T1528">ion</text:span>. They didn't.</text:p>
      <text:p text:style-name="P66">The movement increased without even appearing <text:span text:style-name="T498">a </text:span>body impersonati<text:span text:style-name="T498">ng the dead one.</text:span></text:p>
      <text:p text:style-name="P67">Furthermore, according to the testimony of the gospels, the religious leaders implicitly accepted the disappearance of the body when they <text:span text:style-name="T498">claimed</text:span> that the disciples had stolen the body to explain <text:span text:style-name="T498">the disappearance</text:span>. If the Jews spread that lie early, the<text:span text:style-name="T499">n that </text:span>is <text:span text:style-name="T499">the</text:span> reason why later they did not try an impersonation. <text:span text:style-name="T499">If</text:span> we say that the disciples stole it and destroyed it, <text:span text:style-name="T499">then it</text:span> does not make any sense that afterwards we end up finding the body that others destroyed.</text:p>
      <text:p text:style-name="P4">The body of a dead man who was supposedly resurrected does not disappear so easily especially if his grave is guarded by those who killed <text:span text:style-name="T500">him.</text:span></text:p>
      <text:h text:style-name="P520" text:outline-level="5"><text:bookmark-start text:name="__RefHeading___Toc34717_4173466481"/>Embarrassing.<text:bookmark-end text:name="__RefHeading___Toc34717_4173466481"/></text:h>
      <text:p text:style-name="Text_20_body">The fact that embarrassing events are <text:span text:style-name="T501">claimed by</text:span> the witness<text:span text:style-name="T501">es</text:span> is an argument against the falsity of the biblical testimonies about the resurrection of Jesus Christ.</text:p>
      <text:p text:style-name="P4"><text:soft-page-break/>The testimonies of the gospels show some witnesses who abandoned their leader, who denied knowing him while they were prosecuting <text:span text:style-name="T502">him </text:span>and that even after he was resurrected they refused to believe until <text:span text:style-name="T502">they </text:span>touch<text:span text:style-name="T502">ed</text:span> his hand and foot wounds and <text:span text:style-name="T502">stick</text:span> <text:span text:style-name="T502">their</text:span> hand on the side that they had <text:span text:style-name="T502">seen</text:span> pierced by a <text:span text:style-name="T502">r</text:span>oman spear. They recognize that <text:span text:style-name="T502">he</text:span> appeared first to women and that the <text:span text:style-name="T502">men</text:span> did not believe <text:span text:style-name="T502">them</text:span> when they told <text:span text:style-name="T502">them </text:span>what happened.</text:p>
      <text:p text:style-name="P4">Acknowledging embarrassing issues is a positive criterion for determining the credibility of a testimony <text:span text:style-name="T502">in</text:span> a judicial or historical <text:span text:style-name="T502">method</text:span>.</text:p>
      <text:h text:style-name="P517" text:outline-level="4"><text:bookmark-start text:name="__RefHeading___Toc34719_4173466481"/><text:span text:style-name="T504">Airplanes</text:span>.<text:bookmark-end text:name="__RefHeading___Toc34719_4173466481"/></text:h>
      <text:p text:style-name="Text_20_body">Believing in airplanes today is not <text:span text:style-name="T503">hard</text:span>, but a thousand years ago talking about a machine that flies, that has wings like birds, that is made of metal, <text:span text:style-name="T504">that </text:span>weigh<text:span text:style-name="T504">ts</text:span> tons, <text:span text:style-name="T504">that </text:span>carr<text:span text:style-name="T504">ies</text:span> people <text:span text:style-name="T504">on its inside </text:span>sitting, <text:span text:style-name="T504">that</text:span> flies ten times faster than a dove, and that some day, hundreds of thousands of such machines would be built to travel great distances, was quite difficult. Perhaps it would be necessary to see a<text:span text:style-name="T504">n</text:span> <text:span text:style-name="T504">airplan</text:span> in operation to believe it.</text:p>
      <text:p text:style-name="P4">Something like this seems to be what happened to the first believers, they saw something really extraordinary. Something that only the creator could have done. They saw a dead man who had come back to life. <text:span text:style-name="T505">Just a</text:span>s Yeshua had anticipated before he died. As it was written more than 500 years before. They ate with him, touched him, hugged him, talked to him, <text:span text:style-name="T505">and</text:span> walked with him. That's why they believed what they believed and that's why <text:span text:style-name="T505">t</text:span>hey changed how they changed.</text:p>
      <text:p text:style-name="P4">Me personally, I can<text:span text:style-name="T505">not stop</text:span> believ<text:span text:style-name="T505">ing</text:span> it anymore. It is already something real. For me it is already a faith. But the reasons stated here are not the only ones. So far the reasons have been rational. But the reasons are becoming experimental and more logical reasons are found and more physical evidence. The reasons feed off each other. <text:span text:style-name="T506">You</text:span> start a new life. <text:span text:style-name="T506">You are</text:span> born again. You begin to live what you believe. <text:span text:style-name="T506">I</text:span>t is a battle. Paul calls it the good fight.</text:p>
      <text:p text:style-name="P4">Once <text:span text:style-name="T507">I</text:span> begin to believe that the resurrection of Jesus Christ is something possible, something even feasible, <text:span text:style-name="T507">I</text:span><text:span text:style-name="T506"> </text:span>can start a radical change <text:span text:style-name="T506">in the way </text:span><text:span text:style-name="T507">I</text:span><text:span text:style-name="T506"> </text:span>see life. Because death is no longer the end, life becomes eternal, because it continues after the resurrection, and priorities change.</text:p>
      <text:p text:style-name="P4"><text:soft-page-break/>I say "<text:span text:style-name="T507">I </text:span>can" because it depends on how much the one who is alive, the one who is in the sky that we see, the one who loves me, the one who looks for me, is finding <text:span text:style-name="T507">me</text:span>.</text:p>
      <text:p text:style-name="P4">But the promise is that <text:span text:style-name="T507">He</text:span> will find <text:span text:style-name="T507">us</text:span>, because <text:span text:style-name="T508">AFTER</text:span> the resurrection of the dead, when we <text:span text:style-name="T508">physically </text:span>meet again face to face with the people <text:span text:style-name="T507">that </text:span>we have hurt and with <text:span text:style-name="T507">those who </text:span>have hurt us, it will be impossible to say:</text:p>
      <text:p text:style-name="P4">"<text:span text:style-name="T507">No, no</text:span>. I <text:span text:style-name="T507">just </text:span>do not believe in the resurrection of the dead”.</text:p>
      <text:p text:style-name="P4">After your resurrection, you will remember this presentation. You he will remember me and all the people with whom <text:span text:style-name="T508">you</text:span> interacted, one way or another, before <text:span text:style-name="T508">your</text:span> resurrection.</text:p>
      <text:p text:style-name="P4">We're going to see each other again.</text:p>
      <text:h text:style-name="P512" text:outline-level="3"><text:bookmark-start text:name="__RefHeading___Toc34721_4173466481"/>The Believe<text:span text:style-name="T510">r</text:span>.<text:bookmark-end text:name="__RefHeading___Toc34721_4173466481"/></text:h>
      <text:p text:style-name="Text_20_body"><text:span text:style-name="T5">When they ask</text:span><text:span text:style-name="T39">ed</text:span><text:span text:style-name="T5"> Jesus Christ, according to John 6: </text:span><text:span text:style-name="Bible_5f_text"><text:span text:style-name="T5">“</text:span></text:span><text:span text:style-name="Bible_5f_text">What must we do, to be doing the works of God?”</text:span><text:span text:style-name="Bible_5f_text"><text:span text:style-name="T5"> </text:span></text:span><text:span text:style-name="Bible_5f_text"><text:span text:style-name="T5"><text:note text:id="ftn59" text:note-class="footnote"><text:note-citation>59</text:note-citation><text:note-body><text:p text:style-name="Footnote"><text:span text:style-name="T5">John 6:28 </text:span><text:a xlink:type="simple" xlink:href="https://www.biblegateway.com/passage/?search=John+6%3A28&amp;version=RSV" text:style-name="Internet_20_link" text:visited-style-name="Visited_20_Internet_20_Link"><text:span text:style-name="Definition"><text:span text:style-name="T5">RSV</text:span></text:span></text:a></text:p></text:note-body></text:note></text:span></text:span><text:span text:style-name="T5">. Yeshua answers: </text:span><text:span text:style-name="Bible_5f_text"><text:span text:style-name="T5">“</text:span></text:span><text:span text:style-name="Bible_5f_text"><text:span text:style-name="T39">T</text:span></text:span><text:span text:style-name="Bible_5f_text"><text:span text:style-name="T5">his is the work of God, that you believe in him whom he has sent” </text:span></text:span><text:span text:style-name="Bible_5f_text"><text:span text:style-name="T5"><text:note text:id="ftn60" text:note-class="footnote"><text:note-citation>60</text:note-citation><text:note-body><text:p text:style-name="Footnote"><text:span text:style-name="T5">John 6:29 </text:span><text:a xlink:type="simple" xlink:href="https://www.biblegateway.com/passage/?search=John+6%3A29&amp;version=RSV" text:style-name="Internet_20_link" text:visited-style-name="Visited_20_Internet_20_Link"><text:span text:style-name="Definition"><text:span text:style-name="T5">RSV</text:span></text:span></text:a></text:p></text:note-body></text:note></text:span></text:span><text:span text:style-name="T5">. And a little later in the same conversation </text:span><text:span text:style-name="T39">he </text:span><text:span text:style-name="T5">insists: </text:span><text:span text:style-name="Bible_5f_text"><text:span text:style-name="T5">“</text:span></text:span><text:span text:style-name="Bible_5f_text"><text:span text:style-name="T39">M</text:span></text:span><text:span text:style-name="Bible_5f_text"><text:span text:style-name="T5">ost assuredly, I say to you, he who believes in Me has everlasting life” </text:span></text:span><text:span text:style-name="Bible_5f_text"><text:span text:style-name="T5"><text:note text:id="ftn61" text:note-class="footnote"><text:note-citation>61</text:note-citation><text:note-body><text:p text:style-name="Footnote"><text:span text:style-name="T5">John 6:47 </text:span><text:a xlink:type="simple" xlink:href="https://www.biblegateway.com/passage/?search=John+6%3A47&amp;version=NKJV" text:style-name="Internet_20_link" text:visited-style-name="Visited_20_Internet_20_Link"><text:span text:style-name="Definition"><text:span text:style-name="T5">NKJV</text:span></text:span></text:a></text:p></text:note-body></text:note></text:span></text:span><text:span text:style-name="T5">.</text:span></text:p>
      <text:p text:style-name="P4">Believe in the one that God has sent. But what is the minimum to be able to call someone a believer? What is the minimum to believe in <text:span text:style-name="T511">the one </text:span>wh<text:span text:style-name="T511">o</text:span> God has sent? To <text:span text:style-name="T1529">do</text:span> the works of God?</text:p>
      <text:p text:style-name="P381"><text:span text:style-name="T5">Paul says in 1 Corinthians 15 that: </text:span><text:span text:style-name="Bible_5f_text"><text:span text:style-name="T5">“</text:span></text:span><text:span text:style-name="Bible_5f_text"><text:span text:style-name="T39">A</text:span></text:span><text:span text:style-name="Bible_5f_text">nd if Christ is not risen, then our preaching is empty and your faith is also empty”</text:span><text:span text:style-name="Bible_5f_text"><text:span text:style-name="T5"> </text:span></text:span><text:span text:style-name="Bible_5f_text"><text:span text:style-name="T5"><text:note text:id="ftn62" text:note-class="footnote"><text:note-citation>62</text:note-citation><text:note-body><text:p text:style-name="Footnote"><text:span text:style-name="T5">1 Corinthians 15:14 </text:span><text:a xlink:type="simple" xlink:href="https://www.biblegateway.com/passage/?search=1+Corinthians+15%3A14&amp;version=NKJV" text:style-name="Internet_20_link" text:visited-style-name="Visited_20_Internet_20_Link"><text:span text:style-name="Definition"><text:span text:style-name="T5">NKJV</text:span></text:span></text:a></text:p></text:note-body></text:note></text:span></text:span><text:span text:style-name="T5">.</text:span></text:p>
      <text:p text:style-name="P381"><text:span text:style-name="T5">Which is the climax of Paul's explanation of what seems to be a kind of </text:span><text:span text:style-name="T39">song, canticle, </text:span><text:span text:style-name="T5">chant, recitation, creed, which </text:span><text:span text:style-name="T39">was</text:span><text:span text:style-name="T5"> already repeated among believers at the time of writing 1st Corinthians, a song that says: </text:span><text:span text:style-name="Bible_5f_text"><text:span text:style-name="T5">“</text:span></text:span><text:span text:style-name="Bible_5f_text"><text:span text:style-name="T39">C</text:span></text:span><text:span text:style-name="Bible_5f_text">hrist died for our sins according to the Scriptures, </text:span><text:span text:style-name="Bible_5f_text"><text:span text:style-name="T511">a</text:span></text:span><text:span text:style-name="Bible_5f_text">nd that He was buried, and that He rose again the third day according to the Scriptures”</text:span><text:span text:style-name="Bible_5f_text"><text:span text:style-name="T5"> </text:span></text:span><text:span text:style-name="Bible_5f_text"><text:span text:style-name="T5"><text:note text:id="ftn63" text:note-class="footnote"><text:note-citation>63</text:note-citation><text:note-body><text:p text:style-name="Footnote"><text:span text:style-name="T5">1 Corinthians 15:3-4 </text:span><text:a xlink:type="simple" xlink:href="https://www.biblegateway.com/passage/?search=1+Corinthians+15%3A3-4&amp;version=NKJV" text:style-name="Internet_20_link" text:visited-style-name="Visited_20_Internet_20_Link"><text:span text:style-name="Definition"><text:span text:style-name="T5">NKJV</text:span></text:span></text:a></text:p></text:note-body></text:note></text:span></text:span><text:span text:style-name="T5">.</text:span></text:p>
      <text:p text:style-name="P4">The good news, the gospel, Faith in Yeshua, is summed up in that canticle, in that recitation, in that initial creed quoted in 1st Corinthians 15.</text:p>
      <text:p text:style-name="P4">That is the base, that is the beginning, that is the foundation. <text:span text:style-name="T511">T</text:span>hat's <text:span text:style-name="T511">the </text:span>faith of the believer in Yeshua, th<text:span text:style-name="T511">e one</text:span> commonly called Christian. It's what should unite all <text:soft-page-break/>believers regardless of their understanding of the rest of the writings and the state of their development as new creature in Christ Jesus.</text:p>
      <text:p text:style-name="P4">The believer begins to be a believer when he believes that Jesus Christ, Yeshua, is alive because he was resurrected according to the scriptures. I repeat, according to the <text:span text:style-name="T511">SCRIPTURES</text:span>.</text:p>
      <text:h text:style-name="P517" text:outline-level="4"><text:bookmark-start text:name="__RefHeading___Toc34723_4173466481"/>Tanakh.<text:bookmark-end text:name="__RefHeading___Toc34723_4173466481"/></text:h>
      <text:p text:style-name="Text_20_body">The scriptures that Paul speaks of in 1 Corinthians 15, when proclaims the Christian faith by saying that <text:span text:style-name="Bible_5f_text">“</text:span><text:span text:style-name="Bible_5f_text"><text:span text:style-name="T512">C</text:span></text:span><text:span text:style-name="Bible_5f_text">hrist </text:span><text:span text:style-name="Bible_5f_text"><text:span text:style-name="T512">DIED</text:span></text:span><text:span text:style-name="Bible_5f_text"> for our </text:span><text:span text:style-name="Bible_5f_text"><text:span text:style-name="T512">SINS</text:span></text:span><text:span text:style-name="Bible_5f_text"> according to the Scriptures, </text:span><text:span text:style-name="Bible_5f_text"><text:span text:style-name="T511">a</text:span></text:span><text:span text:style-name="Bible_5f_text">nd that He was </text:span><text:span text:style-name="Bible_5f_text"><text:span text:style-name="T512">BURIED</text:span></text:span><text:span text:style-name="Bible_5f_text">, and that He </text:span><text:span text:style-name="Bible_5f_text"><text:span text:style-name="T512">ROSE</text:span></text:span><text:span text:style-name="Bible_5f_text"> again the third day according to the </text:span><text:span text:style-name="Bible_5f_text"><text:span text:style-name="T512">SCRIPTURES”</text:span></text:span><text:span text:style-name="Bible_5f_text"> </text:span><text:span text:style-name="Bible_5f_text"><text:note text:id="ftn64" text:note-class="footnote"><text:note-citation>64</text:note-citation><text:note-body><text:p text:style-name="Footnote"><text:span text:style-name="T5">1 Corinthians 15:3-4 </text:span><text:a xlink:type="simple" xlink:href="https://www.biblegateway.com/passage/?search=1+Corinthians+15%3A3-4&amp;version=NKJV" text:style-name="Internet_20_link" text:visited-style-name="Visited_20_Internet_20_Link"><text:span text:style-name="Definition"><text:span text:style-name="T5">NKJV</text:span></text:span></text:a></text:p></text:note-body></text:note></text:span>, are the scriptures that he knew as a Pharisee, as a hebrew, as a Jew. <text:span text:style-name="T512">They </text:span>are the hebrew scriptures, the tanakh.</text:p>
      <text:p text:style-name="P382"><text:span text:style-name="T5">Jesus Christ after resurrected, according to Luke 24, explains the scriptures, the tanakh, to two disciples on their way to a village called Emmaus. Luke tells that: </text:span><text:span text:style-name="Bible_5f_text"><text:span text:style-name="T5">“</text:span></text:span><text:span text:style-name="Bible_5f_text"><text:span text:style-name="T40">T</text:span></text:span><text:span text:style-name="Bible_5f_text">hen beginning with Moses and all the prophets, he interpreted to them the things written about himself in all the scriptures</text:span><text:span text:style-name="Bible_5f_text"><text:span text:style-name="T5">” </text:span></text:span><text:span text:style-name="Bible_5f_text"><text:span text:style-name="T5"><text:note text:id="ftn65" text:note-class="footnote"><text:note-citation>65</text:note-citation><text:note-body><text:p text:style-name="Footnote"><text:span text:style-name="T5">Luke 24:27 </text:span><text:a xlink:type="simple" xlink:href="https://www.biblegateway.com/passage/?search=Luke+24%3A27&amp;version=NET" text:style-name="Internet_20_link" text:visited-style-name="Visited_20_Internet_20_Link"><text:span text:style-name="Definition"><text:span text:style-name="T5">NET</text:span></text:span></text:a></text:p></text:note-body></text:note></text:span></text:span><text:span text:style-name="T5">. And late</text:span><text:span text:style-name="T41">r</text:span><text:span text:style-name="T5"> that night when they were meeting with the apostles tells them </text:span><text:span text:style-name="Bible_5f_text"><text:span text:style-name="T5">“These are my words that I spoke to you while I was still with you, that everything written about me in the law of Moses and the prophets and the psalms must be fulfilled” </text:span></text:span><text:span text:style-name="Bible_5f_text"><text:span text:style-name="T5"><text:note text:id="ftn66" text:note-class="footnote"><text:note-citation>66</text:note-citation><text:note-body><text:p text:style-name="Footnote"><text:span text:style-name="T5">Luke 24:44 </text:span><text:a xlink:type="simple" xlink:href="https://www.biblegateway.com/passage/?search=Luke+24%3A44&amp;version=NET" text:style-name="Internet_20_link" text:visited-style-name="Visited_20_Internet_20_Link"><text:span text:style-name="Definition"><text:span text:style-name="T5">NET</text:span></text:span></text:a></text:p></text:note-body></text:note></text:span></text:span><text:span text:style-name="T5">. The word Tanakh is precisely the abbreviation of Torah, Neviim and Ketuvim, the hebrew words for the books of Moses, the books of the prophets, and </text:span><text:span text:style-name="T41">a book of</text:span><text:span text:style-name="T5"> writings that include the Psalms.</text:span></text:p>
      <text:p text:style-name="P68">These explanations that Jesus Christ makes to his disciples and apostles, and all th<text:span text:style-name="T513">e explanations that</text:span> Paul does to the Jews in different parts of the Mediterranean, are AFTER the resurrection of Jesus Christ.</text:p>
      <text:p text:style-name="P4">If a Jew does not believe that Jesus Christ was resurrected, it is impossible for him to come to understand that the entire Tanakh, absolutely ALL the Tanakh, points to his Meshiakh, the Meshiakh of Israel: from Adam and Eve, passing by patriarchs, judges, and kings, to the last of the prophets. ALL of the Tanakh points to the Meshiakh of Israel. <text:span text:style-name="T514">He </text:span>won't be able to do it because he does not have the Spirit that allows him to believe in his Meshiakh. <text:span text:style-name="T514">That is why</text:span> Jesus Christ only explained the Tanakh, and the way in which the Meshiakh of Israel completes it, explains it, fulfills it, to those who saw <text:span text:style-name="T514">Him</text:span> risen, <text:span text:style-name="T514">AFTER</text:span> seeing <text:span text:style-name="T514">Him</text:span> risen.</text:p>
      <text:p text:style-name="P4"><text:soft-page-break/>If you are a Jew and you already believe that Jesus Christ is risen, go and read Isaiah 53, let's see if <text:span text:style-name="T514">you</text:span> don't start crying.</text:p>
      <text:h text:style-name="P517" text:outline-level="4"><text:bookmark-start text:name="__RefHeading___Toc34725_4173466481"/><text:span text:style-name="T515">Warning</text:span>.<text:bookmark-end text:name="__RefHeading___Toc34725_4173466481"/></text:h>
      <text:p text:style-name="Text_20_body">From this point on, this is a presentation of the best understanding that Jose Luis Quiroga has of the scriptures, of the bible, until today, year 202<text:span text:style-name="T516">2</text:span>, based on more than 20 years of reading the scriptures, more than 15 years of study of them, and more than 10 years of study based on the codification of the bible in hebrew and greek <text:span text:style-name="T517">idiom</text:span>s made by <text:span text:style-name="T646">Mr </text:span>James Strong. <text:span text:style-name="T517">Study made with the intention </text:span>to clarify the inconsistencies generated by interpretations in other languages. Study that takes into account the different points of view that are found on the Internet and that makes use of <text:span text:style-name="T517">the </text:span>information processing techniques that the author <text:span text:style-name="T517">knows</text:span> due to his professional technical training.</text:p>
      <text:p text:style-name="P4">The author reserves the right to be COMPLETELY wrong <text:span text:style-name="T517">and to </text:span>change <text:span text:style-name="T517">his </text:span>position at any time without the slightest feeling of guilt or condemnation, if the Spirit that gives him Life shows him that <text:span text:style-name="T1280">it is </text:span>wrong.</text:p>
      <text:p text:style-name="P4">It is your responsibility, if you are really interested, to study for yourself the scriptures and come to your own conclusions.</text:p>
      <text:p text:style-name="P69">This warning is also an invitation for you <text:span text:style-name="T518">to </text:span>not only read, but also seek to understand the original scriptures <text:span text:style-name="T518">by yourself</text:span>. You don't need to speak hebrew or greek for that, you just need the Internet. A <text:span text:style-name="T518">site</text:span> that I recommend is biblehub.com because it has the entire bible encoded in Strong codes, so that the original bible can be navigated in different ways and understand the original scriptures in hebrew, the <text:span text:style-name="T518">language in which </text:span>the original hebrew authors <text:span text:style-name="T518">thought when</text:span> they wrote their books under the inspiration of the Spirit of the <text:span text:style-name="T1281">L</text:span>iving God.</text:p>
      <text:h text:style-name="P512" text:outline-level="3"><text:bookmark-start text:name="__RefHeading___Toc34727_4173466481"/><text:span text:style-name="T509">Lord</text:span>.<text:bookmark-end text:name="__RefHeading___Toc34727_4173466481"/></text:h>
      <text:p text:style-name="Text_20_body">According to the bible, Yeshua is Lord.</text:p>
      <text:p text:style-name="P383"><text:span text:style-name="T5">In John 3, John the Baptist says that: </text:span><text:span text:style-name="Bible_5f_text"><text:span text:style-name="T5">“</text:span></text:span><text:span text:style-name="Bible_5f_text"><text:span text:style-name="T42">T</text:span></text:span><text:span text:style-name="Bible_5f_text">he Father loves the Son, and has given </text:span><text:span text:style-name="Bible_5f_text"><text:span text:style-name="T519">ALL</text:span></text:span><text:span text:style-name="Bible_5f_text"> things into His hand</text:span><text:span text:style-name="Bible_5f_text"><text:span text:style-name="T5">” </text:span></text:span><text:span text:style-name="Bible_5f_text"><text:span text:style-name="T5"><text:note text:id="ftn67" text:note-class="footnote"><text:note-citation>67</text:note-citation><text:note-body><text:p text:style-name="Footnote"><text:span text:style-name="T5">John 3:35 </text:span><text:a xlink:type="simple" xlink:href="https://www.biblegateway.com/passage/?search=John+3%3A35&amp;version=NKJV" text:style-name="Internet_20_link" text:visited-style-name="Visited_20_Internet_20_Link"><text:span text:style-name="Definition"><text:span text:style-name="T5">NKJV</text:span></text:span></text:a></text:p></text:note-body></text:note></text:span></text:span><text:span text:style-name="T5">.</text:span></text:p>
      <text:p text:style-name="P383"><text:span text:style-name="T5">In </text:span><text:span text:style-name="T127">H</text:span><text:span text:style-name="T5">ebrews 1 its author tells us, speaking of Jesus Christ, that: </text:span><text:span text:style-name="Bible_5f_text"><text:span text:style-name="T5">“</text:span></text:span><text:span text:style-name="Bible_5f_text"><text:span text:style-name="T42">w</text:span></text:span><text:span text:style-name="Bible_5f_text">hom He has appointed heir of </text:span><text:span text:style-name="Bible_5f_text"><text:span text:style-name="T519">ALL</text:span></text:span><text:span text:style-name="Bible_5f_text"> things, through whom also He made the </text:span><text:span text:style-name="Bible_5f_text"><text:span text:style-name="T519">WORLDS</text:span></text:span><text:span text:style-name="Bible_5f_text"><text:span text:style-name="T5">” </text:span></text:span><text:span text:style-name="Bible_5f_text"><text:span text:style-name="T5"><text:note text:id="ftn68" text:note-class="footnote"><text:note-citation>68</text:note-citation><text:note-body><text:p text:style-name="Footnote"><text:span text:style-name="T5">Hebrews 1:2 </text:span><text:a xlink:type="simple" xlink:href="https://www.biblegateway.com/passage/?search=Hebrews+1%3A2&amp;version=NKJV" text:style-name="Internet_20_link" text:visited-style-name="Visited_20_Internet_20_Link"><text:span text:style-name="Definition"><text:span text:style-name="T5">NKJV</text:span></text:span></text:a></text:p></text:note-body></text:note></text:span></text:span><text:span text:style-name="T5">.</text:span></text:p>
      <text:p text:style-name="P383"><text:soft-page-break/><text:span text:style-name="T5">And Paul affirms in Ephesians 10 that God's plan is that: </text:span><text:span text:style-name="Bible_5f_text"><text:span text:style-name="T5">“</text:span></text:span><text:span text:style-name="Bible_5f_text"><text:span text:style-name="T42">H</text:span></text:span><text:span text:style-name="Bible_5f_text">e might gather together in one </text:span><text:span text:style-name="Bible_5f_text"><text:span text:style-name="T519">ALL</text:span></text:span><text:span text:style-name="Bible_5f_text"> things in Christ, both which are in heaven and which are on earth</text:span><text:span text:style-name="Bible_5f_text"><text:span text:style-name="T5">” </text:span></text:span><text:span text:style-name="Bible_5f_text"><text:span text:style-name="T5"><text:note text:id="ftn69" text:note-class="footnote"><text:note-citation>69</text:note-citation><text:note-body><text:p text:style-name="Footnote"><text:span text:style-name="T5">Ephesians 1:10 </text:span><text:a xlink:type="simple" xlink:href="https://www.biblegateway.com/passage/?search=Ephesians+1%3A10&amp;version=NKJV" text:style-name="Internet_20_link" text:visited-style-name="Visited_20_Internet_20_Link"><text:span text:style-name="Definition"><text:span text:style-name="T5">NKJV</text:span></text:span></text:a></text:p></text:note-body></text:note></text:span></text:span><text:span text:style-name="T5">.</text:span></text:p>
      <text:p text:style-name="P384"><text:span text:style-name="T5">Paul also explains in Colossians 1 that Jesus Christ: </text:span><text:span text:style-name="Bible_5f_text"><text:span text:style-name="T5">“</text:span></text:span><text:span text:style-name="Bible_5f_text"><text:span text:style-name="T43">i</text:span></text:span><text:span text:style-name="Bible_5f_text">s the image of the invisible God, the firstborn over </text:span><text:span text:style-name="Bible_5f_text"><text:span text:style-name="T520">ALL</text:span></text:span><text:span text:style-name="Bible_5f_text"> creation. </text:span><text:span text:style-name="Bible_5f_text"><text:span text:style-name="T520">F</text:span></text:span><text:span text:style-name="Bible_5f_text">or by Him </text:span><text:span text:style-name="Bible_5f_text"><text:span text:style-name="T520">ALL</text:span></text:span><text:span text:style-name="Bible_5f_text"> things were created that are in heaven and that are on earth, visible and invisible, whether thrones or dominions or principalities or powers. </text:span><text:span text:style-name="Bible_5f_text"><text:span text:style-name="T520">ALL</text:span></text:span><text:span text:style-name="Bible_5f_text"> things were created through Him and for Him. </text:span><text:span text:style-name="Bible_5f_text"><text:span text:style-name="T520">A</text:span></text:span><text:span text:style-name="Bible_5f_text">nd He is before </text:span><text:span text:style-name="Bible_5f_text"><text:span text:style-name="T520">ALL</text:span></text:span><text:span text:style-name="Bible_5f_text"> things, and in Him </text:span><text:span text:style-name="Bible_5f_text"><text:span text:style-name="T520">ALL</text:span></text:span><text:span text:style-name="Bible_5f_text"> things consist</text:span><text:span text:style-name="Bible_5f_text"><text:span text:style-name="T5">” </text:span></text:span><text:span text:style-name="Bible_5f_text"><text:span text:style-name="T5"><text:note text:id="ftn70" text:note-class="footnote"><text:note-citation>70</text:note-citation><text:note-body><text:p text:style-name="Footnote"><text:span text:style-name="T5">Colossians 1:15-17 </text:span><text:a xlink:type="simple" xlink:href="https://www.biblegateway.com/passage/?search=Colossians+1%3A15-17&amp;version=NKJV" text:style-name="Internet_20_link" text:visited-style-name="Visited_20_Internet_20_Link"><text:span text:style-name="Definition"><text:span text:style-name="T5">NKJV</text:span></text:span></text:a></text:p></text:note-body></text:note></text:span></text:span><text:span text:style-name="T5">.</text:span></text:p>
      <text:p text:style-name="P350">So Jesus Christ was the first and <text:span text:style-name="T1531">THROUGH</text:span> <text:span text:style-name="T1531">H</text:span>im everything was created, <text:span text:style-name="T1530">listen EVER</text:span><text:span text:style-name="T1531">Y</text:span><text:span text:style-name="T1530">THING, all of it</text:span>, <text:span text:style-name="T1530">the whole thing, TODO, todito, todo</text:span>. And everything, <text:span text:style-name="T1530">all of it</text:span>, <text:span text:style-name="T1530">the whole thing,</text:span> was created <text:span text:style-name="T1531">FOR</text:span> <text:span text:style-name="T1531">H</text:span>im. And <text:span text:style-name="T1531">IN</text:span><text:span text:style-name="T521"> Him</text:span> all <text:span text:style-name="T521">things consist</text:span>.</text:p>
      <text:p text:style-name="P385"><text:span text:style-name="T5">And according to Matthew 11 Yeshua himself tells us that: </text:span><text:span text:style-name="Bible_5f_text"><text:span text:style-name="T5">“</text:span></text:span><text:span text:style-name="Bible_5f_text"><text:span text:style-name="T44">ALL</text:span></text:span><text:span text:style-name="Bible_5f_text"> things have been delivered to Me by My Father</text:span><text:span text:style-name="Bible_5f_text"><text:span text:style-name="T5">” </text:span></text:span><text:span text:style-name="Bible_5f_text"><text:span text:style-name="T5"><text:note text:id="ftn71" text:note-class="footnote"><text:note-citation>71</text:note-citation><text:note-body><text:p text:style-name="Footnote"><text:span text:style-name="T5">Matthew 11:27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text:span><text:span text:style-name="T5">.</text:span></text:p>
      <text:p text:style-name="P386"><text:span text:style-name="T5">And in 1 Corinthians 15 Paul explains that God: </text:span><text:span text:style-name="Bible_5f_text"><text:span text:style-name="T5">“</text:span></text:span><text:span text:style-name="Bible_5f_text"><text:span text:style-name="T45">h</text:span></text:span><text:span text:style-name="Bible_5f_text">as put all things under His feet. But when He says ‘all things are put under Him,’ it is evident that He who put all things under Him is excepted”</text:span><text:span text:style-name="Bible_5f_text"><text:span text:style-name="T5"> </text:span></text:span><text:span text:style-name="Bible_5f_text"><text:span text:style-name="T5"><text:note text:id="ftn72" text:note-class="footnote"><text:note-citation>72</text:note-citation><text:note-body><text:p text:style-name="Footnote"><text:span text:style-name="T5">1 Corinthians 15:27 </text:span><text:a xlink:type="simple" xlink:href="https://www.biblegateway.com/passage/?search=1+Corinthians+15%3A27&amp;version=NKJV" text:style-name="Internet_20_link" text:visited-style-name="Visited_20_Internet_20_Link"><text:span text:style-name="Definition"><text:span text:style-name="T5">NKJV</text:span></text:span></text:a></text:p></text:note-body></text:note></text:span></text:span><text:span text:style-name="T5">, </text:span><text:span text:style-name="T45">meaning the Father is not under the Son’s feet.</text:span></text:p>
      <text:p text:style-name="P351"><text:span text:style-name="T522">That means </text:span>everything, <text:span text:style-name="T1530">all of it</text:span>, <text:span text:style-name="T1530">the whole thing, TODO, todito, todo</text:span>, except the Father himself. That's why in <text:span text:style-name="T522">t</text:span>he entire New Testament, <text:span text:style-name="T522">Yeshua is </text:span>call<text:span text:style-name="T522">ed</text:span> "our <text:span text:style-name="T522">L</text:span>ord."</text:p>
      <text:h text:style-name="P517" text:outline-level="4"><text:bookmark-start text:name="__RefHeading___Toc34729_4173466481"/>Heaven of <text:span text:style-name="T523">the </text:span>heaven<text:span text:style-name="T523">s</text:span>.<text:bookmark-end text:name="__RefHeading___Toc34729_4173466481"/></text:h>
      <text:p text:style-name="Text_20_body"><text:span text:style-name="T5">And </text:span><text:span text:style-name="T46">just to be </text:span><text:span text:style-name="T5">clear about what is included when </text:span><text:span text:style-name="T46">it</text:span><text:span text:style-name="T5"> says "all things" in Deuteronomy 10 can be read that: </text:span><text:span text:style-name="Bible_5f_text"><text:span text:style-name="T5">“</text:span></text:span><text:span text:style-name="Bible_5f_text"><text:span text:style-name="T46">I</text:span></text:span><text:span text:style-name="Bible_5f_text">ndeed heaven and the highest heavens belong to the </text:span><text:span text:style-name="Bible_5f_text"><text:span text:style-name="T524">Lord</text:span></text:span><text:span text:style-name="Bible_5f_text"> your God, also the earth with </text:span><text:span text:style-name="Bible_5f_text"><text:span text:style-name="T1532">ALL</text:span></text:span><text:span text:style-name="Bible_5f_text"> that is in it</text:span><text:span text:style-name="Bible_5f_text"><text:span text:style-name="T5">” </text:span></text:span><text:span text:style-name="Bible_5f_text"><text:span text:style-name="T5"><text:note text:id="ftn73" text:note-class="footnote"><text:note-citation>73</text:note-citation><text:note-body><text:p text:style-name="Footnote"><text:span text:style-name="T5">Deuteronomy 10:14 </text:span><text:a xlink:type="simple" xlink:href="https://www.biblegateway.com/passage/?search=Deuteronomy+10%3A14&amp;version=NKJV" text:style-name="Internet_20_link" text:visited-style-name="Visited_20_Internet_20_Link"><text:span text:style-name="Definition"><text:span text:style-name="T5">NKJV</text:span></text:span></text:a><text:span text:style-name="T5"> </text:span><text:a xlink:type="simple" xlink:href="https://biblehub.com/text/deuteronomy/10-14.htm" text:style-name="Internet_20_link" text:visited-style-name="Visited_20_Internet_20_Link"><text:span text:style-name="Definition"><text:span text:style-name="T5">biblehub</text:span></text:span></text:a></text:p></text:note-body></text:note></text:span></text:span><text:span text:style-name="T5">.</text:span></text:p>
      <text:p text:style-name="P352">All things are his because he made them, according to Nehemiah 9: <text:span text:style-name="Bible_5f_text">"You alone are the Lord; You have made heaven, The heaven of heavens, with all their host, The earth and everything on it, The seas and all that is in them, And You preserve them all. The host of heaven worships You” </text:span><text:span text:style-name="Bible_5f_text"><text:note text:id="ftn74" text:note-class="footnote"><text:note-citation>74</text:note-citation><text:note-body><text:p text:style-name="Footnote"><text:span text:style-name="T5">Nehemiah 9:6 </text:span><text:a xlink:type="simple" xlink:href="https://www.biblegateway.com/passage/?search=Nehemiah+9%3A6&amp;version=NKJV" text:style-name="Internet_20_link" text:visited-style-name="Visited_20_Internet_20_Link"><text:span text:style-name="Definition"><text:span text:style-name="T5">NKJV</text:span></text:span></text:a><text:span text:style-name="T5"> </text:span><text:a xlink:type="simple" xlink:href="https://biblehub.com/text/nehemiah/9-6.htm" text:style-name="Internet_20_link" text:visited-style-name="Visited_20_Internet_20_Link"><text:span text:style-name="Definition"><text:span text:style-name="T5">biblehub</text:span></text:span></text:a></text:p></text:note-body></text:note></text:span>. <text:span text:style-name="T526">N</text:span>ot only He made them but he <text:span text:style-name="T526">keeps</text:span> them running.</text:p>
      <text:p text:style-name="P387"><text:span text:style-name="T5">In 1st Kings 8 it tells us that: </text:span><text:span text:style-name="Bible_5f_text"><text:span text:style-name="T5">“</text:span></text:span><text:span text:style-name="Bible_5f_text"><text:span text:style-name="T47">B</text:span></text:span><text:span text:style-name="Bible_5f_text">ehold, heaven and the highest heaven cannot contain thee</text:span><text:span text:style-name="Bible_5f_text"><text:span text:style-name="T5">” </text:span></text:span><text:span text:style-name="Bible_5f_text"><text:span text:style-name="T5"><text:note text:id="ftn75" text:note-class="footnote"><text:note-citation>75</text:note-citation><text:note-body><text:p text:style-name="Footnote"><text:span text:style-name="T5">1 Kings 8:27 </text:span><text:a xlink:type="simple" xlink:href="https://www.biblegateway.com/passage/?search=1+Kings+8%3A27&amp;version=RSV" text:style-name="Internet_20_link" text:visited-style-name="Visited_20_Internet_20_Link"><text:span text:style-name="Definition"><text:span text:style-name="T5">RSV</text:span></text:span></text:a><text:span text:style-name="T5"> </text:span><text:a xlink:type="simple" xlink:href="https://biblehub.com/text/1_kings/8-27.htm" text:style-name="Internet_20_link" text:visited-style-name="Visited_20_Internet_20_Link"><text:span text:style-name="Definition"><text:span text:style-name="T5">biblehub</text:span></text:span></text:a></text:p></text:note-body></text:note></text:span></text:span><text:span text:style-name="T5">. </text:span><text:span text:style-name="T47">N</text:span><text:span text:style-name="T5">ot even </text:span><text:span text:style-name="T47">the </text:span><text:span text:style-name="T5">heaven of heaven</text:span><text:span text:style-name="T47">s</text:span><text:span text:style-name="T5"> can contain the Father. And he repeats it to us in 2nd Chronicles 2 </text:span><text:span text:style-name="T5"><text:note text:id="ftn76" text:note-class="footnote"><text:note-citation>76</text:note-citation><text:note-body><text:p text:style-name="Footnote"><text:span text:style-name="T5">2 Chronicles 2:6 </text:span><text:a xlink:type="simple" xlink:href="https://www.biblegateway.com/passage/?search=2+Chronicles+2%3A6&amp;version=NKJV" text:style-name="Internet_20_link" text:visited-style-name="Visited_20_Internet_20_Link"><text:span text:style-name="Definition"><text:span text:style-name="T5">NKJV</text:span></text:span></text:a><text:span text:style-name="T5"> </text:span><text:a xlink:type="simple" xlink:href="https://biblehub.com/text/2_chronicles/2-6.htm" text:style-name="Internet_20_link" text:visited-style-name="Visited_20_Internet_20_Link"><text:span text:style-name="Definition"><text:span text:style-name="T5">biblehub</text:span></text:span></text:a></text:p></text:note-body></text:note></text:span><text:span text:style-name="T5"><text:s/>and in 2nd Chronicles 6 </text:span><text:span text:style-name="T5"><text:note text:id="ftn77" text:note-class="footnote"><text:note-citation>77</text:note-citation><text:note-body><text:p text:style-name="Footnote"><text:span text:style-name="T5">2 Chronicles 6:18 </text:span><text:a xlink:type="simple" xlink:href="https://www.biblegateway.com/passage/?search=2+Chronicles+6%3A18&amp;version=NKJV" text:style-name="Internet_20_link" text:visited-style-name="Visited_20_Internet_20_Link"><text:span text:style-name="Definition"><text:span text:style-name="T5">NKJV</text:span></text:span></text:a><text:span text:style-name="T5"> </text:span><text:a xlink:type="simple" xlink:href="https://biblehub.com/text/2_chronicles/6-18.htm" text:style-name="Internet_20_link" text:visited-style-name="Visited_20_Internet_20_Link"><text:span text:style-name="Definition"><text:span text:style-name="T5">biblehub</text:span></text:span></text:a></text:p></text:note-body></text:note></text:span><text:span text:style-name="T5">.</text:span></text:p>
      <text:p text:style-name="P4">And in psalm 68 he also tells us about the heaven of heavens <text:note text:id="ftn78" text:note-class="footnote"><text:note-citation>78</text:note-citation><text:note-body><text:p text:style-name="Footnote"><text:span text:style-name="T5">Psalm 68:33 </text:span><text:a xlink:type="simple" xlink:href="https://www.biblegateway.com/passage/?search=Psalms+68%3A33&amp;version=NKJV" text:style-name="Internet_20_link" text:visited-style-name="Visited_20_Internet_20_Link"><text:span text:style-name="Definition"><text:span text:style-name="T5">NKJV</text:span></text:span></text:a><text:span text:style-name="T5"> </text:span><text:a xlink:type="simple" xlink:href="https://biblehub.com/text/psalms/68-33.htm" text:style-name="Internet_20_link" text:visited-style-name="Visited_20_Internet_20_Link"><text:span text:style-name="Definition"><text:span text:style-name="T5">biblehub</text:span></text:span></text:a></text:p></text:note-body></text:note>. And in Psalm 148 says that: <text:span text:style-name="Bible_5f_text">"Praise Him, you heavens of heavens, And you waters above the heavens!” </text:span><text:span text:style-name="Bible_5f_text"><text:note text:id="ftn79" text:note-class="footnote"><text:note-citation>79</text:note-citation><text:note-body><text:p text:style-name="Footnote"><text:span text:style-name="T5">Psalm 148:4 </text:span><text:a xlink:type="simple" xlink:href="https://www.biblegateway.com/passage/?search=Psalms+148%3A4&amp;version=NKJV" text:style-name="Internet_20_link" text:visited-style-name="Visited_20_Internet_20_Link"><text:span text:style-name="Definition"><text:span text:style-name="T5">NKJV</text:span></text:span></text:a><text:span text:style-name="T5"> </text:span><text:a xlink:type="simple" xlink:href="https://biblehub.com/text/psalms/148-4.htm" text:style-name="Internet_20_link" text:visited-style-name="Visited_20_Internet_20_Link"><text:span text:style-name="Definition"><text:span text:style-name="T5">biblehub</text:span></text:span></text:a></text:p></text:note-body></text:note></text:span>.</text:p>
      <text:p text:style-name="P4"><text:soft-page-break/>In several of them a difference is made between the heavens and the heaven of the <text:span text:style-name="T526">h</text:span>eavens. And according to Nehemiah, YHWH, the Father, also made them and not only <text:span text:style-name="T526">made </text:span>them <text:span text:style-name="T526">but </text:span>He "<text:span text:style-name="T526">preserves</text:span>" them.</text:p>
      <text:h text:style-name="P517" text:outline-level="4"><text:bookmark-start text:name="__RefHeading___Toc34731_4173466481"/>Angels.<text:bookmark-end text:name="__RefHeading___Toc34731_4173466481"/></text:h>
      <text:p text:style-name="Text_20_body">Of course the angels are part of "all things" and since Yeshua, according to Mark 12, tells us that we will be like the angels in heaven <text:note text:id="ftn80" text:note-class="footnote"><text:note-citation>80</text:note-citation><text:note-body><text:p text:style-name="Footnote"><text:span text:style-name="T5">Mark 12:25 </text:span><text:a xlink:type="simple" xlink:href="https://www.biblegateway.com/passage/?search=Mark+12%3A25&amp;version=NKJV" text:style-name="Internet_20_link" text:visited-style-name="Visited_20_Internet_20_Link"><text:span text:style-name="Definition"><text:span text:style-name="T5">NKJV</text:span></text:span></text:a></text:p></text:note-body></text:note>. It seems like a good idea to know what the bible says about these characters.</text:p>
      <text:p text:style-name="P388"><text:span text:style-name="T5">The angels, or messengers of YHWH, according to the bible, look and act exactly like men. According to Genesis 18, when Abraham was in front of his </text:span><text:span text:style-name="T48">tent</text:span><text:span text:style-name="T5">, some men suddenly appear, next to him, that he recognizes and calls them YHWH and then the bible calls them with the </text:span><text:span text:style-name="T48">h</text:span><text:span text:style-name="T5">ebrew word for angels. In this passage of the bible we can see that these characters talk, eat and walk </text:span><text:span text:style-name="T5"><text:note text:id="ftn81" text:note-class="footnote"><text:note-citation>81</text:note-citation><text:note-body><text:p text:style-name="Footnote"><text:span text:style-name="T5">Genesis 18 </text:span><text:a xlink:type="simple" xlink:href="https://www.biblegateway.com/passage/?search=Genesis+18&amp;version=NET" text:style-name="Internet_20_link" text:visited-style-name="Visited_20_Internet_20_Link"><text:span text:style-name="Definition"><text:span text:style-name="T5">NET</text:span></text:span></text:a></text:p></text:note-body></text:note></text:span><text:span text:style-name="T5"><text:s/>and that the bible uses the </text:span><text:span text:style-name="T48">h</text:span><text:span text:style-name="T5">ebrew words </text:span><text:span text:style-name="T48">for</text:span><text:span text:style-name="T5"> "men", "YHWH" and "angels" to refer to them. In Genesis 19, just before the destruction of Sodom and Gomorrah, we see that they can also have sex and in Genesis 32 an angel fights with Jacob </text:span><text:span text:style-name="T5"><text:note text:id="ftn82" text:note-class="footnote"><text:note-citation>82</text:note-citation><text:note-body><text:p text:style-name="Footnote"><text:span text:style-name="T5">Genesis 32:24 </text:span><text:a xlink:type="simple" xlink:href="https://www.biblegateway.com/passage/?search=Genesis+32%3A24&amp;version=NKJV" text:style-name="Internet_20_link" text:visited-style-name="Visited_20_Internet_20_Link"><text:span text:style-name="Definition"><text:span text:style-name="T5">NKJV</text:span></text:span></text:a></text:p></text:note-body></text:note></text:span><text:span text:style-name="T5">. The angel touches him and Jacob is left lame. In 1 Kings 19 an angel touches Elijah several times </text:span><text:span text:style-name="T5"><text:note text:id="ftn83" text:note-class="footnote"><text:note-citation>83</text:note-citation><text:note-body><text:p text:style-name="Footnote"><text:span text:style-name="T5">1 Kings 19:4-7 </text:span><text:a xlink:type="simple" xlink:href="https://www.biblegateway.com/passage/?search=1+Kings+19%3A4+-7&amp;version=RSV" text:style-name="Internet_20_link" text:visited-style-name="Visited_20_Internet_20_Link"><text:span text:style-name="Definition"><text:span text:style-name="T5">RSV</text:span></text:span></text:a></text:p></text:note-body></text:note></text:span><text:span text:style-name="T5">. And in Zechariah 4 an angel shakes Zechariah to wake him up </text:span><text:span text:style-name="T5"><text:note text:id="ftn84" text:note-class="footnote"><text:note-citation>84</text:note-citation><text:note-body><text:p text:style-name="Footnote"><text:span text:style-name="T5">Zechariah 4:1 </text:span><text:a xlink:type="simple" xlink:href="https://www.biblegateway.com/passage/?search=Zacharias+4&amp;version=NET" text:style-name="Internet_20_link" text:visited-style-name="Visited_20_Internet_20_Link"><text:span text:style-name="Definition"><text:span text:style-name="T5">NET</text:span></text:span></text:a></text:p></text:note-body></text:note></text:span><text:span text:style-name="T5">. Angels have a physical body. Such as Jesus Christ after resurrected. Philippians 3 says that Jesus Christ </text:span><text:span text:style-name="Bible_5f_text"><text:span text:style-name="T5">“</text:span></text:span><text:span text:style-name="Bible_5f_text"><text:span text:style-name="T49">w</text:span></text:span><text:span text:style-name="Bible_5f_text">ill transform our lowly body that it may be conformed to His glorious body</text:span><text:span text:style-name="Bible_5f_text"><text:span text:style-name="T5">" </text:span></text:span><text:span text:style-name="Bible_5f_text"><text:span text:style-name="T5"><text:note text:id="ftn85" text:note-class="footnote"><text:note-citation>85</text:note-citation><text:note-body><text:p text:style-name="Footnote"><text:span text:style-name="T5">Philippians 3:21 </text:span><text:a xlink:type="simple" xlink:href="https://www.biblegateway.com/passage/?search=Philippians+3%3A21&amp;version=NKJV" text:style-name="Internet_20_link" text:visited-style-name="Visited_20_Internet_20_Link"><text:span text:style-name="Definition"><text:span text:style-name="T5">NKJV</text:span></text:span></text:a></text:p></text:note-body></text:note></text:span></text:span><text:span text:style-name="T5">. And they can also kill </text:span><text:span text:style-name="T49">people</text:span><text:span text:style-name="T5">. In 2nd Kings 19 a single angel kills 185 thousand people in one night </text:span><text:span text:style-name="T5"><text:note text:id="ftn86" text:note-class="footnote"><text:note-citation>86</text:note-citation><text:note-body><text:p text:style-name="Footnote"><text:span text:style-name="T5">2 Kings 19:35 </text:span><text:a xlink:type="simple" xlink:href="https://www.biblegateway.com/passage/?search=2+Kings+19%3A35&amp;version=NKJV" text:style-name="Internet_20_link" text:visited-style-name="Visited_20_Internet_20_Link"><text:span text:style-name="Definition"><text:span text:style-name="T5">NKJV</text:span></text:span></text:a></text:p></text:note-body></text:note></text:span><text:span text:style-name="T5">.</text:span></text:p>
      <text:p text:style-name="P4">But remember that it is not the only thing they can do. According to 1 Chronicles 21, <text:span text:style-name="T527">they </text:span>can float between heaven and earth <text:note text:id="ftn87" text:note-class="footnote"><text:note-citation>87</text:note-citation><text:note-body><text:p text:style-name="Footnote"><text:span text:style-name="T5">1 Chronicles 21:16 </text:span><text:a xlink:type="simple" xlink:href="https://www.biblegateway.com/passage/?search=1+Chronicles+21%3A16&amp;version=NKJV" text:style-name="Internet_20_link" text:visited-style-name="Visited_20_Internet_20_Link"><text:span text:style-name="Definition"><text:span text:style-name="T5">NKJV</text:span></text:span></text:a></text:p></text:note-body></text:note>. <text:span text:style-name="T527">S</text:span>imilar to how Yeshua himself <text:span text:style-name="T527">was lifted </text:span>to heaven, after being resurrected, according to Acts 1 <text:note text:id="ftn88" text:note-class="footnote"><text:note-citation>88</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8">NKJV</text:span></text:span></text:a></text:p></text:note-body></text:note>.</text:p>
      <text:p text:style-name="P4">Angels can appear from one moment to another in a<text:span text:style-name="T527">ny</text:span> place, <text:span text:style-name="T527">just </text:span>like Yeshua himself, according to Luke 24 and John 20, who appears in the midst of the apostles, being these behind closed doors <text:note text:id="ftn89" text:note-class="footnote"><text:note-citation>89</text:note-citation><text:note-body><text:p text:style-name="Footnote"><text:span text:style-name="T5">Luke 24:36 </text:span><text:a xlink:type="simple" xlink:href="https://www.biblegateway.com/passage/?search=Luke+24%3A36&amp;version=NKJV" text:style-name="Internet_20_link" text:visited-style-name="Visited_20_Internet_20_Link"><text:span text:style-name="Definition"><text:span text:style-name="T5">NKJV</text:span></text:span></text:a><text:span text:style-name="T5"> John 20:19 </text:span><text:a xlink:type="simple" xlink:href="https://www.biblegateway.com/passage/?search=John+20%3A19&amp;version=NKJV" text:style-name="Internet_20_link" text:visited-style-name="Visited_20_Internet_20_Link"><text:span text:style-name="Definition"><text:span text:style-name="T5">NKJV</text:span></text:span></text:a></text:p></text:note-body></text:note>. Something similar to the teleportation shown by science fiction movies. Thus, angels apparently do not need to walk to get from one place to another.</text:p>
      <text:p text:style-name="P389"><text:span text:style-name="T5">They can also become invisible to some eyes and at the same time visible to other eyes as happened to Balaam and his donkey </text:span><text:span text:style-name="T5"><text:note text:id="ftn90" text:note-class="footnote"><text:note-citation>90</text:note-citation><text:note-body><text:p text:style-name="Footnote"><text:span text:style-name="T5">Numbers 22:31 </text:span><text:a xlink:type="simple" xlink:href="https://www.biblegateway.com/passage/?search=Numbers+22%3A31&amp;version=NKJV" text:style-name="Internet_20_link" text:visited-style-name="Visited_20_Internet_20_Link"><text:span text:style-name="Definition"><text:span text:style-name="T5">NKJV</text:span></text:span></text:a></text:p></text:note-body></text:note></text:span><text:span text:style-name="T5"><text:s/>in Numbers 22 or as happened to Elisha and his servant in 2nd Kings 6. When </text:span><text:span text:style-name="Bible_5f_text"><text:span text:style-name="T5">“</text:span></text:span><text:span text:style-name="Bible_5f_text"><text:span text:style-name="T50">E</text:span></text:span><text:span text:style-name="Bible_5f_text">lisha prayed, and said, ‘</text:span><text:span text:style-name="Bible_5f_text"><text:span text:style-name="T524">Lord</text:span></text:span><text:span text:style-name="Bible_5f_text">, I pray, open his eyes that he may see’ </text:span><text:span text:style-name="Bible_5f_text"><text:span text:style-name="T5">”</text:span></text:span><text:span text:style-name="T5"> and YHWH opens the eyes of the servant, and he sees that </text:span><text:span text:style-name="Bible_5f_text"><text:span text:style-name="T5">“the mountain was full of horses and chariots of fire all around Elisha” </text:span></text:span><text:span text:style-name="Bible_5f_text"><text:span text:style-name="T5"><text:note text:id="ftn91" text:note-class="footnote"><text:note-citation>91</text:note-citation><text:note-body><text:p text:style-name="Footnote"><text:span text:style-name="T5">2 Kings 6:17 </text:span><text:a xlink:type="simple" xlink:href="https://www.biblegateway.com/passage/?search=2+Kings+6%3A17&amp;version=NKJV" text:style-name="Internet_20_link" text:visited-style-name="Visited_20_Internet_20_Link"><text:span text:style-name="Definition"><text:span text:style-name="T5">NKJV</text:span></text:span></text:a></text:p></text:note-body></text:note></text:span></text:span><text:span text:style-name="T5">.</text:span></text:p>
      <text:p text:style-name="P389"><text:soft-page-break/><text:span text:style-name="T5">Furthermore, John says of his vision of Heaven in Revelation 5 that: </text:span><text:span text:style-name="Bible_5f_text"><text:span text:style-name="T5">“</text:span></text:span><text:span text:style-name="Bible_5f_text"><text:span text:style-name="T50">I</text:span></text:span><text:span text:style-name="Bible_5f_text"> looked and heard the voice of many angels in a circle around the throne, as well as the living creatures and the elders. Their number was ten thousand times ten thousand</text:span><text:span text:style-name="Bible_5f_text"><text:span text:style-name="T5">" </text:span></text:span><text:span text:style-name="Bible_5f_text"><text:span text:style-name="T5"><text:note text:id="ftn92" text:note-class="footnote"><text:note-citation>92</text:note-citation><text:note-body><text:p text:style-name="Footnote"><text:span text:style-name="T5">Revelation 5:11 </text:span><text:a xlink:type="simple" xlink:href="https://www.biblegateway.com/passage/?search=Revelation+5%3A11&amp;version=NET" text:style-name="Internet_20_link" text:visited-style-name="Visited_20_Internet_20_Link"><text:span text:style-name="Definition"><text:span text:style-name="T5">NET</text:span></text:span></text:a></text:p></text:note-body></text:note></text:span></text:span><text:span text:style-name="T5">, so there are quite a few angels. In fact, according to Jeremiah 33 they ca</text:span><text:span text:style-name="T284">n not</text:span><text:span text:style-name="T5"> even be counted </text:span><text:span text:style-name="T5"><text:note text:id="ftn93" text:note-class="footnote"><text:note-citation>93</text:note-citation><text:note-body><text:p text:style-name="Footnote"><text:span text:style-name="T5">Jeremiah 33:22 </text:span><text:a xlink:type="simple" xlink:href="https://www.biblegateway.com/passage/?search=Jeremiah+33%3A22&amp;version=NKJV" text:style-name="Internet_20_link" text:visited-style-name="Visited_20_Internet_20_Link"><text:span text:style-name="Definition"><text:span text:style-name="T5">NKJV</text:span></text:span></text:a></text:p></text:note-body></text:note></text:span><text:span text:style-name="T5">.</text:span></text:p>
      <text:p text:style-name="P390"><text:span text:style-name="T5">In Nehemiah 9 we are told that: </text:span><text:span text:style-name="Bible_5f_text"><text:span text:style-name="T5">“you keep giving all of them life, and the army of heaven continuously worships you” </text:span></text:span><text:span text:style-name="Bible_5f_text"><text:span text:style-name="T5"><text:note text:id="ftn94" text:note-class="footnote"><text:note-citation>94</text:note-citation><text:note-body><text:p text:style-name="Footnote"><text:span text:style-name="T5">Nehemiah 9:6 </text:span><text:a xlink:type="simple" xlink:href="https://www.biblegateway.com/passage/?search=Nehemiah+9%3A6&amp;version=ISV" text:style-name="Internet_20_link" text:visited-style-name="Visited_20_Internet_20_Link"><text:span text:style-name="Definition"><text:span text:style-name="T52">ISV</text:span></text:span></text:a></text:p></text:note-body></text:note></text:span></text:span><text:span text:style-name="T5">. And Jesus Christ, according to Matthew 26, tells Peter </text:span><text:span text:style-name="T51">who</text:span><text:span text:style-name="T5"> tries to defend </text:span><text:span text:style-name="T51">Jesus </text:span><text:span text:style-name="T5">when they </text:span><text:span text:style-name="T51">come</text:span><text:span text:style-name="T5"> to arrest </text:span><text:span text:style-name="T51">Him</text:span><text:span text:style-name="T5">: </text:span><text:span text:style-name="Bible_5f_text"><text:span text:style-name="T5">“</text:span></text:span><text:span text:style-name="Bible_5f_text"><text:span text:style-name="T51">D</text:span></text:span><text:span text:style-name="Bible_5f_text">o you think that I cannot appeal to my Father, and he will at once send me more than twelve legions of angels?</text:span><text:span text:style-name="Bible_5f_text"><text:span text:style-name="T5">” </text:span></text:span><text:span text:style-name="Bible_5f_text"><text:span text:style-name="T5"><text:note text:id="ftn95" text:note-class="footnote"><text:note-citation>95</text:note-citation><text:note-body><text:p text:style-name="Footnote"><text:span text:style-name="T5">Matthew 26:53 </text:span><text:a xlink:type="simple" xlink:href="https://www.biblegateway.com/passage/?search=Matthew+26%3A53&amp;version=RSV" text:style-name="Internet_20_link" text:visited-style-name="Visited_20_Internet_20_Link"><text:span text:style-name="Definition"><text:span text:style-name="T5">RSV</text:span></text:span></text:a></text:p></text:note-body></text:note></text:span></text:span><text:span text:style-name="T5">. </text:span><text:span text:style-name="T51">A</text:span><text:span text:style-name="T5">rmies and legions </text:span><text:span text:style-name="T51">of</text:span><text:span text:style-name="T5"> </text:span><text:span text:style-name="T51">angels</text:span><text:span text:style-name="T5">. They are definitely organized.</text:span></text:p>
      <text:p text:style-name="P4">In Joshua 5 we are told that: <text:span text:style-name="Bible_5f_text">“the Commander of the Lord’s army said to Joshua, ‘Take your sandal off your foot, for the place where you stand is holy.’ And Joshua did so” </text:span><text:span text:style-name="Bible_5f_text"><text:note text:id="ftn96" text:note-class="footnote"><text:note-citation>96</text:note-citation><text:note-body><text:p text:style-name="Footnote"><text:span text:style-name="T5">Joshua 5:15 </text:span><text:a xlink:type="simple" xlink:href="https://www.biblegateway.com/passage/?search=Joshua+5%3A15&amp;version=NKJV" text:style-name="Internet_20_link" text:visited-style-name="Visited_20_Internet_20_Link"><text:span text:style-name="Definition"><text:span text:style-name="T5">NKJV</text:span></text:span></text:a></text:p></text:note-body></text:note></text:span>. They have a Chief of their army.</text:p>
      <text:p text:style-name="P4">And the author of <text:span text:style-name="T645">H</text:span>ebrews explains to us in <text:span text:style-name="T645">H</text:span>ebrews 1 that Yeshua, Jesus Christ, was made superior to the angels and inherited a name more excellent than <text:span text:style-name="T528">theirs</text:span>, because God never said of an angel: <text:span text:style-name="Bible_5f_text">“You are My Son, Today I have begotten You”</text:span>, and he never said of an angel <text:span text:style-name="Bible_5f_text">“I will be to Him a Father, And He shall be to Me a Son”</text:span> and furthermore God commands: <text:span text:style-name="Bible_5f_text">“all the angels of God worship Him” </text:span><text:span text:style-name="Bible_5f_text"><text:note text:id="ftn97" text:note-class="footnote"><text:note-citation>97</text:note-citation><text:note-body><text:p text:style-name="Footnote"><text:span text:style-name="T5">Hebrews 1:4-6 </text:span><text:a xlink:type="simple" xlink:href="https://www.biblegateway.com/passage/?search=Hebrews+1%3A4-6&amp;version=NKJV" text:style-name="Internet_20_link" text:visited-style-name="Visited_20_Internet_20_Link"><text:span text:style-name="Definition"><text:span text:style-name="T5">NKJV</text:span></text:span></text:a></text:p></text:note-body></text:note></text:span><text:s/><text:span text:style-name="T528">quoting</text:span> Psalms 2 <text:note text:id="ftn98" text:note-class="footnote"><text:note-citation>98</text:note-citation><text:note-body><text:p text:style-name="Footnote"><text:span text:style-name="T5">Psalms 2:7 </text:span><text:a xlink:type="simple" xlink:href="https://www.biblegateway.com/passage/?search=Psalms+2%3A7&amp;version=NKJV" text:style-name="Internet_20_link" text:visited-style-name="Visited_20_Internet_20_Link"><text:span text:style-name="Definition"><text:span text:style-name="T5">NKJV</text:span></text:span></text:a></text:p></text:note-body></text:note>, 1st Chronicles 17 <text:note text:id="ftn99" text:note-class="footnote"><text:note-citation>99</text:note-citation><text:note-body><text:p text:style-name="Footnote"><text:span text:style-name="T5">1 Chronicles 17:13 </text:span><text:a xlink:type="simple" xlink:href="https://www.biblegateway.com/passage/?search=1+Chronicles+17%3A13&amp;version=NKJV" text:style-name="Internet_20_link" text:visited-style-name="Visited_20_Internet_20_Link"><text:span text:style-name="Definition"><text:span text:style-name="T5">NKJV</text:span></text:span></text:a></text:p></text:note-body></text:note><text:s/>and 2nd Samuel 7 <text:note text:id="ftn100" text:note-class="footnote"><text:note-citation>100</text:note-citation><text:note-body><text:p text:style-name="Footnote"><text:span text:style-name="T5">2 Samuel 7:14 </text:span><text:a xlink:type="simple" xlink:href="https://www.biblegateway.com/passage/?search=2+Samuel+7%3A14&amp;version=NKJV" text:style-name="Internet_20_link" text:visited-style-name="Visited_20_Internet_20_Link"><text:span text:style-name="Definition"><text:span text:style-name="T5">NKJV</text:span></text:span></text:a></text:p></text:note-body></text:note>.</text:p>
      <text:p text:style-name="P353">Yeshua is Lord of everything, <text:span text:style-name="T1530">all of it</text:span>, <text:span text:style-name="T1530">the whole thing, </text:span>except the Father who was the one He gave h<text:span text:style-name="T528">im</text:span> everything, <text:span text:style-name="T1530">all of it</text:span>, <text:span text:style-name="T1530">the whole thing, TODO, todito, todo</text:span>.</text:p>
      <text:p text:style-name="P4">What angels do NOT have are wings. <text:span text:style-name="T529">N</text:span>owhere in the bible we are told that angels have wings. <text:span text:style-name="T529">A</text:span>ngels are indistinguishable <text:span text:style-name="T529">in </text:span>appearance <text:span text:style-name="T529">from</text:span> a descendant of Adam and Eve, of a person born on this planet. According to <text:span text:style-name="T645">H</text:span>ebrews 13: “some have unwittingly entertained angels” <text:note text:id="ftn101" text:note-class="footnote"><text:note-citation>101</text:note-citation><text:note-body><text:p text:style-name="Footnote"><text:span text:style-name="T5">Hebrews 13:2 </text:span><text:a xlink:type="simple" xlink:href="https://www.biblegateway.com/passage/?search=Hebrews+13%3A2&amp;version=NKJV" text:style-name="Internet_20_link" text:visited-style-name="Visited_20_Internet_20_Link"><text:span text:style-name="Definition"><text:span text:style-name="T5">NKJV</text:span></text:span></text:a></text:p></text:note-body></text:note>. They are indistinguishable.</text:p>
      <text:h text:style-name="P517" text:outline-level="4"><text:bookmark-start text:name="__RefHeading___Toc34733_4173466481"/><text:span text:style-name="T529">Wings</text:span>.<text:bookmark-end text:name="__RefHeading___Toc34733_4173466481"/></text:h>
      <text:p text:style-name="Text_20_body">Those who do have wings are the Serafim of Isaiah 6, the Cherubim of Ezekiel and the living creatures or animals of Revelation 4. 3 different names for the same creatures that surround the throne of God <text:note text:id="ftn102" text:note-class="footnote"><text:note-citation>102</text:note-citation><text:note-body><text:p text:style-name="Footnote"><text:span text:style-name="T5">Isaiah 6:2 </text:span><text:a xlink:type="simple" xlink:href="https://www.biblegateway.com/passage/?search=Isaiah+6%3A2&amp;version=NKJV" text:style-name="Internet_20_link" text:visited-style-name="Visited_20_Internet_20_Link"><text:span text:style-name="Definition"><text:span text:style-name="T5">NKJV</text:span></text:span></text:a><text:span text:style-name="T5"> Ezekiel 10:19 </text:span><text:a xlink:type="simple" xlink:href="https://www.biblegateway.com/passage/?search=Ezekiel+10%3A19&amp;version=NKJV" text:style-name="Internet_20_link" text:visited-style-name="Visited_20_Internet_20_Link"><text:span text:style-name="Definition"><text:span text:style-name="T5">NKJV</text:span></text:span></text:a><text:span text:style-name="T5"> Revelation 4:8 </text:span><text:a xlink:type="simple" xlink:href="https://www.biblegateway.com/passage/?search=Revelation+4%3A8&amp;version=RSV" text:style-name="Internet_20_link" text:visited-style-name="Visited_20_Internet_20_Link"><text:span text:style-name="Definition"><text:span text:style-name="T5">RSV</text:span></text:span></text:a></text:p></text:note-body></text:note>. But another meaning of the <text:span text:style-name="T529">h</text:span>ebrew word is “extremity” <text:note text:id="ftn103" text:note-class="footnote"><text:note-citation>103</text:note-citation><text:note-body><text:p text:style-name="Footnote"><text:a xlink:type="simple" xlink:href="https://biblehub.com/hebrew/3671.htm" text:style-name="Internet_20_link" text:visited-style-name="Visited_20_Internet_20_Link"><text:span text:style-name="Definition"><text:span text:style-name="T5">H3671</text:span></text:span></text:a></text:p></text:note-body></text:note>, so they can easily be something other than wings as we see in birds.</text:p>
      <text:p text:style-name="P70">In these 4 creatures, that John <text:span text:style-name="T530">tells us about,</text:span> it seems that the 6 extremities <text:note text:id="ftn104" text:note-class="footnote"><text:note-citation>104</text:note-citation><text:note-body><text:p text:style-name="Footnote"><text:span text:style-name="T5">Revelation 4:8 </text:span><text:a xlink:type="simple" xlink:href="https://www.biblegateway.com/passage/?search=Revelation+4%3A8&amp;version=RSV" text:style-name="Internet_20_link" text:visited-style-name="Visited_20_Internet_20_Link"><text:span text:style-name="Definition"><text:span text:style-name="T5">RSV</text:span></text:span></text:a></text:p></text:note-body></text:note><text:span text:style-name="T530"><text:s/></text:span>correspond with those of Isaiah <text:note text:id="ftn105" text:note-class="footnote"><text:note-citation>105</text:note-citation><text:note-body><text:p text:style-name="Footnote"><text:span text:style-name="T5">Isaiah 6:2 </text:span><text:a xlink:type="simple" xlink:href="https://www.biblegateway.com/passage/?search=Isaiah+6%3A2&amp;version=NKJV" text:style-name="Internet_20_link" text:visited-style-name="Visited_20_Internet_20_Link"><text:span text:style-name="Definition"><text:span text:style-name="T5">NKJV</text:span></text:span></text:a></text:p></text:note-body></text:note><text:s/>and with those of Ezekiel <text:note text:id="ftn106" text:note-class="footnote"><text:note-citation>106</text:note-citation><text:note-body><text:p text:style-name="Footnote"><text:span text:style-name="T5">Ezekiel 1:6-7 </text:span><text:a xlink:type="simple" xlink:href="https://www.biblegateway.com/passage/?search=Ezekiel+1%3A6-7&amp;version=KJV" text:style-name="Internet_20_link" text:visited-style-name="Visited_20_Internet_20_Link"><text:span text:style-name="Definition"><text:span text:style-name="T5">KJV</text:span></text:span></text:a></text:p></text:note-body></text:note><text:s/>if 2 are calf feet with <text:soft-page-break/>some wing structure, 2 are arms with some wing structure and 2 are wings as we see in <text:span text:style-name="T530">e</text:span>agles.</text:p>
      <text:p text:style-name="P4">These creatures seem to be simple animals more than any other <text:span text:style-name="T530">thing</text:span>. These creatures do not appear to be very intelligent or have awareness. The most they do is repeat a phrase like parrots <text:note text:id="ftn107" text:note-class="footnote"><text:note-citation>107</text:note-citation><text:note-body><text:p text:style-name="Footnote"><text:span text:style-name="T5">Revelation 4:8 </text:span><text:a xlink:type="simple" xlink:href="https://www.biblegateway.com/passage/?search=Revelation+4%3A8&amp;version=KJV" text:style-name="Internet_20_link" text:visited-style-name="Visited_20_Internet_20_Link"><text:span text:style-name="Definition"><text:span text:style-name="T5">KJV</text:span></text:span></text:a><text:span text:style-name="T5"> Isaiah 6:7 </text:span><text:a xlink:type="simple" xlink:href="https://www.biblegateway.com/passage/?search=isaias+6%3A7&amp;version=KJV" text:style-name="Internet_20_link" text:visited-style-name="Visited_20_Internet_20_Link"><text:span text:style-name="Definition"><text:span text:style-name="T5">KJV</text:span></text:span></text:a></text:p></text:note-body></text:note>, or pass an object <text:note text:id="ftn108" text:note-class="footnote"><text:note-citation>108</text:note-citation><text:note-body><text:p text:style-name="Footnote"><text:span text:style-name="T5">Revelation 15:7 </text:span><text:a xlink:type="simple" xlink:href="https://www.biblegateway.com/passage/?search=Revelation+15%3A7&amp;version=KJV" text:style-name="Internet_20_link" text:visited-style-name="Visited_20_Internet_20_Link"><text:span text:style-name="Definition"><text:span text:style-name="T5">KJV</text:span></text:span></text:a><text:span text:style-name="T5"> Isaiah 6:6 </text:span><text:a xlink:type="simple" xlink:href="https://www.biblegateway.com/passage/?search=isaias+6%3A6&amp;version=KJV" text:style-name="Internet_20_link" text:visited-style-name="Visited_20_Internet_20_Link"><text:span text:style-name="Definition"><text:span text:style-name="T5">KJV</text:span></text:span></text:a><text:span text:style-name="T5"> Ezekiel 10:7 </text:span><text:a xlink:type="simple" xlink:href="https://www.biblegateway.com/passage/?search=Ezekiel+10%3A7&amp;version=KJV" text:style-name="Internet_20_link" text:visited-style-name="Visited_20_Internet_20_Link"><text:span text:style-name="Definition"><text:span text:style-name="T5">KJV</text:span></text:span></text:a></text:p></text:note-body></text:note>. Also when they do this, it only happens in <text:span text:style-name="T530">a </text:span>vision and not in a narrative that describes physical events. <text:span text:style-name="T530">I</text:span>n these tasks, as intelligent as a dog or a parrot. <text:span text:style-name="T530">I</text:span>n fact some <text:span text:style-name="T530">times they</text:span> function as watchdogs according to Genesis 3 <text:note text:id="ftn109" text:note-class="footnote"><text:note-citation>109</text:note-citation><text:note-body><text:p text:style-name="Footnote"><text:span text:style-name="T5">Genesis 3:24 </text:span><text:a xlink:type="simple" xlink:href="https://www.biblegateway.com/passage/?search=Genesis+3%3A24&amp;version=KJV" text:style-name="Internet_20_link" text:visited-style-name="Visited_20_Internet_20_Link"><text:span text:style-name="Definition"><text:span text:style-name="T5">KJV</text:span></text:span></text:a></text:p></text:note-body></text:note>. <text:span text:style-name="T531">O</text:span>r protectors, according to Ezekiel 28 <text:note text:id="ftn110" text:note-class="footnote"><text:note-citation>110</text:note-citation><text:note-body><text:p text:style-name="Footnote"><text:span text:style-name="T5">Ezekiel 28:14 </text:span><text:a xlink:type="simple" xlink:href="https://www.biblegateway.com/passage/?search=Ezekiel+28%3A14&amp;version=KJV" text:style-name="Internet_20_link" text:visited-style-name="Visited_20_Internet_20_Link"><text:span text:style-name="Definition"><text:span text:style-name="T5">KJV</text:span></text:span></text:a></text:p></text:note-body></text:note>, which directly compares the king of Tyre, and the Satan indirectly, with one of these animals, perhaps because the Satan was from the heavenly council, that is, very close to YHWH.</text:p>
      <text:p text:style-name="P4">The translation of Seraf, the singular of Serafim, is serpent. An animal. And 3 of the total of 4 faces that the Cherubim have are of an animal: one is <text:span text:style-name="T531">of</text:span> an eagle, one is <text:span text:style-name="T531">of </text:span>a calf and one is <text:span text:style-name="T531">of </text:span>a lion. And his legs are from calf, although they also appear to have some wing structure. Also, according to Psalm 18, YHWH likes to ride them <text:note text:id="ftn111" text:note-class="footnote"><text:note-citation>111</text:note-citation><text:note-body><text:p text:style-name="Footnote"><text:span text:style-name="T5">Psalms 18:10 </text:span><text:a xlink:type="simple" xlink:href="https://www.biblegateway.com/passage/?search=salmo+18%3A10&amp;version=KJV" text:style-name="Internet_20_link" text:visited-style-name="Visited_20_Internet_20_Link"><text:span text:style-name="Definition"><text:span text:style-name="T5">KJV</text:span></text:span></text:a></text:p></text:note-body></text:note>.</text:p>
      <text:p text:style-name="P391"><text:span text:style-name="T5">Powerful animals, very intelligent, for animals, and very beautiful, but animals after all. Some kind of heavenly pets. Creatures that only the creator could have designed because according to Ezekiel they seem to have the body of a man </text:span><text:span text:style-name="T5"><text:note text:id="ftn112" text:note-class="footnote"><text:note-citation>112</text:note-citation><text:note-body><text:p text:style-name="Footnote"><text:span text:style-name="T5">Ezekiel 1:5 </text:span><text:a xlink:type="simple" xlink:href="https://www.biblegateway.com/passage/?search=Ezekiel+1%3A5&amp;version=KJV" text:style-name="Internet_20_link" text:visited-style-name="Visited_20_Internet_20_Link"><text:span text:style-name="Definition"><text:span text:style-name="T5">KJV</text:span></text:span></text:a></text:p></text:note-body></text:note></text:span><text:span text:style-name="T5"><text:s/>and have extraordinary capacities like changing </text:span><text:span text:style-name="T53">their</text:span><text:span text:style-name="T5"> face to any of 4 possible </text:span><text:span text:style-name="T5"><text:note text:id="ftn113" text:note-class="footnote"><text:note-citation>113</text:note-citation><text:note-body><text:p text:style-name="Footnote"><text:span text:style-name="T5">Ezekiel 1:10 </text:span><text:a xlink:type="simple" xlink:href="https://www.biblegateway.com/passage/?search=Ezekiel+1%3A10&amp;version=KJV" text:style-name="Internet_20_link" text:visited-style-name="Visited_20_Internet_20_Link"><text:span text:style-name="Definition"><text:span text:style-name="T5">KJV</text:span></text:span></text:a></text:p></text:note-body></text:note></text:span><text:span text:style-name="T5">. A kind of biological transformer</text:span><text:span text:style-name="T53">s</text:span><text:span text:style-name="T5">. They emit light that comes from their interior that appears to be like </text:span><text:bookmark text:name="en-KJV-20478"/>burning coals of fire<text:span text:style-name="T5"> </text:span><text:span text:style-name="T5"><text:note text:id="ftn114" text:note-class="footnote"><text:note-citation>114</text:note-citation><text:note-body><text:p text:style-name="Footnote"><text:span text:style-name="T5">Ezekiel 1:13 </text:span><text:a xlink:type="simple" xlink:href="https://www.biblegateway.com/passage/?search=Ezekiel+1%3A13&amp;version=KJV" text:style-name="Internet_20_link" text:visited-style-name="Visited_20_Internet_20_Link"><text:span text:style-name="Definition"><text:span text:style-name="T5">KJV</text:span></text:span></text:a></text:p></text:note-body></text:note></text:span><text:span text:style-name="T5">. One of the</text:span><text:span text:style-name="T53">m</text:span><text:span text:style-name="T5"> even take with their hand of said fire inside them and give it to a man dressed in linen </text:span><text:span text:style-name="T5"><text:note text:id="ftn115" text:note-class="footnote"><text:note-citation>115</text:note-citation><text:note-body><text:p text:style-name="Footnote"><text:span text:style-name="T5">Ezekiel 10:7 </text:span><text:a xlink:type="simple" xlink:href="https://www.biblegateway.com/passage/?search=Ezekiel+10%3A7&amp;version=KJV" text:style-name="Internet_20_link" text:visited-style-name="Visited_20_Internet_20_Link"><text:span text:style-name="Definition"><text:span text:style-name="T5">KJV</text:span></text:span></text:a></text:p></text:note-body></text:note></text:span><text:span text:style-name="T5">. And, according to Ezekiel 1, they run like the lightning </text:span><text:span text:style-name="T5"><text:note text:id="ftn116" text:note-class="footnote"><text:note-citation>116</text:note-citation><text:note-body><text:p text:style-name="Footnote"><text:span text:style-name="T5">Ezekiel 1:14 </text:span><text:a xlink:type="simple" xlink:href="https://www.biblegateway.com/passage/?search=Ezekiel+1%3A14&amp;version=KJV" text:style-name="Internet_20_link" text:visited-style-name="Visited_20_Internet_20_Link"><text:span text:style-name="Definition"><text:span text:style-name="T5">KJV</text:span></text:span></text:a></text:p></text:note-body></text:note></text:span><text:span text:style-name="T5">.</text:span></text:p>
      <text:p text:style-name="P4">Powerful animals but animals after all.</text:p>
      <text:h text:style-name="P517" text:outline-level="4"><text:bookmark-start text:name="__RefHeading___Toc34735_4173466481"/>Creation.<text:bookmark-end text:name="__RefHeading___Toc34735_4173466481"/></text:h>
      <text:p text:style-name="Text_20_body">The bible describes creation, or what the author of <text:span text:style-name="T645">H</text:span>ebrews 9 calls “THIS creation” <text:note text:id="ftn117" text:note-class="footnote"><text:note-citation>117</text:note-citation><text:note-body><text:p text:style-name="Footnote"><text:span text:style-name="T5">Hebrews 9:11 </text:span><text:a xlink:type="simple" xlink:href="https://www.biblegateway.com/passage/?search=Hebrews+9%3A11&amp;version=MEV" text:style-name="Internet_20_link" text:visited-style-name="Visited_20_Internet_20_Link"><text:span text:style-name="Definition"><text:span text:style-name="T54">MEV</text:span></text:span></text:a><text:span text:style-name="T5"> </text:span><text:a xlink:type="simple" xlink:href="https://biblehub.com/text/hebrews/9-11.htm" text:style-name="Internet_20_link" text:visited-style-name="Visited_20_Internet_20_Link"><text:span text:style-name="Definition"><text:span text:style-name="T5">biblehub</text:span></text:span></text:a><text:span text:style-name="T5"> </text:span><text:a xlink:type="simple" xlink:href="https://biblehub.com/greek/3778.htm" text:style-name="Internet_20_link" text:visited-style-name="Visited_20_Internet_20_Link"><text:span text:style-name="Definition"><text:span text:style-name="T5">G3778</text:span></text:span></text:a></text:p></text:note-body></text:note>, in Genesis 1 and Genesis 2.</text:p>
      <text:p text:style-name="P71">Many people try to reconcile what the text of Genesis says with the ideas of a religion that passes itself off as science. <text:span text:style-name="T532">O</text:span>r with preconceived ideas of what the text narrates.</text:p>
      <text:p text:style-name="P4">But there is really no need if we read the text as it is.</text:p>
      <text:p text:style-name="P4">And if we do not deny what is logically obvious: That there HAS to be a creator.</text:p>
      <text:p text:style-name="P4">And let's remember that it HAS to exist because</text:p>
      <text:p text:style-name="P4"><text:soft-page-break/>If we are going to call the human being intelligent, designer and creative, for all planes, shoes, cell phones, cars, <text:span text:style-name="T533">for </text:span>all the technology, <text:span text:style-name="T533">that men</text:span> has built,</text:p>
      <text:p text:style-name="P4">We have to</text:p>
      <text:p text:style-name="P71">To admit, by logical necessity, that the complexity of the <text:span text:style-name="T533">biological </text:span>machinery that we observe in plants and animals requires a technology of someone much more intelligent, designer and creative than <text:span text:style-name="T532">the human </text:span>being. A creator.</text:p>
      <text:p text:style-name="P4">It is simple observation and logic.</text:p>
      <text:p text:style-name="P72"><text:span text:style-name="T533">That is why,</text:span> <text:span text:style-name="T533">let us </text:span>remember that in this presentation we seek to understand the extraordinary events narrated in the bible <text:span text:style-name="T533">under</text:span> the light of current technology and tha<text:span text:style-name="T533">t which</text:span> we can logically project into the future. <text:span text:style-name="T533">A</text:span>nd not <text:span text:style-name="T533">under</text:span> the light of the technology <text:span text:style-name="T533">that </text:span>we believe the biblical authors had. <text:span text:style-name="T533">That’</text:span>s <text:span text:style-name="T533">the</text:span> logical <text:span text:style-name="T533">thing to do</text:span>. It is a better approximation to the techn<text:span text:style-name="T533">ical</text:span> creativity of the Creator. The evidence shows us that it is much more advanced.</text:p>
      <text:p text:style-name="P4">Doing this and studying a bit of the original <text:span text:style-name="T534">h</text:span>ebrew, the description of Genesis 1 and Genesis 2 can be understood consistently with futuristic projections of the current technology of man.</text:p>
      <text:p text:style-name="P392"><text:span text:style-name="T5">The first verse </text:span><text:span text:style-name="T55">specifies</text:span><text:span text:style-name="T5"> </text:span><text:span text:style-name="T55">for </text:span><text:span text:style-name="T5">us that it is going to speak </text:span><text:span text:style-name="T55">about</text:span><text:span text:style-name="T5"> two parts: the shamayim, translated as the heavens, and the earth. </text:span><text:span text:style-name="Bible_5f_text"><text:span text:style-name="T5">“</text:span></text:span><text:span text:style-name="Bible_5f_text"><text:span text:style-name="T55">I</text:span></text:span><text:span text:style-name="Bible_5f_text">n the beginning God created the heaven and the earth</text:span><text:span text:style-name="Bible_5f_text"><text:span text:style-name="T5">” </text:span></text:span><text:span text:style-name="Bible_5f_text"><text:span text:style-name="T5"><text:note text:id="ftn118" text:note-class="footnote"><text:note-citation>118</text:note-citation><text:note-body><text:p text:style-name="Footnote"><text:span text:style-name="T5">Genesis 1:1 </text:span><text:a xlink:type="simple" xlink:href="https://www.biblegateway.com/passage/?search=Genesis+1%3A1&amp;version=KJV" text:style-name="Internet_20_link" text:visited-style-name="Visited_20_Internet_20_Link"><text:span text:style-name="Definition"><text:span text:style-name="T5">KJV</text:span></text:span></text:a></text:p></text:note-body></text:note></text:span></text:span><text:span text:style-name="T5">.</text:span></text:p>
      <text:p text:style-name="P4">Here it is important to clarify that the <text:span text:style-name="T535">h</text:span>ebrew word <text:span text:style-name="T535">for</text:span> creat<text:span text:style-name="T535">ing</text:span> also accepts the idea <text:span text:style-name="T535">of b</text:span>uilding, organizing, shaping, assembling.</text:p>
      <text:p text:style-name="P393"><text:span text:style-name="T5">In the next verse we see that there were things pre-existing to </text:span><text:span text:style-name="T56">what</text:span><text:span text:style-name="T5"> he is </text:span><text:span text:style-name="T56">about </text:span><text:span text:style-name="T5">to create, organize or assemble: </text:span><text:span text:style-name="Bible_5f_text"><text:span text:style-name="T5">“</text:span></text:span><text:span text:style-name="Bible_5f_text"><text:span text:style-name="T56">A</text:span></text:span><text:span text:style-name="Bible_5f_text">nd the earth was without form, and void; and darkness was upon the face of the deep. And the Spirit of God moved upon the face of the waters</text:span><text:span text:style-name="Bible_5f_text"><text:span text:style-name="T5">” </text:span></text:span><text:span text:style-name="Bible_5f_text"><text:span text:style-name="T5"><text:note text:id="ftn119" text:note-class="footnote"><text:note-citation>119</text:note-citation><text:note-body><text:p text:style-name="Footnote"><text:span text:style-name="T5">Genesis 1:2 </text:span><text:a xlink:type="simple" xlink:href="https://www.biblegateway.com/passage/?search=Genesis+1%3A2&amp;version=KJV" text:style-name="Internet_20_link" text:visited-style-name="Visited_20_Internet_20_Link"><text:span text:style-name="Definition"><text:span text:style-name="T5">KJV</text:span></text:span></text:a></text:p></text:note-body></text:note></text:span></text:span><text:span text:style-name="T5">. </text:span><text:span text:style-name="T56">T</text:span><text:span text:style-name="T5">here was already a</text:span><text:span text:style-name="T56">n</text:span><text:span text:style-name="T5"> “</text:span><text:span text:style-name="T56">earth without form</text:span><text:span text:style-name="T5">”, a “</text:span><text:span text:style-name="T56">deep</text:span><text:span text:style-name="T5">” and some “waters”. </text:span><text:span text:style-name="T56">A</text:span><text:span text:style-name="T5">nd everything was dark and messy. It is not difficult to imagine a planet full of water but empty and dark from the lack of a transparent atmosphere.</text:span></text:p>
      <text:p text:style-name="P4"><text:span text:style-name="T536">It is evident t</text:span>he multiple interdependence of plants, animals and <text:span text:style-name="T536">the </text:span>environment. The functioning of the biological machinery depends mutually, in multiple ways, <text:span text:style-name="T536">of</text:span> other biological machines, <text:span text:style-name="T536">that is why they are </text:span>called “ecosystems”. But there is also a dependency on the <text:span text:style-name="T536">enviroment</text:span>. The biological machinery of this planet can only <text:soft-page-break/>function at certain temperatures, certain atmospheric pressures, some only in presence of oxygen, of air, because they need to breathe, many <text:span text:style-name="T536">of </text:span>the<text:span text:style-name="T536">m</text:span> need to consume water to continue functioning. <text:span text:style-name="T536">The </text:span>whole <text:span text:style-name="T536">biological </text:span>system of the planet depends on characteristics <text:span text:style-name="T536">present </text:span>only <text:span text:style-name="T536">on </text:span>this planet.</text:p>
      <text:p text:style-name="P4">Thus, it is not difficult to imagine that everything had to be put in operation in a period of time that would allow the global system <text:span text:style-name="T1533">to </text:span>start without <text:span text:style-name="T536">collapsing</text:span>. A span of time like <text:span text:style-name="T536">the one</text:span> described in Genesis 1 and 2: 6 spins of the planet on its axis. 6 days. <text:span text:style-name="T536">Period</text:span>.</text:p>
      <text:h text:style-name="P520" text:outline-level="5"><text:bookmark-start text:name="__RefHeading___Toc34737_4173466481"/>Day 1.<text:bookmark-end text:name="__RefHeading___Toc34737_4173466481"/></text:h>
      <text:p text:style-name="Text_20_body"><text:span text:style-name="T5">The third verse of the bible tells us what Elohim did on the first day: </text:span><text:span text:style-name="Bible_5f_text"><text:span text:style-name="T5">“</text:span></text:span><text:span text:style-name="Bible_5f_text"><text:span text:style-name="T57">A</text:span></text:span><text:span text:style-name="Bible_5f_text">nd God said, Let there be light: and there was light</text:span><text:span text:style-name="Bible_5f_text"><text:span text:style-name="T5">” </text:span></text:span><text:span text:style-name="Bible_5f_text"><text:span text:style-name="T5"><text:note text:id="ftn120" text:note-class="footnote"><text:note-citation>120</text:note-citation><text:note-body><text:p text:style-name="Footnote"><text:span text:style-name="T5">Genesis 1:3 </text:span><text:a xlink:type="simple" xlink:href="https://www.biblegateway.com/passage/?search=Genesis+1%3A3&amp;version=KJV" text:style-name="Internet_20_link" text:visited-style-name="Visited_20_Internet_20_Link"><text:span text:style-name="Definition"><text:span text:style-name="T5">KJV</text:span></text:span></text:a></text:p></text:note-body></text:note></text:span></text:span><text:span text:style-name="T5">. </text:span><text:span text:style-name="T57">If</text:span><text:span text:style-name="T5"> we follow the established context, it is the moment in which the creator gives </text:span><text:span text:style-name="T57">the command </text:span><text:span text:style-name="T5">to use </text:span><text:span text:style-name="T57">His</text:span><text:span text:style-name="T5"> highly advanced technology to generate an atmosphere that allow</text:span><text:span text:style-name="T57">s</text:span><text:span text:style-name="T5"> the passage of light </text:span><text:span text:style-name="T57">so that it is possible to </text:span><text:span text:style-name="T5">begin to differentiate day from </text:span><text:span text:style-name="T57">night</text:span><text:span text:style-name="T5">. The process starts and it takes no more than one rotation of this planet on its axis before it is possible to distinguish the two states: one </text:span><text:span text:style-name="T57">of </text:span><text:span text:style-name="T5">light and one </text:span><text:span text:style-name="T57">of </text:span><text:span text:style-name="T5">dark</text:span><text:span text:style-name="T57">ness</text:span><text:span text:style-name="T5">.</text:span></text:p>
      <text:h text:style-name="P520" text:outline-level="5"><text:bookmark-start text:name="__RefHeading___Toc34739_4173466481"/>Day 2.<text:bookmark-end text:name="__RefHeading___Toc34739_4173466481"/></text:h>
      <text:p text:style-name="Text_20_body"><text:span text:style-name="T5">The sixth verse sums up the second day for us: </text:span><text:span text:style-name="Bible_5f_text"><text:span text:style-name="T5">”</text:span></text:span><text:span text:style-name="Bible_5f_text"><text:span text:style-name="T58">Le</text:span></text:span><text:span text:style-name="Bible_5f_text"><text:span text:style-name="T5">t there be an expanse in the midst of the waters, and let it separate the waters from the waters” </text:span></text:span><text:span text:style-name="Bible_5f_text"><text:span text:style-name="T5"><text:note text:id="ftn121" text:note-class="footnote"><text:note-citation>121</text:note-citation><text:note-body><text:p text:style-name="Footnote"><text:span text:style-name="T5">Genesis 1:6 </text:span><text:a xlink:type="simple" xlink:href="https://www.biblegateway.com/passage/?search=Genesis+1%3A6&amp;version=MEV" text:style-name="Internet_20_link" text:visited-style-name="Visited_20_Internet_20_Link"><text:span text:style-name="Definition"><text:span text:style-name="T58">MEV</text:span></text:span></text:a></text:p></text:note-body></text:note></text:span></text:span><text:span text:style-name="T5">. Following the given context, it is the moment in which the order to create, according to a pre-established design, a separation of waters, one body of water is </text:span><text:span text:style-name="T58">under the expanse </text:span><text:span text:style-name="T5">directly on the planet and the other body of water above </text:span><text:span text:style-name="T58">the expanse</text:span><text:span text:style-name="T5"> in an outer orbit. To the space between the two masses of water, to that </text:span><text:span text:style-name="T58">expanse</text:span><text:span text:style-name="T5">, he calls </text:span><text:span text:style-name="T58">it </text:span><text:span text:style-name="T5">"shamaim" which </text:span><text:span text:style-name="T58">is </text:span><text:span text:style-name="T5">translate</text:span><text:span text:style-name="T58">d</text:span><text:span text:style-name="T5"> "heavens".</text:span></text:p>
      <text:h text:style-name="P520" text:outline-level="5"><text:bookmark-start text:name="__RefHeading___Toc34741_4173466481"/>Day 3.<text:bookmark-end text:name="__RefHeading___Toc34741_4173466481"/></text:h>
      <text:p text:style-name="Text_20_body">On the third day Elohim separates the dry from the lower body of water, the <text:span text:style-name="T537">one </text:span>under the heavens. If the text is reconciled with the physical evidence that we <text:span text:style-name="T537">observe</text:span> even today, even after the times of Noah, the process generates a granite shell around the planet <text:span text:style-name="T537">that</text:span> has an interconnected subterranean ocean below and with large shallow lakes <text:span text:style-name="T537">over</text:span> said shell. Upon said shell of granite, the creator appears, or using cinematographic terminology: tele-generated by globalized parallel atomic copy, all vegetation, all the <text:soft-page-break/>plants, already mature, with which he had thought to start the reproductive process of the plant kingdom.</text:p>
      <text:h text:style-name="P520" text:outline-level="5"><text:bookmark-start text:name="__RefHeading___Toc34743_4173466481"/>Day 4.<text:bookmark-end text:name="__RefHeading___Toc34743_4173466481"/></text:h>
      <text:p text:style-name="Text_20_body"><text:span text:style-name="T5">The fourth day </text:span><text:span text:style-name="T59">He </text:span><text:span text:style-name="T5">modifies the atmosphere enough so that it can be observe</text:span><text:span text:style-name="T59">d</text:span><text:span text:style-name="T5"> the sun during the day and the moon and stars at night. It is </text:span><text:span text:style-name="T59">to be </text:span><text:span text:style-name="T5">observe</text:span><text:span text:style-name="T59">d</text:span><text:span text:style-name="T5"> that objects external to the atmosphere already physically existed. The plasma candle </text:span><text:span text:style-name="T60">that </text:span><text:span text:style-name="T5">we call the sun and the quasi-spherical object that reflects the light coming from the sun that we call moon, they already physically existed. What he </text:span><text:span text:style-name="T60">creates</text:span><text:span text:style-name="T5"> at this moment, what he shapes, organizes, arranges, are the lights, or </text:span><text:span text:style-name="T60">l</text:span>uminaries<text:span text:style-name="T5"> in some translations. He creates them through the physical transformations in temperature, distance, rotation, and so on, which are necessary </text:span><text:span text:style-name="T60">to</text:span><text:span text:style-name="T5"> keep the biological machinery on the planet running.</text:span></text:p>
      <text:h text:style-name="P520" text:outline-level="5"><text:bookmark-start text:name="__RefHeading___Toc34745_4173466481"/>Day 5.<text:bookmark-end text:name="__RefHeading___Toc34745_4173466481"/></text:h>
      <text:p text:style-name="Text_20_body">On the fifth day Elohim gives the <text:span text:style-name="T538">command</text:span> to create all the aquatic animals adults and adult birds with which <text:span text:style-name="T538">He</text:span> decided, during the design stage, start the reproductive process of these animals. And he did it <text:span text:style-name="T538">in</text:span> similar <text:span text:style-name="T538">manner </text:span>to how he created all the vegetation on the planet: by globalized parallel atomic tele-copying, <text:span text:style-name="T538">in </text:span>cinematographic terminology. In other words, a three-dimensional and parallel atomic copy-paste.</text:p>
      <text:h text:style-name="P520" text:outline-level="5"><text:bookmark-start text:name="__RefHeading___Toc34747_4173466481"/>Day 6.<text:bookmark-end text:name="__RefHeading___Toc34747_4173466481"/></text:h>
      <text:p text:style-name="Text_20_body">On the sixth day he made the rest of the adult animals, the terrestrial ones, and the first man. <text:span text:style-name="T538">He did it i</text:span>n a similar way to how <text:span text:style-name="T538">He</text:span> create<text:span text:style-name="T538">d</text:span> plants, aquatic animals and birds, similarly as a human being of <text:span text:style-name="T538">today</text:span> creates a document on <text:span text:style-name="T538">his</text:span> computer. He tells him "<text:span text:style-name="T538">sonny,</text:span> create document". In this case everything was done through another son, the master copy: the son of God, the Lord of Lords, the King of Kings, The Only Begotten Son of God, The First and the Last, The Meshiakh of Israel: Yeshua HaMashiakh, Our Savior Jesus Christ. <text:span text:style-name="T538">T</text:span>hat <text:span text:style-name="T1534">He </text:span>could have done early in the morning in a nanosecond. He left homework to <text:span text:style-name="T538">his</text:span> creation, Adam, to give names to domestic animals and ONLY domestic animals. Both, those of the air and those of the field, but only the domestic ones, <text:span text:style-name="T538">the </text:span>logical <text:span text:style-name="T538">thing to do</text:span>. The <text:span text:style-name="T539">h</text:span>ebrew word <text:span text:style-name="T576">coded as </text:span>H929 <text:note text:id="ftn122" text:note-class="footnote"><text:note-citation>122</text:note-citation><text:note-body><text:p text:style-name="Footnote"><text:a xlink:type="simple" xlink:href="https://biblehub.com/hebrew/929.htm" text:style-name="Internet_20_link" text:visited-style-name="Visited_20_Internet_20_Link"><text:span text:style-name="Definition"><text:span text:style-name="T5">H929</text:span></text:span></text:a></text:p></text:note-body></text:note><text:s/>indicates <text:span text:style-name="T539">so</text:span>. And then, over the evening, when Adam had already done his homework, Elohim puts him to sleep and <text:span text:style-name="T539">c</text:span>reate<text:span text:style-name="T539">s</text:span> <text:span text:style-name="T539">his</text:span> partner.</text:p>
      <text:h text:style-name="P520" text:outline-level="5"><text:bookmark-start text:name="__RefHeading___Toc34749_4173466481"/><text:soft-page-break/>Easy.<text:bookmark-end text:name="__RefHeading___Toc34749_4173466481"/></text:h>
      <text:p text:style-name="Text_20_body">If we really accept the logical. <text:span text:style-name="T540">That</text:span>:</text:p>
      <text:p text:style-name="P4">If we are going to call the human being intelligent, designer and creative, for all planes, shoes, cell phones, cars, <text:span text:style-name="T540">for </text:span>all the technology <text:span text:style-name="T540">that he</text:span> has built,</text:p>
      <text:p text:style-name="P4">We have to</text:p>
      <text:p text:style-name="P354">To admit, by logical necessity, that the complexity of the <text:span text:style-name="T540">biological </text:span>machinery that we observe in plants and animals requires a technology of someone much more intelligent, designer and creative than <text:span text:style-name="T540">the human </text:span>being. A creator.</text:p>
      <text:p text:style-name="P73">If we really accept that there HAS to be, by logical necessity, a creator with a technology that we can barely imagine.</text:p>
      <text:p text:style-name="P73">And if we read Genesis 1 and 2 as they are written, and not as we were taught <text:span text:style-name="T1535">to </text:span>read them, or how we want to read them so that they fit our preconceived ideas, it is not so difficult to believe them.</text:p>
      <text:p text:style-name="P4">Today, with today's technology, imagining that of the creator, it is not <text:span text:style-name="T540">so h</text:span>ard to believe the first two chapters of Genesis.</text:p>
      <text:p text:style-name="P73">The bible is a practical book. It tells us about what we can see, about what that we can touch, of what is within our reach, of what we can check. Not <text:span text:style-name="T540">about </text:span>alpha centaur<text:span text:style-name="T540">i</text:span> and <text:span text:style-name="T540">about</text:span> galaxies billions of light years <text:span text:style-name="T540">far away</text:span>.</text:p>
      <text:h text:style-name="P517" text:outline-level="4"><text:bookmark-start text:name="__RefHeading___Toc34751_4173466481"/>The <text:span text:style-name="T540">previous</text:span>.<text:bookmark-end text:name="__RefHeading___Toc34751_4173466481"/></text:h>
      <text:p text:style-name="Text_20_body">But according to the same scriptures, according to the bible, there are things that <text:span text:style-name="T540">existed</text:span> before the creation described in Genesis 1 and 2.</text:p>
      <text:h text:style-name="P521" text:outline-level="5"><text:bookmark-start text:name="__RefHeading___Toc34753_4173466481"/>Elohim.<text:bookmark-end text:name="__RefHeading___Toc34753_4173466481"/></text:h>
      <text:p text:style-name="Text_20_body">The very word Elohim, who is the Creator, according to Genesis 1 and 2, <text:span text:style-name="T541">already </text:span>existed since he is the creator. Thus, Elohim is not part of what <text:span text:style-name="T541">was </text:span>created in Genesis 1 and 2. <text:span text:style-name="T541">He</text:span> <text:span text:style-name="T541">already </text:span>was. <text:span text:style-name="T541">He</text:span> already existed. It's obvious but you have to mention it because there are people who like to deny the obvious.</text:p>
      <text:h text:style-name="P520" text:outline-level="5"><text:bookmark-start text:name="__RefHeading___Toc34755_4173466481"/>Yeshua.<text:bookmark-end text:name="__RefHeading___Toc34755_4173466481"/></text:h>
      <text:p text:style-name="Text_20_body"><text:span text:style-name="T5">Yeshua, our Lord Jesus Christ, even if not everyone is aware that </text:span><text:span text:style-name="T61">He</text:span><text:span text:style-name="T5"> is their lord, or do not want to recognize </text:span><text:span text:style-name="T61">H</text:span><text:span text:style-name="T5">im as such, is neither part of THIS creation nor of anything </text:span><text:soft-page-break/><text:span text:style-name="T5">created. According to John 1, </text:span><text:span text:style-name="Bible_5f_text"><text:span text:style-name="T5">”</text:span></text:span><text:span text:style-name="Bible_5f_text"><text:span text:style-name="T62">I</text:span></text:span><text:span text:style-name="Bible_5f_text"><text:span text:style-name="T5">n the beginning was the Word, and the Word was with God, and the Word was God. The same was in the beginning with God. All things were made by him ; and without him was not any thing made that was made. In him was life; and the life was the light of men” </text:span></text:span><text:span text:style-name="Bible_5f_text"><text:span text:style-name="T5"><text:note text:id="ftn123" text:note-class="footnote"><text:note-citation>123</text:note-citation><text:note-body><text:p text:style-name="Footnote"><text:s/><text:span text:style-name="T543">John 1:1-4 </text:span><text:a xlink:type="simple" xlink:href="https://www.biblegateway.com/passage/?search=John+1%3A1-4&amp;version=KJV" text:style-name="Internet_20_link" text:visited-style-name="Visited_20_Internet_20_Link"><text:span text:style-name="T543">KJV</text:span></text:a></text:p></text:note-body></text:note></text:span></text:span><text:span text:style-name="T5">, and then tells us that: </text:span><text:span text:style-name="Bible_5f_text"><text:span text:style-name="T5">”</text:span></text:span><text:span text:style-name="Bible_5f_text"><text:span text:style-name="T62">An</text:span></text:span><text:span text:style-name="Bible_5f_text"><text:span text:style-name="T5">d the Word was made flesh, and dwelt among us, (and we beheld his glory, the glory as of the only begotten of the Father,) full of grace and truth" </text:span></text:span><text:span text:style-name="Bible_5f_text"><text:span text:style-name="T5"><text:note text:id="ftn124" text:note-class="footnote"><text:note-citation>124</text:note-citation><text:note-body><text:p text:style-name="Footnote"><text:s/><text:span text:style-name="T543">John 1:14 </text:span><text:a xlink:type="simple" xlink:href="https://www.biblegateway.com/passage/?search=John+1%3A14&amp;version=KJV" text:style-name="Internet_20_link" text:visited-style-name="Visited_20_Internet_20_Link"><text:span text:style-name="T543">KJV</text:span></text:a></text:p></text:note-body></text:note></text:span></text:span><text:span text:style-name="T5">. And he ends up identifying the Word with Jesus Christ saying </text:span><text:span text:style-name="Bible_5f_text"><text:span text:style-name="T5">“</text:span></text:span><text:span text:style-name="Bible_5f_text"><text:span text:style-name="T62">g</text:span></text:span><text:span text:style-name="Bible_5f_text">race and truth came by Jesus Christ</text:span><text:span text:style-name="Bible_5f_text"><text:span text:style-name="T5">” </text:span></text:span><text:span text:style-name="Bible_5f_text"><text:span text:style-name="T5"><text:note text:id="ftn125" text:note-class="footnote"><text:note-citation>125</text:note-citation><text:note-body><text:p text:style-name="P394"><text:s/>John 1:<text:span text:style-name="T543">17</text:span> <text:a xlink:type="simple" xlink:href="https://www.biblegateway.com/passage/?search=John+1%3A17&amp;version=KJV" text:style-name="Internet_20_link" text:visited-style-name="Visited_20_Internet_20_Link"><text:span text:style-name="T542">KJV</text:span></text:a></text:p></text:note-body></text:note></text:span></text:span><text:span text:style-name="T5">. All things were made by through Yeshua and without Him nothing was made that was made. Yeshua is prior to </text:span><text:span text:style-name="T62">anything created </text:span><text:span text:style-name="T5">including THIS creation.</text:span></text:p>
      <text:h text:style-name="P522" text:outline-level="5"><text:bookmark-start text:name="__RefHeading___Toc28167_16277266591"/><text:span text:style-name="T1486">Ruakh Hakodesh</text:span>.<text:bookmark-end text:name="__RefHeading___Toc28167_16277266591"/></text:h>
      <text:p text:style-name="P497"><text:span text:style-name="T1487">The Holy Spirit or “Wind” </text:span><text:span text:style-name="T541">already </text:span><text:span text:style-name="T1487">existed</text:span><text:span text:style-name="T449">. </text:span><text:span text:style-name="T453">It's obvious but you have to mention it because there are people who like to deny the obvious.</text:span></text:p>
      <text:h text:style-name="P520" text:outline-level="5"><text:bookmark-start text:name="__RefHeading___Toc34757_4173466481"/>The Sons of Elohim.<text:bookmark-end text:name="__RefHeading___Toc34757_4173466481"/></text:h>
      <text:p text:style-name="Text_20_body">The "beni-haelohim", the sons of Elohim <text:note text:id="ftn126" text:note-class="footnote"><text:note-citation>126</text:note-citation><text:note-body><text:p text:style-name="Footnote"><text:span text:style-name="T5">Job 1:6 </text:span><text:a xlink:type="simple" xlink:href="https://biblehub.com/text/job/1-6.htm" text:style-name="Internet_20_link" text:visited-style-name="Visited_20_Internet_20_Link"><text:span text:style-name="Definition"><text:span text:style-name="T5">biblehub</text:span></text:span></text:a></text:p></text:note-body></text:note>, the union of the words H1121 and H430 of the Strong code are not part of <text:span text:style-name="T544">THIS</text:span> creation. Nowhere in Genesis 1 and 2 does this expression appear. The Satan is part of this group and so are the angels. <text:span text:style-name="T544">T</text:span>he book of job indicates so. The bible refers to men as the sons of Adam, not like the sons of Elohim. Thus, the sons of Elohim <text:span text:style-name="T1536">are</text:span> not part of THIS creation.</text:p>
      <text:h text:style-name="P520" text:outline-level="5"><text:bookmark-start text:name="__RefHeading___Toc34759_4173466481"/>The Angels.<text:bookmark-end text:name="__RefHeading___Toc34759_4173466481"/></text:h>
      <text:p text:style-name="Text_20_body">Nowhere in the creation account <text:span text:style-name="T544">of</text:span> Genesis 1 and 2 appears the <text:span text:style-name="T544">h</text:span>ebrew word <text:span text:style-name="T576">coded as </text:span>H4397 <text:note text:id="ftn127" text:note-class="footnote"><text:note-citation>127</text:note-citation><text:note-body><text:p text:style-name="Footnote"><text:a xlink:type="simple" xlink:href="https://biblehub.com/hebrew/4397.htm" text:style-name="Internet_20_link" text:visited-style-name="Visited_20_Internet_20_Link"><text:span text:style-name="Definition"><text:span text:style-name="T5">H4397</text:span></text:span></text:a></text:p></text:note-body></text:note>, the word “malakh” in the singular, or “malakhim” in the plural, used in the bible for “angel” or “messenger”. In addition, in Psalm 8, the word Elohim is also used, that which is <text:span text:style-name="T544">for </text:span>the Creator, to refer to the angels as a whole <text:note text:id="ftn128" text:note-class="footnote"><text:note-citation>128</text:note-citation><text:note-body><text:p text:style-name="Footnote"><text:span text:style-name="T5">Psalms 8:5 </text:span><text:a xlink:type="simple" xlink:href="https://biblehub.com/text/psalms/8-5.htm" text:style-name="Internet_20_link" text:visited-style-name="Visited_20_Internet_20_Link"><text:span text:style-name="Definition"><text:span text:style-name="T5">biblehub</text:span></text:span></text:a></text:p></text:note-body></text:note>. The angels are not part of THIS creation.</text:p>
      <text:h text:style-name="P520" text:outline-level="5"><text:bookmark-start text:name="__RefHeading___Toc34761_4173466481"/>The Satan and company.<text:bookmark-end text:name="__RefHeading___Toc34761_4173466481"/></text:h>
      <text:p text:style-name="P501">The "bení-haelohim" who <text:span text:style-name="T544">were</text:span> not <text:span text:style-name="T547">any </text:span><text:span text:style-name="T544">good</text:span> <text:span text:style-name="T547">little </text:span>angel<text:span text:style-name="T544">s</text:span>, all those children of Elohim who opposed YHWH, Jehovah, Elohim, when he created the human being, they are not part of THIS creation either. Among them is <text:span text:style-name="T544">the </text:span>Satan, the ancient serpent, the devil, the first liar and the first murderer, all titles of the person who is only named in the bible by these titles. The same one that initiates the little problem of disobedience <text:span text:style-name="T544">when he </text:span><text:soft-page-break/><text:span text:style-name="T544">deceived E</text:span>ve. <text:span text:style-name="T544">The</text:span> Satan and company are not part of THIS creation because they are a subset of the beni-haelohim who are not part of of THIS creation.</text:p>
      <text:h text:style-name="P520" text:outline-level="5"><text:bookmark-start text:name="__RefHeading___Toc34763_4173466481"/>The Winged Ones.<text:bookmark-end text:name="__RefHeading___Toc34763_4173466481"/></text:h>
      <text:p text:style-name="Text_20_body">The Serafim of Isaiah 6, the Cherubim of Ezekiel and the living creatures or animals of Revelation 4, those of which we have already spoken, they were <text:span text:style-name="T544">already </text:span>created. These mighty animals that are ridden by YHWH and that have 6 extremities and 4 possible faces, these <text:span text:style-name="T544">kind</text:span> of biological transformers that are celestial pets, <text:span text:style-name="T544">they </text:span>were already created when Elohim created this heaven and this earth.</text:p>
      <text:h text:style-name="P520" text:outline-level="5"><text:bookmark-start text:name="__RefHeading___Toc34765_4173466481"/>The stars.<text:bookmark-end text:name="__RefHeading___Toc34765_4173466481"/></text:h>
      <text:p text:style-name="Text_20_body">Neither do the stars. The only occurrence of the word used in the bible for “star”, the word H3556 <text:note text:id="ftn129" text:note-class="footnote"><text:note-citation>129</text:note-citation><text:note-body><text:p text:style-name="Footnote"><text:a xlink:type="simple" xlink:href="https://biblehub.com/hebrew/3556.htm" text:style-name="Internet_20_link" text:visited-style-name="Visited_20_Internet_20_Link"><text:span text:style-name="Definition"><text:span text:style-name="T5">H3556</text:span></text:span></text:a></text:p></text:note-body></text:note>, is under the verb GOVERN, NOT under the verb CREATE. This is an example of how even translators are carried away by preconceived ideas. The lesser star, <text:span text:style-name="T545">that is</text:span> the light of the moon, governs the night and the "kakobim", <text:span text:style-name="T545">which</text:span> <text:span text:style-name="T545">means</text:span>, the stars. The stars are also not part of what was created in Genesis 1 and 2. This is perfectly consistent with the fact that the "heavens" of the Genesis also have a heaven, which was also created by YHWH, <text:span text:style-name="T545">but </text:span>BEFORE THIS creation.</text:p>
      <text:h text:style-name="P520" text:outline-level="5"><text:bookmark-start text:name="__RefHeading___Toc34767_4173466481"/>A part of the armies of Heaven.<text:bookmark-end text:name="__RefHeading___Toc34767_4173466481"/></text:h>
      <text:p text:style-name="Text_20_body">The armies of heaven include the sons of Elohim, Satan and company, the angels, the stars and all the animals that fly in the sky. And since only the last ones are part of THIS creation, good part of the armies of heaven are NOT part of THIS creation. In Genesis 1 were completed YES, when the animals that fly in the sky <text:span text:style-name="T545">were made</text:span>, but before THIS creation there was already a good part of the armies of heaven. The <text:span text:style-name="T576">h</text:span>ebrew word for “armies”, the word <text:span text:style-name="T576">coded as </text:span>H6635 <text:note text:id="ftn130" text:note-class="footnote"><text:note-citation>130</text:note-citation><text:note-body><text:p text:style-name="Footnote"><text:a xlink:type="simple" xlink:href="https://biblehub.com/hebrew/6635.htm" text:style-name="Internet_20_link" text:visited-style-name="Visited_20_Internet_20_Link"><text:span text:style-name="Definition"><text:span text:style-name="T5">H6635</text:span></text:span></text:a></text:p></text:note-body></text:note>, the word “tsaba” only appears ONE time in Genesis 1, and appears AFTER the creation of man, and in the context of FINISH<text:span text:style-name="T545">ING</text:span> the “armies” of what is on earth and in the heavens, th<text:span text:style-name="T545">ose that</text:span> have just been created. A good part of the armies of the heavens already existed BEFORE THIS creation.</text:p>
      <text:h text:style-name="P520" text:outline-level="5"><text:bookmark-start text:name="__RefHeading___Toc34769_4173466481"/>Heaven of Heavens.<text:bookmark-end text:name="__RefHeading___Toc34769_4173466481"/></text:h>
      <text:p text:style-name="Text_20_body">The expression heaven of heaven<text:span text:style-name="T546">s</text:span> <text:span text:style-name="T546">appears a few times </text:span>in the bible. <text:span text:style-name="T546">It </text:span>is the union of the word H8064 in the singular with the same in the plural <text:note text:id="ftn131" text:note-class="footnote"><text:note-citation>131</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 Shami-hashamayim and on various occasions it is used in contrast to the plural only referring to the shamayim created in Genesis 1, as used for example in Deuteronomy 10 <text:note text:id="ftn132" text:note-class="footnote"><text:note-citation>132</text:note-citation><text:note-body><text:p text:style-name="Footnote"><text:span text:style-name="T5">Deuteronomy 10:14 </text:span><text:a xlink:type="simple" xlink:href="https://www.biblegateway.com/passage/?search=Deuteronomy+10%3A14&amp;version=KJV" text:style-name="Internet_20_link" text:visited-style-name="Visited_20_Internet_20_Link"><text:span text:style-name="Definition"><text:span text:style-name="T5">KJV</text:span></text:span></text:a><text:span text:style-name="T5"> </text:span><text:a xlink:type="simple" xlink:href="https://biblehub.com/text/deuteronomy/10-14.htm" text:style-name="Internet_20_link" text:visited-style-name="Visited_20_Internet_20_Link"><text:span text:style-name="Definition"><text:span text:style-name="T5">biblehub</text:span></text:span></text:a></text:p></text:note-body></text:note>. First in the plural and <text:soft-page-break/>then the combination separated by a vev, the <text:span text:style-name="T546">h</text:span>ebrew letter used to separate phrases. The shamaim is part of THIS creation, the one narrated in Genesis 1 and 2. The <text:span text:style-name="T546">heaven</text:span> of the heavens <text:span text:style-name="T546">is NOT</text:span>. That <text:span text:style-name="T547">heaven </text:span>already was, already existed. In it were the sons of Elohim, Satan and company, the angels and the stars. Well, the Satan and company were not yet the Satan and company, <text:span text:style-name="T547">they were </text:span>still <text:span text:style-name="T547">good little</text:span> angels, they had not <text:span text:style-name="T547">yet opposed the Creator</text:span>. But the idea is clear.</text:p>
      <text:h text:style-name="P517" text:outline-level="4"><text:bookmark-start text:name="__RefHeading___Toc34771_4173466481"/>Consistency.<text:bookmark-end text:name="__RefHeading___Toc34771_4173466481"/></text:h>
      <text:p text:style-name="Text_20_body">What was created in Genesis 1 and 2 is what we see on this planet: plants, animals, people, the earth and the skies, those that if we look <text:span text:style-name="T548">up,</text:span> we can see that they have clouds, and that in Noah's time they had waters above. The bible is practical, it does not tell us about other planets or things to which man has no access. The theme of Genesis 1 and 2 is limited to THIS creation.</text:p>
      <text:p text:style-name="P4">Of course this is only ONE way to coherently understand the bible with what the technical creativity of man that we use in day to day <text:span text:style-name="T548">basis </text:span>allows us to project logically. Because if we compare it with the technical creativity necessary for all the biological machinery that we observe in everyday life: plants, animals and people, it is rationally undeniable that there HAS to be <text:span text:style-name="T548">a Creator </text:span>much <text:span text:style-name="T548">more </text:span>intelligent and creative than the human being. That Elohim of Genesis 1. This is just what seems to be the most literal of all ways <text:span text:style-name="T548">to</text:span> understand a text that ha<text:span text:style-name="T548">d</text:span> to be designed for all ages and all times.</text:p>
      <text:p text:style-name="P22">Technical creativity is the best criterion to distinguish a religion <text:span text:style-name="T549">from</text:span> a science. Yes, Christianity is a Faith. <text:span text:style-name="T549">It</text:span> has never denied it. Yes, <text:span text:style-name="T1538">it </text:span>claims to be the only true faith because it comes from the only <text:span text:style-name="T549">True </text:span>God. But it is much more logical and coherent, with that technical creativity that we observe, tha<text:span text:style-name="T549">n</text:span> the rest of religions, including some pretending to be science<text:span text:style-name="T549">s</text:span>.</text:p>
      <text:p text:style-name="P4">According to the bible, Yeshua is Lord of Lords over EVERYTHING, <text:span text:style-name="T1537">all of it</text:span>, <text:span text:style-name="T1537">the whole thing, TODO, todito, todo,</text:span> including everything prior to THIS creation, because th<text:span text:style-name="T550">o</text:span>se things <text:span text:style-name="T550">were </text:span>ALSO created by Yeshua and were given to him by his Father.</text:p>
      <text:p text:style-name="P4">This way of understanding the bible does not contradict anything that is written on it and seems to be the most literal of all.</text:p>
      <text:h text:style-name="P512" text:outline-level="3"><text:bookmark-start text:name="__RefHeading___Toc34773_4173466481"/><text:soft-page-break/>Savio<text:span text:style-name="T551">u</text:span>r.<text:bookmark-end text:name="__RefHeading___Toc34773_4173466481"/></text:h>
      <text:p text:style-name="Text_20_body"><text:span text:style-name="T5">According to the bible, in Luke 2, it is said of Yeshua that: </text:span><text:span text:style-name="Bible_5f_text"><text:span text:style-name="T5">“</text:span></text:span><text:span text:style-name="Bible_5f_text"><text:span text:style-name="T63">F</text:span></text:span><text:span text:style-name="Bible_5f_text">or unto you is born this day in the city of David a </text:span><text:span text:style-name="Bible_5f_text"><text:span text:style-name="T551">SAVIOUR</text:span></text:span><text:span text:style-name="Bible_5f_text">, which is Christ the Lord</text:span><text:span text:style-name="Bible_5f_text"><text:span text:style-name="T5">” </text:span></text:span><text:span text:style-name="Bible_5f_text"><text:span text:style-name="T5"><text:note text:id="ftn133" text:note-class="footnote"><text:note-citation>133</text:note-citation><text:note-body><text:p text:style-name="Footnote"><text:span text:style-name="T5">Luke 2:11 </text:span><text:a xlink:type="simple" xlink:href="https://www.biblegateway.com/passage/?search=Luke+2%3A11&amp;version=KJV" text:style-name="Internet_20_link" text:visited-style-name="Visited_20_Internet_20_Link"><text:span text:style-name="Definition"><text:span text:style-name="T5">KJV</text:span></text:span></text:a></text:p></text:note-body></text:note></text:span></text:span><text:span text:style-name="T5">, and in John 4 some Samaritans say of Jesus Christ that: </text:span><text:span text:style-name="Bible_5f_text"><text:span text:style-name="T5">“</text:span></text:span><text:span text:style-name="Bible_5f_text"><text:span text:style-name="T63">w</text:span></text:span><text:span text:style-name="Bible_5f_text"><text:span text:style-name="T5">e have heard him ourselves, and know that this is indeed the Christ, the </text:span></text:span><text:span text:style-name="Bible_5f_text"><text:span text:style-name="T63">SAVIOUR</text:span></text:span><text:span text:style-name="Bible_5f_text"><text:span text:style-name="T5"> of the world” </text:span></text:span><text:span text:style-name="Bible_5f_text"><text:span text:style-name="T5"><text:note text:id="ftn134" text:note-class="footnote"><text:note-citation>134</text:note-citation><text:note-body><text:p text:style-name="Footnote"><text:span text:style-name="T5">John 4:42 </text:span><text:a xlink:type="simple" xlink:href="https://www.biblegateway.com/passage/?search=John+4%3A42&amp;version=KJV" text:style-name="Internet_20_link" text:visited-style-name="Visited_20_Internet_20_Link"><text:span text:style-name="Definition"><text:span text:style-name="T5">KJV</text:span></text:span></text:a></text:p></text:note-body></text:note></text:span></text:span><text:span text:style-name="T5">.</text:span></text:p>
      <text:p text:style-name="P4">Thus, according to the bible, Jesus Christ is Savior.</text:p>
      <text:p text:style-name="P4">But savior from what? What <text:span text:style-name="T552">did He </text:span>save us <text:span text:style-name="T552">from</text:span>?</text:p>
      <text:p text:style-name="P4">There are only two ways to see existence:</text:p>
      <text:list text:style-name="L4">
        <text:list-item>
          <text:p text:style-name="P528">Physical <text:span text:style-name="T1691">life does NOT continue after the physical death because there is NO resurrection. </text:span>Physical death is the end. <text:span text:style-name="T552">Period</text:span>. It's all over and it's for forever. Physical death is eternal. Or exclusively</text:p>
        </text:list-item>
        <text:list-item>
          <text:p text:style-name="P528">Physical <text:span text:style-name="T1691">life DOES continue after the physical death because there IS resurrection. </text:span>Physical death is NOT the end. Jesus Christ was physically resurrected, is alive, and physical life is eternal because we are going to see each other again after the PHYSICAL resurrection of the PHYSICAL dead. <text:span text:style-name="T552">A</text:span>nd that physical resurrection is to never die again physically because <text:span text:style-name="T552">it is not possible to</text:span> die physically, that is what Jesus Christ affirms.</text:p>
        </text:list-item>
      </text:list>
      <text:p text:style-name="Text_20_body">Thus, Jesus Christ saves us from death.</text:p>
      <text:p text:style-name="P4">To make the concept clear from the biblical point of view, let us see <text:span text:style-name="T1539">w</text:span>hat the bible tells us.</text:p>
      <text:h text:style-name="P517" text:outline-level="4"><text:bookmark-start text:name="__RefHeading___Toc34775_4173466481"/>Life.<text:bookmark-end text:name="__RefHeading___Toc34775_4173466481"/></text:h>
      <text:p text:style-name="Text_20_body">In various parts of the gospels our Lord Jesus Christ, Yeshua, refers to life:</text:p>
      <text:p text:style-name="P395"><text:span text:style-name="T5">In John 14 he says: </text:span><text:span text:style-name="Bible_5f_text"><text:span text:style-name="T5">“</text:span></text:span><text:span text:style-name="Bible_5f_text"><text:span text:style-name="T64">I</text:span></text:span><text:span text:style-name="Bible_5f_text"> am the way, the truth, and the life</text:span><text:span text:style-name="Bible_5f_text"><text:span text:style-name="T5">" </text:span></text:span><text:span text:style-name="Bible_5f_text"><text:span text:style-name="T5"><text:note text:id="ftn135" text:note-class="footnote"><text:note-citation>135</text:note-citation><text:note-body><text:p text:style-name="Footnote"><text:span text:style-name="T5">John 14:6 </text:span><text:a xlink:type="simple" xlink:href="https://www.biblegateway.com/passage/?search=John+14%3A6&amp;version=NKJV" text:style-name="Internet_20_link" text:visited-style-name="Visited_20_Internet_20_Link"><text:span text:style-name="Definition"><text:span text:style-name="T5">NKJV</text:span></text:span></text:a></text:p></text:note-body></text:note></text:span></text:span><text:span text:style-name="T5">.</text:span></text:p>
      <text:p text:style-name="P395"><text:span text:style-name="T5">In John 11 he states: </text:span><text:span text:style-name="Bible_5f_text"><text:span text:style-name="T5">“</text:span></text:span><text:span text:style-name="Bible_5f_text"><text:span text:style-name="T64">I</text:span></text:span><text:span text:style-name="Bible_5f_text"> am the resurrection and the life. He who believes in Me, though he may die, he shall live</text:span><text:span text:style-name="Bible_5f_text"><text:span text:style-name="T5">” </text:span></text:span><text:span text:style-name="Bible_5f_text"><text:span text:style-name="T5"><text:note text:id="ftn136" text:note-class="footnote"><text:note-citation>136</text:note-citation><text:note-body><text:p text:style-name="Footnote"><text:span text:style-name="T5">John 11:25 </text:span><text:a xlink:type="simple" xlink:href="https://www.biblegateway.com/passage/?search=John+11%3A25&amp;version=NKJV" text:style-name="Internet_20_link" text:visited-style-name="Visited_20_Internet_20_Link"><text:span text:style-name="Definition"><text:span text:style-name="T5">NKJV</text:span></text:span></text:a></text:p></text:note-body></text:note></text:span></text:span><text:span text:style-name="T5">.</text:span></text:p>
      <text:p text:style-name="P395"><text:span text:style-name="T5">In John 8: </text:span><text:span text:style-name="Bible_5f_text"><text:span text:style-name="T5">“</text:span></text:span><text:span text:style-name="Bible_5f_text"><text:span text:style-name="T64">I</text:span></text:span><text:span text:style-name="Bible_5f_text"> am the light of the world. He who follows Me shall not walk in darkness, but have the light of life</text:span><text:span text:style-name="Bible_5f_text"><text:span text:style-name="T5">” </text:span></text:span><text:span text:style-name="Bible_5f_text"><text:span text:style-name="T5"><text:note text:id="ftn137" text:note-class="footnote"><text:note-citation>137</text:note-citation><text:note-body><text:p text:style-name="Footnote"><text:span text:style-name="T5">John 8:12 </text:span><text:a xlink:type="simple" xlink:href="https://www.biblegateway.com/passage/?search=John+8%3A12&amp;version=NKJV" text:style-name="Internet_20_link" text:visited-style-name="Visited_20_Internet_20_Link"><text:span text:style-name="Definition"><text:span text:style-name="T5">NKJV</text:span></text:span></text:a></text:p></text:note-body></text:note></text:span></text:span><text:span text:style-name="T5">.</text:span></text:p>
      <text:p text:style-name="P395"><text:span text:style-name="T5">In John 6: </text:span><text:span text:style-name="Bible_5f_text"><text:span text:style-name="T5">“</text:span></text:span><text:span text:style-name="Bible_5f_text"><text:span text:style-name="T64">I</text:span></text:span><text:span text:style-name="Bible_5f_text"> am the bread of life</text:span><text:span text:style-name="Bible_5f_text"><text:span text:style-name="T5">” </text:span></text:span><text:span text:style-name="Bible_5f_text"><text:span text:style-name="T5"><text:note text:id="ftn138" text:note-class="footnote"><text:note-citation>138</text:note-citation><text:note-body><text:p text:style-name="Footnote"><text:span text:style-name="T5">John 6:35 </text:span><text:a xlink:type="simple" xlink:href="https://www.biblegateway.com/passage/?search=John+6%3A35&amp;version=NKJV" text:style-name="Internet_20_link" text:visited-style-name="Visited_20_Internet_20_Link"><text:span text:style-name="Definition"><text:span text:style-name="T5">NKJV</text:span></text:span></text:a></text:p></text:note-body></text:note></text:span></text:span><text:span text:style-name="T5">.</text:span></text:p>
      <text:p text:style-name="P395"><text:soft-page-break/><text:span text:style-name="T5">In John 17: </text:span><text:span text:style-name="Bible_5f_text"><text:span text:style-name="T5">“</text:span></text:span><text:span text:style-name="Bible_5f_text"><text:span text:style-name="T64">A</text:span></text:span><text:span text:style-name="Bible_5f_text">nd this is eternal life, that they may know You, the only true God, and Jesus Christ whom You have sent</text:span><text:span text:style-name="Bible_5f_text"><text:span text:style-name="T5">” </text:span></text:span><text:span text:style-name="Bible_5f_text"><text:span text:style-name="T5"><text:note text:id="ftn139" text:note-class="footnote"><text:note-citation>139</text:note-citation><text:note-body><text:p text:style-name="Footnote"><text:span text:style-name="T5">John 17:3 </text:span><text:a xlink:type="simple" xlink:href="https://www.biblegateway.com/passage/?search=John+17%3A3&amp;version=NKJV" text:style-name="Internet_20_link" text:visited-style-name="Visited_20_Internet_20_Link"><text:span text:style-name="Definition"><text:span text:style-name="T5">NKJV</text:span></text:span></text:a></text:p></text:note-body></text:note></text:span></text:span><text:span text:style-name="T5">.</text:span></text:p>
      <text:p text:style-name="P4">In short, Life, according to the bible in the voice of Jesus Christ, is Himself, Jesus Christ, Yeshua. And as 1st John 2 says:</text:p>
      <text:p text:style-name="P396"><text:span text:style-name="Bible_5f_text"><text:span text:style-name="T5">“</text:span></text:span><text:span text:style-name="Bible_5f_text"><text:span text:style-name="T65">T</text:span></text:span><text:span text:style-name="Bible_5f_text">he one who says ‘I have come to know God’ and yet does not keep his commandments is a liar, and the truth is not in such a person. </text:span><text:span text:style-name="Bible_5f_text"><text:span text:style-name="T553">B</text:span></text:span><text:span text:style-name="Bible_5f_text">ut whoever obeys his word, truly in this person the love of God has been perfected. By this we know that we are in him. </text:span><text:span text:style-name="Bible_5f_text"><text:span text:style-name="T553">T</text:span></text:span><text:span text:style-name="Bible_5f_text">he one who says he resides in God ought himself to walk just as Jesus walked</text:span><text:span text:style-name="Bible_5f_text"><text:span text:style-name="T5">" </text:span></text:span><text:span text:style-name="Bible_5f_text"><text:span text:style-name="T5"><text:note text:id="ftn140" text:note-class="footnote"><text:note-citation>140</text:note-citation><text:note-body><text:p text:style-name="Footnote"><text:span text:style-name="T5">1 John 2:4-6 </text:span><text:a xlink:type="simple" xlink:href="https://www.biblegateway.com/passage/?search=1+John+2%3A4-6&amp;version=NET" text:style-name="Internet_20_link" text:visited-style-name="Visited_20_Internet_20_Link"><text:span text:style-name="Definition"><text:span text:style-name="T5">NET</text:span></text:span></text:a></text:p></text:note-body></text:note></text:span></text:span><text:span text:style-name="T5">. </text:span><text:span text:style-name="T65">That means</text:span><text:span text:style-name="T5">: loving.</text:span></text:p>
      <text:p text:style-name="P75">This physical life that Jesus speaks of is eternal, it does not end with physical death because it continues after the resurrection of the dead. <text:span text:style-name="T554">It is o</text:span>nly interrupted.</text:p>
      <text:p text:style-name="P397"><text:span text:style-name="T5">Paul explains in Philippians 3 that Jesus Christ </text:span><text:span text:style-name="Bible_5f_text"><text:span text:style-name="T5">“</text:span></text:span><text:span text:style-name="Bible_5f_text"><text:span text:style-name="T66">w</text:span></text:span><text:span text:style-name="Bible_5f_text"><text:span text:style-name="T5">ill transform these humble bodies of ours into the likeness of his glorious body" </text:span></text:span><text:span text:style-name="Bible_5f_text"><text:span text:style-name="T5"><text:note text:id="ftn141" text:note-class="footnote"><text:note-citation>141</text:note-citation><text:note-body><text:p text:style-name="Footnote"><text:span text:style-name="T5">Philippians 3:21 </text:span><text:a xlink:type="simple" xlink:href="https://www.biblegateway.com/passage/?search=Philippians+3%3A21&amp;version=NET" text:style-name="Internet_20_link" text:visited-style-name="Visited_20_Internet_20_Link"><text:span text:style-name="Definition"><text:span text:style-name="T66">NET</text:span></text:span></text:a></text:p></text:note-body></text:note></text:span></text:span><text:span text:style-name="T5">. Th</text:span><text:span text:style-name="T66">at</text:span><text:span text:style-name="T5"> one who ate roasted fish according to Luke 24, which can be touched, and which went up to heaven and they saw him until a cloud covered him according to Acts 1.</text:span></text:p>
      <text:p text:style-name="P4">If <text:span text:style-name="T555">that</text:span> <text:span text:style-name="T555">is believed</text:span>, <text:span text:style-name="T555">real life starts</text:span>. <text:span text:style-name="T555">People</text:span> begin to live according to what is believed. That physical life continues <text:span text:style-name="T1540">after resurrection </text:span>and that the <text:span text:style-name="T1540">way</text:span> to <text:span text:style-name="T1540">STAY</text:span> alive is to follow Yeshua, YHWH, through his Spirit that lives in us, his Ruakh Hakodesh. To live as Yeshua lives. <text:span text:style-name="T555">L</text:span>oving. Following the Law, the Precepts, the Commandments. <text:span text:style-name="T555">L</text:span>oving them to be able <text:span text:style-name="T1541">to </text:span>follow them. Doing what is good according to YHWH, not according to my heart.</text:p>
      <text:p text:style-name="P4">YHWH himself explains through his prophet Ezekiel that:</text:p>
      <text:p text:style-name="P76"><text:span text:style-name="Bible_5f_text">"If the wicked person turns from all the sin he has committed and observes all my statutes and does what is just and right, he will surely live; he will </text:span><text:span text:style-name="Bible_5f_text"><text:span text:style-name="T556">NOT</text:span></text:span><text:span text:style-name="Bible_5f_text"> </text:span><text:span text:style-name="Bible_5f_text"><text:span text:style-name="T556">DIE</text:span></text:span><text:span text:style-name="Bible_5f_text">. None of the sins he has committed will be held against him; because of the righteousness he has done, he </text:span><text:span text:style-name="Bible_5f_text"><text:span text:style-name="T556">WILL</text:span></text:span><text:span text:style-name="Bible_5f_text"> </text:span><text:span text:style-name="Bible_5f_text"><text:span text:style-name="T556">LIVE</text:span></text:span><text:span text:style-name="Bible_5f_text">. Do I actually delight in the death of the wicked, declares the Sovereign Lord? Do I not prefer that he turn from his wicked conduct and live?</text:span></text:p>
      <text:p text:style-name="P76"><text:span text:style-name="Bible_5f_text"/></text:p>
      <text:p text:style-name="P76"><text:span text:style-name="Bible_5f_text">But if a righteous man turns away from his righteousness and practices wrongdoing according to all the abominable practices the wicked carry out, will he live? All his </text:span><text:soft-page-break/><text:span text:style-name="Bible_5f_text">righteous acts will not be remembered; because of the unfaithful acts he has done and the sin he has committed, he </text:span><text:span text:style-name="Bible_5f_text"><text:span text:style-name="T556">WIL DIE</text:span></text:span><text:span text:style-name="Bible_5f_text">” </text:span><text:span text:style-name="Bible_5f_text"><text:note text:id="ftn142" text:note-class="footnote"><text:note-citation>142</text:note-citation><text:note-body><text:p text:style-name="Footnote"><text:span text:style-name="T5">Ezekiel 18:21-24 </text:span><text:a xlink:type="simple" xlink:href="https://www.biblegateway.com/passage/?search=Ezekiel+18%3A21-24&amp;version=NET" text:style-name="Internet_20_link" text:visited-style-name="Visited_20_Internet_20_Link"><text:span text:style-name="Definition"><text:span text:style-name="T5">NET</text:span></text:span></text:a></text:p></text:note-body></text:note></text:span>.</text:p>
      <text:p text:style-name="P4">He who does good lives and he who does evil dies. <text:span text:style-name="T556">To </text:span>follow Christ, to live as Yeshua lives, is to do what is good, is to be alive. Yeshua is the Life. His Spirit gives us Life.</text:p>
      <text:p text:style-name="P76">But it is impossible to live as Yeshua lives if <text:span text:style-name="T556">it is</text:span> believe<text:span text:style-name="T556">d</text:span> that he is dead, that <text:span text:style-name="T556">He did not rise from the dead</text:span>. That physical death is the end.</text:p>
      <text:p text:style-name="P4">If we believe that physical death is the end, we are still dead spiritually, because according to the bible we are born to this physical life spiritually dead. We are born without a relationship with the Father. Relationship that only faith in Jesus Christ can begin.</text:p>
      <text:p text:style-name="P77">If we believe that physical death is not the end, <text:span text:style-name="T557">the</text:span> transformation of the mind has already begun, we are already born again to a spiritual life and all things are made new.</text:p>
      <text:p text:style-name="P414"><text:span text:style-name="T5">Only the resurrection of Yeshua allows us to see the existence in the second form because it is the only example of which there is authentic evidence. The problem is that no one, absolutely no one, can </text:span><text:span text:style-name="T67">make</text:span><text:span text:style-name="T5"> someone believe the latter, only the Father can do that. Jesus Christ himself explains </text:span><text:span text:style-name="T67">it to us </text:span><text:span text:style-name="T5">in John 6: </text:span><text:span text:style-name="Bible_5f_text"><text:span text:style-name="T5">”</text:span></text:span><text:span text:style-name="Bible_5f_text"><text:span text:style-name="T99">No</text:span></text:span><text:span text:style-name="Bible_5f_text"><text:span text:style-name="T5"> one can come to me unless the Father who sent me” </text:span></text:span><text:span text:style-name="Bible_5f_text"><text:span text:style-name="T5"><text:note text:id="ftn143" text:note-class="footnote"><text:note-citation>143</text:note-citation><text:note-body><text:p text:style-name="Footnote"><text:span text:style-name="T5">John 6:44 </text:span><text:a xlink:type="simple" xlink:href="https://www.biblegateway.com/passage/?search=John+6%3A44&amp;version=WEB" text:style-name="Internet_20_link" text:visited-style-name="Visited_20_Internet_20_Link"><text:span text:style-name="Definition"><text:span text:style-name="T99">WEB</text:span></text:span></text:a></text:p></text:note-body></text:note></text:span></text:span><text:span text:style-name="Bible_5f_text"><text:span text:style-name="T5"><text:s/>“drags him first” </text:span></text:span><text:span text:style-name="Bible_5f_text"><text:span text:style-name="T5"><text:note text:id="ftn144" text:note-class="footnote"><text:note-citation>144</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4">Some <text:span text:style-name="T558">will</text:span> only begin to believe in the resurrection of the dead <text:span text:style-name="T558">AFTER</text:span> they <text:span text:style-name="T558">have been</text:span> resurrected. But it's always better to be alive than dead.</text:p>
      <text:h text:style-name="P517" text:outline-level="4"><text:bookmark-start text:name="__RefHeading___Toc34777_4173466481"/>Death.<text:bookmark-end text:name="__RefHeading___Toc34777_4173466481"/></text:h>
      <text:p text:style-name="Text_20_body">Death is the absence of life, the non-existence of life. If death is defined in this way, we can say that just as we have <text:span text:style-name="T560">a </text:span>physical life, <text:span text:style-name="T1542">a</text:span><text:span text:style-name="T560">n </text:span>emotional life, <text:span text:style-name="T560">a </text:span>mental life and, for those born in Christ, a spiritual life, an eternal life, likewise we have a respective death for each absence of each <text:span text:style-name="T559">one </text:span>of these <text:span text:style-name="T559">kinds of life</text:span>. A physical death, <text:span text:style-name="T559">an</text:span> emotional death, a mental death and a spiritual death.</text:p>
      <text:p text:style-name="P74">According to the bible, all descendants of Adam are born spiritually dead. We are born without the spirit of Yeshua, who is Life <text:span text:style-name="T560">itself</text:span>. Who gives us that spiritual life. Who gives us a relationship with the <text:span text:style-name="T560">F</text:span>ather.</text:p>
      <text:p text:style-name="P4">According to the bible, when Jehovah created man he created him with this relationship, alive not only physically but also spiritually, but warned him <text:span text:style-name="Bible_5f_text">“saying, Of every tree of </text:span><text:soft-page-break/><text:span text:style-name="Bible_5f_text">the garden thou mayest freely eat: But of the tree of the knowledge of good and evil, thou shalt not eat of it: for in the day that thou eatest thereof thou shalt surely die” </text:span><text:span text:style-name="Bible_5f_text"><text:note text:id="ftn145" text:note-class="footnote"><text:note-citation>145</text:note-citation><text:note-body><text:p text:style-name="Footnote"><text:span text:style-name="T5">Genesis 2:16-17 </text:span><text:a xlink:type="simple" xlink:href="https://www.biblegateway.com/passage/?search=Genesis+2%3A16-17&amp;version=KJV" text:style-name="Internet_20_link" text:visited-style-name="Visited_20_Internet_20_Link"><text:span text:style-name="Definition"><text:span text:style-name="T5">KJV</text:span></text:span></text:a></text:p></text:note-body></text:note></text:span>.</text:p>
      <text:p text:style-name="P4">According to John 8, Jesus Christ identifies his opponent, <text:span text:style-name="T561">the </text:span>Satan, if we translate into <text:span text:style-name="T562">h</text:span>ebrew, with the father of lies, with the murderer from the beginning, with the devil. According to Matthew 23, with the serpent and the viper <text:note text:id="ftn146" text:note-class="footnote"><text:note-citation>146</text:note-citation><text:note-body><text:p text:style-name="Footnote"><text:span text:style-name="T5">Matthew 23:33 </text:span><text:a xlink:type="simple" xlink:href="https://www.biblegateway.com/passage/?search=Matthew+23%3A33&amp;version=NKJV" text:style-name="Internet_20_link" text:visited-style-name="Visited_20_Internet_20_Link"><text:span text:style-name="Definition"><text:span text:style-name="T5">NKJV</text:span></text:span></text:a></text:p></text:note-body></text:note>. And according to Revelation 20, with the dragon, the devil and the ancient serpent <text:note text:id="ftn147" text:note-class="footnote"><text:note-citation>147</text:note-citation><text:note-body><text:p text:style-name="Footnote"><text:span text:style-name="T5">Revelation 20:2 </text:span><text:a xlink:type="simple" xlink:href="https://www.biblegateway.com/passage/?search=Revelation+20%3A2&amp;version=NKJV" text:style-name="Internet_20_link" text:visited-style-name="Visited_20_Internet_20_Link"><text:span text:style-name="Definition"><text:span text:style-name="T5">NKJV</text:span></text:span></text:a></text:p></text:note-body></text:note>.</text:p>
      <text:p text:style-name="P398"><text:span text:style-name="T5">The first serpent mentioned in the bible, that is, the father of the lie and murderer from that beginning, that father of the Pharisees and scribes who opposed Jesus Christ deceives Eve. </text:span><text:span text:style-name="T68">He</text:span><text:span text:style-name="T5"> tells </text:span><text:span text:style-name="T69">her</text:span><text:span text:style-name="T5">: </text:span><text:span text:style-name="Bible_5f_text"><text:span text:style-name="T5">"</text:span></text:span><text:span text:style-name="Bible_5f_text">Has God indeed said, ‘You shall not eat of every tree of the garden’?</text:span><text:span text:style-name="Bible_5f_text"><text:span text:style-name="T5">” </text:span></text:span><text:span text:style-name="Bible_5f_text"><text:span text:style-name="T5"><text:note text:id="ftn148" text:note-class="footnote"><text:note-citation>148</text:note-citation><text:note-body><text:p text:style-name="Footnote"><text:span text:style-name="T5">Genesis 3:1 </text:span><text:a xlink:type="simple" xlink:href="https://www.biblegateway.com/passage/?search=Genesis+3%3A1&amp;version=NKJV" text:style-name="Internet_20_link" text:visited-style-name="Visited_20_Internet_20_Link"><text:span text:style-name="Definition"><text:span text:style-name="T5">NKJV</text:span></text:span></text:a></text:p></text:note-body></text:note></text:span></text:span><text:span text:style-name="T5">. He exaggerates what YHWH has said and then lies: </text:span><text:span text:style-name="Bible_5f_text"><text:span text:style-name="T5">“</text:span></text:span><text:span text:style-name="Bible_5f_text"><text:span text:style-name="T68">Y</text:span></text:span><text:span text:style-name="Bible_5f_text"><text:span text:style-name="T5">ou will not surely die. </text:span></text:span><text:span text:style-name="Bible_5f_text"><text:span text:style-name="T68">F</text:span></text:span><text:span text:style-name="Bible_5f_text"><text:span text:style-name="T5">or God knows that in the day you eat of it your eyes will be opened, and you will be like God, knowing good and evil” </text:span></text:span><text:span text:style-name="Bible_5f_text"><text:span text:style-name="T5"><text:note text:id="ftn149" text:note-class="footnote"><text:note-citation>149</text:note-citation><text:note-body><text:p text:style-name="Footnote"><text:span text:style-name="T5">Genesis 3:4-5 </text:span><text:a xlink:type="simple" xlink:href="https://www.biblegateway.com/passage/?search=Genesis+3%3A4-5&amp;version=NKJV" text:style-name="Internet_20_link" text:visited-style-name="Visited_20_Internet_20_Link"><text:span text:style-name="Definition"><text:span text:style-name="T5">NKJV</text:span></text:span></text:a></text:p></text:note-body></text:note></text:span></text:span><text:span text:style-name="T5">.</text:span></text:p>
      <text:p text:style-name="P78">Eve eats the fruit, Adam eats the fruit, and YHWH expels them from Eden. They lose access to the Tree of Life, and what happens? They die. <text:span text:style-name="T563">They </text:span>no longer have relationship with the Father, they can no longer eat from the Tree of Life and die. They die spiritually and the consequence of spiritual death is physical death. Maybe not immediately but it is the end result. Adam ends up living 930 years and dies. He eventually physically dies too. Spiritual death results in physical death.</text:p>
      <text:p text:style-name="P4">The text of Genesis from the second chapter, fourth verse, change. <text:span text:style-name="T564">It s</text:span>top<text:span text:style-name="T564">s</text:span> using the word Elohim and start<text:span text:style-name="T564">s</text:span> using the word YHWH. The narrative ceases to be strictly sequential, day by day, and becomes be more generic and less chronological. More allegorical and less literal.</text:p>
      <text:p text:style-name="P4">But it can be read literally.</text:p>
      <text:p text:style-name="P4">It is not difficult for a 21st century person to imagine a <text:span text:style-name="T564">real </text:span>snake speak<text:span text:style-name="T564">ing</text:span> if you have the technology to make it speak. Moses, according to Jesus Christ, in John 5, was the one who wrote the text. And when Moses wrote this, he had already seen bushes speak, and walking sticks become serpents, and seas split in two, and bread fall from the sky for months. So writing about a snake talking to a woman, was not a fairy tale for Moses. If he really lived what he says he lived. And, if Jesus Christ is alive because he was resurrected, the text was written by Moses, it is true, and Moses lived what he said that <text:span text:style-name="T565">he</text:span> lived.</text:p>
      <text:p text:style-name="P79"><text:soft-page-break/>And, when YHWH speaks to the serpent, he is speaking to the one who manipulated the snake. Similar to when Jesus speaks to the legion of <text:span text:style-name="T566">evil </text:span>spirits that manipulated the man of the province of the Gadarenes, according to Mark 5 <text:note text:id="ftn150" text:note-class="footnote"><text:note-citation>150</text:note-citation><text:note-body><text:p text:style-name="Footnote"><text:span text:style-name="T5">Mark 5:9 </text:span><text:a xlink:type="simple" xlink:href="https://www.biblegateway.com/passage/?search=Mark+5%3A9&amp;version=KJV" text:style-name="Internet_20_link" text:visited-style-name="Visited_20_Internet_20_Link"><text:span text:style-name="Definition"><text:span text:style-name="T5">KJV</text:span></text:span></text:a></text:p></text:note-body></text:note>. To <text:span text:style-name="T566">the </text:span>man as such, <text:span text:style-name="T566">Jesus only</text:span> speaks to him AFTER having expelled the unclean <text:span text:style-name="T566">evil </text:span>spirits.</text:p>
      <text:p text:style-name="P399"><text:span text:style-name="T5">In Genesis 3, YHWH says to the serpent: </text:span><text:span text:style-name="Bible_5f_text"><text:span text:style-name="T5">“</text:span></text:span><text:span text:style-name="Bible_5f_text"><text:span text:style-name="T70">B</text:span></text:span><text:span text:style-name="Bible_5f_text">ecause thou hast done this, thou art cursed above all cattle, and above every beast of the field; upon thy belly shalt thou go, and dust shalt thou eat all the days of thy life</text:span><text:span text:style-name="Bible_5f_text"><text:span text:style-name="T5">" </text:span></text:span><text:span text:style-name="Bible_5f_text"><text:span text:style-name="T5"><text:note text:id="ftn151" text:note-class="footnote"><text:note-citation>151</text:note-citation><text:note-body><text:p text:style-name="Footnote"><text:span text:style-name="T5">Genesis 3:14 </text:span><text:a xlink:type="simple" xlink:href="https://www.biblegateway.com/passage/?search=Genesis+3%3A14&amp;version=KJV" text:style-name="Internet_20_link" text:visited-style-name="Visited_20_Internet_20_Link"><text:span text:style-name="Definition"><text:span text:style-name="T5">KJV</text:span></text:span></text:a></text:p></text:note-body></text:note></text:span></text:span><text:span text:style-name="T5">. </text:span><text:span text:style-name="T70">Just as </text:span><text:span text:style-name="T5">say</text:span><text:span text:style-name="T70">ing</text:span><text:span text:style-name="T5">, since you think you are </text:span><text:span text:style-name="T70">so much a</text:span><text:span text:style-name="T5"> snake, you're going to </text:span><text:span text:style-name="T70">BE</text:span><text:span text:style-name="T5"> one. He </text:span><text:span text:style-name="T70">is </text:span><text:span text:style-name="T5">tell</text:span><text:span text:style-name="T70">ing it to the</text:span><text:span text:style-name="T5"> Satan, the father of lie</text:span><text:span text:style-name="T70">rs</text:span><text:span text:style-name="T5">. And from then on </text:span><text:span text:style-name="T70">he</text:span><text:span text:style-name="T5"> kept the title. </text:span><text:span text:style-name="T70">T</text:span><text:span text:style-name="T5">itle that Jesus Christ uses with the Pharisees who opposed him: serpents, vipers.</text:span></text:p>
      <text:p text:style-name="P4">The text can be read literally if we can believe the context, if we can believe that Moses lived what he said he lived. If we can imagine the necessary technology. And if we do NOT think <text:span text:style-name="T567">that </text:span>we are smarter or <text:span text:style-name="T567">more </text:span>evolved than <text:span text:style-name="T567">the one who</text:span> wrote it.</text:p>
      <text:p text:style-name="P4">And according to Paul, everything is going according to plan. In 1 Corinthians 15 he tells us: <text:span text:style-name="Bible_5f_text">“since by man came death, by Man also came the resurrection of the dead” </text:span><text:span text:style-name="Bible_5f_text"><text:note text:id="ftn152" text:note-class="footnote"><text:note-citation>152</text:note-citation><text:note-body><text:p text:style-name="Footnote"><text:span text:style-name="T5">1 Corinthians 15:21 </text:span><text:a xlink:type="simple" xlink:href="https://www.biblegateway.com/passage/?search=1+Corinthians+15%3A21&amp;version=NKJV" text:style-name="Internet_20_link" text:visited-style-name="Visited_20_Internet_20_Link"><text:span text:style-name="Definition"><text:span text:style-name="T5">NKJV</text:span></text:span></text:a></text:p></text:note-body></text:note></text:span>.</text:p>
      <text:p text:style-name="P4">Yeshua brings us the resurrection. Yeshua is the Life. Yeshua saved us from death.</text:p>
      <text:p text:style-name="P80">It is NOT <text:span text:style-name="T569">AVOIDING</text:span> death that <text:span text:style-name="T568">He </text:span>saves us, because we are born spiritually dead and we are going to die physically anyway<text:span text:style-name="T568">s</text:span>. It is <text:span text:style-name="T568">TAKING US OUT</text:span> <text:span text:style-name="T568">of</text:span> death that <text:span text:style-name="T568">He </text:span>saves us.</text:p>
      <text:p text:style-name="P4">He first saves us from spiritual death by giving us Life through his Holy Spirit. And then he will save us from physical death, when <text:span text:style-name="T568">He</text:span> <text:span text:style-name="T568">will </text:span>resurrect <text:span text:style-name="T568">us ALL</text:span> on the last day.</text:p>
      <text:h text:style-name="P517" text:outline-level="4"><text:bookmark-start text:name="__RefHeading___Toc34779_4173466481"/>Liberator.<text:bookmark-end text:name="__RefHeading___Toc34779_4173466481"/></text:h>
      <text:p text:style-name="Text_20_body"><text:span text:style-name="T5">According to John 8, Jesus Christ affirms that: </text:span><text:span text:style-name="Bible_5f_text"><text:span text:style-name="T5">“</text:span></text:span><text:span text:style-name="Bible_5f_text"><text:span text:style-name="T71">M</text:span></text:span><text:span text:style-name="Bible_5f_text">ost assuredly, I say to you, whoever commits sin is a </text:span><text:span text:style-name="Bible_5f_text"><text:span text:style-name="T570">SLAVE</text:span></text:span><text:span text:style-name="Bible_5f_text"> of sin</text:span><text:span text:style-name="Bible_5f_text"><text:span text:style-name="T5">” </text:span></text:span><text:span text:style-name="Bible_5f_text"><text:span text:style-name="T5"><text:note text:id="ftn153" text:note-class="footnote"><text:note-citation>153</text:note-citation><text:note-body><text:p text:style-name="Footnote"><text:span text:style-name="T5">John 8:34 </text:span><text:a xlink:type="simple" xlink:href="https://www.biblegateway.com/passage/?search=John+8%3A34&amp;version=NKJV" text:style-name="Internet_20_link" text:visited-style-name="Visited_20_Internet_20_Link"><text:span text:style-name="Definition"><text:span text:style-name="T5">NKJV</text:span></text:span></text:a></text:p></text:note-body></text:note></text:span></text:span><text:span text:style-name="T5"><text:s/>and that: </text:span><text:span text:style-name="Bible_5f_text"><text:span text:style-name="T5">“</text:span></text:span><text:span text:style-name="Bible_5f_text"><text:span text:style-name="T71">i</text:span></text:span><text:span text:style-name="Bible_5f_text"><text:span text:style-name="T5">f the Son sets you </text:span></text:span><text:span text:style-name="Bible_5f_text"><text:span text:style-name="T72">FREE</text:span></text:span><text:span text:style-name="Bible_5f_text"><text:span text:style-name="T5">, you are truly </text:span></text:span><text:span text:style-name="Bible_5f_text"><text:span text:style-name="T72">FREE</text:span></text:span><text:span text:style-name="Bible_5f_text"><text:span text:style-name="T5">” </text:span></text:span><text:span text:style-name="Bible_5f_text"><text:span text:style-name="T5"><text:note text:id="ftn154" text:note-class="footnote"><text:note-citation>154</text:note-citation><text:note-body><text:p text:style-name="Footnote"><text:span text:style-name="T5">John 8:36 </text:span><text:a xlink:type="simple" xlink:href="https://www.biblegateway.com/passage/?search=John+8%3A36&amp;version=NLT" text:style-name="Internet_20_link" text:visited-style-name="Visited_20_Internet_20_Link"><text:span text:style-name="Definition"><text:span text:style-name="T71">NLT</text:span></text:span></text:a></text:p></text:note-body></text:note></text:span></text:span><text:span text:style-name="T5">.</text:span></text:p>
      <text:p text:style-name="P4">Paul also explains it in Romans 6: <text:span text:style-name="Bible_5f_text">“Do you not know that if you present yourselves as obedient slaves, you are slaves of the one you obey, either of sin resulting in death, or obedience resulting in righteousness?” </text:span><text:span text:style-name="Bible_5f_text"><text:note text:id="ftn155" text:note-class="footnote"><text:note-citation>155</text:note-citation><text:note-body><text:p text:style-name="Footnote"><text:span text:style-name="T5">Romans 6:16 </text:span><text:a xlink:type="simple" xlink:href="https://www.biblegateway.com/passage/?search=Romans+6%3A16&amp;version=NET" text:style-name="Internet_20_link" text:visited-style-name="Visited_20_Internet_20_Link"><text:span text:style-name="Definition"><text:span text:style-name="T5">NET</text:span></text:span></text:a></text:p></text:note-body></text:note></text:span>. And he goes on to say, <text:span text:style-name="Bible_5f_text">"But now having been set free from sin, and having become slaves of God, you have your fruit to holiness, and the end, everlasting life. For the wages of sin is death, but the gift of God is eternal life </text:span><text:soft-page-break/><text:span text:style-name="Bible_5f_text">in Christ Jesus our Lord” </text:span><text:span text:style-name="Bible_5f_text"><text:note text:id="ftn156" text:note-class="footnote"><text:note-citation>156</text:note-citation><text:note-body><text:p text:style-name="Footnote"><text:span text:style-name="T5">Romans 6:22-23 </text:span><text:a xlink:type="simple" xlink:href="https://www.biblegateway.com/passage/?search=Romans+6%3A22-23&amp;version=NKJV" text:style-name="Internet_20_link" text:visited-style-name="Visited_20_Internet_20_Link"><text:span text:style-name="Definition"><text:span text:style-name="T5">NKJV</text:span></text:span></text:a></text:p></text:note-body></text:note></text:span>. And he adds in Romans 8 that <text:span text:style-name="Bible_5f_text">“the law of the Spirit of life in Christ Jesus has made me free from the law of sin and death” </text:span><text:span text:style-name="Bible_5f_text"><text:note text:id="ftn157" text:note-class="footnote"><text:note-citation>157</text:note-citation><text:note-body><text:p text:style-name="Footnote"><text:span text:style-name="T5">Romans 8:2 </text:span><text:a xlink:type="simple" xlink:href="https://www.biblegateway.com/passage/?search=Romans+8%3A2&amp;version=NKJV" text:style-name="Internet_20_link" text:visited-style-name="Visited_20_Internet_20_Link"><text:span text:style-name="Definition"><text:span text:style-name="T5">NKJV</text:span></text:span></text:a></text:p></text:note-body></text:note></text:span>.</text:p>
      <text:p text:style-name="P81">Thus, Yeshua frees us from the power that sin has in us. <text:span text:style-name="T571">It</text:span> is a power from which we cannot escape ourselves. <text:span text:style-name="T571">Everyone</text:span> <text:span text:style-name="T571">r</text:span>ealize<text:span text:style-name="T571">s</text:span> that we are all sinners. We call it, <text:span text:style-name="T571">quote, </text:span><text:s/>“the human condition”. We say, <text:span text:style-name="T571">quote</text:span>: “everyone makes mistakes”.</text:p>
      <text:p text:style-name="P4">Paul also explains <text:span text:style-name="T572">it </text:span>in Romans 7 <text:span text:style-name="T572">saying</text:span>: <text:span text:style-name="Bible_5f_text">"I know that in me (that is, in my flesh) nothing good dwells; for to will is present with me, but how to perform what is good I do not find. For the good that I will to do, I do not do; but the evil I will not to do, that I practice. Now if I do what I will not to do, it is no longer I who do it, but sin that dwells in me” </text:span><text:span text:style-name="Bible_5f_text"><text:note text:id="ftn158" text:note-class="footnote"><text:note-citation>158</text:note-citation><text:note-body><text:p text:style-name="Footnote"><text:span text:style-name="T5">Romans 7:18-</text:span><text:span text:style-name="T73">20</text:span><text:span text:style-name="T5"> </text:span><text:a xlink:type="simple" xlink:href="https://www.biblegateway.com/passage/?search=Romans+7%3A18-20&amp;version=NKJV" text:style-name="Internet_20_link" text:visited-style-name="Visited_20_Internet_20_Link"><text:span text:style-name="Definition"><text:span text:style-name="T5">NKJV</text:span></text:span></text:a></text:p></text:note-body></text:note></text:span>. And he adds: <text:span text:style-name="Bible_5f_text">“O wretched man that I am! Who will deliver me from this body of death? I thank God—through Jesus Christ our Lord!" </text:span><text:span text:style-name="Bible_5f_text"><text:note text:id="ftn159" text:note-class="footnote"><text:note-citation>159</text:note-citation><text:note-body><text:p text:style-name="Footnote"><text:span text:style-name="T5">Romans 7:24-25 </text:span><text:a xlink:type="simple" xlink:href="https://www.biblegateway.com/passage/?search=Romans+7%3A24-25&amp;version=NKJV" text:style-name="Internet_20_link" text:visited-style-name="Visited_20_Internet_20_Link"><text:span text:style-name="Definition"><text:span text:style-name="T5">NKJV</text:span></text:span></text:a></text:p></text:note-body></text:note></text:span>.</text:p>
      <text:p text:style-name="P4">Thus, we pass from a slavery to sin, from which we cannot get out <text:span text:style-name="T573">by ourselves</text:span>, and is therefore forced, into <text:span text:style-name="T573">a </text:span>voluntary slavery to Jesus Christ. If we willingly choose Jesus Christ as our Master, our King, our Lord, is because we obey what he commands us: to love God above all things, to love our neighbor as we love ourselves, and love each other as Jesus Christ loves us.</text:p>
      <text:p text:style-name="P502"><text:span text:style-name="T5">The slavery allowed in the bible is not what we know as slavery today. In Leviticus 19, YHWH commands the people of Israel: </text:span><text:span text:style-name="Bible_5f_text"><text:span text:style-name="T5">“</text:span></text:span><text:span text:style-name="Bible_5f_text"><text:span text:style-name="T74">t</text:span></text:span><text:span text:style-name="Bible_5f_text">hou shalt love thy neighbour as thyself: I am the </text:span><text:span text:style-name="Bible_5f_text"><text:span text:style-name="T524">Lord</text:span></text:span><text:span text:style-name="Bible_5f_text"><text:span text:style-name="T5">” </text:span></text:span><text:span text:style-name="Bible_5f_text"><text:span text:style-name="T5"><text:note text:id="ftn160" text:note-class="footnote"><text:note-citation>160</text:note-citation><text:note-body><text:p text:style-name="Footnote"><text:span text:style-name="T5">Leviticus 19:18 </text:span><text:a xlink:type="simple" xlink:href="https://www.biblegateway.com/passage/?search=Leviticus+19%3A18&amp;version=KJV" text:style-name="Internet_20_link" text:visited-style-name="Visited_20_Internet_20_Link"><text:span text:style-name="Definition"><text:span text:style-name="T5">KJV</text:span></text:span></text:a></text:p></text:note-body></text:note></text:span></text:span><text:span text:style-name="T5">. And Jesus Christ explains that the neighbor, in that law that orders to love the neighbor, is anyone, even slaves. Those of which, in Galatians 4, Paul says that: </text:span><text:span text:style-name="Bible_5f_text"><text:span text:style-name="T5">"the heir, as long as he is a child, does not differ at all from a slave” </text:span></text:span><text:span text:style-name="Bible_5f_text"><text:span text:style-name="T5"><text:note text:id="ftn161" text:note-class="footnote"><text:note-citation>161</text:note-citation><text:note-body><text:p text:style-name="Footnote"><text:span text:style-name="T5">Galatians 4:1 </text:span><text:a xlink:type="simple" xlink:href="https://www.biblegateway.com/passage/?search=Galatians+4&amp;version=NKJV" text:style-name="Internet_20_link" text:visited-style-name="Visited_20_Internet_20_Link"><text:span text:style-name="Definition"><text:span text:style-name="T5">NKJV</text:span></text:span></text:a></text:p></text:note-body></text:note></text:span></text:span><text:span text:style-name="T5">. Those who in NOTHING differ from the child heir. Those of whom, according to Deuteronomy 23, YHWH commands that: </text:span><text:span text:style-name="Bible_5f_text"><text:span text:style-name="T5">"You shall </text:span></text:span><text:span text:style-name="Bible_5f_text"><text:span text:style-name="T285">NOT</text:span></text:span><text:span text:style-name="Bible_5f_text"><text:span text:style-name="T5"> give back to his master the slave who has escaped from his master to you” </text:span></text:span><text:span text:style-name="Bible_5f_text"><text:span text:style-name="T5"><text:note text:id="ftn162" text:note-class="footnote"><text:note-citation>162</text:note-citation><text:note-body><text:p text:style-name="Footnote"><text:span text:style-name="T5">Deuteronomy 23:15 </text:span><text:a xlink:type="simple" xlink:href="https://www.biblegateway.com/passage/?search=Deuteronomy+23%3A15&amp;version=NKJV" text:style-name="Internet_20_link" text:visited-style-name="Visited_20_Internet_20_Link"><text:span text:style-name="Definition"><text:span text:style-name="T5">NKJV</text:span></text:span></text:a></text:p></text:note-body></text:note></text:span></text:span><text:span text:style-name="T5">. Those who actually belong to YHWH just as all of Israel and every creature on this planet belongs to him. Those who, according to Exodus 21, should be set free if </text:span><text:span text:style-name="T74">by </text:span><text:span text:style-name="T5">the master's fault lo</text:span><text:span text:style-name="T74">o</text:span><text:span text:style-name="T5">s</text:span><text:span text:style-name="T74">e</text:span><text:span text:style-name="T5"> an eye </text:span><text:span text:style-name="T5"><text:note text:id="ftn163" text:note-class="footnote"><text:note-citation>163</text:note-citation><text:note-body><text:p text:style-name="Footnote"><text:span text:style-name="T5">Exodus 21:26 </text:span><text:a xlink:type="simple" xlink:href="https://www.biblegateway.com/passage/?search=Exodus+21%3A26&amp;version=NKJV" text:style-name="Internet_20_link" text:visited-style-name="Visited_20_Internet_20_Link"><text:span text:style-name="Definition"><text:span text:style-name="T5">NKJV</text:span></text:span></text:a></text:p></text:note-body></text:note></text:span><text:span text:style-name="T5">, and also, according to Leviticus 24, it would be done to the master as he did to the slave: an eye for an eye, a tooth for a tooth, </text:span><text:span text:style-name="T74">a </text:span><text:span text:style-name="T5">life for life </text:span><text:span text:style-name="T5"><text:note text:id="ftn164" text:note-class="footnote"><text:note-citation>164</text:note-citation><text:note-body><text:p text:style-name="Footnote"><text:span text:style-name="T5">Leviticus 24:19-21 </text:span><text:a xlink:type="simple" xlink:href="https://www.biblegateway.com/passage/?search=Leviticus+24%3A19-21&amp;version=KJV" text:style-name="Internet_20_link" text:visited-style-name="Visited_20_Internet_20_Link"><text:span text:style-name="Definition"><text:span text:style-name="T5">KJV</text:span></text:span></text:a></text:p></text:note-body></text:note></text:span><text:span text:style-name="T5">.</text:span></text:p>
      <text:p text:style-name="P400"><text:span text:style-name="T5">In Jesus Christ ALL believers are made free from sin, not just slaves, to freely become slaves of Jesus Christ. Paul explains in Galatians 3: </text:span><text:span text:style-name="Bible_5f_text"><text:span text:style-name="T5">“</text:span></text:span><text:span text:style-name="Bible_5f_text"><text:span text:style-name="T75">T</text:span></text:span><text:span text:style-name="Bible_5f_text">here is neither Jew nor greek, there is neither slave nor free, there is neither male nor female; for you are all one in Christ Jesus</text:span><text:span text:style-name="Bible_5f_text"><text:span text:style-name="T5">” </text:span></text:span><text:span text:style-name="Bible_5f_text"><text:span text:style-name="T5"><text:note text:id="ftn165" text:note-class="footnote"><text:note-citation>165</text:note-citation><text:note-body><text:p text:style-name="Footnote"><text:span text:style-name="T5">Galatians 3:28 </text:span><text:a xlink:type="simple" xlink:href="https://www.biblegateway.com/passage/?search=Galatians+3%3A28&amp;version=NKJV" text:style-name="Internet_20_link" text:visited-style-name="Visited_20_Internet_20_Link"><text:span text:style-name="Definition"><text:span text:style-name="T5">NKJV</text:span></text:span></text:a></text:p></text:note-body></text:note></text:span></text:span><text:span text:style-name="T5">. And in 1st Corinthians 7 Paul explains that: he </text:span><text:span text:style-name="Bible_5f_text"><text:span text:style-name="T5">“who is called in the </text:span></text:span><text:soft-page-break/><text:span text:style-name="Bible_5f_text"><text:span text:style-name="T5">Lord while a </text:span></text:span><text:span text:style-name="Bible_5f_text"><text:span text:style-name="T75">SLAVE</text:span></text:span><text:span text:style-name="Bible_5f_text"><text:span text:style-name="T5"> is the Lord’s </text:span></text:span><text:span text:style-name="Bible_5f_text"><text:span text:style-name="T75">FREEDMAN</text:span></text:span><text:span text:style-name="Bible_5f_text"><text:span text:style-name="T5">. Likewise he who is called while </text:span></text:span><text:span text:style-name="Bible_5f_text"><text:span text:style-name="T75">FREE</text:span></text:span><text:span text:style-name="Bible_5f_text"><text:span text:style-name="T5"> is Christ’s </text:span></text:span><text:span text:style-name="Bible_5f_text"><text:span text:style-name="T75">SLAVE”</text:span></text:span><text:span text:style-name="Bible_5f_text"><text:span text:style-name="T5"> </text:span></text:span><text:span text:style-name="Bible_5f_text"><text:span text:style-name="T5"><text:note text:id="ftn166" text:note-class="footnote"><text:note-citation>166</text:note-citation><text:note-body><text:p text:style-name="Footnote"><text:span text:style-name="T5">1 Corinthians 7:22 </text:span><text:a xlink:type="simple" xlink:href="https://www.biblegateway.com/passage/?search=1+Corinthians+7%3A22&amp;version=NKJV" text:style-name="Internet_20_link" text:visited-style-name="Visited_20_Internet_20_Link"><text:span text:style-name="Definition"><text:span text:style-name="T5">NKJV</text:span></text:span></text:a></text:p></text:note-body></text:note></text:span></text:span><text:span text:style-name="T5">.</text:span></text:p>
      <text:p text:style-name="P4">We are all equal in Christ Jesus: willing<text:span text:style-name="T574">ly</text:span> slaves of Jesus Christ to be TRULY FREE.</text:p>
      <text:p text:style-name="P4">It is God who, through Yeshua, frees us from slavery to sin by changing our hearts so that we freely become slaves of Jesus Christ and obey his commandment <text:span text:style-name="T575">of</text:span> lov<text:span text:style-name="T575">ing</text:span> him above all things for our own good.</text:p>
      <text:h text:style-name="P517" text:outline-level="4"><text:bookmark-start text:name="__RefHeading___Toc34781_4173466481"/>Principalities and powers.<text:bookmark-end text:name="__RefHeading___Toc34781_4173466481"/></text:h>
      <text:p text:style-name="Text_20_body">But let's remember that it all started when the serpent tricked Eve. That serpent that the bible also calls the Satan. <text:span text:style-name="T576">W</text:span>ord that it is just a transliteration of the <text:span text:style-name="T576">h</text:span>ebrew word that <text:span text:style-name="T576">means</text:span> “opposer”.</text:p>
      <text:p text:style-name="P4">According to Job 1, the Satan was, at least in Job's day, a “beni-haelohim”, a son of God <text:note text:id="ftn167" text:note-class="footnote"><text:note-citation>167</text:note-citation><text:note-body><text:p text:style-name="Footnote"><text:span text:style-name="T5">Job 1:6 </text:span><text:a xlink:type="simple" xlink:href="https://biblehub.com/text/job/1-6.htm" text:style-name="Internet_20_link" text:visited-style-name="Visited_20_Internet_20_Link"><text:span text:style-name="Definition"><text:span text:style-name="T5">biblehub</text:span></text:span></text:a></text:p></text:note-body></text:note>. <text:span text:style-name="T576">The </text:span>Satan was a son of Elohim, the one who created the heavens and the earth. <text:span text:style-name="T576">The </text:span>Satan was a son of the creator. The <text:span text:style-name="T576">h</text:span>ebrew words <text:span text:style-name="T576">coded as </text:span>H1121 and H430 of the Strong's code, the words for “ben”, <text:span text:style-name="T577">meaning </text:span>“son”, and “elohim”, <text:span text:style-name="T577">meaning </text:span>“God”, indicate <text:span text:style-name="T577">so</text:span> <text:note text:id="ftn168" text:note-class="footnote"><text:note-citation>168</text:note-citation><text:note-body><text:p text:style-name="Footnote"><text:a xlink:type="simple" xlink:href="https://biblehub.com/hebrew/1121.htm" text:style-name="Internet_20_link" text:visited-style-name="Visited_20_Internet_20_Link"><text:span text:style-name="Definition"><text:span text:style-name="T5">H1121</text:span></text:span></text:a><text:span text:style-name="T5"> </text:span><text:a xlink:type="simple" xlink:href="https://biblehub.com/hebrew/430.htm" text:style-name="Internet_20_link" text:visited-style-name="Visited_20_Internet_20_Link"><text:span text:style-name="Definition"><text:span text:style-name="T5">H430</text:span></text:span></text:a></text:p></text:note-body></text:note>.</text:p>
      <text:p text:style-name="P401"><text:span text:style-name="T5">Job 1 says that </text:span><text:span text:style-name="Bible_5f_text"><text:span text:style-name="T5">“</text:span></text:span><text:span text:style-name="Bible_5f_text"><text:span text:style-name="T76">n</text:span></text:span><text:span text:style-name="Bible_5f_text">ow there was a day when the sons of God came to present themselves before the </text:span><text:span text:style-name="Bible_5f_text"><text:span text:style-name="T524">Lord</text:span></text:span><text:span text:style-name="Bible_5f_text">, and Satan came also among them</text:span><text:span text:style-name="Bible_5f_text"><text:span text:style-name="T5">” </text:span></text:span><text:span text:style-name="Bible_5f_text"><text:span text:style-name="T5"><text:note text:id="ftn169" text:note-class="footnote"><text:note-citation>169</text:note-citation><text:note-body><text:p text:style-name="Footnote"><text:span text:style-name="T5">Job 1:6 </text:span><text:a xlink:type="simple" xlink:href="https://www.biblegateway.com/passage/?search=Job+1%3A6&amp;version=KJV" text:style-name="Internet_20_link" text:visited-style-name="Visited_20_Internet_20_Link"><text:span text:style-name="Definition"><text:span text:style-name="T5">KJV</text:span></text:span></text:a></text:p></text:note-body></text:note></text:span></text:span><text:span text:style-name="T5">. Satan was like the rest of the children of Elohim, like the angels. </text:span><text:span text:style-name="T76">T</text:span><text:span text:style-name="T5">hose who have body and spirit and relationship with Jehovah. Those who can speak eat, have sex and are indistinguishable in appearance from a man, of a son of Adam. </text:span><text:span text:style-name="T76">The </text:span><text:span text:style-name="T5">Satan </text:span><text:span text:style-name="T76">e</text:span><text:span text:style-name="T5">ven has a conversation with Jehovah.</text:span></text:p>
      <text:p text:style-name="P4">Job 1 narrates that:</text:p>
      <text:p text:style-name="P83"><text:span text:style-name="Bible_5f_text">“Yahweh said to Satan, ‘Where have you come from?’</text:span></text:p>
      <text:p text:style-name="P83"><text:span text:style-name="Bible_5f_text">Then Satan answered Yahweh, and said, ‘From going back and forth in the earth, and from walking up and down in it.’</text:span></text:p>
      <text:p text:style-name="P83"><text:span text:style-name="Bible_5f_text">Yahweh said to Satan, ‘Have you considered my servant, Job? For there is no one like him in the earth, a blameless and an upright man, one who fears God, and turns away from evil.’</text:span></text:p>
      <text:p text:style-name="P83"><text:span text:style-name="Bible_5f_text">Then Satan answered Yahweh, and said, ‘Does Job fear God for nothing? Haven’t you made a hedge around him, and around his house, and around all that he has, on every </text:span><text:soft-page-break/><text:span text:style-name="Bible_5f_text">side? You have blessed the work of his hands, and his substance is increased in the land. But stretch out your hand now, and touch all that he has, and he will renounce you to your face.’</text:span></text:p>
      <text:p text:style-name="P83"><text:span text:style-name="Bible_5f_text">Yahweh said to Satan, ‘Behold, all that he has is in your power. Only on himself don’t stretch out your hand.’</text:span></text:p>
      <text:p text:style-name="P83"><text:span text:style-name="Bible_5f_text">So Satan went out from the presence of Yahweh” </text:span><text:span text:style-name="Bible_5f_text"><text:note text:id="ftn170" text:note-class="footnote"><text:note-citation>170</text:note-citation><text:note-body><text:p text:style-name="Footnote"><text:span text:style-name="T5">Job 1:7-12 </text:span><text:a xlink:type="simple" xlink:href="https://www.biblegateway.com/passage/?search=Job+1%3A7-12&amp;version=WEB" text:style-name="Internet_20_link" text:visited-style-name="Visited_20_Internet_20_Link"><text:span text:style-name="Definition"><text:span text:style-name="T77">WEB</text:span></text:span></text:a></text:p></text:note-body></text:note></text:span>.</text:p>
      <text:p text:style-name="P4">That is, a dialogue similar to the one that Abraham <text:span text:style-name="T578">had</text:span> with YHWH, that is, Jehovah, <text:span text:style-name="T579">or </text:span>God, according to Genesis 18 <text:note text:id="ftn171" text:note-class="footnote"><text:note-citation>171</text:note-citation><text:note-body><text:p text:style-name="Footnote"><text:span text:style-name="T5">Genesis 18 </text:span><text:a xlink:type="simple" xlink:href="https://www.biblegateway.com/passage/?search=Genesis+18&amp;version=KJV" text:style-name="Internet_20_link" text:visited-style-name="Visited_20_Internet_20_Link"><text:span text:style-name="Definition"><text:span text:style-name="T5">KJV</text:span></text:span></text:a></text:p></text:note-body></text:note>. And <text:span text:style-name="T578">keep in mind </text:span>that Satan and company <text:span text:style-name="T578">had </text:span>already done <text:span text:style-name="T579">tricks</text:span> several times.</text:p>
      <text:p text:style-name="P402"><text:span text:style-name="T5">According to Genesis 6, apparently long before Job, some of these children did not behave very well because: </text:span><text:span text:style-name="Bible_5f_text"><text:span text:style-name="T5">"When men began to multiply on the surface of the ground, and daughters were born to them, God’s sons saw that men’s daughters were beautiful, and they took any that they wanted for themselves as wives” </text:span></text:span><text:span text:style-name="Bible_5f_text"><text:span text:style-name="T5"><text:note text:id="ftn172" text:note-class="footnote"><text:note-citation>172</text:note-citation><text:note-body><text:p text:style-name="Footnote"><text:span text:style-name="T5">Genesis 6:1-2 </text:span><text:a xlink:type="simple" xlink:href="https://www.biblegateway.com/passage/?search=Genesis+6%3A1-2&amp;version=WEB" text:style-name="Internet_20_link" text:visited-style-name="Visited_20_Internet_20_Link"><text:span text:style-name="Definition"><text:span text:style-name="T78">WEB</text:span></text:span></text:a></text:p></text:note-body></text:note></text:span></text:span><text:span text:style-name="T5">. Y that </text:span><text:span text:style-name="Bible_5f_text"><text:span text:style-name="T5">"</text:span></text:span><text:bookmark text:name="en-WEB-142"/><text:span text:style-name="Bible_5f_text">God’s sons came in to men’s daughters and had children with them</text:span><text:span text:style-name="Bible_5f_text"><text:span text:style-name="T5">” </text:span></text:span><text:span text:style-name="Bible_5f_text"><text:span text:style-name="T5"><text:note text:id="ftn173" text:note-class="footnote"><text:note-citation>173</text:note-citation><text:note-body><text:p text:style-name="Footnote"><text:span text:style-name="T5">Genesis 6:4 </text:span><text:a xlink:type="simple" xlink:href="https://www.biblegateway.com/passage/?search=Genesis+6%3A4&amp;version=WEB" text:style-name="Internet_20_link" text:visited-style-name="Visited_20_Internet_20_Link"><text:span text:style-name="Definition"><text:span text:style-name="T78">WEB</text:span></text:span></text:a></text:p></text:note-body></text:note></text:span></text:span><text:span text:style-name="T5">.</text:span></text:p>
      <text:p text:style-name="P4"><text:span text:style-name="T579">T</text:span>hat <text:span text:style-name="T579">is to say that the </text:span>Satan and other sons of God began to have sons with the daughters of men.</text:p>
      <text:p text:style-name="P402"><text:span text:style-name="T5">There would be no need to differentiate between "sons of God" and "sons of men” if it were a cross between sons and daughters of men. Sons of men with daughters of men was just what God wanted from a beginning, that's why he said to Adam and Eve: </text:span><text:span text:style-name="Bible_5f_text"><text:span text:style-name="T5">“</text:span></text:span><text:span text:style-name="Bible_5f_text"><text:span text:style-name="T78">B</text:span></text:span><text:span text:style-name="Bible_5f_text">e fruitful, multiply, fill the earth</text:span><text:span text:style-name="Bible_5f_text"><text:span text:style-name="T5">” </text:span></text:span><text:span text:style-name="Bible_5f_text"><text:span text:style-name="T5"><text:note text:id="ftn174" text:note-class="footnote"><text:note-citation>174</text:note-citation><text:note-body><text:p text:style-name="Footnote"><text:span text:style-name="T5">Genesis 1:28 </text:span><text:a xlink:type="simple" xlink:href="https://www.biblegateway.com/passage/?search=Genesis+1%3A28&amp;version=WEB" text:style-name="Internet_20_link" text:visited-style-name="Visited_20_Internet_20_Link"><text:span text:style-name="Definition"><text:span text:style-name="T78">WEB</text:span></text:span></text:a></text:p></text:note-body></text:note></text:span></text:span><text:span text:style-name="T5">.</text:span></text:p>
      <text:p text:style-name="P84">No. <text:span text:style-name="T579">The </text:span>Satan not only deceived Eve, but there were also other little children of Elohim who were carried away by lust, one of the Satan's favorite themes, and things got complicated. These little children of Elohim they end up crossing with the daughters of men, <text:span text:style-name="T579">having children with them.</text:span></text:p>
      <text:p text:style-name="P85"><text:span text:style-name="T580">C</text:span>hildren who obviously cannot be called angels because they never really were messengers of God but opponents of God. That's why the bible does not refer to them as malakh, the hebrew word for angels or messengers of YHWH, but as sons of Elohim. <text:span text:style-name="T581">R</text:span>ebellious sons who from the beginning became opposed to the creation of Elohim.</text:p>
      <text:p text:style-name="P403"><text:span text:style-name="T5">The result of all this disobedience both in the earth as it is in heaven was that, according to Genesis 6: </text:span><text:span text:style-name="Bible_5f_text"><text:span text:style-name="T5">“</text:span></text:span><text:span text:style-name="Bible_5f_text"><text:span text:style-name="T79">Y</text:span></text:span><text:span text:style-name="Bible_5f_text">ahweh saw that the wickedness of man was great in the earth, and that </text:span><text:soft-page-break/><text:span text:style-name="Bible_5f_text">every imagination of the thoughts of man’s heart was continually only evil</text:span><text:span text:style-name="Bible_5f_text"><text:span text:style-name="T5">” </text:span></text:span><text:span text:style-name="Bible_5f_text"><text:span text:style-name="T5"><text:note text:id="ftn175" text:note-class="footnote"><text:note-citation>175</text:note-citation><text:note-body><text:p text:style-name="Footnote"><text:span text:style-name="T5">Genesis 6:5 </text:span><text:a xlink:type="simple" xlink:href="https://www.biblegateway.com/passage/?search=Genesis+6%3A5&amp;version=WEB" text:style-name="Internet_20_link" text:visited-style-name="Visited_20_Internet_20_Link"><text:span text:style-name="Definition"><text:span text:style-name="T79">WEB</text:span></text:span></text:a></text:p></text:note-body></text:note></text:span></text:span><text:span text:style-name="T5">. </text:span><text:span text:style-name="T80">His </text:span><text:span text:style-name="T5">creation </text:span><text:span text:style-name="T80">got </text:span><text:span text:style-name="T5">spoiled.</text:span></text:p>
      <text:p text:style-name="P86">And since <text:span text:style-name="T582">H</text:span>e already knew about the <text:span text:style-name="T584">little problem</text:span> since before creating man, <text:span text:style-name="T582">H</text:span>e continued with the plan as it was before creation. And <text:span text:style-name="T582">H</text:span>e gave a hint. He did with Noah something similar to what <text:span text:style-name="T582">H</text:span>e intended to do definitively with Yeshua: a <text:span text:style-name="T583">reboot</text:span>. And <text:span text:style-name="T582">H</text:span>e sent the famous global <text:span text:style-name="T582">flood</text:span>.</text:p>
      <text:p text:style-name="P4">The <text:span text:style-name="T584">little problem</text:span> obviously continued, because the final solution was Yeshua.</text:p>
      <text:p text:style-name="P4">A little while after Noah, apparently also many years before Job, the influence and dominance of <text:span text:style-name="T585">the </text:span>Satan and company continued. Of course without offspring on earth, but they kept messing with the sons of Adam. The result was what the bible describes as the Tower of Babel. But <text:span text:style-name="T584">that </text:span>now it is easier to locate as tower of Éridu. <text:span text:style-name="T584">B</text:span>ecause it<text:span text:style-name="T584">s</text:span> remains <text:span text:style-name="T584">are found </text:span>in what is now known as Éridu. Even using the famous search engine and its mapping mechanism <text:span text:style-name="T584">anyone </text:span>can locate the site where <text:span text:style-name="T584">they</text:span> started build<text:span text:style-name="T584">ing</text:span> the <text:span text:style-name="T584">tower</text:span>.</text:p>
      <text:p text:style-name="P4">From that dominion and influence of <text:span text:style-name="T585">the </text:span>Satan and company, from <text:span text:style-name="T585">the </text:span>slavery to sin, of the current world system, ONLY the Spirit of Yeshua <text:span text:style-name="T585">can set us free</text:span>. The one that Yeshua left us after <text:span text:style-name="T585">H</text:span>is resurrection. <text:span text:style-name="T585">W</text:span>e start to <text:span text:style-name="T586">be free</text:span> when we are born again. When we start to believe that He is really alive because <text:span text:style-name="T586">H</text:span>e was resurrected. He gives us the power to fight these principalities and powers that want<text:span text:style-name="T586">ed</text:span> to see us eternally dead. It is a battle that <text:span text:style-name="T586">takes place</text:span> in the heart and mind of every believer.</text:p>
      <text:p text:style-name="P404"><text:span text:style-name="T5">Paul explains in Ephesians that: </text:span><text:span text:style-name="Bible_5f_text"><text:span text:style-name="T5">“</text:span></text:span><text:span text:style-name="Bible_5f_text"><text:span text:style-name="T81">o</text:span></text:span><text:span text:style-name="Bible_5f_text">ur wrestling is not against flesh and blood, but against the principalities, against the powers, against the world’s rulers of the darkness of this age, and against the spiritual forces of wickedness in the heavenly places</text:span><text:span text:style-name="Bible_5f_text"><text:span text:style-name="T5">” </text:span></text:span><text:span text:style-name="Bible_5f_text"><text:span text:style-name="T5"><text:note text:id="ftn176" text:note-class="footnote"><text:note-citation>176</text:note-citation><text:note-body><text:p text:style-name="Footnote"><text:span text:style-name="T5">Ephesians 6:12 </text:span><text:a xlink:type="simple" xlink:href="https://www.biblegateway.com/passage/?search=Ephesians+6%3A12&amp;version=WEB" text:style-name="Internet_20_link" text:visited-style-name="Visited_20_Internet_20_Link"><text:span text:style-name="Definition"><text:span text:style-name="T81">WEB</text:span></text:span></text:a></text:p></text:note-body></text:note></text:span></text:span><text:span text:style-name="T5">.</text:span></text:p>
      <text:p text:style-name="P405"><text:span text:style-name="T5">And 1 John 5 explains that: </text:span><text:span text:style-name="Bible_5f_text"><text:span text:style-name="T5">“</text:span></text:span><text:span text:style-name="Bible_5f_text"><text:span text:style-name="T82">t</text:span></text:span><text:span text:style-name="Bible_5f_text">he whole world lies in the power of the evil one</text:span><text:span text:style-name="Bible_5f_text"><text:span text:style-name="T5">” </text:span></text:span><text:span text:style-name="Bible_5f_text"><text:span text:style-name="T5"><text:note text:id="ftn177" text:note-class="footnote"><text:note-citation>177</text:note-citation><text:note-body><text:p text:style-name="Footnote"><text:span text:style-name="T5">1 John 5:19 </text:span><text:a xlink:type="simple" xlink:href="https://www.biblegateway.com/passage/?search=1+John+5%3A19&amp;version=WEB" text:style-name="Internet_20_link" text:visited-style-name="Visited_20_Internet_20_Link"><text:span text:style-name="Definition"><text:span text:style-name="T82">WEB</text:span></text:span></text:a></text:p></text:note-body></text:note></text:span></text:span><text:span text:style-name="T5">.</text:span></text:p>
      <text:p text:style-name="P406"><text:span text:style-name="T5">And Yeshua explains in John 17 about his followers that: </text:span><text:span text:style-name="Bible_5f_text"><text:span text:style-name="T5">“</text:span></text:span><text:span text:style-name="Bible_5f_text"><text:span text:style-name="T83">I</text:span></text:span><text:span text:style-name="Bible_5f_text"> have given them your word. The world hated them, because they are not of the world, even as I am not of the world. </text:span><text:span text:style-name="Bible_5f_text"><text:span text:style-name="T587">I</text:span></text:span><text:span text:style-name="Bible_5f_text"> pray not that you would take them from the world, but that you would keep them from the evil one. </text:span><text:span text:style-name="Bible_5f_text"><text:span text:style-name="T587">T</text:span></text:span><text:span text:style-name="Bible_5f_text">hey are not of the world even as I am not of the world</text:span><text:span text:style-name="Bible_5f_text"><text:span text:style-name="T5">” </text:span></text:span><text:span text:style-name="Bible_5f_text"><text:span text:style-name="T5"><text:note text:id="ftn178" text:note-class="footnote"><text:note-citation>178</text:note-citation><text:note-body><text:p text:style-name="Footnote"><text:span text:style-name="T5">John 17:14-16 </text:span><text:a xlink:type="simple" xlink:href="https://www.biblegateway.com/passage/?search=John+17%3A14-16&amp;version=WEB" text:style-name="Internet_20_link" text:visited-style-name="Visited_20_Internet_20_Link"><text:span text:style-name="Definition"><text:span text:style-name="T83">WEB</text:span></text:span></text:a></text:p></text:note-body></text:note></text:span></text:span><text:span text:style-name="T5">. Once someone begins to follow Yeshua, he ceases to be of the world, </text:span><text:span text:style-name="T84">he </text:span><text:span text:style-name="T5">cease</text:span><text:span text:style-name="T84">s</text:span><text:span text:style-name="T5"> to be under the bondage of sin. He is </text:span><text:span text:style-name="T84">liberated</text:span><text:span text:style-name="T5"> by our liberator and begins to have the power to </text:span><text:span text:style-name="T84">fight</text:span><text:span text:style-name="T5"> principalities and heavenly powers.</text:span></text:p>
      <text:p text:style-name="P407"><text:soft-page-break/><text:span text:style-name="T5">And Paul in Romans 8 tells us that </text:span><text:span text:style-name="Bible_5f_text"><text:span text:style-name="T5">“</text:span></text:span><text:span text:style-name="Bible_5f_text"><text:span text:style-name="T85">n</text:span></text:span><text:span text:style-name="Bible_5f_text">either death, nor life, nor angels, nor principalities, nor things present, nor things to come, nor powers, </text:span><text:span text:style-name="Bible_5f_text"><text:span text:style-name="T588">n</text:span></text:span><text:span text:style-name="Bible_5f_text">or height, nor depth, nor any other created thing will be able to separate us from God’s love which is in Christ Jesus our Lord</text:span><text:span text:style-name="Bible_5f_text"><text:span text:style-name="T5">” </text:span></text:span><text:span text:style-name="Bible_5f_text"><text:span text:style-name="T5"><text:note text:id="ftn179" text:note-class="footnote"><text:note-citation>179</text:note-citation><text:note-body><text:p text:style-name="Footnote"><text:span text:style-name="T5">Romans 8:38-39 </text:span><text:a xlink:type="simple" xlink:href="https://www.biblegateway.com/passage/?search=Romans+8%3A38-39&amp;version=WEB" text:style-name="Internet_20_link" text:visited-style-name="Visited_20_Internet_20_Link"><text:span text:style-name="Definition"><text:span text:style-name="T85">WEB</text:span></text:span></text:a></text:p></text:note-body></text:note></text:span></text:span><text:span text:style-name="T5">. </text:span><text:span text:style-name="T86">That is to say: </text:span><text:span text:style-name="T5">nothing, </text:span><text:span text:style-name="T86">absolutely</text:span><text:span text:style-name="T5"> nothing can separate us from the love of </text:span><text:span text:style-name="T86">Jesus </text:span><text:span text:style-name="T5">Christ. </text:span><text:span text:style-name="T86">Which </text:span><text:span text:style-name="T5">reminds me of Psalm 136. Go look it up.</text:span></text:p>
      <text:p text:style-name="P408"><text:span text:style-name="T5">Ephesians 1 speaks of the power of God and </text:span><text:span text:style-name="Bible_5f_text"><text:span text:style-name="T5">“</text:span></text:span><text:span text:style-name="Bible_5f_text"><text:span text:style-name="T87">t</text:span></text:span><text:span text:style-name="Bible_5f_text"><text:span text:style-name="T5">he exceeding greatness of his power toward us who believe”</text:span></text:span><text:span text:style-name="T5">. And he adds that: </text:span><text:span text:style-name="Bible_5f_text"><text:span text:style-name="T5">“</text:span></text:span><text:span text:style-name="Bible_5f_text"><text:span text:style-name="T87">w</text:span></text:span><text:span text:style-name="Bible_5f_text">hich he worked in Christ, when he raised him from the dead and made him to sit at his right hand in the heavenly places, </text:span><text:span text:style-name="Bible_5f_text"><text:span text:style-name="T589">f</text:span></text:span><text:span text:style-name="Bible_5f_text">ar above all rule, authority, power, dominion, and every name that is named, not only in this age, but also in that which is to come. </text:span><text:span text:style-name="Bible_5f_text"><text:span text:style-name="T589">H</text:span></text:span><text:span text:style-name="Bible_5f_text">e put all things in subjection under his feet</text:span><text:span text:style-name="Bible_5f_text"><text:span text:style-name="T5">” </text:span></text:span><text:span text:style-name="Bible_5f_text"><text:span text:style-name="T5"><text:note text:id="ftn180" text:note-class="footnote"><text:note-citation>180</text:note-citation><text:note-body><text:p text:style-name="Footnote"><text:span text:style-name="T5">Ephesians 1:19-22 </text:span><text:a xlink:type="simple" xlink:href="https://www.biblegateway.com/passage/?search=Ephesians+1%3A19-22&amp;version=WEB" text:style-name="Internet_20_link" text:visited-style-name="Visited_20_Internet_20_Link"><text:span text:style-name="Definition"><text:span text:style-name="T87">WEB</text:span></text:span></text:a></text:p></text:note-body></text:note></text:span></text:span><text:span text:style-name="T5">. That is to say, Satan and company are under the feet of the Holy Spirit who lives in all true believer</text:span><text:span text:style-name="T87">s</text:span><text:span text:style-name="T5">.</text:span></text:p>
      <text:p text:style-name="P408"><text:span text:style-name="T5">Colossians 2 explains that Yeshua, Jesus Christ, </text:span><text:span text:style-name="Bible_5f_text"><text:span text:style-name="T5">“</text:span></text:span><text:span text:style-name="Bible_5f_text"><text:span text:style-name="T87">s</text:span></text:span><text:span text:style-name="Bible_5f_text">tripped the principalities and the powers, he made a show of them openly, triumphing over them</text:span><text:span text:style-name="Bible_5f_text"><text:span text:style-name="T5">” </text:span></text:span><text:span text:style-name="Bible_5f_text"><text:span text:style-name="T5"><text:note text:id="ftn181" text:note-class="footnote"><text:note-citation>181</text:note-citation><text:note-body><text:p text:style-name="Footnote"><text:span text:style-name="T5">Colossians 2:15 </text:span><text:a xlink:type="simple" xlink:href="https://www.biblegateway.com/passage/?search=Colossians+2%3A15&amp;version=WEB" text:style-name="Internet_20_link" text:visited-style-name="Visited_20_Internet_20_Link"><text:span text:style-name="Definition"><text:span text:style-name="T87">WEB</text:span></text:span></text:a></text:p></text:note-body></text:note></text:span></text:span><text:span text:style-name="T5">.</text:span></text:p>
      <text:p text:style-name="P87">It is to be expected that no<text:span text:style-name="T1543">body</text:span> <text:span text:style-name="T589">will</text:span> <text:span text:style-name="T1543">be </text:span>happy <text:span text:style-name="T1543">to be under </text:span><text:span text:style-name="T589">some</text:span><text:span text:style-name="T1543">body</text:span> <text:span text:style-name="T589">else’</text:span><text:span text:style-name="T1543">s</text:span><text:span text:style-name="T589"> f</text:span><text:span text:style-name="T1543">ee</text:span><text:span text:style-name="T589">t</text:span>, and <text:span text:style-name="T589">the</text:span> Satan and company, those that the bible calls <text:span text:style-name="T589">c</text:span>elestial principalities and powers, were no exception. They thought that <text:span text:style-name="T589">the idea of </text:span>Adam and offspring was a bad idea and opposed YHWH's plan from the beginning. <text:span text:style-name="T589">And</text:span> <text:span text:style-name="T589">t</text:span>hey sought to damage it and <text:span text:style-name="T589">tare</text:span> it <text:span text:style-name="T590">down</text:span> <text:span text:style-name="T589">by any means</text:span>.</text:p>
      <text:p text:style-name="P409"><text:span text:style-name="T5">But YHWH, who knows </text:span><text:span text:style-name="T88">it</text:span><text:span text:style-name="T5"> all, counted on that from the beginning and </text:span><text:span text:style-name="T88">kept it to himself</text:span><text:span text:style-name="T5">. Paul explains in Romans 16 that: </text:span><text:span text:style-name="Bible_5f_text"><text:span text:style-name="T5">“</text:span></text:span><text:span text:style-name="Bible_5f_text">the revelation of the mystery kept secret since the world began</text:span><text:span text:style-name="Bible_5f_text"><text:span text:style-name="T5">”</text:span></text:span><text:span text:style-name="T5">, that mystery </text:span><text:span text:style-name="T88">has </text:span><text:span text:style-name="Bible_5f_text"><text:span text:style-name="T88">“n</text:span></text:span><text:span text:style-name="Bible_5f_text"><text:span text:style-name="T5">ow made manifest”</text:span></text:span><text:span text:style-name="T5"> </text:span><text:span text:style-name="T88">and </text:span><text:span text:style-name="Bible_5f_text"><text:span text:style-name="T88">“made known to all nations”</text:span></text:span><text:span text:style-name="T88"> </text:span><text:span text:style-name="T5">with Jesus Christ and his Resurrection. All according to </text:span><text:span text:style-name="Bible_5f_text"><text:span text:style-name="T5">“</text:span></text:span><text:span text:style-name="Bible_5f_text"><text:span text:style-name="T88">t</text:span></text:span><text:span text:style-name="Bible_5f_text"><text:span text:style-name="T5">he prophetic Scriptures”</text:span></text:span><text:span text:style-name="T5"> </text:span><text:span text:style-name="T88">and</text:span><text:span text:style-name="T5"> </text:span><text:span text:style-name="Bible_5f_text"><text:span text:style-name="T5">“according to the commandment of the everlasting God"</text:span></text:span><text:span text:style-name="T5">. And he ends by saying that </text:span><text:span text:style-name="Bible_5f_text"><text:span text:style-name="T5">“</text:span></text:span><text:span text:style-name="Bible_5f_text"><text:span text:style-name="T88">t</text:span></text:span><text:span text:style-name="Bible_5f_text"><text:span text:style-name="T5">o God, alone wise, </text:span></text:span><text:span text:style-name="Bible_5f_text"><text:span text:style-name="T88">be </text:span></text:span><text:span text:style-name="Bible_5f_text"><text:span text:style-name="T5">glory through Jesus Christ forever. </text:span></text:span><text:span text:style-name="Bible_5f_text"><text:span text:style-name="T88">Amen</text:span></text:span><text:span text:style-name="Bible_5f_text"><text:span text:style-name="T5">” </text:span></text:span><text:span text:style-name="Bible_5f_text"><text:span text:style-name="T5"><text:note text:id="ftn182" text:note-class="footnote"><text:note-citation>182</text:note-citation><text:note-body><text:p text:style-name="Footnote"><text:span text:style-name="T5">Romans 16:24-27 </text:span><text:a xlink:type="simple" xlink:href="https://www.biblegateway.com/passage/?search=Romans+16%3A24-27&amp;version=WEB" text:style-name="Internet_20_link" text:visited-style-name="Visited_20_Internet_20_Link"><text:span text:style-name="Definition"><text:span text:style-name="T88">WEB</text:span></text:span></text:a></text:p></text:note-body></text:note></text:span></text:span><text:span text:style-name="T5">.</text:span></text:p>
      <text:p text:style-name="P4">There are two kingdoms:</text:p>
      <text:list text:style-name="L5">
        <text:list-item>
          <text:p text:style-name="P529">In the hearts and minds of believers in Yeshua, <text:span text:style-name="T591">where </text:span>the Holy spirit of Yeshua reigns.</text:p>
        </text:list-item>
        <text:list-item>
          <text:p text:style-name="P529">And in the hearts and minds of those who have not been born again, <text:span text:style-name="T591">where</text:span> reign the spirits of the principalities and powers that are in rebellion against the Creator, spirits that the bible calls evil and impure, or demons.</text:p>
        </text:list-item>
      </text:list>
      <text:p text:style-name="Text_20_body"><text:soft-page-break/>Yeshua HaMashiakh gives us <text:span text:style-name="T592">H</text:span>is spirit to be able to fight <text:span text:style-name="T592">the heavenly </text:span>principalities and powers.</text:p>
      <text:h text:style-name="P517" text:outline-level="4"><text:bookmark-start text:name="__RefHeading___Toc34783_4173466481"/>One of two.<text:bookmark-end text:name="__RefHeading___Toc34783_4173466481"/></text:h>
      <text:p text:style-name="Text_20_body">According to the bible, the person who does not believe in Yeshua is spiritually dead. All those who do not follow <text:span text:style-name="T593">H</text:span>im, who do not live as <text:span text:style-name="T593">H</text:span>e taught, they are actually dead.</text:p>
      <text:p text:style-name="P410"><text:span text:style-name="T5">Jesus explains in John 5 that: </text:span><text:span text:style-name="Bible_5f_text"><text:span text:style-name="T5">“</text:span></text:span><text:span text:style-name="Bible_5f_text"><text:span text:style-name="T89">M</text:span></text:span><text:span text:style-name="Bible_5f_text">ost certainly I tell you, he who hears my word and believes him who sent me has eternal life, and doesn’t come into judgment, but has passed out of death into life</text:span><text:span text:style-name="Bible_5f_text"><text:span text:style-name="T5">" </text:span></text:span><text:span text:style-name="Bible_5f_text"><text:span text:style-name="T5"><text:note text:id="ftn183" text:note-class="footnote"><text:note-citation>183</text:note-citation><text:note-body><text:p text:style-name="Footnote"><text:span text:style-name="T5">John 5:24 </text:span><text:a xlink:type="simple" xlink:href="https://www.biblegateway.com/passage/?search=John+5%3A24&amp;version=WEB" text:style-name="Internet_20_link" text:visited-style-name="Visited_20_Internet_20_Link"><text:span text:style-name="Definition"><text:span text:style-name="T89">WEB</text:span></text:span></text:a></text:p></text:note-body></text:note></text:span></text:span><text:span text:style-name="T5">.</text:span></text:p>
      <text:p text:style-name="P410"><text:span text:style-name="T5">And in Matthew 8 someone says to him, </text:span><text:span text:style-name="Bible_5f_text"><text:span text:style-name="T5">“</text:span></text:span><text:span text:style-name="Bible_5f_text"><text:span text:style-name="T89">L</text:span></text:span><text:span text:style-name="Bible_5f_text">ord, allow me first to go and bury my father</text:span><text:span text:style-name="Bible_5f_text"><text:span text:style-name="T5">"</text:span></text:span><text:span text:style-name="T5"> and Jesus replies: </text:span><text:span text:style-name="Bible_5f_text"><text:span text:style-name="T5">“</text:span></text:span><text:span text:style-name="Bible_5f_text"><text:span text:style-name="T89">F</text:span></text:span><text:span text:style-name="Bible_5f_text"><text:span text:style-name="T5">ollow me, and leave the dead to bury their own dead" </text:span></text:span><text:span text:style-name="Bible_5f_text"><text:span text:style-name="T5"><text:note text:id="ftn184" text:note-class="footnote"><text:note-citation>184</text:note-citation><text:note-body><text:p text:style-name="Footnote"><text:span text:style-name="T5">Matthew 8:21-22 </text:span><text:a xlink:type="simple" xlink:href="https://www.biblegateway.com/passage/?search=Matthew+8%3A21-22&amp;version=WEB" text:style-name="Internet_20_link" text:visited-style-name="Visited_20_Internet_20_Link"><text:span text:style-name="Definition"><text:span text:style-name="T89">WEB</text:span></text:span></text:a></text:p></text:note-body></text:note></text:span></text:span><text:span text:style-name="T5">.</text:span></text:p>
      <text:p text:style-name="P4">He who does not know Jesus is dead. Dead to true life. To eternal life.</text:p>
      <text:p text:style-name="P82">Of course <text:span text:style-name="T594">one </text:span>ha<text:span text:style-name="T594">s</text:span> a physical life, an emotional life, an intellectual or mental life, but <text:span text:style-name="T594">one </text:span>do<text:span text:style-name="T594">es</text:span>n't have a<text:span text:style-name="T593">n</text:span> spiritual life, a transcendental life, an eternal life. It ends with death. That is what <text:span text:style-name="T593">one </text:span>believe<text:span text:style-name="T593">s.</text:span> <text:span text:style-name="T594">A</text:span>nd <text:span text:style-name="T593">one </text:span>live<text:span text:style-name="T593">s</text:span> according to that. <text:span text:style-name="T593">One</text:span> is dead. There is no relationship with the creator.</text:p>
      <text:p text:style-name="P411"><text:span text:style-name="T5">Paul explains in Ephesians 2 that: </text:span><text:span text:style-name="Bible_5f_text"><text:span text:style-name="T5">“</text:span></text:span><text:span text:style-name="Bible_5f_text"><text:span text:style-name="T90">y</text:span></text:span><text:span text:style-name="Bible_5f_text">ou were dead in transgressions and sins, </text:span><text:span text:style-name="Bible_5f_text"><text:span text:style-name="T595">i</text:span></text:span><text:span text:style-name="Bible_5f_text">n which you once walked according to the course of this world, according to the prince of the power of the air, the spirit who now works in the children of disobedienc</text:span><text:span text:style-name="Bible_5f_text"><text:span text:style-name="T595">e</text:span></text:span><text:span text:style-name="Bible_5f_text"><text:span text:style-name="T5">" </text:span></text:span><text:span text:style-name="Bible_5f_text"><text:span text:style-name="T5"><text:note text:id="ftn185" text:note-class="footnote"><text:note-citation>185</text:note-citation><text:note-body><text:p text:style-name="Footnote"><text:span text:style-name="T5">Ephesians 2:1-2 </text:span><text:a xlink:type="simple" xlink:href="https://www.biblegateway.com/passage/?search=Ephesians+2%3A1-2&amp;version=WEB" text:style-name="Internet_20_link" text:visited-style-name="Visited_20_Internet_20_Link"><text:span text:style-name="Definition"><text:span text:style-name="T90">WEB</text:span></text:span></text:a></text:p></text:note-body></text:note></text:span></text:span><text:span text:style-name="T5">.</text:span></text:p>
      <text:p text:style-name="P4">In other words, we were spiritually dead for being children of <text:span text:style-name="T595">the </text:span>Satan, like some Pharisees of the time of Jesus.</text:p>
      <text:p text:style-name="P88">But, what <text:span text:style-name="T595">is that course </text:span>of this world that those who disobey God <text:span text:style-name="T595">walk accordingly</text:span>?</text:p>
      <text:p text:style-name="P4">In 1 John 2 it says:</text:p>
      <text:p text:style-name="P411"><text:span text:style-name="Bible_5f_text"><text:span text:style-name="T5">“</text:span></text:span><text:span text:style-name="Bible_5f_text"><text:span text:style-name="T90">D</text:span></text:span><text:span text:style-name="Bible_5f_text">on’t love the world or the things that are in the world. If anyone loves the world, the Father’s love isn’t in him. </text:span><text:span text:style-name="Bible_5f_text"><text:span text:style-name="T595">F</text:span></text:span><text:span text:style-name="Bible_5f_text">or all that is in the world, the lust of the flesh, the lust of the eyes, and the pride of life, isn’t the Father’s, but is the world’s. </text:span><text:span text:style-name="Bible_5f_text"><text:span text:style-name="T595">T</text:span></text:span><text:span text:style-name="Bible_5f_text">he world is passing away with its lusts, but he who does God’s will remains forever</text:span><text:span text:style-name="Bible_5f_text"><text:span text:style-name="T5">" </text:span></text:span><text:span text:style-name="Bible_5f_text"><text:span text:style-name="T5"><text:note text:id="ftn186" text:note-class="footnote"><text:note-citation>186</text:note-citation><text:note-body><text:p text:style-name="Footnote"><text:span text:style-name="T5">1 John 2:15-17 </text:span><text:a xlink:type="simple" xlink:href="https://www.biblegateway.com/passage/?search=1+John+2%3A15-17&amp;version=WEB" text:style-name="Internet_20_link" text:visited-style-name="Visited_20_Internet_20_Link"><text:span text:style-name="Definition"><text:span text:style-name="T90">WEB</text:span></text:span></text:a></text:p></text:note-body></text:note></text:span></text:span><text:span text:style-name="T5">.</text:span></text:p>
      <text:p text:style-name="P4"><text:span text:style-name="T595">In other words </text:span><text:span text:style-name="T596">it is either </text:span>the world or YHWH, there <text:span text:style-name="T595">is</text:span> no <text:span text:style-name="T595">midle</text:span>.</text:p>
      <text:p text:style-name="P4">According to John 10 Yeshua affirms that to his sheep, to those who believe in Him:</text:p>
      <text:p text:style-name="P412"><text:soft-page-break/><text:span text:style-name="Bible_5f_text"><text:span text:style-name="T5">“</text:span></text:span><text:span text:style-name="Bible_5f_text"><text:span text:style-name="T91">I</text:span></text:span><text:span text:style-name="Bible_5f_text"> give them eternal life, and they will never perish; no one will snatch them from my hand</text:span><text:span text:style-name="Bible_5f_text"><text:span text:style-name="T5">" </text:span></text:span><text:span text:style-name="Bible_5f_text"><text:span text:style-name="T5"><text:note text:id="ftn187" text:note-class="footnote"><text:note-citation>187</text:note-citation><text:note-body><text:p text:style-name="Footnote"><text:span text:style-name="T5">John 10:28 </text:span><text:a xlink:type="simple" xlink:href="https://www.biblegateway.com/passage/?search=John+10%3A28&amp;version=NET" text:style-name="Internet_20_link" text:visited-style-name="Visited_20_Internet_20_Link"><text:span text:style-name="Definition"><text:span text:style-name="T91">NET</text:span></text:span></text:a></text:p></text:note-body></text:note></text:span></text:span><text:span text:style-name="T5">.</text:span></text:p>
      <text:p text:style-name="P4">And according to John 6 Jesus states:</text:p>
      <text:p text:style-name="P413"><text:span text:style-name="Bible_5f_text"><text:span text:style-name="T5">“</text:span></text:span><text:span text:style-name="Bible_5f_text"><text:span text:style-name="T92">E</text:span></text:span><text:span text:style-name="Bible_5f_text">veryone whom the Father gives me will come to me, and the one who comes to me I will never send away</text:span><text:span text:style-name="Bible_5f_text"><text:span text:style-name="T5">" </text:span></text:span><text:span text:style-name="Bible_5f_text"><text:span text:style-name="T5"><text:note text:id="ftn188" text:note-class="footnote"><text:note-citation>188</text:note-citation><text:note-body><text:p text:style-name="Footnote"><text:span text:style-name="T5">John 6:37 </text:span><text:a xlink:type="simple" xlink:href="https://www.biblegateway.com/passage/?search=John+6%3A37&amp;version=NET" text:style-name="Internet_20_link" text:visited-style-name="Visited_20_Internet_20_Link"><text:span text:style-name="Definition"><text:span text:style-name="T92">NET</text:span></text:span></text:a></text:p></text:note-body></text:note></text:span></text:span><text:span text:style-name="T5">.</text:span></text:p>
      <text:p text:style-name="P4">And in John 6 he also states: <text:span text:style-name="Bible_5f_text">"Now this is the will of the one who sent me: that I should not lose one person of every one he has given me, but raise them all up at the LAST day"</text:span>. And he reaffirms: <text:span text:style-name="Bible_5f_text">"For this is the will of my Father: for everyone who looks on the Son and believes in him to have eternal life, and I will raise him up at the LAST day" </text:span><text:span text:style-name="Bible_5f_text"><text:note text:id="ftn189" text:note-class="footnote"><text:note-citation>189</text:note-citation><text:note-body><text:p text:style-name="Footnote"><text:span text:style-name="T5">John 6:39-40 </text:span><text:a xlink:type="simple" xlink:href="https://www.biblegateway.com/passage/?search=John+6%3A39-40&amp;version=NET" text:style-name="Internet_20_link" text:visited-style-name="Visited_20_Internet_20_Link"><text:span text:style-name="Definition"><text:span text:style-name="T92">NET</text:span></text:span></text:a></text:p></text:note-body></text:note></text:span>.</text:p>
      <text:p text:style-name="P4">In other words, first the Father gives them to <text:span text:style-name="T597">Him</text:span> and then <text:span text:style-name="T597">nobody takes</text:span> them away nor <text:span text:style-name="T597">He </text:span>throw<text:span text:style-name="T597">s</text:span> them out. <text:span text:style-name="T597">A</text:span>nd the thing continues is at the end, on the <text:span text:style-name="T597">LAST</text:span> day. Not before.</text:p>
      <text:h text:style-name="P517" text:outline-level="4"><text:bookmark-start text:name="__RefHeading___Toc34785_4173466481"/>Sleep<text:span text:style-name="T598">ing</text:span>.<text:bookmark-end text:name="__RefHeading___Toc34785_4173466481"/></text:h>
      <text:p text:style-name="Text_20_body">And <text:span text:style-name="T598">in the </text:span>meanwhile?</text:p>
      <text:p text:style-name="P415"><text:span text:style-name="T5">Well, according to John 11, Jesus Christ affirms that: </text:span><text:span text:style-name="Bible_5f_text"><text:span text:style-name="T5">“</text:span></text:span><text:span text:style-name="Bible_5f_text"><text:span text:style-name="T93">O</text:span></text:span><text:span text:style-name="Bible_5f_text">ur friend, Lazarus, has fallen asleep, but I am going so that I may awake him out of sleep</text:span><text:span text:style-name="Bible_5f_text"><text:span text:style-name="T5">" </text:span></text:span><text:span text:style-name="Bible_5f_text"><text:span text:style-name="T5"><text:note text:id="ftn190" text:note-class="footnote"><text:note-citation>190</text:note-citation><text:note-body><text:p text:style-name="Footnote"><text:span text:style-name="T5">John 11:11 </text:span><text:a xlink:type="simple" xlink:href="https://www.biblegateway.com/passage/?search=John+11%3A11&amp;version=WEB" text:style-name="Internet_20_link" text:visited-style-name="Visited_20_Internet_20_Link"><text:span text:style-name="Definition"><text:span text:style-name="T93">WEB</text:span></text:span></text:a></text:p></text:note-body></text:note></text:span></text:span><text:span text:style-name="T5"><text:s/>and then explains </text:span><text:span text:style-name="Bible_5f_text"><text:span text:style-name="T5">“</text:span></text:span><text:span text:style-name="Bible_5f_text"><text:span text:style-name="T93">L</text:span></text:span><text:span text:style-name="Bible_5f_text"><text:span text:style-name="T5">azarus is dead" </text:span></text:span><text:span text:style-name="Bible_5f_text"><text:span text:style-name="T5"><text:note text:id="ftn191" text:note-class="footnote"><text:note-citation>191</text:note-citation><text:note-body><text:p text:style-name="Footnote"><text:span text:style-name="T5">John 11:14 </text:span><text:a xlink:type="simple" xlink:href="https://www.biblegateway.com/passage/?search=John+11%3A14&amp;version=WEB" text:style-name="Internet_20_link" text:visited-style-name="Visited_20_Internet_20_Link"><text:span text:style-name="Definition"><text:span text:style-name="T93">WEB</text:span></text:span></text:a></text:p></text:note-body></text:note></text:span></text:span><text:span text:style-name="T5">.</text:span></text:p>
      <text:p text:style-name="P415"><text:span text:style-name="T5">And according to Mark 5 and Luke 8 Yeshua affirms: </text:span><text:span text:style-name="Bible_5f_text"><text:span text:style-name="T5">“</text:span></text:span><text:span text:style-name="Bible_5f_text"><text:span text:style-name="T93">S</text:span></text:span><text:span text:style-name="Bible_5f_text">he isn’t dead, but sleeping</text:span><text:span text:style-name="Bible_5f_text"><text:span text:style-name="T5">" </text:span></text:span><text:span text:style-name="Bible_5f_text"><text:span text:style-name="T5"><text:note text:id="ftn192" text:note-class="footnote"><text:note-citation>192</text:note-citation><text:note-body><text:p text:style-name="Footnote"><text:span text:style-name="T5">Mark 5:39 </text:span><text:a xlink:type="simple" xlink:href="https://www.biblegateway.com/passage/?search=Mark+5%3A39&amp;version=WEB" text:style-name="Internet_20_link" text:visited-style-name="Visited_20_Internet_20_Link"><text:span text:style-name="Definition"><text:span text:style-name="T93">WEB</text:span></text:span></text:a><text:span text:style-name="T5"> Luke 8:52 </text:span><text:a xlink:type="simple" xlink:href="https://www.biblegateway.com/passage/?search=Luke+8%3A52&amp;version=WEB" text:style-name="Internet_20_link" text:visited-style-name="Visited_20_Internet_20_Link"><text:span text:style-name="Definition"><text:span text:style-name="T93">WEB</text:span></text:span></text:a></text:p></text:note-body></text:note></text:span></text:span><text:span text:style-name="T5">.</text:span></text:p>
      <text:p text:style-name="P4">In other words, in the meantime, the body <text:span text:style-name="T599">becomes</text:span> dust in the grave and the spirit asleep with the one who never sleeps, YHWH, <text:span text:style-name="T599">who </text:span>watches over <text:span text:style-name="T599">it</text:span>.</text:p>
      <text:p text:style-name="P415"><text:span text:style-name="T5">According to Ecclesiastes 9 in that dream, </text:span><text:span text:style-name="Bible_5f_text"><text:span text:style-name="T5">“</text:span></text:span><text:span text:style-name="Bible_5f_text"><text:span text:style-name="T93">t</text:span></text:span><text:span text:style-name="Bible_5f_text">here is no work, nor plan, nor knowledge, nor wisdom, in Sheol, where you are going</text:span><text:span text:style-name="Bible_5f_text"><text:span text:style-name="T5">" </text:span></text:span><text:span text:style-name="Bible_5f_text"><text:span text:style-name="T5"><text:note text:id="ftn193" text:note-class="footnote"><text:note-citation>193</text:note-citation><text:note-body><text:p text:style-name="Footnote"><text:span text:style-name="T5">Ecclesiastes 9:10 </text:span><text:a xlink:type="simple" xlink:href="https://www.biblegateway.com/passage/?search=Ecclesiastes+9%3A10&amp;version=WEB" text:style-name="Internet_20_link" text:visited-style-name="Visited_20_Internet_20_Link"><text:span text:style-name="Definition"><text:span text:style-name="T93">WEB</text:span></text:span></text:a></text:p></text:note-body></text:note></text:span></text:span><text:span text:style-name="T5">. And Ecclesiastes 12, refers to death, as the moment when </text:span><text:span text:style-name="Bible_5f_text"><text:span text:style-name="T5">“the dust RETURNS to the earth as it WAS, and the spirit RETURNS to God who GAVE it” </text:span></text:span><text:span text:style-name="Bible_5f_text"><text:span text:style-name="T5"><text:note text:id="ftn194" text:note-class="footnote"><text:note-citation>194</text:note-citation><text:note-body><text:p text:style-name="Footnote"><text:span text:style-name="T5">Ecclesiastes 12:7 </text:span><text:a xlink:type="simple" xlink:href="https://www.biblegateway.com/passage/?search=Ecclesiastes+12%3A7&amp;version=WEB" text:style-name="Internet_20_link" text:visited-style-name="Visited_20_Internet_20_Link"><text:span text:style-name="Definition"><text:span text:style-name="T93">WEB</text:span></text:span></text:a></text:p></text:note-body></text:note></text:span></text:span><text:span text:style-name="T5">. Things go back to the way they were BEFORE they were alive: the dust turned to dust and the spirit with God. That's why there are no works, </text:span><text:span text:style-name="T94">one </text:span><text:span text:style-name="T5">can do nothing, no </text:span><text:span text:style-name="T94">plans</text:span><text:span text:style-name="T5">, there is nothing to </text:span><text:span text:style-name="T94">plan</text:span><text:span text:style-name="T5">, no knowledge, nothing can be known, not even God.</text:span></text:p>
      <text:p text:style-name="P4">The comparison of Jesus Christ has two parts. One refers to the <text:span text:style-name="T600">fact that when someone </text:span>sleep<text:span text:style-name="T600">s there is</text:span> no consci<text:span text:style-name="T600">ousness</text:span>, <text:span text:style-name="T600">one</text:span> can’t do anything. The other refers <text:span text:style-name="T600">to the fact that </text:span><text:span text:style-name="T601">the person</text:span><text:span text:style-name="T600"> can be waken</text:span><text:span text:style-name="T602">ed</text:span><text:span text:style-name="T600"> up.</text:span> It is not an irreversible situation. <text:span text:style-name="T600">A</text:span>nd god can wake <text:soft-page-break/>people up temporarily to go back to sleep late<text:span text:style-name="T600">r</text:span> or <text:span text:style-name="T600">He</text:span> can do it permanently as <text:span text:style-name="T600">in </text:span>not to go<text:span text:style-name="T600">ing</text:span> back to sleep <text:span text:style-name="T601">ever again</text:span>, <text:span text:style-name="T600">just</text:span> as He promises to do it on the <text:span text:style-name="T600">LAST</text:span> day.</text:p>
      <text:p text:style-name="P416"><text:span text:style-name="T5">In the bible we have several examples of people who </text:span><text:span text:style-name="T95">were </text:span><text:span text:style-name="T5">temporarily awakened, even for times longer than </text:span><text:span text:style-name="T95">what </text:span><text:span text:style-name="T5">Adam lived. According to John 21 when </text:span><text:span text:style-name="T95">H</text:span><text:span text:style-name="T5">e says to Peter: </text:span><text:span text:style-name="Bible_5f_text"><text:span text:style-name="T5">“</text:span></text:span><text:span text:style-name="Bible_5f_text"><text:span text:style-name="T95">I</text:span></text:span><text:span text:style-name="Bible_5f_text">f I desire that he stay until I come, what is that to you? You follow me</text:span><text:span text:style-name="Bible_5f_text"><text:span text:style-name="T5">" </text:span></text:span><text:span text:style-name="Bible_5f_text"><text:span text:style-name="T5"><text:note text:id="ftn195" text:note-class="footnote"><text:note-citation>195</text:note-citation><text:note-body><text:p text:style-name="Footnote"><text:span text:style-name="T5">John 21:22 </text:span><text:a xlink:type="simple" xlink:href="https://www.biblegateway.com/passage/?search=John+21%3A22&amp;version=WEB" text:style-name="Internet_20_link" text:visited-style-name="Visited_20_Internet_20_Link"><text:span text:style-name="Definition"><text:span text:style-name="T95">WEB</text:span></text:span></text:a></text:p></text:note-body></text:note></text:span></text:span><text:span text:style-name="T5">. </text:span><text:span text:style-name="T95">S</text:span><text:span text:style-name="T5">ituation that </text:span><text:span text:style-name="T95">becomes</text:span><text:span text:style-name="T5"> real when Peter, according to Luke 9, tells Jesus Christ: </text:span><text:span text:style-name="Bible_5f_text"><text:span text:style-name="T5">“</text:span></text:span><text:span text:style-name="Bible_5f_text"><text:span text:style-name="T95">M</text:span></text:span><text:span text:style-name="Bible_5f_text"><text:span text:style-name="T5">aster, it is good for us to be here. Let’s make three tents: one for you, one for Moses, and one for Elijah” </text:span></text:span><text:span text:style-name="Bible_5f_text"><text:span text:style-name="T5"><text:note text:id="ftn196" text:note-class="footnote"><text:note-citation>196</text:note-citation><text:note-body><text:p text:style-name="Footnote"><text:span text:style-name="T5">Luke 9:33 </text:span><text:a xlink:type="simple" xlink:href="https://www.biblegateway.com/passage/?search=Luke+9%3A33&amp;version=WEB" text:style-name="Internet_20_link" text:visited-style-name="Visited_20_Internet_20_Link"><text:span text:style-name="Definition"><text:span text:style-name="T95">WEB</text:span></text:span></text:a></text:p></text:note-body></text:note></text:span></text:span><text:span text:style-name="T5">. Peter offers to build 3 tabernacles, or tents, because they were in the Jewish festival of Sukot, 2 of them for Moses and Elijah, </text:span><text:span text:style-name="T95">event</text:span><text:span text:style-name="T5"> commonly known as the transfiguration of Jesus Christ. </text:span><text:span text:style-name="T95">They</text:span><text:span text:style-name="T5"> </text:span><text:span text:style-name="T95">were</text:span><text:span text:style-name="T5"> physically present and so Peter offers to build two </text:span><text:span text:style-name="T95">tents</text:span><text:span text:style-name="T5"> and use them to celebrate Sukkot.</text:span></text:p>
      <text:p text:style-name="P417"><text:span text:style-name="T5">But the first to obtain a definitive physical resurrection, one that it is to not die </text:span><text:span text:style-name="T96">again</text:span><text:span text:style-name="T5">, because you can no longer die, it is Jesus Christ. </text:span><text:span text:style-name="T286">P</text:span><text:span text:style-name="T287">aul</text:span><text:span text:style-name="T5"> explains in Colossians 1 that Jesus Christ </text:span><text:span text:style-name="Bible_5f_text"><text:span text:style-name="T5">“</text:span></text:span><text:span text:style-name="Bible_5f_text"><text:span text:style-name="T96">i</text:span></text:span><text:span text:style-name="Bible_5f_text">s the beginning, the firstborn from the dead, that in all things he might have the preeminence</text:span><text:span text:style-name="Bible_5f_text"><text:span text:style-name="T5">” </text:span></text:span><text:span text:style-name="Bible_5f_text"><text:span text:style-name="T5"><text:note text:id="ftn197" text:note-class="footnote"><text:note-citation>197</text:note-citation><text:note-body><text:p text:style-name="Footnote"><text:span text:style-name="T5">Colossians 1:18 </text:span><text:a xlink:type="simple" xlink:href="https://www.biblegateway.com/passage/?search=Colossians+1%3A18&amp;version=WEB" text:style-name="Internet_20_link" text:visited-style-name="Visited_20_Internet_20_Link"><text:span text:style-name="Definition"><text:span text:style-name="T96">WEB</text:span></text:span></text:a></text:p></text:note-body></text:note></text:span></text:span><text:span text:style-name="T5">.</text:span></text:p>
      <text:p text:style-name="P418"><text:span text:style-name="T5">Jesus Christ sleeps for 3 days and three nights to fulfill the scriptures, before waking up, before </text:span><text:span text:style-name="T97">resurrection</text:span><text:span text:style-name="T5">. That's why the promise </text:span><text:span text:style-name="T97">that</text:span><text:span text:style-name="T5"> Jesus Christ </text:span><text:span text:style-name="T97">makes to</text:span><text:span text:style-name="T5"> the thief who was crucified with him when he tells him that: </text:span><text:span text:style-name="Bible_5f_text"><text:span text:style-name="T5">“</text:span></text:span><text:span text:style-name="Bible_5f_text"><text:span text:style-name="T97">A</text:span></text:span><text:span text:style-name="Bible_5f_text">ssuredly I tell you, today you will be with me in Paradise</text:span><text:span text:style-name="Bible_5f_text"><text:span text:style-name="T5">” </text:span></text:span><text:span text:style-name="Bible_5f_text"><text:span text:style-name="T5"><text:note text:id="ftn198" text:note-class="footnote"><text:note-citation>198</text:note-citation><text:note-body><text:p text:style-name="Footnote"><text:span text:style-name="T5">Luke 23:43 </text:span><text:a xlink:type="simple" xlink:href="https://www.biblegateway.com/passage/?search=Luke+23%3A43&amp;version=WEB" text:style-name="Internet_20_link" text:visited-style-name="Visited_20_Internet_20_Link"><text:span text:style-name="Definition"><text:span text:style-name="T97">WEB</text:span></text:span></text:a></text:p></text:note-body></text:note></text:span></text:span><text:span text:style-name="T5"><text:s/>refers to a future moment but not an immediate one, because the next three days and three nights Jesus Christ was going to be asleep in Sheol, which is no paradise.</text:span></text:p>
      <text:p text:style-name="P4">It is possible that said thief is one of those that Matthew 27 speaks to us about when says that: <text:span text:style-name="Bible_5f_text">"The tombs were opened, and many BODIES of the saints who had fallen ASLEEP were RAISED; and COMING </text:span><text:span text:style-name="Bible_5f_text"><text:span text:style-name="T604">out</text:span></text:span><text:span text:style-name="Bible_5f_text"> of the tombs AFTER his resurrection, </text:span><text:span text:style-name="Bible_5f_text"><text:span text:style-name="T604">they</text:span></text:span><text:span text:style-name="Bible_5f_text"> </text:span><text:span text:style-name="Bible_5f_text"><text:span text:style-name="T604">entered</text:span></text:span><text:span text:style-name="Bible_5f_text"> into the holy city and </text:span><text:span text:style-name="Bible_5f_text"><text:span text:style-name="T604">APPEARED</text:span></text:span><text:span text:style-name="Bible_5f_text"> to many” </text:span><text:span text:style-name="Bible_5f_text"><text:note text:id="ftn199" text:note-class="footnote"><text:note-citation>199</text:note-citation><text:note-body><text:p text:style-name="Footnote"><text:span text:style-name="T5">Matthew 27:52-53 </text:span><text:a xlink:type="simple" xlink:href="https://www.biblegateway.com/passage/?search=Matthew+27%3A52-53&amp;version=WEB" text:style-name="Internet_20_link" text:visited-style-name="Visited_20_Internet_20_Link"><text:span text:style-name="Definition"><text:span text:style-name="T97">WEB</text:span></text:span></text:a></text:p></text:note-body></text:note></text:span>, but the bible does not specify it. What show<text:span text:style-name="T603">s</text:span> us this passage is that the dead are asleep, unconscious, and <text:span text:style-name="T603">they can </text:span>only COME and APPEAR to the living AFTER they <text:span text:style-name="T603">RAISE from</text:span> the graves, when they cease to be ASLEEP, when they wake up, when they <text:span text:style-name="T604">are </text:span>RISEN, when they resurrect with a physical BODY, be it temporary or definitely. Not before.</text:p>
      <text:p text:style-name="P419"><text:span text:style-name="T5">Paul in 2nd Corinthians 5 explains the resurrection, that moment in which we will be awakened to be </text:span><text:span text:style-name="T98">in the presence of</text:span><text:span text:style-name="T5"> Jesus Christ, with a comparison. He says: </text:span><text:span text:style-name="Bible_5f_text"><text:span text:style-name="T5">“</text:span></text:span><text:span text:style-name="Bible_5f_text"><text:span text:style-name="T98">w</text:span></text:span><text:span text:style-name="Bible_5f_text">e know that if the earthly house of our tent is dissolved, we have a building from God, a house not made with hands, eternal, in the heavens. </text:span><text:span text:style-name="Bible_5f_text"><text:span text:style-name="T605">F</text:span></text:span><text:span text:style-name="Bible_5f_text">or most certainly in this we groan, </text:span><text:soft-page-break/><text:span text:style-name="Bible_5f_text">longing to be clothed with our habitation which is from heaven</text:span><text:span text:style-name="Bible_5f_text"><text:span text:style-name="T5">” </text:span></text:span><text:span text:style-name="Bible_5f_text"><text:span text:style-name="T5"><text:note text:id="ftn200" text:note-class="footnote"><text:note-citation>200</text:note-citation><text:note-body><text:p text:style-name="Footnote"><text:span text:style-name="T5">2 Corinthians 5:1-2 </text:span><text:a xlink:type="simple" xlink:href="https://www.biblegateway.com/passage/?search=2+Corinthians+5%3A1-2&amp;version=WEB" text:style-name="Internet_20_link" text:visited-style-name="Visited_20_Internet_20_Link"><text:span text:style-name="Definition"><text:span text:style-name="T98">WEB</text:span></text:span></text:a></text:p></text:note-body></text:note></text:span></text:span><text:span text:style-name="T5">. Paul compares this body to a temporary house that will be replaced by a permanent one that was made in heaven. </text:span><text:span text:style-name="T98">T</text:span><text:span text:style-name="T5">his body will be replaced by a permanent body to inhabit a new earth with <text:s/>new heaven</text:span><text:span text:style-name="T98">s.</text:span><text:span text:style-name="T5"> But </text:span><text:span text:style-name="T98">in the </text:span><text:span text:style-name="T5">meanwhile </text:span><text:span text:style-name="T98">we will be s</text:span><text:span text:style-name="T99">leeping</text:span><text:span text:style-name="T5">.</text:span></text:p>
      <text:h text:style-name="P517" text:outline-level="4"><text:bookmark-start text:name="__RefHeading___Toc34787_4173466481"/>Everyone.<text:bookmark-end text:name="__RefHeading___Toc34787_4173466481"/></text:h>
      <text:p text:style-name="Text_20_body"><text:span text:style-name="T5">And how am I born to that eternal life? It is not so easy because according to John 6 Jesus Christ affirms: </text:span><text:span text:style-name="Bible_5f_text">”</text:span><text:span text:style-name="Bible_5f_text"><text:span text:style-name="T606">No</text:span></text:span><text:span text:style-name="Bible_5f_text"> one can come to me unless the Father who sent me</text:span><text:span text:style-name="Bible_5f_text"><text:span text:style-name="T5">” </text:span></text:span><text:span text:style-name="Bible_5f_text"><text:span text:style-name="T5"><text:note text:id="ftn201" text:note-class="footnote"><text:note-citation>201</text:note-citation><text:note-body><text:p text:style-name="Footnote"><text:span text:style-name="T5">John 6:44 </text:span><text:a xlink:type="simple" xlink:href="https://www.biblegateway.com/passage/?search=John+6%3A44&amp;version=WEB" text:style-name="Internet_20_link" text:visited-style-name="Visited_20_Internet_20_Link"><text:span text:style-name="Definition"><text:span text:style-name="T99">WEB</text:span></text:span></text:a></text:p></text:note-body></text:note></text:span></text:span><text:span text:style-name="Bible_5f_text"><text:span text:style-name="T5"><text:s/>“drags him first” </text:span></text:span><text:span text:style-name="Bible_5f_text"><text:span text:style-name="T5"><text:note text:id="ftn202" text:note-class="footnote"><text:note-citation>202</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414"><text:span text:style-name="T5">And Jesus Christ explains in John 14: </text:span><text:span text:style-name="Bible_5f_text"><text:span text:style-name="T5">“</text:span></text:span><text:span text:style-name="Bible_5f_text"><text:span text:style-name="T99">N</text:span></text:span><text:span text:style-name="Bible_5f_text">o one comes to the Father, except through me</text:span><text:span text:style-name="Bible_5f_text"><text:span text:style-name="T5">" </text:span></text:span><text:span text:style-name="Bible_5f_text"><text:span text:style-name="T5"><text:note text:id="ftn203" text:note-class="footnote"><text:note-citation>203</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99">WEB</text:span></text:span></text:a></text:p></text:note-body></text:note></text:span></text:span><text:span text:style-name="T5">.</text:span></text:p>
      <text:p text:style-name="P4">In other words, first the Father gives them to Jesus Christ and then <text:span text:style-name="T606">through</text:span> that way we reach the Father.</text:p>
      <text:p text:style-name="P4">So we are in the hands of YHWH. Of the <text:span text:style-name="T606">F</text:span>ather.</text:p>
      <text:p text:style-name="P4">But there is good news because according to John 5, our Lord Yeshua states:</text:p>
      <text:p text:style-name="P4"><text:span text:style-name="Bible_5f_text">“Don’t marvel at this, for the hour comes in which all who are in the tombs will hear his voice, and will come out; those who have done good, to the resurrection of life; and those who have done evil, to the resurrection of” </text:span><text:span text:style-name="Bible_5f_text"><text:note text:id="ftn204" text:note-class="footnote"><text:note-citation>204</text:note-citation><text:note-body><text:p text:style-name="Footnote"><text:span text:style-name="T5">John 5:28-29 </text:span><text:a xlink:type="simple" xlink:href="https://www.biblegateway.com/passage/?search=John+5%3A28-29&amp;version=WEB" text:style-name="Internet_20_link" text:visited-style-name="Visited_20_Internet_20_Link"><text:span text:style-name="Definition"><text:span text:style-name="T99">WEB</text:span></text:span></text:a></text:p></text:note-body></text:note></text:span><text:span text:style-name="Bible_5f_text"><text:s/>“judgment” </text:span><text:span text:style-name="Bible_5f_text"><text:note text:id="ftn205" text:note-class="footnote"><text:note-citation>205</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text:p>
      <text:p text:style-name="P420"><text:span text:style-name="T5">Furthermore, Paul explains in 1 Timothy 2 that God </text:span><text:span text:style-name="Bible_5f_text"><text:span text:style-name="T5">“</text:span></text:span><text:span text:style-name="Bible_5f_text">desires </text:span><text:span text:style-name="Bible_5f_text"><text:span text:style-name="T607">ALL</text:span></text:span><text:span text:style-name="Bible_5f_text"> people to be saved and come to full knowledge of the truth</text:span><text:span text:style-name="Bible_5f_text"><text:span text:style-name="T5">" </text:span></text:span><text:span text:style-name="Bible_5f_text"><text:span text:style-name="T5"><text:note text:id="ftn206" text:note-class="footnote"><text:note-citation>206</text:note-citation><text:note-body><text:p text:style-name="Footnote"><text:span text:style-name="T5">1 Timothy 2:4 </text:span><text:a xlink:type="simple" xlink:href="https://www.biblegateway.com/passage/?search=1+Timothy+2%3A4&amp;version=WEB" text:style-name="Internet_20_link" text:visited-style-name="Visited_20_Internet_20_Link"><text:span text:style-name="Definition"><text:span text:style-name="T100">WEB</text:span></text:span></text:a></text:p></text:note-body></text:note></text:span></text:span><text:span text:style-name="T5"><text:s/>and that Jesus Christ </text:span><text:span text:style-name="Bible_5f_text"><text:span text:style-name="T5">“</text:span></text:span><text:span text:style-name="Bible_5f_text"><text:span text:style-name="T100">w</text:span></text:span><text:span text:style-name="Bible_5f_text"><text:span text:style-name="T5">ho gave himself as a ransom for </text:span></text:span><text:span text:style-name="Bible_5f_text"><text:span text:style-name="T100">ALL</text:span></text:span><text:span text:style-name="Bible_5f_text"><text:span text:style-name="T5">, the testimony in its own times" </text:span></text:span><text:span text:style-name="Bible_5f_text"><text:span text:style-name="T5"><text:note text:id="ftn207" text:note-class="footnote"><text:note-citation>207</text:note-citation><text:note-body><text:p text:style-name="Footnote"><text:span text:style-name="T5">1 Timothy 2:6 </text:span><text:a xlink:type="simple" xlink:href="https://www.biblegateway.com/passage/?search=1+Timothy+2%3A6&amp;version=WEB" text:style-name="Internet_20_link" text:visited-style-name="Visited_20_Internet_20_Link"><text:span text:style-name="Definition"><text:span text:style-name="T100">WEB</text:span></text:span></text:a></text:p></text:note-body></text:note></text:span></text:span><text:span text:style-name="T5">.</text:span></text:p>
      <text:p text:style-name="P420"><text:span text:style-name="T5">And in 1 Corinthians 15 Paul explains that </text:span><text:span text:style-name="Bible_5f_text"><text:span text:style-name="T5">“</text:span></text:span><text:span text:style-name="Bible_5f_text"><text:span text:style-name="T100">F</text:span></text:span><text:span text:style-name="Bible_5f_text">or as in Adam </text:span><text:span text:style-name="Bible_5f_text"><text:span text:style-name="T607">ALL</text:span></text:span><text:span text:style-name="Bible_5f_text"> die, even so in Christ </text:span><text:span text:style-name="Bible_5f_text"><text:span text:style-name="T607">ALL</text:span></text:span><text:span text:style-name="Bible_5f_text"> shall be made alive</text:span><text:span text:style-name="Bible_5f_text"><text:span text:style-name="T5">" </text:span></text:span><text:span text:style-name="Bible_5f_text"><text:span text:style-name="T5"><text:note text:id="ftn208" text:note-class="footnote"><text:note-citation>208</text:note-citation><text:note-body><text:p text:style-name="Footnote"><text:span text:style-name="T5">1 Corinthians 15:22 </text:span><text:a xlink:type="simple" xlink:href="https://www.biblegateway.com/passage/?search=1+Corinthians+15%3A22&amp;version=NKJV" text:style-name="Internet_20_link" text:visited-style-name="Visited_20_Internet_20_Link"><text:span text:style-name="Definition"><text:span text:style-name="T5">NKJV</text:span></text:span></text:a></text:p></text:note-body></text:note></text:span></text:span><text:span text:style-name="T5">.</text:span></text:p>
      <text:p text:style-name="P420"><text:span text:style-name="T5">Because as explained in Romans 11: </text:span><text:span text:style-name="Bible_5f_text"><text:span text:style-name="T5">“</text:span></text:span><text:span text:style-name="Bible_5f_text">God has committed them </text:span><text:span text:style-name="Bible_5f_text"><text:span text:style-name="T607">ALL</text:span></text:span><text:span text:style-name="Bible_5f_text"> to disobedience, that He might have mercy on </text:span><text:span text:style-name="Bible_5f_text"><text:span text:style-name="T607">ALL</text:span></text:span><text:span text:style-name="Bible_5f_text"><text:span text:style-name="T5">" </text:span></text:span><text:span text:style-name="Bible_5f_text"><text:span text:style-name="T5"><text:note text:id="ftn209" text:note-class="footnote"><text:note-citation>209</text:note-citation><text:note-body><text:p text:style-name="Footnote"><text:span text:style-name="T5">Romans 11:32 </text:span><text:a xlink:type="simple" xlink:href="https://www.biblegateway.com/passage/?search=Romans+11%3A32&amp;version=NKJV" text:style-name="Internet_20_link" text:visited-style-name="Visited_20_Internet_20_Link"><text:span text:style-name="Definition"><text:span text:style-name="T5">NKJV</text:span></text:span></text:a></text:p></text:note-body></text:note></text:span></text:span><text:span text:style-name="T5"><text:s/>and that: </text:span><text:span text:style-name="Bible_5f_text"><text:span text:style-name="T5">“</text:span></text:span><text:span text:style-name="Bible_5f_text"><text:span text:style-name="T100">F</text:span></text:span><text:span text:style-name="Bible_5f_text"><text:span text:style-name="T5">or of Him and through Him and to Him </text:span></text:span><text:span text:style-name="Bible_5f_text"><text:span text:style-name="T100">are ALL</text:span></text:span><text:span text:style-name="Bible_5f_text"><text:span text:style-name="T5"> things, to whom </text:span></text:span><text:span text:style-name="Bible_5f_text"><text:span text:style-name="T100">be </text:span></text:span><text:span text:style-name="Bible_5f_text"><text:span text:style-name="T5">glory forever. Amen" </text:span></text:span><text:span text:style-name="Bible_5f_text"><text:span text:style-name="T5"><text:note text:id="ftn210" text:note-class="footnote"><text:note-citation>210</text:note-citation><text:note-body><text:p text:style-name="Footnote"><text:span text:style-name="T5">Romans 11:36 </text:span><text:a xlink:type="simple" xlink:href="https://www.biblegateway.com/passage/?search=Romans+11%3A36&amp;version=NKJV" text:style-name="Internet_20_link" text:visited-style-name="Visited_20_Internet_20_Link"><text:span text:style-name="Definition"><text:span text:style-name="T5">NKJV</text:span></text:span></text:a></text:p></text:note-body></text:note></text:span></text:span><text:span text:style-name="T5">.</text:span></text:p>
      <text:p text:style-name="P421"><text:span text:style-name="T5">And Jesus Christ in Matthew 11 says that: </text:span><text:span text:style-name="Bible_5f_text"><text:span text:style-name="T5">“</text:span></text:span><text:span text:style-name="Bible_5f_text"><text:span text:style-name="T101">ALL</text:span></text:span><text:span text:style-name="Bible_5f_text"> things have been delivered to Me by My Father</text:span><text:span text:style-name="Bible_5f_text"><text:span text:style-name="T5">" </text:span></text:span><text:span text:style-name="Bible_5f_text"><text:span text:style-name="T5"><text:note text:id="ftn211" text:note-class="footnote"><text:note-citation>211</text:note-citation><text:note-body><text:p text:style-name="Footnote"><text:span text:style-name="T5">Matthew 11:27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text:span><text:span text:style-name="T5">. And in John 17 he affirms that: </text:span><text:span text:style-name="Bible_5f_text"><text:span text:style-name="T5">“</text:span></text:span><text:span text:style-name="Bible_5f_text"><text:span text:style-name="T101">y</text:span></text:span><text:span text:style-name="Bible_5f_text"><text:span text:style-name="T5">ou gave him authority over </text:span></text:span><text:span text:style-name="Bible_5f_text"><text:span text:style-name="T101">ALL</text:span></text:span><text:span text:style-name="Bible_5f_text"><text:span text:style-name="T5"> flesh, so he will give eternal life to </text:span></text:span><text:span text:style-name="Bible_5f_text"><text:span text:style-name="T101">ALL</text:span></text:span><text:span text:style-name="Bible_5f_text"><text:span text:style-name="T5"> whom you have given him" </text:span></text:span><text:span text:style-name="Bible_5f_text"><text:span text:style-name="T5"><text:note text:id="ftn212" text:note-class="footnote"><text:note-citation>212</text:note-citation><text:note-body><text:p text:style-name="Footnote"><text:span text:style-name="T5">John 17:2 </text:span><text:a xlink:type="simple" xlink:href="https://www.biblegateway.com/passage/?search=John+17%3A2&amp;version=WEB" text:style-name="Internet_20_link" text:visited-style-name="Visited_20_Internet_20_Link"><text:span text:style-name="Definition"><text:span text:style-name="T101">WEB</text:span></text:span></text:a></text:p></text:note-body></text:note></text:span></text:span><text:span text:style-name="T5">.</text:span></text:p>
      <text:p text:style-name="P4">And John in Revelation 5 says that: <text:span text:style-name="Bible_5f_text">"And </text:span><text:span text:style-name="Bible_5f_text"><text:span text:style-name="T608">EVERY</text:span></text:span><text:span text:style-name="Bible_5f_text"> creature which is in heaven, and on the earth, and under the earth, and such as are in the sea, and </text:span><text:span text:style-name="Bible_5f_text"><text:span text:style-name="T608">ALL</text:span></text:span><text:span text:style-name="Bible_5f_text"> that are in them, heard </text:span><text:soft-page-break/><text:span text:style-name="Bible_5f_text">I saying, Blessing, and honour, and glory, and power, be unto him that sitteth upon the throne, and unto the Lamb for ever and ever" </text:span><text:span text:style-name="Bible_5f_text"><text:note text:id="ftn213" text:note-class="footnote"><text:note-citation>213</text:note-citation><text:note-body><text:p text:style-name="Footnote"><text:span text:style-name="T5">Revelation 5:13 </text:span><text:a xlink:type="simple" xlink:href="https://www.biblegateway.com/passage/?search=Revelation+5%3A13&amp;version=KJV" text:style-name="Internet_20_link" text:visited-style-name="Visited_20_Internet_20_Link"><text:span text:style-name="Definition"><text:span text:style-name="T5">KJV</text:span></text:span></text:a></text:p></text:note-body></text:note></text:span>.</text:p>
      <text:p text:style-name="P422"><text:span text:style-name="T5">And Paul quotes Isaiah 45 in Romans 14 saying, </text:span><text:span text:style-name="Bible_5f_text"><text:span text:style-name="T5">“</text:span></text:span><text:span text:style-name="Bible_5f_text"><text:span text:style-name="T102">A</text:span></text:span><text:span text:style-name="Bible_5f_text">s I live, saith the Lord, </text:span><text:span text:style-name="Bible_5f_text"><text:span text:style-name="T609">EVERY</text:span></text:span><text:span text:style-name="Bible_5f_text"> knee shall bow to me, and </text:span><text:span text:style-name="Bible_5f_text"><text:span text:style-name="T609">EVERY</text:span></text:span><text:span text:style-name="Bible_5f_text"> tongue shall confess to God</text:span><text:span text:style-name="Bible_5f_text"><text:span text:style-name="T5">" </text:span></text:span><text:span text:style-name="Bible_5f_text"><text:span text:style-name="T5"><text:note text:id="ftn214" text:note-class="footnote"><text:note-citation>214</text:note-citation><text:note-body><text:p text:style-name="Footnote"><text:span text:style-name="T5">Romans 14:11 </text:span><text:a xlink:type="simple" xlink:href="https://www.biblegateway.com/passage/?search=Romans+14%3A11&amp;version=KJV" text:style-name="Internet_20_link" text:visited-style-name="Visited_20_Internet_20_Link"><text:span text:style-name="T102">KJV</text:span></text:a><text:span text:style-name="T5"> Isaiah 45:23 </text:span><text:a xlink:type="simple" xlink:href="https://www.biblegateway.com/passage/?search=Isa.45.23&amp;version=KJV" text:style-name="Internet_20_link" text:visited-style-name="Visited_20_Internet_20_Link"><text:span text:style-name="Definition"><text:span text:style-name="T5">KJV</text:span></text:span></text:a></text:p></text:note-body></text:note></text:span></text:span><text:span text:style-name="T5">.</text:span></text:p>
      <text:p text:style-name="P4">Let us hope that at least after the resurrection of the dead and during that eternal judgment that awaits those who did evil, all those "ALL" include you ; and Elohim, YHWH, the creator of heaven and earth, do<text:span text:style-name="T1544">es</text:span>n't end up being a liar.</text:p>
      <text:h text:style-name="P512" text:outline-level="3"><text:bookmark-start text:name="__RefHeading___Toc34789_4173466481"/>Just.<text:bookmark-end text:name="__RefHeading___Toc34789_4173466481"/></text:h>
      <text:p text:style-name="Text_20_body">The justice described in the bible may be one of the most difficult <text:span text:style-name="T1544">concepts </text:span>to understand or one of the easiest to understand.</text:p>
      <text:p text:style-name="P4">It all depends on what we believe before reading the text.</text:p>
      <text:p text:style-name="P89">If we believe that physical death IS the end, that there is no physic<text:span text:style-name="T610">al</text:span> resurrection of the dead, <text:span text:style-name="T610">it </text:span>is very difficult to understand. But if we believe that physical death is NOT the end and that there IS a physical resurrection of the dead, of ALL the dead, and we read the text letting the text <text:span text:style-name="T610">itself to </text:span>define the concepts of good, bad, obedience, disobedience, life and death, <text:span text:style-name="T610">it </text:span>is very easy to understand.</text:p>
      <text:h text:style-name="P517" text:outline-level="4"><text:bookmark-start text:name="__RefHeading___Toc34791_4173466481"/>Justice.<text:bookmark-end text:name="__RefHeading___Toc34791_4173466481"/></text:h>
      <text:p text:style-name="Text_20_body">YHWH himself explains through his prophet Ezekiel that:</text:p>
      <text:p text:style-name="P2"><text:span text:style-name="Bible_5f_text">“If the wicked person turns from all the sin he has committed and observes all my statutes and does what is just and right, he will surely live; he will not die. None of the sins he has committed will be held against him; because of the righteousness he has done, he will live. Do I actually delight in the death of the wicked, declares the Sovereign Lord? Do I not prefer that he turn from his wicked conduct and live?</text:span></text:p>
      <text:p text:style-name="P2"><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will die” </text:span><text:span text:style-name="Bible_5f_text"><text:note text:id="ftn215" text:note-class="footnote"><text:note-citation>215</text:note-citation><text:note-body><text:p text:style-name="Footnote"><text:span text:style-name="T5">Ezekiel 18:21-24 </text:span><text:a xlink:type="simple" xlink:href="https://www.biblegateway.com/passage/?search=Ezekiel+18%3A21-24&amp;version=NET" text:style-name="Internet_20_link" text:visited-style-name="Visited_20_Internet_20_Link"><text:span text:style-name="T103">NET</text:span></text:a></text:p></text:note-body></text:note></text:span>.</text:p>
      <text:p text:style-name="P4"><text:span text:style-name="T611">It’</text:span>s easy: He who does good lives. He who does evil dies.</text:p>
      <text:p text:style-name="P423"><text:soft-page-break/><text:span text:style-name="T5">YHWH also explains his justice through Moses. In Deuteronomy 30 tells us that: </text:span><text:span text:style-name="Bible_5f_text"><text:span text:style-name="T5">“</text:span></text:span><text:span text:style-name="Bible_5f_text"><text:span text:style-name="T104">S</text:span></text:span><text:span text:style-name="Bible_5f_text">ee, I have set before thee this day life and good, and death and evil</text:span><text:span text:style-name="Bible_5f_text"><text:span text:style-name="T5">” </text:span></text:span><text:span text:style-name="Bible_5f_text"><text:span text:style-name="T5"><text:note text:id="ftn216" text:note-class="footnote"><text:note-citation>216</text:note-citation><text:note-body><text:p text:style-name="Footnote"><text:span text:style-name="T5">Deuteronomy 30:15 </text:span><text:a xlink:type="simple" xlink:href="https://www.biblegateway.com/passage/?search=Deuteronomy+30%3A15&amp;version=KJV" text:style-name="Internet_20_link" text:visited-style-name="Visited_20_Internet_20_Link"><text:span text:style-name="Definition"><text:span text:style-name="T5">KJV</text:span></text:span></text:a></text:p></text:note-body></text:note></text:span></text:span><text:span text:style-name="T5">. And </text:span><text:span text:style-name="T104">H</text:span><text:span text:style-name="T5">e also says: <text:s/></text:span><text:span text:style-name="Bible_5f_text"><text:span text:style-name="T5">“</text:span></text:span><text:span text:style-name="Bible_5f_text"><text:span text:style-name="T104">I</text:span></text:span><text:span text:style-name="Bible_5f_text"><text:span text:style-name="T5"> call heaven and earth to record this day against you, that I have set before you life and death, blessing and cursing: therefore choose life” </text:span></text:span><text:span text:style-name="Bible_5f_text"><text:span text:style-name="T5"><text:note text:id="ftn217" text:note-class="footnote"><text:note-citation>217</text:note-citation><text:note-body><text:p text:style-name="Footnote"><text:span text:style-name="T5">Deuteronomy 30:19 </text:span><text:a xlink:type="simple" xlink:href="https://www.biblegateway.com/passage/?search=Deuteronomy+30%3A19&amp;version=KJV" text:style-name="Internet_20_link" text:visited-style-name="Visited_20_Internet_20_Link"><text:span text:style-name="Definition"><text:span text:style-name="T5">KJV</text:span></text:span></text:a></text:p></text:note-body></text:note></text:span></text:span><text:span text:style-name="T5">.</text:span></text:p>
      <text:p text:style-name="P4">In Jeremiah 17 also YHWH says that: <text:span text:style-name="Bible_5f_text">"The heart is deceitful above all things, and desperately wicked: who can know it? I the Lord search the heart, I try the reins, even to give every man according to his ways, and according to the fruit of his doings” </text:span><text:span text:style-name="Bible_5f_text"><text:note text:id="ftn218" text:note-class="footnote"><text:note-citation>218</text:note-citation><text:note-body><text:p text:style-name="Footnote"><text:span text:style-name="T5">Jeremiah 17:9-10 </text:span><text:a xlink:type="simple" xlink:href="https://www.biblegateway.com/passage/?search=Jeremiah+17%3A9-10&amp;version=KJV" text:style-name="Internet_20_link" text:visited-style-name="Visited_20_Internet_20_Link"><text:span text:style-name="Definition"><text:span text:style-name="T5">KJV</text:span></text:span></text:a></text:p></text:note-body></text:note></text:span>. And a little later in Jeremiah 18: <text:span text:style-name="Bible_5f_text">“</text:span><text:span text:style-name="Bible_5f_text"><text:span text:style-name="T612">i</text:span></text:span><text:span text:style-name="Bible_5f_text">f that nation, against whom I have pronounced, turn from their evil, I will repent of the evil that I thought to do unto them. And at what instant I shall speak concerning a nation, and concerning a kingdom, to build and to plant it; If it do evil in my sight, that it obey not my voice, then I will repent of the good, wherewith I said I would benefit them" </text:span><text:span text:style-name="Bible_5f_text"><text:note text:id="ftn219" text:note-class="footnote"><text:note-citation>219</text:note-citation><text:note-body><text:p text:style-name="Footnote"><text:span text:style-name="T5">Jeremiah 18:8-10 </text:span><text:a xlink:type="simple" xlink:href="https://www.biblegateway.com/passage/?search=Jeremiah+18%3A8-10&amp;version=KJV" text:style-name="Internet_20_link" text:visited-style-name="Visited_20_Internet_20_Link"><text:span text:style-name="Definition"><text:span text:style-name="T5">KJV</text:span></text:span></text:a></text:p></text:note-body></text:note></text:span>.</text:p>
      <text:p text:style-name="P4">In other words, the thing works for people as well as for nations. If you do what is good, you live; if you do what is bad, you die.</text:p>
      <text:h text:style-name="P517" text:outline-level="4"><text:bookmark-start text:name="__RefHeading___Toc34793_4173466481"/><text:span text:style-name="T621">The</text:span> good <text:span text:style-name="T621">guy</text:span>.<text:bookmark-end text:name="__RefHeading___Toc34793_4173466481"/></text:h>
      <text:p text:style-name="Text_20_body">The question is who <text:span text:style-name="T621">does</text:span> good?</text:p>
      <text:p text:style-name="P424"><text:span text:style-name="T5">When the rich young man addresses Jesus Christ as "good teacher" in Mark 10, Jesus Christ asks him: </text:span><text:span text:style-name="Bible_5f_text"><text:span text:style-name="T5">“</text:span></text:span><text:span text:style-name="Bible_5f_text"><text:span text:style-name="T105">W</text:span></text:span><text:span text:style-name="Bible_5f_text">hy do you call me good? No one is good except one: God</text:span><text:span text:style-name="Bible_5f_text"><text:span text:style-name="T5">” </text:span></text:span><text:span text:style-name="Bible_5f_text"><text:span text:style-name="T5"><text:note text:id="ftn220" text:note-class="footnote"><text:note-citation>220</text:note-citation><text:note-body><text:p text:style-name="Footnote"><text:span text:style-name="T5">Mark 10:18 </text:span><text:a xlink:type="simple" xlink:href="https://www.biblegateway.com/passage/?search=Mark+10%3A18&amp;version=WEB" text:style-name="Internet_20_link" text:visited-style-name="Visited_20_Internet_20_Link"><text:span text:style-name="Definition"><text:span text:style-name="T105">WEB</text:span></text:span></text:a></text:p></text:note-body></text:note></text:span></text:span><text:span text:style-name="T5">. Consistent with Paul's explanation in Romans 11: </text:span><text:span text:style-name="Bible_5f_text"><text:span text:style-name="T5">“</text:span></text:span><text:span text:style-name="Bible_5f_text"><text:span text:style-name="T105">F</text:span></text:span><text:span text:style-name="Bible_5f_text"><text:span text:style-name="T5">or God has bound </text:span></text:span><text:span text:style-name="Bible_5f_text"><text:span text:style-name="T105">ALL</text:span></text:span><text:span text:style-name="Bible_5f_text"><text:span text:style-name="T5"> to disobedience, that he might have mercy on </text:span></text:span><text:span text:style-name="Bible_5f_text"><text:span text:style-name="T105">ALL</text:span></text:span><text:span text:style-name="Bible_5f_text"><text:span text:style-name="T5">" </text:span></text:span><text:span text:style-name="Bible_5f_text"><text:span text:style-name="T5"><text:note text:id="ftn221" text:note-class="footnote"><text:note-citation>221</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05">WEB</text:span></text:span></text:a></text:p></text:note-body></text:note></text:span></text:span><text:span text:style-name="T5">. And with 1st Corinthians 15 in which Paul explains that </text:span><text:span text:style-name="Bible_5f_text"><text:span text:style-name="T5">“</text:span></text:span><text:span text:style-name="Bible_5f_text"><text:span text:style-name="T105">f</text:span></text:span><text:span text:style-name="Bible_5f_text"><text:span text:style-name="T5">or as in Adam </text:span></text:span><text:span text:style-name="Bible_5f_text"><text:span text:style-name="T105">ALL</text:span></text:span><text:span text:style-name="Bible_5f_text"><text:span text:style-name="T5"> die, so also in Christ </text:span></text:span><text:span text:style-name="Bible_5f_text"><text:span text:style-name="T105">ALL</text:span></text:span><text:span text:style-name="Bible_5f_text"><text:span text:style-name="T5"> will be made alive" </text:span></text:span><text:span text:style-name="Bible_5f_text"><text:span text:style-name="T5"><text:note text:id="ftn222" text:note-class="footnote"><text:note-citation>222</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05">WEB</text:span></text:span></text:a></text:p></text:note-body></text:note></text:span></text:span><text:span text:style-name="T5">. And with Psalm 14 which says: </text:span><text:span text:style-name="Bible_5f_text"><text:span text:style-name="T5">“The Lord looked down from heaven upon the children of men, to see if there were any that did understand, and seek God. They are all gone aside, they are all together become filthy: there is none that doeth good, no, not one” </text:span></text:span><text:span text:style-name="Bible_5f_text"><text:span text:style-name="T5"><text:note text:id="ftn223" text:note-class="footnote"><text:note-citation>223</text:note-citation><text:note-body><text:p text:style-name="Footnote"><text:span text:style-name="T5">Psalm 14:2-3 </text:span><text:a xlink:type="simple" xlink:href="https://www.biblegateway.com/passage/?search=Psalms+14%3A2-3&amp;version=KJV" text:style-name="Internet_20_link" text:visited-style-name="Visited_20_Internet_20_Link"><text:span text:style-name="Definition"><text:span text:style-name="T5">KJV</text:span></text:span></text:a></text:p></text:note-body></text:note></text:span></text:span><text:span text:style-name="T5">.</text:span></text:p>
      <text:p text:style-name="P4">Thus, according to the bible, sinners, those who do evil, <text:span text:style-name="T613">it is </text:span>ALL <text:span text:style-name="T613">of us</text:span>, absolutely everyone since Adam and the consequence is death. Precisely for this reason <text:span text:style-name="T613">we ALL</text:span> need a savior. <text:span text:style-name="T613">A</text:span>mong men there is no good one, not even one.</text:p>
      <text:p text:style-name="P4">And what was that so terrible that Adam did?</text:p>
      <text:p text:style-name="P4"><text:soft-page-break/>In Genesis 3, God tells Adam: <text:span text:style-name="Bible_5f_text">"of the tree of the knowledge of good and evil you shall not eat, for in the day that you eat of it you shall surely die” </text:span><text:span text:style-name="Bible_5f_text"><text:note text:id="ftn224" text:note-class="footnote"><text:note-citation>224</text:note-citation><text:note-body><text:p text:style-name="Footnote"><text:span text:style-name="T5">Genesis 2:17 </text:span><text:a xlink:type="simple" xlink:href="https://www.biblegateway.com/passage/?search=Genesis+2%3A17&amp;version=NKJV" text:style-name="Internet_20_link" text:visited-style-name="Visited_20_Internet_20_Link"><text:span text:style-name="Definition"><text:span text:style-name="T5">2015</text:span></text:span></text:a></text:p></text:note-body></text:note></text:span>. From the tree of the knowledge of good and evil. Seek<text:span text:style-name="T614">ing</text:span> <text:span text:style-name="T614">to </text:span>know good and evil.</text:p>
      <text:p text:style-name="P4">From a strictly logical, strictly rational, point of view, it is <text:span text:style-name="T1545">i</text:span>mpossible to distinguish the good from the bad without knowing the truth. If I <text:span text:style-name="T615">do not </text:span>know the truth, if I don't have access to the truth, how can I distinguish good from bad? Impossible.</text:p>
      <text:p text:style-name="P425"><text:span text:style-name="T5">Jesus Christ identifies himself as The Truth. He says in John 14 </text:span><text:span text:style-name="Bible_5f_text"><text:span text:style-name="T5">“</text:span></text:span><text:span text:style-name="Bible_5f_text"><text:span text:style-name="T106">I</text:span></text:span><text:span text:style-name="Bible_5f_text"> am the way, the truth, and the life</text:span><text:span text:style-name="Bible_5f_text"><text:span text:style-name="T5">” </text:span></text:span><text:span text:style-name="Bible_5f_text"><text:span text:style-name="T5"><text:note text:id="ftn225" text:note-class="footnote"><text:note-citation>225</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06">WEB</text:span></text:span></text:a></text:p></text:note-body></text:note></text:span></text:span><text:span text:style-name="T5">. Th</text:span><text:span text:style-name="T107">us</text:span><text:span text:style-name="T5"> without The Truth, without Jesus Christ, it is impossible to distinguish between good and bad. That is why Jesus Christ tells us, according to John 8, that: </text:span><text:span text:style-name="Bible_5f_text"><text:span text:style-name="T5">“If you remain in my word, then you are truly my disciples. You will know the truth, and the truth will make you free” </text:span></text:span><text:span text:style-name="Bible_5f_text"><text:span text:style-name="T5"><text:note text:id="ftn226" text:note-class="footnote"><text:note-citation>226</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text:span><text:span text:style-name="T5">.</text:span></text:p>
      <text:p text:style-name="P4">If we do not know Jesus Christ, if we do not know The Truth, we are not <text:span text:style-name="T616">TRULY</text:span> free. It is possible to choose, to <text:span text:style-name="T616">decide</text:span>, but it is not possible choose CORRECTLY. You are not truly free. <text:span text:style-name="T616">You are </text:span>a slave to a lie. That physical death is the end. <text:span text:style-name="T616">T</text:span>hat there is <text:span text:style-name="T616">no </text:span>physical resurrection. We are slaves to sin, we can only "err <text:span text:style-name="T617">the </text:span>objective”, we are not TRULY free.</text:p>
      <text:p text:style-name="P426"><text:span text:style-name="T5">It doesn't seem like it, but without Jesus Christ </text:span><text:span text:style-name="T108">it happens to us </text:span><text:span text:style-name="T5">what happened to the people of Israel in the time of the Judges. According to Judges 21, when already having the commandments and all the law of the Torah, </text:span><text:span text:style-name="Bible_5f_text"><text:span text:style-name="T5">“</text:span></text:span><text:span text:style-name="Bible_5f_text"><text:span text:style-name="T108">e</text:span></text:span><text:span text:style-name="Bible_5f_text">very man did that which was right in his own eyes</text:span><text:span text:style-name="Bible_5f_text"><text:span text:style-name="T5">” </text:span></text:span><text:span text:style-name="Bible_5f_text"><text:span text:style-name="T5"><text:note text:id="ftn227" text:note-class="footnote"><text:note-citation>227</text:note-citation><text:note-body><text:p text:style-name="Footnote"><text:span text:style-name="T5">Judges 21:25 </text:span><text:a xlink:type="simple" xlink:href="https://www.biblegateway.com/passage/?search=Judges+21%3A25&amp;version=KJV" text:style-name="Internet_20_link" text:visited-style-name="Visited_20_Internet_20_Link"><text:span text:style-name="Definition"><text:span text:style-name="T5">KJV</text:span></text:span></text:a></text:p></text:note-body></text:note></text:span></text:span><text:span text:style-name="T5">. And without Jesus Christ, </text:span><text:span text:style-name="T108">it still happens to us</text:span><text:span text:style-name="T5">. When is abortion good? When is it good to change gender? Is homosexual marriage good? Was YHWH good in sending Shaul to kill all the people of Amalek? Is the law written in Deuteronomy </text:span><text:span text:style-name="T108">good</text:span><text:span text:style-name="T5">? Why do</text:span><text:span text:style-name="T108">es</text:span><text:span text:style-name="T5">n't </text:span><text:span text:style-name="T108">it</text:span><text:span text:style-name="T5"> ban slavery? We choose, we judge, without The Truth, without Jesus Christ in the heart, and we end up doing the </text:span><text:span text:style-name="T108">same thing of </text:span><text:span text:style-name="T5">Judges 21: </text:span><text:span text:style-name="Bible_5f_text"><text:span text:style-name="T5">“</text:span></text:span><text:span text:style-name="Bible_5f_text"><text:span text:style-name="T108">e</text:span></text:span><text:span text:style-name="Bible_5f_text"><text:span text:style-name="T5">very man did that which was right in his own eyes” </text:span></text:span><text:span text:style-name="Bible_5f_text"><text:span text:style-name="T5"><text:note text:id="ftn228" text:note-class="footnote"><text:note-citation>228</text:note-citation><text:note-body><text:p text:style-name="Footnote"><text:span text:style-name="T5">Judges 21:25 </text:span><text:a xlink:type="simple" xlink:href="https://www.biblegateway.com/passage/?search=Judges+21%3A25&amp;version=KJV" text:style-name="Internet_20_link" text:visited-style-name="Visited_20_Internet_20_Link"><text:span text:style-name="Definition"><text:span text:style-name="T5">KJV</text:span></text:span></text:a></text:p></text:note-body></text:note></text:span></text:span><text:span text:style-name="T5">.</text:span></text:p>
      <text:p text:style-name="P355">And what we believe as true, as certain, as real, determines the way we think, speak and act. <text:span text:style-name="T618">Our p</text:span>riorities, wishes and objectives are aligned with what we believe. That is why John explains in 1st John 2 that: <text:span text:style-name="Bible_5f_text">“Don’t love the world or the things that are in the world. If anyone loves the world, the Father’s love isn’t in him. For all that is in the world, the lust of the flesh, the lust of the eyes, and the pride of life, isn’t the Father’s, but is the world’s” </text:span><text:span text:style-name="Bible_5f_text"><text:note text:id="ftn229" text:note-class="footnote"><text:note-citation>229</text:note-citation><text:note-body><text:p text:style-name="Footnote"><text:span text:style-name="T5">1 John 2:15-16 </text:span><text:a xlink:type="simple" xlink:href="https://www.biblegateway.com/passage/?search=1+John+2%3A15-16&amp;version=WEB" text:style-name="Internet_20_link" text:visited-style-name="Visited_20_Internet_20_Link"><text:span text:style-name="Definition"><text:span text:style-name="T109">WEB</text:span></text:span></text:a></text:p></text:note-body></text:note></text:span>. <text:span text:style-name="T618">P</text:span>leasure, money and social power are the priorities of those who belong to the world. <text:span text:style-name="T618">Those</text:span> priorities change when <text:span text:style-name="T618">we know </text:span>Jesus Christ, the Truth <text:soft-page-break/><text:span text:style-name="T618">himself</text:span>. That's why Yeshua also says in John 11 that: <text:span text:style-name="Bible_5f_text">"I am the resurrection and the life” </text:span><text:span text:style-name="Bible_5f_text"><text:note text:id="ftn230" text:note-class="footnote"><text:note-citation>230</text:note-citation><text:note-body><text:p text:style-name="Footnote"><text:span text:style-name="T5">John 11:25 </text:span><text:a xlink:type="simple" xlink:href="https://www.biblegateway.com/passage/?search=John+11%3A25&amp;version=KJV" text:style-name="Internet_20_link" text:visited-style-name="Visited_20_Internet_20_Link"><text:span text:style-name="Definition"><text:span text:style-name="T5">KJV</text:span></text:span></text:a></text:p></text:note-body></text:note></text:span>.</text:p>
      <text:p text:style-name="P427"><text:span text:style-name="T5">When you begin to believe in his resurrection, things begin to change. Paul explains in Romans 10 that </text:span><text:span text:style-name="Bible_5f_text"><text:span text:style-name="T5">“</text:span></text:span><text:span text:style-name="Bible_5f_text"><text:span text:style-name="T110">i</text:span></text:span><text:span text:style-name="Bible_5f_text">f you will confess with your mouth that Jesus is Lord, and believe in your heart that God raised him from the dead, you will be saved</text:span><text:span text:style-name="Bible_5f_text"><text:span text:style-name="T5">” </text:span></text:span><text:span text:style-name="Bible_5f_text"><text:span text:style-name="T5"><text:note text:id="ftn231" text:note-class="footnote"><text:note-citation>231</text:note-citation><text:note-body><text:p text:style-name="Footnote"><text:span text:style-name="T5">Romans 10:9 </text:span><text:a xlink:type="simple" xlink:href="https://www.biblegateway.com/passage/?search=Romans+10%3A9&amp;version=WEB" text:style-name="Internet_20_link" text:visited-style-name="Visited_20_Internet_20_Link"><text:span text:style-name="Definition"><text:span text:style-name="T110">WEB</text:span></text:span></text:a></text:p></text:note-body></text:note></text:span></text:span><text:span text:style-name="T5">. Believe IN THE HEART, not from the mouth </text:span><text:span text:style-name="T110">to the </text:span><text:span text:style-name="T5">outside, that Jesus Christ was resurrected, allows the process to begin.</text:span></text:p>
      <text:h text:style-name="P517" text:outline-level="4"><text:bookmark-start text:name="__RefHeading___Toc34795_4173466481"/><text:span text:style-name="T619">Doing</text:span> good.<text:bookmark-end text:name="__RefHeading___Toc34795_4173466481"/></text:h>
      <text:p text:style-name="Text_20_body">Doing good seems very easy, Jesus Christ explains it, according to Matthew 22: <text:span text:style-name="Bible_5f_text">“You shall love the Lord your God with all your heart, with all your soul, and with all your mind. This is the first and great commandment. A second likewise is this, You shall love your neighbor as yourself. The whole law and the prophets depend on these two commandments” </text:span><text:span text:style-name="Bible_5f_text"><text:note text:id="ftn232" text:note-class="footnote"><text:note-citation>232</text:note-citation><text:note-body><text:p text:style-name="Footnote"><text:span text:style-name="T5">Matthew 22:37-40 </text:span><text:a xlink:type="simple" xlink:href="https://www.biblegateway.com/passage/?search=Matthew+22%3A37-40&amp;version=WEB" text:style-name="Internet_20_link" text:visited-style-name="Visited_20_Internet_20_Link"><text:span text:style-name="Definition"><text:span text:style-name="T111">WEB</text:span></text:span></text:a></text:p></text:note-body></text:note></text:span>. And he adds, according to John 13: <text:span text:style-name="Bible_5f_text">“A new commandment I give to you, that you love one another. Just as I have loved you, you also love one another” </text:span><text:span text:style-name="Bible_5f_text"><text:note text:id="ftn233" text:note-class="footnote"><text:note-citation>233</text:note-citation><text:note-body><text:p text:style-name="Footnote"><text:span text:style-name="T5">John 13:34 </text:span><text:a xlink:type="simple" xlink:href="https://www.biblegateway.com/passage/?search=John+13%3A34&amp;version=WEB" text:style-name="Internet_20_link" text:visited-style-name="Visited_20_Internet_20_Link"><text:span text:style-name="Definition"><text:span text:style-name="T111">WEB</text:span></text:span></text:a></text:p></text:note-body></text:note></text:span>.</text:p>
      <text:p text:style-name="P4"><text:span text:style-name="T620">It looks</text:span> easy. Love God above all things, love your neighbor <text:span text:style-name="T622">as yourself</text:span>, love as Yeshua loves us. Easy. Love, love, love.</text:p>
      <text:p text:style-name="P4">To do good is to love.</text:p>
      <text:p text:style-name="P4">It is in practice that things are not so easy because according to Matthew 5, Yeshua makes it a little more difficult than what was written by Moses. Yeshua says that <text:span text:style-name="Bible_5f_text">“You have heard that it was said to the ancient ones, ‘You shall not murder;’ and ‘Whoever murders will be in danger of the judgment.’ But I tell you that everyone who is angry with his brother without a cause will be in danger of the judgment. Whoever says to his brother, ‘Raca!’ will be in danger of the council. Whoever says, ‘You fool!’ will be in danger of the fire of Gehenna“ </text:span><text:span text:style-name="Bible_5f_text"><text:note text:id="ftn234" text:note-class="footnote"><text:note-citation>234</text:note-citation><text:note-body><text:p text:style-name="Footnote"><text:span text:style-name="T5">Matthew 5:21-22 </text:span><text:a xlink:type="simple" xlink:href="https://www.biblegateway.com/passage/?search=Matthew+5%3A21-22&amp;version=WEB" text:style-name="Internet_20_link" text:visited-style-name="Visited_20_Internet_20_Link"><text:span text:style-name="Definition"><text:span text:style-name="T111">WEB</text:span></text:span></text:a></text:p></text:note-body></text:note></text:span>. And he adds: <text:span text:style-name="Bible_5f_text">“You have heard that it was said, ‘You shall not commit adultery’ ; but I tell you that everyone who gazes at a woman to lust after her has committed adultery with her already in his heart” </text:span><text:span text:style-name="Bible_5f_text"><text:note text:id="ftn235" text:note-class="footnote"><text:note-citation>235</text:note-citation><text:note-body><text:p text:style-name="Footnote"><text:span text:style-name="T5">Matthew 5:27-28 </text:span><text:a xlink:type="simple" xlink:href="https://www.biblegateway.com/passage/?search=Matthew+5%3A27-28&amp;version=WEB" text:style-name="Internet_20_link" text:visited-style-name="Visited_20_Internet_20_Link"><text:span text:style-name="Definition"><text:span text:style-name="T111">WEB</text:span></text:span></text:a></text:p></text:note-body></text:note></text:span>. <text:span text:style-name="T1546">Meaning </text:span>that <text:span text:style-name="T622">we </text:span>sin with what <text:span text:style-name="T622">we</text:span> sa<text:span text:style-name="T622">y</text:span>, with <text:span text:style-name="T622">our </text:span>thoughts, with <text:span text:style-name="T622">our</text:span> feelings, with <text:span text:style-name="T622">our</text:span> heart. It's not just what <text:span text:style-name="T622">we</text:span> do. <text:span text:style-name="T622">It is</text:span> <text:span text:style-name="T622">what</text:span> comes <text:span text:style-name="T622">out from </text:span>the heart. Yeshua explains in Matthew 15 that: <text:span text:style-name="Bible_5f_text">“the things which proceed out of the mouth come out of the heart, and they defile the man. For out of the heart come evil thoughts, murders, adulteries, sexual sins, thefts, false testimony, and blasphemies” </text:span><text:span text:style-name="Bible_5f_text"><text:note text:id="ftn236" text:note-class="footnote"><text:note-citation>236</text:note-citation><text:note-body><text:p text:style-name="Footnote"><text:span text:style-name="T5">Matthew 15:18-19 </text:span><text:a xlink:type="simple" xlink:href="https://www.biblegateway.com/passage/?search=Matthew+15%3A18-19&amp;version=WEB" text:style-name="Internet_20_link" text:visited-style-name="Visited_20_Internet_20_Link"><text:span text:style-name="Definition"><text:span text:style-name="T111">WEB</text:span></text:span></text:a></text:p></text:note-body></text:note></text:span>.</text:p>
      <text:p text:style-name="P4"><text:soft-page-break/>Yeshua demands more than the law written by Moses. According to Matthew 5, Yeshua <text:span text:style-name="T623">demands</text:span> loving the enemy, turning the other cheek, <text:span text:style-name="T623">giving anything</text:span> they ask <text:span text:style-name="T623">for</text:span>, go the extra mile, be like <text:span text:style-name="T1547">the </text:span>Heavenly Father who is perfect. <text:span text:style-name="T623">To be</text:span> <text:span text:style-name="T1547">H</text:span>oly.</text:p>
      <text:p text:style-name="P4">To be good is to be Holy and Perfect like the Heavenly Father.</text:p>
      <text:p text:style-name="P4"><text:span text:style-name="T624">Now, t</text:span>hose are big words. That is why Yeshua says that he did not come to <text:span text:style-name="T624">cancel</text:span> the law but to complete it. To <text:span text:style-name="T624">make</text:span> it <text:span text:style-name="T624">even </text:span>more perfect.</text:p>
      <text:p text:style-name="P4">That is why Peter asks him <text:span text:style-name="Bible_5f_text">"Who then can be saved?"</text:span>, and Yeshua replies: <text:span text:style-name="Bible_5f_text">"With men this is impossible, but with God all things are possible” </text:span><text:span text:style-name="Bible_5f_text"><text:note text:id="ftn237" text:note-class="footnote"><text:note-citation>237</text:note-citation><text:note-body><text:p text:style-name="Footnote"><text:span text:style-name="T5">Matthew 19:25 </text:span><text:a xlink:type="simple" xlink:href="https://www.biblegateway.com/passage/?search=Matthew+19%3A25-26&amp;version=WEB" text:style-name="Internet_20_link" text:visited-style-name="Visited_20_Internet_20_Link"><text:span text:style-name="Definition"><text:span text:style-name="T112">WEB</text:span></text:span></text:a></text:p></text:note-body></text:note></text:span>.</text:p>
      <text:h text:style-name="P517" text:outline-level="4"><text:bookmark-start text:name="__RefHeading___Toc34797_4173466481"/>The bad guys.<text:bookmark-end text:name="__RefHeading___Toc34797_4173466481"/></text:h>
      <text:p text:style-name="Text_20_body">The good is God. <text:span text:style-name="T1548">To do</text:span> good is to love as God loves, to be Holy and Perfect.</text:p>
      <text:p text:style-name="P4">We have all sinned, we all have sin <text:span text:style-name="T1551">with</text:span><text:span text:style-name="T1549">in ourselves</text:span>. All men have done evil.</text:p>
      <text:p text:style-name="P4">And according to the bible, what happens to the one who does evil? What <text:span text:style-name="T625">happens to bad people</text:span>? They die. In fact they are already dead. It is precisely <text:span text:style-name="T626">because they are </text:span>spiritually dead, for not knowing Yeshua, who is Life itself, for not being able to live as Jesus Christ lived, that they cannot do what is good. And the consequence of spiritual death is physical death. That was the consequence for Adam and that is the fate of sinners, of all Adam's descendants.</text:p>
      <text:p text:style-name="P90">With the exception of a few <text:span text:style-name="T1550">people </text:span>of the last generation descended from Adam, we are ALL going to physically die. Because there is sin in EVERYONE. <text:span text:style-name="T626">It i</text:span>s <text:span text:style-name="T626">with</text:span>in <text:span text:style-name="T626">the flesh</text:span> itself. In genetics itself. <text:span text:style-name="T627">That </text:span>one that comes from Adam. There is a physical <text:span text:style-name="T627">propagation</text:span> of evil, through the flesh, and a spiritual propagation, through the social system, what the bible calls the world. That is why the bible speaks of a creation <text:span text:style-name="T627">in collapse</text:span>, <text:span text:style-name="T627">a fallen creation</text:span>. Spiritual death is nullable when you begin to spiritually know Jesus Christ. And physical death will be nullable AFTER the resurrection of the dead. Jesus Christ saves us from death <text:span text:style-name="T627">by TAKING</text:span> US OUT of death, both physical and spiritual.</text:p>
      <text:p text:style-name="P428"><text:span text:style-name="T5">Psalm 37 says that the wicked wither, that they will be </text:span>cut off<text:span text:style-name="T5">, </text:span><text:span text:style-name="T113">that they will be no more, </text:span><text:span text:style-name="T5">that </text:span><text:span text:style-name="T113">you</text:span><text:span text:style-name="T5"> </text:span><text:span text:style-name="T113">will</text:span><text:span text:style-name="T5"> look for them and </text:span><text:span text:style-name="T113">will </text:span><text:span text:style-name="T5">not find them, that their day </text:span><text:span text:style-name="T113">comes</text:span><text:span text:style-name="T5">, that their sword will enter their own hearts, </text:span><text:span text:style-name="T113">that their arms will be broken, </text:span><text:span text:style-name="T5">that they will perish, that they </text:span><text:span text:style-name="T113">vanish</text:span><text:span text:style-name="T5"> like smoke, that they will be </text:span><text:span text:style-name="T114">destroyed</text:span><text:span text:style-name="T5"> </text:span><text:span text:style-name="T5"><text:note text:id="ftn238" text:note-class="footnote"><text:note-citation>238</text:note-citation><text:note-body><text:p text:style-name="Footnote"><text:span text:style-name="T5">Psalm 37 </text:span><text:a xlink:type="simple" xlink:href="https://www.biblegateway.com/passage/?search=Psalm+37&amp;version=WEB" text:style-name="Internet_20_link" text:visited-style-name="Visited_20_Internet_20_Link"><text:span text:style-name="T114">WEB</text:span></text:a></text:p></text:note-body></text:note></text:span><text:span text:style-name="T5">. Obviously that has not happened yet. There are still a lot of bad guys out there.</text:span></text:p>
      <text:p text:style-name="P4"><text:soft-page-break/>Psalm 9 has a similar tone, it speaks of the destruction of the wicked forever and ever. Other psalms calling for or announcing destruction of the wicked are Psalm 10, 12, 18, 21, 28, 52, 58, 59, 63, 73, 92. In short, there are several psalms that speak of the destruction of the wicked.</text:p>
      <text:p text:style-name="P91">There are several psalms in which the psalmist asks God for physi<text:span text:style-name="T628">cal</text:span> suffering of the wicked. Some in tones of revenge and torture. <text:span text:style-name="T629">W</text:span>hich shows us that even psalmists saw themselves as good people, the bad <text:span text:style-name="T629">guys </text:span>are the others, and that, according to the bible, it is valid to ask practically anything to God. Including the suffering of other people or the death of oneself. It is valid as long as God is asked <text:span text:style-name="T629">for it </text:span>and <text:span text:style-name="T629">it is </text:span>not th<text:span text:style-name="T629">ought</text:span> about taking actions <text:span text:style-name="T629">by</text:span> yourself. <text:span text:style-name="T629">L</text:span>eav<text:span text:style-name="T629">ing</text:span> things in <text:span text:style-name="T1552">the </text:span>hands of God's justice.</text:p>
      <text:p text:style-name="P4">There are several <text:span text:style-name="T629">pasages</text:span> in the book of Revelation <text:span text:style-name="T629">that talk about</text:span> the destruction of the wicked.</text:p>
      <text:p text:style-name="P4">Revelation 11, just after blowing the seventh trumpet, tells us that: <text:span text:style-name="Bible_5f_text">“The nations were angry, and your wrath came, as did the time for the dead to be judged, and to give your bondservants the prophets, their reward, as well as to the saints, and those who fear your name, to the small and the great, and to </text:span><text:span text:style-name="Bible_5f_text"><text:span text:style-name="T630">DESTROY</text:span></text:span><text:span text:style-name="Bible_5f_text"> those who destroy the earth” </text:span><text:span text:style-name="Bible_5f_text"><text:note text:id="ftn239" text:note-class="footnote"><text:note-citation>239</text:note-citation><text:note-body><text:p text:style-name="Footnote"><text:span text:style-name="T5">Revelation 11:18 </text:span><text:a xlink:type="simple" xlink:href="https://www.biblegateway.com/passage/?search=Revelation+11%3A18&amp;version=WEB" text:style-name="Internet_20_link" text:visited-style-name="Visited_20_Internet_20_Link"><text:span text:style-name="Definition"><text:span text:style-name="T115">WEB</text:span></text:span></text:a></text:p></text:note-body></text:note></text:span>.</text:p>
      <text:p text:style-name="P4">In Revelation 20 when it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40" text:note-class="footnote"><text:note-citation>240</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16">WEB</text:span></text:span></text:a></text:p></text:note-body></text:note></text:span>.</text:p>
      <text:p text:style-name="P4">Revelation 21 says that: <text:span text:style-name="Bible_5f_text">“But for the cowardly, unbelieving, sinners, abominable, murderers, sexually immoral, sorcerers, idolaters, and all liars, their part is in the lake that burns with fire and sulfur, which is the second death” </text:span><text:span text:style-name="Bible_5f_text"><text:note text:id="ftn241" text:note-class="footnote"><text:note-citation>241</text:note-citation><text:note-body><text:p text:style-name="Footnote"><text:span text:style-name="T5">Revelation 21:8 </text:span><text:a xlink:type="simple" xlink:href="https://www.biblegateway.com/passage/?search=Revelation+21%3A8&amp;version=WEB" text:style-name="Internet_20_link" text:visited-style-name="Visited_20_Internet_20_Link"><text:span text:style-name="Definition"><text:span text:style-name="T116">WEB</text:span></text:span></text:a></text:p></text:note-body></text:note></text:span>.</text:p>
      <text:p text:style-name="P4">The point is that God promises to destroy the wicked. <text:span text:style-name="T631">T</text:span>hat the day will come <text:span text:style-name="T631">when you will look for them </text:span>and <text:span text:style-name="T631">will not</text:span> find them.</text:p>
      <text:h text:style-name="P517" text:outline-level="4"><text:bookmark-start text:name="__RefHeading___Toc34799_4173466481"/>Fire.<text:bookmark-end text:name="__RefHeading___Toc34799_4173466481"/></text:h>
      <text:p text:style-name="Text_20_body">YHWH's, God's, favorite way of ending the bad guys is with fire.</text:p>
      <text:p text:style-name="P429"><text:span text:style-name="T5">In Genesis 19 it says that: </text:span><text:span text:style-name="Bible_5f_text"><text:span text:style-name="T5">“Then Yahweh rained on Sodom and on Gomorrah sulfur and </text:span></text:span><text:span text:style-name="Bible_5f_text"><text:span text:style-name="T117">FIRE</text:span></text:span><text:span text:style-name="Bible_5f_text"><text:span text:style-name="T5"> from Yahweh out of the sky” </text:span></text:span><text:span text:style-name="Bible_5f_text"><text:span text:style-name="T5"><text:note text:id="ftn242" text:note-class="footnote"><text:note-citation>242</text:note-citation><text:note-body><text:p text:style-name="Footnote"><text:span text:style-name="T5">Genesis 19:24 </text:span><text:a xlink:type="simple" xlink:href="https://www.biblegateway.com/passage/?search=Genesis+19%3A24&amp;version=WEB" text:style-name="Internet_20_link" text:visited-style-name="Visited_20_Internet_20_Link"><text:span text:style-name="Definition"><text:span text:style-name="T117">WEB</text:span></text:span></text:a></text:p></text:note-body></text:note></text:span></text:span><text:span text:style-name="T5">. In Ezekiel 38: </text:span><text:span text:style-name="Bible_5f_text"><text:span text:style-name="T5">“I will rain on him, and on his </text:span></text:span><text:soft-page-break/><text:span text:style-name="Bible_5f_text"><text:span text:style-name="T5">hordes, and on the many peoples who are with him, an overflowing shower, with great hailstones, </text:span></text:span><text:span text:style-name="Bible_5f_text"><text:span text:style-name="T117">FIRE</text:span></text:span><text:span text:style-name="Bible_5f_text"><text:span text:style-name="T5">, and sulfur” </text:span></text:span><text:span text:style-name="Bible_5f_text"><text:span text:style-name="T5"><text:note text:id="ftn243" text:note-class="footnote"><text:note-citation>243</text:note-citation><text:note-body><text:p text:style-name="Footnote"><text:span text:style-name="T5">Ezekiel 38:22 </text:span><text:a xlink:type="simple" xlink:href="https://www.biblegateway.com/passage/?search=Ezekiel+38%3A22&amp;version=WEB" text:style-name="Internet_20_link" text:visited-style-name="Visited_20_Internet_20_Link"><text:span text:style-name="Definition"><text:span text:style-name="T117">WEB</text:span></text:span></text:a></text:p></text:note-body></text:note></text:span></text:span><text:span text:style-name="T5">. </text:span><text:span text:style-name="T117">I</text:span><text:span text:style-name="T5">n Amos 1 and 2 we see that Jehovah says that: </text:span><text:span text:style-name="Bible_5f_text"><text:span text:style-name="T5">“I will send a </text:span></text:span><text:span text:style-name="Bible_5f_text"><text:span text:style-name="T117">FIRE</text:span></text:span><text:span text:style-name="Bible_5f_text"><text:span text:style-name="T5"> into the house of Hazael”</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on the wall of Gaza”</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on the wall of Tyrus”</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Teman”</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Moab”</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Judah”</text:span></text:span><text:span text:style-name="T5">. In Revelation 20 says that </text:span><text:span text:style-name="Bible_5f_text"><text:span text:style-name="T5">“</text:span></text:span><text:span text:style-name="Bible_5f_text"><text:span text:style-name="T117">FIRE</text:span></text:span><text:span text:style-name="Bible_5f_text"><text:span text:style-name="T5"> came down out of heaven from God and devoured them” </text:span></text:span><text:span text:style-name="Bible_5f_text"><text:span text:style-name="T5"><text:note text:id="ftn244" text:note-class="footnote"><text:note-citation>244</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17">WEB</text:span></text:span></text:a></text:p></text:note-body></text:note></text:span></text:span><text:span text:style-name="T5">. Revelation 21 says that: </text:span><text:span text:style-name="Bible_5f_text"><text:span text:style-name="T5">“</text:span></text:span><text:span text:style-name="Bible_5f_text"><text:span text:style-name="T117">t</text:span></text:span><text:span text:style-name="Bible_5f_text">he fearful, and unbelieving, and the abominable, and murderers, and whoremongers, and sorcerers, and idolaters, and all liars, shall have their part in the lake which burneth with </text:span><text:span text:style-name="Bible_5f_text"><text:span text:style-name="T632">FIRE</text:span></text:span><text:span text:style-name="Bible_5f_text"> and brimstone: which is the second death</text:span><text:span text:style-name="Bible_5f_text"><text:span text:style-name="T5">” </text:span></text:span><text:span text:style-name="Bible_5f_text"><text:span text:style-name="T5"><text:note text:id="ftn245" text:note-class="footnote"><text:note-citation>245</text:note-citation><text:note-body><text:p text:style-name="Footnote"><text:span text:style-name="T5">Revelation 21:8 </text:span><text:a xlink:type="simple" xlink:href="https://www.biblegateway.com/passage/?search=Revelation+21%3A8&amp;version=KJV" text:style-name="Internet_20_link" text:visited-style-name="Visited_20_Internet_20_Link"><text:span text:style-name="Definition"><text:span text:style-name="T5">KJV</text:span></text:span></text:a></text:p></text:note-body></text:note></text:span></text:span><text:span text:style-name="T5">. In 2nd Peter 2 says that: </text:span><text:span text:style-name="Bible_5f_text"><text:span text:style-name="T5">“</text:span></text:span><text:span text:style-name="Bible_5f_text"><text:span text:style-name="T117">B</text:span></text:span><text:span text:style-name="Bible_5f_text"><text:span text:style-name="T5">ut the heavens and the earth, which are now, by the same word are kept in store, reserved unto </text:span></text:span><text:span text:style-name="Bible_5f_text"><text:span text:style-name="T117">FIRE</text:span></text:span><text:span text:style-name="Bible_5f_text"><text:span text:style-name="T5"> against the day of judgment and perdition of ungodly men” </text:span></text:span><text:span text:style-name="Bible_5f_text"><text:span text:style-name="T5"><text:note text:id="ftn246" text:note-class="footnote"><text:note-citation>246</text:note-citation><text:note-body><text:p text:style-name="Footnote"><text:span text:style-name="T5">2 Peter 3:7 </text:span><text:a xlink:type="simple" xlink:href="https://www.biblegateway.com/passage/?search=2+Peter+3%3A7&amp;version=KJV" text:style-name="Internet_20_link" text:visited-style-name="Visited_20_Internet_20_Link"><text:span text:style-name="Definition"><text:span text:style-name="T5">KJV</text:span></text:span></text:a></text:p></text:note-body></text:note></text:span></text:span><text:span text:style-name="T5">. Definitely God likes fire. And sometimes sulfur </text:span><text:span text:style-name="T117">and brimstone</text:span><text:span text:style-name="T5">.</text:span></text:p>
      <text:p text:style-name="P430"><text:span text:style-name="T5">The bible also tells us in 1st John 4 that: </text:span><text:span text:style-name="Bible_5f_text"><text:span text:style-name="T5">“</text:span></text:span><text:span text:style-name="Bible_5f_text"><text:span text:style-name="T118">H</text:span></text:span><text:span text:style-name="Bible_5f_text">e who doesn’t love doesn’t know God, for God is love</text:span><text:span text:style-name="Bible_5f_text"><text:span text:style-name="T5">” </text:span></text:span><text:span text:style-name="Bible_5f_text"><text:span text:style-name="T5"><text:note text:id="ftn247" text:note-class="footnote"><text:note-citation>247</text:note-citation><text:note-body><text:p text:style-name="Footnote"><text:span text:style-name="T5">1 John 4:8 </text:span><text:a xlink:type="simple" xlink:href="https://www.biblegateway.com/passage/?search=+1+John+4%3A8&amp;version=WEB" text:style-name="Internet_20_link" text:visited-style-name="Visited_20_Internet_20_Link"><text:span text:style-name="Definition"><text:span text:style-name="T118">WEB</text:span></text:span></text:a></text:p></text:note-body></text:note></text:span></text:span><text:span text:style-name="T5">. And in </text:span><text:span text:style-name="T127">H</text:span><text:span text:style-name="T5">ebrews 12: </text:span><text:span text:style-name="Bible_5f_text"><text:span text:style-name="T5">“</text:span></text:span><text:span text:style-name="Bible_5f_text"><text:span text:style-name="T118">f</text:span></text:span><text:span text:style-name="Bible_5f_text"><text:span text:style-name="T5">or our God is a consuming fire” </text:span></text:span><text:span text:style-name="Bible_5f_text"><text:span text:style-name="T5"><text:note text:id="ftn248" text:note-class="footnote"><text:note-citation>248</text:note-citation><text:note-body><text:p text:style-name="Footnote"><text:span text:style-name="T5">Hebrews 12:29 </text:span><text:a xlink:type="simple" xlink:href="https://www.biblegateway.com/passage/?search=Hebrews+12%3A29&amp;version=WEB" text:style-name="Internet_20_link" text:visited-style-name="Visited_20_Internet_20_Link"><text:span text:style-name="Definition"><text:span text:style-name="T118">WEB</text:span></text:span></text:a></text:p></text:note-body></text:note></text:span></text:span><text:span text:style-name="T5">. </text:span><text:span text:style-name="T118">Which</text:span><text:span text:style-name="T5"> mean</text:span><text:span text:style-name="T118">s </text:span><text:span text:style-name="T5">that God is love and fire at the same time.</text:span></text:p>
      <text:p text:style-name="P4">And according to Isaiah 9 Jehovah <text:span text:style-name="T633">declares</text:span> that <text:span text:style-name="Bible_5f_text">“for the passion of YHWH </text:span><text:span text:style-name="Bible_5f_text"><text:span text:style-name="T633">tzabaot the whole</text:span></text:span><text:span text:style-name="Bible_5f_text"> earth is on fire and the peoples are the fuel. Fire from man to brother leaving no one” </text:span><text:span text:style-name="Bible_5f_text"><text:note text:id="ftn249" text:note-class="footnote"><text:note-citation>249</text:note-citation><text:note-body><text:p text:style-name="Footnote"><text:span text:style-name="T5">Isaiah 9:19 </text:span><text:a xlink:type="simple" xlink:href="https://biblehub.com/text/isaiah/9-19.htm" text:style-name="Internet_20_link" text:visited-style-name="Visited_20_Internet_20_Link"><text:span text:style-name="Definition"><text:span text:style-name="T5">biblehub</text:span></text:span></text:a><text:span text:style-name="T5"> (traducido por el autor)</text:span></text:p></text:note-body></text:note></text:span>. ALL the earth. And the PEOPLE are THE FUEL. And the fire spreads from man to brother! <text:span text:style-name="T634">Just as saying:</text:span> TREMENDOUS FIRE!</text:p>
      <text:p text:style-name="P431"><text:span text:style-name="T5">The interesting thing is that this is perfectly consistent with the intentions that Yeshua says he has in Luke 12 when he states that: </text:span><text:span text:style-name="Bible_5f_text"><text:span text:style-name="T5">“</text:span></text:span><text:span text:style-name="Bible_5f_text"><text:span text:style-name="T119">I</text:span></text:span><text:span text:style-name="Bible_5f_text"> came to throw </text:span><text:span text:style-name="Bible_5f_text"><text:span text:style-name="T633">FIRE</text:span></text:span><text:span text:style-name="Bible_5f_text"> on the earth. I wish it were already kindled</text:span><text:span text:style-name="Bible_5f_text"><text:span text:style-name="T5">" </text:span></text:span><text:span text:style-name="Bible_5f_text"><text:span text:style-name="T5"><text:note text:id="ftn250" text:note-class="footnote"><text:note-citation>250</text:note-citation><text:note-body><text:p text:style-name="Footnote"><text:span text:style-name="T5">Luke 12:49 </text:span><text:a xlink:type="simple" xlink:href="https://www.biblegateway.com/passage/?search=Luke+12%3A49&amp;version=WEB" text:style-name="Internet_20_link" text:visited-style-name="Visited_20_Internet_20_Link"><text:span text:style-name="Definition"><text:span text:style-name="T119">WEB</text:span></text:span></text:a></text:p></text:note-body></text:note></text:span></text:span><text:span text:style-name="T5">. And with Mark 9 when Yeshua states: </text:span><text:span text:style-name="Bible_5f_text"><text:span text:style-name="T5">“</text:span></text:span><text:span text:style-name="Bible_5f_text"><text:span text:style-name="T119">F</text:span></text:span><text:span text:style-name="Bible_5f_text"><text:span text:style-name="T5">or everyone will be salted with </text:span></text:span><text:span text:style-name="Bible_5f_text"><text:span text:style-name="T119">FIRE</text:span></text:span><text:span text:style-name="Bible_5f_text"><text:span text:style-name="T5">” </text:span></text:span><text:span text:style-name="Bible_5f_text"><text:span text:style-name="T5"><text:note text:id="ftn251" text:note-class="footnote"><text:note-citation>251</text:note-citation><text:note-body><text:p text:style-name="Footnote"><text:span text:style-name="T5">Mark 9:49 </text:span><text:a xlink:type="simple" xlink:href="https://www.biblegateway.com/passage/?search=Mark+9%3A49&amp;version=WEB" text:style-name="Internet_20_link" text:visited-style-name="Visited_20_Internet_20_Link"><text:span text:style-name="Definition"><text:span text:style-name="T119">WEB</text:span></text:span></text:a></text:p></text:note-body></text:note></text:span></text:span><text:span text:style-name="T5">. </text:span><text:span text:style-name="T119">Which means that the pyromaniac</text:span><text:span text:style-name="T5"> is Jesus Christ!</text:span></text:p>
      <text:h text:style-name="P520" text:outline-level="5"><text:bookmark-start text:name="__RefHeading___Toc34801_4173466481"/>Spiritual.<text:bookmark-end text:name="__RefHeading___Toc34801_4173466481"/></text:h>
      <text:p text:style-name="Text_20_body"><text:span text:style-name="T5">John the Baptist, according to Matthew 3, explains to us about Jesus Christ that: </text:span><text:span text:style-name="Bible_5f_text"><text:span text:style-name="T5">“</text:span></text:span><text:span text:style-name="Bible_5f_text"><text:span text:style-name="T120">H</text:span></text:span><text:span text:style-name="Bible_5f_text">e will baptize you in the Holy Spirit. </text:span><text:span text:style-name="Bible_5f_text"><text:span text:style-name="T634">H</text:span></text:span><text:span text:style-name="Bible_5f_text">is winnowing fork is in his hand, and he will thoroughly cleanse his threshing floor. He will gather his wheat into the barn, but the chaff he will burn up with unquenchable </text:span><text:span text:style-name="Bible_5f_text"><text:span text:style-name="T634">FIRE</text:span></text:span><text:span text:style-name="Bible_5f_text"><text:span text:style-name="T5">” </text:span></text:span><text:span text:style-name="Bible_5f_text"><text:span text:style-name="T5"><text:note text:id="ftn252" text:note-class="footnote"><text:note-citation>252</text:note-citation><text:note-body><text:p text:style-name="Footnote"><text:span text:style-name="T5">Matthew 3:11-12 </text:span><text:a xlink:type="simple" xlink:href="https://www.biblegateway.com/passage/?search=Matthew+3%3A11-12&amp;version=WEB" text:style-name="Internet_20_link" text:visited-style-name="Visited_20_Internet_20_Link"><text:span text:style-name="Definition"><text:span text:style-name="T120">WEB</text:span></text:span></text:a></text:p></text:note-body></text:note></text:span></text:span><text:span text:style-name="T5">. In a FIRE that will NEVER go out. Jehovah, in Malachi 3, warns us: </text:span><text:span text:style-name="Bible_5f_text"><text:span text:style-name="T5">“</text:span></text:span><text:span text:style-name="Bible_5f_text"><text:span text:style-name="T121">w</text:span></text:span><text:span text:style-name="Bible_5f_text"><text:span text:style-name="T5">ho can endure the day of his coming? And who will stand when he appears? For he is like a refiner’s </text:span></text:span><text:span text:style-name="Bible_5f_text"><text:span text:style-name="T121">FIRE</text:span></text:span><text:span text:style-name="Bible_5f_text"><text:span text:style-name="T5">, and like launderers’ soap” </text:span></text:span><text:span text:style-name="Bible_5f_text"><text:span text:style-name="T5"><text:note text:id="ftn253" text:note-class="footnote"><text:note-citation>253</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21">WEB</text:span></text:span></text:a></text:p></text:note-body></text:note></text:span></text:span><text:span text:style-name="T5">.</text:span></text:p>
      <text:p text:style-name="P432"><text:span text:style-name="T5">Jesus Christ himself tells us about the Valley of Hinnom, the Ge Hinom in </text:span><text:span text:style-name="T122">h</text:span><text:span text:style-name="T5">ebrew, </text:span><text:span text:style-name="T122">the</text:span><text:span text:style-name="T5"> Ge-Henna in the </text:span><text:span text:style-name="T122">g</text:span><text:span text:style-name="T5">reek transliteration. Translated “INFERNO” in latin and then </text:span><text:soft-page-break/><text:span text:style-name="T5">“INF</text:span><text:span text:style-name="T122">I</text:span><text:span text:style-name="T5">ERNO” in spanish, also translated into germanic languages as “hel” or “helle” and later translated into english as “</text:span><text:span text:style-name="T122">HELL</text:span><text:span text:style-name="T5">”. A valley where </text:span><text:span text:style-name="T122">in the </text:span><text:span text:style-name="T5">times of King Josiah, the </text:span><text:span text:style-name="T127">h</text:span><text:span text:style-name="T122">ebrews</text:span><text:span text:style-name="T5">, the Israelites, sacrific</text:span><text:span text:style-name="T122">ed</text:span><text:span text:style-name="T5"> their children by passing them through fire to </text:span><text:span text:style-name="T122">some</text:span><text:span text:style-name="T5"> god Moloch </text:span><text:span text:style-name="T5"><text:note text:id="ftn254" text:note-class="footnote"><text:note-citation>254</text:note-citation><text:note-body><text:p text:style-name="Footnote"><text:span text:style-name="T5">2 Kings 23:10 </text:span><text:a xlink:type="simple" xlink:href="https://www.biblegateway.com/passage/?search=2+Kings+23%3A10&amp;version=KJV" text:style-name="Internet_20_link" text:visited-style-name="Visited_20_Internet_20_Link"><text:span text:style-name="Definition"><text:span text:style-name="T5">KJV</text:span></text:span></text:a><text:span text:style-name="T5"> Jeremiah 7:31 </text:span><text:a xlink:type="simple" xlink:href="https://www.biblegateway.com/passage/?search=Jeremiah+7%3A31&amp;version=KJV" text:style-name="Internet_20_link" text:visited-style-name="Visited_20_Internet_20_Link"><text:span text:style-name="Definition"><text:span text:style-name="T5">KJV</text:span></text:span></text:a></text:p></text:note-body></text:note></text:span><text:span text:style-name="T5">. </text:span><text:span text:style-name="T122">U</text:span><text:span text:style-name="T5">sing said valley as a reference, Jesus Christ tells us according to Matthew 5 that: </text:span><text:span text:style-name="Bible_5f_text"><text:span text:style-name="T5">“</text:span></text:span><text:span text:style-name="Bible_5f_text"><text:span text:style-name="T122">W</text:span></text:span><text:span text:style-name="Bible_5f_text">hoever says, ‘You fool!’ will be in danger of the fire of Gehenna”</text:span><text:span text:style-name="Bible_5f_text"><text:span text:style-name="T5"> </text:span></text:span><text:span text:style-name="Bible_5f_text"><text:span text:style-name="T5"><text:note text:id="ftn255" text:note-class="footnote"><text:note-citation>255</text:note-citation><text:note-body><text:p text:style-name="Footnote"><text:span text:style-name="T5">Matthew 5:22 </text:span><text:a xlink:type="simple" xlink:href="https://www.biblegateway.com/passage/?search=Matthew+5%3A22&amp;version=WEB" text:style-name="Internet_20_link" text:visited-style-name="Visited_20_Internet_20_Link"><text:span text:style-name="Definition"><text:span text:style-name="T122">WEB</text:span></text:span></text:a></text:p></text:note-body></text:note></text:span></text:span><text:span text:style-name="T5">, and that: </text:span><text:span text:style-name="Bible_5f_text"><text:span text:style-name="T5">“everyone who gazes at a woman to lust after her has committed adultery with her already in his heart. If your right eye causes you to stumble, pluck it out and throw it away from you. For it is more profitable for you that one of your members should perish than for your whole body to be cast into Gehenna” </text:span></text:span><text:span text:style-name="Bible_5f_text"><text:span text:style-name="T5"><text:note text:id="ftn256" text:note-class="footnote"><text:note-citation>256</text:note-citation><text:note-body><text:p text:style-name="Footnote"><text:span text:style-name="T5">Matthew 5:29 </text:span><text:a xlink:type="simple" xlink:href="https://www.biblegateway.com/passage/?search=Matthew+5%3A28-29&amp;version=WEB" text:style-name="Internet_20_link" text:visited-style-name="Visited_20_Internet_20_Link"><text:span text:style-name="Definition"><text:span text:style-name="T122">WEB</text:span></text:span></text:a></text:p></text:note-body></text:note></text:span></text:span><text:span text:style-name="T5">. And according to Matthew 18, Jesus Christ says that said fire is ETERNAL </text:span><text:span text:style-name="T5"><text:note text:id="ftn257" text:note-class="footnote"><text:note-citation>257</text:note-citation><text:note-body><text:p text:style-name="Footnote"><text:span text:style-name="T5">Matthew 18:8 </text:span><text:a xlink:type="simple" xlink:href="https://www.biblegateway.com/passage/?search=Matthew+18%3A8&amp;version=WEB" text:style-name="Internet_20_link" text:visited-style-name="Visited_20_Internet_20_Link"><text:span text:style-name="Definition"><text:span text:style-name="T122">WEB</text:span></text:span></text:a></text:p></text:note-body></text:note></text:span><text:span text:style-name="T5">.</text:span></text:p>
      <text:p text:style-name="P4">The Son, Jesus Christ, also likes fire to put an end to <text:span text:style-name="T635">the </text:span>bad <text:span text:style-name="T635">guys</text:span>. And not just any fire but an ETERNAL one. And if <text:span text:style-name="T635">you</text:span> <text:span text:style-name="T635">gaze</text:span> greedily: <text:span text:style-name="T636">already trouble</text:span>.</text:p>
      <text:p text:style-name="P4">Jehovah, YHWH, the Father, according to Isaiah 33, says that: <text:span text:style-name="Bible_5f_text">“Now I will arise, says Yahweh. Now I will lift myself up. Now I will be exalted. You will conceive chaff. You will give birth to stubble. Your breath is a </text:span><text:span text:style-name="Bible_5f_text"><text:span text:style-name="T636">FIRE</text:span></text:span><text:span text:style-name="Bible_5f_text"> that will devour you. The peoples will be like the burning of lime, like thorns that are cut down and burned in the </text:span><text:span text:style-name="Bible_5f_text"><text:span text:style-name="T636">FIRE</text:span></text:span><text:span text:style-name="Bible_5f_text">. Hear, you who are far off, what I have done; and, you who are near, acknowledge my might. The sinners in Zion are afraid. Trembling has seized the godless ones. Who among us can live with the devouring </text:span><text:span text:style-name="Bible_5f_text"><text:span text:style-name="T636">FIRE</text:span></text:span><text:span text:style-name="Bible_5f_text">? Who among us can live with everlasting burning?” </text:span><text:span text:style-name="Bible_5f_text"><text:note text:id="ftn258" text:note-class="footnote"><text:note-citation>258</text:note-citation><text:note-body><text:p text:style-name="Footnote"><text:span text:style-name="T5">Isaiah 33:10-14 </text:span><text:a xlink:type="simple" xlink:href="https://www.biblegateway.com/passage/?search=Isaiah+33%3A10-14&amp;version=WEB" text:style-name="Internet_20_link" text:visited-style-name="Visited_20_Internet_20_Link"><text:span text:style-name="Definition"><text:span text:style-name="T123">WEB</text:span></text:span></text:a></text:p></text:note-body></text:note></text:span>. No one wants to live in the middle of a fire that does not go out. Especially the bad <text:span text:style-name="T636">guys</text:span>.</text:p>
      <text:p text:style-name="P433"><text:span text:style-name="T5">And according to Jude 1 the thing has already started because it speaks of the non-believers of the time in the following terms: </text:span><text:span text:style-name="Bible_5f_text"><text:span text:style-name="T5">“</text:span></text:span><text:span text:style-name="Bible_5f_text"><text:span text:style-name="T123">a</text:span></text:span><text:span text:style-name="Bible_5f_text">nd some save, snatching them out of the </text:span><text:span text:style-name="Bible_5f_text"><text:span text:style-name="T636">FIRE</text:span></text:span><text:span text:style-name="Bible_5f_text"> with fear, hating even the clothing stained by the flesh</text:span><text:span text:style-name="Bible_5f_text"><text:span text:style-name="T5">” </text:span></text:span><text:span text:style-name="Bible_5f_text"><text:span text:style-name="T5"><text:note text:id="ftn259" text:note-class="footnote"><text:note-citation>259</text:note-citation><text:note-body><text:p text:style-name="Footnote"><text:span text:style-name="T5">Jude 1:23 </text:span><text:a xlink:type="simple" xlink:href="https://www.biblegateway.com/passage/?search=Jude+1%3A23&amp;version=WEB" text:style-name="Internet_20_link" text:visited-style-name="Visited_20_Internet_20_Link"><text:span text:style-name="Definition"><text:span text:style-name="T123">WEB</text:span></text:span></text:a></text:p></text:note-body></text:note></text:span></text:span><text:span text:style-name="T5">.</text:span></text:p>
      <text:p text:style-name="P92">On the one hand we have that the Holy Spirit is like a fire, that consumes everything, which is love, which is transmitted from believer to non-believer, which will never go out, that burns all peoples and nations, that transforms the person, which cleanses the person like a purifying fire, or like bleach that removes stains, that the bad <text:span text:style-name="T637">guys</text:span> <text:span text:style-name="T637">are </text:span>fill<text:span text:style-name="T637">ed with fear</text:span> and tremble to think of it, that Jesus Christ was the one who brought <text:span text:style-name="T637">it </text:span>and <text:span text:style-name="T637">that </text:span>he is going to set the whole earth on fire. One way to end the <text:span text:style-name="T637">bad guys</text:span> is by turning them <text:span text:style-name="T1553">into </text:span>good <text:span text:style-name="T637">guys </text:span>through his Holy Spirit. Starting off of a creature that does evil God makes a new creature that does good, transforming the first into the second through its Holy Spirit.</text:p>
      <text:p text:style-name="P4"><text:soft-page-break/>It is noteworthy that this fire of the Holy Spirit is one that will never <text:span text:style-name="T638">go out, a fire that </text:span>is eternal.</text:p>
      <text:h text:style-name="P520" text:outline-level="5"><text:bookmark-start text:name="__RefHeading___Toc34803_4173466481"/>Physical.<text:bookmark-end text:name="__RefHeading___Toc34803_4173466481"/></text:h>
      <text:p text:style-name="Text_20_body">On the other hand we have that Sodom and Gomorrah were not consumed by a spiritual fire, but by a physical one. A physical fire was the one that also consumed Tyre, Bozrah, Kerioth, and Jerusalem.</text:p>
      <text:p text:style-name="P434"><text:span text:style-name="T5">And the fire that Peter talks about in 2nd Peter 3 when he says that: </text:span><text:span text:style-name="Bible_5f_text"><text:span text:style-name="T5">“</text:span></text:span><text:span text:style-name="Bible_5f_text"><text:span text:style-name="T124">B</text:span></text:span><text:span text:style-name="Bible_5f_text">ut the heavens that exist now and the earth, by the same word have been stored up for </text:span><text:span text:style-name="Bible_5f_text"><text:span text:style-name="T639">FIRE</text:span></text:span><text:span text:style-name="Bible_5f_text">, being reserved against the day of judgment and destruction of ungodly men</text:span><text:span text:style-name="Bible_5f_text"><text:span text:style-name="T5">” </text:span></text:span><text:span text:style-name="Bible_5f_text"><text:span text:style-name="T5"><text:note text:id="ftn260" text:note-class="footnote"><text:note-citation>260</text:note-citation><text:note-body><text:p text:style-name="Footnote"><text:span text:style-name="T5">2 Peter 3:7 </text:span><text:a xlink:type="simple" xlink:href="https://www.biblegateway.com/passage/?search=2+Peter+3%3A7&amp;version=WEB" text:style-name="Internet_20_link" text:visited-style-name="Visited_20_Internet_20_Link"><text:span text:style-name="Definition"><text:span text:style-name="T124">WEB</text:span></text:span></text:a></text:p></text:note-body></text:note></text:span></text:span><text:span text:style-name="T5">, is a fire that seems to be very physical because he compares the situation with what happened in times of Noah. Situation that was definitely very physical.</text:span></text:p>
      <text:p text:style-name="P4">Furthermore, Peter says that: <text:span text:style-name="Bible_5f_text">“But 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text:span><text:span text:style-name="Bible_5f_text"><text:span text:style-name="T639">H</text:span></text:span><text:span text:style-name="Bible_5f_text">is promise, we look for new heavens and a new earth, in which righteousness dwells” </text:span><text:span text:style-name="Bible_5f_text"><text:note text:id="ftn261" text:note-class="footnote"><text:note-citation>261</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24">WEB</text:span></text:span></text:a></text:p></text:note-body></text:note></text:span>. <text:span text:style-name="T640">Elements dissolved</text:span>, works of the earth <text:span text:style-name="T640">burned up</text:span>, molten elements <text:span text:style-name="T640">with heat, </text:span>and then <text:span text:style-name="T640">a </text:span>new <text:span text:style-name="T640">earth with </text:span>a new <text:span text:style-name="T640">heavens</text:span>. <text:span text:style-name="T640">It cannot be said clearer</text:span>. <text:span text:style-name="T640">S</text:span>omething very physical <text:span text:style-name="T640">happens </text:span>that ends everything by fire, not by water, so as not to break the promise that God made to Noah.</text:p>
      <text:p text:style-name="P435"><text:span text:style-name="T5">If what is described in Isaiah 30 is physical when it says that: </text:span><text:span text:style-name="Bible_5f_text"><text:span text:style-name="T5">“</text:span></text:span><text:span text:style-name="Bible_5f_text">the light of the moon will be like the light of the sun, and the light of the sun will be seven times brighter, like the light of seven days</text:span><text:span text:style-name="Bible_5f_text"><text:span text:style-name="T5">” </text:span></text:span><text:span text:style-name="Bible_5f_text"><text:span text:style-name="T5"><text:note text:id="ftn262" text:note-class="footnote"><text:note-citation>262</text:note-citation><text:note-body><text:p text:style-name="Footnote"><text:span text:style-name="T5">Isaiah 30:26 </text:span><text:a xlink:type="simple" xlink:href="https://www.biblegateway.com/passage/?search=Isaiah+30%3A26&amp;version=WEB" text:style-name="Internet_20_link" text:visited-style-name="Visited_20_Internet_20_Link"><text:span text:style-name="Definition"><text:span text:style-name="T125">WEB</text:span></text:span></text:a></text:p></text:note-body></text:note></text:span></text:span><text:span text:style-name="T5">, it is easily understandable </text:span><text:span text:style-name="T125">how</text:span><text:span text:style-name="T5"> this entire planet is consumed by the fire. If the moon becomes like the sun and the sun increases its energy 7 times this planet becomes a ball of fire. </text:span><text:span text:style-name="T125">A</text:span><text:span text:style-name="T5">nd the prophecy of Zephaniah 1 would be literal: </text:span><text:span text:style-name="Bible_5f_text"><text:span text:style-name="T5">"I will utterly sweep away everything from the surface of the earth, says Yahweh. I will sweep away man and animal. I will sweep away the birds of the sky, the fish of the sea, and the heaps of rubble with the wicked. I will cut off man from the surface of the earth, says Yahweh” </text:span></text:span><text:span text:style-name="Bible_5f_text"><text:span text:style-name="T5"><text:note text:id="ftn263" text:note-class="footnote"><text:note-citation>263</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25">WEB</text:span></text:span></text:a></text:p></text:note-body></text:note></text:span></text:span><text:span text:style-name="T5">.</text:span></text:p>
      <text:p text:style-name="P93"><text:soft-page-break/>This moment would be the moment when all <text:span text:style-name="T641">of Adam’s </text:span>offspring <text:span text:style-name="T641">is</text:span> finished. No more sons of sons of sons of Adam. <text:span text:style-name="T641">T</text:span>his would be the time in which a few will not <text:span text:style-name="T1554">physically </text:span>die because they will be directly transformed, according to Paul in 1 Corinthians 15 <text:note text:id="ftn264" text:note-class="footnote"><text:note-citation>264</text:note-citation><text:note-body><text:p text:style-name="Footnote"><text:span text:style-name="T5">1 Corinthians 15:51 </text:span><text:a xlink:type="simple" xlink:href="https://www.biblegateway.com/passage/?search=1+Corinthians+15%3A51&amp;version=NKJV" text:style-name="Internet_20_link" text:visited-style-name="Visited_20_Internet_20_Link"><text:span text:style-name="Definition"><text:span text:style-name="T5">NKJV</text:span></text:span></text:a></text:p></text:note-body></text:note>.</text:p>
      <text:p text:style-name="P356">This moment would correspond to the one described in Revelation 20 when, <text:span text:style-name="T641">s</text:span>peaking of the thousand-year reign of Jesus Christ on earth, <text:span text:style-name="T641">it</text:span>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65" text:note-class="footnote"><text:note-citation>265</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26">WEB</text:span></text:span></text:a></text:p></text:note-body></text:note></text:span>. would correspond because after that you don't see this <text:span text:style-name="T641">earth</text:span> <text:span text:style-name="T641">with these heavens</text:span> again but a new <text:span text:style-name="T641">earth</text:span> and new <text:span text:style-name="T641">heavens</text:span>. <text:span text:style-name="T641">N</text:span>ew physical heaven<text:span text:style-name="T641">s</text:span> and a new physical earth, because the spiritual ones are already being built with all the born again <text:span text:style-name="T641">b</text:span>elievers. Those who are going to live in that new <text:span text:style-name="T641">earth </text:span>with that new <text:span text:style-name="T641">heavens</text:span>, also physical, when they are physically resurrected.</text:p>
      <text:p text:style-name="P436"><text:span text:style-name="T5">Moment also described in Ezekiel 38, when he says that Gog will say to himself: </text:span><text:span text:style-name="Bible_5f_text"><text:span text:style-name="T5">“</text:span></text:span><text:span text:style-name="Bible_5f_text"><text:span text:style-name="T126">I</text:span></text:span><text:span text:style-name="Bible_5f_text"> will go to those who are at rest, who dwell securely, all of them dwelling without walls, and having neither bars nor gates</text:span><text:span text:style-name="Bible_5f_text"><text:span text:style-name="T5">” </text:span></text:span><text:span text:style-name="Bible_5f_text"><text:span text:style-name="T5"><text:note text:id="ftn266" text:note-class="footnote"><text:note-citation>266</text:note-citation><text:note-body><text:p text:style-name="Footnote"><text:span text:style-name="T5">Ezekiel 38:11 </text:span><text:a xlink:type="simple" xlink:href="https://www.biblegateway.com/passage/?search=Ezekiel+38%3A11&amp;version=WEB" text:style-name="Internet_20_link" text:visited-style-name="Visited_20_Internet_20_Link"><text:span text:style-name="Definition"><text:span text:style-name="T126">WEB</text:span></text:span></text:a></text:p></text:note-body></text:note></text:span></text:span><text:span text:style-name="T5">. And that in the end everything ends with: </text:span><text:span text:style-name="Bible_5f_text"><text:span text:style-name="T5">“</text:span></text:span><text:span text:style-name="Bible_5f_text"><text:span text:style-name="T126">o</text:span></text:span><text:span text:style-name="Bible_5f_text"><text:span text:style-name="T5">verflowing shower, with great hailstones, fire, and sulfur” </text:span></text:span><text:span text:style-name="Bible_5f_text"><text:span text:style-name="T5"><text:note text:id="ftn267" text:note-class="footnote"><text:note-citation>267</text:note-citation><text:note-body><text:p text:style-name="Footnote"><text:span text:style-name="T5">Ezekiel 38:22 </text:span><text:a xlink:type="simple" xlink:href="https://www.biblegateway.com/passage/?search=Ezekiel+38%3A22&amp;version=WEB" text:style-name="Internet_20_link" text:visited-style-name="Visited_20_Internet_20_Link"><text:span text:style-name="Definition"><text:span text:style-name="T126">WEB</text:span></text:span></text:a></text:p></text:note-body></text:note></text:span></text:span><text:span text:style-name="T5">. Just </text:span><text:span text:style-name="T126">like it all </text:span><text:span text:style-name="T5">ends in Revelation 20. It makes sense that if </text:span><text:span text:style-name="T126">there is </text:span><text:span text:style-name="T5">a thousand years of peace, </text:span><text:span text:style-name="T126">of </text:span><text:span text:style-name="T5">tranquility, in which one lives confidently, there </text:span><text:span text:style-name="T126">will be</text:span><text:span text:style-name="T5"> no walls </text:span><text:span text:style-name="T126">n</text:span><text:span text:style-name="T5">or locks.</text:span></text:p>
      <text:p text:style-name="P4">Moment that is the end, end, of the children, of the children, of the children of Adam. It doesn't go anymore. No more offspring of Adam. <text:span text:style-name="T641">M</text:span>oment that is right before the resurrection of the dead.</text:p>
      <text:p text:style-name="P4">We can conclude that God also likes physical fire to end with the bad guys. Of course, none of the physical fires mention<text:span text:style-name="T641">ed in</text:span> the bible, and that we know <text:span text:style-name="T1555">of, </text:span>are physical. <text:span text:style-name="T1556">N</text:span><text:span text:style-name="T1555">one </text:span>have been eternal. <text:span text:style-name="T641">E</text:span>very <text:span text:style-name="T641">single </text:span>one has finished. They have all turned off.</text:p>
      <text:h text:style-name="P512" text:outline-level="3"><text:bookmark-start text:name="__RefHeading___Toc34805_4173466481"/><text:span text:style-name="T642">All flesh</text:span>.<text:bookmark-end text:name="__RefHeading___Toc34805_4173466481"/></text:h>
      <text:p text:style-name="Text_20_body">By now it should be clear that, to the best of my knowledge, the bible teaches that, after the resurrection of the dead, when ALL dead <text:span text:style-name="T642">are</text:span> resurrected in a new PHYSICAL earth with a new PHYSICAL heaven, on this <text:span text:style-name="T642">very</text:span> planet, ALL, absolutely ALL risen will be able to confess with their mouth that Yeshua is Lord, and believe in their hearts that Yeshua was resurrected, they have <text:span text:style-name="T642">Him</text:span> right in front of them, and <text:span text:style-name="T642">t</text:span>herefore, those who <text:soft-page-break/>did not start before their physical death, will begin to be new creatures in Jesus Christ and <text:span text:style-name="T642">their </text:span>eternal Life will begin.</text:p>
      <text:p text:style-name="P4">One of the doctrines most rejected by most believers in Yeshua, in Jesus Christ, is the doctrine commonly known as “Christian universalism”. In this presentation it will be called simply “absolute reconciliation”.</text:p>
      <text:p text:style-name="P4">The way I understand the teachings of the <text:span text:style-name="T643">bible</text:span> is a way of absolute reconciliation. And since it generates so much rejection, and is so emphatically pointed out by some as contrary to scripture, <text:span text:style-name="T643">I think is</text:span> necessary to make an analysis of the reasons why I believe <text:span text:style-name="T643">that it</text:span> is exactly what the <text:span text:style-name="T643">bible</text:span> teaches.</text:p>
      <text:h text:style-name="P517" text:outline-level="4"><text:bookmark-start text:name="__RefHeading___Toc34807_4173466481"/>Hell.<text:bookmark-end text:name="__RefHeading___Toc34807_4173466481"/></text:h>
      <text:p text:style-name="Text_20_body">The word "hell" does not appear anywhere in the olde<text:span text:style-name="T644">st</text:span> manuscripts because these are written in <text:span text:style-name="T644">h</text:span>ebrew and <text:span text:style-name="T644">g</text:span>reek. <text:span text:style-name="T644">A</text:span>nd this word is neither <text:span text:style-name="T644">g</text:span>reek nor <text:span text:style-name="T644">h</text:span>ebrew.</text:p>
      <text:h text:style-name="P520" text:outline-level="5"><text:bookmark-start text:name="__RefHeading___Toc34809_4173466481"/>Jesus Christ.<text:bookmark-end text:name="__RefHeading___Toc34809_4173466481"/></text:h>
      <text:p text:style-name="Text_20_body">In the Gospels there are only two greek words which, in the words of Jesus Christ, have been translated as "hell": The word G86, the “Hadés”, and the word G1067, the “Ge-Henna”, according to the code of the <text:span text:style-name="T646">Mr</text:span> James Strong.</text:p>
      <text:h text:style-name="P523" text:outline-level="6"><text:bookmark-start text:name="__RefHeading___Toc34811_4173466481"/>Hades. <text:span text:style-name="T655">Code</text:span> G86.<text:bookmark-end text:name="__RefHeading___Toc34811_4173466481"/></text:h>
      <text:p text:style-name="Text_20_body">The word G86 sounds "had<text:span text:style-name="T647">é</text:span>s", although many people pronounce it “h<text:span text:style-name="T647">á</text:span>des”, and refers to the place where the dead go. The translation to the greek of the old testament, of the Tanakh, of the <text:span text:style-name="T645">h</text:span>ebrew scriptures, known as the Septuagint, a translation made by <text:span text:style-name="T645">h</text:span>ebrews between 300 and 200 before Jesus Christ, uses this word, the "had<text:span text:style-name="T647">é</text:span>s", to translate the hebrew word “Sheol” into greek.</text:p>
      <text:p text:style-name="P4">The word "Sheol", the word H7585, means the place where the dead <text:span text:style-name="T1557">people go</text:span>, <text:span text:style-name="T648">that is</text:span> the tomb, the sepulchre, the <text:span text:style-name="T649">grave, or the pit</text:span>.</text:p>
      <text:p text:style-name="P94">"<text:span text:style-name="T649">Grave</text:span>" or "<text:span text:style-name="T649">pit</text:span>" is precisely the most frequent translation into <text:span text:style-name="T650">english</text:span> in the <text:span text:style-name="T650">Geneva. </text:span><text:span text:style-name="T1557">O</text:span>f the <text:span text:style-name="T650">60 ocurrences of the </text:span>word H7585 <text:span text:style-name="T650">in</text:span> the Tanakh, more than <text:span text:style-name="T650">37</text:span> occurrences <text:span text:style-name="T1558">are </text:span>translated in this way. <text:span text:style-name="T651">Well, the actual translation is ‘graue’, with an ‘u’, because </text:span><text:span text:style-name="T1559">it’</text:span><text:span text:style-name="T651">s old english. But you get the idea.</text:span></text:p>
      <text:p text:style-name="P4"><text:soft-page-break/>Then the most appropriate translation of the greek word "Hades" would be the word: "<text:span text:style-name="T652">grave”</text:span>, unless you mean the pagan idea of the greeks of an underworld where the greek god Hades reigns, in <text:span text:style-name="T653">which</text:span> case, the ideal would be a transliteration of the word<text:span text:style-name="T654">.</text:span></text:p>
      <text:h text:style-name="P523" text:outline-level="6"><text:bookmark-start text:name="__RefHeading___Toc34813_4173466481"/>Ge-Henna. <text:span text:style-name="T655">Code</text:span> G1067.<text:bookmark-end text:name="__RefHeading___Toc34813_4173466481"/></text:h>
      <text:p text:style-name="Text_20_body">The greek word G1067 sounds "Ge-Henna" and is a transliteration of the hebrew “Ge Hinom” to greek. "Ge" means valley and "Hinom" is <text:span text:style-name="T655">a proper </text:span>name. According to 2 Kings 23 and Jeremiah 7, in the time of King Josiah, the <text:span text:style-name="T645">h</text:span>ebrews, the Israelites, came sacrificing their children in the valley of Hinnom passing them through fire to a certain god Moloch, and Josiah, who according to the bible was a good king, he finished the <text:span text:style-name="T655">problem</text:span>.</text:p>
      <text:p text:style-name="P4">Then the most appropriate translation of the greek word "Ge-Henna" would be the phrase: “Valley of Hinnom” <text:span text:style-name="T655">or just a transliteration of the word.</text:span></text:p>
      <text:h text:style-name="P517" text:outline-level="4"><text:bookmark-start text:name="__RefHeading___Toc34815_4173466481"/>Sheol. <text:span text:style-name="T655">Code</text:span> H7585.<text:bookmark-end text:name="__RefHeading___Toc34815_4173466481"/></text:h>
      <text:p text:style-name="Text_20_body">The first of the two greek words used by Jesus Christ, according to the gospels, and translated as "hell", it is "Hades". since "Hades," in early greek translations, is simply a translation of the word "Sheol", this is the first word that will <text:span text:style-name="T655">be </text:span>analyze<text:span text:style-name="T655">d</text:span>.</text:p>
      <text:p text:style-name="P4">The hebrew word "Sheol" of the old testament was translated in the Septuagint into greek as "hades" and this was later translated into latin as "inferno" and also translated into germanic languages as “hel” or “helle” and later translated into english as “hell” and from the latin into spanish as "<text:span text:style-name="T656">infierno</text:span>".</text:p>
      <text:p text:style-name="P95">The "Sheol" of the old testament, of the hebrew scriptures, has certain characteristics that are deduced from the context in which the word is used.</text:p>
      <text:h text:style-name="P520" text:outline-level="5"><text:bookmark-start text:name="__RefHeading___Toc34817_4173466481"/>Everyone.<text:bookmark-end text:name="__RefHeading___Toc34817_4173466481"/></text:h>
      <text:p text:style-name="Text_20_body">From Genesis 37, it is understood that Jacob, Israel himself, went to “Sheol” when he died <text:note text:id="ftn268" text:note-class="footnote"><text:note-citation>268</text:note-citation><text:note-body><text:p text:style-name="Footnote"><text:span text:style-name="T5">Genesis 37:35 </text:span><text:a xlink:type="simple" xlink:href="https://biblehub.com/text/genesis/37-35.htm" text:style-name="Internet_20_link" text:visited-style-name="Visited_20_Internet_20_Link"><text:span text:style-name="Definition"><text:span text:style-name="T5">biblehub</text:span></text:span></text:a></text:p></text:note-body></text:note>. From Job 14, it follows that Job, a righteous man according to the creator himself, would also go to "Sheol" if he died in that moment <text:note text:id="ftn269" text:note-class="footnote"><text:note-citation>269</text:note-citation><text:note-body><text:p text:style-name="Footnote"><text:span text:style-name="T5">Job 14:13 </text:span><text:a xlink:type="simple" xlink:href="https://biblehub.com/text/job/14-13.htm" text:style-name="Internet_20_link" text:visited-style-name="Visited_20_Internet_20_Link"><text:span text:style-name="Definition"><text:span text:style-name="T5">biblehub</text:span></text:span></text:a></text:p></text:note-body></text:note>. From Job 21, the wicked go down quietly to “Sheol” <text:note text:id="ftn270" text:note-class="footnote"><text:note-citation>270</text:note-citation><text:note-body><text:p text:style-name="Footnote"><text:span text:style-name="T5">Job 21:13 </text:span><text:a xlink:type="simple" xlink:href="https://biblehub.com/text/job/21-13.htm" text:style-name="Internet_20_link" text:visited-style-name="Visited_20_Internet_20_Link"><text:span text:style-name="Definition"><text:span text:style-name="T5">biblehub</text:span></text:span></text:a></text:p></text:note-body></text:note>. From Psalm 16, 18 and 86, David, the man according to heart of God, went to “Sheol” when he died <text:note text:id="ftn271" text:note-class="footnote"><text:note-citation>271</text:note-citation><text:note-body><text:p text:style-name="Footnote"><text:span text:style-name="T5">Psalm 16:10 </text:span><text:a xlink:type="simple" xlink:href="https://biblehub.com/text/psalms/16-10.htm" text:style-name="Internet_20_link" text:visited-style-name="Visited_20_Internet_20_Link"><text:span text:style-name="Definition"><text:span text:style-name="T5">biblehub</text:span></text:span></text:a></text:p></text:note-body></text:note>.</text:p>
      <text:p text:style-name="P4">According to the old testament ALL the dead go to "Sheol", both those we consider good, and those we consider bad. ALL the dead go to “Sheol”.</text:p>
      <text:h text:style-name="P520" text:outline-level="5"><text:bookmark-start text:name="__RefHeading___Toc34819_4173466481"/><text:soft-page-break/><text:span text:style-name="T657">Raise</text:span>.<text:bookmark-end text:name="__RefHeading___Toc34819_4173466481"/></text:h>
      <text:p text:style-name="Text_20_body">From 1st Samuel 2, it is understood that YHWH is the one who <text:span text:style-name="T657">takes</text:span> down <text:span text:style-name="T657">to </text:span>"Sheol" and also raises the dead from <text:span text:style-name="T658">it</text:span> <text:note text:id="ftn272" text:note-class="footnote"><text:note-citation>272</text:note-citation><text:note-body><text:p text:style-name="Footnote"><text:span text:style-name="T5">1 Samuel 2:6 </text:span><text:a xlink:type="simple" xlink:href="https://biblehub.com/text/1_samuel/2-6.htm" text:style-name="Internet_20_link" text:visited-style-name="Visited_20_Internet_20_Link"><text:span text:style-name="Definition"><text:span text:style-name="T5">biblehub</text:span></text:span></text:a></text:p></text:note-body></text:note>. From Amos 9, no one can hide in “Sheol” because YHWH takes them out, <text:span text:style-name="T658">He </text:span>raises them up, out of “Sheol” <text:note text:id="ftn273" text:note-class="footnote"><text:note-citation>273</text:note-citation><text:note-body><text:p text:style-name="Footnote"><text:span text:style-name="T5">Amos 9:2 </text:span><text:a xlink:type="simple" xlink:href="https://biblehub.com/text/amos/9-2.htm" text:style-name="Internet_20_link" text:visited-style-name="Visited_20_Internet_20_Link"><text:span text:style-name="Definition"><text:span text:style-name="T5">biblehub</text:span></text:span></text:a></text:p></text:note-body></text:note>. From Psalm 16, YHWH does not leave his friend in “Sheol” <text:note text:id="ftn274" text:note-class="footnote"><text:note-citation>274</text:note-citation><text:note-body><text:p text:style-name="P437">Psalm 16:10 <text:a xlink:type="simple" xlink:href="https://biblehub.com/text/psalms/16-10.htm" text:style-name="Internet_20_link" text:visited-style-name="Visited_20_Internet_20_Link">biblehub</text:a></text:p></text:note-body></text:note>. Of the Psalm 30, same, YHWH rises from “Sheol” <text:note text:id="ftn275" text:note-class="footnote"><text:note-citation>275</text:note-citation><text:note-body><text:p text:style-name="Footnote"><text:span text:style-name="T5">Psalm 30:3 </text:span><text:a xlink:type="simple" xlink:href="https://biblehub.com/text/psalms/30-3.htm" text:style-name="Internet_20_link" text:visited-style-name="Visited_20_Internet_20_Link"><text:span text:style-name="Definition"><text:span text:style-name="T5">biblehub</text:span></text:span></text:a></text:p></text:note-body></text:note>. From Hosea 13, YHWH rescues from “Sheol” and death no longer has a sting <text:note text:id="ftn276" text:note-class="footnote"><text:note-citation>276</text:note-citation><text:note-body><text:p text:style-name="Footnote"><text:span text:style-name="T5">Hosea 13:14 </text:span><text:a xlink:type="simple" xlink:href="https://biblehub.com/text/hosea/13-14.htm" text:style-name="Internet_20_link" text:visited-style-name="Visited_20_Internet_20_Link"><text:span text:style-name="Definition"><text:span text:style-name="T5">biblehub</text:span></text:span></text:a></text:p></text:note-body></text:note>.</text:p>
      <text:p text:style-name="P4">According to the Tanakh, the Old Testament, the hebrew scriptures, of the "Sheol" <text:span text:style-name="T658">people can get out</text:span>. <text:span text:style-name="T658">They</text:span> come out when YHWH takes <text:span text:style-name="T658">them</text:span> out of “Sheol”. When YHWH raises the person from “Sheol”. Jesus Christ went to Sheol when he died and left Sheol when he was resurrected.</text:p>
      <text:h text:style-name="P520" text:outline-level="5"><text:bookmark-start text:name="__RefHeading___Toc34821_4173466481"/><text:span text:style-name="T659">Nothing</text:span>.<text:bookmark-end text:name="__RefHeading___Toc34821_4173466481"/></text:h>
      <text:p text:style-name="Text_20_body">From 1 Samuel 2, it is understood that there is no life in "Sheol", it seems obvious but <text:span text:style-name="T660">it </text:span><text:span text:style-name="T661">seems</text:span><text:span text:style-name="T660"> </text:span>some <text:span text:style-name="T660">people forget it</text:span> <text:note text:id="ftn277" text:note-class="footnote"><text:note-citation>277</text:note-citation><text:note-body><text:p text:style-name="Footnote"><text:span text:style-name="T5">1 Samuel 2:6 </text:span><text:a xlink:type="simple" xlink:href="https://biblehub.com/text/1_samuel/2-6.htm" text:style-name="Internet_20_link" text:visited-style-name="Visited_20_Internet_20_Link"><text:span text:style-name="Definition"><text:span text:style-name="T5">biblehub</text:span></text:span></text:a></text:p></text:note-body></text:note>. From Job 14, in "Sheol" the wrath of YHWH <text:span text:style-name="T662">cannot be felt</text:span> <text:note text:id="ftn278" text:note-class="footnote"><text:note-citation>278</text:note-citation><text:note-body><text:p text:style-name="Footnote"><text:span text:style-name="T5">Job 14:13 </text:span><text:a xlink:type="simple" xlink:href="https://biblehub.com/text/job/14-13.htm" text:style-name="Internet_20_link" text:visited-style-name="Visited_20_Internet_20_Link"><text:span text:style-name="Definition"><text:span text:style-name="T5">biblehub</text:span></text:span></text:a></text:p></text:note-body></text:note>. From Proverbs 15, there are no thoughts in the “Sheol” <text:note text:id="ftn279" text:note-class="footnote"><text:note-citation>279</text:note-citation><text:note-body><text:p text:style-name="Footnote"><text:span text:style-name="T5">Proverbs 15:11 </text:span><text:a xlink:type="simple" xlink:href="https://biblehub.com/text/proverbs/15-11.htm" text:style-name="Internet_20_link" text:visited-style-name="Visited_20_Internet_20_Link"><text:span text:style-name="Definition"><text:span text:style-name="T5">biblehub</text:span></text:span></text:a></text:p></text:note-body></text:note>. From Psalm 6, there are no memories in “Sheol” <text:note text:id="ftn280" text:note-class="footnote"><text:note-citation>280</text:note-citation><text:note-body><text:p text:style-name="Footnote"><text:span text:style-name="T5">Psalm 6:5 </text:span><text:a xlink:type="simple" xlink:href="https://biblehub.com/text/psalms/6-5.htm" text:style-name="Internet_20_link" text:visited-style-name="Visited_20_Internet_20_Link"><text:span text:style-name="Definition"><text:span text:style-name="T5">biblehub</text:span></text:span></text:a></text:p></text:note-body></text:note>. From Psalm 30, there is no life in "Sheol", it seems obvious but some <text:span text:style-name="T1560">people seem to </text:span>forget th<text:span text:style-name="T1560">at</text:span> <text:note text:id="ftn281" text:note-class="footnote"><text:note-citation>281</text:note-citation><text:note-body><text:p text:style-name="Footnote"><text:span text:style-name="T5">Psalm 30:3 </text:span><text:a xlink:type="simple" xlink:href="https://biblehub.com/text/psalms/30-3.htm" text:style-name="Internet_20_link" text:visited-style-name="Visited_20_Internet_20_Link"><text:span text:style-name="Definition"><text:span text:style-name="T5">biblehub</text:span></text:span></text:a></text:p></text:note-body></text:note>. From Ecclesiastes 9, in "Sheol" nothing is done, nor one thinks, nor is there knowledge, nor wisdom <text:note text:id="ftn282" text:note-class="footnote"><text:note-citation>282</text:note-citation><text:note-body><text:p text:style-name="Footnote"><text:span text:style-name="T5">Ecclesiastes 9:10 </text:span><text:a xlink:type="simple" xlink:href="https://biblehub.com/text/ecclesiastes/9-10.htm" text:style-name="Internet_20_link" text:visited-style-name="Visited_20_Internet_20_Link"><text:span text:style-name="Definition"><text:span text:style-name="T5">biblehub</text:span></text:span></text:a></text:p></text:note-body></text:note>.</text:p>
      <text:p text:style-name="P4">According to the Tanakh, the hebrew scriptures, in "Sheol" nothing happens, <text:span text:style-name="T662">you are</text:span> dead, <text:span text:style-name="T662">that’s it. P</text:span>eriod.</text:p>
      <text:h text:style-name="P520" text:outline-level="5"><text:bookmark-start text:name="__RefHeading___Toc34823_4173466481"/>Different.<text:bookmark-end text:name="__RefHeading___Toc34823_4173466481"/></text:h>
      <text:p text:style-name="Text_20_body">Only by making an analysis of the old testament we see that there are great differences between what the bible <text:span text:style-name="T663">theaches </text:span>about "Sheol" and the popular concept of "Hell".</text:p>
      <text:p text:style-name="P96">The current popular concept of "hell" has so many similarities with the greek concept of the underworld dominated by the greek god "Hades", that it is difficult to think that it is not the same concept. Underworld <text:span text:style-name="T664">that</text:span>, by the time of the Septuagint translation, had already adopted the name of the god "Hades" who governed it according to greek mythology. This greek concept is obviously not hebrew. not a concept that Jesus Christ <text:span text:style-name="T664">would</text:span> use <text:span text:style-name="T665">in a hebrew context</text:span>. This concept ends up passing to the Romans in the latin word “inferno” and from these to the current popular concept of "hell".</text:p>
      <text:p text:style-name="P357"><text:soft-page-break/>The concepts were mixed because, at the time <text:span text:style-name="T1561">of</text:span><text:span text:style-name="T666"> the</text:span> Septuagint translation, the best greek translation <text:span text:style-name="T1562">for</text:span> the hebrew <text:span text:style-name="T666">word </text:span>"Sheol" was "Hades", and the Septuagint translation was the basis for the other translations.</text:p>
      <text:p text:style-name="P97">The word "Hades" is used consistently in the New Testament with the concept of "Sheol" of the old testament, <text:span text:style-name="T1561">with one very famous exception that will be analized later, </text:span>and NOT with the greek concept for “Hades” which of course is NOT hebrew, and would NOT be used by Jesus Christ <text:span text:style-name="T666">to teach about </text:span><text:span text:style-name="T667">scripture</text:span><text:span text:style-name="T666">.</text:span> <text:span text:style-name="T666">He was after all </text:span>the most hebrew of all <text:span text:style-name="T645">h</text:span>ebrews.</text:p>
      <text:p text:style-name="P4">Some of the verses of the new testament that ratify the concept of "Sheol" of the old testament, <text:span text:style-name="T668">have </text:span>already <text:span text:style-name="T668">been </text:span>mentioned in this presentation, and they are in the mouth of Jesus Christ.</text:p>
      <text:p text:style-name="P4">In John 11 Jesus affirms that: <text:span text:style-name="Bible_5f_text">“</text:span><text:span text:style-name="Bible_5f_text"><text:span text:style-name="T599">O</text:span></text:span><text:span text:style-name="Bible_5f_text">ur friend, Lazarus, has fallen asleep, but I am going so that I may awake him out of sleep" </text:span><text:span text:style-name="Bible_5f_text"><text:note text:id="ftn283" text:note-class="footnote"><text:note-citation>283</text:note-citation><text:note-body><text:p text:style-name="Footnote"><text:span text:style-name="T5">John 11:11 </text:span><text:a xlink:type="simple" xlink:href="https://www.biblegateway.com/passage/?search=John+11%3A11&amp;version=WEB" text:style-name="Internet_20_link" text:visited-style-name="Visited_20_Internet_20_Link"><text:span text:style-name="Definition"><text:span text:style-name="T93">WEB</text:span></text:span></text:a></text:p></text:note-body></text:note></text:span><text:s/>and then explains <text:span text:style-name="Bible_5f_text">“</text:span><text:span text:style-name="Bible_5f_text"><text:span text:style-name="T599">L</text:span></text:span><text:span text:style-name="Bible_5f_text">azarus is dead" </text:span><text:span text:style-name="Bible_5f_text"><text:note text:id="ftn284" text:note-class="footnote"><text:note-citation>284</text:note-citation><text:note-body><text:p text:style-name="Footnote"><text:span text:style-name="T5">John 11:14 </text:span><text:a xlink:type="simple" xlink:href="https://www.biblegateway.com/passage/?search=John+11%3A14&amp;version=WEB" text:style-name="Internet_20_link" text:visited-style-name="Visited_20_Internet_20_Link"><text:span text:style-name="Definition"><text:span text:style-name="T93">WEB</text:span></text:span></text:a></text:p></text:note-body></text:note></text:span>. In Mark 5 and Luke 8 Yeshua affirms: <text:span text:style-name="Bible_5f_text">“</text:span><text:span text:style-name="Bible_5f_text"><text:span text:style-name="T599">S</text:span></text:span><text:span text:style-name="Bible_5f_text">he isn’t dead, but sleeping" </text:span><text:span text:style-name="Bible_5f_text"><text:note text:id="ftn285" text:note-class="footnote"><text:note-citation>285</text:note-citation><text:note-body><text:p text:style-name="Footnote"><text:span text:style-name="T5">Mark 5:39 </text:span><text:a xlink:type="simple" xlink:href="https://www.biblegateway.com/passage/?search=Mark+5%3A39&amp;version=WEB" text:style-name="Internet_20_link" text:visited-style-name="Visited_20_Internet_20_Link"><text:span text:style-name="Definition"><text:span text:style-name="T93">WEB</text:span></text:span></text:a><text:span text:style-name="T5"> Luke 8:52 </text:span><text:a xlink:type="simple" xlink:href="https://www.biblegateway.com/passage/?search=Luke+8%3A52&amp;version=WEB" text:style-name="Internet_20_link" text:visited-style-name="Visited_20_Internet_20_Link"><text:span text:style-name="Definition"><text:span text:style-name="T93">WEB</text:span></text:span></text:a></text:p></text:note-body></text:note></text:span>.</text:p>
      <text:p text:style-name="P4">Matthew 27 also uses the same terminology <text:note text:id="ftn286" text:note-class="footnote"><text:note-citation>286</text:note-citation><text:note-body><text:p text:style-name="Footnote"><text:span text:style-name="T5">Matthew 27:52 </text:span><text:a xlink:type="simple" xlink:href="https://biblehub.com/text/matthew/27-52.htm" text:style-name="Internet_20_link" text:visited-style-name="Visited_20_Internet_20_Link"><text:span text:style-name="Definition"><text:span text:style-name="T5">biblehub</text:span></text:span></text:a></text:p></text:note-body></text:note>. And Paul uses the same terminology in 1 Corinthians 11 <text:note text:id="ftn287" text:note-class="footnote"><text:note-citation>287</text:note-citation><text:note-body><text:p text:style-name="Footnote"><text:span text:style-name="T5">1 Corinthians 11:30 </text:span><text:a xlink:type="simple" xlink:href="https://biblehub.com/text/1_corinthians/11-30.htm" text:style-name="Internet_20_link" text:visited-style-name="Visited_20_Internet_20_Link"><text:span text:style-name="Definition"><text:span text:style-name="T5">biblehub</text:span></text:span></text:a></text:p></text:note-body></text:note><text:s/>and 1 Thessalonians 4 <text:note text:id="ftn288" text:note-class="footnote"><text:note-citation>288</text:note-citation><text:note-body><text:p text:style-name="Footnote"><text:span text:style-name="T5">1 Thessalonians 4:13 </text:span><text:a xlink:type="simple" xlink:href="https://biblehub.com/text/1_thessalonians/4-13.htm" text:style-name="Internet_20_link" text:visited-style-name="Visited_20_Internet_20_Link"><text:span text:style-name="Definition"><text:span text:style-name="T5">biblehub</text:span></text:span></text:a></text:p></text:note-body></text:note>.</text:p>
      <text:p text:style-name="P4">In Acts 2, Jesus Christ comes out of the hebrew “Sheol” <text:note text:id="ftn289" text:note-class="footnote"><text:note-citation>289</text:note-citation><text:note-body><text:p text:style-name="Footnote"><text:span text:style-name="T5">Acts 2:27 </text:span><text:a xlink:type="simple" xlink:href="https://biblehub.com/text/acts/2-27.htm" text:style-name="Internet_20_link" text:visited-style-name="Visited_20_Internet_20_Link"><text:span text:style-name="Definition"><text:span text:style-name="T5">biblehub</text:span></text:span></text:a></text:p></text:note-body></text:note>. Peter quoted by Luke speaks to a crowd and he quotes King David. <text:span text:style-name="T669">T</text:span>he word in Acts is obviously "Hades" but we know from the context that <text:span text:style-name="T669">he</text:span> is quoting from the old testament the word "Sheol".</text:p>
      <text:p text:style-name="P98">It is noteworthy that some would like to put Jesus Christ preaching the gospel in "Sheol" because of the verse in 1st Peter that says he preach<text:span text:style-name="T670">ed</text:span> the gospel to the dead <text:note text:id="ftn290" text:note-class="footnote"><text:note-citation>290</text:note-citation><text:note-body><text:p text:style-name="Footnote"><text:span text:style-name="T5">1 Peter 4:6 </text:span><text:a xlink:type="simple" xlink:href="https://biblehub.com/text/1_peter/4-6.htm" text:style-name="Internet_20_link" text:visited-style-name="Visited_20_Internet_20_Link"><text:span text:style-name="Definition"><text:span text:style-name="T5">biblehub</text:span></text:span></text:a></text:p></text:note-body></text:note>, but nowhere in the context appears the word G86, the "Hadés". And obviously, "the dead”, in this context, have the same sense that uses Jesus Christ <text:span text:style-name="T670">himself </text:span>when referring to people who are physically ALIVE but DEAD spiritually, because otherwise it would not be a hebrew concept, of the hebrew scriptures. And Jesus Christ came to fulfill the prophecies, to confirm, to fill <text:span text:style-name="T670">them up</text:span>, to complete, to give FULLNESS, to the HEBREW writings. It is <text:span text:style-name="T671">obvious</text:span> that Jesus Christ preached the gospel to the dead because they were all spiritually dead before Jesus Christ.</text:p>
      <text:p text:style-name="P4">The new testament ratifies the old. Jesus Christ was in <text:span text:style-name="T672">the </text:span>grave, dead, doing nothing and now he is alive because he came out of the grave upon resurrection. And, according to Jesus Christ, when <text:span text:style-name="T672">someone</text:span> is resurrected, it is <text:span text:style-name="T672">to</text:span> not die <text:span text:style-name="T672">again </text:span>because you can no longer die.</text:p>
      <text:p text:style-name="P4"><text:soft-page-break/>The only thing the "Sheol" of the hebrew scriptures has in common with the popular "hell" is that <text:span text:style-name="T673">they </text:span>both have dead <text:span text:style-name="T673">people</text:span>, but they are not even the same dead <text:span text:style-name="T673">people</text:span>.</text:p>
      <text:h text:style-name="P517" text:outline-level="4"><text:bookmark-start text:name="__RefHeading___Toc34825_4173466481"/>Ge-Henna. <text:span text:style-name="T674">Code</text:span> G1067.<text:bookmark-end text:name="__RefHeading___Toc34825_4173466481"/></text:h>
      <text:p text:style-name="Text_20_body">The second and last of the two greek words used by Jesus Christ, according to the gospels, and translated as "hell", <text:span text:style-name="T676">it’s</text:span> the "Ge-Henna".</text:p>
      <text:p text:style-name="P4">The Ge-Henna, that is, the valley of Hinnom described by Jesus Christ in 11 verses from the Gospels of Matthew, Mark, and Luke, and named <text:span text:style-name="T676">one single</text:span> time in the letter of James, the one that ended up being translated as "hell", has a series of characteristics that are deduced by the context in which the word is used.</text:p>
      <text:h text:style-name="P520" text:outline-level="5"><text:bookmark-start text:name="__RefHeading___Toc34827_4173466481"/>It's <text:span text:style-name="T676">of </text:span>fire.<text:bookmark-end text:name="__RefHeading___Toc34827_4173466481"/></text:h>
      <text:p text:style-name="Text_20_body">From Matthew 5 <text:note text:id="ftn291" text:note-class="footnote"><text:note-citation>291</text:note-citation><text:note-body><text:p text:style-name="Footnote"><text:span text:style-name="T5">Matthew 5:22 </text:span><text:a xlink:type="simple" xlink:href="https://biblehub.com/text/matthew/5-22.htm" text:style-name="Internet_20_link" text:visited-style-name="Visited_20_Internet_20_Link"><text:span text:style-name="Definition"><text:span text:style-name="T5">biblehub</text:span></text:span></text:a></text:p></text:note-body></text:note>, from Matthew 18 <text:note text:id="ftn292" text:note-class="footnote"><text:note-citation>292</text:note-citation><text:note-body><text:p text:style-name="Footnote"><text:span text:style-name="T5">Matthew 18:8 </text:span><text:a xlink:type="simple" xlink:href="https://biblehub.com/text/matthew/18-8.htm" text:style-name="Internet_20_link" text:visited-style-name="Visited_20_Internet_20_Link"><text:span text:style-name="Definition"><text:span text:style-name="T5">biblehub</text:span></text:span></text:a><text:span text:style-name="T5"> Matthew 18:9 </text:span><text:a xlink:type="simple" xlink:href="https://biblehub.com/text/matthew/18-9.htm" text:style-name="Internet_20_link" text:visited-style-name="Visited_20_Internet_20_Link"><text:span text:style-name="Definition"><text:span text:style-name="T5">biblehub</text:span></text:span></text:a></text:p></text:note-body></text:note><text:s/>and from Mark 9 <text:note text:id="ftn293" text:note-class="footnote"><text:note-citation>293</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ext:span text:style-name="T676">t</text:span>hat <text:span text:style-name="T676">the</text:span> valley is of fire. <text:span text:style-name="T676">Jesus Christ speaks of a</text:span> valley <text:span text:style-name="T676">made of </text:span>fire.</text:p>
      <text:h text:style-name="P520" text:outline-level="5"><text:bookmark-start text:name="__RefHeading___Toc34829_4173466481"/>It does not turn off.<text:bookmark-end text:name="__RefHeading___Toc34829_4173466481"/></text:h>
      <text:p text:style-name="Text_20_body">From Mark 9 <text:note text:id="ftn294" text:note-class="footnote"><text:note-citation>294</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hat <text:span text:style-name="T676">the</text:span> fire <text:span text:style-name="T676">of that valley </text:span>does not go out. In this chapter <text:span text:style-name="T676">it is made</text:span> clear the biblical reference to Isaiah 66 <text:note text:id="ftn295" text:note-class="footnote"><text:note-citation>295</text:note-citation><text:note-body><text:p text:style-name="Footnote"><text:span text:style-name="T5">Isaiah 66:24 </text:span><text:a xlink:type="simple" xlink:href="https://biblehub.com/text/isaiah/66-24.htm" text:style-name="Internet_20_link" text:visited-style-name="Visited_20_Internet_20_Link"><text:span text:style-name="Definition"><text:span text:style-name="T5">biblehub</text:span></text:span></text:a></text:p></text:note-body></text:note><text:s/>because it uses the same terminology. In hebrew it is the phrase “does not quench”.</text:p>
      <text:h text:style-name="P520" text:outline-level="5"><text:bookmark-start text:name="__RefHeading___Toc34831_4173466481"/>Life.<text:bookmark-end text:name="__RefHeading___Toc34831_4173466481"/></text:h>
      <text:p text:style-name="Text_20_body">From Matthew 18 <text:note text:id="ftn296" text:note-class="footnote"><text:note-citation>296</text:note-citation><text:note-body><text:p text:style-name="Footnote"><text:span text:style-name="T5">Matthew 18:9 </text:span><text:a xlink:type="simple" xlink:href="https://biblehub.com/text/matthew/18-9.htm" text:style-name="Internet_20_link" text:visited-style-name="Visited_20_Internet_20_Link"><text:span text:style-name="Definition"><text:span text:style-name="T5">biblehub</text:span></text:span></text:a></text:p></text:note-body></text:note><text:s/>and Mark 9 <text:note text:id="ftn297" text:note-class="footnote"><text:note-citation>297</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5 </text:span><text:a xlink:type="simple" xlink:href="https://biblehub.com/text/mark/9-45.htm" text:style-name="Internet_20_link" text:visited-style-name="Visited_20_Internet_20_Link"><text:span text:style-name="Definition"><text:span text:style-name="T5">biblehub</text:span></text:span></text:a></text:p></text:note-body></text:note>, it is understood that entering the Life and being placed in this valley are two exclusive things. <text:span text:style-name="T676">They also show us </text:span>that before being able to enter Life it was impossible to be thrown into this valley. And let us remember that our Lord says <text:span text:style-name="Bible_5f_text">“I am the way, the truth and the life” </text:span><text:span text:style-name="Bible_5f_text"><text:note text:id="ftn298" text:note-class="footnote"><text:note-citation>298</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28">WEB</text:span></text:span></text:a></text:p></text:note-body></text:note></text:span>, <text:span text:style-name="T676">H</text:span>e is the Life, before Jesus Christ <text:span text:style-name="T676">it</text:span> was <text:span text:style-name="T1563">i</text:span>mpossible to enter Life. Then before Jesus Christ, it was impossible <text:span text:style-name="T676">to </text:span>put someone in this valley.</text:p>
      <text:h text:style-name="P520" text:outline-level="5"><text:bookmark-start text:name="__RefHeading___Toc34833_4173466481"/>God's Kingdom.<text:bookmark-end text:name="__RefHeading___Toc34833_4173466481"/></text:h>
      <text:p text:style-name="Text_20_body"><text:span text:style-name="T5">From Mark 9 </text:span><text:span text:style-name="T5"><text:note text:id="ftn299" text:note-class="footnote"><text:note-citation>299</text:note-citation><text:note-body><text:p text:style-name="Footnote"><text:span text:style-name="T5">Mark 9:47 </text:span><text:a xlink:type="simple" xlink:href="https://biblehub.com/text/mark/9-47.htm" text:style-name="Internet_20_link" text:visited-style-name="Visited_20_Internet_20_Link"><text:span text:style-name="Definition"><text:span text:style-name="T5">biblehub</text:span></text:span></text:a></text:p></text:note-body></text:note></text:span><text:span text:style-name="T5">, it is understood that entering the Kingdom of God and being placed in this valley are two exclusive things. It also tells us that before enter</text:span><text:span text:style-name="T128">ing</text:span><text:span text:style-name="T5"> God’</text:span><text:span text:style-name="T128">s Kingdom </text:span><text:span text:style-name="T5">it was impossible to be thrown into this valley. When Jesus Christ sends out 70 of his disciples, in Luke 10, he says </text:span><text:span text:style-name="Bible_5f_text"><text:span text:style-name="T5">“</text:span></text:span><text:span text:style-name="Bible_5f_text"><text:span text:style-name="T128">H</text:span></text:span><text:span text:style-name="Bible_5f_text">eal the sick who are there, and tell them, ‘God’s Kingdom has come near to you’</text:span><text:span text:style-name="Bible_5f_text"><text:span text:style-name="T5">” </text:span></text:span><text:span text:style-name="Bible_5f_text"><text:span text:style-name="T5"><text:note text:id="ftn300" text:note-class="footnote"><text:note-citation>300</text:note-citation><text:note-body><text:p text:style-name="Footnote"><text:span text:style-name="T5">Luke 10:9 </text:span><text:a xlink:type="simple" xlink:href="https://www.biblegateway.com/passage/?search=Luke+10%3A9&amp;version=WEB" text:style-name="Internet_20_link" text:visited-style-name="Visited_20_Internet_20_Link"><text:span text:style-name="Definition"><text:span text:style-name="T128">WEB</text:span></text:span></text:a></text:p></text:note-body></text:note></text:span></text:span><text:span text:style-name="T5">, in Luke 11, </text:span><text:span text:style-name="T128">H</text:span><text:span text:style-name="T5">e tells those who accused him of </text:span><text:soft-page-break/><text:span text:style-name="T5">obtaining his power from Beelzebub, who: </text:span><text:span text:style-name="Bible_5f_text"><text:span text:style-name="T5">“</text:span></text:span><text:span text:style-name="Bible_5f_text"><text:span text:style-name="T129">i</text:span></text:span><text:span text:style-name="Bible_5f_text"><text:span text:style-name="T5">f I by God’s finger cast out demons, then God’s Kingdom has come to you” </text:span></text:span><text:span text:style-name="Bible_5f_text"><text:span text:style-name="T5"><text:note text:id="ftn301" text:note-class="footnote"><text:note-citation>301</text:note-citation><text:note-body><text:p text:style-name="Footnote"><text:span text:style-name="T5">Luke 11:20 </text:span><text:a xlink:type="simple" xlink:href="https://www.biblegateway.com/passage/?search=Luke+11%3A20&amp;version=WEB" text:style-name="Internet_20_link" text:visited-style-name="Visited_20_Internet_20_Link"><text:span text:style-name="Definition"><text:span text:style-name="T128">WEB</text:span></text:span></text:a></text:p></text:note-body></text:note></text:span></text:span><text:span text:style-name="T5">, in Luke 17, </text:span><text:span text:style-name="Bible_5f_text"><text:span text:style-name="T5">“</text:span></text:span><text:span text:style-name="Bible_5f_text"><text:span text:style-name="T129">B</text:span></text:span><text:span text:style-name="Bible_5f_text"><text:span text:style-name="T5">eing asked by the Pharisees when God’s Kingdom would come, he answered them, ‘God’s Kingdom doesn’t come with observation; neither will they say, Look, here! or, Look, there! for behold, God’s Kingdom is within you’” </text:span></text:span><text:span text:style-name="Bible_5f_text"><text:span text:style-name="T5"><text:note text:id="ftn302" text:note-class="footnote"><text:note-citation>302</text:note-citation><text:note-body><text:p text:style-name="Footnote"><text:span text:style-name="T5">Luke 17:20-21 </text:span><text:a xlink:type="simple" xlink:href="https://www.biblegateway.com/passage/?search=Luke+17%3A20-21&amp;version=WEB" text:style-name="Internet_20_link" text:visited-style-name="Visited_20_Internet_20_Link"><text:span text:style-name="Definition"><text:span text:style-name="T129">WEB</text:span></text:span></text:a></text:p></text:note-body></text:note></text:span></text:span><text:span text:style-name="T5">. And Paul saying goodbye to those of Ephesus says </text:span><text:span text:style-name="Bible_5f_text"><text:span text:style-name="T5">“</text:span></text:span><text:span text:style-name="Bible_5f_text"><text:span text:style-name="T129">N</text:span></text:span><text:span text:style-name="Bible_5f_text"><text:span text:style-name="T5">ow, behold, I know that you all, among whom I went about preaching God’s Kingdom, will see my face no more” </text:span></text:span><text:span text:style-name="Bible_5f_text"><text:span text:style-name="T5"><text:note text:id="ftn303" text:note-class="footnote"><text:note-citation>303</text:note-citation><text:note-body><text:p text:style-name="Footnote"><text:span text:style-name="T5">Acts 20:25 </text:span><text:a xlink:type="simple" xlink:href="https://www.biblegateway.com/passage/?search=Acts+20%3A25&amp;version=WEB" text:style-name="Internet_20_link" text:visited-style-name="Visited_20_Internet_20_Link"><text:span text:style-name="Definition"><text:span text:style-name="T129">WEB</text:span></text:span></text:a></text:p></text:note-body></text:note></text:span></text:span><text:span text:style-name="T5">. Before Jesus Christ the Kingdom of God had not arrived, then before Jesus Christ it was impossible to put someone in this Valley.</text:span></text:p>
      <text:h text:style-name="P520" text:outline-level="5"><text:bookmark-start text:name="__RefHeading___Toc34835_4173466481"/>Eternal.<text:bookmark-end text:name="__RefHeading___Toc34835_4173466481"/></text:h>
      <text:p text:style-name="Text_20_body">From Matthew 18 <text:note text:id="ftn304" text:note-class="footnote"><text:note-citation>304</text:note-citation><text:note-body><text:p text:style-name="Footnote"><text:span text:style-name="T5">Matthew 18:8 </text:span><text:a xlink:type="simple" xlink:href="https://biblehub.com/text/matthew/18-8.htm" text:style-name="Internet_20_link" text:visited-style-name="Visited_20_Internet_20_Link"><text:span text:style-name="Definition"><text:span text:style-name="T5">biblehub</text:span></text:span></text:a><text:span text:style-name="T5"> Matthew 18:9 </text:span><text:a xlink:type="simple" xlink:href="https://biblehub.com/text/matthew/18-9.htm" text:style-name="Internet_20_link" text:visited-style-name="Visited_20_Internet_20_Link"><text:span text:style-name="Definition"><text:span text:style-name="T5">biblehub</text:span></text:span></text:a></text:p></text:note-body></text:note>, it is understood that the fire of that valley is eternal. Here the word is G166 <text:note text:id="ftn305" text:note-class="footnote"><text:note-citation>305</text:note-citation><text:note-body><text:p text:style-name="Footnote"><text:a xlink:type="simple" xlink:href="https://biblehub.com/greek/166.htm" text:style-name="Internet_20_link" text:visited-style-name="Visited_20_Internet_20_Link"><text:span text:style-name="Definition"><text:span text:style-name="T5">G166</text:span></text:span></text:a></text:p></text:note-body></text:note>, “aiónios”, which is the same used for eternal life.</text:p>
      <text:h text:style-name="P520" text:outline-level="5"><text:bookmark-start text:name="__RefHeading___Toc34837_4173466481"/>Everyone.<text:bookmark-end text:name="__RefHeading___Toc34837_4173466481"/></text:h>
      <text:p text:style-name="Text_20_body">From Mark 9 <text:note text:id="ftn306" text:note-class="footnote"><text:note-citation>306</text:note-citation><text:note-body><text:p text:style-name="Footnote"><text:span text:style-name="T5">Mark 9:49 </text:span><text:a xlink:type="simple" xlink:href="https://biblehub.com/text/mark/9-49.htm" text:style-name="Internet_20_link" text:visited-style-name="Visited_20_Internet_20_Link"><text:span text:style-name="Definition"><text:span text:style-name="T5">biblehub</text:span></text:span></text:a></text:p></text:note-body></text:note>, it is understood that everyone will be salted with the same fire of that valley.</text:p>
      <text:h text:style-name="P520" text:outline-level="5"><text:bookmark-start text:name="__RefHeading___Toc34839_4173466481"/>Judgment.<text:bookmark-end text:name="__RefHeading___Toc34839_4173466481"/></text:h>
      <text:p text:style-name="Text_20_body">From Matthew 23 <text:note text:id="ftn307" text:note-class="footnote"><text:note-citation>307</text:note-citation><text:note-body><text:p text:style-name="Footnote"><text:span text:style-name="T5">Matthew 23:33 </text:span><text:a xlink:type="simple" xlink:href="https://biblehub.com/text/matthew/23-33.htm" text:style-name="Internet_20_link" text:visited-style-name="Visited_20_Internet_20_Link"><text:span text:style-name="Definition"><text:span text:style-name="T5">biblehub</text:span></text:span></text:a></text:p></text:note-body></text:note>, it is understood that a judgment is executed in that valley.</text:p>
      <text:h text:style-name="P520" text:outline-level="5"><text:bookmark-start text:name="__RefHeading___Toc34841_4173466481"/>Before.<text:bookmark-end text:name="__RefHeading___Toc34841_4173466481"/></text:h>
      <text:p text:style-name="Text_20_body">From Matthew 23 <text:note text:id="ftn308" text:note-class="footnote"><text:note-citation>308</text:note-citation><text:note-body><text:p text:style-name="Footnote"><text:span text:style-name="T5">Matthew 23:15 </text:span><text:a xlink:type="simple" xlink:href="https://biblehub.com/text/matthew/23-15.htm" text:style-name="Internet_20_link" text:visited-style-name="Visited_20_Internet_20_Link"><text:span text:style-name="Definition"><text:span text:style-name="T5">biblehub</text:span></text:span></text:a><text:span text:style-name="T5"> Matthew 23:33 </text:span><text:a xlink:type="simple" xlink:href="https://biblehub.com/text/matthew/23-33.htm" text:style-name="Internet_20_link" text:visited-style-name="Visited_20_Internet_20_Link"><text:span text:style-name="Definition"><text:span text:style-name="T5">biblehub</text:span></text:span></text:a></text:p></text:note-body></text:note>, from Mark 9 <text:note text:id="ftn309" text:note-class="footnote"><text:note-citation>309</text:note-citation><text:note-body><text:p text:style-name="Footnote"><text:span text:style-name="T5">Mark 9:49 </text:span><text:a xlink:type="simple" xlink:href="https://biblehub.com/text/mark/9-49.htm" text:style-name="Internet_20_link" text:visited-style-name="Visited_20_Internet_20_Link"><text:span text:style-name="Definition"><text:span text:style-name="T5">biblehub</text:span></text:span></text:a></text:p></text:note-body></text:note><text:s/>and from James 3 <text:note text:id="ftn310" text:note-class="footnote"><text:note-citation>310</text:note-citation><text:note-body><text:p text:style-name="Footnote"><text:span text:style-name="T5">James 3:6 </text:span><text:a xlink:type="simple" xlink:href="https://biblehub.com/text/james/3-6.htm" text:style-name="Internet_20_link" text:visited-style-name="Visited_20_Internet_20_Link"><text:span text:style-name="Definition"><text:span text:style-name="T5">biblehub</text:span></text:span></text:a></text:p></text:note-body></text:note>, it is understood that at the time of Jesus Christ there were already people who were affected <text:span text:style-name="T677">by</text:span> that valley and didn't even know it. <text:span text:style-name="T677">It</text:span> was already acting. <text:span text:style-name="T677">It</text:span> acts from before physical death. And therefore since before the physical resurrection.</text:p>
      <text:h text:style-name="P520" text:outline-level="5"><text:bookmark-start text:name="__RefHeading___Toc34843_4173466481"/><text:span text:style-name="T1564">After</text:span>.<text:bookmark-end text:name="__RefHeading___Toc34843_4173466481"/></text:h>
      <text:p text:style-name="Text_20_body">From Luke 12 <text:note text:id="ftn311" text:note-class="footnote"><text:note-citation>311</text:note-citation><text:note-body><text:p text:style-name="Footnote"><text:span text:style-name="T5">Luke 12:5 </text:span><text:a xlink:type="simple" xlink:href="https://biblehub.com/text/luke/12-5.htm" text:style-name="Internet_20_link" text:visited-style-name="Visited_20_Internet_20_Link"><text:span text:style-name="Definition"><text:span text:style-name="T6">biblehub</text:span></text:span></text:a></text:p></text:note-body></text:note>, it is understood that this valley also acts after physical resurrection.</text:p>
      <text:h text:style-name="P520" text:outline-level="5"><text:bookmark-start text:name="__RefHeading___Toc34845_4173466481"/>The worm does not die.<text:bookmark-end text:name="__RefHeading___Toc34845_4173466481"/></text:h>
      <text:p text:style-name="Text_20_body">From Mark 9 <text:note text:id="ftn312" text:note-class="footnote"><text:note-citation>312</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hat in that valley the worm does not die. In this chapter <text:span text:style-name="T678">it is made</text:span> clear the biblical reference to Isaiah 66 <text:note text:id="ftn313" text:note-class="footnote"><text:note-citation>313</text:note-citation><text:note-body><text:p text:style-name="Footnote"><text:span text:style-name="T5">Isaiah 66:24 </text:span><text:a xlink:type="simple" xlink:href="https://biblehub.com/text/isaiah/66-24.htm" text:style-name="Internet_20_link" text:visited-style-name="Visited_20_Internet_20_Link"><text:span text:style-name="Definition"><text:span text:style-name="T5">biblehub</text:span></text:span></text:a></text:p></text:note-body></text:note><text:s/>because it uses the same terminology. The worm of Isaiah 66 is the word H8438 <text:note text:id="ftn314" text:note-class="footnote"><text:note-citation>314</text:note-citation><text:note-body><text:p text:style-name="Footnote"><text:a xlink:type="simple" xlink:href="https://biblehub.com/hebrew/8438.htm" text:style-name="Internet_20_link" text:visited-style-name="Visited_20_Internet_20_Link"><text:span text:style-name="Definition"><text:span text:style-name="T5">H8438</text:span></text:span></text:a></text:p></text:note-body></text:note><text:s/>that refers to the “coccus-ilicis” that was used both for medicinal purposes and to prepare a scarlet dye. This word appears in almost all the cloth parts of the tabernacle of Moses and in the clothing of the <text:soft-page-break/>priests of the tabernacle <text:note text:id="ftn315" text:note-class="footnote"><text:note-citation>315</text:note-citation><text:note-body><text:p text:style-name="Footnote"><text:a xlink:type="simple" xlink:href="https://biblehub.com/hebrew/8438.htm" text:style-name="Internet_20_link" text:visited-style-name="Visited_20_Internet_20_Link"><text:span text:style-name="Definition"><text:span text:style-name="T5">H8438</text:span></text:span></text:a><text:span text:style-name="T5"> </text:span><text:a xlink:type="simple" xlink:href="https://biblehub.com/hebrew/strongs_8438.htm" text:style-name="Internet_20_link" text:visited-style-name="Visited_20_Internet_20_Link"><text:span text:style-name="Definition"><text:span text:style-name="T5">biblehub</text:span></text:span></text:a></text:p></text:note-body></text:note>. It is also the word used in psalm 22 <text:note text:id="ftn316" text:note-class="footnote"><text:note-citation>316</text:note-citation><text:note-body><text:p text:style-name="Footnote"><text:span text:style-name="T5">Psalm 22:6 </text:span><text:a xlink:type="simple" xlink:href="https://biblehub.com/text/psalms/22-6.htm" text:style-name="Internet_20_link" text:visited-style-name="Visited_20_Internet_20_Link"><text:span text:style-name="Definition"><text:span text:style-name="T5">biblehub</text:span></text:span></text:a></text:p></text:note-body></text:note><text:s/>quoted by our Lord on the cross. And it is the same with which, in Isaiah 41, God calls "worm" to Jacob <text:note text:id="ftn317" text:note-class="footnote"><text:note-citation>317</text:note-citation><text:note-body><text:p text:style-name="Footnote"><text:span text:style-name="T5">Isaiah 41:14 </text:span><text:a xlink:type="simple" xlink:href="https://biblehub.com/text/isaiah/41-14.htm" text:style-name="Internet_20_link" text:visited-style-name="Visited_20_Internet_20_Link"><text:span text:style-name="Definition"><text:span text:style-name="T5">biblehub</text:span></text:span></text:a></text:p></text:note-body></text:note>. Tabernacle, priest clothes, Jesus Christ, Jacob. All the same “worm” from Isaiah 66.</text:p>
      <text:p text:style-name="P4">Paul in 2nd Corinthians 5 <text:note text:id="ftn318" text:note-class="footnote"><text:note-citation>318</text:note-citation><text:note-body><text:p text:style-name="Footnote"><text:span text:style-name="T5">1 Corinthians 5:1-5 </text:span><text:a xlink:type="simple" xlink:href="https://www.biblegateway.com/passage/?search=2+Corinthians+5%3A1-5&amp;version=KJV" text:style-name="Internet_20_link" text:visited-style-name="Visited_20_Internet_20_Link"><text:span text:style-name="Definition"><text:span text:style-name="T5">KJV</text:span></text:span></text:a></text:p></text:note-body></text:note><text:s/>compares our body to a tent, with a tabernacle, because just as the presence of God was in the tabernacle of Moses, the Holy Spirit lives in the body of the believers. He also compares it to a dress that is clothed <text:span text:style-name="T678">with the</text:span> purity <text:span text:style-name="T678">of the </text:span>Holy Spirit.</text:p>
      <text:p text:style-name="P4">These observations allow us to conclude that the "worm does not die" refers to the <text:span text:style-name="T1565">BODY</text:span> of the person who is in that valley. The valley is NOT <text:span text:style-name="T678">the </text:span>cause of death of the person's body, of physical death.</text:p>
      <text:h text:style-name="P520" text:outline-level="5"><text:bookmark-start text:name="__RefHeading___Toc34847_4173466481"/>Destroyer.<text:bookmark-end text:name="__RefHeading___Toc34847_4173466481"/></text:h>
      <text:p text:style-name="Text_20_body"><text:span text:style-name="T5">From Matthew 10 </text:span><text:span text:style-name="T5"><text:note text:id="ftn319" text:note-class="footnote"><text:note-citation>319</text:note-citation><text:note-body><text:p text:style-name="Footnote"><text:span text:style-name="T5">Matthew 10:28 </text:span><text:a xlink:type="simple" xlink:href="https://biblehub.com/text/matthew/10-28.htm" text:style-name="Internet_20_link" text:visited-style-name="Visited_20_Internet_20_Link"><text:span text:style-name="Definition"><text:span text:style-name="T5">biblehub</text:span></text:span></text:a><text:span text:style-name="T5"> </text:span><text:a xlink:type="simple" xlink:href="https://biblehub.com/greek/622.htm" text:style-name="Internet_20_link" text:visited-style-name="Visited_20_Internet_20_Link"><text:span text:style-name="Definition"><text:span text:style-name="T5">G622</text:span></text:span></text:a></text:p></text:note-body></text:note></text:span><text:span text:style-name="T5">, it is understood that there is a person who can use that valley to destroy body and spirit. The word for destroy is the G622 </text:span><text:span text:style-name="T5"><text:note text:id="ftn320" text:note-class="footnote"><text:note-citation>320</text:note-citation><text:note-body><text:p text:style-name="Footnote"><text:a xlink:type="simple" xlink:href="https://biblehub.com/greek/622.htm" text:style-name="Internet_20_link" text:visited-style-name="Visited_20_Internet_20_Link"><text:span text:style-name="Definition"><text:span text:style-name="T5">G622</text:span></text:span></text:a><text:span text:style-name="T5"> </text:span><text:a xlink:type="simple" xlink:href="https://biblehub.com/greek/strongs_622.htm" text:style-name="Internet_20_link" text:visited-style-name="Visited_20_Internet_20_Link"><text:span text:style-name="Definition"><text:span text:style-name="T5">biblehub</text:span></text:span></text:a></text:p></text:note-body></text:note></text:span><text:span text:style-name="T5"><text:s/>which is not only used in the sense of “kill</text:span><text:span text:style-name="T130">ing</text:span><text:span text:style-name="T5">” but also in the sense of being ruined, or lost. For example it is used in Matthew 15 when our Lord says that </text:span><text:span text:style-name="Bible_5f_text"><text:span text:style-name="T5">“</text:span></text:span><text:span text:style-name="Bible_5f_text"><text:span text:style-name="T130">I</text:span></text:span><text:span text:style-name="Bible_5f_text"> wasn’t sent to anyone but the lost sheep of the house of Israel</text:span><text:span text:style-name="Bible_5f_text"><text:span text:style-name="T5">” </text:span></text:span><text:span text:style-name="Bible_5f_text"><text:span text:style-name="T5"><text:note text:id="ftn321" text:note-class="footnote"><text:note-citation>321</text:note-citation><text:note-body><text:p text:style-name="Footnote"><text:span text:style-name="T5">Matthew 15:24 </text:span><text:a xlink:type="simple" xlink:href="https://www.biblegateway.com/passage/?search=Matthew+15%3A24&amp;version=WEB" text:style-name="Internet_20_link" text:visited-style-name="Visited_20_Internet_20_Link"><text:span text:style-name="T130">WEB</text:span></text:a><text:span text:style-name="T5"> </text:span><text:a xlink:type="simple" xlink:href="https://biblehub.com/text/matthew/15-24.htm" text:style-name="Internet_20_link" text:visited-style-name="Visited_20_Internet_20_Link"><text:span text:style-name="Definition"><text:span text:style-name="T5">biblehub</text:span></text:span></text:a></text:p></text:note-body></text:note></text:span></text:span><text:span text:style-name="T5">. Here obviously these little sheep have </text:span><text:span text:style-name="T130">not </text:span><text:span text:style-name="T5">been killed but they are "destroyed", “ruined”, “degraded”, “lost” in perdition. </text:span><text:span text:style-name="T130">T</text:span><text:span text:style-name="T5">hat valley destroys, ruins, ends, degrades body and spirit but </text:span><text:span text:style-name="T131">NOT to an irreversible </text:span><text:span text:style-name="T130">state </text:span><text:span text:style-name="T5">because “the worm does not die”.</text:span></text:p>
      <text:h text:style-name="P520" text:outline-level="5"><text:bookmark-start text:name="__RefHeading___Toc34849_4173466481"/>Different.<text:bookmark-end text:name="__RefHeading___Toc34849_4173466481"/></text:h>
      <text:p text:style-name="Text_20_body">Taking all the characteristics of the Valley of Hinnom, the most important <text:span text:style-name="T679">difference</text:span> with the popular hell is that the valley of Hinnom only acts over those who are PHYSICALLY ALIVE. Either before or after the physical resurrection but only acts on LIVING people who have a physical body.</text:p>
      <text:p text:style-name="P4">It obviously has several features similar to those of the popular “hell”: it is made of fire, <text:span text:style-name="T679">the</text:span> fire does not go out, it is eternal, it executes a judgment, it also acts after the resurrection and <text:span text:style-name="T679">it </text:span>is destructive. But it only acts on physical beings and the destructive effect is reversible.</text:p>
      <text:p text:style-name="P101">This concept of the Valley of Hinnom that we see reflected in these features also has other differences from the popular “hell”: it acts from before physical death, it only <text:soft-page-break/>exists since Jesus Christ began to preach the Kingdom of God, and the fire that forms it, <text:span text:style-name="T680">salts</text:span>, sprink<text:span text:style-name="T682">les</text:span><text:span text:style-name="T681"> over</text:span>, ALL <text:span text:style-name="T680">people </text:span>physically alive but spiritually dead.</text:p>
      <text:p text:style-name="P99">It is similar but different. This is a spiritual concept with physical effects, such as sin, which is also a<text:span text:style-name="T681">n</text:span> spiritual concept with physical effects.</text:p>
      <text:p text:style-name="P99">This concept is perfectly consistent with what was observed when <text:span text:style-name="T681">we </text:span>spoke of divine justice: with the intentions that Yeshua claims to have in Luke 12 when he states that: <text:span text:style-name="Bible_5f_text">“</text:span><text:span text:style-name="Bible_5f_text"><text:span text:style-name="T633">I</text:span></text:span><text:span text:style-name="Bible_5f_text"> came to throw </text:span><text:span text:style-name="Bible_5f_text"><text:span text:style-name="T633">FIRE</text:span></text:span><text:span text:style-name="Bible_5f_text"> on the earth. I wish it were already kindled" </text:span><text:span text:style-name="Bible_5f_text"><text:note text:id="ftn322" text:note-class="footnote"><text:note-citation>322</text:note-citation><text:note-body><text:p text:style-name="Footnote"><text:span text:style-name="T5">Luke 12:49 </text:span><text:a xlink:type="simple" xlink:href="https://www.biblegateway.com/passage/?search=Luke+12%3A49&amp;version=WEB" text:style-name="Internet_20_link" text:visited-style-name="Visited_20_Internet_20_Link"><text:span text:style-name="Definition"><text:span text:style-name="T119">WEB</text:span></text:span></text:a></text:p></text:note-body></text:note></text:span>. <text:span text:style-name="T681">As said, the pyromaniac </text:span>is Jesus Christ.</text:p>
      <text:p text:style-name="P438"><text:span text:style-name="T5">John the Baptist, according to Matthew 3, explains to us about Jesus Christ that: </text:span><text:span text:style-name="Bible_5f_text"><text:span text:style-name="T5">“He will baptize you in the Holy Spirit. His winnowing fork is in his hand, and he will thoroughly cleanse his threshing floor. He will gather his wheat into the barn, but the chaff he will burn up with unquenchable fire” </text:span></text:span><text:span text:style-name="Bible_5f_text"><text:span text:style-name="T5"><text:note text:id="ftn323" text:note-class="footnote"><text:note-citation>323</text:note-citation><text:note-body><text:p text:style-name="Footnote"><text:span text:style-name="T5">Matthew 3:11-12 </text:span><text:a xlink:type="simple" xlink:href="https://www.biblegateway.com/passage/?search=Matthew+3%3A11-12&amp;version=WEB" text:style-name="Internet_20_link" text:visited-style-name="Visited_20_Internet_20_Link"><text:span text:style-name="Definition"><text:span text:style-name="T132">WEB</text:span></text:span></text:a></text:p></text:note-body></text:note></text:span></text:span><text:span text:style-name="T5">. Jehovah, in Malachi 3, warns us: </text:span><text:span text:style-name="Bible_5f_text"><text:span text:style-name="T5">“</text:span></text:span><text:span text:style-name="Bible_5f_text"><text:span text:style-name="T132">w</text:span></text:span><text:span text:style-name="Bible_5f_text">ho can endure the day of his coming? And who will stand when he appears? For he is like a refiner’s fire, and like launderers’ soap</text:span><text:span text:style-name="Bible_5f_text"><text:span text:style-name="T5">” </text:span></text:span><text:span text:style-name="Bible_5f_text"><text:span text:style-name="T5"><text:note text:id="ftn324" text:note-class="footnote"><text:note-citation>324</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32">WEB</text:span></text:span></text:a></text:p></text:note-body></text:note></text:span></text:span><text:span text:style-name="T5">.</text:span></text:p>
      <text:p text:style-name="P100">This fire divides those who are initially saved from those who are initially condemned. Paul explains it in 2nd Corinthians 2 as follows: <text:span text:style-name="Bible_5f_text">“But thanks be to God who always leads us in triumphal procession in Christ and who makes known through us the fragrance that consists of the knowledge of him in every place. For we are a sweet aroma of Christ to God among those who are being saved and among those who are perishing, to the latter an odor from death to death, but to the former a fragrance from life to life. And who is adequate for these things? For we are not like so many others, hucksters who peddle the word of God for profit, but we are speaking in Christ before God as persons of sincerity, as persons sent from God” </text:span><text:span text:style-name="Bible_5f_text"><text:note text:id="ftn325" text:note-class="footnote"><text:note-citation>325</text:note-citation><text:note-body><text:p text:style-name="Footnote"><text:span text:style-name="T5">2 Corinthians 2:14-17 </text:span><text:a xlink:type="simple" xlink:href="https://www.biblegateway.com/passage/?search=2+Corinthians+2%3A14-17&amp;version=NET" text:style-name="Internet_20_link" text:visited-style-name="Visited_20_Internet_20_Link"><text:span text:style-name="Definition"><text:span text:style-name="T5">NET</text:span></text:span></text:a></text:p></text:note-body></text:note></text:span>. In this case the fire is compared to a fragrance, for some mortal, for others fragrance of life.</text:p>
      <text:p text:style-name="P439"><text:span text:style-name="T5">It is a fire that </text:span><text:span text:style-name="T133">ends</text:span><text:span text:style-name="T5"> the bad guys, it </text:span><text:span text:style-name="T133">ends</text:span><text:span text:style-name="T5"> some before physical death and others after the physical resurrection, because </text:span><text:span text:style-name="Bible_5f_text"><text:span text:style-name="T5">“</text:span></text:span><text:span text:style-name="Bible_5f_text"><text:span text:style-name="T133">m</text:span></text:span><text:span text:style-name="Bible_5f_text">any will be last who are first, and first who are last</text:span><text:span text:style-name="Bible_5f_text"><text:span text:style-name="T5">” </text:span></text:span><text:span text:style-name="Bible_5f_text"><text:span text:style-name="T5"><text:note text:id="ftn326" text:note-class="footnote"><text:note-citation>326</text:note-citation><text:note-body><text:p text:style-name="Footnote"><text:span text:style-name="T5">Matthew 19:30 </text:span><text:a xlink:type="simple" xlink:href="https://www.biblegateway.com/passage/?search=Matthew+19%3A30&amp;version=WEB" text:style-name="Internet_20_link" text:visited-style-name="Visited_20_Internet_20_Link"><text:span text:style-name="Definition"><text:span text:style-name="T133">WEB</text:span></text:span></text:a></text:p></text:note-body></text:note></text:span></text:span><text:span text:style-name="T5">.</text:span></text:p>
      <text:p text:style-name="P439"><text:span text:style-name="T5">God's love is a consuming fire, his Spirit is a fire of Life, that consumes death, a fire of Truth, that puts an end to lies, a Holy fire, which ends sin. If I resist that fire, if I </text:span><text:span text:style-name="T133">am </text:span><text:span text:style-name="T5">attach</text:span><text:span text:style-name="T133">ed</text:span><text:span text:style-name="T5"> to my spiritual death, to my lie, to my sin, </text:span><text:span text:style-name="T133">it </text:span><text:span text:style-name="T5">is going to destroy, it will ruin me, degrade. If I join that fire, I become part of it and I will have Life, Truth and Holiness. Or as Jesus Christ says in Matthew 16: </text:span><text:span text:style-name="Bible_5f_text"><text:span text:style-name="T5">“</text:span></text:span><text:span text:style-name="Bible_5f_text"><text:span text:style-name="T133">F</text:span></text:span><text:span text:style-name="Bible_5f_text">or whoever desires to save his life will lose it, and whoever will lose his life for my sake will find it</text:span><text:span text:style-name="Bible_5f_text"><text:span text:style-name="T5">” </text:span></text:span><text:span text:style-name="Bible_5f_text"><text:span text:style-name="T5"><text:note text:id="ftn327" text:note-class="footnote"><text:note-citation>327</text:note-citation><text:note-body><text:p text:style-name="Footnote"><text:span text:style-name="T5">Matthew 16:25 </text:span><text:a xlink:type="simple" xlink:href="https://www.biblegateway.com/passage/?search=Matthew+16%3A25&amp;version=WEB" text:style-name="Internet_20_link" text:visited-style-name="Visited_20_Internet_20_Link"><text:span text:style-name="Definition"><text:span text:style-name="T133">WEB</text:span></text:span></text:a></text:p></text:note-body></text:note></text:span></text:span><text:span text:style-name="T5">.</text:span></text:p>
      <text:p text:style-name="P4"><text:soft-page-break/>Once this fire is done with each one of us, the only thing <text:span text:style-name="T682">that</text:span> will we see of the sinner, of the one who rebelled against God, of the dead spirit that was sprinkled with this fire of <text:span text:style-name="T682">L</text:span>ife when he heard the good news of the resurrection, the only thing we will see will be the body of that person, of the <text:span text:style-name="T682">dead one</text:span>, and the memories of that person.</text:p>
      <text:p text:style-name="P4">Once that fire does the hot update, without <text:span text:style-name="T682">halting</text:span>, <text:span text:style-name="T682">while running, </text:span>of the operating system, of the person, the only thing that will remain of the old person, from the old operating system, <text:span text:style-name="T682">will</text:span> be his memories and the body it inhabited.</text:p>
      <text:p text:style-name="P4">That fire will be that new operating system, that new holy person, that Holy Spirit, in the image and likeness of Yeshua HaMashiakh, of our savior Jesus Christ. A fire that will never stop burning. And if the update does not end before physical death, it just continues after the physical resurrection.</text:p>
      <text:p text:style-name="P439"><text:span text:style-name="T5">Once the update is finished, the only thing we </text:span><text:span text:style-name="T133">will be able to</text:span><text:span text:style-name="T5"> do is </text:span><text:span text:style-name="T133">to </text:span><text:span text:style-name="T5">look at that body, remember what that person did, shake your head and think "how wretched". Or as Isaiah 66 </text:span><text:span text:style-name="T133">puts it</text:span><text:span text:style-name="T5">: </text:span><text:span text:style-name="Bible_5f_text"><text:span text:style-name="T5">“</text:span></text:span><text:span text:style-name="Bible_5f_text"><text:span text:style-name="T133">A</text:span></text:span><text:span text:style-name="Bible_5f_text">nd they shall go forth, and look upon the carcases of the men that have transgressed against me: for their worm shall not die, neither shall their fire be quenched; and they shall be an abhorring unto all flesh</text:span><text:span text:style-name="Bible_5f_text"><text:span text:style-name="T5">” </text:span></text:span><text:span text:style-name="Bible_5f_text"><text:span text:style-name="T5"><text:note text:id="ftn328" text:note-class="footnote"><text:note-citation>328</text:note-citation><text:note-body><text:p text:style-name="Footnote"><text:span text:style-name="T5">Isaiah 66:24 </text:span><text:a xlink:type="simple" xlink:href="https://www.biblegateway.com/passage/?search=Isaiah+66%3A24&amp;version=KJV" text:style-name="Internet_20_link" text:visited-style-name="Visited_20_Internet_20_Link"><text:span text:style-name="Definition"><text:span text:style-name="T5">KJV</text:span></text:span></text:a></text:p></text:note-body></text:note></text:span></text:span><text:span text:style-name="T5">. TO ALL flesh, including mine, </text:span><text:span text:style-name="T133">and yours, </text:span><text:span text:style-name="T5">already resurrected.</text:span></text:p>
      <text:p text:style-name="P4">Neither the popular hell, nor the popular heaven, exist in the scriptures, in the bible thought in hebrew. But we can say that the valley of Hinnom is: a hell for the bad guys and a heaven for the good guys ; a hell for the one who is lost and a heaven for the one who is saved ; <text:span text:style-name="T683">a </text:span>hell for the one who denies Jesus Christ and a heaven for the one who accepts him. <text:span text:style-name="T683">A</text:span>nd <text:span text:style-name="T683">NO</text:span> son of Adam starts out <text:span text:style-name="T684">being </text:span>good, saved, holy <text:span text:style-name="T686">or saint</text:span>.</text:p>
      <text:p text:style-name="P4">Either I am fire or I burn. And no child of Adam starts out <text:span text:style-name="T685">being </text:span>fire.</text:p>
      <text:h text:style-name="P517" text:outline-level="4"><text:bookmark-start text:name="__RefHeading___Toc34851_4173466481"/>Eternal death.<text:bookmark-end text:name="__RefHeading___Toc34851_4173466481"/></text:h>
      <text:p text:style-name="Text_20_body">There is not a single verse in the bible, neither in hebrew nor in greek that has the phrase "eternal death". Nothing, <text:span text:style-name="T1567">zip, </text:span>zero, none, <text:span text:style-name="T1566">NADA</text:span>. <text:span text:style-name="T687">It d</text:span>oes not exist <text:span text:style-name="T687">a single</text:span> verse that has the sequence in greek of the words G2288, thanatos, death, followed by G166, aiónios, eternal. Nor is there any verse that has the sequence H4194 H5769 or H4193 H5769, the possible sequences for "eternal death" in hebrew. None, nothing, zero. <text:span text:style-name="T687">N</text:span>ot one <text:span text:style-name="T687">single </text:span>verse.</text:p>
      <text:p text:style-name="P4"><text:soft-page-break/>The emphasis is on ETERNAL LIFE. 37 verses in the New Testament have the phrase in greek "ETERNAL LIFE", that is to say the word G2222, zoe, followed by the word G166, aiónios, and more than 50 verses refer to that life, to LIFE in Christ Jesus, to eternal life, <text:span text:style-name="T688">wether before</text:span> or <text:span text:style-name="T688">after</text:span> the resurrection of the dead.</text:p>
      <text:p text:style-name="P4">Even <text:span text:style-name="T689">so, </text:span>the only verse in which the phrase "eternal punishment" appears, in some translations of Matthew 25, it is arguable that it means a punishment in the normal sense of the word, but a correction. <text:span text:style-name="T689">A firely one</text:span>.</text:p>
      <text:p text:style-name="P102">In the greek the word translated as "punishment" or "torment" is the word G2851 kolasis. Kolasis means correction according to the <text:span text:style-name="T690">Mr </text:span>Strong’<text:span text:style-name="T690">s code</text:span>. In addition, it comes from the word G2849 kolazó, which some scholars argue that it was used for the word “prune”, as when a tree is pruned. Which reminds me of the burning bush that <text:span text:style-name="T690">never </text:span>consumes that Moses saw. That is to say, the phrase, arguably, should <text:span text:style-name="T690">be </text:span>translate<text:span text:style-name="T690">d</text:span> as "eternal correction”. <text:span text:style-name="T689">A firely one</text:span>.</text:p>
      <text:p text:style-name="P4">In any case, the sequence G2851 followed by G166 only appears in one verse. ONE <text:span text:style-name="T691">single </text:span>verse in the entire New Testament. <text:span text:style-name="T691">A</text:span> single verse for the greek phrase that some translate as "punishment eternal".</text:p>
      <text:p text:style-name="P103">The other word used to denote God's punishment is the word G3709, orgé, which translates “<text:span text:style-name="T691">wrath</text:span>”. This word followed by the word for eternity, the G166, does not appear even once in the entire New Testament. <text:span text:style-name="T691">An</text:span> "eternal wrath" in the greek New Testament does not appear, not once, nothing, ZERO. On the contrary, in several parts the bible tells us that the wrath of God lasts only an instant, a moment, and that God is very slow to anger. <text:span text:style-name="T691">A</text:span>nd <text:span text:style-name="T691">in </text:span>various parts of the bible tells us that God's mercy and love is ETERNAL.</text:p>
      <text:p text:style-name="P4">The emphasis in the New Testament is on ETERNAL LIFE and ETERNAL LOVE.</text:p>
      <text:h text:style-name="P517" text:outline-level="4"><text:bookmark-start text:name="__RefHeading___Toc34853_4173466481"/>Eternal punishment.<text:bookmark-end text:name="__RefHeading___Toc34853_4173466481"/></text:h>
      <text:p text:style-name="Text_20_body"><text:span text:style-name="T5">Psalm 37 says that the wicked </text:span><text:span text:style-name="T134">wi</text:span><text:span text:style-name="T135">l</text:span><text:span text:style-name="T134">l be </text:span>cut down<text:span text:style-name="T5">, </text:span><text:span text:style-name="T134">that they </text:span><text:span text:style-name="T5">wither, that they will be cut off, </text:span><text:span text:style-name="T135">that they will not be, </text:span><text:span text:style-name="T5">that </text:span><text:span text:style-name="T135">you will diligently consider their place and it shall not, that their day is coming, </text:span><text:span text:style-name="T5">that their sword will enter their own hearts, that they will perish, that they </text:span><text:bookmark text:name="en-KJV-14471"/><text:span text:style-name="T5">consume away like smoke, that they will </text:span><text:span text:style-name="T135">pass away</text:span><text:span text:style-name="T5">, </text:span><text:span text:style-name="T135">that you sought them and did not find them, </text:span><text:span text:style-name="T5">that they will be </text:span><text:span text:style-name="T135">destroyed</text:span><text:span text:style-name="T5"> </text:span><text:span text:style-name="T5"><text:note text:id="ftn329" text:note-class="footnote"><text:note-citation>329</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134">KJV</text:span></text:span></text:a></text:p></text:note-body></text:note></text:span><text:span text:style-name="T5">. And Psalm 14 says that: </text:span><text:span text:style-name="Bible_5f_text"><text:span text:style-name="T5">“Yahweh looked down from heaven on the children of men, to see if there were any who understood, who sought after God. They have all gone aside. They have together </text:span></text:span><text:soft-page-break/><text:span text:style-name="Bible_5f_text"><text:span text:style-name="T5">become corrupt. There is no one who does good, no, not one” </text:span></text:span><text:span text:style-name="Bible_5f_text"><text:span text:style-name="T5"><text:note text:id="ftn330" text:note-class="footnote"><text:note-citation>330</text:note-citation><text:note-body><text:p text:style-name="Footnote"><text:span text:style-name="T5">Psalm 14:2-3 </text:span><text:a xlink:type="simple" xlink:href="https://www.biblegateway.com/passage/?search=Psalm+14%3A2-3&amp;version=WEB" text:style-name="Internet_20_link" text:visited-style-name="Visited_20_Internet_20_Link"><text:span text:style-name="Definition"><text:span text:style-name="T136">WEB</text:span></text:span></text:a></text:p></text:note-body></text:note></text:span></text:span><text:span text:style-name="T5">. The mechanism by which God makes all things new is by means of an eternal fire, the fire of his Holy Spirit. </text:span><text:span text:style-name="T136">G</text:span><text:span text:style-name="T5">ood </text:span><text:span text:style-name="T136">defeats</text:span><text:span text:style-name="T5"> evil, love </text:span><text:span text:style-name="T136">defeats</text:span><text:span text:style-name="T5"> hate.</text:span></text:p>
      <text:p text:style-name="P104">Although the biblical punishment for those who do evil, for the wicked, is death, the bible does NOT speak of an "eternal death" or a "eternal punishment” for th<text:span text:style-name="T692">e</text:span> wicked one. "Eternal death" is NOT the phrase used by the bible to refer to what happens to the wicked because Jesus Christ came, died and rose again just to get us out of death, both the spiritual and the physical <text:span text:style-name="T692">death</text:span>. There is death and there is punishment, <text:span text:style-name="T692">it’s </text:span>only <text:span text:style-name="T692">that </text:span>they are not eternal.</text:p>
      <text:p text:style-name="P104">But LET'S ASSUME, LET'S ACCEPT, LET'S BELIEVE, that YES, that when the bible says that the bad ones wither, that they will be destroyed, that they will <text:span text:style-name="T692">be </text:span>search<text:span text:style-name="T692">ed</text:span> <text:span text:style-name="T692">for </text:span>and not <text:span text:style-name="T692">found</text:span>, that their day is coming, that their sword will enter their own heart, that they will perish, that they dissipate like the smoke, that they will be eliminated, that they will be exterminated, that they will disappear, <text:span text:style-name="T692">that they will be destroyed, </text:span>it refers to the fact that they die eternally and that is their eternal punishment.</text:p>
      <text:p text:style-name="P104">Let us see how one can understand an eternal destruction, a quot<text:span text:style-name="T694">e and quote</text:span>, “eternal <text:span text:style-name="T692">death</text:span>”, a quot<text:span text:style-name="T693">e and quote</text:span><text:span text:style-name="T692">, </text:span>“eternal punishment”, in the context of what the living God <text:span text:style-name="T692">really </text:span>promises: an ETERNAL LIFE.</text:p>
      <text:p text:style-name="P440"><text:span text:style-name="T5">The destruction, the disappearance of the wicked, of the one who is already dead spiritually, of that which is dying physically, that definitive, total and ETERNAL destruction, begins when </text:span><text:span text:style-name="T137">he</text:span><text:span text:style-name="T5"> </text:span><text:span text:style-name="T137">is</text:span><text:span text:style-name="T5"> born again, when that evil, that spiritual</text:span><text:span text:style-name="T288">ly</text:span><text:span text:style-name="T5"> dead </text:span><text:span text:style-name="T288">person</text:span><text:span text:style-name="T5">, is made a new creature by </text:span><text:span text:style-name="T137">our</text:span><text:span text:style-name="T5"> Celestial Father, and the spiritual</text:span><text:span text:style-name="T288">ly</text:span><text:span text:style-name="T5"> dead </text:span><text:span text:style-name="T288">person </text:span><text:span text:style-name="T5">begin</text:span><text:span text:style-name="T137">s</text:span><text:span text:style-name="T5"> </text:span><text:span text:style-name="T137">his</text:span><text:span text:style-name="T5"> ETERNAL destruction. </text:span><text:span text:style-name="T137">It</text:span> is no longer <text:span text:style-name="T692">the wicked</text:span> who live<text:span text:style-name="T692">s</text:span>, but Christ <text:span text:style-name="T692">that </text:span>lives in <text:span text:style-name="T692">him,</text:span> <text:span text:style-name="T692">t</text:span><text:span text:style-name="T5">he spiritual</text:span><text:span text:style-name="T288">ly</text:span><text:span text:style-name="T5"> dead </text:span><text:span text:style-name="T288">person</text:span><text:span text:style-name="T5">, because </text:span><text:span text:style-name="T137">his</text:span><text:span text:style-name="T5"> eternal destruction </text:span><text:span text:style-name="T137">has already </text:span><text:span text:style-name="T5">began, thus suffering </text:span><text:span text:style-name="T137">his</text:span><text:span text:style-name="T5">, </text:span><text:span text:style-name="T137">quot</text:span><text:span text:style-name="T138">e and quote</text:span><text:span text:style-name="T5">, "eternal PUNISHMENT". </text:span><text:span text:style-name="T137">N</text:span><text:span text:style-name="T5">ow Jesus Christ live</text:span><text:span text:style-name="T137">s</text:span><text:span text:style-name="T5"> in him and began the ETERNAL life of the NEW CREATURE. </text:span><text:span text:style-name="T138">The </text:span><text:span text:style-name="T5">Christ that lives in that new creature begins to live </text:span><text:span text:style-name="T138">the </text:span><text:span text:style-name="T5">eternal Life in the eternal fire of the Holy Spirit that destroys, ends, disappears, vanishes the sting of death in the wicked, </text:span><text:span text:style-name="T289">and ALL </text:span><text:span text:style-name="T5">the wickedness that was in the spiritual</text:span><text:span text:style-name="T289">ly</text:span><text:span text:style-name="T5"> dead </text:span><text:span text:style-name="T289">person starts its</text:span><text:span text:style-name="T5"> ETERNAL destruction, </text:span><text:span text:style-name="T289">leading </text:span><text:span text:style-name="T5">to his, quot</text:span><text:span text:style-name="T138">e and quote</text:span><text:span text:style-name="T5">, "eternal PUNISHMENT".</text:span></text:p>
      <text:p text:style-name="P4">At the moment of being born again, the old self, the evil one, begins its final journey to eternal destruction, and the new me, the new creature, begins his final journey to an eternal life. That trip is <text:span text:style-name="T695">through</text:span> the eternal fire, and the old me, the evil one, will not like <text:soft-page-break/>it, but the new <text:span text:style-name="T695">me</text:span>, the good one, will like it more and more. In the end, that wicked man <text:span text:style-name="T695">will</text:span> stop exist<text:span text:style-name="T695">ing</text:span> because <text:span text:style-name="T695">he</text:span> suffers <text:span text:style-name="T695">his </text:span>eternal punishment, <text:span text:style-name="T695">he </text:span>is eternally destroyed, and <text:span text:style-name="T695">the whole </text:span>person, the entire NEW CREATURE is transformed into, the Good, the Holy, the Worthy, the Deserving, Jesus Christ Himself, in that body of the old <text:span text:style-name="T695">me</text:span>.</text:p>
      <text:p text:style-name="P4"><text:span text:style-name="T695">The t</text:span>ransformation is a process where not everything is burned and not everything is <text:span text:style-name="T695">transformed</text:span>. The new creature is born in the old creature and grows until completely transform<text:span text:style-name="T1568">ed</text:span> into the new creature.</text:p>
      <text:p text:style-name="P105">In some believers in Yeshua, the part that will be transformed is precisely the one who believes that <text:span text:style-name="T1569">for </text:span>the Creator of heaven and earth, that changed his heart of stone for one of flesh, so that <text:span text:style-name="T696">it </text:span>wanted to repent of his sins, and seek, and choose, and accept Jesus Christ, and thus be able to love his Creator above all things, that <text:span text:style-name="T1570">for </text:span><text:span text:style-name="T696">THE</text:span> Creator, who also created all other <text:span text:style-name="T696">people</text:span>, <text:span text:style-name="T696">that </text:span><text:span text:style-name="T1570">for</text:span><text:span text:style-name="T696"> </text:span><text:span text:style-name="T1572">said creator</text:span><text:span text:style-name="T696"> </text:span><text:span text:style-name="T1570">it is </text:span><text:span text:style-name="T696">too </text:span><text:span text:style-name="T1570">hard</text:span>, or will be <text:span text:style-name="T696">too </text:span><text:span text:style-name="T1570">hard</text:span>, to transform the hearts of others who have <text:span text:style-name="T1570">ALSO</text:span> refused to accept <text:span text:style-name="T696">Him</text:span>, or choose <text:span text:style-name="T696">Him</text:span>, or seek <text:span text:style-name="T696">Him</text:span> at <text:span text:style-name="T696">some </text:span><text:span text:style-name="T1571">other </text:span><text:span text:style-name="T696">given time</text:span>. That part <text:span text:style-name="T696">of that kind of believer </text:span>will suffer the eternal punishment of the fire of the valley of Hinnom that will destroy <text:span text:style-name="T696">it</text:span> forever. That part will suffer, <text:span text:style-name="T696">quote and quote</text:span>, “a<text:span text:style-name="T696">n</text:span> eternal death," when the believer, either before or after his physical resurrection, <text:span text:style-name="T696">realizes</text:span> <text:span text:style-name="T697">that what </text:span><text:span text:style-name="T696">he</text:span><text:span text:style-name="T697"> believed was FALSE</text:span>.</text:p>
      <text:p text:style-name="P4">The evil <text:span text:style-name="T698">one </text:span>that we have inside, that enemy of God that we have inside, is being transformed into a new creature, <text:span text:style-name="T698">listen “</text:span>NEW”, by the spirit of the living God who now lives in every believer, that can believe that ALL of us will be transformed, because he is going to see it with his own eyes: we are going to see each other again and embrace <text:span text:style-name="T698">each other </text:span>as brothers in Jesus Christ. That is the biblical promise of the God who does not lie.</text:p>
      <text:h text:style-name="P517" text:outline-level="4"><text:bookmark-start text:name="__RefHeading___Toc34855_4173466481"/>Lake of fire.<text:bookmark-end text:name="__RefHeading___Toc34855_4173466481"/></text:h>
      <text:p text:style-name="Text_20_body">The lake of fire, mentioned in the last chapters of the book of <text:span text:style-name="T699">R</text:span>evelation, is a third option that is commonly related to the popular "hell". Interestingly this lake has NEVER been translated as hell. Neither in the first translations nor in the modern ones. The reason is that the hebrew word "Sheol" is the true origin of the appearances of the word “Hades” in the greek translations of the hebrew scriptures, now known as the Old Testament, for its appearance in the Septuagint <text:span text:style-name="T699">since</text:span> before Jesus Christ. And when the new testament <text:span text:style-name="T699">was written </text:span>in greek, this word, the "Hadés", never was the “limné-tou-<text:soft-page-break/>pyros”, that is, the lake of fire. <text:span text:style-name="T699">The </text:span>Hades was the “Hadés” and the “limné-tou-pyros” was the “limné-tou-pyros”. <text:span text:style-name="T699">There was n</text:span>ever <text:span text:style-name="T699">an </text:span>opportunity for them to <text:span text:style-name="T699">get mixed</text:span>.</text:p>
      <text:p text:style-name="P4">So why did the lake of fire also end up being a popular "hell"?</text:p>
      <text:p text:style-name="P4">According to the book of <text:span text:style-name="T700">R</text:span>evelation, <text:span text:style-name="T700">to the </text:span>lake of fire <text:span text:style-name="T700">are thrown the</text:span> false prophet, the beast or monster, the Satan or dragon or devil or ancient serpent, <text:span text:style-name="T700">also </text:span>death is thrown <text:span text:style-name="T700">to it</text:span>, and Hades is thrown <text:span text:style-name="T700">to it</text:span>, that <text:span text:style-name="T700">one that </text:span>comes from "Sheol", or grave. <text:span text:style-name="T700">A</text:span>nd are also thrown partially, or as the bible says "shall have their part", the cowardly, unbelieving, sinners, abominable, murderers, sexually immoral, sorcerers, idolaters, and all liars.</text:p>
      <text:p text:style-name="P4"><text:span text:style-name="T701">Kind of, but not</text:span>.</text:p>
      <text:p text:style-name="P4">The bible narrates that "Sheol" and death will be thrown into this lake. This fact tells us that it is a spiritual concept, not a physical one.</text:p>
      <text:p text:style-name="P4">This lake of fire is the "eternal punishment", <text:span text:style-name="T702">quote and quote</text:span>, for the evil, death <text:span text:style-name="T702">itself </text:span>and the grave. It is the end of the grave. Is the end of death, that is to say that there is no more death, neither spiritual nor physical.</text:p>
      <text:p text:style-name="P106">The lake of fire is the second death for those who were still dead spiritually, those who had died physically but the eternal destruction of <text:span text:style-name="T703">their</text:span> wickedness has not ended. <text:span text:style-name="T703">Even if the process had </text:span>already started.</text:p>
      <text:p text:style-name="P107">The only ones who are not affected by this second death are the first resurrected, those who were already fully alive physically and spiritually. Those who had already suffered the eternal destruction of their wickedness and that is why they were the first fruits, the first to be resurrected. This second death does not affect them because they are already fully alive both physically and spiritually. <text:span text:style-name="T704">A</text:span>nd let's remember <text:span text:style-name="T704">that one</text:span> is resurrected so as to not die <text:span text:style-name="T704">again </text:span>because one can no longer die.</text:p>
      <text:p text:style-name="P108">The first resurrected are a few. 144 thousand saints, men, all Israelites, <text:span text:style-name="T704">genetic </text:span>descendants of Abraham, who reigned with Christ for a thousand years, from Jerusalem in the temple described in the book of Ezekiel. Temple to be built at the beginning of the thousand years, when our Lord <text:span text:style-name="T704">returns</text:span>. They are a FEW because many are called but few <text:span text:style-name="T704">are</text:span> <text:span text:style-name="T704">chosen</text:span> of Abraham's <text:span text:style-name="T704">genetic </text:span>descendants. A few who will not have relations with women during those thousand years, because they are already resurrected and the women who live during those thousand years <text:span text:style-name="T704">have not yet been</text:span> risen. It is a forbidden <text:span text:style-name="T705">mating</text:span> between two different kind of bodies.</text:p>
      <text:p text:style-name="P4"><text:soft-page-break/>The rest, you and I, who are not <text:span text:style-name="T705">genetic </text:span>descendants of Abraham, after the thousand years and after the resurrection of the dead: <text:span text:style-name="T705">to the lake o fire</text:span>, sooner <text:span text:style-name="T705">or</text:span> later, at least in part. <text:span text:style-name="T706">As</text:span> believer, follower, and disciple of Yeshua, that you believe <text:span text:style-name="T706">you are</text:span>, however <text:span text:style-name="T706">written</text:span> in the book of life <text:span text:style-name="T706">that you think you are</text:span>, <text:span text:style-name="T706">you</text:span> HA<text:span text:style-name="T706">VE</text:span> SIN <text:span text:style-name="T706">my brother</text:span>, <text:span text:style-name="T706">you</text:span> ha<text:span text:style-name="T706">ve</text:span> at least a <text:span text:style-name="T707">little </text:span>lie, and that part of <text:span text:style-name="T706">yours</text:span> goes to the lake of fire in chapter 21, <text:span text:style-name="T706">that is </text:span>if <text:span text:style-name="T706">you were </text:span>not sent complete<text:span text:style-name="T706">ly</text:span> in chapter 20 of the book of Revelation.</text:p>
      <text:p text:style-name="P109">Only until the end will all things be known and that is what the lake of fire is for: to purify all those little lies, purifying them as silver <text:span text:style-name="T707">is </text:span>purifie<text:span text:style-name="T707">d</text:span>: <text:span text:style-name="T707">with</text:span> FIRE. And fire BURNS. It's exactly the same fire of Ge-Henna, of Ge Hinom, of the valley of Hinnom. Either you are fire or you burn. And no one starts out <text:span text:style-name="T707">being</text:span> fire.</text:p>
      <text:p text:style-name="P4">After the resurrection of ALL the dead, when we meet with all those who hurt us and with all those <text:span text:style-name="T708">who </text:span>we <text:span text:style-name="T708">hurt,</text:span> we will have to admit what we did. At that time it will be impossible to deny the Truth, to deny Jesus Christ, to deny reality. And <text:span text:style-name="T708">as</text:span> they say: "The <text:span text:style-name="T708">T</text:span>ruth hurts", or in this case BURN<text:span text:style-name="T708">S</text:span>.</text:p>
      <text:p text:style-name="P4">It is the absolute reconciliation <text:span text:style-name="T709">due to</text:span> the impossibility of denying our lie, our spiritual death, our sin. <text:span text:style-name="T709">A</text:span>nd that little fire BURN<text:span text:style-name="T709">S</text:span>, end<text:span text:style-name="T709">s</text:span> evil. <text:span text:style-name="T709">It k</text:span>ill<text:span text:style-name="T709">s</text:span> th<text:span text:style-name="T709">e</text:span> evil <text:span text:style-name="T709">one</text:span>, that spiritual dead that we are, you and I, without the FIRE of the Holy Spirit.</text:p>
      <text:h text:style-name="P517" text:outline-level="4"><text:bookmark-start text:name="__RefHeading___Toc34857_4173466481"/>Excluded.<text:bookmark-end text:name="__RefHeading___Toc34857_4173466481"/></text:h>
      <text:p text:style-name="Text_20_body"><text:span text:style-name="T5">According to the </text:span><text:span text:style-name="T139">3 most popular english translations of the bible</text:span><text:span text:style-name="T5">, in 2nd Thessalonians 1, the wicked shall be punished with eternal </text:span><text:span text:style-name="T140">destruction, and</text:span><text:span text:style-name="T5"> “</text:span><text:span text:style-name="T141">SHUT</text:span> <text:span text:style-name="T711">OUT</text:span> from the presence <text:span text:style-name="T710">of the Lord</text:span><text:span text:style-name="T5">”, </text:span><text:span text:style-name="T140">according to the New International Version, and</text:span><text:span text:style-name="T5"> “</text:span><text:span text:style-name="T141">AWAY</text:span><text:span text:style-name="T5"> from the presence of the Lord”, </text:span><text:span text:style-name="T140">according to the English Standard Version, and “forever </text:span><text:span text:style-name="T141">SEPARATED </text:span><text:span text:style-name="T140">from the Lord”, according to the New Living Translation, all meaning </text:span><text:span text:style-name="T5">EXCLUDED from the presence of the Lord and from the glory of his power </text:span><text:span text:style-name="T5"><text:note text:id="ftn331" text:note-class="footnote"><text:note-citation>331</text:note-citation><text:note-body><text:p text:style-name="P441"><text:span text:style-name="T5">2 Thessalonians 1:9 </text:span><text:a xlink:type="simple" xlink:href="https://www.biblegateway.com/passage/?search=2+Thessalonians+1%3A9&amp;version=NIV" text:style-name="Internet_20_link" text:visited-style-name="Visited_20_Internet_20_Link"><text:span text:style-name="Definition"><text:span text:style-name="T140">NIV</text:span></text:span></text:a><text:span text:style-name="Definition"><text:span text:style-name="T140">, </text:span></text:span><text:a xlink:type="simple" xlink:href="https://www.biblegateway.com/passage/?search=2+Thessalonians+1%3A9&amp;version=ESV" text:style-name="Internet_20_link" text:visited-style-name="Visited_20_Internet_20_Link"><text:span text:style-name="Definition"><text:span text:style-name="T140">ESV</text:span></text:span></text:a>, <text:s/><text:a xlink:type="simple" xlink:href="https://www.biblegateway.com/passage/?search=2+Thessalonians+1%3A9&amp;version=NLT" text:style-name="Internet_20_link" text:visited-style-name="Visited_20_Internet_20_Link"><text:span text:style-name="Definition"><text:span text:style-name="T140">NLT</text:span></text:span></text:a></text:p></text:note-body></text:note></text:span><text:span text:style-name="T5">, but according to the </text:span><text:span text:style-name="T140">first translations, the Geneva, the Coverdale, and the King James, </text:span><text:span text:style-name="T5">translation</text:span><text:span text:style-name="T140">s</text:span><text:span text:style-name="T5">, the bad guys will be punished with eternal </text:span><text:span text:style-name="T140">destruction</text:span><text:span text:style-name="T5"> “from the presence of the Lord, and from the glory of his power” </text:span><text:span text:style-name="T5"><text:note text:id="ftn332" text:note-class="footnote"><text:note-citation>332</text:note-citation><text:note-body><text:p text:style-name="P441"><text:span text:style-name="T5">2 Thessalonians 1:9 </text:span><text:a xlink:type="simple" xlink:href="https://www.biblegateway.com/passage/?search=2+Thessalonians+1%3A9&amp;version=KJV" text:style-name="Internet_20_link" text:visited-style-name="Visited_20_Internet_20_Link"><text:span text:style-name="Definition"><text:span text:style-name="T5">KJV</text:span></text:span></text:a><text:span text:style-name="Definition"><text:span text:style-name="T5">, </text:span></text:span><text:a xlink:type="simple" xlink:href="https://www.biblegateway.com/passage/?search=2+Thessalonians+1%3A9&amp;version=GNV" text:style-name="Internet_20_link" text:visited-style-name="Visited_20_Internet_20_Link"><text:span text:style-name="Definition"><text:span text:style-name="T140">GNV</text:span></text:span></text:a></text:p></text:note-body></text:note></text:span><text:span text:style-name="T5">. That is to say that </text:span><text:span text:style-name="T141">now days</text:span><text:span text:style-name="T5"> they are “excluded” of the presence </text:span><text:span text:style-name="T290">of the Lord, </text:span><text:span text:style-name="T141">but before, </text:span><text:span text:style-name="T290">in the first translations,</text:span><text:span text:style-name="T141"> </text:span><text:span text:style-name="T290">said</text:span><text:span text:style-name="T141"> destruction came FROM the presence of the Lord, meaning they were IN the presence </text:span><text:span text:style-name="T290">of the Lord</text:span><text:span text:style-name="T141">.</text:span><text:span text:style-name="T5"> Completely the opposite.</text:span></text:p>
      <text:p text:style-name="P4">Which one do we believe? It is in these cases when you have to resort to the most close to the originals <text:note text:id="ftn333" text:note-class="footnote"><text:note-citation>333</text:note-citation><text:note-body><text:p text:style-name="Footnote"><text:span text:style-name="T5">2 Thessalonians 1:9 </text:span><text:a xlink:type="simple" xlink:href="https://biblehub.com/text/2_thessalonians/1-9.htm" text:style-name="Internet_20_link" text:visited-style-name="Visited_20_Internet_20_Link"><text:span text:style-name="Definition"><text:span text:style-name="T5">biblehub</text:span></text:span></text:a></text:p></text:note-body></text:note>.</text:p>
      <text:p text:style-name="P4"><text:soft-page-break/>This is the only case, the only verse in the entire bible, in which the word G575, the word “apo”, which literally means “<text:span text:style-name="T712">from</text:span>”, mysteriously in the <text:span text:style-name="T712">popular </text:span>translations of 2<text:span text:style-name="T716">nd</text:span> Thessalonians 1, appear accompanied by words that are not in the original greek. Words like “<text:span text:style-name="T712">shut out</text:span>”, or “separated”, or “<text:span text:style-name="T712">away</text:span>”, or "far <text:span text:style-name="T712">away</text:span>". In the original <text:span text:style-name="T712">text </text:span>there is no word that correspond to <text:span text:style-name="T712">anything</text:span> like <text:span text:style-name="T712">that</text:span>.</text:p>
      <text:p text:style-name="P110">In the more than 650 occurrences, LISTEN WELL more than 650 occurrences, in the greek of the word G575, the word that means “<text:span text:style-name="T712">from</text:span>”, there is NO<text:span text:style-name="T712">T</text:span> another occurrence<text:span text:style-name="T712"> </text:span>that the same thing happens to it: that without any modifying word that accompanies <text:span text:style-name="T714">it gets</text:span> translated as “<text:span text:style-name="T712">shut out</text:span> from”, or “<text:span text:style-name="T712">away</text:span> from”, or “<text:span text:style-name="T1575">separated</text:span> from". <text:span text:style-name="T713">So, according even to biblehub, this would be the ONLY verse in the ENTIRE bible in which the second meaning of the word, “away from”, according to biblehub </text:span><text:span text:style-name="T1577">I repeat</text:span><text:span text:style-name="T713">, </text:span><text:span text:style-name="T1576">could</text:span><text:span text:style-name="T713"> be appied. </text:span><text:span text:style-name="T1576">Could instead be that said meaning NEVER applies? And that biblehub includes it only to match the prejudices of its editors with respect to this ONLY verse in more that 650 others?</text:span></text:p>
      <text:p text:style-name="P442"><text:span text:style-name="T5">For example in Acts 19 when </text:span><text:span text:style-name="T142">talking about Paul </text:span><text:span text:style-name="T5">it says that </text:span><text:span text:style-name="Bible_5f_text"><text:span text:style-name="T5">“</text:span></text:span><text:span text:style-name="Bible_5f_text"><text:span text:style-name="T142">w</text:span></text:span><text:span text:style-name="Bible_5f_text">hen divers were hardened, and believed not, but spake evil of that way before the multitude, he departed from them, and separated the disciple</text:span><text:span text:style-name="Bible_5f_text"><text:span text:style-name="T715">s</text:span></text:span><text:span text:style-name="Bible_5f_text"><text:span text:style-name="T5">” </text:span></text:span><text:span text:style-name="Bible_5f_text"><text:span text:style-name="T5"><text:note text:id="ftn334" text:note-class="footnote"><text:note-citation>334</text:note-citation><text:note-body><text:p text:style-name="Footnote"><text:span text:style-name="T5">Acts 19:9 </text:span><text:a xlink:type="simple" xlink:href="https://biblehub.com/text/acts/19-9.htm" text:style-name="Internet_20_link" text:visited-style-name="Visited_20_Internet_20_Link"><text:span text:style-name="Definition"><text:span text:style-name="T5">biblehub</text:span></text:span></text:a></text:p></text:note-body></text:note></text:span></text:span><text:span text:style-name="T5">, Paul "departs from" them, and in the greek the word G868 appears, which means precisely </text:span><text:span text:style-name="T142">that </text:span><text:span text:style-name="T5">"to lead away”, “to depart from”, </text:span><text:span text:style-name="T142">it appears </text:span><text:span text:style-name="T5">to modify the "</text:span><text:span text:style-name="T142">from</text:span><text:span text:style-name="T5">" and indicate this “</text:span><text:span text:style-name="T142">departing”</text:span><text:span text:style-name="T5">.</text:span></text:p>
      <text:p text:style-name="P443"><text:span text:style-name="T5">The same happens with every other occurrence of the word G575. When translate</text:span><text:span text:style-name="T143">d</text:span><text:span text:style-name="T5"> "beware of" is the word G4337 modifying the G575, when translate</text:span><text:span text:style-name="T143">d</text:span><text:span text:style-name="T5"> "far from" is the word G3112 modifying it, when translated "deliver</text:span><text:span text:style-name="T143">ed</text:span><text:span text:style-name="T5"> from" is the word G4506. </text:span><text:span text:style-name="T143">A</text:span><text:span text:style-name="T5">nd so with all the other occurrences.</text:span></text:p>
      <text:p text:style-name="P444"><text:span text:style-name="T5">In 2</text:span><text:span text:style-name="T145">nd</text:span><text:span text:style-name="T5"> Thessalonians 1 when translated “</text:span><text:span text:style-name="T144">away</text:span><text:span text:style-name="T5"> from” </text:span><text:span text:style-name="T5"><text:note text:id="ftn335" text:note-class="footnote"><text:note-citation>335</text:note-citation><text:note-body><text:p text:style-name="Footnote"><text:span text:style-name="T5">2 Thessalonians 1:9 </text:span><text:a xlink:type="simple" xlink:href="https://biblehub.com/text/2_thessalonians/1-9.htm" text:style-name="Internet_20_link" text:visited-style-name="Visited_20_Internet_20_Link"><text:span text:style-name="Definition"><text:span text:style-name="T5">biblehub</text:span></text:span></text:a></text:p></text:note-body></text:note></text:span><text:span text:style-name="T5"><text:s/>the only modifier word is the word G3639, which means “ruin”, or "destruction". That is to say that the literal translation would be: “destruction eternal from the presence of the Lord”. It is the presence of the Lord that destroy</text:span><text:span text:style-name="T145">s</text:span><text:span text:style-name="T5"> forever. However, in some translations, </text:span><text:span text:style-name="T145">additional words</text:span><text:span text:style-name="T5"> appear mysteriously, </text:span><text:span text:style-name="T145">like</text:span><text:span text:style-name="T5"> “</text:span>shut out<text:span text:style-name="T5">”, which would be the word G1576, or a combination of the word G1544 with the G1854. But these words do not appear </text:span><text:span text:style-name="T145">any</text:span><text:span text:style-name="T5">where in the original greek of the verse in question of 2</text:span><text:span text:style-name="T145">nd</text:span><text:span text:style-name="T5"> Thessalonians 1. It is the ONLY case in the more than 650 occurrences </text:span><text:span text:style-name="T145">that </text:span><text:span text:style-name="T5">something like this happens.</text:span></text:p>
      <text:p text:style-name="P4">This situation is a sign that: no matter how well-intentioned a translation, the preconceptions, the prejudices, of the translator are reflected in the translation.</text:p>
      <text:p text:style-name="P111"><text:soft-page-break/>And thanks to the fact that YHWH is pouring out <text:span text:style-name="T716">H</text:span>is <text:span text:style-name="T716">S</text:span>pirit on all peoples and nations using the Internet, now anyone can interpret correctly the first <text:span text:style-name="T716">tongue</text:span> <text:span text:style-name="T716">that must be </text:span>interpret<text:span text:style-name="T716">ed correctly</text:span>: the <text:span text:style-name="T716">tongue</text:span> in which our Lord Jesus Christ thought, spoke and prayed, his followers and ALL the authors of what is now known as the New Testament when they wrote it: the same <text:span text:style-name="T716">tongue </text:span>as the Old Testament. The second <text:span text:style-name="T716">tongue</text:span> to learn to interpret <text:span text:style-name="T716">correctly</text:span> is the <text:span text:style-name="T716">tongue</text:span> in which <text:span text:style-name="T716">it was </text:span>finally writ<text:span text:style-name="T716">ten</text:span>. Both are relatively easy to interpret using the Internet and some other open <text:span text:style-name="T716">source </text:span>program<text:span text:style-name="T716">s</text:span>. Both necessary for the Holy Spirit to enable <text:span text:style-name="T716">us</text:span> to understand, discern, interpret, what Paul explains not only in this very important case, but also with respect to other cases that are also very important. <text:span text:style-name="T716">S</text:span>uch as the case of "speaking in tongues". This way we avoid ending up “spinning in longas” or "trampling the tongues", as some do, and believing that what they do it's biblical. The problem is not <text:span text:style-name="T717">so much </text:span>in what they do, but in believing that it is biblical.</text:p>
      <text:p text:style-name="P4">Thus, between these translations of the <text:span text:style-name="T718">bible</text:span>, the translation that best reflects the meaning of the verse in greek is that of the <text:span text:style-name="T718">older versions</text:span>: the wicked will be punished with eternal perdition <text:span text:style-name="Bible_5f_text">“</text:span><text:span text:style-name="Bible_5f_text"><text:span text:style-name="T718">FROM</text:span></text:span><text:span text:style-name="Bible_5f_text"> the presence of the Lord, and </text:span><text:span text:style-name="Bible_5f_text"><text:span text:style-name="T718">FROM</text:span></text:span><text:span text:style-name="Bible_5f_text"> the glory of his power” </text:span><text:span text:style-name="Bible_5f_text"><text:note text:id="ftn336" text:note-class="footnote"><text:note-citation>336</text:note-citation><text:note-body><text:p text:style-name="Footnote"><text:span text:style-name="T5">2 Thessalonians 1:9 </text:span><text:a xlink:type="simple" xlink:href="https://www.biblegateway.com/passage/?search=2+Thessalonians+1%3A9&amp;version=KJV" text:style-name="Internet_20_link" text:visited-style-name="Visited_20_Internet_20_Link"><text:span text:style-name="Definition"><text:span text:style-name="T5">KJV</text:span></text:span></text:a></text:p></text:note-body></text:note></text:span>. <text:span text:style-name="T718">They </text:span>will be punished “<text:span text:style-name="T718">IN</text:span>” the presence, “<text:span text:style-name="T718">IN</text:span>” the glory of God. <text:span text:style-name="T718">T</text:span>hat punishment it comes “FROM” his presence, “FROM” his glory.</text:p>
      <text:p text:style-name="P4">This is completely the OPPOSITE of <text:span text:style-name="T718">to the</text:span> sense <text:span text:style-name="T718">in</text:span> <text:span text:style-name="T718">popular</text:span> translations in most languages. It is precisely IN the presence and IN his glory the punishment is given.</text:p>
      <text:p text:style-name="P4">God shows up and his presence destroys evil. <text:span text:style-name="T718">O</text:span>vercome evil with kindness as Paul says. In the presence of the FIRE of the Holy Spirit the evil of a person is destroyed and this becomes a Ge-Henna of FIRE for that evil, it becomes a lake of FIRE for the evil that dwells in the physical body of that person. And fire BURNS. Before or after <text:span text:style-name="T719">the </text:span>physical resurrection of the person, but <text:span text:style-name="T718">it </text:span>BURN<text:span text:style-name="T718">S</text:span>.</text:p>
      <text:p text:style-name="P4">Either I am fire or I burn. And no child of Adam starts out <text:span text:style-name="T719">being </text:span>fire.</text:p>
      <text:h text:style-name="P517" text:outline-level="4"><text:bookmark-start text:name="__RefHeading___Toc34859_4173466481"/>The rich and <text:span text:style-name="T1578">the </text:span>poor Lazarus.<text:bookmark-end text:name="__RefHeading___Toc34859_4173466481"/></text:h>
      <text:p text:style-name="Text_20_body">The famous <text:span text:style-name="T1578">PARABLE</text:span> of Jesus Christ known as "The rich and the poor Lazarus,” found in Luke 16, is popularly cited as a example of what the popular hell and popular eternal punishment is literally like <text:note text:id="ftn337" text:note-class="footnote"><text:note-citation>337</text:note-citation><text:note-body><text:p text:style-name="Footnote"><text:span text:style-name="T5">Luke 16:14-31 </text:span><text:a xlink:type="simple" xlink:href="https://www.biblegateway.com/passage/?search=Luke+16%3A14-31&amp;version=KJV" text:style-name="Internet_20_link" text:visited-style-name="Visited_20_Internet_20_Link"><text:span text:style-name="Definition"><text:span text:style-name="T5">KJV</text:span></text:span></text:a></text:p></text:note-body></text:note>.</text:p>
      <text:p text:style-name="P4">Some observations for those who <text:span text:style-name="T1578">have read</text:span> <text:span text:style-name="T720">it </text:span>or are interested in reading it:</text:p>
      <text:list text:style-name="L6">
        <text:list-item>
          <text:p text:style-name="P530"><text:soft-page-break/>The parable is addressed to some <text:span text:style-name="T720">p</text:span>harisees, <text:span text:style-name="T720">that judging from </text:span>what <text:span text:style-name="T720">Jesus Christ</text:span> tells them it seems that they liked to repudiate their wives and marry multiple times.</text:p>
        </text:list-item>
        <text:list-item>
          <text:p text:style-name="P530">The authority in the parable is not YHWH, the Heavenly Father, but Abraham. Who those <text:span text:style-name="T720">p</text:span>harisees were proud to be decendents <text:span text:style-name="T720">of</text:span>.</text:p>
        </text:list-item>
        <text:list-item>
          <text:p text:style-name="P530"><text:span text:style-name="T5">The parable ends by saying: But Abraham </text:span><text:span text:style-name="Bible_5f_text"><text:span text:style-name="T5">“</text:span></text:span><text:span text:style-name="Bible_5f_text"><text:span text:style-name="T146">s</text:span></text:span><text:span text:style-name="Bible_5f_text">aid to him, ‘If they don’t listen to Moses and the prophets, neither will they be persuaded if one rises from the dead</text:span><text:span text:style-name="Bible_5f_text"><text:span text:style-name="T5">” </text:span></text:span><text:span text:style-name="Bible_5f_text"><text:span text:style-name="T5"><text:note text:id="ftn338" text:note-class="footnote"><text:note-citation>338</text:note-citation><text:note-body><text:p text:style-name="Footnote"><text:span text:style-name="T5">Luke 16:31 </text:span><text:a xlink:type="simple" xlink:href="https://www.biblegateway.com/passage/?search=Luke+16%3A31&amp;version=WEB" text:style-name="Internet_20_link" text:visited-style-name="Visited_20_Internet_20_Link"><text:span text:style-name="Definition"><text:span text:style-name="T146">WEB</text:span></text:span></text:a></text:p></text:note-body></text:note></text:span></text:span><text:span text:style-name="T5">.</text:span></text:p>
        </text:list-item>
        <text:list-item>
          <text:p text:style-name="P530">The parable cannot refer to a time after the resurrection of the dead because the rich man's brothers <text:span text:style-name="T720">are still</text:span> physically alive. And therefore much less <text:span text:style-name="T720">to a time after</text:span> to the final judgment that follows the resurrection of the dead.</text:p>
        </text:list-item>
      </text:list>
      <text:p text:style-name="Text_20_body">That <text:span text:style-name="T721">means</text:span> that the whole parable is <text:span text:style-name="T721">just</text:span> a parallel in which the rich man represents the <text:span text:style-name="T721">p</text:span>harisees, the poor Lazarus the pagans, and the rich man's brothers are the Jewish followers of the <text:span text:style-name="T721">p</text:span>harisees. <text:span text:style-name="T721">It </text:span>is a<text:span text:style-name="T721">n</text:span> announcement of Jesus Christ to the <text:span text:style-name="T721">p</text:span>harisees of what was going to happen to them: that they would not believe in the one who is going to rise from the dead, <text:span text:style-name="T721">which</text:span> is Jesus Christ himself, the one who speaks, and that this will lead to a<text:span text:style-name="T721">n</text:span> abysmal separation with those who did believe in him, most of them pagans, who were despised by those <text:span text:style-name="T721">p</text:span>harisees, those spiritual<text:span text:style-name="T721">y</text:span> poor, <text:span text:style-name="T721">because they did not have the <text:s/>Law of Moses,</text:span> represented <text:span text:style-name="T721">by</text:span> Lazarus.</text:p>
      <text:p text:style-name="P4">A separation like the one experienced <text:span text:style-name="T722">by </text:span>the Jews and the <text:span text:style-name="T722">p</text:span>harisees, who did not <text:s/>believe in their Meshiakh, <text:span text:style-name="T722">with respect to </text:span>the pagans, who did believe in Jesus Christ. The pagan ends up being an Israelite in the bosom of Abraham, just as Paul explains in Romans 11, and the <text:span text:style-name="T722">p</text:span>harisee <text:span text:style-name="T722">ends up </text:span>expelled from God's people living a spiritual equivalent to the greek "hades" for almost 2000 years.</text:p>
      <text:p text:style-name="P113">This is the only passage in the bible where the word G86, hades, is <text:span text:style-name="T722">not </text:span>used in the hebrew sense of "Sheol." The <text:span text:style-name="T722">reason</text:span> is that this parable is an adaptation that Jesus Christ <text:span text:style-name="T722">does</text:span> of a popular greek tale, which <text:span text:style-name="T722">itself</text:span> is an adaptation of a popular <text:span text:style-name="T724">e</text:span>gyptian tale, <text:span text:style-name="T724">in order </text:span>to make a prophecy to some rebellious <text:span text:style-name="T645">h</text:span>ebrews. Prophecy that has been fulfilled in the <text:s/><text:span text:style-name="T722">past </text:span>2000 years <text:span text:style-name="T723">or so</text:span>.</text:p>
      <text:h text:style-name="P517" text:outline-level="4"><text:bookmark-start text:name="__RefHeading___Toc34861_4173466481"/><text:soft-page-break/>Free will.<text:bookmark-end text:name="__RefHeading___Toc34861_4173466481"/></text:h>
      <text:p text:style-name="Text_20_body">From a strictly logical, strictly rational point of view, it is <text:span text:style-name="T725">i</text:span>mpossible to distinguish <text:s/>good from bad without knowing <text:span text:style-name="T725">T</text:span>he <text:span text:style-name="T725">T</text:span>ruth. If I <text:span text:style-name="T725">do not </text:span>know the truth, if I don't have access to the truth, how can I distinguish good from <text:span text:style-name="T725">evil</text:span>? Impossible.</text:p>
      <text:p text:style-name="P114">Jesus Christ identifies himself as The Truth. He says in John 14 <text:span text:style-name="Bible_5f_text">“</text:span><text:span text:style-name="Bible_5f_text"><text:span text:style-name="T726">I</text:span></text:span><text:span text:style-name="Bible_5f_text"> am the way, the truth, and the life” </text:span><text:span text:style-name="Bible_5f_text"><text:note text:id="ftn339" text:note-class="footnote"><text:note-citation>339</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06">WEB</text:span></text:span></text:a></text:p></text:note-body></text:note></text:span>. Then without The Truth, without Jesus Christ, it is impossible to distinguish between good and bad. That is why Jesus Christ tells us, according to John 8, that: <text:span text:style-name="Bible_5f_text">“If you remain in my word, then you are truly my disciples. You will know the truth, and the truth will make you free” </text:span><text:span text:style-name="Bible_5f_text"><text:note text:id="ftn340" text:note-class="footnote"><text:note-citation>340</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text:p>
      <text:p text:style-name="P4">If we do not know Jesus Christ, if we do not know The Truth, we are not Truly free. It is possible to choose, to <text:span text:style-name="T725">decide</text:span>, but it is not possible choose correctly. You are not TRULY free.</text:p>
      <text:p text:style-name="P4">Paul further explains in Romans 9 <text:note text:id="ftn341" text:note-class="footnote"><text:note-citation>341</text:note-citation><text:note-body><text:p text:style-name="Footnote"><text:span text:style-name="T5">Romans 9:10-21 </text:span><text:a xlink:type="simple" xlink:href="https://www.biblegateway.com/passage/?search=Romans+9%3A10-21&amp;version=WEB" text:style-name="Internet_20_link" text:visited-style-name="Visited_20_Internet_20_Link"><text:span text:style-name="Definition"><text:span text:style-name="T147">WEB</text:span></text:span></text:a></text:p></text:note-body></text:note>: <text:span text:style-name="Bible_5f_text">“Not only so, but Rebekah also conceived by one, by our father Isaac. For being not yet born, neither having done anything good or bad, that the purpose of God according to election might stand, not of works, but of him who calls, it was said to her, 'The elder will serve the younger'. Even as it is written, 'Jacob I loved, but Esau I hated'.</text:span></text:p>
      <text:p text:style-name="P4"><text:span text:style-name="Bible_5f_text">What shall we say then? Is there unrighteousness with God? May it never be! For he said to Moses, 'I will have mercy on whom I have mercy, and I will have compassion on whom I have compassion'. So then it is NOT of him who WILLS, </text:span><text:span text:style-name="Bible_5f_text"><text:span text:style-name="T727">NOR</text:span></text:span><text:span text:style-name="Bible_5f_text"> of him who RUNS, but of GOD who has mercy. For the Scripture says to Pharaoh, 'For this very </text:span><text:span text:style-name="Bible_5f_text"><text:span text:style-name="T727">PURPOSE</text:span></text:span><text:span text:style-name="Bible_5f_text"> I caused you to be raised up, that I might show in you my power, and that my name might be proclaimed in ALL the earth'. So then, he has mercy on whom he DESIRES, and he hardens whom he DESIRES.</text:span></text:p>
      <text:p text:style-name="P4"><text:span text:style-name="Bible_5f_text">You will say then to me, 'Why does he still find fault? For who WITHSTANDS his will?' But indeed, O man, who are you to reply against God? Will the thing formed ask him who formed it, 'Why did you make me like this?'. Or hasn’t the </text:span><text:span text:style-name="Bible_5f_text"><text:span text:style-name="T727">POTTER</text:span></text:span><text:span text:style-name="Bible_5f_text"> a right over the </text:span><text:span text:style-name="Bible_5f_text"><text:span text:style-name="T727">CLAY</text:span></text:span><text:span text:style-name="Bible_5f_text">, from the same lump to make one part a vessel for honor, and another for dishonor?”,</text:span></text:p>
      <text:p text:style-name="P4"><text:span text:style-name="T728">In other words,</text:span> the thing depends is on God, not on <text:span text:style-name="T728">me</text:span>. <text:span text:style-name="T728">It’s </text:span>not that <text:span text:style-name="T728">I</text:span> choose God but <text:span text:style-name="T728">that </text:span>he chooses me, and thanks to that, later, I can choose him.</text:p>
      <text:p text:style-name="P445"><text:soft-page-break/><text:span text:style-name="T5">In Exodus we see that it is YHWH who hardens Pharaoh's heart. </text:span><text:span text:style-name="T148">S</text:span><text:span text:style-name="T5">ince Exodus 4, when Moses hadn't even gotten to Egypt to see to Pharaoh, just after it seemed that God was making Moses </text:span><text:span text:style-name="T148">a little stubborn</text:span><text:span text:style-name="T5">, YHWH says to Moses: </text:span><text:span text:style-name="Bible_5f_text"><text:span text:style-name="T5">“</text:span></text:span><text:span text:style-name="Bible_5f_text"><text:span text:style-name="T148">W</text:span></text:span><text:span text:style-name="Bible_5f_text">hen you go back into Egypt, see that you do before Pharaoh all the wonders which I have put in your hand, but I will harden his heart and he will not let the people go</text:span><text:span text:style-name="Bible_5f_text"><text:span text:style-name="T5">” </text:span></text:span><text:span text:style-name="Bible_5f_text"><text:span text:style-name="T5"><text:note text:id="ftn342" text:note-class="footnote"><text:note-citation>342</text:note-citation><text:note-body><text:p text:style-name="Footnote"><text:span text:style-name="T5">Exodus 4:21 </text:span><text:a xlink:type="simple" xlink:href="https://www.biblegateway.com/passage/?search=Exodus+4%3A21&amp;version=WEB" text:style-name="Internet_20_link" text:visited-style-name="Visited_20_Internet_20_Link"><text:span text:style-name="Definition"><text:span text:style-name="T148">WEB</text:span></text:span></text:a></text:p></text:note-body></text:note></text:span></text:span><text:span text:style-name="T5">. Then the bible repeats us 8 times, almost one by plague, that </text:span><text:span text:style-name="Bible_5f_text"><text:span text:style-name="T5">“</text:span></text:span><text:span text:style-name="Bible_5f_text"><text:span text:style-name="T148">I</text:span></text:span><text:span text:style-name="Bible_5f_text"><text:span text:style-name="T5"> will harden Pharaoh's heart” </text:span></text:span><text:span text:style-name="Bible_5f_text"><text:span text:style-name="T5"><text:note text:id="ftn343" text:note-class="footnote"><text:note-citation>343</text:note-citation><text:note-body><text:p text:style-name="Footnote"><text:span text:style-name="T5">Exodus 7:3 </text:span><text:a xlink:type="simple" xlink:href="https://www.biblegateway.com/passage/?search=Exodus+7%3A3&amp;version=KJV" text:style-name="Internet_20_link" text:visited-style-name="Visited_20_Internet_20_Link"><text:span text:style-name="Definition"><text:span text:style-name="T148">KJV</text:span></text:span></text:a><text:span text:style-name="T5"> Exodus 14:4 </text:span><text:a xlink:type="simple" xlink:href="https://www.biblegateway.com/passage/?search=Exodus+14%3A4&amp;version=KJV" text:style-name="Internet_20_link" text:visited-style-name="Visited_20_Internet_20_Link"><text:span text:style-name="Definition"><text:span text:style-name="T148">KJV</text:span></text:span></text:a><text:span text:style-name="T5"> Exodus 14:17 </text:span><text:a xlink:type="simple" xlink:href="https://www.biblegateway.com/passage/?search=Exodus+14%3A17&amp;version=KJV" text:style-name="Internet_20_link" text:visited-style-name="Visited_20_Internet_20_Link"><text:span text:style-name="Definition"><text:span text:style-name="T148">KJV</text:span></text:span></text:a></text:p></text:note-body></text:note></text:span></text:span><text:span text:style-name="T5"><text:s/>and that </text:span><text:span text:style-name="Bible_5f_text"><text:span text:style-name="T5">”</text:span></text:span><text:span text:style-name="Bible_5f_text"><text:span text:style-name="T149">t</text:span></text:span><text:span text:style-name="Bible_5f_text"><text:span text:style-name="T5">he </text:span></text:span><text:span text:style-name="Bible_5f_text"><text:span text:style-name="T525">Lord</text:span></text:span><text:span text:style-name="Bible_5f_text"><text:span text:style-name="T5"> hardened Pharaoh's heart” </text:span></text:span><text:span text:style-name="Bible_5f_text"><text:span text:style-name="T5"><text:note text:id="ftn344" text:note-class="footnote"><text:note-citation>344</text:note-citation><text:note-body><text:p text:style-name="Footnote"><text:span text:style-name="T5">Exodus 9:12 </text:span><text:a xlink:type="simple" xlink:href="https://www.biblegateway.com/passage/?search=Exodus+9%3A12&amp;version=KJV" text:style-name="Internet_20_link" text:visited-style-name="Visited_20_Internet_20_Link"><text:span text:style-name="Definition"><text:span text:style-name="T148">KJV</text:span></text:span></text:a><text:span text:style-name="T5"> Exodus 10:20 </text:span><text:a xlink:type="simple" xlink:href="https://www.biblegateway.com/passage/?search=Exodus+10%3A20&amp;version=KJV" text:style-name="Internet_20_link" text:visited-style-name="Visited_20_Internet_20_Link"><text:span text:style-name="Definition"><text:span text:style-name="T148">KJV</text:span></text:span></text:a><text:span text:style-name="T5"> Exodus 10:27 </text:span><text:a xlink:type="simple" xlink:href="https://www.biblegateway.com/passage/?search=Exodus+10%3A27&amp;version=KJV" text:style-name="Internet_20_link" text:visited-style-name="Visited_20_Internet_20_Link"><text:span text:style-name="Definition"><text:span text:style-name="T148">KJV</text:span></text:span></text:a><text:span text:style-name="T5"> Exodus 11:10 </text:span><text:a xlink:type="simple" xlink:href="https://www.biblegateway.com/passage/?search=Exodus+11%3A10&amp;version=KJV" text:style-name="Internet_20_link" text:visited-style-name="Visited_20_Internet_20_Link"><text:span text:style-name="Definition"><text:span text:style-name="T148">KJV</text:span></text:span></text:a><text:span text:style-name="T5"> Exodus 14:8 </text:span><text:a xlink:type="simple" xlink:href="https://www.biblegateway.com/passage/?search=Exodus+14%3A8&amp;version=KJV" text:style-name="Internet_20_link" text:visited-style-name="Visited_20_Internet_20_Link"><text:span text:style-name="Definition"><text:span text:style-name="T148">KJV</text:span></text:span></text:a></text:p></text:note-body></text:note></text:span></text:span><text:span text:style-name="T5">, so that the </text:span><text:span text:style-name="T149">idea</text:span><text:span text:style-name="T5"> </text:span><text:span text:style-name="T149">becomes </text:span><text:span text:style-name="T5">clear. It is YHWH who hardens Pharaoh's heart.</text:span></text:p>
      <text:p text:style-name="P115">In Jeremiah 24, Jehovah promises that: <text:span text:style-name="Bible_5f_text">“I will </text:span><text:span text:style-name="Bible_5f_text"><text:span text:style-name="T1579">GIVE</text:span></text:span><text:span text:style-name="Bible_5f_text"> them an heart to know me, that I am the Lord: and they shall be my people, and I will be their God: for they shall return unto me with their whole heart” </text:span><text:span text:style-name="Bible_5f_text"><text:note text:id="ftn345" text:note-class="footnote"><text:note-citation>345</text:note-citation><text:note-body><text:p text:style-name="Footnote"><text:span text:style-name="T5">Jeremiah 24:7 </text:span><text:a xlink:type="simple" xlink:href="https://www.biblegateway.com/passage/?search=Jeremiah+24%3A7&amp;version=KJV" text:style-name="Internet_20_link" text:visited-style-name="Visited_20_Internet_20_Link"><text:span text:style-name="Definition"><text:span text:style-name="T150">KJV</text:span></text:span></text:a></text:p></text:note-body></text:note></text:span>. <text:span text:style-name="T729">I</text:span>n Jeremiah 32, Jehovah promises that: <text:span text:style-name="Bible_5f_text">“I will </text:span><text:span text:style-name="Bible_5f_text"><text:span text:style-name="T1579">GIVE</text:span></text:span><text:span text:style-name="Bible_5f_text"> them one heart, and one way, that they may fear me for ever, for the good of them, and of their children after them: And I will make an everlasting covenant with them, that I will not turn away from them, to do them good; but I will put my fear in their hearts, that they shall not depart from me” </text:span><text:span text:style-name="Bible_5f_text"><text:note text:id="ftn346" text:note-class="footnote"><text:note-citation>346</text:note-citation><text:note-body><text:p text:style-name="Footnote"><text:span text:style-name="T5">Jeremiah 32:39-40 </text:span><text:a xlink:type="simple" xlink:href="https://www.biblegateway.com/passage/?search=Jeremiah+32%3A39-40&amp;version=KJV" text:style-name="Internet_20_link" text:visited-style-name="Visited_20_Internet_20_Link"><text:span text:style-name="Definition"><text:span text:style-name="T150">KJV</text:span></text:span></text:a></text:p></text:note-body></text:note></text:span>. In Ezekiel 36, YHWH promises that: <text:span text:style-name="Bible_5f_text">“A </text:span><text:span text:style-name="Bible_5f_text"><text:span text:style-name="T729">NEW</text:span></text:span><text:span text:style-name="Bible_5f_text"> heart also will I give you, and a </text:span><text:span text:style-name="Bible_5f_text"><text:span text:style-name="T729">NEW</text:span></text:span><text:span text:style-name="Bible_5f_text"> spirit will I put within you: and I </text:span><text:span text:style-name="Bible_5f_text"><text:span text:style-name="T729">will</text:span></text:span><text:span text:style-name="Bible_5f_text"> </text:span><text:span text:style-name="Bible_5f_text"><text:span text:style-name="T729">TAKE</text:span></text:span><text:span text:style-name="Bible_5f_text"> </text:span><text:span text:style-name="Bible_5f_text"><text:span text:style-name="T729">AWAY</text:span></text:span><text:span text:style-name="Bible_5f_text"> the stony heart out of your flesh, and I will </text:span><text:span text:style-name="Bible_5f_text"><text:span text:style-name="T729">GIVE</text:span></text:span><text:span text:style-name="Bible_5f_text"> you an heart of flesh. And I </text:span><text:span text:style-name="Bible_5f_text"><text:span text:style-name="T729">will put</text:span></text:span><text:span text:style-name="Bible_5f_text"> my spirit within you, and </text:span><text:span text:style-name="Bible_5f_text"><text:span text:style-name="T729">CAUSE</text:span></text:span><text:span text:style-name="Bible_5f_text"> you to walk in my statutes, and ye shall keep my judgments, and do them” </text:span><text:span text:style-name="Bible_5f_text"><text:note text:id="ftn347" text:note-class="footnote"><text:note-citation>347</text:note-citation><text:note-body><text:p text:style-name="Footnote"><text:span text:style-name="T5">Ezekiel 36:26-27 </text:span><text:a xlink:type="simple" xlink:href="https://www.biblegateway.com/passage/?search=Ezekiel+36%3A26-27&amp;version=KJV" text:style-name="Internet_20_link" text:visited-style-name="Visited_20_Internet_20_Link"><text:span text:style-name="Definition"><text:span text:style-name="T150">KJV</text:span></text:span></text:a></text:p></text:note-body></text:note></text:span>.</text:p>
      <text:p text:style-name="P4">It is Yahweh who changes the heart. He puts his spirit within us and He <text:span text:style-name="T730">causes</text:span> us <text:span text:style-name="T730">to </text:span>obey his laws.</text:p>
      <text:p text:style-name="P112"><text:span text:style-name="T730">Y</text:span>ou will say to me then, “Why does He still find fault? For who has resisted His will?” And God himself answers us in Isaiah: <text:span text:style-name="Bible_5f_text">"You turn things upside down! Should the potter be thought to be like clay; that the thing made should say about him who made it, 'He didn’t make me;' or the thing formed say of him who formed it, 'He has no understanding?'” </text:span><text:span text:style-name="Bible_5f_text"><text:note text:id="ftn348" text:note-class="footnote"><text:note-citation>348</text:note-citation><text:note-body><text:p text:style-name="Footnote"><text:span text:style-name="T5">Isaiah 29:16 </text:span><text:a xlink:type="simple" xlink:href="https://www.biblegateway.com/passage/?search=Isaiah+29%3A16&amp;version=WEB" text:style-name="Internet_20_link" text:visited-style-name="Visited_20_Internet_20_Link"><text:span text:style-name="T151">WEB</text:span></text:a></text:p></text:note-body></text:note></text:span>. <text:span text:style-name="Bible_5f_text">“Woe to him who strives with his Maker, a clay </text:span><text:span text:style-name="Bible_5f_text"><text:span text:style-name="T730">POT</text:span></text:span><text:span text:style-name="Bible_5f_text"> among the clay </text:span><text:span text:style-name="Bible_5f_text"><text:span text:style-name="T730">POTS</text:span></text:span><text:span text:style-name="Bible_5f_text"> of the earth! Shall the clay ask him who fashions it, ‘What are you making?’ or your work, ‘He has no hands?’” </text:span><text:span text:style-name="Bible_5f_text"><text:note text:id="ftn349" text:note-class="footnote"><text:note-citation>349</text:note-citation><text:note-body><text:p text:style-name="Footnote"><text:span text:style-name="T5">Isaiah 45:9 </text:span><text:a xlink:type="simple" xlink:href="https://www.biblegateway.com/passage/?search=Isaiah+45%3A9&amp;version=WEB" text:style-name="Internet_20_link" text:visited-style-name="Visited_20_Internet_20_Link"><text:span text:style-name="Definition"><text:span text:style-name="T151">WEB</text:span></text:span></text:a></text:p></text:note-body></text:note></text:span>.</text:p>
      <text:p text:style-name="P4">He is the one <text:span text:style-name="T730">making</text:span> us, <text:span text:style-name="T731">H</text:span>e knows what <text:span text:style-name="T731">H</text:span>e is doing and <text:span text:style-name="T731">H</text:span>e does it in accordance <text:span text:style-name="T730">to HIS </text:span>will. <text:span text:style-name="T730">Meaning as He pleases</text:span>, period. <text:span text:style-name="T730">Shut up</text:span>. Thank <text:span text:style-name="T730">Him</text:span>.</text:p>
      <text:p text:style-name="P446"><text:span text:style-name="T5">Paul explains in Romans 8 that: </text:span><text:span text:style-name="Bible_5f_text"><text:span text:style-name="T5">“</text:span></text:span><text:span text:style-name="Bible_5f_text"><text:span text:style-name="T152">F</text:span></text:span><text:span text:style-name="Bible_5f_text">or the creation was subjected to vanity, not of its own will, but because of him who subjected it, in hope </text:span><text:span text:style-name="Bible_5f_text"><text:span text:style-name="T5">” </text:span></text:span><text:span text:style-name="Bible_5f_text"><text:span text:style-name="T5"><text:note text:id="ftn350" text:note-class="footnote"><text:note-citation>350</text:note-citation><text:note-body><text:p text:style-name="Footnote"><text:span text:style-name="T5">Romans 8:20 </text:span><text:a xlink:type="simple" xlink:href="https://www.biblegateway.com/passage/?search=Romans+8%3A20&amp;version=WEB" text:style-name="Internet_20_link" text:visited-style-name="Visited_20_Internet_20_Link"><text:span text:style-name="Definition"><text:span text:style-name="T152">WEB</text:span></text:span></text:a></text:p></text:note-body></text:note></text:span></text:span><text:span text:style-name="T5">. It is because of the potter. </text:span><text:span text:style-name="T152">T</text:span><text:span text:style-name="T5">hen </text:span><text:soft-page-break/><text:span text:style-name="T152">he </text:span><text:span text:style-name="T5">also explains, in Romans 11, that: </text:span><text:span text:style-name="Bible_5f_text"><text:span text:style-name="T5">“</text:span></text:span><text:span text:style-name="Bible_5f_text"><text:span text:style-name="T152">F</text:span></text:span><text:span text:style-name="Bible_5f_text"><text:span text:style-name="T5">or God has bound </text:span></text:span><text:span text:style-name="Bible_5f_text"><text:span text:style-name="T152">ALL</text:span></text:span><text:span text:style-name="Bible_5f_text"><text:span text:style-name="T5"> to disobedience, that he might have mercy on </text:span></text:span><text:span text:style-name="Bible_5f_text"><text:span text:style-name="T152">ALL</text:span></text:span><text:span text:style-name="Bible_5f_text"><text:span text:style-name="T5">” </text:span></text:span><text:span text:style-name="Bible_5f_text"><text:span text:style-name="T5"><text:note text:id="ftn351" text:note-class="footnote"><text:note-citation>351</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52">WEB</text:span></text:span></text:a></text:p></text:note-body></text:note></text:span></text:span><text:span text:style-name="T5">.</text:span></text:p>
      <text:p text:style-name="P447"><text:span text:style-name="T5">Fortunately, Jesus Christ came to set the captives free. </text:span><text:span text:style-name="T153">P</text:span><text:span text:style-name="T5">aul explains in Ephesians 2 that: </text:span><text:span text:style-name="Bible_5f_text"><text:span text:style-name="T5">“</text:span></text:span><text:span text:style-name="Bible_5f_text">thanks be to God, that, whereas you were bondservants of sin, you became obedient from the heart to that form of teaching to which you were delivered. </text:span><text:span text:style-name="Bible_5f_text"><text:span text:style-name="T732">B</text:span></text:span><text:span text:style-name="Bible_5f_text">eing made free from sin, you became bondservants of righteousness</text:span><text:span text:style-name="Bible_5f_text"><text:span text:style-name="T5">” </text:span></text:span><text:span text:style-name="Bible_5f_text"><text:span text:style-name="T5"><text:note text:id="ftn352" text:note-class="footnote"><text:note-citation>352</text:note-citation><text:note-body><text:p text:style-name="Footnote"><text:span text:style-name="T5">Romans 6:17-18 </text:span><text:a xlink:type="simple" xlink:href="https://www.biblegateway.com/passage/?search=Romans+6%3A17-18&amp;version=WEB" text:style-name="Internet_20_link" text:visited-style-name="Visited_20_Internet_20_Link"><text:span text:style-name="Definition"><text:span text:style-name="T153">WEB</text:span></text:span></text:a></text:p></text:note-body></text:note></text:span></text:span><text:span text:style-name="T5">.</text:span></text:p>
      <text:p text:style-name="P116"><text:span text:style-name="T732">A</text:span> slave to sin is not free. We were slaves to sin. The born again is born <text:span text:style-name="T732">into a </text:span>slavery <text:span text:style-name="T732">of</text:span> Jesus Christ, into Jesus Christ’<text:span text:style-name="T732">s</text:span> gentle yoke, <text:span text:style-name="T732">he</text:span> becomes a slave <text:span text:style-name="T732">by</text:span> his own free will, after <text:span text:style-name="T732">God</text:span> changed <text:span text:style-name="T732">his</text:span> heart so that he could do it, he becomes a slave of <text:span text:style-name="T732">The</text:span> Truth and th<text:span text:style-name="T732">at </text:span>makes <text:span text:style-name="T732">him</text:span> free, TRULY FREE.</text:p>
      <text:p text:style-name="P448"><text:span text:style-name="T5">Some Jews, according to John 8, tell Jesus Christ that: </text:span><text:span text:style-name="Bible_5f_text"><text:span text:style-name="T5">"We are Abraham’s offspring, and have never been in bondage to anyone. How do you say, ‘You will be made free?' Jesus answered them, most certainly I tell you, everyone who commits sin is the bondservant of sin” </text:span></text:span><text:span text:style-name="Bible_5f_text"><text:span text:style-name="T5"><text:note text:id="ftn353" text:note-class="footnote"><text:note-citation>353</text:note-citation><text:note-body><text:p text:style-name="Footnote"><text:span text:style-name="T5">John 8:33-34 </text:span><text:a xlink:type="simple" xlink:href="https://www.biblegateway.com/passage/?search=John+8%3A33-34&amp;version=WEB" text:style-name="Internet_20_link" text:visited-style-name="Visited_20_Internet_20_Link"><text:span text:style-name="Definition"><text:span text:style-name="T154">WEB</text:span></text:span></text:a></text:p></text:note-body></text:note></text:span></text:span><text:span text:style-name="T5"><text:s/></text:span><text:span text:style-name="T154">So, </text:span><text:span text:style-name="Bible_5f_text"><text:span text:style-name="T154">“i</text:span></text:span><text:span text:style-name="Bible_5f_text">f therefore the Son makes you free, you will be free </text:span><text:span text:style-name="Bible_5f_text"><text:span text:style-name="T733">INDEED</text:span></text:span><text:span text:style-name="Bible_5f_text"><text:span text:style-name="T5">” </text:span></text:span><text:span text:style-name="Bible_5f_text"><text:span text:style-name="T5"><text:note text:id="ftn354" text:note-class="footnote"><text:note-citation>354</text:note-citation><text:note-body><text:p text:style-name="Footnote"><text:span text:style-name="T5">John 8:36 </text:span><text:a xlink:type="simple" xlink:href="https://www.biblegateway.com/passage/?search=John+8%3A36&amp;version=WEB" text:style-name="Internet_20_link" text:visited-style-name="Visited_20_Internet_20_Link"><text:span text:style-name="Definition"><text:span text:style-name="T154">WEB</text:span></text:span></text:a></text:p></text:note-body></text:note></text:span></text:span><text:span text:style-name="T5">.</text:span></text:p>
      <text:p text:style-name="P117">Without Jesus Christ that "free will" is not so "free". <text:span text:style-name="T733">We cannot </text:span>even choose <text:span text:style-name="T733">H</text:span>im without the intervention of the Father, that is why the same Yeshua, according to John 6, assures that <text:span text:style-name="Bible_5f_text">”</text:span><text:span text:style-name="Bible_5f_text"><text:span text:style-name="T381">N</text:span></text:span><text:span text:style-name="Bible_5f_text">o one can come to me unless the Father who sent me” </text:span><text:span text:style-name="Bible_5f_text"><text:note text:id="ftn355" text:note-class="footnote"><text:note-citation>355</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 text:style-name="Bible_5f_text"><text:s/>“drag</text:span><text:span text:style-name="Bible_5f_text"><text:span text:style-name="T352">s</text:span></text:span><text:span text:style-name="Bible_5f_text"> </text:span><text:span text:style-name="Bible_5f_text"><text:span text:style-name="T352">him </text:span></text:span><text:span text:style-name="Bible_5f_text">first” </text:span><text:span text:style-name="Bible_5f_text"><text:note text:id="ftn356" text:note-class="footnote"><text:note-citation>356</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p>
      <text:p text:style-name="P448"><text:span text:style-name="T154">The </text:span><text:span text:style-name="T5">Heavenly Father drags us first, changes our hearts, and </text:span><text:span text:style-name="T154">THEN</text:span><text:span text:style-name="T5"> we can choose Jesus Christ. Jehovah himself announces it to us from the </text:span><text:span text:style-name="T154">beginning</text:span><text:span text:style-name="T5">: </text:span><text:span text:style-name="Bible_5f_text"><text:span text:style-name="T5">“</text:span></text:span><text:span text:style-name="Bible_5f_text"><text:span text:style-name="T154">Y</text:span></text:span><text:span text:style-name="Bible_5f_text">ahweh your God will circumcise your heart, and the heart of your offspring, to love Yahweh your God with all your heart and with all your soul, that you may live</text:span><text:span text:style-name="Bible_5f_text"><text:span text:style-name="T5">” </text:span></text:span><text:span text:style-name="Bible_5f_text"><text:span text:style-name="T5"><text:note text:id="ftn357" text:note-class="footnote"><text:note-citation>357</text:note-citation><text:note-body><text:p text:style-name="Footnote"><text:span text:style-name="T5">Deuteronomy 30:6 </text:span><text:a xlink:type="simple" xlink:href="https://www.biblegateway.com/passage/?search=Deuteronomy+30%3A6&amp;version=WEB" text:style-name="Internet_20_link" text:visited-style-name="Visited_20_Internet_20_Link"><text:span text:style-name="T154">WEB</text:span></text:a></text:p></text:note-body></text:note></text:span></text:span><text:span text:style-name="T5">. </text:span><text:span text:style-name="T154">H</text:span><text:span text:style-name="T5">e circumcise</text:span><text:span text:style-name="T154">s</text:span><text:span text:style-name="T5"> </text:span><text:span text:style-name="T154">out</text:span><text:span text:style-name="T5"> heart, thanks to that, we can repent, return to God, choose Jesus Christ, receive him, who is Life itself, and live eternally, </text:span><text:span text:style-name="T155">as one,</text:span><text:span text:style-name="T5"> with the living God.</text:span></text:p>
      <text:p text:style-name="P118">Jesus Christ tells us, according to John 8, that: <text:span text:style-name="Bible_5f_text"><text:span text:style-name="T734">”Y</text:span></text:span><text:span text:style-name="Bible_5f_text">ou will know the truth, and the truth will make you free” </text:span><text:span text:style-name="Bible_5f_text"><text:note text:id="ftn358" text:note-class="footnote"><text:note-citation>358</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 He is the truth. Thus, freedom, TRUE freedom, is proportional to that knowledge of <text:span text:style-name="T735">T</text:span>he <text:span text:style-name="T735">T</text:span>ruth, of Jesus Christ. The more we know Jesus Christ the more truly free we are. <text:span text:style-name="T735">More</text:span> TRUE will be that “free will”. And no one is born knowing Jesus Christ, you have to be born again to begin know<text:span text:style-name="T735">ing</text:span> him. The<text:span text:style-name="T735">n is when a</text:span> <text:span text:style-name="T735">T</text:span>rue Life begins, the eternal <text:span text:style-name="T735">Life </text:span>in Jesus Christ.</text:p>
      <text:h text:style-name="P517" text:outline-level="4"><text:bookmark-start text:name="__RefHeading___Toc34863_4173466481"/><text:soft-page-break/><text:span text:style-name="T736">B</text:span>ible.<text:bookmark-end text:name="__RefHeading___Toc34863_4173466481"/></text:h>
      <text:p text:style-name="Text_20_body">A majority of Christians, those who believe that <text:span text:style-name="Bible_5f_text">"Christ died for our sins according to the Scriptures, that he was buried, that he was raised on the third day according to the Scriptures” </text:span><text:span text:style-name="Bible_5f_text"><text:note text:id="ftn359" text:note-class="footnote"><text:note-citation>359</text:note-citation><text:note-body><text:p text:style-name="Footnote"><text:span text:style-name="T5">1 Corinthians 15:3-4 </text:span><text:a xlink:type="simple" xlink:href="https://www.biblegateway.com/passage/?search=1+Corinthians+15%3A3-4&amp;version=WEB" text:style-name="Internet_20_link" text:visited-style-name="Visited_20_Internet_20_Link"><text:span text:style-name="Definition"><text:span text:style-name="T156">WEB</text:span></text:span></text:a></text:p></text:note-body></text:note></text:span>, ACCORDING TO THE SCRIPTURES, they also believe that there is physical torment, conscious and eternal for a part of humanity.</text:p>
      <text:p text:style-name="P4">Everything in the believer's life must be ACCORDING TO THE SCRIPTURES. So Let's see what the scriptures teach of an absolute reconciliation.</text:p>
      <text:h text:style-name="P520" text:outline-level="5"><text:bookmark-start text:name="__RefHeading___Toc34865_4173466481"/>Adam.<text:bookmark-end text:name="__RefHeading___Toc34865_4173466481"/></text:h>
      <text:p text:style-name="Text_20_body"><text:span text:style-name="T5">Th</text:span><text:span text:style-name="T157">is</text:span><text:span text:style-name="T5"> creation was finished in 6 days because on the 7th </text:span><text:span text:style-name="T157">day </text:span><text:span text:style-name="T5">God rested. Genesis 1 </text:span><text:span text:style-name="T157">says </text:span><text:span text:style-name="T5">that: </text:span><text:span text:style-name="Bible_5f_text"><text:span text:style-name="T5">“</text:span></text:span><text:span text:style-name="Bible_5f_text"><text:span text:style-name="T157">G</text:span></text:span><text:span text:style-name="Bible_5f_text">od saw everything that he had made, and, behold, it was very good. There was evening and there was morning, a sixth day</text:span><text:span text:style-name="Bible_5f_text"><text:span text:style-name="T5">” </text:span></text:span><text:span text:style-name="Bible_5f_text"><text:span text:style-name="T5"><text:note text:id="ftn360" text:note-class="footnote"><text:note-citation>360</text:note-citation><text:note-body><text:p text:style-name="Footnote"><text:span text:style-name="T5">Genesis 1:31 </text:span><text:a xlink:type="simple" xlink:href="https://www.biblegateway.com/passage/?search=Genesis+1%3A31&amp;version=WEB" text:style-name="Internet_20_link" text:visited-style-name="Visited_20_Internet_20_Link"><text:span text:style-name="Definition"><text:span text:style-name="T157">WEB</text:span></text:span></text:a></text:p></text:note-body></text:note></text:span></text:span><text:span text:style-name="T5">. </text:span><text:span text:style-name="T157">And</text:span><text:span text:style-name="T5"> Paul explains in Colossians 1 that by Christ </text:span><text:span text:style-name="Bible_5f_text"><text:span text:style-name="T5">“</text:span></text:span><text:span text:style-name="Bible_5f_text"><text:span text:style-name="T157">ALL</text:span></text:span><text:span text:style-name="Bible_5f_text"><text:span text:style-name="T5"> things were created in the heavens and on the earth, visible things and invisible things, whether thrones or dominions or principalities or powers. </text:span></text:span><text:span text:style-name="Bible_5f_text"><text:span text:style-name="T157">ALL</text:span></text:span><text:span text:style-name="Bible_5f_text"><text:span text:style-name="T5"> things have been created through him and for him. </text:span></text:span><text:span text:style-name="Bible_5f_text"><text:span text:style-name="T157">H</text:span></text:span><text:span text:style-name="Bible_5f_text"><text:span text:style-name="T5">e is before </text:span></text:span><text:span text:style-name="Bible_5f_text"><text:span text:style-name="T157">ALL</text:span></text:span><text:span text:style-name="Bible_5f_text"><text:span text:style-name="T5"> things, and in him </text:span></text:span><text:span text:style-name="Bible_5f_text"><text:span text:style-name="T157">ALL</text:span></text:span><text:span text:style-name="Bible_5f_text"><text:span text:style-name="T5"> things are held together” </text:span></text:span><text:span text:style-name="Bible_5f_text"><text:span text:style-name="T5"><text:note text:id="ftn361" text:note-class="footnote"><text:note-citation>361</text:note-citation><text:note-body><text:p text:style-name="Footnote"><text:span text:style-name="T5">Colossians 1:16-17 </text:span><text:a xlink:type="simple" xlink:href="https://www.biblegateway.com/passage/?search=Colossians+1%3A16-17&amp;version=WEB" text:style-name="Internet_20_link" text:visited-style-name="Visited_20_Internet_20_Link"><text:span text:style-name="Definition"><text:span text:style-name="T157">WEB</text:span></text:span></text:a></text:p></text:note-body></text:note></text:span></text:span><text:span text:style-name="T5">. </text:span><text:span text:style-name="T157">T</text:span><text:span text:style-name="T5">his obviously includes Adam and his offspring. He adds that: </text:span><text:span text:style-name="Bible_5f_text"><text:span text:style-name="T5">“For all the fullness was pleased to dwell in him, and through him to reconcile </text:span></text:span><text:span text:style-name="Bible_5f_text"><text:span text:style-name="T157">ALL </text:span></text:span><text:span text:style-name="Bible_5f_text"><text:span text:style-name="T5">things to himself by him, whether things on the earth or things in the heavens, having made peace through the blood of his cross” </text:span></text:span><text:span text:style-name="Bible_5f_text"><text:span text:style-name="T5"><text:note text:id="ftn362" text:note-class="footnote"><text:note-citation>362</text:note-citation><text:note-body><text:p text:style-name="Footnote"><text:span text:style-name="T5">Colossians 1:19-20 </text:span><text:a xlink:type="simple" xlink:href="https://www.biblegateway.com/passage/?search=Colossians+1%3A19-20&amp;version=WEB" text:style-name="Internet_20_link" text:visited-style-name="Visited_20_Internet_20_Link"><text:span text:style-name="Definition"><text:span text:style-name="T157">WEB</text:span></text:span></text:a></text:p></text:note-body></text:note></text:span></text:span><text:span text:style-name="T5">. Jesus Christ reconciles ALL things </text:span><text:span text:style-name="T157">to </text:span><text:span text:style-name="T5">himself, not just part, not just a small percentage, not just a few chosen. PLEASED the Father through Jesus Christ to reconcile ALL </text:span><text:span text:style-name="T157">things</text:span><text:span text:style-name="T5">. The solution is much bigger than the problem. Paul explains it in Romans 5 </text:span><text:span text:style-name="Bible_5f_text"><text:span text:style-name="T5">“</text:span></text:span><text:span text:style-name="Bible_5f_text"><text:span text:style-name="T157">B</text:span></text:span><text:span text:style-name="Bible_5f_text"><text:span text:style-name="T5">ut the free gift isn’t like the trespass. For if by the trespass of the one </text:span></text:span><text:span text:style-name="Bible_5f_text"><text:span text:style-name="T157">(ADAM) </text:span></text:span><text:span text:style-name="Bible_5f_text"><text:span text:style-name="T5">the many died, </text:span></text:span><text:span text:style-name="Bible_5f_text"><text:span text:style-name="T157">MUCH</text:span></text:span><text:span text:style-name="Bible_5f_text"><text:span text:style-name="T5"> </text:span></text:span><text:span text:style-name="Bible_5f_text"><text:span text:style-name="T157">MORE</text:span></text:span><text:span text:style-name="Bible_5f_text"><text:span text:style-name="T5"> </text:span></text:span><text:span text:style-name="Bible_5f_text"><text:span text:style-name="T157">did</text:span></text:span><text:span text:style-name="Bible_5f_text"><text:span text:style-name="T5"> the grace of God, and the gift by the grace of the one man, </text:span></text:span><text:span text:style-name="Bible_5f_text"><text:span text:style-name="T157">JESUS</text:span></text:span><text:span text:style-name="Bible_5f_text"><text:span text:style-name="T5"> Christ, </text:span></text:span><text:span text:style-name="Bible_5f_text"><text:span text:style-name="T157">ABOUND</text:span></text:span><text:span text:style-name="Bible_5f_text"><text:span text:style-name="T5"> to the many” </text:span></text:span><text:span text:style-name="Bible_5f_text"><text:span text:style-name="T5"><text:note text:id="ftn363" text:note-class="footnote"><text:note-citation>363</text:note-citation><text:note-body><text:p text:style-name="Footnote"><text:span text:style-name="T5">Romans 5:15 </text:span><text:a xlink:type="simple" xlink:href="https://www.biblegateway.com/passage/?search=Romans+5%3A15&amp;version=WEB" text:style-name="Internet_20_link" text:visited-style-name="Visited_20_Internet_20_Link"><text:span text:style-name="Definition"><text:span text:style-name="T157">WEB</text:span></text:span></text:a></text:p></text:note-body></text:note></text:span></text:span><text:span text:style-name="T5">. Jesus Christ, the solution, is much bigger than the problem: Adam. Why did grace abound so much more? Well, because the raw material of Jesus Christ are a hand</text:span><text:span text:style-name="T157">full</text:span><text:span text:style-name="T5"> of sinners and lost </text:span><text:span text:style-name="T157">ones </text:span><text:span text:style-name="T5">in perdition that </text:span><text:span text:style-name="T157">H</text:span><text:span text:style-name="T5">e transforms into </text:span><text:span text:style-name="T157">S</text:span><text:span text:style-name="T5">aints and </text:span><text:span text:style-name="T157">R</text:span><text:span text:style-name="T5">ighteous through </text:span><text:span text:style-name="T157">H</text:span><text:span text:style-name="T5">is Holy Spirit, while Adam was </text:span><text:span text:style-name="T157">only </text:span><text:span text:style-name="T5">one and </text:span><text:span text:style-name="T157">He was </text:span><text:span text:style-name="T5">very well made, according to </text:span><text:span text:style-name="T157">the</text:span><text:span text:style-name="T5"> </text:span><text:span text:style-name="T157">C</text:span><text:span text:style-name="T5">reator himself, and who sinned because the Ancient Serpent, the Satan, deceived his companion Eva. </text:span><text:span text:style-name="T157">T</text:span><text:span text:style-name="T5">hey took him </text:span><text:span text:style-name="T157">on</text:span><text:span text:style-name="T5"> </text:span><text:span text:style-name="T157">his</text:span><text:span text:style-name="T5"> </text:span><text:span text:style-name="T157">sweet</text:span><text:span text:style-name="T5"> </text:span><text:span text:style-name="T157">spot</text:span><text:span text:style-name="T5">. </text:span><text:span text:style-name="T157">T</text:span><text:span text:style-name="T5">he solution is much bigger than the problem. And if the problem </text:span><text:span text:style-name="T157">made </text:span><text:span text:style-name="T5">EVERYONE </text:span><text:span text:style-name="T157">fall</text:span><text:span text:style-name="T5">, the solution also promises to transform EVERYONE. 1st Corinthians 15: </text:span><text:span text:style-name="Bible_5f_text"><text:span text:style-name="T5">“</text:span></text:span><text:span text:style-name="Bible_5f_text"><text:span text:style-name="T157">F</text:span></text:span><text:span text:style-name="Bible_5f_text"><text:span text:style-name="T5">or as in Adam </text:span></text:span><text:span text:style-name="Bible_5f_text"><text:span text:style-name="T157">ALL</text:span></text:span><text:span text:style-name="Bible_5f_text"><text:span text:style-name="T5"> die, so also in Christ </text:span></text:span><text:span text:style-name="Bible_5f_text"><text:span text:style-name="T157">ALL</text:span></text:span><text:span text:style-name="Bible_5f_text"><text:span text:style-name="T5"> will be made alive” </text:span></text:span><text:span text:style-name="Bible_5f_text"><text:span text:style-name="T5"><text:note text:id="ftn364" text:note-class="footnote"><text:note-citation>364</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57">WEB</text:span></text:span></text:a></text:p></text:note-body></text:note></text:span></text:span><text:span text:style-name="T5">.</text:span></text:p>
      <text:h text:style-name="P520" text:outline-level="5"><text:bookmark-start text:name="__RefHeading___Toc34867_4173466481"/><text:soft-page-break/>Abraham.<text:bookmark-end text:name="__RefHeading___Toc34867_4173466481"/></text:h>
      <text:p text:style-name="Text_20_body"><text:span text:style-name="T5">The promise that YHWH makes to Abram in Genesis 12 is that: </text:span><text:span text:style-name="Bible_5f_text"><text:span text:style-name="T5">“</text:span></text:span><text:span text:style-name="Bible_5f_text"><text:span text:style-name="T158">I</text:span></text:span><text:span text:style-name="Bible_5f_text"> will bless those who bless you, and I will curse him who treats you with contempt. </text:span><text:span text:style-name="Bible_5f_text"><text:span text:style-name="T738">ALL</text:span></text:span><text:span text:style-name="Bible_5f_text"> the families of the earth will be blessed through you</text:span><text:span text:style-name="Bible_5f_text"><text:span text:style-name="T5">” </text:span></text:span><text:span text:style-name="Bible_5f_text"><text:span text:style-name="T5"><text:note text:id="ftn365" text:note-class="footnote"><text:note-citation>365</text:note-citation><text:note-body><text:p text:style-name="Footnote"><text:span text:style-name="T5">Genesis 12:3 </text:span><text:a xlink:type="simple" xlink:href="https://www.biblegateway.com/passage/?search=Genesis+12%3A3&amp;version=WEB" text:style-name="Internet_20_link" text:visited-style-name="Visited_20_Internet_20_Link"><text:span text:style-name="Definition"><text:span text:style-name="T158">WEB</text:span></text:span></text:a></text:p></text:note-body></text:note></text:span></text:span><text:span text:style-name="T5">. This was when Abram was 75 years old and still had no children. Later, </text:span><text:span text:style-name="T158">God </text:span><text:span text:style-name="T5">promises him a son and as time passes and nothing happens, Abram decides </text:span><text:span text:style-name="T158">to </text:span><text:span text:style-name="T5">help God and has Ishmael with his wife's slave. </text:span><text:span text:style-name="T158">A</text:span><text:span text:style-name="T5">nd Jehovah, in Genesis 18, just before destroying Sodom with fire falling from the heaven, confirms his plan: </text:span><text:span text:style-name="Bible_5f_text"><text:span text:style-name="T5">“</text:span></text:span><text:span text:style-name="Bible_5f_text"><text:span text:style-name="T158">ALL</text:span></text:span><text:span text:style-name="Bible_5f_text"><text:span text:style-name="T5"> the nations on the earth may receive blessing through him” </text:span></text:span><text:span text:style-name="Bible_5f_text"><text:span text:style-name="T5"><text:note text:id="ftn366" text:note-class="footnote"><text:note-citation>366</text:note-citation><text:note-body><text:p text:style-name="Footnote"><text:span text:style-name="T5">Genesis 18:18 </text:span><text:a xlink:type="simple" xlink:href="https://www.biblegateway.com/passage/?search=Genesis+18%3A18&amp;version=NET" text:style-name="Internet_20_link" text:visited-style-name="Visited_20_Internet_20_Link"><text:span text:style-name="T158">NET</text:span></text:a></text:p></text:note-body></text:note></text:span></text:span><text:span text:style-name="T5">. But Isaac wasn't born yet. And it also seems that Sodom </text:span><text:span text:style-name="T158">and Gomorrah was</text:span><text:span text:style-name="T5"> not part of that "ALL" nations and “</text:span><text:span text:style-name="T158">ALL” </text:span><text:span text:style-name="T5">families of the earth. In Genesis 22, </text:span><text:span text:style-name="T158">God</text:span><text:span text:style-name="T5"> confirms the promise to Abraham when Isaac was already young and Abraham </text:span><text:span text:style-name="T158">had</text:span><text:span text:style-name="T5"> almost killed him by order of Jehovah. Clarifying that it is in his seed that </text:span><text:span text:style-name="Bible_5f_text"><text:span text:style-name="T5">“</text:span></text:span><text:span text:style-name="Bible_5f_text"><text:span text:style-name="T158">ALL</text:span></text:span><text:span text:style-name="Bible_5f_text"><text:span text:style-name="T5"> the nations of the earth will be blessed by your offspring” </text:span></text:span><text:span text:style-name="Bible_5f_text"><text:span text:style-name="T5"><text:note text:id="ftn367" text:note-class="footnote"><text:note-citation>367</text:note-citation><text:note-body><text:p text:style-name="Footnote"><text:span text:style-name="T5">Genesis 22:18 </text:span><text:a xlink:type="simple" xlink:href="https://www.biblegateway.com/passage/?search=Genesis+22%3A18&amp;version=WEB" text:style-name="Internet_20_link" text:visited-style-name="Visited_20_Internet_20_Link"><text:span text:style-name="Definition"><text:span text:style-name="T158">WEB</text:span></text:span></text:a></text:p></text:note-body></text:note></text:span></text:span><text:span text:style-name="T5">. Years later, when Isaac was already married, God repeats the promise to Isaac in Genesis 26 </text:span><text:span text:style-name="Bible_5f_text"><text:span text:style-name="T5">“</text:span></text:span><text:span text:style-name="Bible_5f_text"><text:span text:style-name="T158">I</text:span></text:span><text:span text:style-name="Bible_5f_text"><text:span text:style-name="T5">n your offspring all the nations of the earth will be blessed” </text:span></text:span><text:span text:style-name="Bible_5f_text"><text:span text:style-name="T5"><text:note text:id="ftn368" text:note-class="footnote"><text:note-citation>368</text:note-citation><text:note-body><text:p text:style-name="Footnote"><text:span text:style-name="T5">Genesis 26:4 </text:span><text:a xlink:type="simple" xlink:href="https://www.biblegateway.com/passage/?search=Genesis+26%3A4&amp;version=WEB" text:style-name="Internet_20_link" text:visited-style-name="Visited_20_Internet_20_Link"><text:span text:style-name="Definition"><text:span text:style-name="T158">WEB</text:span></text:span></text:a></text:p></text:note-body></text:note></text:span></text:span><text:span text:style-name="T5">. And to Jacob, who would later be called Israel, being young and still single, but having stolen his </text:span><text:span text:style-name="T158">older brother’s </text:span><text:span text:style-name="T5">blessing, read </text:span><text:span text:style-name="T158">it “</text:span><text:span text:style-name="T5">inheritance”, Jehovah also speaks to him and tells him </text:span><text:span text:style-name="Bible_5f_text"><text:span text:style-name="T5">“</text:span></text:span><text:span text:style-name="Bible_5f_text"><text:span text:style-name="T158">I</text:span></text:span><text:span text:style-name="Bible_5f_text"><text:span text:style-name="T5">n you and in your offspring, all the families of the earth will be blessed” </text:span></text:span><text:span text:style-name="Bible_5f_text"><text:span text:style-name="T5"><text:note text:id="ftn369" text:note-class="footnote"><text:note-citation>369</text:note-citation><text:note-body><text:p text:style-name="Footnote"><text:span text:style-name="T5">Genesis 28:14 </text:span><text:a xlink:type="simple" xlink:href="https://www.biblegateway.com/passage/?search=Genesis+28%3A14&amp;version=WEB" text:style-name="Internet_20_link" text:visited-style-name="Visited_20_Internet_20_Link"><text:span text:style-name="Definition"><text:span text:style-name="T158">WEB</text:span></text:span></text:a></text:p></text:note-body></text:note></text:span></text:span><text:span text:style-name="T5">.</text:span></text:p>
      <text:p text:style-name="P4">Families, nations, ALL. But that same God is the one who later sends S<text:span text:style-name="T738">h</text:span>aul <text:span text:style-name="T738">to </text:span>kill <text:span text:style-name="T738">eveything, </text:span>even the cat, literally, of the descendants of Amalek, <text:span text:style-name="T738">which would look like </text:span><text:s/>that <text:span text:style-name="T738">little </text:span>family <text:span text:style-name="T738">or nation </text:span>is not part of that "ALL" <text:span text:style-name="T738">either</text:span>. <text:span text:style-name="T738">Ofcourse the family of Amalek</text:span> <text:span text:style-name="T738">is</text:span> not the only one, there are also the Amorites, the Hittites, the Perizzites, the Canaanite, Hivite, Jebusite, and a few other families and nations that do seem very blessed by that same God who promises to bless ALL families and nations, because throughout history <text:span text:style-name="T738">He </text:span>ordain<text:span text:style-name="T738">s to</text:span> destroy them and ERASE them from the face of the EARTH. And if <text:span text:style-name="T739">their</text:span> inhabitants <text:span text:style-name="T739">are </text:span>go<text:span text:style-name="T739">ing</text:span> to suffer a conscious, permanent and eternal torture, for the centuries of the centuries, after the resurrection of the dead, <text:span text:style-name="T739">well, that REALLY </text:span>doesn't sound like a blessing.</text:p>
      <text:p text:style-name="P119">The problem is the same as Adam's, trying to eat from the tree of KNOWLEDGE of good and evil without knowing the TRUTH, without knowing Jesus Christ. And to know Jesus Christ is to live with Him and in Him. But <text:span text:style-name="T740">it all </text:span>begins by believing in Him. Jesus Christ is a descendant of Jacob, of Israel, who is the grandson of Abraham, the one of the promise. And if Jesus Christ rose <text:span text:style-name="T740">from the dead</text:span> <text:span text:style-name="T740">then </text:span>EVERYONE is going to rise on <text:soft-page-break/>the last day and by <text:span text:style-name="T740">Him</text:span> ALL things <text:span text:style-name="T740">in</text:span> heaven and earth will be reconciled. <text:span text:style-name="Bible_5f_text">“</text:span><text:span text:style-name="Bible_5f_text"><text:span text:style-name="T738">I</text:span></text:span><text:span text:style-name="Bible_5f_text">n your offspring all the nations of the earth will be blessed” </text:span><text:span text:style-name="Bible_5f_text"><text:note text:id="ftn370" text:note-class="footnote"><text:note-citation>370</text:note-citation><text:note-body><text:p text:style-name="Footnote"><text:span text:style-name="T5">Genesis 26:4 </text:span><text:a xlink:type="simple" xlink:href="https://www.biblegateway.com/passage/?search=Genesis+26%3A4&amp;version=WEB" text:style-name="Internet_20_link" text:visited-style-name="Visited_20_Internet_20_Link"><text:span text:style-name="Definition"><text:span text:style-name="T158">WEB</text:span></text:span></text:a></text:p></text:note-body></text:note></text:span>.</text:p>
      <text:h text:style-name="P520" text:outline-level="5"><text:bookmark-start text:name="__RefHeading___Toc34869_4173466481"/>Moses.<text:bookmark-end text:name="__RefHeading___Toc34869_4173466481"/></text:h>
      <text:p text:style-name="Text_20_body"><text:span text:style-name="T5">Moses writes in the book of Genesis about Jacob and Esau that: BEFORE they were born, God had already decided that </text:span><text:span text:style-name="Bible_5f_text"><text:span text:style-name="T5">“</text:span></text:span><text:span text:style-name="Bible_5f_text"><text:span text:style-name="T159">t</text:span></text:span><text:span text:style-name="Bible_5f_text">he elder shall serve the younger</text:span><text:span text:style-name="Bible_5f_text"><text:span text:style-name="T5">” </text:span></text:span><text:span text:style-name="Bible_5f_text"><text:span text:style-name="T5"><text:note text:id="ftn371" text:note-class="footnote"><text:note-citation>371</text:note-citation><text:note-body><text:p text:style-name="Footnote"><text:span text:style-name="T5">Genesis 25:23 </text:span><text:a xlink:type="simple" xlink:href="https://www.biblegateway.com/passage/?search=Genesis+25%3A23&amp;version=KJV" text:style-name="Internet_20_link" text:visited-style-name="Visited_20_Internet_20_Link"><text:span text:style-name="Definition"><text:span text:style-name="T5">KJV</text:span></text:span></text:a></text:p></text:note-body></text:note></text:span></text:span><text:span text:style-name="T5">. And that it is written </text:span><text:span text:style-name="Bible_5f_text"><text:span text:style-name="T5">"I loved Jacob; but Esau I hated” </text:span></text:span><text:span text:style-name="Bible_5f_text"><text:span text:style-name="T5"><text:note text:id="ftn372" text:note-class="footnote"><text:note-citation>372</text:note-citation><text:note-body><text:p text:style-name="Footnote"><text:span text:style-name="T5">Malachi 1:2-3 </text:span><text:a xlink:type="simple" xlink:href="https://www.biblegateway.com/passage/?search=Malachi+1%3A2-3&amp;version=WEB" text:style-name="Internet_20_link" text:visited-style-name="Visited_20_Internet_20_Link"><text:span text:style-name="Definition"><text:span text:style-name="T160">WEB</text:span></text:span></text:a></text:p></text:note-body></text:note></text:span></text:span><text:span text:style-name="T5">. Before neither Jacob nor Esau had done anything good or bad, God had already decided. God decides BEFORE things happen.</text:span></text:p>
      <text:p text:style-name="P449"><text:span text:style-name="T5">Moses writes in Exodus 4 that: when Moses had not even gone out to Egypt to see the Pharaoh, YHWH has already announced that the Pharaoh: </text:span><text:span text:style-name="Bible_5f_text"><text:span text:style-name="T5">“</text:span></text:span><text:span text:style-name="Bible_5f_text"><text:span text:style-name="T161">h</text:span></text:span><text:span text:style-name="Bible_5f_text"><text:span text:style-name="T5">e will not let the people go” </text:span></text:span><text:span text:style-name="Bible_5f_text"><text:span text:style-name="T5"><text:note text:id="ftn373" text:note-class="footnote"><text:note-citation>373</text:note-citation><text:note-body><text:p text:style-name="Footnote"><text:span text:style-name="T5">Exodus 4:21 </text:span><text:a xlink:type="simple" xlink:href="https://www.biblegateway.com/passage/?search=Exodus+4%3A21&amp;version=WEB" text:style-name="Internet_20_link" text:visited-style-name="Visited_20_Internet_20_Link"><text:span text:style-name="Definition"><text:span text:style-name="T161">WEB</text:span></text:span></text:a></text:p></text:note-body></text:note></text:span></text:span><text:span text:style-name="T5">. because </text:span><text:span text:style-name="Bible_5f_text"><text:span text:style-name="T5">“</text:span></text:span><text:span text:style-name="Bible_5f_text"><text:span text:style-name="T161">I</text:span></text:span><text:span text:style-name="Bible_5f_text"> will harden Pharaoh’s heart</text:span><text:span text:style-name="Bible_5f_text"><text:span text:style-name="T5">" </text:span></text:span><text:span text:style-name="Bible_5f_text"><text:span text:style-name="T5"><text:note text:id="ftn374" text:note-class="footnote"><text:note-citation>374</text:note-citation><text:note-body><text:p text:style-name="Footnote"><text:span text:style-name="T5">Exodus 7:3 </text:span><text:a xlink:type="simple" xlink:href="https://www.biblegateway.com/passage/?search=Exodus+7%3A3&amp;version=WEB" text:style-name="Internet_20_link" text:visited-style-name="Visited_20_Internet_20_Link"><text:span text:style-name="Definition"><text:span text:style-name="T161">WEB</text:span></text:span></text:a><text:span text:style-name="T5"> Exodus 14:4 </text:span><text:a xlink:type="simple" xlink:href="https://www.biblegateway.com/passage/?search=Exodus+14%3A4&amp;version=WEB" text:style-name="Internet_20_link" text:visited-style-name="Visited_20_Internet_20_Link"><text:span text:style-name="Definition"><text:span text:style-name="T161">WEB</text:span></text:span></text:a><text:span text:style-name="T5"> Exodus 14:17 </text:span><text:a xlink:type="simple" xlink:href="https://www.biblegateway.com/passage/?search=Exodus+14%3A17&amp;version=WEB" text:style-name="Internet_20_link" text:visited-style-name="Visited_20_Internet_20_Link"><text:span text:style-name="Definition"><text:span text:style-name="T161">WEB</text:span></text:span></text:a></text:p></text:note-body></text:note></text:span></text:span><text:span text:style-name="T5">. YHWH ha</text:span><text:span text:style-name="T161">d</text:span><text:span text:style-name="T5"> already decided to harden Pharaoh's heart so that </text:span><text:span text:style-name="T161">he would not</text:span><text:span text:style-name="T5"> let the people go. God decides BEFORE things happen.</text:span></text:p>
      <text:p text:style-name="P120">And Paul explains to us in Romans 11, <text:span text:style-name="Bible_5f_text">“For God has bound </text:span><text:span text:style-name="Bible_5f_text"><text:span text:style-name="T741">ALL</text:span></text:span><text:span text:style-name="Bible_5f_text"> to disobedience, that he might have mercy on </text:span><text:span text:style-name="Bible_5f_text"><text:span text:style-name="T741">ALL</text:span></text:span><text:span text:style-name="Bible_5f_text">.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text:span><text:span text:style-name="Bible_5f_text"><text:span text:style-name="T741">ALL</text:span></text:span><text:span text:style-name="Bible_5f_text"> things. To him be the glory for ever! Amen” </text:span><text:span text:style-name="Bible_5f_text"><text:note text:id="ftn375" text:note-class="footnote"><text:note-citation>375</text:note-citation><text:note-body><text:p text:style-name="Footnote"><text:span text:style-name="T5">Romans 11:32-36 </text:span><text:a xlink:type="simple" xlink:href="https://www.biblegateway.com/passage/?search=Romans+11%3A32-36&amp;version=WEB" text:style-name="Internet_20_link" text:visited-style-name="Visited_20_Internet_20_Link"><text:span text:style-name="Definition"><text:span text:style-name="T162">WEB</text:span></text:span></text:a></text:p></text:note-body></text:note></text:span>. It was God himself who <text:span text:style-name="T741">bound</text:span> EVERYONE in<text:span text:style-name="T741">to</text:span> disobedience. God decides BEFORE things happen.</text:p>
      <text:p text:style-name="P4">Jehovah announces from the beginning what happens at the end, because he already <text:s/>knows <text:span text:style-name="T741">the end</text:span> and decided it from the beginning.</text:p>
      <text:p text:style-name="P4">In Deuteronomy 29 and 30, another of the books written by Moses, YHWH announces that after Israel conquers the promised land and obey, <text:span text:style-name="T742">they</text:span> will become disobedient, and that after <text:span text:style-name="T742">they</text:span> disobey, <text:span text:style-name="T742">H</text:span>e, Yahweh will scatter them, cast them out, and banish them through all the nations of the earth, and that after they repent, being in all these nations and peoples, <text:span text:style-name="T742">H</text:span>e, <text:span text:style-name="T742">YHWH,</text:span> will gather them again even <text:span text:style-name="T742">from</text:span> the farthest parts under the sky <text:note text:id="ftn376" text:note-class="footnote"><text:note-citation>376</text:note-citation><text:note-body><text:p text:style-name="Footnote"><text:span text:style-name="T5">Deuteronomy 29-30:5 </text:span><text:a xlink:type="simple" xlink:href="https://www.biblegateway.com/passage/?search=Deuteronomy+29-30%3A5&amp;version=WEB" text:style-name="Internet_20_link" text:visited-style-name="Visited_20_Internet_20_Link"><text:span text:style-name="Definition"><text:span text:style-name="T163">WEB</text:span></text:span></text:a></text:p></text:note-body></text:note>.</text:p>
      <text:p text:style-name="P121">That is to say, Moses writes what Jehovah commands him to announce: all Israel’<text:span text:style-name="T742">s</text:span> <text:s/>history from Moses to 1948 when Jehovah did exactly that and formed the present nation of Israel in one day. <text:span text:style-name="T742">Some</text:span>thing that was unimaginable, just some 200 years ago, to anyone who did not believe in the <text:span text:style-name="T743">C</text:span>reator of heaven and earth.</text:p>
      <text:p text:style-name="P450"><text:soft-page-break/><text:span text:style-name="T5">And just after announcing all this, in the same Deuteronomy written by Moses, YHWH, Jehovah, God, tells us that: </text:span><text:span text:style-name="Bible_5f_text"><text:span text:style-name="T5">“</text:span></text:span><text:span text:style-name="Bible_5f_text"><text:span text:style-name="T164">Y</text:span></text:span><text:span text:style-name="Bible_5f_text">ahweh your God will circumcise your heart, and the heart of your offspring, to love Yahweh your God with all your heart and with all your soul, that you may live</text:span><text:span text:style-name="Bible_5f_text"><text:span text:style-name="T5">” </text:span></text:span><text:span text:style-name="Bible_5f_text"><text:span text:style-name="T5"><text:note text:id="ftn377" text:note-class="footnote"><text:note-citation>377</text:note-citation><text:note-body><text:p text:style-name="Footnote"><text:span text:style-name="T5">Deuteronomy 30:6 </text:span><text:a xlink:type="simple" xlink:href="https://www.biblegateway.com/passage/?search=Deuteronomy+30%3A6&amp;version=WEB" text:style-name="Internet_20_link" text:visited-style-name="Visited_20_Internet_20_Link"><text:span text:style-name="Definition"><text:span text:style-name="T164">WEB</text:span></text:span></text:a></text:p></text:note-body></text:note></text:span></text:span><text:span text:style-name="T5">. Who?, </text:span><text:span text:style-name="T164">Who </text:span><text:span text:style-name="T5">is </text:span><text:span text:style-name="T164">t</text:span><text:span text:style-name="T5">he </text:span><text:span text:style-name="T164">one</text:span><text:span text:style-name="T5"> circumcises the heart? </text:span><text:span text:style-name="T164">Y</text:span><text:span text:style-name="T5">ahweh. </text:span><text:span text:style-name="T164">Y</text:span><text:span text:style-name="T5">ahweh is who changes </text:span><text:span text:style-name="T164">the </text:span><text:span text:style-name="T5">heart. </text:span><text:span text:style-name="T164">What for?</text:span><text:span text:style-name="T5"> So that they obey </text:span><text:span text:style-name="T164">H</text:span><text:span text:style-name="T5">im and live. </text:span><text:span text:style-name="T164">And</text:span><text:span text:style-name="T5"> </text:span><text:span text:style-name="T164">w</text:span><text:span text:style-name="T5">hat does he announce later, also in Deuteronomy 30? </text:span><text:span text:style-name="T164">That</text:span><text:span text:style-name="T5">: </text:span><text:span text:style-name="Bible_5f_text"><text:span text:style-name="T5">“You shall return and obey Yahweh’s voice, and do all his commandments which I command you today” </text:span></text:span><text:span text:style-name="Bible_5f_text"><text:span text:style-name="T5"><text:note text:id="ftn378" text:note-class="footnote"><text:note-citation>378</text:note-citation><text:note-body><text:p text:style-name="Footnote"><text:span text:style-name="T5">Deuteronomy 30:8 </text:span><text:a xlink:type="simple" xlink:href="https://www.biblegateway.com/passage/?search=Deuteronomy+30%3A8&amp;version=WEB" text:style-name="Internet_20_link" text:visited-style-name="Visited_20_Internet_20_Link"><text:span text:style-name="Definition"><text:span text:style-name="T164">WEB</text:span></text:span></text:a></text:p></text:note-body></text:note></text:span></text:span><text:span text:style-name="T5">. </text:span><text:span text:style-name="T164">U</text:span><text:span text:style-name="T5">ndeserved </text:span><text:span text:style-name="T164">Grace</text:span><text:span text:style-name="T5">. Undeserved gift. For love </text:span><text:span text:style-name="T164">to</text:span><text:span text:style-name="T5"> himself. </text:span><text:span text:style-name="T164">T</text:span><text:span text:style-name="T5">he same as he did with the pagans by giving us his Holy Spirit through the death of Jesus Christ on the cross.</text:span></text:p>
      <text:p text:style-name="P122"><text:span text:style-name="Bible_5f_text">“For God has bound </text:span><text:span text:style-name="Bible_5f_text"><text:span text:style-name="T741">ALL</text:span></text:span><text:span text:style-name="Bible_5f_text"> to disobedience, that he might have mercy on </text:span><text:span text:style-name="Bible_5f_text"><text:span text:style-name="T741">ALL” </text:span></text:span><text:span text:style-name="Bible_5f_text"><text:note text:id="ftn379" text:note-class="footnote"><text:note-citation>379</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65">WEB</text:span></text:span></text:a></text:p></text:note-body></text:note></text:span><text:s/>through his son Jesus Christ.</text:p>
      <text:p text:style-name="P122">In the end everything will be as announced from the beginning. <text:span text:style-name="T744">L</text:span>ike that bush <text:span text:style-name="T744">on </text:span>fire that Moses saw. We will be branches of a bush, of a true vine, burning with the <text:span text:style-name="T744">h</text:span>oly fire of the Holy Spirit, which <text:span text:style-name="T744">does </text:span>not quench, that burns for all eternity, and that sanctifies us to be one in the Son and in the Father.</text:p>
      <text:p text:style-name="P4">We did not choose YHWH. <text:span text:style-name="T744">I</text:span>t was HE who chose us from the beginning. He was the one who loved us first, <text:span text:style-name="T745">EVERYONE</text:span>, <text:span text:style-name="T745">everybody</text:span>, all <text:span text:style-name="T745">of us</text:span>.</text:p>
      <text:h text:style-name="P520" text:outline-level="5"><text:bookmark-start text:name="__RefHeading___Toc34871_4173466481"/>Psalmists.<text:bookmark-end text:name="__RefHeading___Toc34871_4173466481"/></text:h>
      <text:p text:style-name="P503">Throughout all the Psalms the biblical teaching <text:span text:style-name="T745">of</text:span> this presentation <text:span text:style-name="T1580">is</text:span><text:span text:style-name="T745"> </text:span><text:span text:style-name="T1580">repeated</text:span>.</text:p>
      <text:p text:style-name="P123"><text:span text:style-name="T746">Let’s remember that Psalm 37 says that the wicked </text:span><text:span text:style-name="T747">wi</text:span><text:span text:style-name="T748">l</text:span><text:span text:style-name="T747">l be </text:span><text:span text:style-name="T746">cut down, </text:span><text:span text:style-name="T747">that they </text:span><text:span text:style-name="T746">wither, that they will be cut off, </text:span><text:span text:style-name="T748">that they will not be, </text:span><text:span text:style-name="T746">that </text:span><text:span text:style-name="T748">you will diligently consider their place and it shall not, that their day is coming, </text:span><text:span text:style-name="T746">that their sword will enter their own hearts, that they will perish, that they </text:span><text:bookmark text:name="en-KJV-144711"/><text:span text:style-name="T746">consume away like smoke, that they will </text:span><text:span text:style-name="T748">pass away</text:span><text:span text:style-name="T746">, </text:span><text:span text:style-name="T748">that you sought them and did not find them, </text:span><text:span text:style-name="T746">that they will be </text:span><text:span text:style-name="T748">destroyed</text:span><text:span text:style-name="T746"> </text:span><text:span text:style-name="T746"><text:note text:id="ftn380" text:note-class="footnote"><text:note-citation>380</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134">KJV</text:span></text:span></text:a></text:p></text:note-body></text:note></text:span>.</text:p>
      <text:p text:style-name="P123"><text:span text:style-name="T746">And remember that Psalm 9 has a similar tone, it speaks of the destruction of the wicked forever and ever. Other psalms call or announce also the destruction of the wicked. Among them are Psalm 10, 12, 18, 21, 28, 52, 58, 59, 63, 73, 92. </text:span><text:span text:style-name="T750">That is,</text:span><text:span text:style-name="T746"> there are several psalms that speak of the destruction of the wicked</text:span>.</text:p>
      <text:p text:style-name="P124">There are others <text:span text:style-name="T746">psalms </text:span><text:span text:style-name="T749">that</text:span> tell us about the mechanism. It is by fire that silver <text:span text:style-name="T750">gets refined</text:span>. Psalm 66 says of the people of Israel that: <text:span text:style-name="Bible_5f_text">“For you, God, have tested us. You have refined us, as silver is refined. You brought us into prison. You laid a burden on our backs. You allowed men to ride over our heads. We went through </text:span><text:span text:style-name="Bible_5f_text"><text:span text:style-name="T750">FIRE</text:span></text:span><text:span text:style-name="Bible_5f_text"> and through </text:span><text:soft-page-break/><text:span text:style-name="Bible_5f_text">water, but you brought us to the place of abundance” </text:span><text:span text:style-name="Bible_5f_text"><text:note text:id="ftn381" text:note-class="footnote"><text:note-citation>381</text:note-citation><text:note-body><text:p text:style-name="Footnote"><text:span text:style-name="T5">Psalm 66:10-12 </text:span><text:a xlink:type="simple" xlink:href="https://www.biblegateway.com/passage/?search=Psalm+66%3A10-12&amp;version=WEB" text:style-name="Internet_20_link" text:visited-style-name="Visited_20_Internet_20_Link"><text:span text:style-name="Definition"><text:span text:style-name="T166">WEB</text:span></text:span></text:a></text:p></text:note-body></text:note></text:span>. And Psalm 21 says of the enemies of God that: <text:span text:style-name="Bible_5f_text">“Your hand will find out all of your enemies. Your right hand will find out those who hate you. You will make them as a </text:span><text:span text:style-name="Bible_5f_text"><text:span text:style-name="T751">FIERY</text:span></text:span><text:span text:style-name="Bible_5f_text"> furnace in the time of your anger. Yahweh will swallow them up in his wrath. The </text:span><text:span text:style-name="Bible_5f_text"><text:span text:style-name="T751">FIRE</text:span></text:span><text:span text:style-name="Bible_5f_text"> shall devour them. You will destroy their descendants from the earth, their posterity from among the children of men” </text:span><text:span text:style-name="Bible_5f_text"><text:note text:id="ftn382" text:note-class="footnote"><text:note-citation>382</text:note-citation><text:note-body><text:p text:style-name="Footnote"><text:span text:style-name="T5">Psalm 21:8-10 </text:span><text:a xlink:type="simple" xlink:href="https://www.biblegateway.com/passage/?search=Psalm+21%3A8-10&amp;version=WEB" text:style-name="Internet_20_link" text:visited-style-name="Visited_20_Internet_20_Link"><text:span text:style-name="Definition"><text:span text:style-name="T167">WEB</text:span></text:span></text:a></text:p></text:note-body></text:note></text:span>. Psalms 18, 29, 50, 68, 83, 89, 97, 104, 140 <text:note text:id="ftn383" text:note-class="footnote"><text:note-citation>383</text:note-citation><text:note-body><text:p text:style-name="Footnote"><text:span text:style-name="T5">Psalm 18:8 </text:span><text:a xlink:type="simple" xlink:href="https://www.biblegateway.com/passage/?search=Psalm+18%3A8&amp;version=KJV" text:style-name="Internet_20_link" text:visited-style-name="Visited_20_Internet_20_Link"><text:span text:style-name="Definition"><text:span text:style-name="T5">KJV</text:span></text:span></text:a><text:span text:style-name="T5"> Psalm 29:7 </text:span><text:a xlink:type="simple" xlink:href="https://www.biblegateway.com/passage/?search=Psalm+29%3A7&amp;version=KJV" text:style-name="Internet_20_link" text:visited-style-name="Visited_20_Internet_20_Link"><text:span text:style-name="Definition"><text:span text:style-name="T5">KJV</text:span></text:span></text:a><text:span text:style-name="T5"> Psalm 50:3 </text:span><text:a xlink:type="simple" xlink:href="https://www.biblegateway.com/passage/?search=Psalm+50%3A3&amp;version=KJV" text:style-name="Internet_20_link" text:visited-style-name="Visited_20_Internet_20_Link"><text:span text:style-name="Definition"><text:span text:style-name="T5">KJV</text:span></text:span></text:a><text:span text:style-name="T5"> Psalm 68:2 </text:span><text:a xlink:type="simple" xlink:href="https://www.biblegateway.com/passage/?search=Psalm+68%3A2&amp;version=KJV" text:style-name="Internet_20_link" text:visited-style-name="Visited_20_Internet_20_Link"><text:span text:style-name="Definition"><text:span text:style-name="T5">KJV</text:span></text:span></text:a><text:span text:style-name="T5"> Psalm 83:14 </text:span><text:a xlink:type="simple" xlink:href="https://www.biblegateway.com/passage/?search=Psalm+83%3A14&amp;version=KJV" text:style-name="Internet_20_link" text:visited-style-name="Visited_20_Internet_20_Link"><text:span text:style-name="Definition"><text:span text:style-name="T5">KJV</text:span></text:span></text:a><text:span text:style-name="T5"> Psalm 89:46 </text:span><text:a xlink:type="simple" xlink:href="https://www.biblegateway.com/passage/?search=Psalm+89%3A46&amp;version=KJV" text:style-name="Internet_20_link" text:visited-style-name="Visited_20_Internet_20_Link"><text:span text:style-name="Definition"><text:span text:style-name="T5">KJV</text:span></text:span></text:a><text:span text:style-name="T5"> Psalm 97:3 </text:span><text:a xlink:type="simple" xlink:href="https://www.biblegateway.com/passage/?search=Psalm+97%3A3&amp;version=KJV" text:style-name="Internet_20_link" text:visited-style-name="Visited_20_Internet_20_Link"><text:span text:style-name="Definition"><text:span text:style-name="T5">KJV</text:span></text:span></text:a><text:span text:style-name="T5"> Psalm 104:4 </text:span><text:a xlink:type="simple" xlink:href="https://www.biblegateway.com/passage/?search=Psalm+104%3A4&amp;version=KJV" text:style-name="Internet_20_link" text:visited-style-name="Visited_20_Internet_20_Link"><text:span text:style-name="Definition"><text:span text:style-name="T5">KJV</text:span></text:span></text:a><text:span text:style-name="T5"> Psalm 140:10 </text:span><text:a xlink:type="simple" xlink:href="https://www.biblegateway.com/passage/?search=Psalm+140%3A10&amp;version=KJV" text:style-name="Internet_20_link" text:visited-style-name="Visited_20_Internet_20_Link"><text:span text:style-name="Definition"><text:span text:style-name="T5">KJV</text:span></text:span></text:a></text:p></text:note-body></text:note><text:s/>and others refer to YHWH's fire that destroys the wicked and the enemies of God. <text:span text:style-name="T752">And l</text:span>et us remember <text:span text:style-name="T752">that </text:span>we ALL <text:span text:style-name="T752">start as enemies</text:span>, because there is no one <text:span text:style-name="T752">is </text:span>good <text:span text:style-name="T752">but God</text:span>!</text:p>
      <text:p text:style-name="P4">And what is the result of said destruction? Psalm 45 says that: <text:span text:style-name="Bible_5f_text">“I will make your name to be remembered in </text:span><text:span text:style-name="Bible_5f_text"><text:span text:style-name="T753">ALL</text:span></text:span><text:span text:style-name="Bible_5f_text"> generations. Therefore the peoples shall give you thanks forever and ever” </text:span><text:span text:style-name="Bible_5f_text"><text:note text:id="ftn384" text:note-class="footnote"><text:note-citation>384</text:note-citation><text:note-body><text:p text:style-name="Footnote"><text:span text:style-name="T5">Psalm 45:17 </text:span><text:a xlink:type="simple" xlink:href="https://www.biblegateway.com/passage/?search=Psalm+45%3A17&amp;version=WEB" text:style-name="Internet_20_link" text:visited-style-name="Visited_20_Internet_20_Link"><text:span text:style-name="Definition"><text:span text:style-name="T168">WEB</text:span></text:span></text:a></text:p></text:note-body></text:note></text:span>. And Psalm 22: <text:span text:style-name="Bible_5f_text">“ALL the ends of the earth shall remember and turn to Yahweh. ALL the relatives of the nations shall worship before you” </text:span><text:span text:style-name="Bible_5f_text"><text:note text:id="ftn385" text:note-class="footnote"><text:note-citation>385</text:note-citation><text:note-body><text:p text:style-name="Footnote"><text:span text:style-name="T5">Psalm 22:27 </text:span><text:a xlink:type="simple" xlink:href="https://www.biblegateway.com/passage/?search=Psalm+22%3A27&amp;version=WEB" text:style-name="Internet_20_link" text:visited-style-name="Visited_20_Internet_20_Link"><text:span text:style-name="Definition"><text:span text:style-name="T168">WEB</text:span></text:span></text:a></text:p></text:note-body></text:note></text:span>. And Psalm 47 <text:span text:style-name="Bible_5f_text">“Oh clap your hands, ALL you nations. Shout to God with the voice of triumph!" </text:span><text:span text:style-name="Bible_5f_text"><text:note text:id="ftn386" text:note-class="footnote"><text:note-citation>386</text:note-citation><text:note-body><text:p text:style-name="Footnote"><text:span text:style-name="T5">Psalm 47:1 </text:span><text:a xlink:type="simple" xlink:href="https://www.biblegateway.com/passage/?search=Psalm+47%3A1&amp;version=WEB" text:style-name="Internet_20_link" text:visited-style-name="Visited_20_Internet_20_Link"><text:span text:style-name="Definition"><text:span text:style-name="T168">WEB</text:span></text:span></text:a></text:p></text:note-body></text:note></text:span>. And Psalm 65 <text:span text:style-name="Bible_5f_text">“You who hear prayer, ALL men will come to you” </text:span><text:span text:style-name="Bible_5f_text"><text:note text:id="ftn387" text:note-class="footnote"><text:note-citation>387</text:note-citation><text:note-body><text:p text:style-name="Footnote"><text:span text:style-name="T5">Psalm 65:2 </text:span><text:a xlink:type="simple" xlink:href="https://www.biblegateway.com/passage/?search=Psalm+65%3A2&amp;version=WEB" text:style-name="Internet_20_link" text:visited-style-name="Visited_20_Internet_20_Link"><text:span text:style-name="Definition"><text:span text:style-name="T168">WEB</text:span></text:span></text:a></text:p></text:note-body></text:note></text:span>. And Psalm 67: <text:span text:style-name="Bible_5f_text">“let the peoples praise you, God. Let ALL the peoples praise you” </text:span><text:span text:style-name="Bible_5f_text"><text:note text:id="ftn388" text:note-class="footnote"><text:note-citation>388</text:note-citation><text:note-body><text:p text:style-name="Footnote"><text:span text:style-name="T5">Psalm 67:3 </text:span><text:a xlink:type="simple" xlink:href="https://www.biblegateway.com/passage/?search=Psalm+67%3A3&amp;version=WEB" text:style-name="Internet_20_link" text:visited-style-name="Visited_20_Internet_20_Link"><text:span text:style-name="Definition"><text:span text:style-name="T168">WEB</text:span></text:span></text:a></text:p></text:note-body></text:note></text:span>. And Psalm 72 <text:span text:style-name="Bible_5f_text">“Yes, ALL kings shall fall down before him. ALL nations shall serve him” </text:span><text:span text:style-name="Bible_5f_text"><text:note text:id="ftn389" text:note-class="footnote"><text:note-citation>389</text:note-citation><text:note-body><text:p text:style-name="Footnote"><text:span text:style-name="T5">Psalm 72:11 </text:span><text:a xlink:type="simple" xlink:href="https://www.biblegateway.com/passage/?search=Psalm+72%3A11&amp;version=WEB" text:style-name="Internet_20_link" text:visited-style-name="Visited_20_Internet_20_Link"><text:span text:style-name="Definition"><text:span text:style-name="T168">WEB</text:span></text:span></text:a></text:p></text:note-body></text:note></text:span>. And Psalm 96 <text:span text:style-name="Bible_5f_text">“Sing to Yahweh a new song! Sing to Yahweh, ALL the earth” </text:span><text:span text:style-name="Bible_5f_text"><text:note text:id="ftn390" text:note-class="footnote"><text:note-citation>390</text:note-citation><text:note-body><text:p text:style-name="Footnote"><text:span text:style-name="T5">Psalm 96:1 </text:span><text:a xlink:type="simple" xlink:href="https://www.biblegateway.com/passage/?search=Psalm+96%3A1&amp;version=WEB" text:style-name="Internet_20_link" text:visited-style-name="Visited_20_Internet_20_Link"><text:span text:style-name="Definition"><text:span text:style-name="T168">WEB</text:span></text:span></text:a></text:p></text:note-body></text:note></text:span>. And Psalm 97 <text:span text:style-name="Bible_5f_text">"The heavens declare his righteousness. ALL the peoples have seen his glory” </text:span><text:span text:style-name="Bible_5f_text"><text:note text:id="ftn391" text:note-class="footnote"><text:note-citation>391</text:note-citation><text:note-body><text:p text:style-name="Footnote"><text:span text:style-name="T5">Psalm 97:6 </text:span><text:a xlink:type="simple" xlink:href="https://www.biblegateway.com/passage/?search=Psalm+97%3A6&amp;version=WEB" text:style-name="Internet_20_link" text:visited-style-name="Visited_20_Internet_20_Link"><text:span text:style-name="Definition"><text:span text:style-name="T168">WEB</text:span></text:span></text:a></text:p></text:note-body></text:note></text:span>. And Psalm 98 <text:span text:style-name="Bible_5f_text">“Make a joyful noise to Yahweh, ALL the earth! Burst out and sing for joy, yes, sing praises!” </text:span><text:span text:style-name="Bible_5f_text"><text:note text:id="ftn392" text:note-class="footnote"><text:note-citation>392</text:note-citation><text:note-body><text:p text:style-name="Footnote"><text:span text:style-name="T5">Psalm 98:4 </text:span><text:a xlink:type="simple" xlink:href="https://www.biblegateway.com/passage/?search=Psalm+98%3A4&amp;version=WEB" text:style-name="Internet_20_link" text:visited-style-name="Visited_20_Internet_20_Link"><text:span text:style-name="Definition"><text:span text:style-name="T168">WEB</text:span></text:span></text:a></text:p></text:note-body></text:note></text:span>. And the Psalm 99 <text:span text:style-name="Bible_5f_text">“Yahweh is great in Zion. He is high above ALL the peoples” </text:span><text:span text:style-name="Bible_5f_text"><text:note text:id="ftn393" text:note-class="footnote"><text:note-citation>393</text:note-citation><text:note-body><text:p text:style-name="Footnote"><text:span text:style-name="T5">Psalm 99:2 </text:span><text:a xlink:type="simple" xlink:href="https://www.biblegateway.com/passage/?search=Psalm+99%3A2&amp;version=WEB" text:style-name="Internet_20_link" text:visited-style-name="Visited_20_Internet_20_Link"><text:span text:style-name="Definition"><text:span text:style-name="T168">WEB</text:span></text:span></text:a></text:p></text:note-body></text:note></text:span>. And Psalm 102 <text:span text:style-name="Bible_5f_text">“So the nations will fear Yahweh’s name, ALL the kings of the earth your glory” </text:span><text:span text:style-name="Bible_5f_text"><text:note text:id="ftn394" text:note-class="footnote"><text:note-citation>394</text:note-citation><text:note-body><text:p text:style-name="Footnote"><text:span text:style-name="T5">Psalm 102:15 </text:span><text:a xlink:type="simple" xlink:href="https://www.biblegateway.com/passage/?search=Psalm+102%3A15&amp;version=WEB" text:style-name="Internet_20_link" text:visited-style-name="Visited_20_Internet_20_Link"><text:span text:style-name="Definition"><text:span text:style-name="T168">WEB</text:span></text:span></text:a></text:p></text:note-body></text:note></text:span>. And Psalm 117 <text:span text:style-name="Bible_5f_text">“Praise Yahweh, ALL you nations! Extol him, ALL you peoples!” </text:span><text:span text:style-name="Bible_5f_text"><text:note text:id="ftn395" text:note-class="footnote"><text:note-citation>395</text:note-citation><text:note-body><text:p text:style-name="Footnote"><text:span text:style-name="T5">Psalm 117:1 </text:span><text:a xlink:type="simple" xlink:href="https://www.biblegateway.com/passage/?search=Psalm+117%3A1&amp;version=WEB" text:style-name="Internet_20_link" text:visited-style-name="Visited_20_Internet_20_Link"><text:span text:style-name="Definition"><text:span text:style-name="T169">WEB</text:span></text:span></text:a></text:p></text:note-body></text:note></text:span>. And Psalm 136 <text:span text:style-name="Bible_5f_text">“who gives food to EVERY creature; for his loving kindness endures forever” </text:span><text:span text:style-name="Bible_5f_text"><text:note text:id="ftn396" text:note-class="footnote"><text:note-citation>396</text:note-citation><text:note-body><text:p text:style-name="Footnote"><text:span text:style-name="T5">Psalm 136:25 </text:span><text:a xlink:type="simple" xlink:href="https://www.biblegateway.com/passage/?search=Psalm+136%3A25&amp;version=WEB" text:style-name="Internet_20_link" text:visited-style-name="Visited_20_Internet_20_Link"><text:span text:style-name="Definition"><text:span text:style-name="T169">WEB</text:span></text:span></text:a></text:p></text:note-body></text:note></text:span>. And Psalm 145 <text:span text:style-name="Bible_5f_text">“My mouth will speak the praise of Yahweh. Let ALL </text:span><text:span text:style-name="Bible_5f_text"><text:span text:style-name="T754">FLESH</text:span></text:span><text:span text:style-name="Bible_5f_text"> bless his holy name forever and ever” </text:span><text:span text:style-name="Bible_5f_text"><text:note text:id="ftn397" text:note-class="footnote"><text:note-citation>397</text:note-citation><text:note-body><text:p text:style-name="Footnote"><text:span text:style-name="T5">Psalm 145:21 </text:span><text:a xlink:type="simple" xlink:href="https://www.biblegateway.com/passage/?search=Psalm+145%3A21&amp;version=WEB" text:style-name="Internet_20_link" text:visited-style-name="Visited_20_Internet_20_Link"><text:span text:style-name="Definition"><text:span text:style-name="T169">WEB</text:span></text:span></text:a></text:p></text:note-body></text:note></text:span>. And Psalm 148 <text:span text:style-name="Bible_5f_text">“kings of the earth and ALL peoples; princes and ALL judges of the earth” </text:span><text:span text:style-name="Bible_5f_text"><text:note text:id="ftn398" text:note-class="footnote"><text:note-citation>398</text:note-citation><text:note-body><text:p text:style-name="Footnote"><text:span text:style-name="T5">Psalm 148:11 </text:span><text:a xlink:type="simple" xlink:href="https://www.biblegateway.com/passage/?search=Psalm+148%3A11&amp;version=WEB" text:style-name="Internet_20_link" text:visited-style-name="Visited_20_Internet_20_Link"><text:span text:style-name="Definition"><text:span text:style-name="T169">WEB</text:span></text:span></text:a></text:p></text:note-body></text:note></text:span>. <text:span text:style-name="T754">Are we getting </text:span>clear? Or <text:span text:style-name="T754">do </text:span>we have to read all the psalms?. It's ALL <text:span text:style-name="T754">FLESH</text:span>. That is the promise.</text:p>
      <text:p text:style-name="P125">Obviously this can only be fulfilled after the physical resurrection of ALL the dead. Otherwise it would be <text:span text:style-name="T756">like a </text:span>“few”, or “some”, or the "majority", or "all" of a given moment, <text:span text:style-name="T755">but</text:span> not ALL, <text:span text:style-name="T755">like in EVERYONE, everybody, all of us, like in all of </text:span>those who have lived, are alive and will physically live in this planet. And <text:span text:style-name="T755">EVERYONE, everybody, all of us</text:span> is what the God of <text:span text:style-name="T755">EVERYONE, everybody, all of us, promises</text:span>.</text:p>
      <text:h text:style-name="P520" text:outline-level="5"><text:bookmark-start text:name="__RefHeading___Toc34873_4173466481"/><text:soft-page-break/>Isaiah.<text:bookmark-end text:name="__RefHeading___Toc34873_4173466481"/></text:h>
      <text:p text:style-name="Text_20_body">The song in Isaiah 25 says that: <text:span text:style-name="Bible_5f_text">"In this mountain, Yahweh of Armies will make ALL peoples a feast of choice meat, a feast of choice wines, of choice meat full of marrow, of well refined choice wines. He will destroy in this mountain the surface of the covering that covers ALL peoples, and the veil that is spread over ALL nations. He has SWALLOWED up death FOREVER! The Lord Yahweh will wipe away tears from off ALL faces. He will take the reproach of his people away from off ALL the earth, for Yahweh has spoken it. It shall be said in that day, 'Behold, this is our God! We have waited for him, and he will save us! This is Yahweh! We have waited for him. We will be glad and rejoice in his salvation!'” </text:span><text:span text:style-name="Bible_5f_text"><text:note text:id="ftn399" text:note-class="footnote"><text:note-citation>399</text:note-citation><text:note-body><text:p text:style-name="Footnote"><text:span text:style-name="T5">Isaiah 25:6-9 </text:span><text:a xlink:type="simple" xlink:href="https://www.biblegateway.com/passage/?search=Isaiah+25%3A6-9&amp;version=WEB" text:style-name="Internet_20_link" text:visited-style-name="Visited_20_Internet_20_Link"><text:span text:style-name="Definition"><text:span text:style-name="T170">WEB</text:span></text:span></text:a><text:span text:style-name="T5"> </text:span><text:a xlink:type="simple" xlink:href="https://biblehub.com/text/isaiah/25-9.htm" text:style-name="Internet_20_link" text:visited-style-name="Visited_20_Internet_20_Link"><text:span text:style-name="Definition"><text:span text:style-name="T5">biblehub</text:span></text:span></text:a></text:p></text:note-body></text:note></text:span>.</text:p>
      <text:p text:style-name="P4"><text:span text:style-name="T757">Refined choice wines</text:span>, first <text:span text:style-name="T757">He refines </text:span>us. <text:span text:style-name="T757">He</text:span> will <text:span text:style-name="T757">destroy </text:span>the <text:span text:style-name="T757">veil</text:span>, the lie, that covers all peoples. <text:span text:style-name="T757">He w</text:span>ill <text:span text:style-name="T757">swallow up</text:span> death forever and then will wipe away tear<text:span text:style-name="T757">s</text:span> from <text:span text:style-name="T757">off </text:span>ALL faces. And then we'll <text:span text:style-name="T757">be glad</text:span> and rejoice in <text:span text:style-name="T757">H</text:span>is Yeshua, in <text:span text:style-name="T757">H</text:span>is <text:span text:style-name="T757">Salvation</text:span>. That is the hebrew word.</text:p>
      <text:p text:style-name="P4">In Isaiah 52 <text:span text:style-name="Bible_5f_text">“Yahweh has made his holy arm bare in the eyes of </text:span><text:span text:style-name="Bible_5f_text"><text:span text:style-name="T758">ALL</text:span></text:span><text:span text:style-name="Bible_5f_text"> the nations. </text:span><text:span text:style-name="Bible_5f_text"><text:span text:style-name="T758">ALL</text:span></text:span><text:span text:style-name="Bible_5f_text"> the ends of the earth have seen the salvation of our God” </text:span><text:span text:style-name="Bible_5f_text"><text:note text:id="ftn400" text:note-class="footnote"><text:note-citation>400</text:note-citation><text:note-body><text:p text:style-name="Footnote"><text:span text:style-name="T5">Isaiah 52:10 </text:span><text:a xlink:type="simple" xlink:href="https://www.biblegateway.com/passage/?search=Isaiah+52%3A10&amp;version=WEB" text:style-name="Internet_20_link" text:visited-style-name="Visited_20_Internet_20_Link"><text:span text:style-name="Definition"><text:span text:style-name="T171">WEB</text:span></text:span></text:a><text:span text:style-name="T5"> </text:span><text:a xlink:type="simple" xlink:href="https://biblehub.com/text/isaiah/52-10.htm" text:style-name="Internet_20_link" text:visited-style-name="Visited_20_Internet_20_Link"><text:span text:style-name="Definition"><text:span text:style-name="T5">biblehub</text:span></text:span></text:a></text:p></text:note-body></text:note></text:span>. And that “<text:span text:style-name="T758">salvation”</text:span> is the word Yeshua, the proper name of our <text:span text:style-name="T758">Lord and S</text:span>avior Jesus Christ in hebrew. All the ends of the earth will see Yeshua.</text:p>
      <text:p text:style-name="P4">In Isaiah 40 <text:span text:style-name="Bible_5f_text">“Yahweh’s glory shall be revealed, and </text:span><text:span text:style-name="Bible_5f_text"><text:span text:style-name="T758">ALL</text:span></text:span><text:span text:style-name="Bible_5f_text"> </text:span><text:span text:style-name="Bible_5f_text"><text:span text:style-name="T758">FLESH</text:span></text:span><text:span text:style-name="Bible_5f_text"> shall see it together; for the mouth of Yahweh has spoken it” </text:span><text:span text:style-name="Bible_5f_text"><text:note text:id="ftn401" text:note-class="footnote"><text:note-citation>401</text:note-citation><text:note-body><text:p text:style-name="Footnote"><text:span text:style-name="T5">Isaiah 40:5 </text:span><text:a xlink:type="simple" xlink:href="https://www.biblegateway.com/passage/?search=Isaiah+40%3A5&amp;version=WEB" text:style-name="Internet_20_link" text:visited-style-name="Visited_20_Internet_20_Link"><text:span text:style-name="Definition"><text:span text:style-name="T171">WEB</text:span></text:span></text:a></text:p></text:note-body></text:note></text:span>.</text:p>
      <text:p text:style-name="P126">Another way of spiritually saying exactly the same thing <text:span text:style-name="T758">as</text:span> in Isaiah 9, where Jehovah states that <text:span text:style-name="Bible_5f_text">“</text:span><text:span text:style-name="Bible_5f_text"><text:span text:style-name="T759">F</text:span></text:span><text:span text:style-name="Bible_5f_text">or the passion of Jehovah of hosts the land is on fire and the </text:span><text:span text:style-name="Bible_5f_text"><text:span text:style-name="T759">people</text:span></text:span><text:span text:style-name="Bible_5f_text"> are the fuel. </text:span><text:span text:style-name="Bible_5f_text"><text:span text:style-name="T759">F</text:span></text:span><text:span text:style-name="Bible_5f_text">ire </text:span><text:span text:style-name="Bible_5f_text"><text:span text:style-name="T759">from</text:span></text:span><text:span text:style-name="Bible_5f_text"> man to brother without leaving anyone” </text:span><text:span text:style-name="Bible_5f_text"><text:note text:id="ftn402" text:note-class="footnote"><text:note-citation>402</text:note-citation><text:note-body><text:p text:style-name="Footnote"><text:span text:style-name="T5">Isaiah 9:19 </text:span><text:a xlink:type="simple" xlink:href="https://biblehub.com/text/isaiah/9-19.htm" text:style-name="Internet_20_link" text:visited-style-name="Visited_20_Internet_20_Link"><text:span text:style-name="Definition"><text:span text:style-name="T5">biblehub</text:span></text:span></text:a><text:span text:style-name="T5"> (</text:span><text:span text:style-name="T171">translated by the author</text:span><text:span text:style-name="T5">)</text:span></text:p></text:note-body></text:note></text:span>. These type of spiritual statements cause interesting reactions, Isaiah 33 tells us that: <text:span text:style-name="Bible_5f_text">“The sinners in Zion are afraid. Trembling has seized the godless ones. Who among us can live with the devouring </text:span><text:span text:style-name="Bible_5f_text"><text:span text:style-name="T759">FIRE</text:span></text:span><text:span text:style-name="Bible_5f_text">? Who among us can live with </text:span><text:span text:style-name="Bible_5f_text"><text:span text:style-name="T759">EVERLASTING</text:span></text:span><text:span text:style-name="Bible_5f_text"> burning?" </text:span><text:span text:style-name="Bible_5f_text"><text:note text:id="ftn403" text:note-class="footnote"><text:note-citation>403</text:note-citation><text:note-body><text:p text:style-name="Footnote"><text:span text:style-name="T5">Isaiah 33:14 </text:span><text:a xlink:type="simple" xlink:href="https://www.biblegateway.com/passage/?search=Isaiah+33%3A14&amp;version=WEB" text:style-name="Internet_20_link" text:visited-style-name="Visited_20_Internet_20_Link"><text:span text:style-name="Definition"><text:span text:style-name="T172">WEB</text:span></text:span></text:a></text:p></text:note-body></text:note></text:span>. An gigantic valley of fire. A Ge-Henna of fire. A lake of fire.</text:p>
      <text:p text:style-name="P4">Of course, this can only happen if what Isaiah 26 affirms is true, and only until it is fulfilled, that: <text:span text:style-name="Bible_5f_text">“Your dead shall live. My dead bodies shall arise. Awake and sing, you who dwell in the dust; for your dew is like the dew of herbs, and the earth will cast out the departed spirits” </text:span><text:span text:style-name="Bible_5f_text"><text:note text:id="ftn404" text:note-class="footnote"><text:note-citation>404</text:note-citation><text:note-body><text:p text:style-name="Footnote"><text:span text:style-name="T5">Isaiah 26:19 </text:span><text:a xlink:type="simple" xlink:href="https://www.biblegateway.com/passage/?search=Isaiah+26%3A19&amp;version=WEB" text:style-name="Internet_20_link" text:visited-style-name="Visited_20_Internet_20_Link"><text:span text:style-name="Definition"><text:span text:style-name="T173">WEB</text:span></text:span></text:a></text:p></text:note-body></text:note></text:span>. After th<text:span text:style-name="T760">ose who dwell in the dust are awaken</text:span>. <text:span text:style-name="T760">After</text:span> the resurrection of the dead. And then, those <text:span text:style-name="T760">a</text:span>wake<text:span text:style-name="T760">n</text:span> <text:span text:style-name="T760">ones</text:span>, <text:span text:style-name="T760">will </text:span>sing and praise their Savior. <text:span text:style-name="T760">B</text:span>ecause Jehovah <text:span text:style-name="T760">tells us </text:span>in Isaiah 45 that: <text:span text:style-name="Bible_5f_text">“Look to me, and be saved, ALL the ends of </text:span><text:soft-page-break/><text:span text:style-name="Bible_5f_text">the earth; for I am God, and there is no other. I have sworn by myself. The word has gone out of my mouth in righteousness, and will not be revoked, that to me EVERY knee shall bow, EVERY tongue shall take an oath. They will say of me, ‘There is righteousness and strength only in Yahweh.’ Even to him will men come. ALL those who raged against him will be disappointed” </text:span><text:span text:style-name="Bible_5f_text"><text:note text:id="ftn405" text:note-class="footnote"><text:note-citation>405</text:note-citation><text:note-body><text:p text:style-name="Footnote"><text:span text:style-name="T5">Isaiah 45:22-24 </text:span><text:a xlink:type="simple" xlink:href="https://www.biblegateway.com/passage/?search=Isaiah+45%3A22-24&amp;version=WEB" text:style-name="Internet_20_link" text:visited-style-name="Visited_20_Internet_20_Link"><text:span text:style-name="Definition"><text:span text:style-name="T173">WEB</text:span></text:span></text:a></text:p></text:note-body></text:note></text:span>. <text:span text:style-name="T761">That means,</text:span> EVERYONE, every<text:span text:style-name="T761">body</text:span>, <text:span text:style-name="T761">all of us,</text:span> will bend the knee, o<text:span text:style-name="T761">n</text:span> <text:span text:style-name="T761">our</text:span> own free will, <text:span text:style-name="T761">out of </text:span>love <text:span text:style-name="T761">for</text:span> the <text:span text:style-name="T761">one </text:span>that saved <text:span text:style-name="T761">us</text:span>.</text:p>
      <text:h text:style-name="P520" text:outline-level="5"><text:bookmark-start text:name="__RefHeading___Toc34875_4173466481"/>Jeremiah.<text:bookmark-end text:name="__RefHeading___Toc34875_4173466481"/></text:h>
      <text:p text:style-name="Text_20_body">In Jeremiah 24, Jehovah says that: <text:span text:style-name="Bible_5f_text">“I will give them a heart to know me, that I am Yahweh. They will be my people, and I will be their God; for they will return to me with their whole heart” </text:span><text:span text:style-name="Bible_5f_text"><text:note text:id="ftn406" text:note-class="footnote"><text:note-citation>406</text:note-citation><text:note-body><text:p text:style-name="P451">Jeremiah 24:7 <text:a xlink:type="simple" xlink:href="https://www.biblegateway.com/passage/?search=Jeremiah+24%3A7&amp;version=WEB" text:style-name="Internet_20_link" text:visited-style-name="Visited_20_Internet_20_Link">WEB</text:a></text:p></text:note-body></text:note></text:span>. And in Jeremiah 31 Jehovah also says that: <text:span text:style-name="Bible_5f_text">“I will put my law in their inward parts, and I will write it in their heart. I will be their God, and they shall be my people” </text:span><text:span text:style-name="Bible_5f_text"><text:note text:id="ftn407" text:note-class="footnote"><text:note-citation>407</text:note-citation><text:note-body><text:p text:style-name="Footnote"><text:span text:style-name="T5">Jeremiah 31:33 </text:span><text:a xlink:type="simple" xlink:href="https://www.biblegateway.com/passage/?search=Jeremiah+31%3A33&amp;version=WEB" text:style-name="Internet_20_link" text:visited-style-name="Visited_20_Internet_20_Link"><text:span text:style-name="Definition"><text:span text:style-name="T174">WEB</text:span></text:span></text:a></text:p></text:note-body></text:note></text:span>. And in Jeremiah 32 Jehovah says: <text:span text:style-name="Bible_5f_text">“I will give them one heart and one way, that they may fear me forever, for their good, and the good of their children after them. I will make an everlasting covenant with them, that I will not turn away from following them, to do them good. I will put my fear in their hearts, that they may not depart from me” </text:span><text:span text:style-name="Bible_5f_text"><text:note text:id="ftn408" text:note-class="footnote"><text:note-citation>408</text:note-citation><text:note-body><text:p text:style-name="Footnote"><text:span text:style-name="T5">Jeremiah 32:39-40 </text:span><text:a xlink:type="simple" xlink:href="https://www.biblegateway.com/passage/?search=Jeremiah+32%3A39-40&amp;version=WEB" text:style-name="Internet_20_link" text:visited-style-name="Visited_20_Internet_20_Link"><text:span text:style-name="Definition"><text:span text:style-name="T175">WEB</text:span></text:span></text:a></text:p></text:note-body></text:note></text:span>. <text:span text:style-name="T762">In other words, </text:span>first YHWH gives a heart, <text:span text:style-name="T762">H</text:span>e writes his law on th<text:span text:style-name="T762">at</text:span> heart, <text:span text:style-name="T762">H</text:span>e <text:span text:style-name="T762">also </text:span>gives <text:span text:style-name="T762">one</text:span> way, <text:span text:style-name="T762">H</text:span>e puts <text:span text:style-name="T762">H</text:span>is fear in th<text:span text:style-name="T762">at</text:span> heart, and <text:span text:style-name="T763">AFTER that</text:span>, man can turn, repent, obey, love YHWH, <text:span text:style-name="T762">and NOT depart from Him</text:span>. It is Jehovah who makes <text:span text:style-name="T762">us </text:span>want to do <text:span text:style-name="T762">a</text:span>ll those things.</text:p>
      <text:p text:style-name="P4">After that, in Jeremiah 33, Jehovah promises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ALL the peace that I provide to it” </text:span><text:span text:style-name="Bible_5f_text"><text:note text:id="ftn409" text:note-class="footnote"><text:note-citation>409</text:note-citation><text:note-body><text:p text:style-name="Footnote"><text:span text:style-name="T5">Jeremiah 33:8-9 </text:span><text:a xlink:type="simple" xlink:href="https://www.biblegateway.com/passage/?search=Jeremiah+33%3A8-9&amp;version=WEB" text:style-name="Internet_20_link" text:visited-style-name="Visited_20_Internet_20_Link"><text:span text:style-name="Definition"><text:span text:style-name="T176">WEB</text:span></text:span></text:a></text:p></text:note-body></text:note></text:span>.</text:p>
      <text:p text:style-name="P4">First <text:span text:style-name="T763">H</text:span>e cleanses us from ALL the evil with which we sin <text:span text:style-name="T763">against Him </text:span>and THEN He forgives us ALL our sins. And above all <text:span text:style-name="T763">He</text:span> gives us so much peace and <text:span text:style-name="T763">He </text:span>does us so much good that ALL the peoples of the earth will tremble with all the good and all the peace that <text:span text:style-name="T763">He</text:span> will <text:span text:style-name="T763">provide</text:span> us.</text:p>
      <text:p text:style-name="P4">To think that Adam <text:span text:style-name="T764">screwed</text:span> all humanity but Christ only reconciled, or only saved, or could only <text:span text:style-name="T765">draw</text:span> a few <text:span text:style-name="T765">unto Him</text:span>, because the rest did not accepted <text:span text:style-name="T764">Him</text:span>, or did not trust <text:span text:style-name="T765">H</text:span>im, <text:span text:style-name="T766">it’</text:span>s like thinking that a mother who decides <text:span text:style-name="T766">to </text:span>change diapers to her newborn baby, because he pooped, <text:span text:style-name="T766">later</text:span> change<text:span text:style-name="T766">s</text:span> <text:span text:style-name="T766">her</text:span> mind and decide<text:span text:style-name="T766">s</text:span> not to change <text:span text:style-name="T766">him</text:span>, or it's too <text:soft-page-break/><text:span text:style-name="T766">hard </text:span>for <text:span text:style-name="T766">her</text:span> to change <text:span text:style-name="T766">him</text:span>, because <text:span text:style-name="T766">h</text:span><text:span text:style-name="T1581">e</text:span><text:span text:style-name="T766">r</text:span> baby started crying, or because <text:span text:style-name="T766">he</text:span> kicked <text:span text:style-name="T766">her</text:span>, or because <text:span text:style-name="T766">he</text:span> piss her <text:span text:style-name="T766">all over</text:span> in the process. It’s <text:span text:style-name="T766">like </text:span>thinking that the will of the baby will <text:span text:style-name="T766">overcome</text:span> the will of the mother. And of course the comparison is an exaggeration because, proportionally, the will of God is incomprehensibly bigger than ours, and a mother's <text:span text:style-name="T766">will is </text:span>just <text:span text:style-name="T766">a little</text:span> bigger than the baby's. And God's love for us is also <text:span text:style-name="T766">much </text:span><text:span text:style-name="T767">grater</text:span> than that of the mother for her baby.</text:p>
      <text:p text:style-name="P127">He is in control, Jehovah is God of everything. He owns the sky and the earth. EVERY knee will bow because he is going to give us a heart that <text:span text:style-name="T768">will</text:span> want to <text:span text:style-name="T768">bend it out of </text:span>love <text:s/>for <text:span text:style-name="T768">H</text:span>im.</text:p>
      <text:h text:style-name="P520" text:outline-level="5"><text:bookmark-start text:name="__RefHeading___Toc34877_4173466481"/>Ezekiel.<text:bookmark-end text:name="__RefHeading___Toc34877_4173466481"/></text:h>
      <text:p text:style-name="Text_20_body">Jehovah says in Ezekiel 11 that: <text:span text:style-name="Bible_5f_text">“I will give them one heart, and I will put a new spirit within you. I will take the stony heart out of their flesh, and will give them a heart of flesh; that they may walk in my statutes, and keep my ordinances, and do them. They will be my people, and I will be their God” </text:span><text:span text:style-name="Bible_5f_text"><text:note text:id="ftn410" text:note-class="footnote"><text:note-citation>410</text:note-citation><text:note-body><text:p text:style-name="Footnote"><text:span text:style-name="T5">Ezekiel 11:19-20 </text:span><text:a xlink:type="simple" xlink:href="https://www.biblegateway.com/passage/?search=Ezekiel+11%3A19-20&amp;version=WEB" text:style-name="Internet_20_link" text:visited-style-name="Visited_20_Internet_20_Link"><text:span text:style-name="Definition"><text:span text:style-name="T177">WEB</text:span></text:span></text:a></text:p></text:note-body></text:note></text:span>. And in Ezekiel 36 he says that: <text:span text:style-name="Bible_5f_text">“I will also give you a new heart, and I will put a new spirit within you. I will take away the stony heart out of your flesh, and I will give you a heart of flesh. I will put my Spirit within you, and </text:span><text:span text:style-name="Bible_5f_text"><text:span text:style-name="T769">CAUSE</text:span></text:span><text:span text:style-name="Bible_5f_text"> you to walk in my statutes. You will keep my ordinances and do them” </text:span><text:span text:style-name="Bible_5f_text"><text:note text:id="ftn411" text:note-class="footnote"><text:note-citation>411</text:note-citation><text:note-body><text:p text:style-name="Footnote"><text:span text:style-name="T5">Ezekiel 36:26-27 </text:span><text:a xlink:type="simple" xlink:href="https://www.biblegateway.com/passage/?search=Ezekiel+36%3A26-27&amp;version=WEB" text:style-name="Internet_20_link" text:visited-style-name="Visited_20_Internet_20_Link"><text:span text:style-name="Definition"><text:span text:style-name="T177">WEB</text:span></text:span></text:a></text:p></text:note-body></text:note></text:span>. Y In Ezekiel 37 it says that: <text:span text:style-name="Bible_5f_text">"I will put my Spirit in you, and you will live” </text:span><text:span text:style-name="Bible_5f_text"><text:note text:id="ftn412" text:note-class="footnote"><text:note-citation>412</text:note-citation><text:note-body><text:p text:style-name="Footnote"><text:span text:style-name="T5">Ezekiel 37:14 </text:span><text:a xlink:type="simple" xlink:href="https://www.biblegateway.com/passage/?search=Ezekiel+37%3A14&amp;version=WEB" text:style-name="Internet_20_link" text:visited-style-name="Visited_20_Internet_20_Link"><text:span text:style-name="Definition"><text:span text:style-name="T178">WEB</text:span></text:span></text:a></text:p></text:note-body></text:note></text:span>. It is Jehovah who gives a heart capable of walk<text:span text:style-name="T769">ing</text:span> in <text:span text:style-name="T769">His</text:span> ordinances. He removes the old heart of stone and gives us a new one of <text:span text:style-name="T769">flesh</text:span>. Then <text:span text:style-name="T769">H</text:span>e puts <text:span text:style-name="T769">H</text:span>is spirit on us and it is Jehovah who <text:span text:style-name="T769">CAUSES us</text:span> <text:span text:style-name="T769">to</text:span> walk in <text:span text:style-name="T769">H</text:span>is <text:span text:style-name="T769">statutes</text:span> and <text:span text:style-name="T769">do His ordinances</text:span>.</text:p>
      <text:p text:style-name="P4">The bible likes to repeat to make things clear.</text:p>
      <text:p text:style-name="P4">It also tells us about the mechanism. In Ezekiel 22 it says that: <text:span text:style-name="Bible_5f_text">“As they gather silver, bronze, iron, lead, and tin into the middle of the furnace, to blow the FIRE on it, to melt it; so I will gather you in my anger and in my wrath, and I will lay you there, and melt you. Yes, I will gather you, and blow on you with the FIRE of my wrath, and you will be MELTED in the middle of it. As silver is MELTED in the middle of the furnace, so you will be MELTED in the middle of it; and you will know that I, Yahweh, have poured out my wrath on you” </text:span><text:span text:style-name="Bible_5f_text"><text:note text:id="ftn413" text:note-class="footnote"><text:note-citation>413</text:note-citation><text:note-body><text:p text:style-name="Footnote"><text:span text:style-name="T5">Ezekiel 22:20-22 </text:span><text:a xlink:type="simple" xlink:href="https://www.biblegateway.com/passage/?search=Ezekiel+22%3A20-22&amp;version=WEB" text:style-name="Internet_20_link" text:visited-style-name="Visited_20_Internet_20_Link"><text:span text:style-name="Definition"><text:span text:style-name="T178">WEB</text:span></text:span></text:a></text:p></text:note-body></text:note></text:span>. It is with fire. The same one John the Baptist <text:span text:style-name="T770">tells us</text:span> <text:span text:style-name="T770">about</text:span>.</text:p>
      <text:h text:style-name="P520" text:outline-level="5"><text:bookmark-start text:name="__RefHeading___Toc34879_4173466481"/>Daniel.<text:bookmark-end text:name="__RefHeading___Toc34879_4173466481"/></text:h>
      <text:p text:style-name="Text_20_body">In the vision of Daniel 7, <text:span text:style-name="T771">to </text:span>a <text:span text:style-name="T771">S</text:span>on of <text:span text:style-name="T771">M</text:span>an <text:span text:style-name="Bible_5f_text">"Dominion was given him, and glory, and a kingdom, that </text:span><text:span text:style-name="Bible_5f_text"><text:span text:style-name="T771">ALL</text:span></text:span><text:span text:style-name="Bible_5f_text"> the peoples, nations, and languages should serve him. His dominion </text:span><text:soft-page-break/><text:span text:style-name="Bible_5f_text">is an everlasting dominion, which will not pass away, and his kingdom one that which will not be destroyed” </text:span><text:span text:style-name="Bible_5f_text"><text:note text:id="ftn414" text:note-class="footnote"><text:note-citation>414</text:note-citation><text:note-body><text:p text:style-name="Footnote"><text:span text:style-name="T5">Daniel 7:14 </text:span><text:a xlink:type="simple" xlink:href="https://www.biblegateway.com/passage/?search=Daniel+7%3A14&amp;version=WEB" text:style-name="Internet_20_link" text:visited-style-name="Visited_20_Internet_20_Link"><text:span text:style-name="Definition"><text:span text:style-name="T179">WEB</text:span></text:span></text:a></text:p></text:note-body></text:note></text:span>. It says ALL, but some believe that it is <text:span text:style-name="T772">just </text:span>a part, a majority, a selection, but not all. Some believe that Sodom <text:span text:style-name="T772">is not counted there</text:span>, or <text:span text:style-name="T772">not </text:span>even all of Israel, only part <text:span text:style-name="T772">of it</text:span>. And according to this same vision at the end, <text:span text:style-name="Bible_5f_text">"The kingdom and the dominion, and the greatness of the kingdoms under the </text:span><text:span text:style-name="Bible_5f_text"><text:span text:style-name="T773">WHOLE</text:span></text:span><text:span text:style-name="Bible_5f_text"> sky, will be given to the people of the saints of the Most High. His kingdom is an everlasting kingdom, and </text:span><text:span text:style-name="Bible_5f_text"><text:span text:style-name="T773">ALL</text:span></text:span><text:span text:style-name="Bible_5f_text"> dominions will serve and obey him” </text:span><text:span text:style-name="Bible_5f_text"><text:note text:id="ftn415" text:note-class="footnote"><text:note-citation>415</text:note-citation><text:note-body><text:p text:style-name="Footnote"><text:span text:style-name="T5">Daniel 7:27 </text:span><text:a xlink:type="simple" xlink:href="https://www.biblegateway.com/passage/?search=Daniel+7%3A27&amp;version=WEB" text:style-name="Internet_20_link" text:visited-style-name="Visited_20_Internet_20_Link"><text:span text:style-name="Definition"><text:span text:style-name="T180">WEB</text:span></text:span></text:a></text:p></text:note-body></text:note></text:span>. <text:span text:style-name="T773">It’s EVERYONE, everybody, all of us.</text:span></text:p>
      <text:p text:style-name="P128">But some <text:span text:style-name="T780">people </text:span>believe that it is the kingdom of some, that there are domains that will <text:span text:style-name="T774">not serve Him</text:span>, that love does not overcome hate in some cases. that goodness does not defeat evil in some cases. That the will of some is greater than that of the <text:span text:style-name="T774">C</text:span>reator of <text:span text:style-name="T775">H</text:span>eaven and <text:span text:style-name="T776">E</text:span>arth. He did<text:span text:style-name="T774">n’t</text:span> want <text:span text:style-name="T774">to</text:span>. <text:span text:style-name="T774">Too</text:span> bad. <text:span text:style-name="T774">In that case there is nothing </text:span>God can do <text:span text:style-name="T774">about it</text:span>.</text:p>
      <text:p text:style-name="P4">It is like thinking that a barely crawling baby, <text:span text:style-name="T776">who is</text:span> heading for a <text:span text:style-name="T776">huge </text:span>fire, and that I, <text:s/><text:span text:style-name="T776">the</text:span> loving father of the baby, <text:span text:style-name="T776">who </text:span>warn<text:span text:style-name="T776">s</text:span> him and point<text:span text:style-name="T776">s</text:span> out the fire, <text:span text:style-name="T776">and</text:span> warn<text:span text:style-name="T776">s</text:span> him of the danger, but the baby is still on his way to the fire and he doesn't understand me, or he doesn't want to understand me, or he doesn't pay attention to me, or he doesn't obey<text:span text:style-name="T777">s</text:span> me, and then, I in my "great love" for my baby and my "great respect” for his decision and for his will, I decide to let him follow his path. I love him so much that I let him get into the fire. Absurd right?, but that's what some believe.</text:p>
      <text:p text:style-name="P4">Of course it is not a fair comparison, because God allows us even die, and then <text:span text:style-name="T777">He </text:span>resurrects us ALL. And <text:span text:style-name="T777">H</text:span>e gives <text:span text:style-name="T777">us ALL h</text:span>is Spirit. Of course not all at the same time, some who were the first will be the last and others who were last have been first. <text:span text:style-name="T778">S</text:span>ome <text:span text:style-name="T778">after</text:span> the physical resurrection.</text:p>
      <text:h text:style-name="P520" text:outline-level="5"><text:bookmark-start text:name="__RefHeading___Toc34881_4173466481"/><text:span text:style-name="T779">The</text:span> 12.<text:bookmark-end text:name="__RefHeading___Toc34881_4173466481"/></text:h>
      <text:p text:style-name="Text_20_body">Hosea 6 says that <text:span text:style-name="Bible_5f_text">“Come! Let’s return to Yahweh; for he has torn us to pieces, and he will heal us; he has injured us, and he will bind up our wounds. After two days he will revive us. On the third day he will raise us up, and we will live before him. Let’s acknowledge Yahweh. Let’s press on to know Yahweh. As surely as the sun rises, Yahweh will appear. He will come to us like the rain, like the spring rain that waters the earth” </text:span><text:span text:style-name="Bible_5f_text"><text:note text:id="ftn416" text:note-class="footnote"><text:note-citation>416</text:note-citation><text:note-body><text:p text:style-name="Footnote"><text:span text:style-name="T5">Hosea 6:1-3 </text:span><text:a xlink:type="simple" xlink:href="https://www.biblegateway.com/passage/?search=Hosea+6%3A1-3&amp;version=WEB" text:style-name="Internet_20_link" text:visited-style-name="Visited_20_Internet_20_Link"><text:span text:style-name="Definition"><text:span text:style-name="T181">WEB</text:span></text:span></text:a></text:p></text:note-body></text:note></text:span>. But no, some <text:span text:style-name="T780">people</text:span> think that this is only for Israel and not for the millions of pagans that end<text:span text:style-name="T780">ed</text:span> up believing in the Meshiakh of Israel. And in Hosea 13 <text:span text:style-name="Bible_5f_text">“I will ransom them from the power of Sheol. I will redeem them from death! Death, where are your plagues? Sheol, where is your destruction?” </text:span><text:span text:style-name="Bible_5f_text"><text:note text:id="ftn417" text:note-class="footnote"><text:note-citation>417</text:note-citation><text:note-body><text:p text:style-name="Footnote"><text:span text:style-name="T5">Hosea 13:14 </text:span><text:a xlink:type="simple" xlink:href="https://www.biblegateway.com/passage/?search=Hosea+13%3A14&amp;version=WEB" text:style-name="Internet_20_link" text:visited-style-name="Visited_20_Internet_20_Link"><text:span text:style-name="Definition"><text:span text:style-name="T181">WEB</text:span></text:span></text:a></text:p></text:note-body></text:note></text:span>. <text:span text:style-name="T780">A</text:span>nd Paul explains in 1 <text:soft-page-break/>Corinthians 15 that this text refers to the resurrection of the dead and <text:span text:style-name="T780">the </text:span>life in the Holy Spirit. The one that is for EVERYONE. As YHWH himself explains in Joel 2: <text:span text:style-name="Bible_5f_text">“I will pour out my Spirit on ALL </text:span><text:span text:style-name="Bible_5f_text"><text:span text:style-name="T780">FLESH</text:span></text:span><text:span text:style-name="Bible_5f_text">” </text:span><text:span text:style-name="Bible_5f_text"><text:note text:id="ftn418" text:note-class="footnote"><text:note-citation>418</text:note-citation><text:note-body><text:p text:style-name="Footnote"><text:span text:style-name="T5">Joel 2:28-29 </text:span><text:a xlink:type="simple" xlink:href="https://www.biblegateway.com/passage/?search=Joel+2%3A28-29&amp;version=WEB" text:style-name="Internet_20_link" text:visited-style-name="Visited_20_Internet_20_Link"><text:span text:style-name="Definition"><text:span text:style-name="T181">WEB</text:span></text:span></text:a></text:p></text:note-body></text:note></text:span>. ALL <text:span text:style-name="T780">FLESH</text:span>.</text:p>
      <text:p text:style-name="P129">And in Obadiah Yahweh <text:span text:style-name="T781">himself </text:span>says <text:span text:style-name="Bible_5f_text">"For the day of Yahweh is near </text:span><text:span text:style-name="Bible_5f_text"><text:span text:style-name="T781">ALL</text:span></text:span><text:span text:style-name="Bible_5f_text"> the nations!” </text:span><text:span text:style-name="Bible_5f_text"><text:note text:id="ftn419" text:note-class="footnote"><text:note-citation>419</text:note-citation><text:note-body><text:p text:style-name="Footnote"><text:span text:style-name="T5">Obadiah 1:15 </text:span><text:a xlink:type="simple" xlink:href="https://www.biblegateway.com/passage/?search=Obadiah+1%3A15&amp;version=WEB" text:style-name="Internet_20_link" text:visited-style-name="Visited_20_Internet_20_Link"><text:span text:style-name="Definition"><text:span text:style-name="T182">WEB</text:span></text:span></text:a></text:p></text:note-body></text:note></text:span>. No one escapes, Jehovah explains it to us also in Amos 9 <text:span text:style-name="Bible_5f_text">“Though they dig into Sheol, there my hand will take them; and though they climb up to heaven, there I will bring them down. Though they hide themselves in the top of Carmel, I will search and take them out from there; and though they be hidden from my sight in the bottom of the sea, there I will command the serpent, and it will bite them” </text:span><text:span text:style-name="Bible_5f_text"><text:note text:id="ftn420" text:note-class="footnote"><text:note-citation>420</text:note-citation><text:note-body><text:p text:style-name="Footnote"><text:span text:style-name="T5">Amos 9:2-3 </text:span><text:a xlink:type="simple" xlink:href="https://www.biblegateway.com/passage/?search=Amos+9%3A2-3&amp;version=WEB" text:style-name="Internet_20_link" text:visited-style-name="Visited_20_Internet_20_Link"><text:span text:style-name="Definition"><text:span text:style-name="T182">WEB</text:span></text:span></text:a></text:p></text:note-body></text:note></text:span>. And <text:span text:style-name="T782">H</text:span>e tells us that when <text:span text:style-name="T782">H</text:span>e <text:span text:style-name="T782">re</text:span>builds the fallen tabernacle of David he does <text:span text:style-name="T782">so </text:span><text:span text:style-name="Bible_5f_text">“that they may possess the remnant of Edom, and </text:span><text:span text:style-name="Bible_5f_text"><text:span text:style-name="T782">ALL</text:span></text:span><text:span text:style-name="Bible_5f_text"> the nations who are called by my name” </text:span><text:span text:style-name="Bible_5f_text"><text:note text:id="ftn421" text:note-class="footnote"><text:note-citation>421</text:note-citation><text:note-body><text:p text:style-name="Footnote"><text:span text:style-name="T5">Amos 9:12 </text:span><text:a xlink:type="simple" xlink:href="https://www.biblegateway.com/passage/?search=Amos+9%3A12&amp;version=WEB" text:style-name="Internet_20_link" text:visited-style-name="Visited_20_Internet_20_Link"><text:span text:style-name="Definition"><text:span text:style-name="T183">WEB</text:span></text:span></text:a></text:p></text:note-body></text:note></text:span>. <text:span text:style-name="T782">I</text:span>n Micah it also says that <text:span text:style-name="Bible_5f_text">“Hear, you peoples, ALL of you. Listen, O earth, and ALL that is therein: and let the Lord Yahweh be witness against you, the Lord from his holy temple. For, behold, Yahweh comes out of his place, and will come down and tread on the high places of the earth. The mountains MELT under him, and the valleys split apart, like wax before the FIRE, like waters that are poured down a steep place” </text:span><text:span text:style-name="Bible_5f_text"><text:note text:id="ftn422" text:note-class="footnote"><text:note-citation>422</text:note-citation><text:note-body><text:p text:style-name="Footnote"><text:span text:style-name="T5">Micah 1:2-4 </text:span><text:a xlink:type="simple" xlink:href="https://www.biblegateway.com/passage/?search=Micah+1%3A2-4&amp;version=WEB" text:style-name="Internet_20_link" text:visited-style-name="Visited_20_Internet_20_Link"><text:span text:style-name="Definition"><text:span text:style-name="T184">WEB</text:span></text:span></text:a></text:p></text:note-body></text:note></text:span>. <text:span text:style-name="T783">The f</text:span>ire is for EVERYONE. In Nahum 1 states <text:span text:style-name="Bible_5f_text">“The mountains quake before him, and the hills MELT away. The earth trembles at his presence, yes, the world, and ALL who dwell in it. Who can stand before his indignation? Who can endure the fierceness of his anger? His wrath is poured out like FIRE, and the rocks are broken apart by him” </text:span><text:span text:style-name="Bible_5f_text"><text:note text:id="ftn423" text:note-class="footnote"><text:note-citation>423</text:note-citation><text:note-body><text:p text:style-name="Footnote"><text:span text:style-name="T5">Nahum 1:5-6 </text:span><text:a xlink:type="simple" xlink:href="https://www.biblegateway.com/passage/?search=Nahum+1%3A5-6&amp;version=WEB" text:style-name="Internet_20_link" text:visited-style-name="Visited_20_Internet_20_Link"><text:span text:style-name="Definition"><text:span text:style-name="T185">WEB</text:span></text:span></text:a></text:p></text:note-body></text:note></text:span>.</text:p>
      <text:p text:style-name="P4">But some <text:span text:style-name="T784">people </text:span>think "that's not <text:span text:style-name="T784">for</text:span> me", "that's for others", "I am very good because Christ lives in me”, and “I accepted <text:span text:style-name="T784">Him</text:span>”, and “I decided”, and “I <text:span text:style-name="T784">searched</text:span> for <text:span text:style-name="T784">Him</text:span>”, and they seem to forget that it is not about what they do or not do but what God does in them.</text:p>
      <text:p text:style-name="P130">In Zephaniah 1, Jehovah tells us that <text:span text:style-name="Bible_5f_text">“I will utterly sweep away </text:span><text:span text:style-name="Bible_5f_text"><text:span text:style-name="T784">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424" text:note-class="footnote"><text:note-citation>424</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86">WEB</text:span></text:span></text:a></text:p></text:note-body></text:note></text:span>. That's why we are <text:span text:style-name="T785">NEW </text:span>creatures in Jesus Christ. Either before or after the physical resurrection of ALL the dead. Because the old is destroyed physically and spiritually and forever. ETERNALLY. That's why in Zephaniah 3 affirms that <text:span text:style-name="Bible_5f_text">“For then I will purify the lips of the peoples, that they may </text:span><text:span text:style-name="Bible_5f_text"><text:span text:style-name="T785">ALL</text:span></text:span><text:span text:style-name="Bible_5f_text"> call on Yahweh’s name, to serve him shoulder to shoulder” </text:span><text:span text:style-name="Bible_5f_text"><text:note text:id="ftn425" text:note-class="footnote"><text:note-citation>425</text:note-citation><text:note-body><text:p text:style-name="Footnote"><text:span text:style-name="T5">Zephaniah 3:9 </text:span><text:a xlink:type="simple" xlink:href="https://www.biblegateway.com/passage/?search=Zephaniah+3%3A9&amp;version=WEB" text:style-name="Internet_20_link" text:visited-style-name="Visited_20_Internet_20_Link"><text:span text:style-name="Definition"><text:span text:style-name="T187">WEB</text:span></text:span></text:a></text:p></text:note-body></text:note></text:span>. By mutual agreement. For your own good. Who does the matter? Jehovah <text:soft-page-break/>puri<text:span text:style-name="T785">fies</text:span> <text:span text:style-name="T785">the</text:span> lips. What for? <text:span text:style-name="T785">So t</text:span>hat they may call on the name of Jehovah. Who? EVERYONE.</text:p>
      <text:p text:style-name="P4">The bible likes to repeat. So that things are clear.</text:p>
      <text:p text:style-name="P4">In Haggai 2 we are told that: <text:span text:style-name="Bible_5f_text">“For thus says the Lord of hosts: Once more (it is a little while) I will shake heaven and earth, the sea and dry land; and I will shake ALL nations, and they shall come to the Desire of ALL Nations, and I will fill this temple with glory, says the Lord of hosts. The silver is Mine, and the gold is Mine, says the Lord of hosts. The glory of this latter temple shall be greater than the former, says the Lord of hosts. And in this place I will give peace, says the Lord of hosts” </text:span><text:span text:style-name="Bible_5f_text"><text:note text:id="ftn426" text:note-class="footnote"><text:note-citation>426</text:note-citation><text:note-body><text:p text:style-name="Footnote"><text:span text:style-name="T5">Haggai 2:6-9 </text:span><text:a xlink:type="simple" xlink:href="https://www.biblegateway.com/passage/?search=Haggai+2%3A6-9&amp;version=NKJV" text:style-name="Internet_20_link" text:visited-style-name="Visited_20_Internet_20_Link"><text:span text:style-name="T188">NKJV</text:span></text:a></text:p></text:note-body></text:note></text:span>. How many? ALL. <text:span text:style-name="T786">An what</text:span> will <text:span text:style-name="T786">He </text:span>give? Peace. But no. It just can't be. There must be some mistake. That <text:span text:style-name="T787">is what </text:span>some <text:span text:style-name="T787">people </text:span>think. <text:span text:style-name="T787">F</text:span>inally what? Do we believe the scriptures or not?</text:p>
      <text:p text:style-name="P358">In Zechariah 9, speaking of a just and saving King who comes humble riding on a donkey, white <text:span text:style-name="T788">it </text:span>is hen <text:span text:style-name="T1573">lay</text:span><text:span text:style-name="T1363">s</text:span> it, <text:span text:style-name="T1574">guess who Zechariah is talking about, </text:span>tells us that: <text:span text:style-name="Bible_5f_text">“his dominion will be from sea to sea, and from the River to the ends of the earth” </text:span><text:span text:style-name="Bible_5f_text"><text:note text:id="ftn427" text:note-class="footnote"><text:note-citation>427</text:note-citation><text:note-body><text:p text:style-name="Footnote"><text:span text:style-name="T5">Zechariah 9:10 </text:span><text:a xlink:type="simple" xlink:href="https://www.biblegateway.com/passage/?search=Zechariah+9%3A10&amp;version=WEB" text:style-name="Internet_20_link" text:visited-style-name="Visited_20_Internet_20_Link"><text:span text:style-name="Definition"><text:span text:style-name="T189">WEB</text:span></text:span></text:a></text:p></text:note-body></text:note></text:span>. And no, <text:span text:style-name="T789">it</text:span> doesn't say ALL, but <text:span text:style-name="T789">it</text:span> says <text:span text:style-name="T789">to the ENDS</text:span>.</text:p>
      <text:p text:style-name="P131">And in Malachi <text:span text:style-name="T790">3</text:span>, also speaking of his Meshiakh, <text:span text:style-name="T790">H</text:span>e tells us that: <text:span text:style-name="Bible_5f_text">“But who can endure the day of his coming? And who will stand when he appears? For he is like a refiner’s </text:span><text:span text:style-name="Bible_5f_text"><text:span text:style-name="T790">FIRE</text:span></text:span><text:span text:style-name="Bible_5f_text">, and like launderer's soap” </text:span><text:span text:style-name="Bible_5f_text"><text:note text:id="ftn428" text:note-class="footnote"><text:note-citation>428</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90">WEB</text:span></text:span></text:a></text:p></text:note-body></text:note></text:span>. And <text:span text:style-name="T790">H</text:span>e reaffirms in Malachi 4 that: <text:span text:style-name="Bible_5f_text">“For, behold, the day comes, it burns as a furnace; and </text:span><text:span text:style-name="Bible_5f_text"><text:span text:style-name="T790">ALL</text:span></text:span><text:span text:style-name="Bible_5f_text"> the proud, and </text:span><text:span text:style-name="Bible_5f_text"><text:span text:style-name="T790">ALL</text:span></text:span><text:span text:style-name="Bible_5f_text"> who work wickedness, will be stubble; and the day that comes will burn them up, says Yahweh of Armies, that it shall leave them neither root nor branch” </text:span><text:span text:style-name="Bible_5f_text"><text:note text:id="ftn429" text:note-class="footnote"><text:note-citation>429</text:note-citation><text:note-body><text:p text:style-name="Footnote"><text:span text:style-name="T5">Malachi 4:1 </text:span><text:a xlink:type="simple" xlink:href="https://www.biblegateway.com/passage/?search=Malachi+4%3A1&amp;version=WEB" text:style-name="Internet_20_link" text:visited-style-name="Visited_20_Internet_20_Link"><text:span text:style-name="Definition"><text:span text:style-name="T190">WEB</text:span></text:span></text:a></text:p></text:note-body></text:note></text:span>.</text:p>
      <text:p text:style-name="P4">Jehovah using the 12 minor prophets, repeats <text:span text:style-name="T790">us again and again </text:span>the same idea. <text:span text:style-name="T790">It’s EVERYONE, everybody, alll of us</text:span>.</text:p>
      <text:h text:style-name="P520" text:outline-level="5"><text:bookmark-start text:name="__RefHeading___Toc34883_4173466481"/>Jesus Christ.<text:bookmark-end text:name="__RefHeading___Toc34883_4173466481"/></text:h>
      <text:p text:style-name="Text_20_body">In Matthew 5 and in Luke 6, Jesus Christ tells us not to get angry, not to look with greed, not <text:span text:style-name="T791">to </text:span>divorce, if you say "yes" let it be "yes" and if you say “no” let it be “no”, <text:span text:style-name="T791">to </text:span>not resist the bad guy, <text:span text:style-name="T791">to</text:span> turn the other cheek, <text:span text:style-name="T791">to</text:span> deliver not only the tunic that they want to take but also the <text:span text:style-name="T791">cloak</text:span>, to carry two miles the load that <text:span text:style-name="T791">someone </text:span>forced <text:span text:style-name="T791">us </text:span>to carry one mile, <text:span text:style-name="T791">that </text:span>if <text:span text:style-name="T791">t</text:span>hey ask you give, <text:span text:style-name="T791">to </text:span>not to refuse to lend, to love the enemy, to pray for those who persecute <text:span text:style-name="T791">us</text:span> <text:note text:id="ftn430" text:note-class="footnote"><text:note-citation>430</text:note-citation><text:note-body><text:p text:style-name="Footnote"><text:span text:style-name="T5">Matthew 5 </text:span><text:a xlink:type="simple" xlink:href="https://www.biblegateway.com/passage/?search=Matthew+5&amp;version=NKJV" text:style-name="Internet_20_link" text:visited-style-name="Visited_20_Internet_20_Link"><text:span text:style-name="Definition"><text:span text:style-name="T5">NKJV</text:span></text:span></text:a></text:p></text:note-body></text:note>, to do good to <text:span text:style-name="T791">those</text:span> who hate <text:span text:style-name="T791">us</text:span>, to bless the one who curses <text:span text:style-name="T791">us</text:span>, to pray for the one who mistreats <text:span text:style-name="T791">us</text:span>, not to ask <text:span text:style-name="T791">back something that was taken from us</text:span>, to lend without expecting profit <text:note text:id="ftn431" text:note-class="footnote"><text:note-citation>431</text:note-citation><text:note-body><text:p text:style-name="Footnote"><text:span text:style-name="T5">Luke 6 </text:span><text:a xlink:type="simple" xlink:href="https://www.biblegateway.com/passage/?search=Luke+6&amp;version=NKJV" text:style-name="Internet_20_link" text:visited-style-name="Visited_20_Internet_20_Link"><text:span text:style-name="Definition"><text:span text:style-name="T5">NKJV</text:span></text:span></text:a></text:p></text:note-body></text:note>. And he explains that <text:span text:style-name="T791">so </text:span><text:span text:style-name="Bible_5f_text">“that you may be </text:span><text:soft-page-break/><text:span text:style-name="Bible_5f_text">children of your Father who is in heaven. For he makes his sun to rise on the evil and the good, and sends rain on the just and the unjust. For if you love those who love you, what reward do you have? Don’t even the tax collectors do the same? If you only greet your friends, what more do you do than others? Don’t even the tax collectors do the same? Therefore you shall be perfect, just as your Father in heaven is perfect” </text:span><text:span text:style-name="Bible_5f_text"><text:note text:id="ftn432" text:note-class="footnote"><text:note-citation>432</text:note-citation><text:note-body><text:p text:style-name="Footnote"><text:span text:style-name="T5">Matthew 5:45-47 </text:span><text:a xlink:type="simple" xlink:href="https://www.biblegateway.com/passage/?search=Matthew+5%3A45-48&amp;version=WEB" text:style-name="Internet_20_link" text:visited-style-name="Visited_20_Internet_20_Link"><text:span text:style-name="Definition"><text:span text:style-name="T191">WEB</text:span></text:span></text:a></text:p></text:note-body></text:note></text:span>. Perfect like <text:span text:style-name="T791">your</text:span> Father. Not only is it what he asks of us <text:span text:style-name="T791">it’s</text:span> also what <text:span text:style-name="T791">H</text:span>e himself does. God loves his enemies, God turns the other cheek, God goes the extra mile, God gives if ask<text:span text:style-name="T791">ed for</text:span>, God gives more than what they want to take away.</text:p>
      <text:p text:style-name="P4">Why do some <text:span text:style-name="T1582">people </text:span>think that God does not do what <text:span text:style-name="T791">H</text:span>e <text:span text:style-name="T791">demands</text:span> of his creatures? That God does not love his enemies, that which was <text:span text:style-name="T791">EVERY</text:span> believer before being <text:span text:style-name="T1583">a</text:span> believer? Or <text:span text:style-name="T791">is it </text:span>that they were NEVER enemies of God? <text:span text:style-name="T791">B</text:span>ecause NOBODY starts being <text:span text:style-name="T791">God’s</text:span> friend.</text:p>
      <text:p text:style-name="P4">Jesus Christ in Luke 15 asks us <text:span text:style-name="Bible_5f_text">"Which of you men, if you had one hundred sheep, and lost one of them, wouldn’t leave the ninety-nine in the wilderness, and go after the one that was lost, </text:span><text:span text:style-name="Bible_5f_text"><text:span text:style-name="T792">UNTIL</text:span></text:span><text:span text:style-name="Bible_5f_text"> he found it?” </text:span><text:span text:style-name="Bible_5f_text"><text:note text:id="ftn433" text:note-class="footnote"><text:note-citation>433</text:note-citation><text:note-body><text:p text:style-name="Footnote"><text:span text:style-name="T5">Luke 15:4 </text:span><text:a xlink:type="simple" xlink:href="https://www.biblegateway.com/passage/?search=Luke+15%3A4&amp;version=WEB" text:style-name="Internet_20_link" text:visited-style-name="Visited_20_Internet_20_Link"><text:span text:style-name="Definition"><text:span text:style-name="T192">WEB</text:span></text:span></text:a></text:p></text:note-body></text:note></text:span>. Jesus Christ, in John 10, tells us that <text:span text:style-name="Bible_5f_text">"I am the good shepherd. The good shepherd </text:span><text:span text:style-name="Bible_5f_text"><text:span text:style-name="T793">LAYS</text:span></text:span><text:span text:style-name="Bible_5f_text"> </text:span><text:span text:style-name="Bible_5f_text"><text:span text:style-name="T793">DOWN</text:span></text:span><text:span text:style-name="Bible_5f_text"> his life for the sheep” </text:span><text:span text:style-name="Bible_5f_text"><text:note text:id="ftn434" text:note-class="footnote"><text:note-citation>434</text:note-citation><text:note-body><text:p text:style-name="P452">John 10:11 WEB</text:p></text:note-body></text:note></text:span>. He affirms us that <text:span text:style-name="T793">H</text:span>e would do just that: look for the lost sheep, th<text:span text:style-name="T793">e one</text:span> lost in PERDITION, until <text:span text:style-name="T793">H</text:span>e finds <text:span text:style-name="T793">it</text:span>. <text:span text:style-name="T793">Listen:</text:span> UNTIL <text:span text:style-name="T793">He</text:span> find<text:span text:style-name="T793">s</text:span> <text:span text:style-name="T793">it</text:span>.</text:p>
      <text:p text:style-name="P4">That is why <text:span text:style-name="T793">H</text:span>e also affirms, in John 12, that: <text:span text:style-name="Bible_5f_text">“And I, if I am lifted up from the earth, will draw </text:span><text:span text:style-name="Bible_5f_text"><text:span text:style-name="T794">ALL</text:span></text:span><text:span text:style-name="Bible_5f_text"> peoples to Myself” </text:span><text:span text:style-name="Bible_5f_text"><text:note text:id="ftn435" text:note-class="footnote"><text:note-citation>435</text:note-citation><text:note-body><text:p text:style-name="Footnote"><text:span text:style-name="T5">John 12:32 </text:span><text:a xlink:type="simple" xlink:href="https://www.biblegateway.com/passage/?search=John+12%3A32&amp;version=NKJV" text:style-name="Internet_20_link" text:visited-style-name="Visited_20_Internet_20_Link"><text:span text:style-name="Definition"><text:span text:style-name="T5">NKJV</text:span></text:span></text:a></text:p></text:note-body></text:note></text:span>.</text:p>
      <text:p text:style-name="P4">If God says <text:span text:style-name="T794">ALL, </text:span><text:span text:style-name="T1583">it</text:span> is <text:span text:style-name="T794">ALL, </text:span><text:span text:style-name="T1583">everyone, everybody, all of us, TODOS, toditos , todos.</text:span></text:p>
      <text:p text:style-name="P132">Jesus Christ affirms in Matthew 11 that: <text:span text:style-name="Bible_5f_text">“</text:span><text:span text:style-name="Bible_5f_text"><text:span text:style-name="T795">ALL</text:span></text:span><text:span text:style-name="Bible_5f_text"> </text:span><text:span text:style-name="Bible_5f_text"><text:span text:style-name="T796">THINGS</text:span></text:span><text:span text:style-name="Bible_5f_text"> have been delivered to Me by My Father” </text:span><text:span text:style-name="Bible_5f_text"><text:note text:id="ftn436" text:note-class="footnote"><text:note-citation>436</text:note-citation><text:note-body><text:p text:style-name="Footnote"><text:span text:style-name="T5">Matthew 11:24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 And in John 6, Jesus Christ affirms that: <text:span text:style-name="Bible_5f_text">“ALL that the Father gives Me will come to Me, and the one who comes to Me I will by NO MEANS cast out. For I have come down from heaven, not to do My own will, but the will of Him who sent Me. This is the will of the Father who sent Me, that </text:span><text:span text:style-name="Bible_5f_text"><text:span text:style-name="T795">OF</text:span></text:span><text:span text:style-name="Bible_5f_text"> ALL He has given Me I should lose NOTHING” </text:span><text:span text:style-name="Bible_5f_text"><text:note text:id="ftn437" text:note-class="footnote"><text:note-citation>437</text:note-citation><text:note-body><text:p text:style-name="Footnote"><text:span text:style-name="T5">John 6:37-40 </text:span><text:a xlink:type="simple" xlink:href="https://www.biblegateway.com/passage/?search=John+6%3A37-40&amp;version=NKJV" text:style-name="Internet_20_link" text:visited-style-name="Visited_20_Internet_20_Link"><text:span text:style-name="Definition"><text:span text:style-name="T5">NKJV</text:span></text:span></text:a></text:p></text:note-body></text:note></text:span>.</text:p>
      <text:p text:style-name="P4"><text:span text:style-name="T796">ALL THINGS</text:span> was given to <text:span text:style-name="T796">H</text:span>im and the will of the one who sent <text:span text:style-name="T796">Him</text:span> is that <text:span text:style-name="T796">H</text:span>e <text:span text:style-name="T796">does </text:span>not lose <text:span text:style-name="T796">ANYTHING</text:span> of <text:span text:style-name="T796">ALL</text:span> that was <text:span text:style-name="T796">given to Him</text:span>. And <text:span text:style-name="T796">ALL</text:span> the Father gives <text:span text:style-name="T796">H</text:span>im will go <text:span text:style-name="T796">to H</text:span>im and <text:span text:style-name="T796">He </text:span>will <text:span text:style-name="T796">by NO MEANS</text:span> <text:span text:style-name="T796">cast </text:span>out.</text:p>
      <text:p text:style-name="P4">But no, there are some <text:span text:style-name="T797">people </text:span>who <text:span text:style-name="T797">claim to</text:span> believe and love the <text:span text:style-name="T800">H</text:span>eavenly Father, and <text:span text:style-name="T797">to </text:span>have chosen <text:span text:style-name="T797">Him</text:span>, and <text:span text:style-name="T797">elected Him</text:span>, and trusted <text:span text:style-name="T797">Him</text:span>, on their own, but that <text:span text:style-name="T798">little </text:span><text:span text:style-name="T797">thing </text:span><text:soft-page-break/><text:span text:style-name="T800">about</text:span> "<text:span text:style-name="T797">ALL</text:span>": that’<text:span text:style-name="T797">s too much</text:span>, that <text:span text:style-name="T797">just </text:span>can’<text:span text:style-name="T797">t</text:span> be. <text:span text:style-name="T797">B</text:span>ecause they think <text:span text:style-name="T799">that </text:span>the will of the CLAY POT will over<text:span text:style-name="T797">come</text:span> the will of the POTTER!</text:p>
      <text:p text:style-name="P4">Fortunately YHWH is not a God of confusion.</text:p>
      <text:h text:style-name="P520" text:outline-level="5"><text:bookmark-start text:name="__RefHeading___Toc34885_4173466481"/>Pa<text:span text:style-name="T1282">ul</text:span>.<text:bookmark-end text:name="__RefHeading___Toc34885_4173466481"/></text:h>
      <text:p text:style-name="Text_20_body">If it is true that while we were still sinners, Christ died for us <text:note text:id="ftn438" text:note-class="footnote"><text:note-citation>438</text:note-citation><text:note-body><text:p text:style-name="Footnote"><text:span text:style-name="T5">Romans 5:8 </text:span><text:a xlink:type="simple" xlink:href="https://www.biblegateway.com/passage/?search=Romans+5%3A8&amp;version=KJV" text:style-name="Internet_20_link" text:visited-style-name="Visited_20_Internet_20_Link"><text:span text:style-name="Definition"><text:span text:style-name="T5">KJV</text:span></text:span></text:a></text:p></text:note-body></text:note>, if it is true that we were slaves of sin <text:note text:id="ftn439" text:note-class="footnote"><text:note-citation>439</text:note-citation><text:note-body><text:p text:style-name="Footnote"><text:span text:style-name="T5">Romans 6:17 </text:span><text:a xlink:type="simple" xlink:href="https://www.biblegateway.com/passage/?search=Romans+6%3A17&amp;version=NKJV" text:style-name="Internet_20_link" text:visited-style-name="Visited_20_Internet_20_Link"><text:span text:style-name="Definition"><text:span text:style-name="T5">NKJV</text:span></text:span></text:a></text:p></text:note-body></text:note>, dominated by the spirit that controls those who disobey to God <text:note text:id="ftn440" text:note-class="footnote"><text:note-citation>440</text:note-citation><text:note-body><text:p text:style-name="Footnote"><text:span text:style-name="T5">Ephesians 2:2 </text:span><text:a xlink:type="simple" xlink:href="https://www.biblegateway.com/passage/?search=Ephesians+2%3A2&amp;version=KJV" text:style-name="Internet_20_link" text:visited-style-name="Visited_20_Internet_20_Link"><text:span text:style-name="Definition"><text:span text:style-name="T5">KJV</text:span></text:span></text:a></text:p></text:note-body></text:note>, if it is true that it is not by works so that no one can boast <text:note text:id="ftn441" text:note-class="footnote"><text:note-citation>441</text:note-citation><text:note-body><text:p text:style-name="Footnote"><text:span text:style-name="T5">Ephesians 2:9 </text:span><text:a xlink:type="simple" xlink:href="https://www.biblegateway.com/passage/?search=Ephesians+2&amp;version=KJV" text:style-name="Internet_20_link" text:visited-style-name="Visited_20_Internet_20_Link"><text:span text:style-name="Definition"><text:span text:style-name="T5">KJV</text:span></text:span></text:a></text:p></text:note-body></text:note>, and that from the vile of this world and from the despised God chose, and <text:span text:style-name="T801">of </text:span>what is not <text:span text:style-name="T802">He chose</text:span>, to undo what is, and <text:span text:style-name="T801">from </text:span>what is foolish God chose to <text:span text:style-name="T801">confound</text:span> the wise; and <text:span text:style-name="T801">from </text:span>the weak God chose to shame the strong <text:note text:id="ftn442" text:note-class="footnote"><text:note-citation>442</text:note-citation><text:note-body><text:p text:style-name="Footnote"><text:span text:style-name="T5">1 Corinthians 1 27-29 </text:span><text:a xlink:type="simple" xlink:href="https://www.biblegateway.com/passage/?search=1+Corinthians+1%3A27-29&amp;version=KJV" text:style-name="Internet_20_link" text:visited-style-name="Visited_20_Internet_20_Link"><text:span text:style-name="Definition"><text:span text:style-name="T5">KJV</text:span></text:span></text:a></text:p></text:note-body></text:note>; if all that Paul says is true, if you really believe it: Who do you think you were before you became a Christian, or what did <text:span text:style-name="T801">you do</text:span>, or <text:span text:style-name="T802">who did you </text:span>trust, or what <text:span text:style-name="T801">did </text:span>you <text:span text:style-name="T801">repent of</text:span>, or what <text:span text:style-name="T801">did </text:span>you decide, or achieved, or chose, or accept, or <text:span text:style-name="T801">search for</text:span>, to deserve that the God, creator of Heaven and Earth, <text:span text:style-name="T801">would </text:span>CHO<text:span text:style-name="T801">O</text:span>SE you to believe in <text:span text:style-name="T801">h</text:span>is Son Jesus Christ and accept <text:span text:style-name="T802">H</text:span>im before <text:span text:style-name="T801">your </text:span>physical death? Don't you think that <text:span text:style-name="T801">t</text:span>he same God who chose from the worst of this world can also choose, when <text:span text:style-name="T801">H</text:span>e pleases, the one who has not yet chosen? Even after the physical resurrection of ALL the dead?</text:p>
      <text:p text:style-name="P4">Because that is what Paul is talking about.</text:p>
      <text:p text:style-name="P4">1 Timothy 2 says that God wants <text:span text:style-name="Bible_5f_text">“ALL people to be saved and come to full knowledge of the truth. For there is one God, and one mediator between God and men, the man Christ Jesus, 6 who gave himself as a ransom for ALL, the testimony in its own times” </text:span><text:span text:style-name="Bible_5f_text"><text:note text:id="ftn443" text:note-class="footnote"><text:note-citation>443</text:note-citation><text:note-body><text:p text:style-name="Footnote"><text:span text:style-name="T5">1 Timothy 2:4-6 </text:span><text:a xlink:type="simple" xlink:href="https://www.biblegateway.com/passage/?search=1+Timothy+2%3A4-6&amp;version=WEB" text:style-name="Internet_20_link" text:visited-style-name="Visited_20_Internet_20_Link"><text:span text:style-name="Definition"><text:span text:style-name="T193">WEB</text:span></text:span></text:a></text:p></text:note-body></text:note></text:span>.</text:p>
      <text:p text:style-name="P4">1st Corinthians 15 says that <text:span text:style-name="Bible_5f_text">“For as in Adam ALL die, so also in Christ ALL will be made alive” </text:span><text:span text:style-name="Bible_5f_text"><text:note text:id="ftn444" text:note-class="footnote"><text:note-citation>444</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93">WEB</text:span></text:span></text:a></text:p></text:note-body></text:note></text:span>.</text:p>
      <text:p text:style-name="P4">Romans 11 says <text:span text:style-name="Bible_5f_text">"For God has bound ALL to disobedience, that he might have mercy on ALL” </text:span><text:span text:style-name="Bible_5f_text"><text:note text:id="ftn445" text:note-class="footnote"><text:note-citation>445</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93">WEB</text:span></text:span></text:a></text:p></text:note-body></text:note></text:span>. And he adds <text:span text:style-name="Bible_5f_text">“For of him, and through him, and to him are ALL things” </text:span><text:span text:style-name="Bible_5f_text"><text:note text:id="ftn446" text:note-class="footnote"><text:note-citation>446</text:note-citation><text:note-body><text:p text:style-name="Footnote"><text:span text:style-name="T5">Romans 11:36 </text:span><text:a xlink:type="simple" xlink:href="https://www.biblegateway.com/passage/?search=Romans+11%3A36&amp;version=WEB" text:style-name="Internet_20_link" text:visited-style-name="Visited_20_Internet_20_Link"><text:span text:style-name="Definition"><text:span text:style-name="T193">WEB</text:span></text:span></text:a></text:p></text:note-body></text:note></text:span>.</text:p>
      <text:p text:style-name="P4">Ephesians 1 says <text:span text:style-name="Bible_5f_text">"to an administration of the fullness of the times, to sum up ALL things in Christ, the things in the heavens and the things on the earth, in him” </text:span><text:span text:style-name="Bible_5f_text"><text:note text:id="ftn447" text:note-class="footnote"><text:note-citation>447</text:note-citation><text:note-body><text:p text:style-name="Footnote"><text:span text:style-name="T5">Ephesians 1:10 </text:span><text:a xlink:type="simple" xlink:href="https://www.biblegateway.com/passage/?search=Ephesians+1%3A10&amp;version=WEB" text:style-name="Internet_20_link" text:visited-style-name="Visited_20_Internet_20_Link"><text:span text:style-name="Definition"><text:span text:style-name="T193">WEB</text:span></text:span></text:a></text:p></text:note-body></text:note></text:span>. And he adds <text:span text:style-name="Bible_5f_text">“He put ALL things in subjection under his feet, and gave him to be head over ALL things for the assembly” </text:span><text:span text:style-name="Bible_5f_text"><text:note text:id="ftn448" text:note-class="footnote"><text:note-citation>448</text:note-citation><text:note-body><text:p text:style-name="Footnote"><text:span text:style-name="T5">Ephesians 1:22 </text:span><text:a xlink:type="simple" xlink:href="https://www.biblegateway.com/passage/?search=Ephesians+1%3A22&amp;version=WEB" text:style-name="Internet_20_link" text:visited-style-name="Visited_20_Internet_20_Link"><text:span text:style-name="Definition"><text:span text:style-name="T193">WEB</text:span></text:span></text:a></text:p></text:note-body></text:note></text:span>.</text:p>
      <text:p text:style-name="P4">Titus 2 says <text:span text:style-name="Bible_5f_text">"For the grace of God has appeared, bringing salvation to ALL men” </text:span><text:span text:style-name="Bible_5f_text"><text:note text:id="ftn449" text:note-class="footnote"><text:note-citation>449</text:note-citation><text:note-body><text:p text:style-name="Footnote"><text:span text:style-name="T5">Titus 2:11 </text:span><text:a xlink:type="simple" xlink:href="https://www.biblegateway.com/passage/?search=Titus+2%3A11&amp;version=WEB" text:style-name="Internet_20_link" text:visited-style-name="Visited_20_Internet_20_Link"><text:span text:style-name="Definition"><text:span text:style-name="T193">WEB</text:span></text:span></text:a></text:p></text:note-body></text:note></text:span>.</text:p>
      <text:p text:style-name="P4"><text:soft-page-break/>1 Timothy 4 says <text:span text:style-name="Bible_5f_text">“because we have set our trust in the living God, who is the Savior of ALL men, ESPECIALLY of those who believe” </text:span><text:span text:style-name="Bible_5f_text"><text:note text:id="ftn450" text:note-class="footnote"><text:note-citation>450</text:note-citation><text:note-body><text:p text:style-name="Footnote"><text:span text:style-name="T5">1 Timothy 4:10 </text:span><text:a xlink:type="simple" xlink:href="https://www.biblegateway.com/passage/?search=1+Timothy+4%3A10&amp;version=WEB" text:style-name="Internet_20_link" text:visited-style-name="Visited_20_Internet_20_Link"><text:span text:style-name="Definition"><text:span text:style-name="T193">WEB</text:span></text:span></text:a></text:p></text:note-body></text:note></text:span>.</text:p>
      <text:p text:style-name="P4">Philippians 3 says <text:span text:style-name="Bible_5f_text">"who will change the body of our humiliation to be conformed to the body of his glory, according to the working by which he is able even to subject ALL things to himself” </text:span><text:span text:style-name="Bible_5f_text"><text:note text:id="ftn451" text:note-class="footnote"><text:note-citation>451</text:note-citation><text:note-body><text:p text:style-name="Footnote"><text:span text:style-name="T5">Philippians 3:21 </text:span><text:a xlink:type="simple" xlink:href="https://www.biblegateway.com/passage/?search=Philippians+3%3A21&amp;version=WEB" text:style-name="Internet_20_link" text:visited-style-name="Visited_20_Internet_20_Link"><text:span text:style-name="Definition"><text:span text:style-name="T193">WEB</text:span></text:span></text:a></text:p></text:note-body></text:note></text:span>.</text:p>
      <text:p text:style-name="P4">Philippians 2 says <text:span text:style-name="Bible_5f_text">"that at the name of Jesus EVERY knee should bow, of those in heaven, those on earth, and those under the earth” </text:span><text:span text:style-name="Bible_5f_text"><text:note text:id="ftn452" text:note-class="footnote"><text:note-citation>452</text:note-citation><text:note-body><text:p text:style-name="Footnote"><text:span text:style-name="T5">Philippians 2:10 </text:span><text:a xlink:type="simple" xlink:href="https://www.biblegateway.com/passage/?search=Philippians+2%3A10&amp;version=WEB" text:style-name="Internet_20_link" text:visited-style-name="Visited_20_Internet_20_Link"><text:span text:style-name="Definition"><text:span text:style-name="T193">WEB</text:span></text:span></text:a></text:p></text:note-body></text:note></text:span>.</text:p>
      <text:p text:style-name="P4">Colossians 1 says <text:span text:style-name="Bible_5f_text">"For all the fullness was pleased to dwell in him, and through him to RECONCILE ALL THINGS to himself by him, whether things on the earth or things in the heavens, having made PEACE through the blood of his cross” </text:span><text:span text:style-name="Bible_5f_text"><text:note text:id="ftn453" text:note-class="footnote"><text:note-citation>453</text:note-citation><text:note-body><text:p text:style-name="Footnote"><text:span text:style-name="T5">Colossians 1:19-20 </text:span><text:a xlink:type="simple" xlink:href="https://www.biblegateway.com/passage/?search=Colossians+1%3A19-20&amp;version=WEB" text:style-name="Internet_20_link" text:visited-style-name="Visited_20_Internet_20_Link"><text:span text:style-name="Definition"><text:span text:style-name="T193">WEB</text:span></text:span></text:a></text:p></text:note-body></text:note></text:span>.</text:p>
      <text:p text:style-name="P4">Romans 5 says <text:span text:style-name="Bible_5f_text">"So then as through one trespass, ALL men were condemned; even so through one act of righteousness, ALL men were justified to life” </text:span><text:span text:style-name="Bible_5f_text"><text:note text:id="ftn454" text:note-class="footnote"><text:note-citation>454</text:note-citation><text:note-body><text:p text:style-name="Footnote"><text:span text:style-name="T5">Romans 5:18 </text:span><text:a xlink:type="simple" xlink:href="https://www.biblegateway.com/passage/?search=Romans+5%3A18&amp;version=WEB" text:style-name="Internet_20_link" text:visited-style-name="Visited_20_Internet_20_Link"><text:span text:style-name="Definition"><text:span text:style-name="T193">WEB</text:span></text:span></text:a></text:p></text:note-body></text:note></text:span>.</text:p>
      <text:p text:style-name="P4">Romans 14 says, <text:span text:style-name="Bible_5f_text">“As I live, says the Lord, to me EVERY knee will bow. EVERY tongue will confess to God” </text:span><text:span text:style-name="Bible_5f_text"><text:note text:id="ftn455" text:note-class="footnote"><text:note-citation>455</text:note-citation><text:note-body><text:p text:style-name="Footnote"><text:span text:style-name="T5">Romans 14:11 </text:span><text:a xlink:type="simple" xlink:href="https://www.biblegateway.com/passage/?search=Romans+14%3A11&amp;version=WEB" text:style-name="Internet_20_link" text:visited-style-name="Visited_20_Internet_20_Link"><text:span text:style-name="Definition"><text:span text:style-name="T193">WEB</text:span></text:span></text:a></text:p></text:note-body></text:note></text:span>.</text:p>
      <text:p text:style-name="P4">Ephesians 4 says <text:span text:style-name="Bible_5f_text">"He who descended is the one who also ascended far above ALL the heavens, that he might fill ALL </text:span><text:span text:style-name="Bible_5f_text"><text:span text:style-name="T803">THINGS</text:span></text:span><text:span text:style-name="Bible_5f_text">” </text:span><text:span text:style-name="Bible_5f_text"><text:note text:id="ftn456" text:note-class="footnote"><text:note-citation>456</text:note-citation><text:note-body><text:p text:style-name="Footnote"><text:span text:style-name="T5">Ephesians 4:10 </text:span><text:a xlink:type="simple" xlink:href="https://www.biblegateway.com/passage/?search=Ephesians+4%3A10&amp;version=WEB" text:style-name="Internet_20_link" text:visited-style-name="Visited_20_Internet_20_Link"><text:span text:style-name="Definition"><text:span text:style-name="T193">WEB</text:span></text:span></text:a></text:p></text:note-body></text:note></text:span>.</text:p>
      <text:h text:style-name="P520" text:outline-level="5"><text:bookmark-start text:name="__RefHeading___Toc34887_4173466481"/>Peter.<text:bookmark-end text:name="__RefHeading___Toc34887_4173466481"/></text:h>
      <text:p text:style-name="Text_20_body">In 1st Peter 4 it says <text:span text:style-name="Bible_5f_text">“Beloved, don’t be astonished at the FIERY trial which has come upon you to test you, as though a strange thing happened to you” </text:span><text:span text:style-name="Bible_5f_text"><text:note text:id="ftn457" text:note-class="footnote"><text:note-citation>457</text:note-citation><text:note-body><text:p text:style-name="Footnote"><text:span text:style-name="T5">1 Peter 4:12 </text:span><text:a xlink:type="simple" xlink:href="https://www.biblegateway.com/passage/?search=1+Peter+4%3A12&amp;version=WEB" text:style-name="Internet_20_link" text:visited-style-name="Visited_20_Internet_20_Link"><text:span text:style-name="Definition"><text:span text:style-name="T194">WEB</text:span></text:span></text:a></text:p></text:note-body></text:note></text:span>. <text:span text:style-name="T804">And</text:span> adds <text:span text:style-name="Bible_5f_text">“But if one of you suffers for being a Christian, let him not be ashamed; but let him glorify God in this matter. For the time has come for JUDGMENT to begin with the household of God. If it BEGINS first WITH US, what will happen to those who don’t obey the Good News of God?" </text:span><text:span text:style-name="Bible_5f_text"><text:note text:id="ftn458" text:note-class="footnote"><text:note-citation>458</text:note-citation><text:note-body><text:p text:style-name="Footnote"><text:span text:style-name="T5">1 Peter 4:16-17 </text:span><text:a xlink:type="simple" xlink:href="https://www.biblegateway.com/passage/?search=1+Peter+4%3A16-17&amp;version=WEB" text:style-name="Internet_20_link" text:visited-style-name="Visited_20_Internet_20_Link"><text:span text:style-name="Definition"><text:span text:style-name="T194">WEB</text:span></text:span></text:a></text:p></text:note-body></text:note></text:span>. The fire, that of the Ge-Henna, that which they translated "hell" is for everyone, don't be surprised by that. The <text:span text:style-name="T804">judgment</text:span>, that of Ge-Henna, that which is translated "hell", begins with the believers, <text:span text:style-name="T804">with </text:span>God’<text:span text:style-name="T804">s household</text:span>. Only that for the believer, neither to the fire, nor to the judgment, it’s called Ge-Henna, but it’s called the Holy Spirit. This is so, because the effect is the opposite. In the case of the Holy Spirit it is Life and Life in abundance.</text:p>
      <text:p text:style-name="P4">Of course, the fire is not only spiritual. In 2nd Peter 3 it says that <text:span text:style-name="Bible_5f_text">"the day of the Lord will come as a thief in the night; in which the heavens will pass away with a great noise, and the elements will be dissolved with fervent heat, and the earth and the works that are </text:span><text:soft-page-break/><text:span text:style-name="Bible_5f_text">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459" text:note-class="footnote"><text:note-citation>459</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94">WEB</text:span></text:span></text:a></text:p></text:note-body></text:note></text:span>.</text:p>
      <text:p text:style-name="P133">According to Jesus Christ, after the resurrection we will be like the angels <text:note text:id="ftn460" text:note-class="footnote"><text:note-citation>460</text:note-citation><text:note-body><text:p text:style-name="Footnote"><text:span text:style-name="T5">Luke 20:36 </text:span><text:a xlink:type="simple" xlink:href="https://www.biblegateway.com/passage/?search=Luke+20%3A36&amp;version=NKJV" text:style-name="Internet_20_link" text:visited-style-name="Visited_20_Internet_20_Link"><text:span text:style-name="Definition"><text:span text:style-name="T5">NKJV</text:span></text:span></text:a></text:p></text:note-body></text:note>, and according to Daniel 3 <text:note text:id="ftn461" text:note-class="footnote"><text:note-citation>461</text:note-citation><text:note-body><text:p text:style-name="Footnote"><text:span text:style-name="T5">Daniel 3 </text:span><text:a xlink:type="simple" xlink:href="https://www.biblegateway.com/passage/?search=Daniel+3&amp;version=KJV" text:style-name="Internet_20_link" text:visited-style-name="Visited_20_Internet_20_Link"><text:span text:style-name="Definition"><text:span text:style-name="T5">KJV</text:span></text:span></text:a></text:p></text:note-body></text:note><text:s/>and Judges 13 <text:note text:id="ftn462" text:note-class="footnote"><text:note-citation>462</text:note-citation><text:note-body><text:p text:style-name="Footnote"><text:span text:style-name="T5">Judges 13 </text:span><text:a xlink:type="simple" xlink:href="https://www.biblegateway.com/passage/?search=Judges+13&amp;version=KJV" text:style-name="Internet_20_link" text:visited-style-name="Visited_20_Internet_20_Link"><text:span text:style-name="Definition"><text:span text:style-name="T5">KJV</text:span></text:span></text:a></text:p></text:note-body></text:note>, the body of the angels is resistant to physical fire. So an eternal physical fire is the least of worries <text:span text:style-name="T805">for a resurrected person</text:span>. In that new <text:span text:style-name="T805">earth</text:span> with that new heaven<text:span text:style-name="T805">s</text:span>, we will ALL have a body like that of the angels, that’<text:span text:style-name="T805">s what</text:span> Jesus Christ said.</text:p>
      <text:p text:style-name="P4">What everyone who does not believe in Jesus Christ should worry about, all those infidels, all those unjust, all those wicked, is of that spiritual fire that promises to destroy them, finish them, disappear them, vanish them, to the point that they are going to look for them and they <text:span text:style-name="T806">will</text:span> not find them <text:note text:id="ftn463" text:note-class="footnote"><text:note-citation>463</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5">KJV</text:span></text:span></text:a></text:p></text:note-body></text:note>. <text:span text:style-name="Bible_5f_text">"</text:span><text:span text:style-name="Bible_5f_text"><text:span text:style-name="T806">For </text:span></text:span><text:span text:style-name="Bible_5f_text">whoever desires to save his life will lose it, and whoever will lose his life for my sake will find it” </text:span><text:span text:style-name="Bible_5f_text"><text:note text:id="ftn464" text:note-class="footnote"><text:note-citation>464</text:note-citation><text:note-body><text:p text:style-name="Footnote"><text:span text:style-name="T5">Matthew 16:25 </text:span><text:a xlink:type="simple" xlink:href="https://www.biblegateway.com/passage/?search=Matthew+16%3A25&amp;version=WEB" text:style-name="Internet_20_link" text:visited-style-name="Visited_20_Internet_20_Link"><text:span text:style-name="Definition"><text:span text:style-name="T195">WEB</text:span></text:span></text:a></text:p></text:note-body></text:note></text:span>.</text:p>
      <text:p text:style-name="P4">This earth and th<text:span text:style-name="T807">e</text:span>s<text:span text:style-name="T807">e</text:span> <text:span text:style-name="T807">heavens</text:span> will pass away. It's in that new <text:span text:style-name="T807">earth</text:span> with th<text:span text:style-name="T807">ose</text:span> <text:span text:style-name="T807">new heavens</text:span> where ALL will be made alive, both physically and spiritually. That is what Peter expects and what should expect every believer in Jesus Christ.</text:p>
      <text:p text:style-name="P4">In 2nd Peter 3 it says that: the Lord <text:span text:style-name="T808">is </text:span><text:span text:style-name="Bible_5f_text">"not wishing that </text:span><text:span text:style-name="Bible_5f_text"><text:span text:style-name="T808">ANYONE</text:span></text:span><text:span text:style-name="Bible_5f_text"> should perish, but that </text:span><text:span text:style-name="Bible_5f_text"><text:span text:style-name="T808">ALL</text:span></text:span><text:span text:style-name="Bible_5f_text"> should come to repentance” </text:span><text:span text:style-name="Bible_5f_text"><text:note text:id="ftn465" text:note-class="footnote"><text:note-citation>465</text:note-citation><text:note-body><text:p text:style-name="Footnote"><text:span text:style-name="T5">2 Peter 3:9 </text:span><text:a xlink:type="simple" xlink:href="https://www.biblegateway.com/passage/?search=2+Peter+3%3A9&amp;version=WEB" text:style-name="Internet_20_link" text:visited-style-name="Visited_20_Internet_20_Link"><text:span text:style-name="Definition"><text:span text:style-name="T196">WEB</text:span></text:span></text:a></text:p></text:note-body></text:note></text:span>. Why do some <text:span text:style-name="T808">people </text:span>believe that their "want" to remain spiritually dead is greater than the "want" of YHWH? The only explanation is that they are still partially dead, spiritually, to The Truth.</text:p>
      <text:p text:style-name="P134">God does not save by avoiding death. God saves BY <text:span text:style-name="T808">TAKING</text:span> US <text:span text:style-name="T1584">OUT</text:span> of death. Some <text:span text:style-name="T808">are taken </text:span>out of spiritual death first, so that they can be repent, and <text:span text:style-name="T808">later</text:span> <text:span text:style-name="T808">are taken</text:span> out of physical death. And others <text:span text:style-name="T808">are </text:span>take<text:span text:style-name="T808">n</text:span> out first from physical death and then <text:span text:style-name="T808">taken</text:span> out of spiritual death, so that they can repent. But <text:span text:style-name="T808">it’s to</text:span> EVERYONE, every<text:span text:style-name="T808">body</text:span>, <text:span text:style-name="T808">all of us</text:span>, <text:span text:style-name="T808">that </text:span>He <text:span text:style-name="T808">takes</text:span> us out of, both physical and spiritual death.</text:p>
      <text:h text:style-name="P520" text:outline-level="5"><text:bookmark-start text:name="__RefHeading___Toc34889_4173466481"/>John.<text:bookmark-end text:name="__RefHeading___Toc34889_4173466481"/></text:h>
      <text:p text:style-name="Text_20_body">Revelation 4 says that: <text:span text:style-name="Bible_5f_text">“Worthy are you, our Lord and God, the Holy One, to receive the glory, the honor, and the power, for you created ALL </text:span><text:span text:style-name="Bible_5f_text"><text:span text:style-name="T809">THINGS</text:span></text:span><text:span text:style-name="Bible_5f_text">, and because of your desire they existed, and were created!” </text:span><text:span text:style-name="Bible_5f_text"><text:note text:id="ftn466" text:note-class="footnote"><text:note-citation>466</text:note-citation><text:note-body><text:p text:style-name="Footnote"><text:span text:style-name="T5">Revelation 4:11 </text:span><text:a xlink:type="simple" xlink:href="https://www.biblegateway.com/passage/?search=Revelation+4%3A11&amp;version=WEB" text:style-name="Internet_20_link" text:visited-style-name="Visited_20_Internet_20_Link"><text:span text:style-name="Definition"><text:span text:style-name="T197">WEB</text:span></text:span></text:a></text:p></text:note-body></text:note></text:span>.</text:p>
      <text:p text:style-name="P4"><text:soft-page-break/>In Revelation 5 John says that <text:span text:style-name="Bible_5f_text">“And </text:span><text:span text:style-name="Bible_5f_text"><text:span text:style-name="T809">EVERY</text:span></text:span><text:span text:style-name="Bible_5f_text"> creature which is in heaven and on the earth and under the earth and such as are in the sea, and </text:span><text:span text:style-name="Bible_5f_text"><text:span text:style-name="T809">ALL</text:span></text:span><text:span text:style-name="Bible_5f_text"> that are in them, I heard saying: Blessing and honor and glory and power be to Him who sits on the throne, and to the Lamb, forever and ever!” </text:span><text:span text:style-name="Bible_5f_text"><text:note text:id="ftn467" text:note-class="footnote"><text:note-citation>467</text:note-citation><text:note-body><text:p text:style-name="Footnote"><text:span text:style-name="T5">Revelation 5:13 </text:span><text:a xlink:type="simple" xlink:href="https://www.biblegateway.com/passage/?search=Revelation+5%3A13&amp;version=NKJV" text:style-name="Internet_20_link" text:visited-style-name="Visited_20_Internet_20_Link"><text:span text:style-name="Definition"><text:span text:style-name="T5">NKJV</text:span></text:span></text:a></text:p></text:note-body></text:note></text:span>. But some <text:span text:style-name="T809">people</text:span> imagine <text:span text:style-name="T809">that </text:span>"EVERY creature" does not include the majority of men, because most <text:span text:style-name="T809">of them </text:span>will be somewhere else saying who knows what <text:span text:style-name="T809">to who knows whom</text:span>. <text:span text:style-name="T809">Meaning:</text:span> the stars YES, because "ALL <text:span text:style-name="T809">THINGS</text:span>" include the stars, but the one who didn't want <text:span text:style-name="T809">IMPOSIBLE</text:span>. Because they believe that the will of the CLAY POT will <text:span text:style-name="T809">avercome</text:span> the will of the POTTER!</text:p>
      <text:p text:style-name="P4">Revelation 15 says: <text:span text:style-name="Bible_5f_text">“Who wouldn’t fear you, Lord, and glorify your name? For you only are holy. For </text:span><text:span text:style-name="Bible_5f_text"><text:span text:style-name="T810">ALL</text:span></text:span><text:span text:style-name="Bible_5f_text"> the nations will come and worship before you. For your righteous acts have been revealed” </text:span><text:span text:style-name="Bible_5f_text"><text:note text:id="ftn468" text:note-class="footnote"><text:note-citation>468</text:note-citation><text:note-body><text:p text:style-name="Footnote"><text:span text:style-name="T5">Revelation 15:4 </text:span><text:a xlink:type="simple" xlink:href="https://www.biblegateway.com/passage/?search=Revelation+15%3A4&amp;version=WEB" text:style-name="Internet_20_link" text:visited-style-name="Visited_20_Internet_20_Link"><text:span text:style-name="Definition"><text:span text:style-name="T198">WEB</text:span></text:span></text:a></text:p></text:note-body></text:note></text:span>.</text:p>
      <text:p text:style-name="P4">Revelation 21 says: <text:span text:style-name="Bible_5f_text">“He who sits on the throne said, Behold, I am making ALL </text:span><text:span text:style-name="Bible_5f_text"><text:span text:style-name="T810">THINGS</text:span></text:span><text:span text:style-name="Bible_5f_text"> new. He said, Write, for these words of God are faithful and true” </text:span><text:span text:style-name="Bible_5f_text"><text:note text:id="ftn469" text:note-class="footnote"><text:note-citation>469</text:note-citation><text:note-body><text:p text:style-name="Footnote"><text:span text:style-name="T5">Revelation 21:5 </text:span><text:a xlink:type="simple" xlink:href="https://www.biblegateway.com/passage/?search=Revelation+21%3A5&amp;version=WEB" text:style-name="Internet_20_link" text:visited-style-name="Visited_20_Internet_20_Link"><text:span text:style-name="Definition"><text:span text:style-name="T198">WEB</text:span></text:span></text:a></text:p></text:note-body></text:note></text:span>. He makes ALL <text:span text:style-name="T810">THINGS NEW</text:span>. New creatures. Ones that can <text:span text:style-name="T810">do</text:span> the will of the creator. And these words are FAITHFUL and TRUE.</text:p>
      <text:h text:style-name="P517" text:outline-level="4"><text:bookmark-start text:name="__RefHeading___Toc34891_4173466481"/>It is written.<text:bookmark-end text:name="__RefHeading___Toc34891_4173466481"/></text:h>
      <text:p text:style-name="Text_20_body">It is written: <text:span text:style-name="Bible_5f_text">"The Father loves the Son, and has given </text:span><text:span text:style-name="Bible_5f_text"><text:span text:style-name="T812">ALL</text:span></text:span><text:span text:style-name="Bible_5f_text"> </text:span><text:span text:style-name="Bible_5f_text"><text:span text:style-name="T812">THINGS</text:span></text:span><text:span text:style-name="Bible_5f_text"> into his hand" </text:span><text:span text:style-name="Bible_5f_text"><text:note text:id="ftn470" text:note-class="footnote"><text:note-citation>470</text:note-citation><text:note-body><text:p text:style-name="Footnote"><text:span text:style-name="T5">John 3:35 </text:span><text:a xlink:type="simple" xlink:href="https://www.biblegateway.com/passage/?search=juan+3%3A35&amp;version=WEB" text:style-name="Internet_20_link" text:visited-style-name="Visited_20_Internet_20_Link"><text:span text:style-name="Definition"><text:span text:style-name="T199">WEB</text:span></text:span></text:a></text:p></text:note-body></text:note></text:span>.</text:p>
      <text:p text:style-name="P4">It is written: <text:span text:style-name="Bible_5f_text">“ALL THINGS were made by him; and without him was not any thing made that was made” </text:span><text:span text:style-name="Bible_5f_text"><text:note text:id="ftn471" text:note-class="footnote"><text:note-citation>471</text:note-citation><text:note-body><text:p text:style-name="Footnote"><text:span text:style-name="T5">John 1:3 </text:span><text:a xlink:type="simple" xlink:href="https://www.biblegateway.com/passage/?search=John+1%3A3&amp;version=KJV" text:style-name="Internet_20_link" text:visited-style-name="Visited_20_Internet_20_Link"><text:span text:style-name="Definition"><text:span text:style-name="T5">KJV</text:span></text:span></text:a></text:p></text:note-body></text:note></text:span>.</text:p>
      <text:p text:style-name="P4">It is written: <text:span text:style-name="Bible_5f_text">“by his Son, whom he appointed heir of ALL THINGS, through whom also he made the worlds. His Son is the radiance of his glory, the very image of his substance, and upholding ALL THINGS by the word of his power” </text:span><text:span text:style-name="Bible_5f_text"><text:note text:id="ftn472" text:note-class="footnote"><text:note-citation>472</text:note-citation><text:note-body><text:p text:style-name="Footnote"><text:span text:style-name="T5">Hebrews 1:2-3 </text:span><text:a xlink:type="simple" xlink:href="https://www.biblegateway.com/passage/?search=Hebrews+1%3A2-3&amp;version=WEB" text:style-name="Internet_20_link" text:visited-style-name="Visited_20_Internet_20_Link"><text:span text:style-name="Definition"><text:span text:style-name="T199">WEB</text:span></text:span></text:a></text:p></text:note-body></text:note></text:span>.</text:p>
      <text:p text:style-name="P4">It is written: <text:span text:style-name="Bible_5f_text">“You have put ALL THINGS in subjection under his feet. For in that he subjected ALL THINGS to him, he left NOTHING that is not subject to him” </text:span><text:span text:style-name="Bible_5f_text"><text:note text:id="ftn473" text:note-class="footnote"><text:note-citation>473</text:note-citation><text:note-body><text:p text:style-name="Footnote"><text:span text:style-name="T5">Hebrews 2:8 </text:span><text:a xlink:type="simple" xlink:href="https://www.biblegateway.com/passage/?search=Hebrews+2%3A8&amp;version=WEB" text:style-name="Internet_20_link" text:visited-style-name="Visited_20_Internet_20_Link"><text:span text:style-name="Definition"><text:span text:style-name="T199">WEB</text:span></text:span></text:a></text:p></text:note-body></text:note></text:span>.</text:p>
      <text:p text:style-name="P137">So far very few believers in Yeshua, Jesus Christ; would <text:span text:style-name="T1585">dispute</text:span> that <text:span text:style-name="T812">on </text:span>these verses “ALL <text:span text:style-name="T813">THINGS</text:span>” means “ALL <text:span text:style-name="T813">THINGS</text:span>”, and that “NOTHING” means “NOTHING”.</text:p>
      <text:p text:style-name="P4">It is written: Jesus Christ <text:span text:style-name="Bible_5f_text">“Who is the image of the invisible God, the firstborn of EVERY creature: For by him were ALL THINGS created, that are in heaven, and that are in earth, visible and invisible, whether they be thrones, or dominions, or principalities, or powers: ALL THINGS were created by him, and for him: And he is before ALL THINGS, and by him ALL THINGS consist. And he is the head of the body, </text:span><text:soft-page-break/><text:span text:style-name="Bible_5f_text">the church: who is the beginning, the firstborn from the dead; that in ALL THINGS he might have the preeminence. For it pleased the Father that in him should ALL fulness dwell; And, having made peace through the blood of his cross, by him to RECONCILE ALL THINGS unto himself; by him, I say, whether they be things in earth, or things in heaven” </text:span><text:span text:style-name="Bible_5f_text"><text:note text:id="ftn474" text:note-class="footnote"><text:note-citation>474</text:note-citation><text:note-body><text:p text:style-name="Footnote"><text:span text:style-name="T5">Colossians 1:15-20 </text:span><text:a xlink:type="simple" xlink:href="https://www.biblegateway.com/passage/?search=Colossians+1%3A15-20&amp;version=KJV" text:style-name="Internet_20_link" text:visited-style-name="Visited_20_Internet_20_Link"><text:span text:style-name="Definition"><text:span text:style-name="T5">KJV</text:span></text:span></text:a></text:p></text:note-body></text:note></text:span>.</text:p>
      <text:p text:style-name="P138">In this text from Colossians 1, some believers would begin to think that “ALL <text:span text:style-name="T813">THINGS</text:span>” mean<text:span text:style-name="T814">s</text:span> “ALL <text:span text:style-name="T813">THINGS</text:span>” and that “<text:span text:style-name="T814">ALL</text:span>” means “ALL” except in the last “ALL”. Because if that "reconcile" is of ALL things, that would include ALL creatures, and that would include ALL sinners. And that would be too much.</text:p>
      <text:p text:style-name="P4">It is written: <text:span text:style-name="Bible_5f_text">“But now is Christ risen from the dead, and become the firstfruits of them that slept. For since by man came death, by man came also the resurrection of the dead. For as in Adam ALL die, even so in Christ shall ALL be made alive. But every man in his own order: Christ the firstfruits; afterward they that are Christ's at his coming. Then cometh the end, when he shall have delivered up the kingdom to God, even the Father; when he shall have put down ALL rule and ALL authority and power. For he must reign, till he hath put ALL enemies under his feet. The last enemy that shall be destroyed is death. For he hath put ALL THINGS under his feet. But when he saith ALL THINGS are put under him, it is manifest that he is excepted, which did put ALL THINGS under him. And when ALL THINGS shall be subdued unto him, then shall the Son also himself be subject unto him that put ALL THINGS under him, that God may be ALL in ALL” </text:span><text:span text:style-name="Bible_5f_text"><text:note text:id="ftn475" text:note-class="footnote"><text:note-citation>475</text:note-citation><text:note-body><text:p text:style-name="Footnote"><text:span text:style-name="T5">1 Corinthians 15:20-28 </text:span><text:a xlink:type="simple" xlink:href="https://www.biblegateway.com/passage/?search=1+Corinthians+15%3A20-28&amp;version=KJV" text:style-name="Internet_20_link" text:visited-style-name="Visited_20_Internet_20_Link"><text:span text:style-name="Definition"><text:span text:style-name="T5">KJV</text:span></text:span></text:a></text:p></text:note-body></text:note></text:span>.</text:p>
      <text:p text:style-name="P4">But no. In this text from 1 Corinthians 15, some believers have to start juggling so that “ALL” means “SOME” or “FEW”. And of course they are included in those “SOME” or “FEW”.</text:p>
      <text:p text:style-name="P4">It is written: <text:span text:style-name="Bible_5f_text">"For God has bound ALL to disobedience, that he might have mercy on ALL.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ALL THINGS. To him be the glory for ever!” </text:span><text:span text:style-name="Bible_5f_text"><text:note text:id="ftn476" text:note-class="footnote"><text:note-citation>476</text:note-citation><text:note-body><text:p text:style-name="Footnote"><text:span text:style-name="T5">Romans 11:32-36 </text:span><text:a xlink:type="simple" xlink:href="https://www.biblegateway.com/passage/?search=Romans+11%3A32-36&amp;version=WEB" text:style-name="Internet_20_link" text:visited-style-name="Visited_20_Internet_20_Link"><text:span text:style-name="Definition"><text:span text:style-name="T200">WEB</text:span></text:span></text:a></text:p></text:note-body></text:note></text:span>.</text:p>
      <text:p text:style-name="P4">But no. Some believers believe that in this text from Romans 11, <text:span text:style-name="T815">m</text:span>ost of the glory goes to someone else.</text:p>
      <text:p text:style-name="P4">It is written: The Father of glory showed his power <text:span text:style-name="Bible_5f_text">“in Christ, when he raised him from the dead, and set him at his own right hand in the heavenly places, Far above ALL </text:span><text:soft-page-break/><text:span text:style-name="Bible_5f_text">principality, and power, and might, and dominion, and every name that is named, not only in this world, but also in that which is to come: And hath put ALL THINGS under his feet, and gave him to be the head over ALL THINGS to the church, Which is his body, the fulness of him that filleth ALL in ALL” </text:span><text:span text:style-name="Bible_5f_text"><text:note text:id="ftn477" text:note-class="footnote"><text:note-citation>477</text:note-citation><text:note-body><text:p text:style-name="Footnote"><text:span text:style-name="T5">Ephesians 1:20-23 </text:span><text:a xlink:type="simple" xlink:href="https://www.biblegateway.com/passage/?search=Ephesians+1%3A20-23&amp;version=KJV" text:style-name="Internet_20_link" text:visited-style-name="Visited_20_Internet_20_Link"><text:span text:style-name="Definition"><text:span text:style-name="T5">KJV</text:span></text:span></text:a></text:p></text:note-body></text:note></text:span>.</text:p>
      <text:p text:style-name="P4">It is written: <text:span text:style-name="Bible_5f_text">“ALL that the Father gives Me will come to Me, and the one who comes to Me I will by NO MEANS cast out. For I have come down from heaven, not to do My own will, but the will of Him who sent Me. This is the will of the Father who sent Me, that of ALL He has given Me I should lose NOTHING, but should raise it up at the last day. And this is the will of Him who sent Me, that EVERYONE who sees the Son and believes in Him may have everlasting life; and I will raise him up at the last day” </text:span><text:span text:style-name="Bible_5f_text"><text:note text:id="ftn478" text:note-class="footnote"><text:note-citation>478</text:note-citation><text:note-body><text:p text:style-name="Footnote"><text:span text:style-name="T5">John 6:37-40 </text:span><text:a xlink:type="simple" xlink:href="https://www.biblegateway.com/passage/?search=John+6%3A37-40&amp;version=NKJV" text:style-name="Internet_20_link" text:visited-style-name="Visited_20_Internet_20_Link"><text:span text:style-name="Definition"><text:span text:style-name="T5">NKJV</text:span></text:span></text:a></text:p></text:note-body></text:note></text:span>.</text:p>
      <text:p text:style-name="P139">It is written: <text:span text:style-name="Bible_5f_text">“as you gave him authority over </text:span><text:span text:style-name="Bible_5f_text"><text:span text:style-name="T816">ALL</text:span></text:span><text:span text:style-name="Bible_5f_text"> </text:span><text:span text:style-name="Bible_5f_text"><text:span text:style-name="T816">FLESH</text:span></text:span><text:span text:style-name="Bible_5f_text">, so he will give eternal life to </text:span><text:span text:style-name="Bible_5f_text"><text:span text:style-name="T816">ALL</text:span></text:span><text:span text:style-name="Bible_5f_text"> whom you have given him” </text:span><text:span text:style-name="Bible_5f_text"><text:note text:id="ftn479" text:note-class="footnote"><text:note-citation>479</text:note-citation><text:note-body><text:p text:style-name="Footnote"><text:span text:style-name="T5">John 17:2 </text:span><text:a xlink:type="simple" xlink:href="https://www.biblegateway.com/passage/?search=juan+17%3A2&amp;version=WEB" text:style-name="Internet_20_link" text:visited-style-name="Visited_20_Internet_20_Link"><text:span text:style-name="Definition"><text:span text:style-name="T201">WEB</text:span></text:span></text:a></text:p></text:note-body></text:note></text:span>.</text:p>
      <text:p text:style-name="P4">It is written: God <text:span text:style-name="Bible_5f_text">“desires </text:span><text:span text:style-name="Bible_5f_text"><text:span text:style-name="T816">ALL</text:span></text:span><text:span text:style-name="Bible_5f_text"> people to be saved” </text:span><text:span text:style-name="Bible_5f_text"><text:note text:id="ftn480" text:note-class="footnote"><text:note-citation>480</text:note-citation><text:note-body><text:p text:style-name="Footnote"><text:span text:style-name="T5">1 Timothy 2:4 </text:span><text:a xlink:type="simple" xlink:href="https://www.biblegateway.com/passage/?search=1+Timothy+2%3A4&amp;version=WEB" text:style-name="Internet_20_link" text:visited-style-name="Visited_20_Internet_20_Link"><text:span text:style-name="Definition"><text:span text:style-name="T201">WEB</text:span></text:span></text:a></text:p></text:note-body></text:note></text:span>.</text:p>
      <text:p text:style-name="P4">It is written: Jesus Christ <text:span text:style-name="Bible_5f_text">“gave himself as a ransom for ALL” </text:span><text:span text:style-name="Bible_5f_text"><text:note text:id="ftn481" text:note-class="footnote"><text:note-citation>481</text:note-citation><text:note-body><text:p text:style-name="Footnote"><text:span text:style-name="T5">1 Timothy 2:6 </text:span><text:a xlink:type="simple" xlink:href="https://www.biblegateway.com/passage/?search=1+Timothy+2%3A6&amp;version=WEB" text:style-name="Internet_20_link" text:visited-style-name="Visited_20_Internet_20_Link"><text:span text:style-name="Definition"><text:span text:style-name="T202">WEB</text:span></text:span></text:a></text:p></text:note-body></text:note></text:span>.</text:p>
      <text:p text:style-name="P4">It is written: The Lord <text:span text:style-name="T817">is </text:span><text:span text:style-name="Bible_5f_text">“not wishing that ANYONE should perish, but that ALL should come to repentance”</text:span><text:span text:style-name="Bible_5f_text"><text:note text:id="ftn482" text:note-class="footnote"><text:note-citation>482</text:note-citation><text:note-body><text:p text:style-name="Footnote"><text:span text:style-name="T5">2 Peter 3:9 </text:span><text:a xlink:type="simple" xlink:href="https://www.biblegateway.com/passage/?search=2+Peter+3%3A9&amp;version=WEB" text:style-name="Internet_20_link" text:visited-style-name="Visited_20_Internet_20_Link"><text:span text:style-name="Definition"><text:span text:style-name="T202">WEB</text:span></text:span></text:a></text:p></text:note-body></text:note></text:span>.</text:p>
      <text:p text:style-name="P4">It is written: <text:span text:style-name="Bible_5f_text">“ALL </text:span><text:span text:style-name="Bible_5f_text"><text:span text:style-name="T817">FLESH</text:span></text:span><text:span text:style-name="Bible_5f_text"> shall see the salvation of God” </text:span><text:span text:style-name="Bible_5f_text"><text:note text:id="ftn483" text:note-class="footnote"><text:note-citation>483</text:note-citation><text:note-body><text:p text:style-name="Footnote"><text:span text:style-name="T5">Luke 3:6 </text:span><text:a xlink:type="simple" xlink:href="https://www.biblegateway.com/passage/?search=Luke+3%3A6&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Sing to the Lord, ALL the earth; Proclaim the good news of His salvation from day to day” </text:span><text:span text:style-name="Bible_5f_text"><text:note text:id="ftn484" text:note-class="footnote"><text:note-citation>484</text:note-citation><text:note-body><text:p text:style-name="Footnote"><text:span text:style-name="T5">1 Chronicles 16:23 </text:span><text:a xlink:type="simple" xlink:href="https://www.biblegateway.com/passage/?search=1+Chronicles+16%3A23&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The Lord has made bare His holy arm In the eyes of ALL the nations; and ALL the ends of the earth shall see the salvation of our God” </text:span><text:span text:style-name="Bible_5f_text"><text:note text:id="ftn485" text:note-class="footnote"><text:note-citation>485</text:note-citation><text:note-body><text:p text:style-name="Footnote"><text:span text:style-name="T5">Isaiah 52:10 </text:span><text:a xlink:type="simple" xlink:href="https://www.biblegateway.com/passage/?search=Isaiah+52%3A10&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ALL the ends of the earth have seen the salvation of our God” </text:span><text:span text:style-name="Bible_5f_text"><text:note text:id="ftn486" text:note-class="footnote"><text:note-citation>486</text:note-citation><text:note-body><text:p text:style-name="Footnote"><text:span text:style-name="T5">Psalms 98:3 </text:span><text:a xlink:type="simple" xlink:href="https://www.biblegateway.com/passage/?search=Psalms+98%3A3&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the glory of the Lord shall be revealed, and ALL FLESH shall see it together” </text:span><text:span text:style-name="Bible_5f_text"><text:note text:id="ftn487" text:note-class="footnote"><text:note-citation>487</text:note-citation><text:note-body><text:p text:style-name="Footnote"><text:span text:style-name="T5">Isaiah 40:5 </text:span><text:a xlink:type="simple" xlink:href="https://www.biblegateway.com/passage/?search=Isaiah+40%3A5&amp;version=KJV" text:style-name="Internet_20_link" text:visited-style-name="Visited_20_Internet_20_Link"><text:span text:style-name="Definition"><text:span text:style-name="T5">KJV</text:span></text:span></text:a></text:p></text:note-body></text:note></text:span>.</text:p>
      <text:p text:style-name="P4">It is written: Jesus Christ knew <text:span text:style-name="Bible_5f_text">“that the Father had given ALL THINGS into his hands” </text:span><text:span text:style-name="Bible_5f_text"><text:note text:id="ftn488" text:note-class="footnote"><text:note-citation>488</text:note-citation><text:note-body><text:p text:style-name="Footnote"><text:span text:style-name="T5">John 13:3 </text:span><text:a xlink:type="simple" xlink:href="https://www.biblegateway.com/passage/?search=John+13%3A3&amp;version=KJV" text:style-name="Internet_20_link" text:visited-style-name="Visited_20_Internet_20_Link"><text:span text:style-name="Definition"><text:span text:style-name="T5">KJV</text:span></text:span></text:a></text:p></text:note-body></text:note></text:span>.</text:p>
      <text:p text:style-name="P4">It is written: Jesus Christ said <text:span text:style-name="Bible_5f_text">“if I am lifted up from the earth, will draw ALL people to myself” </text:span><text:span text:style-name="Bible_5f_text"><text:note text:id="ftn489" text:note-class="footnote"><text:note-citation>489</text:note-citation><text:note-body><text:p text:style-name="Footnote"><text:span text:style-name="T5">John 12:32 </text:span><text:a xlink:type="simple" xlink:href="https://www.biblegateway.com/passage/?search=John+12%3A32&amp;version=WEB" text:style-name="Internet_20_link" text:visited-style-name="Visited_20_Internet_20_Link"><text:span text:style-name="T203">WEB</text:span></text:a></text:p></text:note-body></text:note></text:span>.</text:p>
      <text:p text:style-name="P4">It is written: <text:span text:style-name="Bible_5f_text">”we have set our trust in the living God, who is the Savior of ALL men, ESPECIALLY of those who believe” </text:span><text:span text:style-name="Bible_5f_text"><text:note text:id="ftn490" text:note-class="footnote"><text:note-citation>490</text:note-citation><text:note-body><text:p text:style-name="Footnote"><text:span text:style-name="T5">1 Timothy 4:10 </text:span><text:a xlink:type="simple" xlink:href="https://www.biblegateway.com/passage/?search=1+Timothy+4%3A10&amp;version=WEB" text:style-name="Internet_20_link" text:visited-style-name="Visited_20_Internet_20_Link"><text:span text:style-name="Definition"><text:span text:style-name="T203">WEB</text:span></text:span></text:a></text:p></text:note-body></text:note></text:span>.</text:p>
      <text:p text:style-name="P4"><text:soft-page-break/>It is written: God's plan is <text:span text:style-name="T818">to</text:span> <text:span text:style-name="Bible_5f_text">"gather together in one ALL things in Christ, both which are in heaven, and which are on earth” </text:span><text:span text:style-name="Bible_5f_text"><text:note text:id="ftn491" text:note-class="footnote"><text:note-citation>491</text:note-citation><text:note-body><text:p text:style-name="Footnote"><text:span text:style-name="T5">Ephesians 1:10 </text:span><text:a xlink:type="simple" xlink:href="https://www.biblegateway.com/passage/?search=Ephesians+1%3A10&amp;version=KJV" text:style-name="Internet_20_link" text:visited-style-name="Visited_20_Internet_20_Link"><text:span text:style-name="Definition"><text:span text:style-name="T203">KJV</text:span></text:span></text:a></text:p></text:note-body></text:note></text:span>.</text:p>
      <text:p text:style-name="P140">It is written: <text:span text:style-name="Bible_5f_text">“God also hath highly exalted him, and given him a name which is above </text:span><text:span text:style-name="Bible_5f_text"><text:span text:style-name="T818">EVERY</text:span></text:span><text:span text:style-name="Bible_5f_text"> name: That at the name of Jesus </text:span><text:span text:style-name="Bible_5f_text"><text:span text:style-name="T818">EVERY</text:span></text:span><text:span text:style-name="Bible_5f_text"> knee should bow, of things in heaven, and things in earth, and things under the earth; And that </text:span><text:span text:style-name="Bible_5f_text"><text:span text:style-name="T818">EVERY</text:span></text:span><text:span text:style-name="Bible_5f_text"> tongue should confess that Jesus Christ is Lord, to the glory of God the Father” </text:span><text:span text:style-name="Bible_5f_text"><text:note text:id="ftn492" text:note-class="footnote"><text:note-citation>492</text:note-citation><text:note-body><text:p text:style-name="Footnote"><text:span text:style-name="T5">Philippians 2:9-11 </text:span><text:a xlink:type="simple" xlink:href="https://www.biblegateway.com/passage/?search=Philippians+2%3A9-11&amp;version=KJV" text:style-name="Internet_20_link" text:visited-style-name="Visited_20_Internet_20_Link"><text:span text:style-name="Definition"><text:span text:style-name="T5">KJV</text:span></text:span></text:a></text:p></text:note-body></text:note></text:span>.</text:p>
      <text:p text:style-name="P4">It is written: Jehovah says <text:span text:style-name="Bible_5f_text">“I have SWORN by myself. The word has gone out of my mouth in righteousness, and will not be revoked, that to me EVERY knee shall bow, EVERY tongue shall take an oath” </text:span><text:span text:style-name="Bible_5f_text"><text:note text:id="ftn493" text:note-class="footnote"><text:note-citation>493</text:note-citation><text:note-body><text:p text:style-name="Footnote"><text:span text:style-name="T5">Isaiah 45:23 </text:span><text:a xlink:type="simple" xlink:href="https://www.biblegateway.com/passage/?search=Isaiah+45%3A23&amp;version=WEB" text:style-name="Internet_20_link" text:visited-style-name="Visited_20_Internet_20_Link"><text:span text:style-name="Definition"><text:span text:style-name="T204">WEB</text:span></text:span></text:a></text:p></text:note-body></text:note></text:span>.</text:p>
      <text:p text:style-name="P4">The Creator God of Heaven and Earth SWEARS by himself in Isaiah and Paul reminds us in Romans:</text:p>
      <text:p text:style-name="P4">It is written: <text:span text:style-name="Bible_5f_text">“AS I LIVE, saith the Lord, EVERY knee shall bow to me, and EVERY tongue shall confess to God” </text:span><text:span text:style-name="Bible_5f_text"><text:note text:id="ftn494" text:note-class="footnote"><text:note-citation>494</text:note-citation><text:note-body><text:p text:style-name="Footnote"><text:span text:style-name="T5">Romans 14 </text:span><text:a xlink:type="simple" xlink:href="https://www.biblegateway.com/passage/?search=Romans+14%3A11&amp;version=KJV" text:style-name="Internet_20_link" text:visited-style-name="Visited_20_Internet_20_Link"><text:span text:style-name="T205">KJV</text:span></text:a></text:p></text:note-body></text:note></text:span>.</text:p>
      <text:p text:style-name="P4">Why do some <text:span text:style-name="T1586">people </text:span>think that the victory of Jesus Christ on the Cross is as a victory of a roman caesar? <text:span text:style-name="T819">That</text:span> at the end of time some resurrected will have to bend that knee against their will, <text:span text:style-name="T819">that </text:span>it's going to be like when the older brother bends the younger brother's arm and force him to say something? It's like imagining the risen <text:span text:style-name="T819">person </text:span>forced to bend the knee against his will and Jesus Christ saying: “Who is the king of kings? Who? WHO? Who is the <text:span text:style-name="T819">king</text:span>? AHA ! Now <text:span text:style-name="T819">GO TO</text:span> HELL!”</text:p>
      <text:p text:style-name="P4">That is NOT the victory of Jesus Christ <text:span text:style-name="T819">o</text:span>n ANY of his subjects. <text:span text:style-name="T819">All</text:span> of us who have him as King do it o<text:span text:style-name="T819">n</text:span> our own free will after the Heavenly Father <text:span text:style-name="T819">has </text:span>change<text:span text:style-name="T819">d</text:span> our stone heart for a tender one <text:span text:style-name="T819">so </text:span>that <text:span text:style-name="T819">we</text:span> may love <text:span text:style-name="T819">H</text:span>im above all things for our own good. That was his promise and <text:span text:style-name="T819">H</text:span>e is keeping it.</text:p>
      <text:p text:style-name="P141">It is written: <text:span text:style-name="Bible_5f_text">“And EVERY creature which is in heaven, and on the earth, and under the earth, and such as are in the sea, and ALL that are in them, heard I saying, Blessing, and honour, and glory, and power, be unto him that sitteth upon the throne, and unto the Lamb for </text:span><text:span text:style-name="Bible_5f_text"><text:span text:style-name="T820">EVER</text:span></text:span><text:span text:style-name="Bible_5f_text"> and </text:span><text:span text:style-name="Bible_5f_text"><text:span text:style-name="T820">EVER</text:span></text:span><text:span text:style-name="Bible_5f_text">” </text:span><text:span text:style-name="Bible_5f_text"><text:note text:id="ftn495" text:note-class="footnote"><text:note-citation>495</text:note-citation><text:note-body><text:p text:style-name="Footnote"><text:span text:style-name="T5">Revelation 5:13 </text:span><text:a xlink:type="simple" xlink:href="https://www.biblegateway.com/passage/?search=Revelation+5%3A13&amp;version=KJV" text:style-name="Internet_20_link" text:visited-style-name="Visited_20_Internet_20_Link"><text:span text:style-name="Definition"><text:span text:style-name="T5">KJV</text:span></text:span></text:a></text:p></text:note-body></text:note></text:span>.</text:p>
      <text:p text:style-name="P4">Anyway. We could end up studying the whole bible. The point is that the promise is for everyone. Obviously that hasn't happened yet because <text:span text:style-name="T820">otherwise there would not be anyone of t</text:span>hose who think that the thing is only for a few <text:span text:style-name="T820">ones</text:span>, among which, of course, are themselves.</text:p>
      <text:p text:style-name="P4"><text:soft-page-break/>In addition, the promise of physical and spiritual resurrection is for everyone and that has not happened either. <text:span text:style-name="T821">H</text:span>owever that is the promise of the living God, of the Creator of Heaven and earth: EVERYONE, ABSOLUTELY EVERYONE. And God is not a man, that he should lie.</text:p>
      <text:p text:style-name="P4">TH<text:span text:style-name="T821">E</text:span>S<text:span text:style-name="T821">E</text:span> <text:span text:style-name="T821">are</text:span> the good news. The really GOOD NEWS.</text:p>
      <text:h text:style-name="P512" text:outline-level="3"><text:bookmark-start text:name="__RefHeading___Toc34893_4173466481"/>The return.<text:bookmark-end text:name="__RefHeading___Toc34893_4173466481"/></text:h>
      <text:p text:style-name="Text_20_body">According to the bible, Jesus Christ announces that <text:span text:style-name="T822">H</text:span>e is going to return. <text:span text:style-name="T1587">A</text:span>nd <text:span text:style-name="T822">at</text:span> the <text:span text:style-name="T822">time</text:span> when his disciples see <text:span text:style-name="T822">H</text:span>im for the last time, two men, two angels, dressed in white remind them of the same.</text:p>
      <text:p text:style-name="P4">In Acts 1, after the crucifixion and resurrection of Jesus Christ says that:</text:p>
      <text:p text:style-name="P142"><text:span text:style-name="Bible_5f_text">“Therefore when they had come together, they asked him, 'Lord, are you now restoring the kingdom to Israel?'</text:span></text:p>
      <text:p text:style-name="P142"><text:span text:style-name="Bible_5f_text">He said to them, 'It isn’t for you to know times or seasons which the Father has set within his own authority. But you will receive power when the Holy Spirit has come upon you. You will be witnesses to me in Jerusalem, in all Judea and Samaria, and to the uttermost parts of the earth.'</text:span></text:p>
      <text:p text:style-name="P142"><text:span text:style-name="Bible_5f_text">When he had said these things, as they were looking, he was taken up, and a cloud received him out of their sight. 10 While they were looking steadfastly into the sky as he went, behold,[a] two men stood by them in white clothing, 11 who also said, 'You men of Galilee, why do you stand looking into the sky? This Jesus, who was received up from you into the sky, will come back in the same way as you saw him going into the sky'” </text:span><text:span text:style-name="Bible_5f_text"><text:note text:id="ftn496" text:note-class="footnote"><text:note-citation>496</text:note-citation><text:note-body><text:p text:style-name="Footnote"><text:span text:style-name="T5">Acts 1:6-11 </text:span><text:a xlink:type="simple" xlink:href="https://www.biblegateway.com/passage/?search=Acts+1%3A6-11&amp;version=WEB" text:style-name="Internet_20_link" text:visited-style-name="Visited_20_Internet_20_Link"><text:span text:style-name="Definition"><text:span text:style-name="T206">WEB</text:span></text:span></text:a></text:p></text:note-body></text:note></text:span>.</text:p>
      <text:p text:style-name="P4">And in 2 Peter 3, Peter warns us that:</text:p>
      <text:p text:style-name="P4"><text:span text:style-name="Bible_5f_text">“knowing this first, that in the last days mockers will come, walking after their own lusts and saying, 'Where is the promise of his coming? For, from the day that the fathers fell asleep, all things continue as they were from the beginning of the creation.' For this they willfully forget that there were heavens from of old, and an earth formed out of water and amid water by the word of God, by which means the world that existed then, being overflowed with water, perished“ </text:span><text:span text:style-name="Bible_5f_text"><text:note text:id="ftn497" text:note-class="footnote"><text:note-citation>497</text:note-citation><text:note-body><text:p text:style-name="Footnote"><text:span text:style-name="T5">2 Peter 3:3-6 </text:span><text:a xlink:type="simple" xlink:href="https://www.biblegateway.com/passage/?search=2+Peter+3%3A3-6&amp;version=WEB" text:style-name="Internet_20_link" text:visited-style-name="Visited_20_Internet_20_Link"><text:span text:style-name="Definition"><text:span text:style-name="T206">WEB</text:span></text:span></text:a></text:p></text:note-body></text:note></text:span>.</text:p>
      <text:p text:style-name="P4"><text:soft-page-break/>And when the disciples ask Jesus Christ: <text:span text:style-name="T822">W</text:span>hat sign will there be of your coming? According to Matthew 24 and 25, the answer has several parts. And by the answers that Jesus Christ gives the thing seems quite dramatic and unpleasant.</text:p>
      <text:p text:style-name="P4">This <text:span text:style-name="T822">are</text:span> <text:span text:style-name="T822">the </text:span>good news that do <text:span text:style-name="T822">not</text:span> seem so good. The return of Son of Man is good news for everyone who does NOT love the world. The world, according to the bible, is the current system, the one that is under the dominion of Satan, as far as God allows it. <text:span text:style-name="T822">F</text:span>or the world and for everyone who loves the world, the return of the Son of Man are bad news.</text:p>
      <text:p text:style-name="P4">The return of the Son of Man is related in the books of the prophets, in the gospels, some passages, from Paul's letters, from the letters of Peter, and the book of Revelation. <text:span text:style-name="T822">T</text:span>he way to understand the sequence of events describing the return of the Son of Man has to be coheren<text:span text:style-name="T822">t</text:span> <text:span text:style-name="T822">to</text:span> all of them.</text:p>
      <text:p text:style-name="P4">The general context is a time when the Meshiakh of Israel will reign over all nations and there will be peace in all the earth. This is the main excuse that many Jews still have to say that Jesus Christ cannot be the Meshiakh. Where is the King of the planet? Where is that global peace, of all the nations and peoples of the <text:span text:style-name="T822">earth</text:span>, promised in the hebrew scriptures?</text:p>
      <text:h text:style-name="P517" text:outline-level="4"><text:bookmark-start text:name="__RefHeading___Toc34895_4173466481"/><text:span text:style-name="T822">Warning</text:span>.<text:bookmark-end text:name="__RefHeading___Toc34895_4173466481"/></text:h>
      <text:p text:style-name="Text_20_body">Until now, your host, that is to say, <text:span text:style-name="T863">me, </text:span>Jose Luis Quiroga, can say that <text:span text:style-name="T823">he</text:span> <text:span text:style-name="T823">is</text:span> fairly confident, say more than 95 percent, that EVERYTHING presented up to now is true, it is biblical, it is what the scriptures teach. The rest is reserved, let's say that 5 per cent, to be completely wrong. But his doubts are very little.</text:p>
      <text:p text:style-name="P4">As far as this part of the future is concerned, the sequence of events having to do with the return of the son of man, <text:span text:style-name="T1588">your</text:span> host, <text:span text:style-name="T863">me,</text:span> Jose Luis Quiroga, must admit that his confidence is reduced to 70 percent. And in some respects, the minority, say 4 of the 22 chapters of the book of Revelation, there are great doubts as to how <text:span text:style-name="T823">to </text:span>understand them coherently with the rest of the prophetic books and with the whole bible. In these 4 chapters: 12, 13, 17 and 18, trust <text:span text:style-name="T823">does</text:span> not reach 10 percent. The problem is always in the details. <text:span text:style-name="T823">And</text:span> there are details that are simply not clear.</text:p>
      <text:p text:style-name="P4">Having made this warning, let's continue with the parts in which there is a 70 percent confidence.</text:p>
      <text:h text:style-name="P517" text:outline-level="4"><text:bookmark-start text:name="__RefHeading___Toc34897_4173466481"/><text:soft-page-break/>Jesus Christ.<text:bookmark-end text:name="__RefHeading___Toc34897_4173466481"/></text:h>
      <text:p text:style-name="Text_20_body"><text:span text:style-name="T5">When the disciples ask Jesus Christ: What sign will there be of your coming? In Matthew 24 </text:span><text:span text:style-name="T5"><text:note text:id="ftn498" text:note-class="footnote"><text:note-citation>498</text:note-citation><text:note-body><text:p text:style-name="Footnote"><text:span text:style-name="T5">Matthew 24:3 </text:span><text:a xlink:type="simple" xlink:href="https://www.biblegateway.com/passage/?search=Matthew+24%3A3&amp;version=KJV" text:style-name="Internet_20_link" text:visited-style-name="Visited_20_Internet_20_Link"><text:span text:style-name="Definition"><text:span text:style-name="T5">KJV</text:span></text:span></text:a></text:p></text:note-body></text:note></text:span><text:span text:style-name="T5">, </text:span><text:span text:style-name="T207">H</text:span><text:span text:style-name="T5">e answers that: </text:span><text:span text:style-name="Bible_5f_text"><text:span text:style-name="T5">“</text:span></text:span><text:span text:style-name="Bible_5f_text"><text:span text:style-name="T207">F</text:span></text:span><text:span text:style-name="Bible_5f_text">or as the lightning flashes from the east, and is seen even to the west, so will the coming of the Son of Man be</text:span><text:span text:style-name="Bible_5f_text"><text:span text:style-name="T5">” </text:span></text:span><text:span text:style-name="Bible_5f_text"><text:span text:style-name="T5"><text:note text:id="ftn499" text:note-class="footnote"><text:note-citation>499</text:note-citation><text:note-body><text:p text:style-name="Footnote"><text:span text:style-name="T5">Matthew 24:27 </text:span><text:a xlink:type="simple" xlink:href="https://www.biblegateway.com/passage/?search=Matthew+24%3A27&amp;version=WEB" text:style-name="Internet_20_link" text:visited-style-name="Visited_20_Internet_20_Link"><text:span text:style-name="Definition"><text:span text:style-name="T207">WEB</text:span></text:span></text:a></text:p></text:note-body></text:note></text:span></text:span><text:span text:style-name="T5">. In Luke 17 he answers something similar: </text:span><text:span text:style-name="Bible_5f_text"><text:span text:style-name="T5">“</text:span></text:span><text:span text:style-name="Bible_5f_text"><text:span text:style-name="T207">f</text:span></text:span><text:span text:style-name="Bible_5f_text"><text:span text:style-name="T5">or as the lightning, when it flashes out of one part under the sky, shines to another part under the sky; so will the Son of Man be in his day” </text:span></text:span><text:span text:style-name="Bible_5f_text"><text:span text:style-name="T5"><text:note text:id="ftn500" text:note-class="footnote"><text:note-citation>500</text:note-citation><text:note-body><text:p text:style-name="Footnote"><text:span text:style-name="T5">Luke 17:24 </text:span><text:a xlink:type="simple" xlink:href="https://www.biblegateway.com/passage/?search=Luke+17%3A24&amp;version=WEB" text:style-name="Internet_20_link" text:visited-style-name="Visited_20_Internet_20_Link"><text:span text:style-name="Definition"><text:span text:style-name="T207">WEB</text:span></text:span></text:a></text:p></text:note-body></text:note></text:span></text:span><text:span text:style-name="T5">.</text:span></text:p>
      <text:p text:style-name="P4">It also says in Matthew 24 that: <text:span text:style-name="Bible_5f_text">"For as in those days which were before the flood they were eating and drinking, marrying and giving in marriage, until the day that Noah entered into the ship, and they didn’t know until the flood came and took them all away, so will the coming of the Son of Man be. Then two men will be in the field: one will be taken and one will be left. Two women will be grinding at the mill: one will be taken and one will be left. Watch therefore, for you don’t know in what hour your Lord comes” </text:span><text:span text:style-name="Bible_5f_text"><text:note text:id="ftn501" text:note-class="footnote"><text:note-citation>501</text:note-citation><text:note-body><text:p text:style-name="Footnote"><text:span text:style-name="T5">Matthew 24:38-42 </text:span><text:a xlink:type="simple" xlink:href="https://www.biblegateway.com/passage/?search=Matthew+24%3A38-42&amp;version=WEB" text:style-name="Internet_20_link" text:visited-style-name="Visited_20_Internet_20_Link"><text:span text:style-name="Definition"><text:span text:style-name="T207">WEB</text:span></text:span></text:a></text:p></text:note-body></text:note></text:span>. And Luke 17 adds: <text:span text:style-name="Bible_5f_text">“Likewise, even as it was in the days of Lot: they ate, they drank, they bought, they sold, they planted, they built; but in the day that Lot went out from Sodom, it rained fire and sulfur from the sky and destroyed them all. It will be the same way in the day that the Son of Man is revealed” </text:span><text:span text:style-name="Bible_5f_text"><text:note text:id="ftn502" text:note-class="footnote"><text:note-citation>502</text:note-citation><text:note-body><text:p text:style-name="Footnote"><text:span text:style-name="T5">Luke 17:28-30 </text:span><text:a xlink:type="simple" xlink:href="https://www.biblegateway.com/passage/?search=Luke+17%3A28-30&amp;version=WEB" text:style-name="Internet_20_link" text:visited-style-name="Visited_20_Internet_20_Link"><text:span text:style-name="Definition"><text:span text:style-name="T207">WEB</text:span></text:span></text:a></text:p></text:note-body></text:note></text:span>. <text:span text:style-name="Bible_5f_text">“</text:span><text:span text:style-name="Bible_5f_text"><text:span text:style-name="T824">I</text:span></text:span><text:span text:style-name="Bible_5f_text">n that night there will be two people in one bed. One will be taken and the other will be left” </text:span><text:span text:style-name="Bible_5f_text"><text:note text:id="ftn503" text:note-class="footnote"><text:note-citation>503</text:note-citation><text:note-body><text:p text:style-name="Footnote"><text:span text:style-name="T5">Luke 17:34 </text:span><text:a xlink:type="simple" xlink:href="https://www.biblegateway.com/passage/?search=Luke+17%3A34&amp;version=WEB" text:style-name="Internet_20_link" text:visited-style-name="Visited_20_Internet_20_Link"><text:span text:style-name="Definition"><text:span text:style-name="T207">WEB</text:span></text:span></text:a></text:p></text:note-body></text:note></text:span>.</text:p>
      <text:p text:style-name="P143">When Jesus Christ returns, it will in an instant, <text:span text:style-name="T824">very quickly, </text:span>and people will <text:span text:style-name="T824">be having </text:span>a <text:span text:style-name="T824">normal </text:span>life in which they drink, buy, sell, plant, they build and marry. Maybe that's why we see <text:span text:style-name="T825">happening </text:span>what Peter announced in 2nd Peter 3 <text:span text:style-name="T824">that</text:span> would happen, that some mockers <text:span text:style-name="T824">would</text:span> say: <text:span text:style-name="Bible_5f_text">"Where is the promise of His coming? For since the fathers fell asleep, all things continue as they were from the beginning of creation” </text:span><text:span text:style-name="Bible_5f_text"><text:note text:id="ftn504" text:note-class="footnote"><text:note-citation>504</text:note-citation><text:note-body><text:p text:style-name="Footnote"><text:span text:style-name="T5">2 Peter 3:4 </text:span><text:a xlink:type="simple" xlink:href="https://www.biblegateway.com/passage/?search=2+Peter+3%3A4&amp;version=NKJV" text:style-name="Internet_20_link" text:visited-style-name="Visited_20_Internet_20_Link"><text:span text:style-name="Definition"><text:span text:style-name="T5">NKJV</text:span></text:span></text:a></text:p></text:note-body></text:note></text:span>.</text:p>
      <text:h text:style-name="P517" text:outline-level="4"><text:bookmark-start text:name="__RefHeading___Toc34899_4173466481"/>Peace.<text:bookmark-end text:name="__RefHeading___Toc34899_4173466481"/></text:h>
      <text:p text:style-name="Text_20_body">In Isaiah 2 it says that: <text:span text:style-name="Bible_5f_text">“And it shall come to pass in the last days, that the mountain of the Lord's house shall be established in the top of the mountains, and shall be exalted above the hills; and all nations shall flow unto it. And many people shall go and say, Come ye, and let us go up to the mountain of the Lord, to the house of the God of Jacob; and he will teach us of his ways, and we will walk in his paths: for out of Zion shall go forth the law, and the word of the Lord from Jerusalem. And he shall judge among the nations, and shall rebuke many people: and they shall beat their swords into plowshares, and their spears into pruninghooks: nation shall not lift up sword against nation, neither shall they learn war any more” </text:span><text:span text:style-name="Bible_5f_text"><text:note text:id="ftn505" text:note-class="footnote"><text:note-citation>505</text:note-citation><text:note-body><text:p text:style-name="Footnote"><text:span text:style-name="T5">Isaiah 2:2-4 </text:span><text:a xlink:type="simple" xlink:href="https://www.biblegateway.com/passage/?search=Isaiah+2%3A2-4&amp;version=KJV" text:style-name="Internet_20_link" text:visited-style-name="Visited_20_Internet_20_Link"><text:span text:style-name="T208">KJV</text:span></text:a></text:p></text:note-body></text:note></text:span>.</text:p>
      <text:p text:style-name="P4"><text:soft-page-break/>In Isaiah 9 it says that: <text:span text:style-name="Bible_5f_text">"For unto us a child is born, unto us a son is given: and the government shall be upon his shoulder: and his name shall be called Wonderful, Counsellor, The mighty God, The everlasting Father, The Prince of </text:span><text:span text:style-name="Bible_5f_text"><text:span text:style-name="T826">PEACE</text:span></text:span><text:span text:style-name="Bible_5f_text">. Of the increase of his government and peace there shall be </text:span><text:span text:style-name="Bible_5f_text"><text:span text:style-name="T827">NO</text:span></text:span><text:span text:style-name="Bible_5f_text"> </text:span><text:span text:style-name="Bible_5f_text"><text:span text:style-name="T827">END</text:span></text:span><text:span text:style-name="Bible_5f_text">, upon the throne of David, and upon his kingdom, to order it, and to establish it with judgment and with justice from henceforth even </text:span><text:span text:style-name="Bible_5f_text"><text:span text:style-name="T826">FOR</text:span></text:span><text:span text:style-name="Bible_5f_text"> </text:span><text:span text:style-name="Bible_5f_text"><text:span text:style-name="T826">EVER</text:span></text:span><text:span text:style-name="Bible_5f_text">. The zeal of the Lord of hosts will perform this” </text:span><text:span text:style-name="Bible_5f_text"><text:note text:id="ftn506" text:note-class="footnote"><text:note-citation>506</text:note-citation><text:note-body><text:p text:style-name="Footnote"><text:span text:style-name="T5">Isaiah 9:6-7 </text:span><text:a xlink:type="simple" xlink:href="https://www.biblegateway.com/passage/?search=Isaiah+9%3A6-7&amp;version=KJV" text:style-name="Internet_20_link" text:visited-style-name="Visited_20_Internet_20_Link"><text:span text:style-name="Definition"><text:span text:style-name="T5">KJV</text:span></text:span></text:a></text:p></text:note-body></text:note></text:span>.</text:p>
      <text:p text:style-name="P4">In Jeremiah 33, Jehovah promises Israel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text:span><text:span text:style-name="Bible_5f_text"><text:span text:style-name="T827">ALL</text:span></text:span><text:span text:style-name="Bible_5f_text"> </text:span><text:span text:style-name="Bible_5f_text"><text:span text:style-name="T827">THE</text:span></text:span><text:span text:style-name="Bible_5f_text"> </text:span><text:span text:style-name="Bible_5f_text"><text:span text:style-name="T827">PEACE</text:span></text:span><text:span text:style-name="Bible_5f_text"> that I provide to it” </text:span><text:span text:style-name="Bible_5f_text"><text:note text:id="ftn507" text:note-class="footnote"><text:note-citation>507</text:note-citation><text:note-body><text:p text:style-name="Footnote"><text:span text:style-name="T5">Jeremiah 33:8-9 </text:span><text:a xlink:type="simple" xlink:href="https://www.biblegateway.com/passage/?search=Jeremiah+33%3A8-9&amp;version=WEB" text:style-name="Internet_20_link" text:visited-style-name="Visited_20_Internet_20_Link"><text:span text:style-name="Definition"><text:span text:style-name="T208">WEB</text:span></text:span></text:a></text:p></text:note-body></text:note></text:span>.</text:p>
      <text:p text:style-name="P454"><text:span text:style-name="T5">In Zechariah 14 that: </text:span><text:span text:style-name="Bible_5f_text"><text:span text:style-name="T5">“</text:span></text:span><text:span text:style-name="Bible_5f_text"><text:span text:style-name="T208">Y</text:span></text:span><text:span text:style-name="Bible_5f_text">ahweh will be King over all the earth. In that day Yahweh will be one, and his name one</text:span><text:span text:style-name="Bible_5f_text"><text:span text:style-name="T5">” </text:span></text:span><text:span text:style-name="Bible_5f_text"><text:span text:style-name="T5"><text:note text:id="ftn508" text:note-class="footnote"><text:note-citation>508</text:note-citation><text:note-body><text:p text:style-name="P453"><text:span text:style-name="T5">Zechariah 14:9 </text:span><text:a xlink:type="simple" xlink:href="https://www.biblegateway.com/passage/?search=Zechariah+14%3A9&amp;version=WEB" text:style-name="Internet_20_link" text:visited-style-name="Visited_20_Internet_20_Link"><text:span text:style-name="T5">WEB</text:span></text:a></text:p></text:note-body></text:note></text:span></text:span><text:span text:style-name="T5">.</text:span></text:p>
      <text:p text:style-name="P144">This was what the Israelites of the time of Jesus Christ were waiting <text:span text:style-name="T827">from</text:span> the Meshiakh of Israel. That <text:span text:style-name="T827">H</text:span>e <text:span text:style-name="T827">would be</text:span> the king of all nations and that there would be peace. That is the <text:span text:style-name="T827">excuse</text:span> that some Jews, some genetic descendants of Abraham, still <text:span text:style-name="T828">have, and </text:span>insist on, to deny Yeshua as <text:span text:style-name="T828">their</text:span> Meshiakh.</text:p>
      <text:p text:style-name="P4">In Zechariah 14 Jehovah also says that: BEFORE <text:span text:style-name="T829">H</text:span>e reigns, <text:span text:style-name="Bible_5f_text">"For I will gather </text:span><text:span text:style-name="Bible_5f_text"><text:span text:style-name="T829">ALL</text:span></text:span><text:span text:style-name="Bible_5f_text"> nations against Jerusalem to battle; and the city shall be taken, and the houses rifled, and the women ravished; and half of the city shall go forth into captivity, and the residue of the people shall not be cut off from the city” </text:span><text:span text:style-name="Bible_5f_text"><text:note text:id="ftn509" text:note-class="footnote"><text:note-citation>509</text:note-citation><text:note-body><text:p text:style-name="Footnote"><text:span text:style-name="T5">Zechariah 14:2 </text:span><text:a xlink:type="simple" xlink:href="https://www.biblegateway.com/passage/?search=Zechariah+14%3A2&amp;version=KJV" text:style-name="Internet_20_link" text:visited-style-name="Visited_20_Internet_20_Link"><text:span text:style-name="Definition"><text:span text:style-name="T5">KJV</text:span></text:span></text:a></text:p></text:note-body></text:note></text:span>. And when <text:span text:style-name="T829">H</text:span>e is REIGNING, <text:span text:style-name="Bible_5f_text">"EVERY ONE that is left of all the nations which came against Jerusalem shall even go up from year to year TO WORSHIP the King, the Lord of hosts, and to keep the feast of tabernacles” </text:span><text:span text:style-name="Bible_5f_text"><text:note text:id="ftn510" text:note-class="footnote"><text:note-citation>510</text:note-citation><text:note-body><text:p text:style-name="Footnote"><text:span text:style-name="T5">Zechariah 14:16 </text:span><text:a xlink:type="simple" xlink:href="https://www.biblegateway.com/passage/?search=Zechariah+14%3A16&amp;version=KJV" text:style-name="Internet_20_link" text:visited-style-name="Visited_20_Internet_20_Link"><text:span text:style-name="Definition"><text:span text:style-name="T5">KJV</text:span></text:span></text:a></text:p></text:note-body></text:note></text:span>.</text:p>
      <text:p text:style-name="P4">And the country or nation that does not send emissaries every year to <text:span text:style-name="T829">worship</text:span> the King <text:span text:style-name="T829">during the</text:span> Sukkot festival, the festival of Tabernacles, <text:span text:style-name="T829">will be in trouble, because it will not have</text:span> rains.</text:p>
      <text:p text:style-name="P4">When Jesus Christ, Yeshua, the Meshiakh of Israel returns there will be PEACE and <text:span text:style-name="T829">He </text:span>will be the King of ALL the nations, <text:span text:style-name="T829">reigning</text:span> from Israel, th<text:span text:style-name="T829">at Israel that</text:span> is already here, that which is already a nation since 1948.</text:p>
      <text:h text:style-name="P517" text:outline-level="4"><text:bookmark-start text:name="__RefHeading___Toc34901_4173466481"/><text:soft-page-break/>Temple.<text:bookmark-end text:name="__RefHeading___Toc34901_4173466481"/></text:h>
      <text:p text:style-name="Text_20_body">In Ezekiel, 8 chapters are dedicated to describing <text:span text:style-name="T830">how </text:span><text:span text:style-name="T831">is </text:span>the temple <text:span text:style-name="T830">that </text:span>will be built when the Meshiakh of Israel reigns over all nations. One of the most interesting features of the temple described in Ezekiel is that it has no walls indicating separation between <text:span text:style-name="T831">kinds</text:span> of people as <text:span text:style-name="T831">indid had </text:span>the temple <text:span text:style-name="T832">at</text:span> <text:span text:style-name="T832">the times of </text:span>Jesus Christ. Said temple, the one from the times of Jesus Christ, separated the genetic descendants of Abraham from the rest of the people: the pagans. <text:span text:style-name="T1589">Another characteristic of t</text:span>he temple described in Ezekiel <text:span text:style-name="T1589">is that it</text:span> does <text:span text:style-name="T1589">NOT</text:span><text:span text:style-name="T832"> ha</text:span><text:span text:style-name="T1589">ve</text:span><text:span text:style-name="T832"> </text:span>a veil that separates to the Holy of Holies as a place to which only the <text:span text:style-name="T1590">high</text:span> priest <text:span text:style-name="T832">can enter</text:span>. In this future temple EVERYONE will have access to the <text:span text:style-name="T832">H</text:span>oly of the <text:span text:style-name="T832">Holies</text:span>.</text:p>
      <text:p text:style-name="P4">This future temple is so important to the bible that only the Tabernacle of the Meeting, which was built as YHWH showed Moses on Mount Horeb, also known as Mount Sinai, that tent that the Israelites carried for 40 years in the desert following a pillar of cloud by day, and a pillar of fire by night, only that Tabernacle of the Meeting has more pages in the bible dedicated to describe and explain it than the future temple described in Ezekiel. That future temple seems to be, according to the number of pages dedicated in the bible, more important than the previous ones.</text:p>
      <text:p text:style-name="P4">Jeremiah 33 <text:note text:id="ftn511" text:note-class="footnote"><text:note-citation>511</text:note-citation><text:note-body><text:p text:style-name="Footnote"><text:span text:style-name="T5">Jeremiah 33:11 </text:span><text:a xlink:type="simple" xlink:href="https://www.biblegateway.com/passage/?search=Jeremiah+33%3A11&amp;version=KJV" text:style-name="Internet_20_link" text:visited-style-name="Visited_20_Internet_20_Link"><text:span text:style-name="Definition"><text:span text:style-name="T5">KJV</text:span></text:span></text:a></text:p></text:note-body></text:note><text:s/>and Isaiah 66 <text:note text:id="ftn512" text:note-class="footnote"><text:note-citation>512</text:note-citation><text:note-body><text:p text:style-name="Footnote"><text:span text:style-name="T5">Isaiah 66:20 </text:span><text:a xlink:type="simple" xlink:href="https://www.biblegateway.com/passage/?search=Isaiah+66%3A20&amp;version=KJV" text:style-name="Internet_20_link" text:visited-style-name="Visited_20_Internet_20_Link"><text:span text:style-name="Definition"><text:span text:style-name="T5">KJV</text:span></text:span></text:a></text:p></text:note-body></text:note><text:s/>speak of the time when Jehovah will bring the Israelites back to their land and that the people shall bring praises and presents to the house of the Lord, to that temple which Ezekiel describes in chapters 40 to 48 of his book.</text:p>
      <text:p text:style-name="P4">In that future temple, according to Ezekiel 46, offering sacrifices will be made daily. <text:span text:style-name="T832">It</text:span> says that: <text:span text:style-name="Bible_5f_text">"You shall prepare a lamb a year old without defect for a burnt offering to Yahweh daily. Morning by morning you shall prepare it. You shall prepare a meal offering with it morning by morning, the sixth part of an ephah, and the third part of a hin of oil, to moisten the fine flour; a meal offering to Yahweh continually by a perpetual ordinance. Thus they shall prepare the lamb, the meal offering, and the oil, morning by morning, for a continual burnt offering” </text:span><text:span text:style-name="Bible_5f_text"><text:note text:id="ftn513" text:note-class="footnote"><text:note-citation>513</text:note-citation><text:note-body><text:p text:style-name="Footnote"><text:span text:style-name="T5">Ezekiel 46:13-15 </text:span><text:a xlink:type="simple" xlink:href="https://www.biblegateway.com/passage/?search=Ezekiel+46%3A13-15&amp;version=WEB" text:style-name="Internet_20_link" text:visited-style-name="Visited_20_Internet_20_Link"><text:span text:style-name="Definition"><text:span text:style-name="T209">WEB</text:span></text:span></text:a></text:p></text:note-body></text:note></text:span>.</text:p>
      <text:p text:style-name="P4">Another interesting feature of this temple, according to Ezekiel 47 <text:note text:id="ftn514" text:note-class="footnote"><text:note-citation>514</text:note-citation><text:note-body><text:p text:style-name="Footnote"><text:span text:style-name="T5">Ezekiel 47 </text:span><text:a xlink:type="simple" xlink:href="https://www.biblegateway.com/passage/?search=Ezekiel+47&amp;version=KJV" text:style-name="Internet_20_link" text:visited-style-name="Visited_20_Internet_20_Link"><text:span text:style-name="Definition"><text:span text:style-name="T5">KJV</text:span></text:span></text:a></text:p></text:note-body></text:note>, is that water comes out of the sanctuary of the temple that when it comes out of the temple is a small water source that has a low flow but <text:span text:style-name="T832">a</text:span>s it moves away from the temple, the flow increases until it becomes a river that reaches the dead sea. River that, because it is fresh water, makes the dead sea <text:span text:style-name="T1591">no longer</text:span> “dead”, and people will be able to fish in that lake <text:soft-page-break/>that is now called the "Dead Sea". Also, on the banks of the river, trees will grow that will always bear fruit in time, that can be eaten, and the leaves of said trees will never fall and will be medicinal. Perhaps because they are medicinal is that they will never fall. They will be so desired that the people will rip them off before they fall. And whoever bathes or swims in that river or in what is now the "dead sea" will heal and live.</text:p>
      <text:p text:style-name="P4">That future temple is a temple such as <text:span text:style-name="T833">it </text:span>has never been seen on this planet.</text:p>
      <text:h text:style-name="P517" text:outline-level="4"><text:bookmark-start text:name="__RefHeading___Toc34903_4173466481"/>A thousand years.<text:bookmark-end text:name="__RefHeading___Toc34903_4173466481"/></text:h>
      <text:p text:style-name="Text_20_body">In all the prophecies of the bible the numbers are interpreted as numbers. In Jose<text:span text:style-name="T833">ph</text:span>'s dreams 11 stars are 11 brothers <text:note text:id="ftn515" text:note-class="footnote"><text:note-citation>515</text:note-citation><text:note-body><text:p text:style-name="Footnote"><text:span text:style-name="T5">Genesis 37:9-10 </text:span><text:a xlink:type="simple" xlink:href="https://www.biblegateway.com/passage/?search=Genesis+37%3A9-10&amp;version=KJV" text:style-name="Internet_20_link" text:visited-style-name="Visited_20_Internet_20_Link"><text:span text:style-name="Definition"><text:span text:style-name="T5">KJV</text:span></text:span></text:a></text:p></text:note-body></text:note>, 3 <text:span text:style-name="T833">branches</text:span> are 3 days <text:note text:id="ftn516" text:note-class="footnote"><text:note-citation>516</text:note-citation><text:note-body><text:p text:style-name="Footnote"><text:span text:style-name="T5">Genesis 40:12 </text:span><text:a xlink:type="simple" xlink:href="https://www.biblegateway.com/passage/?search=Genesis+40%3A12&amp;version=KJV" text:style-name="Internet_20_link" text:visited-style-name="Visited_20_Internet_20_Link"><text:span text:style-name="Definition"><text:span text:style-name="T5">KJV</text:span></text:span></text:a></text:p></text:note-body></text:note>, 3 baskets are 3 days <text:note text:id="ftn517" text:note-class="footnote"><text:note-citation>517</text:note-citation><text:note-body><text:p text:style-name="Footnote"><text:span text:style-name="T5">Genesis 40:18 </text:span><text:a xlink:type="simple" xlink:href="https://www.biblegateway.com/passage/?search=Genesis+40%3A18&amp;version=KJV" text:style-name="Internet_20_link" text:visited-style-name="Visited_20_Internet_20_Link"><text:span text:style-name="Definition"><text:span text:style-name="T5">KJV</text:span></text:span></text:a></text:p></text:note-body></text:note>, 7 cows are 7 years, 7 <text:span text:style-name="T834">ears</text:span> are 7 years <text:note text:id="ftn518" text:note-class="footnote"><text:note-citation>518</text:note-citation><text:note-body><text:p text:style-name="Footnote"><text:span text:style-name="T5">Genesis 41:26 </text:span><text:a xlink:type="simple" xlink:href="https://www.biblegateway.com/passage/?search=Genesis+41%3A26&amp;version=KJV" text:style-name="Internet_20_link" text:visited-style-name="Visited_20_Internet_20_Link"><text:span text:style-name="Definition"><text:span text:style-name="T5">KJV</text:span></text:span></text:a></text:p></text:note-body></text:note>. In the visions of Daniel 4 beasts are 4 empires <text:note text:id="ftn519" text:note-class="footnote"><text:note-citation>519</text:note-citation><text:note-body><text:p text:style-name="Footnote"><text:span text:style-name="T5">Daniel 7:17 </text:span><text:a xlink:type="simple" xlink:href="https://www.biblegateway.com/passage/?search=Daniel+7%3A17&amp;version=KJV" text:style-name="Internet_20_link" text:visited-style-name="Visited_20_Internet_20_Link"><text:span text:style-name="Definition"><text:span text:style-name="T5">KJV</text:span></text:span></text:a></text:p></text:note-body></text:note>, 10 horns are 10 kings <text:note text:id="ftn520" text:note-class="footnote"><text:note-citation>520</text:note-citation><text:note-body><text:p text:style-name="Footnote"><text:span text:style-name="T5">Daniel 7:24 </text:span><text:a xlink:type="simple" xlink:href="https://www.biblegateway.com/passage/?search=Daniel+7%3A24&amp;version=KJV" text:style-name="Internet_20_link" text:visited-style-name="Visited_20_Internet_20_Link"><text:span text:style-name="Definition"><text:span text:style-name="T5">KJV</text:span></text:span></text:a></text:p></text:note-body></text:note>, 70 weeks are 70 groups of 7 years <text:note text:id="ftn521" text:note-class="footnote"><text:note-citation>521</text:note-citation><text:note-body><text:p text:style-name="Footnote"><text:span text:style-name="T5">Daniel 9:26 </text:span><text:a xlink:type="simple" xlink:href="https://www.biblegateway.com/passage/?search=Daniel+9%3A26&amp;version=KJV" text:style-name="Internet_20_link" text:visited-style-name="Visited_20_Internet_20_Link"><text:span text:style-name="Definition"><text:span text:style-name="T5">KJV</text:span></text:span></text:a></text:p></text:note-body></text:note>, 1290 days are 1290 years, 1335 days are 1335 years <text:note text:id="ftn522" text:note-class="footnote"><text:note-citation>522</text:note-citation><text:note-body><text:p text:style-name="Footnote"><text:span text:style-name="T5">Daniel 12:11-12 </text:span><text:a xlink:type="simple" xlink:href="https://www.biblegateway.com/passage/?search=Daniel+12%3A11-12&amp;version=KJV" text:style-name="Internet_20_link" text:visited-style-name="Visited_20_Internet_20_Link"><text:span text:style-name="Definition"><text:span text:style-name="T5">KJV</text:span></text:span></text:a></text:p></text:note-body></text:note>. It never happens that 11 means many, or some, or few. 11 is 11, not 5, not 3, not 20.</text:p>
      <text:p text:style-name="P4">The book of revelation is no exception: the 7 stars are 7 angels, the 7 <text:span text:style-name="T834">candlesticks</text:span> are 7 churches <text:note text:id="ftn523" text:note-class="footnote"><text:note-citation>523</text:note-citation><text:note-body><text:p text:style-name="Footnote"><text:span text:style-name="T5">Revelation 1:20 </text:span><text:a xlink:type="simple" xlink:href="https://www.biblegateway.com/passage/?search=Revelation+1%3A20&amp;version=KJV" text:style-name="Internet_20_link" text:visited-style-name="Visited_20_Internet_20_Link"><text:span text:style-name="Definition"><text:span text:style-name="T5">KJV</text:span></text:span></text:a></text:p></text:note-body></text:note>, the 7 seals are 7 processes or plagues <text:note text:id="ftn524" text:note-class="footnote"><text:note-citation>524</text:note-citation><text:note-body><text:p text:style-name="Footnote"><text:span text:style-name="T5">Revelation 6 </text:span><text:a xlink:type="simple" xlink:href="https://www.biblegateway.com/passage/?search=Revelation+6&amp;version=KJV" text:style-name="Internet_20_link" text:visited-style-name="Visited_20_Internet_20_Link"><text:span text:style-name="Definition"><text:span text:style-name="T5">KJV</text:span></text:span></text:a></text:p></text:note-body></text:note>, the 7 trumpets are 7 processes <text:note text:id="ftn525" text:note-class="footnote"><text:note-citation>525</text:note-citation><text:note-body><text:p text:style-name="Footnote"><text:span text:style-name="T5">Revelation 8 </text:span><text:a xlink:type="simple" xlink:href="https://www.biblegateway.com/passage/?search=Revelation+8&amp;version=KJV" text:style-name="Internet_20_link" text:visited-style-name="Visited_20_Internet_20_Link"><text:span text:style-name="Definition"><text:span text:style-name="T5">KJV</text:span></text:span></text:a></text:p></text:note-body></text:note><text:s/>and the 7 <text:span text:style-name="T834">bowls</text:span> are 7 processes <text:note text:id="ftn526" text:note-class="footnote"><text:note-citation>526</text:note-citation><text:note-body><text:p text:style-name="Footnote"><text:span text:style-name="T5">Revelation 16 </text:span><text:a xlink:type="simple" xlink:href="https://www.biblegateway.com/passage/?search=Revelation+16&amp;version=WEB" text:style-name="Internet_20_link" text:visited-style-name="Visited_20_Internet_20_Link"><text:span text:style-name="Definition"><text:span text:style-name="T210">WEB</text:span></text:span></text:a></text:p></text:note-body></text:note>. Even in Revelation 17 the angel explains to John that the 7 heads are 7 mountains and 7 kings <text:note text:id="ftn527" text:note-class="footnote"><text:note-citation>527</text:note-citation><text:note-body><text:p text:style-name="Footnote"><text:span text:style-name="T5">Revelation 17:9-10 </text:span><text:a xlink:type="simple" xlink:href="https://www.biblegateway.com/passage/?search=Revelation+17%3A9-10&amp;version=KJV" text:style-name="Internet_20_link" text:visited-style-name="Visited_20_Internet_20_Link"><text:span text:style-name="Definition"><text:span text:style-name="T5">KJV</text:span></text:span></text:a></text:p></text:note-body></text:note><text:s/>and the 10 horns are 10 kings <text:note text:id="ftn528" text:note-class="footnote"><text:note-citation>528</text:note-citation><text:note-body><text:p text:style-name="Footnote"><text:span text:style-name="T5">Revelation 17:12 </text:span><text:a xlink:type="simple" xlink:href="https://www.biblegateway.com/passage/?search=Revelation+17%3A12&amp;version=KJV" text:style-name="Internet_20_link" text:visited-style-name="Visited_20_Internet_20_Link"><text:span text:style-name="Definition"><text:span text:style-name="T5">KJV</text:span></text:span></text:a></text:p></text:note-body></text:note>.</text:p>
      <text:p text:style-name="P4">In the same way, the correct interpretation of Revelation 20, <text:span text:style-name="T834">despite </text:span>some <text:span text:style-name="T834">people </text:span>not accept<text:span text:style-name="T834">ing</text:span> it, is that when it says "a thousand years" it is just that: <text:span text:style-name="Bible_5f_text">“</text:span><text:span text:style-name="Bible_5f_text"><text:span text:style-name="T834">A </text:span></text:span><text:span text:style-name="Bible_5f_text">THOUSAND YEARS” </text:span><text:span text:style-name="Bible_5f_text"><text:note text:id="ftn529" text:note-class="footnote"><text:note-citation>529</text:note-citation><text:note-body><text:p text:style-name="Footnote"><text:span text:style-name="T5">Revelation 20 </text:span><text:a xlink:type="simple" xlink:href="https://www.biblegateway.com/passage/?search=Revelation+20&amp;version=KJV" text:style-name="Internet_20_link" text:visited-style-name="Visited_20_Internet_20_Link"><text:span text:style-name="Definition"><text:span text:style-name="T5">KJV</text:span></text:span></text:a></text:p></text:note-body></text:note></text:span>. A thousand are a thousand, they are not 2 thousand, nor 4 thousand, not 3 thousand, not “a little bit”, not “for a long time”.</text:p>
      <text:p text:style-name="P145">These thousand years are a time of PEACE, in which according to Isaiah 65 a person who dies at the age of 100 is considered a child and people will live like the days of <text:span text:style-name="T835">a </text:span>tree <text:note text:id="ftn530" text:note-class="footnote"><text:note-citation>530</text:note-citation><text:note-body><text:p text:style-name="Footnote"><text:span text:style-name="T5">Isaiah 65:20,22 </text:span><text:a xlink:type="simple" xlink:href="https://www.biblegateway.com/passage/?search=Isaiah+65%3A20%2C22&amp;version=NKJV" text:style-name="Internet_20_link" text:visited-style-name="Visited_20_Internet_20_Link"><text:span text:style-name="Definition"><text:span text:style-name="T5">NKJV</text:span></text:span></text:a></text:p></text:note-body></text:note><text:s/>and <text:span text:style-name="Bible_5f_text">“</text:span><text:span text:style-name="Bible_5f_text"><text:span text:style-name="T835">t</text:span></text:span><text:span text:style-name="Bible_5f_text">he wolf and the lamb shall feed together, and the lion shall eat straw like the bullock: and dust shall be the serpent's meat” </text:span><text:span text:style-name="Bible_5f_text"><text:note text:id="ftn531" text:note-class="footnote"><text:note-citation>531</text:note-citation><text:note-body><text:p text:style-name="Footnote"><text:span text:style-name="T5">Isaiah 65:25 </text:span><text:a xlink:type="simple" xlink:href="https://www.biblegateway.com/passage/?search=Isaiah+65%3A25&amp;version=KJV" text:style-name="Internet_20_link" text:visited-style-name="Visited_20_Internet_20_Link"><text:span text:style-name="Definition"><text:span text:style-name="T5">KJV</text:span></text:span></text:a></text:p></text:note-body></text:note></text:span>. <text:span text:style-name="T836">A</text:span>ccording to Revelation 20, it will be a thousand years of PEACE because Satan, also called "the ancient serpent", or "devil", he will be chained in the abyss <text:note text:id="ftn532" text:note-class="footnote"><text:note-citation>532</text:note-citation><text:note-body><text:p text:style-name="Footnote"><text:span text:style-name="T5">Revelation 20:2 </text:span><text:a xlink:type="simple" xlink:href="https://www.biblegateway.com/passage/?search=Revelation+20%3A2&amp;version=KJV" text:style-name="Internet_20_link" text:visited-style-name="Visited_20_Internet_20_Link"><text:span text:style-name="Definition"><text:span text:style-name="T5">KJV</text:span></text:span></text:a></text:p></text:note-body></text:note>. Peace because the one who prevents it can not act <text:span text:style-name="T836">because he’s</text:span> chained.</text:p>
      <text:p text:style-name="P145">According to Revelation 20, <text:span text:style-name="Bible_5f_text">“when the thousand years are expired, Satan shall be loosed out of his prison” </text:span><text:span text:style-name="Bible_5f_text"><text:note text:id="ftn533" text:note-class="footnote"><text:note-citation>533</text:note-citation><text:note-body><text:p text:style-name="Footnote"><text:span text:style-name="T5">Revelation 20:7 </text:span><text:a xlink:type="simple" xlink:href="https://www.biblegateway.com/passage/?search=Revelation+20%3A7&amp;version=KJV" text:style-name="Internet_20_link" text:visited-style-name="Visited_20_Internet_20_Link"><text:span text:style-name="Definition"><text:span text:style-name="T5">KJV</text:span></text:span></text:a></text:p></text:note-body></text:note></text:span><text:s/>and will deceive the nations and surround <text:span text:style-name="T836">God’s</text:span> <text:span text:style-name="T836">be</text:span>loved city, but fire will fall from heaven and <text:span text:style-name="T836">they </text:span>will be defeated.</text:p>
      <text:p text:style-name="P4"><text:soft-page-break/>At the end of these thousand years, peace ends, there is a short war between those who follow the Lamb, Jesus Christ, and those who follow Satan, Gog and Magog, but soon everything is destroyed by the fire that falls from heaven.</text:p>
      <text:p text:style-name="P146">Said physical fire that falls from the heaven destroys those who were deceive<text:span text:style-name="T837">d</text:span> by Satan. The rest of the people, those who were not deceived by Satan, they will be transformed directly, without dying, to his glorious body, that which is not affected by physical fire, as Paul explains in 1st Corinthians 15 <text:note text:id="ftn534" text:note-class="footnote"><text:note-citation>534</text:note-citation><text:note-body><text:p text:style-name="Footnote"><text:span text:style-name="T5">1 Corinthians 15:51-52 </text:span><text:a xlink:type="simple" xlink:href="https://www.biblegateway.com/passage/?search=1+Corinthians+15%3A51-52&amp;version=NKJV" text:style-name="Internet_20_link" text:visited-style-name="Visited_20_Internet_20_Link"><text:span text:style-name="Definition"><text:span text:style-name="T5">NKJV</text:span></text:span></text:a></text:p></text:note-body></text:note>.</text:p>
      <text:p text:style-name="P147">At that time, <text:span text:style-name="T837">that </text:span>fire will also consume th<text:span text:style-name="T837">is</text:span> entire planet, th<text:span text:style-name="T837">e</text:span>s<text:span text:style-name="T837">e</text:span> physical <text:span text:style-name="T837">heavens </text:span>and this physical earth that we see today, as told to us by 2nd Peter 3: <text:span text:style-name="Bible_5f_text">"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535" text:note-class="footnote"><text:note-citation>535</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94">WEB</text:span></text:span></text:a></text:p></text:note-body></text:note></text:span>. It also announces Isaiah 65 saying <text:span text:style-name="Bible_5f_text">"For, behold, I create new heavens and a new earth: and the former shall not be remembered, nor come into mind” </text:span><text:span text:style-name="Bible_5f_text"><text:note text:id="ftn536" text:note-class="footnote"><text:note-citation>536</text:note-citation><text:note-body><text:p text:style-name="Footnote"><text:span text:style-name="T5">Isaiah 65:17 </text:span><text:a xlink:type="simple" xlink:href="https://www.biblegateway.com/passage/?search=Isaiah+65%3A17&amp;version=KJV" text:style-name="Internet_20_link" text:visited-style-name="Visited_20_Internet_20_Link"><text:span text:style-name="Definition"><text:span text:style-name="T5">KJV</text:span></text:span></text:a></text:p></text:note-body></text:note></text:span>. And Revelation 21 saying: <text:span text:style-name="Bible_5f_text">“And I saw a new heaven and a new earth: for the first heaven and the first earth were passed away; and there was no more sea” </text:span><text:span text:style-name="Bible_5f_text"><text:note text:id="ftn537" text:note-class="footnote"><text:note-citation>537</text:note-citation><text:note-body><text:p text:style-name="Footnote"><text:span text:style-name="T5">Revelation 21:1 </text:span><text:a xlink:type="simple" xlink:href="https://www.biblegateway.com/passage/?search=Revelation+21%3A1&amp;version=KJV" text:style-name="Internet_20_link" text:visited-style-name="Visited_20_Internet_20_Link"><text:span text:style-name="Definition"><text:span text:style-name="T5">KJV</text:span></text:span></text:a></text:p></text:note-body></text:note></text:span>. And in Zephaniah 1 also announces saying: <text:span text:style-name="Bible_5f_text">“I will utterly sweep away </text:span><text:span text:style-name="Bible_5f_text"><text:span text:style-name="T784">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538" text:note-class="footnote"><text:note-citation>538</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86">WEB</text:span></text:span></text:a></text:p></text:note-body></text:note></text:span>.</text:p>
      <text:p text:style-name="P148">This is the <text:span text:style-name="T838">time</text:span> when Adam's offspring ends. No more children of children of children of Adam. <text:span text:style-name="T838">Finale</text:span>, end, no more.</text:p>
      <text:p text:style-name="P149">From this moment on, the new earth with the new heaven<text:span text:style-name="T839">s</text:span>, that Kingdom of Heaven, that Kingdom of God, which Jehovah began to build spiritually since Jesus Christ began to announce the Kingdom of Heavens, it <text:span text:style-name="T839">starts</text:span> to be a new PHYSICAL earth and a new PHYSICAL <text:span text:style-name="T839">heavens</text:span> too. A Kingdom of Heaven also PHYSICAL here on this planet. <text:span text:style-name="T839">A</text:span> kingdom of God in whom the Lord will dwell among men forever and ever.</text:p>
      <text:p text:style-name="P4">Paul explains in 1 Corinthians 15 quoting Hosea 13 saying <text:span text:style-name="Bible_5f_text">"O death, where is thy sting? O grave, where is thy victory?” </text:span><text:span text:style-name="Bible_5f_text"><text:note text:id="ftn539" text:note-class="footnote"><text:note-citation>539</text:note-citation><text:note-body><text:p text:style-name="Footnote"><text:span text:style-name="T5">1 Corinthians 15:55 </text:span><text:a xlink:type="simple" xlink:href="https://www.biblegateway.com/passage/?search=1+Corinthians+15%3A55&amp;version=KJV" text:style-name="Internet_20_link" text:visited-style-name="Visited_20_Internet_20_Link"><text:span text:style-name="Definition"><text:span text:style-name="T211">KJV</text:span></text:span></text:a><text:span text:style-name="T5"> Hosea 13:14 </text:span><text:a xlink:type="simple" xlink:href="https://www.biblegateway.com/passage/?search=Hosea+13%3A14&amp;version=KJV" text:style-name="Internet_20_link" text:visited-style-name="Visited_20_Internet_20_Link"><text:span text:style-name="Definition"><text:span text:style-name="T211">KJV</text:span></text:span></text:a></text:p></text:note-body></text:note></text:span>. And in Isaiah 25 this moment is announced saying <text:span text:style-name="Bible_5f_text">“He has swallowed up death forever! The Lord Yahweh will wipe away tears from off </text:span><text:soft-page-break/><text:span text:style-name="Bible_5f_text">all faces. He will take the reproach of his people away from off all the earth, for Yahweh has spoken it” </text:span><text:span text:style-name="Bible_5f_text"><text:note text:id="ftn540" text:note-class="footnote"><text:note-citation>540</text:note-citation><text:note-body><text:p text:style-name="Footnote"><text:span text:style-name="T5">Isaiah 25:8 </text:span><text:a xlink:type="simple" xlink:href="https://www.biblegateway.com/passage/?search=Isaiah+25%3A8&amp;version=WEB" text:style-name="Internet_20_link" text:visited-style-name="Visited_20_Internet_20_Link"><text:span text:style-name="Definition"><text:span text:style-name="T211">WEB</text:span></text:span></text:a></text:p></text:note-body></text:note></text:span>.</text:p>
      <text:p text:style-name="P359">It is at the end of those thousand years that <text:span text:style-name="T840">happens </text:span>the physical resurrection of the dead, of ALL dead <text:span text:style-name="T1592">people</text:span>, with the exception of 144,000 who were already resurrected. It is after those thousand years when <text:span text:style-name="T840">they ALL will be resurrected, </text:span>even the ones that have just been destroyed by the physical fire that destroy<text:span text:style-name="T840">ed</text:span> the previous physical heaven<text:span text:style-name="T840">s</text:span> and earth. That's what it says Revelation 20: <text:span text:style-name="Bible_5f_text">“WHEN THE THOUSAND YEARS </text:span><text:span text:style-name="Bible_5f_text"><text:span text:style-name="T840">HAVE</text:span></text:span><text:span text:style-name="Bible_5f_text"> </text:span><text:span text:style-name="Bible_5f_text"><text:span text:style-name="T840">EXPIRED</text:span></text:span><text:span text:style-name="Bible_5f_text">” </text:span><text:span text:style-name="Bible_5f_text"><text:note text:id="ftn541" text:note-class="footnote"><text:note-citation>541</text:note-citation><text:note-body><text:p text:style-name="Footnote"><text:span text:style-name="T5">Revelation 20:7 </text:span><text:a xlink:type="simple" xlink:href="https://www.biblegateway.com/passage/?search=Revelation+20%3A7&amp;version=NKJV" text:style-name="Internet_20_link" text:visited-style-name="Visited_20_Internet_20_Link"><text:span text:style-name="Definition"><text:span text:style-name="T5">NKJV</text:span></text:span></text:a></text:p></text:note-body></text:note></text:span>. It's AFTER those thousand years when the announcement of Jesus Christ that says: <text:span text:style-name="Bible_5f_text">“Do not marvel at this; for the hour is coming in which all who are in the graves will hear His voice and come forth those who have done good, to the resurrection of life, and those who have done evil, to the resurrection of” </text:span><text:span text:style-name="Bible_5f_text"><text:note text:id="ftn542" text:note-class="footnote"><text:note-citation>542</text:note-citation><text:note-body><text:p text:style-name="Footnote"><text:span text:style-name="T5">John 5:28-29 </text:span><text:a xlink:type="simple" xlink:href="https://www.biblegateway.com/passage/?search=John+5%3A28-29&amp;version=NKJV" text:style-name="Internet_20_link" text:visited-style-name="Visited_20_Internet_20_Link"><text:span text:style-name="Definition"><text:span text:style-name="T5">NKJV</text:span></text:span></text:a></text:p></text:note-body></text:note></text:span><text:span text:style-name="Bible_5f_text"><text:s/>“judgment” </text:span><text:span text:style-name="Bible_5f_text"><text:note text:id="ftn543" text:note-class="footnote"><text:note-citation>543</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 <text:span text:style-name="T840">A</text:span>nd John describes <text:span text:style-name="T840">it </text:span>in Revelation 20 saying: <text:span text:style-name="Bible_5f_text">“The sea gave up the dead who were in it, and Death and Hades delivered up the dead who were in them. And they were judged, each one according to his works” </text:span><text:span text:style-name="Bible_5f_text"><text:note text:id="ftn544" text:note-class="footnote"><text:note-citation>544</text:note-citation><text:note-body><text:p text:style-name="Footnote"><text:span text:style-name="T5">Revelation 20:13 </text:span><text:a xlink:type="simple" xlink:href="https://www.biblegateway.com/passage/?search=Revelation+20%3A13&amp;version=NKJV" text:style-name="Internet_20_link" text:visited-style-name="Visited_20_Internet_20_Link"><text:span text:style-name="Definition"><text:span text:style-name="T5">NKJV</text:span></text:span></text:a></text:p></text:note-body></text:note></text:span>.</text:p>
      <text:h text:style-name="P517" text:outline-level="4"><text:bookmark-start text:name="__RefHeading___Toc34905_4173466481"/>144,000<text:bookmark-end text:name="__RefHeading___Toc34905_4173466481"/></text:h>
      <text:p text:style-name="Text_20_body">The firstfruits in Christ are first in the Spirit and then also physically <text:span text:style-name="T842">when they are </text:span>resurrect<text:span text:style-name="T842">ed</text:span>. All born again, all born in the Spirit, <text:span text:style-name="T841">are </text:span>spiritual firstfruits in Christ, but <text:span text:style-name="T841">they </text:span>ha<text:span text:style-name="T841">ve</text:span> not risen physically yet.</text:p>
      <text:p text:style-name="P4">When Matthew 27 speaks to us of the death of Jesus Christ, he also speaks to us of some physical first fruits, he says: <text:span text:style-name="Bible_5f_text">“And the graves were opened; and many bodies of the saints which slept arose, And came out of the graves after his resurrection, and went into the holy city, and appeared unto many” </text:span><text:span text:style-name="Bible_5f_text"><text:note text:id="ftn545" text:note-class="footnote"><text:note-citation>545</text:note-citation><text:note-body><text:p text:style-name="Footnote"><text:span text:style-name="T5">Matthew 27:52-53 </text:span><text:a xlink:type="simple" xlink:href="https://www.biblegateway.com/passage/?search=Matthew+27%3A52-53&amp;version=KJV" text:style-name="Internet_20_link" text:visited-style-name="Visited_20_Internet_20_Link"><text:span text:style-name="Definition"><text:span text:style-name="T5">KJV</text:span></text:span></text:a></text:p></text:note-body></text:note></text:span>.</text:p>
      <text:p text:style-name="P4">Jesus Christ tells us about these FEW when speaking to the Israelites tells them in Matthew 7 that: <text:span text:style-name="Bible_5f_text">“Because strait is the gate, and narrow is the way, which leadeth unto life, and FEW there be that find it" </text:span><text:span text:style-name="Bible_5f_text"><text:note text:id="ftn546" text:note-class="footnote"><text:note-citation>546</text:note-citation><text:note-body><text:p text:style-name="Footnote"><text:span text:style-name="T5">Matthew 7:14 </text:span><text:a xlink:type="simple" xlink:href="https://www.biblegateway.com/passage/?search=Matthew+7%3A14&amp;version=KJV" text:style-name="Internet_20_link" text:visited-style-name="Visited_20_Internet_20_Link"><text:span text:style-name="Definition"><text:span text:style-name="T5">KJV</text:span></text:span></text:a></text:p></text:note-body></text:note></text:span>, or in Matthew 20 when it says that: <text:span text:style-name="Bible_5f_text">“for many be called, but </text:span><text:span text:style-name="Bible_5f_text"><text:span text:style-name="T843">FEW</text:span></text:span><text:span text:style-name="Bible_5f_text"> chosen” </text:span><text:span text:style-name="Bible_5f_text"><text:note text:id="ftn547" text:note-class="footnote"><text:note-citation>547</text:note-citation><text:note-body><text:p text:style-name="Footnote"><text:span text:style-name="T5">Matthew 20:16 </text:span><text:a xlink:type="simple" xlink:href="https://www.biblegateway.com/passage/?search=Matthew+20%3A16&amp;version=KJV" text:style-name="Internet_20_link" text:visited-style-name="Visited_20_Internet_20_Link"><text:span text:style-name="Definition"><text:span text:style-name="T5">KJV</text:span></text:span></text:a></text:p></text:note-body></text:note></text:span>.</text:p>
      <text:p text:style-name="P4">In Revelation 14 we are told of these 144,000 that: <text:span text:style-name="Bible_5f_text">“These are those who were not defiled with women, for they are virgins. These are those who follow the Lamb wherever he goes. These were redeemed by Jesus from among men, the first fruits to God and to the Lamb. In their mouth was found no lie, for they are blameless” </text:span><text:span text:style-name="Bible_5f_text"><text:note text:id="ftn548" text:note-class="footnote"><text:note-citation>548</text:note-citation><text:note-body><text:p text:style-name="Footnote"><text:span text:style-name="T5">Revelation 14:4-5 </text:span><text:a xlink:type="simple" xlink:href="https://www.biblegateway.com/passage/?search=Revelation+14%3A4-5&amp;version=WEB" text:style-name="Internet_20_link" text:visited-style-name="Visited_20_Internet_20_Link"><text:span text:style-name="Definition"><text:span text:style-name="T212">WEB</text:span></text:span></text:a></text:p></text:note-body></text:note></text:span>. And in Revelation 7 says that they are “of <text:span text:style-name="T844">ALL</text:span> the tribes of the children of Israel” <text:note text:id="ftn549" text:note-class="footnote"><text:note-citation>549</text:note-citation><text:note-body><text:p text:style-name="Footnote"><text:span text:style-name="T5">Revelation 7:4 </text:span><text:a xlink:type="simple" xlink:href="https://www.biblegateway.com/passage/?search=Revelation+7%3A4&amp;version=KJV" text:style-name="Internet_20_link" text:visited-style-name="Visited_20_Internet_20_Link"><text:span text:style-name="Definition"><text:span text:style-name="T5">KJV</text:span></text:span></text:a></text:p></text:note-body></text:note>. They are only Israelite males, twelve thousand from each tribe. <text:span text:style-name="T844">Listen</text:span>: Only from EACH tribe <text:soft-page-break/>of the CHILDREN of ISRAEL <text:note text:id="ftn550" text:note-class="footnote"><text:note-citation>550</text:note-citation><text:note-body><text:p text:style-name="Footnote"><text:a xlink:type="simple" xlink:href="https://biblehub.com/commentaries/pulpit/revelation/7.htm" text:style-name="Internet_20_link" text:visited-style-name="Visited_20_Internet_20_Link"><text:span text:style-name="Definition"><text:span text:style-name="T5">ComentariodePulpit.</text:span></text:span></text:a><text:span text:style-name="T5"> “Ewald believes that St. John wrote ΔΑΝ, and that MAN., the abbreviated form of "Manasses," was substituted by error”</text:span></text:p></text:note-body></text:note>. And speaking in past <text:span text:style-name="T844">tense</text:span>, and prophetically towards the future, <text:span text:style-name="T844">it</text:span> says that they will not have relations with women and will never lie.</text:p>
      <text:p text:style-name="P150">From what Jesus Christ tells us in Luke 13 <text:note text:id="ftn551" text:note-class="footnote"><text:note-citation>551</text:note-citation><text:note-body><text:p text:style-name="Footnote"><text:span text:style-name="T5">Luke 13:28 </text:span><text:a xlink:type="simple" xlink:href="https://www.biblegateway.com/passage/?search=Luke+13%3A28&amp;version=KJV" text:style-name="Internet_20_link" text:visited-style-name="Visited_20_Internet_20_Link"><text:span text:style-name="Definition"><text:span text:style-name="T5">KJV</text:span></text:span></text:a></text:p></text:note-body></text:note>, it follows that between these will be Abraham, Isaac, Jacob and all the prophets. It is possible that we can also count David among these FEW, if the old testament prophecies are going to be fulfilled literally. <text:span text:style-name="T845">A</text:span>nd <text:span text:style-name="T845">judging by </text:span>the archaeological evidence in Jerusalem, it can be believed that the <text:span text:style-name="T845">David’s </text:span>tomb is empty. So <text:span text:style-name="T845">it’s </text:span>possibly <text:span text:style-name="T845">that </text:span>David <text:span text:style-name="T845">was one of</text:span> those who <text:span text:style-name="T845">people </text:span>saw walking through Jerusalem after the resurrection of Jesus Christ, according to Matthew 27. Only that when our Lord returns, <text:span text:style-name="T845">the resurrected David </text:span>will <text:span text:style-name="T845">have</text:span> zero sex. Virgin. Zero wives.</text:p>
      <text:p text:style-name="P4">The apostles are also among the 144,000. According to Matthew 28 <text:span text:style-name="Bible_5f_text">“Jesus said unto them, Verily I say unto you, That ye which have followed me, in the regeneration when the Son of man shall sit in the throne of his glory, ye also shall sit upon twelve thrones, judging the twelve tribes of Israel” </text:span><text:span text:style-name="Bible_5f_text"><text:note text:id="ftn552" text:note-class="footnote"><text:note-citation>552</text:note-citation><text:note-body><text:p text:style-name="Footnote"><text:span text:style-name="T5">Matthew 19:28 </text:span><text:a xlink:type="simple" xlink:href="https://www.biblegateway.com/passage/?search=Matthew+19%3A28&amp;version=KJV" text:style-name="Internet_20_link" text:visited-style-name="Visited_20_Internet_20_Link"><text:span text:style-name="Definition"><text:span text:style-name="T5">KJV</text:span></text:span></text:a></text:p></text:note-body></text:note></text:span>. And it is very possible that they are already resurrected and with Jesus Christ in <text:span text:style-name="T846">these </text:span>heaven<text:span text:style-name="T846">s</text:span>. Th<text:span text:style-name="T846">ose</text:span> one<text:span text:style-name="T846">s</text:span> that ha<text:span text:style-name="T846">ve</text:span> clouds, <text:span text:style-name="T846">that can be seen,</text:span> and in Adam's time had waters below and waters above.</text:p>
      <text:p text:style-name="P151">Thus, many of these 144,000 are already resurrected and reigning with Jesus Christ from <text:span text:style-name="T847">today’s h</text:span>eaven<text:span text:style-name="T847">s</text:span>, and right now <text:span text:style-name="T847">it’s happening </text:span>what John prophesied in Revelation 6, that: <text:span text:style-name="Bible_5f_text">“They cried with a loud voice, saying, How long, Master, the holy and true, until you judge and avenge our blood on those who dwell on the earth?” </text:span><text:span text:style-name="Bible_5f_text"><text:note text:id="ftn553" text:note-class="footnote"><text:note-citation>553</text:note-citation><text:note-body><text:p text:style-name="Footnote"><text:span text:style-name="T5">Revelation 6:10 </text:span><text:a xlink:type="simple" xlink:href="https://www.biblegateway.com/passage/?search=Revelation+6%3A10&amp;version=WEB" text:style-name="Internet_20_link" text:visited-style-name="Visited_20_Internet_20_Link"><text:span text:style-name="Definition"><text:span text:style-name="T213">WEB</text:span></text:span></text:a></text:p></text:note-body></text:note></text:span>. But they <text:span text:style-name="T847">have </text:span>not <text:span text:style-name="T847">yet </text:span>been sealed because they are not yet complete. And as some forget what the scriptures say, you have to remind them that only the alive, those who have a body and a mouth to speak, can cry out, can think, <text:span text:style-name="T847">or</text:span> praise. And to be in <text:span text:style-name="T847">today’s h</text:span>eaven<text:span text:style-name="T847">s</text:span> and be able to claim <text:span text:style-name="T847">one</text:span> needs to be resurrected, in body and Spirit. The rest <text:span text:style-name="T847">are </text:span>with <text:span text:style-name="T847">their</text:span> body <text:span text:style-name="T847">made</text:span> dust and <text:span text:style-name="T847">with their</text:span> spirit <text:span text:style-name="T847">completely</text:span> asleep.</text:p>
      <text:p text:style-name="P4">These 144,000 are the same ones mentioned in Revelation 20 when John says that: <text:span text:style-name="Bible_5f_text">“And I saw thrones, and they sat upon them, and judgment was given unto them: and I saw the souls of them that were beheaded for the witness of Jesus, and for the word of God, and which had not worshipped the beast, neither his image, neither had received his mark upon their foreheads, or in their hands; and they lived and reigned with Christ a thousand years” </text:span><text:span text:style-name="Bible_5f_text"><text:note text:id="ftn554" text:note-class="footnote"><text:note-citation>554</text:note-citation><text:note-body><text:p text:style-name="Footnote"><text:span text:style-name="T5">Revelation 20:4 </text:span><text:a xlink:type="simple" xlink:href="https://www.biblegateway.com/passage/?search=Revelation+20%3A4&amp;version=KJV" text:style-name="Internet_20_link" text:visited-style-name="Visited_20_Internet_20_Link"><text:span text:style-name="Definition"><text:span text:style-name="T5">KJV</text:span></text:span></text:a></text:p></text:note-body></text:note></text:span>.</text:p>
      <text:p text:style-name="P4">The rest of those who <text:span text:style-name="T848">BEGIN</text:span> the thousand years, according to Revelation 7, are a countless crowd, <text:span text:style-name="T848">a multitude</text:span>. <text:span text:style-name="T849">A m</text:span>ultitude over which the 144,000 reign, multitude <text:soft-page-break/>which John describes in Revelation 7 as <text:span text:style-name="Bible_5f_text">“These are the ones who come out of the great tribulation” </text:span><text:span text:style-name="Bible_5f_text"><text:note text:id="ftn555" text:note-class="footnote"><text:note-citation>555</text:note-citation><text:note-body><text:p text:style-name="Footnote"><text:span text:style-name="T5">Revelation 7:14 </text:span><text:a xlink:type="simple" xlink:href="https://www.biblegateway.com/passage/?search=Revelation+7%3A14&amp;version=NKJV" text:style-name="Internet_20_link" text:visited-style-name="Visited_20_Internet_20_Link"><text:span text:style-name="Definition"><text:span text:style-name="T5">NKJV</text:span></text:span></text:a></text:p></text:note-body></text:note></text:span>. And that they are <text:span text:style-name="Bible_5f_text">“a great multitude which no one could number, of all nations, tribes, peoples, and tongues" </text:span><text:span text:style-name="Bible_5f_text"><text:note text:id="ftn556" text:note-class="footnote"><text:note-citation>556</text:note-citation><text:note-body><text:p text:style-name="Footnote"><text:span text:style-name="T5">Revelation 7:9 </text:span><text:a xlink:type="simple" xlink:href="https://www.biblegateway.com/passage/?search=Revelation+7%3A9&amp;version=NKJV" text:style-name="Internet_20_link" text:visited-style-name="Visited_20_Internet_20_Link"><text:span text:style-name="Definition"><text:span text:style-name="T5">NKJV</text:span></text:span></text:a></text:p></text:note-body></text:note></text:span>.</text:p>
      <text:p text:style-name="P152">But only those 144,000 are resurrected, the rest are not. <text:span text:style-name="T849">T</text:span>he rest will die physically <text:span text:style-name="T849">as everyone does</text:span>. And this rest of those who <text:span text:style-name="T849">BEGIN</text:span> the thousand years, that great multitude of Revelation 7, only includes those <text:span text:style-name="Bible_5f_text">"who come out of the great tribulation” </text:span><text:span text:style-name="Bible_5f_text"><text:note text:id="ftn557" text:note-class="footnote"><text:note-citation>557</text:note-citation><text:note-body><text:p text:style-name="Footnote"><text:span text:style-name="T5">Revelation 7:14 </text:span><text:a xlink:type="simple" xlink:href="https://www.biblegateway.com/passage/?search=Revelation+7%3A14&amp;version=NKJV" text:style-name="Internet_20_link" text:visited-style-name="Visited_20_Internet_20_Link"><text:span text:style-name="Definition"><text:span text:style-name="T5">NKJV</text:span></text:span></text:a></text:p></text:note-body></text:note></text:span>. That great multitude does not include any person who has died physically. All the great multitude was alive physically when that "great tribulation" <text:span text:style-name="T849">started</text:span>, from which, according to Revelation 7, <text:span text:style-name="T849">they </text:span>"come <text:span text:style-name="T849">out</text:span>". Only <text:span text:style-name="T850">that </text:span>after finishing that great tribulation <text:span text:style-name="T850">they </text:span>will live <text:span text:style-name="T850">a little </text:span>longer than those who died before, <text:span text:style-name="T850">or during,</text:span> that great tribulation. As Isaiah 65 says, a person who dies at the age of 100 is considered a child, and people will live like the days of the trees <text:note text:id="ftn558" text:note-class="footnote"><text:note-citation>558</text:note-citation><text:note-body><text:p text:style-name="Footnote"><text:span text:style-name="T5">Isaiah 65:20,22 </text:span><text:a xlink:type="simple" xlink:href="https://www.biblegateway.com/passage/?search=Isaiah+65%3A20%2C22&amp;version=NKJV" text:style-name="Internet_20_link" text:visited-style-name="Visited_20_Internet_20_Link"><text:span text:style-name="Definition"><text:span text:style-name="T5">NKJV</text:span></text:span></text:a></text:p></text:note-body></text:note>.</text:p>
      <text:p text:style-name="P4">All 144,000 are sealed, appointed, chosen, BEFORE the trumpets <text:span text:style-name="T851">of</text:span> the book of Revelation. <text:span text:style-name="T851">At this time, </text:span>ALL <text:span text:style-name="T851">of the </text:span>physically resurrected are part of the 144,000. But NOT ALL 144,000 have died physically when the trumpets begin. That is to say that when <text:span text:style-name="T851">the </text:span>trumpets begin, NOT ALL of the 144,000 will have risen, most <text:span text:style-name="T851">of them, </text:span>but not all. Some are killed and resurrected DURING the <text:span text:style-name="T1593">first 6 </text:span>trumpets.</text:p>
      <text:p text:style-name="P153">This is why Revelation 20 describes some of the 144,000 as those <text:span text:style-name="T852">w</text:span>ho <text:span text:style-name="Bible_5f_text">“had not worshipped the beast, neither his image, neither had received his mark upon their foreheads, or in their hands” </text:span><text:span text:style-name="Bible_5f_text"><text:note text:id="ftn559" text:note-class="footnote"><text:note-citation>559</text:note-citation><text:note-body><text:p text:style-name="Footnote"><text:span text:style-name="T5">Revelation 20:4 </text:span><text:a xlink:type="simple" xlink:href="https://www.biblegateway.com/passage/?search=Revelation+20%3A4&amp;version=KJV" text:style-name="Internet_20_link" text:visited-style-name="Visited_20_Internet_20_Link"><text:span text:style-name="Definition"><text:span text:style-name="T5">KJV</text:span></text:span></text:a></text:p></text:note-body></text:note></text:span>. <text:span text:style-name="T853">ALL 144,00</text:span> <text:span text:style-name="T853">are</text:span> finally physically resurrected at the END of the sixth trumpet but BEFORE the <text:span text:style-name="T853">bowls</text:span>. This is what Revelation 14 <text:note text:id="ftn560" text:note-class="footnote"><text:note-citation>560</text:note-citation><text:note-body><text:p text:style-name="Footnote"><text:span text:style-name="T5">Revelation 14 </text:span><text:a xlink:type="simple" xlink:href="https://www.biblegateway.com/passage/?search=Revelation+14%3A1-5&amp;version=KJV" text:style-name="Internet_20_link" text:visited-style-name="Visited_20_Internet_20_Link"><text:span text:style-name="Definition"><text:span text:style-name="T5">KJV</text:span></text:span></text:a></text:p></text:note-body></text:note><text:s/><text:span text:style-name="T854">talks </text:span>about. In Revelation 7 they are marked, sealed and in Revelation 14 they are <text:span text:style-name="T854">ALL</text:span> resurrected. These are the Saints mentioned in Revelation 13 when it says that <text:span text:style-name="T854">to the</text:span> first beast <text:span text:style-name="Bible_5f_text">"was given unto him to make war with the saints, and to overcome them” </text:span><text:span text:style-name="Bible_5f_text"><text:note text:id="ftn561" text:note-class="footnote"><text:note-citation>561</text:note-citation><text:note-body><text:p text:style-name="Footnote"><text:span text:style-name="T5">Revelation 13:7 </text:span><text:a xlink:type="simple" xlink:href="https://www.biblegateway.com/passage/?search=Revelation+13%3A7&amp;version=KJV" text:style-name="Internet_20_link" text:visited-style-name="Visited_20_Internet_20_Link"><text:span text:style-name="Definition"><text:span text:style-name="T214">KJV</text:span></text:span></text:a></text:p></text:note-body></text:note></text:span>.</text:p>
      <text:p text:style-name="P154">And let's remember that those 144,00<text:span text:style-name="T855">0</text:span> do not include women. There are no women resurrected in the thousand years that Jesus Christ reigns along with those 144,000, those FEW. The ones <text:span text:style-name="T856">who are there,</text:span> <text:span text:style-name="T856">they </text:span>are all among the great <text:span text:style-name="T856">multitude</text:span> that is <text:span text:style-name="T856">normaly </text:span>dying. There are no virgin women resurrected and therefore no woman, virgin or not, who has died, can PRAY for <text:span text:style-name="T857">us mortals</text:span>. Every woman who has physically died has her body made dust and h<text:span text:style-name="T857">er</text:span> spirit well ASLEEP. Only until the thousand <text:span text:style-name="T858">years have EXPIRED, they </text:span>will be resurrected with the rest of humanity.</text:p>
      <text:p text:style-name="P155">Asking a woman who has physically died to PRAY for someone <text:span text:style-name="T858">to</text:span> the heavenly Father or <text:span text:style-name="T858">to</text:span> his Son Jesus Christ is simply <text:span text:style-name="T858">invoking</text:span> the dead. There are <text:span text:style-name="T859">NO</text:span> women resurrected <text:soft-page-break/>until the resurrection of ALL dead occurs, after the thousand years. <text:span text:style-name="T859">If</text:span> someone asks a woman who has died to please “<text:span text:style-name="T859">PRAY</text:span> for us sinners now, and at the hour of death”, <text:span text:style-name="T859">he</text:span> is <text:span text:style-name="T859">just</text:span> invoking a DEAD <text:span text:style-name="T860">person </text:span>and, according to the old testament, it is a sin punishable by physical death.</text:p>
      <text:p text:style-name="P156">Many <text:span text:style-name="T860">people </text:span>believe that just by following Jesus Christ, or being born again in the Spirit, or <text:span text:style-name="T860">by</text:span> d<text:span text:style-name="T1594">y</text:span><text:span text:style-name="T860">ing</text:span> for Jesus Christ, <text:span text:style-name="T860">that they </text:span>are on <text:span text:style-name="T860">the</text:span> list of those who will reign with Jesus Christ for a thousand years. It <text:span text:style-name="T860">may </text:span>be because they like to reign. But first you have to reign over Satan, sin and the world. First <text:span text:style-name="T860">you have to put </text:span>Satan at <text:span text:style-name="T860">your</text:span> feet. And that <text:span text:style-name="T860">it’s</text:span> only do<text:span text:style-name="T860">ne by</text:span> the Holy Spirit. And it’s a process. First you have to go through the ETERNAL FIRE. <text:span text:style-name="T861">To</text:span> those believers I recommend reading again the characteristics of <text:span text:style-name="T861">those </text:span>who are on the list that will reign with Jesus Christ.</text:p>
      <text:h text:style-name="P517" text:outline-level="4"><text:bookmark-start text:name="__RefHeading___Toc34907_4173466481"/>God's <text:span text:style-name="T862">Wrath</text:span>.<text:bookmark-end text:name="__RefHeading___Toc34907_4173466481"/></text:h>
      <text:p text:style-name="Text_20_body">There are only two ways to understand the processes of the book of Revelation called “seals”, “trumpets” and “bowls”: spiritually or physically. And by now it should be clear that <text:span text:style-name="T863">to </text:span>your host, <text:span text:style-name="T863">me,</text:span> Jose Luis Quiroga, <text:span text:style-name="T863">it </text:span>WAS the heavenly Father, the Holy Spirit and Life itself, <text:span text:style-name="T863">who</text:span> have <text:span text:style-name="T863">him </text:span>led to understand what the bible says as it’<text:span text:style-name="T863">s</text:span> <text:span text:style-name="T863">written</text:span>, <text:span text:style-name="T863">for as </text:span>hard as it may be to believe <text:span text:style-name="T863">it</text:span>. So this is not the exception: the processes described in the “seals”, the “trumpets” and the “cups”, as dramatic and catastrophic as they may seem, are <text:span text:style-name="T863">just </text:span>as they <text:span text:style-name="T863">are </text:span>described in the book.</text:p>
      <text:p text:style-name="P4">When Revelation 8 says that: <text:span text:style-name="Bible_5f_text">“the third part of trees was burnt up, and ALL green grass was burnt up” </text:span><text:span text:style-name="Bible_5f_text"><text:note text:id="ftn562" text:note-class="footnote"><text:note-citation>562</text:note-citation><text:note-body><text:p text:style-name="Footnote"><text:span text:style-name="T5">Revelation 8:7 </text:span><text:a xlink:type="simple" xlink:href="https://www.biblegateway.com/passage/?search=Revelation+8%3A7&amp;version=KJV" text:style-name="Internet_20_link" text:visited-style-name="Visited_20_Internet_20_Link"><text:span text:style-name="Definition"><text:span text:style-name="T5">KJV</text:span></text:span></text:a></text:p></text:note-body></text:note></text:span>, <text:span text:style-name="T863">what it</text:span> means is exactly that: that a third <text:span text:style-name="T863">part </text:span>of trees was burned and that ALL green grass was also burned.</text:p>
      <text:p text:style-name="P4">When <text:span text:style-name="T863">it</text:span> says that: <text:span text:style-name="Bible_5f_text">"the third part of the creatures which were in the sea, and had life, died” </text:span><text:span text:style-name="Bible_5f_text"><text:note text:id="ftn563" text:note-class="footnote"><text:note-citation>563</text:note-citation><text:note-body><text:p text:style-name="Footnote"><text:span text:style-name="T5">Revelation 8:9 </text:span><text:a xlink:type="simple" xlink:href="https://www.biblegateway.com/passage/?search=Revelation+8%3A9&amp;version=KJV" text:style-name="Internet_20_link" text:visited-style-name="Visited_20_Internet_20_Link"><text:span text:style-name="Definition"><text:span text:style-name="T5">KJV</text:span></text:span></text:a></text:p></text:note-body></text:note></text:span>, what it means is just that: that a third of what lived in the sea died.</text:p>
      <text:p text:style-name="P4">And when <text:span text:style-name="T864">it</text:span> says that the Sun and the Moon: <text:span text:style-name="Bible_5f_text">"the third part of them was darkened, and the day shone not for a third part of it, and the night likewise” </text:span><text:span text:style-name="Bible_5f_text"><text:note text:id="ftn564" text:note-class="footnote"><text:note-citation>564</text:note-citation><text:note-body><text:p text:style-name="Footnote"><text:span text:style-name="T5">Revelation 8:12 </text:span><text:a xlink:type="simple" xlink:href="https://www.biblegateway.com/passage/?search=Revelation+8%3A12&amp;version=KJV" text:style-name="Internet_20_link" text:visited-style-name="Visited_20_Internet_20_Link"><text:span text:style-name="Definition"><text:span text:style-name="T5">KJV</text:span></text:span></text:a></text:p></text:note-body></text:note></text:span>, guess what? That’s what it MEANS.</text:p>
      <text:p text:style-name="P4">The same thing happens when Revelation 9 says that for 5 months <text:span text:style-name="Bible_5f_text">“shall men seek death, and shall not find it; and shall desire to die, and death shall flee from them” </text:span><text:span text:style-name="Bible_5f_text"><text:note text:id="ftn565" text:note-class="footnote"><text:note-citation>565</text:note-citation><text:note-body><text:p text:style-name="Footnote"><text:span text:style-name="T5">Revelation 9:6 </text:span><text:a xlink:type="simple" xlink:href="https://www.biblegateway.com/passage/?search=Revelation+9%3A6&amp;version=KJV" text:style-name="Internet_20_link" text:visited-style-name="Visited_20_Internet_20_Link"><text:span text:style-name="Definition"><text:span text:style-name="T5">KJV</text:span></text:span></text:a></text:p></text:note-body></text:note></text:span>, or when <text:span text:style-name="T865">it</text:span> says that: <text:span text:style-name="T865">by plages </text:span><text:span text:style-name="Bible_5f_text">“was the third part of men killed” </text:span><text:span text:style-name="Bible_5f_text"><text:note text:id="ftn566" text:note-class="footnote"><text:note-citation>566</text:note-citation><text:note-body><text:p text:style-name="Footnote"><text:span text:style-name="T5">Revelation 9:18 </text:span><text:a xlink:type="simple" xlink:href="https://www.biblegateway.com/passage/?search=Revelation+9%3A18&amp;version=KJV" text:style-name="Internet_20_link" text:visited-style-name="Visited_20_Internet_20_Link"><text:span text:style-name="Definition"><text:span text:style-name="T5">KJV</text:span></text:span></text:a></text:p></text:note-body></text:note></text:span>, or when <text:span text:style-name="T865">it</text:span> says that those who remained alive: <text:span text:style-name="Bible_5f_text">“Neither repented they of their murders, nor of their </text:span><text:soft-page-break/><text:span text:style-name="Bible_5f_text">sorceries, nor of their fornication, nor of their thefts” </text:span><text:span text:style-name="Bible_5f_text"><text:note text:id="ftn567" text:note-class="footnote"><text:note-citation>567</text:note-citation><text:note-body><text:p text:style-name="Footnote"><text:span text:style-name="T5">Revelation 9:21 </text:span><text:a xlink:type="simple" xlink:href="https://www.biblegateway.com/passage/?search=Revelation+9%3A21&amp;version=KJV" text:style-name="Internet_20_link" text:visited-style-name="Visited_20_Internet_20_Link"><text:span text:style-name="Definition"><text:span text:style-name="T5">KJV</text:span></text:span></text:a></text:p></text:note-body></text:note></text:span>. <text:span text:style-name="T865">The </text:span>interpretation is direct. There is nothing to interpret.</text:p>
      <text:p text:style-name="P4">And that's just on the trumpets. Then come the <text:span text:style-name="T865">bowls</text:span>.</text:p>
      <text:p text:style-name="P157">In Revelation 16 it says that the sea <text:span text:style-name="Bible_5f_text">“became as the blood of a dead man: and EVERY living soul DIED in the sea” </text:span><text:span text:style-name="Bible_5f_text"><text:note text:id="ftn568" text:note-class="footnote"><text:note-citation>568</text:note-citation><text:note-body><text:p text:style-name="Footnote"><text:span text:style-name="T5">Revelation 16:3 </text:span><text:a xlink:type="simple" xlink:href="https://www.biblegateway.com/passage/?search=Revelation+16%3A3&amp;version=KJV" text:style-name="Internet_20_link" text:visited-style-name="Visited_20_Internet_20_Link"><text:span text:style-name="Definition"><text:span text:style-name="T5">KJV</text:span></text:span></text:a></text:p></text:note-body></text:note></text:span>. It also says that <text:span text:style-name="Bible_5f_text">"the rivers and fountains of waters; and they became blood” </text:span><text:span text:style-name="Bible_5f_text"><text:note text:id="ftn569" text:note-class="footnote"><text:note-citation>569</text:note-citation><text:note-body><text:p text:style-name="Footnote"><text:span text:style-name="T5">Revelation 16:4 </text:span><text:a xlink:type="simple" xlink:href="https://www.biblegateway.com/passage/?search=Revelation+16%3A4&amp;version=KJV" text:style-name="Internet_20_link" text:visited-style-name="Visited_20_Internet_20_Link"><text:span text:style-name="Definition"><text:span text:style-name="T5">KJV</text:span></text:span></text:a></text:p></text:note-body></text:note></text:span>. And that after this, 3 <text:span text:style-name="T866">evil</text:span> spirits <text:span text:style-name="T866">went </text:span><text:span text:style-name="Bible_5f_text">"working miracles, which go forth unto the kings of the earth and of the whole world, to gather them to the battle of that great day of God Almighty” </text:span><text:span text:style-name="Bible_5f_text"><text:note text:id="ftn570" text:note-class="footnote"><text:note-citation>570</text:note-citation><text:note-body><text:p text:style-name="Footnote"><text:span text:style-name="T5">Revelation 16:14 </text:span><text:a xlink:type="simple" xlink:href="https://www.biblegateway.com/passage/?search=Revelation+16%3A14&amp;version=KJV" text:style-name="Internet_20_link" text:visited-style-name="Visited_20_Internet_20_Link"><text:span text:style-name="Definition"><text:span text:style-name="T5">KJV</text:span></text:span></text:a></text:p></text:note-body></text:note></text:span>. Another world war between 3 great powers.</text:p>
      <text:p text:style-name="P4">But the thing doesn’t end there, because later <text:span text:style-name="T867">it</text:span> says that <text:span text:style-name="Bible_5f_text">"there was a great earthquake, such as was NOT SINCE men were upon the earth” </text:span><text:span text:style-name="Bible_5f_text"><text:note text:id="ftn571" text:note-class="footnote"><text:note-citation>571</text:note-citation><text:note-body><text:p text:style-name="Footnote"><text:span text:style-name="T5">Revelation 16:18 </text:span><text:a xlink:type="simple" xlink:href="https://www.biblegateway.com/passage/?search=Revelation+16%3A18&amp;version=KJV" text:style-name="Internet_20_link" text:visited-style-name="Visited_20_Internet_20_Link"><text:span text:style-name="Definition"><text:span text:style-name="T5">KJV</text:span></text:span></text:a></text:p></text:note-body></text:note></text:span><text:s/>and that <text:span text:style-name="Bible_5f_text">“the cities of the nations collapsed” </text:span><text:span text:style-name="Bible_5f_text"><text:note text:id="ftn572" text:note-class="footnote"><text:note-citation>572</text:note-citation><text:note-body><text:p text:style-name="Footnote"><text:span text:style-name="T5">Revelation 16:19 </text:span><text:a xlink:type="simple" xlink:href="https://www.biblegateway.com/passage/?search=Revelation+16%3A19&amp;version=NET" text:style-name="Internet_20_link" text:visited-style-name="Visited_20_Internet_20_Link"><text:span text:style-name="Definition"><text:span text:style-name="T5">NET</text:span></text:span></text:a></text:p></text:note-body></text:note></text:span><text:s/>and that <text:span text:style-name="Bible_5f_text">“</text:span><text:span text:style-name="Bible_5f_text"><text:span text:style-name="T867">EVERY</text:span></text:span><text:span text:style-name="Bible_5f_text"> island fled away, and the mountains were not found” </text:span><text:span text:style-name="Bible_5f_text"><text:note text:id="ftn573" text:note-class="footnote"><text:note-citation>573</text:note-citation><text:note-body><text:p text:style-name="Footnote"><text:span text:style-name="T5">Revelation 16:20 </text:span><text:a xlink:type="simple" xlink:href="https://www.biblegateway.com/passage/?search=Revelation+16%3A20&amp;version=KJV" text:style-name="Internet_20_link" text:visited-style-name="Visited_20_Internet_20_Link"><text:span text:style-name="Definition"><text:span text:style-name="T5">KJV</text:span></text:span></text:a></text:p></text:note-body></text:note></text:span>. An earthquake like it has NEVER been since men have been upon the earth, in which the cities of the world COLLAPSE.</text:p>
      <text:p text:style-name="P158">But it doesn't end there either. After that <text:span text:style-name="Bible_5f_text">“there fell upon men a great hail out of heaven, every stone about the weight of a talent” </text:span><text:span text:style-name="Bible_5f_text"><text:note text:id="ftn574" text:note-class="footnote"><text:note-citation>574</text:note-citation><text:note-body><text:p text:style-name="Footnote"><text:span text:style-name="T5">Revelation 16:21 </text:span><text:a xlink:type="simple" xlink:href="https://www.biblegateway.com/passage/?search=Revelation+16%3A21&amp;version=KJV" text:style-name="Internet_20_link" text:visited-style-name="Visited_20_Internet_20_Link"><text:span text:style-name="Definition"><text:span text:style-name="T215">KJV</text:span></text:span></text:a></text:p></text:note-body></text:note></text:span>. And <text:span text:style-name="T868">in this case</text:span> the interpretation may be somewhat different because the greek word is “talantiaios” that translates talent, and in John's time there were several <text:span text:style-name="T868">kinds of </text:span>talent. It is possible that it refers to different value<text:span text:style-name="T868">s b</text:span>etween 32 kilo<text:span text:style-name="T868">grams</text:span> or 59 kilo<text:span text:style-name="T868">grams</text:span>. But let's say more than 32 kilo<text:span text:style-name="T868">grams</text:span>. <text:span text:style-name="T869">A</text:span> hail like bowling balls, which also have different value<text:span text:style-name="T869">s o</text:span>f weight.</text:p>
      <text:p text:style-name="P158">Revelation 16 also says that those who <text:span text:style-name="T869">survived the h</text:span>ailstorm, which won't be many, because if a bowling ball falls on <text:span text:style-name="T869">someone,</text:span> the thing seems deadly, say a few thousand people, what did they do? They BLASPHEMED against God <text:note text:id="ftn575" text:note-class="footnote"><text:note-citation>575</text:note-citation><text:note-body><text:p text:style-name="Footnote"><text:span text:style-name="T5">Revelation 16:21 </text:span><text:a xlink:type="simple" xlink:href="https://www.biblegateway.com/passage/?search=Revelation+16%3A21&amp;version=NKJV" text:style-name="Internet_20_link" text:visited-style-name="Visited_20_Internet_20_Link"><text:span text:style-name="Definition"><text:span text:style-name="T5">NKJV</text:span></text:span></text:a></text:p></text:note-body></text:note>. But, says Revelation 19, that <text:span text:style-name="T869">all of </text:span>those <text:span text:style-name="T869">survivors</text:span> <text:span text:style-name="Bible_5f_text">“were slain with the sword of him that sat upon the horse, which sword proceeded out of his mouth: and all the fowls were filled with their flesh” </text:span><text:span text:style-name="Bible_5f_text"><text:note text:id="ftn576" text:note-class="footnote"><text:note-citation>576</text:note-citation><text:note-body><text:p text:style-name="Footnote"><text:span text:style-name="T5">Revelation 19:21 </text:span><text:a xlink:type="simple" xlink:href="https://www.biblegateway.com/passage/?search=Revelation+19%3A21&amp;version=KJV" text:style-name="Internet_20_link" text:visited-style-name="Visited_20_Internet_20_Link"><text:span text:style-name="Definition"><text:span text:style-name="T5">KJV</text:span></text:span></text:a></text:p></text:note-body></text:note></text:span>.</text:p>
      <text:p text:style-name="P158">The book of Revelation teaches us that the final process before beginning the thousand years of peace consists of 7 “seals”, where the 7th seal corresponds to a process that is divided into 7 “trumpets”, and the 7th trumpet corresponds to a process that is divided into 7 “bowl<text:span text:style-name="T869">s</text:span>”. The bible also teaches us that the 7 trumpets, that is, the first 6 trumpets and all the “bowl<text:span text:style-name="T869">s</text:span>” correspond to a process called "God's wrath”. The wrath of God corresponds to the “trumpets” and <text:span text:style-name="T869">the “</text:span>bowls”.</text:p>
      <text:p text:style-name="P159"><text:soft-page-break/>Of those who begin to receive the wrath, in the end, after the wrath, after the “trumpets” and the “bowls”, <text:span text:style-name="T869">NO ONE,</text:span> none, <text:span text:style-name="T869">are </text:span>left physically alive. EVERYONE dies physically, one way or another. <text:span text:style-name="T870">A</text:span>nd I insist in <text:span text:style-name="T870">a</text:span> physical <text:span text:style-name="T870">death</text:span>, because <text:span text:style-name="T870">let’s remember that </text:span>before the <text:span text:style-name="T870">wrath</text:span> started they were already spiritually dead. Some <text:span text:style-name="T871">people</text:span>, after <text:span text:style-name="T871">the beginning of </text:span>the <text:span text:style-name="T871">wrath</text:span>, are born spiritually, but they are physically killed, just for being born in the spirit. They kill them before starting the "<text:span text:style-name="T871">bowls</text:span>", the final part of wrath, the seventh trumpet. Of those born again, who are killed, says Revelation 14 that <text:span text:style-name="Bible_5f_text">"Blessed are the dead which die in the Lord from henceforth” </text:span><text:span text:style-name="Bible_5f_text"><text:note text:id="ftn577" text:note-class="footnote"><text:note-citation>577</text:note-citation><text:note-body><text:p text:style-name="Footnote"><text:span text:style-name="T5">Revelation 14:13 </text:span><text:a xlink:type="simple" xlink:href="https://www.biblegateway.com/passage/?search=Revelation+14%3A13&amp;version=KJV" text:style-name="Internet_20_link" text:visited-style-name="Visited_20_Internet_20_Link"><text:span text:style-name="Definition"><text:span text:style-name="T216">KJV</text:span></text:span></text:a></text:p></text:note-body></text:note></text:span>. And of those <text:span text:style-name="T871">blessed</text:span> ones who die during the first 6 trumpets <text:span text:style-name="T871">by cause </text:span>of following Jesus Christ, <text:span text:style-name="T871">even more blessed </text:span>are those <text:span text:style-name="T871">jewish men </text:span>who die with their throats cut, because they are part of the 144,000 who were already chosen since The Wrath of God began.</text:p>
      <text:p text:style-name="P4">Perhaps because of this great suffering and death, just before <text:span text:style-name="T872">the </text:span>begin<text:span text:style-name="T872">ning of</text:span> the seventh seal, that is, before all the trumpets and all the bowls, says Revelation 6 that: <text:span text:style-name="Bible_5f_text">“the kings of the earth, and the great men, and the rich men, and the chief captains, and the mighty men, and every bondman, and every free man” </text:span><text:span text:style-name="Bible_5f_text"><text:span text:style-name="T872">and </text:span></text:span><text:span text:style-name="Bible_5f_text">“said to the mountains and rocks, Fall on us, and hide us from the face of him that sitteth on the throne, and from the </text:span><text:span text:style-name="Bible_5f_text"><text:span text:style-name="T1594">WRATH</text:span></text:span><text:span text:style-name="Bible_5f_text"> of the Lamb: For the great day of his wrath is come; and who shall be able to stand?” </text:span><text:span text:style-name="Bible_5f_text"><text:note text:id="ftn578" text:note-class="footnote"><text:note-citation>578</text:note-citation><text:note-body><text:p text:style-name="Footnote"><text:span text:style-name="T5">Revelation 6:15-17 </text:span><text:a xlink:type="simple" xlink:href="https://www.biblegateway.com/passage/?search=Revelation+6%3A15-17&amp;version=KJV" text:style-name="Internet_20_link" text:visited-style-name="Visited_20_Internet_20_Link"><text:span text:style-name="Definition"><text:span text:style-name="T5">KJV</text:span></text:span></text:a></text:p></text:note-body></text:note></text:span>. <text:span text:style-name="T872">The wrath of the Lamb. </text:span>The trumpets and <text:span text:style-name="T872">the </text:span>bowls are that wrath of God.</text:p>
      <text:p text:style-name="P4">And for this host it is logically inconsistent, incoherent, incongruous to believe that while <text:span text:style-name="T874">all </text:span>these <text:span text:style-name="T874">dramatic </text:span>things are happening people <text:span text:style-name="T873">would be</text:span> <text:span text:style-name="Bible_5f_text">“eating and drinking, marrying and giving in marriage” </text:span><text:span text:style-name="Bible_5f_text"><text:note text:id="ftn579" text:note-class="footnote"><text:note-citation>579</text:note-citation><text:note-body><text:p text:style-name="Footnote"><text:span text:style-name="T5">Matthew 24:38 </text:span><text:a xlink:type="simple" xlink:href="https://www.biblegateway.com/passage/?search=Matthew+24%3A38&amp;version=KJV" text:style-name="Internet_20_link" text:visited-style-name="Visited_20_Internet_20_Link"><text:span text:style-name="Definition"><text:span text:style-name="T5">KJV</text:span></text:span></text:a></text:p></text:note-body></text:note></text:span>, as says our Lord Jesus Christ, according to Matthew 24, that it will be at the time <text:span text:style-name="T874">He </text:span>come<text:span text:style-name="T874">s</text:span> back. Or that people, <text:span text:style-name="T874">they</text:span> <text:span text:style-name="Bible_5f_text">“eat, they drank, they bought, they sold, they planted, they builded” </text:span><text:span text:style-name="Bible_5f_text"><text:note text:id="ftn580" text:note-class="footnote"><text:note-citation>580</text:note-citation><text:note-body><text:p text:style-name="Footnote"><text:span text:style-name="T5">Luke 17:28 </text:span><text:a xlink:type="simple" xlink:href="https://www.biblegateway.com/passage/?search=Luke+17%3A28&amp;version=KJV" text:style-name="Internet_20_link" text:visited-style-name="Visited_20_Internet_20_Link"><text:span text:style-name="Definition"><text:span text:style-name="T217">KJV</text:span></text:span></text:a></text:p></text:note-body></text:note></text:span>, as Jesus Christ says, according to Luke 17.</text:p>
      <text:p text:style-name="P160">When there is no water <text:span text:style-name="T874">to </text:span>drink, <text:span text:style-name="T874">when </text:span>everything in the sea is dead, <text:span text:style-name="T874">and </text:span>there is no good light neither in the day nor in the night, and there is another world war, people will not be thinking of getting married or planting or building or drinking. People will be thinking about how to survive, and according to what <text:span text:style-name="T875">t</text:span>he same book <text:span text:style-name="T875">tells us:</text:span> <text:span text:style-name="Bible_5f_text">"Neither repented they of their murders, nor of their sorceries, nor of their fornication, nor of their thefts” </text:span><text:span text:style-name="Bible_5f_text"><text:note text:id="ftn581" text:note-class="footnote"><text:note-citation>581</text:note-citation><text:note-body><text:p text:style-name="Footnote"><text:span text:style-name="T5">Revelation 9:21 </text:span><text:a xlink:type="simple" xlink:href="https://www.biblegateway.com/passage/?search=Revelation+9%3A21&amp;version=KJV" text:style-name="Internet_20_link" text:visited-style-name="Visited_20_Internet_20_Link"><text:span text:style-name="Definition"><text:span text:style-name="T5">KJV</text:span></text:span></text:a></text:p></text:note-body></text:note></text:span>. <text:span text:style-name="T875">Oh, and </text:span>with except<text:span text:style-name="T875">ion</text:span> <text:span text:style-name="T875">of</text:span> the few <text:span text:style-name="T875">people </text:span>who die believing in Jesus Christ during the first 6 trumpets, ALL <text:span text:style-name="T876">those </text:span>who are left alive after each plague, physically <text:span text:style-name="T876">alive</text:span> because spiritually they are dead, they will also blaspheme against God.</text:p>
      <text:p text:style-name="P4"><text:soft-page-break/>It is also very hard to believe that all the "trumpets" and "bowls" take place <text:span text:style-name="Bible_5f_text">"as the lightning cometh out of the east, and shineth even unto the west” </text:span><text:span text:style-name="Bible_5f_text"><text:note text:id="ftn582" text:note-class="footnote"><text:note-citation>582</text:note-citation><text:note-body><text:p text:style-name="Footnote"><text:span text:style-name="T5">Matthew 24:27 </text:span><text:a xlink:type="simple" xlink:href="https://www.biblegateway.com/passage/?search=Matthew+24%3A27&amp;version=KJV" text:style-name="Internet_20_link" text:visited-style-name="Visited_20_Internet_20_Link"><text:span text:style-name="Definition"><text:span text:style-name="T5">KJV</text:span></text:span></text:a></text:p></text:note-body></text:note></text:span>, as Jesus Christ tells us that it will be <text:span text:style-name="T876">when He </text:span>return<text:span text:style-name="T876">s,</text:span> according to Matthew 24. Those “trumpets” and those “bowls” <text:span text:style-name="T876">take</text:span> <text:span text:style-name="T876">quite some</text:span> <text:span text:style-name="T876">time</text:span>. <text:span text:style-name="T876">S</text:span>omething has already <text:span text:style-name="T876">happened</text:span> before the <text:span text:style-name="T876">W</text:span>rath of God.</text:p>
      <text:h text:style-name="P517" text:outline-level="4"><text:bookmark-start text:name="__RefHeading___Toc34909_4173466481"/><text:span text:style-name="T878">Caught up</text:span>.<text:bookmark-end text:name="__RefHeading___Toc34909_4173466481"/></text:h>
      <text:p text:style-name="P504"><text:span text:style-name="T5">Paul says in 1 Thessalonians 4 that: those who are alive, when Jesus Christ returns, </text:span><text:span text:style-name="Bible_5f_text"><text:span text:style-name="T5">“</text:span></text:span><text:span text:style-name="Bible_5f_text"><text:span text:style-name="T218">s</text:span></text:span><text:span text:style-name="Bible_5f_text">hall be caught up together with them in the clouds, </text:span><text:span text:style-name="Bible_5f_text"><text:span text:style-name="T877">TO</text:span></text:span><text:span text:style-name="Bible_5f_text"> </text:span><text:span text:style-name="Bible_5f_text"><text:span text:style-name="T877">MEET</text:span></text:span><text:span text:style-name="Bible_5f_text"> the Lord in the air: and so shall we ever be with the Lord</text:span><text:span text:style-name="Bible_5f_text"><text:span text:style-name="T5">” </text:span></text:span><text:span text:style-name="Bible_5f_text"><text:span text:style-name="T5"><text:note text:id="ftn583" text:note-class="footnote"><text:note-citation>583</text:note-citation><text:note-body><text:p text:style-name="Footnote"><text:span text:style-name="T5">1 Thessalonians 4:17 </text:span><text:a xlink:type="simple" xlink:href="https://www.biblegateway.com/passage/?search=1+Thessalonians+4%3A17&amp;version=KJV" text:style-name="Internet_20_link" text:visited-style-name="Visited_20_Internet_20_Link"><text:span text:style-name="Definition"><text:span text:style-name="T5">KJV</text:span></text:span></text:a><text:span text:style-name="Definition"><text:span text:style-name="T5"> </text:span></text:span><text:a xlink:type="simple" xlink:href="https://biblehub.com/greek/529.htm" text:style-name="Internet_20_link" text:visited-style-name="Visited_20_Internet_20_Link"><text:span text:style-name="Definition"><text:span text:style-name="T218">G529</text:span></text:span></text:a></text:p></text:note-body></text:note></text:span></text:span><text:span text:style-name="T5">. </text:span><text:span text:style-name="T220">I</text:span><text:span text:style-name="T218">n th</text:span><text:span text:style-name="T220">is</text:span><text:span text:style-name="T218"> verse </text:span><text:span text:style-name="T220">t</text:span><text:span text:style-name="T218">he Strong code behind the “TO MEET” is G529 that, according to biblehub, is also used as “</text:span><text:span text:style-name="T5">TO RECEIVE” </text:span><text:span text:style-name="T218">in a reception</text:span><text:span text:style-name="T5">, that is, </text:span><text:span text:style-name="T219">as </text:span><text:span text:style-name="T5">to return later with Jesus Christ once the reception is over.</text:span></text:p>
      <text:p text:style-name="P161">Paul also says in Romans 5 <text:span text:style-name="T879">about </text:span><text:span text:style-name="T880">us</text:span> believers in Jesus Christ that <text:span text:style-name="Bible_5f_text">"now justified by his blood, we shall be saved from </text:span><text:span text:style-name="Bible_5f_text"><text:span text:style-name="T880">WRATH</text:span></text:span><text:span text:style-name="Bible_5f_text"> through him” </text:span><text:span text:style-name="Bible_5f_text"><text:note text:id="ftn584" text:note-class="footnote"><text:note-citation>584</text:note-citation><text:note-body><text:p text:style-name="Footnote"><text:span text:style-name="T5">Romans 5:9 </text:span><text:a xlink:type="simple" xlink:href="https://www.biblegateway.com/passage/?search=Romans+5%3A9&amp;version=KJV" text:style-name="Internet_20_link" text:visited-style-name="Visited_20_Internet_20_Link"><text:span text:style-name="Definition"><text:span text:style-name="T5">KJV</text:span></text:span></text:a></text:p></text:note-body></text:note></text:span>. And in 1 Thessalonians 5 it says, <text:span text:style-name="Bible_5f_text">"For God hath </text:span><text:span text:style-name="Bible_5f_text"><text:span text:style-name="T881">NOT</text:span></text:span><text:span text:style-name="Bible_5f_text"> appointed us to </text:span><text:span text:style-name="Bible_5f_text"><text:span text:style-name="T881">WRATH</text:span></text:span><text:span text:style-name="Bible_5f_text">, but to obtain salvation by our Lord Jesus Christ” </text:span><text:span text:style-name="Bible_5f_text"><text:note text:id="ftn585" text:note-class="footnote"><text:note-citation>585</text:note-citation><text:note-body><text:p text:style-name="Footnote"><text:span text:style-name="T5">1 Thessalonians 5:9 </text:span><text:a xlink:type="simple" xlink:href="https://www.biblegateway.com/passage/?search=1+Thessalonians+5%3A9&amp;version=KJV" text:style-name="Internet_20_link" text:visited-style-name="Visited_20_Internet_20_Link"><text:span text:style-name="Definition"><text:span text:style-name="T5">KJV</text:span></text:span></text:a></text:p></text:note-body></text:note></text:span>. And in 1 Thessalonians 1 <text:span text:style-name="T882">it</text:span> <text:span text:style-name="T882">says:</text:span> <text:span text:style-name="Bible_5f_text">“And to wait for his Son from heaven, whom he raised from the dead, even Jesus, which delivered us from the </text:span><text:span text:style-name="Bible_5f_text"><text:span text:style-name="T883">WRATH</text:span></text:span><text:span text:style-name="Bible_5f_text"> to come” </text:span><text:span text:style-name="Bible_5f_text"><text:note text:id="ftn586" text:note-class="footnote"><text:note-citation>586</text:note-citation><text:note-body><text:p text:style-name="Footnote"><text:span text:style-name="T5">1 Thessalonians 1:10 </text:span><text:a xlink:type="simple" xlink:href="https://www.biblegateway.com/passage/?search=1+Thessalonians+1%3A10&amp;version=KJV" text:style-name="Internet_20_link" text:visited-style-name="Visited_20_Internet_20_Link"><text:span text:style-name="Definition"><text:span text:style-name="T5">KJV</text:span></text:span></text:a></text:p></text:note-body></text:note></text:span>. Of the <text:span text:style-name="T882">WRATH</text:span> that is to come. When? Well, just when <text:span text:style-name="T883">Jesus</text:span> comes back, that's why he talks about waiting for his Son. That is why in Romans 2 it tells us about <text:span text:style-name="Bible_5f_text">"the day of </text:span><text:span text:style-name="Bible_5f_text"><text:span text:style-name="T883">WRATH</text:span></text:span><text:span text:style-name="Bible_5f_text"> and revelation of the righteous judgment of God” </text:span><text:span text:style-name="Bible_5f_text"><text:note text:id="ftn587" text:note-class="footnote"><text:note-citation>587</text:note-citation><text:note-body><text:p text:style-name="Footnote"><text:span text:style-name="T5">Romans 2 </text:span><text:a xlink:type="simple" xlink:href="https://www.biblegateway.com/passage/?search=Romans+2%3A5&amp;version=KJV" text:style-name="Internet_20_link" text:visited-style-name="Visited_20_Internet_20_Link"><text:span text:style-name="Definition"><text:span text:style-name="T5">KJV</text:span></text:span></text:a></text:p></text:note-body></text:note></text:span>. <text:span text:style-name="T883">D</text:span>ay that doesn't last long <text:span text:style-name="Bible_5f_text">“For his </text:span><text:span text:style-name="Bible_5f_text"><text:span text:style-name="T883">ANGER</text:span></text:span><text:span text:style-name="Bible_5f_text"> is but for a </text:span><text:span text:style-name="Bible_5f_text"><text:span text:style-name="T883">MOMENT</text:span></text:span><text:span text:style-name="Bible_5f_text">. His favor is for a </text:span><text:span text:style-name="Bible_5f_text"><text:span text:style-name="T883">LIFETIME</text:span></text:span><text:span text:style-name="Bible_5f_text">” </text:span><text:span text:style-name="Bible_5f_text"><text:note text:id="ftn588" text:note-class="footnote"><text:note-citation>588</text:note-citation><text:note-body><text:p text:style-name="Footnote"><text:span text:style-name="T5">Psalms 30:5 </text:span><text:a xlink:type="simple" xlink:href="https://www.biblegateway.com/passage/?search=Psalms+30%3A5&amp;version=WEB" text:style-name="Internet_20_link" text:visited-style-name="Visited_20_Internet_20_Link"><text:span text:style-name="T221">WEB</text:span></text:a></text:p></text:note-body></text:note></text:span>, that says Psalm 30. A little over 3 and a half years of <text:span text:style-name="T883">wrath</text:span>. <text:span text:style-name="T883">S</text:span>ay about 4 to 6 years of <text:span text:style-name="T883">wrath</text:span>. While his favor lasts for a lifetime, and let us remember that life in Christ Jesus is ETERNAL.</text:p>
      <text:p text:style-name="P162">Thus, while those who have been <text:span text:style-name="T884">c</text:span><text:span text:style-name="T878">aught up</text:span> are receiving Jesus Christ the rest are under the wrath of God. Receiving trumpets and bowls.</text:p>
      <text:p text:style-name="P456"><text:span text:style-name="T5">Those chosen by Jesus Christ are raptured or taken as it says in Matthew 24: </text:span><text:span text:style-name="Bible_5f_text"><text:span text:style-name="T5">“two men will be in the field: one will be taken and one will be left. Two women will be grinding at the mill: one will be taken and one will be left. Watch therefore, for you don’t know in what hour your Lord comes” </text:span></text:span><text:span text:style-name="Bible_5f_text"><text:span text:style-name="T5"><text:note text:id="ftn589" text:note-class="footnote"><text:note-citation>589</text:note-citation><text:note-body><text:p text:style-name="Footnote"><text:span text:style-name="T5">Matthew 24:38-42 </text:span><text:a xlink:type="simple" xlink:href="https://www.biblegateway.com/passage/?search=Matthew+24%3A38-42&amp;version=WEB" text:style-name="Internet_20_link" text:visited-style-name="Visited_20_Internet_20_Link"><text:span text:style-name="Definition"><text:span text:style-name="T222">WEB</text:span></text:span></text:a></text:p></text:note-body></text:note></text:span></text:span><text:span text:style-name="T5">. Or in Luke 17 when he says, </text:span><text:span text:style-name="Bible_5f_text"><text:span text:style-name="T5">"in that night there will be two people in one bed. One will be taken and the other will be left” </text:span></text:span><text:span text:style-name="Bible_5f_text"><text:span text:style-name="T5"><text:note text:id="ftn590" text:note-class="footnote"><text:note-citation>590</text:note-citation><text:note-body><text:p text:style-name="Footnote"><text:span text:style-name="T5">Luke 17:34 </text:span><text:a xlink:type="simple" xlink:href="https://www.biblegateway.com/passage/?search=Luke+17%3A34&amp;version=WEB" text:style-name="Internet_20_link" text:visited-style-name="Visited_20_Internet_20_Link"><text:span text:style-name="Definition"><text:span text:style-name="T222">WEB</text:span></text:span></text:a></text:p></text:note-body></text:note></text:span></text:span><text:span text:style-name="T5">. And this will happen </text:span><text:span text:style-name="Bible_5f_text"><text:span text:style-name="T5">“</text:span></text:span><text:span text:style-name="Bible_5f_text"><text:span text:style-name="T222">a</text:span></text:span><text:span text:style-name="Bible_5f_text">s the lightning flashes from the east, and is seen even to the west, so will the coming of the Son of Man be</text:span><text:span text:style-name="Bible_5f_text"><text:span text:style-name="T5">” </text:span></text:span><text:span text:style-name="Bible_5f_text"><text:span text:style-name="T5"><text:note text:id="ftn591" text:note-class="footnote"><text:note-citation>591</text:note-citation><text:note-body><text:p text:style-name="Footnote"><text:span text:style-name="T5">Matthew 24:27 </text:span><text:a xlink:type="simple" xlink:href="https://www.biblegateway.com/passage/?search=Matthew+24%3A27&amp;version=WEB" text:style-name="Internet_20_link" text:visited-style-name="Visited_20_Internet_20_Link"><text:span text:style-name="Definition"><text:span text:style-name="T222">WEB</text:span></text:span></text:a></text:p></text:note-body></text:note></text:span></text:span><text:span text:style-name="T5">.</text:span></text:p>
      <text:p text:style-name="P456"><text:soft-page-break/><text:span text:style-name="T222">Like t</text:span><text:span text:style-name="T5">his will be the day of his return. A day that lasts a thousand years because Peter explains that: </text:span><text:span text:style-name="Bible_5f_text"><text:span text:style-name="T5">“</text:span></text:span><text:span text:style-name="Bible_5f_text"><text:span text:style-name="T222">o</text:span></text:span><text:span text:style-name="Bible_5f_text">ne day is with the Lord as a thousand years, and a thousand years as one day</text:span><text:span text:style-name="Bible_5f_text"><text:span text:style-name="T5">” </text:span></text:span><text:span text:style-name="Bible_5f_text"><text:span text:style-name="T5"><text:note text:id="ftn592" text:note-class="footnote"><text:note-citation>592</text:note-citation><text:note-body><text:p text:style-name="Footnote"><text:span text:style-name="T5">2 Peter 3:8 </text:span><text:a xlink:type="simple" xlink:href="https://www.biblegateway.com/passage/?search=2+Peter+3%3A8&amp;version=KJV" text:style-name="Internet_20_link" text:visited-style-name="Visited_20_Internet_20_Link"><text:span text:style-name="Definition"><text:span text:style-name="T5">KJV</text:span></text:span></text:a></text:p></text:note-body></text:note></text:span></text:span><text:span text:style-name="T5">. And those who live that day will always be before the Lord, because Jesus Christ will be reigning, from the temple described in Ezekiel, which will be built in Israel, with the help of 144,000 </text:span><text:span text:style-name="T222">sealed ones</text:span><text:span text:style-name="T5">, over a multitude that cannot be counted, those who were caught up, those who c</text:span><text:span text:style-name="T222">a</text:span><text:span text:style-name="T5">me </text:span><text:span text:style-name="T222">out </text:span><text:span text:style-name="T5">from the great tribulation, escaping from The God's </text:span><text:span text:style-name="T222">Wrath</text:span><text:span text:style-name="T5">. A thousand years that come AFTER the trumpets and the </text:span><text:span text:style-name="T222">bowls</text:span><text:span text:style-name="T5">.</text:span></text:p>
      <text:p text:style-name="P163">The taken or raptured, together with the 144,000, will be the first to physically begin to fulfill the biblical promises that the righteous will inherit the earth.</text:p>
      <text:p text:style-name="P457"><text:span text:style-name="T5">The taken or raptured are that great multitude described by Revelation 7 as </text:span><text:span text:style-name="Bible_5f_text"><text:span text:style-name="T5">“</text:span></text:span><text:span text:style-name="Bible_5f_text"><text:span text:style-name="T223">T</text:span></text:span><text:span text:style-name="Bible_5f_text">hese are they which came out of great tribulation, and have washed their robes, and made them white in the blood of the Lamb</text:span><text:span text:style-name="Bible_5f_text"><text:span text:style-name="T5">” </text:span></text:span><text:span text:style-name="Bible_5f_text"><text:span text:style-name="T5"><text:note text:id="ftn593" text:note-class="footnote"><text:note-citation>593</text:note-citation><text:note-body><text:p text:style-name="Footnote"><text:span text:style-name="T5">Revelation 7:14 </text:span><text:a xlink:type="simple" xlink:href="https://www.biblegateway.com/passage/?search=Revelation+7%3A14&amp;version=KJV" text:style-name="Internet_20_link" text:visited-style-name="Visited_20_Internet_20_Link"><text:span text:style-name="Definition"><text:span text:style-name="T223">KJV</text:span></text:span></text:a></text:p></text:note-body></text:note></text:span></text:span><text:span text:style-name="T5">. And that They are </text:span><text:span text:style-name="Bible_5f_text"><text:span text:style-name="T5">“</text:span></text:span><text:span text:style-name="Bible_5f_text"><text:span text:style-name="T223">a</text:span></text:span><text:span text:style-name="Bible_5f_text"><text:span text:style-name="T5"> great multitude, which no man could number, of all nations, and kindreds, and people, and tongues” </text:span></text:span><text:span text:style-name="Bible_5f_text"><text:span text:style-name="T5"><text:note text:id="ftn594" text:note-class="footnote"><text:note-citation>594</text:note-citation><text:note-body><text:p text:style-name="Footnote"><text:span text:style-name="T5">Revelation 7:9 </text:span><text:a xlink:type="simple" xlink:href="https://www.biblegateway.com/passage/?search=Revelation+7%3A9&amp;version=KJV" text:style-name="Internet_20_link" text:visited-style-name="Visited_20_Internet_20_Link"><text:span text:style-name="Definition"><text:span text:style-name="T223">KJV</text:span></text:span></text:a></text:p></text:note-body></text:note></text:span></text:span><text:span text:style-name="T5">. </text:span><text:span text:style-name="T223">D</text:span><text:span text:style-name="T5">escription </text:span><text:span text:style-name="T223">made in </text:span><text:span text:style-name="T5">Revelation 7 just before the </text:span><text:span text:style-name="T223">7</text:span><text:span text:style-name="T5">th seal. He says of this </text:span><text:span text:style-name="T223">multitude</text:span><text:span text:style-name="T5"> that: </text:span><text:span text:style-name="T223">They </text:span><text:span text:style-name="Bible_5f_text"><text:span text:style-name="T223">“</text:span></text:span><text:span text:style-name="Bible_5f_text"><text:span text:style-name="T5">stood before the throne, and before the Lamb, clothed with white robes, and palms in their hands; And cried with a loud voice, saying, Salvation to our God which sitteth upon the throne, and unto the Lamb” </text:span></text:span><text:span text:style-name="Bible_5f_text"><text:span text:style-name="T5"><text:note text:id="ftn595" text:note-class="footnote"><text:note-citation>595</text:note-citation><text:note-body><text:p text:style-name="Footnote"><text:span text:style-name="T5">Revelation 7:9-10 </text:span><text:a xlink:type="simple" xlink:href="https://www.biblegateway.com/passage/?search=Revelation+7%3A9-10&amp;version=KJV" text:style-name="Internet_20_link" text:visited-style-name="Visited_20_Internet_20_Link"><text:span text:style-name="Definition"><text:span text:style-name="T5">KJV</text:span></text:span></text:a></text:p></text:note-body></text:note></text:span></text:span><text:span text:style-name="T5">.</text:span></text:p>
      <text:p text:style-name="P4">In this context it is very easy to understand the words of Jesus Christ in his parables of Matthew 25 when it says that the kingdom of heaven will be like 10 virgins in which 5 wise enter the wedding and others do not <text:note text:id="ftn596" text:note-class="footnote"><text:note-citation>596</text:note-citation><text:note-body><text:p text:style-name="Footnote"><text:span text:style-name="T5">Matthew 25:1-13 </text:span><text:a xlink:type="simple" xlink:href="https://www.biblegateway.com/passage/?search=Matthew+25%3A1-13&amp;version=KJV" text:style-name="Internet_20_link" text:visited-style-name="Visited_20_Internet_20_Link"><text:span text:style-name="Definition"><text:span text:style-name="T5">KJV</text:span></text:span></text:a></text:p></text:note-body></text:note>, or the parable in which he says that <text:span text:style-name="Bible_5f_text">“when the Son of Man comes in his glory, and all the holy angels with him, then he will sit on the throne of his glory. Before him all the nations will be gathered, and he will separate them one from another, as a shepherd separates the sheep from the goats”</text:span> and to some he will say <text:span text:style-name="Bible_5f_text">“Come, blessed of my Father, inherit the Kingdom prepared for you from the foundation of the world”</text:span> and to the others he will say <text:span text:style-name="Bible_5f_text">“Depart from me, you cursed, into the eternal fire which is prepared for the devil and his angels” </text:span><text:span text:style-name="Bible_5f_text"><text:note text:id="ftn597" text:note-class="footnote"><text:note-citation>597</text:note-citation><text:note-body><text:p text:style-name="Footnote"><text:span text:style-name="T5">Matthew 25:31-46 </text:span><text:a xlink:type="simple" xlink:href="https://www.biblegateway.com/passage/?search=Matthew+25%3A31-46&amp;version=WEB" text:style-name="Internet_20_link" text:visited-style-name="Visited_20_Internet_20_Link"><text:span text:style-name="Definition"><text:span text:style-name="T223">WEB</text:span></text:span></text:a></text:p></text:note-body></text:note></text:span>. And so <text:span text:style-name="T885">it will be fulfilled </text:span>the first part of the physical manifestation of the Kingdom of Heaven on <text:span text:style-name="T886">E</text:span>arth, and the words of Jesus Christ when he says that: <text:span text:style-name="Bible_5f_text">"Not everyone who says to me, Lord, Lord, will enter into the Kingdom of Heaven, but he who does the will of my Father who is in heaven. Many will tell me in that day, Lord, Lord, didn't we prophesy in your name, in your name cast out demons, and in your name do many mighty works? Then I will tell them, I never knew you. Depart from me, you who work iniquit</text:span><text:span text:style-name="Bible_5f_text"><text:span text:style-name="T886">y</text:span></text:span><text:span text:style-name="Bible_5f_text">” </text:span><text:span text:style-name="Bible_5f_text"><text:note text:id="ftn598" text:note-class="footnote"><text:note-citation>598</text:note-citation><text:note-body><text:p text:style-name="Footnote"><text:span text:style-name="T5">Matthew 7:21-23 </text:span><text:a xlink:type="simple" xlink:href="https://www.biblegateway.com/passage/?search=Matthew+7%3A21-23&amp;version=WEB" text:style-name="Internet_20_link" text:visited-style-name="Visited_20_Internet_20_Link"><text:span text:style-name="Definition"><text:span text:style-name="T223">WEB</text:span></text:span></text:a></text:p></text:note-body></text:note></text:span>.</text:p>
      <text:p text:style-name="P164"><text:soft-page-break/><text:span text:style-name="T886">The ones </text:span>who enter the wedding are those taken or raptured to RECEIVE Jesus Christ and then RETURN <text:span text:style-name="T886">later with h</text:span>im. The rest <text:span text:style-name="T886">are left </text:span>out of <text:span text:style-name="T886">the </text:span>wedding. And in Matthew 22 an additional detail <text:span text:style-name="T886">is given to us </text:span>when in another parable of <text:span text:style-name="T886">a </text:span>wedding <text:span text:style-name="T886">he </text:span>tells us that: <text:span text:style-name="Bible_5f_text">"when the king came in to see the guests, he saw there a man who didn't have on </text:span><text:span text:style-name="Bible_5f_text"><text:span text:style-name="T889">WEDDING</text:span></text:span><text:span text:style-name="Bible_5f_text"> clothing, and he said to him, Friend, how did you come in here not wearing </text:span><text:span text:style-name="Bible_5f_text"><text:span text:style-name="T889">WEDDING</text:span></text:span><text:span text:style-name="Bible_5f_text"> clothing? He was speechless. Then the king said to the servants, Bind him hand and foot, take him away, and throw him into the outer darkness. That is where the weeping and grinding of teeth will be” </text:span><text:span text:style-name="Bible_5f_text"><text:note text:id="ftn599" text:note-class="footnote"><text:note-citation>599</text:note-citation><text:note-body><text:p text:style-name="Footnote"><text:span text:style-name="T5">Matthew 22:11-13 </text:span><text:a xlink:type="simple" xlink:href="https://www.biblegateway.com/passage/?search=Matthew+22%3A11-13&amp;version=WEB" text:style-name="Internet_20_link" text:visited-style-name="Visited_20_Internet_20_Link"><text:span text:style-name="Definition"><text:span text:style-name="T224">WEB</text:span></text:span></text:a></text:p></text:note-body></text:note></text:span>. Even after having entered the wedding <text:span text:style-name="T886">the king </text:span>can return <text:span text:style-name="T886">someone</text:span> if <text:span text:style-name="T886">he</text:span> is not in wedding <text:span text:style-name="T886">clothing</text:span>. If you haven't washed your clothes and <text:span text:style-name="T886">have</text:span> made them white with the blood of the Lamb, according to Revelation 7. They are a minority because of all those who were at the wedding, of that great crowd, only <text:span text:style-name="T887">one was </text:span>returned <text:span text:style-name="T887">back</text:span>, but <text:span text:style-name="T887">it can happen</text:span>.</text:p>
      <text:p text:style-name="P164">Th<text:span text:style-name="T889">i</text:span>s wedding <text:span text:style-name="T889">is</text:span> the same one that Revelation 19 tells us about when <text:span text:style-name="T888">it</text:span> says: <text:span text:style-name="Bible_5f_text">“Let's rejoice and be exceedingly glad, and let's give the glory to him. For the </text:span><text:span text:style-name="Bible_5f_text"><text:span text:style-name="T889">WEDDING</text:span></text:span><text:span text:style-name="Bible_5f_text"> of the Lamb has come, and his wife has made herself ready. It was given to her that she would array herself in bright, pure, fine linen: for the fine linen is the righteous acts of the saints. He said to me, Write, Blessed are those who are invited to the </text:span><text:span text:style-name="Bible_5f_text"><text:span text:style-name="T889">WEDDING</text:span></text:span><text:span text:style-name="Bible_5f_text"> supper of the Lamb. He said to me, These are true words of God” </text:span><text:span text:style-name="Bible_5f_text"><text:note text:id="ftn600" text:note-class="footnote"><text:note-citation>600</text:note-citation><text:note-body><text:p text:style-name="P455">Revelation 19:7-9 <text:a xlink:type="simple" xlink:href="https://www.biblegateway.com/passage/?search=Revelation+19%3A7-9&amp;version=WEB" text:style-name="Internet_20_link" text:visited-style-name="Visited_20_Internet_20_Link">WEB</text:a></text:p></text:note-body></text:note></text:span>.</text:p>
      <text:h text:style-name="P517" text:outline-level="4"><text:bookmark-start text:name="__RefHeading___Toc34911_4173466481"/>Great Tribulation.<text:bookmark-end text:name="__RefHeading___Toc34911_4173466481"/></text:h>
      <text:p text:style-name="Text_20_body"><text:span text:style-name="T5">Jesus Christ warns his followers that: </text:span><text:span text:style-name="Bible_5f_text"><text:span text:style-name="T5">“</text:span></text:span><text:span text:style-name="Bible_5f_text"><text:span text:style-name="T225">I</text:span></text:span><text:span text:style-name="Bible_5f_text">n the world you have trouble; but cheer up! I have overcome the world</text:span><text:span text:style-name="Bible_5f_text"><text:span text:style-name="T5">” </text:span></text:span><text:span text:style-name="Bible_5f_text"><text:span text:style-name="T5"><text:note text:id="ftn601" text:note-class="footnote"><text:note-citation>601</text:note-citation><text:note-body><text:p text:style-name="Footnote"><text:span text:style-name="T5">John 16:33 </text:span><text:a xlink:type="simple" xlink:href="https://www.biblegateway.com/passage/?search=John+16%3A33&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Y</text:span></text:span><text:span text:style-name="Bible_5f_text"><text:span text:style-name="T5">ou will be hated by all men for my name’s sake, but he who endures to the end will be saved” </text:span></text:span><text:span text:style-name="Bible_5f_text"><text:span text:style-name="T5"><text:note text:id="ftn602" text:note-class="footnote"><text:note-citation>602</text:note-citation><text:note-body><text:p text:style-name="Footnote"><text:span text:style-name="T5">Matthew 10:22 </text:span><text:a xlink:type="simple" xlink:href="https://www.biblegateway.com/passage/?search=Matthew+10%3A22&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T</text:span></text:span><text:span text:style-name="Bible_5f_text"><text:span text:style-name="T5">hey will put you out of the synagogues. Yes, the time comes that whoever kills you will think that he offers service to God” </text:span></text:span><text:span text:style-name="Bible_5f_text"><text:span text:style-name="T5"><text:note text:id="ftn603" text:note-class="footnote"><text:note-citation>603</text:note-citation><text:note-body><text:p text:style-name="Footnote"><text:span text:style-name="T5">John 16:2 </text:span><text:a xlink:type="simple" xlink:href="https://www.biblegateway.com/passage/?search=John+16%3A2&amp;version=WEB" text:style-name="Internet_20_link" text:visited-style-name="Visited_20_Internet_20_Link"><text:span text:style-name="Definition"><text:span text:style-name="T225">WEB</text:span></text:span></text:a></text:p></text:note-body></text:note></text:span></text:span><text:span text:style-name="T5">. </text:span><text:span text:style-name="T225">And</text:span><text:span text:style-name="T5"> that </text:span><text:span text:style-name="Bible_5f_text"><text:span text:style-name="T5">“</text:span></text:span><text:span text:style-name="Bible_5f_text"><text:span text:style-name="T225">Y</text:span></text:span><text:span text:style-name="Bible_5f_text"><text:span text:style-name="T5">ou will be handed over even by parents, brothers, relatives, and friends. They will cause some of you to be put to death” </text:span></text:span><text:span text:style-name="Bible_5f_text"><text:span text:style-name="T5"><text:note text:id="ftn604" text:note-class="footnote"><text:note-citation>604</text:note-citation><text:note-body><text:p text:style-name="Footnote"><text:span text:style-name="T5">Luke 21:16 </text:span><text:a xlink:type="simple" xlink:href="https://www.biblegateway.com/passage/?search=Luke+21%3A16&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Brother will deliver up brother to death, and the father his child. Children will rise up against parents, and cause them to be put to death" </text:span></text:span><text:span text:style-name="Bible_5f_text"><text:span text:style-name="T5"><text:note text:id="ftn605" text:note-class="footnote"><text:note-citation>605</text:note-citation><text:note-body><text:p text:style-name="Footnote"><text:span text:style-name="T5">Mark 13:12 </text:span><text:a xlink:type="simple" xlink:href="https://www.biblegateway.com/passage/?search=Mark+13%3A12&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I</text:span></text:span><text:span text:style-name="Bible_5f_text"><text:span text:style-name="T5">f the world hates you, you know that it has hated me before it hated yo</text:span></text:span><text:span text:style-name="Bible_5f_text"><text:span text:style-name="T225">u</text:span></text:span><text:span text:style-name="Bible_5f_text"><text:span text:style-name="T5">” </text:span></text:span><text:span text:style-name="Bible_5f_text"><text:span text:style-name="T5"><text:note text:id="ftn606" text:note-class="footnote"><text:note-citation>606</text:note-citation><text:note-body><text:p text:style-name="Footnote"><text:span text:style-name="T5">John 15:18 </text:span><text:a xlink:type="simple" xlink:href="https://www.biblegateway.com/passage/?search=John+15%3A18&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A servant is not greater than his lord. If they persecuted me, they will also persecute you” </text:span></text:span><text:span text:style-name="Bible_5f_text"><text:span text:style-name="T5"><text:note text:id="ftn607" text:note-class="footnote"><text:note-citation>607</text:note-citation><text:note-body><text:p text:style-name="Footnote"><text:span text:style-name="T5">John 15:20 </text:span><text:a xlink:type="simple" xlink:href="https://www.biblegateway.com/passage/?search=John+15%3A20&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hen they will deliver you up to oppression and will kill you. You will be hated by all of the nations for my name’s sake” </text:span></text:span><text:span text:style-name="Bible_5f_text"><text:span text:style-name="T5"><text:note text:id="ftn608" text:note-class="footnote"><text:note-citation>608</text:note-citation><text:note-body><text:p text:style-name="Footnote"><text:span text:style-name="T5">Matthew 24:9 </text:span><text:a xlink:type="simple" xlink:href="https://www.biblegateway.com/passage/?search=Matthew+24%3A9&amp;version=WEB" text:style-name="Internet_20_link" text:visited-style-name="Visited_20_Internet_20_Link"><text:span text:style-name="Definition"><text:span text:style-name="T226">WEB</text:span></text:span></text:a></text:p></text:note-body></text:note></text:span></text:span><text:span text:style-name="T5">.</text:span></text:p>
      <text:p text:style-name="P165">And in particular for the moment when he is <text:span text:style-name="T890">about</text:span> to return, <text:span text:style-name="T891">in </text:span>Matthew 24, <text:span text:style-name="T891">Jesus Christ </text:span>tells us that: <text:span text:style-name="Bible_5f_text">“for then there will be great suffering, such as has not been from the </text:span><text:soft-page-break/><text:span text:style-name="Bible_5f_text">beginning of the world until now, no, nor ever will be” </text:span><text:span text:style-name="Bible_5f_text"><text:note text:id="ftn609" text:note-class="footnote"><text:note-citation>609</text:note-citation><text:note-body><text:p text:style-name="Footnote"><text:span text:style-name="T5">Matthew 24:21 </text:span><text:a xlink:type="simple" xlink:href="https://www.biblegateway.com/passage/?search=Matthew+24%3A21&amp;version=WEB" text:style-name="Internet_20_link" text:visited-style-name="Visited_20_Internet_20_Link"><text:span text:style-name="Definition"><text:span text:style-name="T226">WEB</text:span></text:span></text:a></text:p></text:note-body></text:note></text:span>. <text:span text:style-name="T891">Jesus Christ </text:span>tells us <text:span text:style-name="T891">the same thing </text:span>in Mark 13: <text:span text:style-name="Bible_5f_text">“For in those days there will be oppression, such as there has not been the like from the beginning of the creation which God created until now, and never will be” </text:span><text:span text:style-name="Bible_5f_text"><text:note text:id="ftn610" text:note-class="footnote"><text:note-citation>610</text:note-citation><text:note-body><text:p text:style-name="Footnote"><text:span text:style-name="T5">Mark 13:19 </text:span><text:a xlink:type="simple" xlink:href="https://www.biblegateway.com/passage/?search=Mark+13%3A19&amp;version=WEB" text:style-name="Internet_20_link" text:visited-style-name="Visited_20_Internet_20_Link"><text:span text:style-name="Definition"><text:span text:style-name="T227">WEB</text:span></text:span></text:a></text:p></text:note-body></text:note></text:span>. Which <text:span text:style-name="T891">has NOT been since </text:span>creation and will <text:span text:style-name="T891">NEVER be </text:span>later.</text:p>
      <text:p text:style-name="P165">And <text:span text:style-name="T891">Jesus</text:span> <text:span text:style-name="T891">Christ </text:span>adds that: <text:span text:style-name="Bible_5f_text">“Unless those days had been shortened, no flesh would have been saved. But for the sake of the chosen ones, those days will be shortened” </text:span><text:span text:style-name="Bible_5f_text"><text:note text:id="ftn611" text:note-class="footnote"><text:note-citation>611</text:note-citation><text:note-body><text:p text:style-name="Footnote"><text:span text:style-name="T5">Matthew 24:22 </text:span><text:a xlink:type="simple" xlink:href="https://www.biblegateway.com/passage/?search=Matthew+24%3A22&amp;version=WEB" text:style-name="Internet_20_link" text:visited-style-name="Visited_20_Internet_20_Link"><text:span text:style-name="Definition"><text:span text:style-name="T227">WEB</text:span></text:span></text:a></text:p></text:note-body></text:note></text:span>. They are shortened by and for the chosen, <text:span text:style-name="T891">the ones taken, or caught up, </text:span>because for the rest <text:span text:style-name="T891">they are not shortened</text:span>. The rest <text:span text:style-name="T891">will </text:span>all suffer the <text:span text:style-name="T891">W</text:span>rath of God and die physically because <text:span text:style-name="T891">let’s</text:span> remember that spiritually they were ALREADY dead. They will <text:span text:style-name="T891">NOT</text:span> physically live again until the moment of the resurrection of the dead, a thousand years later.</text:p>
      <text:p text:style-name="P4">The chosen start the great tribulation but do not suffer the most dramatic <text:span text:style-name="T892">part</text:span>, the one in which no one survives, the so-called <text:span text:style-name="T893">W</text:span>rath of God. The chosen only live the tribulation, that is, the beginning of the great tribulation.</text:p>
      <text:p text:style-name="P4">The tribulation only includes the first 6 “seals”, and these are suffered by the <text:span text:style-name="T894">whole </text:span>planet. The great tribulation also includes the 7th seal. 7th seal that, let us remember, corresponds to the trumpets and bowls, the <text:span text:style-name="T894">W</text:span>rath of God.</text:p>
      <text:p text:style-name="P458"><text:span text:style-name="T5">In Revelation 6, John tells us </text:span><text:span text:style-name="T228">about</text:span><text:span text:style-name="T5"> a horseman </text:span><text:span text:style-name="Bible_5f_text"><text:span text:style-name="T5">“and power was given to him that sat thereon to take peace from the earth, and that they should kill one another” </text:span></text:span><text:span text:style-name="Bible_5f_text"><text:span text:style-name="T5"><text:note text:id="ftn612" text:note-class="footnote"><text:note-citation>612</text:note-citation><text:note-body><text:p text:style-name="Footnote"><text:span text:style-name="T5">Revelation 6:4 </text:span><text:a xlink:type="simple" xlink:href="https://www.biblegateway.com/passage/?search=Revelation+6%3A4&amp;version=KJV" text:style-name="Internet_20_link" text:visited-style-name="Visited_20_Internet_20_Link"><text:span text:style-name="Definition"><text:span text:style-name="T5">KJV</text:span></text:span></text:a></text:p></text:note-body></text:note></text:span></text:span><text:span text:style-name="T5">. And </text:span><text:span text:style-name="T228">about</text:span><text:span text:style-name="T5"> another horseman to whom </text:span><text:span text:style-name="Bible_5f_text"><text:span text:style-name="T5">“</text:span></text:span><text:span text:style-name="Bible_5f_text"><text:span text:style-name="T228">a</text:span></text:span><text:span text:style-name="Bible_5f_text">uthority over one fourth of the earth, to kill with the sword, with famine, with death, and by the wild animals of the earth was given to him</text:span><text:span text:style-name="Bible_5f_text"><text:span text:style-name="T5">” </text:span></text:span><text:span text:style-name="Bible_5f_text"><text:span text:style-name="T5"><text:note text:id="ftn613" text:note-class="footnote"><text:note-citation>613</text:note-citation><text:note-body><text:p text:style-name="Footnote"><text:span text:style-name="T5">Revelation 6:8 </text:span><text:a xlink:type="simple" xlink:href="https://www.biblegateway.com/passage/?search=Revelation+6%3A8&amp;version=WEB" text:style-name="Internet_20_link" text:visited-style-name="Visited_20_Internet_20_Link"><text:span text:style-name="Definition"><text:span text:style-name="T228">WEB</text:span></text:span></text:a></text:p></text:note-body></text:note></text:span></text:span><text:span text:style-name="T5">.</text:span></text:p>
      <text:p text:style-name="P458"><text:span text:style-name="T5">Which corresponds to the description made by Jesus Christ according to Matthew 24 on the events prior to his arrival: </text:span><text:span text:style-name="Bible_5f_text"><text:span text:style-name="T5">“</text:span></text:span><text:span text:style-name="Bible_5f_text"><text:span text:style-name="T228">F</text:span></text:span><text:span text:style-name="Bible_5f_text">or nation shall rise against nation, and kingdom against kingdom: and there shall be famines, and pestilences, and earthquakes, in divers places</text:span><text:span text:style-name="Bible_5f_text"><text:span text:style-name="T5">” </text:span></text:span><text:span text:style-name="Bible_5f_text"><text:span text:style-name="T5"><text:note text:id="ftn614" text:note-class="footnote"><text:note-citation>614</text:note-citation><text:note-body><text:p text:style-name="Footnote"><text:span text:style-name="T5">Matthew 24:7 </text:span><text:a xlink:type="simple" xlink:href="https://www.biblegateway.com/passage/?search=Matthew+24%3A7&amp;version=KJV" text:style-name="Internet_20_link" text:visited-style-name="Visited_20_Internet_20_Link"><text:span text:style-name="Definition"><text:span text:style-name="T5">KJV</text:span></text:span></text:a></text:p></text:note-body></text:note></text:span></text:span><text:span text:style-name="T5"><text:s/>and that He calls </text:span><text:span text:style-name="Bible_5f_text"><text:span text:style-name="T5">“</text:span></text:span><text:span text:style-name="Bible_5f_text"><text:span text:style-name="T228">t</text:span></text:span><text:span text:style-name="Bible_5f_text"><text:span text:style-name="T5">he beginning of sorrows” </text:span></text:span><text:span text:style-name="Bible_5f_text"><text:span text:style-name="T5"><text:note text:id="ftn615" text:note-class="footnote"><text:note-citation>615</text:note-citation><text:note-body><text:p text:style-name="Footnote"><text:span text:style-name="T5">Matthew 24:8 </text:span><text:a xlink:type="simple" xlink:href="https://www.biblegateway.com/passage/?search=Matthew+24%3A8&amp;version=KJV" text:style-name="Internet_20_link" text:visited-style-name="Visited_20_Internet_20_Link"><text:span text:style-name="Definition"><text:span text:style-name="T5">KJV</text:span></text:span></text:a></text:p></text:note-body></text:note></text:span></text:span><text:span text:style-name="T5">. which also it is narrated in Mark 13 </text:span><text:span text:style-name="T5"><text:note text:id="ftn616" text:note-class="footnote"><text:note-citation>616</text:note-citation><text:note-body><text:p text:style-name="Footnote"><text:span text:style-name="T5">Mark 13 </text:span><text:a xlink:type="simple" xlink:href="https://www.biblegateway.com/passage/?search=Mark+13&amp;version=KJV" text:style-name="Internet_20_link" text:visited-style-name="Visited_20_Internet_20_Link"><text:span text:style-name="Definition"><text:span text:style-name="T5">KJV</text:span></text:span></text:a></text:p></text:note-body></text:note></text:span><text:span text:style-name="T5">.</text:span></text:p>
      <text:p text:style-name="P4"><text:span text:style-name="T895">In other words: </text:span>nothing that hasn't been seen since Jesus Christ was resurrected, just <text:span text:style-name="T895">that </text:span>more often. Just <text:span text:style-name="T895">as</text:span> with labor pains, these pains get more <text:span text:style-name="T895">frequent</text:span> as the moment of his coming <text:span text:style-name="T896">gets closer</text:span>.</text:p>
      <text:p text:style-name="P4">According to Revelation 6, when the Lamb opened the <text:span text:style-name="T897">6</text:span>th seal <text:span text:style-name="Bible_5f_text">"there was a great earthquake. The sun became black as sackcloth made of hair, and the whole moon </text:span><text:soft-page-break/><text:span text:style-name="Bible_5f_text">became as blood. The stars of the sky fell to the earth, like a fig tree dropping its unripe figs when it is shaken by a great wind. The sky was removed like a scroll when it is rolled up. Every mountain and island was moved out of its place” </text:span><text:span text:style-name="Bible_5f_text"><text:note text:id="ftn617" text:note-class="footnote"><text:note-citation>617</text:note-citation><text:note-body><text:p text:style-name="Footnote"><text:span text:style-name="T5">Revelation 6:12-14 </text:span><text:a xlink:type="simple" xlink:href="https://www.biblegateway.com/passage/?search=Revelation+6%3A12-14&amp;version=WEB" text:style-name="Internet_20_link" text:visited-style-name="Visited_20_Internet_20_Link"><text:span text:style-name="Definition"><text:span text:style-name="T229">WEB</text:span></text:span></text:a></text:p></text:note-body></text:note></text:span>.</text:p>
      <text:p text:style-name="P459"><text:span text:style-name="T5">Which corresponds to what was described by Jesus Christ in Matthew 24 after that “beginning of sorrows”: </text:span><text:span text:style-name="Bible_5f_text"><text:span text:style-name="T5">“</text:span></text:span><text:span text:style-name="Bible_5f_text"><text:span text:style-name="T230">s</text:span></text:span><text:span text:style-name="Bible_5f_text">hall the sun be darkened, and the moon shall not give her light, and the stars shall fall from heaven, and the powers of the heavens shall be shake</text:span><text:span text:style-name="Bible_5f_text"><text:span text:style-name="T898">n</text:span></text:span><text:span text:style-name="Bible_5f_text"><text:span text:style-name="T5">” </text:span></text:span><text:span text:style-name="Bible_5f_text"><text:span text:style-name="T5"><text:note text:id="ftn618" text:note-class="footnote"><text:note-citation>618</text:note-citation><text:note-body><text:p text:style-name="Footnote"><text:span text:style-name="T5">Matthew 24:29 </text:span><text:a xlink:type="simple" xlink:href="https://www.biblegateway.com/passage/?search=Matthew+24%3A29&amp;version=KJV" text:style-name="Internet_20_link" text:visited-style-name="Visited_20_Internet_20_Link"><text:span text:style-name="Definition"><text:span text:style-name="T5">KJV</text:span></text:span></text:a></text:p></text:note-body></text:note></text:span></text:span><text:span text:style-name="T5">. Or with what is described in Mark 13: </text:span><text:span text:style-name="Bible_5f_text"><text:span text:style-name="T5">“the sun shall be darkened, and the moon shall not give her light, And the stars of heaven shall fall, and the powers that are in heaven shall be shaken” </text:span></text:span><text:span text:style-name="Bible_5f_text"><text:span text:style-name="T5"><text:note text:id="ftn619" text:note-class="footnote"><text:note-citation>619</text:note-citation><text:note-body><text:p text:style-name="Footnote"><text:span text:style-name="T5">Mark 13:24-25 </text:span><text:a xlink:type="simple" xlink:href="https://www.biblegateway.com/passage/?search=Mark+13%3A24-25&amp;version=KJV" text:style-name="Internet_20_link" text:visited-style-name="Visited_20_Internet_20_Link"><text:span text:style-name="Definition"><text:span text:style-name="T5">KJV</text:span></text:span></text:a></text:p></text:note-body></text:note></text:span></text:span><text:span text:style-name="T5">.</text:span></text:p>
      <text:p text:style-name="P459"><text:span text:style-name="T5">It does not seem very easy to fulfill that: </text:span><text:span text:style-name="Bible_5f_text"><text:span text:style-name="T5">“</text:span></text:span><text:span text:style-name="Bible_5f_text"><text:span text:style-name="T230">t</text:span></text:span><text:span text:style-name="Bible_5f_text">he stars of heaven fell unto the earth, even as a fig tree casteth her untimely figs, when she is shaken of a mighty wind</text:span><text:span text:style-name="Bible_5f_text"><text:span text:style-name="T5">” </text:span></text:span><text:span text:style-name="Bible_5f_text"><text:span text:style-name="T5"><text:note text:id="ftn620" text:note-class="footnote"><text:note-citation>620</text:note-citation><text:note-body><text:p text:style-name="Footnote"><text:span text:style-name="T5">Revelation 6:1</text:span><text:span text:style-name="T230">3</text:span><text:span text:style-name="T5"> </text:span><text:a xlink:type="simple" xlink:href="https://www.biblegateway.com/passage/?search=Revelation+6%3A13&amp;version=KJV" text:style-name="Internet_20_link" text:visited-style-name="Visited_20_Internet_20_Link"><text:span text:style-name="Definition"><text:span text:style-name="T5">KJV</text:span></text:span></text:a></text:p></text:note-body></text:note></text:span></text:span><text:span text:style-name="T5">, but </text:span><text:span text:style-name="T230">no one can ask for </text:span><text:span text:style-name="T5">a clearer and more graphic description. This description corresponds with the one given by Isaiah 34 for the moment of the beginning of the </text:span><text:span text:style-name="T230">W</text:span><text:span text:style-name="T5">rath of God: </text:span><text:span text:style-name="Bible_5f_text"><text:span text:style-name="T5">“</text:span></text:span><text:span text:style-name="Bible_5f_text"><text:span text:style-name="T230">A</text:span></text:span><text:span text:style-name="Bible_5f_text"><text:span text:style-name="T5">nd all the host of heaven shall be dissolved, and the heavens shall be rolled together as a scroll: and all their host shall fall down, as the leaf falleth off from the vine, and as a falling fig from the fig tree” </text:span></text:span><text:span text:style-name="Bible_5f_text"><text:span text:style-name="T5"><text:note text:id="ftn621" text:note-class="footnote"><text:note-citation>621</text:note-citation><text:note-body><text:p text:style-name="Footnote"><text:span text:style-name="T5">Isaiah 34:4 </text:span><text:a xlink:type="simple" xlink:href="https://www.biblegateway.com/passage/?search=Isaiah+34%3A4&amp;version=KJV" text:style-name="Internet_20_link" text:visited-style-name="Visited_20_Internet_20_Link"><text:span text:style-name="Definition"><text:span text:style-name="T5">KJV</text:span></text:span></text:a></text:p></text:note-body></text:note></text:span></text:span><text:span text:style-name="T5">. The hebrew word, </text:span><text:span text:style-name="T230">which in this case </text:span><text:span text:style-name="T5">is </text:span><text:span text:style-name="T230">correctly translated as “hosts”, </text:span><text:span text:style-name="T5">is the word tzabaot, </text:span><text:span text:style-name="T230">with the Strong code </text:span><text:span text:style-name="T5">H6635. This hebrew word when referring to the heavens can refer to the stars or to everything in the heavens including the birds, but the correct </text:span><text:span text:style-name="T230">interpretation</text:span><text:span text:style-name="T5"> in this context is to understand it as the armies of angels that are in heaven. What falls as the leaf falls of the vine or the figs of the fig tree are angels. </text:span><text:span text:style-name="T230">A</text:span><text:span text:style-name="T5">rmies of them. Just as Jesus Christ continues describing that moment in Matthew 24: </text:span><text:span text:style-name="Bible_5f_text"><text:span text:style-name="T5">“they will see the Son of Man coming on the clouds of the sky with power and great glory. He will send out his angels with a great sound of a trumpet, and they will gather together his chosen ones from the four winds, from one end of the sky to the other” </text:span></text:span><text:span text:style-name="Bible_5f_text"><text:span text:style-name="T5"><text:note text:id="ftn622" text:note-class="footnote"><text:note-citation>622</text:note-citation><text:note-body><text:p text:style-name="Footnote"><text:span text:style-name="T5">Matthew 24:30-31 </text:span><text:a xlink:type="simple" xlink:href="https://www.biblegateway.com/passage/?search=Matthew+24%3A30-31&amp;version=WEB" text:style-name="Internet_20_link" text:visited-style-name="Visited_20_Internet_20_Link"><text:span text:style-name="Definition"><text:span text:style-name="T231">WEB</text:span></text:span></text:a></text:p></text:note-body></text:note></text:span></text:span><text:span text:style-name="T5">.</text:span></text:p>
      <text:p text:style-name="P4">This is the moment that happens like lightning, the moment when some are <text:span text:style-name="T899">cought up,</text:span> or taken, and others are not. The moment that no one knows <text:span text:style-name="T899">the </text:span>day or <text:span text:style-name="T899">the </text:span>hour, <text:span text:style-name="T899">but </text:span>only the heavenly Father. <text:span text:style-name="T899">Careful,</text:span> neither the day nor the hour. <text:span text:style-name="T899">This</text:span> moment comes as in the time of Noah, or as in the time of Lot: in a<text:span text:style-name="T899">n</text:span> INSTANT. And although neither the day nor the hour is known, the year has to be very close.</text:p>
      <text:p text:style-name="P505"><text:span text:style-name="T5">The good news for those who ARE raptured, according to Jesus Christ in Luke 17, is that, despite the moments of great tribulation, tribulation </text:span><text:span text:style-name="T291">bigger</text:span><text:span text:style-name="T5"> </text:span><text:span text:style-name="T291">than it</text:span><text:span text:style-name="T5"> has ever been and will never be, they have already begun, by the time believers </text:span><text:span text:style-name="T232">are</text:span><text:span text:style-name="T5"> caught up, people still </text:span><text:soft-page-break/><text:span text:style-name="T232">did </text:span><text:span text:style-name="T5">“</text:span><text:span text:style-name="T232">e</text:span>at, they drank, they bought, they sold, they planted, they builded<text:span text:style-name="T5">” </text:span><text:span text:style-name="T5"><text:note text:id="ftn623" text:note-class="footnote"><text:note-citation>623</text:note-citation><text:note-body><text:p text:style-name="Footnote"><text:span text:style-name="T5">Luke 17:28-30 </text:span><text:a xlink:type="simple" xlink:href="https://www.biblegateway.com/passage/?search=Luke+17%3A28-30&amp;version=KJV" text:style-name="Internet_20_link" text:visited-style-name="Visited_20_Internet_20_Link"><text:span text:style-name="Definition"><text:span text:style-name="T232">KJV</text:span></text:span></text:a></text:p></text:note-body></text:note></text:span><text:span text:style-name="T5">. That is, until the believers are raptured, life goes on more or less as it has been since Jesus Christ was resurrected. Good news for the raptured.</text:span></text:p>
      <text:p text:style-name="P166">The bad news for those who are NOT raptured is that, by the time the <text:span text:style-name="T900">G</text:span>reat <text:span text:style-name="T900">T</text:span>ribulation end<text:span text:style-name="T900">s,</text:span> everyone dies. Not a single one left alive. And <text:span text:style-name="T900">since</text:span> those are precisely <text:span text:style-name="T900">the ones</text:span> who did NOT believe in the resurrection of Jesus Christ, but <text:span text:style-name="T900">that </text:span>death is the end, <text:span text:style-name="T900">well </text:span>for them, they are very bad news. It's bad news because they think it's the end. <text:span text:style-name="T900">The truth </text:span>is that they have to wait until the resurrection of the dead to realize that what they believed was false. <text:span text:style-name="T901">W</text:span>hich in reality are good news if they could believe <text:span text:style-name="T900">them</text:span>. Bad news for those who <text:span text:style-name="T900">are NOT raptured</text:span>.</text:p>
      <text:h text:style-name="P517" text:outline-level="4"><text:bookmark-start text:name="__RefHeading___Toc34913_4173466481"/>The Abomination of Desolation.<text:bookmark-end text:name="__RefHeading___Toc34913_4173466481"/></text:h>
      <text:p text:style-name="Text_20_body">According to Matthew 24, Jesus Christ explains that the beginning of the Great Tribulation is marked by the time <text:span text:style-name="Bible_5f_text">"When, therefore, you see the abomination of desolation, which was spoken of through Daniel the prophet, standing in the holy place (let the reader understand)” </text:span><text:span text:style-name="Bible_5f_text"><text:note text:id="ftn624" text:note-class="footnote"><text:note-citation>624</text:note-citation><text:note-body><text:p text:style-name="Footnote"><text:span text:style-name="T5">Matthew 24:15 </text:span><text:a xlink:type="simple" xlink:href="https://www.biblegateway.com/passage/?search=Matthew+24%3A15&amp;version=WEB" text:style-name="Internet_20_link" text:visited-style-name="Visited_20_Internet_20_Link"><text:span text:style-name="Definition"><text:span text:style-name="T233">WEB</text:span></text:span></text:a></text:p></text:note-body></text:note></text:span>. <text:span text:style-name="T902">A</text:span>nd very similar words according to Mark 13 <text:span text:style-name="Bible_5f_text">“when you see the abomination of desolation, spoken of by Daniel the prophet, standing where it ought not (let the reader understand)” </text:span><text:span text:style-name="Bible_5f_text"><text:note text:id="ftn625" text:note-class="footnote"><text:note-citation>625</text:note-citation><text:note-body><text:p text:style-name="Footnote"><text:span text:style-name="T5">Mark 13:14 </text:span><text:a xlink:type="simple" xlink:href="https://www.biblegateway.com/passage/?search=Mark+13%3A14&amp;version=WEB" text:style-name="Internet_20_link" text:visited-style-name="Visited_20_Internet_20_Link"><text:span text:style-name="Definition"><text:span text:style-name="T233">WEB</text:span></text:span></text:a></text:p></text:note-body></text:note></text:span>.</text:p>
      <text:p text:style-name="P460"><text:span text:style-name="T5">There are only two verses in the </text:span><text:span text:style-name="T234">entire </text:span><text:span text:style-name="T5">new testament that mention the prophet Daniel. They are these two and both are in the mouth of our Lord Jesus Christ announcing the beginning of a </text:span><text:span text:style-name="Bible_5f_text"><text:span text:style-name="T5">“</text:span></text:span><text:span text:style-name="Bible_5f_text">great tribulation, such as was not since the beginning of the world to this time, no, nor ever shall be</text:span><text:span text:style-name="Bible_5f_text"><text:span text:style-name="T5">” </text:span></text:span><text:span text:style-name="Bible_5f_text"><text:span text:style-name="T5"><text:note text:id="ftn626" text:note-class="footnote"><text:note-citation>626</text:note-citation><text:note-body><text:p text:style-name="Footnote"><text:span text:style-name="T5">Matthew 24:21 </text:span><text:a xlink:type="simple" xlink:href="https://www.biblegateway.com/passage/?search=Matthew+24%3A21&amp;version=KJV" text:style-name="Internet_20_link" text:visited-style-name="Visited_20_Internet_20_Link"><text:span text:style-name="Definition"><text:span text:style-name="T5">KJV</text:span></text:span></text:a></text:p></text:note-body></text:note></text:span></text:span><text:span text:style-name="T5">.</text:span></text:p>
      <text:p text:style-name="P4">The greek word behind the word “to see”, the word G3708, horaó, it’s also used in the sense of understanding, discerning, recognizing. That is why at the end of both texts he also emphasizes "<text:span text:style-name="T903">let the reader understand</text:span>".</text:p>
      <text:p text:style-name="P4">To see, understand, discern and recognize, let us first see, understand and recognize what Daniel spoke of.</text:p>
      <text:p text:style-name="P4">The phrase "Abomination of Desolation" refers to the sequence of hebrew words “shiqquts” and “shamem”, the words H8251 <text:note text:id="ftn627" text:note-class="footnote"><text:note-citation>627</text:note-citation><text:note-body><text:p text:style-name="Footnote"><text:a xlink:type="simple" xlink:href="https://biblehub.com/hebrew/8251.htm" text:style-name="Internet_20_link" text:visited-style-name="Visited_20_Internet_20_Link"><text:span text:style-name="Definition"><text:span text:style-name="T5">H8251</text:span></text:span></text:a></text:p></text:note-body></text:note><text:s/>and H8074 <text:note text:id="ftn628" text:note-class="footnote"><text:note-citation>628</text:note-citation><text:note-body><text:p text:style-name="Footnote"><text:a xlink:type="simple" xlink:href="https://biblehub.com/hebrew/8074.htm" text:style-name="Internet_20_link" text:visited-style-name="Visited_20_Internet_20_Link"><text:span text:style-name="Definition"><text:span text:style-name="T5">H8074</text:span></text:span></text:a></text:p></text:note-body></text:note>. This sequence only appears in 3 verses in the entire tanakh: in Daniel 9 <text:note text:id="ftn629" text:note-class="footnote"><text:note-citation>629</text:note-citation><text:note-body><text:p text:style-name="Footnote"><text:span text:style-name="T5">Daniel 9:27 </text:span><text:a xlink:type="simple" xlink:href="https://biblehub.com/text/daniel/9-27.htm" text:style-name="Internet_20_link" text:visited-style-name="Visited_20_Internet_20_Link"><text:span text:style-name="Definition"><text:span text:style-name="T5">biblehub</text:span></text:span></text:a></text:p></text:note-body></text:note>, in Daniel 11 <text:note text:id="ftn630" text:note-class="footnote"><text:note-citation>630</text:note-citation><text:note-body><text:p text:style-name="Footnote"><text:span text:style-name="T5">Daniel 11:31 </text:span><text:a xlink:type="simple" xlink:href="https://biblehub.com/text/daniel/11-31.htm" text:style-name="Internet_20_link" text:visited-style-name="Visited_20_Internet_20_Link"><text:span text:style-name="Definition"><text:span text:style-name="T5">biblehub</text:span></text:span></text:a></text:p></text:note-body></text:note><text:s/>and in Daniel 12 <text:note text:id="ftn631" text:note-class="footnote"><text:note-citation>631</text:note-citation><text:note-body><text:p text:style-name="Footnote"><text:span text:style-name="T5">Daniel 12:11 </text:span><text:a xlink:type="simple" xlink:href="https://biblehub.com/text/daniel/12-11.htm" text:style-name="Internet_20_link" text:visited-style-name="Visited_20_Internet_20_Link"><text:span text:style-name="Definition"><text:span text:style-name="T5">biblehub</text:span></text:span></text:a></text:p></text:note-body></text:note>.</text:p>
      <text:h text:style-name="P520" text:outline-level="5"><text:bookmark-start text:name="__RefHeading___Toc34915_4173466481"/><text:soft-page-break/>The final moment.<text:bookmark-end text:name="__RefHeading___Toc34915_4173466481"/></text:h>
      <text:p text:style-name="Text_20_body">The <text:span text:style-name="T912">1st</text:span> to understand of the 3 mentions in the Tanakh of the sequence “Abomination of Desolation” is the one in Daniel 12. This allows us to see, understand, discern and recognize what time it is. <text:span text:style-name="T903">It </text:span>happens in Daniel 12 when the angel says to Daniel: <text:span text:style-name="Bible_5f_text">“Go your way, Daniel; for the words are shut up and sealed until the time of the end. Many will purify themselves, and make themselves white, and be refined; but the wicked will do wickedly; and none of the wicked will understand; but those who are wise will understand. From the time that the continual burnt offering is taken away, and the </text:span><text:span text:style-name="Bible_5f_text"><text:span text:style-name="T1595">ABOMINATION </text:span></text:span><text:span text:style-name="Bible_5f_text">that makes </text:span><text:span text:style-name="Bible_5f_text"><text:span text:style-name="T1595">DESOLATE</text:span></text:span><text:span text:style-name="Bible_5f_text"> set up, there will be one thousand two hundred ninety days. Blessed is he who waits, and comes to the one thousand three hundred thirty-five days” </text:span><text:span text:style-name="Bible_5f_text"><text:note text:id="ftn632" text:note-class="footnote"><text:note-citation>632</text:note-citation><text:note-body><text:p text:style-name="Footnote"><text:span text:style-name="T5">Daniel 12:9-12 </text:span><text:a xlink:type="simple" xlink:href="https://www.biblegateway.com/passage/?search=Daniel+12%3A9-12&amp;version=WEB" text:style-name="Internet_20_link" text:visited-style-name="Visited_20_Internet_20_Link"><text:span text:style-name="Definition"><text:span text:style-name="T234">WEB</text:span></text:span></text:a></text:p></text:note-body></text:note></text:span>.</text:p>
      <text:p text:style-name="P4">So let's begin to open and unseal these words because <text:span text:style-name="T903">i</text:span>t is the time of fulfillment.</text:p>
      <text:p text:style-name="P4">It is completely undeniable that if the principle of prophetic interpretation called "a year for every day", the prophecies in Daniel 9 corresponds perfectly with Jesus Christ as the Meshiakh of Israel and the temple of Jehovah in Jerusalem. <text:span text:style-name="T904">It </text:span>predict<text:span text:style-name="T904">s</text:span> the moment of beginning of the reconstruction of the temple, the moment of the beginning of the ministry of Jesus Christ, the time of the death of Jesus Christ, and the time of the destruction of the temple by the Romans. <text:span text:style-name="T904">S</text:span>o it's not preposterous to think that it is at least possible to apply the principle with other prophecies in Daniel. Which is precisely what makes it possible to discern Daniel 12 in regards to the "Abomination of Desolation".</text:p>
      <text:p text:style-name="P461"><text:span text:style-name="T5">The first thing to determine is the date on which the </text:span><text:span text:style-name="T235">daily sacrifice</text:span><text:span text:style-name="T5"> was suspended. There are several possibilities for this date but the fundamental argument to this explanation is that th</text:span><text:span text:style-name="T236">e</text:span><text:span text:style-name="T5"> </text:span><text:span text:style-name="T236">particular </text:span><text:span text:style-name="T5">way </text:span><text:span text:style-name="T236">in which </text:span><text:span text:style-name="T5">we see the </text:span><text:span text:style-name="T235">hebrew </text:span><text:span text:style-name="T5">word “</text:span><text:span text:style-name="T235">sur</text:span><text:span text:style-name="T5">” written, the </text:span><text:span text:style-name="T236">code</text:span><text:span text:style-name="T5"> H5493, which is translated as “</text:span><text:span text:style-name="T235">TAKEN AWAY</text:span><text:span text:style-name="T5">” in the text </text:span><text:span text:style-name="Bible_5f_text"><text:span text:style-name="T5">“</text:span></text:span><text:span text:style-name="Bible_5f_text"><text:span text:style-name="T235">f</text:span></text:span><text:span text:style-name="Bible_5f_text">rom the time that the continual burnt offering is</text:span><text:span text:style-name="Bible_5f_text"><text:span text:style-name="T5"> TAKEN AWAY” </text:span></text:span><text:span text:style-name="Bible_5f_text"><text:span text:style-name="T5"><text:note text:id="ftn633" text:note-class="footnote"><text:note-citation>633</text:note-citation><text:note-body><text:p text:style-name="Footnote"><text:span text:style-name="T5">Daniel 12:11 </text:span><text:a xlink:type="simple" xlink:href="https://www.biblegateway.com/passage/?search=Daniel+12%3A11&amp;version=WEB" text:style-name="Internet_20_link" text:visited-style-name="Visited_20_Internet_20_Link"><text:span text:style-name="Definition"><text:span text:style-name="T235">WEB</text:span></text:span></text:a></text:p></text:note-body></text:note></text:span></text:span><text:span text:style-name="T5">, only appears in two verses of the tanakh: in Daniel 12 and in Leviticus 4 when he says: </text:span><text:span text:style-name="Bible_5f_text"><text:span text:style-name="T5">“</text:span></text:span><text:span text:style-name="Bible_5f_text"><text:span text:style-name="T236">A</text:span></text:span><text:span text:style-name="Bible_5f_text"><text:span text:style-name="T5">ll its fat he shall take away, like the fat is taken away from the sacrifice of peace offerings” </text:span></text:span><text:span text:style-name="Bible_5f_text"><text:span text:style-name="T5"><text:note text:id="ftn634" text:note-class="footnote"><text:note-citation>634</text:note-citation><text:note-body><text:p text:style-name="Footnote"><text:span text:style-name="T5">Leviticus 4:31 </text:span><text:a xlink:type="simple" xlink:href="https://www.biblegateway.com/passage/?search=Leviticus+4%3A31&amp;version=WEB" text:style-name="Internet_20_link" text:visited-style-name="Visited_20_Internet_20_Link"><text:span text:style-name="Definition"><text:span text:style-name="T236">WEB</text:span></text:span></text:a></text:p></text:note-body></text:note></text:span></text:span><text:span text:style-name="T5">, and the </text:span><text:span text:style-name="T237">Leviticus </text:span><text:span text:style-name="T5">occurrence is referring to </text:span><text:span text:style-name="T236">the </text:span><text:span text:style-name="T5">fat that was </text:span><text:span text:style-name="T235">TAKEN AWAY </text:span><text:span text:style-name="T236">or removed</text:span><text:span text:style-name="T5"> </text:span><text:span text:style-name="T236">during </text:span><text:span text:style-name="T5">the peace offering.</text:span></text:p>
      <text:p text:style-name="P167">Understanding in this way the "<text:span text:style-name="T905">TAKEN AWAY</text:span>" when Daniel 12 tells us that: <text:span text:style-name="Bible_5f_text">“</text:span><text:span text:style-name="Bible_5f_text"><text:span text:style-name="T905">f</text:span></text:span><text:span text:style-name="Bible_5f_text">rom the time that the continual burnt offering is TAKEN AWAY” </text:span><text:span text:style-name="Bible_5f_text"><text:note text:id="ftn635" text:note-class="footnote"><text:note-citation>635</text:note-citation><text:note-body><text:p text:style-name="Footnote"><text:span text:style-name="T5">Daniel 12:11 </text:span><text:a xlink:type="simple" xlink:href="https://www.biblegateway.com/passage/?search=Daniel+12%3A11&amp;version=WEB" text:style-name="Internet_20_link" text:visited-style-name="Visited_20_Internet_20_Link"><text:span text:style-name="Definition"><text:span text:style-name="T235">WEB</text:span></text:span></text:a></text:p></text:note-body></text:note></text:span>, <text:span text:style-name="T906">there are </text:span>only two <text:soft-page-break/>reasonable possibilities, from Daniel's point of view, in <text:span text:style-name="T906">which</text:span> the continual sacrifice was taken away:</text:p>
      <text:list text:style-name="L7">
        <text:list-item>
          <text:p text:style-name="P531"><text:span text:style-name="T5">The moment narrated in 2nd Kings 24 when Nebuchadnezzar went up against Jerusalem in the time of King Joachim aged 18 and </text:span><text:span text:style-name="Bible_5f_text"><text:span text:style-name="T5">“</text:span></text:span><text:span text:style-name="Bible_5f_text"><text:span text:style-name="T238">H</text:span></text:span><text:span text:style-name="Bible_5f_text">e carried out from there all the treasures of Yahweh’s house, and the treasures of the king’s house, and cut in pieces all the vessels of gold, which Solomon king of Israel had made in Yahweh’s temple”</text:span><text:span text:style-name="Bible_5f_text"><text:span text:style-name="T5"> </text:span></text:span><text:span text:style-name="Bible_5f_text"><text:span text:style-name="T5"><text:note text:id="ftn636" text:note-class="footnote"><text:note-citation>636</text:note-citation><text:note-body><text:p text:style-name="Footnote"><text:span text:style-name="T5">2 Kings 24:13 </text:span><text:a xlink:type="simple" xlink:href="https://www.biblegateway.com/passage/?search=2+Kings+24%3A13&amp;version=WEB" text:style-name="Internet_20_link" text:visited-style-name="Visited_20_Internet_20_Link"><text:span text:style-name="Definition"><text:span text:style-name="T238">WEB</text:span></text:span></text:a></text:p></text:note-body></text:note></text:span></text:span><text:span text:style-name="T5">, or</text:span></text:p>
        </text:list-item>
        <text:list-item>
          <text:p text:style-name="P531"><text:span text:style-name="T5">The moment narrated in 2nd Kings 25 when Nebuchadnezzar takes Jerusalem and </text:span><text:span text:style-name="Bible_5f_text"><text:span text:style-name="T5">“</text:span></text:span><text:span text:style-name="Bible_5f_text"><text:span text:style-name="T238">H</text:span></text:span><text:span text:style-name="Bible_5f_text">e burned Yahweh’s house, the king’s house, and all the houses of Jerusalem, even every great house, he burned with fire</text:span><text:span text:style-name="Bible_5f_text"><text:span text:style-name="T5">” </text:span></text:span><text:span text:style-name="Bible_5f_text"><text:span text:style-name="T5"><text:note text:id="ftn637" text:note-class="footnote"><text:note-citation>637</text:note-citation><text:note-body><text:p text:style-name="Footnote"><text:span text:style-name="T5">2 Kings 25:9 </text:span><text:a xlink:type="simple" xlink:href="https://www.biblegateway.com/passage/?search=2+Kings+25%3A9&amp;version=WEB" text:style-name="Internet_20_link" text:visited-style-name="Visited_20_Internet_20_Link"><text:span text:style-name="Definition"><text:span text:style-name="T238">WEB</text:span></text:span></text:a></text:p></text:note-body></text:note></text:span></text:span><text:span text:style-name="T5">.</text:span></text:p>
        </text:list-item>
      </text:list>
      <text:p text:style-name="Text_20_body">According to historical evidence, the first moment happened in 598 or 597 before Jesus Christ and the second moment happened in 587 or 586 before Jesus Christ.</text:p>
      <text:p text:style-name="P4">If each day is a year in Daniel 12, the "Abomination of Desolation" corresponds to what happened 1290 years later in the place of the <text:span text:style-name="T907">Holy</text:span> of <text:span text:style-name="T907">Holies</text:span>.</text:p>
      <text:p text:style-name="P4">Regarding the first option, the completion of the golden <text:span text:style-name="T907">D</text:span>ome of the R<text:span text:style-name="T907">o</text:span>c<text:span text:style-name="T907">k</text:span>, between 691 and 692 after Jesus Christ.</text:p>
      <text:p text:style-name="P4">And regarding the second option, the completion of the Al-Aqsa Mosque between 702 and 703 after Jesus Christ.</text:p>
      <text:p text:style-name="P4">Both located on top of Jehovah's Holy Mountain, Mount Moriah, above where Solomon's temple was built.</text:p>
      <text:p text:style-name="P4">As an observation for people who like to add: you have to take into account that there is no year zero. From 1 before Jesus Christ <text:span text:style-name="T907">the system goes </text:span>to 1 after Jesus Christ.</text:p>
      <text:p text:style-name="P168">The "Abomination of Desolation" is the temple<text:span text:style-name="T908">s</text:span> complex of Muhammad above the <text:span text:style-name="T908">H</text:span>oly place. The<text:span text:style-name="T908">se</text:span> are the objects that represent the most false prophet in the entire history of mankind, Muhammad, above the <text:span text:style-name="T908">Holy </text:span>place, of the <text:span text:style-name="T908">H</text:span>oly mount, of mount Moriah, of the one <text:span text:style-name="T908">T</text:span>rue God, of the <text:span text:style-name="T909">C</text:span>reator of heaven and earth.</text:p>
      <text:p text:style-name="P169">And if you had not seen it that way, you have already begun to see it and the words of Jesus Christ <text:span text:style-name="T910">have </text:span>began to be fulfilled: “when <text:span text:style-name="T909">you</text:span> see” and “<text:span text:style-name="T903">let the reader understand</text:span>”.</text:p>
      <text:p text:style-name="P4">Thus, by the time the majority of the body of Jesus Christ, of the congregation of the born again, see, understand, discern and recognize the "Abomination of Desolation", by <text:soft-page-break/>the time that happens, the Great Tribulation, that period of time of suffering like never before and there will never be, it will have already begun.</text:p>
      <text:p text:style-name="P4">And according to Daniel 12 <text:note text:id="ftn638" text:note-class="footnote"><text:note-citation>638</text:note-citation><text:note-body><text:p text:style-name="Footnote"><text:span text:style-name="T5">Daniel 12:12 </text:span><text:a xlink:type="simple" xlink:href="https://www.biblegateway.com/passage/?search=Daniel+12%3A12&amp;version=KJV" text:style-name="Internet_20_link" text:visited-style-name="Visited_20_Internet_20_Link"><text:span text:style-name="Definition"><text:span text:style-name="T5">KJV</text:span></text:span></text:a></text:p></text:note-body></text:note>, blessed are those who manage to wait for the 1335 years since that mosque is in the <text:span text:style-name="T911">H</text:span>oly place. <text:span text:style-name="T911">F</text:span>or the first option that year is between 2026 and 2027 and for the second option it is between 2037 and 2038.</text:p>
      <text:p text:style-name="P170">This host, Jose Luis Quiroga, believes any of the great pending events regarding the return of Jesus Christ will happen <text:span text:style-name="T911">at</text:span> that moment of "blessed". Even the one that simply fulfills the words of Jesus Christ: <text:span text:style-name="Bible_5f_text">“when you see the abomination of desolation, spoken of by Daniel the prophet, standing where it ought not (let the reader understand)” </text:span><text:span text:style-name="Bible_5f_text"><text:note text:id="ftn639" text:note-class="footnote"><text:note-citation>639</text:note-citation><text:note-body><text:p text:style-name="Footnote"><text:span text:style-name="T5">Mark 13:14 </text:span><text:a xlink:type="simple" xlink:href="https://www.biblegateway.com/passage/?search=Mark+13%3A14&amp;version=WEB" text:style-name="Internet_20_link" text:visited-style-name="Visited_20_Internet_20_Link"><text:span text:style-name="Definition"><text:span text:style-name="T233">WEB</text:span></text:span></text:a></text:p></text:note-body></text:note></text:span>, indicating the beginning of the Great Tribulation.</text:p>
      <text:h text:style-name="P520" text:outline-level="5"><text:bookmark-start text:name="__RefHeading___Toc34917_4173466481"/>70 Weeks.<text:bookmark-end text:name="__RefHeading___Toc34917_4173466481"/></text:h>
      <text:p text:style-name="Text_20_body">The <text:span text:style-name="T912">2nd</text:span> to understand of the 3 mentions in the Tanakh of the sequence "Abomination of Desolation" is that of Daniel 9. This occurrence of the sequence of hebrew words “shiqquts” and “shamem”, the words H8251 <text:note text:id="ftn640" text:note-class="footnote"><text:note-citation>640</text:note-citation><text:note-body><text:p text:style-name="Footnote"><text:a xlink:type="simple" xlink:href="https://biblehub.com/hebrew/8251.htm" text:style-name="Internet_20_link" text:visited-style-name="Visited_20_Internet_20_Link"><text:span text:style-name="Definition"><text:span text:style-name="T5">H8251</text:span></text:span></text:a></text:p></text:note-body></text:note><text:s/>and H8074 <text:note text:id="ftn641" text:note-class="footnote"><text:note-citation>641</text:note-citation><text:note-body><text:p text:style-name="Footnote"><text:a xlink:type="simple" xlink:href="https://biblehub.com/hebrew/8074.htm" text:style-name="Internet_20_link" text:visited-style-name="Visited_20_Internet_20_Link"><text:span text:style-name="Definition"><text:span text:style-name="T5">H8074</text:span></text:span></text:a></text:p></text:note-body></text:note>, commonly translated as “Abomination of Desolation” is just after the end of the 70 weeks prophecy in Daniel <text:span text:style-name="T913">9</text:span>. The 70-week prophecy ends in the middle of the verse 27 <text:note text:id="ftn642" text:note-class="footnote"><text:note-citation>642</text:note-citation><text:note-body><text:p text:style-name="Footnote"><text:span text:style-name="T5">Daniel 9:27 </text:span><text:a xlink:type="simple" xlink:href="https://biblehub.com/text/daniel/9-27.htm" text:style-name="Internet_20_link" text:visited-style-name="Visited_20_Internet_20_Link"><text:span text:style-name="Definition"><text:span text:style-name="T5">biblehub</text:span></text:span></text:a></text:p></text:note-body></text:note>.</text:p>
      <text:p text:style-name="P4">It is a very common construction in hebrew to put a “vev” character before to the word “al”, the word H5921, to indicate “and after”, or “and on”, or “and above”, as a grammatical continuation <text:span text:style-name="T916">that may also indicate a temporal continuation</text:span>. <text:span text:style-name="T914">A</text:span>nd th<text:span text:style-name="T915">at</text:span> continuation can happen even 600 years later.</text:p>
      <text:p text:style-name="P4">Thus, the description of the 70 weeks ends with the word "minkha", the word H4503, which means gift or offering, and refers to the death of Jesus Christ in the middle of the last week.</text:p>
      <text:p text:style-name="P463"><text:span text:style-name="T5">This last week ends with the appearance of Jesus Christ to Shaul, commonly known as Paul, on his way to Damascus </text:span><text:span text:style-name="T5"><text:note text:id="ftn643" text:note-class="footnote"><text:note-citation>643</text:note-citation><text:note-body><text:p text:style-name="Footnote"><text:span text:style-name="T5">Acts 9 </text:span><text:a xlink:type="simple" xlink:href="https://www.biblegateway.com/passage/?search=Acts+9&amp;version=KJV" text:style-name="Internet_20_link" text:visited-style-name="Visited_20_Internet_20_Link"><text:span text:style-name="Definition"><text:span text:style-name="T5">KJV</text:span></text:span></text:a></text:p></text:note-body></text:note></text:span><text:span text:style-name="T5">, just 7 years after Jesus Christ was baptized by John the Baptist, </text:span><text:span text:style-name="T239">event that</text:span><text:span text:style-name="T5"> mark</text:span><text:span text:style-name="T239">ed</text:span><text:span text:style-name="T5"> the beginning of this last week. It is with this last act that Jesus Christ brings “</text:span><text:span text:style-name="T240">i</text:span>n everlasting righteousness”, and “seal<text:span text:style-name="T917">s</text:span> up the vision and prophecy<text:span text:style-name="T5">”, thus completing </text:span><text:span text:style-name="T240">the </text:span><text:span text:style-name="T5">70 weeks. Sealing the 70 weeks.</text:span></text:p>
      <text:p text:style-name="P4">There are no weeks floating around in <text:span text:style-name="T918">the</text:span> vacuum as some <text:span text:style-name="T918">people </text:span>believe. <text:span text:style-name="T1596">That</text:span><text:span text:style-name="T919">’s n</text:span>ot th<text:span text:style-name="T1596">e</text:span> way bible prophecy works. Either it is fulfilled or it is not fulfilled. This <text:span text:style-name="T919">was</text:span> fulfilled perfectly. The hebrew is a bit obscure, but <text:span text:style-name="T919">you</text:span> don't need to speak perfect hebrew to interpret it correctly. <text:span text:style-name="T919">You </text:span>only need to use the internet.</text:p>
      <text:p text:style-name="P4"><text:soft-page-break/>Understanding that the 70 weeks are complete, Daniel 9 is consistent with Daniel 12 in identifying the "Abomination of Desolation" with the Muhammad's temple<text:span text:style-name="T920">s</text:span> complex above the Holy Place in Jerusalem.</text:p>
      <text:h text:style-name="P520" text:outline-level="5"><text:bookmark-start text:name="__RefHeading___Toc34919_4173466481"/>North and south.<text:bookmark-end text:name="__RefHeading___Toc34919_4173466481"/></text:h>
      <text:p text:style-name="Text_20_body">And the third to understand of the 3 mentions in the Tanakh of the sequence "Abomination of Desolation" is that of Daniel 11.</text:p>
      <text:p text:style-name="P171">Daniel 11 anticipates how control over Jerusalem and the territory of Solomon's Israel alternate between northern forces and southern forces, represented in history by different <text:span text:style-name="T921">n</text:span>ames.</text:p>
      <text:p text:style-name="P171">In the narration of Daniel 11 <text:note text:id="ftn644" text:note-class="footnote"><text:note-citation>644</text:note-citation><text:note-body><text:p text:style-name="Footnote"><text:span text:style-name="T5">Daniel 11 </text:span><text:a xlink:type="simple" xlink:href="https://www.biblegateway.com/passage/?search=Daniel+11&amp;version=KJV" text:style-name="Internet_20_link" text:visited-style-name="Visited_20_Internet_20_Link"><text:span text:style-name="Definition"><text:span text:style-name="T5">KJV</text:span></text:span></text:a></text:p></text:note-body></text:note><text:s/>it can be observed how the power over the territory over and around Jerusalem, since the Medo-Persian alliance takes control, has been alternating between forces of the <text:span text:style-name="T921">n</text:span>orth and forces <text:span text:style-name="T921">of the south </text:span><text:note text:id="ftn645" text:note-class="footnote"><text:note-citation>645</text:note-citation><text:note-body><text:p text:style-name="Footnote"><text:a xlink:type="simple" xlink:href="https://www.jewishvirtuallibrary.org/timeline-for-the-history-of-jerusalem-4500-bce-present" text:style-name="Internet_20_link" text:visited-style-name="Visited_20_Internet_20_Link"><text:span text:style-name="Definition"><text:span text:style-name="T5">https://www.jewishvirtuallibrary.org/timeline-for-the-history-of-jerusalem-4500-bce-present</text:span></text:span></text:a></text:p><text:p text:style-name="Footnote"><text:a xlink:type="simple" xlink:href="http://www.centuryone.com/hstjrslm.html" text:style-name="Internet_20_link" text:visited-style-name="Visited_20_Internet_20_Link"><text:span text:style-name="Definition"><text:span text:style-name="T5">http://www.centuryone.com/hstjrslm.html</text:span></text:span></text:a></text:p></text:note-body></text:note>. <text:span text:style-name="T921">Some characters</text:span> can be identified <text:span text:style-name="T921">such </text:span>as Alexander the Great, some Antiochus, some Ptolemies, some Caesar and some periods such as the Byzantine, the first Muslim, the Crusades and the second Muslim <text:span text:style-name="T921">period</text:span>.</text:p>
      <text:p text:style-name="P171">The key, as always, to be able to understand a passage of the scriptures, is Our Lord Jesus Christ. It should first be noted that the word H1285 <text:note text:id="ftn646" text:note-class="footnote"><text:note-citation>646</text:note-citation><text:note-body><text:p text:style-name="Footnote"><text:a xlink:type="simple" xlink:href="https://biblehub.com/hebrew/1285.htm" text:style-name="Internet_20_link" text:visited-style-name="Visited_20_Internet_20_Link"><text:span text:style-name="Definition"><text:span text:style-name="T5">H1285</text:span></text:span></text:a></text:p></text:note-body></text:note>, translated as “covenant”, is only used by Daniel on 6 occasions and always to represent the <text:span text:style-name="T921">H</text:span>oly pact between God and his <text:span text:style-name="T921">people</text:span>. This allows us to identify that in the narrative Jesus Christ is represented by the phrase "the Prince of the Covenant" or "<text:span text:style-name="T921">the Leader</text:span> of the Covenant". <text:span text:style-name="T921">And</text:span> this allows establishing a central point <text:span text:style-name="T921">in </text:span>time to the narration and thus be<text:span text:style-name="T921">ing</text:span> able to map <text:span text:style-name="T921">the </text:span>history of the territory of the current Israel with the narration.</text:p>
      <text:p text:style-name="P172">Understanding that the <text:span text:style-name="T922">time of </text:span>"<text:span text:style-name="T922">the </text:span>Prince of the Covenant" in Daniel 11 corresponds to the time of Jesus Christ, then the moment in which Daniel 11 mentions the "Abomination of Desolation" <text:span text:style-name="T922">can be mapped</text:span> to <text:span text:style-name="T922">the time of </text:span>control <text:span text:style-name="T922">by</text:span> the early Muslim period over Jerusalem, and with the time when the Muslim temple<text:span text:style-name="T922">s</text:span> complex was built on <text:span text:style-name="T922">the Holy </text:span>Mount in Jerusalem.</text:p>
      <text:p text:style-name="P4">The three mentions in the Tanakh of the "Abomination of Desolation" are consistent in identifying it with Muhammad's temple<text:span text:style-name="T923">s</text:span> complex above of the Holy Place in Jerusalem.</text:p>
      <text:h text:style-name="P517" text:outline-level="4"><text:bookmark-start text:name="__RefHeading___Toc34921_4173466481"/><text:soft-page-break/>Israel.<text:bookmark-end text:name="__RefHeading___Toc34921_4173466481"/></text:h>
      <text:p text:style-name="Text_20_body">The main fulfilled prophecy that tells us that the year of the return of Yeshua, of Jesus Christ, of Our Lord, of the King of Kings, of the Meshiakh of Israel, it’s very close, even if we do not know the day or the hour, it’s the existence of Israel for less than <text:span text:style-name="T934">the last </text:span>100 years.</text:p>
      <text:p text:style-name="P464"><text:span text:style-name="T5">In Deuteronomy 30 the end is announced from the beginning, it says that: after Jehovah </text:span><text:span text:style-name="Bible_5f_text"><text:span text:style-name="T5">“</text:span></text:span><text:span text:style-name="Bible_5f_text"><text:span text:style-name="T241">r</text:span></text:span><text:span text:style-name="Bible_5f_text">ooted them out of their land in anger, and in wrath, and in great indignation, and cast them into another land</text:span><text:span text:style-name="Bible_5f_text"><text:span text:style-name="T5">” </text:span></text:span><text:span text:style-name="Bible_5f_text"><text:span text:style-name="T5"><text:note text:id="ftn647" text:note-class="footnote"><text:note-citation>647</text:note-citation><text:note-body><text:p text:style-name="Footnote"><text:span text:style-name="T5">Deuteronomy 29:28 </text:span><text:a xlink:type="simple" xlink:href="https://www.biblegateway.com/passage/?search=Deuteronomy+29%3A28&amp;version=KJV" text:style-name="Internet_20_link" text:visited-style-name="Visited_20_Internet_20_Link"><text:span text:style-name="Definition"><text:span text:style-name="T5">KJV</text:span></text:span></text:a></text:p></text:note-body></text:note></text:span></text:span><text:span text:style-name="T5"><text:s/>; and after: </text:span><text:span text:style-name="Bible_5f_text"><text:span text:style-name="T5">“all the nations will say, Why has Yahweh done this to this land? What does the heat of this great anger mean? Then men will say, Because they abandoned the covenant of Yahweh, the God of their fathers, which he made with them when he brought them out of the land of Egypt, and went and served other gods and worshiped them, gods that they didn’t know and that he had not given to them” </text:span></text:span><text:span text:style-name="Bible_5f_text"><text:span text:style-name="T5"><text:note text:id="ftn648" text:note-class="footnote"><text:note-citation>648</text:note-citation><text:note-body><text:p text:style-name="Footnote"><text:span text:style-name="T5">Deuteronomy 30:24-26 </text:span><text:a xlink:type="simple" xlink:href="https://www.biblegateway.com/passage/?search=Deuteronomy+29%3A24-26&amp;version=WEB" text:style-name="Internet_20_link" text:visited-style-name="Visited_20_Internet_20_Link"><text:span text:style-name="Definition"><text:span text:style-name="T241">WEB</text:span></text:span></text:a></text:p></text:note-body></text:note></text:span></text:span><text:span text:style-name="T5">; </text:span><text:span text:style-name="T241">and </text:span><text:span text:style-name="Bible_5f_text"><text:span text:style-name="T5">“</text:span></text:span><text:span text:style-name="Bible_5f_text"><text:span text:style-name="T241">when a</text:span></text:span><text:span text:style-name="Bible_5f_text"><text:span text:style-name="T5">ll these things have come on you, the blessing and the curse, which I have set before you" </text:span></text:span><text:span text:style-name="Bible_5f_text"><text:span text:style-name="T5"><text:note text:id="ftn649" text:note-class="footnote"><text:note-citation>649</text:note-citation><text:note-body><text:p text:style-name="Footnote"><text:span text:style-name="T5">Deuteronomy 30:1 </text:span><text:a xlink:type="simple" xlink:href="https://www.biblegateway.com/passage/?search=Deuteronomy+30%3A1&amp;version=WEB" text:style-name="Internet_20_link" text:visited-style-name="Visited_20_Internet_20_Link"><text:span text:style-name="Definition"><text:span text:style-name="T241">WEB</text:span></text:span></text:a></text:p></text:note-body></text:note></text:span></text:span><text:span text:style-name="T5">; </text:span><text:span text:style-name="Bible_5f_text"><text:span text:style-name="T5">“</text:span></text:span><text:span text:style-name="Bible_5f_text"><text:span text:style-name="T241">THEN</text:span></text:span><text:span text:style-name="Bible_5f_text"><text:span text:style-name="T5"> Yahweh your God will release you from captivity, have compassion on you, and will return and gather you from all the peoples where Yahweh your God has scattered you. If your outcasts are in the uttermost parts of the heavens, from there Yahweh your God will gather you, and from there he will bring you back. Yahweh your God will bring you into the land which your fathers possessed, and </text:span></text:span><text:span text:style-name="Bible_5f_text"><text:span text:style-name="T241">YOU</text:span></text:span><text:span text:style-name="Bible_5f_text"><text:span text:style-name="T5"> </text:span></text:span><text:span text:style-name="Bible_5f_text"><text:span text:style-name="T241">WILL</text:span></text:span><text:span text:style-name="Bible_5f_text"><text:span text:style-name="T5"> </text:span></text:span><text:span text:style-name="Bible_5f_text"><text:span text:style-name="T241">POSSESS</text:span></text:span><text:span text:style-name="Bible_5f_text"><text:span text:style-name="T5"> </text:span></text:span><text:span text:style-name="Bible_5f_text"><text:span text:style-name="T241">IT</text:span></text:span><text:span text:style-name="Bible_5f_text"><text:span text:style-name="T5">. He will do you good, and increase your numbers more than your fathers” </text:span></text:span><text:span text:style-name="Bible_5f_text"><text:span text:style-name="T5"><text:note text:id="ftn650" text:note-class="footnote"><text:note-citation>650</text:note-citation><text:note-body><text:p text:style-name="Footnote"><text:span text:style-name="T5">Deuteronomy 30:3-5 </text:span><text:a xlink:type="simple" xlink:href="https://www.biblegateway.com/passage/?search=Deuteronomy+30%3A3-5&amp;version=WEB" text:style-name="Internet_20_link" text:visited-style-name="Visited_20_Internet_20_Link"><text:span text:style-name="Definition"><text:span text:style-name="T241">WEB</text:span></text:span></text:a></text:p></text:note-body></text:note></text:span></text:span><text:span text:style-name="T5">.</text:span></text:p>
      <text:p text:style-name="P4">Since the time of Moses, more than 1400 <text:span text:style-name="T1597">years </text:span>before Jesus Christ, it was announced everything that would happen to the people of Jacob, to the people of Israel, the chosen people of Jehovah.</text:p>
      <text:p text:style-name="P4">First they would be blessed with the promised land, with the land in which King David and King Solomon reigned between <text:span text:style-name="T924">the year </text:span>1000 before Jesus Christ and 930 <text:span text:style-name="T924">before Jesus Christ</text:span>, and then they would be cursed <text:span text:style-name="T924">for</text:span> break<text:span text:style-name="T924">ing</text:span> the pact and worship<text:span text:style-name="T924">ing</text:span> other Gods. <text:span text:style-name="T924">A</text:span>nd Nebuchadnezzar would be in charge to execute one of the most important moments of such curses <text:span text:style-name="T924">when he </text:span>invade<text:span text:style-name="T924">s</text:span> the only thing left to invade, Jerusalem, in the year 587 or 586 before Jesus Christ, at which time the temple built by Solomon almost 400 years before was completely destroyed. <text:span text:style-name="T924">M</text:span>oment from which, the descendants of Jacob, the Israelites, could never again buy and sell land, to be owners of that land, until the year 1948, more than 2500 years later, when God beg<text:span text:style-name="T924">an</text:span> to fulfill his promise to bring them back to their land.</text:p>
      <text:p text:style-name="P4"><text:soft-page-break/>The <text:span text:style-name="T925">birth</text:span> of the current country <text:span text:style-name="T925">of </text:span>Israel was announced almost 3500 years <text:span text:style-name="T925">before</text:span> by the <text:span text:style-name="T925">C</text:span>reator of heaven and earth, who tells us: <text:span text:style-name="Bible_5f_text">“Remember the former things of old: for I am God, and there is no other. I am God, and there is none like me. I declare the end from the beginning, and from ancient times things that are not yet done. I say: My counsel will stand, and I will do all that I please. I call a ravenous bird from the east, the man of my counsel from a far country. Yes, I have spoken. I will also bring it to pass. I have planned. I will also do it. Listen to me, you stubborn-hearted, who are far from righteousness! I bring my righteousness near. It is not far off, and my salvation will not wait. I will grant salvation to Zion, my glory to Israel” </text:span><text:span text:style-name="Bible_5f_text"><text:note text:id="ftn651" text:note-class="footnote"><text:note-citation>651</text:note-citation><text:note-body><text:p text:style-name="Footnote"><text:span text:style-name="T5">Isaiah 46:9-13 </text:span><text:a xlink:type="simple" xlink:href="https://www.biblegateway.com/passage/?search=isaias+46%3A9-13&amp;version=WEB" text:style-name="Internet_20_link" text:visited-style-name="Visited_20_Internet_20_Link"><text:span text:style-name="Definition"><text:span text:style-name="T242">WEB</text:span></text:span></text:a></text:p></text:note-body></text:note></text:span>.</text:p>
      <text:p text:style-name="P4">Jehovah also speaks to us through Jeremiah. In Jeremiah 29 to 33 <text:span text:style-name="T926">He</text:span> gives various details of what is only happening <text:span text:style-name="T926">until now</text:span>.</text:p>
      <text:p text:style-name="P4"><text:span text:style-name="T927">First</text:span> it mentions that <text:span text:style-name="Bible_5f_text">"After seventy years are accomplished for Babylon, I will visit you and perform my good word toward you, in causing you to return to this place” </text:span><text:span text:style-name="Bible_5f_text"><text:note text:id="ftn652" text:note-class="footnote"><text:note-citation>652</text:note-citation><text:note-body><text:p text:style-name="Footnote"><text:span text:style-name="T5">Jeremiah 29:10 </text:span><text:a xlink:type="simple" xlink:href="https://www.biblegateway.com/passage/?search=Jeremiah+29%3A10&amp;version=WEB" text:style-name="Internet_20_link" text:visited-style-name="Visited_20_Internet_20_Link"><text:span text:style-name="Definition"><text:span text:style-name="T243">WEB</text:span></text:span></text:a></text:p></text:note-body></text:note></text:span>. <text:span text:style-name="T929">T</text:span>hose seventy years range from when Daniel is taken into exile <text:span text:style-name="T929">to</text:span> Babylon in 607 before Jesus Christ until some of the exiles return to Jerusalem <text:span text:style-name="T929">from</text:span> Babylon in 537 <text:span text:style-name="T929">before Jesus Christ</text:span> with the permission of Cyrus.</text:p>
      <text:p text:style-name="P4">But <text:span text:style-name="T927">then </text:span><text:span text:style-name="T928">it</text:span> also tells us about another time when <text:span text:style-name="T929">Yahweh says that </text:span><text:span text:style-name="Bible_5f_text">"I will turn again your captivity, and I will gather you from all the nations, and from all the places where I have driven you, says Yahweh. I will bring you again to the place from where I caused you to be carried away captive” </text:span><text:span text:style-name="Bible_5f_text"><text:note text:id="ftn653" text:note-class="footnote"><text:note-citation>653</text:note-citation><text:note-body><text:p text:style-name="Footnote"><text:span text:style-name="T5">Jeremiah 29:14 </text:span><text:a xlink:type="simple" xlink:href="https://www.biblegateway.com/passage/?search=Jeremiah+29%3A14&amp;version=WEB" text:style-name="Internet_20_link" text:visited-style-name="Visited_20_Internet_20_Link"><text:span text:style-name="Definition"><text:span text:style-name="T243">WEB</text:span></text:span></text:a></text:p></text:note-body></text:note></text:span>, and that <text:span text:style-name="Bible_5f_text">“behold, the days come, says Yahweh, that I will reverse the captivity of my people Israel and Judah, says Yahweh. I will cause them to return to the land that I gave to their fathers, and they will POSSESS IT” </text:span><text:span text:style-name="Bible_5f_text"><text:note text:id="ftn654" text:note-class="footnote"><text:note-citation>654</text:note-citation><text:note-body><text:p text:style-name="Footnote"><text:span text:style-name="T5">Jeremiah 30:3 </text:span><text:a xlink:type="simple" xlink:href="https://www.biblegateway.com/passage/?search=Jeremiah+30%3A3&amp;version=WEB" text:style-name="Internet_20_link" text:visited-style-name="Visited_20_Internet_20_Link"><text:span text:style-name="Definition"><text:span text:style-name="T243">WEB</text:span></text:span></text:a></text:p></text:note-body></text:note></text:span>, and that <text:span text:style-name="Bible_5f_text">“in that day, says Yahweh of Armies, that I will break his yoke from off your neck, and will burst your bonds. Strangers WILL NO MORE make them their bondservants” </text:span><text:span text:style-name="Bible_5f_text"><text:note text:id="ftn655" text:note-class="footnote"><text:note-citation>655</text:note-citation><text:note-body><text:p text:style-name="Footnote"><text:span text:style-name="T5">Jeremiah 30:8 </text:span><text:a xlink:type="simple" xlink:href="https://www.biblegateway.com/passage/?search=Jeremiah+30%3A8&amp;version=WEB" text:style-name="Internet_20_link" text:visited-style-name="Visited_20_Internet_20_Link"><text:span text:style-name="Definition"><text:span text:style-name="T244">WEB</text:span></text:span></text:a></text:p></text:note-body></text:note></text:span>, and that <text:span text:style-name="Bible_5f_text">“Jacob will return, and will be quiet and at ease. No one will make him afraid” </text:span><text:span text:style-name="Bible_5f_text"><text:note text:id="ftn656" text:note-class="footnote"><text:note-citation>656</text:note-citation><text:note-body><text:p text:style-name="Footnote"><text:span text:style-name="T5">Jeremiah 30:10 </text:span><text:a xlink:type="simple" xlink:href="https://www.biblegateway.com/passage/?search=Jeremiah+30%3A10&amp;version=WEB" text:style-name="Internet_20_link" text:visited-style-name="Visited_20_Internet_20_Link"><text:span text:style-name="Definition"><text:span text:style-name="T244">WEB</text:span></text:span></text:a></text:p></text:note-body></text:note></text:span>, and that <text:span text:style-name="Bible_5f_text">“Their children also will be as before, and their congregation will be established before me. I will punish all who oppress them” </text:span><text:span text:style-name="Bible_5f_text"><text:note text:id="ftn657" text:note-class="footnote"><text:note-citation>657</text:note-citation><text:note-body><text:p text:style-name="P462"><text:span text:style-name="T5">Jeremiah </text:span>30:20 <text:a xlink:type="simple" xlink:href="https://www.biblegateway.com/passage/?search=Jeremiah+30%3A20&amp;version=WEB" text:style-name="Internet_20_link" text:visited-style-name="Visited_20_Internet_20_Link"><text:span text:style-name="T930">WEB</text:span></text:a></text:p></text:note-body></text:note></text:span>, and that <text:span text:style-name="Bible_5f_text">“At that time, says Yahweh, I will be the God of all the families of Israel, and they will be my people” </text:span><text:span text:style-name="Bible_5f_text"><text:note text:id="ftn658" text:note-class="footnote"><text:note-citation>658</text:note-citation><text:note-body><text:p text:style-name="Footnote"><text:span text:style-name="T5">Jeremiah 31:1 </text:span><text:a xlink:type="simple" xlink:href="https://www.biblegateway.com/passage/?search=Jeremiah+31%3A1&amp;version=WEB" text:style-name="Internet_20_link" text:visited-style-name="Visited_20_Internet_20_Link"><text:span text:style-name="Definition"><text:span text:style-name="T245">WEB</text:span></text:span></text:a></text:p></text:note-body></text:note></text:span>, and that <text:span text:style-name="Bible_5f_text">“I will build you again, and you will be built, O virgin of Israel. You will again be adorned with your tambourines, and will go out in the dances of those who make merry. Again you will plant vineyards on the mountains of Samaria. The planters will plant, and will enjoy its fruit” </text:span><text:span text:style-name="Bible_5f_text"><text:note text:id="ftn659" text:note-class="footnote"><text:note-citation>659</text:note-citation><text:note-body><text:p text:style-name="Footnote"><text:span text:style-name="T5">Jeremiah 31:4-5 </text:span><text:a xlink:type="simple" xlink:href="https://www.biblegateway.com/passage/?search=Jeremiah+31%3A4-5&amp;version=WEB" text:style-name="Internet_20_link" text:visited-style-name="Visited_20_Internet_20_Link"><text:span text:style-name="Definition"><text:span text:style-name="T245">WEB</text:span></text:span></text:a></text:p></text:note-body></text:note></text:span>, and that they <text:span text:style-name="Bible_5f_text">“Sing with gladness for Jacob, and shout for the CHIEF of the nations” </text:span><text:span text:style-name="Bible_5f_text"><text:note text:id="ftn660" text:note-class="footnote"><text:note-citation>660</text:note-citation><text:note-body><text:p text:style-name="Footnote"><text:span text:style-name="T5">Jeremiah 31:7 </text:span><text:a xlink:type="simple" xlink:href="https://www.biblegateway.com/passage/?search=Jeremiah+31%3A7&amp;version=WEB" text:style-name="Internet_20_link" text:visited-style-name="Visited_20_Internet_20_Link"><text:span text:style-name="Definition"><text:span text:style-name="T245">WEB</text:span></text:span></text:a></text:p></text:note-body></text:note></text:span>, and that <text:span text:style-name="Bible_5f_text">“Behold, I will bring them from the north country, and gather them from the UTTERMOST parts of the earth, </text:span><text:soft-page-break/><text:span text:style-name="Bible_5f_text">along with the blind and the lame,the woman with child and her who travails with child together. They will return as a great company” </text:span><text:span text:style-name="Bible_5f_text"><text:note text:id="ftn661" text:note-class="footnote"><text:note-citation>661</text:note-citation><text:note-body><text:p text:style-name="Footnote"><text:span text:style-name="T5">Jeremiah 31:8 </text:span><text:a xlink:type="simple" xlink:href="https://www.biblegateway.com/passage/?search=Jeremiah+31%3A8&amp;version=WEB" text:style-name="Internet_20_link" text:visited-style-name="Visited_20_Internet_20_Link"><text:span text:style-name="Definition"><text:span text:style-name="T245">WEB</text:span></text:span></text:a></text:p></text:note-body></text:note></text:span>, and that <text:span text:style-name="Bible_5f_text">“Hear Yahweh’s word, you nations, and declare it in the distant islands. Say, He who scattered Israel will gather him, and keep him, as a shepherd does his flock" </text:span><text:span text:style-name="Bible_5f_text"><text:note text:id="ftn662" text:note-class="footnote"><text:note-citation>662</text:note-citation><text:note-body><text:p text:style-name="Footnote"><text:span text:style-name="T5">Jeremiah 31:10 </text:span><text:a xlink:type="simple" xlink:href="https://www.biblegateway.com/passage/?search=Jeremiah+31%3A10&amp;version=WEB" text:style-name="Internet_20_link" text:visited-style-name="Visited_20_Internet_20_Link"><text:span text:style-name="Definition"><text:span text:style-name="T245">WEB</text:span></text:span></text:a></text:p></text:note-body></text:note></text:span>, and that Jerusalem <text:span text:style-name="Bible_5f_text">“will NOT BE plucked up or thrown down ANY MORE FOREVER” </text:span><text:span text:style-name="Bible_5f_text"><text:note text:id="ftn663" text:note-class="footnote"><text:note-citation>663</text:note-citation><text:note-body><text:p text:style-name="Footnote"><text:span text:style-name="T5">Jeremiah 31:40 </text:span><text:a xlink:type="simple" xlink:href="https://www.biblegateway.com/passage/?search=Jeremiah+31%3A40&amp;version=WEB" text:style-name="Internet_20_link" text:visited-style-name="Visited_20_Internet_20_Link"><text:span text:style-name="Definition"><text:span text:style-name="T245">WEB</text:span></text:span></text:a></text:p></text:note-body></text:note></text:span>.</text:p>
      <text:p text:style-name="P4">Jeremiah was a prophet who announced, according to Jeremiah 21, that Jehovah <text:span text:style-name="T931">would </text:span>deliver what was left of Judah and Jerusalem to Nebuchadnezzar, king of Babylon, and that this <text:span text:style-name="T931">king</text:span> would not spare them or have compassion or mercy. That Jerusalem would be burned and given up and that he who <text:span text:style-name="T931">would turn</text:span> to the Chaldeans, to those who had <text:span text:style-name="T931">Jerusalem</text:span> besieged, he would live. And that Zedekiah, the king of Judah, would be taken prisoner to Babylon. And in Jeremiah 26 tells us that Jeremiah is threatened with death <text:span text:style-name="T931">for</text:span> prophesy<text:span text:style-name="T931">ing</text:span> against Jerusalem. He also prophesies, according to Jeremiah 29, that the captivity in Babylon w<text:span text:style-name="T931">ould</text:span> be long and that they <text:span text:style-name="T931">should </text:span>build and cultivate and eat the fruit of the crop, marry and have children, and seek peace and pray for the peace of the Babylonians because the peace of Babylon it is the peace of <text:span text:style-name="T931">the </text:span>captives.</text:p>
      <text:p text:style-name="P173">All these prophecies that no one wanted to hear, <text:span text:style-name="T932">made</text:span> <text:span text:style-name="T932">him</text:span> end up imprisoned in the courtyard <text:span text:style-name="T932">of </text:span>the house of Zedekiah, the king of Judah. <text:span text:style-name="T932">A</text:span>nd <text:span text:style-name="T932">while </text:span>being prisoner, according to Jeremiah 32, Jehovah commands him to buy a piece of land from a his cousin named Hanameel as a sign that one day <text:span text:style-name="Bible_5f_text">“</text:span><text:span text:style-name="Bible_5f_text"><text:span text:style-name="T932">H</text:span></text:span><text:span text:style-name="Bible_5f_text">ouses and fields and vineyards shall be </text:span><text:span text:style-name="Bible_5f_text"><text:span text:style-name="T933">POSSESSED</text:span></text:span><text:span text:style-name="Bible_5f_text"> again in this land” </text:span><text:span text:style-name="Bible_5f_text"><text:note text:id="ftn664" text:note-class="footnote"><text:note-citation>664</text:note-citation><text:note-body><text:p text:style-name="Footnote"><text:span text:style-name="T5">Jeremiah 32:15 </text:span><text:a xlink:type="simple" xlink:href="https://www.biblegateway.com/passage/?search=Jeremiah+32%3A15&amp;version=KJV" text:style-name="Internet_20_link" text:visited-style-name="Visited_20_Internet_20_Link"><text:span text:style-name="Definition"><text:span text:style-name="T5">KJV</text:span></text:span></text:a></text:p></text:note-body></text:note></text:span>, <text:span text:style-name="T932">the land of Israel</text:span>.</text:p>
      <text:p text:style-name="P465"><text:span text:style-name="T5">Jeremiah buys the land from his cousin, being imprisoned in the house of the king and knowing that Nebuchadnezzar is about to invade Jerusalem, as sign that one day </text:span><text:span text:style-name="Bible_5f_text"><text:span text:style-name="T5">“</text:span></text:span><text:span text:style-name="Bible_5f_text"><text:span text:style-name="T246">H</text:span></text:span><text:span text:style-name="Bible_5f_text">ouses and fields and vineyards shall be </text:span><text:span text:style-name="Bible_5f_text"><text:span text:style-name="T247">POSSESSED</text:span></text:span><text:span text:style-name="Bible_5f_text"> again in this land</text:span><text:span text:style-name="Bible_5f_text"><text:span text:style-name="T5">” </text:span></text:span><text:span text:style-name="Bible_5f_text"><text:span text:style-name="T5"><text:note text:id="ftn665" text:note-class="footnote"><text:note-citation>665</text:note-citation><text:note-body><text:p text:style-name="Footnote"><text:span text:style-name="T5">Jeremiah 32:15 </text:span><text:a xlink:type="simple" xlink:href="https://www.biblegateway.com/passage/?search=Jeremiah+32%3A15&amp;version=KJV" text:style-name="Internet_20_link" text:visited-style-name="Visited_20_Internet_20_Link"><text:span text:style-name="Definition"><text:span text:style-name="T5">KJV</text:span></text:span></text:a></text:p></text:note-body></text:note></text:span></text:span><text:span text:style-name="T5">, the Israelite’</text:span><text:span text:style-name="T246">s land</text:span><text:span text:style-name="T5">.</text:span></text:p>
      <text:p text:style-name="P4">This prophecy is only fulfilled until the 20th century after Jesus Christ, less than 100 years ago, when the country of Israel was founded in 1948, and the descendants of Abraham <text:span text:style-name="T934">did</text:span> return to <text:span text:style-name="T934">POSSESS</text:span> <text:span text:style-name="T934">land </text:span>in what <text:span text:style-name="T934">is </text:span>now Israel.</text:p>
      <text:p text:style-name="P466"><text:span text:style-name="T5">Jehovah also announces, according to Jeremiah 32, that </text:span><text:span text:style-name="Bible_5f_text"><text:span text:style-name="T5">“</text:span></text:span><text:span text:style-name="Bible_5f_text"><text:span text:style-name="T248">B</text:span></text:span><text:span text:style-name="Bible_5f_text">ehold, I will gather them out of all countries, whither I have driven them in mine anger, and in my fury, and in great wrath; and I will bring them again unto this place, and I will cause them to dwell safely</text:span><text:span text:style-name="Bible_5f_text"><text:span text:style-name="T5">” </text:span></text:span><text:span text:style-name="Bible_5f_text"><text:span text:style-name="T5"><text:note text:id="ftn666" text:note-class="footnote"><text:note-citation>666</text:note-citation><text:note-body><text:p text:style-name="Footnote"><text:span text:style-name="T5">Jeremiah 32:37 </text:span><text:a xlink:type="simple" xlink:href="https://www.biblegateway.com/passage/?search=Jeremiah+32%3A37&amp;version=KJV" text:style-name="Internet_20_link" text:visited-style-name="Visited_20_Internet_20_Link"><text:span text:style-name="Definition"><text:span text:style-name="T5">KJV</text:span></text:span></text:a></text:p></text:note-body></text:note></text:span></text:span><text:span text:style-name="T5">, and that </text:span><text:span text:style-name="Bible_5f_text"><text:span text:style-name="T5">“Fields WILL BE BOUGHT in this land, about which you say, It is desolate, without man or animal” </text:span></text:span><text:span text:style-name="Bible_5f_text"><text:span text:style-name="T5"><text:note text:id="ftn667" text:note-class="footnote"><text:note-citation>667</text:note-citation><text:note-body><text:p text:style-name="Footnote"><text:span text:style-name="T5">Jeremiah 32:43 </text:span><text:a xlink:type="simple" xlink:href="https://www.biblegateway.com/passage/?search=Jeremiah+32%3A43&amp;version=WEB" text:style-name="Internet_20_link" text:visited-style-name="Visited_20_Internet_20_Link"><text:span text:style-name="Definition"><text:span text:style-name="T248">WEB</text:span></text:span></text:a></text:p></text:note-body></text:note></text:span></text:span><text:span text:style-name="T5">.</text:span></text:p>
      <text:p text:style-name="P4"><text:soft-page-break/>Jehovah announces in Jeremiah 16 that <text:span text:style-name="Bible_5f_text">“behold, the days come, says Yahweh, that it will no more be said, As Yahweh lives, who brought up the children of Israel out of the land of Egypt; but, As Yahweh lives, who brought up the children of Israel from the land of the north, and from all the countries where he had driven them. I will bring them again into their land that I gave to their fathers" </text:span><text:span text:style-name="Bible_5f_text"><text:note text:id="ftn668" text:note-class="footnote"><text:note-citation>668</text:note-citation><text:note-body><text:p text:style-name="Footnote"><text:span text:style-name="T5">Jeremiah 16:14-15 </text:span><text:a xlink:type="simple" xlink:href="https://www.biblegateway.com/passage/?search=Jeremiah+16%3A14-15&amp;version=WEB" text:style-name="Internet_20_link" text:visited-style-name="Visited_20_Internet_20_Link"><text:span text:style-name="Definition"><text:span text:style-name="T248">WEB</text:span></text:span></text:a></text:p></text:note-body></text:note></text:span>.</text:p>
      <text:p text:style-name="P4">This prophecy, according to which YHWH will be known as the one who gathered the Jews of all the nations into which <text:span text:style-name="T935">H</text:span>e had scattered them, in<text:span text:style-name="T935">to</text:span> the <text:span text:style-name="T935">land that</text:span> is now Israel, just as <text:span text:style-name="T935">He</text:span> had announced thousands of years before, is already starting to come true.</text:p>
      <text:p text:style-name="P467"><text:span text:style-name="T5">Isaiah also prophesies in Isaiah 11 that God </text:span><text:span text:style-name="Bible_5f_text"><text:span text:style-name="T5">“</text:span></text:span><text:span text:style-name="Bible_5f_text"><text:span text:style-name="T249">wil </text:span></text:span><text:span text:style-name="Bible_5f_text"><text:span text:style-name="T292">a</text:span></text:span><text:span text:style-name="Bible_5f_text">ssemble the outcasts of Israel, and gather together the dispersed of Judah from the four corners of the earth</text:span><text:span text:style-name="Bible_5f_text"><text:span text:style-name="T5">” </text:span></text:span><text:span text:style-name="Bible_5f_text"><text:span text:style-name="T5"><text:note text:id="ftn669" text:note-class="footnote"><text:note-citation>669</text:note-citation><text:note-body><text:p text:style-name="Footnote"><text:span text:style-name="T5">Isaiah 11:12 </text:span><text:a xlink:type="simple" xlink:href="https://www.biblegateway.com/passage/?search=Isaiah+11%3A12&amp;version=WEB" text:style-name="Internet_20_link" text:visited-style-name="Visited_20_Internet_20_Link"><text:span text:style-name="Definition"><text:span text:style-name="T249">WEB</text:span></text:span></text:a></text:p></text:note-body></text:note></text:span></text:span><text:span text:style-name="T5">.</text:span></text:p>
      <text:p text:style-name="P4">In Ezekiel 11, Jehovah announces that <text:span text:style-name="Bible_5f_text">“I will gather you from the peoples, and assemble you out of the countries where you have been scattered, and I will give you the land of Israel” </text:span><text:span text:style-name="Bible_5f_text"><text:note text:id="ftn670" text:note-class="footnote"><text:note-citation>670</text:note-citation><text:note-body><text:p text:style-name="Footnote"><text:span text:style-name="T5">Ezekiel 11:17 </text:span><text:a xlink:type="simple" xlink:href="https://www.biblegateway.com/passage/?search=Ezekiel+11%3A17&amp;version=WEB" text:style-name="Internet_20_link" text:visited-style-name="Visited_20_Internet_20_Link"><text:span text:style-name="Definition"><text:span text:style-name="T249">WEB</text:span></text:span></text:a></text:p></text:note-body></text:note></text:span>. And in Ezekiel 37, Jehovah says that <text:span text:style-name="Bible_5f_text">“I will make them one nation in the land, on the mountains of Israel. One king will be king to them all. They will no longer be two nations. They won’t be divided into two kingdoms any more at all” </text:span><text:span text:style-name="Bible_5f_text"><text:note text:id="ftn671" text:note-class="footnote"><text:note-citation>671</text:note-citation><text:note-body><text:p text:style-name="Footnote"><text:span text:style-name="T5">Ezekiel 37:22 </text:span><text:a xlink:type="simple" xlink:href="https://www.biblegateway.com/passage/?search=Ezekiel+37%3A22&amp;version=WEB" text:style-name="Internet_20_link" text:visited-style-name="Visited_20_Internet_20_Link"><text:span text:style-name="Definition"><text:span text:style-name="T250">WEB</text:span></text:span></text:a></text:p></text:note-body></text:note></text:span>.</text:p>
      <text:p text:style-name="P4">In Ezekiel 36, God tells Ezekiel to <text:span text:style-name="Bible_5f_text">"tell the house of Israel, The Lord Yahweh says: I don’t do this for your sake, house of Israel, BUT FOR MY HOLY NAME, which you have profaned among the nations where you went” </text:span><text:span text:style-name="Bible_5f_text"><text:note text:id="ftn672" text:note-class="footnote"><text:note-citation>672</text:note-citation><text:note-body><text:p text:style-name="Footnote"><text:span text:style-name="T5">Ezekiel 36:22 </text:span><text:a xlink:type="simple" xlink:href="https://www.biblegateway.com/passage/?search=Ezekiel+36%3A22&amp;version=WEB" text:style-name="Internet_20_link" text:visited-style-name="Visited_20_Internet_20_Link"><text:span text:style-name="Definition"><text:span text:style-name="T251">WEB</text:span></text:span></text:a></text:p></text:note-body></text:note></text:span>, <text:span text:style-name="Bible_5f_text">“I will take you from among the nations and gather you out of all the countries, and will bring you into your own land” </text:span><text:span text:style-name="Bible_5f_text"><text:note text:id="ftn673" text:note-class="footnote"><text:note-citation>673</text:note-citation><text:note-body><text:p text:style-name="Footnote"><text:span text:style-name="T5">Ezekiel 36:24 </text:span><text:a xlink:type="simple" xlink:href="https://www.biblegateway.com/passage/?search=Ezekiel+36%3A24&amp;version=WEB" text:style-name="Internet_20_link" text:visited-style-name="Visited_20_Internet_20_Link"><text:span text:style-name="Definition"><text:span text:style-name="T251">WEB</text:span></text:span></text:a></text:p></text:note-body></text:note></text:span>, <text:span text:style-name="Bible_5f_text">“I don’t do this for your sake, says the Lord Yahweh. Let it be known to you: be ashamed and confounded for your ways, house of Israel” </text:span><text:span text:style-name="Bible_5f_text"><text:note text:id="ftn674" text:note-class="footnote"><text:note-citation>674</text:note-citation><text:note-body><text:p text:style-name="Footnote"><text:span text:style-name="T5">Ezekiel 36:32 </text:span><text:a xlink:type="simple" xlink:href="https://www.biblegateway.com/passage/?search=Ezekiel+36%3A32&amp;version=WEB" text:style-name="Internet_20_link" text:visited-style-name="Visited_20_Internet_20_Link"><text:span text:style-name="Definition"><text:span text:style-name="T251">WEB</text:span></text:span></text:a></text:p></text:note-body></text:note></text:span>. And that <text:span text:style-name="Bible_5f_text">"The land that was desolate will be tilled instead of being a desolation in the sight of all who passed by. They will say, This land that was desolate has become like the garden of Eden. The waste, desolate, and ruined cities are fortified and inhabited. Then the nations that are left around you will know that I, Yahweh, have built the ruined places, and planted that which was desolate. I, Yahweh, have spoken it, and I will do it” </text:span><text:span text:style-name="Bible_5f_text"><text:note text:id="ftn675" text:note-class="footnote"><text:note-citation>675</text:note-citation><text:note-body><text:p text:style-name="Footnote"><text:span text:style-name="T5">Ezekiel 36:34-36 </text:span><text:a xlink:type="simple" xlink:href="https://www.biblegateway.com/passage/?search=Ezekiel+36%3A34-36&amp;version=WEB" text:style-name="Internet_20_link" text:visited-style-name="Visited_20_Internet_20_Link"><text:span text:style-name="Definition"><text:span text:style-name="T251">WEB</text:span></text:span></text:a></text:p></text:note-body></text:note></text:span>.</text:p>
      <text:p text:style-name="P4">The existence of present-day Israel is a unique case in the entire history of humanity. The smallest <text:span text:style-name="T1598">nation</text:span> on the entire planet was dispersed all over the planet and after thousands of years of being dispersed all over the planet, now, reunited, owns the same territory that it had at the beginning of its existence, just as it was written that would happen, hundreds of years before being dispersed, and thousands, listen well, THOUSANDS of years before it happened. And it preserves its culture, its customs, its sacred book and its original language.</text:p>
      <text:p text:style-name="P4"><text:soft-page-break/>There is no other case like it in ALL the history of HUMANITY. If that is NOT a HYPER-MEGA-SUPER PROPHECY, I don't know my mom's name.</text:p>
      <text:p text:style-name="P4">But <text:span text:style-name="T936">that</text:span><text:span text:style-name="T451">’s</text:span> not all.</text:p>
      <text:p text:style-name="P174">In Amos 9, God announces that <text:span text:style-name="Bible_5f_text">“I will bring my people Israel back from captivity, and they will rebuild the ruined cities, and inhabit them; and they will plant vineyards, and drink wine from them. They shall also make gardens, and eat their fruit. I will plant them on their land, and they WILL NO MORE be plucked up out of their land which I have given them, says Yahweh your God” </text:span><text:span text:style-name="Bible_5f_text"><text:note text:id="ftn676" text:note-class="footnote"><text:note-citation>676</text:note-citation><text:note-body><text:p text:style-name="Footnote"><text:span text:style-name="T5">Amos 9:14-15 </text:span><text:a xlink:type="simple" xlink:href="https://www.biblegateway.com/passage/?search=Amos+9%3A14-15&amp;version=WEB" text:style-name="Internet_20_link" text:visited-style-name="Visited_20_Internet_20_Link"><text:span text:style-name="Definition"><text:span text:style-name="T252">WEB</text:span></text:span></text:a></text:p></text:note-body></text:note></text:span>.</text:p>
      <text:p text:style-name="P174">Israel is here to stay. Promise of the <text:span text:style-name="T937">C</text:span>reator God of Heaven and <text:span text:style-name="T937">Earth</text:span>.</text:p>
      <text:h text:style-name="P517" text:outline-level="4"><text:bookmark-start text:name="__RefHeading___Toc34923_4173466481"/>Details.<text:bookmark-end text:name="__RefHeading___Toc34923_4173466481"/></text:h>
      <text:p text:style-name="Text_20_body">As for the chapters about which there are doubts, <text:span text:style-name="T938">due to</text:span> the details, it is worth mentioning the following issues:</text:p>
      <text:h text:style-name="P520" text:outline-level="5"><text:bookmark-start text:name="__RefHeading___Toc34925_4173466481"/><text:span text:style-name="T3">Delivery</text:span>.<text:bookmark-end text:name="__RefHeading___Toc34925_4173466481"/></text:h>
      <text:p text:style-name="Text_20_body"><text:span text:style-name="T5">In Revelation 12 John says that: </text:span><text:span text:style-name="Bible_5f_text"><text:span text:style-name="T5">“</text:span></text:span><text:span text:style-name="Bible_5f_text"><text:span text:style-name="T253">t</text:span></text:span><text:span text:style-name="Bible_5f_text">here appeared a great wonder in heaven; a woman clothed with the sun, and the moon under her feet, and upon her head a crown of twelve stars: </text:span><text:span text:style-name="Bible_5f_text"><text:span text:style-name="T939">A</text:span></text:span><text:span text:style-name="Bible_5f_text">nd she being with child cried, travailing in birth, and pained to be delivered</text:span><text:span text:style-name="Bible_5f_text"><text:span text:style-name="T5">” </text:span></text:span><text:span text:style-name="Bible_5f_text"><text:span text:style-name="T5"><text:note text:id="ftn677" text:note-class="footnote"><text:note-citation>677</text:note-citation><text:note-body><text:p text:style-name="Footnote"><text:span text:style-name="T5">Revelation 12:1 </text:span><text:a xlink:type="simple" xlink:href="https://www.biblegateway.com/passage/?search=Revelation+12&amp;version=KJV" text:style-name="Internet_20_link" text:visited-style-name="Visited_20_Internet_20_Link"><text:span text:style-name="Definition"><text:span text:style-name="T5">KJV</text:span></text:span></text:a></text:p></text:note-body></text:note></text:span></text:span><text:span text:style-name="T5">.</text:span></text:p>
      <text:p text:style-name="P4">Without coming to worship the stars, which would be idolatry, and without com<text:span text:style-name="T939">ing</text:span> to think that they influence our personality, which would be occultism or witchcraft, some <text:span text:style-name="T939">c</text:span>hristians accept that God gives us signs using the stars to identify milestones of prophecies <text:span text:style-name="T939">fulfillment</text:span>. If we accept this, and bearing in mind that this description is between the trumpets and the bowls in the narrative of the book of Revelation, and that there are only two verses in the whole bible in which the angel Michael is mentioned in prophecy, one in Daniel 12 <text:note text:id="ftn678" text:note-class="footnote"><text:note-citation>678</text:note-citation><text:note-body><text:p text:style-name="Footnote"><text:span text:style-name="T5">Daniel 12:1 </text:span><text:a xlink:type="simple" xlink:href="https://www.biblegateway.com/passage/?search=Daniel+12%3A1&amp;version=KJV" text:style-name="Internet_20_link" text:visited-style-name="Visited_20_Internet_20_Link"><text:span text:style-name="Definition"><text:span text:style-name="T5">KJV</text:span></text:span></text:a></text:p></text:note-body></text:note><text:s/>and another in Revelation 12 <text:note text:id="ftn679" text:note-class="footnote"><text:note-citation>679</text:note-citation><text:note-body><text:p text:style-name="Footnote"><text:span text:style-name="T5">Revelation 12:7 </text:span><text:a xlink:type="simple" xlink:href="https://www.biblegateway.com/passage/?search=Revelation+12%3A7&amp;version=KJV" text:style-name="Internet_20_link" text:visited-style-name="Visited_20_Internet_20_Link"><text:span text:style-name="Definition"><text:span text:style-name="T5">KJV</text:span></text:span></text:a></text:p></text:note-body></text:note>, and that in both occurrences the narratives seem to refer to similar events, we have to locate the Revelation 12 narrative in sync with Daniel 12.</text:p>
      <text:p text:style-name="P4">If we do this, there is only one possible configuration of the sky in the which this signal could have occurred in the sky: on September 23 of 2017. And as a significant fact <text:span text:style-name="T939">we have </text:span>that it corresponded with the end of a very important annual biblical feast: the feast of Trumpets.</text:p>
      <text:p text:style-name="P175"><text:soft-page-break/>The Revelation 12 configuration has 12 stars above the head of the woman: the 9 stars of Leo and 3 more: Mercury, Mars and Venus. <text:span text:style-name="T939">It</text:span> has the moving star Jupiter, which traditionally represents the King, emerging from the center of the woman, has the Sun "<text:span text:style-name="T939">clothing</text:span>" the woman and has the moon at the woman's feet. Other candidates like August 29 <text:span text:style-name="T940">of</text:span> 439, or September 11 <text:span text:style-name="T940">of</text:span> 3 <text:span text:style-name="T940">before Jesus Christ</text:span>, or <text:span text:style-name="T940">the one in </text:span>August 16 <text:span text:style-name="T940">of</text:span> 3 <text:span text:style-name="T940">before Jesus Christ</text:span> simply do not meet all the features.</text:p>
      <text:p text:style-name="P4">The woman would be Israel and <text:span text:style-name="T941">it </text:span>would <text:span text:style-name="T941">mean </text:span>the beginning of the spiritual birth of Abraham's descendants as a nation, the time when the inhabitants of Israel begin to be born into the kingdom of heaven by accepting <text:span text:style-name="T941">their</text:span> Meshiakh: Yeshua HaMashiakh, better known as Jesus Christ.</text:p>
      <text:p text:style-name="P4">This spiritual birth of the Israelites, according to the statistics of the first and only organization in the Israel of 2021 that has a bible school run by people born in Israel and believers in Yeshua, the organization “One for Israel”, has already started. Growth of <text:span text:style-name="T942">people</text:span> born in Israel who are new believers in Yeshua seems to be exponential, according to this organization.</text:p>
      <text:p text:style-name="P176">If Michael's <text:span text:style-name="T942">synchronism</text:span> is correct, another great <text:span text:style-name="T942">synchronism</text:span> in the book of Revelation <text:span text:style-name="T943">can be established</text:span>:</text:p>
      <text:list text:style-name="L8">
        <text:list-item>
          <text:p text:style-name="P532">The time of the first 6 trumpets,</text:p>
        </text:list-item>
        <text:list-item>
          <text:p text:style-name="P532">The time of the two witnesses of Revelation 11 <text:note text:id="ftn680" text:note-class="footnote"><text:note-citation>680</text:note-citation><text:note-body><text:p text:style-name="Footnote"><text:span text:style-name="T5">Revelation 11:2 </text:span><text:a xlink:type="simple" xlink:href="https://www.biblegateway.com/passage/?search=Revelation+11%3A2&amp;version=KJV" text:style-name="Internet_20_link" text:visited-style-name="Visited_20_Internet_20_Link"><text:span text:style-name="Definition"><text:span text:style-name="T5">KJV</text:span></text:span></text:a><text:span text:style-name="T5"> Revelation 11:3 </text:span><text:a xlink:type="simple" xlink:href="https://www.biblegateway.com/passage/?search=Revelation+11%3A3&amp;version=KJV" text:style-name="Internet_20_link" text:visited-style-name="Visited_20_Internet_20_Link"><text:span text:style-name="Definition"><text:span text:style-name="T5">KJV</text:span></text:span></text:a></text:p></text:note-body></text:note>,</text:p>
        </text:list-item>
        <text:list-item>
          <text:p text:style-name="P532">The time of the woman in the desert of Revelation 12 <text:note text:id="ftn681" text:note-class="footnote"><text:note-citation>681</text:note-citation><text:note-body><text:p text:style-name="Footnote"><text:span text:style-name="T5">Revelation 12:6 </text:span><text:a xlink:type="simple" xlink:href="https://www.biblegateway.com/passage/?search=Revelation+12%3A6&amp;version=KJV" text:style-name="Internet_20_link" text:visited-style-name="Visited_20_Internet_20_Link"><text:span text:style-name="Definition"><text:span text:style-name="T5">KJV</text:span></text:span></text:a><text:span text:style-name="T5"> Revelation 12:14 </text:span><text:a xlink:type="simple" xlink:href="https://www.biblegateway.com/passage/?search=Revelation+12%3A14&amp;version=KJV" text:style-name="Internet_20_link" text:visited-style-name="Visited_20_Internet_20_Link"><text:span text:style-name="Definition"><text:span text:style-name="T5">KJV</text:span></text:span></text:a></text:p></text:note-body></text:note>, and</text:p>
        </text:list-item>
        <text:list-item>
          <text:p text:style-name="P532">The time of the first beast of Revelation 13 <text:note text:id="ftn682" text:note-class="footnote"><text:note-citation>682</text:note-citation><text:note-body><text:p text:style-name="Footnote"><text:span text:style-name="T5">Revelation 13:5 </text:span><text:a xlink:type="simple" xlink:href="https://www.biblegateway.com/passage/?search=Revelation+13%3A5&amp;version=KJV" text:style-name="Internet_20_link" text:visited-style-name="Visited_20_Internet_20_Link"><text:span text:style-name="Definition"><text:span text:style-name="T5">KJV</text:span></text:span></text:a></text:p></text:note-body></text:note>,</text:p>
        </text:list-item>
      </text:list>
      <text:p text:style-name="Text_20_body">correspond to exactly the same period of time and lasts 1260 days.</text:p>
      <text:p text:style-name="P4">Trumpets that occur just after the spiritual birth of Israel, of the time when Israel accepts its Meshiakh. <text:span text:style-name="T945">Delivery</text:span> that occurs at the end of the first 6 seals of the book of Revelation and before the rapture that occurs between the sixth and seventh seals.</text:p>
      <text:h text:style-name="P520" text:outline-level="5"><text:bookmark-start text:name="__RefHeading___Toc34927_4173466481"/>7 messengers.<text:bookmark-end text:name="__RefHeading___Toc34927_4173466481"/></text:h>
      <text:p text:style-name="Text_20_body"><text:span text:style-name="T5">If in Revelation 12 the phrase “</text:span><text:span text:style-name="T254">a great wonder in heaven</text:span><text:span text:style-name="T5">” refers to some configuration in the sky, </text:span><text:span text:style-name="T254">then the phrase </text:span><text:span text:style-name="T5">in Revelation 15 </text:span><text:span text:style-name="T254">also</text:span><text:span text:style-name="T5"> would have to be </text:span><text:span text:style-name="T254">about </text:span><text:span text:style-name="T5">some stellar configuration when John tells us that: </text:span><text:span text:style-name="Bible_5f_text"><text:span text:style-name="T5">“</text:span></text:span><text:span text:style-name="Bible_5f_text"><text:span text:style-name="T254">A</text:span></text:span><text:span text:style-name="Bible_5f_text">nd I saw another sign in heaven, great and </text:span><text:soft-page-break/><text:span text:style-name="Bible_5f_text">marvellous, seven angels having the seven last plagues; for in them is filled up the wrath of God</text:span><text:span text:style-name="Bible_5f_text"><text:span text:style-name="T5">” </text:span></text:span><text:span text:style-name="Bible_5f_text"><text:span text:style-name="T5"><text:note text:id="ftn683" text:note-class="footnote"><text:note-citation>683</text:note-citation><text:note-body><text:p text:style-name="Footnote"><text:span text:style-name="T5">Revelation 15:1 </text:span><text:a xlink:type="simple" xlink:href="https://www.biblegateway.com/passage/?search=Revelation+15%3A1&amp;version=KJV" text:style-name="Internet_20_link" text:visited-style-name="Visited_20_Internet_20_Link"><text:span text:style-name="Definition"><text:span text:style-name="T5">KJV</text:span></text:span></text:a></text:p></text:note-body></text:note></text:span></text:span><text:span text:style-name="T5">.</text:span></text:p>
      <text:p text:style-name="P4">The only "great" <text:span text:style-name="T946">and “marvellous” </text:span>configuration in the sky after 2017, and quite strange in general, <text:span text:style-name="T946">that can fit the description, </text:span>is the one that will occur on September 8 <text:span text:style-name="T946">of</text:span> 2040, corresponding to the Feast of Trumpets of that year, when <text:span text:style-name="T946">there will be a</text:span> conjunction of the 7 mobile stars, or classic planets of the antiquity, which can be seen without the aid of a telescope: Saturn, Jupiter, Mars, Venus, Mercury, the Sun and the Moon.</text:p>
      <text:p text:style-name="P4">In less than 20 degrees this very rare stellar alignment will be observed. With less than 20 degrees of angular distance between the objects. The previous one occurred on July 3 <text:span text:style-name="T947">of</text:span> 710. Very rare <text:span text:style-name="T947">indid</text:span>.</text:p>
      <text:p text:style-name="P4">This heavenly configuration could be the announcement, the sign, that marks the moment in which the 7 angels of Revelation 15 begin their activity of pour<text:span text:style-name="T947">ing</text:span> <text:span text:style-name="T947">over</text:span> the final 7 bowls of God's <text:span text:style-name="T947">W</text:span>rath. This signal would mark the beginning of <text:span text:style-name="T947">the </text:span>bowls, that is, the beginning of the last trumpet of the Book of Revelation.</text:p>
      <text:h text:style-name="P520" text:outline-level="5"><text:bookmark-start text:name="__RefHeading___Toc34929_4173466481"/>Babylon.<text:bookmark-end text:name="__RefHeading___Toc34929_4173466481"/></text:h>
      <text:p text:style-name="Text_20_body">The great prostitute of Revelation 17 and the great Babylon of Revelation 18, they would be one and the same. And it refers to all the people who are not raptured and who <text:span text:style-name="T948">will</text:span> die without having accepted <text:span text:style-name="T948">Jesus </text:span>Christ during the trumpets or bowls. It would be all the people who stay in the earth, in Babylon, and die physically, during the trumpets or the bowls, without having accepted Christ. The rapture would correspond to <text:span text:style-name="T1599">the </text:span>moment when, according to Revelation 18, John says that: <text:span text:style-name="Bible_5f_text">“I heard another voice from heaven, saying, Come out of her, my people, that ye be not partakers of her sins, and that ye receive not of her plagues" </text:span><text:span text:style-name="Bible_5f_text"><text:note text:id="ftn684" text:note-class="footnote"><text:note-citation>684</text:note-citation><text:note-body><text:p text:style-name="Footnote"><text:span text:style-name="T5">Revelation 18:4 </text:span><text:a xlink:type="simple" xlink:href="https://www.biblegateway.com/passage/?search=Revelation+18%3A4&amp;version=KJV" text:style-name="Internet_20_link" text:visited-style-name="Visited_20_Internet_20_Link"><text:span text:style-name="Definition"><text:span text:style-name="T5">KJV</text:span></text:span></text:a></text:p></text:note-body></text:note></text:span>.</text:p>
      <text:p text:style-name="P4">The end of the destruction of the Great Babylon corresponds with the end of the seals, the trumpets and the bowls, all at the same time. Because let us remember that the last “seal” <text:span text:style-name="T949">are</text:span> the 7 “trumpets” and the last “trumpet” are the 7 “bowls”. <text:span text:style-name="T949">After that</text:span> begins the reign of Jesus Christ from Israel for a thousand years.</text:p>
      <text:h text:style-name="P517" text:outline-level="4"><text:bookmark-start text:name="__RefHeading___Toc34931_4173466481"/>Reign.<text:bookmark-end text:name="__RefHeading___Toc34931_4173466481"/></text:h>
      <text:p text:style-name="Text_20_body">After the destruction of the great Babylon, the wrath of God, the <text:span text:style-name="T949">bowls</text:span>, the reign begins. Jesus Christ comes down from heaven with the countless multitude clothed in white linen, <text:span text:style-name="T949">the one spoken in</text:span> Revelation 7 <text:note text:id="ftn685" text:note-class="footnote"><text:note-citation>685</text:note-citation><text:note-body><text:p text:style-name="Footnote"><text:span text:style-name="T5">Revelation 7 </text:span><text:a xlink:type="simple" xlink:href="https://www.biblegateway.com/passage/?search=Revelation+7%3A9-17&amp;version=KJV" text:style-name="Internet_20_link" text:visited-style-name="Visited_20_Internet_20_Link"><text:span text:style-name="Definition"><text:span text:style-name="T5">KJV</text:span></text:span></text:a></text:p></text:note-body></text:note>, and who went out to meet him according to <text:soft-page-break/>Paul <text:note text:id="ftn686" text:note-class="footnote"><text:note-citation>686</text:note-citation><text:note-body><text:p text:style-name="Footnote"><text:span text:style-name="T5">1 Thessalonians 4:17 </text:span><text:a xlink:type="simple" xlink:href="https://www.biblegateway.com/passage/?search=1+Thessalonians+4%3A17&amp;version=KJV" text:style-name="Internet_20_link" text:visited-style-name="Visited_20_Internet_20_Link"><text:span text:style-name="Definition"><text:span text:style-name="T5">KJV</text:span></text:span></text:a></text:p></text:note-body></text:note>. All <text:span text:style-name="T949">the people that</text:span> were caught up to heaven. Crowd <text:span text:style-name="T949">that will </text:span>be ruled by Jesus Christ and 144,000 resurrected <text:span text:style-name="T949">men </text:span>for a thousand years.</text:p>
      <text:p text:style-name="P468"><text:span text:style-name="T5">A thousand years of a reign </text:span><text:span text:style-name="T255">with</text:span><text:span text:style-name="T5"> authentic peace because all the nations and peoples will be made up of people who, prior to said reign</text:span><text:span text:style-name="T255">ing</text:span><text:span text:style-name="T5">, had already accepted Jesus Christ as </text:span><text:span text:style-name="T255">their</text:span><text:span text:style-name="T5"> King. People who were willing to die for </text:span><text:span text:style-name="T255">His</text:span><text:span text:style-name="T5"> cause and died to everything they were, or as Paul says: </text:span><text:span text:style-name="Bible_5f_text"><text:span text:style-name="T5">“</text:span></text:span><text:span text:style-name="Bible_5f_text"><text:span text:style-name="T256">I</text:span></text:span><text:span text:style-name="Bible_5f_text"> have been crucified with Christ, and it is no longer I who live, but Christ lives in me</text:span><text:span text:style-name="Bible_5f_text"><text:span text:style-name="T5">” </text:span></text:span><text:span text:style-name="Bible_5f_text"><text:span text:style-name="T5"><text:note text:id="ftn687" text:note-class="footnote"><text:note-citation>687</text:note-citation><text:note-body><text:p text:style-name="Footnote"><text:span text:style-name="T5">Galatians 2:20 </text:span><text:a xlink:type="simple" xlink:href="https://www.biblegateway.com/passage/?search=Galatians+2%3A20&amp;version=WEB" text:style-name="Internet_20_link" text:visited-style-name="Visited_20_Internet_20_Link"><text:span text:style-name="Definition"><text:span text:style-name="T256">WEB</text:span></text:span></text:a></text:p></text:note-body></text:note></text:span></text:span><text:span text:style-name="T5">. </text:span><text:span text:style-name="T256">P</text:span><text:span text:style-name="T5">eoples and nations made up of people in whom </text:span><text:span text:style-name="T256">Jesus </text:span><text:span text:style-name="T5">Christ already reigns in their hearts.</text:span></text:p>
      <text:p text:style-name="P177">It is the SPIRITUAL beginning WITH the PHYSICAL presence of the <text:span text:style-name="T950">K</text:span>ing of <text:span text:style-name="T950">K</text:span>ings, of the Meshiakh of YHWH, of that new earth with a new <text:span text:style-name="T950">heavens</text:span> that Isaiah announces in <text:span text:style-name="T950">his</text:span> last two chapters. The SPIRITUAL beginning WITHOUT the PHYSIC<text:span text:style-name="T950">AL</text:span> presence of Jesus Christ began from his resurrection. These beginnings are only SPIRITUAL because the offspring of Adam <text:span text:style-name="T950">have not yet been destroyed.</text:span></text:p>
      <text:p text:style-name="P4">The PHYSICAL beginning of that NEW earth with a NEW heaven<text:span text:style-name="T951">s</text:span>, according to Revelation 21, happens AFTER the resurrection of ALL the dead. <text:span text:style-name="T951">And</text:span> this only happens until after the thousand years of the reign of Jesus Christ from Israel, the <text:span text:style-name="T951">Israel</text:span> that is already here.</text:p>
      <text:p text:style-name="P4">Jesus Christ does not come to reign over anyone who has not accepted him as king prior to that time. He <text:span text:style-name="T952">is not coming </text:span>to reign over Babylon.</text:p>
      <text:p text:style-name="P4">This is GOOD news for those who already have Jesus Christ as King, but they don’t <text:span text:style-name="T953">SEEM so</text:span> good to those who don’t have him as King.</text:p>
      <text:p text:style-name="P4"/>
      <text:p text:style-name="P335"/>
      <text:p text:style-name="P4"/>
      <text:p text:style-name="P4"/>
      <text:p text:style-name="P4"/>
      <text:p text:style-name="P4"/>
      <text:p text:style-name="P4"/>
      <text:p text:style-name="P4"/>
      <text:h text:style-name="P509" text:outline-level="1"><text:bookmark-start text:name="__RefHeading___Toc34933_4173466481"/>PART 3. PERIPHERY.<text:bookmark-end text:name="__RefHeading___Toc34933_4173466481"/></text:h>
      <text:p text:style-name="Text_20_body"/>
      <text:p text:style-name="P496"/>
      <text:h text:style-name="P511" text:outline-level="2"><text:bookmark-start text:name="__RefHeading___Toc34935_4173466481"/><text:span text:style-name="T954">B</text:span>eliefs.<text:bookmark-end text:name="__RefHeading___Toc34935_4173466481"/></text:h>
      <text:p text:style-name="P498">At this point <text:span text:style-name="T1493">of the</text:span> presentation it can already be said that the main objective <text:span text:style-name="T955">of</text:span> giv<text:span text:style-name="T955">ing</text:span> you some GOOD news and others that don't SEEM good, it's already been fulfilled. However, not the entire set of questions that were posed <text:span text:style-name="T956">at</text:span> the beginning of the presentation have been answer<text:span text:style-name="T956">ed</text:span> and that was a third objective: kill all the birds with one stone.</text:p>
      <text:p text:style-name="P4">The <text:span text:style-name="T957">goal</text:span> of this section is to present a whole series of topics that are related to the Truth, to what the bible affirms, and to the word "science". And in this way kill the <text:span text:style-name="T957">pending </text:span>birds.</text:p>
      <text:p text:style-name="P178">Some of these topics, very few, can be related to the <text:span text:style-name="T957">concept of </text:span>technical creativity, that criterion that this presentation considers necessary to <text:span text:style-name="T957">truly </text:span>discern what is a<text:span text:style-name="T957">n objective, verifiable knowledge and in which no faith is needed, that which we like to call scientific</text:span>. <text:span text:style-name="T957">That is why </text:span>this whole section is under the heading of simply “beliefs”.</text:p>
      <text:p text:style-name="P178">In some cases what most people believe is not the same <text:span text:style-name="T957">thing that </text:span>your host believes. For beliefs that your host considers false, mostly popular, generally only the reasons against <text:span text:style-name="T957">the belief </text:span>are presented, and for <text:span text:style-name="T957">those </text:span>which <text:span text:style-name="T957">your</text:span> host considers true, mostly unpopular, generally only the reasons in favor <text:span text:style-name="T957">of the belief </text:span>are presented. This does <text:span text:style-name="T957">allows the</text:span> presentations <text:span text:style-name="T957">to be </text:span>simpler and more dynamic.</text:p>
      <text:p text:style-name="P4"><text:span text:style-name="T958">Most of</text:span> the beliefs presented <text:span text:style-name="T958">here </text:span>have to do with the bible. If th<text:span text:style-name="T958">ose</text:span> beliefs presented here as false are not false, or those presented <text:span text:style-name="T958">here </text:span>as true are not true, the bible does not seem to be inspired by the God who does not lie.</text:p>
      <text:h text:style-name="P517" text:outline-level="4"><text:bookmark-start text:name="__RefHeading___Toc34937_4173466481"/>Principles.<text:bookmark-end text:name="__RefHeading___Toc34937_4173466481"/></text:h>
      <text:p text:style-name="Text_20_body"><text:span text:style-name="T5">Obviously the most important of all beliefs for a Christian is that Jesus Christ is alive because he was resurrected. It is the foundation of the believer in Jesus Christ. As Paul says in 1st Corinthians 15: </text:span><text:span text:style-name="Bible_5f_text"><text:span text:style-name="T5">“</text:span></text:span><text:span text:style-name="Bible_5f_text"><text:span text:style-name="T257">i</text:span></text:span><text:span text:style-name="Bible_5f_text">f Christ be not risen, then is our preaching vain, and your faith is also vain</text:span><text:span text:style-name="Bible_5f_text"><text:span text:style-name="T5">” </text:span></text:span><text:span text:style-name="Bible_5f_text"><text:span text:style-name="T5"><text:note text:id="ftn688" text:note-class="footnote"><text:note-citation>688</text:note-citation><text:note-body><text:p text:style-name="Footnote"><text:span text:style-name="T5">1 Corinthians 15:14 </text:span><text:a xlink:type="simple" xlink:href="https://www.biblegateway.com/passage/?search=1+Corinthians+15%3A14&amp;version=KJV" text:style-name="Internet_20_link" text:visited-style-name="Visited_20_Internet_20_Link"><text:span text:style-name="Definition"><text:span text:style-name="T5">KJV</text:span></text:span></text:a></text:p></text:note-body></text:note></text:span></text:span><text:span text:style-name="T5">.</text:span></text:p>
      <text:p text:style-name="P4">Jesus Christ spoke of Noah, Jonah, Moses, and the Torah, which includes the book of Genesis, as something completely true. <text:span text:style-name="T959">So,</text:span> if Jesus Christ is alive because he was <text:soft-page-break/>resurrected, we may not understand all the details of why the whole bible has to be true but <text:span text:style-name="T1600">it </text:span>has to be.</text:p>
      <text:p text:style-name="P4">Thus, the two fundamental principles, which must be taken into account in any <text:span text:style-name="T1602">point </text:span><text:span text:style-name="T1601">analy</text:span><text:span text:style-name="T1602">zed</text:span> from here on, are the ones already analyzed at the beginning of this presentation:</text:p>
      <text:list text:style-name="L9">
        <text:list-item>
          <text:p text:style-name="P533">There is a Creator, designer and intelligent, of all plants, animals and <text:span text:style-name="T960">people</text:span> on this planet.</text:p>
        </text:list-item>
        <text:list-item>
          <text:p text:style-name="P533">Jesus Christ is alive because, after dying on the cross, the Creator raised him on the third day.</text:p>
        </text:list-item>
      </text:list>
      <text:p text:style-name="P506">If these two fundamental points are denied, ignored, or not taken taken into account in the next <text:span text:style-name="T961">presentations</text:span>, it is rationally much more <text:span text:style-name="T961">d</text:span>ifficult to accept these <text:span text:style-name="T961">presentations</text:span>. On the other hand, if these two principles are understood as true it is much easier to accept these <text:span text:style-name="T961">presentations</text:span>. So: if you don't understand them as true, assume them as hypothetically true, as an intellectual exercise, when <text:span text:style-name="T1603">you reason about </text:span>the <text:span text:style-name="T1603">following </text:span><text:span text:style-name="T961">presentations</text:span>.</text:p>
      <text:h text:style-name="P517" text:outline-level="4"><text:bookmark-start text:name="__RefHeading___Toc34939_4173466481"/>Evidence.<text:bookmark-end text:name="__RefHeading___Toc34939_4173466481"/></text:h>
      <text:p text:style-name="Text_20_body">Another important point <text:span text:style-name="T1604">to note beforehand</text:span><text:span text:style-name="T962"> </text:span>is that: in the support of each belief the word “evidence” is used in the context of the person who has studied the subject of <text:span text:style-name="T962">the </text:span>belief.</text:p>
      <text:p text:style-name="P4">This annotation is made because: what for a person can be evidence, to another it may simply be a worthless statement. And this situation depends both on the level of skepticism of the person, as well as the knowledge that the person has on the subject of the presented “belief”.</text:p>
      <text:p text:style-name="P4">If you have not studied the subject, the evidence presented may seem worthless. You better study it and then take one position.</text:p>
      <text:p text:style-name="P4">It is because of this subjectivity that when an affirmation is presented as evidence is made based on what other people, who have dedicated <text:span text:style-name="T962">more time</text:span> than me, and <text:span text:style-name="T962">probably more time</text:span> than you too, <text:span text:style-name="T962">to the</text:span> study of the particular subject, those people, ALSO consider it as evidence.</text:p>
      <text:h text:style-name="P512" text:outline-level="3"><text:bookmark-start text:name="__RefHeading___Toc34941_4173466481"/><text:soft-page-break/>The <text:span text:style-name="T963">T</text:span>ruth.<text:bookmark-end text:name="__RefHeading___Toc34941_4173466481"/></text:h>
      <text:p text:style-name="Text_20_body"><text:span text:style-name="T5">The Truth according to the bible is something that is lived, that is experienced. According to John 14, Jesus Christ says: </text:span><text:span text:style-name="Bible_5f_text"><text:span text:style-name="T5">“</text:span></text:span><text:span text:style-name="Bible_5f_text"><text:span text:style-name="T258">I</text:span></text:span><text:span text:style-name="Bible_5f_text"> am the way, the truth, and the life: no man cometh unto the Father, but by me</text:span><text:span text:style-name="Bible_5f_text"><text:span text:style-name="T5">" </text:span></text:span><text:span text:style-name="Bible_5f_text"><text:span text:style-name="T5"><text:note text:id="ftn689" text:note-class="footnote"><text:note-citation>689</text:note-citation><text:note-body><text:p text:style-name="Footnote"><text:span text:style-name="T5">John 14:6 </text:span><text:a xlink:type="simple" xlink:href="https://www.biblegateway.com/passage/?search=John+14%3A6&amp;version=KJV" text:style-name="Internet_20_link" text:visited-style-name="Visited_20_Internet_20_Link"><text:span text:style-name="Definition"><text:span text:style-name="T258">KJV</text:span></text:span></text:a></text:p></text:note-body></text:note></text:span></text:span><text:span text:style-name="T5">. Jesus Christ is the Truth and to know the Truth is to know </text:span><text:span text:style-name="T258">H</text:span><text:span text:style-name="T5">im. John, in 1st John 2 tells us that: </text:span><text:span text:style-name="Bible_5f_text"><text:span text:style-name="T5">“</text:span></text:span><text:span text:style-name="Bible_5f_text"><text:span text:style-name="T258">h</text:span></text:span><text:span text:style-name="Bible_5f_text"><text:span text:style-name="T5">e who says he remains in him ought himself also to walk just like he walked” </text:span></text:span><text:span text:style-name="Bible_5f_text"><text:span text:style-name="T5"><text:note text:id="ftn690" text:note-class="footnote"><text:note-citation>690</text:note-citation><text:note-body><text:p text:style-name="Footnote"><text:span text:style-name="T5">1 John 2:6 </text:span><text:a xlink:type="simple" xlink:href="https://www.biblegateway.com/passage/?search=1+John+2%3A6&amp;version=WEB" text:style-name="Internet_20_link" text:visited-style-name="Visited_20_Internet_20_Link"><text:span text:style-name="Definition"><text:span text:style-name="T258">WEB</text:span></text:span></text:a></text:p></text:note-body></text:note></text:span></text:span><text:span text:style-name="T5">. He who says that he knows Jesus Christ must live like </text:span><text:span text:style-name="T258">he</text:span><text:span text:style-name="T5"> lived. This way of living is </text:span><text:span text:style-name="T258">by </text:span><text:span text:style-name="T5">loving, John explains in 1st John 4 that </text:span><text:span text:style-name="Bible_5f_text"><text:span text:style-name="T5">“</text:span></text:span><text:span text:style-name="Bible_5f_text"><text:span text:style-name="T258">H</text:span></text:span><text:span text:style-name="Bible_5f_text"><text:span text:style-name="T5">e who doesn’t love doesn’t know God, for God is love” </text:span></text:span><text:span text:style-name="Bible_5f_text"><text:span text:style-name="T5"><text:note text:id="ftn691" text:note-class="footnote"><text:note-citation>691</text:note-citation><text:note-body><text:p text:style-name="Footnote"><text:span text:style-name="T5">1 John 4:8 </text:span><text:a xlink:type="simple" xlink:href="https://www.biblegateway.com/passage/?search=+1+John+4%3A8&amp;version=WEB" text:style-name="Internet_20_link" text:visited-style-name="Visited_20_Internet_20_Link"><text:span text:style-name="Definition"><text:span text:style-name="T258">WEB</text:span></text:span></text:a></text:p></text:note-body></text:note></text:span></text:span><text:span text:style-name="T5">. And Jesus Christ explains to us, according to John 15, that </text:span><text:span text:style-name="Bible_5f_text"><text:span text:style-name="T5">“</text:span></text:span><text:span text:style-name="Bible_5f_text"><text:span text:style-name="T258">G</text:span></text:span><text:span text:style-name="Bible_5f_text"><text:span text:style-name="T5">reater love has no one than this, that someone lay down his life for his friends” </text:span></text:span><text:span text:style-name="Bible_5f_text"><text:span text:style-name="T5"><text:note text:id="ftn692" text:note-class="footnote"><text:note-citation>692</text:note-citation><text:note-body><text:p text:style-name="Footnote"><text:span text:style-name="T5">John 15:13 </text:span><text:a xlink:type="simple" xlink:href="https://www.biblegateway.com/passage/?search=John+15%3A13&amp;version=WEB" text:style-name="Internet_20_link" text:visited-style-name="Visited_20_Internet_20_Link"><text:span text:style-name="Definition"><text:span text:style-name="T258">WEB</text:span></text:span></text:a></text:p></text:note-body></text:note></text:span></text:span><text:span text:style-name="T5">. </text:span><text:span text:style-name="T259">To g</text:span><text:span text:style-name="T5">ive </text:span><text:span text:style-name="T259">the </text:span><text:span text:style-name="T5">whole person. Jesus Christ has been giving us his complete person, his life, from the creation of Heaven and Earth.</text:span></text:p>
      <text:p text:style-name="P4">Thus, <text:span text:style-name="T964">the goal of Life itself is to </text:span>know The Truth. The truth is not only information. <text:span text:style-name="T965">It</text:span> is a person, <text:span text:style-name="T965">it</text:span> is Jesus Christ himself.</text:p>
      <text:h text:style-name="P517" text:outline-level="4"><text:bookmark-start text:name="__RefHeading___Toc34943_4173466481"/>The search.<text:bookmark-end text:name="__RefHeading___Toc34943_4173466481"/></text:h>
      <text:p text:style-name="Text_20_body">The personal search for Truth begins when we have a functioning brain in a body that can perceive its surroundings. It is the process of form<text:span text:style-name="T966">ing</text:span> mental models that are consistent with the perceptions <text:span text:style-name="T966">that </text:span>said body receives.</text:p>
      <text:p text:style-name="P4">It is not very different from the social process of searching for The Truth.</text:p>
      <text:p text:style-name="P4">The human being has developed language<text:span text:style-name="T967">s to</text:span> express models that are consistent with the observations of <text:span text:style-name="T968">his</text:span> environment and thus be able to predict outcomes and modify <text:span text:style-name="T968">his</text:span> environment by building objects that fulfill the expected functionality.</text:p>
      <text:p text:style-name="P4">These language<text:span text:style-name="T968">s c</text:span>an be named with the word "mathematics", these models can be named with the word "theories", and these objects can be named with the word “technologies”. <text:span text:style-name="T969">We could a</text:span>lso <text:span text:style-name="T969">use </text:span>more biblical <text:span text:style-name="T969">terms </text:span>and therefore closer to the <text:span text:style-name="T969">Truth</text:span>. <text:span text:style-name="T969">We could use terms</text:span> such as “logic<text:span text:style-name="T969">s</text:span>”, <text:span text:style-name="T969">due to its </text:span>origin in the word “logos”, the <text:span text:style-name="T969">term </text:span>“names”, and the <text:span text:style-name="T969">term</text:span> “creations”.</text:p>
      <text:p text:style-name="P179">The problem lies in believing that knowing our environment, knowing the Creation, is the same as knowing the Creator. <text:span text:style-name="T970">It’</text:span>s not the same. <text:span text:style-name="T970">K</text:span>nowing the creator is the reason for our existence, the cause and <text:span text:style-name="T970">destiny</text:span>, <text:span text:style-name="T970">the goal, </text:span>the beginning and end, the only thing that can satisfy the human being.</text:p>
      <text:p text:style-name="P4"><text:soft-page-break/>Knowing the creation is not enough to know the Creator. Jesus Christ warn<text:span text:style-name="T970">ed</text:span> us “I am the way, the truth and the life”. <text:span text:style-name="T970">T</text:span>here is no other <text:span text:style-name="T970">way</text:span>. He is the way. There is no other. That's why <text:span text:style-name="T970">at the end</text:span> <text:span text:style-name="T970">H</text:span>e is The TRU<text:span text:style-name="T970">TH</text:span>. That which we seek where it is not: in Creation.</text:p>
      <text:p text:style-name="P4">The only mental model that can satisfy the knowledge of <text:span text:style-name="T971">The </text:span>Reality, of The Truth, is the mind of Jesus Christ. The only name that appropriates the fundamental reason of the human being is Jesus Christ himself. When Jesus Christ lives in me and I die to myself, I reach The Truth. That which I seek so much, that which I desire so much.</text:p>
      <text:p text:style-name="P4">We are in search of The Truth.</text:p>
      <text:h text:style-name="P512" text:outline-level="3"><text:bookmark-start text:name="__RefHeading___Toc34945_4173466481"/>Supernatural.<text:bookmark-end text:name="__RefHeading___Toc34945_4173466481"/></text:h>
      <text:p text:style-name="Text_20_body">Your host's position on the word "miracle" and the word “supernatural” is based on biblical concepts.</text:p>
      <text:p text:style-name="P180">This means that “miracle<text:span text:style-name="T972">s</text:span>” does not mean anything different from "sign<text:span text:style-name="T972">s</text:span>" or "<text:span text:style-name="T972">w</text:span>onder<text:span text:style-name="T972">s</text:span>". This means that no matter how <text:span text:style-name="T1605">amazed at a </text:span>WONDER<text:span text:style-name="T1605">FUL event</text:span> someone <text:span text:style-name="T972">gets </text:span>with a miracle, <text:span text:style-name="T972">it</text:span> doesn’t mean that <text:span text:style-name="T972">the “WONDERFUL” event</text:span> doesn’t have a RATIONAL explanation. And that <text:span text:style-name="T972">it </text:span>is precisely because it is <text:span text:style-name="T972">so </text:span>difficult to rationally explain <text:span text:style-name="T972">it, </text:span>that <text:span text:style-name="T972">it is </text:span>also consider a SIGN that the Creator is intervening in the WONDERFUL event.</text:p>
      <text:p text:style-name="P4">This position is directly related to the word “supernatural”, which does not really exist in the hebrew. <text:span text:style-name="T972">It </text:span>has an origin from latin. The latin word "natura" is so contrary to the bible <text:span text:style-name="T972">that it</text:span> doesn’t appear <text:span text:style-name="T972">even </text:span>once in the old testament of the Vulgate. <text:span text:style-name="T972">It o</text:span>nly appears deformed 2 times as “naturae” and 1 time as “naturam” in the Vulgate Old Testament. The reason is that the word itself means "born" and implies, in its widespread use, that there is no creator. Things are <text:span text:style-name="T972">just </text:span>“born”, ALONE, <text:span text:style-name="T972">by them selves,</text:span> somehow.</text:p>
      <text:p text:style-name="P4">Thus, for <text:span text:style-name="T972">your host, “</text:span>supernatural” simply means above what is “natural”, from what is simply “born”, that is to say, that <text:span text:style-name="T972">it </text:span>HAS a creator. If something has a creator it is “supernatural”. So anything created by man is as "supernatural" as <text:span text:style-name="T972">that</text:span> created by our CREATOR.</text:p>
      <text:p text:style-name="P180">That's why your host avoids the word "nature" like the plague. He only uses it in quotes from other texts or very rarely as a synonym for THIS creation, what is observed on this planet. And in that case I only use it to differentiate what was created by our creator from what was created by us. In general, I prefer to use the word “CREATION”.</text:p>
      <text:p text:style-name="P181"><text:soft-page-break/>The so-called "nature" is already in itself something SUPERNATURAL, because <text:span text:style-name="T973">it </text:span>was created. It seems to some that plants, animals, and <text:span text:style-name="T973">p</text:span>eople were simply “born”, in quotes, ALONE, <text:span text:style-name="T973">by them selves</text:span>. But if the process <text:span text:style-name="T973">is </text:span>analyze<text:span text:style-name="T973">d</text:span>, the need for a CREATOR <text:span text:style-name="T973">becomes evident</text:span>. That is why your host prefers to use the word CREATION instead of the word "nature".</text:p>
      <text:p text:style-name="P4"><text:span text:style-name="T974">Just</text:span> as the word miracle, the word supernatural does not ha<text:span text:style-name="T974">ve</text:span>, for <text:span text:style-name="T974">this</text:span> host, a connotation of the inexplicable or <text:span text:style-name="T974">the </text:span>irrational. The fact that we do not know the explanation of something does not mean that <text:span text:style-name="T974">it </text:span>do<text:span text:style-name="T974">es</text:span>n't have it. When we <text:span text:style-name="T974">get to </text:span>know our <text:span text:style-name="T975">C</text:span>reator better we will know <text:span text:style-name="T974">and understand better the</text:span> <text:span text:style-name="T1606">so-called “</text:span>SUPERNATURAL” processes.</text:p>
      <text:h text:style-name="P512" text:outline-level="3"><text:bookmark-start text:name="__RefHeading___Toc34947_4173466481"/>Science.<text:bookmark-end text:name="__RefHeading___Toc34947_4173466481"/></text:h>
      <text:p text:style-name="Text_20_body">Words like “science”, “knowledge”, “know”, “fact” in practice are related to the word “certainty”. Phrases like "<text:span text:style-name="T976">it’</text:span>s scientifically proven”, “it’s not that we believe it, it’s that we know it”, “I know <text:span text:style-name="T976">that</text:span> very well”, “that is a known fact” are used to denote "certainty", to denote veracity in what is being said. The use of these words is related to the concept of Truth.</text:p>
      <text:p text:style-name="P182">Ironically, the most popular criterion for solving the problem of demarcation, that is, the criterion for determining whether a hypothesis is scientific or not, is the “falsifiability” criterion, that is to say that said hypothesis can be contradicted by observation or logic. Just the opposite of "certainty": "Falsibility" implies the absence of “certainty”. And all methods recognized as scientific include being able to repeat the experimental observation of the expected results for a falsifiable hypothesis.</text:p>
      <text:p text:style-name="P4">Confidence is gained as experimentation can be repeated and that is why the word “science” ends up being related to the word "certainty" even though a scientific hypothesis must be falsifiable to be scientific, according to the most popular criteria.</text:p>
      <text:p text:style-name="P183">The problem with any scientific or non-scientific method is the same problem presented by any <text:span text:style-name="T977">system wether </text:span>social, political, economic, religious, educational, judicial, military, technological, scientific, etc. The problem is the heart of man. The problem is with the system<text:span text:style-name="T977">’s</text:span> user <text:span text:style-name="T978">or with </text:span>the system’<text:span text:style-name="T978">s</text:span> fundamental parts. Th<text:span text:style-name="T977">ose</text:span> user<text:span text:style-name="T977">s</text:span> or parts of the system have a DECEPTIVE heart. There isn't a good one. <text:span text:style-name="T977">Not even one.</text:span></text:p>
      <text:p text:style-name="P4"><text:soft-page-break/>The human being can change, restructure, redesign <text:span text:style-name="T977">any</text:span> system, but if its parts, the user, or the designer of it, are damaged, then the system will fail.</text:p>
      <text:p text:style-name="P4">Even the criteria presented in this presentation, technical creativity, as a criterion for the demarcation problem, a criterion presented as more reliable <text:span text:style-name="T978">than the popular one for</text:span> determining whether a model or theory is scientific or not, will also fail.</text:p>
      <text:p text:style-name="P183">Technical creativity seems a stricter criterion than simple repetition of observations because it only admits concrete results, concrete objects, that have a function for the life of the common person. It implies engineering, building something: airplanes, shoes, cell phones, microscopes, telephones, watches, televisions, hammers, trains, telescopes, computers, pots, buildings, transistors, automobiles, satellites, refrigerators, washing machines, polishers, backhoe loaders, MACHINES that make MACHINES, factories that use machines made by others factories to build OBJECTS. If a discipline builds repeatedly something useful for the human being, qualifies as, <text:span text:style-name="T978">quote and quote, </text:span><text:s/>“knowledge” <text:span text:style-name="T978">that is objetive, verifiable and that does not requiere a faith. It </text:span>qualifies as <text:span text:style-name="T979">a</text:span> “science”.</text:p>
      <text:p text:style-name="P184">Technical creativity excludes any discipline that does not build its object of study or something with its objects of study. <text:span text:style-name="T304">It s</text:span>tud<text:span text:style-name="T304">ies</text:span> the stars but does not build them and does not build anything with them?. <text:span text:style-name="T304">It does</text:span> not qualif<text:span text:style-name="T304">y</text:span>. <text:span text:style-name="T304">It</text:span> studies elementary particles but doesn't build them and doesn't build anything with them? <text:span text:style-name="T304">It does</text:span> not qualif<text:span text:style-name="T304">y</text:span>. <text:span text:style-name="T304">It</text:span> studies time but doesn't build <text:span text:style-name="T304">it</text:span> and doesn't build anything with it?. <text:span text:style-name="T304">It does</text:span> not qualif<text:span text:style-name="T304">y</text:span>. <text:span text:style-name="T304">It </text:span>stud<text:span text:style-name="T304">ies</text:span> gravity but does not build it and does not build anything with it?. <text:span text:style-name="T304">It</text:span> does <text:span text:style-name="T304">not</text:span> qualify. <text:span text:style-name="T304">It</text:span> studies genes but <text:span text:style-name="T304">it </text:span>does build them and <text:span text:style-name="T304">does </text:span>not build anything with th<text:span text:style-name="T304">em</text:span>?. Guess what?: <text:span text:style-name="T304">IT </text:span>DOES NOT QUALIFY.</text:p>
      <text:p text:style-name="P185">That means that the scientific theories that speak of this <text:span text:style-name="T304">kind</text:span> of things are not so “scientific”. They are not really that objective, verifiable knowledge and in which no faith is needed. They are a field of study, <text:span text:style-name="T355">they </text:span>are a set of hypotheses that have not been validated <text:span text:style-name="T304">with</text:span> a TECHNICAL CREATIVITY.</text:p>
      <text:p text:style-name="P185">In the criterion of technical creativity what is repeated is not a observation but a usable object.</text:p>
      <text:p text:style-name="P185"><text:span text:style-name="T980">When it is rationally impossible to say: "I don't think we will travel to the stars”, when it is rationally impossible to say: “I do not believe in </text:span><text:span text:style-name="T306">time</text:span><text:span text:style-name="T980"> travel”, for the common person, in the same way in that it is now rationally impossible to say: "I do not believe in </text:span><text:soft-page-break/><text:span text:style-name="T980">airplanes", </text:span><text:span text:style-name="T306">f</text:span><text:span text:style-name="T980">or an ordinary person, </text:span><text:span text:style-name="T306">THEN </text:span><text:span text:style-name="T980">we can say technical creativity </text:span><text:span text:style-name="T306">has</text:span><text:span text:style-name="T980"> already confirmed the "scientific" theories that explain space and time that level.</text:span></text:p>
      <text:p text:style-name="P186">It seems more difficult for the technical creativity criterion to fail but <text:span text:style-name="T981">it </text:span>can fail. The problem is in the user. <text:span text:style-name="T981">It’s </text:span>in the heart and mind of the criterion’<text:span text:style-name="T981">s</text:span> user.</text:p>
      <text:p text:style-name="P4">It will always be possible to argue and debate that a theory was completely necessary to build this or that object and try to validate something that the one who first built it never thought of. We <text:span text:style-name="T982">have already talked about </text:span>the case <text:span text:style-name="T982">with</text:span> the transistor. Or, <text:span text:style-name="T982">it </text:span>will always be possible to build <text:span text:style-name="T982">an object</text:span> from a partially understood phenomenon and then deny that such knowledge <text:span text:style-name="T982">was</text:span> necessary in the construction of <text:span text:style-name="T982">said</text:span> object.</text:p>
      <text:p text:style-name="P4">The technical creativity criterion may fail. The problem is in the human heart. The creator warns us when he says, according to Jeremiah 17, which: <text:span text:style-name="Bible_5f_text">"The heart is deceitful above all things and it is exceedingly corrupt. Who can know it?" </text:span><text:span text:style-name="Bible_5f_text"><text:note text:id="ftn693" text:note-class="footnote"><text:note-citation>693</text:note-citation><text:note-body><text:p text:style-name="Footnote"><text:span text:style-name="T5">Jeremiah 17:9 </text:span><text:a xlink:type="simple" xlink:href="https://www.biblegateway.com/passage/?search=Jeremiah+17%3A9&amp;version=WEB" text:style-name="Internet_20_link" text:visited-style-name="Visited_20_Internet_20_Link"><text:span text:style-name="Definition"><text:span text:style-name="T260">WEB</text:span></text:span></text:a></text:p></text:note-body></text:note></text:span>.</text:p>
      <text:p text:style-name="P4">Science seeks The Truth but <text:span text:style-name="T983">it </text:span>cannot reach it.</text:p>
      <text:h text:style-name="P512" text:outline-level="3"><text:bookmark-start text:name="__RefHeading___Toc34949_4173466481"/>Distances.<text:bookmark-end text:name="__RefHeading___Toc34949_4173466481"/></text:h>
      <text:p text:style-name="Text_20_body"><text:span text:style-name="T984">We see l</text:span>ights in the sky. We perceive different frequencies <text:span text:style-name="T984">emited by them</text:span>. How far away are they? The simplest answer is: <text:span text:style-name="T984">We do NOT</text:span> know. But the human being instead of admitting his ignorance, he supposes, assumes things it cannot confirm, and draws conclusions based on th<text:span text:style-name="T984">ose</text:span> assumptions.</text:p>
      <text:p text:style-name="P187">Draw a dot on a sheet of paper. Put the sheet at a distance of your arm, put a pencil between the sheet and your eyes. <text:span text:style-name="T985">C</text:span>lose your left eye and open the right <text:span text:style-name="T985">eye</text:span>. Put the dot on the sheet behind the tip of the pencil, that is: line up your right eye, the tip of pencil and <text:span text:style-name="T985">the </text:span>point on the sheet. Without moving <text:span text:style-name="T985">your </text:span>head, <text:span text:style-name="T985">the </text:span>pencil, or <text:span text:style-name="T985">the sheet of paper</text:span>, now close the right eye and open the left <text:span text:style-name="T985">eye</text:span>. The pencil APPEARS to have <text:span text:style-name="T985">moved</text:span> <text:span text:style-name="T985">with respect to </text:span>the point on the sheet. With how many configurations, <text:span text:style-name="T986">that is,</text:span> distances of sheet, pencil and eyes can <text:span text:style-name="T986">it </text:span>APPEAR that the pencil moves the SAME distance? Answer: as many as you can count. For each one the angle between the lines of sight of each eye to the OBJECT, that which some call Parallax, is different because it DEPENDS on the distance from the sheet to the pencil, from the distance from the BACKGROUND to the OBJECT in observation.</text:p>
      <text:p text:style-name="P188">If this angle is to be calculated by measuring the angle of APPARENT displacement of an object with respect to a background, one of two must be fulfilled: <text:span text:style-name="T987">either</text:span> the distance <text:soft-page-break/>from the background to the object is known, or this distance must be several orders of magnitude greater than the distance to be calculated in order to get an approximate value. This second case is the origin of the word Parallax, because it ASSUMES that the lines of sight from <text:span text:style-name="T988">each</text:span> point of observation, in this case <text:span text:style-name="T988">each of </text:span><text:span text:style-name="T987">your</text:span> eye<text:span text:style-name="T988">s</text:span>, <text:span text:style-name="T987">to</text:span> the <text:span text:style-name="T988">point of reference in the</text:span> BACKGROUND, <text:span text:style-name="T988">in this case the point in the sheet of paper, </text:span>that which must be several orders of magnitude farther than the distance to be calculated, they are PARALLEL. <text:span text:style-name="T989">They </text:span>are ASSUMED <text:span text:style-name="T989">p</text:span>arallel in order to <text:span text:style-name="T989">be able to APPROXIMATE </text:span>the angle measured <text:span text:style-name="T989">to the angle between the lines of vision of each eye, or points of observation, to the OBJECT.</text:span> <text:span text:style-name="T989">The angle actually measured is </text:span>the angle between the line of sight of <text:span text:style-name="T989">the second point of observation, in this case the left eye, </text:span>to the <text:span text:style-name="T989">point of reference in the </text:span>BACKGROUND, and the line of sight from th<text:span text:style-name="T989">is</text:span> SAME <text:span text:style-name="T989">second point of observation </text:span>to the OBJECT. <text:span text:style-name="T989">That is to say that the measured angle is APPROXIMATED to the APPARENT angular displacement. In this approximation it’s also ASSUMED that the OBJECT has not moved with respect to the first point of observation neither with respect to the point of reference in the background.</text:span></text:p>
      <text:p text:style-name="P4">The second option was the one used in the first approximate calculations <text:span text:style-name="T990">of</text:span> the distance from the moon to the earth. The stars were the background and these were ASSUMED several orders of magnitude more distant than the moon. A reasonable assumption for the case of the moon.</text:p>
      <text:p text:style-name="P4">Measur<text:span text:style-name="T991">ing</text:span> the apparent angle of displacement of an object <text:span text:style-name="T991">with respect </text:span>to a background which CANNOT <text:span text:style-name="T991">be </text:span>assume<text:span text:style-name="T991">d</text:span> <text:span text:style-name="T991">to be</text:span> SEVERAL orders of magnitude more <text:span text:style-name="T991">distant</text:span> tha<text:span text:style-name="T991">n</text:span> the object is TO ABUSE the approximation, it is TO ASSUME TOO MUCH. It is no longer even an approximation, it is an uncertainty. Nevertheless this is what is normally done to calculate the famous angle Parallax with those lights that we see in the sky, with the stars.</text:p>
      <text:p text:style-name="P189">Imagine putting the pencil 8 kilometers or 5 miles away from your eyes and placing it between you and a star. The dot on the <text:span text:style-name="T992">sheet of paper is</text:span> now the star. AND THEN TRY TO MEASURE THE ANGLE THAT THE PENCIL LOOKS LIKE <text:span text:style-name="T992">to </text:span>hav<text:span text:style-name="T992">e </text:span>moved with respect to the star when observing it from the second eye, or when observing it with the best technology that <text:span text:style-name="T992">you </text:span>can imagine but separating each observation only by 6 centimeters. And with that measurement then calculate the distance from the pencil to your eyes using a trigonometric calculation. Something like this would be what it is to CALCULATE <text:span text:style-name="T992">the APPROXIMATION </text:span>for the <text:span text:style-name="T992">d</text:span>istance to the star believed to be <text:span text:style-name="T992">the </text:span>closest to Earth, Alpha Centaur<text:span text:style-name="T993">i</text:span>. SOMETHING like this, because in this example the <text:soft-page-break/>distance from the eye to the star is actually larger, by several orders of magnitude, than the distance from the eye to the pencil and the approximation of the measured angle to the desired angle is still valid. Thing we don't know in the case of stars <text:span text:style-name="T992">with </text:span>respect to stars, that is to say the REAL case for Alpha Centauri, and the approximation begins to be uncertainty.</text:p>
      <text:p text:style-name="P4">The Parallax method is just an approximation and only works like approximation if the measured angle can be approximated to the desired angle. This is only possible if the <text:span text:style-name="T994">BACKGROUND</text:span> is several orders of magnitude more <text:span text:style-name="T994">distant</text:span> than the distance to be measured. In the case of stars <text:span text:style-name="T994">what is actually </text:span>rational <text:span text:style-name="T994">and</text:span> logical to ASSUME is that the star for which you want calculate the distance is much closer to the other stars than <text:span text:style-name="T994">it is</text:span> to this planet, that is to say that in reality the star is part of the BACKGROUND !</text:p>
      <text:p text:style-name="P190">In the case of the stars there is no method of public knowledge, that m<text:span text:style-name="T995">e</text:span>n is using, to make the measurement of the angle between the lines of sight of two points <text:span text:style-name="T995">of </text:span>observation to a particular star. Maybe we just don't have the technology <text:span text:style-name="T995">to </text:span>do it <text:span text:style-name="T995">yet</text:span>.</text:p>
      <text:p text:style-name="P4">Another alarm on the use of the Parallax method to approximate the distance of a star should be the value <text:span text:style-name="T996">of</text:span> such <text:span text:style-name="T996">measured </text:span>angles. <text:span text:style-name="T996">They </text:span>are too <text:span text:style-name="T996">small</text:span>. And in these attempts <text:span text:style-name="T997">they even try </text:span>separating the points of observation as much as possible by making the observations at <text:span text:style-name="T997">two opposite </text:span>ends of the earth’<text:span text:style-name="T1000">s cycle</text:span> around the sun.</text:p>
      <text:p text:style-name="P4">When the pencil is very far away the angle is very small. And when the sheet is very close to the pencil, that is when the pencil begins to be very close to the supposed <text:span text:style-name="T998">background</text:span>, it seems to move almost nothing. <text:span text:style-name="T998">T</text:span>he background <text:span text:style-name="T998">is NOT as background as </text:span>we thought <text:span text:style-name="T998">it was</text:span>.</text:p>
      <text:p text:style-name="P4">The <text:span text:style-name="T999">very small</text:span> angles measured in the case of stars, see definition of <text:a xlink:type="simple" xlink:href="https://en.wikipedia.org/wiki/Minute_and_second_of_arc" text:style-name="Internet_20_link" text:visited-style-name="Visited_20_Internet_20_Link">arcsec<text:span text:style-name="T1607">ond</text:span></text:a>, of APPARENT angular displacement with respect to a SUPPOSED <text:span text:style-name="T999">background</text:span> of unknown distance, they should be more an indicative that the star, for which I want to calculate the distance, is part of the <text:span text:style-name="T999">BACKGROUND</text:span>, and that therefore I cannot approximate the measured angle to the angle between the two lines of sight to the star. ASSUM<text:span text:style-name="T999">ING</text:span> that, <text:span text:style-name="T999">it’</text:span>s <text:span text:style-name="T999">assuming</text:span> too much.</text:p>
      <text:p text:style-name="P4">Those angles are actually EVIDENCE against the <text:span text:style-name="T1000">approximation</text:span> and hence <text:span text:style-name="T1000">against </text:span>the use of the method. Those angles are easily within of the margin of error of the measurement of an angle between two stars, when these measurements are made one in spring and one in autumn, <text:span text:style-name="T1000">that</text:span> is <text:span text:style-name="T1000">to </text:span>say at two opposite ends of the earth's cycle around the sun.</text:p>
      <text:p text:style-name="P191"><text:soft-page-break/>This Parallax method that assumes too much and is used to make a<text:span text:style-name="T1001">n</text:span> APPROXIMAT<text:span text:style-name="T1002">E </text:span>and INDIRECT CALCULATION of the distance of a star is what astronomy, cosmology, and the so-called sciences that study stars, they call <text:span text:style-name="T1001">it </text:span>DIRECT MEASUREMENT of stellar distances. <text:span text:style-name="T1001">Do </text:span>me the favour !. That's the DIRECT one! To make an APPROXIMATE and INDIRECT CALCULATION we call it DIRECT MEASUREMENT! It's the best we have. Now imagine the INDIRECT measurements.</text:p>
      <text:p text:style-name="P192">Based on these approximate and indirect calculations for the objects that we believe that they can be calculated, those that we believe are closest, which are less than 0.07% of related objects and less than 0 POINT 000000000000, 22 ZEROS, one, percent, of those believed to be visible in the universe, <text:span text:style-name="T1003">they</text:span> begin to build what is known as the “cosmic distance ladder”. Which is nothing more than a ladder <text:span text:style-name="T1007">of </text:span>more ASSUMPTIONS with which the cosmic distances are intended to be established <text:span text:style-name="T1004">for those </text:span><text:span text:style-name="T1007">other </text:span>lights that we observe in the sky. <text:span text:style-name="T1004">A</text:span>ssumptions <text:span text:style-name="T1005">over</text:span> assumptions <text:span text:style-name="T1005">over</text:span> assumptions.</text:p>
      <text:p text:style-name="P4">With instruments built with the highest human technology and making a series of assumptions that so far are completely impossible to confirm, unless we find a way of traveling to the stars, we believe that we know, that we are certain, THAT is the ATTITUDE we have, of which is the distance that a light that we observe in the sky <text:span text:style-name="T1006">has</text:span>.</text:p>
      <text:p text:style-name="P4">The truth is that we do not know.</text:p>
      <text:p text:style-name="P4">We cannot reach The Truth of the very far, without having contact with <text:span text:style-name="T1006">it</text:span>.</text:p>
      <text:h text:style-name="P512" text:outline-level="3"><text:bookmark-start text:name="__RefHeading___Toc34951_4173466481"/>Redshift.<text:bookmark-end text:name="__RefHeading___Toc34951_4173466481"/></text:h>
      <text:p text:style-name="Text_20_body">To calculate approximations of the distance of a star sometimes we assume that larger size means <text:span text:style-name="T1008">that is </text:span>close<text:span text:style-name="T1008">r</text:span>, sometimes we assume that luminously connected objects are at the same distance, sometimes we assume that greater perceived luminosity as emitted by the object implies less distance, sometimes we suppose the mechanisms by means of which light is emitted, and we sometimes assume that higher redshift implies a greater distance, and based on these un<text:span text:style-name="T1008">verifiable</text:span> assumptions we do a whole series of calculations to arrive at conclusions that we accept as true.</text:p>
      <text:p text:style-name="P4">But for the sake of argument let us ASSUME, BELIEVE, ACCEPT that ALL, absolutely ALL, those ASSUMPTIONS are true.</text:p>
      <text:p text:style-name="P360"><text:soft-page-break/>In the last millennium it was concluded that the universe is expanding because one of those assumptions tells us that: <text:span text:style-name="T1608">a</text:span> higher redshift <text:span text:style-name="T1608">measurement for an object or a group of objects </text:span>implies a greater distance <text:span text:style-name="T1608">from earth of those objects</text:span>.</text:p>
      <text:p text:style-name="P4">But what happens when <text:span text:style-name="T1009">we find </text:span>luminously CONNECTED objects <text:span text:style-name="T1009">that have </text:span>DIFFERENT redshifts? What about NGC-7603 or NGC-4319 in which several objects are luminously CONNECTED but have DIFFERENT redshifts? Simple. <text:span text:style-name="T1009">We </text:span>ignore <text:span text:style-name="T1009">them</text:span> because <text:span text:style-name="T1009">it</text:span> impl<text:span text:style-name="T1009">ies</text:span> that the assumptions contradict each other. And that implies that the conclusions are <text:span text:style-name="T1609">BASELESS</text:span>.</text:p>
      <text:p text:style-name="P361">What happens when you plot "apparent brightness" against "redshifts" of the Quasars we observe and it is found that the points in the diagram are SPREAD <text:span text:style-name="T1610">all over</text:span> the entire diagram and do not show a statistical correlation? Simple. <text:span text:style-name="T1010">It</text:span><text:span text:style-name="T452"> is</text:span> ignored. Because <text:span text:style-name="T1010">it</text:span> impl<text:span text:style-name="T1010">ies</text:span> that the assumptions contradict each other. And that implies that the conclusions are <text:span text:style-name="T1609">BASELESS</text:span>.</text:p>
      <text:p text:style-name="P193">If the assumption that the "redshift" tells us "distance", is FALSE, <text:span text:style-name="T1609">then</text:span> the MAIN argument for a<text:span text:style-name="T1010">n expanding </text:span>universe is <text:span text:style-name="T1609">just a FALLACY</text:span>.</text:p>
      <text:p text:style-name="P194">An expanding universe is the main argument for the famous Big-Bang, that explosion of absolutely NOTHING <text:span text:style-name="T1011">caused by absolutely NOTHING</text:span>, because before the explosion there was NOTHING <text:span text:style-name="T1011">and NOTHING could have caused it</text:span>, and from which EVERYTHING supposedly came out. An logical absurdity that even today some accept without any problem because it was what they <text:span text:style-name="T1011">were </text:span>taught <text:span text:style-name="T1011">at</text:span> school: that EVERYTHING came out of an explosion of NOTHING <text:span text:style-name="T1011">caused by NOTHING</text:span>.</text:p>
      <text:p text:style-name="P195">The evidence shown by Quasars that the "redshift" does NOT indicate "distance" is evidence that destroys the main argument to conclude that the universe is expanding. <text:span text:style-name="T1012">W</text:span>hich in turn is the main argument to conclude that it all started with a<text:span text:style-name="T1610">n</text:span> <text:span text:style-name="T1012">explosion</text:span>. Wh<text:span text:style-name="T1012">ich</text:span> in turn is the main basis for calculating its time of existence. Wh<text:span text:style-name="T1012">ich</text:span> in turn is an argument for … blah, blah, blah, blah, blah.</text:p>
      <text:p text:style-name="P4">WE DO NOT KNOW the distances of those lights that we see in the sky, but we are so proud, so haughty, so arrogant, so exalted, so rebellious, that we refuse to admit our ignorance. We draw conclusions from an expanding universe based on assumptions that we cannot confirm, and that on the contrary we have found very strong evidence that falsify them, and we call the process SCIENCE! Do me a favor!</text:p>
      <text:p text:style-name="P4">The Truth of the far away we cannot reach if we do not have contact with <text:span text:style-name="T1610">it</text:span>.</text:p>
      <text:h text:style-name="P512" text:outline-level="3"><text:bookmark-start text:name="__RefHeading___Toc34953_4173466481"/><text:soft-page-break/>Radioactive.<text:bookmark-end text:name="__RefHeading___Toc34953_4173466481"/></text:h>
      <text:p text:style-name="Text_20_body">For any supposed radiometric dating, we start from the following assumptions:</text:p>
      <text:list text:style-name="L10">
        <text:list-item>
          <text:p text:style-name="P534">Assuming <text:span text:style-name="T1013">the </text:span>initial conditions are known.</text:p>
        </text:list-item>
        <text:list-item>
          <text:p text:style-name="P534">Assuming that there are no external effects that alter the conditions of the chemical elements measured.</text:p>
        </text:list-item>
        <text:list-item>
          <text:p text:style-name="P534">Assuming that the rate of change, of radioactivity, of the measured chemical elements has been maintained.</text:p>
        </text:list-item>
      </text:list>
      <text:p text:style-name="Text_20_body"><text:span text:style-name="T1013">Then</text:span>:</text:p>
      <text:p text:style-name="P4">I can calculate when these rocks or objects containing these radioactive elements <text:span text:style-name="T1013">were formed.</text:span></text:p>
      <text:p text:style-name="P4">Dating by radioactive elements is one of the most ABSURD ways of using high technology to obtain completely useless results because it assumes too many things impossible to verify.</text:p>
      <text:p text:style-name="P4">But for the sake of argument let us ASSUME, BELIEVE, ACCEPT that ALL, absolutely ALL, these ASSUMPTIONS are valid.</text:p>
      <text:p text:style-name="P196">The rate of decay in these radioactive elements is approximate<text:span text:style-name="T1014">d</text:span> by measuring how often the radioactive element decreases to half <text:span text:style-name="T1014">of it</text:span>. This data is called the half-life of the radioactive element.</text:p>
      <text:p text:style-name="P196">It is ASSUMED that the radioactive element is always decaying at the same rate. The half-life of the radioactive element is assumed to be <text:span text:style-name="T1014">NOT </text:span>chang<text:span text:style-name="T1014">ing</text:span>. That it has been the same throughout history and during the supposed billions of years that some rocks <text:span text:style-name="T1014">have been out </text:span>there.</text:p>
      <text:p text:style-name="P197">ACCEPTING the necessary assumptions, with this half-life one can determine what is the maximum amount of time that can elapse before the atoms, actually isotopes, of an initial quantity of said radioactive element, lose the electrons that make it radioactive and said isotope decays into an atom or isotope that is no longer radioactive, because the energy in electrons is compensated by the energy of the nucleus. When that happens the name of the element changes. It's not the same element anymore because these are identified by the number of protons and electrons. That is to say that the radioactive element ends up disappearing, because its isotopes decayed into atoms or isotopes of <text:soft-page-break/>another element. Sometimes it is a chain of decays because not always an element radioactive decays into a stable element but into another that is also radioactive.</text:p>
      <text:p text:style-name="P4">But what happens when for the SAME piece of rock, to which are applied several and DIFFERENT methods of radioactive dating, <text:span text:style-name="T1015">we </text:span>obtain results <text:span text:style-name="T1015">in which one is a </text:span>multiple, MULTIPLE, <text:span text:style-name="T1015">listen</text:span> MULTIPLE, of <text:span text:style-name="T1015">the </text:span>other? We ignore <text:span text:style-name="T1015">them</text:span>, because this would mean that our assumptions are false. And that NONE of the dates are reliable.</text:p>
      <text:p text:style-name="P198">ACCEPTING all necessary assumptions, for the most famous of all radioactive elements, Carbon 14, it has been calculated that said life average is about 5730 years. Carbon 14 decays into Nitrogen 14 by losing an electron and releasing energy in the form of light. And for those practical measurement purposes, and ACCEPTING all necessary assumptions, the maximum time of existence of said radioactive element in any sample it is 60 thousand years.</text:p>
      <text:p text:style-name="P4">This means that if the sample is more than 60 thousand years old, it is no longer expect<text:span text:style-name="T1016">ed</text:span> to find absolutely <text:span text:style-name="T1016">ANY</text:span>THING of Carbon 14 because everything w<text:span text:style-name="T1016">ould have </text:span>decayed into Nitrogen 14.</text:p>
      <text:p text:style-name="P4">But, what happens when an animal, THAT HAS JUST DIED, is Carbon 14 test<text:span text:style-name="T1016">ed</text:span> and it turns out that <text:span text:style-name="T1016">it</text:span> supposedly lived thousands of years ago? We ignore it, because it would mean that our assumptions are false and that the method does not work.</text:p>
      <text:p text:style-name="P4">Or, what happens when the Carbon 14 test is done on two parts of the SAME animal and the results have differences of thousands of years? <text:span text:style-name="T1016">W</text:span>e ignore <text:span text:style-name="T1016">it</text:span>, because it would mean that our assumptions are false and that the method does not work, or that a part of the animal lived thousands of years before the other, which is just absurd.</text:p>
      <text:p text:style-name="P4">Or what happens when a part of a LIVING animal, <text:span text:style-name="T1016">listen:</text:span> ALIVE, <text:span text:style-name="T1016">gets </text:span>Carbon 14 test<text:span text:style-name="T1016">ed</text:span> and it turns out that <text:span text:style-name="T1016">it</text:span> supposedly lived thousands of years <text:span text:style-name="T1016">ago</text:span>? We ignore it, because it would mean that our assumptions are false and that the method does not work.</text:p>
      <text:p text:style-name="P198">Or, what happens when <text:span text:style-name="T1016">the</text:span> SAME piece of animal is Carbon 14 <text:span text:style-name="T1016">tested </text:span>in different laboratories and one age turns out to be less <text:span text:style-name="T1016">than </text:span>20,000 years old and the other older than 28,000 years? We ignore it, because <text:span text:style-name="T1016">it </text:span>would mean that our assumptions are false and that the method does not work.</text:p>
      <text:p text:style-name="P4">Radiometric dating DOES NOT WORK.</text:p>
      <text:p text:style-name="P4"><text:soft-page-break/>But for the sake of argument let us ASSUME, BELIEVE, ACCEPT that it works. LET'S ASSUME it works like a charm.</text:p>
      <text:p text:style-name="P4">What happens when every time a Carbon 14 test is performed on some piece of carbon on the planet we find that <text:span text:style-name="T1017">it </text:span>has Carbon 14? We ignore it, because it would mean that, according to the assumptions of radiometric dating, those pieces of carbon CANNOT be more than 60 thousand years. And we don't like it because, if we don't believe the bible, we want believe what we were taught in school.</text:p>
      <text:p text:style-name="P199">Or what happens when every time a Carbon 14 test is performed on any piece of diamond we find that <text:span text:style-name="T1017">it </text:span>has Carbon 14? We ignore it because it would mean that, according to the assumptions of radiometric dating, those pieces of diamond CANNOT have more than 60 thousand years. And we don't like it because, if we don't believe the bible, we want to believe <text:span text:style-name="T1017">w</text:span>hat we were taught in school.</text:p>
      <text:p text:style-name="P200">Or what happens when every time a Carbon 14 test is performed on dinosaur fossils we find that <text:span text:style-name="T1018">they </text:span>have Carbon 14? We ignore it because it would mean that, according to the assumptions of radiometric dating, those dinosaur fossils CANNOT be more than 60 thousand years <text:span text:style-name="T1018">old</text:span>. And we don't like it because, if we don't believe the bible, we want to believe <text:span text:style-name="T1018">w</text:span>hat we were taught in school.</text:p>
      <text:p text:style-name="P4">We cannot reach The Truth of the ancient past when we assume something which cannot be verified <text:span text:style-name="T1018">today</text:span>.</text:p>
      <text:h text:style-name="P512" text:outline-level="3"><text:bookmark-start text:name="__RefHeading___Toc34955_4173466481"/>Helium.<text:bookmark-end text:name="__RefHeading___Toc34955_4173466481"/></text:h>
      <text:p text:style-name="Text_20_body">Helium is a gas that escapes from practically any container. And the higher the temperature, the easier it is to escape.</text:p>
      <text:p text:style-name="P362">If we find helium-filled balloons on the ceiling of a room where there <text:span text:style-name="T1019">was</text:span> a children's party, <text:span text:style-name="T1611">and</text:span><text:span text:style-name="T1019"> </text:span>we ask <text:span text:style-name="T1611">at </text:span>what time was the party, and <text:span text:style-name="T1019">the answer we get is that </text:span>it was 8 days ago, we know there is evidence indicating the contrary. The helium filled balloons would be on the floor and not on the ceiling.</text:p>
      <text:p text:style-name="P4">Of course, this conclusion implies having made some assumptions similar to <text:span text:style-name="T1019">those made in </text:span>radiometric dating: that the temperature of helium in the balloons has not varied in large quantities, that the balloons have not been refilled with helium, and that the balloons were already filled with helium when the children's party happened.</text:p>
      <text:p text:style-name="P4"><text:soft-page-break/>Zircon is a mineral found in granite and other types of rocks. That is to say that this zircon is spread all over the planet in every mountain that has granite. That zircon is found in any part of the earth's crust. The one that is made of granite.</text:p>
      <text:p text:style-name="P4">And similar to what we did with the dating assumptions by Carbon 14, LET US ASSUME, ACCEPT, BELIEVE that the assumptions of Uranium dating <text:span text:style-name="T1020">hold for </text:span>these bits of zircon, and LET'S ASSUME that the Helium in those bits of zircon <text:span text:style-name="T1020">gets</text:span> generated when the Uranium that was in the zircon decays into Lead.</text:p>
      <text:p text:style-name="P4">What happens when we find Helium in those pieces of zircon that have been dated to billions of years and were found <text:span text:style-name="T1020">at </text:span>temperatures between 100 and 270 degrees Celsius <text:span text:style-name="T1020">and</text:span> between 1000 and 4000 meters deep in the earth's crust?</text:p>
      <text:p text:style-name="P362">What happens is that we have evidence that indicates that this granite cannot have been formed before a few thousand years ago. If they had <text:span text:style-name="T1611">been there the </text:span><text:span text:style-name="T1020">past</text:span> hundred thousand years, there would be nothing, absolutely NO Helium in those zircon bits, <text:span text:style-name="T1611">zero, zip, nothing, NADA, nadita, nada</text:span>. That is to say that with that Helium in that Zircon we have evidence that the earth's crust, that <text:span text:style-name="T1020">which</text:span> is made of granite that contains <text:span text:style-name="T1020">said</text:span> zircon, <text:span text:style-name="T1020">it’s only </text:span>a few thousand years <text:span text:style-name="T1020">old, </text:span>and not <text:span text:style-name="T1612">hundred of thousands, and much less </text:span>billions of years <text:span text:style-name="T1495">old </text:span>as we <text:span text:style-name="T1495">were</text:span> taught at school.</text:p>
      <text:p text:style-name="P201">Either the assumptions on which the Uranium datings are based are not fulfilled., or there should be absolutely NO Helium in those <text:span text:style-name="T1020">bits</text:span> of Zircon.</text:p>
      <text:p text:style-name="P4">The Truth of the ancient past is unattainable when we assume things that cannot be verified at present.</text:p>
      <text:h text:style-name="P512" text:outline-level="3"><text:bookmark-start text:name="__RefHeading___Toc34957_4173466481"/>Factories.<text:bookmark-end text:name="__RefHeading___Toc34957_4173466481"/></text:h>
      <text:p text:style-name="Text_20_body">Imagine a factory that produces cars. a completely automated factory without human intervention. This factory produces all the energy it consumes. It has its own power generators, its own mechanisms of storage and internal transport of energy, and its own mechanism for using said energy. Any interaction with the exterior is controlled by automatic systems. <text:span text:style-name="T1021">It</text:span> can verify quantity and quality in the income of each of the inputs used through specialized gates for each input. It has machines that can construct and deconstruct path<text:span text:style-name="T1021">ways</text:span> for <text:span text:style-name="T1021">transportation of the </text:span>machines <text:span text:style-name="T1021">that it</text:span> need<text:span text:style-name="T1021">s</text:span> to operate. This factory has machines that operating together, they can build each of the machines that <text:span text:style-name="T1021">the factory</text:span> needs to operate, including <text:span text:style-name="T1021">the machines </text:span>themselves. The cars that produces <text:soft-page-break/>are verified by machines and corrections can be made <text:span text:style-name="T1021">to the m</text:span>inor detail after fabrication. <text:span text:style-name="T1021">It h</text:span>as automated quality control mechanisms, input and output control, transport and communication of information and energy. It also has machines that they can repair damage anywhere in the factory. These machines can repair any machine or transportation system, communication, energy production, distribution, manufacturing, control, support, its physical structures, etc. These machines can repair any part of the factory. This factory can even, in an emergency, go into self destruction mode. It is a factory that does not need human intervention. Fully automated.</text:p>
      <text:p text:style-name="P4">Imagine that this factory is so automated that it can copy itself. <text:span text:style-name="T1021">It</text:span> can start building all <text:span text:style-name="T1021">its</text:span> machines internally, begin to separate at one end of its internal structure these machines and end up building another separate physical structure with exactly the same characteristics as itself. Another factory just like itself. All the information, all the programs, all the mechanisms of control of how to do it are within the factory itself. <text:span text:style-name="T1021">It d</text:span>oes not need <text:span text:style-name="T1021">to </text:span>communicate with the outside to perform the duplication task. <text:span text:style-name="T1021">It o</text:span>nly needs the same inputs that it receives to manufacture automobiles <text:span text:style-name="T1021">to be</text:span> able to duplicate itself.</text:p>
      <text:p text:style-name="P4">Now imagine that this factory cannot be seen with the naked eye because it is too small, a microscope is needed. <text:span text:style-name="T1022">It </text:span>has only a few thousand cubic micrometers in volume. And the cars that <text:span text:style-name="T1022">it </text:span>produces are a few thousand cubic nanometers in volume.</text:p>
      <text:p text:style-name="P4">The cars produced by this factory have a respective speed to its size 3 times greater than that of a car in common use by human beings. In addition, their work efficiency, regarding the amount of energy used for its operation, is 60%. That is to say that it is much greater than the efficiency of a car in common use by humans, which only has a 10% <text:span text:style-name="T1022">work </text:span>efficiency with respect to the amount of energy used for its operation.</text:p>
      <text:p text:style-name="P4">Now let us take a car in common use by human beings and <text:span text:style-name="T1022">l</text:span>et's take it apart: piece by piece, nut by nut, bolt by bolt, circuit by circuit.</text:p>
      <text:p text:style-name="P202">Suppose each part is carefully numbered, each circuit carefully specified and numbered, suppose we have a fully illustrated instruction manual, <text:span text:style-name="T1023">that</text:span> we have videos illustrating how to assemble each of its parts, and <text:span text:style-name="T1023">t</text:span>hat we have all the necessary tools to assemble each part and the tools needed to put it back together. Do you think that you would need additional help to put it together? Could you put it together <text:span text:style-name="T1023">by yourself</text:span>? <text:span text:style-name="T1023">How long would it take you to do it</text:span>?</text:p>
      <text:p text:style-name="P4"><text:soft-page-break/>What would happen if you do not have the numbering of the pieces and the circuits but <text:span text:style-name="T1023">you</text:span> have everything else? Could you still put it together? And <text:span text:style-name="T1023">if you</text:span> didn't have the instructions? And without the videos? <text:span text:style-name="T1024">C</text:span>ould <text:span text:style-name="T1024">you</text:span> still <text:span text:style-name="T1024">build</text:span> it? And without the tools? What if the pieces were not in the same place, but scattered all over the planet? Could you still put it together? What if you had to build the pieces from the elements of the periodic table? What if as time passes the pieces that already put together tend to fall apart, or rust, or get damaged, or just <text:span text:style-name="T1024">get</text:span> old? What if the only thing you can do to make a decision <text:span text:style-name="T1024">for </text:span>building a piece is tossing a coin to see if it comes out heads or tails? What if you, the one who puts it together, have no intelligence, no will, <text:span text:style-name="T1024">no</text:span> creativity, <text:span text:style-name="T1024">neither the</text:span> ability to make decisions? COULD YOU <text:span text:style-name="T1024">STILL BUILD </text:span>IT?</text:p>
      <text:p text:style-name="P4">Because more or less that is what they teach us in school that happened with machines that we don't even understand how they work. All the biological machinery.</text:p>
      <text:p text:style-name="P4">Remember that we are only trying to put together a car for common use by human beings. That <text:span text:style-name="T1025">which </text:span>we understand how it works. In the case of assembling a human being we are talking about an organism that in the vast majority of its factories, of its cells, it has all the information on how build the whole organism. That the whole organism came out of a single factory, a single cell, a fertilized egg. <text:span text:style-name="T1026">T</text:span>hat these cells can take on different functions, contextures, to form parts of each of the systems. Digestive, endocrine, immune system, circulatory, nervous, bone, muscular, respiratory, etc. A system that also presents consciousness, intelligence, creativity, ability to create automobiles to use as a means of transportation. <text:span text:style-name="T1026">A</text:span> machine <text:span text:style-name="T1026">so </text:span>complex that we do not even understand how to build the most elementary of its parts: the cell.</text:p>
      <text:p text:style-name="P203">In the story that they <text:span text:style-name="T1027">tell</text:span> us <text:span text:style-name="T1027">at</text:span> school, not only that common use car was put together with a lot of time and pure <text:span text:style-name="T1027">luck</text:span>, but also the one that created that car was put together the same way.</text:p>
      <text:p text:style-name="P4">The field of study called abiogenesis is now <text:span text:style-name="T1027">the one </text:span>in charge of giving a <text:span text:style-name="T1027">so called </text:span>scientific touch to that tale.</text:p>
      <text:h text:style-name="P512" text:outline-level="3"><text:bookmark-start text:name="__RefHeading___Toc34959_4173466481"/>Monomers.<text:bookmark-end text:name="__RefHeading___Toc34959_4173466481"/></text:h>
      <text:p text:style-name="Text_20_body">Monomers are the letters and pieces of biological systems.</text:p>
      <text:p text:style-name="P204"><text:soft-page-break/>The person who intends to explain the process by which life can arise from matter, without the existence of a creator, has to explain how to form organic compounds from the periodic table. It is the minimum.</text:p>
      <text:p text:style-name="P205">If an intelligent, designer and creative being as <text:span text:style-name="T1028">the human being likes to</text:span> call himself cannot chemically synthesize an organic compound from the periodic table, <text:span text:style-name="T1028">i</text:span>f such an intelligent designer and creative being cannot BUILD what was supposedly formed “SPONTANEOUSLY”, word that those people who claim such an explanation love to repeat, much less it can arise “magically”, sorry I meant "spontaneously", said organic compound.</text:p>
      <text:p text:style-name="P4">Abiogenesis is the field of study that aims to explain the origin of life from lifeless matter.</text:p>
      <text:p text:style-name="P206">One of the goals of abiogenesis is to explain the process, BEFORE the existence of biochemistry, BEFORE the existence of organic compounds, through which said organic compounds were formed, <text:span text:style-name="T1029">starting </text:span>from the elements of the periodic table.</text:p>
      <text:p text:style-name="P4">Another of the objectives of abiogenesis is to explain how to build, how synthesize, how to <text:span text:style-name="T1029">put together</text:span>, how to assemble, a cell.</text:p>
      <text:h text:style-name="P517" text:outline-level="4"><text:bookmark-start text:name="__RefHeading___Toc34961_4173466481"/>The letters.<text:bookmark-end text:name="__RefHeading___Toc34961_4173466481"/></text:h>
      <text:p text:style-name="P507">The simplest organic compounds, necessary and present in all biological systems, those that are absolutely necessary <text:span text:style-name="T1030">to</text:span> start building a living cell, are 4 types of <text:span text:style-name="T1613">fundamental </text:span>monomers:</text:p>
      <text:list text:style-name="L11">
        <text:list-item>
          <text:p text:style-name="P535">monosaccharides,</text:p>
        </text:list-item>
        <text:list-item>
          <text:p text:style-name="P535">amino acids,</text:p>
        </text:list-item>
        <text:list-item>
          <text:p text:style-name="P535">the nucleotides and</text:p>
        </text:list-item>
        <text:list-item>
          <text:p text:style-name="P535">glycerol.</text:p>
        </text:list-item>
      </text:list>
      <text:p text:style-name="Text_20_body">These are the parts of the machines, and the letters of the programs, that allow cells to be assembled.</text:p>
      <text:p text:style-name="P4">The machines and programs needed to build a cell are basically 4 types of polymers:</text:p>
      <text:list text:style-name="L12">
        <text:list-item>
          <text:p text:style-name="P536">Carbohydrates,</text:p>
        </text:list-item>
        <text:list-item>
          <text:p text:style-name="P536"><text:soft-page-break/>Peptides,</text:p>
        </text:list-item>
        <text:list-item>
          <text:p text:style-name="P536">Nucleic acids, and</text:p>
        </text:list-item>
        <text:list-item>
          <text:p text:style-name="P536">Lipids.</text:p>
        </text:list-item>
      </text:list>
      <text:p text:style-name="Text_20_body">Each of these polymers are assembled from monomers. “<text:span text:style-name="T1031">Poly”</text:span> means many. “<text:span text:style-name="T1031">Mono”</text:span> means one. A “<text:span text:style-name="T1031">Poly” </text:span>is <text:span text:style-name="T1031">built</text:span> <text:span text:style-name="T1031">of</text:span> several “<text:span text:style-name="T1031">Monos”</text:span>. A “many” is made up of several “ones”. Easy right?</text:p>
      <text:list text:style-name="L13">
        <text:list-item>
          <text:p text:style-name="P537">Carbohydrates are made of monosaccharides.</text:p>
        </text:list-item>
        <text:list-item>
          <text:p text:style-name="P537">Peptides or proteins are made from amino acids.</text:p>
        </text:list-item>
        <text:list-item>
          <text:p text:style-name="P537">Nucleic acids are made up of nucleotides.</text:p>
        </text:list-item>
        <text:list-item>
          <text:p text:style-name="P537">Lipids are made from glycerol.</text:p>
        </text:list-item>
      </text:list>
      <text:h text:style-name="P517" text:outline-level="4"><text:bookmark-start text:name="__RefHeading___Toc34963_4173466481"/>Gloves.<text:bookmark-end text:name="__RefHeading___Toc34963_4173466481"/></text:h>
      <text:p text:style-name="Text_20_body">You cannot put a left hand glove on your right hand. <text:span text:style-name="T1032">T</text:span>his is because the mirror image of your left hand cannot be superimposed on <text:span text:style-name="T1032">your</text:span> right hand. When <text:span text:style-name="T1032">the structure of </text:span>a chemical compound presents this characteristic is said to be CHIRAL. And when in one sample of a chemical compound there is only one type of chirality, <text:span text:style-name="T1032">that is </text:span>all are gloves for the right hand or <text:span text:style-name="T1032">all </text:span>are gloves for the left, the sample is said to be HOMOCHIRAL. When there are gloves for <text:span text:style-name="T1033">both </text:span>the right and the left mixed in the sample, it is said that the sample is racemic.</text:p>
      <text:p text:style-name="P4">The monomers, those pieces and letters, those that are of 4 types: monosaccharides, amino acids, nucleotides and glycerol, which are observed in biological systems, they have that characteristic <text:span text:style-name="T1033">to be</text:span> HOMOCHIRAL <text:span text:style-name="T1033">in biological machinery</text:span>. They are all gloves for the same hand. The letters and the pieces with <text:span text:style-name="T1033">which </text:span>the <text:span text:style-name="T1033">cell </text:span>machines and programs are assembled are <text:span text:style-name="T1033">all </text:span>homochiral.</text:p>
      <text:h text:style-name="P517" text:outline-level="4"><text:bookmark-start text:name="__RefHeading___Toc34965_4173466481"/>Reactions.<text:bookmark-end text:name="__RefHeading___Toc34965_4173466481"/></text:h>
      <text:p text:style-name="Text_20_body">Each chemical reaction has different necessary conditions for temperature, acidity, pressure, electromagnetic radiation, energy, purity in the reagents, etc. so that it can <text:span text:style-name="T1034">actually happen</text:span>.</text:p>
      <text:p text:style-name="P4"><text:soft-page-break/>Some reactions require the presence of specific compounds that facilitate them although they do not participate in the reaction. <text:span text:style-name="T1034">T</text:span>hey need facilitators.</text:p>
      <text:p text:style-name="P4">Some reactions need to be stopped because if they continue <text:span text:style-name="T1034">you</text:span> will not get the expected result. They need a change in conditions to stop the reaction. They need a brake at the right time.</text:p>
      <text:p text:style-name="P4">Some reactions result in a mixture of several compounds where only one of them is <text:span text:style-name="T1034">the </text:span>desired <text:span text:style-name="T1034">one </text:span>and may be in a ratio very small compared to the total result. It may happen that only 1% of the mixture is the compound that is desired. And it is necessary to separate said desired compound by some additional procedure that is sometimes simply not known, it’s not known how to separate it from <text:span text:style-name="T1034">all the undesired ones</text:span>, from the trash. Garbage is not wanted.</text:p>
      <text:p text:style-name="P4">Some reactions do not work in reverse. They only work one <text:span text:style-name="T1035">way</text:span>.</text:p>
      <text:p text:style-name="P4">Some reactions require certain parts of the reactant to be protected, so that the reaction occurs only in the <text:span text:style-name="T1035">p</text:span><text:span text:style-name="T1614">o</text:span><text:span text:style-name="T1035">ints, </text:span><text:span text:style-name="T1615">at the right places,</text:span><text:span text:style-name="T1035"> of the chemical structure,</text:span> where it is desired. Something like putting on shoes and a glove on your right hand so that the union with the other, that desired link, is only by the left hand and not by any other extremity. This implies preparation prior to the reaction of each of the reactants. <text:span text:style-name="T1036">S</text:span>ometimes it <text:span text:style-name="T1036">requires</text:span> protection.</text:p>
      <text:p text:style-name="P4">Once you have a reaction, you need to show that <text:span text:style-name="T1036">you actually </text:span>got what <text:span text:style-name="T1036">you</text:span> wanted and in what quantities. This process is called characterization. And many times it is even more complex than the reaction <text:span text:style-name="T1037">itself</text:span>.</text:p>
      <text:h text:style-name="P517" text:outline-level="4"><text:bookmark-start text:name="__RefHeading___Toc34967_4173466481"/>Easy.<text:bookmark-end text:name="__RefHeading___Toc34967_4173466481"/></text:h>
      <text:p text:style-name="Text_20_body">What happens then when, in the field of abiogenesis, it is intended <text:span text:style-name="T1616">to </text:span>explain how these letters and fundamental pieces were formed, those first organic compounds that are monosaccharides, amino acids, nucleotides and glycerol, on a DEAD and BRUTE planet where there was no laboratories, and for my next step in my chain of chemical reactions <text:s/>I need the result of my previous step to be in homochiral form, <text:span text:style-name="T1038">for it to have</text:span> the necessary purity, suitably protected for the following reaction to occur, conveniently separated from other compounds, with the conditions of temperature, pressure, acidity, etc. <text:span text:style-name="T1038">And</text:span> the ongoing reaction has not stopped, my desired compound is being mixed with 4 other garbage compounds and in a proportion less than 1% of the amount I need, which I have no idea how to separate from the garbage compounds, which is <text:span text:style-name="T1038">being </text:span><text:soft-page-break/><text:span text:style-name="T1038">formed </text:span>in racemic form and not homochiral as I need it, that my reaction has no reverse and even though I am in my modern laboratory with all the technology that the intelligence, design and creativity of the human being has been able to <text:span text:style-name="T1038">produce</text:span>, I have no idea how to make that compound that I can extract from <text:span text:style-name="T1038">already existing </text:span>biological systems by destructive procedures that we have managed to develop?</text:p>
      <text:p text:style-name="P207">Easy. First I cheat and extract it from existing biological systems, those that I intend to demonstrate how they were formed, through the destructive procedures that we have developed to extract these compounds. Something like destroying a car to remove the tires that I need, those that I think were put together by themselves in millions of years.</text:p>
      <text:p text:style-name="P208">Then, using other organic compounds also extracted from biological systems, I protect it in the parts that need protection for my next step. I do all the steps the same way. And finally I write an article omitting those little details, like the need of a human controlling the conditions of the reactions, and announcing that the goal has already been achieved.</text:p>
      <text:p text:style-name="P4">And this is just to show that you can, in a modern laboratory and with human intervention, build the letters and pieces of the programs and machines that we find in cells.</text:p>
      <text:p text:style-name="P4">That is the truth of the lie, the <text:span text:style-name="T1039">cheating</text:span>, and the deceit, of those articles on abiogenesis.</text:p>
      <text:h text:style-name="P512" text:outline-level="3"><text:bookmark-start text:name="__RefHeading___Toc34969_4173466481"/>Polymers.<text:bookmark-end text:name="__RefHeading___Toc34969_4173466481"/></text:h>
      <text:p text:style-name="Text_20_body">Polymers are the machines and programs of biological systems. They are made of monomers.</text:p>
      <text:list text:style-name="L14">
        <text:list-item>
          <text:p text:style-name="P538">Carbohydrates are made of monosaccharides.</text:p>
        </text:list-item>
        <text:list-item>
          <text:p text:style-name="P538">Peptides or proteins are made from amino acids.</text:p>
        </text:list-item>
        <text:list-item>
          <text:p text:style-name="P538">Nucleic acids are made up of nucleotides.</text:p>
        </text:list-item>
        <text:list-item>
          <text:p text:style-name="P538">Lipids are made from glycerol.</text:p>
        </text:list-item>
      </text:list>
      <text:p text:style-name="Text_20_body">The human being is not capable of synthesizing the monomers that make up the essential polymers to build a cell without using what is already in living cells, in existing biological systems, those that <text:span text:style-name="T1039">he </text:span>pretend<text:span text:style-name="T1039">s to</text:span> show how they were formed.</text:p>
      <text:p text:style-name="P208">But LET'S SUPPOSE, LET'S ACCEPT, LET'S BELIEVE that yes, that man can already build monomers without using compounds extracted from biological systems. Which <text:soft-page-break/>can synthesize monosaccharides, amino acids, nucleotides and glycerol. That is the least of the problems.</text:p>
      <text:p text:style-name="P4">If <text:span text:style-name="T1040">men</text:span> intend to deny the creator, the human being would have to at least, using all <text:span text:style-name="T1040">his</text:span> intelligence, design and creativity, using all <text:span text:style-name="T1040">his</text:span> technology, using modern laboratories, those that do not have a planet DEAD and BRUTE in which everything supposedly happened SPONTANEOUSLY, develop chemical procedures that allow reproducing at least the simplest polymers observed in biological systems. Polymers for which the sequence is already known, without having to design <text:span text:style-name="T1040">them</text:span>, <text:span text:style-name="T1040">those </text:span>with which a cell is built: carbohydrates, peptides, nucleic acids and lipids. Of the <text:span text:style-name="T1040">simplest </text:span>cell, the easiest of <text:span text:style-name="T1040">them </text:span>all, the one <text:span text:style-name="T1040">he</text:span> want<text:span text:style-name="T1040">s</text:span>, the one <text:span text:style-name="T1040">he </text:span>choose<text:span text:style-name="T1040">s</text:span>.</text:p>
      <text:p text:style-name="P4"><text:span text:style-name="T1040">Men c</text:span>an not.</text:p>
      <text:p text:style-name="P4"><text:span text:style-name="T1041">He has </text:span>to cheat. <text:span text:style-name="T1041">He has</text:span> to extract the machines and programs from the existing biological systems for use in the synthesis of said polymers. Those <text:span text:style-name="T1041">that he </text:span>supposedly want to prove appeared in a DEAD and BRUTE planet millions of years ago, <text:span text:style-name="T1041">just with </text:span>time, <text:span text:style-name="T1041">luck</text:span> and chemical reactions that supposedly occur SPONTANEOUSLY but man can not even do <text:span text:style-name="T1042">using his</text:span> latest technology and using all his creativity, intelligence and design.</text:p>
      <text:p text:style-name="P4">With those letters and pieces that are monosaccharides, amino acids, nucleotides and glycerol <text:span text:style-name="T1042">he </text:span>should be able to assemble at least the carbohydrates, peptides, nucleic acids, and lipids of the <text:span text:style-name="T1042">simplest </text:span>cell <text:span text:style-name="T1042">imaginable</text:span>.</text:p>
      <text:p text:style-name="P209"><text:span text:style-name="T1042">Men</text:span> should be able to synthesize them. <text:span text:style-name="T1042">He</text:span> should be able to polymerize them. <text:span text:style-name="T1042">He c</text:span>an not. <text:span text:style-name="T1042">He has</text:span> to cheat. And yet the popular explanation, the one we read in the encyclopedia, is that they arose SPONTANEOUSLY. Puff, <text:span text:style-name="T1042">by them selves</text:span> .</text:p>
      <text:p text:style-name="P209">The machines that man can create to join letters of a, <text:span text:style-name="T1042">quote and quote,</text:span> “biological program” are the size of a REFRIGERATOR and can only join a maximum of 15 to 20 letters before they start having the same problems, in their chemical reactions, that the human being has to synthesize the monomers <text:span text:style-name="T1042">in any other modern lab</text:span>.</text:p>
      <text:p text:style-name="P209">The longest program that man can synthesize with his machines goes up to about 20 letters. If you want longer chains, you have to use the machines <text:span text:style-name="T1042">extracted from</text:span> biological systems. You have to use carbohydrates, peptides, nucleic acids destructively extracted from biological systems.</text:p>
      <text:p text:style-name="P209"><text:soft-page-break/>In fact, <text:span text:style-name="T1042">he has </text:span>to cheat <text:span text:style-name="T1042">even </text:span>more, because let's remember that we're accepting the <text:span text:style-name="T1042">cheating</text:span> that said letters were extracted from biological systems and adequately protected using organic compounds also extracted from biological systems.</text:p>
      <text:p text:style-name="P4">A biological program for a single cell has hundreds of thousands of letters, and machines found in biological systems are so small in size that hundreds of thousands of these machines can fit in a single cell.</text:p>
      <text:p text:style-name="P4">We are no<text:span text:style-name="T1042">t even close to</text:span> being able to synthesize the polymers needed to build a cell. We can not even accepting as if we could <text:span text:style-name="T1042">w</text:span>hat we can't do: Synthesize the monomers.</text:p>
      <text:p text:style-name="P209">We cannot even knowing the information that describes the structure of these polymers. But supposedly a DEAD and BRUTE planet could. Supposedly it all happened SPONTANEOUSLY millions of years ago. That is what they teach <text:span text:style-name="T1042">at</text:span> school and they repeat it <text:span text:style-name="T1042">at</text:span> <text:span text:style-name="T1042">college</text:span>. <text:span text:style-name="T1042">P</text:span>oof. <text:span text:style-name="T1042">By themselves</text:span>.</text:p>
      <text:h text:style-name="P512" text:outline-level="3"><text:bookmark-start text:name="__RefHeading___Toc34971_4173466481"/>Programmer.<text:bookmark-end text:name="__RefHeading___Toc34971_4173466481"/></text:h>
      <text:p text:style-name="Text_20_body">The human being is not even capable of synthesizing essential polymers similar to those needed to build a cell, without using what is already there in living cells, in existing biological systems, those that <text:span text:style-name="T1043">he </text:span>aims to show how they were formed magically, sorry, spontaneous<text:span text:style-name="T1043">ly in a DEAD and BRUTE planet.</text:span></text:p>
      <text:p text:style-name="P210">But LET'S SUPPOSE, LET'S ACCEPT, LET'S BELIEVE that yes, that man can already build, synthesize, polymers resembling those essential for build<text:span text:style-name="T1044">ing</text:span> a cell, without using compounds extracted from biological systems. LET'S SUPPOSE that <text:span text:style-name="T1044">he</text:span> can synthesize carbohydrates, peptides, nucleic acids and lipids.</text:p>
      <text:p text:style-name="P4">That is just the second challenge. That's just the power to write.</text:p>
      <text:p text:style-name="P4">The most important question of all is: <text:span text:style-name="T1044">W</text:span>hat <text:span text:style-name="T1044">is</text:span> <text:span text:style-name="T1044">he</text:span> going to write?</text:p>
      <text:p text:style-name="P211">Programs are not written by themselves. And much less randomly, <text:span text:style-name="T1044">by chance, by luck</text:span>. Some <text:span text:style-name="T1044">people </text:span>think <text:span text:style-name="T1044">otherwise</text:span> and try to prove <text:span text:style-name="T1044">so</text:span> <text:span text:style-name="T1044">by </text:span>writing programs. Programs that didn't write themselves either. Absurd, right? Programs that seek to be random using a MACHINE. Using something completely deterministic like a computer. <text:span text:style-name="T1045">Even more</text:span> absurd, right? Using functions that pretend to be random, pseudo-random functions, “almost” but “NOT” random.</text:p>
      <text:p text:style-name="P4"><text:soft-page-break/>The mathematical question of whether there is a fair <text:span text:style-name="T1046">coin</text:span>, one that is not <text:span text:style-name="T1047">preferential</text:span>, a truly random function, one that is no longer pseudo, that which is no longer quasi-random but <text:span text:style-name="T1047">that it </text:span>IS random, <text:span text:style-name="T1047">it’</text:span>s considered a<text:span text:style-name="T1047">n</text:span> open problem. It is considered a problem that has not been resolved. Neither for YES, nor for NO. It shouldn't be, because it's equivalent to <text:span text:style-name="T1047">problemes </text:span>that <text:span text:style-name="T1047">HAVE</text:span> been resolved. <text:span text:style-name="T1047">It d</text:span>oesn’t exist. Don't look for it. There is a Creator.</text:p>
      <text:p text:style-name="P4">But <text:span text:style-name="T1048">LET’S </text:span>SUPPOSE, ACCEPT, BELIEVE, <text:span text:style-name="T1048">for</text:span> the <text:span text:style-name="T1048">sake</text:span> of argument<text:span text:style-name="T1048">ing</text:span>, that the human being uses any tool he wants, not necessarily organic polymers, to write the program <text:span text:style-name="T1048">that he</text:span> want<text:span text:style-name="T1048">s</text:span> and how <text:span text:style-name="T1048">ever he </text:span>want<text:span text:style-name="T1048">s it</text:span>.</text:p>
      <text:p text:style-name="P212">The program that the human being should be able to write, using all his intellectual capacity, creativity and design, that which does not have the supposed DEAD and BRUTE planet in which supposedly everything happened SPONTANEOUSLY, it would <text:span text:style-name="T1049">have </text:span>be one who can at least do what he himself, <text:span text:style-name="T1617">the human being, </text:span>does. I<text:span text:style-name="T1049">t</text:span> should be able to simulate, mimic, what a human brain does. The famous artificial intelligence. One who passes the <text:span text:style-name="T1050">famous </text:span>Turing test. One who learns to learn. One that processes information <text:span text:style-name="T1050">in a way</text:span> indistinguishable <text:span text:style-name="T1052">from the way </text:span>a human does <text:span text:style-name="T1050">it</text:span>.</text:p>
      <text:p text:style-name="P4">We <text:span text:style-name="T1051">have </text:span>not <text:span text:style-name="T1051">been able</text:span>.</text:p>
      <text:p text:style-name="P4">But LET’S SUPPOSE, LET'S ACCEPT, LET'S BELIEVE, that yes, that the human being has already achieved <text:span text:style-name="T1052">the </text:span>creat<text:span text:style-name="T1052">ion of</text:span> a program that processes information in a manner indistinguishable from like a human does <text:span text:style-name="T1052">it</text:span>.</text:p>
      <text:p text:style-name="P213">In that hypothetical case, in which you need to BELIEVE and SUPPOSE more than <text:s/><text:span text:style-name="T1052">w</text:span>hat is needed to BELIEVE that Jesus Christ is alive because he was resurrected, <text:span text:style-name="T1053">t</text:span>he ONLY thing that will have been shown is that to create a REAL intelligence, ANOTHER <text:span text:style-name="T1053">one is</text:span> need<text:span text:style-name="T1053">ed</text:span>.</text:p>
      <text:p text:style-name="P4">The ONLY thing you w<text:span text:style-name="T1054">ould</text:span> have <text:span text:style-name="T1054">shown</text:span> is the need for a programmer, the NEED of a CREATOR.</text:p>
      <text:p text:style-name="P4">That Creator didn't just design the DNA program. DNA is just <text:span text:style-name="T1055">the p</text:span>rogram. The machine on which it is going to be executed is <text:span text:style-name="T1055">also </text:span>needed. <text:span text:style-name="T1055">A</text:span>nd said machine needs energy and the right environment so that it can run the program. The fertilized egg needs the uterus.</text:p>
      <text:p text:style-name="P4">This factory that is the fertilized ovum begins to subdivide following the specific program and after nine months we have, only in the brain, a program that we have no idea how it works. And we can't even mimic it with our best technology.</text:p>
      <text:p text:style-name="P4"><text:soft-page-break/>But no, some people come to believe, because that is what <text:span text:style-name="T1056">they were</text:span> taught as children in school, that a DEAD and BRUTE planet turned out <text:span text:style-name="T1056">to be </text:span>more alive and intelligent than us. Absurd, right? But that's <text:span text:style-name="T1056">where</text:span> we are.</text:p>
      <text:p text:style-name="P469"><text:span text:style-name="T5">A person about 3 thousand years ago understood it better than many modern scientists. Psalm 100 tells us: </text:span><text:span text:style-name="Bible_5f_text"><text:span text:style-name="T5">“</text:span></text:span><text:span text:style-name="Bible_5f_text"><text:span text:style-name="T261">K</text:span></text:span><text:span text:style-name="Bible_5f_text">now ye that the </text:span><text:span text:style-name="Bible_5f_text"><text:span text:style-name="T1057">Lord </text:span></text:span><text:span text:style-name="Bible_5f_text">he is God: it is he that hath made us, and not we ourselves; we are his people, and the sheep of his pasture</text:span><text:span text:style-name="Bible_5f_text"><text:span text:style-name="T5">" </text:span></text:span><text:span text:style-name="Bible_5f_text"><text:span text:style-name="T5"><text:note text:id="ftn694" text:note-class="footnote"><text:note-citation>694</text:note-citation><text:note-body><text:p text:style-name="Footnote"><text:span text:style-name="T5">Psalm 100:3 </text:span><text:a xlink:type="simple" xlink:href="https://www.biblegateway.com/passage/?search=Psalms+100%3A3&amp;version=KJV" text:style-name="Internet_20_link" text:visited-style-name="Visited_20_Internet_20_Link"><text:span text:style-name="Definition"><text:span text:style-name="T5">KJV</text:span></text:span></text:a></text:p></text:note-body></text:note></text:span></text:span><text:span text:style-name="T5">.</text:span></text:p>
      <text:p text:style-name="P4">Dead in the deception of denying the Creator.</text:p>
      <text:h text:style-name="P512" text:outline-level="3"><text:bookmark-start text:name="__RefHeading___Toc34973_4173466481"/>The <text:span text:style-name="T1058">tale</text:span> of the frog.<text:bookmark-end text:name="__RefHeading___Toc34973_4173466481"/></text:h>
      <text:p text:style-name="Text_20_body">One of the most famous tales is that of the <text:span text:style-name="T1058">frog</text:span> that becomes the prince. It is a <text:span text:style-name="T1058">tale</text:span> for children.</text:p>
      <text:p text:style-name="P4"><text:span text:style-name="T1060">A</text:span> <text:span text:style-name="T1060">similar</text:span> <text:span text:style-name="T1059">tale,</text:span> but adding millions of years, is that of evolution. Man evolved from a reptile in millions of years.</text:p>
      <text:p text:style-name="P214">Any method recognized as scientific must start from observable evidence.</text:p>
      <text:p text:style-name="P4">There is NO, ZERO, <text:span text:style-name="T1617">nothing</text:span>, <text:span text:style-name="T1617">zip, NADA, nadita, nada,</text:span> <text:span text:style-name="T1617">ni poquito, of </text:span>OBSERVABLE evidence that a<text:span text:style-name="T1061">n</text:span> animal <text:span text:style-name="T1061">kind</text:span>, a feline, a canine, an equine, transform<text:span text:style-name="T1061">s</text:span>, evolve<text:span text:style-name="T1061">s</text:span>, change<text:span text:style-name="T1061">s</text:span> over time in<text:span text:style-name="T1618">to</text:span> another <text:span text:style-name="T1061">kind</text:span>.</text:p>
      <text:p text:style-name="P4">In the examples of change that those who believe the <text:span text:style-name="T1062">tale</text:span>, the animal NEVER changes <text:span text:style-name="T1062">kind</text:span>.</text:p>
      <text:p text:style-name="P4">Bacteria are still bacteria, birds are still birds, turtles are still turtles, fish are still fish, insects are still insects, canines are still canines, equines are still equines and felines are still felines.</text:p>
      <text:p text:style-name="P4">And in the most modern examples that claim to show genetic changes, <text:span text:style-name="T1063">it’</text:span>s simply the same animal without a member, with the member impaired, or with a member in the wrong place. And the similarities that are alleged in the genetic code <text:span text:style-name="T1231">between chimps and humans </text:span>are only in the COMPARABLE sections and in the most similar cases of those COMPARABLE parts, the similarities never exceed 85%, <text:span text:style-name="T1231">according to the proponets themselves</text:span>. Something like arguing that if the leg of a monkey resembles, in COMPARABLE parts, that of a man in 85%, it is evidence that both have a common ancestor. <text:span text:style-name="T1234">Your</text:span><text:span text:style-name="T1233"> host believes</text:span><text:span text:style-name="T1231"> that </text:span><text:span text:style-name="T1233">the </text:span><text:span text:style-name="T1235">accepted </text:span><text:span text:style-name="T1236">maximum of </text:span><text:span text:style-name="T1231">85% is not even </text:span><text:span text:style-name="T1235">6</text:span><text:span text:style-name="T1231">0% </text:span><text:span text:style-name="T1236">in </text:span><text:soft-page-break/><text:span text:style-name="T1236">reality</text:span><text:span text:style-name="T1231">. The explanation is that they are DIFFERENT kinds of creatures. </text:span><text:span text:style-name="T1232">They are different desi</text:span><text:span text:style-name="T1234">g</text:span><text:span text:style-name="T1232">ns with some common functionality.</text:span></text:p>
      <text:p text:style-name="P215"><text:span text:style-name="T1064">It </text:span><text:span text:style-name="T1065">is</text:span><text:span text:style-name="T1064"> portraied as evidence s</text:span>ome fossils of bones, that supposedly <text:span text:style-name="T1064">have been</text:span> there millions of years, but <text:span text:style-name="T1065">that </text:span>let’s <text:span text:style-name="T1065">remember</text:span><text:span text:style-name="T1064"> </text:span>they have Carbon 14, that Carbon 14 that supposedly can't be there if something died more than 60 thousand years ago, and with those stones they put together a story of the imagination that lasts millions of years.</text:p>
      <text:p text:style-name="P218">It is impossible to OBSERVE <text:span text:style-name="T1066">the </text:span><text:span text:style-name="T1072">CHANGE</text:span>, that which <text:span text:style-name="T1066">is </text:span>require<text:span text:style-name="T1066">d by</text:span> any method that is <text:span text:style-name="T1066">c</text:span>onsider<text:span text:style-name="T1066">ed as </text:span>scienti<text:span text:style-name="T1066">fic</text:span>. It is impossible to observe because supposedly it happened millions of years ago and it is not possible <text:span text:style-name="T1619">to </text:span>reproduce it in ANY laboratory because the <text:span text:style-name="T1072">CHANGE</text:span> supposedly also occurs in millions of years.</text:p>
      <text:p text:style-name="P4">There is no OBSERVABLE evidence of a change from one kind of animal to another.</text:p>
      <text:p text:style-name="P4">The only thing that is observed is adaptation. That happens even with<text:span text:style-name="T1067">in the life span of a human </text:span>being. But no one argues that a short person is <text:span text:style-name="T1067">of</text:span> different <text:span text:style-name="T1067">kind</text:span> t<text:span text:style-name="T1067">han</text:span> a <text:span text:style-name="T1067">tall </text:span>person. <text:span text:style-name="T1067">O</text:span>nly <text:span text:style-name="T1067">a</text:span> person who believe<text:span text:style-name="T1067">s</text:span> the tale of the <text:span text:style-name="T1067">frog</text:span> <text:span text:style-name="T1067">would</text:span> consider that a person with black skin is of a different kind than a white-skinned one.</text:p>
      <text:p text:style-name="P4">The modern classification according <text:span text:style-name="T1068">to</text:span> species is completely arbitrary, there are more than ten different definitions of the word, and the only thing that <text:span text:style-name="T1068">it </text:span>achieves is to differentiate the ramifications of the ADAPTATION that has had the same kind of animal.</text:p>
      <text:p text:style-name="P216">Canines are still canines, equines are still equines, and felines are still felines.</text:p>
      <text:p text:style-name="P4">The supposed evolution of the species, the one that changes <text:span text:style-name="T1069">kind</text:span>, the one that they call macro-evolution, the one that supposedly was the original, <text:span text:style-name="T1069">it can NOT be</text:span> OBSERVE<text:span text:style-name="T1069">D</text:span> anywhere. It is an imaginary tale. There is not OBSERVABLE evidence of <text:span text:style-name="T1069">kind</text:span> change.</text:p>
      <text:p text:style-name="P4">Bacteria are still bacteria, birds are still birds, turtles are still turtles, fish are still fish, insects are still insects, canines are still canines, equines are still equines and felines are still felines.</text:p>
      <text:p text:style-name="P4">On the contrary, it has been observed on multiple occasions that when two of these ADAPTATIONS begin to coexist in the same environment for a long period of time, say forty years, it is observed that <text:span text:style-name="T1070">t</text:span>hey are able to cross <text:span text:style-name="T1070">among them</text:span>.</text:p>
      <text:p text:style-name="P217">The large amount of genetic information that differs between two different <text:span text:style-name="T1071">kinds</text:span> of animals was <text:span text:style-name="T1071">never understood,</text:span> during the last century, as descriptive <text:span text:style-name="T1071">information </text:span>of the <text:soft-page-break/>kind of animal, and only <text:span text:style-name="T1071">until </text:span>recently it has been observed <text:span text:style-name="T1071">that</text:span> it intervenes in the process of gestation of the animal. <text:span text:style-name="T1071">It</text:span> was considered <text:span text:style-name="T1071">j</text:span>unk DNA, once used during those supposed millions of years for one kind of animal to evolve into another. Evolution <text:span text:style-name="T1071">for</text:span> which <text:span text:style-name="T1071">there </text:span>is NO OBSERVABLE evidence, because it supposedly happens in millions of years and supposedly it happened millions of years ago, and <text:span text:style-name="T1071">that ofcourse </text:span>cannot <text:span text:style-name="T1071">be</text:span> OBSERVE<text:span text:style-name="T1071">D</text:span> today. A tale of man's imagination.</text:p>
      <text:p text:style-name="P219">We were also taught in school that some organs, of which we did not know their function, that are found in current biological systems, were completely unnecessary and were there to remind us of those millions of years of evolution. We were taught that <text:span text:style-name="T1073">of the </text:span>appendix, only to come to discover , a few years later, that it is part of <text:span text:style-name="T1073">the </text:span>immune system. We were taught that about the coccyx, only to come to discover, a few years later, its function as termination and support of a multitude of ligaments and muscles. We were taught that <text:span text:style-name="T1073">w</text:span>hales and other aquatic animals have small bones that are vestiges of what once were a pelvis and legs, only to come and discover, the important role they play in the mating of these animals.</text:p>
      <text:p text:style-name="P220">Perhaps, who knows, <text:span text:style-name="T1074">maybe</text:span>, <text:span text:style-name="T1074">possibly</text:span>, the people who believe the tale of the frog should begin to consider the possibility that simply the story NEVER HAPPENED. That the reason there is NO OBSERVABLE EVIDENCE of transformation, of evolution, of <text:span text:style-name="T1074">CHANGE from one kind to another</text:span>, it’s not only that it <text:span text:style-name="T1074">tries to </text:span>know the <text:span text:style-name="T1074">whole movie,</text:span> of supposedly billions of years, <text:span text:style-name="T1074">just by </text:span>looking at the last <text:span text:style-name="T1074">picture,</text:span> but <text:span text:style-name="T1074">that </text:span>said transformation NEVER HAPPENED. There was NEVER <text:span text:style-name="T1074">an </text:span>evolution. They were NOT thousands of millions of years. <text:span text:style-name="T1075">T</text:span>he movie <text:span text:style-name="T1075">lasts only a few</text:span> thousands years. <text:span text:style-name="T1075">And</text:span> it began when the Creator decided so. And all kinds of animals were physically created at the same time.</text:p>
      <text:p text:style-name="P4">But no. <text:span text:style-name="T1076">They</text:span> continue with tales to <text:span text:style-name="T1076">support</text:span> a tale of a <text:span text:style-name="T1076">frog</text:span> who became prince. Only <text:span text:style-name="T1076">that it happens </text:span>in millions of millions of years to make it look believable.</text:p>
      <text:p text:style-name="P4">Dead in the deception of denying the Creator.</text:p>
      <text:h text:style-name="P512" text:outline-level="3"><text:bookmark-start text:name="__RefHeading___Toc34975_4173466481"/>Trees.<text:bookmark-end text:name="__RefHeading___Toc34975_4173466481"/></text:h>
      <text:p text:style-name="Text_20_body">Fossils of trees are found in geological strata in vertical position. The same fossil crosses several layers or geological strata that supposedly took millions of years to form.</text:p>
      <text:p text:style-name="P221"><text:soft-page-break/>The traditional explanation of how this happened is that for those, and only for those trees, geological events that we see today, of quick deposit or several small ones were the ones who buried said trees. Examples of such events include volcanic deposits, deltaic deposits and glacial deposits. That was a volcano, that was a river, that was a glacial. That is to say that for those and only for those trees, the geological strata formed quickly and not in millions of years. But yes, not <text:span text:style-name="T1077">even </text:span>by accident is it considered that the evidence is perfectly consistent with a planetary flood event.</text:p>
      <text:p text:style-name="P4">But what happens when not all tree fossils are in <text:span text:style-name="T1078">a head up </text:span>position?, when some are <text:span text:style-name="T1078">in a </text:span>root up <text:span text:style-name="T1078">position</text:span>?. What if the famous Carbon 14 <text:span text:style-name="T1078">is </text:span>found in these fossils? That Carbon 14 that supposedly can't be there if a tree died and started to fossilize more than 60 thousand years ago?, what happens when this <text:span text:style-name="T1078">occurs</text:span> in strata that <text:span text:style-name="T1078">was</text:span> already classified as being millions of years old?</text:p>
      <text:p text:style-name="P4">Nothing <text:span text:style-name="T1078">happens</text:span>, the <text:span text:style-name="T1078">evidence gets</text:span> ignore<text:span text:style-name="T1078">d</text:span>. The evidence is simply as if it did not exist. It is too contradictory even with the same assumptions of what is called evidence.</text:p>
      <text:p text:style-name="P4">The story of the <text:span text:style-name="T1078">frog</text:span> that becomes a prince is still held, because it’s the only alternative to admitting the existence of a Creator.</text:p>
      <text:p text:style-name="P4">Dead in the deception of denying the Creator.</text:p>
      <text:h text:style-name="P512" text:outline-level="3"><text:bookmark-start text:name="__RefHeading___Toc34977_4173466481"/>Coal.<text:bookmark-end text:name="__RefHeading___Toc34977_4173466481"/></text:h>
      <text:p text:style-name="Text_20_body">The explanation taught even in online encyclopedias is that the formation of the carbon that we observe on the planet took millions of years of plant debris that accumulated under water and clay. And that said remains were buried by sediments, and then, supposedly over millions of years of high pressures and temperatures produced <text:span text:style-name="T1079">by the</text:span> burial, <text:span text:style-name="T1079">they caused a </text:span>loss of water, methane and carbon dioxide. <text:span text:style-name="T1079">A</text:span>nd this loss increased the proportion of carbon, and voila. Easy, <text:span text:style-name="T1079">right</text:span>?</text:p>
      <text:p text:style-name="P222">But what happens when we find coal reserves of 26 thousand square kilometers, with carbon bands, low in impurities and low in sulfur, 61 meters thick, hundreds of kilometers long, and almost 80 kilometers wide? How to explain that, over millions of years, the necessary conditions to form them <text:span text:style-name="T1080">were</text:span> kept? Why <text:span text:style-name="T1080">did </text:span>not the bands <text:span text:style-name="T1080">get</text:span> diluted in fluxes of clay or other impurities before thicken<text:span text:style-name="T1080">ing</text:span>? What happens when Carbon 14 is found inside that carbon?, that Carbon 14 that supposedly cannot be there if something is more than 60 thousand years old? What happens when <text:span text:style-name="T1080">oval radiation </text:span><text:soft-page-break/><text:span text:style-name="T1080">rings </text:span>are found within the coal indicating <text:span text:style-name="T1080">a </text:span>rapid and simultaneous formation with the coal because these <text:span text:style-name="T1080">rings would have</text:span> dissipated, faded or cracked if the coal formation had taken million years or it <text:span text:style-name="T1080">had</text:span> not been simultaneous with the <text:span text:style-name="T1080">rings</text:span>? What happen<text:span text:style-name="T1080">s</text:span> when carbon is formed from wood in the presence of water, absence of air, at 160 degrees centigrade, high pressures, and with only two weeks <text:span text:style-name="T1080">or so </text:span>of waiting?</text:p>
      <text:p text:style-name="P4"><text:span text:style-name="T1081">Nothing</text:span>. <text:span text:style-name="T1081">Absolutely nothing happens</text:span>. The topic is ignored. The evidence is just like if <text:span text:style-name="T1081">it</text:span> d<text:span text:style-name="T1082">id</text:span> not exist. It is too contradictory even with the same assumptions of what is called evidence.</text:p>
      <text:p text:style-name="P4">The story of the <text:span text:style-name="T1082">frog</text:span> that becomes a prince is still held, because it is the only alternative to admitting the existence of a Creator.</text:p>
      <text:p text:style-name="P4">Dead in the deception of denying the Creator.</text:p>
      <text:h text:style-name="P512" text:outline-level="3"><text:bookmark-start text:name="__RefHeading___Toc34979_4173466481"/>Tectonics.<text:bookmark-end text:name="__RefHeading___Toc34979_4173466481"/></text:h>
      <text:p text:style-name="Text_20_body">A series of characteristics are observed on the planet in the land and the ocean. Mountains, lakes, volcanoes on land and ocean, large deposits of minerals and organic compounds, large canyons, oceanic trenches, mid-ocean ridges, a granite crust covering partially the planet, etc.</text:p>
      <text:p text:style-name="P223">In the last century, seeking to explain what we observe and using too much imagination the theory of tectonic plates <text:span text:style-name="T1083">was proposed</text:span>. A theory that proposes a series of mechanisms such as the expansion of the marine <text:span text:style-name="T1084">floor</text:span>, subduction, mountain building, mantle circulation, hot<text:span text:style-name="T1086">spots</text:span>, transform faults, inversion of magnetic poles of the planet, in short, a whole series of mechanisms that NEVER, <text:span text:style-name="T1086">listen:</text:span> NEVER, <text:span text:style-name="T1086">t</text:span>hey have NEVER been observed.</text:p>
      <text:p text:style-name="P224">NONE of these supposed processes have EVER been measured. <text:span text:style-name="T1087">There is </text:span>no OBSERVABLE evidence that these processes happen.</text:p>
      <text:p text:style-name="P4">The <text:span text:style-name="T1087">excuse</text:span> is the same as the one in the <text:span text:style-name="T1087">tale</text:span> of the frog, the one in the <text:span text:style-name="T1087">tale</text:span> of the macroevolution: is that they happen in <text:span text:style-name="T1092">hundreds of </text:span><text:span text:style-name="T1087">m</text:span>illions of years.</text:p>
      <text:p text:style-name="P225"><text:span text:style-name="T1620">T</text:span>ectonic plate theory assumes too much, <text:span text:style-name="T1088">it </text:span>imagine<text:span text:style-name="T1088">s</text:span> too much. <text:span text:style-name="T1088">It happens to it t</text:span>he same thing as to all the other theories that <text:span text:style-name="T1088">use</text:span> the present to imagine, his followers call <text:span text:style-name="T1088">it</text:span> "deduce", quote <text:span text:style-name="T1088">and quote</text:span>, the past.</text:p>
      <text:p text:style-name="P225"><text:soft-page-break/>With a <text:span text:style-name="T1088">picture, </text:span><text:span text:style-name="T1621">one frame,</text:span> of the present, a movie of the past billions <text:span text:style-name="T1088">of years </text:span>is imagined.</text:p>
      <text:p text:style-name="P4">There is NO OBSERVABLE evidence of the highly imaginative mechanisms <text:span text:style-name="T1088">of billions of years </text:span>that <text:s/>supposedly explain what we do observe <text:span text:style-name="T1088">in today’s present</text:span>. The <text:span text:style-name="T1088">picture</text:span> of the present. These mechanisms are supposedly deduced from the vivid imagination of those who <text:span text:style-name="T1088">claim</text:span> them.</text:p>
      <text:p text:style-name="P4">That happens because when it comes to denying the Creator you have to have a much larger imagination than is needed to believe that Jesus Christ is alive because he was resurrected.</text:p>
      <text:p text:style-name="P4">Do not confuse the plates that are IMAGINED with the crust of GRANITE that IS observed and the terrestrial mantle of SILICATES that IS observe<text:span text:style-name="T1089">d</text:span>.</text:p>
      <text:p text:style-name="P4">The granite crust that we have been able to observe, which is known as continental crust, corresponds to the dry land that we observe above sea level and extends partially as a border in the oceans to what is known as the “continental shelf”. The granite crust is on average 40 km thick and is composed <text:span text:style-name="T1089">m</text:span>ainly <text:span text:style-name="T1089">of </text:span>granite and sediments.</text:p>
      <text:p text:style-name="P4">Not all of the Earth's mantle is covered by the granite crust, <text:span text:style-name="T1090">the</text:span> continental crust. In the oceans, parts of the mantle are only covered by sediment and water. This layer is known as the layer 1 of the oceanic crust <text:span text:style-name="T1090">and</text:span> it actually includes in its layers 2 and 3 part of the earth's mantle.</text:p>
      <text:p text:style-name="P4">The mantle is <text:span text:style-name="T1090">an</text:span> <text:span text:style-name="T1090">earth’s</text:span> layer that we can OBSERVE, which is composed of silicates, which is about 2900 kilometers thick, and which surrounds the core, the center of the planet.</text:p>
      <text:p text:style-name="P4">That is what we observe: a granite crust, layers of sediments and the thickest layer of all, formed by silicates, which we call mantle. Not even what we call the core of the planet has been directly observed.</text:p>
      <text:p text:style-name="P226">On the other hand, the supposed tectonic plates have an average of 125 km thick, almost 85 km on average, supposedly thicker than the granite crust. These so-called plates are composed of crust continental, oceanic crust and an arbitrary upper part of the terrestrial mantle, each one decides how much it includes, or not, as part of each plate. <text:span text:style-name="T1091">Make</text:span> your tectonic plate <text:span text:style-name="T1091">game</text:span>. That is, the thickness of the supposed plates is formed by an arbitrary mixture of <text:span text:style-name="T1091">the observed earth’s </text:span>layers, clearly distinguished in their chemical composition, which <text:span text:style-name="T1091">we DO </text:span>observe.</text:p>
      <text:p text:style-name="P226"><text:soft-page-break/>The Earth's mantle is <text:span text:style-name="T1622">a </text:span><text:span text:style-name="T1091">layer of </text:span>about 2900 kilometers thick of silicate <text:span text:style-name="T1091">rock formations </text:span><text:s/>and each imagin<text:span text:style-name="T1091">ed tectonic</text:span> plate supposedly has in its innermost part about 85 km from the top of the mantle.</text:p>
      <text:p text:style-name="P4">These plates do NOT correspond to the dry land that we observe above sea level but with an arbitrary division that changes <text:span text:style-name="T1091">as much as </text:span>the division into continents change. Some admit more plates others <text:span text:style-name="T1091">admit f</text:span>ewer plates.</text:p>
      <text:p text:style-name="P226">In addition, the supposed plates penetrate the ocean much more than the granite crust that <text:span text:style-name="T1091">we CAN</text:span> observe until we reach the "oceanic ridges”, which we can also observe, and that is where they imagine that such tectonic plates are formed. That is, other completely arbitrary <text:span text:style-name="T1091">borders</text:span>, this time in the area covered by the supposed tectonic plates.</text:p>
      <text:p text:style-name="P4">Plate tectonics cannot be OBSERVED because the <text:span text:style-name="T1092">imagined</text:span> processes that would allow us to identify its <text:span text:style-name="T1092">borders</text:span>, its edges, they supposedly happen in hundreds of millions of years and we haven't been that long in the planet.</text:p>
      <text:p text:style-name="P4">With a <text:span text:style-name="T1092">picture</text:span> of the present they imagine a movie of billions <text:span text:style-name="T1092">of</text:span> years of the past.</text:p>
      <text:h text:style-name="P519" text:outline-level="4"><text:bookmark-start text:name="__RefHeading___Toc34981_4173466481"/><text:span text:style-name="T1093">T</text:span>renches.<text:bookmark-end text:name="__RefHeading___Toc34981_4173466481"/></text:h>
      <text:p text:style-name="Text_20_body">The vast majority of <text:span text:style-name="T1093">earth’s </text:span>ocean<text:span text:style-name="T1093">ic</text:span> trenches are found in the <text:span text:style-name="T1093">P</text:span>acific <text:span text:style-name="T1093">o</text:span>cean. The imagination of man has <text:span text:style-name="T1623">proposed</text:span> that these trenches formed when one plate was pushed under another in a process that has called subduction. Subduction is the <text:span text:style-name="T1093">supposed</text:span> mechanism that explains the formation of the oceanic trenches of the Pacific.</text:p>
      <text:p text:style-name="P227">Today's seismic tomography should show clear images in 3 dimensions of gigantic plates that supposedly have a<text:span text:style-name="T1094">n</text:span> average thickness of 14 times the height of <text:span text:style-name="T1094">mount </text:span>Everest, about 125 kilometers <text:span text:style-name="T1095">in </text:span>thickness, penetrating one below the other in each zone, <text:span text:style-name="T1096">listen:</text:span> IN EACH ZONE, NOT in a single one that has been manipulated, where there is an oceanic trench <text:span text:style-name="T1096">at</text:span> the <text:span text:style-name="T1096">P</text:span>acific. The<text:span text:style-name="T1096">y</text:span> are not <text:span text:style-name="T1096">there</text:span>. <text:span text:style-name="T1101">We</text:span> imagine them.</text:p>
      <text:p text:style-name="P228">A single zone, explainable by a global flood event, with images that are by no means conclusive, they <text:span text:style-name="T1100">get </text:span>manipulate<text:span text:style-name="T1100">d</text:span> to make <text:span text:style-name="T1097">it appear</text:span> that the conditions <text:span text:style-name="T1097">are met</text:span>, and <text:span text:style-name="T1100">we</text:span> generalize that the same thing happens in ALL other <text:span text:style-name="T1098">zones</text:span> where there SHOULD be clear three-dimensional seismic tomography images of the supposed subductions that of course <text:span text:style-name="T1099">we </text:span>do not have.</text:p>
      <text:p text:style-name="P4"><text:soft-page-break/>If we <text:span text:style-name="T1102">really </text:span>are able to measure a displacement of up to maximum 10 CENTIMETERS per year, carefully measured with technology which normally has a margin of error of 15 METERS, that is to say a margin of error almost 100 times BIGGER than what you want to measure, in the planet's crust which is on average 15 kilometers thick, <text:span text:style-name="T1102">listen:</text:span> on the CRUST, NOT on some supposed plates that they want to make us believe that they exist and that they are supposedly almost 10 times thicker than the earth's crust, if we are really able to measure said displacement of the crust, why are we not able to observe the supposed subduction of the supposed plates? The <text:span text:style-name="T1102">excuse</text:span> is the same always: it happens in hundreds of millions of years. The people that they simply repeat the story they were taught, as if they were parrots, they should consider the possibility that it just doesn't happen.</text:p>
      <text:p text:style-name="P4">But the story of the subduction, that a plate of 125 kilometers <text:span text:style-name="T1102">in</text:span> thick<text:span text:style-name="T1102">ness</text:span>, which does not correspond to observable characteristics but <text:span text:style-name="T1102">to </text:span>imagined <text:span text:style-name="T1102">ones</text:span>, which penetrates under another of a similar thickness, in addition presents other serious logical problems in explaining, as claimed, the oceanic trenches of the Pacific that we DO observe.</text:p>
      <text:p text:style-name="P232">What is the mechanism that makes the plates move? Which is the driving force? Why is <text:span text:style-name="T1102">there </text:span>NO movement or flow observed at all <text:span text:style-name="T1102">in</text:span> the mantle of the planet? If volcanoes occur under the plate superior by the magma generated in the friction of the two plates when the supposed subduction or penetration, how to explain that the volcanoes are on the aquatic side of the trench and not on the side penetrated into the land’<text:span text:style-name="T1102">s</text:span> zone? How to explain that this supposed subduction occurs in an arc <text:span text:style-name="T1103">shape</text:span>? If the plates are supposedly being generated at the mid-ocean<text:span text:style-name="T1103">ic</text:span> ridges that are supposedly rising, and the oceanic trenches are supposedly generated by supposed penetrations of <text:span text:style-name="T1103">one</text:span> plate below another, how is it possible that there are intersections of <text:span text:style-name="T1103">trenches</text:span> with <text:span text:style-name="T1103">ridges</text:span>? How is it possible that material is rising and falling at the same <text:span text:style-name="T1104">time</text:span>? What forces break plates supposedly between 50 and 200 km in thickness so they <text:span text:style-name="T1105">get</text:span> separated? What forces make one penetrate under another? What forces make it possible to overcome the enormous pressures that would be generated in opposition to the supposed plate that <text:span text:style-name="T1105">is trying to</text:span> penetrate? If one plate is penetrating under another and there is a strong friction when doing it, how to explain that the layers of sedimentation in the <text:span text:style-name="T1105">trenc</text:span><text:span text:style-name="T1624">h</text:span><text:span text:style-name="T1105">es</text:span> are not disturbed? If ocean trenches are produced by plate subduction, a process that would increase the mass below the upper plate, how to explain the mass deficiencies below the <text:span text:style-name="T1105">trenches</text:span>?</text:p>
      <text:p text:style-name="P4">The story has several logical problems.</text:p>
      <text:p text:style-name="P233"><text:soft-page-break/>But what happens <text:span text:style-name="T1106">with</text:span> all the evidence to the contrary and the lack of it <text:span text:style-name="T1106">in</text:span> favour? And what happens <text:span text:style-name="T1106">with</text:span> all the failed logic of assumptions mechanisms? Nothing. Nothing happens. The topic is ignored. The evidence and failed logic is as if they did not exist.</text:p>
      <text:p text:style-name="P4">Dead in the deception of denying the Creator.</text:p>
      <text:h text:style-name="P512" text:outline-level="3"><text:bookmark-start text:name="__RefHeading___Toc34983_4173466481"/><text:span text:style-name="T1107">Ridges</text:span>.<text:bookmark-end text:name="__RefHeading___Toc34983_4173466481"/></text:h>
      <text:p text:style-name="Text_20_body"><text:span text:style-name="T1107">O</text:span>n the planet's oceans <text:span text:style-name="T1107">floor</text:span>, a formation known as mid-oceanic ridge is observed. <text:span text:style-name="T1107">It is </text:span>the longest rock formation on the planet. It is a huge and long scar that surrounds the entire planet similar to how seams surround a <text:span text:style-name="T1107">b</text:span>aseball.</text:p>
      <text:p text:style-name="P229">This rock formation is credited with the formation of the tectonic plates. The problem is the same as always: there is NO OBSERVABLE evidence. Everything happens sporadically in processes that supposedly last hundreds of millions of years. <text:span text:style-name="T1107">S</text:span>poradic volcanic eruptions for hundreds of millions of years. Supposedly for this reason we do not observe <text:span text:style-name="T1107">h</text:span>ow tectonic plates <text:span text:style-name="T1107">are </text:span>form<text:span text:style-name="T1107">ed</text:span>.</text:p>
      <text:p text:style-name="P234">What we DO observe is that in various parts of the formation there <text:span text:style-name="T1625">are</text:span> cracks in perpendicular directions. These cracks indicate <text:span text:style-name="T1108">tension</text:span> fracture, separation fracture, <text:span text:style-name="T1108">getting away</text:span> fracture. <text:span text:style-name="T1108">This cracks are observed </text:span>in two perpendicular directions. Some perpendicular to the line of the ridge and others parallel to the line of the <text:span text:style-name="T1109">ridge</text:span>. The <text:span text:style-name="T1109">ones </text:span>parallel to <text:span text:style-name="T1110">line</text:span> NEVER cross the <text:span text:style-name="T1109">ones </text:span>perpendicular <text:span text:style-name="T1109">to the </text:span><text:span text:style-name="T1110">line</text:span>. This observation is completely contrary to the way in which mountains on the surface are believed to form: by compression of material.</text:p>
      <text:p text:style-name="P4">The evidence observed, these cracks, indicate that the ridges are formed by tension fractures, NOT compression fractures, much less in TWO perpendicular directions.</text:p>
      <text:p text:style-name="P4">What does the theory of plate tectonics do with this evidence? <text:span text:style-name="T1111">Nothing</text:span>. <text:span text:style-name="T1111">It</text:span> ignore<text:span text:style-name="T1111">s it</text:span>. Maybe because <text:span text:style-name="T1111">it</text:span> can't explain <text:span text:style-name="T1111">it</text:span>. <text:span text:style-name="T1111">It</text:span> is not even mentioned in famous Internet encyclopedias. But YES it can be seen with the naked eye on any ocean relief map.</text:p>
      <text:p text:style-name="P235">Below India, east of Africa, on an ocean relief map, a characteristic of the planetary ridge is observed: There is a gigantic "<text:span text:style-name="T1112">Y</text:span>" inverted, forming a meeting in the form of <text:span text:style-name="T1112">a capital </text:span>"<text:span text:style-name="T1112">T</text:span>" letter. If the ridge is supposedly generating the formation of tectonic plates, why don't we see accumulation of ocean floor, <text:span text:style-name="T1112">as in a way of</text:span> mountain formations by compression, in the areas of the "<text:span text:style-name="T1112">T</text:span>" where there would be <text:span text:style-name="T1113">generation</text:span> from two <text:soft-page-break/>perpendicular directions? Other little problem of simple logic for the "theory", quote <text:span text:style-name="T1112">and quote</text:span>, of plate tectonics.</text:p>
      <text:p text:style-name="P4">Dead in the deception of denying the Creator.</text:p>
      <text:h text:style-name="P512" text:outline-level="3"><text:bookmark-start text:name="__RefHeading___Toc34985_4173466481"/>Hydroplates.<text:bookmark-end text:name="__RefHeading___Toc34985_4173466481"/></text:h>
      <text:p text:style-name="Text_20_body">The alternative to the whole story of plate tectonic<text:span text:style-name="T1114">s</text:span> and their millions of years is of course another story in which imagination <text:span text:style-name="T1114">is also used </text:span>because we cannot know the past with certainty. No one can travel to the past and confirm that it <text:span text:style-name="T1114">really </text:span>happened.</text:p>
      <text:h text:style-name="P517" text:outline-level="4"><text:bookmark-start text:name="__RefHeading___Toc34987_4173466481"/>Another story.<text:bookmark-end text:name="__RefHeading___Toc34987_4173466481"/></text:h>
      <text:p text:style-name="Text_20_body">In this story it must be recognized that the evidence and logic indicate that there has to be a Creator.</text:p>
      <text:p text:style-name="P4">This tale <text:span text:style-name="T1115">matches</text:span> better with logic, with the evidence, and with the testimony of the 6th chapter of the book of genesis about an event that marked the history of humanity: a <text:span text:style-name="T1115">global </text:span>planetary flood.</text:p>
      <text:p text:style-name="P4">Just look at a photo of the planet from space and see that <text:span text:style-name="T1115">it </text:span>seems flooded with water to recognize that, just there, this story already <text:span text:style-name="T1115">matches</text:span> better with logic, evidence, and the bible.</text:p>
      <text:p text:style-name="P4">But it's still just another story. There is no technical creativity. <text:span text:style-name="T1116">I</text:span>t is <text:span text:style-name="T1116">not </text:span>something that the human being can <text:span text:style-name="T1117">rebuild</text:span>.</text:p>
      <text:p text:style-name="P470"><text:span text:style-name="T5">The following presentation is based on the theory of hydroplates or “hydroplate theory”, initially proposed by Walt Brown in 1980 and last revised in 2019. Dr Brown may be called doctor because he has a PhD in mechanical engineering from MIT. His complete presentation is in a book on the Internet called “</text:span><text:a xlink:type="simple" xlink:href="http://www.creationscience.com/onlinebook/IntheBeginningTOC.html" text:style-name="Internet_20_link" text:visited-style-name="Visited_20_Internet_20_Link"><text:span text:style-name="Definition"><text:span text:style-name="T5">IntheBeginning</text:span></text:span></text:a><text:span text:style-name="T5">” which can be downloaded for free or physically purchased at </text:span><text:a xlink:type="simple" xlink:href="http://www.creationscience.com/" text:style-name="Internet_20_link" text:visited-style-name="Visited_20_Internet_20_Link"><text:span text:style-name="Definition"><text:span text:style-name="T5">creationscience.com</text:span></text:span></text:a><text:span text:style-name="T5">.</text:span></text:p>
      <text:p text:style-name="P236">Your host, that is, me, Jose Luis Quiroga, does not share the theory of hydroplates in <text:span text:style-name="T1118">its</text:span> entirety, not even in all the biblical foundation. But, in everything related to planetary geology, it seems to him <text:span text:style-name="T1118">that</text:span> is simply the most logical and coherent explanation, with all the evidence, including the bible, that exists so far for what we see today on the planet.</text:p>
      <text:h text:style-name="P517" text:outline-level="4"><text:bookmark-start text:name="__RefHeading___Toc34989_4173466481"/><text:soft-page-break/><text:span text:style-name="T1119">Conditions</text:span>.<text:bookmark-end text:name="__RefHeading___Toc34989_4173466481"/></text:h>
      <text:p text:style-name="Text_20_body">The hydroplate theory starts from only 2 initial conditions for explain<text:span text:style-name="T1120">ing</text:span> more than 15 geological and planetary features that <text:span text:style-name="T1120">we</text:span> observe today, and that, in the light, pardon <text:span text:style-name="T1120">me, </text:span>the darkness, of the most popular explanations seem contradictory.</text:p>
      <text:p text:style-name="P4">The two initial conditions are:</text:p>
      <text:list text:style-name="L15">
        <text:list-item>
          <text:p text:style-name="P539"><text:span text:style-name="T1121">Subterranean </text:span>water.</text:p>
        </text:list-item>
        <text:list-item>
          <text:p text:style-name="P539">Global granite shell.</text:p>
        </text:list-item>
      </text:list>
      <text:p text:style-name="Text_20_body">This planet had a global shell of granite that covered it completely and had, under the shell, water stored in underground chambers. There were no great oceans or great mountains. The planet did not seem <text:span text:style-name="T1122">flooded</text:span> in water. The surface water was a few hundred meters deep and the highest parts of the mainland were also a few hundred meters <text:span text:style-name="T1123">high</text:span>. <text:span text:style-name="T1123">T</text:span>he granite shell was a few tens of kilometers thick. The height of the underground chambers that contained the water between the granite shell and the center of the planet was only a couple of kilometers.</text:p>
      <text:h text:style-name="P517" text:outline-level="4"><text:bookmark-start text:name="__RefHeading___Toc34991_4173466481"/>The process.<text:bookmark-end text:name="__RefHeading___Toc34991_4173466481"/></text:h>
      <text:p text:style-name="Text_20_body">That great shell of granite that covered the entire planet and that had under <text:span text:style-name="T1124">it </text:span>super-critical water increasing in pressure every time the earth rotated on its axis, it broke and tore, due to the pressure of that super-critical water, just above the formation that today we call <text:span text:style-name="T1124">mid-</text:span>oceanic ridge and that divides the planet into two large parts as do the seams of a baseball. All the continents we see today are the torn and shrunken pieces of what <text:span text:style-name="T1124">was </text:span>that granite shell. As this shell burst and tore, it contracted, shifted and shrunk slightly, releasing all the water inside it, and since it was lubricated by the water that was escaping from its interior, moved in the direction of contraction. The internal instability in the planet generated by that tear slightly bulged the planet in the Atlantic and submerged it slightly in the Pacific. <text:span text:style-name="T1124">T</text:span>he wrinkles on the granite shell changed the surface mass distribution of the planet and this, by conservation of angular momentum, caused a latitude rotation on the planet and what was near the equator of the planet is now the north pole. The end result of this process is what we see today. The <text:span text:style-name="T1124">rupture </text:span>phase lasted for hours, then the flooding lasted for months, then the <text:span text:style-name="T1124">drift</text:span> phase lasted days and finally the recovery phase is not over yet.</text:p>
      <text:h text:style-name="P517" text:outline-level="4"><text:bookmark-start text:name="__RefHeading___Toc34993_4173466481"/><text:soft-page-break/>In two.<text:bookmark-end text:name="__RefHeading___Toc34993_4173466481"/></text:h>
      <text:p text:style-name="Text_20_body">The mid-ocean ridge splits the planet in two.</text:p>
      <text:list text:style-name="L16">
        <text:list-item>
          <text:p text:style-name="P540">A part includes half of what we now know as North pol<text:span text:style-name="T1125">e</text:span>, all the current Americas, all the current South Pole and the southern part of the Indian <text:span text:style-name="T1126">O</text:span>cean to the tip of the inverted "<text:span text:style-name="T1125">Y</text:span>" of the ridge that is <text:span text:style-name="T1125">south of</text:span> present-day India.</text:p>
        </text:list-item>
        <text:list-item>
          <text:p text:style-name="P540">The other part includes the rest: Europe, Africa, Asia, Australia, almost all of the Pacific Ocean and the northern part of the Indian Ocean.</text:p>
        </text:list-item>
      </text:list>
      <text:p text:style-name="Text_20_body">To the part of the granite shell that now contains the Americas will be called from now on the Atlantic hydroplate and the other part of the granite shell, the largest in area, <text:span text:style-name="T1127">i</text:span>t will be called the Pacific hydroplate.</text:p>
      <text:p text:style-name="P237">The Pacific hydroplate covered almost 3 quarters of the planet while the Atlantic hydroplate only 1 quarter of the planet. The two large hydroplates into which the <text:span text:style-name="T1128">granite </text:span>shell that covered the planet was divided were lubricated by <text:span text:style-name="T1128">the </text:span>underground water. Hence the name of the theory. <text:span text:style-name="T1128">H</text:span>ydroplate theory.</text:p>
      <text:h text:style-name="P517" text:outline-level="4"><text:bookmark-start text:name="__RefHeading___Toc34995_4173466481"/>A comparison.<text:bookmark-end text:name="__RefHeading___Toc34995_4173466481"/></text:h>
      <text:p text:style-name="Text_20_body">Imagine a ball the size of an apple with a waterproof cloth that covers it. The cloth is the same thickness as the <text:span text:style-name="T1129">apple peel</text:span>, and between the ball and the cloth there is a lubricant. The ball is the planet, the cloth is the granite shell, and the lubricant is the muddy water in super-critical state.</text:p>
      <text:p text:style-name="P238">When the cloth covering the ball is torn along a line with the same shape of the mid-ocean ridge, the cloth slides over the surface of the ball letting the lubricant escape and contracts forming what we now call continents.</text:p>
      <text:p text:style-name="P4">At the same time that this is happening, the ball deforms slightly in a tenth of the thickness of the cloth. On one side of the ball bulges into a tenth of the thickness of the cloth and by the opposite side sinks to a similar thickness. The <text:span text:style-name="T1130">edge of the sinked zone</text:span> would be pacific trenches.</text:p>
      <text:p text:style-name="P4">When the cloth shrinks and shifts, the cloth will wrinkle slightly on some parts of its surface, not more than one-tenth of the thickness of the cloth. The wrinkles would be the mountains.</text:p>
      <text:p text:style-name="P4"><text:soft-page-break/>The escaping lubricant ends up largely o<text:span text:style-name="T1130">ver</text:span> the cloth that cover<text:span text:style-name="T1130">ed</text:span> it. That water would be the oceans. At first glance it only seems that the cloth tore and shrank and that the liquid escaped and covered good part of the ball.</text:p>
      <text:p text:style-name="P4">The wrinkles, that is to say the mountains, and the depressions, that is to say the <text:span text:style-name="T1130">zone limited by the trenches</text:span>, are difficult to perceive with the naked eye in the ball of the size of an apple because they only have a maximum height of one tenth of the thickness of the cloth that covered the ball and <text:span text:style-name="T1626">which</text:span> would be the thickness of the apple peel.</text:p>
      <text:p text:style-name="P238">This comparison only gives us an idea of <text:span text:style-name="T1130">wh</text:span>at happened to the cloth and with the lubricant, that is to say with the granite shell and with the super-critical water that was <text:span text:style-name="T1130">in the </text:span>underground chambers, the two initial conditions of the hydroplate theory.</text:p>
      <text:p text:style-name="P4">Let's see a little more in detail how the whole process <text:span text:style-name="T1130">works</text:span>.</text:p>
      <text:h text:style-name="P517" text:outline-level="4"><text:bookmark-start text:name="__RefHeading___Toc34997_4173466481"/><text:span text:style-name="T1121">Rupture</text:span> Phase.<text:bookmark-end text:name="__RefHeading___Toc34997_4173466481"/></text:h>
      <text:h text:style-name="P520" text:outline-level="5"><text:bookmark-start text:name="__RefHeading___Toc34999_4173466481"/>Water.<text:bookmark-end text:name="__RefHeading___Toc34999_4173466481"/></text:h>
      <text:p text:style-name="Text_20_body">For a few hundred years, the water that was in underground chambers beneath the granite shell that completely covered the planet was heating up and increasing pressure due to the daily rotation of the planet and the presence of the moon until reaching the state known as super-fluid or super-critical. <text:span text:style-name="T1131">S</text:span>tate in which the matter is neither gas nor liquid but super-fluid, also called supercritical.</text:p>
      <text:p text:style-name="P230">The increase in pressure and temperature of the super-critical water contained in the underground chambers made the ceiling of granite and the floor of silicates from the chambers begin to dissolve in the super critical water. A couple of kilometers from the granite shell was dissolved in a few hundred years by <text:span text:style-name="T1131">the </text:span>super-critical water and this weaken<text:span text:style-name="T1131">ed</text:span> the granite shell.</text:p>
      <text:p text:style-name="P4">The pressure reached such a point that a crack opened on the surface of the granite shell that grew horizontally and vertically, <text:span text:style-name="T1131">it also </text:span>deep<text:span text:style-name="T1131">ened</text:span>. First it ended up traveling horizontally around the planet in a matter of a few hours, above what is now seen as the mid-ocean ridge. The crack in the granite shell opened like stretched fabric that begins to tear.</text:p>
      <text:p text:style-name="P4">When the crack reached the depth of the underground chambers, the super-critical water stored under the shell began to leak out fired by said crack at super-sonic speeds releasing a stored energy greater than ten billion hydrogen bombs and reaching heights <text:soft-page-break/>of tens of kilometers in<text:span text:style-name="T1132">to</text:span> the atmosphere. The majority of that water is what we now observe <text:span text:style-name="T1132">as</text:span> oceans.</text:p>
      <text:p text:style-name="P4">Water in a superfluid state released at supersonic speeds underwent a chain reaction by the energy stored on the surface of the microscopic droplets and in the ions of the super-fluid. The heat released was almost entirely used in the union of the ions and almost instantaneously on the vaporization of existing droplets or resulting from the union of ions producing an incremental expansion in vapor form at supersonic speeds as the super-fluid was released.</text:p>
      <text:p text:style-name="P4">The super-fluid jet and its vertically directed expansion that should have <text:span text:style-name="T1132">been </text:span>observed can be imagined by observing the jets of steam released on Saturn's moon Enceladus and on Jupiter's moon Europa. Since the energy released in this cataclysm was much greater than the that released on these moons, the jet would have been along the entire the crack, at much higher heights and speeds, much more focused, and without so much dispersion of the super-fluid that escapes through the crack, comparing with what is observed in these moons.</text:p>
      <text:p text:style-name="P239">In the same way that the tip of a metal cutting torch focuses, the gas released in a directed jet of gas, the jet of super-critical water released was focused vertically into <text:span text:style-name="T1132">outer </text:span>space by the crack in the granite shell that formed just above what is now known as the mid-ocean ridge.</text:p>
      <text:p text:style-name="P240">The ridge was the floor of the underground chamber below the crack and it simply marks the point where the granite shell gave way <text:span text:style-name="T1133">due to the high </text:span>pressure and the crack opened. At this time <text:span text:style-name="T1133">the floor had </text:span>no<text:span text:style-name="T1133">t</text:span> raised <text:span text:style-name="T1133">yet and ridge</text:span> did not exist <text:span text:style-name="T1133">yet</text:span>.</text:p>
      <text:h text:style-name="P520" text:outline-level="5"><text:bookmark-start text:name="__RefHeading___Toc35001_4173466481"/>Objects.<text:bookmark-end text:name="__RefHeading___Toc35001_4173466481"/></text:h>
      <text:p text:style-name="Text_20_body">A good part of the material that was shot vertically with the super-critical water escaped into outer space and because they had approximately the same vector velocity, that is, its velocity was roughly the same in both magnitude and direction, that material was gathered by the simple action of gravity in many of the objects that today we call asteroids, meteorites, comets and trans-neptunian objects.</text:p>
      <text:h text:style-name="P517" text:outline-level="4"><text:bookmark-start text:name="__RefHeading___Toc35003_4173466481"/>Flood Phase.<text:bookmark-end text:name="__RefHeading___Toc35003_4173466481"/></text:h>
      <text:p text:style-name="P508">Another part of the super-critical water that shot out did not come out of the atmosphere but produced rains as abundant as the planet had <text:span text:style-name="T1134">never experienced</text:span> until then and ha<text:span text:style-name="T1134">s</text:span> <text:soft-page-break/>never <text:span text:style-name="T1134">experienced </text:span>since. <text:span text:style-name="T1134">P</text:span>art of that super-critical water froze <text:span text:style-name="T1134">due to</text:span> the lower temperatures of the <text:span text:style-name="T1135">higher</text:span> layers <text:span text:style-name="T1134">of</text:span> the atmosphere and produced abundant hail <text:span text:style-name="T1134">rain</text:span>.</text:p>
      <text:h text:style-name="P520" text:outline-level="5"><text:bookmark-start text:name="__RefHeading___Toc35005_4173466481"/>Hail.<text:bookmark-end text:name="__RefHeading___Toc35005_4173466481"/></text:h>
      <text:p text:style-name="Text_20_body">All the material that had been diluted <text:span text:style-name="T1136">from </text:span>the ceiling of the <text:span text:style-name="T1136">under</text:span>ground chambers was expelled along with the super-critical water and fell on the planet in the form of muddy rain or icy muddy hail.</text:p>
      <text:p text:style-name="P4">Where hailstorms occurred, an effect was produced that today we identify with ice ages. Actually it was just one and the effects have been preserved in some parts due to the rotation of latitude that the planet suffered. All evidence of frozen plants and animals near the <text:span text:style-name="T1137">N</text:span>orth pole indicates that they were from the tropics and that they were frozen very quickly. This evidence is consistent with what would happen if, a few months after being buried under hail, the planet underwent a rotation of latitude that puts a tropical zone in the North Pole.</text:p>
      <text:h text:style-name="P520" text:outline-level="5"><text:bookmark-start text:name="__RefHeading___Toc35007_4173466481"/><text:span text:style-name="T1140">D</text:span>ischarge<text:span text:style-name="T1140">s</text:span>.<text:bookmark-end text:name="__RefHeading___Toc35007_4173466481"/></text:h>
      <text:p text:style-name="Text_20_body">The high pressures, with which the super critical water was shot out through the crack, they were widening, eroding, wearing away, the crack, the opening, through which the water escaped, to such an extent that it lost pressure and the rains stopped. But the water level on the planet kept going up because muddy water kept escaping from the underground chambers that were under the granite shell.</text:p>
      <text:p text:style-name="P242">As the super-critical water escape<text:span text:style-name="T1138">d the</text:span> opening widened a<text:span text:style-name="T1138">nd to the granite shell a</text:span> similar effect, only much slower, to what happens with the tongue when saying “BRRRRRRRRR” <text:span text:style-name="T1138">was produced</text:span>: the tongue vibrates or flaps. This flutter effect, <text:span text:style-name="T1138">or</text:span> <text:span text:style-name="T1142">waves</text:span> <text:span text:style-name="T1139">of the hydroplates</text:span>, of vertical <text:span text:style-name="T1138">pulsation</text:span>, made the jet of water that came out through what was just a crack, already turned into an opening, <text:span text:style-name="T1138">to </text:span>also <text:span text:style-name="T1138">pulsate</text:span>.</text:p>
      <text:p text:style-name="P241">This undulation in the Atlantic and Pacific hydroplates produced a piezo-electric effect inside the hydroplates that generated large <text:span text:style-name="T1140">d</text:span>ischarge<text:span text:style-name="T1140">s</text:span> of energy. <text:span text:style-name="T1140">D</text:span>ischarge<text:span text:style-name="T1140">s</text:span> similar to that happen<text:span text:style-name="T1140">s</text:span> when we see <text:span text:style-name="T1140">a </text:span>lightning fall from the sky. These lightning<text:span text:style-name="T1140">s</text:span> or discharges of electrical energy occurred between the surface and the bottom of the gigantic granite hydroplates. The z-pinch effect that happened in these internal discharges of what we now call continental crust, <text:span text:style-name="T1141">that which was </text:span>the original granite shell, produced a nuclear fission effect in the atoms used in the plasmatic zone of each discharge, and this <text:soft-page-break/>produced heavy elements that began to decay into the radioactive elements that we observe today mainly in said continental crust.</text:p>
      <text:h text:style-name="P520" text:outline-level="5"><text:bookmark-start text:name="__RefHeading___Toc35009_4173466481"/>Strata.<text:bookmark-end text:name="__RefHeading___Toc35009_4173466481"/></text:h>
      <text:p text:style-name="Text_20_body">The muddy water <text:span text:style-name="T1142">began to </text:span>sat on top of the granite shell by the action of slow <text:span text:style-name="T1142">waves</text:span> <text:span text:style-name="T1143">of </text:span>about 60 meters high, both from the water above these, as of the <text:span text:style-name="T1143">granite </text:span>shell <text:span text:style-name="T1143">itself </text:span>on which they were <text:span text:style-name="T1143">starting to </text:span>si<text:span text:style-name="T1143">t, to sediment.</text:span> The liquefaction of these sediments, together with this undulation, they were separating the sediments in different layers with repetitive patterns. These layers were not necessarily in order of size, shape, and density because not all sediments fell at the same <text:span text:style-name="T1144">time</text:span>.</text:p>
      <text:p text:style-name="P243">The torrential rains lasted 40 days and the water continued to pour out of underground chambers for another 110 days. During all this time these layers were produced. These layers of sediment that came <text:span text:style-name="T1145">from</text:span> the roof of the underground chambers that stored <text:span text:style-name="T1145">the </text:span>super-critical water, <text:span text:style-name="T1145">that which was</text:span> the bottom of the granite shell, is what we now know as geological strata.</text:p>
      <text:p text:style-name="P244">The water transported the material of the walls of the groundwater chambers that was diluted in said water for hundreds of years before the crack was formed through which the water escaped. This water, with said materials diluted in it, moved, from under the granite shell, to above the shell, as said water was escaping from the underground chambers through the crack, <text:span text:style-name="T1146">later </text:span>converted into an opening. By the process known as liquefaction, these materials together with the biological remains of what died on the surface, they settled down, <text:span text:style-name="T1146">they sedimented, </text:span>forming what is now known as geological strata.</text:p>
      <text:p text:style-name="P245">Not all geological strata were formed at this time, but <text:span text:style-name="T1147">m</text:span>ost of the non-biological material comes from the ceiling of these underground chambers. All that we call sedimentary rock.</text:p>
      <text:h text:style-name="P517" text:outline-level="4"><text:bookmark-start text:name="__RefHeading___Toc35011_4173466481"/><text:span text:style-name="T1121">Drift</text:span> Phase.<text:bookmark-end text:name="__RefHeading___Toc35011_4173466481"/></text:h>
      <text:h text:style-name="P520" text:outline-level="5"><text:bookmark-start text:name="__RefHeading___Toc35013_4173466481"/><text:span text:style-name="T1148">R</text:span>idge.<text:bookmark-end text:name="__RefHeading___Toc35013_4173466481"/></text:h>
      <text:p text:style-name="Text_20_body">When the rains stopped, the water continued to flow for several months and because the crack widened so much that the water pressure decreased, the downward pressure on the floor of the chambers under the crack also decreased. This decrease in pressure on the floor of the underground chambers made for the floor to rise. It was first raised parallel <text:soft-page-break/>to the crack in the granite shell. Then, as the crack in the granite was widening, the floor under the crack was lifting in a direction perpendicular to the crack in the granite. <text:span text:style-name="T1149">This</text:span> lifting produced cracks in the floor perpendicular to the lines of the lifts. First <text:span text:style-name="T1149">floor </text:span>cracks perpendicular to the <text:span text:style-name="T1149">granite </text:span>crack and then <text:span text:style-name="T1149">floor </text:span>cracks parallel to the <text:span text:style-name="T1149">granite </text:span>crack. This is the reason for which the cracks in the mid-ocean ridge, that which was the floor of underground chambers, have the characteristic that those that are parallel to the ridge never cross the perpendicular ones. The perpendicular to the ridge were formed first and then those parallel to the mid-ocean ridge. This process generated what we now know as the <text:span text:style-name="T1150">mid-</text:span>oceanic ridge.</text:p>
      <text:h text:style-name="P520" text:outline-level="5"><text:bookmark-start text:name="__RefHeading___Toc35015_4173466481"/>Magnetic.<text:bookmark-end text:name="__RefHeading___Toc35015_4173466481"/></text:h>
      <text:p text:style-name="Text_20_body">The <text:span text:style-name="T1151">floor </text:span>cracks parallel to the mid-ocean ridge make the subterranean temperature of the ridge below said cracks smaller than <text:span text:style-name="T1151">those </text:span>in the areas where there is no crack. Since the magnetic capacity of chemical elements depend<text:span text:style-name="T1151">s</text:span> on the temperature, the intensity of the magnetism is greater where the temperature is lower. That's why the magnetism is greate<text:span text:style-name="T1151">r</text:span> just above where the cracks are.</text:p>
      <text:p text:style-name="P231">This curve of intensity of magnetism that corresponds perfectly with the underground temperature is the one that has been misunderstood in the popular tale <text:span text:style-name="T1151">by</text:span> saying that in the past there were polarity reversals at the magnetic poles of the planet. They never happened. <text:span text:style-name="T1151">We j</text:span>ust have to accurately interpret the evidence.</text:p>
      <text:h text:style-name="P520" text:outline-level="5"><text:bookmark-start text:name="__RefHeading___Toc35017_4173466481"/>Separated.<text:bookmark-end text:name="__RefHeading___Toc35017_4173466481"/></text:h>
      <text:p text:style-name="Text_20_body"><text:span text:style-name="T1152">Since</text:span> the hydroplates <text:span text:style-name="T1152">in which </text:span>the granite shell split <text:span text:style-name="T1152">apart </text:span>were lubricated by <text:span text:style-name="T1152">the under</text:span>ground water, and due to the strong flow of super-critical water, the two gigantic hydroplates were at the drift. <text:span text:style-name="T1152">They </text:span>kept afloat by the pressure of the water trying to get out only by the rupture zone, just above the current mid-ocean ridge.</text:p>
      <text:p text:style-name="P4">This movement of the gigantic hydroplates lasted until the pressure of the water that came out of the underground chambers diminished enough so that the ceiling of the chambers began to rub against the floor of the cameras. This friction generated large amounts of magma and the movement of the hydroplates began to stop.</text:p>
      <text:h text:style-name="P517" text:outline-level="4"><text:bookmark-start text:name="__RefHeading___Toc35019_4173466481"/><text:soft-page-break/>Recovery Phase.<text:bookmark-end text:name="__RefHeading___Toc35019_4173466481"/></text:h>
      <text:h text:style-name="P520" text:outline-level="5"><text:bookmark-start text:name="__RefHeading___Toc35021_4173466481"/>Magma.<text:bookmark-end text:name="__RefHeading___Toc35021_4173466481"/></text:h>
      <text:p text:style-name="Text_20_body">The imbalance in the pressures <text:span text:style-name="T1153">on</text:span> the <text:span text:style-name="T1153">earth’s</text:span> mantle product of the uplifts in the mid-ocean ridge and the displacement of the hydroplates generate<text:span text:style-name="T1153">d</text:span> small vertical cuts, internal<text:span text:style-name="T1153">y</text:span> <text:span text:style-name="T1153">in</text:span> the planet's mantle, <text:span text:style-name="T1153">and their walls </text:span>rubbed <text:span text:style-name="T1153">each other </text:span>as a result of that vertical displacement of the <text:span text:style-name="T1153">planet’s </text:span>surface and of the <text:span text:style-name="T1153">mantle</text:span> below <text:span text:style-name="T1153">them</text:span>.</text:p>
      <text:p text:style-name="P246">These vertical cuts increased in quantity to the sides and to the inside the planet as the ridge formed, <text:span text:style-name="T1153">as </text:span>it lift<text:span text:style-name="T1153">ed </text:span><text:span text:style-name="T1154">up</text:span>, and as the area around the ridge also went lifting up. That friction produced heat and that heat made the material <text:span text:style-name="T1155">to </text:span>melt into magma in these vertical micro-cuts. This produced a cycle that accelerated the process. The magma lubricated the micro cuts, these grew, this facilitated more vertical movement, more friction, more heat, more magma, more lubrication. In this way they generated gigantic columns of <text:span text:style-name="T1156">earth’s</text:span> mantle, below the <text:span text:style-name="T1156">ridge</text:span>, separated by thin cracks lubricated with magma. These columns go almost from <text:span text:style-name="T1157">the depth that</text:span> the underground chambers were to the <text:span text:style-name="T1157">depth of </text:span>liquid zone of the planet's core.</text:p>
      <text:h text:style-name="P520" text:outline-level="5"><text:bookmark-start text:name="__RefHeading___Toc35023_4173466481"/>Earthquakes.<text:bookmark-end text:name="__RefHeading___Toc35023_4173466481"/></text:h>
      <text:p text:style-name="Text_20_body"><text:span text:style-name="T1159">M</text:span>agma is much more compressible than the mantle, and below the cross<text:span text:style-name="T1160">over</text:span> depth, where the pressure is high enough, that is about 350 kilometers, the magma was compressed, became denser and sank toward the core of the planet.</text:p>
      <text:p text:style-name="P4">Above the crossover depth the magma expanded and came out to the <text:span text:style-name="T1161">surface</text:span>.</text:p>
      <text:p text:style-name="P4">This type of movement of the magma is the cause of what even today we observe and call seismic movements.</text:p>
      <text:p text:style-name="P4">Currently <text:span text:style-name="T1162">at depths</text:span> near the crossover depth there is almost no magma movements. This is the reason why the<text:span text:style-name="T1162">re</text:span> are hardly <text:span text:style-name="T1162">any </text:span>perceived seismic movements whose epicenter is close to the depth of the 350 kilometers. <text:span text:style-name="T1162">At this depth</text:span> there are almost no magma displacements. The vast majority of magma displacements occur near the surface. <text:span text:style-name="T1162">A</text:span>nd a minority occur near the liquid zone of the planetary core.</text:p>
      <text:p text:style-name="P248">The increase in mass of compressed magma in the planet's core continues today and this increase has caused the planet to be losing volume. Similar to what is observed when a dry fruit loses volume.</text:p>
      <text:p text:style-name="P4"><text:soft-page-break/>The flow of magma towards the center <text:span text:style-name="T1163">and the surface </text:span>of the planet continues today and is the cause of the seismic movements of the planet.</text:p>
      <text:h text:style-name="P520" text:outline-level="5"><text:bookmark-start text:name="__RefHeading___Toc35025_4173466481"/><text:span text:style-name="T1165">Field</text:span>.<text:bookmark-end text:name="__RefHeading___Toc35025_4173466481"/></text:h>
      <text:p text:style-name="Text_20_body">The <text:span text:style-name="T1164">increase</text:span> of compressed magma in the liquid zone of the planet's core caused the magnetic material in the displaced liquid crystals to be re<text:span text:style-name="T1166">aligned</text:span> with the <text:span text:style-name="T1167">planets’s </text:span>magnetic field and this is the reason why the magnetic field of this planet is much stronger than that of the rest of the solid planets in the solar system.</text:p>
      <text:p text:style-name="P249">This alignment of magnetic elements that moved towards the nucleus with the pre-existing field increased <text:span text:style-name="T1167">the field</text:span>.</text:p>
      <text:p text:style-name="P249">The crystallization of these magnetic elements, mainly iron and nickel, generated a solid center on the planet. The solid zone of the planet’<text:span text:style-name="T1167">s</text:span> core .</text:p>
      <text:h text:style-name="P520" text:outline-level="5"><text:bookmark-start text:name="__RefHeading___Toc35027_4173466481"/>Bulging and Sinking.<text:bookmark-end text:name="__RefHeading___Toc35027_4173466481"/></text:h>
      <text:p text:style-name="Text_20_body">The movement of the magma fed back: more vertical movement, more friction, more heat, more magma, more lubrication and more vertical movement.</text:p>
      <text:p text:style-name="P4">The internal imbalance of the planet increased. A part of the planet bulge and the opposite part sank.</text:p>
      <text:p text:style-name="P4">The part that bulged is <text:span text:style-name="T1168">in </text:span>what we now know as the Atlantic <text:span text:style-name="T1168">o</text:span>cean and the part that sank is <text:span text:style-name="T1168">in </text:span>the area inside what we now know <text:span text:style-name="T1168">as</text:span> the <text:span text:style-name="T1168">P</text:span>acific ocean ring of fire. The magma that came out <text:span text:style-name="T1168">to the </text:span>surface formed the more than 40 thousand oceanic volcanoes that can be seen in the Pacific.</text:p>
      <text:p text:style-name="P250">This analysis allows to make one of the most important predictions of hydroplate theory that has not been verified: In the area within the gigantic "u" formed by the ring of fire, inside that "u", under the floor of that area that is all sunk in the Pacific ocean, below the floor of the layer of volcanic formations that are in that area, and bordering the entire interior of that "u" that forms the ring of fire, THERE SHOULD BE two large submerged pieces of the GRANITE hydroplates that separated just above the <text:span text:style-name="T1169">mid-oceanic </text:span>ridge of the <text:span text:style-name="T1169">Pacific</text:span>.</text:p>
      <text:h text:style-name="P520" text:outline-level="5"><text:bookmark-start text:name="__RefHeading___Toc35029_4173466481"/><text:span text:style-name="T1170">Trenches</text:span>.<text:bookmark-end text:name="__RefHeading___Toc35029_4173466481"/></text:h>
      <text:p text:style-name="Text_20_body">When the <text:span text:style-name="T1171">surface in the Pacific</text:span> sank, a part of the gigantic hydroplate of the Pacific also sank, <text:span text:style-name="T1172">it </text:span>sank with the surface of the planet, in the western part of the gigantic "u" of the <text:soft-page-break/>Pacific <text:span text:style-name="T1172">o</text:span>cean that today <text:span text:style-name="T1172">we </text:span>known as "the ring of fire", bordering the coasts of Asia and Oceania.</text:p>
      <text:p text:style-name="P251">And, when <text:span text:style-name="T1172">it</text:span> sank, a part of the gigantic hydroplate of the Atlantic sank, <text:span text:style-name="T1172">it </text:span>sank with the surface of the planet, in the east part of said "ring of fire", bordering the coasts of the Americas.</text:p>
      <text:p text:style-name="P4">These sinking is what we observe as oceanic trenches in said <text:span text:style-name="T1172">ring of </text:span>fire.</text:p>
      <text:h text:style-name="P520" text:outline-level="5"><text:bookmark-start text:name="__RefHeading___Toc35031_4173466481"/>Moutains.<text:tab/><text:bookmark-end text:name="__RefHeading___Toc35031_4173466481"/></text:h>
      <text:p text:style-name="Text_20_body">When the friction between the ceiling and the floor of the underground chambers stopped the movement of the gigantic hydroplates, in some parts the hydroplates rose, wrinkled, producing the mountains we see today. By that time they were in a state of liquefaction and behaved as a dense fluid.</text:p>
      <text:h text:style-name="P520" text:outline-level="5"><text:bookmark-start text:name="__RefHeading___Toc35033_4173466481"/><text:span text:style-name="T1173">Unconformit</text:span><text:span text:style-name="T1174">ies</text:span>.<text:bookmark-end text:name="__RefHeading___Toc35033_4173466481"/></text:h>
      <text:p text:style-name="Text_20_body">In some areas of the planet, where there were wrinkles in the hydroplates of granite low enough to still be completely covered with water, the sediments that were on the high points of the wrinkles were re-ordered by the waves in the water <text:span text:style-name="T1174">since they did </text:span>not <text:span text:style-name="T1174">find</text:span> support on the granite hydroplate.</text:p>
      <text:p text:style-name="P363">Due to the difference in densities between layer and layer, the biologic remains of plants and animals slid uphill where the pressure was lower, and they reorganized into new horizontal layers above <text:span text:style-name="T1174">the </text:span><text:span text:style-name="T1627">previous </text:span><text:span text:style-name="T1628">layers</text:span> <text:span text:style-name="T1628">of strata </text:span><text:span text:style-name="T1627">that had already settled, forming the breaking zone </text:span><text:span text:style-name="T1628">in the geological strata </text:span><text:span text:style-name="T1174">that </text:span><text:span text:style-name="T1627">is</text:span> now known as geological unconformities.</text:p>
      <text:h text:style-name="P520" text:outline-level="5"><text:bookmark-start text:name="__RefHeading___Toc35035_4173466481"/>Hydrocarbs.<text:bookmark-end text:name="__RefHeading___Toc35035_4173466481"/></text:h>
      <text:p text:style-name="Text_20_body">The biological material that was separated in the middle of these upper layers of sedimentation was compressed by the wrinkling of the hydroplates and later by the weight of the upper layers and <text:span text:style-name="T1175">it</text:span> reach<text:span text:style-name="T1175">ed</text:span> high temperatures. Depending on the amount of water, the pressure reached, and the temperature reached, <text:span text:style-name="T1175">they</text:span> formed the deposits of coal, oil and gas that we see today.</text:p>
      <text:p text:style-name="P4">The gigantic hydrocarbon deposits that cannot be explained if formed over millions of years, because it would be impossible maintain the necessary conditions in such large blocks for s<text:span text:style-name="T1176">uch a</text:span> long time, they find a completely feasible explanation under a process <text:soft-page-break/>that lasted only a few months and that can be reproduced today, in its chemical aspect, in the laboratory.</text:p>
      <text:h text:style-name="P520" text:outline-level="5"><text:bookmark-start text:name="__RefHeading___Toc35037_4173466481"/>Canyons.<text:bookmark-end text:name="__RefHeading___Toc35037_4173466481"/></text:h>
      <text:p text:style-name="Text_20_body">The formation of mountains caused <text:span text:style-name="T1177">that </text:span>part of the water that was above the hydroplates <text:span text:style-name="T1177">to</text:span> be trapped in some parts thus forming gigantic lakes above the hydroplates. <text:span text:style-name="T1177">S</text:span>eismic movements produced by the movement of magma on the planet both towards the surface and towards the core of the planet caused some lakes <text:span text:style-name="T1177">to</text:span> overflow slightly producing a chain effect of that overflow in which the flow of water increases the size of the point of overflow until producing a gigantic outlet through which the water of the lake comes out until it's almost empty.</text:p>
      <text:p text:style-name="P4">This process was what generated, in a few weeks, great canyons like the one found in Colorado.</text:p>
      <text:p text:style-name="P4">The water that came out of these lakes sought the path of least resistance and as it flowed <text:span text:style-name="T1178">out </text:span>it took with it some of the land around it and scratched, carved, in the ground the kind of patterns that are observed in th<text:span text:style-name="T1178">ose</text:span> canyons.</text:p>
      <text:h text:style-name="P520" text:outline-level="5"><text:bookmark-start text:name="__RefHeading___Toc35039_4173466481"/>Plateaus.<text:bookmark-end text:name="__RefHeading___Toc35039_4173466481"/></text:h>
      <text:p text:style-name="Text_20_body">The friction between the ceiling and the floor of the underground chambers, <text:span text:style-name="T1179">that were </text:span>almost without water, it not only stopped the movement of hydroplates and wrinkled them, forming today's mountains, but generated large amounts of magma where the ceiling and floor of the chambers touched.</text:p>
      <text:p text:style-name="P4">When the weight of the granite hydroplates where there was more mass, <text:span text:style-name="T1180">which is to say</text:span> <text:span text:style-name="T1180">where </text:span>the mountains <text:span text:style-name="T1180">formed</text:span>, began to sink <text:span text:style-name="T1180">due to the weight</text:span>, the magma moved to the underground parts of the chambers where there was less weight above, less pressure, that is to say where there were no mountains above.</text:p>
      <text:p text:style-name="P252">As magma accumulates under these flat areas, the <text:span text:style-name="T1180">u</text:span>pward pressure <text:span text:style-name="T1180">made by </text:span>the magma fractured the granite hydroplate and the <text:span text:style-name="T1180">cracks of those </text:span>fracture<text:span text:style-name="T1180">s</text:span> filled with magma allowing the <text:span text:style-name="T1180">m</text:span>agma <text:span text:style-name="T1180">to</text:span> escape from the chambers to the surface of the hydroplates.</text:p>
      <text:p text:style-name="P253">This magma lubrication allowed hydroplate blocks to rise as <text:span text:style-name="T1181">a piston </text:span>rises. <text:span text:style-name="T1183">The rise of this hydroplate blocks due to t</text:span>he pressure <text:span text:style-name="T1182">made by </text:span>the magma that was <text:span text:style-name="T1182">escaping from below the hydroplate blocks trough</text:span> <text:span text:style-name="T1182">their</text:span> perimeter<text:span text:style-name="T1182">s</text:span>, lubricating the rise of these blocks <text:soft-page-break/><text:span text:style-name="T1182">as a piston,</text:span> generated the plateaus that are observed <text:span text:style-name="T1183">beside</text:span> some large and heavy mountain areas.</text:p>
      <text:h text:style-name="P520" text:outline-level="5"><text:bookmark-start text:name="__RefHeading___Toc35041_4173466481"/>Butte.<text:bookmark-end text:name="__RefHeading___Toc35041_4173466481"/></text:h>
      <text:p text:style-name="Text_20_body">The same uplift that generated the plateaus is also part of what that generated the overflow of lakes that had formed when the water was surrounded by mountains and that generated canyons such as the <text:span text:style-name="T1184">one in </text:span>Colorado Arizona. And in cases where <text:span text:style-name="T1185">afterwards,</text:span> the water that overflowed from a lake, flowed around the solidified magma in volcanic rock <text:span text:style-name="T1185">of these plateaus</text:span>, <text:span text:style-name="T1186">eroding</text:span><text:span text:style-name="T1185"> the sediments around the volcanic rock, it </text:span>formed the so-called Butte. <text:span text:style-name="T1185">M</text:span>ountain formations of <text:span text:style-name="T1185">the </text:span>plateau type having solid magma or volcanic rock on top as <text:span text:style-name="T1185">in the case of the </text:span>Red Butte in the United States.</text:p>
      <text:h text:style-name="P520" text:outline-level="5"><text:bookmark-start text:name="__RefHeading___Toc35043_4173466481"/>Latitude rotation.<text:bookmark-end text:name="__RefHeading___Toc35043_4173466481"/></text:h>
      <text:p text:style-name="Text_20_body">After the formation of the mountains, that wrinkling of the hydroplates, and due to conservation of angular momentum, the zones of high latitudes in which great mountains were formed began to move to more southern latitudes and the planet suffered a latitude rotation. Today's north pole was once in the tropical zone. Evidence for this latitude rotation is found in the angular variation of <text:span text:style-name="T1187">the </text:span>polarization <text:span text:style-name="T1187">of</text:span> the magma magnetic material that <text:span text:style-name="T1187">was</text:span> solidifying <text:span text:style-name="T1187">as the</text:span> magma cooled <text:span text:style-name="T1187">when</text:span> the planet rotated, thus leaving a record of said rotation.</text:p>
      <text:h text:style-name="P520" text:outline-level="5"><text:bookmark-start text:name="__RefHeading___Toc35045_4173466481"/>Meridian 90.<text:bookmark-end text:name="__RefHeading___Toc35045_4173466481"/></text:h>
      <text:p text:style-name="Text_20_body">The oceanic formation known as "the ridge of the meridian 90 East", which is located just below the area with the highest mountains in the planet, is another evidence that is observed today and that is explained by the latitude rotation suffered by the planet. Since the planet is not perfectly <text:span text:style-name="T1188">espherical</text:span> but is more bulky in the equator, as the planet rotated in latitude, the area that reached to the equator was <text:span text:style-name="T1188">stretched </text:span>with the tension generated by the daily turn of the planet, and in the same way that a round rubber <text:span text:style-name="T1188">breaks</text:span> <text:span text:style-name="T1188">in</text:span> a single point <text:span text:style-name="T1188">when stretched enogh</text:span>, the surface of the planet was always tearing by the same point and as the magma generated in the crack was coming out it was solidifying on the surface, thus generating said mountainous formation in what is now the <text:span text:style-name="T1189">I</text:span>ndi<text:span text:style-name="T1190">an</text:span> ocean. That's the reason why it's almost a straight line. It simply indicates the direction in which the planet rotated. And the length of the formation tells us how much the planet rotated, the angle that the planet rotated.</text:p>
      <text:h text:style-name="P520" text:outline-level="5"><text:bookmark-start text:name="__RefHeading___Toc35047_4173466481"/><text:soft-page-break/><text:span text:style-name="T1191">Continues</text:span>.<text:bookmark-end text:name="__RefHeading___Toc35047_4173466481"/></text:h>
      <text:p text:style-name="Text_20_body">The recovery phase continues today. We still have growth in the nucleus product of displacement of magma towards said nucleus. This produces some of the seismic movements that we observe today. The <text:span text:style-name="T1192">o</text:span>ther earthquakes are the product of displacement of magma towards the surface also producing the volcanic activity that we observe today. The slight bulge <text:span text:style-name="T1192">at</text:span> the Atlantic and slight sinking <text:span text:style-name="T1192">at</text:span> the <text:span text:style-name="T1192">Pacific</text:span> in the central zone of the ring of fire continues today and <text:span text:style-name="T1192">that is why</text:span> <text:span text:style-name="T1192">a</text:span> small displacement <text:span text:style-name="T1192">is</text:span> observed in the continental crusts <text:span text:style-name="T1192">that </text:span>is directed towards that area of <text:span text:style-name="T1192">t</text:span>he Pacific. And <text:span text:style-name="T1192">the </text:span><text:span text:style-name="T1193">oce</text:span><text:span text:style-name="T1194">ans</text:span> and frozen poles of the planet <text:span text:style-name="T1192">are </text:span>planetary flood effects <text:span text:style-name="T1192">that we still see today</text:span>.</text:p>
      <text:h text:style-name="P517" text:outline-level="4"><text:bookmark-start text:name="__RefHeading___Toc35049_4173466481"/>Differences.<text:bookmark-end text:name="__RefHeading___Toc35049_4173466481"/></text:h>
      <text:p text:style-name="Text_20_body">Your host, that is me, Jose Luis Quiroga, has some differences with the presentation of the hydroplate theory <text:span text:style-name="T1194">that</text:span> Walt Brown does in his book “In the Beginning” and with Brian Nickel’<text:span text:style-name="T1194">s Internet videos</text:span>, a contributor to the Center for Scientific Creation, <text:span text:style-name="T1194">the </text:span>organization that maintains creationscience.com.</text:p>
      <text:p text:style-name="P254">One big difference is in what Genesis 1 and 2 include<text:span text:style-name="T1194">s</text:span> as part of THIS creation. This should be obvious to anyone who has not skipped the section of this presentation dedicated to creation, and <text:span text:style-name="T1194">that has </text:span>read <text:span text:style-name="T1194">Dr</text:span> Walt Brown's book, “In the Beginning”.</text:p>
      <text:p text:style-name="P4">Fortunately, the hydroplate theory has more to do with what happened during the planetary flood in Noah's time than with what happened during creation.</text:p>
      <text:p text:style-name="P4">The biggest difference is in the biblical justification for the initial conditions of the hydroplate theory.</text:p>
      <text:p text:style-name="P471"><text:span text:style-name="T5">It is completely incoherent to think that the word H8064 </text:span><text:span text:style-name="T5"><text:note text:id="ftn695" text:note-class="footnote"><text:note-citation>695</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text:span><text:span text:style-name="T5"><text:s/>stops mean heavens, shamaim, that in which according to Genesis 1 the birds fly, </text:span><text:span text:style-name="T262">just for one</text:span><text:span text:style-name="T5"> single verse of the bible: the one that says that </text:span><text:span text:style-name="Bible_5f_text"><text:span text:style-name="T5">“</text:span></text:span><text:span text:style-name="Bible_5f_text"><text:span text:style-name="T263">A</text:span></text:span><text:span text:style-name="Bible_5f_text">nd God called the firmament Heaven. And the evening and the morning were the second day</text:span><text:span text:style-name="Bible_5f_text"><text:span text:style-name="T5">”</text:span></text:span><text:span text:style-name="T5"> </text:span><text:span text:style-name="T5"><text:note text:id="ftn696" text:note-class="footnote"><text:note-citation>696</text:note-citation><text:note-body><text:p text:style-name="Footnote"><text:span text:style-name="T5">Genesis 1:8 </text:span><text:a xlink:type="simple" xlink:href="https://www.biblegateway.com/passage/?search=Genesis+1%3A8&amp;version=KJV" text:style-name="Internet_20_link" text:visited-style-name="Visited_20_Internet_20_Link"><text:span text:style-name="Definition"><text:span text:style-name="T5">KJV</text:span></text:span></text:a></text:p></text:note-body></text:note></text:span><text:span text:style-name="T5">.</text:span></text:p>
      <text:p text:style-name="P4">Trying to give various meanings to the word H8064 <text:note text:id="ftn697" text:note-class="footnote"><text:note-citation>697</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 the shamaim, the heavens, in the first chapter of the bible, to then choose the <text:span text:style-name="T1195">one </text:span>I like best to fit the two main assumptions of my story, however logical and consistent with current evidence, is theologically untenable.</text:p>
      <text:p text:style-name="P471"><text:soft-page-break/><text:span text:style-name="T5">The bible says that: </text:span><text:span text:style-name="Bible_5f_text"><text:span text:style-name="T5">"And God made the firmament, and divided the waters which were UNDER the firmament from the waters which were ABOVE the firmament: and it was so”</text:span></text:span><text:span text:style-name="T5"> </text:span><text:span text:style-name="T5"><text:note text:id="ftn698" text:note-class="footnote"><text:note-citation>698</text:note-citation><text:note-body><text:p text:style-name="Footnote"><text:span text:style-name="T5">Genesis 1:7 </text:span><text:a xlink:type="simple" xlink:href="https://www.biblegateway.com/passage/?search=Genesis+1%3A7&amp;version=KJV" text:style-name="Internet_20_link" text:visited-style-name="Visited_20_Internet_20_Link"><text:span text:style-name="Definition"><text:span text:style-name="T5">KJV</text:span></text:span></text:a></text:p></text:note-body></text:note></text:span><text:span text:style-name="T5">. And then </text:span><text:span text:style-name="Bible_5f_text"><text:span text:style-name="T5">“</text:span></text:span><text:span text:style-name="Bible_5f_text">God called the firmament </text:span><text:span text:style-name="Bible_5f_text"><text:span text:style-name="T5">HEAVEN”</text:span></text:span><text:span text:style-name="T5"> </text:span><text:span text:style-name="T5"><text:note text:id="ftn699" text:note-class="footnote"><text:note-citation>699</text:note-citation><text:note-body><text:p text:style-name="Footnote"><text:span text:style-name="T5">Genesis 1:8 </text:span><text:a xlink:type="simple" xlink:href="https://www.biblegateway.com/passage/?search=Genesis+1%3A8&amp;version=KJV" text:style-name="Internet_20_link" text:visited-style-name="Visited_20_Internet_20_Link"><text:span text:style-name="Definition"><text:span text:style-name="T5">KJV</text:span></text:span></text:a></text:p></text:note-body></text:note></text:span><text:span text:style-name="T5">. The same word, </text:span><text:span text:style-name="T263">actually </text:span><text:span text:style-name="T5"><text:s/>heaven</text:span><text:span text:style-name="T263">s</text:span><text:span text:style-name="T5">, the word H8064 </text:span><text:span text:style-name="T5"><text:note text:id="ftn700" text:note-class="footnote"><text:note-citation>700</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text:span><text:span text:style-name="T5">, plural, shamayim, is used </text:span><text:span text:style-name="T263">along</text:span><text:span text:style-name="T5"> the </text:span><text:span text:style-name="T263">whole </text:span><text:span text:style-name="T5">first two chapters consistently to refer to </text:span><text:span text:style-name="T263">a</text:span><text:span text:style-name="T5"> place where the</text:span><text:span text:style-name="T263">re</text:span><text:span text:style-name="T5"> the sun, the moon and the stars are observed, </text:span><text:span text:style-name="T263">and </text:span><text:span text:style-name="T5">th</text:span><text:span text:style-name="T263">e</text:span><text:span text:style-name="T5"> place where birds fly.</text:span></text:p>
      <text:p text:style-name="P255">But no, only when God decided to call the expansion "heavens", which this theory wants to understand <text:span text:style-name="T1196">as</text:span> the granite shell, is that it does not mean what it always means, because obviously the heavens <text:span text:style-name="T1196">cannot</text:span> be a granite shell.</text:p>
      <text:p text:style-name="P256"><text:span text:style-name="T1197">The bible</text:span> is also very clear in saying that God said: <text:span text:style-name="Bible_5f_text">"Let the waters UNDER the heaven be gathered together unto one place, and let the DRY land appear: and it was so”</text:span> <text:note text:id="ftn701" text:note-class="footnote"><text:note-citation>701</text:note-citation><text:note-body><text:p text:style-name="Footnote"><text:span text:style-name="T5">Genesis 1:9 </text:span><text:a xlink:type="simple" xlink:href="https://www.biblegateway.com/passage/?search=Genesis+1%3A9&amp;version=KJV" text:style-name="Internet_20_link" text:visited-style-name="Visited_20_Internet_20_Link"><text:span text:style-name="Definition"><text:span text:style-name="T5">KJV</text:span></text:span></text:a></text:p></text:note-body></text:note>. That dry <text:span text:style-name="T1197">land </text:span>is the granite shell. <text:span text:style-name="T1197">T</text:span>hat dry <text:span text:style-name="T1197">land </text:span>came out of the waters that were UNDER the expanse. That dry <text:span text:style-name="T1197">land </text:span>was <text:span text:style-name="T1197">formed </text:span>UNDER of the <text:span text:style-name="T1197">heaven</text:span><text:span text:style-name="T1198">s</text:span>. That dry <text:span text:style-name="T1197">land</text:span>, which is the granite shell, is UNDER the heaven<text:span text:style-name="T1198">s</text:span>. That dry <text:span text:style-name="T1197">land </text:span>is NOT the heavens.</text:p>
      <text:p text:style-name="P257">It is perfectly possible that it is precisely this verse that gives support to the two initial conditions of the hydroplate theory. <text:span text:style-name="T1199">It</text:span> says: <text:span text:style-name="Bible_5f_text">"Let the waters UNDER the heaven be gathered together unto one place, and let the DRY land appear: and it was so”</text:span> <text:note text:id="ftn702" text:note-class="footnote"><text:note-citation>702</text:note-citation><text:note-body><text:p text:style-name="Footnote"><text:span text:style-name="T5">Genesis 1:9 </text:span><text:a xlink:type="simple" xlink:href="https://www.biblegateway.com/passage/?search=Genesis+1%3A9&amp;version=KJV" text:style-name="Internet_20_link" text:visited-style-name="Visited_20_Internet_20_Link"><text:span text:style-name="Definition"><text:span text:style-name="T5">KJV</text:span></text:span></text:a></text:p></text:note-body></text:note>. <text:span text:style-name="T1199">When</text:span> the dry <text:span text:style-name="T1199">land appeared</text:span>, <text:span text:style-name="T1199">from</text:span> the waters that were UNDER the heavens, said waters that were gathered in ONE place, as the book like<text:span text:style-name="T1199">s to</text:span> emphasize, they also formed the seas, plural, some in the underground chambers, others on the surface. <text:span text:style-name="T1201">The “gathering”, quote and quote, is BEFORE the appearing of the land. And t</text:span><text:span text:style-name="T1200">he word H6960 behind that “gathering” </text:span><text:span text:style-name="T1203">is different to</text:span><text:span text:style-name="T1200"> the word H4723 of what was named “seas”. </text:span><text:span text:style-name="T1201">The “gathering” is NOT what is named “seas”. </text:span><text:span text:style-name="T1203">This</text:span><text:span text:style-name="T1201"> allow</text:span><text:span text:style-name="T1203">s</text:span><text:span text:style-name="T1201"> the interpretation that </text:span><text:span text:style-name="T1204">when </text:span><text:span text:style-name="T1201">the “appearing” </text:span><text:span text:style-name="T1205">of the dry land </text:span><text:span text:style-name="T1204">happened what was </text:span><text:span text:style-name="T1201">“gather</text:span><text:span text:style-name="T1204">ed</text:span><text:span text:style-name="T1201">” </text:span><text:span text:style-name="T1204">in ONE place got divided </text:span><text:span text:style-name="T1202">into a plural: </text:span><text:span text:style-name="T1206">the </text:span><text:span text:style-name="T1202">“seas”</text:span><text:span text:style-name="T1201">.</text:span></text:p>
      <text:p text:style-name="P4">And the fact that the proponents of the hydroplate theory do not <text:span text:style-name="T1207">find feasible</text:span> the famous canopy, that water that the bible tells us that was ABOVE the heavens, because <text:span text:style-name="T1207">of </text:span>the pressure, <text:span text:style-name="T1207">and</text:span> because <text:span text:style-name="T1207">of </text:span>the temperature, <text:span text:style-name="T1207">and</text:span> because the greenhouse effect, <text:span text:style-name="T1207">and</text:span> because... to me <text:span text:style-name="T1207">they </text:span>sound like the same kind of <text:span text:style-name="T1207">excuses that</text:span> many so-called scientists have with this story in particular, with the theory of hydroplates: <text:span text:style-name="T1207">that there is too</text:span> much heat, <text:span text:style-name="T1207">and</text:span> <text:span text:style-name="T1207">too </text:span>much cold, <text:span text:style-name="T1207">and </text:span>that the transfer of heat..., <text:span text:style-name="T1207">and </text:span>that a lot of energy...</text:p>
      <text:p text:style-name="P4">If Jesus Christ really was resurrected, we may not understand all the details of why there were waters above the heavens, <text:span text:style-name="T1207">or </text:span>why the bible is completely true. But that doesn't <text:soft-page-break/>mean it can't be as the bible affirms, or that I start to adapt it so that it fits with my prejudices.</text:p>
      <text:p text:style-name="P258">To <text:span text:style-name="T1208">imagine</text:span> tales of a past that fit the biblical description, <text:span text:style-name="T1208">and </text:span>what is observed today, that <text:span text:style-name="T1208">are</text:span> coherent enough to call <text:span text:style-name="T1208">them</text:span> scientific, according to the most popular <text:span text:style-name="T1208">criteria</text:span>, NOT the one in this presentation, <text:span text:style-name="T1208">you </text:span>just <text:span text:style-name="T1208">need exactly that: </text:span>imagination.</text:p>
      <text:p text:style-name="P4">Also to explain all the mass that exists in asteroids, meteorites, comets and trans-<text:span text:style-name="T1209">n</text:span>eptunian objects that supposedly came out of this planet, according to this story, it is much easier with that little water that the bible says it was there, instead of <text:span text:style-name="T1209">multiplying</text:span> six times the width of the granite shell so that the data reported by the pagan NASA <text:span text:style-name="T1209">fits</text:span> with my theory.</text:p>
      <text:p text:style-name="P4">Here we are not talking about technical creativity, the one that in this presentation it is the only one that is accepted to validate a scientific theory. Here we are simply talking about imagination. This is just another story about the past, that which we cannot know.</text:p>
      <text:p text:style-name="P4">In this story <text:span text:style-name="T1210">we </text:span>only <text:span text:style-name="T1210">need</text:span> imagination. Not as much as <text:span text:style-name="T1210">it’s </text:span>needed <text:span text:style-name="T1210">for the </text:span>tectonic plate<text:span text:style-name="T1211">s</text:span> <text:span text:style-name="T1211">tale</text:span>, but imagination after all.</text:p>
      <text:h text:style-name="P512" text:outline-level="3"><text:bookmark-start text:name="__RefHeading___Toc35051_4173466481"/>The couple.<text:bookmark-end text:name="__RefHeading___Toc35051_4173466481"/></text:h>
      <text:p text:style-name="Text_20_body">The bible tells us that all human beings are descended from one single couple Adam and Eve.</text:p>
      <text:p text:style-name="P259">Many so-called bible believers tend to read Genesis as if it was poetry. Or as if they were the parables of Jesus Christ. But <text:span text:style-name="T1212">the </text:span>hebrew used in Genesis tells us that it is a historical narrative. That what Genesis narrates is exactly as it happened.</text:p>
      <text:p text:style-name="P4">Many people find it hard to believe that ALL of humanity is offspring of a single <text:span text:style-name="T1212">couple</text:span>. The reason is the <text:span text:style-name="T1212">tale</text:span> with which <text:span text:style-name="T1212">t</text:span>hey <text:span text:style-name="T1212">have polluted</text:span> our brains since we were little: the <text:span text:style-name="T1212">tale</text:span> of evolution.</text:p>
      <text:p text:style-name="P4">A first observation is that mathematically it is much more probable <text:span text:style-name="T1212">for a </text:span>population growth, consistent with today's observations, <text:span text:style-name="T1212">to </text:span>have a recent beginning, than one from hundreds of thousands of years ago.</text:p>
      <text:p text:style-name="P259">On the other hand, genetics, th<text:span text:style-name="T1212">at</text:span> one <text:span text:style-name="T1212">of which we do not have </text:span>technical creativity <text:span text:style-name="T1212">yet</text:span>, that which has no idea how to create a lung, or a kidney, from a drop of my blood, has recently begun to talk about a genetic Adam and a genetic Eve.</text:p>
      <text:p text:style-name="P4"><text:soft-page-break/>Genetic Adam is identified with a single "Y" chromosome common to all humanity and the genetic Eve with a single mitochondria common to all humanity.</text:p>
      <text:p text:style-name="P4">However, this kind of conclusions from genetics, which is a field of study plagued by the story of evolution, is like concluding that because two programs have common functions, or because two machines have equal parts, then said programs and said machines must have a common origin.</text:p>
      <text:p text:style-name="P4">We can't even make our own <text:span text:style-name="T1213">program</text:span>, or our own biological machines, o<text:span text:style-name="T1213">therwise</text:span> make me my liver from my drop of blood, and we pretend to be able to explain, through what we do not understand, how was the process, at the genetic level, with our ancestors. <text:span text:style-name="T1214">A</text:span>nd without believing in the existence of a creator. Absurd, right? But that's <text:span text:style-name="T1213">where</text:span> we are.</text:p>
      <text:h text:style-name="P517" text:outline-level="4"><text:bookmark-start text:name="__RefHeading___Toc35053_4173466481"/>Reproduction.<text:bookmark-end text:name="__RefHeading___Toc35053_4173466481"/></text:h>
      <text:p text:style-name="Text_20_body">A model that we see on a day-to-day basis that supports the possibility that all mankind is descended from a single couple just a few thousand years is the reproduction of biological systems.</text:p>
      <text:p text:style-name="P4">The 37 million million, or 37 teras, of cells in a human body, they formed in just 40 weeks of gestation. All 37 teras of cells came from just ONE cell: the fertilized egg.</text:p>
      <text:p text:style-name="P4">The exponential growth that occurs when each cell divides by mitosis in two others is a process easily comparable to a process similar in a population in which each <text:span text:style-name="T1215">couple</text:span> has as offspring two other couples.</text:p>
      <text:p text:style-name="P4">And just as complete systems can come out of a single cell, completely different <text:span text:style-name="T1215">systems </text:span>as the respiratory, the digestive, the nervous, circulatory, with specialized elements to carry out a<text:span text:style-name="T1215">n specific</text:span> function, similarly, in a population that <text:span text:style-name="T1215">starts with</text:span> a single human couple, all the variety that we observe today in the human population, <text:span text:style-name="T1215">can come from it</text:span>.</text:p>
      <text:h text:style-name="P517" text:outline-level="4"><text:bookmark-start text:name="__RefHeading___Toc35055_4173466481"/>No cheating.<text:bookmark-end text:name="__RefHeading___Toc35055_4173466481"/></text:h>
      <text:p text:style-name="Text_20_body">However, <text:span text:style-name="T1216">with</text:span> arguments that presume to understand the genetic process of human reproduction <text:span text:style-name="T1216">they try</text:span> to deny this possibility. First BUILD <text:span text:style-name="T1216">me </text:span>my lung, and only my LUNG, from <text:span text:style-name="T1216">a </text:span>drop of my blood, to believe that <text:span text:style-name="T1216">you</text:span> really understand, at the GENETIC level, <text:span text:style-name="T1216">w</text:span>hat happens during the process of human reproduction.</text:p>
      <text:p text:style-name="P4">Because if they want me to believe that they understand how the program <text:span text:style-name="T1217">works</text:span>, it is not enough for me <text:span text:style-name="T1217">for they </text:span>to execute <text:span text:style-name="T1217">the whole program </text:span>and then <text:span text:style-name="T1217">SLICE</text:span> the <text:span text:style-name="T1217">result</text:span>.</text:p>
      <text:p text:style-name="P4"><text:soft-page-break/>One thing is to click on the icon and another thing to <text:span text:style-name="T1218">write</text:span> the program <text:span text:style-name="T1218">executed when you click the </text:span>icon.</text:p>
      <text:p text:style-name="P260">When we make <text:span text:style-name="T1219">LITTLE </text:span>CLONS, either in the way that our Creator <text:span text:style-name="T1218">intended</text:span>, man with woman, or <text:span text:style-name="T1218">with </text:span>other less pleasant <text:span text:style-name="T1218">methods</text:span>, the only thing that we are doing is 'clicking' the icon without having any idea how the program works.</text:p>
      <text:p text:style-name="P4">To believe them that they <text:span text:style-name="T1220">really </text:span>understand human reproduction, at the genetic level, first make me my <text:span text:style-name="T1220">KIDNEY</text:span> from a drop of my blood. But without <text:span text:style-name="T1220">cheating</text:span>, JUST my <text:span text:style-name="T1220">kidney</text:span>.</text:p>
      <text:h text:style-name="P512" text:outline-level="3"><text:bookmark-start text:name="__RefHeading___Toc35057_4173466481"/>Dinosaurs.<text:bookmark-end text:name="__RefHeading___Toc35057_4173466481"/></text:h>
      <text:p text:style-name="Text_20_body">One of the main facts that must be taken into account whenever <text:span text:style-name="T1221">we </text:span>think about dinosaurs is that: every time a Carbon 14 test has been <text:span text:style-name="T1221">done</text:span> <text:span text:style-name="T1221">o</text:span>n dinosaur fossils, <text:span text:style-name="T1221">it </text:span>has been found Carbon 14 <text:span text:style-name="T1221">on them</text:span>. This means that, according to the assumptions of the radiometric dating, those dinosaur fossils can NOT <text:span text:style-name="T1221">be</text:span> more than 60 thousand years <text:span text:style-name="T1221">old</text:span>.</text:p>
      <text:p text:style-name="P4">No person who believes the tale of evolution likes this <text:span text:style-name="T1221">fact</text:span>. Because the only alternative to the existence of the Creator of <text:span text:style-name="T1221">Heavens</text:span> and <text:span text:style-name="T1221">E</text:span>arth is th<text:span text:style-name="T1221">e</text:span> <text:span text:style-name="T1221">tale</text:span> of evolution. And if we don't want recognize the existence of the Creator, we decide to believe the <text:span text:style-name="T1221">lies </text:span>that we were taught in school. The tale of the <text:span text:style-name="T1221">frog</text:span>.</text:p>
      <text:p text:style-name="P4">However, there is clear evidence that the dinosaurs became extinct recently, <text:span text:style-name="T1222">that is </text:span>if they <text:span text:style-name="T1222">really</text:span> <text:span text:style-name="T1629">are </text:span>extinct. <text:span text:style-name="T1222">A</text:span>nd there is clear evidence that man always lived with these animals, <text:span text:style-name="T1222">that is </text:span>if <text:span text:style-name="T1222">we are not</text:span> <text:span text:style-name="T1222">still </text:span>living with the few that remain.</text:p>
      <text:p text:style-name="P4">Nowadays, thanks to the Internet, it is easy to verify that:</text:p>
      <text:list text:style-name="L17">
        <text:list-item>
          <text:p text:style-name="P541">Different cultures around the planet, <text:span text:style-name="T1224">dur</text:span>in<text:span text:style-name="T1224">g</text:span> different periods <text:span text:style-name="T1223">of h</text:span>istor<text:span text:style-name="T1223">y,</text:span> have drawn figures, sculpted and elaborated objects, <text:span text:style-name="T1223">with </text:span>different materials, <text:span text:style-name="T1223">of animals</text:span> whose shape matches <text:span text:style-name="T1223">those of </text:span>what we now call dinosaurs.</text:p>
        </text:list-item>
        <text:list-item>
          <text:p text:style-name="P541">Historical records, in different time periods, have narrated events in which animals are described that coincide with what we now call dinosaurs.</text:p>
        </text:list-item>
        <text:list-item>
          <text:p text:style-name="P541">In different parts of the world there are fossilized human <text:span text:style-name="T1224">footstep traces</text:span> next to those of animals that we now call dinosaurs.</text:p>
        </text:list-item>
        <text:list-item>
          <text:p text:style-name="P541">The vast majority of dinosaur fossils are found in groups of animals that indicate rapid and simultaneous death.</text:p>
        </text:list-item>
        <text:list-item>
          <text:p text:style-name="P541"><text:soft-page-break/>Bones of these animals have been found that are preserved and WITHOUT fossilizing.</text:p>
        </text:list-item>
        <text:list-item>
          <text:p text:style-name="P542">Soft tissue of these animals has been found in some <text:span text:style-name="T5">dinosaur</text:span><text:span text:style-name="T1224"> fossils</text:span>.</text:p>
        </text:list-item>
        <text:list-item>
          <text:p text:style-name="P543">Residues of blood cells from these animals have been found in some <text:span text:style-name="T5">dinosaur </text:span><text:span text:style-name="T1224">fossils</text:span>.</text:p>
        </text:list-item>
        <text:list-item>
          <text:p text:style-name="P543">Residues of blood vessels from these animals have been found in some <text:span text:style-name="T5">dinosaur </text:span><text:span text:style-name="T1224">fossils</text:span>.</text:p>
        </text:list-item>
        <text:list-item>
          <text:p text:style-name="P543">Connective tissue has been found from these animals in some <text:span text:style-name="T5">dinosaur </text:span><text:span text:style-name="T1224">fossils</text:span>.</text:p>
        </text:list-item>
        <text:list-item>
          <text:p text:style-name="P541">It has been found in the stomach of these fossilized<text:span text:style-name="T1224"> </text:span>animals residues of flowers, tree leaves, ferns, shrubs, algae and vegetation in general.</text:p>
        </text:list-item>
        <text:list-item>
          <text:p text:style-name="P541">There are recent testimonies, in different parts of the planet, that claim to have seen animals that match what we now call dinosaurs.</text:p>
        </text:list-item>
        <text:list-item>
          <text:p text:style-name="P541">Until the 19th century the word “dragon” was found in some dictionaries as a word that refers to animals <text:span text:style-name="T1225">that</text:span> we now call dinosaurs. <text:span text:style-name="T1225">S</text:span>ome dictionaries even note that these animals are in danger of extinction.</text:p>
        </text:list-item>
      </text:list>
      <text:p text:style-name="Text_20_body">But what happens when this evidence is found? Nothing, nothing happens. It is simply ignored, denied or misrepresented because it is not consistent with the story of the millions of years that they taught us in school. It is not consistent with the <text:span text:style-name="T1226">tale</text:span> of the <text:span text:style-name="T1226">frog</text:span>.</text:p>
      <text:p text:style-name="P364">There are several reptilian animals that have the appearance of what we now call dinosaurs. In fact the word "dinosaur" means "terrible lizard". Several of these animals never stop growing.</text:p>
      <text:p text:style-name="P4">Now most don't live long but it's quite possible they lived hundreds of years before the planetary flood.</text:p>
      <text:p text:style-name="P261">There are fossils animals, such as winged insects, which due to their size they couldn't fly in today's atmosphere. These fossils suggest that before the radioactive fallout of the planetary flood, these animals grew much more. Now imagine an 800 year <text:span text:style-name="T1227">old iguana </text:span><text:s/>that never stopped growing. That would be a terrible iguana.</text:p>
      <text:h text:style-name="P517" text:outline-level="4"><text:bookmark-start text:name="__RefHeading___Toc35059_4173466481"/><text:soft-page-break/>Biblical.<text:bookmark-end text:name="__RefHeading___Toc35059_4173466481"/></text:h>
      <text:p text:style-name="Text_20_body">Additionally, the bible describes some animals that resemble <text:span text:style-name="T1228">some of those that </text:span>we now know as dinosaurs.</text:p>
      <text:p text:style-name="P4">In Job 40 it says that: <text:span text:style-name="Bible_5f_text">“See now, behemoth, which I made as well as you. He eats grass as an ox. Look now, his strength is in his thighs. His force is in the muscles of his belly. He moves his tail like a CEDAR. The sinews of his thighs are knit together. His bones are like tubes of BRONZE. His limbs are like BARS OF IRON. He is the CHIEF of the ways of God. He who made him gives him his sword. Surely the mountains produce food for him, where all the animals of the field play. He lies under the lotus trees, in the covert of the reed, and the marsh. The lotuses cover him with their shade. The willows of the brook surround him. Behold, if a river overflows, he doesn’t tremble. He is confident, though the Jordan swells even to his mouth. Shall any take him when he is on the watch, or pierce through his nose with a snare?”</text:span> <text:note text:id="ftn703" text:note-class="footnote"><text:note-citation>703</text:note-citation><text:note-body><text:p text:style-name="Footnote"><text:span text:style-name="T5">Job 40:15-24 </text:span><text:a xlink:type="simple" xlink:href="https://www.biblegateway.com/passage/?search=job+40%3A15-24&amp;version=WEB" text:style-name="Internet_20_link" text:visited-style-name="Visited_20_Internet_20_Link"><text:span text:style-name="Definition"><text:span text:style-name="T264">WEB</text:span></text:span></text:a></text:p></text:note-body></text:note>.</text:p>
      <text:p text:style-name="P4">By that description, the Behemoth closely resembles what we now call sauropods.</text:p>
      <text:p text:style-name="P472"><text:span text:style-name="T5">In Job 41, </text:span><text:span text:style-name="T266">concerning L</text:span>eviathan,<text:span text:style-name="T5"> it says: </text:span><text:span text:style-name="Bible_5f_text"><text:span text:style-name="T5">“I will not keep silence concerning his limbs, nor his MIGHTY STRENGTH, nor his goodly frame. Who can strip off his outer garment? Who will come within his JAWS? Who can open the doors of his face? Around his teeth is TERROR. Strong scales are his pride, shut up together with a close seal. One is so near to another, that no air can come between them. They are joined to one another. They stick together, so that they can’t be pulled apart. His sneezing FLASHES out light. His eyes are like the eyelids of the morning. Out of his mouth go burning torches. SPARKS of FIRE leap out. Out of his nostrils a smoke goes, as of a boiling pot over a fire of reeds. His breath kindles coals. A flame goes out of his mouth. There is strength in his neck. Terror dances before him. The flakes of his flesh are joined together. They are firm on him. They can’t be moved. His heart is as FIRM as a STONE, yes, firm as the lower millstone. When he raises himself up, the mighty are AFRAID. They retreat before his thrashing. If one attacks him with the SWORD, it CAN’T prevail; nor the spear, the dart, nor the pointed shaft. He counts IRON as STRAW; and BRONZE as ROTTEN WOOD. The arrow can’t make him flee. Sling stones are like chaff to him. Clubs are counted as stubble. He laughs at the rushing of the javelin. His undersides are like sharp potsherds, leaving a TRAIL in the mud LIKE a threshing SLEDGE. He makes the deep to boil like a pot. He makes the sea like a pot of ointment. He makes a path shine after him. One would think the deep had white hair. On earth </text:span></text:span><text:soft-page-break/><text:span text:style-name="Bible_5f_text"><text:span text:style-name="T5">there is not his equal, that is MADE WITHOUT fear. He sees everything that is high. He is KING over all the sons of pride”</text:span></text:span><text:span text:style-name="T5"> </text:span><text:span text:style-name="T5"><text:note text:id="ftn704" text:note-class="footnote"><text:note-citation>704</text:note-citation><text:note-body><text:p text:style-name="Footnote"><text:span text:style-name="T5">Job 41:12-34 </text:span><text:a xlink:type="simple" xlink:href="https://www.biblegateway.com/passage/?search=job+41%3A12-34&amp;version=WEB" text:style-name="Internet_20_link" text:visited-style-name="Visited_20_Internet_20_Link"><text:span text:style-name="Definition"><text:span text:style-name="T265">WEB</text:span></text:span></text:a></text:p></text:note-body></text:note></text:span><text:span text:style-name="T5">.</text:span></text:p>
      <text:p text:style-name="P4">By that description, <text:span text:style-name="T1229">L</text:span>eviathan could easily be some kind tyrannosaurs.</text:p>
      <text:p text:style-name="P4">The bible also contains evidence that these animals always lived with humans.</text:p>
      <text:h text:style-name="P512" text:outline-level="3"><text:bookmark-start text:name="__RefHeading___Toc35061_4173466481"/>Taxonomy.<text:bookmark-end text:name="__RefHeading___Toc35061_4173466481"/></text:h>
      <text:p text:style-name="Text_20_body">The classification of animals is currently plagued by the story of evolution, <text:span text:style-name="T1230">with</text:span> the tale of the <text:span text:style-name="T1230">frog</text:span>. The classification criteria are those of a genetic evolution that NEVER happened.</text:p>
      <text:h text:style-name="P517" text:outline-level="4"><text:bookmark-start text:name="__RefHeading___Toc35063_4173466481"/>18th century.<text:bookmark-end text:name="__RefHeading___Toc35063_4173466481"/></text:h>
      <text:p text:style-name="Text_20_body">At the beginning of the 18th century, the classification was more evident. Literally. The classification of the father of modern, <text:span text:style-name="T1630">LISTEN: MODERN,</text:span> taxonomy was simple and according to the evidence observable with the naked eye.</text:p>
      <text:p text:style-name="P4">He classified more than 40 thousand animals in only 6 large groups that translated from latin, because he liked latin, they would be something like:</text:p>
      <text:list text:style-name="L18">
        <text:list-item>
          <text:p text:style-name="P544">quadrupeds,</text:p>
        </text:list-item>
        <text:list-item>
          <text:p text:style-name="P544">birds,</text:p>
        </text:list-item>
        <text:list-item>
          <text:p text:style-name="P544">amphibians,</text:p>
        </text:list-item>
        <text:list-item>
          <text:p text:style-name="P544">fish,</text:p>
        </text:list-item>
        <text:list-item>
          <text:p text:style-name="P544">insects and</text:p>
        </text:list-item>
        <text:list-item>
          <text:p text:style-name="P544">worms.</text:p>
        </text:list-item>
      </text:list>
      <text:p text:style-name="Text_20_body">Of course it is just a name because among the quadrupeds w<text:span text:style-name="T1237">ere</text:span> m<text:span text:style-name="T1237">e</text:span>n and ape<text:span text:style-name="T1237">s</text:span>.</text:p>
      <text:p text:style-name="P262">In their first versions, the quadrupeds had 33 kinds of animals, birds had 47 <text:span text:style-name="T1237">kinds</text:span>, amphibians 4 <text:span text:style-name="T1237">kinds</text:span>, fish 41 <text:span text:style-name="T1237">kinds</text:span>, insects 47 <text:span text:style-name="T1237">kinds</text:span> and worms 19 <text:span text:style-name="T1237">kinds</text:span>.</text:p>
      <text:p text:style-name="P4">He called these kinds of animals “genera” or “genus” in <text:span text:style-name="T1237">english</text:span>. Over time, the classification acquired more levels, but in its first versions <text:span text:style-name="T1237">it </text:span>didn’t <text:span text:style-name="T1237">have</text:span> neither families nor classes <text:span text:style-name="T1237">for example</text:span>.</text:p>
      <text:p text:style-name="P4"><text:soft-page-break/>In these first classifications of animals by "genera" can be distinguish names such as “equus”, “elephas”, “tigris”, “canis”, “felis”, “camelus”, “simia”, “<text:span text:style-name="T1237">pavo</text:span>”, “<text:span text:style-name="T1237">gallina</text:span>”, “falco”, which logically correspond to names such as "equine", "elephant", "tiger", "canine", “feline”, “camel”, “ape”, “turkey”, “hen”, “falco”.</text:p>
      <text:p text:style-name="P4">Each one would be a class or <text:span text:style-name="T1238">kind</text:span> of animal that resembles each other. Thus, among the "equus" we find the zebra and the horse. It was one logical classification, simple. It was not biblical but it was evident.</text:p>
      <text:h text:style-name="P517" text:outline-level="4"><text:bookmark-start text:name="__RefHeading___Toc35065_4173466481"/>Biblical.<text:bookmark-end text:name="__RefHeading___Toc35065_4173466481"/></text:h>
      <text:p text:style-name="Text_20_body">In the bible, the classification of animals is even simpler, more evident and <text:span text:style-name="T1239">ofcourse</text:span> among the animals <text:span text:style-name="T1240">it’</text:span>s not the human being, but there are dragons, that is to say the dinosaurs, those that were already rare in the 18th century.</text:p>
      <text:p text:style-name="P263">A first classification is <text:span text:style-name="T1240">flesh</text:span>. And <text:span text:style-name="T1240">flesh</text:span> in the bible has BLOOD. And the blood in the bible is RED. There is no blue blood in the bible, no<text:span text:style-name="T1240">r</text:span> yellow, no<text:span text:style-name="T1240">r</text:span> green, no<text:span text:style-name="T1240">r</text:span> purple, there is only red blood. Thus, one first classification of animals is given by those that have <text:span text:style-name="T1240">r</text:span>ed blood.</text:p>
      <text:p text:style-name="P4">A second classification is whether they live in water, on land, or fly. Amphibians are among those that live in water.</text:p>
      <text:p text:style-name="P4">Those <text:span text:style-name="T1241">that both </text:span>liv<text:span text:style-name="T1241">e</text:span> on <text:span text:style-name="T1241">land</text:span> and hav<text:span text:style-name="T1241">e</text:span> <text:span text:style-name="T1241">flesh</text:span>, the bible divide<text:span text:style-name="T1241">s them</text:span> in two groups: those that crawl and those that don't.</text:p>
      <text:p text:style-name="P264">It is a classification that roughly corresponds to the one they <text:span text:style-name="T1241">teach</text:span> at school. Two large groups: vertebrates <text:span text:style-name="T1631">and</text:span> invertebrates. In other words, “<text:span text:style-name="T1241">flesh”</text:span> and “no <text:span text:style-name="T1241">flesh”</text:span>, because almost all of the vertebrates are red blooded, so the comparison is approximate.</text:p>
      <text:p text:style-name="P4">Vertebrates are divided into fish, amphibians, mammals, reptiles and birds. That is water, land and fly. Where the land <text:span text:style-name="T1242">ones are </text:span>divided into mammals and reptiles. And the water ones would be the fish and amphibians because the bible does not differentiate them.</text:p>
      <text:p text:style-name="P4">It is a simple, logical and obvious classification. Much more than those of <text:span text:style-name="T1242">the </text:span>21st century.</text:p>
      <text:h text:style-name="P517" text:outline-level="4"><text:bookmark-start text:name="__RefHeading___Toc35067_4173466481"/>Few.<text:bookmark-end text:name="__RefHeading___Toc35067_4173466481"/></text:h>
      <text:p text:style-name="Text_20_body">And why all this explanation?</text:p>
      <text:p text:style-name="P4"><text:soft-page-break/>Well, because if we take into account the classification by "genera" of the father, <text:span text:style-name="T1632">LISTEN: FATHER,</text:span> of modern taxonomy, at the beginning of the 18th century, that is to say very recently, we only have a little more than 80 kinds or types of animals to put in the boat built by Noah and his relatives. These would be the same ones that Adam named in a morning because YHWH did not put him to name insects, or aquatic animals, or other supposed animals, according to some EXA-modern classifications, of the 21st century, that <text:span text:style-name="T1243">cannot even be </text:span>seen with the naked eye, like viruses or BACTERIA.</text:p>
      <text:h text:style-name="P517" text:outline-level="4"><text:bookmark-start text:name="__RefHeading___Toc35069_4173466481"/>Adaptation.<text:bookmark-end text:name="__RefHeading___Toc35069_4173466481"/></text:h>
      <text:p text:style-name="Text_20_body">The diversification of the animals that came out of Noah's ark, in what <text:span text:style-name="T1244">are </text:span>now called species, which is nothing more than the adaptation of these animals to different environmental conditions, occurred after the great planetary flood.</text:p>
      <text:p text:style-name="P4">All the canines that we classify as different species are simply the adaptation to a specific environment of the pair of canines that came out of the boat that Noah and his relatives built.</text:p>
      <text:p text:style-name="P4">But from canines only little canines come out and it has NEVER been seen that from a canine comes out a <text:span text:style-name="T1245">little </text:span>FELIN<text:span text:style-name="T1245">E</text:span> or a <text:span text:style-name="T1245">little </text:span>EQUIN<text:span text:style-name="T1245">E</text:span>. The same goes for all “elephas”, “tigris”, “equus”, “felis”, “camelus”, “simia”, “pavo”, “<text:span text:style-name="T1239">gallina</text:span>”, “falco” from the father of MODERN taxonomy.</text:p>
      <text:p text:style-name="P4">Among the evidence supporting this claim is that:</text:p>
      <text:list text:style-name="L19">
        <text:list-item>
          <text:p text:style-name="P545">There is the case of animals of the same gen<text:span text:style-name="T1633">us</text:span> <text:span text:style-name="T1634">but</text:span> of different species, which supposedly cannot be interbreed, if they coexist enough time under the same conditions, they begin to be able to interbree.</text:p>
        </text:list-item>
        <text:list-item>
          <text:p text:style-name="P545">There is the case of animals of the same genus and of different species, <text:span text:style-name="T1634">and </text:span>that cannot interbree with each other, for which there is a third species of the same genus that can interbree with the first two.</text:p>
        </text:list-item>
      </text:list>
      <text:p text:style-name="Text_20_body">Thus, the total number of animals in Noah's ark is even less than what an average current zoo has and that is maintained by 3 or 4 people in charge of the animals.</text:p>
      <text:h text:style-name="P512" text:outline-level="3"><text:bookmark-start text:name="__RefHeading___Toc35071_4173466481"/><text:soft-page-break/>Noah's Ark.<text:bookmark-end text:name="__RefHeading___Toc35071_4173466481"/></text:h>
      <text:p text:style-name="Text_20_body">The bible tells us that YHWH commands Noah to build an ark made of specially treated wood and 300 cubits long by 50 cubits wide by 30 cubits high. It also tells us that said ark ran aground in the mountains of Ararat after the <text:span text:style-name="T1246">global </text:span>flood water <text:span text:style-name="T1246">level </text:span>began to go down.</text:p>
      <text:h text:style-name="P517" text:outline-level="4"><text:bookmark-start text:name="__RefHeading___Toc35073_4173466481"/>1948.<text:bookmark-end text:name="__RefHeading___Toc35073_4173466481"/></text:h>
      <text:p text:style-name="Text_20_body">In the year 1948 a series of earthquakes and rains brought out what <text:span text:style-name="T1247">is </text:span>now known as the Durupinar Archaeological Site at Uzengili Turkey. It was discovered by a shepherd in the area and later in 1959 identified on an aerial photo by an experienced cartographer named Durupinar and that’s why <text:span text:style-name="T1247">it’</text:span>s now known by that name.</text:p>
      <text:p text:style-name="P4">The reason Durupinar was struck by such a place is because <text:span text:style-name="T1248">of it’s shape</text:span>. From the air it looks like the deck of a ship. A huge ship.</text:p>
      <text:p text:style-name="P265">After blowing up part of what looked like a ship’<text:span text:style-name="T1248">s deck</text:span>, the expedition of which Durupinar was part, they came to the conclusion that what it looked like a boat "it was a phenomenon of nature and it was not made by the man”. Popular encyclopedias on the Internet stay with this conclusion. Perhaps it seems to them that <text:span text:style-name="T1249">BLOWING</text:span> <text:span text:style-name="T1249">UP</text:span> a place, that the government of Turkey now recognizes as archaeological, it’s a<text:span text:style-name="T1248">n</text:span> efficient way to excavate a site of archaeological interest.</text:p>
      <text:h text:style-name="P517" text:outline-level="4"><text:bookmark-start text:name="__RefHeading___Toc35075_4173466481"/>2014.<text:bookmark-end text:name="__RefHeading___Toc35075_4173466481"/></text:h>
      <text:p text:style-name="Text_20_body">Several people have continued to push the investigation of the place <text:span text:style-name="T1250">on their own</text:span>. Without the <text:span text:style-name="T1250">finantial </text:span>help of any government <text:span text:style-name="T1250">but </text:span>with their own money.</text:p>
      <text:p text:style-name="P4">As recently as 2014 a team from New Zealand led by a geophysicist named John Larsen obtained permission from Turkey to scan the resistivity of the ground in the area.</text:p>
      <text:p text:style-name="P266">The result is simply undeniable: underneath what <text:span text:style-name="T1250">has the shape of a</text:span> gigantic <text:span text:style-name="T1250">boat</text:span> deck, there is material of the same resistivity that has the shape of the hull of a <text:span text:style-name="T1250">boat</text:span> that <text:span text:style-name="T1250">would </text:span>correspond to said deck. It is rationally impossible to think that it is not a <text:span text:style-name="T1250">boat</text:span>.</text:p>
      <text:h text:style-name="P517" text:outline-level="4"><text:bookmark-start text:name="__RefHeading___Toc35077_4173466481"/>The facts.<text:bookmark-end text:name="__RefHeading___Toc35077_4173466481"/></text:h>
      <text:p text:style-name="Text_20_body">The facts of what has a <text:span text:style-name="T1250">boat</text:span> structure are several:</text:p>
      <text:list text:style-name="L20">
        <text:list-item>
          <text:p text:style-name="P546"><text:soft-page-break/>It has the dimensions in royal Egyptian cubits given in the bible: 300 cubits by 50 cubits by 30 cubits.</text:p>
        </text:list-item>
        <text:list-item>
          <text:p text:style-name="P546">It is in the ancient mountains of Ararat.</text:p>
        </text:list-item>
        <text:list-item>
          <text:p text:style-name="P546">The translation of the local name of the mountain would be “the mountain of the judgment".</text:p>
        </text:list-item>
        <text:list-item>
          <text:p text:style-name="P546">It is close to a town that the locals know as “the town of the 8”.</text:p>
        </text:list-item>
        <text:list-item>
          <text:p text:style-name="P546">Near the spot there are stone anchors of the appropriate size for a <text:span text:style-name="T1250">boat of </text:span>that size.</text:p>
        </text:list-item>
        <text:list-item>
          <text:p text:style-name="P546">It is almost 1800 meters above sea level in a place where there is no water nearby.</text:p>
        </text:list-item>
        <text:list-item>
          <text:p text:style-name="P546">There are old maps that identified the place as the rest place of the biblical ark.</text:p>
        </text:list-item>
        <text:list-item>
          <text:p text:style-name="P546">The place was visited by pilgrims in ancient times.</text:p>
        </text:list-item>
        <text:list-item>
          <text:p text:style-name="P546">The boat shape incorporates high math principles and advanced knowledge of hydrodynamics.</text:p>
        </text:list-item>
        <text:list-item>
          <text:p text:style-name="P546">His story is consistent with the histories of Sumeria, Akkad, Babylon as well as the Torah, the Old Testament and <text:span text:style-name="T1635">all </text:span><text:span text:style-name="T1518">q</text:span><text:span text:style-name="T1251">u</text:span>rans.</text:p>
        </text:list-item>
        <text:list-item>
          <text:p text:style-name="P546"><text:span text:style-name="T5">Two additional scans carried out in 2019 with different methodologies, by a specialized company contracted by Andrew Jones of </text:span><text:a xlink:type="simple" xlink:href="https://www.noahsarkscans.com/" text:style-name="Internet_20_link" text:visited-style-name="Visited_20_Internet_20_Link"><text:span text:style-name="Definition"><text:span text:style-name="T5">noahsarkscans.com</text:span></text:span></text:a><text:span text:style-name="T5">, indicate that it is a </text:span><text:span text:style-name="T267">boat</text:span><text:span text:style-name="T5">.</text:span></text:p>
        </text:list-item>
      </text:list>
      <text:p text:style-name="Text_20_body">Too many coincidences, of those that accumulate with exponential effect. Actually there are more coincidences but they are not so easy to confirm. Still, these are already too many coincidences. It's almost the same as <text:span text:style-name="T1252">i</text:span>t happens with Internet searches. Statistically, and <text:span text:style-name="T1252">careful,</text:span> I emphasize in the term "statistically" for reasons that will become <text:span text:style-name="T1253">clear</text:span> later, it is reasonably impossible to deny that it is the <text:span text:style-name="T1252">boat</text:span> described in the bible.</text:p>
      <text:h text:style-name="P517" text:outline-level="4"><text:bookmark-start text:name="__RefHeading___Toc35079_4173466481"/>Logistics.<text:bookmark-end text:name="__RefHeading___Toc35079_4173466481"/></text:h>
      <text:p text:style-name="P498">However, if we ignore the two fundamental principles of this section of the presentation, it is rationally unattainable to believe the story of Noah.</text:p>
      <text:p text:style-name="P4"><text:soft-page-break/>Even in the 21st century, assuming current technology availability, and assuming abundant resources, it is difficult to imagine the possibility of <text:span text:style-name="T1254">such an enterprise</text:span>.</text:p>
      <text:p text:style-name="P4">How to build a wooden ark of that size? How to choose and transport the animals to the ark? How to accommodate them in the ark? <text:span text:style-name="T1255">How to</text:span> maintain all those animals, food, <text:span text:style-name="T1255">manure</text:span>, temperature, health, etc. for a whole year, without anyone dying? How to explain that in such extreme conditions a ship with such a load achieved its objective? How to explain that the animals survived and then repopulate the planet?</text:p>
      <text:p text:style-name="P4">That there weren't so many animals, that wood can be treated with heat and pressure together with oils of vegetable origin and make a <text:span text:style-name="T1256">material </text:span>stronger than steel, that they didn't have to go after the animals, that God explained everything to Noah, that Noah took more than fifty years to make the ark, that the animals before the flood were vegetarians including the T-rex, <text:span text:style-name="T1256">that it</text:span> was a flood and not a gigantic storm, that the waves in the area o<text:span text:style-name="T1256">f t</text:span>he ark were passive, that they were located in the area <text:span text:style-name="T1256">of the </text:span>planet least affected by the great rotation, <text:span text:style-name="T1256">that</text:span> before the flood biological systems including humans grew much larger and were much stronger than after the flood, that they only carried baby animals and not adult animals, <text:span text:style-name="T1256">that</text:span> before the flood <text:span text:style-name="T1256">it </text:span>had never rained on the planet, that everything can come out of a single couple in a similar way to how every sexual animal <text:span text:style-name="T1256">comes from</text:span> single cell during its gestation, <text:span text:style-name="T1256">that</text:span> before the flood animals and people lived much longer because they did not get sick, that not all the fossils that have been found are from that time because a fossil can be formed in tens of years, that just after the flood the continental crust had not sunk and therefore the crus<text:span text:style-name="T1256">t</text:span> areas were interconnected, that specialization in feeding and environment as well as infertility among animals of the same <text:span text:style-name="T1256">kind</text:span> associated with such localized adaptation occurred after the flood, <text:span text:style-name="T1256">that that’s</text:span> why the fossils of already specialized animals are subsequent to said specialization and location, <text:span text:style-name="T1256">that</text:span> in just a few tens of years <text:span text:style-name="T1256">there </text:span>can <text:span text:style-name="T1256">be </text:span>achieve<text:span text:style-name="T1256">d</text:span> great diversity in appearance <text:span text:style-name="T1256">for</text:span> the same <text:span text:style-name="T1256">kind</text:span> of animal, <text:span text:style-name="T1256">that </text:span>this and that <text:span text:style-name="T1257">and the other</text:span>.</text:p>
      <text:h text:style-name="P517" text:outline-level="4"><text:bookmark-start text:name="__RefHeading___Toc35081_4173466481"/>First thing's first.<text:bookmark-end text:name="__RefHeading___Toc35081_4173466481"/></text:h>
      <text:p text:style-name="Text_20_body">It doesn't really matter how much evidence or arguments <text:span text:style-name="T1258">there </text:span>are of the possibility that the biblical narrative is possible and true, if you don't first believe that all those animals and those 8 people, by logical necessity, had to be created by a Creator and designer with an intelligence and knowledge that today’<text:span text:style-name="T1258">s</text:span> man, with today's technology, can hardly imagine.</text:p>
      <text:p text:style-name="P4"><text:soft-page-break/>And in order to accept that <text:span text:style-name="T1259">the story</text:span> really <text:span text:style-name="T1259">happened</text:span>, and that the biblical narrative is historical, it is almost rationally impossible to accept it without first believ<text:span text:style-name="T1259">ing</text:span> that Jesus Christ is alive because after dying on the cross <text:span text:style-name="T1259">he was </text:span>resurrected.</text:p>
      <text:p text:style-name="P267">The testimony about Jesus Christ is that he spoke of Noah as an histor<text:span text:style-name="T1259">ical</text:span> event, then if the testimony that Jesus Christ was resurrected is true, <text:span text:style-name="T1259">then</text:span> the biblical narrative <text:span text:style-name="T1259">about Noah </text:span>must be authentic.</text:p>
      <text:p text:style-name="P345">That is why when this part of the presentation began, emphasis was placed on these two biblical principles:</text:p>
      <text:list text:style-name="L21">
        <text:list-item>
          <text:p text:style-name="P547">There is a Creator, designer and intelligent, of all plants, animals and person on this planet.</text:p>
        </text:list-item>
        <text:list-item>
          <text:p text:style-name="P547">Jesus Christ is alive because, after dying on the cross, the Creator He raised him on the third day.</text:p>
        </text:list-item>
      </text:list>
      <text:p text:style-name="Text_20_body">If these two fundamental points are denied, ignored, or not taken taken into account, it is almost rationally unattainable to be able to believe that the Noah's story is authentic.</text:p>
      <text:p text:style-name="P4">That God, who the biblical narrative says spoke to Noah, was the same <text:span text:style-name="T1260">one that</text:span> made sure that everything happened as it is written in the bible. <text:span text:style-name="T1260">He has </text:span>always been and will be in control. Nothing absolutely nothing takes <text:span text:style-name="T1260">Him</text:span> by surprise. That is the God of the bible.</text:p>
      <text:p text:style-name="P4">If you don't believe in that God, only <text:span text:style-name="T1260">H</text:span>e can make you believe <text:span text:style-name="T1260">in him </text:span>and drag you to his <text:span text:style-name="T1260">S</text:span>on Jesus Christ. The promise is that, someday, <text:span text:style-name="T1260">before</text:span> or <text:span text:style-name="T1260">after</text:span> the resurrection of the dead, <text:span text:style-name="T1260">He </text:span>will do it, <text:span text:style-name="T1260">w</text:span>ith you and with EVERYONE, absolutely EVERYONE who has lived since Adam, is alive, and will <text:span text:style-name="T1260">be a</text:span>live.</text:p>
      <text:h text:style-name="P512" text:outline-level="3"><text:bookmark-start text:name="__RefHeading___Toc35083_4173466481"/>History.<text:bookmark-end text:name="__RefHeading___Toc35083_4173466481"/></text:h>
      <text:p text:style-name="Text_20_body">The ideal way to know the past would be to be able to repeat it at will, without affecting it. Something like watching the movie of any past moment in virtual reality and without intervening <text:span text:style-name="T1261">with</text:span> its development. But to really know it, it would also be necessary to be able to know what that each person is thinking. What are the intentions of each person. Being able to see inside the human heart.</text:p>
      <text:p text:style-name="P4">Human beings still do not have access to such technology and even <text:span text:style-name="T1261">just a</text:span> few years ago, video was something that could only be recorded with very expensive equipment. In <text:soft-page-break/>addition, the human being only had access to video technology until the 20th century. And photography was only achieved until the 19th century. That is why the history before the 19th century is <text:span text:style-name="T1261">sought</text:span> to <text:span text:style-name="T1261">be </text:span>know<text:span text:style-name="T1261">n</text:span> <text:span text:style-name="T1261">with</text:span> two <text:span text:style-name="T1261">main </text:span>types of evidence: written and physical objects.</text:p>
      <text:p text:style-name="P4"><text:span text:style-name="T1261">O</text:span>nly until the 15th century, with the construction of the first movable type printing press, was that the written medium began <text:span text:style-name="T1261">to get to the masses</text:span>. Before the printing press, every book had to be copied <text:span text:style-name="T1261">by</text:span> hand and therefore <text:span text:style-name="T1261">they were </text:span>quite expensive for the average person. The printing press taught the common person to read because it allowed <text:span text:style-name="T1261">him to</text:span> have access to the written medium.</text:p>
      <text:p text:style-name="P268">The historian, according to <text:span text:style-name="T1261">popular</text:span> criteria, must be a scholar, <text:span text:style-name="T1262">that </text:span>is, a person with sufficient training for the task. The ideal is that said person has the sole motivation to communicate the facts, the truth, no matter how difficult it is to accept. <text:span text:style-name="T1262">He must have </text:span>no political interest, <text:span text:style-name="T1262">or </text:span>economic or religious. <text:span text:style-name="T1262">He m</text:span>ust have the ability to summarize without omitting, and to write in a coherent and interesting way.</text:p>
      <text:p text:style-name="P4">In written sources, the ideal is that said source is the closest to the events, <text:span text:style-name="T1263">that it</text:span> has been written by a person with the characteristics mentioned, that the origin of said source is known, and that in case <text:span text:style-name="T1263">when </text:span>a long time has passed, the copies of said source <text:span text:style-name="T1636">to </text:span>be as reliable as possible. That said copies have been made by people trained to do so, with the greatest possible fidelity and methodical way. It is also desirable to have more than one reliable source about the same event. In this way it is possible to cross the different sources. It is desirable to have copies, <text:span text:style-name="T1263">for a given source, </text:span>of different instants in time, in order to compare <text:span text:style-name="T1263">them and see </text:span>if the narration has been modified, thus <text:span text:style-name="T1263">losing</text:span> credibility. It is desirable that the names of people and places be completely consistent with the rest of the sources, including the archaeological.</text:p>
      <text:p text:style-name="P269">The irony is that when <text:span text:style-name="T1263">a</text:span> person or a group of people searches, really research, compare, analyze, collect sources and compare them, and over time he concludes that, by comparison, in each of the <text:span text:style-name="T1264">points</text:span> mentioned above, the best compilation of histor<text:span text:style-name="T1265">ical</text:span> written sources that exists is precisely the bible, that person, <text:span text:style-name="T1265">all</text:span> of <text:span text:style-name="T1265">the </text:span>sudden becomes, in the eyes of those who haven't done their homework, PRE-judgmental.</text:p>
      <text:p text:style-name="P269">The one who was judicious in doing the task is the "prejudicial" <text:span text:style-name="T1265">one </text:span>in the eyes of those who have not done their homework, of those who form a judgment before doing <text:span text:style-name="T1265">their</text:span> homework, <text:span text:style-name="T1265">in the eyes </text:span>of the PRE-judicious. <text:span text:style-name="T1265">H</text:span>e is accused of being "brain washed”, as if it were a bad thing, by those who still have <text:span text:style-name="T1265">a</text:span> sick, DIRTY and DEAD mind. Because <text:soft-page-break/>it’s <text:span text:style-name="T1265">preciselly </text:span>Jesus Christ who washes us, cleanses <text:span text:style-name="T1265">us</text:span>, takes away our sin, <text:span text:style-name="T1266">heals us, </text:span>and gives us LIFE, with his <text:span text:style-name="T1265">H</text:span>oly <text:span text:style-name="T1265">S</text:span>pirit, not only to our brain, but to our mind and body.</text:p>
      <text:p text:style-name="P365">Some who start the task, but do not finish it, and do it halfway, as the most internationally renowned institute of history dedicated to promote the story of evolution, even recognizes that, and I open quotes, “much of the Bible, in particular the historical books of the old testament, are as accurate historical documents as any that we have from antiquity and are in fact <text:span text:style-name="T1267">MORE</text:span> accurate than many of the Egyptian, Mesopotamian, or Greek histories”, close quots. <text:span text:style-name="T1268">That is what this</text:span> institute of propaganda of the lie of the evolution, of the story of the <text:span text:style-name="T1268">frog, has to say about the bible</text:span>. And of course <text:span text:style-name="T1268">it</text:span> does not consider Genesis as <text:span text:style-name="T1637">included in </text:span><text:span text:style-name="T1268">its</text:span> comment.</text:p>
      <text:p text:style-name="P270">The Book of Genesis, or Bereshit in hebrew, has always been considered by its readers as a historical book with the exception of the two last centuries. The literary style of Genesis tells us that it is a historical narration and was considered <text:span text:style-name="T1269">so</text:span> by its readers throughout <text:span text:style-name="T1269">history</text:span>. Only until the 19th century, when the lie of evolution <text:span text:style-name="T1269">got popularized</text:span>, was that <text:span text:style-name="T1269">people, </text:span>even among believers in Jesus Christ, began to see <text:span text:style-name="T1269">it </text:span>differently.</text:p>
      <text:p text:style-name="P4">But it is not the only case in which the veracity of the bible <text:span text:style-name="T1269">has been doubted</text:span>. <text:span text:style-name="T1269">It</text:span> has happened with people like Nimrod, David, Balthazar, Pilate, Darius, with cities or empires like Akkad, Ur, the Hittites, and Nineveh, <text:span text:style-name="T1269">that </text:span>before being RE-discovered or identified, they were used to discredit the veracity of the bible, only <text:span text:style-name="T1269">to get </text:span>later, after being RE-found or identified, being ignored or despised as evidence of Biblical truthfulness by those PRE-judicious.</text:p>
      <text:p text:style-name="P4">The bible is first used to discredit its historicity, and when confirm<text:span text:style-name="T1270">ed</text:span> <text:span text:style-name="T1270">it</text:span> <text:span text:style-name="T1270">gets</text:span> ignored. Many of the historians who initially doubt the veracity of the bible, once they finish the task, <text:span text:style-name="T1270">and </text:span>they come to the conclusion that it is completely reliable, then, they are simply ignored as if they had always held that position.</text:p>
      <text:p text:style-name="P4">One of the most important archaeologists and scholars, one of the opponents in the 19th century of the book of the Acts as historically reliable, after finishing his task, he arrived at the conclusion that Luke in each of his mentions of 32 countries, 54 cities, 9 Mediterranean islands and 95 people of historical renown <text:span text:style-name="T1271">h</text:span>e didn't make a single mistake. <text:span text:style-name="T1272">Now he is disregarded as just a </text:span><text:span text:style-name="T1273">N</text:span><text:span text:style-name="T1272">ew </text:span><text:span text:style-name="T1273">T</text:span><text:span text:style-name="T1272">estament scholar as if he was always so.</text:span></text:p>
      <text:p text:style-name="P271"><text:soft-page-break/>The bible presents much more rigor and accuracy than what is observed in modern cases. The first year the Encyclopedia Britannica was published it contained so many mistakes regarding places in the United States that it had to be recalled.</text:p>
      <text:p text:style-name="P4">Until <text:span text:style-name="T1275">just</text:span> the last century, one of the arguments, or rather <text:span text:style-name="T1274">excuses</text:span>, against the historical reliability of the old testament was that the oldest copy, the oldest manuscript, was <text:span text:style-name="T1274">from </text:span>900 <text:span text:style-name="T1274">years </text:span>after Jesus Christ. Once they found <text:span text:style-name="T1274">the </text:span>scrolls from Qumram, near the Dead Sea, in Israel, dat<text:span text:style-name="T1274">ed</text:span> from about <text:span text:style-name="T1274">a </text:span>thousand years before, and compared <text:span text:style-name="T1274">them </text:span>with th<text:span text:style-name="T1274">e ones </text:span>we <text:span text:style-name="T1274">had</text:span>, the conclusion of the preservation of the old testament became undeniable.</text:p>
      <text:p text:style-name="P4"><text:span text:style-name="T1274">A</text:span>rchaeological evidence? The archaeological record of entire cities, entire empires, entire civilizations, the entire planet in its geological features is evidence of the truth of the bible.</text:p>
      <text:p text:style-name="P4">The problem is not in the evidence, that our Creator guarantees that <text:span text:style-name="T1274">He </text:span>will preserve, but in the heart of man, that which also guarantees us <text:span text:style-name="T1274">that He</text:span> will circumcise in due time.</text:p>
      <text:p text:style-name="P4">We were made to worship our Creator, for our own good.</text:p>
      <text:p text:style-name="P4">The bible is historically reliable.</text:p>
      <text:h text:style-name="P515" text:outline-level="3"><text:bookmark-start text:name="__RefHeading___Toc35085_4173466481"/>The <text:span text:style-name="T1367">Column</text:span>.<text:bookmark-end text:name="__RefHeading___Toc35085_4173466481"/></text:h>
      <text:p text:style-name="Text_20_body">In the bible there are a series of verses that give us a column of events. A series of verses that if placed temporally make <text:span text:style-name="T1638">it </text:span>impossible to deny what the bible says about the history of humanity.</text:p>
      <text:p text:style-name="P4">The date King Solomon began <text:span text:style-name="T1276">the </text:span>construction of YHWH's temple can be ratified externally by synchronisms with the chronology of the neo-Assyrians.</text:p>
      <text:p text:style-name="P4">In addition to the large amount of archaeological information regarding the chronology of the kings recorded in the books of Kings and Chronicles in the bible they also confirm that Solomon began the construction of the temple in the year 966 before Jesus Christ.</text:p>
      <text:p text:style-name="P4">From this date it can be established when the exodus took place according to the bible. In 1st Kings 6 it says that <text:span text:style-name="Bible_5f_text">"And it came to pass in the four hundred and eightieth year after the children of Israel were come out of the land of Egypt, in the fourth year of Solomon's reign over Israel, in the month Zif, which is the second month, that he began </text:span><text:soft-page-break/><text:span text:style-name="Bible_5f_text">to build the house of the Lord” </text:span><text:span text:style-name="Bible_5f_text"><text:note text:id="ftn705" text:note-class="footnote"><text:note-citation>705</text:note-citation><text:note-body><text:p text:style-name="Footnote"><text:span text:style-name="T5">1 Kings 6:1 </text:span><text:a xlink:type="simple" xlink:href="https://www.biblegateway.com/passage/?search=1+Kings+6%3A1&amp;version=KJV" text:style-name="Internet_20_link" text:visited-style-name="Visited_20_Internet_20_Link"><text:span text:style-name="Definition"><text:span text:style-name="T5">KJV</text:span></text:span></text:a></text:p></text:note-body></text:note></text:span>. Mathematical subtraction tells us that the exodus began in the year 1446 before Jesus Christ.</text:p>
      <text:p text:style-name="P4">In Exodus 4 it says that: <text:span text:style-name="Bible_5f_text">"Now the sojourning of the children of Israel, who dwelt in Egypt, was four hundred and thirty years. And it came to pass at the end of the four hundred and thirty years, even the selfsame day it came to pass, that all the hosts of the Lord went out from the land of Egypt” </text:span><text:span text:style-name="Bible_5f_text"><text:note text:id="ftn706" text:note-class="footnote"><text:note-citation>706</text:note-citation><text:note-body><text:p text:style-name="Footnote"><text:span text:style-name="T5">Exodus 12:40-41 </text:span><text:a xlink:type="simple" xlink:href="https://www.biblegateway.com/passage/?search=Exodus+12%3A40-41&amp;version=KJV" text:style-name="Internet_20_link" text:visited-style-name="Visited_20_Internet_20_Link"><text:span text:style-name="Definition"><text:span text:style-name="T5">KJV</text:span></text:span></text:a></text:p></text:note-body></text:note></text:span>. Mathematical subtraction tells us that 1876 before Jesus Christ was the year that Jacob entered Egypt with the Israelites, when Joseph was already second in command in Egypt. At that time Joseph sent chariots to pick up Jacob and his family, who w<text:span text:style-name="T1277">ere</text:span> in Beersheba.</text:p>
      <text:p text:style-name="P272">And with the generations given in Genesis 5 and 11, the age that Abraham fathered Isaac, and Isaac fathered Jacob, the age at which Jacob died, and the time that Jacob lived in Egypt, data that we find <text:span text:style-name="T1278">it </text:span>all in Genesis, <text:span text:style-name="T1278">it c</text:span>an <text:span text:style-name="T1278">be</text:span> calculate<text:span text:style-name="T1278">d</text:span> the dates of birth and death of each of the people <text:span text:style-name="T1278">in</text:span> those genealogies back to Adam.</text:p>
      <text:p text:style-name="P273">This mathematical operation gives us a date on which the events narrated in Genesis 1 and 2 occurred <text:span text:style-name="T1279">that indicate </text:span>a few thousand years ago. NOT tens of thousands, not hundreds of thousands, not millions of years. That is what what the bible says. The one that God promises to protect, keep and preserve.</text:p>
      <text:p text:style-name="P4">These three dates establish the biblical column of the history of the humanity on this planet.</text:p>
      <text:list text:style-name="L22">
        <text:list-item>
          <text:p text:style-name="P548">In 966 before Jesus Christ Solomon began the construction of the temple.</text:p>
        </text:list-item>
        <text:list-item>
          <text:p text:style-name="P548">In 1446 before Jesus Christ the exodus began.</text:p>
        </text:list-item>
        <text:list-item>
          <text:p text:style-name="P548">In 1876 before Jesus Christ Jacob entered Egypt.</text:p>
        </text:list-item>
      </text:list>
      <text:h text:style-name="P512" text:outline-level="3"><text:bookmark-start text:name="__RefHeading___Toc35087_4173466481"/>Genealogies.<text:bookmark-end text:name="__RefHeading___Toc35087_4173466481"/></text:h>
      <text:p text:style-name="P473">The genealogies of Genesis 5 and 11 add up to a different total of years depending on the manuscript you read. There are 2 large groups of manuscripts, two great traditions of manuscripts, of which derive the texts of Genesis that we read today in our own idiom:</text:p>
      <text:list text:style-name="L23">
        <text:list-item>
          <text:p text:style-name="P549">Manuscripts derived from the Septuagint and</text:p>
        </text:list-item>
        <text:list-item>
          <text:p text:style-name="P549">Manuscripts derived from the Masoretic.</text:p>
        </text:list-item>
      </text:list>
      <text:p text:style-name="Text_20_body"><text:soft-page-break/>The genealogies of the Septuagint always add up to more than a thousand years higher than the sum of those of the Masoretic. Both cannot be <text:span text:style-name="T1284">r</text:span>ight.</text:p>
      <text:p text:style-name="P4">Under the principles of this section only one of the two is true.</text:p>
      <text:p text:style-name="P4">This means that <text:span text:style-name="T1285">either</text:span>:</text:p>
      <text:list text:style-name="L24">
        <text:list-item>
          <text:p text:style-name="P550">The Masoretic is true and the Septuagint lengthened the ages <text:span text:style-name="T1285">at which</text:span> the parents had their children in the Masoretic EXTENDING thus the complete chronology, or exclusively:</text:p>
        </text:list-item>
        <text:list-item>
          <text:p text:style-name="P551">The Septuagint is true and the Masoretic shortened the ages <text:span text:style-name="T1285">at which</text:span> <text:span text:style-name="T1285">the</text:span> parents had their children in the Septuagint SHORTENING thus the complete chronology of the Septuagint.</text:p>
        </text:list-item>
      </text:list>
      <text:p text:style-name="Text_20_body">In the discipline of textual criticism the most important of the fundamental principles, called canons, is that: “in a difference among manuscripts, the manuscript that can best explain the others is the most probably correct”.</text:p>
      <text:p text:style-name="P4">The arguments and evidence that allow this host to prefer the chronology we find in the Septuagint are:</text:p>
      <text:list text:style-name="L25">
        <text:list-item>
          <text:p text:style-name="P552">As of the date of this presentation, and for the text of the chronologies in Genesis 5 and 11, the Septuagint manuscripts are much more older than those of the Masoretic. The codex Vaticanus and the codex Sinaiticus of the Septuagint are dated to the 4th century while the Aleppo codex and the Leningrad Codex of <text:span text:style-name="T1286">the </text:span>Masoretic are dated to the 10th and 11th century. This may change, for the text in question, with the manuscripts in hebrew found in Qumram and that have not been published yet.</text:p>
        </text:list-item>
        <text:list-item>
          <text:p text:style-name="P553">The reason that can be argued to EXTEND an alleged original Masoretic chronology is that it was desired to make consistent the chronology of Genesis with the <text:span text:style-name="T1287">existant </text:span>Egyptian chronologies before the Septuagint, in particular that of Manetho in the <text:span text:style-name="T1287">3th</text:span> century before Jesus Christ. If in the middle of the 3rd century before Jesus Christ, when the hebrew scriptures were translated into greek and <text:span text:style-name="T1288">it was </text:span>produced the Septuagint, the motive was to make the hebrew <text:span text:style-name="T1288">holy </text:span>scriptures consistent chronologies with <text:span text:style-name="T1288">existant </text:span>Egyptian chronologies, this objective was not achieved. The Septuagint chronology is not consistent with <text:span text:style-name="T1639">any</text:span>one of the Egyptian chronologies of that time, in particular th<text:span text:style-name="T1288">at</text:span> of Manetho that does not take into account any of the co-reigns and parallel kingdoms that have been deduced in modern chronologies of Egypt. Much less the elongated Egyptian chronologies of that moment that lengthened the chronology of Egypt even to be 7 <text:soft-page-break/>and 8 millennia of existence. To be consistent with any of these chronologies, the Septuagint would have to have a much larger chronology. <text:span text:style-name="T1288">L</text:span>onger than the one <text:span text:style-name="T1288">it</text:span> ha<text:span text:style-name="T1288">s</text:span> in any case. The alleged reason to EXTEND an original chronology was NOT fulfilled.</text:p>
        </text:list-item>
        <text:list-item>
          <text:p text:style-name="P554">The reason that can be argued to SHORTEN an alleged original chronology of the Septuagint is that it was desired to deny the reliability of the Septuagint as a text of the Tanakh for the Jews and in this way prevent the Jewish population from reading the texts of the new testament that were being distributed as part of the Septuagint for the growing Christian movement. If this was the objective, it was achieved, even to the point that today we have to argue why the reliability of the Septuagint genealogies is <text:span text:style-name="T1289">greater than those of the Masoretic</text:span>. The use of the Septuagint by the Jewish population declines markedly in <text:span text:style-name="T1289">the </text:span>years when the Seder-Olam-Rabbah chronology, based on an alleged original Masoretic chronology, began to be distributed by the rabbinical authority among the Jewish population of the 2nd century. The alleged reason to SHORTEN an original chronology was FULFILLED.</text:p>
        </text:list-item>
        <text:list-item>
          <text:p text:style-name="P555">The most important event in all of human history is the resurrection of Jesus Christ. Seems like a much more important reason <text:span text:style-name="T1290">to</text:span> try to hide or prevent the Jewish population from learning <text:span text:style-name="T1290">about</text:span> all the evidence that the new testament shows in favor of Jesus Christ <text:span text:style-name="T1290">being</text:span> the Jewish Meshiakh, <text:span text:style-name="T1290">than</text:span> <text:span text:style-name="T1290">to </text:span>try to <text:span text:style-name="T1290">match</text:span> the chronology of the tanakh, the sacred text of the Jews, and therefore of supreme importance to the Jewish translators who produced the Septuagint, with chronologies of <text:span text:style-name="T1290">some</text:span> uncircumcised <text:span text:style-name="T1290">and pagan people </text:span>like the greeks or the Egyptians. The <text:span text:style-name="T1290">motive</text:span> for SHORTENING the chronology is much stronger than the <text:span text:style-name="T1290">motive</text:span> to EXTEND the chronology.</text:p>
        </text:list-item>
        <text:list-item>
          <text:p text:style-name="P552">There is no witness between the time of the alleged <text:span text:style-name="T1291">EXTENSION</text:span> of the chronologies <text:span text:style-name="T1291">during</text:span> the production of the Septuagint and the destruction of the second temple that accuses the Septuagint of altering the chronologies of Genesis 5 and 11. No witness reports a lengthening of the chronology up to the time of the alleged shortening. The Septuagint is accused of EXTENDING the chronology <text:span text:style-name="T1291">l</text:span>ate very late.</text:p>
        </text:list-item>
        <text:list-item>
          <text:p text:style-name="P552">There are several witnesses of the first centuries after the alleged SHORTENING of the chronologies in the Masoretics that accuse the rabbis of altering the chronologies of Genesis 5 and 11. Among them, Eusebius in 310 after Jesus Christ, Julián <text:span text:style-name="T1292">of</text:span> Toledo <text:span text:style-name="T1292">in the</text:span> mid-600<text:span text:style-name="T1292">s</text:span> after Jesus Christ, and James of Edessa also <text:span text:style-name="T1292">in the</text:span> mid 600<text:span text:style-name="T1292">s</text:span> after Jesus Christ. Thus, several witnesses denounce a <text:soft-page-break/>shortening of the chronology shortly after the alleged shortening. The Masoretics are accused of SHORTENING the chronology soon very soon.</text:p>
        </text:list-item>
        <text:list-item>
          <text:p text:style-name="P552">The only external witness, prior to the destruction of the second temple in Jerusalem, which partially ratifies the short chronology of <text:span text:style-name="T1293">the </text:span>Masoretic is the Book of Jubilees. This book has been dated from the 2nd century <text:span text:style-name="T1293">before Jesus Christ</text:span> and considered as pseudo-epigraphy by almost all of Christianity from its inception, with the rare exception of the Ethiopians, and <text:span text:style-name="T1293">it’</text:span>s not even considered canonical by the Jews <text:span text:style-name="T1293">themselves</text:span>, with the exception of the Ethiopian Jews. Pseudo-epigraphy means FALSE<text:span text:style-name="T1293">LY</text:span> titled, in this case someone writes it in the 2nd century before Jesus Christ, and tries to simulate that <text:span text:style-name="T1293">i</text:span>t was written <text:span text:style-name="T1293">at</text:span> the time of Moses. The only external witness in favor of the Masoretic chronology is a pseudo-epigraphy.</text:p>
        </text:list-item>
        <text:list-item>
          <text:p text:style-name="P556"><text:span text:style-name="T5">The fragment coded 11QJub found in Qumram is the </text:span><text:span text:style-name="T268">only one</text:span><text:span text:style-name="T5"> containing parts of the 4th chapter of the Book of Jubilees according to a popular Dead Sea Scroll list. Nevertheless it is very difficult to imagine the </text:span><text:span text:style-name="T269">scholar</text:span><text:span text:style-name="T5"> who was able to put something together, even readable, of the verses that are supposedly supported by </text:span><text:span text:style-name="T269">the </text:span><text:span text:style-name="T5">11QJub fragments. In the portal </text:span><text:a xlink:type="simple" xlink:href="http://www.deadseascrolls.org.il/" text:style-name="Internet_20_link" text:visited-style-name="Visited_20_Internet_20_Link"><text:span text:style-name="Definition"><text:span text:style-name="T5">www.deadseascrolls.org.il</text:span></text:span></text:a><text:span text:style-name="T5"> you can see a photographic record of 11QJub and this host </text:span><text:span text:style-name="T269">did</text:span><text:span text:style-name="T5"> not f</text:span><text:span text:style-name="T269">ind</text:span><text:span text:style-name="T5"> a single scholar article identifying the fragments by plate and fragment number that support the chronology found in more recent manuscripts. Thus, your host has the position that the Qumran manuscripts do not ratify the chronology found in the Book of Jubilees. And thus the chronology found in current copies of the Book of Jubilees may simply be based on the Masoretic because its preservation has been in the hands of Orthodox Jews. The ONLY outside witness </text:span><text:span text:style-name="T270">in</text:span><text:span text:style-name="T5"> favor of the Masoretic chronology may not even be </text:span><text:span text:style-name="T270">a witness at all</text:span><text:span text:style-name="T5">.</text:span></text:p>
        </text:list-item>
        <text:list-item>
          <text:p text:style-name="P552">There are multiple external witnesses that confirm the chronology length of the Septuagint before the destruction of the second temple in Jerusalem. Among them, the Demetrius chronograph in the 220 before of Jesus Christ, Eupolemus in 160 before Jesus Christ, and <text:span text:style-name="T1294">in</text:span> very important <text:span text:style-name="T1294">manner</text:span>, The Book of Biblical Antiquities of the 1st century because internal and external evidence indicates that it was written in hebrew, by <text:span text:style-name="T645">h</text:span>ebrews, in hebrew land, and therefore could not be based on the Septuagint. Outside witnesses show that <text:span text:style-name="T1294">until</text:span> the destruction of the second temple, the genealogies in both traditions were those of the Septuagint.</text:p>
        </text:list-item>
        <text:list-item>
          <text:p text:style-name="P557">Also in a special way, as an external witness, is the disputed case of the prestigious Jewish historian Josephus, in the 1st century after Jesus Christ. The case is disputed because there is evidence of intentional corruption in the copy of <text:soft-page-break/>its originals. Josephus affirms that he worked directly from the hebrew, which rules out that his chronology was based on the Septuagint. His translation of Biblical names into greek does not correspond to that of the Septuagint, but it is a <text:span text:style-name="T1295">personal</text:span> transliteration of Josephus, which confirms <text:span text:style-name="T1295">his</text:span> <text:span text:style-name="T1295">claim</text:span> and <text:span text:style-name="T1295">his</text:span> independence from the Septuagint. The evidence of corruption is established because in various parts of his manuscripts Josephus is found to assert a total sum of his chronology consistent with the Septuagint chronology, but in some manuscripts the chronology as such, <text:span text:style-name="T1296">it</text:span> only adds up to a total <text:span text:style-name="T1296">length equal to </text:span>the Masoretic. Thus, although the chronology as such that survives today in the manuscripts that <text:span text:style-name="T1297">wer</text:span><text:span text:style-name="T1640">e</text:span><text:span text:style-name="T1297"> </text:span>copied <text:span text:style-name="T1297">from </text:span>the originals of Josephus corresponds mostly to the Masoretic chronology, Josephus himself asserts elsewhere a <text:span text:style-name="T1297">total</text:span> sum for his chronology that corresponds <text:span text:style-name="T1298">with</text:span> <text:span text:style-name="T1297">that </text:span><text:span text:style-name="T1298">of</text:span> the Septuagint. <text:span text:style-name="T1297">H</text:span>ard to believe that <text:span text:style-name="T1297">the </text:span>man did not <text:span text:style-name="T1297">even </text:span>know how to add. At least until <text:span text:style-name="T1299">the </text:span>destruction of the second temple, the genealogies in both traditions were those of the Septuagint.</text:p>
        </text:list-item>
        <text:list-item>
          <text:p text:style-name="P552">The flood begins in the year 600 of Noah according to Genesis 7. It is eas<text:span text:style-name="T1300">ier</text:span> to explain why the chronological data for Jared, Methuselah and Lamech are the same in both chronologies of Genesis 5 in a context that shortens the chronology than in a context that lengthens the chronology. In a context that shortens the chronology, one cannot shorten by one hundred the age at which children are born for these three <text:span text:style-name="T1300">g</text:span>entlemen, as <text:span text:style-name="T1301">it </text:span>was done with the rest, because they would have survived the flood along with Noah. In a context that lengthens the chronology this problem would not have existed. It is easier to explain the chronology <text:span text:style-name="T1301">in the </text:span>Masoretic from the Septuagint than the opposite.</text:p>
        </text:list-item>
        <text:list-item>
          <text:p text:style-name="P558">It is easier to explain the difference of only 50 years in the age <text:span text:style-name="T1302">at</text:span> <text:span text:style-name="T1302">which</text:span> Nahor ha<text:span text:style-name="T1302">d</text:span> his son in a context that shortens the chronology than in a context that lengthens the chronology. In a context that shorten the chronology you cannot shorten by a hundred the age at which Nahor's son is born, as <text:span text:style-name="T1302">it </text:span>was done with the rest, because he would have had <text:span text:style-name="T1302">him </text:span>before his own birth. In a context that lengthens the chronology this problem would not have existed. It's easier to explain the Masoretic chronology from the Septuagint that <text:span text:style-name="T1303">the </text:span>contrary.</text:p>
        </text:list-item>
        <text:list-item>
          <text:p text:style-name="P559">The number of levels in the archaeological evidence of the Egyptian and Mesopotamian cultures are easier to explain in Septuagint long chronology than in the short Masoretic.</text:p>
        </text:list-item>
      </text:list>
      <text:p text:style-name="Text_20_body">Just as in some judicial systems it is established whether the <text:span text:style-name="T1304">accused</text:span> had the means, the opportunity, and the motive, to commit a crime. It is clear that the evidence and logic indicates that these aspects are met much more easily for a shortening of the chronology <text:soft-page-break/>by the rabbis tha<text:span text:style-name="T1305">n</text:span> for a lengthening of the chronology <text:span text:style-name="T1305">at the time of</text:span> production of the Septuagint. <text:span text:style-name="T1305">A</text:span>fter the destruction of the second temple, the rabbis had the motive, the opportunity and the means to shorten the original chronology.</text:p>
      <text:p text:style-name="P4">On the other hand, the evidence and logic indicate that the text of the Masoretic is explained from a change in the Septuagint much more easily than the text in the Septuagint from a change in the Masoretic. Thus, the main canon of textual criticism points to the veracity of the Septuagint.</text:p>
      <text:h text:style-name="P512" text:outline-level="3"><text:bookmark-start text:name="__RefHeading___Toc35089_4173466481"/>Eridu.<text:bookmark-end text:name="__RefHeading___Toc35089_4173466481"/></text:h>
      <text:p text:style-name="Text_20_body">The famous story of the tower of Babel is found in Genesis 11.</text:p>
      <text:p text:style-name="P4">If we can believe the story of Noah, it is not so difficult to believe a good translation of the story in Genesis 11. Some 50 years after the death of Noah, the people still spoke only one language, the one that Noah and his family spoke. God had commanded Noah to scatter and populate the whole earth, but some rebels did not believed Noah and decided to build a city and a tower so as not to be scattered. YHWH makes them scatter anyway, maybe simply <text:span text:style-name="T1641">by</text:span> the death of a certain Nimrod, who was the one who directed the matter, and the construction of the city and the tower stop. The scatter and settle <text:span text:style-name="T1642">of people</text:span> in separate places does what it always does and each group forms its own cultural identity including its own language, and retaining something of the grandiose idea o<text:span text:style-name="T1306">f </text:span>building pyramids and that is why we observe them in all ancient cultures. <text:span text:style-name="T1306">T</text:span>he city <text:span text:style-name="T1306">where</text:span> the rebellion began is commemorated with a name that alludes to the <text:span text:style-name="T1306">event</text:span>.</text:p>
      <text:p text:style-name="P4">The arguments and the evidence that allow this host to affirm that the ancient city of Eridu, of ancient Mesopotamia, located in the Tel-Abu-Shahrain location near Basra, IS the Babel of Genesis 11 are the following:</text:p>
      <text:list text:style-name="L26">
        <text:list-item>
          <text:p text:style-name="P560">It is <text:span text:style-name="T1308">at</text:span> the right place and construction began at the <text:span text:style-name="T1308">right </text:span>time: ancient Mesopotamia, cradle of the first civilizations or cities. It makes no sense to look for Babel in the 6th century before Jesus Christ. Or any other time when <text:span text:style-name="T1308">we observe</text:span> various written languages <text:span text:style-name="T1307">o</text:span>n the planet. <text:span text:style-name="T1308">O</text:span>r <text:span text:style-name="T1308">at</text:span> any <text:span text:style-name="T1308">other </text:span>moment that contradicts the biblical chronology. It can't be in the 2000 before Jesus Christ, the time of Abraham, or in the 1500 before Jesus Christ, times of Moses. Or in the area o<text:span text:style-name="T1309">f S</text:span>outh America or in the Chinese area. Additionally, ancient Mesopotamia is close to the mountains of Ararat, the landing place of Noah.</text:p>
        </text:list-item>
        <text:list-item>
          <text:p text:style-name="P561"><text:soft-page-break/>There was a massive migration that left the area and was recorded in the traces of artifacts and architectures, in the archaeological evidence. This migration is known as <text:span text:style-name="T1310">the </text:span>Uruk expansion. Expansion so scattered, prolonged, and distant that it could have easily been called the Eridu expansion because the two cities are so nearby that is archaeologically indistinguishable from which of the two <text:span text:style-name="T1310">the </text:span>expansion began.</text:p>
        </text:list-item>
        <text:list-item>
          <text:p text:style-name="P560">It has the appropriate name because Eridu is synonymous with Babel in the ancient Mesopotamia. Even the Babel or Babylon of Abraham’<text:span text:style-name="T1311">s times</text:span> was also known as Eridu.</text:p>
        </text:list-item>
        <text:list-item>
          <text:p text:style-name="P562">It had the largest temple or ziggurat at the time, by far, with more than 15 distinguishable stages. And next to said ziggurat there is a huge platform also started in the Uruk period, abandoned for several periods, and ended at a much later period to build a normal sized ziggurat on top of it. I<text:span text:style-name="T1311">t was</text:span> never buil<text:span text:style-name="T1311">t anything</text:span> consistent with its area on top <text:span text:style-name="T1311">of it</text:span>. The area of <text:span text:style-name="T1311">said </text:span>platform is larger than the sum of the areas of the main complexes of the later Egypt’<text:span text:style-name="T1311">s </text:span>pyramids. The approximate area of the <text:span text:style-name="T1311">E</text:span>ridu platform, using the famous Internet portal of satellite maps, is <text:span text:style-name="T1311">about </text:span>358 thousand square meters, while the area o<text:span text:style-name="T1311">f t</text:span>he great pyramid of Giza is a little less than 53 thousand square meters. It is almost 300 thousand square meters larger than the area of the pyramids, and almost 7 times the area o<text:span text:style-name="T1311">f t</text:span>he pyramids. The Eridu platform is gigantic.</text:p>
        </text:list-item>
        <text:list-item>
          <text:p text:style-name="P563">The other candidate cities do not meet all the conditions. E<text:span text:style-name="T1312">ither</text:span> they are not at the right time, or they are not in a place where an archaeologically recorded mass migration <text:span text:style-name="T1312">starts</text:span>, or they <text:span text:style-name="T1312">don’t </text:span>have a TEMPLE <text:span text:style-name="T1313">of </text:span>the size that Eridu had. <text:span text:style-name="T1312">A</text:span>nd no<text:span text:style-name="T1312">ne of them have</text:span> a PLATFORM of the size like the one started in <text:span text:style-name="T1312">E</text:span>ridu. It was simply gigantic.</text:p>
        </text:list-item>
        <text:list-item>
          <text:p text:style-name="P560">The Sumerian witness of ancient Mesopotamia “Enmerkar and the Lord of Aratta” confirms the story point by point. <text:span text:style-name="T1314">T</text:span>here was only one language, they wanted to build a huge ziggurat in Eridu, the god of Eridu stopped <text:span text:style-name="T1314">the </text:span>construction, there was a scattering, and the god of Eridu confused the languages.</text:p>
        </text:list-item>
        <text:list-item>
          <text:p text:style-name="P560">Some versions of the Sumerian king list name the king of Eridu as the first, which is consistent with biblical data of Nimrod.</text:p>
        </text:list-item>
        <text:list-item>
          <text:p text:style-name="P564">The deities of Eridu are related to a <text:span text:style-name="T1315">global</text:span> flood.</text:p>
        </text:list-item>
      </text:list>
      <text:p text:style-name="Text_20_body">The bible allows us to think that some 400 years after the time of Nimrod, that is to say from the time of Babel or Eridu, in the time of Peleg, the granite shell that was torn <text:soft-page-break/>during the planetary flood, settled <text:span text:style-name="T1316">or sunk </text:span>more quickly than it had been doing, let's say in a period of about two hundred years with an average of 10 centimeters per month, and the water ended up covering and separating the points that allowed human<text:span text:style-name="T1316">s</text:span> <text:span text:style-name="T1643">to </text:span><text:span text:style-name="T1316">travel across and </text:span>expand throughout the planet during those 400 years.</text:p>
      <text:p text:style-name="P4">All the evidence indicates that the story of Babel is the story of Eridu.</text:p>
      <text:h text:style-name="P512" text:outline-level="3"><text:bookmark-start text:name="__RefHeading___Toc35091_4173466481"/>Monumental Egypt.<text:bookmark-end text:name="__RefHeading___Toc35091_4173466481"/></text:h>
      <text:p text:style-name="P474">The year 525 after Jesus Christ was the first year after Jesus Christ, when a monk calculated that Jesus Christ must have been born 525 years ago. From that moment on, the <text:span text:style-name="T1317">time</text:span> system used by the entire planet today was generated. System that has no year zero because from year 1 before Jesus Christ you go directly to year 1 after Jesus Christ. And that is also why, according to some experts, Jesus Christ ends up being born in 5 before Jesus Christ.</text:p>
      <text:p text:style-name="P4">Before this absolute and global system of the king of kings, of the lord of <text:span text:style-name="T1318">Lords</text:span>, <text:span text:style-name="T1318">of </text:span>the owner of the planet, the way to identify a date was dependent on the little king reign. Each event was identified by the year of the reign under which it happened. That is to say: the same <text:span text:style-name="T1320">way</text:span> as now, only <text:span text:style-name="T1319">that it was for</text:span> each little king, because the king of kings had not arrived <text:span text:style-name="T1319">yet</text:span>.</text:p>
      <text:p text:style-name="P274">This is why the most reliable method to determine <text:span text:style-name="T1320">the date of</text:span> <text:span text:style-name="T1644">an </text:span>event <text:span text:style-name="T1320">prior to </text:span>Jesus Christ has to take into account each little king reign, the number of years that he reigned, <text:span text:style-name="T1320">if</text:span> another little king was reigning at the SAME time, the different names by which the SAME little king <text:span text:style-name="T1320">was known</text:span>, the different ways of counting a reign, <text:span text:style-name="T1320">if it was </text:span>either from the first full <text:span text:style-name="T1320">ruled </text:span>year, from the first moment in which he began to govern, <text:span text:style-name="T1320">or any other method, </text:span>in which solar or lunar month the <text:span text:style-name="T1320">calendar </text:span>year began for the culture of the little king, if the reign was counted from when he began to rule or from <text:span text:style-name="T1320">the time </text:span>the father king was dying, or any other way of counting that the culture of the day <text:span text:style-name="T1320">had</text:span>. Every chronology of every little king <text:span text:style-name="T1320">has to account for all </text:span>these details.</text:p>
      <text:p text:style-name="P4">Synchronisms, those relationships that accept that two people, places or events between different historical sources correspond to the SAME person, place or event, are the bridges that allow to establish moments that occurred simultaneously between two chronologies of different reigns. This is the glue, which allows you to join the chronologies of each little king with each other and in this way to put together a global timeline.</text:p>
      <text:p text:style-name="P4"><text:soft-page-break/>In addition to these regional dates and synchronisms, <text:span text:style-name="T1321">you </text:span>must also cross this information with that obtained in the sequences established by the layers or levels of ARCHAEOLOGICAL artifacts in the urban settlements of each kingdom, of each culture that suggest a sequence of events.</text:p>
      <text:p text:style-name="P275">Details, details, details, that added together can double or triple the total time of a chronology if they are not taken into account or <text:span text:style-name="T1321">the</text:span> wrong relations, <text:span text:style-name="T1321">the</text:span> wrong synchronisms, <text:span text:style-name="T1321">are made</text:span>.</text:p>
      <text:p text:style-name="P4">The Rosseta stone was the archaeological artifact that allowed us to begin to decode the hieroglyphs of Egypt because they contained the same text in three different forms including greek and Egyptian hieroglyphs. The archaeological evidence found in Egypt is literally monumental. The gigantic monuments are full of hieroglyphics and being able to decipher them was an archaeological achievement literally monumental.</text:p>
      <text:p text:style-name="P276">The French champion who became famous for decoding hieroglyphs in the famous stone, also formulated the most IMPORTANT historical synchron<text:span text:style-name="T1322">ism</text:span> <text:span text:style-name="T1322">for</text:span> the popular Egyptian chronology: That the little king, or better said <text:span text:style-name="T1324">the </text:span>little pharaoh, because he is from Egypt, named in the bible, <text:span text:style-name="T1324">listen:</text:span> IN THE bible, <text:span text:style-name="T1645">as</text:span> Shishak in 1st Kings 14 <text:note text:id="ftn707" text:note-class="footnote"><text:note-citation>707</text:note-citation><text:note-body><text:p text:style-name="Footnote"><text:span text:style-name="T5">1 Kings 14:25 </text:span><text:a xlink:type="simple" xlink:href="https://www.biblegateway.com/passage/?search=1+Kings+14%3A25&amp;version=KJV" text:style-name="Internet_20_link" text:visited-style-name="Visited_20_Internet_20_Link"><text:span text:style-name="Definition"><text:span text:style-name="T5">KJV</text:span></text:span></text:a></text:p></text:note-body></text:note>, was exactly the same Sheshonk 1st of the 22nd Egyptian dynasty according to Manetho. <text:span text:style-name="T1324">It seemed t</text:span>o the champion <text:span text:style-name="T1324">that </text:span>they sound<text:span text:style-name="T1324">ed</text:span> alike and therefore <text:span text:style-name="T1324">they had to</text:span> be the same person. Shishak is Sheshonk.</text:p>
      <text:p text:style-name="P475"><text:span text:style-name="T5">The bible says that </text:span><text:span text:style-name="Bible_5f_text"><text:span text:style-name="T5">“</text:span></text:span><text:span text:style-name="Bible_5f_text"><text:span text:style-name="T271">i</text:span></text:span><text:span text:style-name="Bible_5f_text">n the fifth year of king Rehoboam, that Shishak king of Egypt came up against Jerusalem</text:span><text:span text:style-name="Bible_5f_text"><text:span text:style-name="T5">” </text:span></text:span><text:span text:style-name="Bible_5f_text"><text:span text:style-name="T5"><text:note text:id="ftn708" text:note-class="footnote"><text:note-citation>708</text:note-citation><text:note-body><text:p text:style-name="Footnote"><text:span text:style-name="T5">1 Kings 14:25 </text:span><text:a xlink:type="simple" xlink:href="https://www.biblegateway.com/passage/?search=1+Kings+14%3A25&amp;version=KJV" text:style-name="Internet_20_link" text:visited-style-name="Visited_20_Internet_20_Link"><text:span text:style-name="Definition"><text:span text:style-name="T5">KJV</text:span></text:span></text:a></text:p></text:note-body></text:note></text:span></text:span><text:span text:style-name="T5">, and according to the champion, that should be the same Sheshonk who attacked Israel. The champion didn't even </text:span><text:span text:style-name="T272">get the memo </text:span><text:span text:style-name="T5">that Sheshonk went to the north of Israel, not to Judah, where Jerusalem </text:span><text:span text:style-name="T272">is</text:span><text:span text:style-name="T5">, and therefore </text:span><text:span text:style-name="T272">he </text:span><text:span text:style-name="T5">could not be the same person. The champion, </text:span><text:span text:style-name="T272">b</text:span><text:span text:style-name="T5">ased on </text:span><text:span text:style-name="T272">the </text:span><text:span text:style-name="T5">biblical chronology, knew that Rehoboam's fifth year corresponds to 925 before Jesus Christ, and therefore that should be the date that the </text:span><text:span text:style-name="T272">guy</text:span><text:span text:style-name="T5"> Sheshonk 1st of the 22nd dynasty attacked Israel.</text:span></text:p>
      <text:p text:style-name="P277">And once the champion said it, that's how it <text:span text:style-name="T1325">happend</text:span>. The reason <text:span text:style-name="T1325">for</text:span> trust<text:span text:style-name="T1325">ing</text:span> <text:span text:style-name="T1325">the b</text:span>iblical date for Shishak, NOT Sheshonk, is that the historical sources, including archaeological information, and <text:span text:style-name="T1325">in </text:span>exceptional <text:span text:style-name="T1325">manner the</text:span> astronomical records of the Neo-Babylonian reigns, and the neo-Assyrian lunar system of years, have allowed to confirm, verify, ratify, in multiple ways, the biblical <text:span text:style-name="T1325">chronological </text:span>information subsequent to Solomon, corresponding to the time of kings and prophets in Israel. Everything post-Solomon has been confirmed in multiple ways. For <text:span text:style-name="T1325">the</text:span> champion it was easy to trust the date of 925 <text:soft-page-break/><text:span text:style-name="T1325">before Jesus Christ</text:span> for the moment when the bible says that Shishak, NOT Sheshonk, plundered Jerusalem.</text:p>
      <text:p text:style-name="P278">Based on the champion's <text:span text:style-name="T1325">synchronism</text:span>, that Shishak is Sheshonk, <text:span text:style-name="T1326">it’s</text:span> <text:span text:style-name="T1326">based</text:span> ALL Egyptian chronology prior to 750 before Jesus Christ. AND ALL the chronologies, of the ancient cultures of the Mediterranean, are based on the Egyptian chronology to <text:span text:style-name="T1326">set</text:span> absolute dates prior to 750 before Jesus Christ. <text:span text:style-name="T1326">I</text:span>n particular the Assyrian and the greek, are based on the Egyptian chronology. It's a <text:span text:style-name="T1326">little </text:span>snowball.</text:p>
      <text:p text:style-name="P279">Before the Egyptologists arrived, the Mycenaean period, from the greek culture, <text:span text:style-name="T1326">listen Mycenaean, NOT </text:span>messianic, that of the famous Troy of Agamemnon, the one in the <text:span text:style-name="T1327">movie</text:span>, was dated between <text:span text:style-name="T1327">the year </text:span>1000 before Jesus Christ and the 750 before Jesus Christ, because all the archaeological and written evidence indicate <text:span text:style-name="T1327">so</text:span>, as well as the synchroni<text:span text:style-name="T1323">sms</text:span> with the Assyrian culture. But when archaeological artifacts from <text:span text:style-name="T1327">the </text:span>Mycenaean culture <text:span text:style-name="T1327">were found </text:span>in the middle of Egypt’<text:span text:style-name="T1327">s</text:span> 18th dynasty, the champion's Egyptian chronology won and “<text:span text:style-name="T1328">TAKE IT”</text:span> that the Mycenaeans were no longer among 1000 and 750 before Jesus Christ but they <text:span text:style-name="T1329">now were</text:span> between the <text:span text:style-name="T1329">year </text:span>1700 and 1000 before Jesus Christ. The entire Mycenaean greek period lengthened and <text:span text:style-name="T1329">was taken back</text:span> about 500 years on average. <text:span text:style-name="T1329">T</text:span>he egyptian evidence was monumental, literally, and the champion had to be absolutely right. The validity of the champion’<text:span text:style-name="T1329">s</text:span> Egyptian chronology with all the errors of Manetho in chronological sums of SIMULTANEOUS reigns was never questioned. And since the greeks exchanged their pottery with the cultures of almost the entire Mediterranean, <text:span text:style-name="T1340">“</text:span><text:span text:style-name="T1329">TAKE IT”</text:span> that these cultures also went back about 500 years on average.</text:p>
      <text:p text:style-name="P280">The same thing happened to the Hittites. Archaeological evidence was found that Ramses 2nd of the Egyptian 19th dynasty fought those guys and “<text:span text:style-name="T1330">TAKE IT”</text:span> that the Hittites also went back another 500 years and lengthened <text:span text:style-name="T1331">other</text:span> much. The Egyptian chronology had to be correct. <text:span text:style-name="T1331">A</text:span>nd despite <text:span text:style-name="T1331">that </text:span>the enormous local evidence in the archaeological layer sequences indicates that the culture that inhabited between 1000 before Jesus Christ and 750 <text:span text:style-name="T1331">before Jesus Christ</text:span>, in what is now south-eastern Turkey and northern Syria, is exactly the same of these Hittite <text:span text:style-name="T1331">guys</text:span>, the current interpretation that we read in the online encyclopedia is that such Hittites lived about 500 years before.</text:p>
      <text:p text:style-name="P281">These little errors generated what is known as the DARK AGES of the greeks and <text:span text:style-name="T1332">the</text:span> Assyrians. Those periods in which <text:span text:style-name="T1332">there is </text:span>supposedly MISSING evidence that they even EXISTED! <text:span text:style-name="T1332">It’s n</text:span>ot that two immediate, <text:span text:style-name="T1332">side by side</text:span>, contiguous layers <text:span text:style-name="T1332">in </text:span><text:soft-page-break/>archaeological sites <text:span text:style-name="T1332">of</text:span> urban settlement<text:span text:style-name="T1332">s</text:span> of these cultures indicate two immediate periods, one prior to the other. Noooooo, that would indicate that the <text:span text:style-name="T1332">champion’s</text:span> Egyptian chronology is wrong. What happens is that, between those two immediate, <text:span text:style-name="T1332">side by side</text:span>, contiguous layers, THE EVIDENCE IS MISSING, <text:span text:style-name="T1332">of some </text:span>500 <text:span text:style-name="T1333">little </text:span>years, that <text:span text:style-name="T1332">MUST</text:span> have happened, because <text:span text:style-name="T1333">it is so according to</text:span> the chronology on which we base all our dates. Absurd, right? But that's <text:span text:style-name="T1332">where</text:span> we are. Says the encyclopedia.</text:p>
      <text:p text:style-name="P282">Based on the champion's synchronism and Manetho's cheerful accounts, the exodus would have happened a few dynasties <text:span text:style-name="T1334">before</text:span> the 22nd, in the 19th, during the reign of Ramses 2nd, who obviously did not drown in the Red Sea, as the bible affirms that <text:span text:style-name="T1334">it</text:span> happened to the pharaoh of the exodus, because we have <text:span text:style-name="T1334">his</text:span> MUMMY. Just as we have the mummy of ALL pharaohs of the 18th and 19th dynasties. Is it then concluded that the the champion's synchroni<text:span text:style-name="T1323">sm</text:span> is <text:span text:style-name="T1337">wrong</text:span>?, that no little pharaoh of the 18th and 19th dynasties, in Manetho's accounts, may be the pharaoh of the Exodus? and that therefore the Egyptian chronology is <text:span text:style-name="T1335">shifted </text:span>500 years? Noooooo, what most of the academy concludes is that the bible was wrong in that little detail, or that the interpretation of the verses that tells us that the little pharaoh of the exodus drowned in the sea Red doesn't go that far, <text:span text:style-name="T1336">that </text:span>the guy didn't even get wet, and that's why we have the mummy.</text:p>
      <text:p text:style-name="P283">On the other hand, based on <text:span text:style-name="T1336">the </text:span>champion’<text:span text:style-name="T1336">s</text:span> <text:span text:style-name="T1325">synchronism</text:span> and Manetho’<text:span text:style-name="T1336">s </text:span>joyous accounts, Jericho should have archaeological evidence of having been destroyed during one of the archaeological layers corresponding to one of the pharaohs of the 18th or 19th dynasties. And <text:span text:style-name="T1336">since</text:span> there is no<text:span text:style-name="T1336">ne</text:span>, <text:span text:style-name="T1336">since </text:span>Jericho was NOT destroyed during ANY dynasty after <text:span text:style-name="T1336">the </text:span>15<text:span text:style-name="T1336">th</text:span>, because the archaeological evidence indicates so, is it conclude<text:span text:style-name="T1336">d</text:span> that the champion's <text:span text:style-name="T1325">synchronism</text:span> is <text:span text:style-name="T1337">wrong</text:span>? and that <text:span text:style-name="T1338">there </text:span>for, the Egyptian chronology <text:span text:style-name="T1338">is shifted </text:span>500 years? <text:span text:style-name="T1338">N</text:span>oooo, i<text:span text:style-name="T1338">t is</text:span> conclude<text:span text:style-name="T1338">d</text:span> that Jericho was NOT destroyed when <text:span text:style-name="T1692">they think </text:span>the bible says <text:span text:style-name="T1338">it happend</text:span>, but much before and that when <text:span text:style-name="T1692">they think </text:span>Joshua arrived there was nothing to conquer, and everything was <text:span text:style-name="T1338">already </text:span>destroyed.</text:p>
      <text:p text:style-name="P284">That is to say that the biblical date in which Shishak sacked Jerusalem, <text:span text:style-name="T1339">it</text:span> is used to <text:span text:style-name="T1339">claim</text:span> wh<text:span text:style-name="T1339">en</text:span> was the date that <text:span text:style-name="T1339">the guy</text:span> Sheshonk supposedly sacked Jerusalem, which he never did because the guy went north. <text:span text:style-name="T1339">T</text:span>o then <text:span text:style-name="T1339">claim</text:span> that the exodus of the bible never happened because in the calculated dynasty from that date <text:span text:style-name="T1339">there is </text:span>NO archeology evidence found of <text:span text:style-name="T1339">any</text:span> exodus. Typical example of circular argumentation, but it is not questioned that th<text:span text:style-name="T1339">e</text:span> <text:span text:style-name="T1339">guy </text:span>Sheshonk was NEVER the Shishak of the bible. Noooooo, the champion was not wrong. The one that was wrong was the bible and only when it serves <text:soft-page-break/>to discredit it. The exodus never happened according to the champion's bible. Absurd, right? But that's how we are. Says the encyclopedia.</text:p>
      <text:p text:style-name="P4">The monumental error of biblical interpretation has served to deny the biblical truth.</text:p>
      <text:h text:style-name="P512" text:outline-level="3"><text:bookmark-start text:name="__RefHeading___Toc35093_4173466481"/><text:span text:style-name="T1085">U</text:span>r.<text:bookmark-end text:name="__RefHeading___Toc35093_4173466481"/></text:h>
      <text:p text:style-name="Text_20_body">The Mesopotamian Neo-Sumerian urban settlement known as Ur has a number of features, consistent with the Ur of the Chaldeans Biblical city, <text:span text:style-name="T1646">indicating that they are ONE and the SAME. T</text:span>he city from which Abram's father left, because he had not <text:span text:style-name="T1341">been named</text:span> Abraham, with part of his family, because Nacor stayed:</text:p>
      <text:list text:style-name="L27">
        <text:list-item>
          <text:p text:style-name="P565">It is in Mesopotamia, the land watered by what Noah thought were the Tigris and Euphrates rivers <text:span text:style-name="T1342">of </text:span>before the flood,</text:p>
        </text:list-item>
        <text:list-item>
          <text:p text:style-name="P565">It is close to Eridu, Nimrod's babel.</text:p>
        </text:list-item>
        <text:list-item>
          <text:p text:style-name="P565">It is in the land of Shinar, ancient Sumeria.</text:p>
        </text:list-item>
        <text:list-item>
          <text:p text:style-name="P565">It was the land of the Chaldeans.</text:p>
        </text:list-item>
        <text:list-item>
          <text:p text:style-name="P566">It has the SAME name !</text:p>
        </text:list-item>
      </text:list>
      <text:p text:style-name="Text_20_body">Archaeological evidence has been found in Ur that details some of the its technological achievements.</text:p>
      <text:p text:style-name="P4">At the beginning of the 19th century, a wooden artifact was found, known as "The Standard of Ur", in the tomb of what is believed a king of <text:span text:style-name="T1343">Ur’s</text:span> 3rd dynasty. The artifact is a wooden box <text:span text:style-name="T1647">that has </text:span>drawings <text:span text:style-name="T1647">showing </text:span>something of the culture of Ur. In it you can see animals pulling wooden cars in which up to two people are mounted.</text:p>
      <text:p text:style-name="P285">If Noah's story is true, these animals would be those of which a <text:span text:style-name="T1344">big</text:span> part of the equines adapted.</text:p>
      <text:p text:style-name="P286">If the bible is true and Ur is Ur, Abraham, when he was still Abram, was in Egypt with his people, almost 25 years before his son Isaac was born, even before the destruction of Sodom and Gomorrah. It is hard to imagine that his father, who died before Abram finished the trip to Egypt, when he left Ur with Abram, <text:span text:style-name="T1345">that </text:span>he <text:span text:style-name="T1345">would</text:span> FORGET to <text:span text:style-name="T1345">put</text:span> <text:span text:style-name="T1345">his</text:span> things, and <text:span text:style-name="T1345">his</text:span> people, in <text:span text:style-name="T1345">those </text:span>cars that we know <text:span text:style-name="T1345">Ur’s </text:span>people had.</text:p>
      <text:p text:style-name="P4"><text:soft-page-break/>However, the online encyclopedia and the vast majority of Egyptologists would have us <text:span text:style-name="T1648">to</text:span> believe that the Egyptians did not know about the use of <text:span text:style-name="T1346">cars</text:span> for warfare or for transportation until the descendants of Abraham had already left Egypt about 500 years after Abraham had visited Egypt in his <text:span text:style-name="T1346">cars</text:span> brought from Ur.</text:p>
      <text:p text:style-name="P287">No. That Ur is not Ur. Since they don't find cars around <text:span text:style-name="T1348">those</text:span> little drawings among the tombs and mummies, which they interpret <text:span text:style-name="T1347">to be </text:span>after the 15th dynasty, they knew nothing about <text:span text:style-name="T1347">cars</text:span>. And that glyph <text:span text:style-name="T1348">that look like a wheel that </text:span>is observed from the earliest dynasties <text:span text:style-name="T1348">means nothing to them</text:span>. NO, they have to see the whole car drawn, otherwise it <text:span text:style-name="T1348">cannot be a car</text:span>. <text:span text:style-name="T1349">T</text:span>hat the exodus pharaoh cannot be earlier than the 15th dynasty because only up to that moment they found out that cars existed. <text:span text:style-name="T1349">That because they do not</text:span> find archaeological artifacts of all the cars made by <text:span text:style-name="T1349">people </text:span>of Sumeria, of Akkad, and all the other Mesopotamian cultures that followed <text:span text:style-name="T1349">Ur.</text:span> <text:span text:style-name="T1349">T</text:span>h<text:span text:style-name="T1349">at</text:span> NO Egyptian who lived before the 15th <text:span text:style-name="T1349">dynasty </text:span>saw <text:span text:style-name="T1349">cars</text:span> made <text:span text:style-name="T1349">by </text:span>all those cultures. Could it <text:span text:style-name="T1349">really </text:span>be that all those cultures NEVER <text:span text:style-name="T1649">made</text:span> all the cars <text:span text:style-name="T1349">that</text:span> they <text:span text:style-name="T1649">made</text:span>?</text:p>
      <text:p text:style-name="P288"><text:span text:style-name="T1649">Ofcourse </text:span>they <text:span text:style-name="T1649">won’t </text:span>find <text:span text:style-name="T1350">ANYTHING</text:span>! <text:span text:style-name="T1649">T</text:span>he vast majority of all those cars were 100 percent BIODEGRADABLE! Can't <text:span text:style-name="T1351">they</text:span> see th<text:span text:style-name="T1351">ose cars</text:span> were made of wood? Probably at the time of the exodus, in 1446 before Jesus Christ, in the 13th dynasty of Egypt, only the pharaoh and his personal guard would have cars with metal wheels.</text:p>
      <text:p text:style-name="P4">They try to make us believe that never, for more than a thousand years, Egyptians had <text:span text:style-name="T1351">NO </text:span>contact with the people who lived in Ur, whether or not they were from Abram, nor with the cultures that followed <text:span text:style-name="T1351">Ur</text:span> in ancient Mesopotamia. Noooooo, they were completely isolated, alone, and they never knew about the horse-drawn car<text:span text:style-name="T1650">s</text:span>. <text:span text:style-name="T1351">That n</text:span>o, <text:s/><text:span text:style-name="T1351">that</text:span> <text:span text:style-name="T1351">it’s </text:span>a wagon, <text:span text:style-name="T1351">that th</text:span><text:span text:style-name="T1353">ose</text:span> are not horses, anything but <text:span text:style-name="T1351">cars</text:span>. <text:span text:style-name="T1351">That it was </text:span><text:span text:style-name="T1650">the </text:span>Hyksos <text:span text:style-name="T1351">guys </text:span>who finally brought the <text:span text:style-name="T1351">car</text:span> to Egypt in the <text:span text:style-name="T1352">15th</text:span> <text:span text:style-name="T1351">dynasty</text:span>. That's what <text:span text:style-name="T1650">we </text:span>read <text:span text:style-name="T1351">i</text:span>n the online encyclopedia.</text:p>
      <text:p text:style-name="P289">And Abraham? Or rather Abram. <text:span text:style-name="T1353">He didn’t drive </text:span>a car? And <text:span text:style-name="T1650">U</text:span>r? <text:span text:style-name="T1353">It</text:span> was not Ur? It really doesn't matter, because the ARCHAEOLOGICAL EVIDENCE, that <text:span text:style-name="T1353">which</text:span> must be interpreted in any case, the one with which they give so much mallet, indicates the opposite. That since the time of Abram, the Egyptians already HAD to know about the car.</text:p>
      <text:p text:style-name="P289"><text:span text:style-name="T1353">Ofcourse</text:span> it <text:span text:style-name="T1353">was not</text:span> a <text:span text:style-name="T1353">f</text:span>ormula One, but a formula Ur, those made of wood, of <text:span text:style-name="T1353">whole wheels</text:span>, biodegradable, <text:span text:style-name="T1353">those </text:span>of which we see little drawings in <text:span text:style-name="T1353">The Standard</text:span> of Ur, and <text:soft-page-break/><text:span text:style-name="T1353">that </text:span><text:span text:style-name="T1651">in order </text:span>to <text:span text:style-name="T1651">NOT</text:span> call it <text:span text:style-name="T1353">car</text:span>, <text:span text:style-name="T1353">the </text:span>experts <text:span text:style-name="T1353">in </text:span>Sumerian <text:span text:style-name="T1353">culture</text:span>, they call it wagon, or cart, or anything but car.</text:p>
      <text:p text:style-name="P4">So no <text:span text:style-name="T1354">wagon</text:span>, <text:span text:style-name="T1354">since</text:span> Ur, <text:span text:style-name="T1354">the</text:span> CAR was already used for war and for transportation, a thousand years before the descendants of Abraham <text:span text:style-name="T1354">got </text:span>out of Egypt, the same Abram who traveled from Ur to Egypt, in <text:span text:style-name="T1354">CARS made in</text:span> Ur, <text:span text:style-name="T1355">since </text:span>before the 3rd dynasty.</text:p>
      <text:h text:style-name="P512" text:outline-level="3"><text:bookmark-start text:name="__RefHeading___Toc35095_4173466481"/>Sodoma and Gomorra.<text:bookmark-end text:name="__RefHeading___Toc35095_4173466481"/></text:h>
      <text:p text:style-name="P477">Sodom and Gomorrah are just the first two cities on the Jordan plain that the bible affirms <text:span text:style-name="T1356">got</text:span> burned into ashes by God with burning sulfur rain.</text:p>
      <text:p text:style-name="P291">Lot left Sodom for Zoar at the time of Sodom's destruction, but God takes him out of the cities he is going to destroy and finally ends <text:span text:style-name="T1356">up </text:span>where God had told him to go <text:span text:style-name="T1356">in the </text:span>first <text:span text:style-name="T1356">place</text:span>: on the mountain. <text:span text:style-name="T1356">Since</text:span> the cities of the plain had been destroyed by rain of burning sulfur and turned <text:span text:style-name="T1356">in</text:span>to ashes, Lot's daughters believe that there <text:span text:style-name="T1356">are</text:span> no <text:span text:style-name="T1356">more</text:span> m<text:span text:style-name="T1356">e</text:span>n on earth and decide to have children with Lot.</text:p>
      <text:p text:style-name="P291">Along the western shore of the Dead Sea in Israel are at least 4 large unique areas on the planet due to their chemical composition and other physical characteristics that make them distinguishable, <text:span text:style-name="T1356">at plain sight,</text:span> <text:span text:style-name="T1356">from</text:span> <text:span text:style-name="T1357">other</text:span> geological formations around <text:span text:style-name="T1357">them</text:span>.</text:p>
      <text:p text:style-name="P4">In them, large structures composed mainly of calcium sulfate and calcium carbonate with geometric shapes consistent with what would be expected to be found if large constructions made of LIMESTONE were destroyed by burning SULFUR RAIN in those areas. <text:span text:style-name="T1358">Shapes</text:span> consistent with what would be the remains of walls, doors, windows, ziggurats, sphinxes and constructions originally made of LIMESTONE.</text:p>
      <text:p text:style-name="P4">The arguments and the evidence that allow this host to affirm than the remains of the cities of the Jordan plain, described in the book of Genesis as destroyed by Jehovah with rain of brimstone burning, ARE the structures that are observed in these areas along of the Dead Sea are the following:</text:p>
      <text:list text:style-name="L28">
        <text:list-item>
          <text:p text:style-name="P567">The more than 1.5 million graves estimated to be found in this area that is now completely deserted and in which no one has inhabited for thousands of years, it’s only explained if in a previous moment there were large cities in that area. This evidence is consistent with the biblical narrative.</text:p>
        </text:list-item>
        <text:list-item>
          <text:p text:style-name="P568"><text:soft-page-break/>The graves present evidence consistent with an area that was quite fertile at the time. <text:span text:style-name="T1359">Remains</text:span> consistent with many kinds of food <text:span text:style-name="T1359">are </text:span>found in these tombs. This evidence is consistent with the biblical narrative.</text:p>
        </text:list-item>
        <text:list-item>
          <text:p text:style-name="P568">They are in a place consistent with the biblical narrative: in what is called the Jordan plains.</text:p>
        </text:list-item>
        <text:list-item>
          <text:p text:style-name="P569">The chemical reaction product of the interaction of <text:span text:style-name="T5">calcium carbonate</text:span>, sulfur dioxide, and oxygen, is the formation of calcium sulfate and carbon dioxide. The chemical composition of <text:span text:style-name="T1360">the </text:span>structures is perfectly consistent with such a chemical reaction that describes what would happen to buildings built with LIMESTONE that are burned with a rain of burning <text:span text:style-name="T1360">compressed </text:span>sulfur capsules, <text:span text:style-name="T1360">which is</text:span> the <text:span text:style-name="T1360">way</text:span> <text:span text:style-name="T1360">it is </text:span>described in <text:span text:style-name="T1652">the </text:span>biblical narrative.</text:p>
        </text:list-item>
        <text:list-item>
          <text:p text:style-name="P569">The structures are penetrated by millions of said sulfur capsules with different diameters. The sulfur capsules are embedded in the middle of the thin layers of calcium carbonate and calcium sulfate that make up the structures. This is perfectly consistent with the biblical narrative which tells us that the cities were destroyed by a rain of burning brimstone.</text:p>
        </text:list-item>
        <text:list-item>
          <text:p text:style-name="P567">The sulfur purity of these capsules is 98% on average. Unique on the planet. The sulfur found in geothermal areas does not exceeds 45%.</text:p>
        </text:list-item>
        <text:list-item>
          <text:p text:style-name="P570">The biblical description of the cities being turned to ashes is perfectly consistent with the observed structures. The thin layers surfaces <text:span text:style-name="T1361">that</text:span> make up the structures of the area dissolve when touched.</text:p>
        </text:list-item>
        <text:list-item>
          <text:p text:style-name="P567">The structures present evidence consistent with having achieved very high temperatures. The thin layers that make up the structures present eddies that would be the result of the thermal ionization suffered by these layers during their combustion.</text:p>
        </text:list-item>
        <text:list-item>
          <text:p text:style-name="P567">The geometric shapes of the structures are consistent with what would be the remains of walls, doors, windows, ziggurats, sphinxes and buildings originally made of limestone.</text:p>
        </text:list-item>
        <text:list-item>
          <text:p text:style-name="P567">There is evidence indicating that throughout history th<text:span text:style-name="T1362">ose structures</text:span> have been identified <text:span text:style-name="T1362">with </text:span>the <text:span text:style-name="T1362">cities</text:span> <text:span text:style-name="T1362">in</text:span> the biblical narrative. The historian Josephus claims to have visited the cities and even to have seen the ashes of what would be Lot's wife. <text:span text:style-name="T1362">A</text:span>nd there is evidence of a church once built in the area.</text:p>
        </text:list-item>
      </text:list>
      <text:p text:style-name="Text_20_body"><text:soft-page-break/><text:span text:style-name="T1363">W</text:span>hite <text:span text:style-name="T1363">it </text:span>is, <text:span text:style-name="T1363">hen</text:span> <text:span text:style-name="T1573">lay</text:span><text:span text:style-name="T1363">s</text:span> it, fried and with bread <text:span text:style-name="T1363">we eat it</text:span>. <text:span text:style-name="T1363">These a</text:span>re too many coincidences, those that have an exponential effect when accumulate. And if you want to dismiss all the evidence by saying that the Biblical narration is assembled based on pre-existing structures, <text:span text:style-name="T1363">you </text:span>would still have to explain the number of tombs found in the area and its content.</text:p>
      <text:p text:style-name="P292">Seeing the evidence today is as easy as entering the famous <text:span text:style-name="T1364">web </text:span>page <text:span text:style-name="T1364">for</text:span> maps of the popular search portal and enter the coordinates 31 18 30.03N, 35 22 20.69E and drag the yellow <text:span text:style-name="T1365">man</text:span> tool to put the green dot o<text:span text:style-name="T1365">ver</text:span> the blue circles and see high-quality, 360-degree panorama, <text:span text:style-name="T1364">pictures </text:span>of what was once Gomorrah.</text:p>
      <text:h text:style-name="P512" text:outline-level="3"><text:bookmark-start text:name="__RefHeading___Toc35097_4173466481"/>Imhotep.<text:bookmark-end text:name="__RefHeading___Toc35097_4173466481"/></text:h>
      <text:p text:style-name="P478">Synchronisms, those relationships that establish that two people, places or events between different historical sources correspond to the SAME person, place or event, are the bridges that allow to establish moments that occurred simultaneously between two different kingdom chronologies. <text:span text:style-name="T1366">That’s the</text:span> way the global chronological ladder of what happened in the past <text:span text:style-name="T1366">gets built</text:span>.</text:p>
      <text:p text:style-name="P290">Due to the great problems with Manetho's <text:span text:style-name="T1366">cheerful</text:span> accounts, with the little mistake of the champion, and with the lies about the reign that each pharaoh of turn commanded to put in hieroglyphs on gigantic monuments that could be destroyed by his successors, the Egyptian chronology finds, almost from its inception, a critic <text:span text:style-name="T1367">of turn</text:span> who proposes <text:span text:style-name="T1367">his </text:span>own synchronisms.</text:p>
      <text:p text:style-name="P479"><text:span text:style-name="T5">Recently there are like 5 or 6 Egyptologist</text:span><text:span text:style-name="T273">s</text:span><text:span text:style-name="T5"> trying to bring down the champion. However, the champion's synchronism is still there: Shishak is Sheshonk. Says the encyclopedia on the Internet. There must be a reason. The bible explains it to us by saying that: </text:span><text:span text:style-name="Bible_5f_text"><text:span text:style-name="T5">“</text:span></text:span><text:span text:style-name="Bible_5f_text"><text:span text:style-name="T273">t</text:span></text:span><text:span text:style-name="Bible_5f_text">he </text:span><text:span text:style-name="Bible_5f_text"><text:span text:style-name="T1367">WHOL</text:span></text:span><text:span text:style-name="Bible_5f_text"><text:span text:style-name="T1653">E</text:span></text:span><text:span text:style-name="Bible_5f_text"> world lieth in wickedness</text:span><text:span text:style-name="Bible_5f_text"><text:span text:style-name="T5">" </text:span></text:span><text:span text:style-name="Bible_5f_text"><text:span text:style-name="T5"><text:note text:id="ftn709" text:note-class="footnote"><text:note-citation>709</text:note-citation><text:note-body><text:p text:style-name="Footnote"><text:span text:style-name="T5">1 John 5:19 </text:span><text:a xlink:type="simple" xlink:href="https://www.biblegateway.com/passage/?search=1+John+5%3A19&amp;version=KJV" text:style-name="Internet_20_link" text:visited-style-name="Visited_20_Internet_20_Link"><text:span text:style-name="Definition"><text:span text:style-name="T5">KJV</text:span></text:span></text:a></text:p></text:note-body></text:note></text:span></text:span><text:span text:style-name="T5">.</text:span></text:p>
      <text:p text:style-name="P4"><text:span text:style-name="T1367">Below</text:span>, the <text:span text:style-name="T1367">following </text:span>synchronism is sustained: <text:span text:style-name="T1367">T</text:span>he Imhotep, of what it is known as the 3rd Egyptian dynasty, <text:span text:style-name="T1367">he</text:span> is the same Joseph of the book <text:span text:style-name="T1367">of </text:span>Genesis <text:span text:style-name="T1367">in the bible</text:span>, the son of Jacob.</text:p>
      <text:p text:style-name="P290"><text:span text:style-name="T1367">To do </text:span>this, the champion's little mistake, Manetho’<text:span text:style-name="T1368">s</text:span> <text:span text:style-name="T1367">cheerful </text:span>accounts, and the <text:span text:style-name="T1367">biblical </text:span>chronolog<text:span text:style-name="T1367">y</text:span> <text:span text:style-name="T1367">column</text:span>, presented <text:span text:style-name="T1367">before</text:span>, <text:span text:style-name="T1367">are</text:span> taken into account.</text:p>
      <text:list text:style-name="L29">
        <text:list-item>
          <text:p text:style-name="P571">Imhotep appears suddenly in the reign of Pharaoh Djoser, <text:span text:style-name="T1368">just like</text:span> the Joseph of the bible.</text:p>
        </text:list-item>
        <text:list-item>
          <text:p text:style-name="P572"><text:soft-page-break/>Imhotep was <text:span text:style-name="T1369">the </text:span>first <text:span text:style-name="T1369">power in Egypt </text:span>after the pharaoh, <text:span text:style-name="T1368">just like</text:span> the Joseph of the bible.</text:p>
        </text:list-item>
        <text:list-item>
          <text:p text:style-name="P572">Imhotep interprets a dream of the pharaoh regarding a future famine of 7 years, <text:span text:style-name="T1368">just like</text:span> the Joseph of the bible.</text:p>
        </text:list-item>
        <text:list-item>
          <text:p text:style-name="P572">Imhotep was not of royal blood, <text:span text:style-name="T1368">just like</text:span> the Joseph of the bible.</text:p>
        </text:list-item>
        <text:list-item>
          <text:p text:style-name="P572">Imhotep saves Egypt from the 7-year famine by building grain stores, <text:span text:style-name="T1368">just like</text:span> the Joseph of the bible.</text:p>
        </text:list-item>
        <text:list-item>
          <text:p text:style-name="P573">Imhotep was recognized as someone close to God, <text:span text:style-name="T1368">just like</text:span> the Joseph <text:span text:style-name="T1369">of</text:span> the bible.</text:p>
        </text:list-item>
        <text:list-item>
          <text:p text:style-name="P572">Imhotep imposed a tax on the inhabitants of Egypt, <text:span text:style-name="T1368">just like</text:span> the Joseph of the bible.</text:p>
        </text:list-item>
        <text:list-item>
          <text:p text:style-name="P572">The post-famine pharaoh of Imhotep became very powerful, <text:span text:style-name="T1368">just like</text:span> the pharaoh of Joseph in the bible.</text:p>
        </text:list-item>
        <text:list-item>
          <text:p text:style-name="P572">The corpse of Imhotep is not in his tomb in Egypt, <text:span text:style-name="T1368">just like</text:span> the corpse of Joseph from the bible.</text:p>
        </text:list-item>
        <text:list-item>
          <text:p text:style-name="P572">The story of Imhotep became famous to the point that <text:span text:style-name="T1369">it</text:span> became mythical, <text:span text:style-name="T1368">just like</text:span> the story of Joseph in the bible.</text:p>
        </text:list-item>
        <text:list-item>
          <text:p text:style-name="P572">Imhotep is famous for refusing to use magic in <text:span text:style-name="T1369">medical </text:span>treatments, <text:span text:style-name="T1368">just like </text:span><text:span text:style-name="T1369">it</text:span> <text:s/>would be expected <text:span text:style-name="T1368">from</text:span> the Joseph of the bible.</text:p>
        </text:list-item>
        <text:list-item>
          <text:p text:style-name="P571">The fact that Imhotep was the first to build a pyramid similar to a ziggurat is consistent with the biblical narrative. In the bible, Abraham and Jacob would have knowledge about the ziggurats in Mesopotamia.</text:p>
        </text:list-item>
        <text:list-item>
          <text:p text:style-name="P573">The fact that the pharaohs after the famine of Imhotep become so powerful is consistent with the biblical story. In the bible the inhabitants end up selling themselves as pharaoh’<text:span text:style-name="T1369">s</text:span> slaves to be able to eat.</text:p>
        </text:list-item>
      </text:list>
      <text:p text:style-name="P476">The main argument for not accepting <text:span text:style-name="T1323">the </text:span>synchroni<text:span text:style-name="T1323">sm</text:span>, that Imhotep is the biblical Joseph, has been that the date for Imhotep in the Egyptian chronology, based on the little mistake that Shishak is Sheshonk, <text:span text:style-name="T1369">can</text:span>not correspond to the Biblical date for Joseph. If Shishak is not Sheshonk and the champion was wrong, said argument is without support.</text:p>
      <text:p text:style-name="P4"><text:soft-page-break/>Since this synchronism, that Imhotep is Joseph, is not new, they have raised arguments <text:span text:style-name="T1369">against it</text:span> based on the myth of Imhotep: that he had unattainable knowledge for Jose<text:span text:style-name="T1369">ph</text:span>, <text:span text:style-name="T1369">that he</text:span> was the representative of Egyptian gods, and <text:span text:style-name="T1369">this would</text:span> <text:span text:style-name="T1654">be </text:span>incompatible with a hebrew believer in the God of Abraham, that Imhotep was a god not a man, that he accomplished things that one would not expect from Jose<text:span text:style-name="T1369">ph</text:span>.</text:p>
      <text:p text:style-name="P4">The truth is that if the Egyptians themselves <text:span text:style-name="T1654">made a myth out of</text:span> Imhotep <text:span text:style-name="T1654">up</text:span> the point of making him a demi-god, all the supposed Egyptian data of Imhotep that <text:span text:style-name="T1370">is</text:span> not supported by different sources <text:span text:style-name="T1370">is</text:span> also not very reliable.</text:p>
      <text:p text:style-name="P293">The coincidences mentioned between Imhotep and the biblical narrative are of widespread acceptance in academia, <text:span text:style-name="T1371">that</text:span> is why the argument against <text:span text:style-name="T1371">the </text:span>synchronism was the temporal discrepancy. If <text:span text:style-name="T1371">the</text:span> <text:span text:style-name="T1371">s</text:span>ynchronism is temporarily feasible, it is very difficult to deny that Imhotep is Jose<text:span text:style-name="T1371">ph</text:span>.</text:p>
      <text:h text:style-name="P512" text:outline-level="3"><text:bookmark-start text:name="__RefHeading___Toc35099_4173466481"/>Nuweiba.<text:bookmark-end text:name="__RefHeading___Toc35099_4173466481"/></text:h>
      <text:p text:style-name="P481">Unless you want to explain the biblical phrase from Exodus 14 that tells us that <text:span text:style-name="Bible_5f_text">“</text:span><text:span text:style-name="Bible_5f_text"><text:span text:style-name="T1372">T</text:span></text:span><text:span text:style-name="Bible_5f_text">he children of Israel went into the middle of the sea on the </text:span><text:span text:style-name="Bible_5f_text"><text:span text:style-name="T1372">DRY</text:span></text:span><text:span text:style-name="Bible_5f_text"> ground; and the waters were a </text:span><text:span text:style-name="Bible_5f_text"><text:span text:style-name="T1372">WALL</text:span></text:span><text:span text:style-name="Bible_5f_text"> to them on their right hand and on their left” </text:span><text:span text:style-name="Bible_5f_text"><text:note text:id="ftn710" text:note-class="footnote"><text:note-citation>710</text:note-citation><text:note-body><text:p text:style-name="Footnote"><text:span text:style-name="T5">Exodus 14:22 </text:span><text:a xlink:type="simple" xlink:href="https://www.biblegateway.com/passage/?search=Exodus+14%3A22&amp;version=WEB" text:style-name="Internet_20_link" text:visited-style-name="Visited_20_Internet_20_Link"><text:span text:style-name="Definition"><text:span text:style-name="T274">WEB</text:span></text:span></text:a></text:p></text:note-body></text:note></text:span>, <text:span text:style-name="T1372">listen, a WALL of </text:span>waters to the right and <text:span text:style-name="T1372">a WALL of waters to the </text:span>left of those who cross, <text:span text:style-name="T1372">unless you want to explain that, </text:span>the SAME way that some <text:span text:style-name="T1372">people </text:span>want to explain the biological systems that we observe in plants, animals and people, that is, wanting to explain those WALLS by MAGICAL processes, sorry SPONTANEOUS, which <text:span text:style-name="T1373">is </text:span>basically is the same, and out of <text:span text:style-name="T1373">pure</text:span> <text:span text:style-name="T1373">LUCK</text:span>, without acknowledging, without accepting, <text:span text:style-name="T275">therefore </text:span>DENYING, the hand of the <text:span text:style-name="T1373">C</text:span>reator of heaven and earth and of ALL biological systems o<text:span text:style-name="T1373">n</text:span> the planet, <text:span text:style-name="T1373">taking action </text:span>to separate these waters into WALLS, it is relatively easy <text:span text:style-name="T1374">to </text:span>accept <text:span text:style-name="T1374">which</text:span> has to be the <text:span text:style-name="T1374">sinchronism</text:span> of the biblical place, <text:span text:style-name="T1374">or toponym,</text:span> where <text:span text:style-name="T1374">t</text:span>he crossing of the <text:span text:style-name="T1374">badly</text:span>-called Red Sea happened.</text:p>
      <text:p text:style-name="P4">The crossing of the Red Sea happened almost in the middle of the Gulf of Aqaba in what is now known as Nuweiba.</text:p>
      <text:p text:style-name="P4">The logical reasons and evidence that allow this host <text:span text:style-name="T1375">to </text:span>assert <text:span text:style-name="T1323">the </text:span>synchron<text:span text:style-name="T1323">ism</text:span> are:</text:p>
      <text:list text:style-name="L30">
        <text:list-item>
          <text:p text:style-name="P575">Nuweiba is OUTSIDE of what was Egypt, although in a militarily controlled area by <text:span text:style-name="T1376">the</text:span> Egyptians, and the bible tells us that the Israelites had LEFT Egypt BEFORE crossing the Red Sea.</text:p>
        </text:list-item>
        <text:list-item>
          <text:p text:style-name="P574"><text:soft-page-break/>To the north of the peninsula where Nuweiba is, there is a desert and the bible tells us that <text:span text:style-name="T1376">p</text:span>haraoh <text:span text:style-name="T1376">thought</text:span> they were <text:span text:style-name="T1376">blocked by</text:span> the desert and decided to go after them.</text:p>
        </text:list-item>
        <text:list-item>
          <text:p text:style-name="P574">The desert to the north of the peninsula was the land of the Philistines and the bible tells us that God did not take them through the land of the Philistines. <text:span text:style-name="T1377">I</text:span>nstead, he directed them to a place called Pi-Hahirot.</text:p>
        </text:list-item>
        <text:list-item>
          <text:p text:style-name="P574">Pi-Hahirot can be translated as "mouth of the can<text:span text:style-name="T1378">yon</text:span>" and Nuweiba is in front of a mountainous canyon mouth.</text:p>
        </text:list-item>
        <text:list-item>
          <text:p text:style-name="P576">The bible says that Pi-Hahirot is between Migdol and another place. Migdol can be translated as “fortified tower”, and north of Nuweiba there is evidence that a<text:span text:style-name="T1379">n</text:span> Egyptian military tower once stood there.</text:p>
        </text:list-item>
        <text:list-item>
          <text:p text:style-name="P576">Until the last century, there was on both sides of the crossing point in Nuweiba, two large stone pillars with evidence indicating that <text:span text:style-name="T1379">t</text:span>hey were from Solomon’<text:span text:style-name="T1379">s</text:span> time.</text:p>
        </text:list-item>
        <text:list-item>
          <text:p text:style-name="P576">There are eyewitnesses and photographs of the pillar on the eastern side, in Saudi Arabia, with evidence, in several language<text:span text:style-name="T1379">s, </text:span><text:span text:style-name="T1380">of</text:span><text:span text:style-name="T1379"> words s</text:span>uch as: “Pharaoh”, “Egypt”, “Moses”, “Death”, “Water”, “YHWH”, “Solomon” and “Edom”.</text:p>
        </text:list-item>
        <text:list-item>
          <text:p text:style-name="P574">The pillar on the western side can still be seen today in the year 2021.</text:p>
        </text:list-item>
        <text:list-item>
          <text:p text:style-name="P574">Nuweiba's full name was Nuweiba-al-Muzayyinah which can be translate<text:span text:style-name="T1380">d</text:span> as “the waters of Moses <text:span text:style-name="T1380">opened</text:span>”.</text:p>
        </text:list-item>
        <text:list-item>
          <text:p text:style-name="P577">This synchronism is consistent with the synchronism that <text:span text:style-name="T1381">the biblical m</text:span>ount Sinai is the place known today as Jabal-Maqla in Saudi Arabia. That is to say that the coincidences of both synchronisms reinforce each other.</text:p>
        </text:list-item>
      </text:list>
      <text:h text:style-name="P512" text:outline-level="3"><text:bookmark-start text:name="__RefHeading___Toc35101_4173466481"/>Jabal-Maqla.<text:bookmark-end text:name="__RefHeading___Toc35101_4173466481"/></text:h>
      <text:p text:style-name="P480">According to the bible, something really spectacular happened on Mount Sinai or Horeb.</text:p>
      <text:p text:style-name="P4">It says in Exodus 19 that: <text:span text:style-name="Bible_5f_text">“And it came to pass on the third day in the morning, that there were thunders and lightnings, and a thick cloud upon the mount, and the voice of the trumpet exceeding loud; so that </text:span><text:span text:style-name="Bible_5f_text"><text:span text:style-name="T1383">ALL</text:span></text:span><text:span text:style-name="Bible_5f_text"> the people that was in the camp trembled. And Moses brought forth the people out of the camp to meet with God; and they stood at the </text:span><text:soft-page-break/><text:span text:style-name="Bible_5f_text">nether part of the mount. And mount Sinai was altogether on a smoke, because the Lord descended upon it in FIRE: and the smoke thereof ascended as the smoke of a FURNACE, and the WHOLE mount QUAKED greatly. And when the voice of the trumpet sounded long, and waxed louder and louder, Moses spake, and God answered him by a </text:span><text:span text:style-name="Bible_5f_text"><text:span text:style-name="T1382">VOICE</text:span></text:span><text:span text:style-name="Bible_5f_text">” </text:span><text:span text:style-name="Bible_5f_text"><text:note text:id="ftn711" text:note-class="footnote"><text:note-citation>711</text:note-citation><text:note-body><text:p text:style-name="Footnote"><text:span text:style-name="T5">Exodus 19:16-19 </text:span><text:a xlink:type="simple" xlink:href="https://www.biblegateway.com/passage/?search=Exodus+19%3A16-19&amp;version=KJV" text:style-name="Internet_20_link" text:visited-style-name="Visited_20_Internet_20_Link"><text:span text:style-name="Definition"><text:span text:style-name="T5">KJV</text:span></text:span></text:a></text:p></text:note-body></text:note></text:span>.</text:p>
      <text:p text:style-name="P4">Then YHWH begins to enunciate, with a voice of thunder, all the commandments, but there comes a time when Exodus 20 says that: <text:span text:style-name="Bible_5f_text">“And </text:span><text:span text:style-name="Bible_5f_text"><text:span text:style-name="T1383">ALL</text:span></text:span><text:span text:style-name="Bible_5f_text"> the people saw the THUNDERINGS, and the lightnings, and the noise of the trumpet, and the mountain smoking: and when the people saw it, they removed, and stood afar off. And they said unto Moses, Speak thou with us, and we will hear: but let not God SPEAK with us, LEST WE DIE” </text:span><text:span text:style-name="Bible_5f_text"><text:note text:id="ftn712" text:note-class="footnote"><text:note-citation>712</text:note-citation><text:note-body><text:p text:style-name="Footnote"><text:span text:style-name="T5">Exodus 20:18-19 </text:span><text:a xlink:type="simple" xlink:href="https://www.biblegateway.com/passage/?search=Exodus+20%3A18-19&amp;version=KJV" text:style-name="Internet_20_link" text:visited-style-name="Visited_20_Internet_20_Link"><text:span text:style-name="Definition"><text:span text:style-name="T5">KJV</text:span></text:span></text:a></text:p></text:note-body></text:note></text:span>.</text:p>
      <text:p text:style-name="P294">Unless you want to explain this description of what happened <text:span text:style-name="T1383">at</text:span> Mount Sinai through a volcano, without recognizing, without accepting, <text:span text:style-name="T1383">therefore </text:span>DENYING, the VOICE that enunciated the commandments, and that the story says that <text:span text:style-name="T1383">ALL</text:span> people of Israel listened, and therefore DENYING the direc intervention from the <text:span text:style-name="T1383">C</text:span>reator, <text:span text:style-name="T1383">of</text:span> heaven and earth, in the event, is relatively EASY to accept what has to be the synchronism of the Biblical place where Mount Sinai or Biblical Mount Horeb is.</text:p>
      <text:p text:style-name="P4">For the purposes of this presentation the two contiguous peaks that have similar characteristics will be referred to by the <text:span text:style-name="T1384">biblical </text:span>name Horeb.</text:p>
      <text:p text:style-name="P295">Biblical <text:span text:style-name="T1384">m</text:span>ount Sinai or Horeb is the mountain in Saudi Arabia known such as Jabal-al-Lawz or Jabal-Maqla.</text:p>
      <text:p text:style-name="P4">The logical reasons and evidence that allow this host <text:span text:style-name="T1655">to </text:span>assert <text:span text:style-name="T1323">the </text:span>synchroni<text:span text:style-name="T1323">sm</text:span> are:</text:p>
      <text:list text:style-name="L31">
        <text:list-item>
          <text:p text:style-name="P579">Jabal-Maqla is in the area still known today as Midian. This is consistent with the biblical narrative that tells us that Moses lived in Midian, as the husband of a daughter of a local leader, when he sees the burning bush on a mount called Horeb, the SAME mount <text:span text:style-name="T1385">where</text:span> <text:span text:style-name="T1385">he </text:span>later brings all the people of Israel.</text:p>
        </text:list-item>
        <text:list-item>
          <text:p text:style-name="P578">The area has two mountain peaks that can be seen with the naked eye almost black in color consistent with the biblical narrative that Horeb's peak was burned by fire when YHWH dictated the commandments with a voice of thunder.</text:p>
        </text:list-item>
        <text:list-item>
          <text:p text:style-name="P578">The name Jabal-Maqla can be translated as “burnt mountain”, consistent with the biblical narrative.</text:p>
        </text:list-item>
        <text:list-item>
          <text:p text:style-name="P579"><text:soft-page-break/>The granite rocks that make up the Jabal-Maqla dome look burned on the side of the surface, presenting a color almost black. And they don't seem burned inside or on the internal side, presenting a typical color of granite: light yellowish.</text:p>
        </text:list-item>
        <text:list-item>
          <text:p text:style-name="P579">In the Jabal-Maqla area there are remains of what looks like an altar built with uncut stones. This is consistent with the <text:span text:style-name="T1385">b</text:span>iblical narrative that tells us that Moses built an altar with <text:span text:style-name="T1385">un</text:span>cut stones.</text:p>
        </text:list-item>
        <text:list-item>
          <text:p text:style-name="P578">In the Jabal-Maqla area there are several places with inscriptions that are not typical of the area, including typically hebrew drawings like bulls and menorahs.</text:p>
        </text:list-item>
        <text:list-item>
          <text:p text:style-name="P578">An arrangement of large rocks in particular, at the base of Jabal-Maqla, and in the middle of a great plain, presents a great quantity of drawn bulls. This is consistent with the biblical narrative that tells us that the children of Israel built a golden calf to worship him at the base of the mountain where they were camping.</text:p>
        </text:list-item>
        <text:list-item>
          <text:p text:style-name="P579">The access area to <text:span text:style-name="T1385">mount </text:span>Jabal-Maqla is fenced and with restricted passage by the government of Saudi Arabia and <text:span text:style-name="T1385">it’</text:span>s considered a<text:span text:style-name="T1385">n</text:span> archaeological <text:span text:style-name="T1385">site</text:span>.</text:p>
        </text:list-item>
        <text:list-item>
          <text:p text:style-name="P579">The arrangement of large rocks with bulldrawings, <text:span text:style-name="T1385">at</text:span> Jabal-Maqla’<text:span text:style-name="T1385">s base,</text:span> and in the middle of the plain, <text:span text:style-name="T1385">it’</text:span>s also fenced, with passage restricted by the government of Saudi Arabia, and <text:span text:style-name="T1385">i</text:span>t’s <text:span text:style-name="T1385">also </text:span>considered an archaeological site.</text:p>
        </text:list-item>
        <text:list-item>
          <text:p text:style-name="P578">To the north-west of Jabal-Maqla there is a large rock split in two in what appear<text:span text:style-name="T1385">s</text:span> to be the remains of a water source that flowed from the stone. This is consistent with the biblical narrative that God used Moses to draw water from a rock at Horeb.</text:p>
        </text:list-item>
        <text:list-item>
          <text:p text:style-name="P578">Halfway up Jabal-Maqla’<text:span text:style-name="T1385">s top</text:span> there is a cave. This is consistent with the biblical narrative that tells us that, many years after Moses, the prophet Elijah was on Mount Horeb in a cave.</text:p>
        </text:list-item>
        <text:list-item>
          <text:p text:style-name="P579">Halfway up Jabal-Maqla’<text:span text:style-name="T1385">s top</text:span> there is a small plane. This is consistent with the biblical narrative that tells us that Moses went up with 70 elders of Israel up to a certain point and then left them there waiting, along with Aaron and Hur, while he finished climbing the mountain with Joshua.</text:p>
        </text:list-item>
        <text:list-item>
          <text:p text:style-name="P580">Nearby, to what would be the altar that Moses built <text:span text:style-name="T1386">with uncut stones </text:span>at the base of Horeb, there are remains of marble columns forming a circle. This is consistent with the witnesses that Solomon also built a small memorial dome on Mount Horeb.</text:p>
        </text:list-item>
        <text:list-item>
          <text:p text:style-name="P578"><text:soft-page-break/>The local Bedouins identify the mountain as Jabal-Musa which can be translated as the "mountain of Moses".</text:p>
        </text:list-item>
        <text:list-item>
          <text:p text:style-name="P578">Ceramic utensils have been found in the area, possibly hebrew. This is consistent with the Israelites passing through the zone.</text:p>
        </text:list-item>
        <text:list-item>
          <text:p text:style-name="P578">This synchronism is consistent with the synchronism that the crossing of the Red Sea was at Nuweiba. That is to say that both synchronisms reinforce each other.</text:p>
        </text:list-item>
        <text:list-item>
          <text:p text:style-name="P578">On a possible route from Nuweiba to Jabal-Maqla there is a place with palm trees and 12 wells. This evidence is consistent with the Biblical description of Elim. The coordinates of said place are 28 34 09.90N, 34 49 58.97E.</text:p>
        </text:list-item>
      </text:list>
      <text:h text:style-name="P512" text:outline-level="3"><text:bookmark-start text:name="__RefHeading___Toc35103_4173466481"/>Synchronizing Egypt.<text:bookmark-end text:name="__RefHeading___Toc35103_4173466481"/></text:h>
      <text:p text:style-name="P482">When we analyze<text:span text:style-name="T1387">d</text:span> in this presentation the 500 years <text:span text:style-name="T1387">shift</text:span> that generated the champion’<text:span text:style-name="T1387">s</text:span> synchronism, <text:span text:style-name="T1387">that Shishak is Sheshonk,</text:span> with the rest of the historical evidence of the Mediterranean and <text:span text:style-name="T1387">the </text:span>Middle East, including <text:span text:style-name="T1387">b</text:span>iblical and archaeological evidence, no alternative synchronism was proposed.</text:p>
      <text:p text:style-name="P296">Actually the monumental mistake <text:span text:style-name="T1389">demands</text:span> establish<text:span text:style-name="T1388">ing a new</text:span> chronological mapping that DO <text:span text:style-name="T1388">match </text:span>Egyptian evidence <text:span text:style-name="T1388">with </text:span>all other historical evidence, including the <text:span text:style-name="T1388">b</text:span>iblical and archaeological evidence.</text:p>
      <text:p text:style-name="P297">Today a growing number of Egyptologists accept that the Egyptian chronology <text:span text:style-name="T1393">needs </text:span>a, <text:span text:style-name="T1389">quote and quote,</text:span> “revision”, although not all <text:span text:style-name="T1389">of them </text:span>accept <text:span text:style-name="T1393">it’s</text:span> 500 years, <text:span text:style-name="T1393">quote and quote, “revision”</text:span>.</text:p>
      <text:p text:style-name="P4">This is why more than 6 different proposals have been presented on how such <text:span text:style-name="T1390">revision</text:span> should be done. Now it seems that every Egyptologist revisionist has his own idea of ​​how such a revision should be done.</text:p>
      <text:p text:style-name="P4">Your host in this presentation, that is me Jose Luis Quiroga, based on the evidence presented by a growing number of scholars on the subject, considers that the chronological correspondences that best establish a pattern of biblical historical coherence with Egypt are <text:span text:style-name="T1391">the</text:span> follow<text:span text:style-name="T1391">ing</text:span>:</text:p>
      <text:list text:style-name="L32">
        <text:list-item>
          <text:p text:style-name="P581">The 18th dynasty corresponds to the times of David, Solomon and Rehoboam.</text:p>
        </text:list-item>
        <text:list-item>
          <text:p text:style-name="P581">The 13th dynasty corresponds to the times of the exodus.</text:p>
        </text:list-item>
        <text:list-item>
          <text:p text:style-name="P582"><text:soft-page-break/>The 3rd dynasty corresponds to the times of Joseph, Isaac’<text:span text:style-name="T1392">s son</text:span>.</text:p>
        </text:list-item>
        <text:list-item>
          <text:p text:style-name="P581">The 1st dynasty corresponds to the times of Abraham.</text:p>
        </text:list-item>
      </text:list>
      <text:p text:style-name="P2">And more specifically:</text:p>
      <text:list text:style-name="L33">
        <text:list-item>
          <text:p text:style-name="P583">Thutmosis 1st corresponds to the times of David.</text:p>
        </text:list-item>
        <text:list-item>
          <text:p text:style-name="P583">Hatshepsut corresponds to the times of Solomon.</text:p>
        </text:list-item>
        <text:list-item>
          <text:p text:style-name="P583">Thutmose 3rd corresponds to the times of Rehoboam.</text:p>
        </text:list-item>
        <text:list-item>
          <text:p text:style-name="P583">Neferhotep 1st corresponds to the times of the exodus.</text:p>
        </text:list-item>
        <text:list-item>
          <text:p text:style-name="P584">Djoser corresponds to the times of Joseph, Isaac’<text:span text:style-name="T1392">s son</text:span>.</text:p>
        </text:list-item>
        <text:list-item>
          <text:p text:style-name="P583">Menes corresponds to the times <text:span text:style-name="T1392">of </text:span>Abraham.</text:p>
        </text:list-item>
      </text:list>
      <text:p text:style-name="P2">The logical reasons and evidence supporting these correspondences are the following:</text:p>
      <text:list xml:id="list3939782629" text:style-name="L34">
        <text:list-item>
          <text:p text:style-name="P585">If the author of the Song of Songs is Solomon, then the poetic literature and hymns from the time of Hatshepsut, from the dynasty 18, <text:span text:style-name="T1394">they</text:span> ha<text:span text:style-name="T1394">ve</text:span> to be simultaneous or later because the similarity is too much. The Hatshepsut of the 18 must be simultaneous or after Solomon.</text:p>
        </text:list-item>
        <text:list-item>
          <text:p text:style-name="P586">If the author of Psalm 104 is David, then the hymn of the times of 18th dynasty pharaoh Akhenaten has to be simultaneous or later because the similarity is too much. The Akhenaten of the 18<text:span text:style-name="T1394">th</text:span> must be simultaneous or later than David.</text:p>
        </text:list-item>
        <text:list-item>
          <text:p text:style-name="P585">If the archaeological evidence at Nimrud indicating that a contemporary of King Omri of Israel made a reconstruction of the city, then Omri would have to be a contemporary of Amenhotep 3rd, from the 18th dynasty, because there are also a lot of Egyptian artifacts from the 18th dynasty in the same stratum of the reconstruction. Amenhotep 3rd of 18 must be simultaneous with Omri.</text:p>
        </text:list-item>
        <text:list-item>
          <text:p text:style-name="P585">If Jerusalem only acquired that name until the time of David, then the Amarna letters, from the 18th dynasty <text:span text:style-name="T1394">times</text:span>, have to be simultaneous or subsequent to David because they use that name. The Amarna of the 18<text:span text:style-name="T1394">th</text:span> must be simultaneous or subsequent to David.</text:p>
        </text:list-item>
        <text:list-item>
          <text:p text:style-name="P585">If the city of Shechem was actually built by Jeroboam, then the Amarna letters, from the 18th dynasty, have to be simultaneous or after Jeroboam because they <text:soft-page-break/>refer to that city. The Amarna of the 18th must be concurrent with or subsequent to Jeroboam.</text:p>
        </text:list-item>
        <text:list-item>
          <text:p text:style-name="P586">The stories of Abdi-Hiba of Jerusalem in the Amarna letters, from the 18th dynasty, and the Biblical King Jehoram of Judah are almost identical. Both suffered revolts from their territories from Philistia to Edom. In both stories the Philistines plunder the king's palace with "men of the land of Kasi" or "men close to the Kushites”. This is evidence in favor of synchronism and therefore evidence in favor of the 18th dynasty extending to times of Jehoram of Judah. The Abdi-Hiba in the Amarna must be Jehoram.</text:p>
        </text:list-item>
        <text:list-item>
          <text:p text:style-name="P585">If the vocabulary, grammar, syntax, meter, use of parallelisms, the idiomatic uses of the Psalms, as well as some stories from the books of Kings are really original from the old testament, then some texts from Ugarit on the tablets of Ras Shamra from the same period as the Amarna letters have to be simultaneous or subsequent to the biblical texts. The Amarna must be later than the Psalms.</text:p>
        </text:list-item>
        <text:list-item>
          <text:p text:style-name="P587">Pottery from the greek Mycenaean period found at Amarna indicates that the greek Mycenaean period is contemporary with the 18th dynasty and the rest of the Mycenaean pottery, which the greeks traded in throughout the Mediterranean, places the Mycenaean period between <text:span text:style-name="T1395">the year </text:span>1000 and 750 before Jesus Christ. The Mycenaean greeks and the 18<text:span text:style-name="T1395">th</text:span> must be between <text:span text:style-name="T1395">the </text:span>1000 and 750 before Jesus Christ.</text:p>
        </text:list-item>
        <text:list-item>
          <text:p text:style-name="P587">On the Italian peninsula, in Sicily, in Greece, in Malta, in Troy, in Anatolia, in Palestine, in Sardinia, in the Aeolian Islands, and others archaeological sites of the mediterranean the evidence in ceramics, bronze, ivory, and other archaeological artifacts indicate a <text:span text:style-name="T1395">t</text:span>emporal continuity in Late Bronze <text:span text:style-name="T1396">ages </text:span>2 and 3 strata corresponding to the Mycenaean culture. The 18<text:span text:style-name="T1395">th</text:span> must be between the 1000 and 750 before Jesus Christ.</text:p>
        </text:list-item>
        <text:list-item>
          <text:p text:style-name="P588">All the archaeological evidence of the greeks agrees with the archaeological evidence of the Assyrians. Both coincide with biblical evidence. All place the <text:span text:style-name="T1396">L</text:span>ate <text:span text:style-name="T1396">B</text:span>ronze age<text:span text:style-name="T1396">s</text:span> 2 and 3 between <text:span text:style-name="T1396">the year </text:span>1000 and 750 before Jesus Christ. 3 different systems <text:span text:style-name="T1396">with </text:span>consistent chronological data <text:span text:style-name="T1396">between each other </text:span>place the Egyptian 18th dynasty between 1000 and 750 before Jesus Christ. The 18<text:span text:style-name="T1397">th</text:span> must be <text:span text:style-name="T1396">between</text:span> the 1000 and 750 before Jesus Christ.</text:p>
        </text:list-item>
        <text:list-item>
          <text:p text:style-name="P589">In particular, the ceramics of the immediate archaeological strata 7b and 8 in Troy indicate a temporal continuity between both strata. The pottery from layer 8 at Troy is of the same type as the one found in Amarna from the 18th dynasty. House <text:soft-page-break/>number 814 of the <text:span text:style-name="T1398">s</text:span>tratum 7b is from the Late Bronze Age. The 18<text:span text:style-name="T1397">th</text:span> must be between the 1000 and 750 before Jesus Christ.</text:p>
        </text:list-item>
        <text:list-item>
          <text:p text:style-name="P588">In particular, the Hittite cavalry depicted in the tomb of Horemheb of the 18th dynasty, and by Seti 1st of the 19th dynasty in his space in Karnak, presents the same type of characteristics <text:span text:style-name="T1398">as</text:span> the Assyria<text:span text:style-name="T1398">n</text:span> cavalry from the years between 1000 and 750 before Jesus Christ. <text:span text:style-name="T1398">Which is e</text:span>vidence suggesting that these two neighbors never knew about mutual advances in cavalry, or what is much more feasible: the 18th and the beginning of the 19th are between 1000 and 750 before Jesus Christ.</text:p>
        </text:list-item>
        <text:list-item>
          <text:p text:style-name="P585">The palace found in layer 8 at Megiddo that places it in the Late Bronze Ages 2 and 3 is evidence indicating that said palace was that of Solomon because said palace corresponds to the <text:span text:style-name="T1398">b</text:span>iblical description of Solomon's palace. Solomon must have lived in Late Bronze Ages 2 and 3.</text:p>
        </text:list-item>
        <text:list-item>
          <text:p text:style-name="P585">The ivory artifacts found in the stratum 8 palace <text:span text:style-name="T1398">at</text:span> Megiddo are evidence indicating that said palace belonged to Solomon because the figures found in said artifacts are consistent with the biblical narrative of the relationship between Egypt and Israel in Solomon's times. Solomon must have lived in ages 2 and 3 of the late bronze.</text:p>
        </text:list-item>
        <text:list-item>
          <text:p text:style-name="P585">The fortified constructions of the 2nd and 3rd Bronze Age found at Hazor, Megiddo, and Gezer have entries of 6 chambers in the same type of stone indicating a central government from north to south, evidence that is consistent with the biblical narrative that tells us that Solomon built on these three cities. Solomon must have lived in Late Bronze Ages 2 and 3.</text:p>
        </text:list-item>
        <text:list-item>
          <text:p text:style-name="P588">The seal of Tuthmosis 3rd found in stratum 7b at Megiddo, after the palace of layer 8, is evidence that indicates that Thutmosis 3rd is the biblical Shishak and therefore the 18th Egyptian dynasty with Tutmosis 3rd is simultaneous with the biblical King Rehoboam. The Thutmosis 3rd of 18<text:span text:style-name="T1398">th</text:span> must be Shishak.</text:p>
        </text:list-item>
        <text:list-item>
          <text:p text:style-name="P585">One of the biblical ways of referring to the queen of Shaba is also queen of the south. Evidence in favor of synchronism that Hatshepsut is the queen of Shaba. The Hatshepsut of the 18<text:span text:style-name="T1398">th</text:span> must be the queen of shaba</text:p>
        </text:list-item>
        <text:list-item>
          <text:p text:style-name="P588">A possible pronunciation of Thebes, the Egyptian city from which Hatshepsut reigned over Egypt, it’s Shebas. Word of local origin that means “wild cat”, which is consistent with sphinxes with <text:span text:style-name="T1398">a </text:span>"wild cat" body shape. The Hatshepsut of the 18<text:span text:style-name="T1398">th</text:span> must to be the queen of Shaba.</text:p>
        </text:list-item>
        <text:list-item>
          <text:p text:style-name="P588"><text:soft-page-break/>The queen of Shaba, according to biblical evidence, must refer to an important reign, not a secondary ruler. The Hatshepsut of the 18<text:span text:style-name="T1398">th</text:span> must be the queen of Shaba.</text:p>
        </text:list-item>
        <text:list-item>
          <text:p text:style-name="P588">The historian Josephus identified the queen of Shaba as “The queen of Egypt and Ethiopia", where Ethiopia in the context of Josephus refers to the area of ​​Nubia, not to present-day Ethiopia. The Hatshepsut of the 18<text:span text:style-name="T1398">th</text:span> must be the queen of Shaba.</text:p>
        </text:list-item>
        <text:list-item>
          <text:p text:style-name="P590">The names of the characters in the story of the queen of Shaba, according to Abyssinian tradition, they have great textual similarities with the Egyptian names of Hatshepsut and Thutmose 3rd. <text:span text:style-name="T1399">T</text:span>he Hatshepsut's throne name was Makeda and the Abyssinian tradition identified <text:span text:style-name="T1399">the queen </text:span>as Makeda. In Phoenician both letters are quite similar. In this tradition Solomon is the father of the Shaba queen’<text:span text:style-name="T1400">s son</text:span>, who then plunders Solomon's temple, <text:span text:style-name="T1400">just like </text:span>Thutmose 3<text:span text:style-name="T1400">rd</text:span> <text:span text:style-name="T1400">did</text:span>. The Hatshepsut of the 18<text:span text:style-name="T1398">th</text:span> must be the queen of Shaba.</text:p>
        </text:list-item>
        <text:list-item>
          <text:p text:style-name="P591">The fact that during the reign of David and Solomon <text:span text:style-name="T1401">there were not any</text:span> wars with Egypt corresponds to what we know <text:span text:style-name="T1401">about</text:span> the times <text:span text:style-name="T1401">of </text:span>Tuthmosis 1st, <text:s/>Hatshepsut’<text:span text:style-name="T1401">s father</text:span>. Tuthmosis 1st of the 18<text:span text:style-name="T1402">th</text:span> must be David’<text:span text:style-name="T1403">s time pharaoh</text:span>.</text:p>
        </text:list-item>
        <text:list-item>
          <text:p text:style-name="P591">The journey to Punt in Hatshepsut's temple is represented with great detail right in front of h<text:span text:style-name="T1404">er</text:span> birth. This indicates that Punt was an important kingdom and not a secondary one. The Punt of the 18<text:span text:style-name="T1398">th</text:span> must be an important kingdom.</text:p>
        </text:list-item>
        <text:list-item>
          <text:p text:style-name="P588">Thutmose 3rd conquered Punt during his 1st campaign. <text:span text:style-name="T1405">E</text:span>vidence that indicates that Punt was in the same area as all the cities and territories visited in said campaign and discard any place far <text:span text:style-name="T1405">away </text:span>from these territories. The Punt of the 18<text:span text:style-name="T1398">th</text:span> <text:span text:style-name="T1405">must</text:span> be Israel.</text:p>
        </text:list-item>
        <text:list-item>
          <text:p text:style-name="P596">All the evidence from the first campaign of Thutmose 3rd indicates that the <text:span text:style-name="T1693">Punt’s </text:span>conquered territory corresponds to the southern part of current Israel. Evidence indicating that Hatshepsut's journey <text:span text:style-name="T1693">to Punt </text:span>was to said territory. Hatshepsut's journey was to Israel.</text:p>
        </text:list-item>
        <text:list-item>
          <text:p text:style-name="P585">Evidence at Hatshepsut's temple indicates that Punt was identified as “Ta-Netjer” or “Land of God”. “Ta-Netjer” in the Egyptian culture, through multiple inscriptions, <text:span text:style-name="T1406">it’s</text:span> directly related to Osiris and the city Byblos in the current Lebanon. Evidence indicating that Punt was sacred territory for the Egyptians and that therefore the journey to Punt was of utmost importance <text:span text:style-name="T1406">and </text:span>that Hatshepsut's <text:soft-page-break/>presence <text:span text:style-name="T1406">was </text:span>required for her political interests. Hatshepsut's journey was to Israel.</text:p>
        </text:list-item>
        <text:list-item>
          <text:p text:style-name="P585">Egyptian records indicate that they considered <text:span text:style-name="T1406">they</text:span> <text:span text:style-name="T1406">came</text:span> <text:span text:style-name="T1406">from</text:span> Punt and archaeological evidence indicates that the Egyptians <text:span text:style-name="T1406">are</text:span> of Phoenician origin. Evidence that is consistent with locating Punt in the Israel of Solomon. Hatshepsut's journey was to Israel.</text:p>
        </text:list-item>
        <text:list-item>
          <text:p text:style-name="P592">The Phoenicians considered that the Egyptians had their origin in Phoenician land. Evidence that is consistent with placing Punt in the Israel of Solomon. Hatshepsut's journey was to Israel.</text:p>
        </text:list-item>
        <text:list-item>
          <text:p text:style-name="P593">Archaeologically, during the 18th dynasty great development is observed in the area of <text:span text:style-name="T1407">I</text:span>srael, and on the contrary, only primitives cultures in the other places presented as candidates to be Punt by Egyptologists. Evidence in favor of the toponym that Punt <text:span text:style-name="T1407">is</text:span> the Israel of Solomon. Hatshepsut's journey was to Israel.</text:p>
        </text:list-item>
        <text:list-item>
          <text:p text:style-name="P585">Numerous Egyptian inscriptions relate Punt to the city Byblos, and the Egyptian goddess Hathor with Byblos, also called "Lady of Byblos" and "Lady of Punt". Evidence in favor of <text:span text:style-name="T1407">the </text:span>toponym that Punt <text:span text:style-name="T1407">is</text:span> Solomon's Israel. <text:span text:style-name="T1407">T</text:span>he journey of Hatshepsut <text:span text:style-name="T1407">was</text:span> to Israel.</text:p>
        </text:list-item>
        <text:list-item>
          <text:p text:style-name="P585">Biblical and extra-biblical evidence indicates that Solomon's Israel was the most outstanding kingdom, in plant and animal variety, especially in the Jordan Valley area, as well as in abundance of gold and silver, especially in Jerusalem, among all the important cultures of that time, including Egypt itself, the rest of Africa and the Eastern peoples. Hatshepsut's journey <text:span text:style-name="T1408">was</text:span> to Israel.</text:p>
        </text:list-item>
        <text:list-item>
          <text:p text:style-name="P585">The coincidence in material, number and class of artifacts between, the Biblical record of looting in Solomon's temple by Shishak, and the record in the section of Thutmose 3rd in the Karnak complex, is evidence in favor of <text:span text:style-name="T1409">the </text:span>synchronism that Thutmose 3rd is the <text:span text:style-name="T1409">b</text:span>iblical <text:span text:style-name="T1656">S</text:span>hishak. Thutmosis 3rd of <text:span text:style-name="T1410">the </text:span>18<text:span text:style-name="T1409">th</text:span> must be Shishak.</text:p>
        </text:list-item>
        <text:list-item>
          <text:p text:style-name="P594">The name Kadesh means Holy in hebrew. Even <text:span text:style-name="T1410">now</text:span> Jerusalem is known as the Holy City. This coincidence is evidence in favor of <text:span text:style-name="T1410">the </text:span>toponym that Kadesh is Jerusalem in the Thutmose 3rd campaign of conquest to the Solomon’<text:span text:style-name="T1410">s Israel </text:span>southern territory. Thutmosis 3rd of <text:span text:style-name="T1410">the </text:span>18<text:span text:style-name="T1410">th</text:span> must be Shishak.</text:p>
        </text:list-item>
        <text:list-item>
          <text:p text:style-name="P585">Read<text:span text:style-name="T1411">ing</text:span> the narration of the Ipuur papyrus about the fall of the 13th dynasty <text:span text:style-name="T1411">i</text:span>t's like reading the biblical exodus. The similarities are <text:span text:style-name="T1411">all over</text:span>: the plagues, the Egyptian magicians, the deaths, the lamentations, the fall of Egypt. It is basically <text:soft-page-break/>the Egyptian record of the exodus. This is evidence that the exodus happen<text:span text:style-name="T1411">ed</text:span> at the time of the 13th dynasty. <text:span text:style-name="T1411">The </text:span>exodus must have happened on the 13th.</text:p>
        </text:list-item>
        <text:list-item>
          <text:p text:style-name="P595">All the support already presented for the synchronism that Jose is Imhotep reinforces the correspondence that the biblical Joseph lived in Djoser’<text:span text:style-name="T1411">s </text:span>times, <text:span text:style-name="T1411">Egyptian </text:span>pharaoh of the 3rd dynasty, and is consistent with the <text:span text:style-name="T1411">other</text:span> <text:span text:style-name="T1411">synchronisms</text:span> presented <text:span text:style-name="T1411">here</text:span>.</text:p>
        </text:list-item>
      </text:list>
      <text:p text:style-name="P2">Thus, the correspondences of that:</text:p>
      <text:list text:style-name="L35">
        <text:list-item>
          <text:p text:style-name="P597">The 18th dynasty corresponds to the times of David, Solomon and Rehoboam.</text:p>
        </text:list-item>
        <text:list-item>
          <text:p text:style-name="P597">The 13th dynasty corresponds to the times of the exodus.</text:p>
        </text:list-item>
        <text:list-item>
          <text:p text:style-name="P597">The 3rd dynasty corresponds to the times of Joseph, Isaac’<text:span text:style-name="T1412">s son</text:span>.</text:p>
        </text:list-item>
        <text:list-item>
          <text:p text:style-name="P597">The 1st dynasty corresponds to the times of Abraham.</text:p>
        </text:list-item>
      </text:list>
      <text:p text:style-name="P2">And more specifically that:</text:p>
      <text:list text:style-name="L36">
        <text:list-item>
          <text:p text:style-name="P598">Tutmosis 1st corresponds to the times of David</text:p>
        </text:list-item>
        <text:list-item>
          <text:p text:style-name="P598">Hatshepsut corresponds to the times of Solomon.</text:p>
        </text:list-item>
        <text:list-item>
          <text:p text:style-name="P598">Thutmose 3rd corresponds to the times of Rehoboam.</text:p>
        </text:list-item>
        <text:list-item>
          <text:p text:style-name="P598">Neferhotep 1st corresponds to the times of the exodus.</text:p>
        </text:list-item>
        <text:list-item>
          <text:p text:style-name="P599">Djoser corresponds to the times of Joseph, Isaac’<text:span text:style-name="T1412">s son</text:span>.</text:p>
        </text:list-item>
        <text:list-item>
          <text:p text:style-name="P598">Menes corresponds to the times Abraham.</text:p>
        </text:list-item>
      </text:list>
      <text:p text:style-name="Text_20_body">The<text:span text:style-name="T1413">se</text:span> are the correspondences that allow establishing an Egyptian chronology that does not generate archaeological <text:span text:style-name="T1413">gaps</text:span> of 400 and 500 years in other cultures, and a logical coherence between the chronology of Egypt and the other three chronologies that are already consistent with each other: the Assyrian, the <text:span text:style-name="T1413">G</text:span>reek and the <text:span text:style-name="T1413">B</text:span>iblical.</text:p>
      <text:h text:style-name="P512" text:outline-level="3"><text:bookmark-start text:name="__RefHeading___Toc35105_4173466481"/><text:soft-page-break/>Probability.<text:bookmark-end text:name="__RefHeading___Toc35105_4173466481"/></text:h>
      <text:h text:style-name="P517" text:outline-level="4"><text:bookmark-start text:name="__RefHeading___Toc35107_4173466481"/>Fundamental probability.<text:bookmark-end text:name="__RefHeading___Toc35107_4173466481"/></text:h>
      <text:p text:style-name="Text_20_body">Question 1:</text:p>
      <text:p text:style-name="P4">Consider an equilateral triangle inscribed in a circle. Suppose a chord of the circle is chosen at random. What is the probability that the chord is longer than a side of the triangle?</text:p>
      <text:p text:style-name="P4">Question 2:</text:p>
      <text:p text:style-name="P4">There is a certain quantity of liquid. All that we know about the liquid is that it is composed entirely of wine and water and that the ratio of wine to water is between 1/3 and 3. What is the probability that the ratio of wine to water is less than or equal to 2?</text:p>
      <text:p text:style-name="P4">Question 1 is known in probability by the name of "the Bertrand paradox”. A French namesake of this host because Bertrand's proper name is Joseph Louis.</text:p>
      <text:p text:style-name="P298">Question 2 is known as the “Ludwig Von Mises’ water and <text:span text:style-name="T1414">wine</text:span> paradox”. <text:span text:style-name="T1414">Ludwig was </text:span>a Jew born in the territory of present-day Ukraine that had to run to the United States.</text:p>
      <text:p text:style-name="P4">These two questions are not really paradoxical at all, <text:span text:style-name="T1415">they </text:span>just point out the impossibility of generically applying what is known in fundamental probability as “the principle of indifference”.</text:p>
      <text:p text:style-name="P299">To the first question formulated in 1889 they have tried to find solutions, that is, they have tried to <text:span text:style-name="T1416">shake</text:span> it <text:span text:style-name="T1416">off</text:span>, in various ways. To the second question they simply have not been able to give answer, that is to say that they have not been able to <text:span text:style-name="T1416">shake</text:span> it <text:span text:style-name="T1416">off</text:span>. The last attempt was in 2004.</text:p>
      <text:p text:style-name="P4">All these attempts fail because they try to answer the questions as such and not the point they seek to make.</text:p>
      <text:p text:style-name="P4">The point is that there is NO so-called "fair coin", a coin 0.5 and 0.5, that which was already discussed in this presentation. All REAL <text:span text:style-name="T1416">coins</text:span> <text:span text:style-name="T1416">are</text:span> loaded to one side and every coin that can be described with a<text:span text:style-name="T1416">n</text:span> ALGORITHM is pseudo-random.</text:p>
      <text:p text:style-name="P299">In the case of fundamental probabilities, those that are based on the principle of indifference, these probabilities depend, <text:span text:style-name="T1416">listen</text:span> “DEPEND”, <text:span text:style-name="T1416">on</text:span> the way to choose that which supposedly has a random distribution in a, <text:span text:style-name="T1416">quote and quote,</text:span> “indifferent” way.</text:p>
      <text:p text:style-name="P4"><text:soft-page-break/>To really try to describe a behavior with probabilities <text:span text:style-name="T1417">i</text:span>t’s necessary to determine, define, establish the function of selection, the one they call random, the one that will never be really random but pseudo-random, <text:span text:style-name="T1417">meaning</text:span> <text:span text:style-name="T1417">almost </text:span>random, because such a "fair <text:span text:style-name="T1417">coin</text:span>" does not exist.</text:p>
      <text:p text:style-name="P300">In the case of fundamental probability, to be able to say that it describes the functioning of a system, we must define the <text:span text:style-name="T1418">CHANCE </text:span>function, the random function. It is necessary to know the operation of the selection function. Thus, said, quote <text:span text:style-name="T1418">and quote,</text:span> “indifference”, of the supposed "principle of indifference", of all fundamental probability theory, only exists in cases where such a function is known. <text:span text:style-name="T1418">I</text:span>t can<text:span text:style-name="T1418">not</text:span> be assumed that <text:span text:style-name="T1418">it’s</text:span> know<text:span text:style-name="T1418">n</text:span>, it must be effectively defined or know<text:span text:style-name="T1418">n in order to </text:span><text:span text:style-name="T1419">FULLY</text:span><text:span text:style-name="T1418"> describe the system</text:span>.</text:p>
      <text:h text:style-name="P517" text:outline-level="4"><text:bookmark-start text:name="__RefHeading___Toc35109_4173466481"/>Statistical probability.<text:bookmark-end text:name="__RefHeading___Toc35109_4173466481"/></text:h>
      <text:p text:style-name="Text_20_body">Probability theories are born with card and dice games. They seek to predict an event from past events, assigning a value to the possibility of it happening.</text:p>
      <text:p text:style-name="P301">In statistical probability, probability is understood as what it really is: a relative frequency. I take my real <text:span text:style-name="T1420">coin</text:span>, the<text:span text:style-name="T1420">n</text:span> I toss <text:span text:style-name="T1420">it </text:span>a million times and count how many times it came up heads, how many times <text:span text:style-name="T1420">it</text:span> came out <text:span text:style-name="T1420">odds</text:span>, and how many times it came out standing on the edge. Then with those counts I calculate the frequency of each possibility, and thus determine the probability that my next toss will come up with each possibility.</text:p>
      <text:p text:style-name="P302">Thus, such "relative" of any frequency is always determined by prior knowledge <text:span text:style-name="T1421">about</text:span> the problem. This knowledge is used to establish functional RELATIONSHIPS between the variables of the problem to study. That prior knowledge is defined in terms of math functions.</text:p>
      <text:p text:style-name="P303">In statistics the partial knowledge that we have <text:span text:style-name="T1422">about</text:span> the operation of <text:span text:style-name="T1422">a</text:span> system <text:span text:style-name="T1422">is used </text:span>to try to predict a future event. I<text:span text:style-name="T1422">t</text:span> assumes, or <text:span text:style-name="T1422">it pretends</text:span>, or <text:span text:style-name="T1422">it </text:span>effectively <text:span text:style-name="T1422">ignores</text:span>, the complete operation <text:span text:style-name="T1422">of the </text:span>system.</text:p>
      <text:p text:style-name="P4">These types of theories are used in all types of systems where <text:span text:style-name="T1422">you </text:span>only <text:span text:style-name="T1422">have</text:span> a PARTIAL knowledge of the global system, of <text:span text:style-name="T1422">one</text:span> which includes subsystems that I do know, and can control, and others that I don't.</text:p>
      <text:p text:style-name="P304"><text:soft-page-break/>When my creation, that part of the system that I can describe deterministically, that part that I can control, has to interact with what I do not know, I seek to try, <text:span text:style-name="T1423">listen:</text:span> TRY, to predict how that interaction will be, in a probabilistic way. That's why in this type of creations, which interact with external systems whose operation is unknown, such interaction sometimes <text:span text:style-name="T1423">it </text:span>works <text:span text:style-name="T1423">and </text:span>sometimes <text:span text:style-name="T1423">it does</text:span>n’t.</text:p>
      <text:h text:style-name="P517" text:outline-level="4"><text:bookmark-start text:name="__RefHeading___Toc35111_4173466481"/>Creations.<text:bookmark-end text:name="__RefHeading___Toc35111_4173466481"/></text:h>
      <text:p text:style-name="P483">It serves no<text:span text:style-name="T1424">body</text:span> to have a probability <text:span text:style-name="T1424">of</text:span> <text:span text:style-name="T1424">whether</text:span> the parts of <text:span text:style-name="T1424">a</text:span> creation <text:span text:style-name="T1424">are</text:span> or <text:span text:style-name="T1424">are </text:span>not in the place where they <text:span text:style-name="T1424">are supposed to </text:span>be, and it is no use for anyone to have a probability that the parts of <text:span text:style-name="T1424">a</text:span> creation will or will not have the speed they must have for the creation to work.</text:p>
      <text:p text:style-name="P305">It is no use to anyone that the parts of their machinery m<text:span text:style-name="T1424">ight or might not</text:span> be where they should be and m<text:span text:style-name="T1424">ight or might not</text:span> do what they should do. <text:span text:style-name="T1424">You</text:span> cannot build MACHINES in terms of know<text:span text:style-name="T1424">ing</text:span> <text:span text:style-name="T1424">only </text:span>probabilit<text:span text:style-name="T1424">ies</text:span> <text:span text:style-name="T1658">about, </text:span><text:span text:style-name="T1657">where </text:span>its parts ARE <text:span text:style-name="T1424">located</text:span>, and <text:span text:style-name="T1424">MOVE</text:span>, <text:span text:style-name="T1424">and DO, and </text:span>the speed, <text:span text:style-name="T1424">and </text:span>the momentum, <text:span text:style-name="T1660">that </text:span><text:span text:style-name="T1658">they </text:span><text:span text:style-name="T1660">MAY </text:span><text:span text:style-name="T1658">have </text:span>or NOT. <text:span text:style-name="T1661">A</text:span><text:span text:style-name="T1660">ll of them which </text:span>they <text:span text:style-name="T1658">MUST</text:span> have <text:span text:style-name="T1424">in order for the MACHINE to work.</text:span></text:p>
      <text:p text:style-name="P305">Probability theories are completely useless to create <text:span text:style-name="T1661">a MACHINE</text:span> because they are not deterministic systems. They only serve to <text:span text:style-name="T1659">TRY</text:span> <text:span text:style-name="T1659">to describe</text:span> a CREATION, once created, as if it had no CREATOR, <text:span text:style-name="T1424">that </text:span>is, pretending NOT to know the deterministic model that describes said creation. They serve only to analyze a creation pretending, or <text:span text:style-name="T1424">a</text:span>ssuming that its <text:span text:style-name="T1424">complete </text:span>operation is unknown. Pretend<text:span text:style-name="T1424">ing</text:span> to use a probability theory to explain the fundamental functioning of a creation is simply to deny its CREATOR.</text:p>
      <text:h text:style-name="P517" text:outline-level="4"><text:bookmark-start text:name="__RefHeading___Toc35113_4173466481"/>Quantum.<text:bookmark-end text:name="__RefHeading___Toc35113_4173466481"/></text:h>
      <text:p text:style-name="P484">Every quantum ideology is, in its mathematical aspect, a probability theory. They seek to calculate the probability that one, misnamed, “elementary particle” has a <text:span text:style-name="T1425">given </text:span>position, velocity, or momentum.</text:p>
      <text:p text:style-name="P306">In the case of fundamental quantum ideologies, the same problem <text:span text:style-name="T1425">of</text:span> fundamental probability theories appl<text:span text:style-name="T1425">ies</text:span>. That supposed "principle of indifference" is false. The "fair <text:span text:style-name="T1425">coin</text:span>" <text:span text:style-name="T1425">does not</text:span> exist. We must define the random function in each case. It can not <text:span text:style-name="T1425">be </text:span>appl<text:span text:style-name="T1425">ied</text:span> to try to explain the fundamental functioning of matter. Assuming the supposed, <text:span text:style-name="T1425">quote and quote,</text:span> "principle of indifference" <text:span text:style-name="T1425">i</text:span>t’s a fundamental error from <text:span text:style-name="T1425">a </text:span>strictly mathematical point of view.</text:p>
      <text:p text:style-name="P306"><text:soft-page-break/>And in the case of quantum ideologies that use statistical probability, the problem, at least from technical creativity criterion point of view, <text:span text:style-name="T1425">it’</text:span>s that they are not useful. <text:span text:style-name="T1425">They </text:span>do not qualify as science because they are not deterministic, they are use<text:span text:style-name="T1425">less</text:span> to build an object <text:span text:style-name="T1425">based on </text:span>what they study: supposed elementary particles.</text:p>
      <text:p text:style-name="P4">Statistics is used to analyze events of created objects, not to create the objects. For this, deterministic models are needed. <text:span text:style-name="T1425">I need to be able to</text:span> predict what the pieces of my creation are going to do at each moment <text:span text:style-name="T1425">so that </text:span>my creation do<text:span text:style-name="T1425">es</text:span> what it's supposed to do.</text:p>
      <text:h text:style-name="P517" text:outline-level="4"><text:bookmark-start text:name="__RefHeading___Toc35115_4173466481"/>Popular.<text:bookmark-end text:name="__RefHeading___Toc35115_4173466481"/></text:h>
      <text:p text:style-name="Text_20_body">I don't know if the idea is clear to you but what this means is that the lovers of popular quantum ideologies, those who still use predictive statistic<text:span text:style-name="T1426">al</text:span> systems, or even worse probability systems based on the supposed “principle of indifference”, to try to explain, <text:span text:style-name="T1426">with </text:span>probabilities, the behavior of some supposed elementary particles, those lovers, what they really need is a deterministic explanation about the behavior of the supposed elementary particles so that in this way the explanation does serve to build something with the supposed elementary particles.</text:p>
      <text:p text:style-name="P307">Perhaps they should begin to consider that the supposed elementary particles, neither are they “particles”, nor are they “elementa<text:span text:style-name="T1426">ry”</text:span>. <text:span text:style-name="T1426">T</text:span>hey really are stationary electromagnetic waves traveling in a medium which has been denied its existence since the end of the 19th century, when two of the most popular ideologies today appear: quantum <text:span text:style-name="T1426">ideology </text:span>in terms of probability and gravity in terms of curvature.</text:p>
      <text:p text:style-name="P308">In the 19th century <text:span text:style-name="T1427">to </text:span>a, <text:span text:style-name="T1427">quote and quote,</text:span> "genius", the Satan, the enemy, he put, in first person <text:span text:style-name="T1427">manner</text:span>, the <text:span text:style-name="T1427">quote and quote,</text:span> "great idea" to ASSUME that the speed of light is always the same in empty space, which is yet to be found, and postulate it as an AXIOM, <text:span text:style-name="T1662">meaning </text:span>that <text:span text:style-name="T1662">it </text:span>is <text:span text:style-name="T1427">something</text:span> ASSUMED and <text:span text:style-name="T1427">that </text:span><text:span text:style-name="T1662">it </text:span>must be EVIDENT for <text:span text:style-name="T1662">any</text:span>one, of <text:span text:style-name="T1427">his</text:span> ideology, wrong<text:span text:style-name="T1427">ly</text:span> called theory of gravity. Not realizing that the supposed axiom, not obvious to ANYONE, makes it mathematically reducible to <text:span text:style-name="T1428">the </text:span>ABSURD.</text:p>
      <text:p text:style-name="P4">However, the MEDIUM in which electromagnetic waves travel has always been there with the name of "electromagnetic field", <text:span text:style-name="T1429">even if they do not</text:span> want to call it MEDIUM, as they did in the 19th century before the absurd ideology of gravity appeared thanks to <text:soft-page-break/>its, <text:span text:style-name="T1429">quote and quote,</text:span> “obvious”, <text:span text:style-name="T1429">quote and quote,</text:span> “AXIOM”, which ASSUMES that the speed of the light is always the same in empty space that <text:span text:style-name="T1429">it’s</text:span> still <text:span text:style-name="T1429">to be found</text:span>.</text:p>
      <text:p text:style-name="P366">Some even claim that the <text:span text:style-name="T1663">famous</text:span> ideologue of the absurd ideology thought that said <text:span text:style-name="T1429">MEDIUM</text:span> had to exist because otherwise the second version of its ABSURD ideology, based on the same AXIOM, would make it ABSURD. Apparently the, <text:span text:style-name="T1429">quote and quote, </text:span>"genius" never realized that its AXIOM already made it mathematically reducible to the ABSURD.</text:p>
      <text:p text:style-name="P308">Sad, right? But here we are, two quite popular ideologies, one scientifically absurd, the other not only that but also mathematically absurd, and both supposedly<text:span text:style-name="T1429"> </text:span>SCIENTIFICALLY proven theories, the encyclopedia says so and the majority believes it.</text:p>
      <text:h text:style-name="P512" text:outline-level="3"><text:bookmark-start text:name="__RefHeading___Toc35117_4173466481"/><text:span text:style-name="T1427">G</text:span>ravely absurd.<text:bookmark-end text:name="__RefHeading___Toc35117_4173466481"/></text:h>
      <text:p text:style-name="P485">At the end of the 19th century, outer space was believed to be empty. <text:span text:style-name="T1430">In</text:span> late 19th century, planetary motion was explained in terms of a mathematical model that only depended on an attractive force. A predictive model but obviously without creative force. <text:span text:style-name="T1430">N</text:span>ot even now can we make planets, and if the bible is true we will not be able to, at least not before the resurrection of the dead.</text:p>
      <text:p text:style-name="P4">At the end of the 19th century there were no satellites in orbit, there w<text:span text:style-name="T1430">as</text:span> no television, there were no airplanes, there were no orbiting telescopes, there were no computers, there w<text:span text:style-name="T1430">ere</text:span> no interoceanic optical networks, there were no transistors, there were no microcircuits, there was no Internet, there were no cell phones. At the end of the 19th century mathematics had to be done by HAND, and if a process was too complex to model with linear equations, it was impossible to solve the equations in almost <text:span text:style-name="T1430">a</text:span>ll cases.</text:p>
      <text:p text:style-name="P309">In that context, a german Jew who liked to stick out his tongue <text:span text:style-name="T1431">had the idea </text:span>that the entire universe could be described in terms of a<text:span text:style-name="T1431">n</text:span> attractive force, and ONLY attractive, that is to say that it can only attract, known as gravity. In <text:span text:style-name="T1431">his</text:span> THOUGHT experiments, since <text:span text:style-name="T1431">he</text:span> could not do <text:span text:style-name="T1431">them </text:span>in practice, <text:span text:style-name="T1431">he </text:span>decided that an axiom, that which must be obvious to anyone, of his descriptive theory, because it only serves for that, was that the speed of light is always the same in empty space, because outer space was believed to be empty. Obviously he chose as a mathematical model something that was fashionable <text:span text:style-name="T1432">at the time</text:span> such as tensor theory, an algebraic model that allows to work vectors and scalars in virtually any form the user likes.</text:p>
      <text:p text:style-name="P4"><text:soft-page-break/>He stuck out his tongue and thought: "We have a three-dimensional space, that is to say vector<text:span text:style-name="T1433">ial</text:span>, a scalar time, and we can use tensors to work the two as if it were a 4-dimensional mathematical space and that's it! Let us describe the universe. That one that at the end of the 19th century did not leave the galaxy and it only had about 300 thousand stars.</text:p>
      <text:p text:style-name="P310">As the first theory did not come out so general, then he <text:span text:style-name="T1664">thought of a</text:span> general one. They also had the attraction that since they were described with NO<text:span text:style-name="T1664">N</text:span> linear equations, NOBODY at that time could solve them for the general case. Let's remember that math had to be done by HAND.</text:p>
      <text:p text:style-name="P311">The equations also had another attraction: factors could be inserted and removed <text:span text:style-name="T1433">at</text:span> taste. In the beginning he decided that it would be nice to have a stable universe and he put his factor, that little sum or multiplication that <text:span text:style-name="T1433">you</text:span> inserted <text:span text:style-name="T1433">at</text:span> school when the equations didn't add up. <text:span text:style-name="T1433">T</text:span>hat <text:span text:style-name="T1433">which</text:span> some <text:span text:style-name="T1433">people </text:span>call <text:span text:style-name="T1664">CHEATING</text:span>. <text:span text:style-name="T1434">L</text:span>ater it occurred to <text:span text:style-name="T1434">this</text:span> guy that the famous red shift, which we already talked about in this presentation, meant an expanding universe, <text:span text:style-name="T1434">and </text:span>decided <text:span text:style-name="T1434">he</text:span> had <text:span text:style-name="T1434">made</text:span> a mistake and <text:span text:style-name="T1434">changed his equations</text:span>. They were adaptable. Very practical to describe a universe of 4 dimensions where one <text:span text:style-name="T1434">of them </text:span>is time. Gravity is just <text:span text:style-name="T1665">a </text:span>curvature of that imaginary space that exists only in the mind of those who study this, <text:span text:style-name="T1666">quote and quote,</text:span> “genius”’ <text:span text:style-name="T1435">idelology</text:span>.</text:p>
      <text:p text:style-name="P312">They also had some pretty interesting consequences. According to <text:span text:style-name="T1435">the ideology</text:span>, if we put a clock on earth and another on a spaceship, let's remember that the genius could only do experiments on the mind, and the ship leaves traveling through space and then back to earth, the <text:span text:style-name="T1435">ship’s </text:span>clock will mark a shorter time for the trip than what the earth’<text:span text:style-name="T1435">s</text:span> clock <text:span text:style-name="T1435">marks</text:span>. Interesting, right?. Only <text:span text:style-name="T1435">that </text:span>it also has other consequences. According to the <text:span text:style-name="T1435">ideology</text:span>, the ship can ALSO <text:span text:style-name="T1435">say</text:span> that it is the earth th<text:span text:style-name="T1435">e one</text:span> making the trip and from the ship’<text:span text:style-name="T1435">s</text:span> point of view it is the earth’<text:span text:style-name="T1435">s</text:span> clock which will mark a shorter time for the <text:span text:style-name="T1435">trip</text:span> than what the ship’<text:span text:style-name="T1435">s</text:span> clock mark<text:span text:style-name="T1435">s</text:span>. Which allows us to conclude that, according to the <text:span text:style-name="T1435">ideology</text:span>, a clock can be faster and slower for the same event than another <text:span text:style-name="T1435">clock</text:span>. Little mathematical contradictions that make it even more interesting. ABSURD but interesting. The world loved it and it still does.</text:p>
      <text:p text:style-name="P4">When the EXCLUSIVELY attractive force on which <text:span text:style-name="T1436">his</text:span> description of the universe, that of the late 19th century, was not enough to explain the characteristics of what began to be observed in the 20th century, the solution <text:span text:style-name="T1667">was to add</text:span> more factors. <text:span text:style-name="T1436">P</text:span>urely mathematical factors. Factors that do not correspond to any observable physical reality.</text:p>
      <text:p text:style-name="P4"><text:soft-page-break/>Why don't galaxies dissolve? Why do they have structure? <text:span text:style-name="T1437">Why do they</text:span> move as we observe they move? How could they get to form? Easy, put a factor in that pod. Dark matter. <text:span text:style-name="T1437">D</text:span>ark because we can't see it. But <text:span text:style-name="T1437">I</text:span> have to say yes because if <text:span text:style-name="T1437">I</text:span> don't, I <text:span text:style-name="T1437">am </text:span>finished, <text:span text:style-name="T1437">and</text:span> my little work in <text:span text:style-name="T1437">the </text:span>theory. That it <text:span text:style-name="T1437">has to be</text:span> more than 80% of the total matter to make it fit?. <text:span text:style-name="T1437">IT </text:span>DOESN’T MATTER. Put <text:span text:style-name="T1437">i</text:span><text:span text:style-name="T1668">n</text:span><text:span text:style-name="T1437"> </text:span>that <text:span text:style-name="T1437">factor</text:span>. <text:span text:style-name="T1437">That little addition of </text:span>more than 80% of something that, BY DEFINITION, is not observed <text:span text:style-name="T1437">any</text:span>where.</text:p>
      <text:p text:style-name="P367">Then more questions appeared and <text:span text:style-name="T1438">they had </text:span>to <text:span text:style-name="T1438">be </text:span>answer<text:span text:style-name="T1438">ed</text:span> <text:span text:style-name="T1438">with</text:span> more factors. Factors that even the <text:span text:style-name="T1669">famous Internet </text:span>encyclopedia recognizes as MORE HYPOTHETICAL. <text:span text:style-name="T1438">Listen</text:span>, MORE! Listen well: MORE!. <text:span text:style-name="T1669">But maybe by the time you read this they will have removed the “more” </text:span><text:span text:style-name="T1671">just </text:span><text:span text:style-name="T1669">as they have fixed the page about the Shroud of Turing to make </text:span><text:span text:style-name="T1670">us believe that since the 13th century people already made negatives of photographies</text:span><text:span text:style-name="T1669">. </text:span></text:p>
      <text:p text:style-name="P367">Dark energy appeared, black holes appeared, and others. <text:span text:style-name="T1438">There i</text:span>sn't enough power to explain my universe of only attractive forces as I want it to be? Put <text:span text:style-name="T1438">a little factor for </text:span>dark energy in it. I can not explain with my model, of only attractive forces, the distribution of energy in galaxies? <text:span text:style-name="T1438">P</text:span>ut black holes in it. ALL black and dark because, BY DEFINITION, they cannot be <text:span text:style-name="T1438">observed</text:span> <text:span text:style-name="T1438">any</text:span>where. They only exist in <text:span text:style-name="T1438">the </text:span>mathematics so that <text:span text:style-name="T1438">they </text:span>fit, that is, in the imagination of those who earn money for studying that which cannot be observed, but it must be said that yes, that indirectly, that with great care, that the evidence is there, that only, <text:span text:style-name="T1438">they, the</text:span> experts in the theory understand it, which blah, blah, blah, blah, blah.</text:p>
      <text:p text:style-name="P313">But more questions came up. Did currents and electromagnetic fields appear that fill all that I thought was empty space? Call it something else and adapt those equations again because it starts to look more and more like a universe explainable with electromagnetic theory, the one that does consider the existence of REPULSIVE forces, a plasma universe, and not the one I thought it was. Did higher velocities appear than <text:span text:style-name="T1439">those </text:span>we had assumed as maximum for electromagnetic waves? Simply DENY it <text:span text:style-name="T1672">AS HARD AS YOU CAN </text:span>and keep your false axiomatic postulate, which was not evident to anyone, because it is an axiom of the theory and that little part was not adaptable.</text:p>
      <text:p text:style-name="P314">Amazing, right? But that's how we are. The encyclopedia calls it science and the majority believe<text:span text:style-name="T1439">s it</text:span>.</text:p>
      <text:h text:style-name="P512" text:outline-level="3"><text:bookmark-start text:name="__RefHeading___Toc35119_4173466481"/><text:soft-page-break/>Fields.<text:bookmark-end text:name="__RefHeading___Toc35119_4173466481"/></text:h>
      <text:p text:style-name="Text_20_body">Man has developed many fields of study.</text:p>
      <text:p text:style-name="P315">Everything begins with the observation of a phenomenon, whatever <text:span text:style-name="T1440">calls the attention</text:span> of human consciousness, then <text:span text:style-name="T1440">it </text:span>seeks to measure, analyze, study the phenomenon, and in most cases, reproduce, repeat <text:span text:style-name="T1440">t</text:span>he phenomenon. Then a series of hypotheses, a model, a<text:span text:style-name="T1440">n</text:span> operation scheme of the observed phenomenon <text:span text:style-name="T1440">is formulated</text:span>. Based on said model, experiments are made with the phenomenon, to try to verify if the things that <text:span text:style-name="T1440">the</text:span> model predicts will actually happen. In the extent to which the predictions are successful the model actually works and explains the observed phenomenon. <text:span text:style-name="T1440">T</text:span>his cycle and its variants are known as scientific methods.</text:p>
      <text:p text:style-name="P315">The criterion normally used to determine whether a model or theory is really scientific or not, is that the hypotheses, in which the model <text:span text:style-name="T1440">or theory</text:span> <text:span text:style-name="T1440">is </text:span>based on, are falsifiable. <text:span text:style-name="T1440">F</text:span>alsifiable means that experiments that test <text:span text:style-name="T1440">those </text:span>hypotheses can <text:span text:style-name="T1440">have</text:span> negative <text:span text:style-name="T1440">results </text:span>or contrary to what <text:span text:style-name="T1440">it was</text:span> expected to happen.</text:p>
      <text:p text:style-name="P316">The criterion raised in this presentation requires one more step. <text:span text:style-name="T1441">It is not enough to</text:span> understand, or believe that it is understood, through a model or theory, mathematical or not, which has been verified, or proven, by repeated observation that the predictions it makes about the phenomenon are met. The criteria in this presentation require not only verifying the model, or believe that it has been verified, but to create something new, to build something new, that is useful, usable, by the human being, an object. Something that allows the human being who does not know the theory, who knows the mathematical details or not, check that the theory or model is useful <text:span text:style-name="T1442">f</text:span>or something. Was the model needed to create something useful? <text:span text:style-name="T1442">I</text:span>f the answer is affirmative, the model begins to be validated according to the criteria of the technical creativity, the criterion of this presentation.</text:p>
      <text:p text:style-name="P317">This condition implies that the object product of the knowledge of a phenomenon is reproducible, repeatable. That the object of study can be recreate<text:span text:style-name="T1443">d</text:span>. Do you study electric fields? This step involves being able to recreate them <text:span text:style-name="T1443">at</text:span> taste. Do you study magnetic fields? This step involves being able to reproduce them. Do you study the behavior of stars? Fields of gravity? Galaxies? <text:span text:style-name="T1443">E</text:span>lementary particles? <text:span text:style-name="T1443">B</text:span>iological cells? <text:span text:style-name="T1443">This</text:span> step implies being able to recreate them, reproduce them, repeat them <text:span text:style-name="T1443">at</text:span> taste starting from the generative or constitutive elements that explain the model or theory to verify.</text:p>
      <text:p text:style-name="P317"><text:soft-page-break/>This step is not just to replicate the phenomenon, but to build something new out of it. from its objects of study, something useful and usable by the human being. Do you study electromagnetic fields and built a transmitting object and a receiving object of electromagnetic waves to transmit remote human messages? Qualify. Do you study elementary particles but not build them or build anything new with them that is useful to the being human? DOES NOT QUALIFY. It is a field of study but it is not a science, a true knowledge.</text:p>
      <text:p text:style-name="P4">Mechanics, electromagnetism, thermodynamics, optics, dynamics, acoustics, organic and inorganic chemistry, aeronautics, all engineering that build objects: civil, chemical, electrical, mechanical, metallurgical, materials, computational, medical etc. qualify according to this criteria because they have allowed to build airplanes, shoes, cell phones, microscopes, telephones, watches, televisions, hammers, trains, telescopes, computers, pots, buildings, transistors, automobiles, satellites, refrigerators, washers, polishers, backhoes, machines that make machines, factories that use machines made by other factories to build other OBJECTS.</text:p>
      <text:p text:style-name="P4">No field of study in biology, botany, ecology, in medicine, in zoology, in genetics, n<text:span text:style-name="T1444">either</text:span> in astronomy, geology, oceanography, and <text:span text:style-name="T1444">many</text:span> of physics, such as nuclear, quantum science, and cosmology, do not qualify by this criterion either. <text:span text:style-name="T1444">They a</text:span>re fields of study, but they do not qualify as true knowledge, as true science, according to the criterion of technical creativity.</text:p>
      <text:p text:style-name="P318">No model or theory that seeks to explain cell-based systems qualifies because man has not been able to build a cell, nor reproduce from cells a system of cells, vegetable, animal or human. However, DO qualify all theories necessary to build the INSTRUMENTS or OBJECTS used in those field <text:span text:style-name="T1444">of </text:span>study. For example, optics were necessary to build the first microscope. Qualify.</text:p>
      <text:p text:style-name="P318">Neither do purely abstract theories qualify, no purely mathematical theory qualifies, because despite being necessary for explain<text:span text:style-name="T1673">ing</text:span> virtually any modern model or theory that qualify, the objects created by such models or theories are not concrete, they are not physical, they are not perceivable through senses.</text:p>
      <text:h text:style-name="P516" text:outline-level="3"><text:bookmark-start text:name="__RefHeading___Toc35121_4173466481"/>E<text:span text:style-name="T1283">xtra</text:span>terrestrial.<text:bookmark-end text:name="__RefHeading___Toc35121_4173466481"/></text:h>
      <text:p text:style-name="Text_20_body">The word "terrestrial" is normally defined as anything that has origin on this earth, on this planet. So EXTRA-terrestrial is everything which has no origin on this planet.</text:p>
      <text:p text:style-name="P4"><text:soft-page-break/>Then it can be concluded that, according to what the bible teaches, neither the Father, neither the Son Jesus Christ, nor the Holy Spirit, nor the angels, nor Satan and company, nor the Cherubim, nor any heavenly principality or power is of terrestrial origin. They are all EXTRA-terrestrial because their origin is NOT from this planet.</text:p>
      <text:p text:style-name="P4">The idea o<text:span text:style-name="T1445">f l</text:span>ife forms external to this planet seems to start in the 2nd century after Jesus Christ in the fictional book entitled "<text:span text:style-name="T1446">A </text:span>True <text:span text:style-name="T1446">Story</text:span>” by Luciano, where the Sun and the Moon seem to be the only astronomical objects capable of hosting life forms.</text:p>
      <text:p text:style-name="P319">However, there is the issue of Unidentified Flying Objects, also known as UFOs for their acronym.</text:p>
      <text:p text:style-name="P319">The first "flying saucers" are observed in the 1940s. A little later, in 1947, the acronym UFO began to be used. And a few years later the word “alien” appears in dictionaries <text:span text:style-name="T1446">due to</text:span> the use given to it in novels, now known as science fiction <text:span text:style-name="T1446">novels</text:span>.</text:p>
      <text:p text:style-name="P319">In the year 2014, facing the Dead Sea with the sun almost at its zenith, without a cloud in sight, with a completely blue sky, on a trip <text:span text:style-name="T1446">that a</text:span> group made with <text:span text:style-name="T1446">a Bogotá Colombia p</text:span>arish <text:span text:style-name="T1446">called</text:span> “San <text:span text:style-name="T1446">Juan </text:span>Crisóstomo”, three people, among whom I include myself, Jose Luis Quiroga, we saw what can be called an unidentified flying object, a UFO.</text:p>
      <text:p text:style-name="P4">The event that I personally observed lasted no more than a tenth of a second, if I had blinked at that moment I wouldn't have seen it. Looking from west to east, towards the Dead Sea, with the Sun at 95 degrees from the horizon, a light, as bright as the sun, at 70 degrees from the horizon, the size of a star, but obviously within the atmosphere since it was visible on a day without no cloud and with a completely blue sky, the light stretched like a laser beam style line, from west to east, until about 20 degrees from <text:span text:style-name="T1447">the </text:span>horizon, and then the line of light disappeared. Kind of like the effect they do in the movie <text:span text:style-name="T1447">Star Trek</text:span> with the spaceship, but a single point of light that stretches until it forms a line of light that then disappears.</text:p>
      <text:p text:style-name="P4">I don't think it was a star, I don't think it was an optical effect, no<text:span text:style-name="T1447">r</text:span> I think it was something astronomical. I think it was an object built by the human being with technology that has been hidden since <text:span text:style-name="T1447">it</text:span> was <text:span text:style-name="T1447">i</text:span>nvented during World War II.</text:p>
      <text:p text:style-name="P320">For me it was nothing more than a confirmation of my personal research in the issue of unidentified flying objects, more specifically on “flying saucers”, which <text:span text:style-name="T1448">I</text:span> had made early in the <text:span text:style-name="T1448">decade of the </text:span>2000<text:span text:style-name="T1448">s</text:span>, thanks to the Internet network.</text:p>
      <text:p text:style-name="P321"><text:soft-page-break/>My interest in the subject of unidentified flying objects begins after reading several of the books that purport to explain the resurrection of Jesus Christ as an event directed or organized by <text:span text:style-name="T1449">aliens</text:span>. <text:span text:style-name="T1449">E</text:span>xtraterrestrials that are not biblical. <text:span text:style-name="T1450">They</text:span> <text:span text:style-name="T1674">are </text:span>not about the creator of heaven and earth, but of a supposed civilization that has its origin in another part of the heaven of heavens. But if Jesus Christ was indeed resurrected, the rest of the bible, not just the part that speaks of the resurrection of Jesus Christ, has to be true, and if that is so, then the hypothesis that a civilization coming from those lights that we see in the sky, and that we call stars, was the one that resurrected Jesus Christ has to be false. The hypothesis may be consistent with a small part of the gospels but it is not with respect to the whole bible.</text:p>
      <text:p text:style-name="P4">The scientific theory behind the development of this technology is none other than the <text:span text:style-name="T1451">good </text:span>old and well-known "electromagnetic theory" of Maxwell and Heaviside, the same one behind most of the technologies <text:span text:style-name="T1675">of the </text:span>20th and 21st century. Nothing unusual.</text:p>
      <text:p text:style-name="P322">Since 1911 Nikola Tesla, the inventor of various types of motor and of the mechanisms of transmission of electrical energy in the form of alternate current<text:span text:style-name="T1452">s</text:span> that are still used all over the planet today, a practitioner of the electromagnetic theory of Maxwell and Heaviside, declared in newspapers such as "The Sun" and the "Herald" of New York, about his design of a flying machine without planes, without wings, or propellers, shaped like a box, which it can stay static in the air, which is not affected by the wind, which can also reach speeds above the speed of sound, because, he claims, he has worked out a dynamic theory of gravity that will put an end to vain speculations and false conceptions, like that of curved space, <text:span text:style-name="T1452">the one of the guy that liked to stick out his tongue</text:span>.</text:p>
      <text:p text:style-name="P4">In the mid-20th century, Thomas Townsend Brown worked on projects for the United States Navy in a field of study known as electrogravitics, which is nothing other than the well-known theory of classical fields, which relates magnetism and electricity, the theory electromagnetic field<text:span text:style-name="T1453">s</text:span>, but applied to similarly relat<text:span text:style-name="T1453">ing</text:span> gravity and electricity.</text:p>
      <text:p text:style-name="P323">It is really not so difficult to imagine the mechanism of electropropulsion used in early models of a wingless flying machine or propellers, <text:span text:style-name="T1454">a flying saucer, </text:span>if one takes into account that the potential difference between the atmosphere and the earth is about 400 thousand volts. I<text:span text:style-name="T1455">t’s</text:span> only need<text:span text:style-name="T1455">ed</text:span> to charge a capacitor with voltages higher than that difference and be able to alter said <text:span text:style-name="T1455">charge</text:span> <text:span text:style-name="T1455">at</text:span> taste. This capacitor will move between the earth and the atmosphere depending on the amount of charge it has stored. The <text:soft-page-break/>movement is controlled by changing the distribution of the charge on the capacitor, similarly to as a particle, <text:span text:style-name="T1455">which</text:span> electric charge is changing, it is displaced within a<text:span text:style-name="T1455">n</text:span> electric field. Where in this case, the electric field is given by that potential difference between the earth and the atmosphere of 400 thousand volts.</text:p>
      <text:p text:style-name="P323">Early models achieved this effect by charging the capacitor with asymmetric voltage pulses, where the voltage change is faster on the rise than on the fall, where the maximum voltage of said pulses is less than 50 thousand volts. The result is that charge is pumped into the capacitor by applying said pulses with a frequency higher than the rate at which the capacitor can be discharged. <text:span text:style-name="T1676">T</text:span>o the charge the capacitor, and to quickly discharge it, the asymmetry in the voltage pulses <text:span text:style-name="T1455">is reversed</text:span>. Asymmetry in high voltage pulses <text:span text:style-name="T1677">with</text:span> high frequency allow to charge and discharge the capacitor. There <text:span text:style-name="T1678">are</text:span> several patents from the last century, from the 20th century, that describe this propulsion mechanism used since the second world war.</text:p>
      <text:p text:style-name="P324">But the development of this technology continued and with the advent of digital information and its encryption mechanisms, the track of such development is lost by the end of the 20th century. Only the testimonies of groups of people who have seen ships, the result of said technology, or its variants, which can reach gigantic sizes, and have different forms to the flying saucer of 1947.</text:p>
      <text:p text:style-name="P4">One of the most documented sightings of gigantic UFOs are the “Phoenix Lights”, in 1997, in Arizona. The development of ships like the observed in Phoenix <text:span text:style-name="T1456">is f</text:span>inanced by the billions of dollars diverted from innocuous large public projects like the particle accelerators and so-called research projects in nuclear fusion reactors around the planet. <text:span text:style-name="T1457">To achieve this </text:span>they need <text:span text:style-name="T1457">no </text:span>more than 100 thousand people organized in the form of a para-government, people from a subset of the planetary military industrial complex, influenced by Satan and company, with the same greed that affect man since the time of Adam: money, social power and pleasure. About 100 thousand greedy in control of some technologies developed in secret since the second world war and that <text:span text:style-name="T1457">by now </text:span>they are almost “vox-populi”.</text:p>
      <text:p text:style-name="P325">My speculation about the future, movie style, is that when the event of the rapture happens, of the chosen ones by the creator God of Heaven and Earth, the God of Abraham, Isaac and Jacob, analyzed in this presentation, when the return of Jesus Christ begins, and those who will continue on this planet are temporarily raptured to heaven, while the rest, those who stayed on earth, kill themselves each other for survival, the one <text:soft-page-break/>they think <text:span text:style-name="T1458">they</text:span> have to fight for, because they believe that death is the end, while they kill each other, I repeat, on a planet that suffers the planetary effects initiated in times of Noah, earthquakes, wars, pandemics, overpopulation, climate change, lack of drinking water, lack of food, and the absence of the Holy Spirit in their minds and hearts that makes them believe that the death is the end, when said rapture is carried out by the God <text:span text:style-name="T1458">that </text:span>do<text:span text:style-name="T1458">es</text:span>n't need star ships <text:span text:style-name="T1458">to go</text:span> to the stars, at that time, Satan and company will use these greedy <text:span text:style-name="T1458">people </text:span>to make those who stayed believe that the aliens took the chosen ones in a mass abduction.</text:p>
      <text:p text:style-name="P4">The aliens took them. A half truth if we have in<text:span text:style-name="T1459">to account</text:span> that neither our heavenly Father, nor Jesus Christ, nor the Holy Spirit Saint, nor the angels originate <text:span text:style-name="T1459">from</text:span> this planet and are therefore <text:span text:style-name="T1459">are extraterrestrials. </text:span>Only th<text:span text:style-name="T1459">at</text:span> <text:span text:style-name="T1459">the</text:span> <text:span text:style-name="T1459">supposed </text:span>good guys will be these greedy <text:span text:style-name="T1459">people </text:span>and they will make the pantomime of descending like heroes, with their <text:span text:style-name="T1459">fleet</text:span> of ships, to defend the human race from the evil ones who took <text:span text:style-name="T1459">away </text:span>a part of mankind, causing the world wars announced in the book of the revelation.</text:p>
      <text:p text:style-name="P4">You already know the outcome of the movie if you paid attention to this presentation when <text:span text:style-name="T1459">it presented </text:span>the book of Revelation and the Return of the Son of the Man, of our Lord Jesus Christ.</text:p>
      <text:h text:style-name="P512" text:outline-level="3"><text:bookmark-start text:name="__RefHeading___Toc35123_4173466481"/>Determinism.<text:bookmark-end text:name="__RefHeading___Toc35123_4173466481"/></text:h>
      <text:p text:style-name="Text_20_body">The determinism that is accepted in this presentation is the same that is accepted in any process that allows technical creativity. This means that said determinism is limited by the capacity of the creator or user of a technology in predicting or determining the behavior of the created <text:span text:style-name="T1460">object</text:span>.</text:p>
      <text:p text:style-name="P4">In the creative processes of the human being there is always a list of variables that have to be kept within limits for the creation <text:span text:style-name="T1460">to actually </text:span>work. <text:span text:style-name="T1460">T</text:span>emperature, pressure, speed, force, area, volume, time, voltage etc. are some of the variables that limit the working of a creation. A commercial cell phone does not work <text:span text:style-name="T1679">at </text:span>5000 degrees centigrade or without <text:span text:style-name="T1460">a</text:span> battery. <text:span text:style-name="T1460">T</text:span>emperature and voltage limit <text:span text:style-name="T1460">said </text:span>determinism, <text:span text:style-name="T1460">the </text:span>behavior determined by the logic of <text:span text:style-name="T1460">the </text:span>creation, in this case a commercial cell phone.</text:p>
      <text:p text:style-name="P4">Determinism, that ability to determine the functioning, the operation, of <text:span text:style-name="T1460">any</text:span> creation is limited by the capacity of the PERSON who exercises it. Determinism is something that is exercised by a PERSON in the context of a creation, of something created.</text:p>
      <text:p text:style-name="P4"><text:soft-page-break/>In the case of heaven and earth, it is our <text:span text:style-name="T1461">C</text:span>reator, the <text:span text:style-name="T1461">C</text:span>reator of the heaven and earth, who establishes and knows said determinism, and very limitedly the human being as a user of said creation. So what to the human being it may seem completely indeterminate, as for example the future, for our creator <text:span text:style-name="T1461">it’s </text:span>no<text:span text:style-name="T1461">t</text:span>.</text:p>
      <text:p text:style-name="P4">This conceptual position, in which determinism is a function of capacities of each PERSON that interacts with a CREATION, it is different from the most popular conceptual positions. This concept does not depend only on some material causes, or on a logic, or on a structure, or o<text:span text:style-name="T1461">n</text:span> a generative process, much less o<text:span text:style-name="T1461">n</text:span> statistics, but of the people who have the capacity to determine something. It is dependent on the PERSON that interacts with a CREATION. <text:span text:style-name="T1461">If</text:span> there is no creation there is no determinism. If there is no person there is no determinism.</text:p>
      <text:p text:style-name="P326">In the case of the human being, a creature with the ability to create, <text:span text:style-name="T1462">happens </text:span>the case of the acquisition of such determinism. <text:span text:style-name="T1462">T</text:span>he human being can learn to reproduce, create, alter, manipulate, predict something <text:span text:style-name="T1679">about</text:span> what someone else has created. The person can acquire determinism about a CREATION. The person can acquire a TRUTH about a creation. That <text:span text:style-name="T1462">change</text:span> in the human being’<text:span text:style-name="T1462">s</text:span> capacity to alter, manipulate, predict a behavior of something created, either by the man or by our creator, alters the determinism of said being human.</text:p>
      <text:p text:style-name="P327">An example is a month-old baby and his mother. A baby can determine, within his abilities, where he moves his little arm but cannot determine the room in which <text:span text:style-name="T1463">he</text:span> will sleep tonight. <text:span text:style-name="T1463">The m</text:span>other can determine, within <text:span text:style-name="T1463">her</text:span> capabilities, in which room <text:span text:style-name="T1463">her</text:span> baby will sleep tonight. And God can determine, within his capabilities, whether or not the baby is going to sleep in a room, <text:span text:style-name="T1680">any room at all,</text:span> tonight.</text:p>
      <text:p text:style-name="P4">Determinism is limited by the capabilities of each PERSON <text:span text:style-name="T1464">r</text:span>egarding a CREATION, it is a function of the PERSON and of the CREATED <text:span text:style-name="T1464">thing</text:span>.</text:p>
      <text:p text:style-name="P338">Thus, for the Creator of Heaven and Earth, the future of Heaven and Earth are completely determined, established, planned <text:span text:style-name="T1465">f</text:span>rom the beginning. All men, women, old people and children, even <text:span text:style-name="T1465">the </text:span>breastfed, that have died or are going to die, are perfectly determined to die the moment they did or will <text:span text:style-name="T1465">die</text:span>. <text:span text:style-name="T1465">And</text:span> according to the words of Jesus Christ everyone, absolutely everyone, will be resurrected, both those who did good and those who did evil. Including those of Amalek who were killed by Saul following YHWH's orders. All evil is used for good by our heavenly Father. It's all part of his plan. The rebellion of Satan and company, Saul's disobedience, the disobedience of all <text:soft-page-break/>humanity and the death of Jesus Christ on the Cross for the sins of you, me and the whole humanity, as well as his resurrection on the 3rd day. It's exactly why that God is God and left everything written before. <text:span text:style-name="T1466">H</text:span>e knows the end <text:span text:style-name="T1465">f</text:span>rom the beginning.</text:p>
      <text:p text:style-name="P338"/>
      <text:p text:style-name="P339"/>
      <text:p text:style-name="P338"/>
      <text:p text:style-name="P338"/>
      <text:p text:style-name="P338"/>
      <text:p text:style-name="P338"/>
      <text:p text:style-name="P338"/>
      <text:p text:style-name="P338"/>
      <text:h text:style-name="P509" text:outline-level="1"><text:bookmark-start text:name="__RefHeading___Toc35125_4173466481"/>PART 4. TESTIMONY.<text:bookmark-end text:name="__RefHeading___Toc35125_4173466481"/></text:h>
      <text:p text:style-name="Text_20_body"/>
      <text:p text:style-name="P496"/>
      <text:h text:style-name="P511" text:outline-level="2"><text:bookmark-start text:name="__RefHeading___Toc35127_4173466481"/>My testimony.<text:bookmark-end text:name="__RefHeading___Toc35127_4173466481"/></text:h>
      <text:p text:style-name="Text_20_body">I think my process so far can be summed up in 4 different stages.</text:p>
      <text:list text:style-name="L37">
        <text:list-item>
          <text:p text:style-name="P600">Conclude that there must be a superior being.</text:p>
        </text:list-item>
        <text:list-item>
          <text:p text:style-name="P600">Believe that Jesus Christ was physically resurrected.</text:p>
        </text:list-item>
        <text:list-item>
          <text:p text:style-name="P600">Believe that the entire bible must be true.</text:p>
        </text:list-item>
        <text:list-item>
          <text:p text:style-name="P600">Begin to follow Jesus Christ.</text:p>
        </text:list-item>
      </text:list>
      <text:p text:style-name="P498">The first three stages were a purely intellectual process. From study of the bible, of the evidence in favor, of the logic that unites them. This presentation is the summary of the topics that God put me to study <text:span text:style-name="T1681">in order </text:span>to believe what I believe <text:span text:style-name="T1681">now</text:span>.</text:p>
      <text:p text:style-name="P4">Coming to believe in the existence of a superior being takes me since the year 1980 to 1991 approximately. But he was not the creator we read in the bible, it was simply a force, a universal energy and aware. Getting to believe that Jesus Christ is risen takes me since 1997 until 2003. And coming to believe that the bible is true takes me until mid 2009. Those were the times that God used in my case.</text:p>
      <text:p text:style-name="P4">However, believing in a Creator God, in Jesus Christ and that the bible is true, it does not imply following Jesus Christ. That fourth stage only began until January 2017.</text:p>
      <text:p text:style-name="P329">I graduated as a computer and systems engineer in 1993. Since year 1998, I dedicate my professional knowledge to <text:span text:style-name="T1467">re</text:span>search, <text:span text:style-name="T1467">as</text:span> a<text:span text:style-name="T1467">n</text:span> independent, a practical solution to the mathematical problem known <text:span text:style-name="T1467">as</text:span> the SAT problem, the satisfiability problem. In 2010, I come to the conclusion that the last strategy, which I had taken more than a year and a half to implement, it is equivalent to all those that had failed during <text:span text:style-name="T1467">those </text:span>more than 10 years of innocuous efforts. During those more of 10 years of innocuous efforts the economic sustenance for that routine, that I have in a room where I sleep and work, comes <text:span text:style-name="T1467">m</text:span>ainly from my parents. The same day that I discover <text:span text:style-name="T1467">said</text:span> equivalence, and thus the fundamental reason for my latest failure, while my parents are away on a weekend trip, <text:span text:style-name="T1467">I</text:span> cry in my room on <text:span text:style-name="T1467">f</text:span>riday night and ask that Jesus Christ, that <text:span text:style-name="T1467">in who </text:span>I already believe <text:span text:style-name="T1467">in</text:span>, for help, but <text:span text:style-name="T1467">who I didn’t think was</text:span> a fundamental part of m<text:span text:style-name="T1467">y</text:span> existence. The next day, Saturday morning, I start to think in what would be the ideal conditions that <text:soft-page-break/>would allow a<text:span text:style-name="T1467">n</text:span> effective strategy and I come up with a new strategy in which I start to work that same day and that I finally finished implementing it in the year 2016.</text:p>
      <text:p text:style-name="P4">The software project is free software under the name of "Ben-Jose Trainable SAT Solver" on the developer<text:span text:style-name="T1467">s</text:span> portal "github.com" since 2014, the year I traveled to Israel, financed largely <text:span text:style-name="T1467">by</text:span> my mother. When I finish, in 2016, I prepare a document that I send to the annual international conference of people who work on the SAT problem, <text:span text:style-name="T1467">w</text:span>hich that year was in Bordeaux, France. The document is rejected due to <text:span text:style-name="T1467">non </text:span><text:span text:style-name="T1468">content</text:span> <text:span text:style-name="T1468">related </text:span><text:span text:style-name="T1682">issues</text:span> and I cannot participate in the conference. I finally decide to just leave it as free software.</text:p>
      <text:p text:style-name="P4">During all that time I maintain my interest in studying the bible. However, the SAT problem and studying biblical subjects have not been my only interest.</text:p>
      <text:p text:style-name="P4">Between the year 2000 and the year 2016, between the hours of 5pm and 7pm any day of the week, except Sunday, due to lack of offer, someone who followed me very carefully could find me in a room in one of the establishments in the Bogotá neighborhood known as "<text:span text:style-name="T1469">El</text:span> Santa Fe", having paid for the permit to “know”, in the same way that the bible refers to that word when <text:span text:style-name="T1469">it</text:span> says that “Adam <text:span text:style-name="T1470">knew</text:span> Eve”, a woman.</text:p>
      <text:p text:style-name="P4">That "someone" would have to follow me carefully since I left, in sweat<text:span text:style-name="T1471">pants</text:span>, black boots that I never took off, with a blue jacket raincoat, and very clean shaven, to take a Transmilenio bus, because it was not much time that <text:span text:style-name="T1471">I</text:span> spent in the streets of the neighborhood, or in the public areas of <text:span text:style-name="T1472">the </text:span>establishments in that neighborhood. <text:span text:style-name="T1473">T</text:span>he time <text:span text:style-name="T1473">was spent </text:span>in the transport, in a dialogue of no more than two minutes, and in the "know<text:span text:style-name="T1473">ing</text:span>". This despite the fact that to reach the first two minutes of dialogue, with a woman in particular, who for her could be the first <text:span text:style-name="T1473">time</text:span> <text:span text:style-name="T1473">she</text:span> saw me, it could take <text:span text:style-name="T1473">from a few</text:span> seconds to <text:span text:style-name="T1473">even </text:span>years of waiting for <text:span text:style-name="T1473">my</text:span> experience <text:span text:style-name="T1473">to </text:span>tell me <text:span text:style-name="T1473">the she</text:span> was ready. <text:span text:style-name="T1473">E</text:span>xperience showed me that, in that context, trying to <text:span text:style-name="T1473">make her ready</text:span> was ineffective and a waste of time. It was very important not to fail at that first opportunity.</text:p>
      <text:p text:style-name="P330"><text:span text:style-name="T1473">I</text:span> usually did the activity with women <text:span text:style-name="T1473">I</text:span> had already met <text:span text:style-name="T1473">before</text:span>, with <text:span text:style-name="T1473">women that I </text:span>knew <text:span text:style-name="T1473">I</text:span> would get the desired result. Experience has shown me that if the necessary trust <text:span text:style-name="T1474">was not acieved </text:span>in the first chance, the statistical probability of getting it later was almost nil. The time in dialogue prior to the first interaction was not an important factor. It wasn't about knowing her intellectually. On the contrary, if <text:span text:style-name="T1474">in </text:span>the first 3 or 4 interaction<text:span text:style-name="T1474">s</text:span> the desired result was achieved, the statistical probability of always repeating it became very <text:soft-page-break/>high. The result in those first times, added to the autonomous voice to voice, were very important for the proper functioning of the system. <text:span text:style-name="T1474">And</text:span> obviously alcohol, violence, the wrong word, and any hurtful reaction, acted against the proper functioning of the system. It was always preferable to lick one's wounds at home and not properly praying with Jesus Christ.</text:p>
      <text:p text:style-name="P4"><text:span text:style-name="T1475">I</text:span> was obviously never satisfied and <text:span text:style-name="T1475">I </text:span>always wished and sought to meet a new one, one whose forms were the ones <text:span text:style-name="T1475">I</text:span> idolized. Even on many occasions, I asked God to give me another one, whose shapes were round, firm, large, whose temperament was the appropriate, and that she was really ready to get the <text:span text:style-name="T1475">desired </text:span>result. Even on several occasions, just after checking the desired result, <text:span text:style-name="T1475">I </text:span>yell<text:span text:style-name="T1475">ed</text:span> “THANK YOU GOD”. Every move was coldly calculated and tested by experience with the aim <text:span text:style-name="T1475">to</text:span> maximize the quality and quantity of the desired result.</text:p>
      <text:p text:style-name="P486"><text:span text:style-name="T5">In my case, the desired result of the interaction was what I believed it was the proof, the evidence, the guarantee of an acceptance and a satisfaction that in reality only Jesus Christ can give us. That evidence, that </text:span><text:span text:style-name="T276">proof</text:span><text:span text:style-name="T5">, I believed that, according to Song</text:span><text:span text:style-name="T277">s</text:span><text:span text:style-name="T5"> 5, it was what king Solomon also got. King Solomon enters what he calls "his garden". According to Song 4, that garden is identified with a </text:span><text:span text:style-name="T276">b</text:span>ride<text:span text:style-name="T5"> of hi</text:span><text:span text:style-name="T278">m</text:span><text:span text:style-name="T5">. Song 4 speaks of a tongue and lips, but they do not seem to </text:span><text:span text:style-name="T276">refer</text:span><text:span text:style-name="T5"> </text:span><text:span text:style-name="T276">to</text:span><text:span text:style-name="T5"> a mouth but </text:span><text:span text:style-name="T276">to that</text:span><text:span text:style-name="T5"> garden. Solomon ate honey, and drank wine and milk.</text:span></text:p>
      <text:p text:style-name="P4">In my case, I never tried all three products at the same time, but almost always I drank, I <text:span text:style-name="T1476">swallowed</text:span>, I tasted, I swig<text:span text:style-name="T1476">ed</text:span>, I savored, at least one of <text:span text:style-name="T1476">the </text:span>three. That was my proof, my evidence, my guarantee of acceptance and of satisfaction. That was my addiction. That was my most prominent sin, my idolatry, my pride, my obsession, my slavery. <text:span text:style-name="T1476">T</text:span>hat was my doom, my death, my most prominent deception. Only Jesus Christ fills us with its acceptance, <text:span text:style-name="T1476">He</text:span> satisfies us and makes us truly free.</text:p>
      <text:p text:style-name="P331">That sin ends up fulfilling what the deuterocanonical book Ecclesiasticus 19 says: "the worms will eat him." I thought <text:span text:style-name="T1477">it</text:span> meant to what happens to every person after physical death, and therefore I was not worried, but my experience is much more literal: a bacterium I had <text:span text:style-name="T1477">caused me </text:span>diarrhea every 15, 20, 30 days. I did different treatments and obviously none of them worked because none of them fixed the cause of the problem: my addiction, my sin, my idolatry. I also had a series of spiritual problems, <text:span text:style-name="T1477">ones like</text:span> the man of Gerasa or the Magdalene, that at the time I couldn't even identify.</text:p>
      <text:p text:style-name="P331"><text:soft-page-break/>Thus, what I called, quote <text:span text:style-name="T1477">and quote</text:span>, "my life" collapses in the year 2016. I don't have a wife, I don't have children, I don't have a professional career, I don't have a social network, I live in a room in the same house as my adolescence, I have no money or material possessions as a result of my work, I do not have any professional recognition, I have a addiction, a sin, that is killing me slowly but surely, and the work to which I dedicated almost 20 years of what I called, quote <text:span text:style-name="T1477">and quote</text:span>, "my life" doesn't seem to interest anyone, not even <text:span text:style-name="T1477">the </text:span>people <text:span text:style-name="T1477">that</text:span> I live with.</text:p>
      <text:p text:style-name="P331">In that year, I plan my suicide, I plan to take away what I called, quote <text:span text:style-name="T1477">and quote</text:span>, "my life". Deceived by my idolatry, by Satan and by the world, I did not realize that in reality I was already more dead than alive. My relationship with <text:span text:style-name="T1477">The </text:span>Life, with Jesus Christ, was something auxiliary, it was something almost inexistent.</text:p>
      <text:p text:style-name="P4">Thank God his plans for me are different.</text:p>
      <text:p text:style-name="P331">In January 2017 after once again asking Jesus Christ for help, this time a little more desperate, my process to follow Jesus Christ begins. Until then, Jesus Christ and the bible were <text:span text:style-name="T1477">subjects</text:span> of study. Jesus Christ was almost outside, it was something almost external, it was not <text:span text:style-name="T1477">a </text:span>fundamental part of what I called "my life", it was an accessory, a very interesting subject of study, some<text:span text:style-name="T1477">thing</text:span> intellectual. <text:span text:style-name="T1477">S</text:span>omething like this presentation <text:span text:style-name="T1477">presentation </text:span>for someone who has not started following Jesus Christ but who already believes in <text:span text:style-name="T1477">him</text:span>, or who is only interested in <text:span text:style-name="T1477">him</text:span>: a <text:span text:style-name="T1477">subject</text:span> of study.</text:p>
      <text:p text:style-name="P487"><text:span text:style-name="T5">The congregation I started attending in January 2017 is called "</text:span><text:span text:style-name="T279">El Lugar de Su Presencia</text:span><text:span text:style-name="T5">" And as you may have noticed along of this presentation, there is at least one big difference between: the absolute reconciliation after the resurrection of the dead, which </text:span><text:span text:style-name="T279">I give </text:span><text:span text:style-name="T5">biblical sustenance in this presentation; and what is taught, not only in "</text:span><text:span text:style-name="T279">El Lugar de Su Presencia</text:span><text:span text:style-name="T5">", but in most </text:span><text:span text:style-name="T279">w</text:span><text:span text:style-name="T5">estern congregations because they deny it. It is not the same with the Eastern Orthodox congregations, which do not have as much influence from Augustine and </text:span><text:span text:style-name="T279">a little</text:span><text:span text:style-name="T5"> more </text:span><text:span text:style-name="T279">from</text:span><text:span text:style-name="T5"> Gregor</text:span><text:span text:style-name="T279">y</text:span><text:span text:style-name="T5"> </text:span><text:span text:style-name="T279">of N</text:span>yssa<text:span text:style-name="T5">, because some accept it.</text:span></text:p>
      <text:p text:style-name="P332">Another notable difference is <text:span text:style-name="T1683">what</text:span> not only this congregation has, but many other so-called charismatic <text:span text:style-name="T1694">or pentecostal</text:span> <text:span text:style-name="T1478">ones </text:span>also have, t<text:span text:style-name="T1683">he</text:span> belie<text:span text:style-name="T1683">f</text:span> that according to the bible "to speak in tongues" means to utter INCOHERENT groans that each time they are repeated they mean something different. <text:span text:style-name="T1478">As</text:span> if our Creator were a God of confusion.</text:p>
      <text:p text:style-name="P368">What the Holy Spirit DID teach me, through the sessions of prayer in <text:span text:style-name="T1685">this </text:span>congregation and daily bible study, <text:span text:style-name="T1684">i</text:span>t was something completely new to what I already <text:span text:style-name="T1684">have explained </text:span>in this presentation.</text:p>
      <text:p text:style-name="P368"><text:soft-page-break/>In January 2017 I begin to <text:span text:style-name="T1686">assist</text:span> every Saturday <text:span text:style-name="T1686">to</text:span> what <text:span text:style-name="T1685">the </text:span>congregation calls “connection groups”, to attend prayer every Tuesday and Thursday at 6am in the main auditorium, to attend preach<text:span text:style-name="T1478">ing</text:span> on Saturdays or Sundays, to read the bible every day, <text:span text:style-name="T1478">n</text:span>ot every time I felt like <text:span text:style-name="T1478">it, to </text:span>giv<text:span text:style-name="T1478">e</text:span> up my sin <text:span text:style-name="T1478">for good</text:span> and to intentionally seek to think, speak and act as Jesus Christ taught before his resurrection. I do the free process of basic Christian formation offered by the congregation, knowing that there is a possibility that, due to the two issues already mentioned, <text:span text:style-name="T1478">maybe </text:span>not even the main leader <text:span text:style-name="T1478">would </text:span>consider me a true "Christian" acceptable in <text:span text:style-name="T1478">his</text:span> congregation. In 2019, once <text:span text:style-name="T1478">I finished </text:span>the training process, I begin to serve as a volunteer in the area of "Protection and care."</text:p>
      <text:p text:style-name="P4">All these activities are just the habits, the customs, that since January 2017, the Holy Spirit begins to use, to teach me <text:span text:style-name="T1478">t</text:span>hat <text:span text:style-name="T1478">it </text:span>is HE who must reign in my life to be able to identify my enemy and show me who I am, what my true identity <text:span text:style-name="T1478">really </text:span>is. <text:span text:style-name="T1478">He </text:span>begin<text:span text:style-name="T1478">s</text:span> to reign in me and <text:span text:style-name="T1478">he </text:span>start<text:span text:style-name="T1478">s</text:span> to transform my mind to really defeat my enemy and live my true identity, the biblical identity of those who believe in Jesus Christ.</text:p>
      <text:p text:style-name="P332">It begins to reign in me and teaches me the way in which the flesh, sin, impure spirits, evil spirits, the enemy, Satan, very subtly operates on my mind. Without the Holy Spirit reigning in me, <text:span text:style-name="T1478">i</text:span>t was impossible for me to identify it because it works with my own voice. Before <text:span text:style-name="T1478">I </text:span>believed that I was the one who was thinking, speaking, acting in my mind and couldn't identify it. It is the Holy Spirit that now reigns in me, at least most of the time, who identifies it and defeats it.</text:p>
      <text:p text:style-name="P4">It was the Holy Spirit, who now reigns in me most of the time, who identified my enemy, and began the victory in the good fight of which Paul speaks <text:span text:style-name="T1478">about</text:span>. The Holy Spirit began to win the battle against my enemy, the one who previously had me enslaved and deceived creating my identity around its image.</text:p>
      <text:p text:style-name="P4">The sin, the flesh, Satan, the impure spirits and the evil ones that are in me: lust, anger, rage, haughtiness, pride, rebellion, sexual greed, sexual immorality, pornography, idolatry, prostitution, greed for money, greed for power, depression, the desire to die, sadness, guilt, condemnation, exaggeration of the truth, denial of the truth, contempt for the truth, distortion of the truth, fear, panic, fear of dying, fear of the future, <text:span text:style-name="T1478">selfishness</text:span>, all those spirits that oppose the presence of the Holy Spirit, that oppose to my new identity, I was deceived very often and very subtly they created an identity to make me believe that I was that. It is what the The bible says that happens to everyone who does not have Jesus Christ reigning in <text:span text:style-name="T1478">his</text:span> heart. He is subtly enslaved. The Holy Spirit was <text:soft-page-break/>already in me, it already lived in me, but aside, it was something accessory, I hadn't crowned <text:span text:style-name="T1478">him </text:span>King of my life, <text:span text:style-name="T1478">He </text:span>did not reign in me. Jesus Christ was THE King but not M<text:span text:style-name="T1687">Y</text:span> King.</text:p>
      <text:p text:style-name="P333">The notable victories are just beginning, they started in January of 2017. But many more are missing. I still commit a lot of adultery in the heart. It still happens to me that I look at, or remember, a woman with desire. There is still lust in me. Sometimes I still wish, that after the resurrection of the dead, <text:span text:style-name="T1479">I </text:span>could know again, in Jesus Christ, all the women I <text:span text:style-name="T1479">desired</text:span> and kn<text:span text:style-name="T1479">e</text:span>w in sin.</text:p>
      <text:p text:style-name="P4">However, there are notable victories. The fire no longer burns as before. The external symptoms of my lust are almost nil and very sporadic. That arm that was <text:span text:style-name="T1480">killing me</text:span> has already been amputated, although it still hasn't finished scar.</text:p>
      <text:p text:style-name="P4">The Holy Spirit of the one who defeated my enemy on the cross, of the one who placed <text:span text:style-name="T1481">my enemy</text:span> under my feet, and that now reigns in me, that Holy Spirit, can now bind, chain, expel any other impure spirit or evil that he manages to identify. If it is a spirit of the flesh, <text:span text:style-name="T1481">he</text:span> can nail to the cross and if it is not of the flesh <text:span text:style-name="T1481">he</text:span> can throw it into <text:span text:style-name="T1687">the </text:span>eternal fire and into the abyss. It is something spiritual. It is thanks to that identity in Christ Jesus, who now reigns in me <text:span text:style-name="T1481">most of the time, </text:span>that I can defeat my enemy. <text:span text:style-name="T1481">T</text:span>hose heavenly principalities and powers <text:span text:style-name="T1481">that</text:span> Paul speaks <text:span text:style-name="T1481">about</text:span>.</text:p>
      <text:p text:style-name="P4">Now I can identify my enemy and defeat <text:span text:style-name="T1481">him</text:span>.</text:p>
      <text:p text:style-name="P334">The bible says that I am a son of God, because the son of God lives in me. It says that I am accepted, because the accepted of God lives in me. He says that I am loved by God, because the beloved of God lives in me. <text:span text:style-name="T1482">T</text:span>hat I am worthy, because the worthy lives in me. That I am joint heir of the kingdom of heaven, because the heir lives in me. He says that I am more than victorious, because <text:span text:style-name="T1482">the </text:span>victorious <text:span text:style-name="T1482">over</text:span> the world lives in me. He says I'm good, because the good <text:span text:style-name="T1482">one </text:span>lives <text:span text:style-name="T1482">i</text:span>n <text:span text:style-name="T1482">me</text:span>. He says that I am forgiven because the good one died for my sins. <text:span text:style-name="T1482">He</text:span> says that in me there is no longer guilt or condemnation because Jesus Christ died for me, he rose again, and God declares me free from guilt. He says that I am no longer slave <text:span text:style-name="T1482">of</text:span> fear because love casts out fear. He says that Jesus Christ will be with me every day until the end of the world. He says that I am free because the Son of Man has truly made me free. He says that I am a Saint because the Saint lives in me. He says I'm <text:span text:style-name="T1482">Just</text:span> because the Just lives in me. He says that I am an ambassador <text:span text:style-name="T1482">of</text:span> the kingdom of heavens here on earth. He says that I am protected and protect<text:span text:style-name="T1482">or</text:span> because the protector lives in me. He says that I am comforted and comforte<text:span text:style-name="T1482">r</text:span> <text:soft-page-break/>because the comforte<text:span text:style-name="T1482">r</text:span> lives in me. He says that I can love because his love overflows in me. <text:span text:style-name="T1482">He</text:span> says that I can forgive because I was forgiven. <text:span text:style-name="T1482">He</text:span> says that now I have a peace that surpasses all understanding because Jesus Christ <text:span text:style-name="T1482">gave that peace</text:span> to me. He says that now I have a joy that no one can take away from me because Jesus Christ <text:span text:style-name="T1482">was </text:span>resurrected. He says that now I have the Joy of the Holy Spirit in me. He says that I am humble because the humble lives in me. He says that I am Faithful because the Faithful lives in me. He says that I am powerful because the spirit that resurrected Jesus Christ lives in me. He says that the old things have passed away and they <text:span text:style-name="T1482">have </text:span>all <text:span text:style-name="T1482">been </text:span>made new. He says that I am a new creature in Christ Jesus. It says that I no longer live but now Jesus Christ lives in me. He says that I have eternal life because the eternal King lives in me. He says that he disposes all things for my good because I love him. He says that neither suffering, nor hardship, nor persecution, nor famine, nor lack of clothing, neither danger nor death will be able to separate me from the love of Jesus Christ. He says that neither life nor death, neither angels nor spiritual powers, neither things present nor things to come, neither height nor deep, nor anything created by God will be able to separate me from the love of God displayed in Jesus Christ. That nothing can separate me from his love. He says that I am his beloved son and that he will not cast me out.</text:p>
      <text:p text:style-name="P4">THAT IS WH<text:span text:style-name="T1482">O</text:span> I AM. THAT IS MY IDENTITY. I have already started living it. <text:span text:style-name="T1482">I </text:span>AM NEW CREATURE, the old things have passed away behold ALL <text:span text:style-name="T1482">things </text:span>are <text:span text:style-name="T1482">made</text:span> new.</text:p>
      <text:p text:style-name="P4">So I'm just a bab<text:span text:style-name="T1688">y</text:span> in Christ Jesus, I'm just beginning to really know him, I'm just starting to follow him, but I'm already crawling on the right direction.</text:p>
      <text:h text:style-name="P512" text:outline-level="3"><text:bookmark-start text:name="__RefHeading___Toc35129_4173466481"/>And you?<text:bookmark-end text:name="__RefHeading___Toc35129_4173466481"/></text:h>
      <text:p text:style-name="P488">Obviously assuming <text:span text:style-name="T1483">the </text:span>identity in Jesus Christ is impossible if you don't believe that:</text:p>
      <text:list text:style-name="L38">
        <text:list-item>
          <text:p text:style-name="P601">There is a Creator, designer and intelligent, of all plants, animals and <text:span text:style-name="T1483">people</text:span> on this planet.</text:p>
        </text:list-item>
        <text:list-item>
          <text:p text:style-name="P601">Jesus Christ is alive because, after dying on the cross, the Creator raised him on the third day.</text:p>
        </text:list-item>
      </text:list>
      <text:p text:style-name="P328">You can try to convince yourself, but Jesus Christ warns that: <text:span text:style-name="Bible_5f_text">”</text:span><text:span text:style-name="Bible_5f_text"><text:span text:style-name="T381">N</text:span></text:span><text:span text:style-name="Bible_5f_text">o one can come to me unless the Father who sent me” </text:span><text:span text:style-name="Bible_5f_text"><text:note text:id="ftn713" text:note-class="footnote"><text:note-citation>713</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 text:style-name="Bible_5f_text"><text:s/>“drag</text:span><text:span text:style-name="Bible_5f_text"><text:span text:style-name="T352">s</text:span></text:span><text:span text:style-name="Bible_5f_text"> </text:span><text:span text:style-name="Bible_5f_text"><text:span text:style-name="T352">him </text:span></text:span><text:span text:style-name="Bible_5f_text">first” </text:span><text:span text:style-name="Bible_5f_text"><text:note text:id="ftn714" text:note-class="footnote"><text:note-citation>714</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and explains that: <text:span text:style-name="Bible_5f_text">“What is IMPOSSIBLE for mere humans is possible for God” </text:span><text:span text:style-name="Bible_5f_text"><text:note text:id="ftn715" text:note-class="footnote"><text:note-citation>715</text:note-citation><text:note-body><text:p text:style-name="Footnote"><text:span text:style-name="T5">Luke 18:27 </text:span><text:a xlink:type="simple" xlink:href="https://www.biblegateway.com/passage/?search=Luke+18%3A27&amp;version=NET" text:style-name="Internet_20_link" text:visited-style-name="Visited_20_Internet_20_Link"><text:span text:style-name="Definition"><text:span text:style-name="T5">NET</text:span></text:span></text:a></text:p></text:note-body></text:note></text:span>.</text:p>
      <text:p text:style-name="P4"><text:soft-page-break/>And you?. Do you already believe it? Has the eternal fire already begun to burn? Do you want to start living?</text:p>
      <text:p text:style-name="P4">Acknowledge your sin, repent, and ask Jesus Christ to come and live in you. Tell him that you accept him as your God, your King, your Lord and Savior. Tell him that you believe he died for you on the cross and <text:span text:style-name="T1690">he </text:span>was resurrected on the third day, according to the scriptures that promised that it would happen.</text:p>
      <text:p text:style-name="P4">Once you do this, you should know that you could do it because <text:span text:style-name="T1484">YHWH</text:span> is being faithful and fulfilling his promise to give <text:span text:style-name="T1484">you</text:span> a new heart, one circumcised, so that you only have the will to love him above all things, for <text:span text:style-name="T1484">your</text:span> own good, because he does not want the sinner to die but <text:span text:style-name="T1484">to </text:span>repent and live forever.</text:p>
      <text:p text:style-name="P4"><text:span text:style-name="T1484">You</text:span> already did it, but: <text:span text:style-name="T1484">There is no</text:span> victory? <text:span text:style-name="T1484">You</text:span> can't identify <text:span text:style-name="T1484">your</text:span> enemy? <text:span text:style-name="T1484">You c</text:span>an't <text:span text:style-name="T1484">defeat</text:span> your enemy? <text:span text:style-name="T1484">Are you still</text:span> dying?</text:p>
      <text:p text:style-name="P4">Tell Jesus Christ that you want him to be the King of your life and crown him as the King of <text:span text:style-name="T1484">your</text:span> life. Make Jesus Christ the King of <text:span text:style-name="T1484">your</text:span> life and he will begin to defeat <text:span text:style-name="T1484">your</text:span> enemy, the one who ha<text:span text:style-name="T1484">ve</text:span> <text:span text:style-name="T1484">you</text:span> enslaved very subtly.</text:p>
      <text:p text:style-name="P4">Does the eternal fire continue to burn?</text:p>
      <text:p text:style-name="P4">Jesus Christ explains to us in John 15: <text:span text:style-name="Bible_5f_text">“I am the vine. You are the branches. He who remains in me and I in him bears much fruit, for apart from me you can do NOTHING. If a man doesn’t remain in me, he is thrown out as a branch and is withered; and they gather them, throw them into the FIRE, and they are burned” </text:span><text:span text:style-name="Bible_5f_text"><text:note text:id="ftn716" text:note-class="footnote"><text:note-citation>716</text:note-citation><text:note-body><text:p text:style-name="Footnote"><text:span text:style-name="T5">John 15:5-6 </text:span><text:a xlink:type="simple" xlink:href="https://www.biblegateway.com/passage/?search=John+15%3A5-6&amp;version=WEB" text:style-name="Internet_20_link" text:visited-style-name="Visited_20_Internet_20_Link"><text:span text:style-name="Definition"><text:span text:style-name="T280">WEB</text:span></text:span></text:a></text:p></text:note-body></text:note></text:span>.</text:p>
      <text:p text:style-name="P4">We must remain united to Jesus Christ ALL the days of our eternal life and give thanks to the Eternal Father because it is his Holy Spirit, that <text:span text:style-name="T1485">He </text:span>gave us, the one <text:span text:style-name="T1485">who</text:span> really leads us to think all the good that we think, say all the good things <text:span text:style-name="T1485">that </text:span>we say, and do all the good things we do, including <text:span text:style-name="T1485">remaining</text:span> with him and thanking him for mak<text:span text:style-name="T1689">ing</text:span> us new creatures. Because: <text:span text:style-name="Bible_5f_text">“who has first given to him, and it will be repaid to him again? For of him, and through him, and to him are all things. To him be the glory for ever! Amen” </text:span><text:span text:style-name="Bible_5f_text"><text:note text:id="ftn717" text:note-class="footnote"><text:note-citation>717</text:note-citation><text:note-body><text:p text:style-name="Footnote"><text:span text:style-name="T5">Romans 11:35-36 </text:span><text:a xlink:type="simple" xlink:href="https://www.biblegateway.com/passage/?search=Romans+11%3A35-36&amp;version=WEB" text:style-name="Internet_20_link" text:visited-style-name="Visited_20_Internet_20_Link"><text:span text:style-name="Definition"><text:span text:style-name="T280">WEB</text:span></text:span></text:a></text:p></text:note-body></text:note></text:span>.</text:p>
      <text:p text:style-name="P4">Be fire, it is the only way not to burn in the eternal f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loext:opacity="100%" style:font-name="Liberation Serif1" fo:font-family="'Liberation Serif'" style:font-style-name="Bold" style:font-family-generic="roman" style:font-pitch="variable" fo:font-size="14pt" fo:font-style="normal" fo:font-weight="normal"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30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0-07T11:54:10.266123958</dc:date>
    <meta:editing-duration>P3DT21H47M20S</meta:editing-duration>
    <meta:editing-cycles>1691</meta:editing-cycles>
    <meta:generator>LibreOffice/7.4.1.2$Linux_X86_64 LibreOffice_project/40$Build-2</meta:generator>
    <dc:creator>Jose Luis Quiroga</dc:creator>
    <meta:document-statistic meta:table-count="0" meta:image-count="0" meta:object-count="0" meta:page-count="300" meta:paragraph-count="3218" meta:word-count="114272" meta:character-count="636033" meta:non-whitespace-character-count="525169"/>
  </office:meta>
</office:document-meta>
</file>